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Calibri" style:font-name-asian="Calibri" style:font-name-complex="Calibri"/>
    </style:style>
    <style:style style:name="ce3" style:family="table-cell" style:parent-style-name="Default" style:data-style-name="N0">
      <style:table-cell-properties fo:border-top="2pt solid #B0063D" fo:border-bottom="2pt solid #B0063D" fo:border-left="none" fo:border-right="thin solid #C0C0C0"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2pt solid #B0063D" fo:border-bottom="2pt solid #B0063D" fo:border-left="thin solid #C0C0C0" fo:border-right="thin solid #C0C0C0" style:vertical-align="middle" fo:wrap-option="wrap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2pt solid #B0063D" fo:border-bottom="2pt solid #B0063D" fo:border-left="thin solid #C0C0C0" fo:border-right="none" style:vertical-align="middle" fo:wrap-option="wrap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fo:wrap-option="wrap"/>
      <style:text-properties style:font-name="Calibri" style:font-name-asian="Calibri" style:font-name-complex="Calibri" fo:font-size="10pt" style:font-size-asian="10pt" style:font-size-complex="10pt"/>
    </style:style>
    <style:style style:name="ce7" style:family="table-cell" style:parent-style-name="Default" style:data-style-name="N0">
      <style:table-cell-properties fo:border-top="none" fo:border-bottom="thin solid #C0C0C0" fo:border-left="none" fo:border-right="thin solid #C0C0C0" style:vertical-align="automatic" style:repeat-content="false"/>
      <style:paragraph-properties fo:text-align="start" fo:margin-left="1.059cm"/>
      <style:text-properties style:font-name="Calibri" style:font-name-asian="Calibri" style:font-name-complex="Calibri" fo:font-size="10pt" style:font-size-asian="10pt" style:font-size-complex="10pt"/>
    </style:style>
    <style:style style:name="ce8" style:family="table-cell" style:parent-style-name="Default" style:data-style-name="N36">
      <style:table-cell-properties fo:border-top="none" fo:border-bottom="thin solid #C0C0C0" fo:border-left="none" fo:border-right="thin solid #C0C0C0" style:vertical-align="middle" style:repeat-content="false"/>
      <style:paragraph-properties fo:text-align="end" fo:margin-right="0cm"/>
      <style:text-properties style:font-name="Calibri" style:font-name-asian="Calibri" style:font-name-complex="Calibri" fo:font-size="10pt" style:font-size-asian="10pt" style:font-size-complex="10pt"/>
    </style:style>
    <style:style style:name="ce9" style:family="table-cell" style:parent-style-name="Default" style:data-style-name="N36">
      <style:table-cell-properties fo:border-top="none" fo:border-bottom="thin solid #C0C0C0" fo:border-left="thin solid #C0C0C0" fo:border-right="thin solid #C0C0C0" style:vertical-align="middle" style:repeat-content="false"/>
      <style:paragraph-properties fo:text-align="end" fo:margin-right="0cm"/>
      <style:text-properties style:font-name="Calibri" style:font-name-asian="Calibri" style:font-name-complex="Calibri" fo:font-size="10pt" style:font-size-asian="10pt" style:font-size-complex="10pt"/>
    </style:style>
    <style:style style:name="ce10" style:family="table-cell" style:parent-style-name="Default" style:data-style-name="N36">
      <style:table-cell-properties fo:border-top="none" fo:border-bottom="thin solid #C0C0C0" fo:border-left="thin solid #C0C0C0" fo:border-right="none" style:vertical-align="middle" style:repeat-content="false"/>
      <style:paragraph-properties fo:text-align="end" fo:margin-right="0cm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37">
      <style:text-properties style:font-name="Calibri" style:font-name-asian="Calibri" style:font-name-complex="Calibri"/>
    </style:style>
    <style:style style:name="ce12" style:family="table-cell" style:parent-style-name="Default" style:data-style-name="N0">
      <style:table-cell-properties fo:border-top="thin solid #C0C0C0" fo:border-bottom="thin solid #C0C0C0" fo:border-left="none" fo:border-right="thin solid #C0C0C0" style:vertical-align="automatic" style:repeat-content="false"/>
      <style:paragraph-properties fo:text-align="start" fo:margin-left="1.059cm"/>
      <style:text-properties style:font-name="Calibri" style:font-name-asian="Calibri" style:font-name-complex="Calibri" fo:font-size="10pt" style:font-size-asian="10pt" style:font-size-complex="10pt"/>
    </style:style>
    <style:style style:name="ce13" style:family="table-cell" style:parent-style-name="Default" style:data-style-name="N36">
      <style:table-cell-properties fo:border-top="thin solid #C0C0C0" fo:border-bottom="thin solid #C0C0C0" fo:border-left="none" fo:border-right="thin solid #C0C0C0" style:vertical-align="middle" style:repeat-content="false"/>
      <style:paragraph-properties fo:text-align="end" fo:margin-right="0cm"/>
      <style:text-properties style:font-name="Calibri" style:font-name-asian="Calibri" style:font-name-complex="Calibri" fo:font-size="10pt" style:font-size-asian="10pt" style:font-size-complex="10pt"/>
    </style:style>
    <style:style style:name="ce14" style:family="table-cell" style:parent-style-name="Default" style:data-style-name="N36">
      <style:table-cell-properties fo:border="thin solid #C0C0C0" style:vertical-align="middle" style:repeat-content="false"/>
      <style:paragraph-properties fo:text-align="end" fo:margin-right="0cm"/>
      <style:text-properties style:font-name="Calibri" style:font-name-asian="Calibri" style:font-name-complex="Calibri" fo:font-size="10pt" style:font-size-asian="10pt" style:font-size-complex="10pt"/>
    </style:style>
    <style:style style:name="ce15" style:family="table-cell" style:parent-style-name="Default" style:data-style-name="N36">
      <style:table-cell-properties fo:border-top="thin solid #C0C0C0" fo:border-bottom="thin solid #C0C0C0" fo:border-left="thin solid #C0C0C0" fo:border-right="none" style:vertical-align="middle" style:repeat-content="false"/>
      <style:paragraph-properties fo:text-align="end" fo:margin-right="0cm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/>
    </style:style>
    <style:style style:name="ce16" style:family="table-cell" style:parent-style-name="Default" style:data-style-name="N38">
      <style:table-cell-properties fo:border-top="thin solid #C0C0C0" fo:border-bottom="thin solid #C0C0C0" fo:border-left="none" fo:border-right="thin solid #C0C0C0" style:vertical-align="automatic" style:repeat-content="false"/>
      <style:paragraph-properties fo:text-align="start" fo:margin-left="1.059cm"/>
      <style:text-properties style:font-name="Calibri" style:font-name-asian="Calibri" style:font-name-complex="Calibri" fo:font-size="10pt" style:font-size-asian="10pt" style:font-size-complex="10pt"/>
    </style:style>
    <style:style style:name="ce17" style:family="table-cell" style:parent-style-name="Default" style:data-style-name="N0">
      <style:table-cell-properties fo:border-top="thin solid #C0C0C0" fo:border-bottom="thin solid #C0C0C0" fo:border-left="none" fo:border-right="thin solid #C0C0C0" style:vertical-align="automatic" fo:background-color="transparent" style:repeat-content="false"/>
      <style:paragraph-properties fo:text-align="start" fo:margin-left="1.059cm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/>
    </style:style>
    <style:style style:name="ce18" style:family="table-cell" style:parent-style-name="Default" style:data-style-name="N36">
      <style:table-cell-properties fo:border-top="thin solid #C0C0C0" fo:border-bottom="thin solid #C0C0C0" fo:border-left="none" fo:border-right="thin solid #C0C0C0" style:vertical-align="middle" style:repeat-content="false"/>
      <style:paragraph-properties fo:text-align="end" fo:margin-right="0cm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/>
    </style:style>
    <style:style style:name="ce19" style:family="table-cell" style:parent-style-name="Default" style:data-style-name="N36">
      <style:table-cell-properties fo:border="thin solid #C0C0C0" style:vertical-align="middle" style:repeat-content="false"/>
      <style:paragraph-properties fo:text-align="end" fo:margin-right="0cm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/>
    </style:style>
    <style:style style:name="ce20" style:family="table-cell" style:parent-style-name="Default" style:data-style-name="N30">
      <style:text-properties style:font-name="Calibri" style:font-name-asian="Calibri" style:font-name-complex="Calibri"/>
    </style:style>
    <style:style style:name="ce21" style:family="table-cell" style:parent-style-name="Default" style:data-style-name="N0">
      <style:table-cell-properties fo:border-top="thin solid #C0C0C0" fo:border-bottom="thin solid #C0C0C0" fo:border-left="none" fo:border-right="thin solid #C0C0C0" style:vertical-align="automatic" fo:background-color="transparent" style:repeat-content="false"/>
      <style:paragraph-properties fo:text-align="start" fo:margin-left="0.706cm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thin solid #C0C0C0" fo:border-bottom="thin solid #C0C0C0" fo:border-left="none" fo:border-right="thin solid #C0C0C0" style:vertical-align="automatic" fo:background-color="transparent" style:repeat-content="false"/>
      <style:paragraph-properties fo:text-align="start" fo:margin-left="0.353cm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/>
    </style:style>
    <style:style style:name="ce23" style:family="table-cell" style:parent-style-name="Default" style:data-style-name="N0">
      <style:table-cell-properties fo:border-top="thin solid #C0C0C0" fo:border-bottom="none" fo:border-left="none" fo:border-right="thin solid #C0C0C0" style:vertical-align="automatic" fo:background-color="transparent" style:repeat-content="false"/>
      <style:paragraph-properties fo:text-align="start" fo:margin-left="0.353cm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/>
    </style:style>
    <style:style style:name="ce24" style:family="table-cell" style:parent-style-name="Default" style:data-style-name="N0">
      <style:table-cell-properties fo:border-top="thin solid #C0C0C0" fo:border-bottom="thin solid #C0C0C0" fo:border-left="none" fo:border-right="thin solid #C0C0C0"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/>
    </style:style>
    <style:style style:name="ce25" style:family="table-cell" style:parent-style-name="Default" style:data-style-name="N36">
      <style:text-properties style:font-name="Calibri" style:font-name-asian="Calibri" style:font-name-complex="Calibri"/>
    </style:style>
    <style:style style:name="ce26" style:family="table-cell" style:parent-style-name="Default" style:data-style-name="N0">
      <style:table-cell-properties fo:border-top="2pt solid #B0063D" fo:border-bottom="thin solid #B0063D" fo:border-left="none" fo:border-right="none" style:vertical-align="automatic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 style:font-family-generic="swiss"/>
    </style:style>
    <style:style style:name="co1" style:family="table-column">
      <style:table-column-properties fo:break-before="auto" style:column-width="9.67316666666667cm"/>
    </style:style>
    <style:style style:name="co2" style:family="table-column">
      <style:table-column-properties fo:break-before="auto" style:column-width="2.3495cm"/>
    </style:style>
    <style:style style:name="co3" style:family="table-column">
      <style:table-column-properties fo:break-before="auto" style:column-width="2.37066666666667cm"/>
    </style:style>
    <style:style style:name="ro1" style:family="table-row">
      <style:table-row-properties style:row-height="25.2pt" style:use-optimal-row-height="fals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42pt" style:use-optimal-row-height="false" fo:break-before="auto"/>
    </style:style>
    <style:style style:name="ro4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">
      <style:table-properties table:display="false" style:writing-mode="lr-tb"/>
    </style:style>
    <style:style style:name="ce27" style:family="table-cell" style:parent-style-name="Default" style:data-style-name="N36">
      <style:table-cell-properties fo:border-top="none" fo:border-bottom="thin solid #C0C0C0" fo:border-left="none" fo:border-right="thin solid #C0C0C0" style:vertical-align="middle" style:repeat-content="false"/>
      <style:paragraph-properties fo:text-align="end" fo:margin-right="0cm"/>
      <style:text-properties style:font-name="Calibri" style:font-name-asian="Calibri" style:font-name-complex="Calibri" fo:font-size="10pt" style:font-size-asian="10pt" style:font-size-complex="10pt"/>
      <style:map style:condition="of:cell-content()&lt;0" style:apply-style-name="cf1"/>
    </style:style>
    <style:style style:name="ce28" style:family="table-cell" style:parent-style-name="Default" style:data-style-name="N36">
      <style:table-cell-properties fo:border-top="none" fo:border-bottom="thin solid #C0C0C0" fo:border-left="thin solid #C0C0C0" fo:border-right="thin solid #C0C0C0" style:vertical-align="middle" style:repeat-content="false"/>
      <style:paragraph-properties fo:text-align="end" fo:margin-right="0cm"/>
      <style:text-properties style:font-name="Calibri" style:font-name-asian="Calibri" style:font-name-complex="Calibri" fo:font-size="10pt" style:font-size-asian="10pt" style:font-size-complex="10pt"/>
      <style:map style:condition="of:cell-content()&lt;0" style:apply-style-name="cf1"/>
    </style:style>
    <style:style style:name="ce29" style:family="table-cell" style:parent-style-name="Default" style:data-style-name="N36">
      <style:table-cell-properties fo:border-top="none" fo:border-bottom="thin solid #C0C0C0" fo:border-left="thin solid #C0C0C0" fo:border-right="none" style:vertical-align="middle" style:repeat-content="false"/>
      <style:paragraph-properties fo:text-align="end" fo:margin-right="0cm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/>
      <style:map style:condition="of:cell-content()&lt;0" style:apply-style-name="cf1"/>
    </style:style>
    <style:style style:name="ce30" style:family="table-cell" style:parent-style-name="Default" style:data-style-name="N36">
      <style:table-cell-properties fo:border-top="thin solid #C0C0C0" fo:border-bottom="thin solid #C0C0C0" fo:border-left="none" fo:border-right="thin solid #C0C0C0" style:vertical-align="middle" style:repeat-content="false"/>
      <style:paragraph-properties fo:text-align="end" fo:margin-right="0cm"/>
      <style:text-properties style:font-name="Calibri" style:font-name-asian="Calibri" style:font-name-complex="Calibri" fo:font-size="10pt" style:font-size-asian="10pt" style:font-size-complex="10pt"/>
      <style:map style:condition="of:cell-content()&lt;0" style:apply-style-name="cf1"/>
    </style:style>
    <style:style style:name="ce31" style:family="table-cell" style:parent-style-name="Default" style:data-style-name="N36">
      <style:table-cell-properties fo:border="thin solid #C0C0C0" style:vertical-align="middle" style:repeat-content="false"/>
      <style:paragraph-properties fo:text-align="end" fo:margin-right="0cm"/>
      <style:text-properties style:font-name="Calibri" style:font-name-asian="Calibri" style:font-name-complex="Calibri" fo:font-size="10pt" style:font-size-asian="10pt" style:font-size-complex="10pt"/>
      <style:map style:condition="of:cell-content()&lt;0" style:apply-style-name="cf1"/>
    </style:style>
    <style:style style:name="ce32" style:family="table-cell" style:parent-style-name="Default" style:data-style-name="N36">
      <style:table-cell-properties fo:border-top="thin solid #C0C0C0" fo:border-bottom="thin solid #C0C0C0" fo:border-left="thin solid #C0C0C0" fo:border-right="none" style:vertical-align="middle" style:repeat-content="false"/>
      <style:paragraph-properties fo:text-align="end" fo:margin-right="0cm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/>
      <style:map style:condition="of:cell-content()&lt;0" style:apply-style-name="cf1"/>
    </style:style>
    <style:style style:name="ce33" style:family="table-cell" style:parent-style-name="Default" style:data-style-name="N36">
      <style:table-cell-properties fo:border-top="thin solid #C0C0C0" fo:border-bottom="thin solid #C0C0C0" fo:border-left="none" fo:border-right="thin solid #C0C0C0" style:vertical-align="middle" style:repeat-content="false"/>
      <style:paragraph-properties fo:text-align="end" fo:margin-right="0cm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/>
      <style:map style:condition="of:cell-content()&lt;0" style:apply-style-name="cf1"/>
    </style:style>
    <style:style style:name="ce34" style:family="table-cell" style:parent-style-name="Default" style:data-style-name="N36">
      <style:table-cell-properties fo:border="thin solid #C0C0C0" style:vertical-align="middle" style:repeat-content="false"/>
      <style:paragraph-properties fo:text-align="end" fo:margin-right="0cm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/>
      <style:map style:condition="of:cell-content()&lt;0" style:apply-style-name="cf1"/>
    </style:style>
    <style:style style:name="ce35" style:family="table-cell" style:parent-style-name="Default" style:data-style-name="N36">
      <style:table-cell-properties fo:border-top="none" fo:border-bottom="thin solid #C0C0C0" fo:border-left="none" fo:border-right="thin solid #C0C0C0" style:vertical-align="middle" style:repeat-content="false"/>
      <style:paragraph-properties fo:text-align="end" fo:margin-right="0cm"/>
      <style:text-properties style:font-name="Calibri" style:font-name-asian="Calibri" style:font-name-complex="Calibri" fo:font-size="10pt" style:font-size-asian="10pt" style:font-size-complex="10pt"/>
      <style:map style:condition="of:cell-content()&lt;0" style:apply-style-name="cf1"/>
    </style:style>
    <style:style style:name="ce36" style:family="table-cell" style:parent-style-name="Default" style:data-style-name="N36">
      <style:table-cell-properties fo:border-top="none" fo:border-bottom="thin solid #C0C0C0" fo:border-left="thin solid #C0C0C0" fo:border-right="thin solid #C0C0C0" style:vertical-align="middle" style:repeat-content="false"/>
      <style:paragraph-properties fo:text-align="end" fo:margin-right="0cm"/>
      <style:text-properties style:font-name="Calibri" style:font-name-asian="Calibri" style:font-name-complex="Calibri" fo:font-size="10pt" style:font-size-asian="10pt" style:font-size-complex="10pt"/>
      <style:map style:condition="of:cell-content()&lt;0" style:apply-style-name="cf1"/>
    </style:style>
    <style:style style:name="ce37" style:family="table-cell" style:parent-style-name="Default" style:data-style-name="N36">
      <style:table-cell-properties fo:border-top="none" fo:border-bottom="thin solid #C0C0C0" fo:border-left="thin solid #C0C0C0" fo:border-right="none" style:vertical-align="middle" style:repeat-content="false"/>
      <style:paragraph-properties fo:text-align="end" fo:margin-right="0cm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/>
      <style:map style:condition="of:cell-content()&lt;0" style:apply-style-name="cf1"/>
    </style:style>
    <style:style style:name="ce38" style:family="table-cell" style:parent-style-name="Default" style:data-style-name="N36">
      <style:table-cell-properties fo:border-top="thin solid #C0C0C0" fo:border-bottom="thin solid #C0C0C0" fo:border-left="none" fo:border-right="thin solid #C0C0C0" style:vertical-align="middle" style:repeat-content="false"/>
      <style:paragraph-properties fo:text-align="end" fo:margin-right="0cm"/>
      <style:text-properties style:font-name="Calibri" style:font-name-asian="Calibri" style:font-name-complex="Calibri" fo:font-size="10pt" style:font-size-asian="10pt" style:font-size-complex="10pt"/>
      <style:map style:condition="of:cell-content()&lt;0" style:apply-style-name="cf1"/>
    </style:style>
    <style:style style:name="ce39" style:family="table-cell" style:parent-style-name="Default" style:data-style-name="N36">
      <style:table-cell-properties fo:border="thin solid #C0C0C0" style:vertical-align="middle" style:repeat-content="false"/>
      <style:paragraph-properties fo:text-align="end" fo:margin-right="0cm"/>
      <style:text-properties style:font-name="Calibri" style:font-name-asian="Calibri" style:font-name-complex="Calibri" fo:font-size="10pt" style:font-size-asian="10pt" style:font-size-complex="10pt"/>
      <style:map style:condition="of:cell-content()&lt;0" style:apply-style-name="cf1"/>
    </style:style>
    <style:style style:name="ce40" style:family="table-cell" style:parent-style-name="Default" style:data-style-name="N36">
      <style:table-cell-properties fo:border-top="thin solid #C0C0C0" fo:border-bottom="thin solid #C0C0C0" fo:border-left="thin solid #C0C0C0" fo:border-right="none" style:vertical-align="middle" style:repeat-content="false"/>
      <style:paragraph-properties fo:text-align="end" fo:margin-right="0cm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/>
      <style:map style:condition="of:cell-content()&lt;0" style:apply-style-name="cf1"/>
    </style:style>
    <style:style style:name="ce41" style:family="table-cell" style:parent-style-name="Default" style:data-style-name="N36">
      <style:table-cell-properties fo:border-top="thin solid #C0C0C0" fo:border-bottom="thin solid #C0C0C0" fo:border-left="none" fo:border-right="thin solid #C0C0C0" style:vertical-align="middle" style:repeat-content="false"/>
      <style:paragraph-properties fo:text-align="end" fo:margin-right="0cm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/>
      <style:map style:condition="of:cell-content()&lt;0" style:apply-style-name="cf1"/>
    </style:style>
    <style:style style:name="ce42" style:family="table-cell" style:parent-style-name="Default" style:data-style-name="N36">
      <style:table-cell-properties fo:border="thin solid #C0C0C0" style:vertical-align="middle" style:repeat-content="false"/>
      <style:paragraph-properties fo:text-align="end" fo:margin-right="0cm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/>
      <style:map style:condition="of:cell-content()&lt;0" style:apply-style-name="cf1"/>
    </style:style>
    <style:style style:name="ce43" style:family="table-cell" style:parent-style-name="Default" style:data-style-name="N36">
      <style:table-cell-properties fo:border-top="none" fo:border-bottom="thin solid #C0C0C0" fo:border-left="none" fo:border-right="thin solid #C0C0C0" style:vertical-align="middle" style:repeat-content="false"/>
      <style:paragraph-properties fo:text-align="end" fo:margin-right="0cm"/>
      <style:text-properties style:font-name="Calibri" style:font-name-asian="Calibri" style:font-name-complex="Calibri" fo:font-size="10pt" style:font-size-asian="10pt" style:font-size-complex="10pt"/>
      <style:map style:condition="of:cell-content()&lt;0" style:apply-style-name="cf1"/>
    </style:style>
    <style:style style:name="ce44" style:family="table-cell" style:parent-style-name="Default" style:data-style-name="N36">
      <style:table-cell-properties fo:border-top="none" fo:border-bottom="thin solid #C0C0C0" fo:border-left="thin solid #C0C0C0" fo:border-right="thin solid #C0C0C0" style:vertical-align="middle" style:repeat-content="false"/>
      <style:paragraph-properties fo:text-align="end" fo:margin-right="0cm"/>
      <style:text-properties style:font-name="Calibri" style:font-name-asian="Calibri" style:font-name-complex="Calibri" fo:font-size="10pt" style:font-size-asian="10pt" style:font-size-complex="10pt"/>
      <style:map style:condition="of:cell-content()&lt;0" style:apply-style-name="cf1"/>
    </style:style>
    <style:style style:name="ce45" style:family="table-cell" style:parent-style-name="Default" style:data-style-name="N36">
      <style:table-cell-properties fo:border-top="none" fo:border-bottom="thin solid #C0C0C0" fo:border-left="thin solid #C0C0C0" fo:border-right="none" style:vertical-align="middle" style:repeat-content="false"/>
      <style:paragraph-properties fo:text-align="end" fo:margin-right="0cm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/>
      <style:map style:condition="of:cell-content()&lt;0" style:apply-style-name="cf1"/>
    </style:style>
    <style:style style:name="ce46" style:family="table-cell" style:parent-style-name="Default" style:data-style-name="N36">
      <style:table-cell-properties fo:border-top="thin solid #C0C0C0" fo:border-bottom="thin solid #C0C0C0" fo:border-left="none" fo:border-right="thin solid #C0C0C0" style:vertical-align="middle" style:repeat-content="false"/>
      <style:paragraph-properties fo:text-align="end" fo:margin-right="0cm"/>
      <style:text-properties style:font-name="Calibri" style:font-name-asian="Calibri" style:font-name-complex="Calibri" fo:font-size="10pt" style:font-size-asian="10pt" style:font-size-complex="10pt"/>
      <style:map style:condition="of:cell-content()&lt;0" style:apply-style-name="cf1"/>
    </style:style>
    <style:style style:name="ce47" style:family="table-cell" style:parent-style-name="Default" style:data-style-name="N36">
      <style:table-cell-properties fo:border="thin solid #C0C0C0" style:vertical-align="middle" style:repeat-content="false"/>
      <style:paragraph-properties fo:text-align="end" fo:margin-right="0cm"/>
      <style:text-properties style:font-name="Calibri" style:font-name-asian="Calibri" style:font-name-complex="Calibri" fo:font-size="10pt" style:font-size-asian="10pt" style:font-size-complex="10pt"/>
      <style:map style:condition="of:cell-content()&lt;0" style:apply-style-name="cf1"/>
    </style:style>
    <style:style style:name="ce48" style:family="table-cell" style:parent-style-name="Default" style:data-style-name="N36">
      <style:table-cell-properties fo:border-top="thin solid #C0C0C0" fo:border-bottom="thin solid #C0C0C0" fo:border-left="thin solid #C0C0C0" fo:border-right="none" style:vertical-align="middle" style:repeat-content="false"/>
      <style:paragraph-properties fo:text-align="end" fo:margin-right="0cm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/>
      <style:map style:condition="of:cell-content()&lt;0" style:apply-style-name="cf1"/>
    </style:style>
    <style:style style:name="ce49" style:family="table-cell" style:parent-style-name="Default" style:data-style-name="N36">
      <style:table-cell-properties fo:border-top="thin solid #C0C0C0" fo:border-bottom="thin solid #C0C0C0" fo:border-left="none" fo:border-right="thin solid #C0C0C0" style:vertical-align="middle" style:repeat-content="false"/>
      <style:paragraph-properties fo:text-align="end" fo:margin-right="0cm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/>
      <style:map style:condition="of:cell-content()&lt;0" style:apply-style-name="cf1"/>
    </style:style>
    <style:style style:name="ce50" style:family="table-cell" style:parent-style-name="Default" style:data-style-name="N36">
      <style:table-cell-properties fo:border="thin solid #C0C0C0" style:vertical-align="middle" style:repeat-content="false"/>
      <style:paragraph-properties fo:text-align="end" fo:margin-right="0cm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/>
      <style:map style:condition="of:cell-content()&lt;0" style:apply-style-name="cf1"/>
    </style:style>
    <style:style style:name="ce51" style:family="table-cell" style:parent-style-name="Default" style:data-style-name="N36">
      <style:table-cell-properties fo:border-top="none" fo:border-bottom="thin solid #C0C0C0" fo:border-left="none" fo:border-right="thin solid #C0C0C0" style:vertical-align="middle" style:repeat-content="false"/>
      <style:paragraph-properties fo:text-align="end" fo:margin-right="0cm"/>
      <style:text-properties style:font-name="Calibri" style:font-name-asian="Calibri" style:font-name-complex="Calibri" fo:font-size="10pt" style:font-size-asian="10pt" style:font-size-complex="10pt"/>
      <style:map style:condition="of:cell-content()&lt;0" style:apply-style-name="cf1"/>
    </style:style>
    <style:style style:name="ce52" style:family="table-cell" style:parent-style-name="Default" style:data-style-name="N36">
      <style:table-cell-properties fo:border-top="none" fo:border-bottom="thin solid #C0C0C0" fo:border-left="thin solid #C0C0C0" fo:border-right="thin solid #C0C0C0" style:vertical-align="middle" style:repeat-content="false"/>
      <style:paragraph-properties fo:text-align="end" fo:margin-right="0cm"/>
      <style:text-properties style:font-name="Calibri" style:font-name-asian="Calibri" style:font-name-complex="Calibri" fo:font-size="10pt" style:font-size-asian="10pt" style:font-size-complex="10pt"/>
      <style:map style:condition="of:cell-content()&lt;0" style:apply-style-name="cf1"/>
    </style:style>
    <style:style style:name="ce53" style:family="table-cell" style:parent-style-name="Default" style:data-style-name="N36">
      <style:table-cell-properties fo:border-top="none" fo:border-bottom="thin solid #C0C0C0" fo:border-left="thin solid #C0C0C0" fo:border-right="none" style:vertical-align="middle" style:repeat-content="false"/>
      <style:paragraph-properties fo:text-align="end" fo:margin-right="0cm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/>
      <style:map style:condition="of:cell-content()&lt;0" style:apply-style-name="cf1"/>
    </style:style>
    <style:style style:name="ce54" style:family="table-cell" style:parent-style-name="Default" style:data-style-name="N36">
      <style:table-cell-properties fo:border-top="thin solid #C0C0C0" fo:border-bottom="thin solid #C0C0C0" fo:border-left="none" fo:border-right="thin solid #C0C0C0" style:vertical-align="middle" style:repeat-content="false"/>
      <style:paragraph-properties fo:text-align="end" fo:margin-right="0cm"/>
      <style:text-properties style:font-name="Calibri" style:font-name-asian="Calibri" style:font-name-complex="Calibri" fo:font-size="10pt" style:font-size-asian="10pt" style:font-size-complex="10pt"/>
      <style:map style:condition="of:cell-content()&lt;0" style:apply-style-name="cf1"/>
    </style:style>
    <style:style style:name="ce55" style:family="table-cell" style:parent-style-name="Default" style:data-style-name="N36">
      <style:table-cell-properties fo:border="thin solid #C0C0C0" style:vertical-align="middle" style:repeat-content="false"/>
      <style:paragraph-properties fo:text-align="end" fo:margin-right="0cm"/>
      <style:text-properties style:font-name="Calibri" style:font-name-asian="Calibri" style:font-name-complex="Calibri" fo:font-size="10pt" style:font-size-asian="10pt" style:font-size-complex="10pt"/>
      <style:map style:condition="of:cell-content()&lt;0" style:apply-style-name="cf1"/>
    </style:style>
    <style:style style:name="ce56" style:family="table-cell" style:parent-style-name="Default" style:data-style-name="N36">
      <style:table-cell-properties fo:border-top="thin solid #C0C0C0" fo:border-bottom="thin solid #C0C0C0" fo:border-left="thin solid #C0C0C0" fo:border-right="none" style:vertical-align="middle" style:repeat-content="false"/>
      <style:paragraph-properties fo:text-align="end" fo:margin-right="0cm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/>
      <style:map style:condition="of:cell-content()&lt;0" style:apply-style-name="cf1"/>
    </style:style>
    <style:style style:name="ce57" style:family="table-cell" style:parent-style-name="Default" style:data-style-name="N36">
      <style:table-cell-properties fo:border-top="thin solid #C0C0C0" fo:border-bottom="thin solid #C0C0C0" fo:border-left="none" fo:border-right="thin solid #C0C0C0" style:vertical-align="middle" style:repeat-content="false"/>
      <style:paragraph-properties fo:text-align="end" fo:margin-right="0cm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/>
      <style:map style:condition="of:cell-content()&lt;0" style:apply-style-name="cf1"/>
    </style:style>
    <style:style style:name="ce58" style:family="table-cell" style:parent-style-name="Default" style:data-style-name="N36">
      <style:table-cell-properties fo:border="thin solid #C0C0C0" style:vertical-align="middle" style:repeat-content="false"/>
      <style:paragraph-properties fo:text-align="end" fo:margin-right="0cm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/>
      <style:map style:condition="of:cell-content()&lt;0" style:apply-style-name="cf1"/>
    </style:style>
    <style:style style:name="ce59" style:family="table-cell" style:parent-style-name="Default" style:data-style-name="N36">
      <style:table-cell-properties fo:border-top="none" fo:border-bottom="thin solid #C0C0C0" fo:border-left="none" fo:border-right="thin solid #C0C0C0" style:vertical-align="middle" style:repeat-content="false"/>
      <style:paragraph-properties fo:text-align="end" fo:margin-right="0cm"/>
      <style:text-properties style:font-name="Calibri" style:font-name-asian="Calibri" style:font-name-complex="Calibri" fo:font-size="10pt" style:font-size-asian="10pt" style:font-size-complex="10pt"/>
      <style:map style:condition="of:cell-content()&lt;0" style:apply-style-name="cf1"/>
    </style:style>
    <style:style style:name="ce60" style:family="table-cell" style:parent-style-name="Default" style:data-style-name="N36">
      <style:table-cell-properties fo:border-top="none" fo:border-bottom="thin solid #C0C0C0" fo:border-left="thin solid #C0C0C0" fo:border-right="thin solid #C0C0C0" style:vertical-align="middle" style:repeat-content="false"/>
      <style:paragraph-properties fo:text-align="end" fo:margin-right="0cm"/>
      <style:text-properties style:font-name="Calibri" style:font-name-asian="Calibri" style:font-name-complex="Calibri" fo:font-size="10pt" style:font-size-asian="10pt" style:font-size-complex="10pt"/>
      <style:map style:condition="of:cell-content()&lt;0" style:apply-style-name="cf1"/>
    </style:style>
    <style:style style:name="ce61" style:family="table-cell" style:parent-style-name="Default" style:data-style-name="N36">
      <style:table-cell-properties fo:border-top="none" fo:border-bottom="thin solid #C0C0C0" fo:border-left="thin solid #C0C0C0" fo:border-right="none" style:vertical-align="middle" style:repeat-content="false"/>
      <style:paragraph-properties fo:text-align="end" fo:margin-right="0cm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/>
      <style:map style:condition="of:cell-content()&lt;0" style:apply-style-name="cf1"/>
    </style:style>
    <style:style style:name="ce62" style:family="table-cell" style:parent-style-name="Default" style:data-style-name="N36">
      <style:table-cell-properties fo:border-top="thin solid #C0C0C0" fo:border-bottom="thin solid #C0C0C0" fo:border-left="none" fo:border-right="thin solid #C0C0C0" style:vertical-align="middle" style:repeat-content="false"/>
      <style:paragraph-properties fo:text-align="end" fo:margin-right="0cm"/>
      <style:text-properties style:font-name="Calibri" style:font-name-asian="Calibri" style:font-name-complex="Calibri" fo:font-size="10pt" style:font-size-asian="10pt" style:font-size-complex="10pt"/>
      <style:map style:condition="of:cell-content()&lt;0" style:apply-style-name="cf1"/>
    </style:style>
    <style:style style:name="ce63" style:family="table-cell" style:parent-style-name="Default" style:data-style-name="N36">
      <style:table-cell-properties fo:border="thin solid #C0C0C0" style:vertical-align="middle" style:repeat-content="false"/>
      <style:paragraph-properties fo:text-align="end" fo:margin-right="0cm"/>
      <style:text-properties style:font-name="Calibri" style:font-name-asian="Calibri" style:font-name-complex="Calibri" fo:font-size="10pt" style:font-size-asian="10pt" style:font-size-complex="10pt"/>
      <style:map style:condition="of:cell-content()&lt;0" style:apply-style-name="cf1"/>
    </style:style>
    <style:style style:name="ce64" style:family="table-cell" style:parent-style-name="Default" style:data-style-name="N36">
      <style:table-cell-properties fo:border-top="thin solid #C0C0C0" fo:border-bottom="thin solid #C0C0C0" fo:border-left="thin solid #C0C0C0" fo:border-right="none" style:vertical-align="middle" style:repeat-content="false"/>
      <style:paragraph-properties fo:text-align="end" fo:margin-right="0cm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/>
      <style:map style:condition="of:cell-content()&lt;0" style:apply-style-name="cf1"/>
    </style:style>
    <style:style style:name="ce65" style:family="table-cell" style:parent-style-name="Default" style:data-style-name="N36">
      <style:table-cell-properties fo:border-top="thin solid #C0C0C0" fo:border-bottom="thin solid #C0C0C0" fo:border-left="none" fo:border-right="thin solid #C0C0C0" style:vertical-align="middle" style:repeat-content="false"/>
      <style:paragraph-properties fo:text-align="end" fo:margin-right="0cm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/>
      <style:map style:condition="of:cell-content()&lt;0" style:apply-style-name="cf1"/>
    </style:style>
    <style:style style:name="ce66" style:family="table-cell" style:parent-style-name="Default" style:data-style-name="N36">
      <style:table-cell-properties fo:border="thin solid #C0C0C0" style:vertical-align="middle" style:repeat-content="false"/>
      <style:paragraph-properties fo:text-align="end" fo:margin-right="0cm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/>
      <style:map style:condition="of:cell-content()&lt;0" style:apply-style-name="cf1"/>
    </style:style>
    <style:style style:name="ce67" style:family="table-cell" style:parent-style-name="Default" style:data-style-name="N36">
      <style:table-cell-properties fo:border-top="none" fo:border-bottom="thin solid #C0C0C0" fo:border-left="none" fo:border-right="thin solid #C0C0C0" style:vertical-align="middle" style:repeat-content="false"/>
      <style:paragraph-properties fo:text-align="end" fo:margin-right="0cm"/>
      <style:text-properties style:font-name="Calibri" style:font-name-asian="Calibri" style:font-name-complex="Calibri" fo:font-size="10pt" style:font-size-asian="10pt" style:font-size-complex="10pt"/>
      <style:map style:condition="of:cell-content()&lt;0" style:apply-style-name="cf1"/>
    </style:style>
    <style:style style:name="ce68" style:family="table-cell" style:parent-style-name="Default" style:data-style-name="N36">
      <style:table-cell-properties fo:border-top="none" fo:border-bottom="thin solid #C0C0C0" fo:border-left="thin solid #C0C0C0" fo:border-right="thin solid #C0C0C0" style:vertical-align="middle" style:repeat-content="false"/>
      <style:paragraph-properties fo:text-align="end" fo:margin-right="0cm"/>
      <style:text-properties style:font-name="Calibri" style:font-name-asian="Calibri" style:font-name-complex="Calibri" fo:font-size="10pt" style:font-size-asian="10pt" style:font-size-complex="10pt"/>
      <style:map style:condition="of:cell-content()&lt;0" style:apply-style-name="cf1"/>
    </style:style>
    <style:style style:name="ce69" style:family="table-cell" style:parent-style-name="Default" style:data-style-name="N36">
      <style:table-cell-properties fo:border-top="none" fo:border-bottom="thin solid #C0C0C0" fo:border-left="thin solid #C0C0C0" fo:border-right="none" style:vertical-align="middle" style:repeat-content="false"/>
      <style:paragraph-properties fo:text-align="end" fo:margin-right="0cm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/>
      <style:map style:condition="of:cell-content()&lt;0" style:apply-style-name="cf1"/>
    </style:style>
    <style:style style:name="ce70" style:family="table-cell" style:parent-style-name="Default" style:data-style-name="N36">
      <style:table-cell-properties fo:border-top="thin solid #C0C0C0" fo:border-bottom="thin solid #C0C0C0" fo:border-left="none" fo:border-right="thin solid #C0C0C0" style:vertical-align="middle" style:repeat-content="false"/>
      <style:paragraph-properties fo:text-align="end" fo:margin-right="0cm"/>
      <style:text-properties style:font-name="Calibri" style:font-name-asian="Calibri" style:font-name-complex="Calibri" fo:font-size="10pt" style:font-size-asian="10pt" style:font-size-complex="10pt"/>
      <style:map style:condition="of:cell-content()&lt;0" style:apply-style-name="cf1"/>
    </style:style>
    <style:style style:name="ce71" style:family="table-cell" style:parent-style-name="Default" style:data-style-name="N36">
      <style:table-cell-properties fo:border="thin solid #C0C0C0" style:vertical-align="middle" style:repeat-content="false"/>
      <style:paragraph-properties fo:text-align="end" fo:margin-right="0cm"/>
      <style:text-properties style:font-name="Calibri" style:font-name-asian="Calibri" style:font-name-complex="Calibri" fo:font-size="10pt" style:font-size-asian="10pt" style:font-size-complex="10pt"/>
      <style:map style:condition="of:cell-content()&lt;0" style:apply-style-name="cf1"/>
    </style:style>
    <style:style style:name="ce72" style:family="table-cell" style:parent-style-name="Default" style:data-style-name="N36">
      <style:table-cell-properties fo:border-top="thin solid #C0C0C0" fo:border-bottom="thin solid #C0C0C0" fo:border-left="thin solid #C0C0C0" fo:border-right="none" style:vertical-align="middle" style:repeat-content="false"/>
      <style:paragraph-properties fo:text-align="end" fo:margin-right="0cm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/>
      <style:map style:condition="of:cell-content()&lt;0" style:apply-style-name="cf1"/>
    </style:style>
    <style:style style:name="ce73" style:family="table-cell" style:parent-style-name="Default" style:data-style-name="N36">
      <style:table-cell-properties fo:border-top="thin solid #C0C0C0" fo:border-bottom="thin solid #C0C0C0" fo:border-left="none" fo:border-right="thin solid #C0C0C0" style:vertical-align="middle" style:repeat-content="false"/>
      <style:paragraph-properties fo:text-align="end" fo:margin-right="0cm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/>
      <style:map style:condition="of:cell-content()&lt;0" style:apply-style-name="cf1"/>
    </style:style>
    <style:style style:name="ce74" style:family="table-cell" style:parent-style-name="Default" style:data-style-name="N36">
      <style:table-cell-properties fo:border="thin solid #C0C0C0" style:vertical-align="middle" style:repeat-content="false"/>
      <style:paragraph-properties fo:text-align="end" fo:margin-right="0cm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/>
      <style:map style:condition="of:cell-content()&lt;0" style:apply-style-name="cf1"/>
    </style:style>
    <style:style style:name="ce75" style:family="table-cell" style:parent-style-name="Default" style:data-style-name="N36">
      <style:table-cell-properties fo:border-top="none" fo:border-bottom="thin solid #C0C0C0" fo:border-left="none" fo:border-right="thin solid #C0C0C0" style:vertical-align="middle" style:repeat-content="false"/>
      <style:paragraph-properties fo:text-align="end" fo:margin-right="0cm"/>
      <style:text-properties style:font-name="Calibri" style:font-name-asian="Calibri" style:font-name-complex="Calibri" fo:font-size="10pt" style:font-size-asian="10pt" style:font-size-complex="10pt"/>
      <style:map style:condition="of:cell-content()&lt;0" style:apply-style-name="cf1"/>
    </style:style>
    <style:style style:name="ce76" style:family="table-cell" style:parent-style-name="Default" style:data-style-name="N36">
      <style:table-cell-properties fo:border-top="none" fo:border-bottom="thin solid #C0C0C0" fo:border-left="thin solid #C0C0C0" fo:border-right="thin solid #C0C0C0" style:vertical-align="middle" style:repeat-content="false"/>
      <style:paragraph-properties fo:text-align="end" fo:margin-right="0cm"/>
      <style:text-properties style:font-name="Calibri" style:font-name-asian="Calibri" style:font-name-complex="Calibri" fo:font-size="10pt" style:font-size-asian="10pt" style:font-size-complex="10pt"/>
      <style:map style:condition="of:cell-content()&lt;0" style:apply-style-name="cf1"/>
    </style:style>
    <style:style style:name="ce77" style:family="table-cell" style:parent-style-name="Default" style:data-style-name="N36">
      <style:table-cell-properties fo:border-top="none" fo:border-bottom="thin solid #C0C0C0" fo:border-left="thin solid #C0C0C0" fo:border-right="none" style:vertical-align="middle" style:repeat-content="false"/>
      <style:paragraph-properties fo:text-align="end" fo:margin-right="0cm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/>
      <style:map style:condition="of:cell-content()&lt;0" style:apply-style-name="cf1"/>
    </style:style>
    <style:style style:name="ce78" style:family="table-cell" style:parent-style-name="Default" style:data-style-name="N36">
      <style:table-cell-properties fo:border-top="thin solid #C0C0C0" fo:border-bottom="thin solid #C0C0C0" fo:border-left="none" fo:border-right="thin solid #C0C0C0" style:vertical-align="middle" style:repeat-content="false"/>
      <style:paragraph-properties fo:text-align="end" fo:margin-right="0cm"/>
      <style:text-properties style:font-name="Calibri" style:font-name-asian="Calibri" style:font-name-complex="Calibri" fo:font-size="10pt" style:font-size-asian="10pt" style:font-size-complex="10pt"/>
      <style:map style:condition="of:cell-content()&lt;0" style:apply-style-name="cf1"/>
    </style:style>
    <style:style style:name="ce79" style:family="table-cell" style:parent-style-name="Default" style:data-style-name="N36">
      <style:table-cell-properties fo:border="thin solid #C0C0C0" style:vertical-align="middle" style:repeat-content="false"/>
      <style:paragraph-properties fo:text-align="end" fo:margin-right="0cm"/>
      <style:text-properties style:font-name="Calibri" style:font-name-asian="Calibri" style:font-name-complex="Calibri" fo:font-size="10pt" style:font-size-asian="10pt" style:font-size-complex="10pt"/>
      <style:map style:condition="of:cell-content()&lt;0" style:apply-style-name="cf1"/>
    </style:style>
    <style:style style:name="ce80" style:family="table-cell" style:parent-style-name="Default" style:data-style-name="N36">
      <style:table-cell-properties fo:border-top="thin solid #C0C0C0" fo:border-bottom="thin solid #C0C0C0" fo:border-left="thin solid #C0C0C0" fo:border-right="none" style:vertical-align="middle" style:repeat-content="false"/>
      <style:paragraph-properties fo:text-align="end" fo:margin-right="0cm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/>
      <style:map style:condition="of:cell-content()&lt;0" style:apply-style-name="cf1"/>
    </style:style>
    <style:style style:name="ce81" style:family="table-cell" style:parent-style-name="Default" style:data-style-name="N36">
      <style:table-cell-properties fo:border-top="thin solid #C0C0C0" fo:border-bottom="thin solid #C0C0C0" fo:border-left="none" fo:border-right="thin solid #C0C0C0" style:vertical-align="middle" style:repeat-content="false"/>
      <style:paragraph-properties fo:text-align="end" fo:margin-right="0cm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/>
      <style:map style:condition="of:cell-content()&lt;0" style:apply-style-name="cf1"/>
    </style:style>
    <style:style style:name="ce82" style:family="table-cell" style:parent-style-name="Default" style:data-style-name="N36">
      <style:table-cell-properties fo:border="thin solid #C0C0C0" style:vertical-align="middle" style:repeat-content="false"/>
      <style:paragraph-properties fo:text-align="end" fo:margin-right="0cm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/>
      <style:map style:condition="of:cell-content()&lt;0" style:apply-style-name="cf1"/>
    </style:style>
    <style:style style:name="ce83" style:family="table-cell" style:parent-style-name="Default" style:data-style-name="N36">
      <style:table-cell-properties fo:border-top="none" fo:border-bottom="thin solid #C0C0C0" fo:border-left="none" fo:border-right="thin solid #C0C0C0" style:vertical-align="middle" style:repeat-content="false"/>
      <style:paragraph-properties fo:text-align="end" fo:margin-right="0cm"/>
      <style:text-properties style:font-name="Calibri" style:font-name-asian="Calibri" style:font-name-complex="Calibri" fo:font-size="10pt" style:font-size-asian="10pt" style:font-size-complex="10pt"/>
      <style:map style:condition="of:cell-content()&lt;0" style:apply-style-name="cf1"/>
    </style:style>
    <style:style style:name="ce84" style:family="table-cell" style:parent-style-name="Default" style:data-style-name="N36">
      <style:table-cell-properties fo:border-top="none" fo:border-bottom="thin solid #C0C0C0" fo:border-left="thin solid #C0C0C0" fo:border-right="thin solid #C0C0C0" style:vertical-align="middle" style:repeat-content="false"/>
      <style:paragraph-properties fo:text-align="end" fo:margin-right="0cm"/>
      <style:text-properties style:font-name="Calibri" style:font-name-asian="Calibri" style:font-name-complex="Calibri" fo:font-size="10pt" style:font-size-asian="10pt" style:font-size-complex="10pt"/>
      <style:map style:condition="of:cell-content()&lt;0" style:apply-style-name="cf1"/>
    </style:style>
    <style:style style:name="ce85" style:family="table-cell" style:parent-style-name="Default" style:data-style-name="N36">
      <style:table-cell-properties fo:border-top="none" fo:border-bottom="thin solid #C0C0C0" fo:border-left="thin solid #C0C0C0" fo:border-right="none" style:vertical-align="middle" style:repeat-content="false"/>
      <style:paragraph-properties fo:text-align="end" fo:margin-right="0cm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/>
      <style:map style:condition="of:cell-content()&lt;0" style:apply-style-name="cf1"/>
    </style:style>
    <style:style style:name="ce86" style:family="table-cell" style:parent-style-name="Default" style:data-style-name="N36">
      <style:table-cell-properties fo:border-top="thin solid #C0C0C0" fo:border-bottom="thin solid #C0C0C0" fo:border-left="none" fo:border-right="thin solid #C0C0C0" style:vertical-align="middle" style:repeat-content="false"/>
      <style:paragraph-properties fo:text-align="end" fo:margin-right="0cm"/>
      <style:text-properties style:font-name="Calibri" style:font-name-asian="Calibri" style:font-name-complex="Calibri" fo:font-size="10pt" style:font-size-asian="10pt" style:font-size-complex="10pt"/>
      <style:map style:condition="of:cell-content()&lt;0" style:apply-style-name="cf1"/>
    </style:style>
    <style:style style:name="ce87" style:family="table-cell" style:parent-style-name="Default" style:data-style-name="N36">
      <style:table-cell-properties fo:border="thin solid #C0C0C0" style:vertical-align="middle" style:repeat-content="false"/>
      <style:paragraph-properties fo:text-align="end" fo:margin-right="0cm"/>
      <style:text-properties style:font-name="Calibri" style:font-name-asian="Calibri" style:font-name-complex="Calibri" fo:font-size="10pt" style:font-size-asian="10pt" style:font-size-complex="10pt"/>
      <style:map style:condition="of:cell-content()&lt;0" style:apply-style-name="cf1"/>
    </style:style>
    <style:style style:name="ce88" style:family="table-cell" style:parent-style-name="Default" style:data-style-name="N36">
      <style:table-cell-properties fo:border-top="thin solid #C0C0C0" fo:border-bottom="thin solid #C0C0C0" fo:border-left="thin solid #C0C0C0" fo:border-right="none" style:vertical-align="middle" style:repeat-content="false"/>
      <style:paragraph-properties fo:text-align="end" fo:margin-right="0cm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/>
      <style:map style:condition="of:cell-content()&lt;0" style:apply-style-name="cf1"/>
    </style:style>
    <style:style style:name="ce89" style:family="table-cell" style:parent-style-name="Default" style:data-style-name="N36">
      <style:table-cell-properties fo:border-top="thin solid #C0C0C0" fo:border-bottom="thin solid #C0C0C0" fo:border-left="none" fo:border-right="thin solid #C0C0C0" style:vertical-align="middle" style:repeat-content="false"/>
      <style:paragraph-properties fo:text-align="end" fo:margin-right="0cm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/>
      <style:map style:condition="of:cell-content()&lt;0" style:apply-style-name="cf1"/>
    </style:style>
    <style:style style:name="ce90" style:family="table-cell" style:parent-style-name="Default" style:data-style-name="N36">
      <style:table-cell-properties fo:border="thin solid #C0C0C0" style:vertical-align="middle" style:repeat-content="false"/>
      <style:paragraph-properties fo:text-align="end" fo:margin-right="0cm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/>
      <style:map style:condition="of:cell-content()&lt;0" style:apply-style-name="cf1"/>
    </style:style>
    <style:style style:name="ce91" style:family="table-cell" style:parent-style-name="Default" style:data-style-name="N36">
      <style:table-cell-properties fo:border-top="none" fo:border-bottom="thin solid #C0C0C0" fo:border-left="none" fo:border-right="thin solid #C0C0C0" style:vertical-align="middle" style:repeat-content="false"/>
      <style:paragraph-properties fo:text-align="end" fo:margin-right="0cm"/>
      <style:text-properties style:font-name="Calibri" style:font-name-asian="Calibri" style:font-name-complex="Calibri" fo:font-size="10pt" style:font-size-asian="10pt" style:font-size-complex="10pt"/>
      <style:map style:condition="of:cell-content()&lt;0" style:apply-style-name="cf1"/>
    </style:style>
    <style:style style:name="ce92" style:family="table-cell" style:parent-style-name="Default" style:data-style-name="N36">
      <style:table-cell-properties fo:border-top="none" fo:border-bottom="thin solid #C0C0C0" fo:border-left="thin solid #C0C0C0" fo:border-right="thin solid #C0C0C0" style:vertical-align="middle" style:repeat-content="false"/>
      <style:paragraph-properties fo:text-align="end" fo:margin-right="0cm"/>
      <style:text-properties style:font-name="Calibri" style:font-name-asian="Calibri" style:font-name-complex="Calibri" fo:font-size="10pt" style:font-size-asian="10pt" style:font-size-complex="10pt"/>
      <style:map style:condition="of:cell-content()&lt;0" style:apply-style-name="cf1"/>
    </style:style>
    <style:style style:name="ce93" style:family="table-cell" style:parent-style-name="Default" style:data-style-name="N36">
      <style:table-cell-properties fo:border-top="none" fo:border-bottom="thin solid #C0C0C0" fo:border-left="thin solid #C0C0C0" fo:border-right="none" style:vertical-align="middle" style:repeat-content="false"/>
      <style:paragraph-properties fo:text-align="end" fo:margin-right="0cm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/>
      <style:map style:condition="of:cell-content()&lt;0" style:apply-style-name="cf1"/>
    </style:style>
    <style:style style:name="ce94" style:family="table-cell" style:parent-style-name="Default" style:data-style-name="N36">
      <style:table-cell-properties fo:border-top="thin solid #C0C0C0" fo:border-bottom="thin solid #C0C0C0" fo:border-left="none" fo:border-right="thin solid #C0C0C0" style:vertical-align="middle" style:repeat-content="false"/>
      <style:paragraph-properties fo:text-align="end" fo:margin-right="0cm"/>
      <style:text-properties style:font-name="Calibri" style:font-name-asian="Calibri" style:font-name-complex="Calibri" fo:font-size="10pt" style:font-size-asian="10pt" style:font-size-complex="10pt"/>
      <style:map style:condition="of:cell-content()&lt;0" style:apply-style-name="cf1"/>
    </style:style>
    <style:style style:name="ce95" style:family="table-cell" style:parent-style-name="Default" style:data-style-name="N36">
      <style:table-cell-properties fo:border="thin solid #C0C0C0" style:vertical-align="middle" style:repeat-content="false"/>
      <style:paragraph-properties fo:text-align="end" fo:margin-right="0cm"/>
      <style:text-properties style:font-name="Calibri" style:font-name-asian="Calibri" style:font-name-complex="Calibri" fo:font-size="10pt" style:font-size-asian="10pt" style:font-size-complex="10pt"/>
      <style:map style:condition="of:cell-content()&lt;0" style:apply-style-name="cf1"/>
    </style:style>
    <style:style style:name="ce96" style:family="table-cell" style:parent-style-name="Default" style:data-style-name="N36">
      <style:table-cell-properties fo:border-top="thin solid #C0C0C0" fo:border-bottom="thin solid #C0C0C0" fo:border-left="thin solid #C0C0C0" fo:border-right="none" style:vertical-align="middle" style:repeat-content="false"/>
      <style:paragraph-properties fo:text-align="end" fo:margin-right="0cm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/>
      <style:map style:condition="of:cell-content()&lt;0" style:apply-style-name="cf1"/>
    </style:style>
    <style:style style:name="ce97" style:family="table-cell" style:parent-style-name="Default" style:data-style-name="N36">
      <style:table-cell-properties fo:border-top="thin solid #C0C0C0" fo:border-bottom="thin solid #C0C0C0" fo:border-left="none" fo:border-right="thin solid #C0C0C0" style:vertical-align="middle" style:repeat-content="false"/>
      <style:paragraph-properties fo:text-align="end" fo:margin-right="0cm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/>
      <style:map style:condition="of:cell-content()&lt;0" style:apply-style-name="cf1"/>
    </style:style>
    <style:style style:name="ce98" style:family="table-cell" style:parent-style-name="Default" style:data-style-name="N36">
      <style:table-cell-properties fo:border="thin solid #C0C0C0" style:vertical-align="middle" style:repeat-content="false"/>
      <style:paragraph-properties fo:text-align="end" fo:margin-right="0cm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/>
      <style:map style:condition="of:cell-content()&lt;0" style:apply-style-name="cf1"/>
    </style:style>
    <style:style style:name="ce99" style:family="table-cell" style:parent-style-name="Default" style:data-style-name="N36">
      <style:table-cell-properties fo:border-top="none" fo:border-bottom="thin solid #C0C0C0" fo:border-left="none" fo:border-right="thin solid #C0C0C0" style:vertical-align="middle" style:repeat-content="false"/>
      <style:paragraph-properties fo:text-align="end" fo:margin-right="0cm"/>
      <style:text-properties style:font-name="Calibri" style:font-name-asian="Calibri" style:font-name-complex="Calibri" fo:font-size="10pt" style:font-size-asian="10pt" style:font-size-complex="10pt"/>
      <style:map style:condition="of:cell-content()&lt;0" style:apply-style-name="cf1"/>
    </style:style>
    <style:style style:name="ce100" style:family="table-cell" style:parent-style-name="Default" style:data-style-name="N36">
      <style:table-cell-properties fo:border-top="none" fo:border-bottom="thin solid #C0C0C0" fo:border-left="thin solid #C0C0C0" fo:border-right="thin solid #C0C0C0" style:vertical-align="middle" style:repeat-content="false"/>
      <style:paragraph-properties fo:text-align="end" fo:margin-right="0cm"/>
      <style:text-properties style:font-name="Calibri" style:font-name-asian="Calibri" style:font-name-complex="Calibri" fo:font-size="10pt" style:font-size-asian="10pt" style:font-size-complex="10pt"/>
      <style:map style:condition="of:cell-content()&lt;0" style:apply-style-name="cf1"/>
    </style:style>
    <style:style style:name="ce101" style:family="table-cell" style:parent-style-name="Default" style:data-style-name="N36">
      <style:table-cell-properties fo:border-top="none" fo:border-bottom="thin solid #C0C0C0" fo:border-left="thin solid #C0C0C0" fo:border-right="none" style:vertical-align="middle" style:repeat-content="false"/>
      <style:paragraph-properties fo:text-align="end" fo:margin-right="0cm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/>
      <style:map style:condition="of:cell-content()&lt;0" style:apply-style-name="cf1"/>
    </style:style>
    <style:style style:name="ce102" style:family="table-cell" style:parent-style-name="Default" style:data-style-name="N36">
      <style:table-cell-properties fo:border-top="thin solid #C0C0C0" fo:border-bottom="thin solid #C0C0C0" fo:border-left="none" fo:border-right="thin solid #C0C0C0" style:vertical-align="middle" style:repeat-content="false"/>
      <style:paragraph-properties fo:text-align="end" fo:margin-right="0cm"/>
      <style:text-properties style:font-name="Calibri" style:font-name-asian="Calibri" style:font-name-complex="Calibri" fo:font-size="10pt" style:font-size-asian="10pt" style:font-size-complex="10pt"/>
      <style:map style:condition="of:cell-content()&lt;0" style:apply-style-name="cf1"/>
    </style:style>
    <style:style style:name="ce103" style:family="table-cell" style:parent-style-name="Default" style:data-style-name="N36">
      <style:table-cell-properties fo:border="thin solid #C0C0C0" style:vertical-align="middle" style:repeat-content="false"/>
      <style:paragraph-properties fo:text-align="end" fo:margin-right="0cm"/>
      <style:text-properties style:font-name="Calibri" style:font-name-asian="Calibri" style:font-name-complex="Calibri" fo:font-size="10pt" style:font-size-asian="10pt" style:font-size-complex="10pt"/>
      <style:map style:condition="of:cell-content()&lt;0" style:apply-style-name="cf1"/>
    </style:style>
    <style:style style:name="ce104" style:family="table-cell" style:parent-style-name="Default" style:data-style-name="N36">
      <style:table-cell-properties fo:border-top="thin solid #C0C0C0" fo:border-bottom="thin solid #C0C0C0" fo:border-left="thin solid #C0C0C0" fo:border-right="none" style:vertical-align="middle" style:repeat-content="false"/>
      <style:paragraph-properties fo:text-align="end" fo:margin-right="0cm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/>
      <style:map style:condition="of:cell-content()&lt;0" style:apply-style-name="cf1"/>
    </style:style>
    <style:style style:name="ce105" style:family="table-cell" style:parent-style-name="Default" style:data-style-name="N36">
      <style:table-cell-properties fo:border-top="thin solid #C0C0C0" fo:border-bottom="thin solid #C0C0C0" fo:border-left="none" fo:border-right="thin solid #C0C0C0" style:vertical-align="middle" style:repeat-content="false"/>
      <style:paragraph-properties fo:text-align="end" fo:margin-right="0cm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/>
      <style:map style:condition="of:cell-content()&lt;0" style:apply-style-name="cf1"/>
    </style:style>
    <style:style style:name="ce106" style:family="table-cell" style:parent-style-name="Default" style:data-style-name="N36">
      <style:table-cell-properties fo:border="thin solid #C0C0C0" style:vertical-align="middle" style:repeat-content="false"/>
      <style:paragraph-properties fo:text-align="end" fo:margin-right="0cm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/>
      <style:map style:condition="of:cell-content()&lt;0" style:apply-style-name="cf1"/>
    </style:style>
    <style:style style:name="ce107" style:family="table-cell" style:parent-style-name="Default" style:data-style-name="N36">
      <style:table-cell-properties fo:border-top="none" fo:border-bottom="thin solid #C0C0C0" fo:border-left="none" fo:border-right="thin solid #C0C0C0" style:vertical-align="middle" style:repeat-content="false"/>
      <style:paragraph-properties fo:text-align="end" fo:margin-right="0cm"/>
      <style:text-properties style:font-name="Calibri" style:font-name-asian="Calibri" style:font-name-complex="Calibri" fo:font-size="10pt" style:font-size-asian="10pt" style:font-size-complex="10pt"/>
      <style:map style:condition="of:cell-content()&lt;0" style:apply-style-name="cf1"/>
    </style:style>
    <style:style style:name="ce108" style:family="table-cell" style:parent-style-name="Default" style:data-style-name="N36">
      <style:table-cell-properties fo:border-top="none" fo:border-bottom="thin solid #C0C0C0" fo:border-left="thin solid #C0C0C0" fo:border-right="thin solid #C0C0C0" style:vertical-align="middle" style:repeat-content="false"/>
      <style:paragraph-properties fo:text-align="end" fo:margin-right="0cm"/>
      <style:text-properties style:font-name="Calibri" style:font-name-asian="Calibri" style:font-name-complex="Calibri" fo:font-size="10pt" style:font-size-asian="10pt" style:font-size-complex="10pt"/>
      <style:map style:condition="of:cell-content()&lt;0" style:apply-style-name="cf1"/>
    </style:style>
    <style:style style:name="ce109" style:family="table-cell" style:parent-style-name="Default" style:data-style-name="N36">
      <style:table-cell-properties fo:border-top="none" fo:border-bottom="thin solid #C0C0C0" fo:border-left="thin solid #C0C0C0" fo:border-right="none" style:vertical-align="middle" style:repeat-content="false"/>
      <style:paragraph-properties fo:text-align="end" fo:margin-right="0cm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/>
      <style:map style:condition="of:cell-content()&lt;0" style:apply-style-name="cf1"/>
    </style:style>
    <style:style style:name="ce110" style:family="table-cell" style:parent-style-name="Default" style:data-style-name="N36">
      <style:table-cell-properties fo:border-top="thin solid #C0C0C0" fo:border-bottom="thin solid #C0C0C0" fo:border-left="none" fo:border-right="thin solid #C0C0C0" style:vertical-align="middle" style:repeat-content="false"/>
      <style:paragraph-properties fo:text-align="end" fo:margin-right="0cm"/>
      <style:text-properties style:font-name="Calibri" style:font-name-asian="Calibri" style:font-name-complex="Calibri" fo:font-size="10pt" style:font-size-asian="10pt" style:font-size-complex="10pt"/>
      <style:map style:condition="of:cell-content()&lt;0" style:apply-style-name="cf1"/>
    </style:style>
    <style:style style:name="ce111" style:family="table-cell" style:parent-style-name="Default" style:data-style-name="N36">
      <style:table-cell-properties fo:border="thin solid #C0C0C0" style:vertical-align="middle" style:repeat-content="false"/>
      <style:paragraph-properties fo:text-align="end" fo:margin-right="0cm"/>
      <style:text-properties style:font-name="Calibri" style:font-name-asian="Calibri" style:font-name-complex="Calibri" fo:font-size="10pt" style:font-size-asian="10pt" style:font-size-complex="10pt"/>
      <style:map style:condition="of:cell-content()&lt;0" style:apply-style-name="cf1"/>
    </style:style>
    <style:style style:name="ce112" style:family="table-cell" style:parent-style-name="Default" style:data-style-name="N36">
      <style:table-cell-properties fo:border-top="thin solid #C0C0C0" fo:border-bottom="thin solid #C0C0C0" fo:border-left="thin solid #C0C0C0" fo:border-right="none" style:vertical-align="middle" style:repeat-content="false"/>
      <style:paragraph-properties fo:text-align="end" fo:margin-right="0cm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/>
      <style:map style:condition="of:cell-content()&lt;0" style:apply-style-name="cf1"/>
    </style:style>
    <style:style style:name="ce113" style:family="table-cell" style:parent-style-name="Default" style:data-style-name="N36">
      <style:table-cell-properties fo:border-top="thin solid #C0C0C0" fo:border-bottom="thin solid #C0C0C0" fo:border-left="none" fo:border-right="thin solid #C0C0C0" style:vertical-align="middle" style:repeat-content="false"/>
      <style:paragraph-properties fo:text-align="end" fo:margin-right="0cm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/>
      <style:map style:condition="of:cell-content()&lt;0" style:apply-style-name="cf1"/>
    </style:style>
    <style:style style:name="ce114" style:family="table-cell" style:parent-style-name="Default" style:data-style-name="N36">
      <style:table-cell-properties fo:border="thin solid #C0C0C0" style:vertical-align="middle" style:repeat-content="false"/>
      <style:paragraph-properties fo:text-align="end" fo:margin-right="0cm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/>
      <style:map style:condition="of:cell-content()&lt;0" style:apply-style-name="cf1"/>
    </style:style>
    <style:style style:name="ce115" style:family="table-cell" style:parent-style-name="Default" style:data-style-name="N36">
      <style:table-cell-properties fo:border-top="none" fo:border-bottom="thin solid #C0C0C0" fo:border-left="none" fo:border-right="thin solid #C0C0C0" style:vertical-align="middle" style:repeat-content="false"/>
      <style:paragraph-properties fo:text-align="end" fo:margin-right="0cm"/>
      <style:text-properties style:font-name="Calibri" style:font-name-asian="Calibri" style:font-name-complex="Calibri" fo:font-size="10pt" style:font-size-asian="10pt" style:font-size-complex="10pt"/>
      <style:map style:condition="of:cell-content()&lt;0" style:apply-style-name="cf1"/>
    </style:style>
    <style:style style:name="ce116" style:family="table-cell" style:parent-style-name="Default" style:data-style-name="N36">
      <style:table-cell-properties fo:border-top="none" fo:border-bottom="thin solid #C0C0C0" fo:border-left="thin solid #C0C0C0" fo:border-right="thin solid #C0C0C0" style:vertical-align="middle" style:repeat-content="false"/>
      <style:paragraph-properties fo:text-align="end" fo:margin-right="0cm"/>
      <style:text-properties style:font-name="Calibri" style:font-name-asian="Calibri" style:font-name-complex="Calibri" fo:font-size="10pt" style:font-size-asian="10pt" style:font-size-complex="10pt"/>
      <style:map style:condition="of:cell-content()&lt;0" style:apply-style-name="cf1"/>
    </style:style>
    <style:style style:name="ce117" style:family="table-cell" style:parent-style-name="Default" style:data-style-name="N36">
      <style:table-cell-properties fo:border-top="none" fo:border-bottom="thin solid #C0C0C0" fo:border-left="thin solid #C0C0C0" fo:border-right="none" style:vertical-align="middle" style:repeat-content="false"/>
      <style:paragraph-properties fo:text-align="end" fo:margin-right="0cm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/>
      <style:map style:condition="of:cell-content()&lt;0" style:apply-style-name="cf1"/>
    </style:style>
    <style:style style:name="ce118" style:family="table-cell" style:parent-style-name="Default" style:data-style-name="N36">
      <style:table-cell-properties fo:border-top="thin solid #C0C0C0" fo:border-bottom="thin solid #C0C0C0" fo:border-left="none" fo:border-right="thin solid #C0C0C0" style:vertical-align="middle" style:repeat-content="false"/>
      <style:paragraph-properties fo:text-align="end" fo:margin-right="0cm"/>
      <style:text-properties style:font-name="Calibri" style:font-name-asian="Calibri" style:font-name-complex="Calibri" fo:font-size="10pt" style:font-size-asian="10pt" style:font-size-complex="10pt"/>
      <style:map style:condition="of:cell-content()&lt;0" style:apply-style-name="cf1"/>
    </style:style>
    <style:style style:name="ce119" style:family="table-cell" style:parent-style-name="Default" style:data-style-name="N36">
      <style:table-cell-properties fo:border="thin solid #C0C0C0" style:vertical-align="middle" style:repeat-content="false"/>
      <style:paragraph-properties fo:text-align="end" fo:margin-right="0cm"/>
      <style:text-properties style:font-name="Calibri" style:font-name-asian="Calibri" style:font-name-complex="Calibri" fo:font-size="10pt" style:font-size-asian="10pt" style:font-size-complex="10pt"/>
      <style:map style:condition="of:cell-content()&lt;0" style:apply-style-name="cf1"/>
    </style:style>
    <style:style style:name="ce120" style:family="table-cell" style:parent-style-name="Default" style:data-style-name="N36">
      <style:table-cell-properties fo:border-top="thin solid #C0C0C0" fo:border-bottom="thin solid #C0C0C0" fo:border-left="thin solid #C0C0C0" fo:border-right="none" style:vertical-align="middle" style:repeat-content="false"/>
      <style:paragraph-properties fo:text-align="end" fo:margin-right="0cm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/>
      <style:map style:condition="of:cell-content()&lt;0" style:apply-style-name="cf1"/>
    </style:style>
    <style:style style:name="ce121" style:family="table-cell" style:parent-style-name="Default" style:data-style-name="N36">
      <style:table-cell-properties fo:border-top="thin solid #C0C0C0" fo:border-bottom="thin solid #C0C0C0" fo:border-left="none" fo:border-right="thin solid #C0C0C0" style:vertical-align="middle" style:repeat-content="false"/>
      <style:paragraph-properties fo:text-align="end" fo:margin-right="0cm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/>
      <style:map style:condition="of:cell-content()&lt;0" style:apply-style-name="cf1"/>
    </style:style>
    <style:style style:name="ce122" style:family="table-cell" style:parent-style-name="Default" style:data-style-name="N36">
      <style:table-cell-properties fo:border="thin solid #C0C0C0" style:vertical-align="middle" style:repeat-content="false"/>
      <style:paragraph-properties fo:text-align="end" fo:margin-right="0cm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/>
      <style:map style:condition="of:cell-content()&lt;0" style:apply-style-name="cf1"/>
    </style:style>
    <style:style style:name="ce123" style:family="table-cell" style:parent-style-name="Default" style:data-style-name="N36">
      <style:table-cell-properties fo:border-top="none" fo:border-bottom="thin solid #C0C0C0" fo:border-left="none" fo:border-right="thin solid #C0C0C0" style:vertical-align="middle" style:repeat-content="false"/>
      <style:paragraph-properties fo:text-align="end" fo:margin-right="0cm"/>
      <style:text-properties style:font-name="Calibri" style:font-name-asian="Calibri" style:font-name-complex="Calibri" fo:font-size="10pt" style:font-size-asian="10pt" style:font-size-complex="10pt"/>
      <style:map style:condition="of:cell-content()&lt;0" style:apply-style-name="cf1"/>
    </style:style>
    <style:style style:name="ce124" style:family="table-cell" style:parent-style-name="Default" style:data-style-name="N36">
      <style:table-cell-properties fo:border-top="none" fo:border-bottom="thin solid #C0C0C0" fo:border-left="thin solid #C0C0C0" fo:border-right="thin solid #C0C0C0" style:vertical-align="middle" style:repeat-content="false"/>
      <style:paragraph-properties fo:text-align="end" fo:margin-right="0cm"/>
      <style:text-properties style:font-name="Calibri" style:font-name-asian="Calibri" style:font-name-complex="Calibri" fo:font-size="10pt" style:font-size-asian="10pt" style:font-size-complex="10pt"/>
      <style:map style:condition="of:cell-content()&lt;0" style:apply-style-name="cf1"/>
    </style:style>
    <style:style style:name="ce125" style:family="table-cell" style:parent-style-name="Default" style:data-style-name="N36">
      <style:table-cell-properties fo:border-top="none" fo:border-bottom="thin solid #C0C0C0" fo:border-left="thin solid #C0C0C0" fo:border-right="none" style:vertical-align="middle" style:repeat-content="false"/>
      <style:paragraph-properties fo:text-align="end" fo:margin-right="0cm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/>
      <style:map style:condition="of:cell-content()&lt;0" style:apply-style-name="cf1"/>
    </style:style>
    <style:style style:name="ce126" style:family="table-cell" style:parent-style-name="Default" style:data-style-name="N36">
      <style:table-cell-properties fo:border-top="thin solid #C0C0C0" fo:border-bottom="thin solid #C0C0C0" fo:border-left="none" fo:border-right="thin solid #C0C0C0" style:vertical-align="middle" style:repeat-content="false"/>
      <style:paragraph-properties fo:text-align="end" fo:margin-right="0cm"/>
      <style:text-properties style:font-name="Calibri" style:font-name-asian="Calibri" style:font-name-complex="Calibri" fo:font-size="10pt" style:font-size-asian="10pt" style:font-size-complex="10pt"/>
      <style:map style:condition="of:cell-content()&lt;0" style:apply-style-name="cf1"/>
    </style:style>
    <style:style style:name="ce127" style:family="table-cell" style:parent-style-name="Default" style:data-style-name="N36">
      <style:table-cell-properties fo:border="thin solid #C0C0C0" style:vertical-align="middle" style:repeat-content="false"/>
      <style:paragraph-properties fo:text-align="end" fo:margin-right="0cm"/>
      <style:text-properties style:font-name="Calibri" style:font-name-asian="Calibri" style:font-name-complex="Calibri" fo:font-size="10pt" style:font-size-asian="10pt" style:font-size-complex="10pt"/>
      <style:map style:condition="of:cell-content()&lt;0" style:apply-style-name="cf1"/>
    </style:style>
    <style:style style:name="ce128" style:family="table-cell" style:parent-style-name="Default" style:data-style-name="N36">
      <style:table-cell-properties fo:border-top="thin solid #C0C0C0" fo:border-bottom="thin solid #C0C0C0" fo:border-left="thin solid #C0C0C0" fo:border-right="none" style:vertical-align="middle" style:repeat-content="false"/>
      <style:paragraph-properties fo:text-align="end" fo:margin-right="0cm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/>
      <style:map style:condition="of:cell-content()&lt;0" style:apply-style-name="cf1"/>
    </style:style>
    <style:style style:name="ce129" style:family="table-cell" style:parent-style-name="Default" style:data-style-name="N36">
      <style:table-cell-properties fo:border-top="thin solid #C0C0C0" fo:border-bottom="thin solid #C0C0C0" fo:border-left="none" fo:border-right="thin solid #C0C0C0" style:vertical-align="middle" style:repeat-content="false"/>
      <style:paragraph-properties fo:text-align="end" fo:margin-right="0cm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/>
      <style:map style:condition="of:cell-content()&lt;0" style:apply-style-name="cf1"/>
    </style:style>
    <style:style style:name="ce130" style:family="table-cell" style:parent-style-name="Default" style:data-style-name="N36">
      <style:table-cell-properties fo:border="thin solid #C0C0C0" style:vertical-align="middle" style:repeat-content="false"/>
      <style:paragraph-properties fo:text-align="end" fo:margin-right="0cm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/>
      <style:map style:condition="of:cell-content()&lt;0" style:apply-style-name="cf1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2022" table:style-name="ta1">
        <table:table-column table:style-name="co1" table:default-cell-style-name="ce2"/>
        <table:table-column table:style-name="co2" table:number-columns-repeated="10" table:default-cell-style-name="ce2"/>
        <table:table-column table:style-name="co3" table:number-columns-repeated="16373" table:default-cell-style-name="ce2"/>
        <table:table-row table:style-name="ro1">
          <table:table-cell office:value-type="string" table:style-name="ce3">
            <text:p>Merkmal</text:p>
          </table:table-cell>
          <table:table-cell office:value-type="string" table:style-name="ce4">
            <text:p>Bgld.</text:p>
          </table:table-cell>
          <table:table-cell office:value-type="string" table:style-name="ce4">
            <text:p>Ktn.</text:p>
          </table:table-cell>
          <table:table-cell office:value-type="string" table:style-name="ce4">
            <text:p>NÖ</text:p>
          </table:table-cell>
          <table:table-cell office:value-type="string" table:style-name="ce4">
            <text:p>OÖ</text:p>
          </table:table-cell>
          <table:table-cell office:value-type="string" table:style-name="ce4">
            <text:p>Sbg.</text:p>
          </table:table-cell>
          <table:table-cell office:value-type="string" table:style-name="ce4">
            <text:p>Stmk.</text:p>
          </table:table-cell>
          <table:table-cell office:value-type="string" table:style-name="ce4">
            <text:p>T</text:p>
          </table:table-cell>
          <table:table-cell office:value-type="string" table:style-name="ce4">
            <text:p>Vbg.</text:p>
          </table:table-cell>
          <table:table-cell office:value-type="string" table:style-name="ce4">
            <text:p>W</text:p>
          </table:table-cell>
          <table:table-cell office:value-type="string" table:style-name="ce5">
            <text:p>Ö</text:p>
          </table:table-cell>
          <table:table-cell table:number-columns-repeated="16373" table:style-name="ce6"/>
        </table:table-row>
        <table:table-row table:style-name="ro2">
          <table:table-cell office:value-type="string" table:style-name="ce7">
            <text:p>Getreide</text:p>
          </table:table-cell>
          <table:table-cell office:value-type="float" office:value="150.17508692292699" table:style-name="ce27">
            <text:p>150,2</text:p>
          </table:table-cell>
          <table:table-cell office:value-type="float" office:value="61.176773761435001" table:style-name="ce28">
            <text:p>61,2</text:p>
          </table:table-cell>
          <table:table-cell office:value-type="float" office:value="726.34013154287595" table:style-name="ce28">
            <text:p>726,3</text:p>
          </table:table-cell>
          <table:table-cell office:value-type="float" office:value="433.43713511769198" table:style-name="ce28">
            <text:p>433,4</text:p>
          </table:table-cell>
          <table:table-cell office:value-type="float" office:value="1.971252557183" table:style-name="ce28">
            <text:p>2,0</text:p>
          </table:table-cell>
          <table:table-cell office:value-type="float" office:value="204.92125317175999" table:style-name="ce28">
            <text:p>204,9</text:p>
          </table:table-cell>
          <table:table-cell office:value-type="float" office:value="1.256235582692" table:style-name="ce28">
            <text:p>1,3</text:p>
          </table:table-cell>
          <table:table-cell office:value-type="float" office:value="0.362275023004" table:style-name="ce28">
            <text:p>0,4</text:p>
          </table:table-cell>
          <table:table-cell office:value-type="float" office:value="3.3155914804650002" table:style-name="ce28">
            <text:p>3,3</text:p>
          </table:table-cell>
          <table:table-cell office:value-type="float" office:value="1582.9557351600299" table:style-name="ce29">
            <text:p>1 583,0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12">
            <text:p>Ölsaaten und Ölfrüchte</text:p>
          </table:table-cell>
          <table:table-cell office:value-type="float" office:value="59.770651907374003" table:style-name="ce30">
            <text:p>59,8</text:p>
          </table:table-cell>
          <table:table-cell office:value-type="float" office:value="10.481712170431001" table:style-name="ce31">
            <text:p>10,5</text:p>
          </table:table-cell>
          <table:table-cell office:value-type="float" office:value="169.15844930738101" table:style-name="ce31">
            <text:p>169,2</text:p>
          </table:table-cell>
          <table:table-cell office:value-type="float" office:value="66.138646237901995" table:style-name="ce31">
            <text:p>66,1</text:p>
          </table:table-cell>
          <table:table-cell office:value-type="float" office:value="0.135729307725" table:style-name="ce31">
            <text:p>0,1</text:p>
          </table:table-cell>
          <table:table-cell office:value-type="float" office:value="52.304365605024003" table:style-name="ce31">
            <text:p>52,3</text:p>
          </table:table-cell>
          <table:table-cell office:value-type="float" office:value="5.6236061300000001E-2" table:style-name="ce31">
            <text:p>0,1</text:p>
          </table:table-cell>
          <table:table-cell office:value-type="float" office:value="1.5149049921E-2" table:style-name="ce31">
            <text:p>0,0</text:p>
          </table:table-cell>
          <table:table-cell office:value-type="float" office:value="0.61264591214499997" table:style-name="ce31">
            <text:p>0,6</text:p>
          </table:table-cell>
          <table:table-cell office:value-type="float" office:value="358.67358555920202" table:style-name="ce32">
            <text:p>358,7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12">
            <text:p>Eiweißpflanzen</text:p>
          </table:table-cell>
          <table:table-cell office:value-type="float" office:value="3.176498344543" table:style-name="ce30">
            <text:p>3,2</text:p>
          </table:table-cell>
          <table:table-cell office:value-type="float" office:value="0.31199605314700002" table:style-name="ce31">
            <text:p>0,3</text:p>
          </table:table-cell>
          <table:table-cell office:value-type="float" office:value="12.838726939955" table:style-name="ce31">
            <text:p>12,8</text:p>
          </table:table-cell>
          <table:table-cell office:value-type="float" office:value="3.1661365283029999" table:style-name="ce31">
            <text:p>3,2</text:p>
          </table:table-cell>
          <table:table-cell office:value-type="float" office:value="3.0460631501999999E-2" table:style-name="ce31">
            <text:p>0,0</text:p>
          </table:table-cell>
          <table:table-cell office:value-type="float" office:value="0.38952219550599998" table:style-name="ce31">
            <text:p>0,4</text:p>
          </table:table-cell>
          <table:table-cell office:value-type="float" office:value="8.0181940060000002E-3" table:style-name="ce31">
            <text:p>0,0</text:p>
          </table:table-cell>
          <table:table-cell office:value-type="float" office:value="6.6583050100000002E-4" table:style-name="ce31">
            <text:p>0,0</text:p>
          </table:table-cell>
          <table:table-cell office:value-type="float" office:value="0.110659461643" table:style-name="ce31">
            <text:p>0,1</text:p>
          </table:table-cell>
          <table:table-cell office:value-type="float" office:value="20.032684179107001" table:style-name="ce32">
            <text:p>20,0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12">
            <text:p>Zuckerrüben</text:p>
          </table:table-cell>
          <table:table-cell office:value-type="float" office:value="7.2676425668000002" table:style-name="ce30">
            <text:p>7,3</text:p>
          </table:table-cell>
          <table:table-cell office:value-type="float" office:value="5.8676633399999997E-2" table:style-name="ce31">
            <text:p>0,1</text:p>
          </table:table-cell>
          <table:table-cell office:value-type="float" office:value="112.3227318906" table:style-name="ce31">
            <text:p>112,3</text:p>
          </table:table-cell>
          <table:table-cell office:value-type="float" office:value="49.4080242502" table:style-name="ce31">
            <text:p>49,4</text:p>
          </table:table-cell>
          <table:table-cell office:value-type="float" office:value="1.8752769419999999E-2" table:style-name="ce31">
            <text:p>0,0</text:p>
          </table:table-cell>
          <table:table-cell office:value-type="float" office:value="1.3354810854000001" table:style-name="ce31">
            <text:p>1,3</text:p>
          </table:table-cell>
          <table:table-cell office:value-type="float" office:value="7.905128E-4" table:style-name="ce31">
            <text:p>0,0</text:p>
          </table:table-cell>
          <table:table-cell office:value-type="float" office:value="0" table:style-name="ce31">
            <text:p>0,0</text:p>
          </table:table-cell>
          <table:table-cell office:value-type="float" office:value="0.66742957820000004" table:style-name="ce31">
            <text:p>0,7</text:p>
          </table:table-cell>
          <table:table-cell office:value-type="float" office:value="171.07952928681999" table:style-name="ce32">
            <text:p>171,1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12">
            <text:p>Sonstige Handelsgewächse<text:span text:style-name="T1">1</text:span></text:p>
          </table:table-cell>
          <table:table-cell office:value-type="float" office:value="0.42623832276200002" table:style-name="ce30">
            <text:p>0,4</text:p>
          </table:table-cell>
          <table:table-cell office:value-type="float" office:value="9.5493944881999998E-2" table:style-name="ce31">
            <text:p>0,1</text:p>
          </table:table-cell>
          <table:table-cell office:value-type="float" office:value="5.8872364862179998" table:style-name="ce31">
            <text:p>5,9</text:p>
          </table:table-cell>
          <table:table-cell office:value-type="float" office:value="3.9423077499370001" table:style-name="ce31">
            <text:p>3,9</text:p>
          </table:table-cell>
          <table:table-cell office:value-type="float" office:value="1.1578585317E-2" table:style-name="ce31">
            <text:p>0,0</text:p>
          </table:table-cell>
          <table:table-cell office:value-type="float" office:value="2.1432131996270001" table:style-name="ce31">
            <text:p>2,1</text:p>
          </table:table-cell>
          <table:table-cell office:value-type="float" office:value="1.4549570428E-2" table:style-name="ce31">
            <text:p>0,0</text:p>
          </table:table-cell>
          <table:table-cell office:value-type="float" office:value="1.3841802028E-2" table:style-name="ce31">
            <text:p>0,0</text:p>
          </table:table-cell>
          <table:table-cell office:value-type="float" office:value="4.8199744250000003E-2" table:style-name="ce31">
            <text:p>0,0</text:p>
          </table:table-cell>
          <table:table-cell office:value-type="float" office:value="12.58265940545" table:style-name="ce32">
            <text:p>12,6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12">
            <text:p>Futterpflanzen</text:p>
          </table:table-cell>
          <table:table-cell office:value-type="float" office:value="17.091646356369999" table:style-name="ce30">
            <text:p>17,1</text:p>
          </table:table-cell>
          <table:table-cell office:value-type="float" office:value="81.579551317855007" table:style-name="ce31">
            <text:p>81,6</text:p>
          </table:table-cell>
          <table:table-cell office:value-type="float" office:value="204.44756424583699" table:style-name="ce31">
            <text:p>204,4</text:p>
          </table:table-cell>
          <table:table-cell office:value-type="float" office:value="238.98283181219099" table:style-name="ce31">
            <text:p>239,0</text:p>
          </table:table-cell>
          <table:table-cell office:value-type="float" office:value="73.114561148129994" table:style-name="ce31">
            <text:p>73,1</text:p>
          </table:table-cell>
          <table:table-cell office:value-type="float" office:value="147.039111939907" table:style-name="ce31">
            <text:p>147,0</text:p>
          </table:table-cell>
          <table:table-cell office:value-type="float" office:value="72.423223849828005" table:style-name="ce31">
            <text:p>72,4</text:p>
          </table:table-cell>
          <table:table-cell office:value-type="float" office:value="28.604701297617002" table:style-name="ce31">
            <text:p>28,6</text:p>
          </table:table-cell>
          <table:table-cell office:value-type="float" office:value="0.26085267275899998" table:style-name="ce31">
            <text:p>0,3</text:p>
          </table:table-cell>
          <table:table-cell office:value-type="float" office:value="863.54404464049196" table:style-name="ce32">
            <text:p>863,5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12">
            <text:p>Gemüse</text:p>
          </table:table-cell>
          <table:table-cell office:value-type="float" office:value="53.946361705980003" table:style-name="ce30">
            <text:p>53,9</text:p>
          </table:table-cell>
          <table:table-cell office:value-type="float" office:value="9.2304765484420006" table:style-name="ce31">
            <text:p>9,2</text:p>
          </table:table-cell>
          <table:table-cell office:value-type="float" office:value="161.51334166551001" table:style-name="ce31">
            <text:p>161,5</text:p>
          </table:table-cell>
          <table:table-cell office:value-type="float" office:value="61.490103171656997" table:style-name="ce31">
            <text:p>61,5</text:p>
          </table:table-cell>
          <table:table-cell office:value-type="float" office:value="3.641736466976" table:style-name="ce31">
            <text:p>3,6</text:p>
          </table:table-cell>
          <table:table-cell office:value-type="float" office:value="36.916003601328001" table:style-name="ce31">
            <text:p>36,9</text:p>
          </table:table-cell>
          <table:table-cell office:value-type="float" office:value="36.767958505602998" table:style-name="ce31">
            <text:p>36,8</text:p>
          </table:table-cell>
          <table:table-cell office:value-type="float" office:value="2.208821769049" table:style-name="ce31">
            <text:p>2,2</text:p>
          </table:table-cell>
          <table:table-cell office:value-type="float" office:value="76.374395368557998" table:style-name="ce31">
            <text:p>76,4</text:p>
          </table:table-cell>
          <table:table-cell office:value-type="float" office:value="442.089198803101" table:style-name="ce32">
            <text:p>442,1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12">
            <text:p>Pflanzen und Blumen<text:span text:style-name="T1">2</text:span></text:p>
          </table:table-cell>
          <table:table-cell office:value-type="float" office:value="24.538281595503001" table:style-name="ce30">
            <text:p>24,5</text:p>
          </table:table-cell>
          <table:table-cell office:value-type="float" office:value="9.8683612675720003" table:style-name="ce31">
            <text:p>9,9</text:p>
          </table:table-cell>
          <table:table-cell office:value-type="float" office:value="123.69923901757799" table:style-name="ce31">
            <text:p>123,7</text:p>
          </table:table-cell>
          <table:table-cell office:value-type="float" office:value="100.953140404415" table:style-name="ce31">
            <text:p>101,0</text:p>
          </table:table-cell>
          <table:table-cell office:value-type="float" office:value="15.563624106640001" table:style-name="ce31">
            <text:p>15,6</text:p>
          </table:table-cell>
          <table:table-cell office:value-type="float" office:value="122.811175378935" table:style-name="ce31">
            <text:p>122,8</text:p>
          </table:table-cell>
          <table:table-cell office:value-type="float" office:value="12.914190238441" table:style-name="ce31">
            <text:p>12,9</text:p>
          </table:table-cell>
          <table:table-cell office:value-type="float" office:value="14.472761424158" table:style-name="ce31">
            <text:p>14,5</text:p>
          </table:table-cell>
          <table:table-cell office:value-type="float" office:value="10.940600483683999" table:style-name="ce31">
            <text:p>10,9</text:p>
          </table:table-cell>
          <table:table-cell office:value-type="float" office:value="435.76137391692498" table:style-name="ce32">
            <text:p>435,8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12">
            <text:p>Kartoffeln</text:p>
          </table:table-cell>
          <table:table-cell office:value-type="float" office:value="7.8706885424330002" table:style-name="ce30">
            <text:p>7,9</text:p>
          </table:table-cell>
          <table:table-cell office:value-type="float" office:value="2.5887956974750002" table:style-name="ce31">
            <text:p>2,6</text:p>
          </table:table-cell>
          <table:table-cell office:value-type="float" office:value="84.437863308746003" table:style-name="ce31">
            <text:p>84,4</text:p>
          </table:table-cell>
          <table:table-cell office:value-type="float" office:value="7.3088686321139997" table:style-name="ce31">
            <text:p>7,3</text:p>
          </table:table-cell>
          <table:table-cell office:value-type="float" office:value="0.70865129019299999" table:style-name="ce31">
            <text:p>0,7</text:p>
          </table:table-cell>
          <table:table-cell office:value-type="float" office:value="4.4321927246239996" table:style-name="ce31">
            <text:p>4,4</text:p>
          </table:table-cell>
          <table:table-cell office:value-type="float" office:value="2.578013493587" table:style-name="ce31">
            <text:p>2,6</text:p>
          </table:table-cell>
          <table:table-cell office:value-type="float" office:value="0.30105226375499999" table:style-name="ce31">
            <text:p>0,3</text:p>
          </table:table-cell>
          <table:table-cell office:value-type="float" office:value="0.23305519676899999" table:style-name="ce31">
            <text:p>0,2</text:p>
          </table:table-cell>
          <table:table-cell office:value-type="float" office:value="110.45918114969599" table:style-name="ce32">
            <text:p>110,5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12">
            <text:p>Obst (inkl. Trauben)</text:p>
          </table:table-cell>
          <table:table-cell office:value-type="float" office:value="40.127233826225002" table:style-name="ce30">
            <text:p>40,1</text:p>
          </table:table-cell>
          <table:table-cell office:value-type="float" office:value="10.218187969474" table:style-name="ce31">
            <text:p>10,2</text:p>
          </table:table-cell>
          <table:table-cell office:value-type="float" office:value="131.237022821783" table:style-name="ce31">
            <text:p>131,2</text:p>
          </table:table-cell>
          <table:table-cell office:value-type="float" office:value="60.378745918805997" table:style-name="ce31">
            <text:p>60,4</text:p>
          </table:table-cell>
          <table:table-cell office:value-type="float" office:value="2.2858449158280001" table:style-name="ce31">
            <text:p>2,3</text:p>
          </table:table-cell>
          <table:table-cell office:value-type="float" office:value="156.42556637918099" table:style-name="ce31">
            <text:p>156,4</text:p>
          </table:table-cell>
          <table:table-cell office:value-type="float" office:value="8.3179672481479994" table:style-name="ce31">
            <text:p>8,3</text:p>
          </table:table-cell>
          <table:table-cell office:value-type="float" office:value="2.4622419588020001" table:style-name="ce31">
            <text:p>2,5</text:p>
          </table:table-cell>
          <table:table-cell office:value-type="float" office:value="3.602534499721" table:style-name="ce31">
            <text:p>3,6</text:p>
          </table:table-cell>
          <table:table-cell office:value-type="float" office:value="415.05534553796701" table:style-name="ce32">
            <text:p>415,1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16">
            <text:p>davon Frischobst</text:p>
          </table:table-cell>
          <table:table-cell office:value-type="float" office:value="16.885069502385001" table:style-name="ce31">
            <text:p>16,9</text:p>
          </table:table-cell>
          <table:table-cell office:value-type="float" office:value="10.213831974908" table:style-name="ce31">
            <text:p>10,2</text:p>
          </table:table-cell>
          <table:table-cell office:value-type="float" office:value="86.313700593383004" table:style-name="ce31">
            <text:p>86,3</text:p>
          </table:table-cell>
          <table:table-cell office:value-type="float" office:value="60.378745918805997" table:style-name="ce31">
            <text:p>60,4</text:p>
          </table:table-cell>
          <table:table-cell office:value-type="float" office:value="2.2858449158280001" table:style-name="ce31">
            <text:p>2,3</text:p>
          </table:table-cell>
          <table:table-cell office:value-type="float" office:value="154.34727123078099" table:style-name="ce31">
            <text:p>154,3</text:p>
          </table:table-cell>
          <table:table-cell office:value-type="float" office:value="8.3144774603429994" table:style-name="ce31">
            <text:p>8,3</text:p>
          </table:table-cell>
          <table:table-cell office:value-type="float" office:value="2.4510235229420001" table:style-name="ce31">
            <text:p>2,5</text:p>
          </table:table-cell>
          <table:table-cell office:value-type="float" office:value="3.4821674085229999" table:style-name="ce31">
            <text:p>3,5</text:p>
          </table:table-cell>
          <table:table-cell office:value-type="float" office:value="344.67213252789799" table:style-name="ce32">
            <text:p>344,7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12">
            <text:p><text:s text:c="4"/>davon Weintrauben<text:span text:style-name="T1">3</text:span></text:p>
          </table:table-cell>
          <table:table-cell office:value-type="float" office:value="23.242164323840001" table:style-name="ce31">
            <text:p>23,2</text:p>
          </table:table-cell>
          <table:table-cell office:value-type="float" office:value="4.3559945659999997E-3" table:style-name="ce31">
            <text:p>0,0</text:p>
          </table:table-cell>
          <table:table-cell office:value-type="float" office:value="44.923322228399996" table:style-name="ce31">
            <text:p>44,9</text:p>
          </table:table-cell>
          <table:table-cell office:value-type="float" office:value="0" table:style-name="ce31">
            <text:p>0,0</text:p>
          </table:table-cell>
          <table:table-cell office:value-type="float" office:value="0" table:style-name="ce31">
            <text:p>0,0</text:p>
          </table:table-cell>
          <table:table-cell office:value-type="float" office:value="2.0782951484010002" table:style-name="ce31">
            <text:p>2,1</text:p>
          </table:table-cell>
          <table:table-cell office:value-type="float" office:value="3.4897878050000001E-3" table:style-name="ce31">
            <text:p>0,0</text:p>
          </table:table-cell>
          <table:table-cell office:value-type="float" office:value="1.1218435860000001E-2" table:style-name="ce31">
            <text:p>0,0</text:p>
          </table:table-cell>
          <table:table-cell office:value-type="float" office:value="0.120367091198" table:style-name="ce31">
            <text:p>0,1</text:p>
          </table:table-cell>
          <table:table-cell office:value-type="float" office:value="70.383213010068999" table:style-name="ce32">
            <text:p>70,4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12">
            <text:p>Wein</text:p>
          </table:table-cell>
          <table:table-cell office:value-type="float" office:value="173.269486059445" table:style-name="ce30">
            <text:p>173,3</text:p>
          </table:table-cell>
          <table:table-cell office:value-type="float" office:value="0.742289901212" table:style-name="ce31">
            <text:p>0,7</text:p>
          </table:table-cell>
          <table:table-cell office:value-type="float" office:value="426.56752951176202" table:style-name="ce31">
            <text:p>426,6</text:p>
          </table:table-cell>
          <table:table-cell office:value-type="float" office:value="0.68320926177200003" table:style-name="ce31">
            <text:p>0,7</text:p>
          </table:table-cell>
          <table:table-cell office:value-type="float" office:value="2.572478861E-3" table:style-name="ce31">
            <text:p>0,0</text:p>
          </table:table-cell>
          <table:table-cell office:value-type="float" office:value="75.307294052287006" table:style-name="ce31">
            <text:p>75,3</text:p>
          </table:table-cell>
          <table:table-cell office:value-type="float" office:value="0.22445683726400001" table:style-name="ce31">
            <text:p>0,2</text:p>
          </table:table-cell>
          <table:table-cell office:value-type="float" office:value="0.13002615111999999" table:style-name="ce31">
            <text:p>0,1</text:p>
          </table:table-cell>
          <table:table-cell office:value-type="float" office:value="9.7044620117269993" table:style-name="ce31">
            <text:p>9,7</text:p>
          </table:table-cell>
          <table:table-cell office:value-type="float" office:value="686.63132626544996" table:style-name="ce32">
            <text:p>686,6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12">
            <text:p>Sonstige pflanzliche Erzeugnisse<text:span text:style-name="T1">4</text:span></text:p>
          </table:table-cell>
          <table:table-cell office:value-type="float" office:value="0.38577602949200002" table:style-name="ce30">
            <text:p>0,4</text:p>
          </table:table-cell>
          <table:table-cell office:value-type="float" office:value="1.3994101659999999E-2" table:style-name="ce31">
            <text:p>0,0</text:p>
          </table:table-cell>
          <table:table-cell office:value-type="float" office:value="0.186939596899" table:style-name="ce31">
            <text:p>0,2</text:p>
          </table:table-cell>
          <table:table-cell office:value-type="float" office:value="1.829456751907" table:style-name="ce31">
            <text:p>1,8</text:p>
          </table:table-cell>
          <table:table-cell office:value-type="float" office:value="0" table:style-name="ce31">
            <text:p>0,0</text:p>
          </table:table-cell>
          <table:table-cell office:value-type="float" office:value="0.25368452977299999" table:style-name="ce31">
            <text:p>0,3</text:p>
          </table:table-cell>
          <table:table-cell office:value-type="float" office:value="0" table:style-name="ce31">
            <text:p>0,0</text:p>
          </table:table-cell>
          <table:table-cell office:value-type="float" office:value="0" table:style-name="ce31">
            <text:p>0,0</text:p>
          </table:table-cell>
          <table:table-cell office:value-type="float" office:value="0" table:style-name="ce31">
            <text:p>0,0</text:p>
          </table:table-cell>
          <table:table-cell office:value-type="float" office:value="2.6698510097320001" table:style-name="ce32">
            <text:p>2,7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17">
            <text:p>Pflanzliche Erzeugung</text:p>
          </table:table-cell>
          <table:table-cell office:value-type="float" office:value="538.045592179854" table:style-name="ce33">
            <text:p>538,0</text:p>
          </table:table-cell>
          <table:table-cell office:value-type="float" office:value="186.36630936698501" table:style-name="ce34">
            <text:p>186,4</text:p>
          </table:table-cell>
          <table:table-cell office:value-type="float" office:value="2158.63677633515" table:style-name="ce34">
            <text:p>2 158,6</text:p>
          </table:table-cell>
          <table:table-cell office:value-type="float" office:value="1027.71860583689" table:style-name="ce34">
            <text:p>1 027,7</text:p>
          </table:table-cell>
          <table:table-cell office:value-type="float" office:value="97.484764257774003" table:style-name="ce34">
            <text:p>97,5</text:p>
          </table:table-cell>
          <table:table-cell office:value-type="float" office:value="804.27886386335103" table:style-name="ce34">
            <text:p>804,3</text:p>
          </table:table-cell>
          <table:table-cell office:value-type="float" office:value="134.56164009409699" table:style-name="ce34">
            <text:p>134,6</text:p>
          </table:table-cell>
          <table:table-cell office:value-type="float" office:value="48.571536569955001" table:style-name="ce34">
            <text:p>48,6</text:p>
          </table:table-cell>
          <table:table-cell office:value-type="float" office:value="105.87042640992" table:style-name="ce34">
            <text:p>105,9</text:p>
          </table:table-cell>
          <table:table-cell office:value-type="float" office:value="5101.5345149139703" table:style-name="ce32">
            <text:p>5 101,5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12">
            <text:p>Rinder</text:p>
          </table:table-cell>
          <table:table-cell office:value-type="float" office:value="9.0069047282879993" table:style-name="ce30">
            <text:p>9,0</text:p>
          </table:table-cell>
          <table:table-cell office:value-type="float" office:value="69.920893481716007" table:style-name="ce31">
            <text:p>69,9</text:p>
          </table:table-cell>
          <table:table-cell office:value-type="float" office:value="222.909525098138" table:style-name="ce31">
            <text:p>222,9</text:p>
          </table:table-cell>
          <table:table-cell office:value-type="float" office:value="289.29566008650801" table:style-name="ce31">
            <text:p>289,3</text:p>
          </table:table-cell>
          <table:table-cell office:value-type="float" office:value="68.211285283208994" table:style-name="ce31">
            <text:p>68,2</text:p>
          </table:table-cell>
          <table:table-cell office:value-type="float" office:value="144.316322978046" table:style-name="ce31">
            <text:p>144,3</text:p>
          </table:table-cell>
          <table:table-cell office:value-type="float" office:value="80.823373168608001" table:style-name="ce31">
            <text:p>80,8</text:p>
          </table:table-cell>
          <table:table-cell office:value-type="float" office:value="31.162262389794002" table:style-name="ce31">
            <text:p>31,2</text:p>
          </table:table-cell>
          <table:table-cell office:value-type="float" office:value="4.8566236621999999E-2" table:style-name="ce31">
            <text:p>0,0</text:p>
          </table:table-cell>
          <table:table-cell office:value-type="float" office:value="915.69479345092896" table:style-name="ce32">
            <text:p>915,7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12">
            <text:p>Schweine<text:s/></text:p>
          </table:table-cell>
          <table:table-cell office:value-type="float" office:value="13.485052169813001" table:style-name="ce30">
            <text:p>13,5</text:p>
          </table:table-cell>
          <table:table-cell office:value-type="float" office:value="32.733835193418003" table:style-name="ce31">
            <text:p>32,7</text:p>
          </table:table-cell>
          <table:table-cell office:value-type="float" office:value="244.65639349273701" table:style-name="ce31">
            <text:p>244,7</text:p>
          </table:table-cell>
          <table:table-cell office:value-type="float" office:value="343.00583492766401" table:style-name="ce31">
            <text:p>343,0</text:p>
          </table:table-cell>
          <table:table-cell office:value-type="float" office:value="3.3805918345860002" table:style-name="ce31">
            <text:p>3,4</text:p>
          </table:table-cell>
          <table:table-cell office:value-type="float" office:value="247.093403931572" table:style-name="ce31">
            <text:p>247,1</text:p>
          </table:table-cell>
          <table:table-cell office:value-type="float" office:value="4.333320867636" table:style-name="ce31">
            <text:p>4,3</text:p>
          </table:table-cell>
          <table:table-cell office:value-type="float" office:value="1.955723936139" table:style-name="ce31">
            <text:p>2,0</text:p>
          </table:table-cell>
          <table:table-cell office:value-type="float" office:value="9.3760171717000004E-2" table:style-name="ce31">
            <text:p>0,1</text:p>
          </table:table-cell>
          <table:table-cell office:value-type="float" office:value="890.737916525282" table:style-name="ce32">
            <text:p>890,7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12">
            <text:p>Geflügel</text:p>
          </table:table-cell>
          <table:table-cell office:value-type="float" office:value="11.933656584011" table:style-name="ce30">
            <text:p>11,9</text:p>
          </table:table-cell>
          <table:table-cell office:value-type="float" office:value="34.397854626471997" table:style-name="ce31">
            <text:p>34,4</text:p>
          </table:table-cell>
          <table:table-cell office:value-type="float" office:value="68.164712658368003" table:style-name="ce31">
            <text:p>68,2</text:p>
          </table:table-cell>
          <table:table-cell office:value-type="float" office:value="55.409940018050001" table:style-name="ce31">
            <text:p>55,4</text:p>
          </table:table-cell>
          <table:table-cell office:value-type="float" office:value="1.5727663274170001" table:style-name="ce31">
            <text:p>1,6</text:p>
          </table:table-cell>
          <table:table-cell office:value-type="float" office:value="44.267119020339003" table:style-name="ce31">
            <text:p>44,3</text:p>
          </table:table-cell>
          <table:table-cell office:value-type="float" office:value="0.59885048811399999" table:style-name="ce31">
            <text:p>0,6</text:p>
          </table:table-cell>
          <table:table-cell office:value-type="float" office:value="0.769017164059" table:style-name="ce31">
            <text:p>0,8</text:p>
          </table:table-cell>
          <table:table-cell office:value-type="float" office:value="4.8008443179999999E-3" table:style-name="ce31">
            <text:p>0,0</text:p>
          </table:table-cell>
          <table:table-cell office:value-type="float" office:value="217.118717731147" table:style-name="ce32">
            <text:p>217,1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12">
            <text:p>Sonstige Tiere<text:span text:style-name="T1">5</text:span></text:p>
          </table:table-cell>
          <table:table-cell office:value-type="float" office:value="2.3305687101029999" table:style-name="ce30">
            <text:p>2,3</text:p>
          </table:table-cell>
          <table:table-cell office:value-type="float" office:value="8.5542884580549998" table:style-name="ce31">
            <text:p>8,6</text:p>
          </table:table-cell>
          <table:table-cell office:value-type="float" office:value="15.481850963177999" table:style-name="ce31">
            <text:p>15,5</text:p>
          </table:table-cell>
          <table:table-cell office:value-type="float" office:value="13.762957454657998" table:style-name="ce31">
            <text:p>13,8</text:p>
          </table:table-cell>
          <table:table-cell office:value-type="float" office:value="5.4138880820579995" table:style-name="ce31">
            <text:p>5,4</text:p>
          </table:table-cell>
          <table:table-cell office:value-type="float" office:value="10.912150150507001" table:style-name="ce31">
            <text:p>10,9</text:p>
          </table:table-cell>
          <table:table-cell office:value-type="float" office:value="11.802291601436002" table:style-name="ce31">
            <text:p>11,8</text:p>
          </table:table-cell>
          <table:table-cell office:value-type="float" office:value="2.1453907402139998" table:style-name="ce31">
            <text:p>2,1</text:p>
          </table:table-cell>
          <table:table-cell office:value-type="float" office:value="0.159400713212" table:style-name="ce31">
            <text:p>0,2</text:p>
          </table:table-cell>
          <table:table-cell office:value-type="float" office:value="70.56278687342099" table:style-name="ce32">
            <text:p>70,6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12">
            <text:p>Milch</text:p>
          </table:table-cell>
          <table:table-cell office:value-type="float" office:value="13.533866362349" table:style-name="ce30">
            <text:p>13,5</text:p>
          </table:table-cell>
          <table:table-cell office:value-type="float" office:value="116.30024548787" table:style-name="ce31">
            <text:p>116,3</text:p>
          </table:table-cell>
          <table:table-cell office:value-type="float" office:value="371.99163481164697" table:style-name="ce31">
            <text:p>372,0</text:p>
          </table:table-cell>
          <table:table-cell office:value-type="float" office:value="582.40895854585301" table:style-name="ce31">
            <text:p>582,4</text:p>
          </table:table-cell>
          <table:table-cell office:value-type="float" office:value="208.60854519807299" table:style-name="ce31">
            <text:p>208,6</text:p>
          </table:table-cell>
          <table:table-cell office:value-type="float" office:value="297.90072335206901" table:style-name="ce31">
            <text:p>297,9</text:p>
          </table:table-cell>
          <table:table-cell office:value-type="float" office:value="221.08162562134001" table:style-name="ce31">
            <text:p>221,1</text:p>
          </table:table-cell>
          <table:table-cell office:value-type="float" office:value="92.078155791387005" table:style-name="ce31">
            <text:p>92,1</text:p>
          </table:table-cell>
          <table:table-cell office:value-type="float" office:value="8.4938677956000005E-2" table:style-name="ce31">
            <text:p>0,1</text:p>
          </table:table-cell>
          <table:table-cell office:value-type="float" office:value="1903.9886938485399" table:style-name="ce32">
            <text:p>1 904,0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12">
            <text:p>Eier</text:p>
          </table:table-cell>
          <table:table-cell office:value-type="float" office:value="23.061058449712" table:style-name="ce30">
            <text:p>23,1</text:p>
          </table:table-cell>
          <table:table-cell office:value-type="float" office:value="30.723908755126001" table:style-name="ce31">
            <text:p>30,7</text:p>
          </table:table-cell>
          <table:table-cell office:value-type="float" office:value="116.145607862896" table:style-name="ce31">
            <text:p>116,1</text:p>
          </table:table-cell>
          <table:table-cell office:value-type="float" office:value="65.946720137661003" table:style-name="ce31">
            <text:p>65,9</text:p>
          </table:table-cell>
          <table:table-cell office:value-type="float" office:value="7.2861426555" table:style-name="ce31">
            <text:p>7,3</text:p>
          </table:table-cell>
          <table:table-cell office:value-type="float" office:value="140.07685474555299" table:style-name="ce31">
            <text:p>140,1</text:p>
          </table:table-cell>
          <table:table-cell office:value-type="float" office:value="7.952550697555" table:style-name="ce31">
            <text:p>8,0</text:p>
          </table:table-cell>
          <table:table-cell office:value-type="float" office:value="7.9044663321630004" table:style-name="ce31">
            <text:p>7,9</text:p>
          </table:table-cell>
          <table:table-cell office:value-type="float" office:value="5.1849659503000002E-2" table:style-name="ce31">
            <text:p>0,1</text:p>
          </table:table-cell>
          <table:table-cell office:value-type="float" office:value="399.14915929566803" table:style-name="ce32">
            <text:p>399,1</text:p>
          </table:table-cell>
          <table:table-cell table:style-name="ce11"/>
          <table:table-cell table:style-name="ce20"/>
          <table:table-cell table:number-columns-repeated="16371" table:style-name="ce1"/>
        </table:table-row>
        <table:table-row table:style-name="ro2">
          <table:table-cell office:value-type="string" table:style-name="ce12">
            <text:p>Sonstige tierische Erzeugnisse<text:span text:style-name="T1">6</text:span></text:p>
          </table:table-cell>
          <table:table-cell office:value-type="float" office:value="1.7624691932959999" table:style-name="ce30">
            <text:p>1,8</text:p>
          </table:table-cell>
          <table:table-cell office:value-type="float" office:value="6.5955440172640003" table:style-name="ce31">
            <text:p>6,6</text:p>
          </table:table-cell>
          <table:table-cell office:value-type="float" office:value="9.9283466331400003" table:style-name="ce31">
            <text:p>9,9</text:p>
          </table:table-cell>
          <table:table-cell office:value-type="float" office:value="9.1614318378749999" table:style-name="ce31">
            <text:p>9,2</text:p>
          </table:table-cell>
          <table:table-cell office:value-type="float" office:value="3.478371464971" table:style-name="ce31">
            <text:p>3,5</text:p>
          </table:table-cell>
          <table:table-cell office:value-type="float" office:value="10.089546815606999" table:style-name="ce31">
            <text:p>10,1</text:p>
          </table:table-cell>
          <table:table-cell office:value-type="float" office:value="5.8613840631469998" table:style-name="ce31">
            <text:p>5,9</text:p>
          </table:table-cell>
          <table:table-cell office:value-type="float" office:value="2.0031294957100001" table:style-name="ce31">
            <text:p>2,0</text:p>
          </table:table-cell>
          <table:table-cell office:value-type="float" office:value="1.249111815559" table:style-name="ce31">
            <text:p>1,2</text:p>
          </table:table-cell>
          <table:table-cell office:value-type="float" office:value="50.129335336570001" table:style-name="ce32">
            <text:p>50,1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17">
            <text:p>Tierische Erzeugung</text:p>
          </table:table-cell>
          <table:table-cell office:value-type="float" office:value="75.113576197574005" table:style-name="ce33">
            <text:p>75,1</text:p>
          </table:table-cell>
          <table:table-cell office:value-type="float" office:value="299.22657001992002" table:style-name="ce34">
            <text:p>299,2</text:p>
          </table:table-cell>
          <table:table-cell office:value-type="float" office:value="1049.2780715201" table:style-name="ce34">
            <text:p>1 049,3</text:p>
          </table:table-cell>
          <table:table-cell office:value-type="float" office:value="1358.99150300827" table:style-name="ce34">
            <text:p>1 359,0</text:p>
          </table:table-cell>
          <table:table-cell office:value-type="float" office:value="297.95159084581297" table:style-name="ce34">
            <text:p>298,0</text:p>
          </table:table-cell>
          <table:table-cell office:value-type="float" office:value="894.65612099369196" table:style-name="ce34">
            <text:p>894,7</text:p>
          </table:table-cell>
          <table:table-cell office:value-type="float" office:value="332.45339650783598" table:style-name="ce34">
            <text:p>332,5</text:p>
          </table:table-cell>
          <table:table-cell office:value-type="float" office:value="138.01814584946499" table:style-name="ce34">
            <text:p>138,0</text:p>
          </table:table-cell>
          <table:table-cell office:value-type="float" office:value="1.6924281188870001" table:style-name="ce34">
            <text:p>1,7</text:p>
          </table:table-cell>
          <table:table-cell office:value-type="float" office:value="4447.3814030615604" table:style-name="ce32">
            <text:p>4 447,4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21">
            <text:p>Erzeugung landwirtschaftlicher Güter</text:p>
          </table:table-cell>
          <table:table-cell office:value-type="float" office:value="613.15916837742805" table:style-name="ce33">
            <text:p>613,2</text:p>
          </table:table-cell>
          <table:table-cell office:value-type="float" office:value="485.592879386905" table:style-name="ce34">
            <text:p>485,6</text:p>
          </table:table-cell>
          <table:table-cell office:value-type="float" office:value="3207.9148478552502" table:style-name="ce34">
            <text:p>3 207,9</text:p>
          </table:table-cell>
          <table:table-cell office:value-type="float" office:value="2386.71010884516" table:style-name="ce34">
            <text:p>2 386,7</text:p>
          </table:table-cell>
          <table:table-cell office:value-type="float" office:value="395.436355103587" table:style-name="ce34">
            <text:p>395,4</text:p>
          </table:table-cell>
          <table:table-cell office:value-type="float" office:value="1698.93498485704" table:style-name="ce34">
            <text:p>1 698,9</text:p>
          </table:table-cell>
          <table:table-cell office:value-type="float" office:value="467.01503660193299" table:style-name="ce34">
            <text:p>467,0</text:p>
          </table:table-cell>
          <table:table-cell office:value-type="float" office:value="186.58968241942" table:style-name="ce34">
            <text:p>186,6</text:p>
          </table:table-cell>
          <table:table-cell office:value-type="float" office:value="107.562854528806" table:style-name="ce34">
            <text:p>107,6</text:p>
          </table:table-cell>
          <table:table-cell office:value-type="float" office:value="9548.9159179755407" table:style-name="ce32">
            <text:p>9 548,9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21">
            <text:p>Erzeugung landwirtschaftlicher Dienstleistungen</text:p>
          </table:table-cell>
          <table:table-cell office:value-type="float" office:value="25.834286672596999" table:style-name="ce33">
            <text:p>25,8</text:p>
          </table:table-cell>
          <table:table-cell office:value-type="float" office:value="26.329285514245999" table:style-name="ce34">
            <text:p>26,3</text:p>
          </table:table-cell>
          <table:table-cell office:value-type="float" office:value="142.75155591705601" table:style-name="ce34">
            <text:p>142,8</text:p>
          </table:table-cell>
          <table:table-cell office:value-type="float" office:value="111.167823926578" table:style-name="ce34">
            <text:p>111,2</text:p>
          </table:table-cell>
          <table:table-cell office:value-type="float" office:value="12.324303069935" table:style-name="ce34">
            <text:p>12,3</text:p>
          </table:table-cell>
          <table:table-cell office:value-type="float" office:value="74.465977311358998" table:style-name="ce34">
            <text:p>74,5</text:p>
          </table:table-cell>
          <table:table-cell office:value-type="float" office:value="14.096186881291001" table:style-name="ce34">
            <text:p>14,1</text:p>
          </table:table-cell>
          <table:table-cell office:value-type="float" office:value="7.2147772825540004" table:style-name="ce34">
            <text:p>7,2</text:p>
          </table:table-cell>
          <table:table-cell office:value-type="float" office:value="1.2145625910490001" table:style-name="ce34">
            <text:p>1,2</text:p>
          </table:table-cell>
          <table:table-cell office:value-type="float" office:value="415.39875916666398" table:style-name="ce32">
            <text:p>415,4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22">
            <text:p>Landwirtschaftliche Erzeugung</text:p>
          </table:table-cell>
          <table:table-cell office:value-type="float" office:value="638.99345505002498" table:style-name="ce33">
            <text:p>639,0</text:p>
          </table:table-cell>
          <table:table-cell office:value-type="float" office:value="511.92216490115101" table:style-name="ce34">
            <text:p>511,9</text:p>
          </table:table-cell>
          <table:table-cell office:value-type="float" office:value="3350.6664037723099" table:style-name="ce34">
            <text:p>3 350,7</text:p>
          </table:table-cell>
          <table:table-cell office:value-type="float" office:value="2497.8779327717398" table:style-name="ce34">
            <text:p>2 497,9</text:p>
          </table:table-cell>
          <table:table-cell office:value-type="float" office:value="407.76065817352298" table:style-name="ce34">
            <text:p>407,8</text:p>
          </table:table-cell>
          <table:table-cell office:value-type="float" office:value="1773.4009621683999" table:style-name="ce34">
            <text:p>1 773,4</text:p>
          </table:table-cell>
          <table:table-cell office:value-type="float" office:value="481.11122348322499" table:style-name="ce34">
            <text:p>481,1</text:p>
          </table:table-cell>
          <table:table-cell office:value-type="float" office:value="193.804459701974" table:style-name="ce34">
            <text:p>193,8</text:p>
          </table:table-cell>
          <table:table-cell office:value-type="float" office:value="108.777417119855" table:style-name="ce34">
            <text:p>108,8</text:p>
          </table:table-cell>
          <table:table-cell office:value-type="float" office:value="9964.3146771421998" table:style-name="ce32">
            <text:p>9 964,3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23">
            <text:p>Nichtlandwirtschaftliche Nebentätigkeiten</text:p>
          </table:table-cell>
          <table:table-cell office:value-type="float" office:value="9.6464761727169996" table:style-name="ce33">
            <text:p>9,6</text:p>
          </table:table-cell>
          <table:table-cell office:value-type="float" office:value="60.898565662827998" table:style-name="ce34">
            <text:p>60,9</text:p>
          </table:table-cell>
          <table:table-cell office:value-type="float" office:value="207.496290554745" table:style-name="ce34">
            <text:p>207,5</text:p>
          </table:table-cell>
          <table:table-cell office:value-type="float" office:value="56.928793831466002" table:style-name="ce34">
            <text:p>56,9</text:p>
          </table:table-cell>
          <table:table-cell office:value-type="float" office:value="58.122911882841997" table:style-name="ce34">
            <text:p>58,1</text:p>
          </table:table-cell>
          <table:table-cell office:value-type="float" office:value="107.515337252603" table:style-name="ce34">
            <text:p>107,5</text:p>
          </table:table-cell>
          <table:table-cell office:value-type="float" office:value="51.322646042961999" table:style-name="ce34">
            <text:p>51,3</text:p>
          </table:table-cell>
          <table:table-cell office:value-type="float" office:value="26.014563178484" table:style-name="ce34">
            <text:p>26,0</text:p>
          </table:table-cell>
          <table:table-cell office:value-type="float" office:value="2.4699296598939999" table:style-name="ce34">
            <text:p>2,5</text:p>
          </table:table-cell>
          <table:table-cell office:value-type="float" office:value="580.415514238539" table:style-name="ce32">
            <text:p>580,4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24">
            <text:p>Erzeugung des landwirtschaftlichen Wirtschaftsbereiches</text:p>
          </table:table-cell>
          <table:table-cell office:value-type="float" office:value="648.63993122274098" table:style-name="ce33">
            <text:p>648,6</text:p>
          </table:table-cell>
          <table:table-cell office:value-type="float" office:value="572.82073056397803" table:style-name="ce34">
            <text:p>572,8</text:p>
          </table:table-cell>
          <table:table-cell office:value-type="float" office:value="3558.1626943270498" table:style-name="ce34">
            <text:p>3 558,2</text:p>
          </table:table-cell>
          <table:table-cell office:value-type="float" office:value="2554.8067266032099" table:style-name="ce34">
            <text:p>2 554,8</text:p>
          </table:table-cell>
          <table:table-cell office:value-type="float" office:value="465.88357005636402" table:style-name="ce34">
            <text:p>465,9</text:p>
          </table:table-cell>
          <table:table-cell office:value-type="float" office:value="1880.9162994210001" table:style-name="ce34">
            <text:p>1 880,9</text:p>
          </table:table-cell>
          <table:table-cell office:value-type="float" office:value="532.43386952618698" table:style-name="ce34">
            <text:p>532,4</text:p>
          </table:table-cell>
          <table:table-cell office:value-type="float" office:value="219.81902288045799" table:style-name="ce34">
            <text:p>219,8</text:p>
          </table:table-cell>
          <table:table-cell office:value-type="float" office:value="111.247346779748" table:style-name="ce34">
            <text:p>111,2</text:p>
          </table:table-cell>
          <table:table-cell office:value-type="float" office:value="10544.7301913807" table:style-name="ce32">
            <text:p>10 544,7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3">
          <table:table-cell office:value-type="string" table:number-columns-spanned="11" table:number-rows-spanned="1" table:style-name="ce26">
            <text:p>Q: STATISTIK AUSTRIA, Regionale landwirtschaftliche Gesamtrechnung. Erstellt am 29.09.2023. – Konsistent mit LGR-Berechnungsstand Juli 2023. – Etwaige Rundungsdifferenzen wurden nicht ausgeglichen.<text:s/></text:p>
            <text:p>1) Hopfen, Textilpflanzen, Heil-, Duft- und Gewürzpflanzen, Energiegräser. – 2) Blumen und Zierpflanzen (inkl. Weihnachtsbäume), Baumschulerzeugnisse, Anpflanzungen. – 3) Es handelt sich dabei um Trauben für die Weinbereitung. – 4) Schilf, Sämereien. – 5) Schafe und Ziegen, Einhufer, Jagd. – 6) Honig, Rohwolle.<text:s/></text:p>
          </table:table-cell>
          <table:covered-table-cell table:number-columns-repeated="10"/>
          <table:table-cell table:number-columns-repeated="2" table:style-name="ce2"/>
          <table:table-cell table:number-columns-repeated="16371" table:style-name="ce1"/>
        </table:table-row>
        <table:table-row table:style-name="ro4">
          <table:table-cell table:number-columns-repeated="16384"/>
        </table:table-row>
        <table:table-row table:style-name="ro4">
          <table:table-cell table:style-name="ce2"/>
          <table:table-cell table:number-columns-repeated="10" table:style-name="ce25"/>
          <table:table-cell table:number-columns-repeated="2" table:style-name="ce2"/>
          <table:table-cell table:number-columns-repeated="16371" table:style-name="ce1"/>
        </table:table-row>
        <table:table-row table:number-rows-repeated="1048544" table:style-name="ro4">
          <table:table-cell table:number-columns-repeated="16384"/>
        </table:table-row>
        <table:named-expressions>
          <table:named-range table:name="Print_Area" table:cell-range-address="2022.$A$1:2022.$K$30" table:base-cell-address="2022.$A$1"/>
        </table:named-expressions>
      </table:table>
      <table:table table:name="2021" table:style-name="ta2">
        <table:table-column table:style-name="co1" table:default-cell-style-name="ce2"/>
        <table:table-column table:style-name="co2" table:number-columns-repeated="10" table:default-cell-style-name="ce2"/>
        <table:table-column table:style-name="co3" table:number-columns-repeated="16373" table:default-cell-style-name="ce2"/>
        <table:table-row table:style-name="ro1">
          <table:table-cell office:value-type="string" table:style-name="ce3">
            <text:p>Merkmal</text:p>
          </table:table-cell>
          <table:table-cell office:value-type="string" table:style-name="ce4">
            <text:p>Bgld.</text:p>
          </table:table-cell>
          <table:table-cell office:value-type="string" table:style-name="ce4">
            <text:p>Ktn.</text:p>
          </table:table-cell>
          <table:table-cell office:value-type="string" table:style-name="ce4">
            <text:p>NÖ</text:p>
          </table:table-cell>
          <table:table-cell office:value-type="string" table:style-name="ce4">
            <text:p>OÖ</text:p>
          </table:table-cell>
          <table:table-cell office:value-type="string" table:style-name="ce4">
            <text:p>Sbg.</text:p>
          </table:table-cell>
          <table:table-cell office:value-type="string" table:style-name="ce4">
            <text:p>Stmk.</text:p>
          </table:table-cell>
          <table:table-cell office:value-type="string" table:style-name="ce4">
            <text:p>T</text:p>
          </table:table-cell>
          <table:table-cell office:value-type="string" table:style-name="ce4">
            <text:p>Vbg.</text:p>
          </table:table-cell>
          <table:table-cell office:value-type="string" table:style-name="ce4">
            <text:p>W</text:p>
          </table:table-cell>
          <table:table-cell office:value-type="string" table:style-name="ce5">
            <text:p>Ö</text:p>
          </table:table-cell>
          <table:table-cell table:number-columns-repeated="16373" table:style-name="ce6"/>
        </table:table-row>
        <table:table-row table:style-name="ro2">
          <table:table-cell office:value-type="string" table:style-name="ce7">
            <text:p>Getreide</text:p>
          </table:table-cell>
          <table:table-cell office:value-type="float" office:value="110.77184808186701" table:style-name="ce35">
            <text:p>110,8</text:p>
          </table:table-cell>
          <table:table-cell office:value-type="float" office:value="59.933598384987" table:style-name="ce36">
            <text:p>59,9</text:p>
          </table:table-cell>
          <table:table-cell office:value-type="float" office:value="547.17405748692204" table:style-name="ce36">
            <text:p>547,2</text:p>
          </table:table-cell>
          <table:table-cell office:value-type="float" office:value="282.27085726951998" table:style-name="ce36">
            <text:p>282,3</text:p>
          </table:table-cell>
          <table:table-cell office:value-type="float" office:value="1.6700837407339999" table:style-name="ce36">
            <text:p>1,7</text:p>
          </table:table-cell>
          <table:table-cell office:value-type="float" office:value="142.49191067664" table:style-name="ce36">
            <text:p>142,5</text:p>
          </table:table-cell>
          <table:table-cell office:value-type="float" office:value="0.89991024102499995" table:style-name="ce36">
            <text:p>0,9</text:p>
          </table:table-cell>
          <table:table-cell office:value-type="float" office:value="0.23889407478800001" table:style-name="ce36">
            <text:p>0,2</text:p>
          </table:table-cell>
          <table:table-cell office:value-type="float" office:value="2.4503196975799999" table:style-name="ce36">
            <text:p>2,5</text:p>
          </table:table-cell>
          <table:table-cell office:value-type="float" office:value="1147.90147965406" table:style-name="ce37">
            <text:p>1 147,9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12">
            <text:p>Ölsaaten und Ölfrüchte</text:p>
          </table:table-cell>
          <table:table-cell office:value-type="float" office:value="68.335372723350005" table:style-name="ce38">
            <text:p>68,3</text:p>
          </table:table-cell>
          <table:table-cell office:value-type="float" office:value="8.4703097256749995" table:style-name="ce39">
            <text:p>8,5</text:p>
          </table:table-cell>
          <table:table-cell office:value-type="float" office:value="152.92328724116899" table:style-name="ce39">
            <text:p>152,9</text:p>
          </table:table-cell>
          <table:table-cell office:value-type="float" office:value="42.175368241740003" table:style-name="ce39">
            <text:p>42,2</text:p>
          </table:table-cell>
          <table:table-cell office:value-type="float" office:value="7.9265819434999996E-2" table:style-name="ce39">
            <text:p>0,1</text:p>
          </table:table-cell>
          <table:table-cell office:value-type="float" office:value="35.884926668618" table:style-name="ce39">
            <text:p>35,9</text:p>
          </table:table-cell>
          <table:table-cell office:value-type="float" office:value="3.1681488014000003E-2" table:style-name="ce39">
            <text:p>0,0</text:p>
          </table:table-cell>
          <table:table-cell office:value-type="float" office:value="1.1183154972E-2" table:style-name="ce39">
            <text:p>0,0</text:p>
          </table:table-cell>
          <table:table-cell office:value-type="float" office:value="0.78507511117600004" table:style-name="ce39">
            <text:p>0,8</text:p>
          </table:table-cell>
          <table:table-cell office:value-type="float" office:value="308.696470174149" table:style-name="ce40">
            <text:p>308,7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12">
            <text:p>Eiweißpflanzen</text:p>
          </table:table-cell>
          <table:table-cell office:value-type="float" office:value="2.9092759781540001" table:style-name="ce38">
            <text:p>2,9</text:p>
          </table:table-cell>
          <table:table-cell office:value-type="float" office:value="0.34787701719899999" table:style-name="ce39">
            <text:p>0,3</text:p>
          </table:table-cell>
          <table:table-cell office:value-type="float" office:value="10.926129671186001" table:style-name="ce39">
            <text:p>10,9</text:p>
          </table:table-cell>
          <table:table-cell office:value-type="float" office:value="1.838564512224" table:style-name="ce39">
            <text:p>1,8</text:p>
          </table:table-cell>
          <table:table-cell office:value-type="float" office:value="9.1364346540000006E-3" table:style-name="ce39">
            <text:p>0,0</text:p>
          </table:table-cell>
          <table:table-cell office:value-type="float" office:value="0.27909742519699998" table:style-name="ce39">
            <text:p>0,3</text:p>
          </table:table-cell>
          <table:table-cell office:value-type="float" office:value="7.8996259570000005E-3" table:style-name="ce39">
            <text:p>0,0</text:p>
          </table:table-cell>
          <table:table-cell office:value-type="float" office:value="1.617368688E-3" table:style-name="ce39">
            <text:p>0,0</text:p>
          </table:table-cell>
          <table:table-cell office:value-type="float" office:value="6.7066347326999995E-2" table:style-name="ce39">
            <text:p>0,1</text:p>
          </table:table-cell>
          <table:table-cell office:value-type="float" office:value="16.386664380587" table:style-name="ce40">
            <text:p>16,4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12">
            <text:p>Zuckerrüben</text:p>
          </table:table-cell>
          <table:table-cell office:value-type="float" office:value="5.1463789345629998" table:style-name="ce38">
            <text:p>5,1</text:p>
          </table:table-cell>
          <table:table-cell office:value-type="float" office:value="2.9142000961E-2" table:style-name="ce39">
            <text:p>0,0</text:p>
          </table:table-cell>
          <table:table-cell office:value-type="float" office:value="66.993280923298997" table:style-name="ce39">
            <text:p>67,0</text:p>
          </table:table-cell>
          <table:table-cell office:value-type="float" office:value="24.537470907414999" table:style-name="ce39">
            <text:p>24,5</text:p>
          </table:table-cell>
          <table:table-cell office:value-type="float" office:value="9.4397093309999992E-3" table:style-name="ce39">
            <text:p>0,0</text:p>
          </table:table-cell>
          <table:table-cell office:value-type="float" office:value="0.639174097484" table:style-name="ce39">
            <text:p>0,6</text:p>
          </table:table-cell>
          <table:table-cell office:value-type="float" office:value="0" table:style-name="ce39">
            <text:p>0,0</text:p>
          </table:table-cell>
          <table:table-cell office:value-type="float" office:value="0" table:style-name="ce39">
            <text:p>0,0</text:p>
          </table:table-cell>
          <table:table-cell office:value-type="float" office:value="0.35015053174999999" table:style-name="ce39">
            <text:p>0,4</text:p>
          </table:table-cell>
          <table:table-cell office:value-type="float" office:value="97.705037104804006" table:style-name="ce40">
            <text:p>97,7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12">
            <text:p>Sonstige Handelsgewächse<text:span text:style-name="T1">1</text:span></text:p>
          </table:table-cell>
          <table:table-cell office:value-type="float" office:value="0.62941209555199995" table:style-name="ce38">
            <text:p>0,6</text:p>
          </table:table-cell>
          <table:table-cell office:value-type="float" office:value="0.110051228345" table:style-name="ce39">
            <text:p>0,1</text:p>
          </table:table-cell>
          <table:table-cell office:value-type="float" office:value="6.4208233080510002" table:style-name="ce39">
            <text:p>6,4</text:p>
          </table:table-cell>
          <table:table-cell office:value-type="float" office:value="3.6527594048609999" table:style-name="ce39">
            <text:p>3,7</text:p>
          </table:table-cell>
          <table:table-cell office:value-type="float" office:value="9.3806336219999994E-3" table:style-name="ce39">
            <text:p>0,0</text:p>
          </table:table-cell>
          <table:table-cell office:value-type="float" office:value="1.42047263346" table:style-name="ce39">
            <text:p>1,4</text:p>
          </table:table-cell>
          <table:table-cell office:value-type="float" office:value="1.4793125379000001E-2" table:style-name="ce39">
            <text:p>0,0</text:p>
          </table:table-cell>
          <table:table-cell office:value-type="float" office:value="1.1602717354E-2" table:style-name="ce39">
            <text:p>0,0</text:p>
          </table:table-cell>
          <table:table-cell office:value-type="float" office:value="5.2291139461000002E-2" table:style-name="ce39">
            <text:p>0,1</text:p>
          </table:table-cell>
          <table:table-cell office:value-type="float" office:value="12.321586286084999" table:style-name="ce40">
            <text:p>12,3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12">
            <text:p>Futterpflanzen</text:p>
          </table:table-cell>
          <table:table-cell office:value-type="float" office:value="11.768252581527999" table:style-name="ce38">
            <text:p>11,8</text:p>
          </table:table-cell>
          <table:table-cell office:value-type="float" office:value="54.153571494462" table:style-name="ce39">
            <text:p>54,2</text:p>
          </table:table-cell>
          <table:table-cell office:value-type="float" office:value="131.5094320707" table:style-name="ce39">
            <text:p>131,5</text:p>
          </table:table-cell>
          <table:table-cell office:value-type="float" office:value="155.704953719445" table:style-name="ce39">
            <text:p>155,7</text:p>
          </table:table-cell>
          <table:table-cell office:value-type="float" office:value="47.157107517950003" table:style-name="ce39">
            <text:p>47,2</text:p>
          </table:table-cell>
          <table:table-cell office:value-type="float" office:value="92.100226370583997" table:style-name="ce39">
            <text:p>92,1</text:p>
          </table:table-cell>
          <table:table-cell office:value-type="float" office:value="48.676699301233" table:style-name="ce39">
            <text:p>48,7</text:p>
          </table:table-cell>
          <table:table-cell office:value-type="float" office:value="20.484540928891001" table:style-name="ce39">
            <text:p>20,5</text:p>
          </table:table-cell>
          <table:table-cell office:value-type="float" office:value="0.185327601412" table:style-name="ce39">
            <text:p>0,2</text:p>
          </table:table-cell>
          <table:table-cell office:value-type="float" office:value="561.74011158620499" table:style-name="ce40">
            <text:p>561,7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12">
            <text:p>Gemüse</text:p>
          </table:table-cell>
          <table:table-cell office:value-type="float" office:value="48.795330837367999" table:style-name="ce38">
            <text:p>48,8</text:p>
          </table:table-cell>
          <table:table-cell office:value-type="float" office:value="8.2418580135399999" table:style-name="ce39">
            <text:p>8,2</text:p>
          </table:table-cell>
          <table:table-cell office:value-type="float" office:value="131.86694928078501" table:style-name="ce39">
            <text:p>131,9</text:p>
          </table:table-cell>
          <table:table-cell office:value-type="float" office:value="46.601900825640001" table:style-name="ce39">
            <text:p>46,6</text:p>
          </table:table-cell>
          <table:table-cell office:value-type="float" office:value="3.9139725488120001" table:style-name="ce39">
            <text:p>3,9</text:p>
          </table:table-cell>
          <table:table-cell office:value-type="float" office:value="35.806948363856002" table:style-name="ce39">
            <text:p>35,8</text:p>
          </table:table-cell>
          <table:table-cell office:value-type="float" office:value="34.648118702738003" table:style-name="ce39">
            <text:p>34,6</text:p>
          </table:table-cell>
          <table:table-cell office:value-type="float" office:value="1.6616750195279999" table:style-name="ce39">
            <text:p>1,7</text:p>
          </table:table-cell>
          <table:table-cell office:value-type="float" office:value="79.580219961107005" table:style-name="ce39">
            <text:p>79,6</text:p>
          </table:table-cell>
          <table:table-cell office:value-type="float" office:value="391.11697355337299" table:style-name="ce40">
            <text:p>391,1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12">
            <text:p>Pflanzen und Blumen<text:span text:style-name="T1">2</text:span></text:p>
          </table:table-cell>
          <table:table-cell office:value-type="float" office:value="22.448381493119999" table:style-name="ce38">
            <text:p>22,4</text:p>
          </table:table-cell>
          <table:table-cell office:value-type="float" office:value="9.5514517407789992" table:style-name="ce39">
            <text:p>9,6</text:p>
          </table:table-cell>
          <table:table-cell office:value-type="float" office:value="121.32098191551199" table:style-name="ce39">
            <text:p>121,3</text:p>
          </table:table-cell>
          <table:table-cell office:value-type="float" office:value="93.304069551487004" table:style-name="ce39">
            <text:p>93,3</text:p>
          </table:table-cell>
          <table:table-cell office:value-type="float" office:value="14.683834772911" table:style-name="ce39">
            <text:p>14,7</text:p>
          </table:table-cell>
          <table:table-cell office:value-type="float" office:value="117.13371621402599" table:style-name="ce39">
            <text:p>117,1</text:p>
          </table:table-cell>
          <table:table-cell office:value-type="float" office:value="12.259239381014" table:style-name="ce39">
            <text:p>12,3</text:p>
          </table:table-cell>
          <table:table-cell office:value-type="float" office:value="14.622167739879" table:style-name="ce39">
            <text:p>14,6</text:p>
          </table:table-cell>
          <table:table-cell office:value-type="float" office:value="10.894299973442999" table:style-name="ce39">
            <text:p>10,9</text:p>
          </table:table-cell>
          <table:table-cell office:value-type="float" office:value="416.21814278216999" table:style-name="ce40">
            <text:p>416,2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12">
            <text:p>Kartoffeln</text:p>
          </table:table-cell>
          <table:table-cell office:value-type="float" office:value="7.2898508168360001" table:style-name="ce38">
            <text:p>7,3</text:p>
          </table:table-cell>
          <table:table-cell office:value-type="float" office:value="1.997673721697" table:style-name="ce39">
            <text:p>2,0</text:p>
          </table:table-cell>
          <table:table-cell office:value-type="float" office:value="73.437430995309001" table:style-name="ce39">
            <text:p>73,4</text:p>
          </table:table-cell>
          <table:table-cell office:value-type="float" office:value="5.4896813603250001" table:style-name="ce39">
            <text:p>5,5</text:p>
          </table:table-cell>
          <table:table-cell office:value-type="float" office:value="0.49708183989600002" table:style-name="ce39">
            <text:p>0,5</text:p>
          </table:table-cell>
          <table:table-cell office:value-type="float" office:value="3.236178379824" table:style-name="ce39">
            <text:p>3,2</text:p>
          </table:table-cell>
          <table:table-cell office:value-type="float" office:value="1.680971492549" table:style-name="ce39">
            <text:p>1,7</text:p>
          </table:table-cell>
          <table:table-cell office:value-type="float" office:value="0.26634726455199997" table:style-name="ce39">
            <text:p>0,3</text:p>
          </table:table-cell>
          <table:table-cell office:value-type="float" office:value="0.403928909984" table:style-name="ce39">
            <text:p>0,4</text:p>
          </table:table-cell>
          <table:table-cell office:value-type="float" office:value="94.299144780971005" table:style-name="ce40">
            <text:p>94,3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12">
            <text:p>Obst (inkl. Trauben)</text:p>
          </table:table-cell>
          <table:table-cell office:value-type="float" office:value="31.149167812209001" table:style-name="ce38">
            <text:p>31,1</text:p>
          </table:table-cell>
          <table:table-cell office:value-type="float" office:value="6.7525047156609999" table:style-name="ce39">
            <text:p>6,8</text:p>
          </table:table-cell>
          <table:table-cell office:value-type="float" office:value="119.954988807305" table:style-name="ce39">
            <text:p>120,0</text:p>
          </table:table-cell>
          <table:table-cell office:value-type="float" office:value="38.709019435351003" table:style-name="ce39">
            <text:p>38,7</text:p>
          </table:table-cell>
          <table:table-cell office:value-type="float" office:value="1.625591321083" table:style-name="ce39">
            <text:p>1,6</text:p>
          </table:table-cell>
          <table:table-cell office:value-type="float" office:value="124.292553845745" table:style-name="ce39">
            <text:p>124,3</text:p>
          </table:table-cell>
          <table:table-cell office:value-type="float" office:value="7.0654371894220001" table:style-name="ce39">
            <text:p>7,1</text:p>
          </table:table-cell>
          <table:table-cell office:value-type="float" office:value="1.9413961351" table:style-name="ce39">
            <text:p>1,9</text:p>
          </table:table-cell>
          <table:table-cell office:value-type="float" office:value="3.175172827201" table:style-name="ce39">
            <text:p>3,2</text:p>
          </table:table-cell>
          <table:table-cell office:value-type="float" office:value="334.66583208907701" table:style-name="ce40">
            <text:p>334,7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16">
            <text:p>davon Frischobst</text:p>
          </table:table-cell>
          <table:table-cell office:value-type="float" office:value="13.20644562319" table:style-name="ce39">
            <text:p>13,2</text:p>
          </table:table-cell>
          <table:table-cell office:value-type="float" office:value="6.7479572446700002" table:style-name="ce39">
            <text:p>6,7</text:p>
          </table:table-cell>
          <table:table-cell office:value-type="float" office:value="78.042726145805005" table:style-name="ce39">
            <text:p>78,0</text:p>
          </table:table-cell>
          <table:table-cell office:value-type="float" office:value="38.704398247775003" table:style-name="ce39">
            <text:p>38,7</text:p>
          </table:table-cell>
          <table:table-cell office:value-type="float" office:value="1.625591321083" table:style-name="ce39">
            <text:p>1,6</text:p>
          </table:table-cell>
          <table:table-cell office:value-type="float" office:value="122.430246043087" table:style-name="ce39">
            <text:p>122,4</text:p>
          </table:table-cell>
          <table:table-cell office:value-type="float" office:value="7.0653768567170001" table:style-name="ce39">
            <text:p>7,1</text:p>
          </table:table-cell>
          <table:table-cell office:value-type="float" office:value="1.9309099492120001" table:style-name="ce39">
            <text:p>1,9</text:p>
          </table:table-cell>
          <table:table-cell office:value-type="float" office:value="3.0605501199659999" table:style-name="ce39">
            <text:p>3,1</text:p>
          </table:table-cell>
          <table:table-cell office:value-type="float" office:value="272.81420155150602" table:style-name="ce40">
            <text:p>272,8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12">
            <text:p><text:s text:c="4"/>davon Weintrauben<text:span text:style-name="T1">3</text:span></text:p>
          </table:table-cell>
          <table:table-cell office:value-type="float" office:value="17.942722189019001" table:style-name="ce39">
            <text:p>17,9</text:p>
          </table:table-cell>
          <table:table-cell office:value-type="float" office:value="4.547470992E-3" table:style-name="ce39">
            <text:p>0,0</text:p>
          </table:table-cell>
          <table:table-cell office:value-type="float" office:value="41.912262661500002" table:style-name="ce39">
            <text:p>41,9</text:p>
          </table:table-cell>
          <table:table-cell office:value-type="float" office:value="4.621187576E-3" table:style-name="ce39">
            <text:p>0,0</text:p>
          </table:table-cell>
          <table:table-cell office:value-type="float" office:value="0" table:style-name="ce39">
            <text:p>0,0</text:p>
          </table:table-cell>
          <table:table-cell office:value-type="float" office:value="1.862307802658" table:style-name="ce39">
            <text:p>1,9</text:p>
          </table:table-cell>
          <table:table-cell office:value-type="float" office:value="6.0332703999999997E-5" table:style-name="ce39">
            <text:p>0,0</text:p>
          </table:table-cell>
          <table:table-cell office:value-type="float" office:value="1.0486185888E-2" table:style-name="ce39">
            <text:p>0,0</text:p>
          </table:table-cell>
          <table:table-cell office:value-type="float" office:value="0.114622707235" table:style-name="ce39">
            <text:p>0,1</text:p>
          </table:table-cell>
          <table:table-cell office:value-type="float" office:value="61.851630537571999" table:style-name="ce40">
            <text:p>61,9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12">
            <text:p>Wein</text:p>
          </table:table-cell>
          <table:table-cell office:value-type="float" office:value="147.233335154625" table:style-name="ce38">
            <text:p>147,2</text:p>
          </table:table-cell>
          <table:table-cell office:value-type="float" office:value="0.76513798267199995" table:style-name="ce39">
            <text:p>0,8</text:p>
          </table:table-cell>
          <table:table-cell office:value-type="float" office:value="410.26942027242001" table:style-name="ce39">
            <text:p>410,3</text:p>
          </table:table-cell>
          <table:table-cell office:value-type="float" office:value="0.44300180616500001" table:style-name="ce39">
            <text:p>0,4</text:p>
          </table:table-cell>
          <table:table-cell office:value-type="float" office:value="2.2698212648999998E-2" table:style-name="ce39">
            <text:p>0,0</text:p>
          </table:table-cell>
          <table:table-cell office:value-type="float" office:value="69.572968369164002" table:style-name="ce39">
            <text:p>69,6</text:p>
          </table:table-cell>
          <table:table-cell office:value-type="float" office:value="0.155307829127" table:style-name="ce39">
            <text:p>0,2</text:p>
          </table:table-cell>
          <table:table-cell office:value-type="float" office:value="6.5061226015000001E-2" table:style-name="ce39">
            <text:p>0,1</text:p>
          </table:table-cell>
          <table:table-cell office:value-type="float" office:value="7.9472081056719999" table:style-name="ce39">
            <text:p>7,9</text:p>
          </table:table-cell>
          <table:table-cell office:value-type="float" office:value="636.474138958509" table:style-name="ce40">
            <text:p>636,5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12">
            <text:p>Sonstige pflanzliche Erzeugnisse<text:span text:style-name="T1">4</text:span></text:p>
          </table:table-cell>
          <table:table-cell office:value-type="float" office:value="0.47189540000000002" table:style-name="ce38">
            <text:p>0,5</text:p>
          </table:table-cell>
          <table:table-cell office:value-type="float" office:value="1.5003427022999999E-2" table:style-name="ce39">
            <text:p>0,0</text:p>
          </table:table-cell>
          <table:table-cell office:value-type="float" office:value="0.190752217833" table:style-name="ce39">
            <text:p>0,2</text:p>
          </table:table-cell>
          <table:table-cell office:value-type="float" office:value="1.9277694375200001" table:style-name="ce39">
            <text:p>1,9</text:p>
          </table:table-cell>
          <table:table-cell office:value-type="float" office:value="0" table:style-name="ce39">
            <text:p>0,0</text:p>
          </table:table-cell>
          <table:table-cell office:value-type="float" office:value="0.26712271243300001" table:style-name="ce39">
            <text:p>0,3</text:p>
          </table:table-cell>
          <table:table-cell office:value-type="float" office:value="0" table:style-name="ce39">
            <text:p>0,0</text:p>
          </table:table-cell>
          <table:table-cell office:value-type="float" office:value="0" table:style-name="ce39">
            <text:p>0,0</text:p>
          </table:table-cell>
          <table:table-cell office:value-type="float" office:value="0" table:style-name="ce39">
            <text:p>0,0</text:p>
          </table:table-cell>
          <table:table-cell office:value-type="float" office:value="2.87254319481" table:style-name="ce40">
            <text:p>2,9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17">
            <text:p>Pflanzliche Erzeugung</text:p>
          </table:table-cell>
          <table:table-cell office:value-type="float" office:value="456.94850190917202" table:style-name="ce41">
            <text:p>456,9</text:p>
          </table:table-cell>
          <table:table-cell office:value-type="float" office:value="150.36817945300101" table:style-name="ce42">
            <text:p>150,4</text:p>
          </table:table-cell>
          <table:table-cell office:value-type="float" office:value="1772.9875341904899" table:style-name="ce42">
            <text:p>1 773,0</text:p>
          </table:table-cell>
          <table:table-cell office:value-type="float" office:value="696.65541647169402" table:style-name="ce42">
            <text:p>696,7</text:p>
          </table:table-cell>
          <table:table-cell office:value-type="float" office:value="69.677592551078007" table:style-name="ce42">
            <text:p>69,7</text:p>
          </table:table-cell>
          <table:table-cell office:value-type="float" office:value="623.12529575703195" table:style-name="ce42">
            <text:p>623,1</text:p>
          </table:table-cell>
          <table:table-cell office:value-type="float" office:value="105.44005837645901" table:style-name="ce42">
            <text:p>105,4</text:p>
          </table:table-cell>
          <table:table-cell office:value-type="float" office:value="39.304485629764997" table:style-name="ce42">
            <text:p>39,3</text:p>
          </table:table-cell>
          <table:table-cell office:value-type="float" office:value="105.891060206113" table:style-name="ce42">
            <text:p>105,9</text:p>
          </table:table-cell>
          <table:table-cell office:value-type="float" office:value="4020.3981245448099" table:style-name="ce40">
            <text:p>4 020,4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12">
            <text:p>Rinder</text:p>
          </table:table-cell>
          <table:table-cell office:value-type="float" office:value="8.1282243799410008" table:style-name="ce38">
            <text:p>8,1</text:p>
          </table:table-cell>
          <table:table-cell office:value-type="float" office:value="67.393399816655005" table:style-name="ce39">
            <text:p>67,4</text:p>
          </table:table-cell>
          <table:table-cell office:value-type="float" office:value="198.50249147201399" table:style-name="ce39">
            <text:p>198,5</text:p>
          </table:table-cell>
          <table:table-cell office:value-type="float" office:value="255.162184496778" table:style-name="ce39">
            <text:p>255,2</text:p>
          </table:table-cell>
          <table:table-cell office:value-type="float" office:value="62.842826506441" table:style-name="ce39">
            <text:p>62,8</text:p>
          </table:table-cell>
          <table:table-cell office:value-type="float" office:value="129.73831708097899" table:style-name="ce39">
            <text:p>129,7</text:p>
          </table:table-cell>
          <table:table-cell office:value-type="float" office:value="75.263198293471007" table:style-name="ce39">
            <text:p>75,3</text:p>
          </table:table-cell>
          <table:table-cell office:value-type="float" office:value="29.344955290424" table:style-name="ce39">
            <text:p>29,3</text:p>
          </table:table-cell>
          <table:table-cell office:value-type="float" office:value="2.5848666632999999E-2" table:style-name="ce39">
            <text:p>0,0</text:p>
          </table:table-cell>
          <table:table-cell office:value-type="float" office:value="826.40144600333497" table:style-name="ce40">
            <text:p>826,4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12">
            <text:p>Schweine<text:s/></text:p>
          </table:table-cell>
          <table:table-cell office:value-type="float" office:value="13.179265122845001" table:style-name="ce38">
            <text:p>13,2</text:p>
          </table:table-cell>
          <table:table-cell office:value-type="float" office:value="30.329968102584001" table:style-name="ce39">
            <text:p>30,3</text:p>
          </table:table-cell>
          <table:table-cell office:value-type="float" office:value="212.15212171996399" table:style-name="ce39">
            <text:p>212,2</text:p>
          </table:table-cell>
          <table:table-cell office:value-type="float" office:value="304.06251611789799" table:style-name="ce39">
            <text:p>304,1</text:p>
          </table:table-cell>
          <table:table-cell office:value-type="float" office:value="2.8349340502249998" table:style-name="ce39">
            <text:p>2,8</text:p>
          </table:table-cell>
          <table:table-cell office:value-type="float" office:value="206.19988260217499" table:style-name="ce39">
            <text:p>206,2</text:p>
          </table:table-cell>
          <table:table-cell office:value-type="float" office:value="3.6813883852529998" table:style-name="ce39">
            <text:p>3,7</text:p>
          </table:table-cell>
          <table:table-cell office:value-type="float" office:value="1.811012008104" table:style-name="ce39">
            <text:p>1,8</text:p>
          </table:table-cell>
          <table:table-cell office:value-type="float" office:value="3.0832054064000001E-2" table:style-name="ce39">
            <text:p>0,0</text:p>
          </table:table-cell>
          <table:table-cell office:value-type="float" office:value="774.28192016311095" table:style-name="ce40">
            <text:p>774,3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12">
            <text:p>Geflügel</text:p>
          </table:table-cell>
          <table:table-cell office:value-type="float" office:value="9.8774903012529993" table:style-name="ce38">
            <text:p>9,9</text:p>
          </table:table-cell>
          <table:table-cell office:value-type="float" office:value="35.578515629998002" table:style-name="ce39">
            <text:p>35,6</text:p>
          </table:table-cell>
          <table:table-cell office:value-type="float" office:value="68.471918030584007" table:style-name="ce39">
            <text:p>68,5</text:p>
          </table:table-cell>
          <table:table-cell office:value-type="float" office:value="56.457000440937001" table:style-name="ce39">
            <text:p>56,5</text:p>
          </table:table-cell>
          <table:table-cell office:value-type="float" office:value="1.653498545755" table:style-name="ce39">
            <text:p>1,7</text:p>
          </table:table-cell>
          <table:table-cell office:value-type="float" office:value="48.149854144884998" table:style-name="ce39">
            <text:p>48,1</text:p>
          </table:table-cell>
          <table:table-cell office:value-type="float" office:value="0.57363953868899997" table:style-name="ce39">
            <text:p>0,6</text:p>
          </table:table-cell>
          <table:table-cell office:value-type="float" office:value="0.73892251000499998" table:style-name="ce39">
            <text:p>0,7</text:p>
          </table:table-cell>
          <table:table-cell office:value-type="float" office:value="3.9879272849999998E-3" table:style-name="ce39">
            <text:p>0,0</text:p>
          </table:table-cell>
          <table:table-cell office:value-type="float" office:value="221.50482706939101" table:style-name="ce40">
            <text:p>221,5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12">
            <text:p>Sonstige Tiere<text:span text:style-name="T1">5</text:span></text:p>
          </table:table-cell>
          <table:table-cell office:value-type="float" office:value="2.5220732043530001" table:style-name="ce38">
            <text:p>2,5</text:p>
          </table:table-cell>
          <table:table-cell office:value-type="float" office:value="7.9312262175140003" table:style-name="ce39">
            <text:p>7,9</text:p>
          </table:table-cell>
          <table:table-cell office:value-type="float" office:value="14.288756848050001" table:style-name="ce39">
            <text:p>14,3</text:p>
          </table:table-cell>
          <table:table-cell office:value-type="float" office:value="12.79153885231" table:style-name="ce39">
            <text:p>12,8</text:p>
          </table:table-cell>
          <table:table-cell office:value-type="float" office:value="4.8925471276829997" table:style-name="ce39">
            <text:p>4,9</text:p>
          </table:table-cell>
          <table:table-cell office:value-type="float" office:value="9.7322817084710014" table:style-name="ce39">
            <text:p>9,7</text:p>
          </table:table-cell>
          <table:table-cell office:value-type="float" office:value="12.180888432026999" table:style-name="ce39">
            <text:p>12,2</text:p>
          </table:table-cell>
          <table:table-cell office:value-type="float" office:value="1.975546297388" table:style-name="ce39">
            <text:p>2,0</text:p>
          </table:table-cell>
          <table:table-cell office:value-type="float" office:value="0.17764098420999999" table:style-name="ce39">
            <text:p>0,2</text:p>
          </table:table-cell>
          <table:table-cell office:value-type="float" office:value="66.492499672007" table:style-name="ce40">
            <text:p>66,5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12">
            <text:p>Milch</text:p>
          </table:table-cell>
          <table:table-cell office:value-type="float" office:value="10.833980948563999" table:style-name="ce38">
            <text:p>10,8</text:p>
          </table:table-cell>
          <table:table-cell office:value-type="float" office:value="90.046738188090998" table:style-name="ce39">
            <text:p>90,0</text:p>
          </table:table-cell>
          <table:table-cell office:value-type="float" office:value="277.52342335007501" table:style-name="ce39">
            <text:p>277,5</text:p>
          </table:table-cell>
          <table:table-cell office:value-type="float" office:value="441.67744207512101" table:style-name="ce39">
            <text:p>441,7</text:p>
          </table:table-cell>
          <table:table-cell office:value-type="float" office:value="165.17735510887599" table:style-name="ce39">
            <text:p>165,2</text:p>
          </table:table-cell>
          <table:table-cell office:value-type="float" office:value="230.01781063582499" table:style-name="ce39">
            <text:p>230,0</text:p>
          </table:table-cell>
          <table:table-cell office:value-type="float" office:value="175.75030000164901" table:style-name="ce39">
            <text:p>175,8</text:p>
          </table:table-cell>
          <table:table-cell office:value-type="float" office:value="79.322601085626005" table:style-name="ce39">
            <text:p>79,3</text:p>
          </table:table-cell>
          <table:table-cell office:value-type="float" office:value="0.131431420494" table:style-name="ce39">
            <text:p>0,1</text:p>
          </table:table-cell>
          <table:table-cell office:value-type="float" office:value="1470.48108281432" table:style-name="ce40">
            <text:p>1 470,5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12">
            <text:p>Eier</text:p>
          </table:table-cell>
          <table:table-cell office:value-type="float" office:value="18.533547807891001" table:style-name="ce38">
            <text:p>18,5</text:p>
          </table:table-cell>
          <table:table-cell office:value-type="float" office:value="23.354226532298998" table:style-name="ce39">
            <text:p>23,4</text:p>
          </table:table-cell>
          <table:table-cell office:value-type="float" office:value="91.352575306332" table:style-name="ce39">
            <text:p>91,4</text:p>
          </table:table-cell>
          <table:table-cell office:value-type="float" office:value="51.922029151722001" table:style-name="ce39">
            <text:p>51,9</text:p>
          </table:table-cell>
          <table:table-cell office:value-type="float" office:value="5.4734472980050004" table:style-name="ce39">
            <text:p>5,5</text:p>
          </table:table-cell>
          <table:table-cell office:value-type="float" office:value="109.64028126302" table:style-name="ce39">
            <text:p>109,6</text:p>
          </table:table-cell>
          <table:table-cell office:value-type="float" office:value="6.0731818086449998" table:style-name="ce39">
            <text:p>6,1</text:p>
          </table:table-cell>
          <table:table-cell office:value-type="float" office:value="6.1468027827379998" table:style-name="ce39">
            <text:p>6,1</text:p>
          </table:table-cell>
          <table:table-cell office:value-type="float" office:value="2.7879453323999999E-2" table:style-name="ce39">
            <text:p>0,0</text:p>
          </table:table-cell>
          <table:table-cell office:value-type="float" office:value="312.523971403975" table:style-name="ce40">
            <text:p>312,5</text:p>
          </table:table-cell>
          <table:table-cell table:style-name="ce11"/>
          <table:table-cell table:style-name="ce20"/>
          <table:table-cell table:number-columns-repeated="16371" table:style-name="ce1"/>
        </table:table-row>
        <table:table-row table:style-name="ro2">
          <table:table-cell office:value-type="string" table:style-name="ce12">
            <text:p>Sonstige tierische Erzeugnisse<text:span text:style-name="T1">6</text:span></text:p>
          </table:table-cell>
          <table:table-cell office:value-type="float" office:value="1.56728414342" table:style-name="ce38">
            <text:p>1,6</text:p>
          </table:table-cell>
          <table:table-cell office:value-type="float" office:value="6.1666927475650004" table:style-name="ce39">
            <text:p>6,2</text:p>
          </table:table-cell>
          <table:table-cell office:value-type="float" office:value="8.9909319604829996" table:style-name="ce39">
            <text:p>9,0</text:p>
          </table:table-cell>
          <table:table-cell office:value-type="float" office:value="8.4030558540169995" table:style-name="ce39">
            <text:p>8,4</text:p>
          </table:table-cell>
          <table:table-cell office:value-type="float" office:value="3.2997174631449999" table:style-name="ce39">
            <text:p>3,3</text:p>
          </table:table-cell>
          <table:table-cell office:value-type="float" office:value="9.1400563369619992" table:style-name="ce39">
            <text:p>9,1</text:p>
          </table:table-cell>
          <table:table-cell office:value-type="float" office:value="5.2915172357470004" table:style-name="ce39">
            <text:p>5,3</text:p>
          </table:table-cell>
          <table:table-cell office:value-type="float" office:value="1.8728169454929999" table:style-name="ce39">
            <text:p>1,9</text:p>
          </table:table-cell>
          <table:table-cell office:value-type="float" office:value="1.0930918597379999" table:style-name="ce39">
            <text:p>1,1</text:p>
          </table:table-cell>
          <table:table-cell office:value-type="float" office:value="45.825164546570001" table:style-name="ce40">
            <text:p>45,8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17">
            <text:p>Tierische Erzeugung</text:p>
          </table:table-cell>
          <table:table-cell office:value-type="float" office:value="64.641865908265999" table:style-name="ce41">
            <text:p>64,6</text:p>
          </table:table-cell>
          <table:table-cell office:value-type="float" office:value="260.80076723470501" table:style-name="ce42">
            <text:p>260,8</text:p>
          </table:table-cell>
          <table:table-cell office:value-type="float" office:value="871.28221868749995" table:style-name="ce42">
            <text:p>871,3</text:p>
          </table:table-cell>
          <table:table-cell office:value-type="float" office:value="1130.4757669887799" table:style-name="ce42">
            <text:p>1 130,5</text:p>
          </table:table-cell>
          <table:table-cell office:value-type="float" office:value="246.174326100131" table:style-name="ce42">
            <text:p>246,2</text:p>
          </table:table-cell>
          <table:table-cell office:value-type="float" office:value="742.61848377231604" table:style-name="ce42">
            <text:p>742,6</text:p>
          </table:table-cell>
          <table:table-cell office:value-type="float" office:value="278.81411369547999" table:style-name="ce42">
            <text:p>278,8</text:p>
          </table:table-cell>
          <table:table-cell office:value-type="float" office:value="121.21265691977899" table:style-name="ce42">
            <text:p>121,2</text:p>
          </table:table-cell>
          <table:table-cell office:value-type="float" office:value="1.4907123657479999" table:style-name="ce42">
            <text:p>1,5</text:p>
          </table:table-cell>
          <table:table-cell office:value-type="float" office:value="3717.5109116727099" table:style-name="ce40">
            <text:p>3 717,5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21">
            <text:p>Erzeugung landwirtschaftlicher Güter</text:p>
          </table:table-cell>
          <table:table-cell office:value-type="float" office:value="521.59036781743805" table:style-name="ce41">
            <text:p>521,6</text:p>
          </table:table-cell>
          <table:table-cell office:value-type="float" office:value="411.16894668770601" table:style-name="ce42">
            <text:p>411,2</text:p>
          </table:table-cell>
          <table:table-cell office:value-type="float" office:value="2644.26975287799" table:style-name="ce42">
            <text:p>2 644,3</text:p>
          </table:table-cell>
          <table:table-cell office:value-type="float" office:value="1827.1311834604801" table:style-name="ce42">
            <text:p>1 827,1</text:p>
          </table:table-cell>
          <table:table-cell office:value-type="float" office:value="315.85191865120902" table:style-name="ce42">
            <text:p>315,9</text:p>
          </table:table-cell>
          <table:table-cell office:value-type="float" office:value="1365.7437795293499" table:style-name="ce42">
            <text:p>1 365,7</text:p>
          </table:table-cell>
          <table:table-cell office:value-type="float" office:value="384.25417207193902" table:style-name="ce42">
            <text:p>384,3</text:p>
          </table:table-cell>
          <table:table-cell office:value-type="float" office:value="160.51714254954399" table:style-name="ce42">
            <text:p>160,5</text:p>
          </table:table-cell>
          <table:table-cell office:value-type="float" office:value="107.38177257186101" table:style-name="ce42">
            <text:p>107,4</text:p>
          </table:table-cell>
          <table:table-cell office:value-type="float" office:value="7737.9090362175102" table:style-name="ce40">
            <text:p>7 737,9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21">
            <text:p>Erzeugung landwirtschaftlicher Dienstleistungen</text:p>
          </table:table-cell>
          <table:table-cell office:value-type="float" office:value="22.821989580463001" table:style-name="ce41">
            <text:p>22,8</text:p>
          </table:table-cell>
          <table:table-cell office:value-type="float" office:value="20.815016445249999" table:style-name="ce42">
            <text:p>20,8</text:p>
          </table:table-cell>
          <table:table-cell office:value-type="float" office:value="124.10118673494399" table:style-name="ce42">
            <text:p>124,1</text:p>
          </table:table-cell>
          <table:table-cell office:value-type="float" office:value="91.599423626718007" table:style-name="ce42">
            <text:p>91,6</text:p>
          </table:table-cell>
          <table:table-cell office:value-type="float" office:value="10.857574939415001" table:style-name="ce42">
            <text:p>10,9</text:p>
          </table:table-cell>
          <table:table-cell office:value-type="float" office:value="58.381532418549" table:style-name="ce42">
            <text:p>58,4</text:p>
          </table:table-cell>
          <table:table-cell office:value-type="float" office:value="13.246211027494001" table:style-name="ce42">
            <text:p>13,2</text:p>
          </table:table-cell>
          <table:table-cell office:value-type="float" office:value="4.853685395696" table:style-name="ce42">
            <text:p>4,9</text:p>
          </table:table-cell>
          <table:table-cell office:value-type="float" office:value="1.246779593484" table:style-name="ce42">
            <text:p>1,2</text:p>
          </table:table-cell>
          <table:table-cell office:value-type="float" office:value="347.92339976201299" table:style-name="ce40">
            <text:p>347,9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22">
            <text:p>Landwirtschaftliche Erzeugung</text:p>
          </table:table-cell>
          <table:table-cell office:value-type="float" office:value="544.41235739790102" table:style-name="ce41">
            <text:p>544,4</text:p>
          </table:table-cell>
          <table:table-cell office:value-type="float" office:value="431.98396313295598" table:style-name="ce42">
            <text:p>432,0</text:p>
          </table:table-cell>
          <table:table-cell office:value-type="float" office:value="2768.3709396129302" table:style-name="ce42">
            <text:p>2 768,4</text:p>
          </table:table-cell>
          <table:table-cell office:value-type="float" office:value="1918.7306070872" table:style-name="ce42">
            <text:p>1 918,7</text:p>
          </table:table-cell>
          <table:table-cell office:value-type="float" office:value="326.70949359062303" table:style-name="ce42">
            <text:p>326,7</text:p>
          </table:table-cell>
          <table:table-cell office:value-type="float" office:value="1424.1253119478999" table:style-name="ce42">
            <text:p>1 424,1</text:p>
          </table:table-cell>
          <table:table-cell office:value-type="float" office:value="397.50038309943301" table:style-name="ce42">
            <text:p>397,5</text:p>
          </table:table-cell>
          <table:table-cell office:value-type="float" office:value="165.37082794523999" table:style-name="ce42">
            <text:p>165,4</text:p>
          </table:table-cell>
          <table:table-cell office:value-type="float" office:value="108.628552165345" table:style-name="ce42">
            <text:p>108,6</text:p>
          </table:table-cell>
          <table:table-cell office:value-type="float" office:value="8085.8324359795297" table:style-name="ce40">
            <text:p>8 085,8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23">
            <text:p>Nichtlandwirtschaftliche Nebentätigkeiten</text:p>
          </table:table-cell>
          <table:table-cell office:value-type="float" office:value="5.5549558077599999" table:style-name="ce41">
            <text:p>5,6</text:p>
          </table:table-cell>
          <table:table-cell office:value-type="float" office:value="42.834108297263001" table:style-name="ce42">
            <text:p>42,8</text:p>
          </table:table-cell>
          <table:table-cell office:value-type="float" office:value="186.54725375992399" table:style-name="ce42">
            <text:p>186,5</text:p>
          </table:table-cell>
          <table:table-cell office:value-type="float" office:value="47.590603166613" table:style-name="ce42">
            <text:p>47,6</text:p>
          </table:table-cell>
          <table:table-cell office:value-type="float" office:value="52.795290926263" table:style-name="ce42">
            <text:p>52,8</text:p>
          </table:table-cell>
          <table:table-cell office:value-type="float" office:value="99.280689511595" table:style-name="ce42">
            <text:p>99,3</text:p>
          </table:table-cell>
          <table:table-cell office:value-type="float" office:value="43.717490970665999" table:style-name="ce42">
            <text:p>43,7</text:p>
          </table:table-cell>
          <table:table-cell office:value-type="float" office:value="17.115859687787999" table:style-name="ce42">
            <text:p>17,1</text:p>
          </table:table-cell>
          <table:table-cell office:value-type="float" office:value="2.886297460232" table:style-name="ce42">
            <text:p>2,9</text:p>
          </table:table-cell>
          <table:table-cell office:value-type="float" office:value="498.32254958810398" table:style-name="ce40">
            <text:p>498,3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24">
            <text:p>Erzeugung des landwirtschaftlichen Wirtschaftsbereiches</text:p>
          </table:table-cell>
          <table:table-cell office:value-type="float" office:value="549.96731320566096" table:style-name="ce41">
            <text:p>550,0</text:p>
          </table:table-cell>
          <table:table-cell office:value-type="float" office:value="474.81807143021803" table:style-name="ce42">
            <text:p>474,8</text:p>
          </table:table-cell>
          <table:table-cell office:value-type="float" office:value="2954.9181933728601" table:style-name="ce42">
            <text:p>2 954,9</text:p>
          </table:table-cell>
          <table:table-cell office:value-type="float" office:value="1966.32121025381" table:style-name="ce42">
            <text:p>1 966,3</text:p>
          </table:table-cell>
          <table:table-cell office:value-type="float" office:value="379.50478451688599" table:style-name="ce42">
            <text:p>379,5</text:p>
          </table:table-cell>
          <table:table-cell office:value-type="float" office:value="1523.40600145949" table:style-name="ce42">
            <text:p>1 523,4</text:p>
          </table:table-cell>
          <table:table-cell office:value-type="float" office:value="441.21787407009901" table:style-name="ce42">
            <text:p>441,2</text:p>
          </table:table-cell>
          <table:table-cell office:value-type="float" office:value="182.48668763302899" table:style-name="ce42">
            <text:p>182,5</text:p>
          </table:table-cell>
          <table:table-cell office:value-type="float" office:value="111.51484962557601" table:style-name="ce42">
            <text:p>111,5</text:p>
          </table:table-cell>
          <table:table-cell office:value-type="float" office:value="8584.1549855676294" table:style-name="ce40">
            <text:p>8 584,2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3">
          <table:table-cell office:value-type="string" table:number-columns-spanned="11" table:number-rows-spanned="1" table:style-name="ce26">
            <text:p>Q: STATISTIK AUSTRIA, Regionale landwirtschaftliche Gesamtrechnung. Erstellt am 29.09.2023. – Konsistent mit LGR-Berechnungsstand Juli 2023. – Etwaige Rundungsdifferenzen wurden nicht ausgeglichen.<text:s/></text:p>
            <text:p>1) Hopfen, Textilpflanzen, Heil-, Duft- und Gewürzpflanzen, Energiegräser. – 2) Blumen und Zierpflanzen (inkl. Weihnachtsbäume), Baumschulerzeugnisse, Anpflanzungen. – 3) Es handelt sich dabei um Trauben für die Weinbereitung. – 4) Schilf, Sämereien. – 5) Schafe und Ziegen, Einhufer, Jagd. – 6) Honig, Rohwolle.<text:s/></text:p>
          </table:table-cell>
          <table:covered-table-cell table:number-columns-repeated="10"/>
          <table:table-cell table:number-columns-repeated="2" table:style-name="ce2"/>
          <table:table-cell table:number-columns-repeated="16371" table:style-name="ce1"/>
        </table:table-row>
        <table:table-row table:style-name="ro4">
          <table:table-cell table:number-columns-repeated="16384"/>
        </table:table-row>
        <table:table-row table:style-name="ro4">
          <table:table-cell table:style-name="ce2"/>
          <table:table-cell table:number-columns-repeated="10" table:style-name="ce25"/>
          <table:table-cell table:number-columns-repeated="2" table:style-name="ce2"/>
          <table:table-cell table:number-columns-repeated="16371" table:style-name="ce1"/>
        </table:table-row>
        <table:table-row table:number-rows-repeated="1048544" table:style-name="ro4">
          <table:table-cell table:number-columns-repeated="16384"/>
        </table:table-row>
        <table:named-expressions>
          <table:named-range table:name="_f408d64f_STF_Dekoration_1_CN1" table:cell-range-address="2021.$K$2:2021.$K$29" table:base-cell-address="2021.$A$1"/>
          <table:named-expression table:name="_f408d64f_STF_Dekoration_1_CN102" table:expression="of:=['file:///P:/PROJEKTE/LW_GR/PUBLIKATIONEN/INTERNET/Tabellen%26Grafiken_verknuepft/LGR/WD/WD_T05_LGR.xlsx'#Tabelle1.#REF!]" table:base-cell-address="2022.$A$1"/>
          <table:named-expression table:name="_f408d64f_STF_Dekoration_1_CN105" table:expression="of:=['file:///P:/PROJEKTE/LW_GR/PUBLIKATIONEN/INTERNET/Tabellen%26Grafiken_verknuepft/LGR/WD/WD_T05_LGR.xlsx'#Tabelle1.#REF!]" table:base-cell-address="2022.$A$1"/>
          <table:named-expression table:name="_f408d64f_STF_Dekoration_1_CN106" table:expression="of:=['file:///P:/PROJEKTE/LW_GR/PUBLIKATIONEN/INTERNET/Tabellen%26Grafiken_verknuepft/LGR/WD/WD_T05_LGR.xlsx'#Tabelle1.#REF!]" table:base-cell-address="2022.$A$1"/>
          <table:named-expression table:name="_f408d64f_STF_Dekoration_1_CN107" table:expression="of:=['file:///P:/PROJEKTE/LW_GR/PUBLIKATIONEN/INTERNET/Tabellen%26Grafiken_verknuepft/LGR/WD/WD_T05_LGR.xlsx'#Tabelle1.#REF!]" table:base-cell-address="2022.$A$1"/>
          <table:named-expression table:name="_f408d64f_STF_Dekoration_1_CN108" table:expression="of:=['file:///P:/PROJEKTE/LW_GR/PUBLIKATIONEN/INTERNET/Tabellen%26Grafiken_verknuepft/LGR/WD/WD_T05_LGR.xlsx'#Tabelle1.#REF!]" table:base-cell-address="2022.$A$1"/>
          <table:named-expression table:name="_f408d64f_STF_Dekoration_1_CN110" table:expression="of:=['file:///P:/PROJEKTE/LW_GR/PUBLIKATIONEN/INTERNET/Tabellen%26Grafiken_verknuepft/LGR/WD/WD_T05_LGR.xlsx'#Tabelle1.#REF!]" table:base-cell-address="2022.$A$1"/>
          <table:named-expression table:name="_f408d64f_STF_Dekoration_1_CN113" table:expression="of:=['file:///P:/PROJEKTE/LW_GR/PUBLIKATIONEN/INTERNET/Tabellen%26Grafiken_verknuepft/LGR/WD/WD_T05_LGR.xlsx'#Tabelle1.#REF!]" table:base-cell-address="2022.$A$1"/>
          <table:named-expression table:name="_f408d64f_STF_Dekoration_1_CN114" table:expression="of:=['file:///P:/PROJEKTE/LW_GR/PUBLIKATIONEN/INTERNET/Tabellen%26Grafiken_verknuepft/LGR/WD/WD_T05_LGR.xlsx'#Tabelle1.#REF!]" table:base-cell-address="2022.$A$1"/>
          <table:named-expression table:name="_f408d64f_STF_Dekoration_1_CN115" table:expression="of:=['file:///P:/PROJEKTE/LW_GR/PUBLIKATIONEN/INTERNET/Tabellen%26Grafiken_verknuepft/LGR/WD/WD_T05_LGR.xlsx'#Tabelle1.#REF!]" table:base-cell-address="2022.$A$1"/>
          <table:named-expression table:name="_f408d64f_STF_Dekoration_1_CN117" table:expression="of:=['file:///P:/PROJEKTE/LW_GR/PUBLIKATIONEN/INTERNET/Tabellen%26Grafiken_verknuepft/LGR/WD/WD_T05_LGR.xlsx'#Tabelle1.#REF!]~['file:///P:/PROJEKTE/LW_GR/PUBLIKATIONEN/INTERNET/Tabellen%26Grafiken_verknuepft/LGR/WD/WD_T05_LGR.xlsx'#Tabelle1.$U$8]" table:base-cell-address="2022.$A$1"/>
          <table:named-range table:name="_f408d64f_STF_Dekoration_1_CN2" table:cell-range-address="2021.$A$16:2021.$K$16" table:base-cell-address="2021.$A$1"/>
          <table:named-range table:name="_f408d64f_STF_Dekoration_1_CN3" table:cell-range-address="2021.$A$24:2021.$K$29" table:base-cell-address="2021.$A$1"/>
          <table:named-expression table:name="_f408d64f_STF_Dekoration_1_CN95" table:expression="of:=['file:///P:/PROJEKTE/LW_GR/PUBLIKATIONEN/INTERNET/Tabellen%26Grafiken_verknuepft/LGR/WD/WD_T05_LGR.xlsx'#Tabelle1.#REF!]" table:base-cell-address="2022.$A$1"/>
          <table:named-expression table:name="_f408d64f_STF_Dekoration_1_CN96" table:expression="of:=['file:///P:/PROJEKTE/LW_GR/PUBLIKATIONEN/INTERNET/Tabellen%26Grafiken_verknuepft/LGR/WD/WD_T05_LGR.xlsx'#Tabelle1.#REF!]" table:base-cell-address="2022.$A$1"/>
          <table:named-expression table:name="_f408d64f_STF_Dekoration_4_CN1" table:expression="of:=['2021'.#REF!]" table:base-cell-address="2022.$A$1"/>
          <table:named-expression table:name="_f408d64f_STF_Dekoration_4_CN2" table:expression="of:=['2021'.#REF!]" table:base-cell-address="2022.$A$1"/>
          <table:named-range table:name="_f408d64f_STF_Fuss_1_CN1" table:cell-range-address="2021.$A$30:2021.$K$30" table:base-cell-address="2021.$A$1"/>
          <table:named-range table:name="_f408d64f_STF_Fuss_1_CN2" table:cell-range-address="2021.$A$30:2021.$K$30" table:base-cell-address="2021.$A$1"/>
          <table:named-range table:name="_f408d64f_STF_Gesamtsumme_1_CN1" table:cell-range-address="2021.$A$29:2021.$K$29" table:base-cell-address="2021.$A$1"/>
          <table:named-range table:name="_f408d64f_STF_Gesamtsumme_1_CN2" table:cell-range-address="2021.$A$29:2021.$K$29" table:base-cell-address="2021.$A$1"/>
          <table:named-range table:name="_f408d64f_STF_Koerper_1_CN1" table:cell-range-address="2021.$B$2:2021.$K$29" table:base-cell-address="2021.$A$1"/>
          <table:named-range table:name="_f408d64f_STF_Tabellenkopf_1_CN1" table:cell-range-address="2021.$B$1:2021.$K$1" table:base-cell-address="2021.$A$1"/>
          <table:named-range table:name="_f408d64f_STF_Tabellenkopf_1_CN2" table:cell-range-address="2021.$A$1:2021.$K$1" table:base-cell-address="2021.$A$1"/>
          <table:named-expression table:name="_f408d64f_STF_Titel_1_CN1" table:expression="of:=['2021'.#REF!]" table:base-cell-address="2022.$A$1"/>
          <table:named-range table:name="_f408d64f_STF_Vorspalte_1_CN1" table:cell-range-address="2021.$A$1:2021.$A$29" table:base-cell-address="2021.$A$1"/>
          <table:named-range table:name="_f408d64f_STF_Vorspalte_1_CN2" table:cell-range-address="2021.$A$1" table:base-cell-address="2021.$A$1"/>
          <table:named-range table:name="_f408d64f_STF_Vorspalte_1_CN3" table:cell-range-address="2021.$A$1" table:base-cell-address="2021.$A$1"/>
          <table:named-range table:name="_f408d64f_STF_Zwischensumme_1_CN1" table:cell-range-address="2021.$A$25:2021.$K$25" table:base-cell-address="2021.$A$1"/>
          <table:named-range table:name="_f408d64f_STF_Zwischensumme_1_CN2" table:cell-range-address="2021.$A$27:2021.$K$27" table:base-cell-address="2021.$A$1"/>
          <table:named-expression table:name="_f408d64f_STF_Zwischensumme_1_CN3" table:expression="of:=['2021'.$A$16:.$K$16]~['2021'.$A$24:.$K$25]~['2021'.$A$27:.$K$27]" table:base-cell-address="2022.$A$1"/>
          <table:named-range table:name="Print_Area" table:cell-range-address="2021.$A$1:2021.$K$30" table:base-cell-address="2021.$A$1"/>
        </table:named-expressions>
      </table:table>
      <table:table table:name="2020" table:style-name="ta1">
        <table:table-column table:style-name="co1" table:default-cell-style-name="ce2"/>
        <table:table-column table:style-name="co2" table:number-columns-repeated="10" table:default-cell-style-name="ce2"/>
        <table:table-column table:style-name="co3" table:number-columns-repeated="16373" table:default-cell-style-name="ce2"/>
        <table:table-row table:style-name="ro1">
          <table:table-cell office:value-type="string" table:style-name="ce3">
            <text:p>Merkmal</text:p>
          </table:table-cell>
          <table:table-cell office:value-type="string" table:style-name="ce4">
            <text:p>Bgld.</text:p>
          </table:table-cell>
          <table:table-cell office:value-type="string" table:style-name="ce4">
            <text:p>Ktn.</text:p>
          </table:table-cell>
          <table:table-cell office:value-type="string" table:style-name="ce4">
            <text:p>NÖ</text:p>
          </table:table-cell>
          <table:table-cell office:value-type="string" table:style-name="ce4">
            <text:p>OÖ</text:p>
          </table:table-cell>
          <table:table-cell office:value-type="string" table:style-name="ce4">
            <text:p>Sbg.</text:p>
          </table:table-cell>
          <table:table-cell office:value-type="string" table:style-name="ce4">
            <text:p>Stmk.</text:p>
          </table:table-cell>
          <table:table-cell office:value-type="string" table:style-name="ce4">
            <text:p>T</text:p>
          </table:table-cell>
          <table:table-cell office:value-type="string" table:style-name="ce4">
            <text:p>Vbg.</text:p>
          </table:table-cell>
          <table:table-cell office:value-type="string" table:style-name="ce4">
            <text:p>W</text:p>
          </table:table-cell>
          <table:table-cell office:value-type="string" table:style-name="ce5">
            <text:p>Ö</text:p>
          </table:table-cell>
          <table:table-cell table:number-columns-repeated="16373" table:style-name="ce6"/>
        </table:table-row>
        <table:table-row table:style-name="ro2">
          <table:table-cell office:value-type="string" table:style-name="ce7">
            <text:p>Getreide</text:p>
          </table:table-cell>
          <table:table-cell office:value-type="float" office:value="93.493652443442002" table:style-name="ce43">
            <text:p>93,5</text:p>
          </table:table-cell>
          <table:table-cell office:value-type="float" office:value="37.714206546421998" table:style-name="ce44">
            <text:p>37,7</text:p>
          </table:table-cell>
          <table:table-cell office:value-type="float" office:value="390.50318723811" table:style-name="ce44">
            <text:p>390,5</text:p>
          </table:table-cell>
          <table:table-cell office:value-type="float" office:value="204.31792240463301" table:style-name="ce44">
            <text:p>204,3</text:p>
          </table:table-cell>
          <table:table-cell office:value-type="float" office:value="1.148690395814" table:style-name="ce44">
            <text:p>1,1</text:p>
          </table:table-cell>
          <table:table-cell office:value-type="float" office:value="104.20115257776899" table:style-name="ce44">
            <text:p>104,2</text:p>
          </table:table-cell>
          <table:table-cell office:value-type="float" office:value="0.51776466665499998" table:style-name="ce44">
            <text:p>0,5</text:p>
          </table:table-cell>
          <table:table-cell office:value-type="float" office:value="0.164555669347" table:style-name="ce44">
            <text:p>0,2</text:p>
          </table:table-cell>
          <table:table-cell office:value-type="float" office:value="2.0215753707599999" table:style-name="ce44">
            <text:p>2,0</text:p>
          </table:table-cell>
          <table:table-cell office:value-type="float" office:value="834.08270731295204" table:style-name="ce45">
            <text:p>834,1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12">
            <text:p>Ölsaaten und Ölfrüchte</text:p>
          </table:table-cell>
          <table:table-cell office:value-type="float" office:value="44.048446051492" table:style-name="ce46">
            <text:p>44,0</text:p>
          </table:table-cell>
          <table:table-cell office:value-type="float" office:value="5.5282274081710003" table:style-name="ce47">
            <text:p>5,5</text:p>
          </table:table-cell>
          <table:table-cell office:value-type="float" office:value="104.17179604713399" table:style-name="ce47">
            <text:p>104,2</text:p>
          </table:table-cell>
          <table:table-cell office:value-type="float" office:value="34.096282807365" table:style-name="ce47">
            <text:p>34,1</text:p>
          </table:table-cell>
          <table:table-cell office:value-type="float" office:value="3.7019981691999999E-2" table:style-name="ce47">
            <text:p>0,0</text:p>
          </table:table-cell>
          <table:table-cell office:value-type="float" office:value="33.455048896336002" table:style-name="ce47">
            <text:p>33,5</text:p>
          </table:table-cell>
          <table:table-cell office:value-type="float" office:value="2.5650846747000002E-2" table:style-name="ce47">
            <text:p>0,0</text:p>
          </table:table-cell>
          <table:table-cell office:value-type="float" office:value="3.9279428400000004E-3" table:style-name="ce47">
            <text:p>0,0</text:p>
          </table:table-cell>
          <table:table-cell office:value-type="float" office:value="0.43508857322700001" table:style-name="ce47">
            <text:p>0,4</text:p>
          </table:table-cell>
          <table:table-cell office:value-type="float" office:value="221.80148855500499" table:style-name="ce48">
            <text:p>221,8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12">
            <text:p>Eiweißpflanzen</text:p>
          </table:table-cell>
          <table:table-cell office:value-type="float" office:value="2.3886947555660001" table:style-name="ce46">
            <text:p>2,4</text:p>
          </table:table-cell>
          <table:table-cell office:value-type="float" office:value="0.46386285913999997" table:style-name="ce47">
            <text:p>0,5</text:p>
          </table:table-cell>
          <table:table-cell office:value-type="float" office:value="8.8602498298069996" table:style-name="ce47">
            <text:p>8,9</text:p>
          </table:table-cell>
          <table:table-cell office:value-type="float" office:value="1.7782513397399999" table:style-name="ce47">
            <text:p>1,8</text:p>
          </table:table-cell>
          <table:table-cell office:value-type="float" office:value="9.7201883740000005E-3" table:style-name="ce47">
            <text:p>0,0</text:p>
          </table:table-cell>
          <table:table-cell office:value-type="float" office:value="0.342970435829" table:style-name="ce47">
            <text:p>0,3</text:p>
          </table:table-cell>
          <table:table-cell office:value-type="float" office:value="3.2117997400000001E-4" table:style-name="ce47">
            <text:p>0,0</text:p>
          </table:table-cell>
          <table:table-cell office:value-type="float" office:value="2.0448102969999999E-3" table:style-name="ce47">
            <text:p>0,0</text:p>
          </table:table-cell>
          <table:table-cell office:value-type="float" office:value="3.9093191752000003E-2" table:style-name="ce47">
            <text:p>0,0</text:p>
          </table:table-cell>
          <table:table-cell office:value-type="float" office:value="13.885208590477999" table:style-name="ce48">
            <text:p>13,9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12">
            <text:p>Zuckerrüben</text:p>
          </table:table-cell>
          <table:table-cell office:value-type="float" office:value="3.2863616120630001" table:style-name="ce46">
            <text:p>3,3</text:p>
          </table:table-cell>
          <table:table-cell office:value-type="float" office:value="3.9197083605000002E-2" table:style-name="ce47">
            <text:p>0,0</text:p>
          </table:table-cell>
          <table:table-cell office:value-type="float" office:value="35.902495176747998" table:style-name="ce47">
            <text:p>35,9</text:p>
          </table:table-cell>
          <table:table-cell office:value-type="float" office:value="16.031678429256001" table:style-name="ce47">
            <text:p>16,0</text:p>
          </table:table-cell>
          <table:table-cell office:value-type="float" office:value="0" table:style-name="ce47">
            <text:p>0,0</text:p>
          </table:table-cell>
          <table:table-cell office:value-type="float" office:value="0.51629752483799995" table:style-name="ce47">
            <text:p>0,5</text:p>
          </table:table-cell>
          <table:table-cell office:value-type="float" office:value="0" table:style-name="ce47">
            <text:p>0,0</text:p>
          </table:table-cell>
          <table:table-cell office:value-type="float" office:value="0" table:style-name="ce47">
            <text:p>0,0</text:p>
          </table:table-cell>
          <table:table-cell office:value-type="float" office:value="0.23939981613799999" table:style-name="ce47">
            <text:p>0,2</text:p>
          </table:table-cell>
          <table:table-cell office:value-type="float" office:value="56.015429642649003" table:style-name="ce48">
            <text:p>56,0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12">
            <text:p>Sonstige Handelsgewächse<text:span text:style-name="T1">1</text:span></text:p>
          </table:table-cell>
          <table:table-cell office:value-type="float" office:value="0.580814671941" table:style-name="ce46">
            <text:p>0,6</text:p>
          </table:table-cell>
          <table:table-cell office:value-type="float" office:value="0.113782446606" table:style-name="ce47">
            <text:p>0,1</text:p>
          </table:table-cell>
          <table:table-cell office:value-type="float" office:value="5.6107962763549999" table:style-name="ce47">
            <text:p>5,6</text:p>
          </table:table-cell>
          <table:table-cell office:value-type="float" office:value="3.8942341217040002" table:style-name="ce47">
            <text:p>3,9</text:p>
          </table:table-cell>
          <table:table-cell office:value-type="float" office:value="9.0781761340000006E-3" table:style-name="ce47">
            <text:p>0,0</text:p>
          </table:table-cell>
          <table:table-cell office:value-type="float" office:value="1.9221038883929999" table:style-name="ce47">
            <text:p>1,9</text:p>
          </table:table-cell>
          <table:table-cell office:value-type="float" office:value="1.4520220484E-2" table:style-name="ce47">
            <text:p>0,0</text:p>
          </table:table-cell>
          <table:table-cell office:value-type="float" office:value="1.0972860962E-2" table:style-name="ce47">
            <text:p>0,0</text:p>
          </table:table-cell>
          <table:table-cell office:value-type="float" office:value="4.2680898302000003E-2" table:style-name="ce47">
            <text:p>0,0</text:p>
          </table:table-cell>
          <table:table-cell office:value-type="float" office:value="12.198983560882001" table:style-name="ce48">
            <text:p>12,2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12">
            <text:p>Futterpflanzen</text:p>
          </table:table-cell>
          <table:table-cell office:value-type="float" office:value="11.450082836649999" table:style-name="ce46">
            <text:p>11,5</text:p>
          </table:table-cell>
          <table:table-cell office:value-type="float" office:value="49.927948569713998" table:style-name="ce47">
            <text:p>49,9</text:p>
          </table:table-cell>
          <table:table-cell office:value-type="float" office:value="113.519105179862" table:style-name="ce47">
            <text:p>113,5</text:p>
          </table:table-cell>
          <table:table-cell office:value-type="float" office:value="138.888787866478" table:style-name="ce47">
            <text:p>138,9</text:p>
          </table:table-cell>
          <table:table-cell office:value-type="float" office:value="43.450842389819996" table:style-name="ce47">
            <text:p>43,5</text:p>
          </table:table-cell>
          <table:table-cell office:value-type="float" office:value="80.821799549145993" table:style-name="ce47">
            <text:p>80,8</text:p>
          </table:table-cell>
          <table:table-cell office:value-type="float" office:value="39.307128521986002" table:style-name="ce47">
            <text:p>39,3</text:p>
          </table:table-cell>
          <table:table-cell office:value-type="float" office:value="18.004450327842999" table:style-name="ce47">
            <text:p>18,0</text:p>
          </table:table-cell>
          <table:table-cell office:value-type="float" office:value="0.16151848309" table:style-name="ce47">
            <text:p>0,2</text:p>
          </table:table-cell>
          <table:table-cell office:value-type="float" office:value="495.53166372458901" table:style-name="ce48">
            <text:p>495,5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12">
            <text:p>Gemüse</text:p>
          </table:table-cell>
          <table:table-cell office:value-type="float" office:value="42.818357901352996" table:style-name="ce46">
            <text:p>42,8</text:p>
          </table:table-cell>
          <table:table-cell office:value-type="float" office:value="6.7452075705650003" table:style-name="ce47">
            <text:p>6,7</text:p>
          </table:table-cell>
          <table:table-cell office:value-type="float" office:value="116.185622126569" table:style-name="ce47">
            <text:p>116,2</text:p>
          </table:table-cell>
          <table:table-cell office:value-type="float" office:value="39.469040872297001" table:style-name="ce47">
            <text:p>39,5</text:p>
          </table:table-cell>
          <table:table-cell office:value-type="float" office:value="3.2965394162649999" table:style-name="ce47">
            <text:p>3,3</text:p>
          </table:table-cell>
          <table:table-cell office:value-type="float" office:value="31.780971995501002" table:style-name="ce47">
            <text:p>31,8</text:p>
          </table:table-cell>
          <table:table-cell office:value-type="float" office:value="29.924914192044" table:style-name="ce47">
            <text:p>29,9</text:p>
          </table:table-cell>
          <table:table-cell office:value-type="float" office:value="1.559750705748" table:style-name="ce47">
            <text:p>1,6</text:p>
          </table:table-cell>
          <table:table-cell office:value-type="float" office:value="67.945171866188005" table:style-name="ce47">
            <text:p>67,9</text:p>
          </table:table-cell>
          <table:table-cell office:value-type="float" office:value="339.725576646528" table:style-name="ce48">
            <text:p>339,7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12">
            <text:p>Pflanzen und Blumen<text:span text:style-name="T1">2</text:span></text:p>
          </table:table-cell>
          <table:table-cell office:value-type="float" office:value="20.836288440377999" table:style-name="ce46">
            <text:p>20,8</text:p>
          </table:table-cell>
          <table:table-cell office:value-type="float" office:value="8.7671769623940001" table:style-name="ce47">
            <text:p>8,8</text:p>
          </table:table-cell>
          <table:table-cell office:value-type="float" office:value="108.77852860325601" table:style-name="ce47">
            <text:p>108,8</text:p>
          </table:table-cell>
          <table:table-cell office:value-type="float" office:value="89.925025405235004" table:style-name="ce47">
            <text:p>89,9</text:p>
          </table:table-cell>
          <table:table-cell office:value-type="float" office:value="13.882669916077001" table:style-name="ce47">
            <text:p>13,9</text:p>
          </table:table-cell>
          <table:table-cell office:value-type="float" office:value="109.15380958514" table:style-name="ce47">
            <text:p>109,2</text:p>
          </table:table-cell>
          <table:table-cell office:value-type="float" office:value="11.180292608196" table:style-name="ce47">
            <text:p>11,2</text:p>
          </table:table-cell>
          <table:table-cell office:value-type="float" office:value="12.842422763950999" table:style-name="ce47">
            <text:p>12,8</text:p>
          </table:table-cell>
          <table:table-cell office:value-type="float" office:value="9.6981711022290007" table:style-name="ce47">
            <text:p>9,7</text:p>
          </table:table-cell>
          <table:table-cell office:value-type="float" office:value="385.06438538685597" table:style-name="ce48">
            <text:p>385,1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12">
            <text:p>Kartoffeln</text:p>
          </table:table-cell>
          <table:table-cell office:value-type="float" office:value="6.6884749159450001" table:style-name="ce46">
            <text:p>6,7</text:p>
          </table:table-cell>
          <table:table-cell office:value-type="float" office:value="1.799099790224" table:style-name="ce47">
            <text:p>1,8</text:p>
          </table:table-cell>
          <table:table-cell office:value-type="float" office:value="74.041616221748001" table:style-name="ce47">
            <text:p>74,0</text:p>
          </table:table-cell>
          <table:table-cell office:value-type="float" office:value="5.0820325685499999" table:style-name="ce47">
            <text:p>5,1</text:p>
          </table:table-cell>
          <table:table-cell office:value-type="float" office:value="0.362320559273" table:style-name="ce47">
            <text:p>0,4</text:p>
          </table:table-cell>
          <table:table-cell office:value-type="float" office:value="2.8480892425879998" table:style-name="ce47">
            <text:p>2,8</text:p>
          </table:table-cell>
          <table:table-cell office:value-type="float" office:value="1.4267260885149999" table:style-name="ce47">
            <text:p>1,4</text:p>
          </table:table-cell>
          <table:table-cell office:value-type="float" office:value="0.22092327833700001" table:style-name="ce47">
            <text:p>0,2</text:p>
          </table:table-cell>
          <table:table-cell office:value-type="float" office:value="0.23768475651000001" table:style-name="ce47">
            <text:p>0,2</text:p>
          </table:table-cell>
          <table:table-cell office:value-type="float" office:value="92.706967421691004" table:style-name="ce48">
            <text:p>92,7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12">
            <text:p>Obst (inkl. Trauben)</text:p>
          </table:table-cell>
          <table:table-cell office:value-type="float" office:value="27.598974461143001" table:style-name="ce46">
            <text:p>27,6</text:p>
          </table:table-cell>
          <table:table-cell office:value-type="float" office:value="10.234495786728999" table:style-name="ce47">
            <text:p>10,2</text:p>
          </table:table-cell>
          <table:table-cell office:value-type="float" office:value="87.560583332402004" table:style-name="ce47">
            <text:p>87,6</text:p>
          </table:table-cell>
          <table:table-cell office:value-type="float" office:value="31.131201573491001" table:style-name="ce47">
            <text:p>31,1</text:p>
          </table:table-cell>
          <table:table-cell office:value-type="float" office:value="1.6594301528299999" table:style-name="ce47">
            <text:p>1,7</text:p>
          </table:table-cell>
          <table:table-cell office:value-type="float" office:value="123.758736340919" table:style-name="ce47">
            <text:p>123,8</text:p>
          </table:table-cell>
          <table:table-cell office:value-type="float" office:value="7.1958339764880002" table:style-name="ce47">
            <text:p>7,2</text:p>
          </table:table-cell>
          <table:table-cell office:value-type="float" office:value="2.4911715797039999" table:style-name="ce47">
            <text:p>2,5</text:p>
          </table:table-cell>
          <table:table-cell office:value-type="float" office:value="2.82409750402" table:style-name="ce47">
            <text:p>2,8</text:p>
          </table:table-cell>
          <table:table-cell office:value-type="float" office:value="294.454524707725" table:style-name="ce48">
            <text:p>294,5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16">
            <text:p>davon Frischobst</text:p>
          </table:table-cell>
          <table:table-cell office:value-type="float" office:value="13.897877112743" table:style-name="ce47">
            <text:p>13,9</text:p>
          </table:table-cell>
          <table:table-cell office:value-type="float" office:value="10.231951088425999" table:style-name="ce47">
            <text:p>10,2</text:p>
          </table:table-cell>
          <table:table-cell office:value-type="float" office:value="60.065354430002003" table:style-name="ce47">
            <text:p>60,1</text:p>
          </table:table-cell>
          <table:table-cell office:value-type="float" office:value="31.129069899891" table:style-name="ce47">
            <text:p>31,1</text:p>
          </table:table-cell>
          <table:table-cell office:value-type="float" office:value="1.6594301528299999" table:style-name="ce47">
            <text:p>1,7</text:p>
          </table:table-cell>
          <table:table-cell office:value-type="float" office:value="122.358108891817" table:style-name="ce47">
            <text:p>122,4</text:p>
          </table:table-cell>
          <table:table-cell office:value-type="float" office:value="7.1949347077840002" table:style-name="ce47">
            <text:p>7,2</text:p>
          </table:table-cell>
          <table:table-cell office:value-type="float" office:value="2.4833096538959998" table:style-name="ce47">
            <text:p>2,5</text:p>
          </table:table-cell>
          <table:table-cell office:value-type="float" office:value="2.751695389989" table:style-name="ce47">
            <text:p>2,8</text:p>
          </table:table-cell>
          <table:table-cell office:value-type="float" office:value="251.77173132737599" table:style-name="ce48">
            <text:p>251,8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12">
            <text:p><text:s text:c="4"/>davon Weintrauben<text:span text:style-name="T1">3</text:span></text:p>
          </table:table-cell>
          <table:table-cell office:value-type="float" office:value="13.701097348399999" table:style-name="ce47">
            <text:p>13,7</text:p>
          </table:table-cell>
          <table:table-cell office:value-type="float" office:value="2.5446983039999998E-3" table:style-name="ce47">
            <text:p>0,0</text:p>
          </table:table-cell>
          <table:table-cell office:value-type="float" office:value="27.495228902400001" table:style-name="ce47">
            <text:p>27,5</text:p>
          </table:table-cell>
          <table:table-cell office:value-type="float" office:value="2.1316735999999999E-3" table:style-name="ce47">
            <text:p>0,0</text:p>
          </table:table-cell>
          <table:table-cell office:value-type="float" office:value="0" table:style-name="ce47">
            <text:p>0,0</text:p>
          </table:table-cell>
          <table:table-cell office:value-type="float" office:value="1.4006274491020001" table:style-name="ce47">
            <text:p>1,4</text:p>
          </table:table-cell>
          <table:table-cell office:value-type="float" office:value="8.9926870399999995E-4" table:style-name="ce47">
            <text:p>0,0</text:p>
          </table:table-cell>
          <table:table-cell office:value-type="float" office:value="7.8619258089999994E-3" table:style-name="ce47">
            <text:p>0,0</text:p>
          </table:table-cell>
          <table:table-cell office:value-type="float" office:value="7.2402114030999998E-2" table:style-name="ce47">
            <text:p>0,1</text:p>
          </table:table-cell>
          <table:table-cell office:value-type="float" office:value="42.682793380348997" table:style-name="ce48">
            <text:p>42,7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12">
            <text:p>Wein</text:p>
          </table:table-cell>
          <table:table-cell office:value-type="float" office:value="141.94361570389501" table:style-name="ce46">
            <text:p>141,9</text:p>
          </table:table-cell>
          <table:table-cell office:value-type="float" office:value="0.49525605632399999" table:style-name="ce47">
            <text:p>0,5</text:p>
          </table:table-cell>
          <table:table-cell office:value-type="float" office:value="320.98812636889102" table:style-name="ce47">
            <text:p>321,0</text:p>
          </table:table-cell>
          <table:table-cell office:value-type="float" office:value="0.35738452068100002" table:style-name="ce47">
            <text:p>0,4</text:p>
          </table:table-cell>
          <table:table-cell office:value-type="float" office:value="1.889536183E-3" table:style-name="ce47">
            <text:p>0,0</text:p>
          </table:table-cell>
          <table:table-cell office:value-type="float" office:value="66.925324707924005" table:style-name="ce47">
            <text:p>66,9</text:p>
          </table:table-cell>
          <table:table-cell office:value-type="float" office:value="0.148624128833" table:style-name="ce47">
            <text:p>0,1</text:p>
          </table:table-cell>
          <table:table-cell office:value-type="float" office:value="9.1724640277000002E-2" table:style-name="ce47">
            <text:p>0,1</text:p>
          </table:table-cell>
          <table:table-cell office:value-type="float" office:value="7.9182963695290001" table:style-name="ce47">
            <text:p>7,9</text:p>
          </table:table-cell>
          <table:table-cell office:value-type="float" office:value="538.870242032536" table:style-name="ce48">
            <text:p>538,9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12">
            <text:p>Sonstige pflanzliche Erzeugnisse<text:span text:style-name="T1">4</text:span></text:p>
          </table:table-cell>
          <table:table-cell office:value-type="float" office:value="0.39080130253000001" table:style-name="ce46">
            <text:p>0,4</text:p>
          </table:table-cell>
          <table:table-cell office:value-type="float" office:value="1.4219482166999999E-2" table:style-name="ce47">
            <text:p>0,0</text:p>
          </table:table-cell>
          <table:table-cell office:value-type="float" office:value="0.19155143700999999" table:style-name="ce47">
            <text:p>0,2</text:p>
          </table:table-cell>
          <table:table-cell office:value-type="float" office:value="1.422201274916" table:style-name="ce47">
            <text:p>1,4</text:p>
          </table:table-cell>
          <table:table-cell office:value-type="float" office:value="0" table:style-name="ce47">
            <text:p>0,0</text:p>
          </table:table-cell>
          <table:table-cell office:value-type="float" office:value="0.19566366589799999" table:style-name="ce47">
            <text:p>0,2</text:p>
          </table:table-cell>
          <table:table-cell office:value-type="float" office:value="0" table:style-name="ce47">
            <text:p>0,0</text:p>
          </table:table-cell>
          <table:table-cell office:value-type="float" office:value="0" table:style-name="ce47">
            <text:p>0,0</text:p>
          </table:table-cell>
          <table:table-cell office:value-type="float" office:value="0" table:style-name="ce47">
            <text:p>0,0</text:p>
          </table:table-cell>
          <table:table-cell office:value-type="float" office:value="2.2144371625199999" table:style-name="ce48">
            <text:p>2,2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17">
            <text:p>Pflanzliche Erzeugung</text:p>
          </table:table-cell>
          <table:table-cell office:value-type="float" office:value="395.524565096397" table:style-name="ce49">
            <text:p>395,5</text:p>
          </table:table-cell>
          <table:table-cell office:value-type="float" office:value="121.84268056206101" table:style-name="ce50">
            <text:p>121,8</text:p>
          </table:table-cell>
          <table:table-cell office:value-type="float" office:value="1366.3136578378901" table:style-name="ce50">
            <text:p>1 366,3</text:p>
          </table:table-cell>
          <table:table-cell office:value-type="float" office:value="566.39404318434504" table:style-name="ce50">
            <text:p>566,4</text:p>
          </table:table-cell>
          <table:table-cell office:value-type="float" office:value="63.858200712460999" table:style-name="ce50">
            <text:p>63,9</text:p>
          </table:table-cell>
          <table:table-cell office:value-type="float" office:value="555.92196841028101" table:style-name="ce50">
            <text:p>555,9</text:p>
          </table:table-cell>
          <table:table-cell office:value-type="float" office:value="89.741776429922993" table:style-name="ce50">
            <text:p>89,7</text:p>
          </table:table-cell>
          <table:table-cell office:value-type="float" office:value="35.391944579307001" table:style-name="ce50">
            <text:p>35,4</text:p>
          </table:table-cell>
          <table:table-cell office:value-type="float" office:value="91.562777931745003" table:style-name="ce50">
            <text:p>91,6</text:p>
          </table:table-cell>
          <table:table-cell office:value-type="float" office:value="3286.55161474441" table:style-name="ce48">
            <text:p>3 286,6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12">
            <text:p>Rinder</text:p>
          </table:table-cell>
          <table:table-cell office:value-type="float" office:value="7.4847818533280002" table:style-name="ce46">
            <text:p>7,5</text:p>
          </table:table-cell>
          <table:table-cell office:value-type="float" office:value="67.833317004177999" table:style-name="ce47">
            <text:p>67,8</text:p>
          </table:table-cell>
          <table:table-cell office:value-type="float" office:value="179.809591022446" table:style-name="ce47">
            <text:p>179,8</text:p>
          </table:table-cell>
          <table:table-cell office:value-type="float" office:value="233.00800791809601" table:style-name="ce47">
            <text:p>233,0</text:p>
          </table:table-cell>
          <table:table-cell office:value-type="float" office:value="56.711284369170997" table:style-name="ce47">
            <text:p>56,7</text:p>
          </table:table-cell>
          <table:table-cell office:value-type="float" office:value="127.488362851387" table:style-name="ce47">
            <text:p>127,5</text:p>
          </table:table-cell>
          <table:table-cell office:value-type="float" office:value="67.895582716535998" table:style-name="ce47">
            <text:p>67,9</text:p>
          </table:table-cell>
          <table:table-cell office:value-type="float" office:value="27.821222379636001" table:style-name="ce47">
            <text:p>27,8</text:p>
          </table:table-cell>
          <table:table-cell office:value-type="float" office:value="3.1780441361E-2" table:style-name="ce47">
            <text:p>0,0</text:p>
          </table:table-cell>
          <table:table-cell office:value-type="float" office:value="768.08393055613794" table:style-name="ce48">
            <text:p>768,1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12">
            <text:p>Schweine<text:s/></text:p>
          </table:table-cell>
          <table:table-cell office:value-type="float" office:value="13.907612595102" table:style-name="ce46">
            <text:p>13,9</text:p>
          </table:table-cell>
          <table:table-cell office:value-type="float" office:value="33.486041592047002" table:style-name="ce47">
            <text:p>33,5</text:p>
          </table:table-cell>
          <table:table-cell office:value-type="float" office:value="220.31334491425901" table:style-name="ce47">
            <text:p>220,3</text:p>
          </table:table-cell>
          <table:table-cell office:value-type="float" office:value="327.663575021675" table:style-name="ce47">
            <text:p>327,7</text:p>
          </table:table-cell>
          <table:table-cell office:value-type="float" office:value="2.6794574404449998" table:style-name="ce47">
            <text:p>2,7</text:p>
          </table:table-cell>
          <table:table-cell office:value-type="float" office:value="227.867083484109" table:style-name="ce47">
            <text:p>227,9</text:p>
          </table:table-cell>
          <table:table-cell office:value-type="float" office:value="3.1300615400230001" table:style-name="ce47">
            <text:p>3,1</text:p>
          </table:table-cell>
          <table:table-cell office:value-type="float" office:value="1.7760305066769999" table:style-name="ce47">
            <text:p>1,8</text:p>
          </table:table-cell>
          <table:table-cell office:value-type="float" office:value="1.9308332229E-2" table:style-name="ce47">
            <text:p>0,0</text:p>
          </table:table-cell>
          <table:table-cell office:value-type="float" office:value="830.84251542656602" table:style-name="ce48">
            <text:p>830,8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12">
            <text:p>Geflügel</text:p>
          </table:table-cell>
          <table:table-cell office:value-type="float" office:value="9.7380666146160006" table:style-name="ce46">
            <text:p>9,7</text:p>
          </table:table-cell>
          <table:table-cell office:value-type="float" office:value="33.589564553448" table:style-name="ce47">
            <text:p>33,6</text:p>
          </table:table-cell>
          <table:table-cell office:value-type="float" office:value="64.963280269071007" table:style-name="ce47">
            <text:p>65,0</text:p>
          </table:table-cell>
          <table:table-cell office:value-type="float" office:value="52.973132497450997" table:style-name="ce47">
            <text:p>53,0</text:p>
          </table:table-cell>
          <table:table-cell office:value-type="float" office:value="1.54508408708" table:style-name="ce47">
            <text:p>1,5</text:p>
          </table:table-cell>
          <table:table-cell office:value-type="float" office:value="45.382431456158997" table:style-name="ce47">
            <text:p>45,4</text:p>
          </table:table-cell>
          <table:table-cell office:value-type="float" office:value="0.54107706659099997" table:style-name="ce47">
            <text:p>0,5</text:p>
          </table:table-cell>
          <table:table-cell office:value-type="float" office:value="0.70896482318099996" table:style-name="ce47">
            <text:p>0,7</text:p>
          </table:table-cell>
          <table:table-cell office:value-type="float" office:value="3.5995443989999998E-3" table:style-name="ce47">
            <text:p>0,0</text:p>
          </table:table-cell>
          <table:table-cell office:value-type="float" office:value="209.445200911998" table:style-name="ce48">
            <text:p>209,4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12">
            <text:p>Sonstige Tiere<text:span text:style-name="T1">5</text:span></text:p>
          </table:table-cell>
          <table:table-cell office:value-type="float" office:value="1.4787633379449998" table:style-name="ce46">
            <text:p>1,5</text:p>
          </table:table-cell>
          <table:table-cell office:value-type="float" office:value="6.292128789965" table:style-name="ce47">
            <text:p>6,3</text:p>
          </table:table-cell>
          <table:table-cell office:value-type="float" office:value="9.4671431686830001" table:style-name="ce47">
            <text:p>9,5</text:p>
          </table:table-cell>
          <table:table-cell office:value-type="float" office:value="10.080228422112" table:style-name="ce47">
            <text:p>10,1</text:p>
          </table:table-cell>
          <table:table-cell office:value-type="float" office:value="4.4509036715199999" table:style-name="ce47">
            <text:p>4,5</text:p>
          </table:table-cell>
          <table:table-cell office:value-type="float" office:value="7.7630137145060001" table:style-name="ce47">
            <text:p>7,8</text:p>
          </table:table-cell>
          <table:table-cell office:value-type="float" office:value="9.6019051562370006" table:style-name="ce47">
            <text:p>9,6</text:p>
          </table:table-cell>
          <table:table-cell office:value-type="float" office:value="1.9790839332750001" table:style-name="ce47">
            <text:p>2,0</text:p>
          </table:table-cell>
          <table:table-cell office:value-type="float" office:value="5.1368096628000001E-2" table:style-name="ce47">
            <text:p>0,1</text:p>
          </table:table-cell>
          <table:table-cell office:value-type="float" office:value="51.164538290872997" table:style-name="ce48">
            <text:p>51,2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12">
            <text:p>Milch</text:p>
          </table:table-cell>
          <table:table-cell office:value-type="float" office:value="10.295093135006001" table:style-name="ce46">
            <text:p>10,3</text:p>
          </table:table-cell>
          <table:table-cell office:value-type="float" office:value="85.512699384233997" table:style-name="ce47">
            <text:p>85,5</text:p>
          </table:table-cell>
          <table:table-cell office:value-type="float" office:value="261.12350654769699" table:style-name="ce47">
            <text:p>261,1</text:p>
          </table:table-cell>
          <table:table-cell office:value-type="float" office:value="425.86528172909999" table:style-name="ce47">
            <text:p>425,9</text:p>
          </table:table-cell>
          <table:table-cell office:value-type="float" office:value="155.003322731021" table:style-name="ce47">
            <text:p>155,0</text:p>
          </table:table-cell>
          <table:table-cell office:value-type="float" office:value="216.535410138109" table:style-name="ce47">
            <text:p>216,5</text:p>
          </table:table-cell>
          <table:table-cell office:value-type="float" office:value="165.51544344197501" table:style-name="ce47">
            <text:p>165,5</text:p>
          </table:table-cell>
          <table:table-cell office:value-type="float" office:value="75.383485547034994" table:style-name="ce47">
            <text:p>75,4</text:p>
          </table:table-cell>
          <table:table-cell office:value-type="float" office:value="0.13726540130199999" table:style-name="ce47">
            <text:p>0,1</text:p>
          </table:table-cell>
          <table:table-cell office:value-type="float" office:value="1395.37150805548" table:style-name="ce48">
            <text:p>1 395,4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12">
            <text:p>Eier</text:p>
          </table:table-cell>
          <table:table-cell office:value-type="float" office:value="18.042919819672001" table:style-name="ce46">
            <text:p>18,0</text:p>
          </table:table-cell>
          <table:table-cell office:value-type="float" office:value="21.685410106555" table:style-name="ce47">
            <text:p>21,7</text:p>
          </table:table-cell>
          <table:table-cell office:value-type="float" office:value="86.469835267161997" table:style-name="ce47">
            <text:p>86,5</text:p>
          </table:table-cell>
          <table:table-cell office:value-type="float" office:value="48.252702432808" table:style-name="ce47">
            <text:p>48,3</text:p>
          </table:table-cell>
          <table:table-cell office:value-type="float" office:value="5.0056192386329998" table:style-name="ce47">
            <text:p>5,0</text:p>
          </table:table-cell>
          <table:table-cell office:value-type="float" office:value="104.999710957874" table:style-name="ce47">
            <text:p>105,0</text:p>
          </table:table-cell>
          <table:table-cell office:value-type="float" office:value="5.4209681847790003" table:style-name="ce47">
            <text:p>5,4</text:p>
          </table:table-cell>
          <table:table-cell office:value-type="float" office:value="5.797819765491" table:style-name="ce47">
            <text:p>5,8</text:p>
          </table:table-cell>
          <table:table-cell office:value-type="float" office:value="2.7293536981999999E-2" table:style-name="ce47">
            <text:p>0,0</text:p>
          </table:table-cell>
          <table:table-cell office:value-type="float" office:value="295.70227930995497" table:style-name="ce48">
            <text:p>295,7</text:p>
          </table:table-cell>
          <table:table-cell table:style-name="ce11"/>
          <table:table-cell table:style-name="ce20"/>
          <table:table-cell table:number-columns-repeated="16371" table:style-name="ce1"/>
        </table:table-row>
        <table:table-row table:style-name="ro2">
          <table:table-cell office:value-type="string" table:style-name="ce12">
            <text:p>Sonstige tierische Erzeugnisse<text:span text:style-name="T1">6</text:span></text:p>
          </table:table-cell>
          <table:table-cell office:value-type="float" office:value="1.1616627560820001" table:style-name="ce46">
            <text:p>1,2</text:p>
          </table:table-cell>
          <table:table-cell office:value-type="float" office:value="4.7251527984230002" table:style-name="ce47">
            <text:p>4,7</text:p>
          </table:table-cell>
          <table:table-cell office:value-type="float" office:value="6.7191768694210001" table:style-name="ce47">
            <text:p>6,7</text:p>
          </table:table-cell>
          <table:table-cell office:value-type="float" office:value="6.2827277168100002" table:style-name="ce47">
            <text:p>6,3</text:p>
          </table:table-cell>
          <table:table-cell office:value-type="float" office:value="2.5218778949740002" table:style-name="ce47">
            <text:p>2,5</text:p>
          </table:table-cell>
          <table:table-cell office:value-type="float" office:value="6.9720726568750004" table:style-name="ce47">
            <text:p>7,0</text:p>
          </table:table-cell>
          <table:table-cell office:value-type="float" office:value="3.98476797521" table:style-name="ce47">
            <text:p>4,0</text:p>
          </table:table-cell>
          <table:table-cell office:value-type="float" office:value="1.411122561927" table:style-name="ce47">
            <text:p>1,4</text:p>
          </table:table-cell>
          <table:table-cell office:value-type="float" office:value="0.99097622481900005" table:style-name="ce47">
            <text:p>1,0</text:p>
          </table:table-cell>
          <table:table-cell office:value-type="float" office:value="34.769537454541002" table:style-name="ce48">
            <text:p>34,8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17">
            <text:p>Tierische Erzeugung</text:p>
          </table:table-cell>
          <table:table-cell office:value-type="float" office:value="62.108900111750998" table:style-name="ce49">
            <text:p>62,1</text:p>
          </table:table-cell>
          <table:table-cell office:value-type="float" office:value="253.12431422884899" table:style-name="ce50">
            <text:p>253,1</text:p>
          </table:table-cell>
          <table:table-cell office:value-type="float" office:value="828.86587805874001" table:style-name="ce50">
            <text:p>828,9</text:p>
          </table:table-cell>
          <table:table-cell office:value-type="float" office:value="1104.12565573805" table:style-name="ce50">
            <text:p>1 104,1</text:p>
          </table:table-cell>
          <table:table-cell office:value-type="float" office:value="227.91754943284499" table:style-name="ce50">
            <text:p>227,9</text:p>
          </table:table-cell>
          <table:table-cell office:value-type="float" office:value="737.00808525901903" table:style-name="ce50">
            <text:p>737,0</text:p>
          </table:table-cell>
          <table:table-cell office:value-type="float" office:value="256.08980608135101" table:style-name="ce50">
            <text:p>256,1</text:p>
          </table:table-cell>
          <table:table-cell office:value-type="float" office:value="114.877729517223" table:style-name="ce50">
            <text:p>114,9</text:p>
          </table:table-cell>
          <table:table-cell office:value-type="float" office:value="1.26159157772" table:style-name="ce50">
            <text:p>1,3</text:p>
          </table:table-cell>
          <table:table-cell office:value-type="float" office:value="3585.3795100055499" table:style-name="ce48">
            <text:p>3 585,4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21">
            <text:p>Erzeugung landwirtschaftlicher Güter</text:p>
          </table:table-cell>
          <table:table-cell office:value-type="float" office:value="457.63346520814702" table:style-name="ce49">
            <text:p>457,6</text:p>
          </table:table-cell>
          <table:table-cell office:value-type="float" office:value="374.96699479091001" table:style-name="ce50">
            <text:p>375,0</text:p>
          </table:table-cell>
          <table:table-cell office:value-type="float" office:value="2195.1795358966301" table:style-name="ce50">
            <text:p>2 195,2</text:p>
          </table:table-cell>
          <table:table-cell office:value-type="float" office:value="1670.5196989224" table:style-name="ce50">
            <text:p>1 670,5</text:p>
          </table:table-cell>
          <table:table-cell office:value-type="float" office:value="291.77575014530697" table:style-name="ce50">
            <text:p>291,8</text:p>
          </table:table-cell>
          <table:table-cell office:value-type="float" office:value="1292.9300536692999" table:style-name="ce50">
            <text:p>1 292,9</text:p>
          </table:table-cell>
          <table:table-cell office:value-type="float" office:value="345.83158251127401" table:style-name="ce50">
            <text:p>345,8</text:p>
          </table:table-cell>
          <table:table-cell office:value-type="float" office:value="150.26967409653" table:style-name="ce50">
            <text:p>150,3</text:p>
          </table:table-cell>
          <table:table-cell office:value-type="float" office:value="92.824369509465001" table:style-name="ce50">
            <text:p>92,8</text:p>
          </table:table-cell>
          <table:table-cell office:value-type="float" office:value="6871.93112474996" table:style-name="ce48">
            <text:p>6 871,9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21">
            <text:p>Erzeugung landwirtschaftlicher Dienstleistungen</text:p>
          </table:table-cell>
          <table:table-cell office:value-type="float" office:value="22.525882512071998" table:style-name="ce49">
            <text:p>22,5</text:p>
          </table:table-cell>
          <table:table-cell office:value-type="float" office:value="20.554758746444001" table:style-name="ce50">
            <text:p>20,6</text:p>
          </table:table-cell>
          <table:table-cell office:value-type="float" office:value="116.671261325063" table:style-name="ce50">
            <text:p>116,7</text:p>
          </table:table-cell>
          <table:table-cell office:value-type="float" office:value="89.977349062357007" table:style-name="ce50">
            <text:p>90,0</text:p>
          </table:table-cell>
          <table:table-cell office:value-type="float" office:value="11.185224611089" table:style-name="ce50">
            <text:p>11,2</text:p>
          </table:table-cell>
          <table:table-cell office:value-type="float" office:value="61.134351619866003" table:style-name="ce50">
            <text:p>61,1</text:p>
          </table:table-cell>
          <table:table-cell office:value-type="float" office:value="12.564532903237" table:style-name="ce50">
            <text:p>12,6</text:p>
          </table:table-cell>
          <table:table-cell office:value-type="float" office:value="5.5115152703090002" table:style-name="ce50">
            <text:p>5,5</text:p>
          </table:table-cell>
          <table:table-cell office:value-type="float" office:value="1.085611914187" table:style-name="ce50">
            <text:p>1,1</text:p>
          </table:table-cell>
          <table:table-cell office:value-type="float" office:value="341.21048796462497" table:style-name="ce48">
            <text:p>341,2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22">
            <text:p>Landwirtschaftliche Erzeugung</text:p>
          </table:table-cell>
          <table:table-cell office:value-type="float" office:value="480.15934772022001" table:style-name="ce49">
            <text:p>480,2</text:p>
          </table:table-cell>
          <table:table-cell office:value-type="float" office:value="395.52175353735402" table:style-name="ce50">
            <text:p>395,5</text:p>
          </table:table-cell>
          <table:table-cell office:value-type="float" office:value="2311.8507972216998" table:style-name="ce50">
            <text:p>2 311,9</text:p>
          </table:table-cell>
          <table:table-cell office:value-type="float" office:value="1760.49704798475" table:style-name="ce50">
            <text:p>1 760,5</text:p>
          </table:table-cell>
          <table:table-cell office:value-type="float" office:value="302.96097475639601" table:style-name="ce50">
            <text:p>303,0</text:p>
          </table:table-cell>
          <table:table-cell office:value-type="float" office:value="1354.0644052891701" table:style-name="ce50">
            <text:p>1 354,1</text:p>
          </table:table-cell>
          <table:table-cell office:value-type="float" office:value="358.39611541451097" table:style-name="ce50">
            <text:p>358,4</text:p>
          </table:table-cell>
          <table:table-cell office:value-type="float" office:value="155.78118936683899" table:style-name="ce50">
            <text:p>155,8</text:p>
          </table:table-cell>
          <table:table-cell office:value-type="float" office:value="93.909981423652994" table:style-name="ce50">
            <text:p>93,9</text:p>
          </table:table-cell>
          <table:table-cell office:value-type="float" office:value="7213.1416127145903" table:style-name="ce48">
            <text:p>7 213,1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23">
            <text:p>Nichtlandwirtschaftliche Nebentätigkeiten</text:p>
          </table:table-cell>
          <table:table-cell office:value-type="float" office:value="3.4950998020939998" table:style-name="ce49">
            <text:p>3,5</text:p>
          </table:table-cell>
          <table:table-cell office:value-type="float" office:value="39.246536778199001" table:style-name="ce50">
            <text:p>39,2</text:p>
          </table:table-cell>
          <table:table-cell office:value-type="float" office:value="155.789656126446" table:style-name="ce50">
            <text:p>155,8</text:p>
          </table:table-cell>
          <table:table-cell office:value-type="float" office:value="35.567345975835003" table:style-name="ce50">
            <text:p>35,6</text:p>
          </table:table-cell>
          <table:table-cell office:value-type="float" office:value="48.412216270382999" table:style-name="ce50">
            <text:p>48,4</text:p>
          </table:table-cell>
          <table:table-cell office:value-type="float" office:value="95.378644325677996" table:style-name="ce50">
            <text:p>95,4</text:p>
          </table:table-cell>
          <table:table-cell office:value-type="float" office:value="50.758337032581998" table:style-name="ce50">
            <text:p>50,8</text:p>
          </table:table-cell>
          <table:table-cell office:value-type="float" office:value="17.109618822165" table:style-name="ce50">
            <text:p>17,1</text:p>
          </table:table-cell>
          <table:table-cell office:value-type="float" office:value="1.751941986207" table:style-name="ce50">
            <text:p>1,8</text:p>
          </table:table-cell>
          <table:table-cell office:value-type="float" office:value="447.50939711958802" table:style-name="ce48">
            <text:p>447,5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24">
            <text:p>Erzeugung des landwirtschaftlichen Wirtschaftsbereiches</text:p>
          </table:table-cell>
          <table:table-cell office:value-type="float" office:value="483.65444752231298" table:style-name="ce49">
            <text:p>483,7</text:p>
          </table:table-cell>
          <table:table-cell office:value-type="float" office:value="434.76829031555201" table:style-name="ce50">
            <text:p>434,8</text:p>
          </table:table-cell>
          <table:table-cell office:value-type="float" office:value="2467.64045334814" table:style-name="ce50">
            <text:p>2 467,6</text:p>
          </table:table-cell>
          <table:table-cell office:value-type="float" office:value="1796.06439396059" table:style-name="ce50">
            <text:p>1 796,1</text:p>
          </table:table-cell>
          <table:table-cell office:value-type="float" office:value="351.37319102677901" table:style-name="ce50">
            <text:p>351,4</text:p>
          </table:table-cell>
          <table:table-cell office:value-type="float" office:value="1449.44304961484" table:style-name="ce50">
            <text:p>1 449,4</text:p>
          </table:table-cell>
          <table:table-cell office:value-type="float" office:value="409.15445244709298" table:style-name="ce50">
            <text:p>409,2</text:p>
          </table:table-cell>
          <table:table-cell office:value-type="float" office:value="172.89080818900399" table:style-name="ce50">
            <text:p>172,9</text:p>
          </table:table-cell>
          <table:table-cell office:value-type="float" office:value="95.661923409859" table:style-name="ce50">
            <text:p>95,7</text:p>
          </table:table-cell>
          <table:table-cell office:value-type="float" office:value="7660.6510098341796" table:style-name="ce48">
            <text:p>7 660,7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3">
          <table:table-cell office:value-type="string" table:number-columns-spanned="11" table:number-rows-spanned="1" table:style-name="ce26">
            <text:p>Q: STATISTIK AUSTRIA, Regionale landwirtschaftliche Gesamtrechnung. Erstellt am 29.09.2023. – Konsistent mit LGR-Berechnungsstand Juli 2023. – Etwaige Rundungsdifferenzen wurden nicht ausgeglichen.<text:s/></text:p>
            <text:p>1) Hopfen, Textilpflanzen, Heil-, Duft- und Gewürzpflanzen, Energiegräser. – 2) Blumen und Zierpflanzen (inkl. Weihnachtsbäume), Baumschulerzeugnisse, Anpflanzungen. – 3) Es handelt sich dabei um Trauben für die Weinbereitung. – 4) Schilf, Sämereien. – 5) Schafe und Ziegen, Einhufer, Jagd. – 6) Honig, Rohwolle.<text:s/></text:p>
          </table:table-cell>
          <table:covered-table-cell table:number-columns-repeated="10"/>
          <table:table-cell table:number-columns-repeated="2" table:style-name="ce2"/>
          <table:table-cell table:number-columns-repeated="16371" table:style-name="ce1"/>
        </table:table-row>
        <table:table-row table:style-name="ro4">
          <table:table-cell table:number-columns-repeated="16384"/>
        </table:table-row>
        <table:table-row table:style-name="ro4">
          <table:table-cell table:style-name="ce2"/>
          <table:table-cell table:number-columns-repeated="10" table:style-name="ce25"/>
          <table:table-cell table:number-columns-repeated="2" table:style-name="ce2"/>
          <table:table-cell table:number-columns-repeated="16371" table:style-name="ce1"/>
        </table:table-row>
        <table:table-row table:number-rows-repeated="1048544" table:style-name="ro4">
          <table:table-cell table:number-columns-repeated="16384"/>
        </table:table-row>
        <table:named-expressions>
          <table:named-range table:name="_f408d64f_STF_Dekoration_1_CN1" table:cell-range-address="2020.$K$2:2020.$K$29" table:base-cell-address="2020.$A$1"/>
          <table:named-expression table:name="_f408d64f_STF_Dekoration_1_CN102" table:expression="of:=['file:///P:/PROJEKTE/LW_GR/PUBLIKATIONEN/INTERNET/Tabellen%26Grafiken_verknuepft/LGR/WD/WD_T05_LGR.xlsx'#Tabelle1.#REF!]" table:base-cell-address="2022.$A$1"/>
          <table:named-expression table:name="_f408d64f_STF_Dekoration_1_CN105" table:expression="of:=['file:///P:/PROJEKTE/LW_GR/PUBLIKATIONEN/INTERNET/Tabellen%26Grafiken_verknuepft/LGR/WD/WD_T05_LGR.xlsx'#Tabelle1.#REF!]" table:base-cell-address="2022.$A$1"/>
          <table:named-expression table:name="_f408d64f_STF_Dekoration_1_CN106" table:expression="of:=['file:///P:/PROJEKTE/LW_GR/PUBLIKATIONEN/INTERNET/Tabellen%26Grafiken_verknuepft/LGR/WD/WD_T05_LGR.xlsx'#Tabelle1.#REF!]" table:base-cell-address="2022.$A$1"/>
          <table:named-expression table:name="_f408d64f_STF_Dekoration_1_CN107" table:expression="of:=['file:///P:/PROJEKTE/LW_GR/PUBLIKATIONEN/INTERNET/Tabellen%26Grafiken_verknuepft/LGR/WD/WD_T05_LGR.xlsx'#Tabelle1.#REF!]" table:base-cell-address="2022.$A$1"/>
          <table:named-expression table:name="_f408d64f_STF_Dekoration_1_CN108" table:expression="of:=['file:///P:/PROJEKTE/LW_GR/PUBLIKATIONEN/INTERNET/Tabellen%26Grafiken_verknuepft/LGR/WD/WD_T05_LGR.xlsx'#Tabelle1.#REF!]" table:base-cell-address="2022.$A$1"/>
          <table:named-expression table:name="_f408d64f_STF_Dekoration_1_CN110" table:expression="of:=['file:///P:/PROJEKTE/LW_GR/PUBLIKATIONEN/INTERNET/Tabellen%26Grafiken_verknuepft/LGR/WD/WD_T05_LGR.xlsx'#Tabelle1.#REF!]" table:base-cell-address="2022.$A$1"/>
          <table:named-expression table:name="_f408d64f_STF_Dekoration_1_CN113" table:expression="of:=['file:///P:/PROJEKTE/LW_GR/PUBLIKATIONEN/INTERNET/Tabellen%26Grafiken_verknuepft/LGR/WD/WD_T05_LGR.xlsx'#Tabelle1.#REF!]" table:base-cell-address="2022.$A$1"/>
          <table:named-expression table:name="_f408d64f_STF_Dekoration_1_CN114" table:expression="of:=['file:///P:/PROJEKTE/LW_GR/PUBLIKATIONEN/INTERNET/Tabellen%26Grafiken_verknuepft/LGR/WD/WD_T05_LGR.xlsx'#Tabelle1.#REF!]" table:base-cell-address="2022.$A$1"/>
          <table:named-expression table:name="_f408d64f_STF_Dekoration_1_CN115" table:expression="of:=['file:///P:/PROJEKTE/LW_GR/PUBLIKATIONEN/INTERNET/Tabellen%26Grafiken_verknuepft/LGR/WD/WD_T05_LGR.xlsx'#Tabelle1.#REF!]" table:base-cell-address="2022.$A$1"/>
          <table:named-expression table:name="_f408d64f_STF_Dekoration_1_CN117" table:expression="of:=['file:///P:/PROJEKTE/LW_GR/PUBLIKATIONEN/INTERNET/Tabellen%26Grafiken_verknuepft/LGR/WD/WD_T05_LGR.xlsx'#Tabelle1.#REF!]~['file:///P:/PROJEKTE/LW_GR/PUBLIKATIONEN/INTERNET/Tabellen%26Grafiken_verknuepft/LGR/WD/WD_T05_LGR.xlsx'#Tabelle1.$U$8]" table:base-cell-address="2022.$A$1"/>
          <table:named-range table:name="_f408d64f_STF_Dekoration_1_CN2" table:cell-range-address="2020.$A$16:2020.$K$16" table:base-cell-address="2020.$A$1"/>
          <table:named-range table:name="_f408d64f_STF_Dekoration_1_CN3" table:cell-range-address="2020.$A$24:2020.$K$29" table:base-cell-address="2020.$A$1"/>
          <table:named-expression table:name="_f408d64f_STF_Dekoration_1_CN95" table:expression="of:=['file:///P:/PROJEKTE/LW_GR/PUBLIKATIONEN/INTERNET/Tabellen%26Grafiken_verknuepft/LGR/WD/WD_T05_LGR.xlsx'#Tabelle1.#REF!]" table:base-cell-address="2022.$A$1"/>
          <table:named-expression table:name="_f408d64f_STF_Dekoration_1_CN96" table:expression="of:=['file:///P:/PROJEKTE/LW_GR/PUBLIKATIONEN/INTERNET/Tabellen%26Grafiken_verknuepft/LGR/WD/WD_T05_LGR.xlsx'#Tabelle1.#REF!]" table:base-cell-address="2022.$A$1"/>
          <table:named-expression table:name="_f408d64f_STF_Dekoration_4_CN1" table:expression="of:=['2020'.#REF!]" table:base-cell-address="2022.$A$1"/>
          <table:named-expression table:name="_f408d64f_STF_Dekoration_4_CN2" table:expression="of:=['2020'.#REF!]" table:base-cell-address="2022.$A$1"/>
          <table:named-range table:name="_f408d64f_STF_Fuss_1_CN1" table:cell-range-address="2020.$A$30:2020.$K$30" table:base-cell-address="2020.$A$1"/>
          <table:named-range table:name="_f408d64f_STF_Fuss_1_CN2" table:cell-range-address="2020.$A$30:2020.$K$30" table:base-cell-address="2020.$A$1"/>
          <table:named-range table:name="_f408d64f_STF_Gesamtsumme_1_CN1" table:cell-range-address="2020.$A$29:2020.$K$29" table:base-cell-address="2020.$A$1"/>
          <table:named-range table:name="_f408d64f_STF_Gesamtsumme_1_CN2" table:cell-range-address="2020.$A$29:2020.$K$29" table:base-cell-address="2020.$A$1"/>
          <table:named-range table:name="_f408d64f_STF_Koerper_1_CN1" table:cell-range-address="2020.$B$2:2020.$K$29" table:base-cell-address="2020.$A$1"/>
          <table:named-range table:name="_f408d64f_STF_Tabellenkopf_1_CN1" table:cell-range-address="2020.$B$1:2020.$K$1" table:base-cell-address="2020.$A$1"/>
          <table:named-range table:name="_f408d64f_STF_Tabellenkopf_1_CN2" table:cell-range-address="2020.$A$1:2020.$K$1" table:base-cell-address="2020.$A$1"/>
          <table:named-expression table:name="_f408d64f_STF_Titel_1_CN1" table:expression="of:=['2020'.#REF!]" table:base-cell-address="2022.$A$1"/>
          <table:named-range table:name="_f408d64f_STF_Vorspalte_1_CN1" table:cell-range-address="2020.$A$1:2020.$A$29" table:base-cell-address="2020.$A$1"/>
          <table:named-range table:name="_f408d64f_STF_Vorspalte_1_CN2" table:cell-range-address="2020.$A$1" table:base-cell-address="2020.$A$1"/>
          <table:named-range table:name="_f408d64f_STF_Vorspalte_1_CN3" table:cell-range-address="2020.$A$1" table:base-cell-address="2020.$A$1"/>
          <table:named-range table:name="_f408d64f_STF_Zwischensumme_1_CN1" table:cell-range-address="2020.$A$25:2020.$K$25" table:base-cell-address="2020.$A$1"/>
          <table:named-range table:name="_f408d64f_STF_Zwischensumme_1_CN2" table:cell-range-address="2020.$A$27:2020.$K$27" table:base-cell-address="2020.$A$1"/>
          <table:named-expression table:name="_f408d64f_STF_Zwischensumme_1_CN3" table:expression="of:=['2020'.$A$16:.$K$16]~['2020'.$A$24:.$K$25]~['2020'.$A$27:.$K$27]" table:base-cell-address="2022.$A$1"/>
          <table:named-range table:name="Print_Area" table:cell-range-address="2020.$A$1:2020.$K$30" table:base-cell-address="2020.$A$1"/>
        </table:named-expressions>
      </table:table>
      <table:table table:name="2019" table:style-name="ta2">
        <table:table-column table:style-name="co1" table:default-cell-style-name="ce2"/>
        <table:table-column table:style-name="co2" table:number-columns-repeated="10" table:default-cell-style-name="ce2"/>
        <table:table-column table:style-name="co3" table:number-columns-repeated="16373" table:default-cell-style-name="ce2"/>
        <table:table-row table:style-name="ro1">
          <table:table-cell office:value-type="string" table:style-name="ce3">
            <text:p>Merkmal</text:p>
          </table:table-cell>
          <table:table-cell office:value-type="string" table:style-name="ce4">
            <text:p>Bgld.</text:p>
          </table:table-cell>
          <table:table-cell office:value-type="string" table:style-name="ce4">
            <text:p>Ktn.</text:p>
          </table:table-cell>
          <table:table-cell office:value-type="string" table:style-name="ce4">
            <text:p>NÖ</text:p>
          </table:table-cell>
          <table:table-cell office:value-type="string" table:style-name="ce4">
            <text:p>OÖ</text:p>
          </table:table-cell>
          <table:table-cell office:value-type="string" table:style-name="ce4">
            <text:p>Sbg.</text:p>
          </table:table-cell>
          <table:table-cell office:value-type="string" table:style-name="ce4">
            <text:p>Stmk.</text:p>
          </table:table-cell>
          <table:table-cell office:value-type="string" table:style-name="ce4">
            <text:p>T</text:p>
          </table:table-cell>
          <table:table-cell office:value-type="string" table:style-name="ce4">
            <text:p>Vbg.</text:p>
          </table:table-cell>
          <table:table-cell office:value-type="string" table:style-name="ce4">
            <text:p>W</text:p>
          </table:table-cell>
          <table:table-cell office:value-type="string" table:style-name="ce5">
            <text:p>Ö</text:p>
          </table:table-cell>
          <table:table-cell table:number-columns-repeated="16373" table:style-name="ce6"/>
        </table:table-row>
        <table:table-row table:style-name="ro2">
          <table:table-cell office:value-type="string" table:style-name="ce7">
            <text:p>Getreide</text:p>
          </table:table-cell>
          <table:table-cell office:value-type="float" office:value="87.661446977425001" table:style-name="ce51">
            <text:p>87,7</text:p>
          </table:table-cell>
          <table:table-cell office:value-type="float" office:value="32.493403043453" table:style-name="ce52">
            <text:p>32,5</text:p>
          </table:table-cell>
          <table:table-cell office:value-type="float" office:value="374.70368688607903" table:style-name="ce52">
            <text:p>374,7</text:p>
          </table:table-cell>
          <table:table-cell office:value-type="float" office:value="203.09783371476701" table:style-name="ce52">
            <text:p>203,1</text:p>
          </table:table-cell>
          <table:table-cell office:value-type="float" office:value="1.0907929816219999" table:style-name="ce52">
            <text:p>1,1</text:p>
          </table:table-cell>
          <table:table-cell office:value-type="float" office:value="100.139322862847" table:style-name="ce52">
            <text:p>100,1</text:p>
          </table:table-cell>
          <table:table-cell office:value-type="float" office:value="0.52979569310200003" table:style-name="ce52">
            <text:p>0,5</text:p>
          </table:table-cell>
          <table:table-cell office:value-type="float" office:value="0.144462118872" table:style-name="ce52">
            <text:p>0,1</text:p>
          </table:table-cell>
          <table:table-cell office:value-type="float" office:value="2.1052126514760001" table:style-name="ce52">
            <text:p>2,1</text:p>
          </table:table-cell>
          <table:table-cell office:value-type="float" office:value="801.96595692964297" table:style-name="ce53">
            <text:p>802,0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12">
            <text:p>Ölsaaten und Ölfrüchte</text:p>
          </table:table-cell>
          <table:table-cell office:value-type="float" office:value="46.379612181066001" table:style-name="ce54">
            <text:p>46,4</text:p>
          </table:table-cell>
          <table:table-cell office:value-type="float" office:value="4.496119269527" table:style-name="ce55">
            <text:p>4,5</text:p>
          </table:table-cell>
          <table:table-cell office:value-type="float" office:value="89.013834660548" table:style-name="ce55">
            <text:p>89,0</text:p>
          </table:table-cell>
          <table:table-cell office:value-type="float" office:value="30.998401250817999" table:style-name="ce55">
            <text:p>31,0</text:p>
          </table:table-cell>
          <table:table-cell office:value-type="float" office:value="5.5127196974000002E-2" table:style-name="ce55">
            <text:p>0,1</text:p>
          </table:table-cell>
          <table:table-cell office:value-type="float" office:value="22.313483987470001" table:style-name="ce55">
            <text:p>22,3</text:p>
          </table:table-cell>
          <table:table-cell office:value-type="float" office:value="1.0916487532E-2" table:style-name="ce55">
            <text:p>0,0</text:p>
          </table:table-cell>
          <table:table-cell office:value-type="float" office:value="3.8938151200000001E-3" table:style-name="ce55">
            <text:p>0,0</text:p>
          </table:table-cell>
          <table:table-cell office:value-type="float" office:value="0.31576668619800002" table:style-name="ce55">
            <text:p>0,3</text:p>
          </table:table-cell>
          <table:table-cell office:value-type="float" office:value="193.587155535253" table:style-name="ce56">
            <text:p>193,6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12">
            <text:p>Eiweißpflanzen</text:p>
          </table:table-cell>
          <table:table-cell office:value-type="float" office:value="1.36854848411" table:style-name="ce54">
            <text:p>1,4</text:p>
          </table:table-cell>
          <table:table-cell office:value-type="float" office:value="0.268592853134" table:style-name="ce55">
            <text:p>0,3</text:p>
          </table:table-cell>
          <table:table-cell office:value-type="float" office:value="6.6781674250789997" table:style-name="ce55">
            <text:p>6,7</text:p>
          </table:table-cell>
          <table:table-cell office:value-type="float" office:value="1.5516322984349999" table:style-name="ce55">
            <text:p>1,6</text:p>
          </table:table-cell>
          <table:table-cell office:value-type="float" office:value="4.7266930780000002E-3" table:style-name="ce55">
            <text:p>0,0</text:p>
          </table:table-cell>
          <table:table-cell office:value-type="float" office:value="0.246558845764" table:style-name="ce55">
            <text:p>0,2</text:p>
          </table:table-cell>
          <table:table-cell office:value-type="float" office:value="4.3296573080000003E-3" table:style-name="ce55">
            <text:p>0,0</text:p>
          </table:table-cell>
          <table:table-cell office:value-type="float" office:value="0" table:style-name="ce55">
            <text:p>0,0</text:p>
          </table:table-cell>
          <table:table-cell office:value-type="float" office:value="4.5587141352000003E-2" table:style-name="ce55">
            <text:p>0,0</text:p>
          </table:table-cell>
          <table:table-cell office:value-type="float" office:value="10.168071123906" table:style-name="ce56">
            <text:p>10,2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12">
            <text:p>Zuckerrüben</text:p>
          </table:table-cell>
          <table:table-cell office:value-type="float" office:value="4.0623011979020003" table:style-name="ce54">
            <text:p>4,1</text:p>
          </table:table-cell>
          <table:table-cell office:value-type="float" office:value="3.6011186674000002E-2" table:style-name="ce55">
            <text:p>0,0</text:p>
          </table:table-cell>
          <table:table-cell office:value-type="float" office:value="40.672466357356001" table:style-name="ce55">
            <text:p>40,7</text:p>
          </table:table-cell>
          <table:table-cell office:value-type="float" office:value="13.707833869924" table:style-name="ce55">
            <text:p>13,7</text:p>
          </table:table-cell>
          <table:table-cell office:value-type="float" office:value="0" table:style-name="ce55">
            <text:p>0,0</text:p>
          </table:table-cell>
          <table:table-cell office:value-type="float" office:value="0.46432742407900002" table:style-name="ce55">
            <text:p>0,5</text:p>
          </table:table-cell>
          <table:table-cell office:value-type="float" office:value="0" table:style-name="ce55">
            <text:p>0,0</text:p>
          </table:table-cell>
          <table:table-cell office:value-type="float" office:value="0" table:style-name="ce55">
            <text:p>0,0</text:p>
          </table:table-cell>
          <table:table-cell office:value-type="float" office:value="0.29396480448200002" table:style-name="ce55">
            <text:p>0,3</text:p>
          </table:table-cell>
          <table:table-cell office:value-type="float" office:value="59.236904840417999" table:style-name="ce56">
            <text:p>59,2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12">
            <text:p>Sonstige Handelsgewächse<text:span text:style-name="T1">1</text:span></text:p>
          </table:table-cell>
          <table:table-cell office:value-type="float" office:value="0.57278425158900004" table:style-name="ce54">
            <text:p>0,6</text:p>
          </table:table-cell>
          <table:table-cell office:value-type="float" office:value="0.112238237708" table:style-name="ce55">
            <text:p>0,1</text:p>
          </table:table-cell>
          <table:table-cell office:value-type="float" office:value="5.9292461660639999" table:style-name="ce55">
            <text:p>5,9</text:p>
          </table:table-cell>
          <table:table-cell office:value-type="float" office:value="3.954235739559" table:style-name="ce55">
            <text:p>4,0</text:p>
          </table:table-cell>
          <table:table-cell office:value-type="float" office:value="7.3162713989999998E-3" table:style-name="ce55">
            <text:p>0,0</text:p>
          </table:table-cell>
          <table:table-cell office:value-type="float" office:value="1.820861726712" table:style-name="ce55">
            <text:p>1,8</text:p>
          </table:table-cell>
          <table:table-cell office:value-type="float" office:value="1.177535876E-2" table:style-name="ce55">
            <text:p>0,0</text:p>
          </table:table-cell>
          <table:table-cell office:value-type="float" office:value="1.0905942712999999E-2" table:style-name="ce55">
            <text:p>0,0</text:p>
          </table:table-cell>
          <table:table-cell office:value-type="float" office:value="5.4067530587E-2" table:style-name="ce55">
            <text:p>0,1</text:p>
          </table:table-cell>
          <table:table-cell office:value-type="float" office:value="12.473431225092" table:style-name="ce56">
            <text:p>12,5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12">
            <text:p>Futterpflanzen</text:p>
          </table:table-cell>
          <table:table-cell office:value-type="float" office:value="11.32925551456" table:style-name="ce54">
            <text:p>11,3</text:p>
          </table:table-cell>
          <table:table-cell office:value-type="float" office:value="52.881769021168999" table:style-name="ce55">
            <text:p>52,9</text:p>
          </table:table-cell>
          <table:table-cell office:value-type="float" office:value="113.08140958077" table:style-name="ce55">
            <text:p>113,1</text:p>
          </table:table-cell>
          <table:table-cell office:value-type="float" office:value="141.40560079235601" table:style-name="ce55">
            <text:p>141,4</text:p>
          </table:table-cell>
          <table:table-cell office:value-type="float" office:value="46.577774736725999" table:style-name="ce55">
            <text:p>46,6</text:p>
          </table:table-cell>
          <table:table-cell office:value-type="float" office:value="90.489298960023007" table:style-name="ce55">
            <text:p>90,5</text:p>
          </table:table-cell>
          <table:table-cell office:value-type="float" office:value="47.215961615170997" table:style-name="ce55">
            <text:p>47,2</text:p>
          </table:table-cell>
          <table:table-cell office:value-type="float" office:value="21.133637096459001" table:style-name="ce55">
            <text:p>21,1</text:p>
          </table:table-cell>
          <table:table-cell office:value-type="float" office:value="0.135201880163" table:style-name="ce55">
            <text:p>0,1</text:p>
          </table:table-cell>
          <table:table-cell office:value-type="float" office:value="524.24990919739696" table:style-name="ce56">
            <text:p>524,2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12">
            <text:p>Gemüse</text:p>
          </table:table-cell>
          <table:table-cell office:value-type="float" office:value="41.655032375428" table:style-name="ce54">
            <text:p>41,7</text:p>
          </table:table-cell>
          <table:table-cell office:value-type="float" office:value="6.1059293875070004" table:style-name="ce55">
            <text:p>6,1</text:p>
          </table:table-cell>
          <table:table-cell office:value-type="float" office:value="129.73822772358" table:style-name="ce55">
            <text:p>129,7</text:p>
          </table:table-cell>
          <table:table-cell office:value-type="float" office:value="35.871515664584997" table:style-name="ce55">
            <text:p>35,9</text:p>
          </table:table-cell>
          <table:table-cell office:value-type="float" office:value="3.2973462339189998" table:style-name="ce55">
            <text:p>3,3</text:p>
          </table:table-cell>
          <table:table-cell office:value-type="float" office:value="36.926793987788002" table:style-name="ce55">
            <text:p>36,9</text:p>
          </table:table-cell>
          <table:table-cell office:value-type="float" office:value="26.63924165233" table:style-name="ce55">
            <text:p>26,6</text:p>
          </table:table-cell>
          <table:table-cell office:value-type="float" office:value="1.3859191086930001" table:style-name="ce55">
            <text:p>1,4</text:p>
          </table:table-cell>
          <table:table-cell office:value-type="float" office:value="64.241121128944002" table:style-name="ce55">
            <text:p>64,2</text:p>
          </table:table-cell>
          <table:table-cell office:value-type="float" office:value="345.86112726277503" table:style-name="ce56">
            <text:p>345,9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12">
            <text:p>Pflanzen und Blumen<text:span text:style-name="T1">2</text:span></text:p>
          </table:table-cell>
          <table:table-cell office:value-type="float" office:value="19.389744795864001" table:style-name="ce54">
            <text:p>19,4</text:p>
          </table:table-cell>
          <table:table-cell office:value-type="float" office:value="8.5456512281329999" table:style-name="ce55">
            <text:p>8,5</text:p>
          </table:table-cell>
          <table:table-cell office:value-type="float" office:value="103.445045383579" table:style-name="ce55">
            <text:p>103,4</text:p>
          </table:table-cell>
          <table:table-cell office:value-type="float" office:value="87.918970559027002" table:style-name="ce55">
            <text:p>87,9</text:p>
          </table:table-cell>
          <table:table-cell office:value-type="float" office:value="13.575777371818999" table:style-name="ce55">
            <text:p>13,6</text:p>
          </table:table-cell>
          <table:table-cell office:value-type="float" office:value="106.390353177319" table:style-name="ce55">
            <text:p>106,4</text:p>
          </table:table-cell>
          <table:table-cell office:value-type="float" office:value="11.182786634818999" table:style-name="ce55">
            <text:p>11,2</text:p>
          </table:table-cell>
          <table:table-cell office:value-type="float" office:value="12.850188866863" table:style-name="ce55">
            <text:p>12,9</text:p>
          </table:table-cell>
          <table:table-cell office:value-type="float" office:value="9.1827929337870007" table:style-name="ce55">
            <text:p>9,2</text:p>
          </table:table-cell>
          <table:table-cell office:value-type="float" office:value="372.48131095120999" table:style-name="ce56">
            <text:p>372,5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12">
            <text:p>Kartoffeln</text:p>
          </table:table-cell>
          <table:table-cell office:value-type="float" office:value="7.3930462813590001" table:style-name="ce54">
            <text:p>7,4</text:p>
          </table:table-cell>
          <table:table-cell office:value-type="float" office:value="2.7624440294610002" table:style-name="ce55">
            <text:p>2,8</text:p>
          </table:table-cell>
          <table:table-cell office:value-type="float" office:value="84.844412877522998" table:style-name="ce55">
            <text:p>84,8</text:p>
          </table:table-cell>
          <table:table-cell office:value-type="float" office:value="6.3930169652369999" table:style-name="ce55">
            <text:p>6,4</text:p>
          </table:table-cell>
          <table:table-cell office:value-type="float" office:value="0.59952052546000001" table:style-name="ce55">
            <text:p>0,6</text:p>
          </table:table-cell>
          <table:table-cell office:value-type="float" office:value="4.2531622921099999" table:style-name="ce55">
            <text:p>4,3</text:p>
          </table:table-cell>
          <table:table-cell office:value-type="float" office:value="2.0196924800599998" table:style-name="ce55">
            <text:p>2,0</text:p>
          </table:table-cell>
          <table:table-cell office:value-type="float" office:value="0.311486177586" table:style-name="ce55">
            <text:p>0,3</text:p>
          </table:table-cell>
          <table:table-cell office:value-type="float" office:value="0.44970257333199998" table:style-name="ce55">
            <text:p>0,4</text:p>
          </table:table-cell>
          <table:table-cell office:value-type="float" office:value="109.026484202128" table:style-name="ce56">
            <text:p>109,0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12">
            <text:p>Obst (inkl. Trauben)</text:p>
          </table:table-cell>
          <table:table-cell office:value-type="float" office:value="19.999630197331001" table:style-name="ce54">
            <text:p>20,0</text:p>
          </table:table-cell>
          <table:table-cell office:value-type="float" office:value="5.7134586985559999" table:style-name="ce55">
            <text:p>5,7</text:p>
          </table:table-cell>
          <table:table-cell office:value-type="float" office:value="71.192001528394997" table:style-name="ce55">
            <text:p>71,2</text:p>
          </table:table-cell>
          <table:table-cell office:value-type="float" office:value="36.056350695531997" table:style-name="ce55">
            <text:p>36,1</text:p>
          </table:table-cell>
          <table:table-cell office:value-type="float" office:value="1.045124305314" table:style-name="ce55">
            <text:p>1,0</text:p>
          </table:table-cell>
          <table:table-cell office:value-type="float" office:value="85.504117630847006" table:style-name="ce55">
            <text:p>85,5</text:p>
          </table:table-cell>
          <table:table-cell office:value-type="float" office:value="4.463611271695" table:style-name="ce55">
            <text:p>4,5</text:p>
          </table:table-cell>
          <table:table-cell office:value-type="float" office:value="1.621182785582" table:style-name="ce55">
            <text:p>1,6</text:p>
          </table:table-cell>
          <table:table-cell office:value-type="float" office:value="1.813953740434" table:style-name="ce55">
            <text:p>1,8</text:p>
          </table:table-cell>
          <table:table-cell office:value-type="float" office:value="227.40943085368701" table:style-name="ce56">
            <text:p>227,4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16">
            <text:p>davon Frischobst</text:p>
          </table:table-cell>
          <table:table-cell office:value-type="float" office:value="11.853940953331" table:style-name="ce55">
            <text:p>11,9</text:p>
          </table:table-cell>
          <table:table-cell office:value-type="float" office:value="5.7112312363960003" table:style-name="ce55">
            <text:p>5,7</text:p>
          </table:table-cell>
          <table:table-cell office:value-type="float" office:value="51.865946747495002" table:style-name="ce55">
            <text:p>51,9</text:p>
          </table:table-cell>
          <table:table-cell office:value-type="float" office:value="36.056095922411998" table:style-name="ce55">
            <text:p>36,1</text:p>
          </table:table-cell>
          <table:table-cell office:value-type="float" office:value="1.045124305314" table:style-name="ce55">
            <text:p>1,0</text:p>
          </table:table-cell>
          <table:table-cell office:value-type="float" office:value="84.467293506847" table:style-name="ce55">
            <text:p>84,5</text:p>
          </table:table-cell>
          <table:table-cell office:value-type="float" office:value="4.4633018184950002" table:style-name="ce55">
            <text:p>4,5</text:p>
          </table:table-cell>
          <table:table-cell office:value-type="float" office:value="1.616486007062" table:style-name="ce55">
            <text:p>1,6</text:p>
          </table:table-cell>
          <table:table-cell office:value-type="float" office:value="1.7731552916940001" table:style-name="ce55">
            <text:p>1,8</text:p>
          </table:table-cell>
          <table:table-cell office:value-type="float" office:value="198.85257578904699" table:style-name="ce56">
            <text:p>198,9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12">
            <text:p><text:s text:c="4"/>davon Weintrauben<text:span text:style-name="T1">3</text:span></text:p>
          </table:table-cell>
          <table:table-cell office:value-type="float" office:value="8.1456892439999997" table:style-name="ce55">
            <text:p>8,1</text:p>
          </table:table-cell>
          <table:table-cell office:value-type="float" office:value="2.2274621600000002E-3" table:style-name="ce55">
            <text:p>0,0</text:p>
          </table:table-cell>
          <table:table-cell office:value-type="float" office:value="19.326054780900002" table:style-name="ce55">
            <text:p>19,3</text:p>
          </table:table-cell>
          <table:table-cell office:value-type="float" office:value="2.5477311999999998E-4" table:style-name="ce55">
            <text:p>0,0</text:p>
          </table:table-cell>
          <table:table-cell office:value-type="float" office:value="0" table:style-name="ce55">
            <text:p>0,0</text:p>
          </table:table-cell>
          <table:table-cell office:value-type="float" office:value="1.036824124" table:style-name="ce55">
            <text:p>1,0</text:p>
          </table:table-cell>
          <table:table-cell office:value-type="float" office:value="3.0945320000000002E-4" table:style-name="ce55">
            <text:p>0,0</text:p>
          </table:table-cell>
          <table:table-cell office:value-type="float" office:value="4.6967785200000001E-3" table:style-name="ce55">
            <text:p>0,0</text:p>
          </table:table-cell>
          <table:table-cell office:value-type="float" office:value="4.079844874E-2" table:style-name="ce55">
            <text:p>0,0</text:p>
          </table:table-cell>
          <table:table-cell office:value-type="float" office:value="28.556855064640001" table:style-name="ce56">
            <text:p>28,6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12">
            <text:p>Wein</text:p>
          </table:table-cell>
          <table:table-cell office:value-type="float" office:value="124.95134968647599" table:style-name="ce54">
            <text:p>125,0</text:p>
          </table:table-cell>
          <table:table-cell office:value-type="float" office:value="0.52978956964000001" table:style-name="ce55">
            <text:p>0,5</text:p>
          </table:table-cell>
          <table:table-cell office:value-type="float" office:value="298.864193041394" table:style-name="ce55">
            <text:p>298,9</text:p>
          </table:table-cell>
          <table:table-cell office:value-type="float" office:value="0.35453677185100002" table:style-name="ce55">
            <text:p>0,4</text:p>
          </table:table-cell>
          <table:table-cell office:value-type="float" office:value="5.9079568089999996E-3" table:style-name="ce55">
            <text:p>0,0</text:p>
          </table:table-cell>
          <table:table-cell office:value-type="float" office:value="65.329181845546003" table:style-name="ce55">
            <text:p>65,3</text:p>
          </table:table-cell>
          <table:table-cell office:value-type="float" office:value="0.12613659384500001" table:style-name="ce55">
            <text:p>0,1</text:p>
          </table:table-cell>
          <table:table-cell office:value-type="float" office:value="9.8357116423000004E-2" table:style-name="ce55">
            <text:p>0,1</text:p>
          </table:table-cell>
          <table:table-cell office:value-type="float" office:value="7.4574977353960001" table:style-name="ce55">
            <text:p>7,5</text:p>
          </table:table-cell>
          <table:table-cell office:value-type="float" office:value="497.71695031738199" table:style-name="ce56">
            <text:p>497,7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12">
            <text:p>Sonstige pflanzliche Erzeugnisse<text:span text:style-name="T1">4</text:span></text:p>
          </table:table-cell>
          <table:table-cell office:value-type="float" office:value="1.2720102511560001" table:style-name="ce54">
            <text:p>1,3</text:p>
          </table:table-cell>
          <table:table-cell office:value-type="float" office:value="4.7369440590999998E-2" table:style-name="ce55">
            <text:p>0,0</text:p>
          </table:table-cell>
          <table:table-cell office:value-type="float" office:value="0.31588773419900001" table:style-name="ce55">
            <text:p>0,3</text:p>
          </table:table-cell>
          <table:table-cell office:value-type="float" office:value="1.6045727320380001" table:style-name="ce55">
            <text:p>1,6</text:p>
          </table:table-cell>
          <table:table-cell office:value-type="float" office:value="0" table:style-name="ce55">
            <text:p>0,0</text:p>
          </table:table-cell>
          <table:table-cell office:value-type="float" office:value="0.186249270587" table:style-name="ce55">
            <text:p>0,2</text:p>
          </table:table-cell>
          <table:table-cell office:value-type="float" office:value="0" table:style-name="ce55">
            <text:p>0,0</text:p>
          </table:table-cell>
          <table:table-cell office:value-type="float" office:value="0" table:style-name="ce55">
            <text:p>0,0</text:p>
          </table:table-cell>
          <table:table-cell office:value-type="float" office:value="0" table:style-name="ce55">
            <text:p>0,0</text:p>
          </table:table-cell>
          <table:table-cell office:value-type="float" office:value="3.4260894285710002" table:style-name="ce56">
            <text:p>3,4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17">
            <text:p>Pflanzliche Erzeugung</text:p>
          </table:table-cell>
          <table:table-cell office:value-type="float" office:value="366.03476219426602" table:style-name="ce57">
            <text:p>366,0</text:p>
          </table:table-cell>
          <table:table-cell office:value-type="float" office:value="113.99277596555299" table:style-name="ce58">
            <text:p>114,0</text:p>
          </table:table-cell>
          <table:table-cell office:value-type="float" office:value="1318.4785793645599" table:style-name="ce58">
            <text:p>1 318,5</text:p>
          </table:table-cell>
          <table:table-cell office:value-type="float" office:value="562.914501054129" table:style-name="ce58">
            <text:p>562,9</text:p>
          </table:table-cell>
          <table:table-cell office:value-type="float" office:value="66.259414273119006" table:style-name="ce58">
            <text:p>66,3</text:p>
          </table:table-cell>
          <table:table-cell office:value-type="float" office:value="514.06371201109198" table:style-name="ce58">
            <text:p>514,1</text:p>
          </table:table-cell>
          <table:table-cell office:value-type="float" office:value="92.204247444624002" table:style-name="ce58">
            <text:p>92,2</text:p>
          </table:table-cell>
          <table:table-cell office:value-type="float" office:value="37.559960753959999" table:style-name="ce58">
            <text:p>37,6</text:p>
          </table:table-cell>
          <table:table-cell office:value-type="float" office:value="86.094868806151993" table:style-name="ce58">
            <text:p>86,1</text:p>
          </table:table-cell>
          <table:table-cell office:value-type="float" office:value="3157.6028218674601" table:style-name="ce56">
            <text:p>3 157,6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12">
            <text:p>Rinder</text:p>
          </table:table-cell>
          <table:table-cell office:value-type="float" office:value="8.8098604339160005" table:style-name="ce54">
            <text:p>8,8</text:p>
          </table:table-cell>
          <table:table-cell office:value-type="float" office:value="75.235185882582996" table:style-name="ce55">
            <text:p>75,2</text:p>
          </table:table-cell>
          <table:table-cell office:value-type="float" office:value="192.66806405813699" table:style-name="ce55">
            <text:p>192,7</text:p>
          </table:table-cell>
          <table:table-cell office:value-type="float" office:value="237.22799314644701" table:style-name="ce55">
            <text:p>237,2</text:p>
          </table:table-cell>
          <table:table-cell office:value-type="float" office:value="60.546287404009" table:style-name="ce55">
            <text:p>60,5</text:p>
          </table:table-cell>
          <table:table-cell office:value-type="float" office:value="139.21713982037099" table:style-name="ce55">
            <text:p>139,2</text:p>
          </table:table-cell>
          <table:table-cell office:value-type="float" office:value="68.301373875989" table:style-name="ce55">
            <text:p>68,3</text:p>
          </table:table-cell>
          <table:table-cell office:value-type="float" office:value="28.486711508481999" table:style-name="ce55">
            <text:p>28,5</text:p>
          </table:table-cell>
          <table:table-cell office:value-type="float" office:value="4.9917302740000002E-2" table:style-name="ce55">
            <text:p>0,0</text:p>
          </table:table-cell>
          <table:table-cell office:value-type="float" office:value="810.54253343267499" table:style-name="ce56">
            <text:p>810,5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12">
            <text:p>Schweine<text:s/></text:p>
          </table:table-cell>
          <table:table-cell office:value-type="float" office:value="12.900343346504" table:style-name="ce54">
            <text:p>12,9</text:p>
          </table:table-cell>
          <table:table-cell office:value-type="float" office:value="36.026870240340003" table:style-name="ce55">
            <text:p>36,0</text:p>
          </table:table-cell>
          <table:table-cell office:value-type="float" office:value="232.278597966522" table:style-name="ce55">
            <text:p>232,3</text:p>
          </table:table-cell>
          <table:table-cell office:value-type="float" office:value="329.40305130138199" table:style-name="ce55">
            <text:p>329,4</text:p>
          </table:table-cell>
          <table:table-cell office:value-type="float" office:value="4.0797978769009999" table:style-name="ce55">
            <text:p>4,1</text:p>
          </table:table-cell>
          <table:table-cell office:value-type="float" office:value="231.54893748815999" table:style-name="ce55">
            <text:p>231,5</text:p>
          </table:table-cell>
          <table:table-cell office:value-type="float" office:value="2.8067378834259999" table:style-name="ce55">
            <text:p>2,8</text:p>
          </table:table-cell>
          <table:table-cell office:value-type="float" office:value="1.278502352906" table:style-name="ce55">
            <text:p>1,3</text:p>
          </table:table-cell>
          <table:table-cell office:value-type="float" office:value="6.6110012521999995E-2" table:style-name="ce55">
            <text:p>0,1</text:p>
          </table:table-cell>
          <table:table-cell office:value-type="float" office:value="850.38894846866299" table:style-name="ce56">
            <text:p>850,4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12">
            <text:p>Geflügel</text:p>
          </table:table-cell>
          <table:table-cell office:value-type="float" office:value="9.6678616942310001" table:style-name="ce54">
            <text:p>9,7</text:p>
          </table:table-cell>
          <table:table-cell office:value-type="float" office:value="33.081179194434" table:style-name="ce55">
            <text:p>33,1</text:p>
          </table:table-cell>
          <table:table-cell office:value-type="float" office:value="62.544608690331998" table:style-name="ce55">
            <text:p>62,5</text:p>
          </table:table-cell>
          <table:table-cell office:value-type="float" office:value="50.932120544428003" table:style-name="ce55">
            <text:p>50,9</text:p>
          </table:table-cell>
          <table:table-cell office:value-type="float" office:value="1.5029739370190001" table:style-name="ce55">
            <text:p>1,5</text:p>
          </table:table-cell>
          <table:table-cell office:value-type="float" office:value="45.663600629934002" table:style-name="ce55">
            <text:p>45,7</text:p>
          </table:table-cell>
          <table:table-cell office:value-type="float" office:value="0.53837819232100004" table:style-name="ce55">
            <text:p>0,5</text:p>
          </table:table-cell>
          <table:table-cell office:value-type="float" office:value="0.76676477410400001" table:style-name="ce55">
            <text:p>0,8</text:p>
          </table:table-cell>
          <table:table-cell office:value-type="float" office:value="5.1506215630000001E-3" table:style-name="ce55">
            <text:p>0,0</text:p>
          </table:table-cell>
          <table:table-cell office:value-type="float" office:value="204.70263827836399" table:style-name="ce56">
            <text:p>204,7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12">
            <text:p>Sonstige Tiere<text:span text:style-name="T1">5</text:span></text:p>
          </table:table-cell>
          <table:table-cell office:value-type="float" office:value="1.8027051664609999" table:style-name="ce54">
            <text:p>1,8</text:p>
          </table:table-cell>
          <table:table-cell office:value-type="float" office:value="6.9753514776290002" table:style-name="ce55">
            <text:p>7,0</text:p>
          </table:table-cell>
          <table:table-cell office:value-type="float" office:value="11.877333612673" table:style-name="ce55">
            <text:p>11,9</text:p>
          </table:table-cell>
          <table:table-cell office:value-type="float" office:value="10.330548269977001" table:style-name="ce55">
            <text:p>10,3</text:p>
          </table:table-cell>
          <table:table-cell office:value-type="float" office:value="4.6593494714529999" table:style-name="ce55">
            <text:p>4,7</text:p>
          </table:table-cell>
          <table:table-cell office:value-type="float" office:value="9.3926620932270009" table:style-name="ce55">
            <text:p>9,4</text:p>
          </table:table-cell>
          <table:table-cell office:value-type="float" office:value="11.205766055071999" table:style-name="ce55">
            <text:p>11,2</text:p>
          </table:table-cell>
          <table:table-cell office:value-type="float" office:value="2.0984469744900003" table:style-name="ce55">
            <text:p>2,1</text:p>
          </table:table-cell>
          <table:table-cell office:value-type="float" office:value="9.4929279461000007E-2" table:style-name="ce55">
            <text:p>0,1</text:p>
          </table:table-cell>
          <table:table-cell office:value-type="float" office:value="58.437092400441003" table:style-name="ce56">
            <text:p>58,4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12">
            <text:p>Milch</text:p>
          </table:table-cell>
          <table:table-cell office:value-type="float" office:value="10.166380948469" table:style-name="ce54">
            <text:p>10,2</text:p>
          </table:table-cell>
          <table:table-cell office:value-type="float" office:value="82.590401227254006" table:style-name="ce55">
            <text:p>82,6</text:p>
          </table:table-cell>
          <table:table-cell office:value-type="float" office:value="256.99028774745301" table:style-name="ce55">
            <text:p>257,0</text:p>
          </table:table-cell>
          <table:table-cell office:value-type="float" office:value="414.15814339254899" table:style-name="ce55">
            <text:p>414,2</text:p>
          </table:table-cell>
          <table:table-cell office:value-type="float" office:value="151.269482134839" table:style-name="ce55">
            <text:p>151,3</text:p>
          </table:table-cell>
          <table:table-cell office:value-type="float" office:value="207.05670558346" table:style-name="ce55">
            <text:p>207,1</text:p>
          </table:table-cell>
          <table:table-cell office:value-type="float" office:value="159.63227336137001" table:style-name="ce55">
            <text:p>159,6</text:p>
          </table:table-cell>
          <table:table-cell office:value-type="float" office:value="73.746517892220993" table:style-name="ce55">
            <text:p>73,7</text:p>
          </table:table-cell>
          <table:table-cell office:value-type="float" office:value="0.12980758097699999" table:style-name="ce55">
            <text:p>0,1</text:p>
          </table:table-cell>
          <table:table-cell office:value-type="float" office:value="1355.7399998685901" table:style-name="ce56">
            <text:p>1 355,7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12">
            <text:p>Eier</text:p>
          </table:table-cell>
          <table:table-cell office:value-type="float" office:value="16.54965532049" table:style-name="ce54">
            <text:p>16,5</text:p>
          </table:table-cell>
          <table:table-cell office:value-type="float" office:value="20.384273154509" table:style-name="ce55">
            <text:p>20,4</text:p>
          </table:table-cell>
          <table:table-cell office:value-type="float" office:value="86.083816008571006" table:style-name="ce55">
            <text:p>86,1</text:p>
          </table:table-cell>
          <table:table-cell office:value-type="float" office:value="46.864197036756998" table:style-name="ce55">
            <text:p>46,9</text:p>
          </table:table-cell>
          <table:table-cell office:value-type="float" office:value="4.558289080572" table:style-name="ce55">
            <text:p>4,6</text:p>
          </table:table-cell>
          <table:table-cell office:value-type="float" office:value="104.176696333012" table:style-name="ce55">
            <text:p>104,2</text:p>
          </table:table-cell>
          <table:table-cell office:value-type="float" office:value="4.6268641011060003" table:style-name="ce55">
            <text:p>4,6</text:p>
          </table:table-cell>
          <table:table-cell office:value-type="float" office:value="5.706239825021" table:style-name="ce55">
            <text:p>5,7</text:p>
          </table:table-cell>
          <table:table-cell office:value-type="float" office:value="1.1509681854E-2" table:style-name="ce55">
            <text:p>0,0</text:p>
          </table:table-cell>
          <table:table-cell office:value-type="float" office:value="288.96154054189202" table:style-name="ce56">
            <text:p>289,0</text:p>
          </table:table-cell>
          <table:table-cell table:style-name="ce11"/>
          <table:table-cell table:style-name="ce20"/>
          <table:table-cell table:number-columns-repeated="16371" table:style-name="ce1"/>
        </table:table-row>
        <table:table-row table:style-name="ro2">
          <table:table-cell office:value-type="string" table:style-name="ce12">
            <text:p>Sonstige tierische Erzeugnisse<text:span text:style-name="T1">6</text:span></text:p>
          </table:table-cell>
          <table:table-cell office:value-type="float" office:value="1.2191183741930001" table:style-name="ce54">
            <text:p>1,2</text:p>
          </table:table-cell>
          <table:table-cell office:value-type="float" office:value="4.9362122057700004" table:style-name="ce55">
            <text:p>4,9</text:p>
          </table:table-cell>
          <table:table-cell office:value-type="float" office:value="6.7199659090440003" table:style-name="ce55">
            <text:p>6,7</text:p>
          </table:table-cell>
          <table:table-cell office:value-type="float" office:value="6.4385015571129998" table:style-name="ce55">
            <text:p>6,4</text:p>
          </table:table-cell>
          <table:table-cell office:value-type="float" office:value="2.4212963762489998" table:style-name="ce55">
            <text:p>2,4</text:p>
          </table:table-cell>
          <table:table-cell office:value-type="float" office:value="7.240634110916" table:style-name="ce55">
            <text:p>7,2</text:p>
          </table:table-cell>
          <table:table-cell office:value-type="float" office:value="4.0494402908840001" table:style-name="ce55">
            <text:p>4,0</text:p>
          </table:table-cell>
          <table:table-cell office:value-type="float" office:value="1.427991682337" table:style-name="ce55">
            <text:p>1,4</text:p>
          </table:table-cell>
          <table:table-cell office:value-type="float" office:value="1.00052269931" table:style-name="ce55">
            <text:p>1,0</text:p>
          </table:table-cell>
          <table:table-cell office:value-type="float" office:value="35.453683205814997" table:style-name="ce56">
            <text:p>35,5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17">
            <text:p>Tierische Erzeugung</text:p>
          </table:table-cell>
          <table:table-cell office:value-type="float" office:value="61.115925284263" table:style-name="ce57">
            <text:p>61,1</text:p>
          </table:table-cell>
          <table:table-cell office:value-type="float" office:value="259.22947338251799" table:style-name="ce58">
            <text:p>259,2</text:p>
          </table:table-cell>
          <table:table-cell office:value-type="float" office:value="849.16267399273204" table:style-name="ce58">
            <text:p>849,2</text:p>
          </table:table-cell>
          <table:table-cell office:value-type="float" office:value="1095.3545552486501" table:style-name="ce58">
            <text:p>1 095,4</text:p>
          </table:table-cell>
          <table:table-cell office:value-type="float" office:value="229.03747628104199" table:style-name="ce58">
            <text:p>229,0</text:p>
          </table:table-cell>
          <table:table-cell office:value-type="float" office:value="744.29637605907806" table:style-name="ce58">
            <text:p>744,3</text:p>
          </table:table-cell>
          <table:table-cell office:value-type="float" office:value="251.16083376016701" table:style-name="ce58">
            <text:p>251,2</text:p>
          </table:table-cell>
          <table:table-cell office:value-type="float" office:value="113.51117500956001" table:style-name="ce58">
            <text:p>113,5</text:p>
          </table:table-cell>
          <table:table-cell office:value-type="float" office:value="1.357947178426" table:style-name="ce58">
            <text:p>1,4</text:p>
          </table:table-cell>
          <table:table-cell office:value-type="float" office:value="3604.2264361964399" table:style-name="ce56">
            <text:p>3 604,2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21">
            <text:p>Erzeugung landwirtschaftlicher Güter</text:p>
          </table:table-cell>
          <table:table-cell office:value-type="float" office:value="427.15068747852899" table:style-name="ce57">
            <text:p>427,2</text:p>
          </table:table-cell>
          <table:table-cell office:value-type="float" office:value="373.22224934807099" table:style-name="ce58">
            <text:p>373,2</text:p>
          </table:table-cell>
          <table:table-cell office:value-type="float" office:value="2167.6412533572998" table:style-name="ce58">
            <text:p>2 167,6</text:p>
          </table:table-cell>
          <table:table-cell office:value-type="float" office:value="1658.26905630278" table:style-name="ce58">
            <text:p>1 658,3</text:p>
          </table:table-cell>
          <table:table-cell office:value-type="float" office:value="295.29689055416202" table:style-name="ce58">
            <text:p>295,3</text:p>
          </table:table-cell>
          <table:table-cell office:value-type="float" office:value="1258.3600880701699" table:style-name="ce58">
            <text:p>1 258,4</text:p>
          </table:table-cell>
          <table:table-cell office:value-type="float" office:value="343.36508120479101" table:style-name="ce58">
            <text:p>343,4</text:p>
          </table:table-cell>
          <table:table-cell office:value-type="float" office:value="151.07113576352" table:style-name="ce58">
            <text:p>151,1</text:p>
          </table:table-cell>
          <table:table-cell office:value-type="float" office:value="87.452815984577001" table:style-name="ce58">
            <text:p>87,5</text:p>
          </table:table-cell>
          <table:table-cell office:value-type="float" office:value="6761.8292580638999" table:style-name="ce56">
            <text:p>6 761,8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21">
            <text:p>Erzeugung landwirtschaftlicher Dienstleistungen</text:p>
          </table:table-cell>
          <table:table-cell office:value-type="float" office:value="20.231155695049001" table:style-name="ce57">
            <text:p>20,2</text:p>
          </table:table-cell>
          <table:table-cell office:value-type="float" office:value="19.153550144385999" table:style-name="ce58">
            <text:p>19,2</text:p>
          </table:table-cell>
          <table:table-cell office:value-type="float" office:value="113.99211287681" table:style-name="ce58">
            <text:p>114,0</text:p>
          </table:table-cell>
          <table:table-cell office:value-type="float" office:value="84.343888941290004" table:style-name="ce58">
            <text:p>84,3</text:p>
          </table:table-cell>
          <table:table-cell office:value-type="float" office:value="7.8548657632700003" table:style-name="ce58">
            <text:p>7,9</text:p>
          </table:table-cell>
          <table:table-cell office:value-type="float" office:value="56.551162526624999" table:style-name="ce58">
            <text:p>56,6</text:p>
          </table:table-cell>
          <table:table-cell office:value-type="float" office:value="12.680084665475" table:style-name="ce58">
            <text:p>12,7</text:p>
          </table:table-cell>
          <table:table-cell office:value-type="float" office:value="5.7231236507760004" table:style-name="ce58">
            <text:p>5,7</text:p>
          </table:table-cell>
          <table:table-cell office:value-type="float" office:value="1.0305499334549999" table:style-name="ce58">
            <text:p>1,0</text:p>
          </table:table-cell>
          <table:table-cell office:value-type="float" office:value="321.56049419713497" table:style-name="ce56">
            <text:p>321,6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22">
            <text:p>Landwirtschaftliche Erzeugung</text:p>
          </table:table-cell>
          <table:table-cell office:value-type="float" office:value="447.38184317357798" table:style-name="ce57">
            <text:p>447,4</text:p>
          </table:table-cell>
          <table:table-cell office:value-type="float" office:value="392.37579949245702" table:style-name="ce58">
            <text:p>392,4</text:p>
          </table:table-cell>
          <table:table-cell office:value-type="float" office:value="2281.6333662341099" table:style-name="ce58">
            <text:p>2 281,6</text:p>
          </table:table-cell>
          <table:table-cell office:value-type="float" office:value="1742.61294524407" table:style-name="ce58">
            <text:p>1 742,6</text:p>
          </table:table-cell>
          <table:table-cell office:value-type="float" office:value="303.15175631743199" table:style-name="ce58">
            <text:p>303,2</text:p>
          </table:table-cell>
          <table:table-cell office:value-type="float" office:value="1314.9112505968001" table:style-name="ce58">
            <text:p>1 314,9</text:p>
          </table:table-cell>
          <table:table-cell office:value-type="float" office:value="356.04516587026501" table:style-name="ce58">
            <text:p>356,0</text:p>
          </table:table-cell>
          <table:table-cell office:value-type="float" office:value="156.79425941429599" table:style-name="ce58">
            <text:p>156,8</text:p>
          </table:table-cell>
          <table:table-cell office:value-type="float" office:value="88.483365918033002" table:style-name="ce58">
            <text:p>88,5</text:p>
          </table:table-cell>
          <table:table-cell office:value-type="float" office:value="7083.3897522610396" table:style-name="ce56">
            <text:p>7 083,4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23">
            <text:p>Nichtlandwirtschaftliche Nebentätigkeiten</text:p>
          </table:table-cell>
          <table:table-cell office:value-type="float" office:value="4.5104704963240003" table:style-name="ce57">
            <text:p>4,5</text:p>
          </table:table-cell>
          <table:table-cell office:value-type="float" office:value="36.159825921684998" table:style-name="ce58">
            <text:p>36,2</text:p>
          </table:table-cell>
          <table:table-cell office:value-type="float" office:value="157.86789076816399" table:style-name="ce58">
            <text:p>157,9</text:p>
          </table:table-cell>
          <table:table-cell office:value-type="float" office:value="36.551331513853" table:style-name="ce58">
            <text:p>36,6</text:p>
          </table:table-cell>
          <table:table-cell office:value-type="float" office:value="55.708572463563002" table:style-name="ce58">
            <text:p>55,7</text:p>
          </table:table-cell>
          <table:table-cell office:value-type="float" office:value="83.213114448946001" table:style-name="ce58">
            <text:p>83,2</text:p>
          </table:table-cell>
          <table:table-cell office:value-type="float" office:value="53.863591619786" table:style-name="ce58">
            <text:p>53,9</text:p>
          </table:table-cell>
          <table:table-cell office:value-type="float" office:value="21.809011550771" table:style-name="ce58">
            <text:p>21,8</text:p>
          </table:table-cell>
          <table:table-cell office:value-type="float" office:value="2.0984503788339999" table:style-name="ce58">
            <text:p>2,1</text:p>
          </table:table-cell>
          <table:table-cell office:value-type="float" office:value="451.78225916192702" table:style-name="ce56">
            <text:p>451,8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24">
            <text:p>Erzeugung des landwirtschaftlichen Wirtschaftsbereiches</text:p>
          </table:table-cell>
          <table:table-cell office:value-type="float" office:value="451.89231366990202" table:style-name="ce57">
            <text:p>451,9</text:p>
          </table:table-cell>
          <table:table-cell office:value-type="float" office:value="428.53562541414198" table:style-name="ce58">
            <text:p>428,5</text:p>
          </table:table-cell>
          <table:table-cell office:value-type="float" office:value="2439.50125700227" table:style-name="ce58">
            <text:p>2 439,5</text:p>
          </table:table-cell>
          <table:table-cell office:value-type="float" office:value="1779.1642767579301" table:style-name="ce58">
            <text:p>1 779,2</text:p>
          </table:table-cell>
          <table:table-cell office:value-type="float" office:value="358.860328780994" table:style-name="ce58">
            <text:p>358,9</text:p>
          </table:table-cell>
          <table:table-cell office:value-type="float" office:value="1398.12436504574" table:style-name="ce58">
            <text:p>1 398,1</text:p>
          </table:table-cell>
          <table:table-cell office:value-type="float" office:value="409.90875749005102" table:style-name="ce58">
            <text:p>409,9</text:p>
          </table:table-cell>
          <table:table-cell office:value-type="float" office:value="178.603270965067" table:style-name="ce58">
            <text:p>178,6</text:p>
          </table:table-cell>
          <table:table-cell office:value-type="float" office:value="90.581816296867004" table:style-name="ce58">
            <text:p>90,6</text:p>
          </table:table-cell>
          <table:table-cell office:value-type="float" office:value="7535.1720114229602" table:style-name="ce56">
            <text:p>7 535,2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3">
          <table:table-cell office:value-type="string" table:number-columns-spanned="11" table:number-rows-spanned="1" table:style-name="ce26">
            <text:p>Q: STATISTIK AUSTRIA, Regionale landwirtschaftliche Gesamtrechnung. Erstellt am 29.09.2023. – Konsistent mit LGR-Berechnungsstand Juli 2023. – Etwaige Rundungsdifferenzen wurden nicht ausgeglichen.<text:s/></text:p>
            <text:p>1) Hopfen, Textilpflanzen, Heil-, Duft- und Gewürzpflanzen, Energiegräser. – 2) Blumen und Zierpflanzen (inkl. Weihnachtsbäume), Baumschulerzeugnisse, Anpflanzungen. – 3) Es handelt sich dabei um Trauben für die Weinbereitung. – 4) Schilf, Sämereien. – 5) Schafe und Ziegen, Einhufer, Jagd. – 6) Honig, Rohwolle.<text:s/></text:p>
          </table:table-cell>
          <table:covered-table-cell table:number-columns-repeated="10"/>
          <table:table-cell table:number-columns-repeated="2" table:style-name="ce2"/>
          <table:table-cell table:number-columns-repeated="16371" table:style-name="ce1"/>
        </table:table-row>
        <table:table-row table:style-name="ro4">
          <table:table-cell table:number-columns-repeated="16384"/>
        </table:table-row>
        <table:table-row table:style-name="ro4">
          <table:table-cell table:style-name="ce2"/>
          <table:table-cell table:number-columns-repeated="10" table:style-name="ce25"/>
          <table:table-cell table:number-columns-repeated="2" table:style-name="ce2"/>
          <table:table-cell table:number-columns-repeated="16371" table:style-name="ce1"/>
        </table:table-row>
        <table:table-row table:number-rows-repeated="1048544" table:style-name="ro4">
          <table:table-cell table:number-columns-repeated="16384"/>
        </table:table-row>
        <table:named-expressions>
          <table:named-range table:name="_f408d64f_STF_Dekoration_1_CN1" table:cell-range-address="2019.$K$2:2019.$K$29" table:base-cell-address="2019.$A$1"/>
          <table:named-expression table:name="_f408d64f_STF_Dekoration_1_CN102" table:expression="of:=['file:///P:/PROJEKTE/LW_GR/PUBLIKATIONEN/INTERNET/Tabellen%26Grafiken_verknuepft/LGR/WD/WD_T05_LGR.xlsx'#Tabelle1.#REF!]" table:base-cell-address="2022.$A$1"/>
          <table:named-expression table:name="_f408d64f_STF_Dekoration_1_CN105" table:expression="of:=['file:///P:/PROJEKTE/LW_GR/PUBLIKATIONEN/INTERNET/Tabellen%26Grafiken_verknuepft/LGR/WD/WD_T05_LGR.xlsx'#Tabelle1.#REF!]" table:base-cell-address="2022.$A$1"/>
          <table:named-expression table:name="_f408d64f_STF_Dekoration_1_CN106" table:expression="of:=['file:///P:/PROJEKTE/LW_GR/PUBLIKATIONEN/INTERNET/Tabellen%26Grafiken_verknuepft/LGR/WD/WD_T05_LGR.xlsx'#Tabelle1.#REF!]" table:base-cell-address="2022.$A$1"/>
          <table:named-expression table:name="_f408d64f_STF_Dekoration_1_CN107" table:expression="of:=['file:///P:/PROJEKTE/LW_GR/PUBLIKATIONEN/INTERNET/Tabellen%26Grafiken_verknuepft/LGR/WD/WD_T05_LGR.xlsx'#Tabelle1.#REF!]" table:base-cell-address="2022.$A$1"/>
          <table:named-expression table:name="_f408d64f_STF_Dekoration_1_CN108" table:expression="of:=['file:///P:/PROJEKTE/LW_GR/PUBLIKATIONEN/INTERNET/Tabellen%26Grafiken_verknuepft/LGR/WD/WD_T05_LGR.xlsx'#Tabelle1.#REF!]" table:base-cell-address="2022.$A$1"/>
          <table:named-expression table:name="_f408d64f_STF_Dekoration_1_CN110" table:expression="of:=['file:///P:/PROJEKTE/LW_GR/PUBLIKATIONEN/INTERNET/Tabellen%26Grafiken_verknuepft/LGR/WD/WD_T05_LGR.xlsx'#Tabelle1.#REF!]" table:base-cell-address="2022.$A$1"/>
          <table:named-expression table:name="_f408d64f_STF_Dekoration_1_CN113" table:expression="of:=['file:///P:/PROJEKTE/LW_GR/PUBLIKATIONEN/INTERNET/Tabellen%26Grafiken_verknuepft/LGR/WD/WD_T05_LGR.xlsx'#Tabelle1.#REF!]" table:base-cell-address="2022.$A$1"/>
          <table:named-expression table:name="_f408d64f_STF_Dekoration_1_CN114" table:expression="of:=['file:///P:/PROJEKTE/LW_GR/PUBLIKATIONEN/INTERNET/Tabellen%26Grafiken_verknuepft/LGR/WD/WD_T05_LGR.xlsx'#Tabelle1.#REF!]" table:base-cell-address="2022.$A$1"/>
          <table:named-expression table:name="_f408d64f_STF_Dekoration_1_CN115" table:expression="of:=['file:///P:/PROJEKTE/LW_GR/PUBLIKATIONEN/INTERNET/Tabellen%26Grafiken_verknuepft/LGR/WD/WD_T05_LGR.xlsx'#Tabelle1.#REF!]" table:base-cell-address="2022.$A$1"/>
          <table:named-expression table:name="_f408d64f_STF_Dekoration_1_CN117" table:expression="of:=['file:///P:/PROJEKTE/LW_GR/PUBLIKATIONEN/INTERNET/Tabellen%26Grafiken_verknuepft/LGR/WD/WD_T05_LGR.xlsx'#Tabelle1.#REF!]~['file:///P:/PROJEKTE/LW_GR/PUBLIKATIONEN/INTERNET/Tabellen%26Grafiken_verknuepft/LGR/WD/WD_T05_LGR.xlsx'#Tabelle1.$U$8]" table:base-cell-address="2022.$A$1"/>
          <table:named-range table:name="_f408d64f_STF_Dekoration_1_CN2" table:cell-range-address="2019.$A$16:2019.$K$16" table:base-cell-address="2019.$A$1"/>
          <table:named-range table:name="_f408d64f_STF_Dekoration_1_CN3" table:cell-range-address="2019.$A$24:2019.$K$29" table:base-cell-address="2019.$A$1"/>
          <table:named-expression table:name="_f408d64f_STF_Dekoration_1_CN95" table:expression="of:=['file:///P:/PROJEKTE/LW_GR/PUBLIKATIONEN/INTERNET/Tabellen%26Grafiken_verknuepft/LGR/WD/WD_T05_LGR.xlsx'#Tabelle1.#REF!]" table:base-cell-address="2022.$A$1"/>
          <table:named-expression table:name="_f408d64f_STF_Dekoration_1_CN96" table:expression="of:=['file:///P:/PROJEKTE/LW_GR/PUBLIKATIONEN/INTERNET/Tabellen%26Grafiken_verknuepft/LGR/WD/WD_T05_LGR.xlsx'#Tabelle1.#REF!]" table:base-cell-address="2022.$A$1"/>
          <table:named-expression table:name="_f408d64f_STF_Dekoration_4_CN1" table:expression="of:=['2019'.#REF!]" table:base-cell-address="2022.$A$1"/>
          <table:named-expression table:name="_f408d64f_STF_Dekoration_4_CN2" table:expression="of:=['2019'.#REF!]" table:base-cell-address="2022.$A$1"/>
          <table:named-range table:name="_f408d64f_STF_Fuss_1_CN1" table:cell-range-address="2019.$A$30:2019.$K$30" table:base-cell-address="2019.$A$1"/>
          <table:named-range table:name="_f408d64f_STF_Fuss_1_CN2" table:cell-range-address="2019.$A$30:2019.$K$30" table:base-cell-address="2019.$A$1"/>
          <table:named-range table:name="_f408d64f_STF_Gesamtsumme_1_CN1" table:cell-range-address="2019.$A$29:2019.$K$29" table:base-cell-address="2019.$A$1"/>
          <table:named-range table:name="_f408d64f_STF_Gesamtsumme_1_CN2" table:cell-range-address="2019.$A$29:2019.$K$29" table:base-cell-address="2019.$A$1"/>
          <table:named-range table:name="_f408d64f_STF_Koerper_1_CN1" table:cell-range-address="2019.$B$2:2019.$K$29" table:base-cell-address="2019.$A$1"/>
          <table:named-range table:name="_f408d64f_STF_Tabellenkopf_1_CN1" table:cell-range-address="2019.$B$1:2019.$K$1" table:base-cell-address="2019.$A$1"/>
          <table:named-range table:name="_f408d64f_STF_Tabellenkopf_1_CN2" table:cell-range-address="2019.$A$1:2019.$K$1" table:base-cell-address="2019.$A$1"/>
          <table:named-expression table:name="_f408d64f_STF_Titel_1_CN1" table:expression="of:=['2019'.#REF!]" table:base-cell-address="2022.$A$1"/>
          <table:named-range table:name="_f408d64f_STF_Vorspalte_1_CN1" table:cell-range-address="2019.$A$1:2019.$A$29" table:base-cell-address="2019.$A$1"/>
          <table:named-range table:name="_f408d64f_STF_Vorspalte_1_CN2" table:cell-range-address="2019.$A$1" table:base-cell-address="2019.$A$1"/>
          <table:named-range table:name="_f408d64f_STF_Vorspalte_1_CN3" table:cell-range-address="2019.$A$1" table:base-cell-address="2019.$A$1"/>
          <table:named-range table:name="_f408d64f_STF_Zwischensumme_1_CN1" table:cell-range-address="2019.$A$25:2019.$K$25" table:base-cell-address="2019.$A$1"/>
          <table:named-range table:name="_f408d64f_STF_Zwischensumme_1_CN2" table:cell-range-address="2019.$A$27:2019.$K$27" table:base-cell-address="2019.$A$1"/>
          <table:named-expression table:name="_f408d64f_STF_Zwischensumme_1_CN3" table:expression="of:=['2019'.$A$16:.$K$16]~['2019'.$A$24:.$K$25]~['2019'.$A$27:.$K$27]" table:base-cell-address="2022.$A$1"/>
          <table:named-range table:name="Print_Area" table:cell-range-address="2019.$A$1:2019.$K$30" table:base-cell-address="2019.$A$1"/>
        </table:named-expressions>
      </table:table>
      <table:table table:name="2018" table:style-name="ta1">
        <table:table-column table:style-name="co1" table:default-cell-style-name="ce2"/>
        <table:table-column table:style-name="co2" table:number-columns-repeated="10" table:default-cell-style-name="ce2"/>
        <table:table-column table:style-name="co3" table:number-columns-repeated="16373" table:default-cell-style-name="ce2"/>
        <table:table-row table:style-name="ro1">
          <table:table-cell office:value-type="string" table:style-name="ce3">
            <text:p>Merkmal</text:p>
          </table:table-cell>
          <table:table-cell office:value-type="string" table:style-name="ce4">
            <text:p>Bgld.</text:p>
          </table:table-cell>
          <table:table-cell office:value-type="string" table:style-name="ce4">
            <text:p>Ktn.</text:p>
          </table:table-cell>
          <table:table-cell office:value-type="string" table:style-name="ce4">
            <text:p>NÖ</text:p>
          </table:table-cell>
          <table:table-cell office:value-type="string" table:style-name="ce4">
            <text:p>OÖ</text:p>
          </table:table-cell>
          <table:table-cell office:value-type="string" table:style-name="ce4">
            <text:p>Sbg.</text:p>
          </table:table-cell>
          <table:table-cell office:value-type="string" table:style-name="ce4">
            <text:p>Stmk.</text:p>
          </table:table-cell>
          <table:table-cell office:value-type="string" table:style-name="ce4">
            <text:p>T</text:p>
          </table:table-cell>
          <table:table-cell office:value-type="string" table:style-name="ce4">
            <text:p>Vbg.</text:p>
          </table:table-cell>
          <table:table-cell office:value-type="string" table:style-name="ce4">
            <text:p>W</text:p>
          </table:table-cell>
          <table:table-cell office:value-type="string" table:style-name="ce5">
            <text:p>Ö</text:p>
          </table:table-cell>
          <table:table-cell table:number-columns-repeated="16373" table:style-name="ce6"/>
        </table:table-row>
        <table:table-row table:style-name="ro2">
          <table:table-cell office:value-type="string" table:style-name="ce7">
            <text:p>Getreide</text:p>
          </table:table-cell>
          <table:table-cell office:value-type="float" office:value="88.602249458176004" table:style-name="ce59">
            <text:p>88,6</text:p>
          </table:table-cell>
          <table:table-cell office:value-type="float" office:value="34.823948418373" table:style-name="ce60">
            <text:p>34,8</text:p>
          </table:table-cell>
          <table:table-cell office:value-type="float" office:value="355.529767271857" table:style-name="ce60">
            <text:p>355,5</text:p>
          </table:table-cell>
          <table:table-cell office:value-type="float" office:value="198.58131565957601" table:style-name="ce60">
            <text:p>198,6</text:p>
          </table:table-cell>
          <table:table-cell office:value-type="float" office:value="1.186803995807" table:style-name="ce60">
            <text:p>1,2</text:p>
          </table:table-cell>
          <table:table-cell office:value-type="float" office:value="95.107368126615" table:style-name="ce60">
            <text:p>95,1</text:p>
          </table:table-cell>
          <table:table-cell office:value-type="float" office:value="0.56668917703499999" table:style-name="ce60">
            <text:p>0,6</text:p>
          </table:table-cell>
          <table:table-cell office:value-type="float" office:value="0.15646951176000001" table:style-name="ce60">
            <text:p>0,2</text:p>
          </table:table-cell>
          <table:table-cell office:value-type="float" office:value="1.925153261323" table:style-name="ce60">
            <text:p>1,9</text:p>
          </table:table-cell>
          <table:table-cell office:value-type="float" office:value="776.47976488052097" table:style-name="ce61">
            <text:p>776,5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12">
            <text:p>Ölsaaten und Ölfrüchte</text:p>
          </table:table-cell>
          <table:table-cell office:value-type="float" office:value="33.566025198052998" table:style-name="ce62">
            <text:p>33,6</text:p>
          </table:table-cell>
          <table:table-cell office:value-type="float" office:value="3.933790665174" table:style-name="ce63">
            <text:p>3,9</text:p>
          </table:table-cell>
          <table:table-cell office:value-type="float" office:value="73.986901287177005" table:style-name="ce63">
            <text:p>74,0</text:p>
          </table:table-cell>
          <table:table-cell office:value-type="float" office:value="29.900803477512" table:style-name="ce63">
            <text:p>29,9</text:p>
          </table:table-cell>
          <table:table-cell office:value-type="float" office:value="8.2299437742000006E-2" table:style-name="ce63">
            <text:p>0,1</text:p>
          </table:table-cell>
          <table:table-cell office:value-type="float" office:value="28.575746865226002" table:style-name="ce63">
            <text:p>28,6</text:p>
          </table:table-cell>
          <table:table-cell office:value-type="float" office:value="9.9717116099999996E-3" table:style-name="ce63">
            <text:p>0,0</text:p>
          </table:table-cell>
          <table:table-cell office:value-type="float" office:value="1.497239616E-3" table:style-name="ce63">
            <text:p>0,0</text:p>
          </table:table-cell>
          <table:table-cell office:value-type="float" office:value="0.24448239487699999" table:style-name="ce63">
            <text:p>0,2</text:p>
          </table:table-cell>
          <table:table-cell office:value-type="float" office:value="170.301518276987" table:style-name="ce64">
            <text:p>170,3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12">
            <text:p>Eiweißpflanzen</text:p>
          </table:table-cell>
          <table:table-cell office:value-type="float" office:value="2.0029523671940002" table:style-name="ce62">
            <text:p>2,0</text:p>
          </table:table-cell>
          <table:table-cell office:value-type="float" office:value="0.52419844375000002" table:style-name="ce63">
            <text:p>0,5</text:p>
          </table:table-cell>
          <table:table-cell office:value-type="float" office:value="7.3616917239699999" table:style-name="ce63">
            <text:p>7,4</text:p>
          </table:table-cell>
          <table:table-cell office:value-type="float" office:value="1.9790093185140001" table:style-name="ce63">
            <text:p>2,0</text:p>
          </table:table-cell>
          <table:table-cell office:value-type="float" office:value="9.0785747729999998E-3" table:style-name="ce63">
            <text:p>0,0</text:p>
          </table:table-cell>
          <table:table-cell office:value-type="float" office:value="0.30982613896599998" table:style-name="ce63">
            <text:p>0,3</text:p>
          </table:table-cell>
          <table:table-cell office:value-type="float" office:value="3.0978763109999999E-3" table:style-name="ce63">
            <text:p>0,0</text:p>
          </table:table-cell>
          <table:table-cell office:value-type="float" office:value="0" table:style-name="ce63">
            <text:p>0,0</text:p>
          </table:table-cell>
          <table:table-cell office:value-type="float" office:value="3.4998818018999997E-2" table:style-name="ce63">
            <text:p>0,0</text:p>
          </table:table-cell>
          <table:table-cell office:value-type="float" office:value="12.224853261498" table:style-name="ce64">
            <text:p>12,2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12">
            <text:p>Zuckerrüben</text:p>
          </table:table-cell>
          <table:table-cell office:value-type="float" office:value="5.222895328431" table:style-name="ce62">
            <text:p>5,2</text:p>
          </table:table-cell>
          <table:table-cell office:value-type="float" office:value="2.1851335566E-2" table:style-name="ce63">
            <text:p>0,0</text:p>
          </table:table-cell>
          <table:table-cell office:value-type="float" office:value="37.476107200695999" table:style-name="ce63">
            <text:p>37,5</text:p>
          </table:table-cell>
          <table:table-cell office:value-type="float" office:value="10.710153432964001" table:style-name="ce63">
            <text:p>10,7</text:p>
          </table:table-cell>
          <table:table-cell office:value-type="float" office:value="0" table:style-name="ce63">
            <text:p>0,0</text:p>
          </table:table-cell>
          <table:table-cell office:value-type="float" office:value="0.37683265614200001" table:style-name="ce63">
            <text:p>0,4</text:p>
          </table:table-cell>
          <table:table-cell office:value-type="float" office:value="0" table:style-name="ce63">
            <text:p>0,0</text:p>
          </table:table-cell>
          <table:table-cell office:value-type="float" office:value="0" table:style-name="ce63">
            <text:p>0,0</text:p>
          </table:table-cell>
          <table:table-cell office:value-type="float" office:value="0.32238516367699999" table:style-name="ce63">
            <text:p>0,3</text:p>
          </table:table-cell>
          <table:table-cell office:value-type="float" office:value="54.130225117477003" table:style-name="ce64">
            <text:p>54,1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12">
            <text:p>Sonstige Handelsgewächse<text:span text:style-name="T1">1</text:span></text:p>
          </table:table-cell>
          <table:table-cell office:value-type="float" office:value="0.41330567652799999" table:style-name="ce62">
            <text:p>0,4</text:p>
          </table:table-cell>
          <table:table-cell office:value-type="float" office:value="8.2723556323000005E-2" table:style-name="ce63">
            <text:p>0,1</text:p>
          </table:table-cell>
          <table:table-cell office:value-type="float" office:value="5.55861449932" table:style-name="ce63">
            <text:p>5,6</text:p>
          </table:table-cell>
          <table:table-cell office:value-type="float" office:value="3.8958865125559998" table:style-name="ce63">
            <text:p>3,9</text:p>
          </table:table-cell>
          <table:table-cell office:value-type="float" office:value="6.4007417640000001E-3" table:style-name="ce63">
            <text:p>0,0</text:p>
          </table:table-cell>
          <table:table-cell office:value-type="float" office:value="1.7002929493600001" table:style-name="ce63">
            <text:p>1,7</text:p>
          </table:table-cell>
          <table:table-cell office:value-type="float" office:value="1.3556205327E-2" table:style-name="ce63">
            <text:p>0,0</text:p>
          </table:table-cell>
          <table:table-cell office:value-type="float" office:value="9.8752127259999992E-3" table:style-name="ce63">
            <text:p>0,0</text:p>
          </table:table-cell>
          <table:table-cell office:value-type="float" office:value="4.4729057932999999E-2" table:style-name="ce63">
            <text:p>0,0</text:p>
          </table:table-cell>
          <table:table-cell office:value-type="float" office:value="11.725384411838" table:style-name="ce64">
            <text:p>11,7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12">
            <text:p>Futterpflanzen</text:p>
          </table:table-cell>
          <table:table-cell office:value-type="float" office:value="12.384861368539999" table:style-name="ce62">
            <text:p>12,4</text:p>
          </table:table-cell>
          <table:table-cell office:value-type="float" office:value="52.861315750407002" table:style-name="ce63">
            <text:p>52,9</text:p>
          </table:table-cell>
          <table:table-cell office:value-type="float" office:value="113.1191123768" table:style-name="ce63">
            <text:p>113,1</text:p>
          </table:table-cell>
          <table:table-cell office:value-type="float" office:value="125.92374598391901" table:style-name="ce63">
            <text:p>125,9</text:p>
          </table:table-cell>
          <table:table-cell office:value-type="float" office:value="47.420924066916001" table:style-name="ce63">
            <text:p>47,4</text:p>
          </table:table-cell>
          <table:table-cell office:value-type="float" office:value="103.449549020074" table:style-name="ce63">
            <text:p>103,4</text:p>
          </table:table-cell>
          <table:table-cell office:value-type="float" office:value="43.486676607130001" table:style-name="ce63">
            <text:p>43,5</text:p>
          </table:table-cell>
          <table:table-cell office:value-type="float" office:value="18.540146395863001" table:style-name="ce63">
            <text:p>18,5</text:p>
          </table:table-cell>
          <table:table-cell office:value-type="float" office:value="0.13226167193499999" table:style-name="ce63">
            <text:p>0,1</text:p>
          </table:table-cell>
          <table:table-cell office:value-type="float" office:value="517.31859324158302" table:style-name="ce64">
            <text:p>517,3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12">
            <text:p>Gemüse</text:p>
          </table:table-cell>
          <table:table-cell office:value-type="float" office:value="39.669543354159998" table:style-name="ce62">
            <text:p>39,7</text:p>
          </table:table-cell>
          <table:table-cell office:value-type="float" office:value="5.8473212212399996" table:style-name="ce63">
            <text:p>5,8</text:p>
          </table:table-cell>
          <table:table-cell office:value-type="float" office:value="103.04833419713999" table:style-name="ce63">
            <text:p>103,0</text:p>
          </table:table-cell>
          <table:table-cell office:value-type="float" office:value="23.624851656168001" table:style-name="ce63">
            <text:p>23,6</text:p>
          </table:table-cell>
          <table:table-cell office:value-type="float" office:value="3.1073820820060001" table:style-name="ce63">
            <text:p>3,1</text:p>
          </table:table-cell>
          <table:table-cell office:value-type="float" office:value="27.387226158219001" table:style-name="ce63">
            <text:p>27,4</text:p>
          </table:table-cell>
          <table:table-cell office:value-type="float" office:value="22.141495773540001" table:style-name="ce63">
            <text:p>22,1</text:p>
          </table:table-cell>
          <table:table-cell office:value-type="float" office:value="1.2273930558949999" table:style-name="ce63">
            <text:p>1,2</text:p>
          </table:table-cell>
          <table:table-cell office:value-type="float" office:value="59.044772065563002" table:style-name="ce63">
            <text:p>59,0</text:p>
          </table:table-cell>
          <table:table-cell office:value-type="float" office:value="285.09831956392998" table:style-name="ce64">
            <text:p>285,1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12">
            <text:p>Pflanzen und Blumen<text:span text:style-name="T1">2</text:span></text:p>
          </table:table-cell>
          <table:table-cell office:value-type="float" office:value="17.774675236813" table:style-name="ce62">
            <text:p>17,8</text:p>
          </table:table-cell>
          <table:table-cell office:value-type="float" office:value="8.6922450844559993" table:style-name="ce63">
            <text:p>8,7</text:p>
          </table:table-cell>
          <table:table-cell office:value-type="float" office:value="107.742545812561" table:style-name="ce63">
            <text:p>107,7</text:p>
          </table:table-cell>
          <table:table-cell office:value-type="float" office:value="90.294916475674" table:style-name="ce63">
            <text:p>90,3</text:p>
          </table:table-cell>
          <table:table-cell office:value-type="float" office:value="13.228015709299999" table:style-name="ce63">
            <text:p>13,2</text:p>
          </table:table-cell>
          <table:table-cell office:value-type="float" office:value="111.779023606403" table:style-name="ce63">
            <text:p>111,8</text:p>
          </table:table-cell>
          <table:table-cell office:value-type="float" office:value="11.670242826396001" table:style-name="ce63">
            <text:p>11,7</text:p>
          </table:table-cell>
          <table:table-cell office:value-type="float" office:value="13.550117622511999" table:style-name="ce63">
            <text:p>13,6</text:p>
          </table:table-cell>
          <table:table-cell office:value-type="float" office:value="9.1879792884829996" table:style-name="ce63">
            <text:p>9,2</text:p>
          </table:table-cell>
          <table:table-cell office:value-type="float" office:value="383.91976166259701" table:style-name="ce64">
            <text:p>383,9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12">
            <text:p>Kartoffeln</text:p>
          </table:table-cell>
          <table:table-cell office:value-type="float" office:value="4.5249888104540004" table:style-name="ce62">
            <text:p>4,5</text:p>
          </table:table-cell>
          <table:table-cell office:value-type="float" office:value="1.7637082660259999" table:style-name="ce63">
            <text:p>1,8</text:p>
          </table:table-cell>
          <table:table-cell office:value-type="float" office:value="68.068171728180005" table:style-name="ce63">
            <text:p>68,1</text:p>
          </table:table-cell>
          <table:table-cell office:value-type="float" office:value="5.3736813146170004" table:style-name="ce63">
            <text:p>5,4</text:p>
          </table:table-cell>
          <table:table-cell office:value-type="float" office:value="0.418223822051" table:style-name="ce63">
            <text:p>0,4</text:p>
          </table:table-cell>
          <table:table-cell office:value-type="float" office:value="3.1611524101300001" table:style-name="ce63">
            <text:p>3,2</text:p>
          </table:table-cell>
          <table:table-cell office:value-type="float" office:value="1.7014048473159999" table:style-name="ce63">
            <text:p>1,7</text:p>
          </table:table-cell>
          <table:table-cell office:value-type="float" office:value="0.26182915602599999" table:style-name="ce63">
            <text:p>0,3</text:p>
          </table:table-cell>
          <table:table-cell office:value-type="float" office:value="0.33354088538499999" table:style-name="ce63">
            <text:p>0,3</text:p>
          </table:table-cell>
          <table:table-cell office:value-type="float" office:value="85.606701240185998" table:style-name="ce64">
            <text:p>85,6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12">
            <text:p>Obst (inkl. Trauben)</text:p>
          </table:table-cell>
          <table:table-cell office:value-type="float" office:value="25.825645255605998" table:style-name="ce62">
            <text:p>25,8</text:p>
          </table:table-cell>
          <table:table-cell office:value-type="float" office:value="9.5637740521870001" table:style-name="ce63">
            <text:p>9,6</text:p>
          </table:table-cell>
          <table:table-cell office:value-type="float" office:value="87.360127321757005" table:style-name="ce63">
            <text:p>87,4</text:p>
          </table:table-cell>
          <table:table-cell office:value-type="float" office:value="40.635710660652002" table:style-name="ce63">
            <text:p>40,6</text:p>
          </table:table-cell>
          <table:table-cell office:value-type="float" office:value="2.065501081172" table:style-name="ce63">
            <text:p>2,1</text:p>
          </table:table-cell>
          <table:table-cell office:value-type="float" office:value="128.04241284190101" table:style-name="ce63">
            <text:p>128,0</text:p>
          </table:table-cell>
          <table:table-cell office:value-type="float" office:value="6.5058672646779998" table:style-name="ce63">
            <text:p>6,5</text:p>
          </table:table-cell>
          <table:table-cell office:value-type="float" office:value="2.7053852901409998" table:style-name="ce63">
            <text:p>2,7</text:p>
          </table:table-cell>
          <table:table-cell office:value-type="float" office:value="1.731547823661" table:style-name="ce63">
            <text:p>1,7</text:p>
          </table:table-cell>
          <table:table-cell office:value-type="float" office:value="304.43597159175403" table:style-name="ce64">
            <text:p>304,4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16">
            <text:p>davon Frischobst</text:p>
          </table:table-cell>
          <table:table-cell office:value-type="float" office:value="14.475566623405999" table:style-name="ce63">
            <text:p>14,5</text:p>
          </table:table-cell>
          <table:table-cell office:value-type="float" office:value="9.5637740521870001" table:style-name="ce63">
            <text:p>9,6</text:p>
          </table:table-cell>
          <table:table-cell office:value-type="float" office:value="67.176654409427002" table:style-name="ce63">
            <text:p>67,2</text:p>
          </table:table-cell>
          <table:table-cell office:value-type="float" office:value="40.632949824252002" table:style-name="ce63">
            <text:p>40,6</text:p>
          </table:table-cell>
          <table:table-cell office:value-type="float" office:value="2.065501081172" table:style-name="ce63">
            <text:p>2,1</text:p>
          </table:table-cell>
          <table:table-cell office:value-type="float" office:value="127.13674800540601" table:style-name="ce63">
            <text:p>127,1</text:p>
          </table:table-cell>
          <table:table-cell office:value-type="float" office:value="6.5058672646779998" table:style-name="ce63">
            <text:p>6,5</text:p>
          </table:table-cell>
          <table:table-cell office:value-type="float" office:value="2.7003796456489999" table:style-name="ce63">
            <text:p>2,7</text:p>
          </table:table-cell>
          <table:table-cell office:value-type="float" office:value="1.6985137381199999" table:style-name="ce63">
            <text:p>1,7</text:p>
          </table:table-cell>
          <table:table-cell office:value-type="float" office:value="271.95595464429601" table:style-name="ce64">
            <text:p>272,0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12">
            <text:p><text:s text:c="4"/>davon Weintrauben<text:span text:style-name="T1">3</text:span></text:p>
          </table:table-cell>
          <table:table-cell office:value-type="float" office:value="11.350078632200001" table:style-name="ce63">
            <text:p>11,4</text:p>
          </table:table-cell>
          <table:table-cell office:value-type="float" office:value="0" table:style-name="ce63">
            <text:p>0,0</text:p>
          </table:table-cell>
          <table:table-cell office:value-type="float" office:value="20.18347291233" table:style-name="ce63">
            <text:p>20,2</text:p>
          </table:table-cell>
          <table:table-cell office:value-type="float" office:value="2.7608364000000002E-3" table:style-name="ce63">
            <text:p>0,0</text:p>
          </table:table-cell>
          <table:table-cell office:value-type="float" office:value="0" table:style-name="ce63">
            <text:p>0,0</text:p>
          </table:table-cell>
          <table:table-cell office:value-type="float" office:value="0.90566483649499996" table:style-name="ce63">
            <text:p>0,9</text:p>
          </table:table-cell>
          <table:table-cell office:value-type="float" office:value="0" table:style-name="ce63">
            <text:p>0,0</text:p>
          </table:table-cell>
          <table:table-cell office:value-type="float" office:value="5.0056444919999998E-3" table:style-name="ce63">
            <text:p>0,0</text:p>
          </table:table-cell>
          <table:table-cell office:value-type="float" office:value="3.3034085540999999E-2" table:style-name="ce63">
            <text:p>0,0</text:p>
          </table:table-cell>
          <table:table-cell office:value-type="float" office:value="32.480016947457997" table:style-name="ce64">
            <text:p>32,5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12">
            <text:p>Wein</text:p>
          </table:table-cell>
          <table:table-cell office:value-type="float" office:value="165.53541671809401" table:style-name="ce62">
            <text:p>165,5</text:p>
          </table:table-cell>
          <table:table-cell office:value-type="float" office:value="0.32572721860499998" table:style-name="ce63">
            <text:p>0,3</text:p>
          </table:table-cell>
          <table:table-cell office:value-type="float" office:value="332.16838041511602" table:style-name="ce63">
            <text:p>332,2</text:p>
          </table:table-cell>
          <table:table-cell office:value-type="float" office:value="0.42071095318500001" table:style-name="ce63">
            <text:p>0,4</text:p>
          </table:table-cell>
          <table:table-cell office:value-type="float" office:value="1.0260443589999999E-3" table:style-name="ce63">
            <text:p>0,0</text:p>
          </table:table-cell>
          <table:table-cell office:value-type="float" office:value="63.235056746504" table:style-name="ce63">
            <text:p>63,2</text:p>
          </table:table-cell>
          <table:table-cell office:value-type="float" office:value="0.155826461153" table:style-name="ce63">
            <text:p>0,2</text:p>
          </table:table-cell>
          <table:table-cell office:value-type="float" office:value="0.12595553910999999" table:style-name="ce63">
            <text:p>0,1</text:p>
          </table:table-cell>
          <table:table-cell office:value-type="float" office:value="8.1737973189749997" table:style-name="ce63">
            <text:p>8,2</text:p>
          </table:table-cell>
          <table:table-cell office:value-type="float" office:value="570.14189741509995" table:style-name="ce64">
            <text:p>570,1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12">
            <text:p>Sonstige pflanzliche Erzeugnisse<text:span text:style-name="T1">4</text:span></text:p>
          </table:table-cell>
          <table:table-cell office:value-type="float" office:value="2.2427614285709998" table:style-name="ce62">
            <text:p>2,2</text:p>
          </table:table-cell>
          <table:table-cell office:value-type="float" office:value="7.5267013266999999E-2" table:style-name="ce63">
            <text:p>0,1</text:p>
          </table:table-cell>
          <table:table-cell office:value-type="float" office:value="0.23230737438900001" table:style-name="ce63">
            <text:p>0,2</text:p>
          </table:table-cell>
          <table:table-cell office:value-type="float" office:value="1.029833856118" table:style-name="ce63">
            <text:p>1,0</text:p>
          </table:table-cell>
          <table:table-cell office:value-type="float" office:value="0" table:style-name="ce63">
            <text:p>0,0</text:p>
          </table:table-cell>
          <table:table-cell office:value-type="float" office:value="4.5997483252000003E-2" table:style-name="ce63">
            <text:p>0,0</text:p>
          </table:table-cell>
          <table:table-cell office:value-type="float" office:value="0" table:style-name="ce63">
            <text:p>0,0</text:p>
          </table:table-cell>
          <table:table-cell office:value-type="float" office:value="0" table:style-name="ce63">
            <text:p>0,0</text:p>
          </table:table-cell>
          <table:table-cell office:value-type="float" office:value="0" table:style-name="ce63">
            <text:p>0,0</text:p>
          </table:table-cell>
          <table:table-cell office:value-type="float" office:value="3.626167155598" table:style-name="ce64">
            <text:p>3,6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17">
            <text:p>Pflanzliche Erzeugung</text:p>
          </table:table-cell>
          <table:table-cell office:value-type="float" office:value="397.76532020062001" table:style-name="ce65">
            <text:p>397,8</text:p>
          </table:table-cell>
          <table:table-cell office:value-type="float" office:value="118.515871025373" table:style-name="ce66">
            <text:p>118,5</text:p>
          </table:table-cell>
          <table:table-cell office:value-type="float" office:value="1291.65206120896" table:style-name="ce66">
            <text:p>1 291,7</text:p>
          </table:table-cell>
          <table:table-cell office:value-type="float" office:value="532.37061930145501" table:style-name="ce66">
            <text:p>532,4</text:p>
          </table:table-cell>
          <table:table-cell office:value-type="float" office:value="67.525655555889003" table:style-name="ce66">
            <text:p>67,5</text:p>
          </table:table-cell>
          <table:table-cell office:value-type="float" office:value="563.17048500279202" table:style-name="ce66">
            <text:p>563,2</text:p>
          </table:table-cell>
          <table:table-cell office:value-type="float" office:value="86.254828750496003" table:style-name="ce66">
            <text:p>86,3</text:p>
          </table:table-cell>
          <table:table-cell office:value-type="float" office:value="36.578669023651003" table:style-name="ce66">
            <text:p>36,6</text:p>
          </table:table-cell>
          <table:table-cell office:value-type="float" office:value="81.175647749831001" table:style-name="ce66">
            <text:p>81,2</text:p>
          </table:table-cell>
          <table:table-cell office:value-type="float" office:value="3175.00915781907" table:style-name="ce64">
            <text:p>3 175,0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12">
            <text:p>Rinder</text:p>
          </table:table-cell>
          <table:table-cell office:value-type="float" office:value="9.7979039080460009" table:style-name="ce62">
            <text:p>9,8</text:p>
          </table:table-cell>
          <table:table-cell office:value-type="float" office:value="76.555187710824995" table:style-name="ce63">
            <text:p>76,6</text:p>
          </table:table-cell>
          <table:table-cell office:value-type="float" office:value="201.15457247784801" table:style-name="ce63">
            <text:p>201,2</text:p>
          </table:table-cell>
          <table:table-cell office:value-type="float" office:value="248.105263216173" table:style-name="ce63">
            <text:p>248,1</text:p>
          </table:table-cell>
          <table:table-cell office:value-type="float" office:value="61.987358234963999" table:style-name="ce63">
            <text:p>62,0</text:p>
          </table:table-cell>
          <table:table-cell office:value-type="float" office:value="147.40479163916601" table:style-name="ce63">
            <text:p>147,4</text:p>
          </table:table-cell>
          <table:table-cell office:value-type="float" office:value="69.716548721769001" table:style-name="ce63">
            <text:p>69,7</text:p>
          </table:table-cell>
          <table:table-cell office:value-type="float" office:value="28.268514653274998" table:style-name="ce63">
            <text:p>28,3</text:p>
          </table:table-cell>
          <table:table-cell office:value-type="float" office:value="4.2337918825000001E-2" table:style-name="ce63">
            <text:p>0,0</text:p>
          </table:table-cell>
          <table:table-cell office:value-type="float" office:value="843.03247848089097" table:style-name="ce64">
            <text:p>843,0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12">
            <text:p>Schweine<text:s/></text:p>
          </table:table-cell>
          <table:table-cell office:value-type="float" office:value="12.241722310758" table:style-name="ce62">
            <text:p>12,2</text:p>
          </table:table-cell>
          <table:table-cell office:value-type="float" office:value="26.792474049165001" table:style-name="ce63">
            <text:p>26,8</text:p>
          </table:table-cell>
          <table:table-cell office:value-type="float" office:value="196.75173049061101" table:style-name="ce63">
            <text:p>196,8</text:p>
          </table:table-cell>
          <table:table-cell office:value-type="float" office:value="274.75638171017999" table:style-name="ce63">
            <text:p>274,8</text:p>
          </table:table-cell>
          <table:table-cell office:value-type="float" office:value="4.2880808751480002" table:style-name="ce63">
            <text:p>4,3</text:p>
          </table:table-cell>
          <table:table-cell office:value-type="float" office:value="200.958351938845" table:style-name="ce63">
            <text:p>201,0</text:p>
          </table:table-cell>
          <table:table-cell office:value-type="float" office:value="3.6359087474709999" table:style-name="ce63">
            <text:p>3,6</text:p>
          </table:table-cell>
          <table:table-cell office:value-type="float" office:value="1.693909461828" table:style-name="ce63">
            <text:p>1,7</text:p>
          </table:table-cell>
          <table:table-cell office:value-type="float" office:value="3.9575466344999997E-2" table:style-name="ce63">
            <text:p>0,0</text:p>
          </table:table-cell>
          <table:table-cell office:value-type="float" office:value="721.15813505035203" table:style-name="ce64">
            <text:p>721,2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12">
            <text:p>Geflügel</text:p>
          </table:table-cell>
          <table:table-cell office:value-type="float" office:value="10.485444661891" table:style-name="ce62">
            <text:p>10,5</text:p>
          </table:table-cell>
          <table:table-cell office:value-type="float" office:value="33.641698451091003" table:style-name="ce63">
            <text:p>33,6</text:p>
          </table:table-cell>
          <table:table-cell office:value-type="float" office:value="62.160649303161001" table:style-name="ce63">
            <text:p>62,2</text:p>
          </table:table-cell>
          <table:table-cell office:value-type="float" office:value="50.037091276520002" table:style-name="ce63">
            <text:p>50,0</text:p>
          </table:table-cell>
          <table:table-cell office:value-type="float" office:value="1.404008695303" table:style-name="ce63">
            <text:p>1,4</text:p>
          </table:table-cell>
          <table:table-cell office:value-type="float" office:value="45.908057005393999" table:style-name="ce63">
            <text:p>45,9</text:p>
          </table:table-cell>
          <table:table-cell office:value-type="float" office:value="0.46702162905900002" table:style-name="ce63">
            <text:p>0,5</text:p>
          </table:table-cell>
          <table:table-cell office:value-type="float" office:value="0.809603234442" table:style-name="ce63">
            <text:p>0,8</text:p>
          </table:table-cell>
          <table:table-cell office:value-type="float" office:value="6.3647619819999996E-3" table:style-name="ce63">
            <text:p>0,0</text:p>
          </table:table-cell>
          <table:table-cell office:value-type="float" office:value="204.919939018842" table:style-name="ce64">
            <text:p>204,9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12">
            <text:p>Sonstige Tiere<text:span text:style-name="T1">5</text:span></text:p>
          </table:table-cell>
          <table:table-cell office:value-type="float" office:value="1.4862417725699999" table:style-name="ce62">
            <text:p>1,5</text:p>
          </table:table-cell>
          <table:table-cell office:value-type="float" office:value="5.8482721216880007" table:style-name="ce63">
            <text:p>5,8</text:p>
          </table:table-cell>
          <table:table-cell office:value-type="float" office:value="10.579705691749002" table:style-name="ce63">
            <text:p>10,6</text:p>
          </table:table-cell>
          <table:table-cell office:value-type="float" office:value="10.658992716038998" table:style-name="ce63">
            <text:p>10,7</text:p>
          </table:table-cell>
          <table:table-cell office:value-type="float" office:value="4.5979720587139994" table:style-name="ce63">
            <text:p>4,6</text:p>
          </table:table-cell>
          <table:table-cell office:value-type="float" office:value="8.8678624136629995" table:style-name="ce63">
            <text:p>8,9</text:p>
          </table:table-cell>
          <table:table-cell office:value-type="float" office:value="10.371883218999001" table:style-name="ce63">
            <text:p>10,4</text:p>
          </table:table-cell>
          <table:table-cell office:value-type="float" office:value="1.894121453988" table:style-name="ce63">
            <text:p>1,9</text:p>
          </table:table-cell>
          <table:table-cell office:value-type="float" office:value="7.9112880693999993E-2" table:style-name="ce63">
            <text:p>0,1</text:p>
          </table:table-cell>
          <table:table-cell office:value-type="float" office:value="54.384164328105996" table:style-name="ce64">
            <text:p>54,4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12">
            <text:p>Milch</text:p>
          </table:table-cell>
          <table:table-cell office:value-type="float" office:value="10.327685701635" table:style-name="ce62">
            <text:p>10,3</text:p>
          </table:table-cell>
          <table:table-cell office:value-type="float" office:value="82.773748513699005" table:style-name="ce63">
            <text:p>82,8</text:p>
          </table:table-cell>
          <table:table-cell office:value-type="float" office:value="263.88359917424299" table:style-name="ce63">
            <text:p>263,9</text:p>
          </table:table-cell>
          <table:table-cell office:value-type="float" office:value="417.41906390000401" table:style-name="ce63">
            <text:p>417,4</text:p>
          </table:table-cell>
          <table:table-cell office:value-type="float" office:value="146.564638654916" table:style-name="ce63">
            <text:p>146,6</text:p>
          </table:table-cell>
          <table:table-cell office:value-type="float" office:value="214.11216677395501" table:style-name="ce63">
            <text:p>214,1</text:p>
          </table:table-cell>
          <table:table-cell office:value-type="float" office:value="161.932196756374" table:style-name="ce63">
            <text:p>161,9</text:p>
          </table:table-cell>
          <table:table-cell office:value-type="float" office:value="71.664578315157996" table:style-name="ce63">
            <text:p>71,7</text:p>
          </table:table-cell>
          <table:table-cell office:value-type="float" office:value="0.128136013061" table:style-name="ce63">
            <text:p>0,1</text:p>
          </table:table-cell>
          <table:table-cell office:value-type="float" office:value="1368.8058138030401" table:style-name="ce64">
            <text:p>1 368,8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12">
            <text:p>Eier</text:p>
          </table:table-cell>
          <table:table-cell office:value-type="float" office:value="16.557581234764001" table:style-name="ce62">
            <text:p>16,6</text:p>
          </table:table-cell>
          <table:table-cell office:value-type="float" office:value="19.762180284494001" table:style-name="ce63">
            <text:p>19,8</text:p>
          </table:table-cell>
          <table:table-cell office:value-type="float" office:value="85.042227132300994" table:style-name="ce63">
            <text:p>85,0</text:p>
          </table:table-cell>
          <table:table-cell office:value-type="float" office:value="45.630516525970002" table:style-name="ce63">
            <text:p>45,6</text:p>
          </table:table-cell>
          <table:table-cell office:value-type="float" office:value="4.0716167163829997" table:style-name="ce63">
            <text:p>4,1</text:p>
          </table:table-cell>
          <table:table-cell office:value-type="float" office:value="103.706543570598" table:style-name="ce63">
            <text:p>103,7</text:p>
          </table:table-cell>
          <table:table-cell office:value-type="float" office:value="4.2604698281840001" table:style-name="ce63">
            <text:p>4,3</text:p>
          </table:table-cell>
          <table:table-cell office:value-type="float" office:value="5.5202899072619998" table:style-name="ce63">
            <text:p>5,5</text:p>
          </table:table-cell>
          <table:table-cell office:value-type="float" office:value="2.7496298281E-2" table:style-name="ce63">
            <text:p>0,0</text:p>
          </table:table-cell>
          <table:table-cell office:value-type="float" office:value="284.57892149823698" table:style-name="ce64">
            <text:p>284,6</text:p>
          </table:table-cell>
          <table:table-cell table:style-name="ce11"/>
          <table:table-cell table:style-name="ce20"/>
          <table:table-cell table:number-columns-repeated="16371" table:style-name="ce1"/>
        </table:table-row>
        <table:table-row table:style-name="ro2">
          <table:table-cell office:value-type="string" table:style-name="ce12">
            <text:p>Sonstige tierische Erzeugnisse<text:span text:style-name="T1">6</text:span></text:p>
          </table:table-cell>
          <table:table-cell office:value-type="float" office:value="1.167154650184" table:style-name="ce62">
            <text:p>1,2</text:p>
          </table:table-cell>
          <table:table-cell office:value-type="float" office:value="3.4858273361409999" table:style-name="ce63">
            <text:p>3,5</text:p>
          </table:table-cell>
          <table:table-cell office:value-type="float" office:value="4.2270131848860002" table:style-name="ce63">
            <text:p>4,2</text:p>
          </table:table-cell>
          <table:table-cell office:value-type="float" office:value="8.1826562024909997" table:style-name="ce63">
            <text:p>8,2</text:p>
          </table:table-cell>
          <table:table-cell office:value-type="float" office:value="1.96211109768" table:style-name="ce63">
            <text:p>2,0</text:p>
          </table:table-cell>
          <table:table-cell office:value-type="float" office:value="5.6493462111110002" table:style-name="ce63">
            <text:p>5,6</text:p>
          </table:table-cell>
          <table:table-cell office:value-type="float" office:value="3.7367732471589998" table:style-name="ce63">
            <text:p>3,7</text:p>
          </table:table-cell>
          <table:table-cell office:value-type="float" office:value="1.0316062097800001" table:style-name="ce63">
            <text:p>1,0</text:p>
          </table:table-cell>
          <table:table-cell office:value-type="float" office:value="0.61824824203899997" table:style-name="ce63">
            <text:p>0,6</text:p>
          </table:table-cell>
          <table:table-cell office:value-type="float" office:value="30.060736381470001" table:style-name="ce64">
            <text:p>30,1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17">
            <text:p>Tierische Erzeugung</text:p>
          </table:table-cell>
          <table:table-cell office:value-type="float" office:value="62.063734239848998" table:style-name="ce65">
            <text:p>62,1</text:p>
          </table:table-cell>
          <table:table-cell office:value-type="float" office:value="248.85938846710201" table:style-name="ce66">
            <text:p>248,9</text:p>
          </table:table-cell>
          <table:table-cell office:value-type="float" office:value="823.79949745480098" table:style-name="ce66">
            <text:p>823,8</text:p>
          </table:table-cell>
          <table:table-cell office:value-type="float" office:value="1054.78996554738" table:style-name="ce66">
            <text:p>1 054,8</text:p>
          </table:table-cell>
          <table:table-cell office:value-type="float" office:value="224.875786333109" table:style-name="ce66">
            <text:p>224,9</text:p>
          </table:table-cell>
          <table:table-cell office:value-type="float" office:value="726.60711955273098" table:style-name="ce66">
            <text:p>726,6</text:p>
          </table:table-cell>
          <table:table-cell office:value-type="float" office:value="254.120802149014" table:style-name="ce66">
            <text:p>254,1</text:p>
          </table:table-cell>
          <table:table-cell office:value-type="float" office:value="110.882623235732" table:style-name="ce66">
            <text:p>110,9</text:p>
          </table:table-cell>
          <table:table-cell office:value-type="float" office:value="0.94127158122700005" table:style-name="ce66">
            <text:p>0,9</text:p>
          </table:table-cell>
          <table:table-cell office:value-type="float" office:value="3506.94018856094" table:style-name="ce64">
            <text:p>3 506,9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21">
            <text:p>Erzeugung landwirtschaftlicher Güter</text:p>
          </table:table-cell>
          <table:table-cell office:value-type="float" office:value="459.82905444046901" table:style-name="ce65">
            <text:p>459,8</text:p>
          </table:table-cell>
          <table:table-cell office:value-type="float" office:value="367.37525949247498" table:style-name="ce66">
            <text:p>367,4</text:p>
          </table:table-cell>
          <table:table-cell office:value-type="float" office:value="2115.4515586637599" table:style-name="ce66">
            <text:p>2 115,5</text:p>
          </table:table-cell>
          <table:table-cell office:value-type="float" office:value="1587.16058484883" table:style-name="ce66">
            <text:p>1 587,2</text:p>
          </table:table-cell>
          <table:table-cell office:value-type="float" office:value="292.40144188899802" table:style-name="ce66">
            <text:p>292,4</text:p>
          </table:table-cell>
          <table:table-cell office:value-type="float" office:value="1289.7776045555199" table:style-name="ce66">
            <text:p>1 289,8</text:p>
          </table:table-cell>
          <table:table-cell office:value-type="float" office:value="340.37563089951101" table:style-name="ce66">
            <text:p>340,4</text:p>
          </table:table-cell>
          <table:table-cell office:value-type="float" office:value="147.46129225938299" table:style-name="ce66">
            <text:p>147,5</text:p>
          </table:table-cell>
          <table:table-cell office:value-type="float" office:value="82.116919331058" table:style-name="ce66">
            <text:p>82,1</text:p>
          </table:table-cell>
          <table:table-cell office:value-type="float" office:value="6681.94934638001" table:style-name="ce64">
            <text:p>6 681,9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21">
            <text:p>Erzeugung landwirtschaftlicher Dienstleistungen</text:p>
          </table:table-cell>
          <table:table-cell office:value-type="float" office:value="22.266436953561001" table:style-name="ce65">
            <text:p>22,3</text:p>
          </table:table-cell>
          <table:table-cell office:value-type="float" office:value="18.843652321846001" table:style-name="ce66">
            <text:p>18,8</text:p>
          </table:table-cell>
          <table:table-cell office:value-type="float" office:value="112.911101857654" table:style-name="ce66">
            <text:p>112,9</text:p>
          </table:table-cell>
          <table:table-cell office:value-type="float" office:value="77.433495452835999" table:style-name="ce66">
            <text:p>77,4</text:p>
          </table:table-cell>
          <table:table-cell office:value-type="float" office:value="8.5229902625160001" table:style-name="ce66">
            <text:p>8,5</text:p>
          </table:table-cell>
          <table:table-cell office:value-type="float" office:value="65.317160680095" table:style-name="ce66">
            <text:p>65,3</text:p>
          </table:table-cell>
          <table:table-cell office:value-type="float" office:value="10.160309375861001" table:style-name="ce66">
            <text:p>10,2</text:p>
          </table:table-cell>
          <table:table-cell office:value-type="float" office:value="5.4133742865679997" table:style-name="ce66">
            <text:p>5,4</text:p>
          </table:table-cell>
          <table:table-cell office:value-type="float" office:value="1.018322018293" table:style-name="ce66">
            <text:p>1,0</text:p>
          </table:table-cell>
          <table:table-cell office:value-type="float" office:value="321.88684320922903" table:style-name="ce64">
            <text:p>321,9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22">
            <text:p>Landwirtschaftliche Erzeugung</text:p>
          </table:table-cell>
          <table:table-cell office:value-type="float" office:value="482.09549139402901" table:style-name="ce65">
            <text:p>482,1</text:p>
          </table:table-cell>
          <table:table-cell office:value-type="float" office:value="386.21891181432102" table:style-name="ce66">
            <text:p>386,2</text:p>
          </table:table-cell>
          <table:table-cell office:value-type="float" office:value="2228.3626605214199" table:style-name="ce66">
            <text:p>2 228,4</text:p>
          </table:table-cell>
          <table:table-cell office:value-type="float" office:value="1664.5940803016699" table:style-name="ce66">
            <text:p>1 664,6</text:p>
          </table:table-cell>
          <table:table-cell office:value-type="float" office:value="300.924432151514" table:style-name="ce66">
            <text:p>300,9</text:p>
          </table:table-cell>
          <table:table-cell office:value-type="float" office:value="1355.0947652356199" table:style-name="ce66">
            <text:p>1 355,1</text:p>
          </table:table-cell>
          <table:table-cell office:value-type="float" office:value="350.53594027537099" table:style-name="ce66">
            <text:p>350,5</text:p>
          </table:table-cell>
          <table:table-cell office:value-type="float" office:value="152.87466654595099" table:style-name="ce66">
            <text:p>152,9</text:p>
          </table:table-cell>
          <table:table-cell office:value-type="float" office:value="83.135241349351006" table:style-name="ce66">
            <text:p>83,1</text:p>
          </table:table-cell>
          <table:table-cell office:value-type="float" office:value="7003.8361895892403" table:style-name="ce64">
            <text:p>7 003,8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23">
            <text:p>Nichtlandwirtschaftliche Nebentätigkeiten</text:p>
          </table:table-cell>
          <table:table-cell office:value-type="float" office:value="4.23186414147" table:style-name="ce65">
            <text:p>4,2</text:p>
          </table:table-cell>
          <table:table-cell office:value-type="float" office:value="37.352350020251997" table:style-name="ce66">
            <text:p>37,4</text:p>
          </table:table-cell>
          <table:table-cell office:value-type="float" office:value="162.47091065407301" table:style-name="ce66">
            <text:p>162,5</text:p>
          </table:table-cell>
          <table:table-cell office:value-type="float" office:value="27.622735663195002" table:style-name="ce66">
            <text:p>27,6</text:p>
          </table:table-cell>
          <table:table-cell office:value-type="float" office:value="51.176218333422" table:style-name="ce66">
            <text:p>51,2</text:p>
          </table:table-cell>
          <table:table-cell office:value-type="float" office:value="73.016419236651998" table:style-name="ce66">
            <text:p>73,0</text:p>
          </table:table-cell>
          <table:table-cell office:value-type="float" office:value="50.141021582024997" table:style-name="ce66">
            <text:p>50,1</text:p>
          </table:table-cell>
          <table:table-cell office:value-type="float" office:value="30.940903250971999" table:style-name="ce66">
            <text:p>30,9</text:p>
          </table:table-cell>
          <table:table-cell office:value-type="float" office:value="1.8751438754159999" table:style-name="ce66">
            <text:p>1,9</text:p>
          </table:table-cell>
          <table:table-cell office:value-type="float" office:value="438.82756675747697" table:style-name="ce64">
            <text:p>438,8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24">
            <text:p>Erzeugung des landwirtschaftlichen Wirtschaftsbereiches</text:p>
          </table:table-cell>
          <table:table-cell office:value-type="float" office:value="486.32735553549998" table:style-name="ce65">
            <text:p>486,3</text:p>
          </table:table-cell>
          <table:table-cell office:value-type="float" office:value="423.57126183457302" table:style-name="ce66">
            <text:p>423,6</text:p>
          </table:table-cell>
          <table:table-cell office:value-type="float" office:value="2390.8335711754899" table:style-name="ce66">
            <text:p>2 390,8</text:p>
          </table:table-cell>
          <table:table-cell office:value-type="float" office:value="1692.21681596486" table:style-name="ce66">
            <text:p>1 692,2</text:p>
          </table:table-cell>
          <table:table-cell office:value-type="float" office:value="352.10065048493601" table:style-name="ce66">
            <text:p>352,1</text:p>
          </table:table-cell>
          <table:table-cell office:value-type="float" office:value="1428.11118447227" table:style-name="ce66">
            <text:p>1 428,1</text:p>
          </table:table-cell>
          <table:table-cell office:value-type="float" office:value="400.67696185739698" table:style-name="ce66">
            <text:p>400,7</text:p>
          </table:table-cell>
          <table:table-cell office:value-type="float" office:value="183.815569796923" table:style-name="ce66">
            <text:p>183,8</text:p>
          </table:table-cell>
          <table:table-cell office:value-type="float" office:value="85.010385224767006" table:style-name="ce66">
            <text:p>85,0</text:p>
          </table:table-cell>
          <table:table-cell office:value-type="float" office:value="7442.6637563467202" table:style-name="ce64">
            <text:p>7 442,7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3">
          <table:table-cell office:value-type="string" table:number-columns-spanned="11" table:number-rows-spanned="1" table:style-name="ce26">
            <text:p>Q: STATISTIK AUSTRIA, Regionale landwirtschaftliche Gesamtrechnung. Erstellt am 29.09.2023. – Konsistent mit LGR-Berechnungsstand Juli 2023. – Etwaige Rundungsdifferenzen wurden nicht ausgeglichen.<text:s/></text:p>
            <text:p>1) Hopfen, Textilpflanzen, Heil-, Duft- und Gewürzpflanzen, Energiegräser. – 2) Blumen und Zierpflanzen (inkl. Weihnachtsbäume), Baumschulerzeugnisse, Anpflanzungen. – 3) Es handelt sich dabei um Trauben für die Weinbereitung. – 4) Schilf, Sämereien. – 5) Schafe und Ziegen, Einhufer, Jagd. – 6) Honig, Rohwolle.<text:s/></text:p>
          </table:table-cell>
          <table:covered-table-cell table:number-columns-repeated="10"/>
          <table:table-cell table:number-columns-repeated="2" table:style-name="ce2"/>
          <table:table-cell table:number-columns-repeated="16371" table:style-name="ce1"/>
        </table:table-row>
        <table:table-row table:style-name="ro4">
          <table:table-cell table:number-columns-repeated="16384"/>
        </table:table-row>
        <table:table-row table:style-name="ro4">
          <table:table-cell table:style-name="ce2"/>
          <table:table-cell table:number-columns-repeated="10" table:style-name="ce25"/>
          <table:table-cell table:number-columns-repeated="2" table:style-name="ce2"/>
          <table:table-cell table:number-columns-repeated="16371" table:style-name="ce1"/>
        </table:table-row>
        <table:table-row table:number-rows-repeated="1048544" table:style-name="ro4">
          <table:table-cell table:number-columns-repeated="16384"/>
        </table:table-row>
        <table:named-expressions>
          <table:named-range table:name="_f408d64f_STF_Dekoration_1_CN1" table:cell-range-address="2018.$K$2:2018.$K$29" table:base-cell-address="2018.$A$1"/>
          <table:named-expression table:name="_f408d64f_STF_Dekoration_1_CN102" table:expression="of:=['file:///P:/PROJEKTE/LW_GR/PUBLIKATIONEN/INTERNET/Tabellen%26Grafiken_verknuepft/LGR/WD/WD_T05_LGR.xlsx'#Tabelle1.#REF!]" table:base-cell-address="2022.$A$1"/>
          <table:named-expression table:name="_f408d64f_STF_Dekoration_1_CN105" table:expression="of:=['file:///P:/PROJEKTE/LW_GR/PUBLIKATIONEN/INTERNET/Tabellen%26Grafiken_verknuepft/LGR/WD/WD_T05_LGR.xlsx'#Tabelle1.#REF!]" table:base-cell-address="2022.$A$1"/>
          <table:named-expression table:name="_f408d64f_STF_Dekoration_1_CN106" table:expression="of:=['file:///P:/PROJEKTE/LW_GR/PUBLIKATIONEN/INTERNET/Tabellen%26Grafiken_verknuepft/LGR/WD/WD_T05_LGR.xlsx'#Tabelle1.#REF!]" table:base-cell-address="2022.$A$1"/>
          <table:named-expression table:name="_f408d64f_STF_Dekoration_1_CN107" table:expression="of:=['file:///P:/PROJEKTE/LW_GR/PUBLIKATIONEN/INTERNET/Tabellen%26Grafiken_verknuepft/LGR/WD/WD_T05_LGR.xlsx'#Tabelle1.#REF!]" table:base-cell-address="2022.$A$1"/>
          <table:named-expression table:name="_f408d64f_STF_Dekoration_1_CN108" table:expression="of:=['file:///P:/PROJEKTE/LW_GR/PUBLIKATIONEN/INTERNET/Tabellen%26Grafiken_verknuepft/LGR/WD/WD_T05_LGR.xlsx'#Tabelle1.#REF!]" table:base-cell-address="2022.$A$1"/>
          <table:named-expression table:name="_f408d64f_STF_Dekoration_1_CN110" table:expression="of:=['file:///P:/PROJEKTE/LW_GR/PUBLIKATIONEN/INTERNET/Tabellen%26Grafiken_verknuepft/LGR/WD/WD_T05_LGR.xlsx'#Tabelle1.#REF!]" table:base-cell-address="2022.$A$1"/>
          <table:named-expression table:name="_f408d64f_STF_Dekoration_1_CN113" table:expression="of:=['file:///P:/PROJEKTE/LW_GR/PUBLIKATIONEN/INTERNET/Tabellen%26Grafiken_verknuepft/LGR/WD/WD_T05_LGR.xlsx'#Tabelle1.#REF!]" table:base-cell-address="2022.$A$1"/>
          <table:named-expression table:name="_f408d64f_STF_Dekoration_1_CN114" table:expression="of:=['file:///P:/PROJEKTE/LW_GR/PUBLIKATIONEN/INTERNET/Tabellen%26Grafiken_verknuepft/LGR/WD/WD_T05_LGR.xlsx'#Tabelle1.#REF!]" table:base-cell-address="2022.$A$1"/>
          <table:named-expression table:name="_f408d64f_STF_Dekoration_1_CN115" table:expression="of:=['file:///P:/PROJEKTE/LW_GR/PUBLIKATIONEN/INTERNET/Tabellen%26Grafiken_verknuepft/LGR/WD/WD_T05_LGR.xlsx'#Tabelle1.#REF!]" table:base-cell-address="2022.$A$1"/>
          <table:named-expression table:name="_f408d64f_STF_Dekoration_1_CN117" table:expression="of:=['file:///P:/PROJEKTE/LW_GR/PUBLIKATIONEN/INTERNET/Tabellen%26Grafiken_verknuepft/LGR/WD/WD_T05_LGR.xlsx'#Tabelle1.#REF!]~['file:///P:/PROJEKTE/LW_GR/PUBLIKATIONEN/INTERNET/Tabellen%26Grafiken_verknuepft/LGR/WD/WD_T05_LGR.xlsx'#Tabelle1.$U$8]" table:base-cell-address="2022.$A$1"/>
          <table:named-range table:name="_f408d64f_STF_Dekoration_1_CN2" table:cell-range-address="2018.$A$16:2018.$K$16" table:base-cell-address="2018.$A$1"/>
          <table:named-range table:name="_f408d64f_STF_Dekoration_1_CN3" table:cell-range-address="2018.$A$24:2018.$K$29" table:base-cell-address="2018.$A$1"/>
          <table:named-expression table:name="_f408d64f_STF_Dekoration_1_CN95" table:expression="of:=['file:///P:/PROJEKTE/LW_GR/PUBLIKATIONEN/INTERNET/Tabellen%26Grafiken_verknuepft/LGR/WD/WD_T05_LGR.xlsx'#Tabelle1.#REF!]" table:base-cell-address="2022.$A$1"/>
          <table:named-expression table:name="_f408d64f_STF_Dekoration_1_CN96" table:expression="of:=['file:///P:/PROJEKTE/LW_GR/PUBLIKATIONEN/INTERNET/Tabellen%26Grafiken_verknuepft/LGR/WD/WD_T05_LGR.xlsx'#Tabelle1.#REF!]" table:base-cell-address="2022.$A$1"/>
          <table:named-expression table:name="_f408d64f_STF_Dekoration_4_CN1" table:expression="of:=['2018'.#REF!]" table:base-cell-address="2022.$A$1"/>
          <table:named-expression table:name="_f408d64f_STF_Dekoration_4_CN2" table:expression="of:=['2018'.#REF!]" table:base-cell-address="2022.$A$1"/>
          <table:named-range table:name="_f408d64f_STF_Fuss_1_CN1" table:cell-range-address="2018.$A$30:2018.$K$30" table:base-cell-address="2018.$A$1"/>
          <table:named-range table:name="_f408d64f_STF_Fuss_1_CN2" table:cell-range-address="2018.$A$30:2018.$K$30" table:base-cell-address="2018.$A$1"/>
          <table:named-range table:name="_f408d64f_STF_Gesamtsumme_1_CN1" table:cell-range-address="2018.$A$29:2018.$K$29" table:base-cell-address="2018.$A$1"/>
          <table:named-range table:name="_f408d64f_STF_Gesamtsumme_1_CN2" table:cell-range-address="2018.$A$29:2018.$K$29" table:base-cell-address="2018.$A$1"/>
          <table:named-range table:name="_f408d64f_STF_Koerper_1_CN1" table:cell-range-address="2018.$B$2:2018.$K$29" table:base-cell-address="2018.$A$1"/>
          <table:named-range table:name="_f408d64f_STF_Tabellenkopf_1_CN1" table:cell-range-address="2018.$B$1:2018.$K$1" table:base-cell-address="2018.$A$1"/>
          <table:named-range table:name="_f408d64f_STF_Tabellenkopf_1_CN2" table:cell-range-address="2018.$A$1:2018.$K$1" table:base-cell-address="2018.$A$1"/>
          <table:named-expression table:name="_f408d64f_STF_Titel_1_CN1" table:expression="of:=['2018'.#REF!]" table:base-cell-address="2022.$A$1"/>
          <table:named-range table:name="_f408d64f_STF_Vorspalte_1_CN1" table:cell-range-address="2018.$A$1:2018.$A$29" table:base-cell-address="2018.$A$1"/>
          <table:named-range table:name="_f408d64f_STF_Vorspalte_1_CN2" table:cell-range-address="2018.$A$1" table:base-cell-address="2018.$A$1"/>
          <table:named-range table:name="_f408d64f_STF_Vorspalte_1_CN3" table:cell-range-address="2018.$A$1" table:base-cell-address="2018.$A$1"/>
          <table:named-range table:name="_f408d64f_STF_Zwischensumme_1_CN1" table:cell-range-address="2018.$A$25:2018.$K$25" table:base-cell-address="2018.$A$1"/>
          <table:named-range table:name="_f408d64f_STF_Zwischensumme_1_CN2" table:cell-range-address="2018.$A$27:2018.$K$27" table:base-cell-address="2018.$A$1"/>
          <table:named-expression table:name="_f408d64f_STF_Zwischensumme_1_CN3" table:expression="of:=['2018'.$A$16:.$K$16]~['2018'.$A$24:.$K$25]~['2018'.$A$27:.$K$27]" table:base-cell-address="2022.$A$1"/>
          <table:named-range table:name="Print_Area" table:cell-range-address="2018.$A$1:2018.$K$30" table:base-cell-address="2018.$A$1"/>
        </table:named-expressions>
      </table:table>
      <table:table table:name="2017" table:style-name="ta1">
        <table:table-column table:style-name="co1" table:default-cell-style-name="ce2"/>
        <table:table-column table:style-name="co2" table:number-columns-repeated="10" table:default-cell-style-name="ce2"/>
        <table:table-column table:style-name="co3" table:number-columns-repeated="16373" table:default-cell-style-name="ce2"/>
        <table:table-row table:style-name="ro1">
          <table:table-cell office:value-type="string" table:style-name="ce3">
            <text:p>Merkmal</text:p>
          </table:table-cell>
          <table:table-cell office:value-type="string" table:style-name="ce4">
            <text:p>Bgld.</text:p>
          </table:table-cell>
          <table:table-cell office:value-type="string" table:style-name="ce4">
            <text:p>Ktn.</text:p>
          </table:table-cell>
          <table:table-cell office:value-type="string" table:style-name="ce4">
            <text:p>NÖ</text:p>
          </table:table-cell>
          <table:table-cell office:value-type="string" table:style-name="ce4">
            <text:p>OÖ</text:p>
          </table:table-cell>
          <table:table-cell office:value-type="string" table:style-name="ce4">
            <text:p>Sbg.</text:p>
          </table:table-cell>
          <table:table-cell office:value-type="string" table:style-name="ce4">
            <text:p>Stmk.</text:p>
          </table:table-cell>
          <table:table-cell office:value-type="string" table:style-name="ce4">
            <text:p>T</text:p>
          </table:table-cell>
          <table:table-cell office:value-type="string" table:style-name="ce4">
            <text:p>Vbg.</text:p>
          </table:table-cell>
          <table:table-cell office:value-type="string" table:style-name="ce4">
            <text:p>W</text:p>
          </table:table-cell>
          <table:table-cell office:value-type="string" table:style-name="ce5">
            <text:p>Ö</text:p>
          </table:table-cell>
          <table:table-cell table:number-columns-repeated="16373" table:style-name="ce6"/>
        </table:table-row>
        <table:table-row table:style-name="ro2">
          <table:table-cell office:value-type="string" table:style-name="ce7">
            <text:p>Getreide</text:p>
          </table:table-cell>
          <table:table-cell office:value-type="float" office:value="82.874228276970996" table:style-name="ce67">
            <text:p>82,9</text:p>
          </table:table-cell>
          <table:table-cell office:value-type="float" office:value="42.465349548703003" table:style-name="ce68">
            <text:p>42,5</text:p>
          </table:table-cell>
          <table:table-cell office:value-type="float" office:value="319.24749652367302" table:style-name="ce68">
            <text:p>319,2</text:p>
          </table:table-cell>
          <table:table-cell office:value-type="float" office:value="197.800801306061" table:style-name="ce68">
            <text:p>197,8</text:p>
          </table:table-cell>
          <table:table-cell office:value-type="float" office:value="1.0590317374460001" table:style-name="ce68">
            <text:p>1,1</text:p>
          </table:table-cell>
          <table:table-cell office:value-type="float" office:value="108.457796580237" table:style-name="ce68">
            <text:p>108,5</text:p>
          </table:table-cell>
          <table:table-cell office:value-type="float" office:value="0.49591189014699999" table:style-name="ce68">
            <text:p>0,5</text:p>
          </table:table-cell>
          <table:table-cell office:value-type="float" office:value="0.126026059902" table:style-name="ce68">
            <text:p>0,1</text:p>
          </table:table-cell>
          <table:table-cell office:value-type="float" office:value="1.5299641103320001" table:style-name="ce68">
            <text:p>1,5</text:p>
          </table:table-cell>
          <table:table-cell office:value-type="float" office:value="754.05660603347098" table:style-name="ce69">
            <text:p>754,1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12">
            <text:p>Ölsaaten und Ölfrüchte</text:p>
          </table:table-cell>
          <table:table-cell office:value-type="float" office:value="39.267291409706999" table:style-name="ce70">
            <text:p>39,3</text:p>
          </table:table-cell>
          <table:table-cell office:value-type="float" office:value="5.8471732900009998" table:style-name="ce71">
            <text:p>5,8</text:p>
          </table:table-cell>
          <table:table-cell office:value-type="float" office:value="66.078914021602003" table:style-name="ce71">
            <text:p>66,1</text:p>
          </table:table-cell>
          <table:table-cell office:value-type="float" office:value="33.336383802474003" table:style-name="ce71">
            <text:p>33,3</text:p>
          </table:table-cell>
          <table:table-cell office:value-type="float" office:value="8.3321692875000006E-2" table:style-name="ce71">
            <text:p>0,1</text:p>
          </table:table-cell>
          <table:table-cell office:value-type="float" office:value="28.585183752744001" table:style-name="ce71">
            <text:p>28,6</text:p>
          </table:table-cell>
          <table:table-cell office:value-type="float" office:value="1.3120143646999999E-2" table:style-name="ce71">
            <text:p>0,0</text:p>
          </table:table-cell>
          <table:table-cell office:value-type="float" office:value="1.003783128E-3" table:style-name="ce71">
            <text:p>0,0</text:p>
          </table:table-cell>
          <table:table-cell office:value-type="float" office:value="0.27580792319199998" table:style-name="ce71">
            <text:p>0,3</text:p>
          </table:table-cell>
          <table:table-cell office:value-type="float" office:value="173.48819981937001" table:style-name="ce72">
            <text:p>173,5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12">
            <text:p>Eiweißpflanzen</text:p>
          </table:table-cell>
          <table:table-cell office:value-type="float" office:value="2.3742878660129998" table:style-name="ce70">
            <text:p>2,4</text:p>
          </table:table-cell>
          <table:table-cell office:value-type="float" office:value="0.469023402448" table:style-name="ce71">
            <text:p>0,5</text:p>
          </table:table-cell>
          <table:table-cell office:value-type="float" office:value="7.4279382418219999" table:style-name="ce71">
            <text:p>7,4</text:p>
          </table:table-cell>
          <table:table-cell office:value-type="float" office:value="3.3492182690979999" table:style-name="ce71">
            <text:p>3,3</text:p>
          </table:table-cell>
          <table:table-cell office:value-type="float" office:value="9.8941588299999994E-3" table:style-name="ce71">
            <text:p>0,0</text:p>
          </table:table-cell>
          <table:table-cell office:value-type="float" office:value="0.43662954442099999" table:style-name="ce71">
            <text:p>0,4</text:p>
          </table:table-cell>
          <table:table-cell office:value-type="float" office:value="1.4681761610000001E-3" table:style-name="ce71">
            <text:p>0,0</text:p>
          </table:table-cell>
          <table:table-cell office:value-type="float" office:value="1.1131997899999999E-3" table:style-name="ce71">
            <text:p>0,0</text:p>
          </table:table-cell>
          <table:table-cell office:value-type="float" office:value="4.6911330525000003E-2" table:style-name="ce71">
            <text:p>0,0</text:p>
          </table:table-cell>
          <table:table-cell office:value-type="float" office:value="14.116484189108" table:style-name="ce72">
            <text:p>14,1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12">
            <text:p>Zuckerrüben</text:p>
          </table:table-cell>
          <table:table-cell office:value-type="float" office:value="6.5532450484040004" table:style-name="ce70">
            <text:p>6,6</text:p>
          </table:table-cell>
          <table:table-cell office:value-type="float" office:value="3.1685106370999999E-2" table:style-name="ce71">
            <text:p>0,0</text:p>
          </table:table-cell>
          <table:table-cell office:value-type="float" office:value="64.157550030245005" table:style-name="ce71">
            <text:p>64,2</text:p>
          </table:table-cell>
          <table:table-cell office:value-type="float" office:value="13.876036989451" table:style-name="ce71">
            <text:p>13,9</text:p>
          </table:table-cell>
          <table:table-cell office:value-type="float" office:value="0" table:style-name="ce71">
            <text:p>0,0</text:p>
          </table:table-cell>
          <table:table-cell office:value-type="float" office:value="0.481227054594" table:style-name="ce71">
            <text:p>0,5</text:p>
          </table:table-cell>
          <table:table-cell office:value-type="float" office:value="0" table:style-name="ce71">
            <text:p>0,0</text:p>
          </table:table-cell>
          <table:table-cell office:value-type="float" office:value="0" table:style-name="ce71">
            <text:p>0,0</text:p>
          </table:table-cell>
          <table:table-cell office:value-type="float" office:value="0.42368562337999999" table:style-name="ce71">
            <text:p>0,4</text:p>
          </table:table-cell>
          <table:table-cell office:value-type="float" office:value="85.523429852445005" table:style-name="ce72">
            <text:p>85,5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12">
            <text:p>Sonstige Handelsgewächse<text:span text:style-name="T1">1</text:span></text:p>
          </table:table-cell>
          <table:table-cell office:value-type="float" office:value="0.37655479587899998" table:style-name="ce70">
            <text:p>0,4</text:p>
          </table:table-cell>
          <table:table-cell office:value-type="float" office:value="8.7191080899000004E-2" table:style-name="ce71">
            <text:p>0,1</text:p>
          </table:table-cell>
          <table:table-cell office:value-type="float" office:value="4.5801602258600003" table:style-name="ce71">
            <text:p>4,6</text:p>
          </table:table-cell>
          <table:table-cell office:value-type="float" office:value="3.7003628307479999" table:style-name="ce71">
            <text:p>3,7</text:p>
          </table:table-cell>
          <table:table-cell office:value-type="float" office:value="4.384027106E-3" table:style-name="ce71">
            <text:p>0,0</text:p>
          </table:table-cell>
          <table:table-cell office:value-type="float" office:value="1.6719464387909999" table:style-name="ce71">
            <text:p>1,7</text:p>
          </table:table-cell>
          <table:table-cell office:value-type="float" office:value="1.2532681223000001E-2" table:style-name="ce71">
            <text:p>0,0</text:p>
          </table:table-cell>
          <table:table-cell office:value-type="float" office:value="9.3507347879999998E-3" table:style-name="ce71">
            <text:p>0,0</text:p>
          </table:table-cell>
          <table:table-cell office:value-type="float" office:value="2.5868458138000001E-2" table:style-name="ce71">
            <text:p>0,0</text:p>
          </table:table-cell>
          <table:table-cell office:value-type="float" office:value="10.468351273432001" table:style-name="ce72">
            <text:p>10,5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12">
            <text:p>Futterpflanzen</text:p>
          </table:table-cell>
          <table:table-cell office:value-type="float" office:value="11.707856648182" table:style-name="ce70">
            <text:p>11,7</text:p>
          </table:table-cell>
          <table:table-cell office:value-type="float" office:value="47.920795257367999" table:style-name="ce71">
            <text:p>47,9</text:p>
          </table:table-cell>
          <table:table-cell office:value-type="float" office:value="109.41713371796401" table:style-name="ce71">
            <text:p>109,4</text:p>
          </table:table-cell>
          <table:table-cell office:value-type="float" office:value="135.34586533039001" table:style-name="ce71">
            <text:p>135,3</text:p>
          </table:table-cell>
          <table:table-cell office:value-type="float" office:value="47.501226339965001" table:style-name="ce71">
            <text:p>47,5</text:p>
          </table:table-cell>
          <table:table-cell office:value-type="float" office:value="88.588968804893995" table:style-name="ce71">
            <text:p>88,6</text:p>
          </table:table-cell>
          <table:table-cell office:value-type="float" office:value="44.799849796426003" table:style-name="ce71">
            <text:p>44,8</text:p>
          </table:table-cell>
          <table:table-cell office:value-type="float" office:value="18.693507781638999" table:style-name="ce71">
            <text:p>18,7</text:p>
          </table:table-cell>
          <table:table-cell office:value-type="float" office:value="0.14700723270800001" table:style-name="ce71">
            <text:p>0,1</text:p>
          </table:table-cell>
          <table:table-cell office:value-type="float" office:value="504.122210909535" table:style-name="ce72">
            <text:p>504,1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12">
            <text:p>Gemüse</text:p>
          </table:table-cell>
          <table:table-cell office:value-type="float" office:value="41.483331332208003" table:style-name="ce70">
            <text:p>41,5</text:p>
          </table:table-cell>
          <table:table-cell office:value-type="float" office:value="5.7337886012029999" table:style-name="ce71">
            <text:p>5,7</text:p>
          </table:table-cell>
          <table:table-cell office:value-type="float" office:value="93.061904767352999" table:style-name="ce71">
            <text:p>93,1</text:p>
          </table:table-cell>
          <table:table-cell office:value-type="float" office:value="31.178787962120001" table:style-name="ce71">
            <text:p>31,2</text:p>
          </table:table-cell>
          <table:table-cell office:value-type="float" office:value="3.146811415138" table:style-name="ce71">
            <text:p>3,1</text:p>
          </table:table-cell>
          <table:table-cell office:value-type="float" office:value="27.494938876749" table:style-name="ce71">
            <text:p>27,5</text:p>
          </table:table-cell>
          <table:table-cell office:value-type="float" office:value="17.883956796229" table:style-name="ce71">
            <text:p>17,9</text:p>
          </table:table-cell>
          <table:table-cell office:value-type="float" office:value="1.2045889548640001" table:style-name="ce71">
            <text:p>1,2</text:p>
          </table:table-cell>
          <table:table-cell office:value-type="float" office:value="54.613633821481997" table:style-name="ce71">
            <text:p>54,6</text:p>
          </table:table-cell>
          <table:table-cell office:value-type="float" office:value="275.80174252734599" table:style-name="ce72">
            <text:p>275,8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12">
            <text:p>Pflanzen und Blumen<text:span text:style-name="T1">2</text:span></text:p>
          </table:table-cell>
          <table:table-cell office:value-type="float" office:value="18.400275385533" table:style-name="ce70">
            <text:p>18,4</text:p>
          </table:table-cell>
          <table:table-cell office:value-type="float" office:value="9.032595265066" table:style-name="ce71">
            <text:p>9,0</text:p>
          </table:table-cell>
          <table:table-cell office:value-type="float" office:value="100.116617526168" table:style-name="ce71">
            <text:p>100,1</text:p>
          </table:table-cell>
          <table:table-cell office:value-type="float" office:value="91.295716057844999" table:style-name="ce71">
            <text:p>91,3</text:p>
          </table:table-cell>
          <table:table-cell office:value-type="float" office:value="13.849463013547" table:style-name="ce71">
            <text:p>13,8</text:p>
          </table:table-cell>
          <table:table-cell office:value-type="float" office:value="101.23094616038701" table:style-name="ce71">
            <text:p>101,2</text:p>
          </table:table-cell>
          <table:table-cell office:value-type="float" office:value="12.338081193669" table:style-name="ce71">
            <text:p>12,3</text:p>
          </table:table-cell>
          <table:table-cell office:value-type="float" office:value="12.965062281661" table:style-name="ce71">
            <text:p>13,0</text:p>
          </table:table-cell>
          <table:table-cell office:value-type="float" office:value="8.8177316345369992" table:style-name="ce71">
            <text:p>8,8</text:p>
          </table:table-cell>
          <table:table-cell office:value-type="float" office:value="368.04648851841398" table:style-name="ce72">
            <text:p>368,0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12">
            <text:p>Kartoffeln</text:p>
          </table:table-cell>
          <table:table-cell office:value-type="float" office:value="5.232005789754" table:style-name="ce70">
            <text:p>5,2</text:p>
          </table:table-cell>
          <table:table-cell office:value-type="float" office:value="2.1335307368569998" table:style-name="ce71">
            <text:p>2,1</text:p>
          </table:table-cell>
          <table:table-cell office:value-type="float" office:value="69.183042083236003" table:style-name="ce71">
            <text:p>69,2</text:p>
          </table:table-cell>
          <table:table-cell office:value-type="float" office:value="6.2695832537690004" table:style-name="ce71">
            <text:p>6,3</text:p>
          </table:table-cell>
          <table:table-cell office:value-type="float" office:value="0.54600298206499998" table:style-name="ce71">
            <text:p>0,5</text:p>
          </table:table-cell>
          <table:table-cell office:value-type="float" office:value="3.683403350091" table:style-name="ce71">
            <text:p>3,7</text:p>
          </table:table-cell>
          <table:table-cell office:value-type="float" office:value="1.9020982185669999" table:style-name="ce71">
            <text:p>1,9</text:p>
          </table:table-cell>
          <table:table-cell office:value-type="float" office:value="0.241876541546" table:style-name="ce71">
            <text:p>0,2</text:p>
          </table:table-cell>
          <table:table-cell office:value-type="float" office:value="0.40567392965499999" table:style-name="ce71">
            <text:p>0,4</text:p>
          </table:table-cell>
          <table:table-cell office:value-type="float" office:value="89.597216885538998" table:style-name="ce72">
            <text:p>89,6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12">
            <text:p>Obst (inkl. Trauben)</text:p>
          </table:table-cell>
          <table:table-cell office:value-type="float" office:value="34.486294797504002" table:style-name="ce70">
            <text:p>34,5</text:p>
          </table:table-cell>
          <table:table-cell office:value-type="float" office:value="7.0396936547619999" table:style-name="ce71">
            <text:p>7,0</text:p>
          </table:table-cell>
          <table:table-cell office:value-type="float" office:value="89.655302394084998" table:style-name="ce71">
            <text:p>89,7</text:p>
          </table:table-cell>
          <table:table-cell office:value-type="float" office:value="32.821163935358001" table:style-name="ce71">
            <text:p>32,8</text:p>
          </table:table-cell>
          <table:table-cell office:value-type="float" office:value="1.3644348864989999" table:style-name="ce71">
            <text:p>1,4</text:p>
          </table:table-cell>
          <table:table-cell office:value-type="float" office:value="73.582837094572994" table:style-name="ce71">
            <text:p>73,6</text:p>
          </table:table-cell>
          <table:table-cell office:value-type="float" office:value="2.592910076336" table:style-name="ce71">
            <text:p>2,6</text:p>
          </table:table-cell>
          <table:table-cell office:value-type="float" office:value="0.81601421595099999" table:style-name="ce71">
            <text:p>0,8</text:p>
          </table:table-cell>
          <table:table-cell office:value-type="float" office:value="1.818734930662" table:style-name="ce71">
            <text:p>1,8</text:p>
          </table:table-cell>
          <table:table-cell office:value-type="float" office:value="244.17738598572899" table:style-name="ce72">
            <text:p>244,2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16">
            <text:p>davon Frischobst</text:p>
          </table:table-cell>
          <table:table-cell office:value-type="float" office:value="11.546897145160001" table:style-name="ce71">
            <text:p>11,5</text:p>
          </table:table-cell>
          <table:table-cell office:value-type="float" office:value="7.0396936547619999" table:style-name="ce71">
            <text:p>7,0</text:p>
          </table:table-cell>
          <table:table-cell office:value-type="float" office:value="51.067197323184999" table:style-name="ce71">
            <text:p>51,1</text:p>
          </table:table-cell>
          <table:table-cell office:value-type="float" office:value="32.820681117489002" table:style-name="ce71">
            <text:p>32,8</text:p>
          </table:table-cell>
          <table:table-cell office:value-type="float" office:value="1.3644348864989999" table:style-name="ce71">
            <text:p>1,4</text:p>
          </table:table-cell>
          <table:table-cell office:value-type="float" office:value="71.488893239126995" table:style-name="ce71">
            <text:p>71,5</text:p>
          </table:table-cell>
          <table:table-cell office:value-type="float" office:value="2.592910076336" table:style-name="ce71">
            <text:p>2,6</text:p>
          </table:table-cell>
          <table:table-cell office:value-type="float" office:value="0.81601421595099999" table:style-name="ce71">
            <text:p>0,8</text:p>
          </table:table-cell>
          <table:table-cell office:value-type="float" office:value="1.7574158617969999" table:style-name="ce71">
            <text:p>1,8</text:p>
          </table:table-cell>
          <table:table-cell office:value-type="float" office:value="180.494137520306" table:style-name="ce72">
            <text:p>180,5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12">
            <text:p><text:s text:c="4"/>davon Weintrauben<text:span text:style-name="T1">3</text:span></text:p>
          </table:table-cell>
          <table:table-cell office:value-type="float" office:value="22.939397652343999" table:style-name="ce71">
            <text:p>22,9</text:p>
          </table:table-cell>
          <table:table-cell office:value-type="float" office:value="0" table:style-name="ce71">
            <text:p>0,0</text:p>
          </table:table-cell>
          <table:table-cell office:value-type="float" office:value="38.588105070899999" table:style-name="ce71">
            <text:p>38,6</text:p>
          </table:table-cell>
          <table:table-cell office:value-type="float" office:value="4.8281786900000002E-4" table:style-name="ce71">
            <text:p>0,0</text:p>
          </table:table-cell>
          <table:table-cell office:value-type="float" office:value="0" table:style-name="ce71">
            <text:p>0,0</text:p>
          </table:table-cell>
          <table:table-cell office:value-type="float" office:value="2.0939438554460001" table:style-name="ce71">
            <text:p>2,1</text:p>
          </table:table-cell>
          <table:table-cell office:value-type="float" office:value="0" table:style-name="ce71">
            <text:p>0,0</text:p>
          </table:table-cell>
          <table:table-cell office:value-type="float" office:value="0" table:style-name="ce71">
            <text:p>0,0</text:p>
          </table:table-cell>
          <table:table-cell office:value-type="float" office:value="6.1319068865E-2" table:style-name="ce71">
            <text:p>0,1</text:p>
          </table:table-cell>
          <table:table-cell office:value-type="float" office:value="63.683248465422999" table:style-name="ce72">
            <text:p>63,7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12">
            <text:p>Wein</text:p>
          </table:table-cell>
          <table:table-cell office:value-type="float" office:value="160.91018943656101" table:style-name="ce70">
            <text:p>160,9</text:p>
          </table:table-cell>
          <table:table-cell office:value-type="float" office:value="0.27830635291700001" table:style-name="ce71">
            <text:p>0,3</text:p>
          </table:table-cell>
          <table:table-cell office:value-type="float" office:value="302.089900890065" table:style-name="ce71">
            <text:p>302,1</text:p>
          </table:table-cell>
          <table:table-cell office:value-type="float" office:value="0.331578962187" table:style-name="ce71">
            <text:p>0,3</text:p>
          </table:table-cell>
          <table:table-cell office:value-type="float" office:value="1.5717057600000001E-3" table:style-name="ce71">
            <text:p>0,0</text:p>
          </table:table-cell>
          <table:table-cell office:value-type="float" office:value="71.315358605905004" table:style-name="ce71">
            <text:p>71,3</text:p>
          </table:table-cell>
          <table:table-cell office:value-type="float" office:value="0.14026132738800001" table:style-name="ce71">
            <text:p>0,1</text:p>
          </table:table-cell>
          <table:table-cell office:value-type="float" office:value="3.8002715047000001E-2" table:style-name="ce71">
            <text:p>0,0</text:p>
          </table:table-cell>
          <table:table-cell office:value-type="float" office:value="8.1547307587609996" table:style-name="ce71">
            <text:p>8,2</text:p>
          </table:table-cell>
          <table:table-cell office:value-type="float" office:value="543.25990075459003" table:style-name="ce72">
            <text:p>543,3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12">
            <text:p>Sonstige pflanzliche Erzeugnisse<text:span text:style-name="T1">4</text:span></text:p>
          </table:table-cell>
          <table:table-cell office:value-type="float" office:value="2.6629724490119999" table:style-name="ce70">
            <text:p>2,7</text:p>
          </table:table-cell>
          <table:table-cell office:value-type="float" office:value="5.6858731145000001E-2" table:style-name="ce71">
            <text:p>0,1</text:p>
          </table:table-cell>
          <table:table-cell office:value-type="float" office:value="0.36145622358899998" table:style-name="ce71">
            <text:p>0,4</text:p>
          </table:table-cell>
          <table:table-cell office:value-type="float" office:value="0.95627673809699998" table:style-name="ce71">
            <text:p>1,0</text:p>
          </table:table-cell>
          <table:table-cell office:value-type="float" office:value="0" table:style-name="ce71">
            <text:p>0,0</text:p>
          </table:table-cell>
          <table:table-cell office:value-type="float" office:value="8.4910070660000003E-2" table:style-name="ce71">
            <text:p>0,1</text:p>
          </table:table-cell>
          <table:table-cell office:value-type="float" office:value="0" table:style-name="ce71">
            <text:p>0,0</text:p>
          </table:table-cell>
          <table:table-cell office:value-type="float" office:value="0" table:style-name="ce71">
            <text:p>0,0</text:p>
          </table:table-cell>
          <table:table-cell office:value-type="float" office:value="0" table:style-name="ce71">
            <text:p>0,0</text:p>
          </table:table-cell>
          <table:table-cell office:value-type="float" office:value="4.1224742125039997" table:style-name="ce72">
            <text:p>4,1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17">
            <text:p>Pflanzliche Erzeugung</text:p>
          </table:table-cell>
          <table:table-cell office:value-type="float" office:value="406.32853323572903" table:style-name="ce73">
            <text:p>406,3</text:p>
          </table:table-cell>
          <table:table-cell office:value-type="float" office:value="121.09599102774099" table:style-name="ce74">
            <text:p>121,1</text:p>
          </table:table-cell>
          <table:table-cell office:value-type="float" office:value="1225.3774166456601" table:style-name="ce74">
            <text:p>1 225,4</text:p>
          </table:table-cell>
          <table:table-cell office:value-type="float" office:value="550.26177543759798" table:style-name="ce74">
            <text:p>550,3</text:p>
          </table:table-cell>
          <table:table-cell office:value-type="float" office:value="67.566141959231004" table:style-name="ce74">
            <text:p>67,6</text:p>
          </table:table-cell>
          <table:table-cell office:value-type="float" office:value="505.61414633404598" table:style-name="ce74">
            <text:p>505,6</text:p>
          </table:table-cell>
          <table:table-cell office:value-type="float" office:value="80.180190299792997" table:style-name="ce74">
            <text:p>80,2</text:p>
          </table:table-cell>
          <table:table-cell office:value-type="float" office:value="34.096546268314" table:style-name="ce74">
            <text:p>34,1</text:p>
          </table:table-cell>
          <table:table-cell office:value-type="float" office:value="76.259749753372006" table:style-name="ce74">
            <text:p>76,3</text:p>
          </table:table-cell>
          <table:table-cell office:value-type="float" office:value="3066.7804909614802" table:style-name="ce72">
            <text:p>3 066,8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12">
            <text:p>Rinder</text:p>
          </table:table-cell>
          <table:table-cell office:value-type="float" office:value="9.6085213595330003" table:style-name="ce70">
            <text:p>9,6</text:p>
          </table:table-cell>
          <table:table-cell office:value-type="float" office:value="79.474881416635995" table:style-name="ce71">
            <text:p>79,5</text:p>
          </table:table-cell>
          <table:table-cell office:value-type="float" office:value="208.34630904154801" table:style-name="ce71">
            <text:p>208,3</text:p>
          </table:table-cell>
          <table:table-cell office:value-type="float" office:value="258.19954789640502" table:style-name="ce71">
            <text:p>258,2</text:p>
          </table:table-cell>
          <table:table-cell office:value-type="float" office:value="65.926315355087993" table:style-name="ce71">
            <text:p>65,9</text:p>
          </table:table-cell>
          <table:table-cell office:value-type="float" office:value="141.25651162369499" table:style-name="ce71">
            <text:p>141,3</text:p>
          </table:table-cell>
          <table:table-cell office:value-type="float" office:value="73.186054080508995" table:style-name="ce71">
            <text:p>73,2</text:p>
          </table:table-cell>
          <table:table-cell office:value-type="float" office:value="29.890182020011" table:style-name="ce71">
            <text:p>29,9</text:p>
          </table:table-cell>
          <table:table-cell office:value-type="float" office:value="4.9524146539000002E-2" table:style-name="ce71">
            <text:p>0,0</text:p>
          </table:table-cell>
          <table:table-cell office:value-type="float" office:value="865.93784693996497" table:style-name="ce72">
            <text:p>865,9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12">
            <text:p>Schweine<text:s/></text:p>
          </table:table-cell>
          <table:table-cell office:value-type="float" office:value="13.696738403816999" table:style-name="ce70">
            <text:p>13,7</text:p>
          </table:table-cell>
          <table:table-cell office:value-type="float" office:value="38.768557935384997" table:style-name="ce71">
            <text:p>38,8</text:p>
          </table:table-cell>
          <table:table-cell office:value-type="float" office:value="213.40394209690001" table:style-name="ce71">
            <text:p>213,4</text:p>
          </table:table-cell>
          <table:table-cell office:value-type="float" office:value="317.32838326015099" table:style-name="ce71">
            <text:p>317,3</text:p>
          </table:table-cell>
          <table:table-cell office:value-type="float" office:value="3.5963299569570002" table:style-name="ce71">
            <text:p>3,6</text:p>
          </table:table-cell>
          <table:table-cell office:value-type="float" office:value="206.55032661956699" table:style-name="ce71">
            <text:p>206,6</text:p>
          </table:table-cell>
          <table:table-cell office:value-type="float" office:value="3.7901287522440001" table:style-name="ce71">
            <text:p>3,8</text:p>
          </table:table-cell>
          <table:table-cell office:value-type="float" office:value="0.73671693947700001" table:style-name="ce71">
            <text:p>0,7</text:p>
          </table:table-cell>
          <table:table-cell office:value-type="float" office:value="3.5015684884000003E-2" table:style-name="ce71">
            <text:p>0,0</text:p>
          </table:table-cell>
          <table:table-cell office:value-type="float" office:value="797.90613964938302" table:style-name="ce72">
            <text:p>797,9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12">
            <text:p>Geflügel</text:p>
          </table:table-cell>
          <table:table-cell office:value-type="float" office:value="11.526023357313999" table:style-name="ce70">
            <text:p>11,5</text:p>
          </table:table-cell>
          <table:table-cell office:value-type="float" office:value="33.302759689085001" table:style-name="ce71">
            <text:p>33,3</text:p>
          </table:table-cell>
          <table:table-cell office:value-type="float" office:value="60.949824967445998" table:style-name="ce71">
            <text:p>60,9</text:p>
          </table:table-cell>
          <table:table-cell office:value-type="float" office:value="48.236948012262999" table:style-name="ce71">
            <text:p>48,2</text:p>
          </table:table-cell>
          <table:table-cell office:value-type="float" office:value="1.3121396605769999" table:style-name="ce71">
            <text:p>1,3</text:p>
          </table:table-cell>
          <table:table-cell office:value-type="float" office:value="46.029836023135999" table:style-name="ce71">
            <text:p>46,0</text:p>
          </table:table-cell>
          <table:table-cell office:value-type="float" office:value="0.47010396868499998" table:style-name="ce71">
            <text:p>0,5</text:p>
          </table:table-cell>
          <table:table-cell office:value-type="float" office:value="0.91222699711499999" table:style-name="ce71">
            <text:p>0,9</text:p>
          </table:table-cell>
          <table:table-cell office:value-type="float" office:value="7.3691317670000001E-3" table:style-name="ce71">
            <text:p>0,0</text:p>
          </table:table-cell>
          <table:table-cell office:value-type="float" office:value="202.74723180738701" table:style-name="ce72">
            <text:p>202,7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12">
            <text:p>Sonstige Tiere<text:span text:style-name="T1">5</text:span></text:p>
          </table:table-cell>
          <table:table-cell office:value-type="float" office:value="1.647033808198" table:style-name="ce70">
            <text:p>1,6</text:p>
          </table:table-cell>
          <table:table-cell office:value-type="float" office:value="6.7433965685909998" table:style-name="ce71">
            <text:p>6,7</text:p>
          </table:table-cell>
          <table:table-cell office:value-type="float" office:value="11.251230631311" table:style-name="ce71">
            <text:p>11,3</text:p>
          </table:table-cell>
          <table:table-cell office:value-type="float" office:value="10.118363255684999" table:style-name="ce71">
            <text:p>10,1</text:p>
          </table:table-cell>
          <table:table-cell office:value-type="float" office:value="4.6163270398240002" table:style-name="ce71">
            <text:p>4,6</text:p>
          </table:table-cell>
          <table:table-cell office:value-type="float" office:value="9.0045422521939997" table:style-name="ce71">
            <text:p>9,0</text:p>
          </table:table-cell>
          <table:table-cell office:value-type="float" office:value="10.132890732717001" table:style-name="ce71">
            <text:p>10,1</text:p>
          </table:table-cell>
          <table:table-cell office:value-type="float" office:value="1.8932473492680002" table:style-name="ce71">
            <text:p>1,9</text:p>
          </table:table-cell>
          <table:table-cell office:value-type="float" office:value="0.10248268032799999" table:style-name="ce71">
            <text:p>0,1</text:p>
          </table:table-cell>
          <table:table-cell office:value-type="float" office:value="55.509514318115002" table:style-name="ce72">
            <text:p>55,5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12">
            <text:p>Milch</text:p>
          </table:table-cell>
          <table:table-cell office:value-type="float" office:value="10.684928919928" table:style-name="ce70">
            <text:p>10,7</text:p>
          </table:table-cell>
          <table:table-cell office:value-type="float" office:value="82.182990220451003" table:style-name="ce71">
            <text:p>82,2</text:p>
          </table:table-cell>
          <table:table-cell office:value-type="float" office:value="257.61389899585402" table:style-name="ce71">
            <text:p>257,6</text:p>
          </table:table-cell>
          <table:table-cell office:value-type="float" office:value="407.70941989053603" table:style-name="ce71">
            <text:p>407,7</text:p>
          </table:table-cell>
          <table:table-cell office:value-type="float" office:value="146.75833631886701" table:style-name="ce71">
            <text:p>146,8</text:p>
          </table:table-cell>
          <table:table-cell office:value-type="float" office:value="211.255121178987" table:style-name="ce71">
            <text:p>211,3</text:p>
          </table:table-cell>
          <table:table-cell office:value-type="float" office:value="151.875129527957" table:style-name="ce71">
            <text:p>151,9</text:p>
          </table:table-cell>
          <table:table-cell office:value-type="float" office:value="71.026632729252" table:style-name="ce71">
            <text:p>71,0</text:p>
          </table:table-cell>
          <table:table-cell office:value-type="float" office:value="0.108455532223" table:style-name="ce71">
            <text:p>0,1</text:p>
          </table:table-cell>
          <table:table-cell office:value-type="float" office:value="1339.2149133140499" table:style-name="ce72">
            <text:p>1 339,2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12">
            <text:p>Eier</text:p>
          </table:table-cell>
          <table:table-cell office:value-type="float" office:value="15.619901087520001" table:style-name="ce70">
            <text:p>15,6</text:p>
          </table:table-cell>
          <table:table-cell office:value-type="float" office:value="19.002877149839001" table:style-name="ce71">
            <text:p>19,0</text:p>
          </table:table-cell>
          <table:table-cell office:value-type="float" office:value="81.396475561516993" table:style-name="ce71">
            <text:p>81,4</text:p>
          </table:table-cell>
          <table:table-cell office:value-type="float" office:value="43.936947843208998" table:style-name="ce71">
            <text:p>43,9</text:p>
          </table:table-cell>
          <table:table-cell office:value-type="float" office:value="3.8378925295939998" table:style-name="ce71">
            <text:p>3,8</text:p>
          </table:table-cell>
          <table:table-cell office:value-type="float" office:value="100.138315731633" table:style-name="ce71">
            <text:p>100,1</text:p>
          </table:table-cell>
          <table:table-cell office:value-type="float" office:value="3.7930358679710001" table:style-name="ce71">
            <text:p>3,8</text:p>
          </table:table-cell>
          <table:table-cell office:value-type="float" office:value="4.8969469565430002" table:style-name="ce71">
            <text:p>4,9</text:p>
          </table:table-cell>
          <table:table-cell office:value-type="float" office:value="2.7021324078000002E-2" table:style-name="ce71">
            <text:p>0,0</text:p>
          </table:table-cell>
          <table:table-cell office:value-type="float" office:value="272.64941405190399" table:style-name="ce72">
            <text:p>272,6</text:p>
          </table:table-cell>
          <table:table-cell table:style-name="ce11"/>
          <table:table-cell table:style-name="ce20"/>
          <table:table-cell table:number-columns-repeated="16371" table:style-name="ce1"/>
        </table:table-row>
        <table:table-row table:style-name="ro2">
          <table:table-cell office:value-type="string" table:style-name="ce12">
            <text:p>Sonstige tierische Erzeugnisse<text:span text:style-name="T1">6</text:span></text:p>
          </table:table-cell>
          <table:table-cell office:value-type="float" office:value="1.8481874714240001" table:style-name="ce70">
            <text:p>1,8</text:p>
          </table:table-cell>
          <table:table-cell office:value-type="float" office:value="5.6713227702599998" table:style-name="ce71">
            <text:p>5,7</text:p>
          </table:table-cell>
          <table:table-cell office:value-type="float" office:value="7.1266895541749999" table:style-name="ce71">
            <text:p>7,1</text:p>
          </table:table-cell>
          <table:table-cell office:value-type="float" office:value="12.960533764546" table:style-name="ce71">
            <text:p>13,0</text:p>
          </table:table-cell>
          <table:table-cell office:value-type="float" office:value="3.190164016902" table:style-name="ce71">
            <text:p>3,2</text:p>
          </table:table-cell>
          <table:table-cell office:value-type="float" office:value="9.2727739654629993" table:style-name="ce71">
            <text:p>9,3</text:p>
          </table:table-cell>
          <table:table-cell office:value-type="float" office:value="5.7885598231479998" table:style-name="ce71">
            <text:p>5,8</text:p>
          </table:table-cell>
          <table:table-cell office:value-type="float" office:value="1.7240482467880001" table:style-name="ce71">
            <text:p>1,7</text:p>
          </table:table-cell>
          <table:table-cell office:value-type="float" office:value="1.0216255922940001" table:style-name="ce71">
            <text:p>1,0</text:p>
          </table:table-cell>
          <table:table-cell office:value-type="float" office:value="48.603905204999997" table:style-name="ce72">
            <text:p>48,6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17">
            <text:p>Tierische Erzeugung</text:p>
          </table:table-cell>
          <table:table-cell office:value-type="float" office:value="64.631334407734002" table:style-name="ce73">
            <text:p>64,6</text:p>
          </table:table-cell>
          <table:table-cell office:value-type="float" office:value="265.14678575024698" table:style-name="ce74">
            <text:p>265,1</text:p>
          </table:table-cell>
          <table:table-cell office:value-type="float" office:value="840.08837084875199" table:style-name="ce74">
            <text:p>840,1</text:p>
          </table:table-cell>
          <table:table-cell office:value-type="float" office:value="1098.4901439227899" table:style-name="ce74">
            <text:p>1 098,5</text:p>
          </table:table-cell>
          <table:table-cell office:value-type="float" office:value="229.23750487780799" table:style-name="ce74">
            <text:p>229,2</text:p>
          </table:table-cell>
          <table:table-cell office:value-type="float" office:value="723.50742739467501" table:style-name="ce74">
            <text:p>723,5</text:p>
          </table:table-cell>
          <table:table-cell office:value-type="float" office:value="249.03590275323" table:style-name="ce74">
            <text:p>249,0</text:p>
          </table:table-cell>
          <table:table-cell office:value-type="float" office:value="111.080001238454" table:style-name="ce74">
            <text:p>111,1</text:p>
          </table:table-cell>
          <table:table-cell office:value-type="float" office:value="1.3514940921130001" table:style-name="ce74">
            <text:p>1,4</text:p>
          </table:table-cell>
          <table:table-cell office:value-type="float" office:value="3582.56896528581" table:style-name="ce72">
            <text:p>3 582,6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21">
            <text:p>Erzeugung landwirtschaftlicher Güter</text:p>
          </table:table-cell>
          <table:table-cell office:value-type="float" office:value="470.95986764346202" table:style-name="ce73">
            <text:p>471,0</text:p>
          </table:table-cell>
          <table:table-cell office:value-type="float" office:value="386.24277677798801" table:style-name="ce74">
            <text:p>386,2</text:p>
          </table:table-cell>
          <table:table-cell office:value-type="float" office:value="2065.4657874944101" table:style-name="ce74">
            <text:p>2 065,5</text:p>
          </table:table-cell>
          <table:table-cell office:value-type="float" office:value="1648.75191936039" table:style-name="ce74">
            <text:p>1 648,8</text:p>
          </table:table-cell>
          <table:table-cell office:value-type="float" office:value="296.80364683703903" table:style-name="ce74">
            <text:p>296,8</text:p>
          </table:table-cell>
          <table:table-cell office:value-type="float" office:value="1229.12157372872" table:style-name="ce74">
            <text:p>1 229,1</text:p>
          </table:table-cell>
          <table:table-cell office:value-type="float" office:value="329.21609305302297" table:style-name="ce74">
            <text:p>329,2</text:p>
          </table:table-cell>
          <table:table-cell office:value-type="float" office:value="145.176547506768" table:style-name="ce74">
            <text:p>145,2</text:p>
          </table:table-cell>
          <table:table-cell office:value-type="float" office:value="77.611243845485006" table:style-name="ce74">
            <text:p>77,6</text:p>
          </table:table-cell>
          <table:table-cell office:value-type="float" office:value="6649.3494562472897" table:style-name="ce72">
            <text:p>6 649,3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21">
            <text:p>Erzeugung landwirtschaftlicher Dienstleistungen</text:p>
          </table:table-cell>
          <table:table-cell office:value-type="float" office:value="19.853301854626999" table:style-name="ce73">
            <text:p>19,9</text:p>
          </table:table-cell>
          <table:table-cell office:value-type="float" office:value="17.860347996916001" table:style-name="ce74">
            <text:p>17,9</text:p>
          </table:table-cell>
          <table:table-cell office:value-type="float" office:value="108.045016501414" table:style-name="ce74">
            <text:p>108,0</text:p>
          </table:table-cell>
          <table:table-cell office:value-type="float" office:value="78.983543842524" table:style-name="ce74">
            <text:p>79,0</text:p>
          </table:table-cell>
          <table:table-cell office:value-type="float" office:value="7.5122876168230004" table:style-name="ce74">
            <text:p>7,5</text:p>
          </table:table-cell>
          <table:table-cell office:value-type="float" office:value="60.790449236053" table:style-name="ce74">
            <text:p>60,8</text:p>
          </table:table-cell>
          <table:table-cell office:value-type="float" office:value="10.548225189329001" table:style-name="ce74">
            <text:p>10,5</text:p>
          </table:table-cell>
          <table:table-cell office:value-type="float" office:value="4.9463196990130003" table:style-name="ce74">
            <text:p>4,9</text:p>
          </table:table-cell>
          <table:table-cell office:value-type="float" office:value="0.95867771668400004" table:style-name="ce74">
            <text:p>1,0</text:p>
          </table:table-cell>
          <table:table-cell office:value-type="float" office:value="309.49816965338198" table:style-name="ce72">
            <text:p>309,5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22">
            <text:p>Landwirtschaftliche Erzeugung</text:p>
          </table:table-cell>
          <table:table-cell office:value-type="float" office:value="490.81316949809002" table:style-name="ce73">
            <text:p>490,8</text:p>
          </table:table-cell>
          <table:table-cell office:value-type="float" office:value="404.10312477490299" table:style-name="ce74">
            <text:p>404,1</text:p>
          </table:table-cell>
          <table:table-cell office:value-type="float" office:value="2173.51080399583" table:style-name="ce74">
            <text:p>2 173,5</text:p>
          </table:table-cell>
          <table:table-cell office:value-type="float" office:value="1727.7354632029201" table:style-name="ce74">
            <text:p>1 727,7</text:p>
          </table:table-cell>
          <table:table-cell office:value-type="float" office:value="304.31593445386198" table:style-name="ce74">
            <text:p>304,3</text:p>
          </table:table-cell>
          <table:table-cell office:value-type="float" office:value="1289.9120229647699" table:style-name="ce74">
            <text:p>1 289,9</text:p>
          </table:table-cell>
          <table:table-cell office:value-type="float" office:value="339.76431824235198" table:style-name="ce74">
            <text:p>339,8</text:p>
          </table:table-cell>
          <table:table-cell office:value-type="float" office:value="150.12286720578001" table:style-name="ce74">
            <text:p>150,1</text:p>
          </table:table-cell>
          <table:table-cell office:value-type="float" office:value="78.569921562168005" table:style-name="ce74">
            <text:p>78,6</text:p>
          </table:table-cell>
          <table:table-cell office:value-type="float" office:value="6958.8476259006702" table:style-name="ce72">
            <text:p>6 958,8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23">
            <text:p>Nichtlandwirtschaftliche Nebentätigkeiten</text:p>
          </table:table-cell>
          <table:table-cell office:value-type="float" office:value="4.051383344185" table:style-name="ce73">
            <text:p>4,1</text:p>
          </table:table-cell>
          <table:table-cell office:value-type="float" office:value="37.762576059524001" table:style-name="ce74">
            <text:p>37,8</text:p>
          </table:table-cell>
          <table:table-cell office:value-type="float" office:value="156.93604342874599" table:style-name="ce74">
            <text:p>156,9</text:p>
          </table:table-cell>
          <table:table-cell office:value-type="float" office:value="34.636918339490997" table:style-name="ce74">
            <text:p>34,6</text:p>
          </table:table-cell>
          <table:table-cell office:value-type="float" office:value="38.247760615990003" table:style-name="ce74">
            <text:p>38,2</text:p>
          </table:table-cell>
          <table:table-cell office:value-type="float" office:value="65.307819563902001" table:style-name="ce74">
            <text:p>65,3</text:p>
          </table:table-cell>
          <table:table-cell office:value-type="float" office:value="43.783822222902003" table:style-name="ce74">
            <text:p>43,8</text:p>
          </table:table-cell>
          <table:table-cell office:value-type="float" office:value="31.640786926015998" table:style-name="ce74">
            <text:p>31,6</text:p>
          </table:table-cell>
          <table:table-cell office:value-type="float" office:value="2.3725824145760002" table:style-name="ce74">
            <text:p>2,4</text:p>
          </table:table-cell>
          <table:table-cell office:value-type="float" office:value="414.73969291533302" table:style-name="ce72">
            <text:p>414,7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24">
            <text:p>Erzeugung des landwirtschaftlichen Wirtschaftsbereiches</text:p>
          </table:table-cell>
          <table:table-cell office:value-type="float" office:value="494.86455284227497" table:style-name="ce73">
            <text:p>494,9</text:p>
          </table:table-cell>
          <table:table-cell office:value-type="float" office:value="441.86570083442803" table:style-name="ce74">
            <text:p>441,9</text:p>
          </table:table-cell>
          <table:table-cell office:value-type="float" office:value="2330.44684742457" table:style-name="ce74">
            <text:p>2 330,4</text:p>
          </table:table-cell>
          <table:table-cell office:value-type="float" office:value="1762.37238154241" table:style-name="ce74">
            <text:p>1 762,4</text:p>
          </table:table-cell>
          <table:table-cell office:value-type="float" office:value="342.56369506985197" table:style-name="ce74">
            <text:p>342,6</text:p>
          </table:table-cell>
          <table:table-cell office:value-type="float" office:value="1355.2198425286799" table:style-name="ce74">
            <text:p>1 355,2</text:p>
          </table:table-cell>
          <table:table-cell office:value-type="float" office:value="383.54814046525399" table:style-name="ce74">
            <text:p>383,5</text:p>
          </table:table-cell>
          <table:table-cell office:value-type="float" office:value="181.76365413179701" table:style-name="ce74">
            <text:p>181,8</text:p>
          </table:table-cell>
          <table:table-cell office:value-type="float" office:value="80.942503976745002" table:style-name="ce74">
            <text:p>80,9</text:p>
          </table:table-cell>
          <table:table-cell office:value-type="float" office:value="7373.5873188160103" table:style-name="ce72">
            <text:p>7 373,6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3">
          <table:table-cell office:value-type="string" table:number-columns-spanned="11" table:number-rows-spanned="1" table:style-name="ce26">
            <text:p>Q: STATISTIK AUSTRIA, Regionale landwirtschaftliche Gesamtrechnung. Erstellt am 29.09.2023. – Konsistent mit LGR-Berechnungsstand Juli 2023. – Etwaige Rundungsdifferenzen wurden nicht ausgeglichen.<text:s/></text:p>
            <text:p>1) Hopfen, Textilpflanzen, Heil-, Duft- und Gewürzpflanzen, Energiegräser. – 2) Blumen und Zierpflanzen (inkl. Weihnachtsbäume), Baumschulerzeugnisse, Anpflanzungen. – 3) Es handelt sich dabei um Trauben für die Weinbereitung. – 4) Schilf, Sämereien. – 5) Schafe und Ziegen, Einhufer, Jagd. – 6) Honig, Rohwolle.<text:s/></text:p>
          </table:table-cell>
          <table:covered-table-cell table:number-columns-repeated="10"/>
          <table:table-cell table:number-columns-repeated="2" table:style-name="ce2"/>
          <table:table-cell table:number-columns-repeated="16371" table:style-name="ce1"/>
        </table:table-row>
        <table:table-row table:style-name="ro4">
          <table:table-cell table:number-columns-repeated="16384"/>
        </table:table-row>
        <table:table-row table:style-name="ro4">
          <table:table-cell table:style-name="ce2"/>
          <table:table-cell table:number-columns-repeated="10" table:style-name="ce25"/>
          <table:table-cell table:number-columns-repeated="2" table:style-name="ce2"/>
          <table:table-cell table:number-columns-repeated="16371" table:style-name="ce1"/>
        </table:table-row>
        <table:table-row table:number-rows-repeated="1048544" table:style-name="ro4">
          <table:table-cell table:number-columns-repeated="16384"/>
        </table:table-row>
        <table:named-expressions>
          <table:named-range table:name="_f408d64f_STF_Dekoration_1_CN1" table:cell-range-address="2017.$K$2:2017.$K$29" table:base-cell-address="2017.$A$1"/>
          <table:named-expression table:name="_f408d64f_STF_Dekoration_1_CN102" table:expression="of:=['file:///P:/PROJEKTE/LW_GR/PUBLIKATIONEN/INTERNET/Tabellen%26Grafiken_verknuepft/LGR/WD/WD_T05_LGR.xlsx'#Tabelle1.#REF!]" table:base-cell-address="2022.$A$1"/>
          <table:named-expression table:name="_f408d64f_STF_Dekoration_1_CN105" table:expression="of:=['file:///P:/PROJEKTE/LW_GR/PUBLIKATIONEN/INTERNET/Tabellen%26Grafiken_verknuepft/LGR/WD/WD_T05_LGR.xlsx'#Tabelle1.#REF!]" table:base-cell-address="2022.$A$1"/>
          <table:named-expression table:name="_f408d64f_STF_Dekoration_1_CN106" table:expression="of:=['file:///P:/PROJEKTE/LW_GR/PUBLIKATIONEN/INTERNET/Tabellen%26Grafiken_verknuepft/LGR/WD/WD_T05_LGR.xlsx'#Tabelle1.#REF!]" table:base-cell-address="2022.$A$1"/>
          <table:named-expression table:name="_f408d64f_STF_Dekoration_1_CN107" table:expression="of:=['file:///P:/PROJEKTE/LW_GR/PUBLIKATIONEN/INTERNET/Tabellen%26Grafiken_verknuepft/LGR/WD/WD_T05_LGR.xlsx'#Tabelle1.#REF!]" table:base-cell-address="2022.$A$1"/>
          <table:named-expression table:name="_f408d64f_STF_Dekoration_1_CN108" table:expression="of:=['file:///P:/PROJEKTE/LW_GR/PUBLIKATIONEN/INTERNET/Tabellen%26Grafiken_verknuepft/LGR/WD/WD_T05_LGR.xlsx'#Tabelle1.#REF!]" table:base-cell-address="2022.$A$1"/>
          <table:named-expression table:name="_f408d64f_STF_Dekoration_1_CN110" table:expression="of:=['file:///P:/PROJEKTE/LW_GR/PUBLIKATIONEN/INTERNET/Tabellen%26Grafiken_verknuepft/LGR/WD/WD_T05_LGR.xlsx'#Tabelle1.#REF!]" table:base-cell-address="2022.$A$1"/>
          <table:named-expression table:name="_f408d64f_STF_Dekoration_1_CN113" table:expression="of:=['file:///P:/PROJEKTE/LW_GR/PUBLIKATIONEN/INTERNET/Tabellen%26Grafiken_verknuepft/LGR/WD/WD_T05_LGR.xlsx'#Tabelle1.#REF!]" table:base-cell-address="2022.$A$1"/>
          <table:named-expression table:name="_f408d64f_STF_Dekoration_1_CN114" table:expression="of:=['file:///P:/PROJEKTE/LW_GR/PUBLIKATIONEN/INTERNET/Tabellen%26Grafiken_verknuepft/LGR/WD/WD_T05_LGR.xlsx'#Tabelle1.#REF!]" table:base-cell-address="2022.$A$1"/>
          <table:named-expression table:name="_f408d64f_STF_Dekoration_1_CN115" table:expression="of:=['file:///P:/PROJEKTE/LW_GR/PUBLIKATIONEN/INTERNET/Tabellen%26Grafiken_verknuepft/LGR/WD/WD_T05_LGR.xlsx'#Tabelle1.#REF!]" table:base-cell-address="2022.$A$1"/>
          <table:named-expression table:name="_f408d64f_STF_Dekoration_1_CN117" table:expression="of:=['file:///P:/PROJEKTE/LW_GR/PUBLIKATIONEN/INTERNET/Tabellen%26Grafiken_verknuepft/LGR/WD/WD_T05_LGR.xlsx'#Tabelle1.#REF!]~['file:///P:/PROJEKTE/LW_GR/PUBLIKATIONEN/INTERNET/Tabellen%26Grafiken_verknuepft/LGR/WD/WD_T05_LGR.xlsx'#Tabelle1.$U$8]" table:base-cell-address="2022.$A$1"/>
          <table:named-range table:name="_f408d64f_STF_Dekoration_1_CN2" table:cell-range-address="2017.$A$16:2017.$K$16" table:base-cell-address="2017.$A$1"/>
          <table:named-range table:name="_f408d64f_STF_Dekoration_1_CN3" table:cell-range-address="2017.$A$24:2017.$K$29" table:base-cell-address="2017.$A$1"/>
          <table:named-expression table:name="_f408d64f_STF_Dekoration_1_CN95" table:expression="of:=['file:///P:/PROJEKTE/LW_GR/PUBLIKATIONEN/INTERNET/Tabellen%26Grafiken_verknuepft/LGR/WD/WD_T05_LGR.xlsx'#Tabelle1.#REF!]" table:base-cell-address="2022.$A$1"/>
          <table:named-expression table:name="_f408d64f_STF_Dekoration_1_CN96" table:expression="of:=['file:///P:/PROJEKTE/LW_GR/PUBLIKATIONEN/INTERNET/Tabellen%26Grafiken_verknuepft/LGR/WD/WD_T05_LGR.xlsx'#Tabelle1.#REF!]" table:base-cell-address="2022.$A$1"/>
          <table:named-expression table:name="_f408d64f_STF_Dekoration_4_CN1" table:expression="of:=['2017'.#REF!]" table:base-cell-address="2022.$A$1"/>
          <table:named-expression table:name="_f408d64f_STF_Dekoration_4_CN2" table:expression="of:=['2017'.#REF!]" table:base-cell-address="2022.$A$1"/>
          <table:named-range table:name="_f408d64f_STF_Fuss_1_CN1" table:cell-range-address="2017.$A$30:2017.$K$30" table:base-cell-address="2017.$A$1"/>
          <table:named-range table:name="_f408d64f_STF_Fuss_1_CN2" table:cell-range-address="2017.$A$30:2017.$K$30" table:base-cell-address="2017.$A$1"/>
          <table:named-range table:name="_f408d64f_STF_Gesamtsumme_1_CN1" table:cell-range-address="2017.$A$29:2017.$K$29" table:base-cell-address="2017.$A$1"/>
          <table:named-range table:name="_f408d64f_STF_Gesamtsumme_1_CN2" table:cell-range-address="2017.$A$29:2017.$K$29" table:base-cell-address="2017.$A$1"/>
          <table:named-range table:name="_f408d64f_STF_Koerper_1_CN1" table:cell-range-address="2017.$B$2:2017.$K$29" table:base-cell-address="2017.$A$1"/>
          <table:named-range table:name="_f408d64f_STF_Tabellenkopf_1_CN1" table:cell-range-address="2017.$B$1:2017.$K$1" table:base-cell-address="2017.$A$1"/>
          <table:named-range table:name="_f408d64f_STF_Tabellenkopf_1_CN2" table:cell-range-address="2017.$A$1:2017.$K$1" table:base-cell-address="2017.$A$1"/>
          <table:named-expression table:name="_f408d64f_STF_Titel_1_CN1" table:expression="of:=['2017'.#REF!]" table:base-cell-address="2022.$A$1"/>
          <table:named-range table:name="_f408d64f_STF_Vorspalte_1_CN1" table:cell-range-address="2017.$A$1:2017.$A$29" table:base-cell-address="2017.$A$1"/>
          <table:named-range table:name="_f408d64f_STF_Vorspalte_1_CN2" table:cell-range-address="2017.$A$1" table:base-cell-address="2017.$A$1"/>
          <table:named-range table:name="_f408d64f_STF_Vorspalte_1_CN3" table:cell-range-address="2017.$A$1" table:base-cell-address="2017.$A$1"/>
          <table:named-range table:name="_f408d64f_STF_Zwischensumme_1_CN1" table:cell-range-address="2017.$A$25:2017.$K$25" table:base-cell-address="2017.$A$1"/>
          <table:named-range table:name="_f408d64f_STF_Zwischensumme_1_CN2" table:cell-range-address="2017.$A$27:2017.$K$27" table:base-cell-address="2017.$A$1"/>
          <table:named-expression table:name="_f408d64f_STF_Zwischensumme_1_CN3" table:expression="of:=['2017'.$A$16:.$K$16]~['2017'.$A$24:.$K$25]~['2017'.$A$27:.$K$27]" table:base-cell-address="2022.$A$1"/>
          <table:named-range table:name="Print_Area" table:cell-range-address="2017.$A$1:2017.$K$30" table:base-cell-address="2017.$A$1"/>
        </table:named-expressions>
      </table:table>
      <table:table table:name="2016" table:style-name="ta2">
        <table:table-column table:style-name="co1" table:default-cell-style-name="ce2"/>
        <table:table-column table:style-name="co2" table:number-columns-repeated="10" table:default-cell-style-name="ce2"/>
        <table:table-column table:style-name="co3" table:number-columns-repeated="16373" table:default-cell-style-name="ce2"/>
        <table:table-row table:style-name="ro1">
          <table:table-cell office:value-type="string" table:style-name="ce3">
            <text:p>Merkmal</text:p>
          </table:table-cell>
          <table:table-cell office:value-type="string" table:style-name="ce4">
            <text:p>Bgld.</text:p>
          </table:table-cell>
          <table:table-cell office:value-type="string" table:style-name="ce4">
            <text:p>Ktn.</text:p>
          </table:table-cell>
          <table:table-cell office:value-type="string" table:style-name="ce4">
            <text:p>NÖ</text:p>
          </table:table-cell>
          <table:table-cell office:value-type="string" table:style-name="ce4">
            <text:p>OÖ</text:p>
          </table:table-cell>
          <table:table-cell office:value-type="string" table:style-name="ce4">
            <text:p>Sbg.</text:p>
          </table:table-cell>
          <table:table-cell office:value-type="string" table:style-name="ce4">
            <text:p>Stmk.</text:p>
          </table:table-cell>
          <table:table-cell office:value-type="string" table:style-name="ce4">
            <text:p>T</text:p>
          </table:table-cell>
          <table:table-cell office:value-type="string" table:style-name="ce4">
            <text:p>Vbg.</text:p>
          </table:table-cell>
          <table:table-cell office:value-type="string" table:style-name="ce4">
            <text:p>W</text:p>
          </table:table-cell>
          <table:table-cell office:value-type="string" table:style-name="ce5">
            <text:p>Ö</text:p>
          </table:table-cell>
          <table:table-cell table:number-columns-repeated="16373" table:style-name="ce6"/>
        </table:table-row>
        <table:table-row table:style-name="ro2">
          <table:table-cell office:value-type="string" table:style-name="ce7">
            <text:p>Getreide</text:p>
          </table:table-cell>
          <table:table-cell office:value-type="float" office:value="89.851490761001997" table:style-name="ce75">
            <text:p>89,9</text:p>
          </table:table-cell>
          <table:table-cell office:value-type="float" office:value="39.804497267917" table:style-name="ce76">
            <text:p>39,8</text:p>
          </table:table-cell>
          <table:table-cell office:value-type="float" office:value="352.70255172596598" table:style-name="ce76">
            <text:p>352,7</text:p>
          </table:table-cell>
          <table:table-cell office:value-type="float" office:value="169.18908042699101" table:style-name="ce76">
            <text:p>169,2</text:p>
          </table:table-cell>
          <table:table-cell office:value-type="float" office:value="1.0170347435160001" table:style-name="ce76">
            <text:p>1,0</text:p>
          </table:table-cell>
          <table:table-cell office:value-type="float" office:value="94.009950377660005" table:style-name="ce76">
            <text:p>94,0</text:p>
          </table:table-cell>
          <table:table-cell office:value-type="float" office:value="0.37590100670400001" table:style-name="ce76">
            <text:p>0,4</text:p>
          </table:table-cell>
          <table:table-cell office:value-type="float" office:value="0.133103068638" table:style-name="ce76">
            <text:p>0,1</text:p>
          </table:table-cell>
          <table:table-cell office:value-type="float" office:value="2.2421528380229998" table:style-name="ce76">
            <text:p>2,2</text:p>
          </table:table-cell>
          <table:table-cell office:value-type="float" office:value="749.32576221641705" table:style-name="ce77">
            <text:p>749,3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12">
            <text:p>Ölsaaten und Ölfrüchte</text:p>
          </table:table-cell>
          <table:table-cell office:value-type="float" office:value="41.721937007365" table:style-name="ce78">
            <text:p>41,7</text:p>
          </table:table-cell>
          <table:table-cell office:value-type="float" office:value="5.6973770603130003" table:style-name="ce79">
            <text:p>5,7</text:p>
          </table:table-cell>
          <table:table-cell office:value-type="float" office:value="111.788970755805" table:style-name="ce79">
            <text:p>111,8</text:p>
          </table:table-cell>
          <table:table-cell office:value-type="float" office:value="30.966464904197998" table:style-name="ce79">
            <text:p>31,0</text:p>
          </table:table-cell>
          <table:table-cell office:value-type="float" office:value="5.4163643664999997E-2" table:style-name="ce79">
            <text:p>0,1</text:p>
          </table:table-cell>
          <table:table-cell office:value-type="float" office:value="46.215137827123002" table:style-name="ce79">
            <text:p>46,2</text:p>
          </table:table-cell>
          <table:table-cell office:value-type="float" office:value="5.1580896140000004E-3" table:style-name="ce79">
            <text:p>0,0</text:p>
          </table:table-cell>
          <table:table-cell office:value-type="float" office:value="5.4373463000000001E-4" table:style-name="ce79">
            <text:p>0,0</text:p>
          </table:table-cell>
          <table:table-cell office:value-type="float" office:value="0.28188769865300001" table:style-name="ce79">
            <text:p>0,3</text:p>
          </table:table-cell>
          <table:table-cell office:value-type="float" office:value="236.73164072136501" table:style-name="ce80">
            <text:p>236,7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12">
            <text:p>Eiweißpflanzen</text:p>
          </table:table-cell>
          <table:table-cell office:value-type="float" office:value="2.3144254618529998" table:style-name="ce78">
            <text:p>2,3</text:p>
          </table:table-cell>
          <table:table-cell office:value-type="float" office:value="0.29345826649099999" table:style-name="ce79">
            <text:p>0,3</text:p>
          </table:table-cell>
          <table:table-cell office:value-type="float" office:value="8.3653536767450003" table:style-name="ce79">
            <text:p>8,4</text:p>
          </table:table-cell>
          <table:table-cell office:value-type="float" office:value="3.3247633896890001" table:style-name="ce79">
            <text:p>3,3</text:p>
          </table:table-cell>
          <table:table-cell office:value-type="float" office:value="2.0703760517999999E-2" table:style-name="ce79">
            <text:p>0,0</text:p>
          </table:table-cell>
          <table:table-cell office:value-type="float" office:value="0.399232252234" table:style-name="ce79">
            <text:p>0,4</text:p>
          </table:table-cell>
          <table:table-cell office:value-type="float" office:value="7.1125493419999996E-3" table:style-name="ce79">
            <text:p>0,0</text:p>
          </table:table-cell>
          <table:table-cell office:value-type="float" office:value="0" table:style-name="ce79">
            <text:p>0,0</text:p>
          </table:table-cell>
          <table:table-cell office:value-type="float" office:value="6.2972559876000006E-2" table:style-name="ce79">
            <text:p>0,1</text:p>
          </table:table-cell>
          <table:table-cell office:value-type="float" office:value="14.787994612126001" table:style-name="ce80">
            <text:p>14,8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12">
            <text:p>Zuckerrüben</text:p>
          </table:table-cell>
          <table:table-cell office:value-type="float" office:value="7.6818344379639996" table:style-name="ce78">
            <text:p>7,7</text:p>
          </table:table-cell>
          <table:table-cell office:value-type="float" office:value="3.5162533741999999E-2" table:style-name="ce79">
            <text:p>0,0</text:p>
          </table:table-cell>
          <table:table-cell office:value-type="float" office:value="76.767424906775005" table:style-name="ce79">
            <text:p>76,8</text:p>
          </table:table-cell>
          <table:table-cell office:value-type="float" office:value="12.806888666092" table:style-name="ce79">
            <text:p>12,8</text:p>
          </table:table-cell>
          <table:table-cell office:value-type="float" office:value="0" table:style-name="ce79">
            <text:p>0,0</text:p>
          </table:table-cell>
          <table:table-cell office:value-type="float" office:value="0.44332376985499999" table:style-name="ce79">
            <text:p>0,4</text:p>
          </table:table-cell>
          <table:table-cell office:value-type="float" office:value="0" table:style-name="ce79">
            <text:p>0,0</text:p>
          </table:table-cell>
          <table:table-cell office:value-type="float" office:value="0" table:style-name="ce79">
            <text:p>0,0</text:p>
          </table:table-cell>
          <table:table-cell office:value-type="float" office:value="0.55891257357599999" table:style-name="ce79">
            <text:p>0,6</text:p>
          </table:table-cell>
          <table:table-cell office:value-type="float" office:value="98.293546888004002" table:style-name="ce80">
            <text:p>98,3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12">
            <text:p>Sonstige Handelsgewächse<text:span text:style-name="T1">1</text:span></text:p>
          </table:table-cell>
          <table:table-cell office:value-type="float" office:value="0.40763717991499998" table:style-name="ce78">
            <text:p>0,4</text:p>
          </table:table-cell>
          <table:table-cell office:value-type="float" office:value="8.0463687574999998E-2" table:style-name="ce79">
            <text:p>0,1</text:p>
          </table:table-cell>
          <table:table-cell office:value-type="float" office:value="4.3246737292619999" table:style-name="ce79">
            <text:p>4,3</text:p>
          </table:table-cell>
          <table:table-cell office:value-type="float" office:value="3.6103812442279999" table:style-name="ce79">
            <text:p>3,6</text:p>
          </table:table-cell>
          <table:table-cell office:value-type="float" office:value="6.2049880579999996E-3" table:style-name="ce79">
            <text:p>0,0</text:p>
          </table:table-cell>
          <table:table-cell office:value-type="float" office:value="1.558901757731" table:style-name="ce79">
            <text:p>1,6</text:p>
          </table:table-cell>
          <table:table-cell office:value-type="float" office:value="1.2453631706E-2" table:style-name="ce79">
            <text:p>0,0</text:p>
          </table:table-cell>
          <table:table-cell office:value-type="float" office:value="9.3411100229999992E-3" table:style-name="ce79">
            <text:p>0,0</text:p>
          </table:table-cell>
          <table:table-cell office:value-type="float" office:value="2.61952978E-2" table:style-name="ce79">
            <text:p>0,0</text:p>
          </table:table-cell>
          <table:table-cell office:value-type="float" office:value="10.036252626297999" table:style-name="ce80">
            <text:p>10,0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12">
            <text:p>Futterpflanzen</text:p>
          </table:table-cell>
          <table:table-cell office:value-type="float" office:value="11.586048780578" table:style-name="ce78">
            <text:p>11,6</text:p>
          </table:table-cell>
          <table:table-cell office:value-type="float" office:value="49.652870753164997" table:style-name="ce79">
            <text:p>49,7</text:p>
          </table:table-cell>
          <table:table-cell office:value-type="float" office:value="122.558141427173" table:style-name="ce79">
            <text:p>122,6</text:p>
          </table:table-cell>
          <table:table-cell office:value-type="float" office:value="139.82008909897701" table:style-name="ce79">
            <text:p>139,8</text:p>
          </table:table-cell>
          <table:table-cell office:value-type="float" office:value="44.676670657156997" table:style-name="ce79">
            <text:p>44,7</text:p>
          </table:table-cell>
          <table:table-cell office:value-type="float" office:value="83.713810492376993" table:style-name="ce79">
            <text:p>83,7</text:p>
          </table:table-cell>
          <table:table-cell office:value-type="float" office:value="43.645671085276" table:style-name="ce79">
            <text:p>43,6</text:p>
          </table:table-cell>
          <table:table-cell office:value-type="float" office:value="16.838614285736" table:style-name="ce79">
            <text:p>16,8</text:p>
          </table:table-cell>
          <table:table-cell office:value-type="float" office:value="0.300529734657" table:style-name="ce79">
            <text:p>0,3</text:p>
          </table:table-cell>
          <table:table-cell office:value-type="float" office:value="512.79244631509505" table:style-name="ce80">
            <text:p>512,8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12">
            <text:p>Gemüse</text:p>
          </table:table-cell>
          <table:table-cell office:value-type="float" office:value="39.785100209164" table:style-name="ce78">
            <text:p>39,8</text:p>
          </table:table-cell>
          <table:table-cell office:value-type="float" office:value="4.4000454605049999" table:style-name="ce79">
            <text:p>4,4</text:p>
          </table:table-cell>
          <table:table-cell office:value-type="float" office:value="107.860093190086" table:style-name="ce79">
            <text:p>107,9</text:p>
          </table:table-cell>
          <table:table-cell office:value-type="float" office:value="32.588121200402" table:style-name="ce79">
            <text:p>32,6</text:p>
          </table:table-cell>
          <table:table-cell office:value-type="float" office:value="2.9022798232749998" table:style-name="ce79">
            <text:p>2,9</text:p>
          </table:table-cell>
          <table:table-cell office:value-type="float" office:value="24.503082666234" table:style-name="ce79">
            <text:p>24,5</text:p>
          </table:table-cell>
          <table:table-cell office:value-type="float" office:value="18.325282725731999" table:style-name="ce79">
            <text:p>18,3</text:p>
          </table:table-cell>
          <table:table-cell office:value-type="float" office:value="0.94003065516100004" table:style-name="ce79">
            <text:p>0,9</text:p>
          </table:table-cell>
          <table:table-cell office:value-type="float" office:value="55.833760896991002" table:style-name="ce79">
            <text:p>55,8</text:p>
          </table:table-cell>
          <table:table-cell office:value-type="float" office:value="287.13779682755103" table:style-name="ce80">
            <text:p>287,1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12">
            <text:p>Pflanzen und Blumen<text:span text:style-name="T1">2</text:span></text:p>
          </table:table-cell>
          <table:table-cell office:value-type="float" office:value="22.626928003090999" table:style-name="ce78">
            <text:p>22,6</text:p>
          </table:table-cell>
          <table:table-cell office:value-type="float" office:value="9.0562445307039994" table:style-name="ce79">
            <text:p>9,1</text:p>
          </table:table-cell>
          <table:table-cell office:value-type="float" office:value="99.397276328298005" table:style-name="ce79">
            <text:p>99,4</text:p>
          </table:table-cell>
          <table:table-cell office:value-type="float" office:value="89.818049541733004" table:style-name="ce79">
            <text:p>89,8</text:p>
          </table:table-cell>
          <table:table-cell office:value-type="float" office:value="12.248547807977999" table:style-name="ce79">
            <text:p>12,2</text:p>
          </table:table-cell>
          <table:table-cell office:value-type="float" office:value="118.54778599986599" table:style-name="ce79">
            <text:p>118,5</text:p>
          </table:table-cell>
          <table:table-cell office:value-type="float" office:value="14.183440339380001" table:style-name="ce79">
            <text:p>14,2</text:p>
          </table:table-cell>
          <table:table-cell office:value-type="float" office:value="13.535944901277" table:style-name="ce79">
            <text:p>13,5</text:p>
          </table:table-cell>
          <table:table-cell office:value-type="float" office:value="9.7944067051709993" table:style-name="ce79">
            <text:p>9,8</text:p>
          </table:table-cell>
          <table:table-cell office:value-type="float" office:value="389.20862415749798" table:style-name="ce80">
            <text:p>389,2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12">
            <text:p>Kartoffeln</text:p>
          </table:table-cell>
          <table:table-cell office:value-type="float" office:value="4.8209764584019998" table:style-name="ce78">
            <text:p>4,8</text:p>
          </table:table-cell>
          <table:table-cell office:value-type="float" office:value="1.3313235760569999" table:style-name="ce79">
            <text:p>1,3</text:p>
          </table:table-cell>
          <table:table-cell office:value-type="float" office:value="65.281989740745999" table:style-name="ce79">
            <text:p>65,3</text:p>
          </table:table-cell>
          <table:table-cell office:value-type="float" office:value="3.9206203243250002" table:style-name="ce79">
            <text:p>3,9</text:p>
          </table:table-cell>
          <table:table-cell office:value-type="float" office:value="0.29833258599500001" table:style-name="ce79">
            <text:p>0,3</text:p>
          </table:table-cell>
          <table:table-cell office:value-type="float" office:value="2.300132468368" table:style-name="ce79">
            <text:p>2,3</text:p>
          </table:table-cell>
          <table:table-cell office:value-type="float" office:value="1.3704536495070001" table:style-name="ce79">
            <text:p>1,4</text:p>
          </table:table-cell>
          <table:table-cell office:value-type="float" office:value="0.121359756795" table:style-name="ce79">
            <text:p>0,1</text:p>
          </table:table-cell>
          <table:table-cell office:value-type="float" office:value="0.28295098765499999" table:style-name="ce79">
            <text:p>0,3</text:p>
          </table:table-cell>
          <table:table-cell office:value-type="float" office:value="79.728139547850006" table:style-name="ce80">
            <text:p>79,7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12">
            <text:p>Obst (inkl. Trauben)</text:p>
          </table:table-cell>
          <table:table-cell office:value-type="float" office:value="21.492288047049001" table:style-name="ce78">
            <text:p>21,5</text:p>
          </table:table-cell>
          <table:table-cell office:value-type="float" office:value="3.957403704981" table:style-name="ce79">
            <text:p>4,0</text:p>
          </table:table-cell>
          <table:table-cell office:value-type="float" office:value="112.989301083676" table:style-name="ce79">
            <text:p>113,0</text:p>
          </table:table-cell>
          <table:table-cell office:value-type="float" office:value="22.486106277224" table:style-name="ce79">
            <text:p>22,5</text:p>
          </table:table-cell>
          <table:table-cell office:value-type="float" office:value="0.87375220417800004" table:style-name="ce79">
            <text:p>0,9</text:p>
          </table:table-cell>
          <table:table-cell office:value-type="float" office:value="25.694488514204" table:style-name="ce79">
            <text:p>25,7</text:p>
          </table:table-cell>
          <table:table-cell office:value-type="float" office:value="2.4558985151180002" table:style-name="ce79">
            <text:p>2,5</text:p>
          </table:table-cell>
          <table:table-cell office:value-type="float" office:value="1.718716352203" table:style-name="ce79">
            <text:p>1,7</text:p>
          </table:table-cell>
          <table:table-cell office:value-type="float" office:value="1.412224522322" table:style-name="ce79">
            <text:p>1,4</text:p>
          </table:table-cell>
          <table:table-cell office:value-type="float" office:value="193.08017922095601" table:style-name="ce80">
            <text:p>193,1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16">
            <text:p>davon Frischobst</text:p>
          </table:table-cell>
          <table:table-cell office:value-type="float" office:value="5.6557001370359998" table:style-name="ce79">
            <text:p>5,7</text:p>
          </table:table-cell>
          <table:table-cell office:value-type="float" office:value="3.955225407296" table:style-name="ce79">
            <text:p>4,0</text:p>
          </table:table-cell>
          <table:table-cell office:value-type="float" office:value="43.841892862037" table:style-name="ce79">
            <text:p>43,8</text:p>
          </table:table-cell>
          <table:table-cell office:value-type="float" office:value="22.486106277224" table:style-name="ce79">
            <text:p>22,5</text:p>
          </table:table-cell>
          <table:table-cell office:value-type="float" office:value="0.87375220417800004" table:style-name="ce79">
            <text:p>0,9</text:p>
          </table:table-cell>
          <table:table-cell office:value-type="float" office:value="24.555230563476002" table:style-name="ce79">
            <text:p>24,6</text:p>
          </table:table-cell>
          <table:table-cell office:value-type="float" office:value="2.4558985151180002" table:style-name="ce79">
            <text:p>2,5</text:p>
          </table:table-cell>
          <table:table-cell office:value-type="float" office:value="1.706124095361" table:style-name="ce79">
            <text:p>1,7</text:p>
          </table:table-cell>
          <table:table-cell office:value-type="float" office:value="1.323746846268" table:style-name="ce79">
            <text:p>1,3</text:p>
          </table:table-cell>
          <table:table-cell office:value-type="float" office:value="106.85367690799301" table:style-name="ce80">
            <text:p>106,9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12">
            <text:p><text:s text:c="4"/>davon Weintrauben<text:span text:style-name="T1">3</text:span></text:p>
          </table:table-cell>
          <table:table-cell office:value-type="float" office:value="15.836587910013" table:style-name="ce79">
            <text:p>15,8</text:p>
          </table:table-cell>
          <table:table-cell office:value-type="float" office:value="2.1782976849999999E-3" table:style-name="ce79">
            <text:p>0,0</text:p>
          </table:table-cell>
          <table:table-cell office:value-type="float" office:value="69.147408221640006" table:style-name="ce79">
            <text:p>69,1</text:p>
          </table:table-cell>
          <table:table-cell office:value-type="float" office:value="0" table:style-name="ce79">
            <text:p>0,0</text:p>
          </table:table-cell>
          <table:table-cell office:value-type="float" office:value="0" table:style-name="ce79">
            <text:p>0,0</text:p>
          </table:table-cell>
          <table:table-cell office:value-type="float" office:value="1.1392579507289999" table:style-name="ce79">
            <text:p>1,1</text:p>
          </table:table-cell>
          <table:table-cell office:value-type="float" office:value="0" table:style-name="ce79">
            <text:p>0,0</text:p>
          </table:table-cell>
          <table:table-cell office:value-type="float" office:value="1.2592256842000001E-2" table:style-name="ce79">
            <text:p>0,0</text:p>
          </table:table-cell>
          <table:table-cell office:value-type="float" office:value="8.8477676054000004E-2" table:style-name="ce79">
            <text:p>0,1</text:p>
          </table:table-cell>
          <table:table-cell office:value-type="float" office:value="86.226502312961998" table:style-name="ce80">
            <text:p>86,2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12">
            <text:p>Wein</text:p>
          </table:table-cell>
          <table:table-cell office:value-type="float" office:value="74.675673587570003" table:style-name="ce78">
            <text:p>74,7</text:p>
          </table:table-cell>
          <table:table-cell office:value-type="float" office:value="8.7036666323E-2" table:style-name="ce79">
            <text:p>0,1</text:p>
          </table:table-cell>
          <table:table-cell office:value-type="float" office:value="319.45420606673298" table:style-name="ce79">
            <text:p>319,5</text:p>
          </table:table-cell>
          <table:table-cell office:value-type="float" office:value="0.17187863490999999" table:style-name="ce79">
            <text:p>0,2</text:p>
          </table:table-cell>
          <table:table-cell office:value-type="float" office:value="1.0711706709999999E-3" table:style-name="ce79">
            <text:p>0,0</text:p>
          </table:table-cell>
          <table:table-cell office:value-type="float" office:value="23.771911218027999" table:style-name="ce79">
            <text:p>23,8</text:p>
          </table:table-cell>
          <table:table-cell office:value-type="float" office:value="4.8727923506999997E-2" table:style-name="ce79">
            <text:p>0,0</text:p>
          </table:table-cell>
          <table:table-cell office:value-type="float" office:value="6.1479413403999997E-2" table:style-name="ce79">
            <text:p>0,1</text:p>
          </table:table-cell>
          <table:table-cell office:value-type="float" office:value="7.8754631216710003" table:style-name="ce79">
            <text:p>7,9</text:p>
          </table:table-cell>
          <table:table-cell office:value-type="float" office:value="426.147447802817" table:style-name="ce80">
            <text:p>426,1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12">
            <text:p>Sonstige pflanzliche Erzeugnisse<text:span text:style-name="T1">4</text:span></text:p>
          </table:table-cell>
          <table:table-cell office:value-type="float" office:value="2.3920935105219998" table:style-name="ce78">
            <text:p>2,4</text:p>
          </table:table-cell>
          <table:table-cell office:value-type="float" office:value="1.8262188330000002E-2" table:style-name="ce79">
            <text:p>0,0</text:p>
          </table:table-cell>
          <table:table-cell office:value-type="float" office:value="0.29771805409300001" table:style-name="ce79">
            <text:p>0,3</text:p>
          </table:table-cell>
          <table:table-cell office:value-type="float" office:value="0.80411018887999997" table:style-name="ce79">
            <text:p>0,8</text:p>
          </table:table-cell>
          <table:table-cell office:value-type="float" office:value="0" table:style-name="ce79">
            <text:p>0,0</text:p>
          </table:table-cell>
          <table:table-cell office:value-type="float" office:value="4.5172712726E-2" table:style-name="ce79">
            <text:p>0,0</text:p>
          </table:table-cell>
          <table:table-cell office:value-type="float" office:value="0" table:style-name="ce79">
            <text:p>0,0</text:p>
          </table:table-cell>
          <table:table-cell office:value-type="float" office:value="0" table:style-name="ce79">
            <text:p>0,0</text:p>
          </table:table-cell>
          <table:table-cell office:value-type="float" office:value="0" table:style-name="ce79">
            <text:p>0,0</text:p>
          </table:table-cell>
          <table:table-cell office:value-type="float" office:value="3.557356654551" table:style-name="ce80">
            <text:p>3,6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17">
            <text:p>Pflanzliche Erzeugung</text:p>
          </table:table-cell>
          <table:table-cell office:value-type="float" office:value="319.35643344447499" table:style-name="ce81">
            <text:p>319,4</text:p>
          </table:table-cell>
          <table:table-cell office:value-type="float" office:value="114.41414569610301" table:style-name="ce82">
            <text:p>114,4</text:p>
          </table:table-cell>
          <table:table-cell office:value-type="float" office:value="1381.7877006853601" table:style-name="ce82">
            <text:p>1 381,8</text:p>
          </table:table-cell>
          <table:table-cell office:value-type="float" office:value="509.50655389764802" table:style-name="ce82">
            <text:p>509,5</text:p>
          </table:table-cell>
          <table:table-cell office:value-type="float" office:value="62.098761385011002" table:style-name="ce82">
            <text:p>62,1</text:p>
          </table:table-cell>
          <table:table-cell office:value-type="float" office:value="421.20293005640599" table:style-name="ce82">
            <text:p>421,2</text:p>
          </table:table-cell>
          <table:table-cell office:value-type="float" office:value="80.430099515885004" table:style-name="ce82">
            <text:p>80,4</text:p>
          </table:table-cell>
          <table:table-cell office:value-type="float" office:value="33.359105973246002" table:style-name="ce82">
            <text:p>33,4</text:p>
          </table:table-cell>
          <table:table-cell office:value-type="float" office:value="78.671456936395998" table:style-name="ce82">
            <text:p>78,7</text:p>
          </table:table-cell>
          <table:table-cell office:value-type="float" office:value="3000.8271875905298" table:style-name="ce80">
            <text:p>3 000,8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12">
            <text:p>Rinder</text:p>
          </table:table-cell>
          <table:table-cell office:value-type="float" office:value="10.014123286003001" table:style-name="ce78">
            <text:p>10,0</text:p>
          </table:table-cell>
          <table:table-cell office:value-type="float" office:value="72.191153947412005" table:style-name="ce79">
            <text:p>72,2</text:p>
          </table:table-cell>
          <table:table-cell office:value-type="float" office:value="198.32782215960799" table:style-name="ce79">
            <text:p>198,3</text:p>
          </table:table-cell>
          <table:table-cell office:value-type="float" office:value="248.344331344203" table:style-name="ce79">
            <text:p>248,3</text:p>
          </table:table-cell>
          <table:table-cell office:value-type="float" office:value="63.736067724953003" table:style-name="ce79">
            <text:p>63,7</text:p>
          </table:table-cell>
          <table:table-cell office:value-type="float" office:value="135.90322560480101" table:style-name="ce79">
            <text:p>135,9</text:p>
          </table:table-cell>
          <table:table-cell office:value-type="float" office:value="70.914776510166007" table:style-name="ce79">
            <text:p>70,9</text:p>
          </table:table-cell>
          <table:table-cell office:value-type="float" office:value="29.345170305557001" table:style-name="ce79">
            <text:p>29,3</text:p>
          </table:table-cell>
          <table:table-cell office:value-type="float" office:value="5.3014791491000003E-2" table:style-name="ce79">
            <text:p>0,1</text:p>
          </table:table-cell>
          <table:table-cell office:value-type="float" office:value="828.829685674193" table:style-name="ce80">
            <text:p>828,8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12">
            <text:p>Schweine<text:s/></text:p>
          </table:table-cell>
          <table:table-cell office:value-type="float" office:value="11.879169450931" table:style-name="ce78">
            <text:p>11,9</text:p>
          </table:table-cell>
          <table:table-cell office:value-type="float" office:value="28.69671607135" table:style-name="ce79">
            <text:p>28,7</text:p>
          </table:table-cell>
          <table:table-cell office:value-type="float" office:value="193.49818080189399" table:style-name="ce79">
            <text:p>193,5</text:p>
          </table:table-cell>
          <table:table-cell office:value-type="float" office:value="276.825742216648" table:style-name="ce79">
            <text:p>276,8</text:p>
          </table:table-cell>
          <table:table-cell office:value-type="float" office:value="3.365214991827" table:style-name="ce79">
            <text:p>3,4</text:p>
          </table:table-cell>
          <table:table-cell office:value-type="float" office:value="205.62671689575501" table:style-name="ce79">
            <text:p>205,6</text:p>
          </table:table-cell>
          <table:table-cell office:value-type="float" office:value="2.4432853973749999" table:style-name="ce79">
            <text:p>2,4</text:p>
          </table:table-cell>
          <table:table-cell office:value-type="float" office:value="2.7406974703890001" table:style-name="ce79">
            <text:p>2,7</text:p>
          </table:table-cell>
          <table:table-cell office:value-type="float" office:value="7.3836412786000005E-2" table:style-name="ce79">
            <text:p>0,1</text:p>
          </table:table-cell>
          <table:table-cell office:value-type="float" office:value="725.14955970895403" table:style-name="ce80">
            <text:p>725,1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12">
            <text:p>Geflügel</text:p>
          </table:table-cell>
          <table:table-cell office:value-type="float" office:value="12.371708589427" table:style-name="ce78">
            <text:p>12,4</text:p>
          </table:table-cell>
          <table:table-cell office:value-type="float" office:value="32.208414887714" table:style-name="ce79">
            <text:p>32,2</text:p>
          </table:table-cell>
          <table:table-cell office:value-type="float" office:value="58.244469673947002" table:style-name="ce79">
            <text:p>58,2</text:p>
          </table:table-cell>
          <table:table-cell office:value-type="float" office:value="45.513338983095998" table:style-name="ce79">
            <text:p>45,5</text:p>
          </table:table-cell>
          <table:table-cell office:value-type="float" office:value="1.211048487694" table:style-name="ce79">
            <text:p>1,2</text:p>
          </table:table-cell>
          <table:table-cell office:value-type="float" office:value="44.627875300299998" table:style-name="ce79">
            <text:p>44,6</text:p>
          </table:table-cell>
          <table:table-cell office:value-type="float" office:value="0.470108833941" table:style-name="ce79">
            <text:p>0,5</text:p>
          </table:table-cell>
          <table:table-cell office:value-type="float" office:value="0.99173261666099999" table:style-name="ce79">
            <text:p>1,0</text:p>
          </table:table-cell>
          <table:table-cell office:value-type="float" office:value="9.0940526180000002E-3" table:style-name="ce79">
            <text:p>0,0</text:p>
          </table:table-cell>
          <table:table-cell office:value-type="float" office:value="195.647791425398" table:style-name="ce80">
            <text:p>195,6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12">
            <text:p>Sonstige Tiere<text:span text:style-name="T1">5</text:span></text:p>
          </table:table-cell>
          <table:table-cell office:value-type="float" office:value="1.7073771381939999" table:style-name="ce78">
            <text:p>1,7</text:p>
          </table:table-cell>
          <table:table-cell office:value-type="float" office:value="5.9096749442350012" table:style-name="ce79">
            <text:p>5,9</text:p>
          </table:table-cell>
          <table:table-cell office:value-type="float" office:value="11.512589556237" table:style-name="ce79">
            <text:p>11,5</text:p>
          </table:table-cell>
          <table:table-cell office:value-type="float" office:value="10.31117840205" table:style-name="ce79">
            <text:p>10,3</text:p>
          </table:table-cell>
          <table:table-cell office:value-type="float" office:value="4.2917326171020003" table:style-name="ce79">
            <text:p>4,3</text:p>
          </table:table-cell>
          <table:table-cell office:value-type="float" office:value="8.7966052416280007" table:style-name="ce79">
            <text:p>8,8</text:p>
          </table:table-cell>
          <table:table-cell office:value-type="float" office:value="9.5068200705640002" table:style-name="ce79">
            <text:p>9,5</text:p>
          </table:table-cell>
          <table:table-cell office:value-type="float" office:value="1.831752944172" table:style-name="ce79">
            <text:p>1,8</text:p>
          </table:table-cell>
          <table:table-cell office:value-type="float" office:value="9.754378461999999E-2" table:style-name="ce79">
            <text:p>0,1</text:p>
          </table:table-cell>
          <table:table-cell office:value-type="float" office:value="53.965274698804002" table:style-name="ce80">
            <text:p>54,0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12">
            <text:p>Milch</text:p>
          </table:table-cell>
          <table:table-cell office:value-type="float" office:value="8.8043982655900006" table:style-name="ce78">
            <text:p>8,8</text:p>
          </table:table-cell>
          <table:table-cell office:value-type="float" office:value="68.764355370692996" table:style-name="ce79">
            <text:p>68,8</text:p>
          </table:table-cell>
          <table:table-cell office:value-type="float" office:value="206.814681869986" table:style-name="ce79">
            <text:p>206,8</text:p>
          </table:table-cell>
          <table:table-cell office:value-type="float" office:value="320.17443422404199" table:style-name="ce79">
            <text:p>320,2</text:p>
          </table:table-cell>
          <table:table-cell office:value-type="float" office:value="120.760628229565" table:style-name="ce79">
            <text:p>120,8</text:p>
          </table:table-cell>
          <table:table-cell office:value-type="float" office:value="170.912850761182" table:style-name="ce79">
            <text:p>170,9</text:p>
          </table:table-cell>
          <table:table-cell office:value-type="float" office:value="128.532504010369" table:style-name="ce79">
            <text:p>128,5</text:p>
          </table:table-cell>
          <table:table-cell office:value-type="float" office:value="65.379643294434999" table:style-name="ce79">
            <text:p>65,4</text:p>
          </table:table-cell>
          <table:table-cell office:value-type="float" office:value="9.2446112225999993E-2" table:style-name="ce79">
            <text:p>0,1</text:p>
          </table:table-cell>
          <table:table-cell office:value-type="float" office:value="1090.23594213809" table:style-name="ce80">
            <text:p>1 090,2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12">
            <text:p>Eier</text:p>
          </table:table-cell>
          <table:table-cell office:value-type="float" office:value="13.192916674840999" table:style-name="ce78">
            <text:p>13,2</text:p>
          </table:table-cell>
          <table:table-cell office:value-type="float" office:value="18.260326717224" table:style-name="ce79">
            <text:p>18,3</text:p>
          </table:table-cell>
          <table:table-cell office:value-type="float" office:value="79.199824182808001" table:style-name="ce79">
            <text:p>79,2</text:p>
          </table:table-cell>
          <table:table-cell office:value-type="float" office:value="42.448335293638003" table:style-name="ce79">
            <text:p>42,4</text:p>
          </table:table-cell>
          <table:table-cell office:value-type="float" office:value="3.673912124698" table:style-name="ce79">
            <text:p>3,7</text:p>
          </table:table-cell>
          <table:table-cell office:value-type="float" office:value="94.605542174481002" table:style-name="ce79">
            <text:p>94,6</text:p>
          </table:table-cell>
          <table:table-cell office:value-type="float" office:value="3.1001909993579999" table:style-name="ce79">
            <text:p>3,1</text:p>
          </table:table-cell>
          <table:table-cell office:value-type="float" office:value="4.3606604291690001" table:style-name="ce79">
            <text:p>4,4</text:p>
          </table:table-cell>
          <table:table-cell office:value-type="float" office:value="2.6481108433E-2" table:style-name="ce79">
            <text:p>0,0</text:p>
          </table:table-cell>
          <table:table-cell office:value-type="float" office:value="258.86818970464998" table:style-name="ce80">
            <text:p>258,9</text:p>
          </table:table-cell>
          <table:table-cell table:style-name="ce11"/>
          <table:table-cell table:style-name="ce20"/>
          <table:table-cell table:number-columns-repeated="16371" table:style-name="ce1"/>
        </table:table-row>
        <table:table-row table:style-name="ro2">
          <table:table-cell office:value-type="string" table:style-name="ce12">
            <text:p>Sonstige tierische Erzeugnisse<text:span text:style-name="T1">6</text:span></text:p>
          </table:table-cell>
          <table:table-cell office:value-type="float" office:value="1.0753364888720001" table:style-name="ce78">
            <text:p>1,1</text:p>
          </table:table-cell>
          <table:table-cell office:value-type="float" office:value="5.0074994595689999" table:style-name="ce79">
            <text:p>5,0</text:p>
          </table:table-cell>
          <table:table-cell office:value-type="float" office:value="5.8259771358170003" table:style-name="ce79">
            <text:p>5,8</text:p>
          </table:table-cell>
          <table:table-cell office:value-type="float" office:value="12.100917015945001" table:style-name="ce79">
            <text:p>12,1</text:p>
          </table:table-cell>
          <table:table-cell office:value-type="float" office:value="2.885384683936" table:style-name="ce79">
            <text:p>2,9</text:p>
          </table:table-cell>
          <table:table-cell office:value-type="float" office:value="7.8755982020979998" table:style-name="ce79">
            <text:p>7,9</text:p>
          </table:table-cell>
          <table:table-cell office:value-type="float" office:value="4.9901979051150001" table:style-name="ce79">
            <text:p>5,0</text:p>
          </table:table-cell>
          <table:table-cell office:value-type="float" office:value="1.5231423955400001" table:style-name="ce79">
            <text:p>1,5</text:p>
          </table:table-cell>
          <table:table-cell office:value-type="float" office:value="0.79823085810799999" table:style-name="ce79">
            <text:p>0,8</text:p>
          </table:table-cell>
          <table:table-cell office:value-type="float" office:value="42.082284145000003" table:style-name="ce80">
            <text:p>42,1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17">
            <text:p>Tierische Erzeugung</text:p>
          </table:table-cell>
          <table:table-cell office:value-type="float" office:value="59.045029893858" table:style-name="ce81">
            <text:p>59,0</text:p>
          </table:table-cell>
          <table:table-cell office:value-type="float" office:value="231.03814139819701" table:style-name="ce82">
            <text:p>231,0</text:p>
          </table:table-cell>
          <table:table-cell office:value-type="float" office:value="753.42354538029599" table:style-name="ce82">
            <text:p>753,4</text:p>
          </table:table-cell>
          <table:table-cell office:value-type="float" office:value="955.71827747962197" table:style-name="ce82">
            <text:p>955,7</text:p>
          </table:table-cell>
          <table:table-cell office:value-type="float" office:value="199.92398885977599" table:style-name="ce82">
            <text:p>199,9</text:p>
          </table:table-cell>
          <table:table-cell office:value-type="float" office:value="668.34841418024405" table:style-name="ce82">
            <text:p>668,3</text:p>
          </table:table-cell>
          <table:table-cell office:value-type="float" office:value="219.95788372688901" table:style-name="ce82">
            <text:p>220,0</text:p>
          </table:table-cell>
          <table:table-cell office:value-type="float" office:value="106.17279945592399" table:style-name="ce82">
            <text:p>106,2</text:p>
          </table:table-cell>
          <table:table-cell office:value-type="float" office:value="1.1506471202819999" table:style-name="ce82">
            <text:p>1,2</text:p>
          </table:table-cell>
          <table:table-cell office:value-type="float" office:value="3194.7787274950902" table:style-name="ce80">
            <text:p>3 194,8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21">
            <text:p>Erzeugung landwirtschaftlicher Güter</text:p>
          </table:table-cell>
          <table:table-cell office:value-type="float" office:value="378.40146333833297" table:style-name="ce81">
            <text:p>378,4</text:p>
          </table:table-cell>
          <table:table-cell office:value-type="float" office:value="345.4522870943" table:style-name="ce82">
            <text:p>345,5</text:p>
          </table:table-cell>
          <table:table-cell office:value-type="float" office:value="2135.2112460656499" table:style-name="ce82">
            <text:p>2 135,2</text:p>
          </table:table-cell>
          <table:table-cell office:value-type="float" office:value="1465.22483137727" table:style-name="ce82">
            <text:p>1 465,2</text:p>
          </table:table-cell>
          <table:table-cell office:value-type="float" office:value="262.02275024478701" table:style-name="ce82">
            <text:p>262,0</text:p>
          </table:table-cell>
          <table:table-cell office:value-type="float" office:value="1089.55134423665" table:style-name="ce82">
            <text:p>1 089,6</text:p>
          </table:table-cell>
          <table:table-cell office:value-type="float" office:value="300.38798324277502" table:style-name="ce82">
            <text:p>300,4</text:p>
          </table:table-cell>
          <table:table-cell office:value-type="float" office:value="139.53190542917" table:style-name="ce82">
            <text:p>139,5</text:p>
          </table:table-cell>
          <table:table-cell office:value-type="float" office:value="79.822104056678" table:style-name="ce82">
            <text:p>79,8</text:p>
          </table:table-cell>
          <table:table-cell office:value-type="float" office:value="6195.6059150856199" table:style-name="ce80">
            <text:p>6 195,6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21">
            <text:p>Erzeugung landwirtschaftlicher Dienstleistungen</text:p>
          </table:table-cell>
          <table:table-cell office:value-type="float" office:value="20.45599838435" table:style-name="ce81">
            <text:p>20,5</text:p>
          </table:table-cell>
          <table:table-cell office:value-type="float" office:value="19.611189086467999" table:style-name="ce82">
            <text:p>19,6</text:p>
          </table:table-cell>
          <table:table-cell office:value-type="float" office:value="115.03132622768101" table:style-name="ce82">
            <text:p>115,0</text:p>
          </table:table-cell>
          <table:table-cell office:value-type="float" office:value="82.799471829709006" table:style-name="ce82">
            <text:p>82,8</text:p>
          </table:table-cell>
          <table:table-cell office:value-type="float" office:value="8.2783966015639994" table:style-name="ce82">
            <text:p>8,3</text:p>
          </table:table-cell>
          <table:table-cell office:value-type="float" office:value="63.291329592985001" table:style-name="ce82">
            <text:p>63,3</text:p>
          </table:table-cell>
          <table:table-cell office:value-type="float" office:value="10.962668584487" table:style-name="ce82">
            <text:p>11,0</text:p>
          </table:table-cell>
          <table:table-cell office:value-type="float" office:value="5.3055310201430004" table:style-name="ce82">
            <text:p>5,3</text:p>
          </table:table-cell>
          <table:table-cell office:value-type="float" office:value="1.0768344146440001" table:style-name="ce82">
            <text:p>1,1</text:p>
          </table:table-cell>
          <table:table-cell office:value-type="float" office:value="326.81274574202899" table:style-name="ce80">
            <text:p>326,8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22">
            <text:p>Landwirtschaftliche Erzeugung</text:p>
          </table:table-cell>
          <table:table-cell office:value-type="float" office:value="398.85746172268301" table:style-name="ce81">
            <text:p>398,9</text:p>
          </table:table-cell>
          <table:table-cell office:value-type="float" office:value="365.06347618076802" table:style-name="ce82">
            <text:p>365,1</text:p>
          </table:table-cell>
          <table:table-cell office:value-type="float" office:value="2250.2425722933399" table:style-name="ce82">
            <text:p>2 250,2</text:p>
          </table:table-cell>
          <table:table-cell office:value-type="float" office:value="1548.02430320698" table:style-name="ce82">
            <text:p>1 548,0</text:p>
          </table:table-cell>
          <table:table-cell office:value-type="float" office:value="270.301146846351" table:style-name="ce82">
            <text:p>270,3</text:p>
          </table:table-cell>
          <table:table-cell office:value-type="float" office:value="1152.84267382963" table:style-name="ce82">
            <text:p>1 152,8</text:p>
          </table:table-cell>
          <table:table-cell office:value-type="float" office:value="311.350651827261" table:style-name="ce82">
            <text:p>311,4</text:p>
          </table:table-cell>
          <table:table-cell office:value-type="float" office:value="144.83743644931201" table:style-name="ce82">
            <text:p>144,8</text:p>
          </table:table-cell>
          <table:table-cell office:value-type="float" office:value="80.898938471323007" table:style-name="ce82">
            <text:p>80,9</text:p>
          </table:table-cell>
          <table:table-cell office:value-type="float" office:value="6522.4186608276495" table:style-name="ce80">
            <text:p>6 522,4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23">
            <text:p>Nichtlandwirtschaftliche Nebentätigkeiten</text:p>
          </table:table-cell>
          <table:table-cell office:value-type="float" office:value="5.8612825747450001" table:style-name="ce81">
            <text:p>5,9</text:p>
          </table:table-cell>
          <table:table-cell office:value-type="float" office:value="42.858190446207999" table:style-name="ce82">
            <text:p>42,9</text:p>
          </table:table-cell>
          <table:table-cell office:value-type="float" office:value="144.57793036833499" table:style-name="ce82">
            <text:p>144,6</text:p>
          </table:table-cell>
          <table:table-cell office:value-type="float" office:value="29.684256395818" table:style-name="ce82">
            <text:p>29,7</text:p>
          </table:table-cell>
          <table:table-cell office:value-type="float" office:value="28.564403642636002" table:style-name="ce82">
            <text:p>28,6</text:p>
          </table:table-cell>
          <table:table-cell office:value-type="float" office:value="70.048548022109998" table:style-name="ce82">
            <text:p>70,0</text:p>
          </table:table-cell>
          <table:table-cell office:value-type="float" office:value="56.595862356749997" table:style-name="ce82">
            <text:p>56,6</text:p>
          </table:table-cell>
          <table:table-cell office:value-type="float" office:value="30.247683140841001" table:style-name="ce82">
            <text:p>30,2</text:p>
          </table:table-cell>
          <table:table-cell office:value-type="float" office:value="2.3891014870060001" table:style-name="ce82">
            <text:p>2,4</text:p>
          </table:table-cell>
          <table:table-cell office:value-type="float" office:value="410.82725843445098" table:style-name="ce80">
            <text:p>410,8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24">
            <text:p>Erzeugung des landwirtschaftlichen Wirtschaftsbereiches</text:p>
          </table:table-cell>
          <table:table-cell office:value-type="float" office:value="404.71874429742797" table:style-name="ce81">
            <text:p>404,7</text:p>
          </table:table-cell>
          <table:table-cell office:value-type="float" office:value="407.92166662697502" table:style-name="ce82">
            <text:p>407,9</text:p>
          </table:table-cell>
          <table:table-cell office:value-type="float" office:value="2394.8205026616702" table:style-name="ce82">
            <text:p>2 394,8</text:p>
          </table:table-cell>
          <table:table-cell office:value-type="float" office:value="1577.7085596028001" table:style-name="ce82">
            <text:p>1 577,7</text:p>
          </table:table-cell>
          <table:table-cell office:value-type="float" office:value="298.86555048898799" table:style-name="ce82">
            <text:p>298,9</text:p>
          </table:table-cell>
          <table:table-cell office:value-type="float" office:value="1222.8912218517401" table:style-name="ce82">
            <text:p>1 222,9</text:p>
          </table:table-cell>
          <table:table-cell office:value-type="float" office:value="367.94651418401202" table:style-name="ce82">
            <text:p>367,9</text:p>
          </table:table-cell>
          <table:table-cell office:value-type="float" office:value="175.08511959015399" table:style-name="ce82">
            <text:p>175,1</text:p>
          </table:table-cell>
          <table:table-cell office:value-type="float" office:value="83.288039958328994" table:style-name="ce82">
            <text:p>83,3</text:p>
          </table:table-cell>
          <table:table-cell office:value-type="float" office:value="6933.2459192621" table:style-name="ce80">
            <text:p>6 933,2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3">
          <table:table-cell office:value-type="string" table:number-columns-spanned="11" table:number-rows-spanned="1" table:style-name="ce26">
            <text:p>Q: STATISTIK AUSTRIA, Regionale landwirtschaftliche Gesamtrechnung. Erstellt am 29.09.2023. – Konsistent mit LGR-Berechnungsstand Juli 2023. – Etwaige Rundungsdifferenzen wurden nicht ausgeglichen.<text:s/></text:p>
            <text:p>1) Hopfen, Textilpflanzen, Heil-, Duft- und Gewürzpflanzen, Energiegräser. – 2) Blumen und Zierpflanzen (inkl. Weihnachtsbäume), Baumschulerzeugnisse, Anpflanzungen. – 3) Es handelt sich dabei um Trauben für die Weinbereitung. – 4) Schilf, Sämereien. – 5) Schafe und Ziegen, Einhufer, Jagd. – 6) Honig, Rohwolle.<text:s/></text:p>
          </table:table-cell>
          <table:covered-table-cell table:number-columns-repeated="10"/>
          <table:table-cell table:number-columns-repeated="2" table:style-name="ce2"/>
          <table:table-cell table:number-columns-repeated="16371" table:style-name="ce1"/>
        </table:table-row>
        <table:table-row table:style-name="ro4">
          <table:table-cell table:number-columns-repeated="16384"/>
        </table:table-row>
        <table:table-row table:style-name="ro4">
          <table:table-cell table:style-name="ce2"/>
          <table:table-cell table:number-columns-repeated="10" table:style-name="ce25"/>
          <table:table-cell table:number-columns-repeated="2" table:style-name="ce2"/>
          <table:table-cell table:number-columns-repeated="16371" table:style-name="ce1"/>
        </table:table-row>
        <table:table-row table:number-rows-repeated="1048544" table:style-name="ro4">
          <table:table-cell table:number-columns-repeated="16384"/>
        </table:table-row>
        <table:named-expressions>
          <table:named-range table:name="_f408d64f_STF_Dekoration_1_CN1" table:cell-range-address="2016.$K$2:2016.$K$29" table:base-cell-address="2016.$A$1"/>
          <table:named-expression table:name="_f408d64f_STF_Dekoration_1_CN102" table:expression="of:=['file:///P:/PROJEKTE/LW_GR/PUBLIKATIONEN/INTERNET/Tabellen%26Grafiken_verknuepft/LGR/WD/WD_T05_LGR.xlsx'#Tabelle1.#REF!]" table:base-cell-address="2022.$A$1"/>
          <table:named-expression table:name="_f408d64f_STF_Dekoration_1_CN105" table:expression="of:=['file:///P:/PROJEKTE/LW_GR/PUBLIKATIONEN/INTERNET/Tabellen%26Grafiken_verknuepft/LGR/WD/WD_T05_LGR.xlsx'#Tabelle1.#REF!]" table:base-cell-address="2022.$A$1"/>
          <table:named-expression table:name="_f408d64f_STF_Dekoration_1_CN106" table:expression="of:=['file:///P:/PROJEKTE/LW_GR/PUBLIKATIONEN/INTERNET/Tabellen%26Grafiken_verknuepft/LGR/WD/WD_T05_LGR.xlsx'#Tabelle1.#REF!]" table:base-cell-address="2022.$A$1"/>
          <table:named-expression table:name="_f408d64f_STF_Dekoration_1_CN107" table:expression="of:=['file:///P:/PROJEKTE/LW_GR/PUBLIKATIONEN/INTERNET/Tabellen%26Grafiken_verknuepft/LGR/WD/WD_T05_LGR.xlsx'#Tabelle1.#REF!]" table:base-cell-address="2022.$A$1"/>
          <table:named-expression table:name="_f408d64f_STF_Dekoration_1_CN108" table:expression="of:=['file:///P:/PROJEKTE/LW_GR/PUBLIKATIONEN/INTERNET/Tabellen%26Grafiken_verknuepft/LGR/WD/WD_T05_LGR.xlsx'#Tabelle1.#REF!]" table:base-cell-address="2022.$A$1"/>
          <table:named-expression table:name="_f408d64f_STF_Dekoration_1_CN110" table:expression="of:=['file:///P:/PROJEKTE/LW_GR/PUBLIKATIONEN/INTERNET/Tabellen%26Grafiken_verknuepft/LGR/WD/WD_T05_LGR.xlsx'#Tabelle1.#REF!]" table:base-cell-address="2022.$A$1"/>
          <table:named-expression table:name="_f408d64f_STF_Dekoration_1_CN113" table:expression="of:=['file:///P:/PROJEKTE/LW_GR/PUBLIKATIONEN/INTERNET/Tabellen%26Grafiken_verknuepft/LGR/WD/WD_T05_LGR.xlsx'#Tabelle1.#REF!]" table:base-cell-address="2022.$A$1"/>
          <table:named-expression table:name="_f408d64f_STF_Dekoration_1_CN114" table:expression="of:=['file:///P:/PROJEKTE/LW_GR/PUBLIKATIONEN/INTERNET/Tabellen%26Grafiken_verknuepft/LGR/WD/WD_T05_LGR.xlsx'#Tabelle1.#REF!]" table:base-cell-address="2022.$A$1"/>
          <table:named-expression table:name="_f408d64f_STF_Dekoration_1_CN115" table:expression="of:=['file:///P:/PROJEKTE/LW_GR/PUBLIKATIONEN/INTERNET/Tabellen%26Grafiken_verknuepft/LGR/WD/WD_T05_LGR.xlsx'#Tabelle1.#REF!]" table:base-cell-address="2022.$A$1"/>
          <table:named-expression table:name="_f408d64f_STF_Dekoration_1_CN117" table:expression="of:=['file:///P:/PROJEKTE/LW_GR/PUBLIKATIONEN/INTERNET/Tabellen%26Grafiken_verknuepft/LGR/WD/WD_T05_LGR.xlsx'#Tabelle1.#REF!]~['file:///P:/PROJEKTE/LW_GR/PUBLIKATIONEN/INTERNET/Tabellen%26Grafiken_verknuepft/LGR/WD/WD_T05_LGR.xlsx'#Tabelle1.$U$8]" table:base-cell-address="2022.$A$1"/>
          <table:named-range table:name="_f408d64f_STF_Dekoration_1_CN2" table:cell-range-address="2016.$A$16:2016.$K$16" table:base-cell-address="2016.$A$1"/>
          <table:named-range table:name="_f408d64f_STF_Dekoration_1_CN3" table:cell-range-address="2016.$A$24:2016.$K$29" table:base-cell-address="2016.$A$1"/>
          <table:named-expression table:name="_f408d64f_STF_Dekoration_1_CN95" table:expression="of:=['file:///P:/PROJEKTE/LW_GR/PUBLIKATIONEN/INTERNET/Tabellen%26Grafiken_verknuepft/LGR/WD/WD_T05_LGR.xlsx'#Tabelle1.#REF!]" table:base-cell-address="2022.$A$1"/>
          <table:named-expression table:name="_f408d64f_STF_Dekoration_1_CN96" table:expression="of:=['file:///P:/PROJEKTE/LW_GR/PUBLIKATIONEN/INTERNET/Tabellen%26Grafiken_verknuepft/LGR/WD/WD_T05_LGR.xlsx'#Tabelle1.#REF!]" table:base-cell-address="2022.$A$1"/>
          <table:named-expression table:name="_f408d64f_STF_Dekoration_4_CN1" table:expression="of:=['2016'.#REF!]" table:base-cell-address="2022.$A$1"/>
          <table:named-expression table:name="_f408d64f_STF_Dekoration_4_CN2" table:expression="of:=['2016'.#REF!]" table:base-cell-address="2022.$A$1"/>
          <table:named-range table:name="_f408d64f_STF_Fuss_1_CN1" table:cell-range-address="2016.$A$30:2016.$K$30" table:base-cell-address="2016.$A$1"/>
          <table:named-range table:name="_f408d64f_STF_Fuss_1_CN2" table:cell-range-address="2016.$A$30:2016.$K$30" table:base-cell-address="2016.$A$1"/>
          <table:named-range table:name="_f408d64f_STF_Gesamtsumme_1_CN1" table:cell-range-address="2016.$A$29:2016.$K$29" table:base-cell-address="2016.$A$1"/>
          <table:named-range table:name="_f408d64f_STF_Gesamtsumme_1_CN2" table:cell-range-address="2016.$A$29:2016.$K$29" table:base-cell-address="2016.$A$1"/>
          <table:named-range table:name="_f408d64f_STF_Koerper_1_CN1" table:cell-range-address="2016.$B$2:2016.$K$29" table:base-cell-address="2016.$A$1"/>
          <table:named-range table:name="_f408d64f_STF_Tabellenkopf_1_CN1" table:cell-range-address="2016.$B$1:2016.$K$1" table:base-cell-address="2016.$A$1"/>
          <table:named-range table:name="_f408d64f_STF_Tabellenkopf_1_CN2" table:cell-range-address="2016.$A$1:2016.$K$1" table:base-cell-address="2016.$A$1"/>
          <table:named-expression table:name="_f408d64f_STF_Titel_1_CN1" table:expression="of:=['2016'.#REF!]" table:base-cell-address="2022.$A$1"/>
          <table:named-range table:name="_f408d64f_STF_Vorspalte_1_CN1" table:cell-range-address="2016.$A$1:2016.$A$29" table:base-cell-address="2016.$A$1"/>
          <table:named-range table:name="_f408d64f_STF_Vorspalte_1_CN2" table:cell-range-address="2016.$A$1" table:base-cell-address="2016.$A$1"/>
          <table:named-range table:name="_f408d64f_STF_Vorspalte_1_CN3" table:cell-range-address="2016.$A$1" table:base-cell-address="2016.$A$1"/>
          <table:named-range table:name="_f408d64f_STF_Zwischensumme_1_CN1" table:cell-range-address="2016.$A$25:2016.$K$25" table:base-cell-address="2016.$A$1"/>
          <table:named-range table:name="_f408d64f_STF_Zwischensumme_1_CN2" table:cell-range-address="2016.$A$27:2016.$K$27" table:base-cell-address="2016.$A$1"/>
          <table:named-expression table:name="_f408d64f_STF_Zwischensumme_1_CN3" table:expression="of:=['2016'.$A$16:.$K$16]~['2016'.$A$24:.$K$25]~['2016'.$A$27:.$K$27]" table:base-cell-address="2022.$A$1"/>
          <table:named-range table:name="Print_Area" table:cell-range-address="2016.$A$1:2016.$K$30" table:base-cell-address="2016.$A$1"/>
        </table:named-expressions>
      </table:table>
      <table:table table:name="2015" table:style-name="ta2">
        <table:table-column table:style-name="co1" table:default-cell-style-name="ce2"/>
        <table:table-column table:style-name="co2" table:number-columns-repeated="10" table:default-cell-style-name="ce2"/>
        <table:table-column table:style-name="co3" table:number-columns-repeated="16373" table:default-cell-style-name="ce2"/>
        <table:table-row table:style-name="ro1">
          <table:table-cell office:value-type="string" table:style-name="ce3">
            <text:p>Merkmal</text:p>
          </table:table-cell>
          <table:table-cell office:value-type="string" table:style-name="ce4">
            <text:p>Bgld.</text:p>
          </table:table-cell>
          <table:table-cell office:value-type="string" table:style-name="ce4">
            <text:p>Ktn.</text:p>
          </table:table-cell>
          <table:table-cell office:value-type="string" table:style-name="ce4">
            <text:p>NÖ</text:p>
          </table:table-cell>
          <table:table-cell office:value-type="string" table:style-name="ce4">
            <text:p>OÖ</text:p>
          </table:table-cell>
          <table:table-cell office:value-type="string" table:style-name="ce4">
            <text:p>Sbg.</text:p>
          </table:table-cell>
          <table:table-cell office:value-type="string" table:style-name="ce4">
            <text:p>Stmk.</text:p>
          </table:table-cell>
          <table:table-cell office:value-type="string" table:style-name="ce4">
            <text:p>T</text:p>
          </table:table-cell>
          <table:table-cell office:value-type="string" table:style-name="ce4">
            <text:p>Vbg.</text:p>
          </table:table-cell>
          <table:table-cell office:value-type="string" table:style-name="ce4">
            <text:p>W</text:p>
          </table:table-cell>
          <table:table-cell office:value-type="string" table:style-name="ce5">
            <text:p>Ö</text:p>
          </table:table-cell>
          <table:table-cell table:number-columns-repeated="16373" table:style-name="ce6"/>
        </table:table-row>
        <table:table-row table:style-name="ro2">
          <table:table-cell office:value-type="string" table:style-name="ce7">
            <text:p>Getreide</text:p>
          </table:table-cell>
          <table:table-cell office:value-type="float" office:value="80.749896777185" table:style-name="ce83">
            <text:p>80,7</text:p>
          </table:table-cell>
          <table:table-cell office:value-type="float" office:value="39.056888039359002" table:style-name="ce84">
            <text:p>39,1</text:p>
          </table:table-cell>
          <table:table-cell office:value-type="float" office:value="330.97787401920101" table:style-name="ce84">
            <text:p>331,0</text:p>
          </table:table-cell>
          <table:table-cell office:value-type="float" office:value="178.94669045819001" table:style-name="ce84">
            <text:p>178,9</text:p>
          </table:table-cell>
          <table:table-cell office:value-type="float" office:value="1.0577510912600001" table:style-name="ce84">
            <text:p>1,1</text:p>
          </table:table-cell>
          <table:table-cell office:value-type="float" office:value="95.107288517596004" table:style-name="ce84">
            <text:p>95,1</text:p>
          </table:table-cell>
          <table:table-cell office:value-type="float" office:value="0.48469967514599999" table:style-name="ce84">
            <text:p>0,5</text:p>
          </table:table-cell>
          <table:table-cell office:value-type="float" office:value="0.121191719802" table:style-name="ce84">
            <text:p>0,1</text:p>
          </table:table-cell>
          <table:table-cell office:value-type="float" office:value="1.8759341807359999" table:style-name="ce84">
            <text:p>1,9</text:p>
          </table:table-cell>
          <table:table-cell office:value-type="float" office:value="728.378214478475" table:style-name="ce85">
            <text:p>728,4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12">
            <text:p>Ölsaaten und Ölfrüchte</text:p>
          </table:table-cell>
          <table:table-cell office:value-type="float" office:value="31.214402439800999" table:style-name="ce86">
            <text:p>31,2</text:p>
          </table:table-cell>
          <table:table-cell office:value-type="float" office:value="5.2439818325049998" table:style-name="ce87">
            <text:p>5,2</text:p>
          </table:table-cell>
          <table:table-cell office:value-type="float" office:value="73.208190622860002" table:style-name="ce87">
            <text:p>73,2</text:p>
          </table:table-cell>
          <table:table-cell office:value-type="float" office:value="21.689839697766999" table:style-name="ce87">
            <text:p>21,7</text:p>
          </table:table-cell>
          <table:table-cell office:value-type="float" office:value="4.6371640920999997E-2" table:style-name="ce87">
            <text:p>0,0</text:p>
          </table:table-cell>
          <table:table-cell office:value-type="float" office:value="45.191863228587003" table:style-name="ce87">
            <text:p>45,2</text:p>
          </table:table-cell>
          <table:table-cell office:value-type="float" office:value="2.9753069189999998E-3" table:style-name="ce87">
            <text:p>0,0</text:p>
          </table:table-cell>
          <table:table-cell office:value-type="float" office:value="8.7396002800000001E-4" table:style-name="ce87">
            <text:p>0,0</text:p>
          </table:table-cell>
          <table:table-cell office:value-type="float" office:value="0.26165086900700002" table:style-name="ce87">
            <text:p>0,3</text:p>
          </table:table-cell>
          <table:table-cell office:value-type="float" office:value="176.860149598394" table:style-name="ce88">
            <text:p>176,9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12">
            <text:p>Eiweißpflanzen</text:p>
          </table:table-cell>
          <table:table-cell office:value-type="float" office:value="2.3657834539590001" table:style-name="ce86">
            <text:p>2,4</text:p>
          </table:table-cell>
          <table:table-cell office:value-type="float" office:value="0.36718287378600001" table:style-name="ce87">
            <text:p>0,4</text:p>
          </table:table-cell>
          <table:table-cell office:value-type="float" office:value="7.415758088005" table:style-name="ce87">
            <text:p>7,4</text:p>
          </table:table-cell>
          <table:table-cell office:value-type="float" office:value="3.3694935742790002" table:style-name="ce87">
            <text:p>3,4</text:p>
          </table:table-cell>
          <table:table-cell office:value-type="float" office:value="1.4167902723E-2" table:style-name="ce87">
            <text:p>0,0</text:p>
          </table:table-cell>
          <table:table-cell office:value-type="float" office:value="0.51087131188199997" table:style-name="ce87">
            <text:p>0,5</text:p>
          </table:table-cell>
          <table:table-cell office:value-type="float" office:value="6.3820024640000002E-3" table:style-name="ce87">
            <text:p>0,0</text:p>
          </table:table-cell>
          <table:table-cell office:value-type="float" office:value="1.3445392190000001E-3" table:style-name="ce87">
            <text:p>0,0</text:p>
          </table:table-cell>
          <table:table-cell office:value-type="float" office:value="4.5873896917000001E-2" table:style-name="ce87">
            <text:p>0,0</text:p>
          </table:table-cell>
          <table:table-cell office:value-type="float" office:value="14.096857643234999" table:style-name="ce88">
            <text:p>14,1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12">
            <text:p>Zuckerrüben</text:p>
          </table:table-cell>
          <table:table-cell office:value-type="float" office:value="7.0084980703140003" table:style-name="ce86">
            <text:p>7,0</text:p>
          </table:table-cell>
          <table:table-cell office:value-type="float" office:value="3.0890533354000001E-2" table:style-name="ce87">
            <text:p>0,0</text:p>
          </table:table-cell>
          <table:table-cell office:value-type="float" office:value="59.375037387032002" table:style-name="ce87">
            <text:p>59,4</text:p>
          </table:table-cell>
          <table:table-cell office:value-type="float" office:value="8.8744646841229997" table:style-name="ce87">
            <text:p>8,9</text:p>
          </table:table-cell>
          <table:table-cell office:value-type="float" office:value="0" table:style-name="ce87">
            <text:p>0,0</text:p>
          </table:table-cell>
          <table:table-cell office:value-type="float" office:value="0.46329309859099999" table:style-name="ce87">
            <text:p>0,5</text:p>
          </table:table-cell>
          <table:table-cell office:value-type="float" office:value="3.1537033700000001E-3" table:style-name="ce87">
            <text:p>0,0</text:p>
          </table:table-cell>
          <table:table-cell office:value-type="float" office:value="0" table:style-name="ce87">
            <text:p>0,0</text:p>
          </table:table-cell>
          <table:table-cell office:value-type="float" office:value="0.434541371678" table:style-name="ce87">
            <text:p>0,4</text:p>
          </table:table-cell>
          <table:table-cell office:value-type="float" office:value="76.189878848461007" table:style-name="ce88">
            <text:p>76,2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12">
            <text:p>Sonstige Handelsgewächse<text:span text:style-name="T1">1</text:span></text:p>
          </table:table-cell>
          <table:table-cell office:value-type="float" office:value="0.47296252302699998" table:style-name="ce86">
            <text:p>0,5</text:p>
          </table:table-cell>
          <table:table-cell office:value-type="float" office:value="6.3306936526000002E-2" table:style-name="ce87">
            <text:p>0,1</text:p>
          </table:table-cell>
          <table:table-cell office:value-type="float" office:value="4.0665099422940001" table:style-name="ce87">
            <text:p>4,1</text:p>
          </table:table-cell>
          <table:table-cell office:value-type="float" office:value="2.6292214582129998" table:style-name="ce87">
            <text:p>2,6</text:p>
          </table:table-cell>
          <table:table-cell office:value-type="float" office:value="6.1237002329999997E-3" table:style-name="ce87">
            <text:p>0,0</text:p>
          </table:table-cell>
          <table:table-cell office:value-type="float" office:value="1.003962074043" table:style-name="ce87">
            <text:p>1,0</text:p>
          </table:table-cell>
          <table:table-cell office:value-type="float" office:value="1.4712623522E-2" table:style-name="ce87">
            <text:p>0,0</text:p>
          </table:table-cell>
          <table:table-cell office:value-type="float" office:value="9.4172793369999997E-3" table:style-name="ce87">
            <text:p>0,0</text:p>
          </table:table-cell>
          <table:table-cell office:value-type="float" office:value="8.1159348269999997E-3" table:style-name="ce87">
            <text:p>0,0</text:p>
          </table:table-cell>
          <table:table-cell office:value-type="float" office:value="8.2743324720219995" table:style-name="ce88">
            <text:p>8,3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12">
            <text:p>Futterpflanzen</text:p>
          </table:table-cell>
          <table:table-cell office:value-type="float" office:value="12.826476788861999" table:style-name="ce86">
            <text:p>12,8</text:p>
          </table:table-cell>
          <table:table-cell office:value-type="float" office:value="56.387942582976002" table:style-name="ce87">
            <text:p>56,4</text:p>
          </table:table-cell>
          <table:table-cell office:value-type="float" office:value="112.447272375398" table:style-name="ce87">
            <text:p>112,4</text:p>
          </table:table-cell>
          <table:table-cell office:value-type="float" office:value="139.24086195189099" table:style-name="ce87">
            <text:p>139,2</text:p>
          </table:table-cell>
          <table:table-cell office:value-type="float" office:value="46.795202692541999" table:style-name="ce87">
            <text:p>46,8</text:p>
          </table:table-cell>
          <table:table-cell office:value-type="float" office:value="93.928029872338996" table:style-name="ce87">
            <text:p>93,9</text:p>
          </table:table-cell>
          <table:table-cell office:value-type="float" office:value="49.687393100629002" table:style-name="ce87">
            <text:p>49,7</text:p>
          </table:table-cell>
          <table:table-cell office:value-type="float" office:value="19.599288227843999" table:style-name="ce87">
            <text:p>19,6</text:p>
          </table:table-cell>
          <table:table-cell office:value-type="float" office:value="0.214600715178" table:style-name="ce87">
            <text:p>0,2</text:p>
          </table:table-cell>
          <table:table-cell office:value-type="float" office:value="531.12706830765796" table:style-name="ce88">
            <text:p>531,1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12">
            <text:p>Gemüse</text:p>
          </table:table-cell>
          <table:table-cell office:value-type="float" office:value="37.455412073284997" table:style-name="ce86">
            <text:p>37,5</text:p>
          </table:table-cell>
          <table:table-cell office:value-type="float" office:value="4.5784063684470002" table:style-name="ce87">
            <text:p>4,6</text:p>
          </table:table-cell>
          <table:table-cell office:value-type="float" office:value="89.058949014685993" table:style-name="ce87">
            <text:p>89,1</text:p>
          </table:table-cell>
          <table:table-cell office:value-type="float" office:value="24.957444704785001" table:style-name="ce87">
            <text:p>25,0</text:p>
          </table:table-cell>
          <table:table-cell office:value-type="float" office:value="3.5036504955050001" table:style-name="ce87">
            <text:p>3,5</text:p>
          </table:table-cell>
          <table:table-cell office:value-type="float" office:value="22.26225374286" table:style-name="ce87">
            <text:p>22,3</text:p>
          </table:table-cell>
          <table:table-cell office:value-type="float" office:value="17.2994927047" table:style-name="ce87">
            <text:p>17,3</text:p>
          </table:table-cell>
          <table:table-cell office:value-type="float" office:value="1.02869778358" table:style-name="ce87">
            <text:p>1,0</text:p>
          </table:table-cell>
          <table:table-cell office:value-type="float" office:value="51.945801029192999" table:style-name="ce87">
            <text:p>51,9</text:p>
          </table:table-cell>
          <table:table-cell office:value-type="float" office:value="252.09010791704" table:style-name="ce88">
            <text:p>252,1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12">
            <text:p>Pflanzen und Blumen<text:span text:style-name="T1">2</text:span></text:p>
          </table:table-cell>
          <table:table-cell office:value-type="float" office:value="18.755733242466" table:style-name="ce86">
            <text:p>18,8</text:p>
          </table:table-cell>
          <table:table-cell office:value-type="float" office:value="8.9208147812699998" table:style-name="ce87">
            <text:p>8,9</text:p>
          </table:table-cell>
          <table:table-cell office:value-type="float" office:value="102.566102594125" table:style-name="ce87">
            <text:p>102,6</text:p>
          </table:table-cell>
          <table:table-cell office:value-type="float" office:value="87.778094937147003" table:style-name="ce87">
            <text:p>87,8</text:p>
          </table:table-cell>
          <table:table-cell office:value-type="float" office:value="11.544265244999" table:style-name="ce87">
            <text:p>11,5</text:p>
          </table:table-cell>
          <table:table-cell office:value-type="float" office:value="107.789874740401" table:style-name="ce87">
            <text:p>107,8</text:p>
          </table:table-cell>
          <table:table-cell office:value-type="float" office:value="13.821683169366" table:style-name="ce87">
            <text:p>13,8</text:p>
          </table:table-cell>
          <table:table-cell office:value-type="float" office:value="13.428682090246999" table:style-name="ce87">
            <text:p>13,4</text:p>
          </table:table-cell>
          <table:table-cell office:value-type="float" office:value="8.1992244889180004" table:style-name="ce87">
            <text:p>8,2</text:p>
          </table:table-cell>
          <table:table-cell office:value-type="float" office:value="372.80447528893802" table:style-name="ce88">
            <text:p>372,8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12">
            <text:p>Kartoffeln</text:p>
          </table:table-cell>
          <table:table-cell office:value-type="float" office:value="3.709712662866" table:style-name="ce86">
            <text:p>3,7</text:p>
          </table:table-cell>
          <table:table-cell office:value-type="float" office:value="1.401300556736" table:style-name="ce87">
            <text:p>1,4</text:p>
          </table:table-cell>
          <table:table-cell office:value-type="float" office:value="53.610405059316001" table:style-name="ce87">
            <text:p>53,6</text:p>
          </table:table-cell>
          <table:table-cell office:value-type="float" office:value="4.3245499311879998" table:style-name="ce87">
            <text:p>4,3</text:p>
          </table:table-cell>
          <table:table-cell office:value-type="float" office:value="0.46099491188800001" table:style-name="ce87">
            <text:p>0,5</text:p>
          </table:table-cell>
          <table:table-cell office:value-type="float" office:value="3.3448867581980002" table:style-name="ce87">
            <text:p>3,3</text:p>
          </table:table-cell>
          <table:table-cell office:value-type="float" office:value="1.798302037492" table:style-name="ce87">
            <text:p>1,8</text:p>
          </table:table-cell>
          <table:table-cell office:value-type="float" office:value="0.17464277676699999" table:style-name="ce87">
            <text:p>0,2</text:p>
          </table:table-cell>
          <table:table-cell office:value-type="float" office:value="0.68492352040600002" table:style-name="ce87">
            <text:p>0,7</text:p>
          </table:table-cell>
          <table:table-cell office:value-type="float" office:value="69.509718214857003" table:style-name="ce88">
            <text:p>69,5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12">
            <text:p>Obst (inkl. Trauben)</text:p>
          </table:table-cell>
          <table:table-cell office:value-type="float" office:value="28.088050952886" table:style-name="ce86">
            <text:p>28,1</text:p>
          </table:table-cell>
          <table:table-cell office:value-type="float" office:value="8.4999267923369999" table:style-name="ce87">
            <text:p>8,5</text:p>
          </table:table-cell>
          <table:table-cell office:value-type="float" office:value="92.940484780727004" table:style-name="ce87">
            <text:p>92,9</text:p>
          </table:table-cell>
          <table:table-cell office:value-type="float" office:value="25.479182292478999" table:style-name="ce87">
            <text:p>25,5</text:p>
          </table:table-cell>
          <table:table-cell office:value-type="float" office:value="1.453358294144" table:style-name="ce87">
            <text:p>1,5</text:p>
          </table:table-cell>
          <table:table-cell office:value-type="float" office:value="93.135697326216999" table:style-name="ce87">
            <text:p>93,1</text:p>
          </table:table-cell>
          <table:table-cell office:value-type="float" office:value="3.8254019615630002" table:style-name="ce87">
            <text:p>3,8</text:p>
          </table:table-cell>
          <table:table-cell office:value-type="float" office:value="1.586507730301" table:style-name="ce87">
            <text:p>1,6</text:p>
          </table:table-cell>
          <table:table-cell office:value-type="float" office:value="1.715561423549" table:style-name="ce87">
            <text:p>1,7</text:p>
          </table:table-cell>
          <table:table-cell office:value-type="float" office:value="256.72417155420402" table:style-name="ce88">
            <text:p>256,7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16">
            <text:p>davon Frischobst</text:p>
          </table:table-cell>
          <table:table-cell office:value-type="float" office:value="10.724921404506" table:style-name="ce87">
            <text:p>10,7</text:p>
          </table:table-cell>
          <table:table-cell office:value-type="float" office:value="8.4996302476950003" table:style-name="ce87">
            <text:p>8,5</text:p>
          </table:table-cell>
          <table:table-cell office:value-type="float" office:value="60.994402778626998" table:style-name="ce87">
            <text:p>61,0</text:p>
          </table:table-cell>
          <table:table-cell office:value-type="float" office:value="25.478981479314001" table:style-name="ce87">
            <text:p>25,5</text:p>
          </table:table-cell>
          <table:table-cell office:value-type="float" office:value="1.453358294144" table:style-name="ce87">
            <text:p>1,5</text:p>
          </table:table-cell>
          <table:table-cell office:value-type="float" office:value="91.028104178736996" table:style-name="ce87">
            <text:p>91,0</text:p>
          </table:table-cell>
          <table:table-cell office:value-type="float" office:value="3.8254019615630002" table:style-name="ce87">
            <text:p>3,8</text:p>
          </table:table-cell>
          <table:table-cell office:value-type="float" office:value="1.5783082989120001" table:style-name="ce87">
            <text:p>1,6</text:p>
          </table:table-cell>
          <table:table-cell office:value-type="float" office:value="1.6547811752199999" table:style-name="ce87">
            <text:p>1,7</text:p>
          </table:table-cell>
          <table:table-cell office:value-type="float" office:value="205.237889818718" table:style-name="ce88">
            <text:p>205,2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12">
            <text:p><text:s text:c="4"/>davon Weintrauben<text:span text:style-name="T1">3</text:span></text:p>
          </table:table-cell>
          <table:table-cell office:value-type="float" office:value="17.363129548380002" table:style-name="ce87">
            <text:p>17,4</text:p>
          </table:table-cell>
          <table:table-cell office:value-type="float" office:value="2.9654464300000002E-4" table:style-name="ce87">
            <text:p>0,0</text:p>
          </table:table-cell>
          <table:table-cell office:value-type="float" office:value="31.946082002099999" table:style-name="ce87">
            <text:p>31,9</text:p>
          </table:table-cell>
          <table:table-cell office:value-type="float" office:value="2.0081316500000001E-4" table:style-name="ce87">
            <text:p>0,0</text:p>
          </table:table-cell>
          <table:table-cell office:value-type="float" office:value="0" table:style-name="ce87">
            <text:p>0,0</text:p>
          </table:table-cell>
          <table:table-cell office:value-type="float" office:value="2.1075931474809999" table:style-name="ce87">
            <text:p>2,1</text:p>
          </table:table-cell>
          <table:table-cell office:value-type="float" office:value="0" table:style-name="ce87">
            <text:p>0,0</text:p>
          </table:table-cell>
          <table:table-cell office:value-type="float" office:value="8.1994313880000003E-3" table:style-name="ce87">
            <text:p>0,0</text:p>
          </table:table-cell>
          <table:table-cell office:value-type="float" office:value="6.0780248329000003E-2" table:style-name="ce87">
            <text:p>0,1</text:p>
          </table:table-cell>
          <table:table-cell office:value-type="float" office:value="51.486281735486003" table:style-name="ce88">
            <text:p>51,5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12">
            <text:p>Wein</text:p>
          </table:table-cell>
          <table:table-cell office:value-type="float" office:value="132.686863442576" table:style-name="ce86">
            <text:p>132,7</text:p>
          </table:table-cell>
          <table:table-cell office:value-type="float" office:value="0.35035826882900001" table:style-name="ce87">
            <text:p>0,4</text:p>
          </table:table-cell>
          <table:table-cell office:value-type="float" office:value="261.83599555143502" table:style-name="ce87">
            <text:p>261,8</text:p>
          </table:table-cell>
          <table:table-cell office:value-type="float" office:value="0.23530958085600001" table:style-name="ce87">
            <text:p>0,2</text:p>
          </table:table-cell>
          <table:table-cell office:value-type="float" office:value="9.4177130039999994E-3" table:style-name="ce87">
            <text:p>0,0</text:p>
          </table:table-cell>
          <table:table-cell office:value-type="float" office:value="53.757937078847" table:style-name="ce87">
            <text:p>53,8</text:p>
          </table:table-cell>
          <table:table-cell office:value-type="float" office:value="9.9799817398999999E-2" table:style-name="ce87">
            <text:p>0,1</text:p>
          </table:table-cell>
          <table:table-cell office:value-type="float" office:value="7.1038277932000002E-2" table:style-name="ce87">
            <text:p>0,1</text:p>
          </table:table-cell>
          <table:table-cell office:value-type="float" office:value="6.2460952623299999" table:style-name="ce87">
            <text:p>6,2</text:p>
          </table:table-cell>
          <table:table-cell office:value-type="float" office:value="455.292814993207" table:style-name="ce88">
            <text:p>455,3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12">
            <text:p>Sonstige pflanzliche Erzeugnisse<text:span text:style-name="T1">4</text:span></text:p>
          </table:table-cell>
          <table:table-cell office:value-type="float" office:value="2.2790219984159998" table:style-name="ce86">
            <text:p>2,3</text:p>
          </table:table-cell>
          <table:table-cell office:value-type="float" office:value="1.8148081512000001E-2" table:style-name="ce87">
            <text:p>0,0</text:p>
          </table:table-cell>
          <table:table-cell office:value-type="float" office:value="0.20313412396200001" table:style-name="ce87">
            <text:p>0,2</text:p>
          </table:table-cell>
          <table:table-cell office:value-type="float" office:value="0.99560761651899998" table:style-name="ce87">
            <text:p>1,0</text:p>
          </table:table-cell>
          <table:table-cell office:value-type="float" office:value="0" table:style-name="ce87">
            <text:p>0,0</text:p>
          </table:table-cell>
          <table:table-cell office:value-type="float" office:value="0.238286384002" table:style-name="ce87">
            <text:p>0,2</text:p>
          </table:table-cell>
          <table:table-cell office:value-type="float" office:value="0" table:style-name="ce87">
            <text:p>0,0</text:p>
          </table:table-cell>
          <table:table-cell office:value-type="float" office:value="0" table:style-name="ce87">
            <text:p>0,0</text:p>
          </table:table-cell>
          <table:table-cell office:value-type="float" office:value="0" table:style-name="ce87">
            <text:p>0,0</text:p>
          </table:table-cell>
          <table:table-cell office:value-type="float" office:value="3.7341982044119999" table:style-name="ce88">
            <text:p>3,7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17">
            <text:p>Pflanzliche Erzeugung</text:p>
          </table:table-cell>
          <table:table-cell office:value-type="float" office:value="357.61281442564302" table:style-name="ce89">
            <text:p>357,6</text:p>
          </table:table-cell>
          <table:table-cell office:value-type="float" office:value="124.919147647636" table:style-name="ce90">
            <text:p>124,9</text:p>
          </table:table-cell>
          <table:table-cell office:value-type="float" office:value="1187.7057135590401" table:style-name="ce90">
            <text:p>1 187,7</text:p>
          </table:table-cell>
          <table:table-cell office:value-type="float" office:value="498.52076088743701" table:style-name="ce90">
            <text:p>498,5</text:p>
          </table:table-cell>
          <table:table-cell office:value-type="float" office:value="64.891303687220002" table:style-name="ce90">
            <text:p>64,9</text:p>
          </table:table-cell>
          <table:table-cell office:value-type="float" office:value="516.73424413356099" table:style-name="ce90">
            <text:p>516,7</text:p>
          </table:table-cell>
          <table:table-cell office:value-type="float" office:value="87.043996102568997" table:style-name="ce90">
            <text:p>87,0</text:p>
          </table:table-cell>
          <table:table-cell office:value-type="float" office:value="36.021684385057" table:style-name="ce90">
            <text:p>36,0</text:p>
          </table:table-cell>
          <table:table-cell office:value-type="float" office:value="71.632322692738995" table:style-name="ce90">
            <text:p>71,6</text:p>
          </table:table-cell>
          <table:table-cell office:value-type="float" office:value="2945.0819875208999" table:style-name="ce88">
            <text:p>2 945,1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12">
            <text:p>Rinder</text:p>
          </table:table-cell>
          <table:table-cell office:value-type="float" office:value="9.2093703266539997" table:style-name="ce86">
            <text:p>9,2</text:p>
          </table:table-cell>
          <table:table-cell office:value-type="float" office:value="71.043319994396001" table:style-name="ce87">
            <text:p>71,0</text:p>
          </table:table-cell>
          <table:table-cell office:value-type="float" office:value="205.69271629600499" table:style-name="ce87">
            <text:p>205,7</text:p>
          </table:table-cell>
          <table:table-cell office:value-type="float" office:value="256.65261562419499" table:style-name="ce87">
            <text:p>256,7</text:p>
          </table:table-cell>
          <table:table-cell office:value-type="float" office:value="63.071998822307002" table:style-name="ce87">
            <text:p>63,1</text:p>
          </table:table-cell>
          <table:table-cell office:value-type="float" office:value="136.89269905590999" table:style-name="ce87">
            <text:p>136,9</text:p>
          </table:table-cell>
          <table:table-cell office:value-type="float" office:value="71.264266752091004" table:style-name="ce87">
            <text:p>71,3</text:p>
          </table:table-cell>
          <table:table-cell office:value-type="float" office:value="27.639108326001999" table:style-name="ce87">
            <text:p>27,6</text:p>
          </table:table-cell>
          <table:table-cell office:value-type="float" office:value="1.2331298712E-2" table:style-name="ce87">
            <text:p>0,0</text:p>
          </table:table-cell>
          <table:table-cell office:value-type="float" office:value="841.47842649627205" table:style-name="ce88">
            <text:p>841,5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12">
            <text:p>Schweine<text:s/></text:p>
          </table:table-cell>
          <table:table-cell office:value-type="float" office:value="13.15841906412" table:style-name="ce86">
            <text:p>13,2</text:p>
          </table:table-cell>
          <table:table-cell office:value-type="float" office:value="33.432682975660001" table:style-name="ce87">
            <text:p>33,4</text:p>
          </table:table-cell>
          <table:table-cell office:value-type="float" office:value="194.295320063491" table:style-name="ce87">
            <text:p>194,3</text:p>
          </table:table-cell>
          <table:table-cell office:value-type="float" office:value="289.42402260267198" table:style-name="ce87">
            <text:p>289,4</text:p>
          </table:table-cell>
          <table:table-cell office:value-type="float" office:value="3.5140228073389999" table:style-name="ce87">
            <text:p>3,5</text:p>
          </table:table-cell>
          <table:table-cell office:value-type="float" office:value="189.10823235463599" table:style-name="ce87">
            <text:p>189,1</text:p>
          </table:table-cell>
          <table:table-cell office:value-type="float" office:value="3.3933129988820001" table:style-name="ce87">
            <text:p>3,4</text:p>
          </table:table-cell>
          <table:table-cell office:value-type="float" office:value="2.2444927560400001" table:style-name="ce87">
            <text:p>2,2</text:p>
          </table:table-cell>
          <table:table-cell office:value-type="float" office:value="3.0601869209000002E-2" table:style-name="ce87">
            <text:p>0,0</text:p>
          </table:table-cell>
          <table:table-cell office:value-type="float" office:value="728.60110749204796" table:style-name="ce88">
            <text:p>728,6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12">
            <text:p>Geflügel</text:p>
          </table:table-cell>
          <table:table-cell office:value-type="float" office:value="10.385326135372001" table:style-name="ce86">
            <text:p>10,4</text:p>
          </table:table-cell>
          <table:table-cell office:value-type="float" office:value="30.258022733840999" table:style-name="ce87">
            <text:p>30,3</text:p>
          </table:table-cell>
          <table:table-cell office:value-type="float" office:value="55.032041422965001" table:style-name="ce87">
            <text:p>55,0</text:p>
          </table:table-cell>
          <table:table-cell office:value-type="float" office:value="42.423871197379" table:style-name="ce87">
            <text:p>42,4</text:p>
          </table:table-cell>
          <table:table-cell office:value-type="float" office:value="0.94256517813399998" table:style-name="ce87">
            <text:p>0,9</text:p>
          </table:table-cell>
          <table:table-cell office:value-type="float" office:value="41.905261204524997" table:style-name="ce87">
            <text:p>41,9</text:p>
          </table:table-cell>
          <table:table-cell office:value-type="float" office:value="0.27986656083799999" table:style-name="ce87">
            <text:p>0,3</text:p>
          </table:table-cell>
          <table:table-cell office:value-type="float" office:value="0.72008717647300002" table:style-name="ce87">
            <text:p>0,7</text:p>
          </table:table-cell>
          <table:table-cell office:value-type="float" office:value="7.3346355280000004E-3" table:style-name="ce87">
            <text:p>0,0</text:p>
          </table:table-cell>
          <table:table-cell office:value-type="float" office:value="181.954376245053" table:style-name="ce88">
            <text:p>182,0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12">
            <text:p>Sonstige Tiere<text:span text:style-name="T1">5</text:span></text:p>
          </table:table-cell>
          <table:table-cell office:value-type="float" office:value="1.681839741778" table:style-name="ce86">
            <text:p>1,7</text:p>
          </table:table-cell>
          <table:table-cell office:value-type="float" office:value="5.1656338317769999" table:style-name="ce87">
            <text:p>5,2</text:p>
          </table:table-cell>
          <table:table-cell office:value-type="float" office:value="11.228578427998" table:style-name="ce87">
            <text:p>11,2</text:p>
          </table:table-cell>
          <table:table-cell office:value-type="float" office:value="10.176611093047999" table:style-name="ce87">
            <text:p>10,2</text:p>
          </table:table-cell>
          <table:table-cell office:value-type="float" office:value="3.9339008129090001" table:style-name="ce87">
            <text:p>3,9</text:p>
          </table:table-cell>
          <table:table-cell office:value-type="float" office:value="8.0818071668910001" table:style-name="ce87">
            <text:p>8,1</text:p>
          </table:table-cell>
          <table:table-cell office:value-type="float" office:value="8.6295851336470015" table:style-name="ce87">
            <text:p>8,6</text:p>
          </table:table-cell>
          <table:table-cell office:value-type="float" office:value="1.8120202963949998" table:style-name="ce87">
            <text:p>1,8</text:p>
          </table:table-cell>
          <table:table-cell office:value-type="float" office:value="0.103507703955" table:style-name="ce87">
            <text:p>0,1</text:p>
          </table:table-cell>
          <table:table-cell office:value-type="float" office:value="50.813484208397" table:style-name="ce88">
            <text:p>50,8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12">
            <text:p>Milch</text:p>
          </table:table-cell>
          <table:table-cell office:value-type="float" office:value="9.3631537954499997" table:style-name="ce86">
            <text:p>9,4</text:p>
          </table:table-cell>
          <table:table-cell office:value-type="float" office:value="71.600944038342007" table:style-name="ce87">
            <text:p>71,6</text:p>
          </table:table-cell>
          <table:table-cell office:value-type="float" office:value="218.22789632312001" table:style-name="ce87">
            <text:p>218,2</text:p>
          </table:table-cell>
          <table:table-cell office:value-type="float" office:value="342.51034298730701" table:style-name="ce87">
            <text:p>342,5</text:p>
          </table:table-cell>
          <table:table-cell office:value-type="float" office:value="125.995810608413" table:style-name="ce87">
            <text:p>126,0</text:p>
          </table:table-cell>
          <table:table-cell office:value-type="float" office:value="175.64945281124599" table:style-name="ce87">
            <text:p>175,6</text:p>
          </table:table-cell>
          <table:table-cell office:value-type="float" office:value="121.463213568377" table:style-name="ce87">
            <text:p>121,5</text:p>
          </table:table-cell>
          <table:table-cell office:value-type="float" office:value="63.957213693673999" table:style-name="ce87">
            <text:p>64,0</text:p>
          </table:table-cell>
          <table:table-cell office:value-type="float" office:value="9.6441017500999995E-2" table:style-name="ce87">
            <text:p>0,1</text:p>
          </table:table-cell>
          <table:table-cell office:value-type="float" office:value="1128.8644688434299" table:style-name="ce88">
            <text:p>1 128,9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12">
            <text:p>Eier</text:p>
          </table:table-cell>
          <table:table-cell office:value-type="float" office:value="13.670457037027001" table:style-name="ce86">
            <text:p>13,7</text:p>
          </table:table-cell>
          <table:table-cell office:value-type="float" office:value="16.370814489531998" table:style-name="ce87">
            <text:p>16,4</text:p>
          </table:table-cell>
          <table:table-cell office:value-type="float" office:value="75.053631820472006" table:style-name="ce87">
            <text:p>75,1</text:p>
          </table:table-cell>
          <table:table-cell office:value-type="float" office:value="40.059672804506" table:style-name="ce87">
            <text:p>40,1</text:p>
          </table:table-cell>
          <table:table-cell office:value-type="float" office:value="3.3581317799270001" table:style-name="ce87">
            <text:p>3,4</text:p>
          </table:table-cell>
          <table:table-cell office:value-type="float" office:value="90.666363802044003" table:style-name="ce87">
            <text:p>90,7</text:p>
          </table:table-cell>
          <table:table-cell office:value-type="float" office:value="2.7740183477259999" table:style-name="ce87">
            <text:p>2,8</text:p>
          </table:table-cell>
          <table:table-cell office:value-type="float" office:value="4.0824591676109998" table:style-name="ce87">
            <text:p>4,1</text:p>
          </table:table-cell>
          <table:table-cell office:value-type="float" office:value="2.6118132272000001E-2" table:style-name="ce87">
            <text:p>0,0</text:p>
          </table:table-cell>
          <table:table-cell office:value-type="float" office:value="246.06166738111699" table:style-name="ce88">
            <text:p>246,1</text:p>
          </table:table-cell>
          <table:table-cell table:style-name="ce11"/>
          <table:table-cell table:style-name="ce20"/>
          <table:table-cell table:number-columns-repeated="16371" table:style-name="ce1"/>
        </table:table-row>
        <table:table-row table:style-name="ro2">
          <table:table-cell office:value-type="string" table:style-name="ce12">
            <text:p>Sonstige tierische Erzeugnisse<text:span text:style-name="T1">6</text:span></text:p>
          </table:table-cell>
          <table:table-cell office:value-type="float" office:value="1.659103259169" table:style-name="ce86">
            <text:p>1,7</text:p>
          </table:table-cell>
          <table:table-cell office:value-type="float" office:value="5.5143631542650002" table:style-name="ce87">
            <text:p>5,5</text:p>
          </table:table-cell>
          <table:table-cell office:value-type="float" office:value="6.2347751229439998" table:style-name="ce87">
            <text:p>6,2</text:p>
          </table:table-cell>
          <table:table-cell office:value-type="float" office:value="12.194987431443" table:style-name="ce87">
            <text:p>12,2</text:p>
          </table:table-cell>
          <table:table-cell office:value-type="float" office:value="3.3111241282739998" table:style-name="ce87">
            <text:p>3,3</text:p>
          </table:table-cell>
          <table:table-cell office:value-type="float" office:value="8.7755899704679994" table:style-name="ce87">
            <text:p>8,8</text:p>
          </table:table-cell>
          <table:table-cell office:value-type="float" office:value="5.2584625014380002" table:style-name="ce87">
            <text:p>5,3</text:p>
          </table:table-cell>
          <table:table-cell office:value-type="float" office:value="1.652277133553" table:style-name="ce87">
            <text:p>1,7</text:p>
          </table:table-cell>
          <table:table-cell office:value-type="float" office:value="0.86680806944599997" table:style-name="ce87">
            <text:p>0,9</text:p>
          </table:table-cell>
          <table:table-cell office:value-type="float" office:value="45.467490771000001" table:style-name="ce88">
            <text:p>45,5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17">
            <text:p>Tierische Erzeugung</text:p>
          </table:table-cell>
          <table:table-cell office:value-type="float" office:value="59.12766935957" table:style-name="ce89">
            <text:p>59,1</text:p>
          </table:table-cell>
          <table:table-cell office:value-type="float" office:value="233.385781217812" table:style-name="ce90">
            <text:p>233,4</text:p>
          </table:table-cell>
          <table:table-cell office:value-type="float" office:value="765.76495947699505" table:style-name="ce90">
            <text:p>765,8</text:p>
          </table:table-cell>
          <table:table-cell office:value-type="float" office:value="993.44212374054905" table:style-name="ce90">
            <text:p>993,4</text:p>
          </table:table-cell>
          <table:table-cell office:value-type="float" office:value="204.12755413730201" table:style-name="ce90">
            <text:p>204,1</text:p>
          </table:table-cell>
          <table:table-cell office:value-type="float" office:value="651.07940636571902" table:style-name="ce90">
            <text:p>651,1</text:p>
          </table:table-cell>
          <table:table-cell office:value-type="float" office:value="213.062725863" table:style-name="ce90">
            <text:p>213,1</text:p>
          </table:table-cell>
          <table:table-cell office:value-type="float" office:value="102.107658549749" table:style-name="ce90">
            <text:p>102,1</text:p>
          </table:table-cell>
          <table:table-cell office:value-type="float" office:value="1.143142726622" table:style-name="ce90">
            <text:p>1,1</text:p>
          </table:table-cell>
          <table:table-cell office:value-type="float" office:value="3223.2410214373199" table:style-name="ce88">
            <text:p>3 223,2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21">
            <text:p>Erzeugung landwirtschaftlicher Güter</text:p>
          </table:table-cell>
          <table:table-cell office:value-type="float" office:value="416.74048378521297" table:style-name="ce89">
            <text:p>416,7</text:p>
          </table:table-cell>
          <table:table-cell office:value-type="float" office:value="358.30492886544801" table:style-name="ce90">
            <text:p>358,3</text:p>
          </table:table-cell>
          <table:table-cell office:value-type="float" office:value="1953.4706730360399" table:style-name="ce90">
            <text:p>1 953,5</text:p>
          </table:table-cell>
          <table:table-cell office:value-type="float" office:value="1491.96288462799" table:style-name="ce90">
            <text:p>1 492,0</text:p>
          </table:table-cell>
          <table:table-cell office:value-type="float" office:value="269.01885782452098" table:style-name="ce90">
            <text:p>269,0</text:p>
          </table:table-cell>
          <table:table-cell office:value-type="float" office:value="1167.8136504992799" table:style-name="ce90">
            <text:p>1 167,8</text:p>
          </table:table-cell>
          <table:table-cell office:value-type="float" office:value="300.10672196556902" table:style-name="ce90">
            <text:p>300,1</text:p>
          </table:table-cell>
          <table:table-cell office:value-type="float" office:value="138.129342934806" table:style-name="ce90">
            <text:p>138,1</text:p>
          </table:table-cell>
          <table:table-cell office:value-type="float" office:value="72.775465419360998" table:style-name="ce90">
            <text:p>72,8</text:p>
          </table:table-cell>
          <table:table-cell office:value-type="float" office:value="6168.3230089582203" table:style-name="ce88">
            <text:p>6 168,3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21">
            <text:p>Erzeugung landwirtschaftlicher Dienstleistungen</text:p>
          </table:table-cell>
          <table:table-cell office:value-type="float" office:value="18.985630971563999" table:style-name="ce89">
            <text:p>19,0</text:p>
          </table:table-cell>
          <table:table-cell office:value-type="float" office:value="16.144000167746" table:style-name="ce90">
            <text:p>16,1</text:p>
          </table:table-cell>
          <table:table-cell office:value-type="float" office:value="107.376665974056" table:style-name="ce90">
            <text:p>107,4</text:p>
          </table:table-cell>
          <table:table-cell office:value-type="float" office:value="82.386626289939997" table:style-name="ce90">
            <text:p>82,4</text:p>
          </table:table-cell>
          <table:table-cell office:value-type="float" office:value="7.1466358595889998" table:style-name="ce90">
            <text:p>7,1</text:p>
          </table:table-cell>
          <table:table-cell office:value-type="float" office:value="58.648460156070001" table:style-name="ce90">
            <text:p>58,6</text:p>
          </table:table-cell>
          <table:table-cell office:value-type="float" office:value="10.061076056987" table:style-name="ce90">
            <text:p>10,1</text:p>
          </table:table-cell>
          <table:table-cell office:value-type="float" office:value="4.7839497067290004" table:style-name="ce90">
            <text:p>4,8</text:p>
          </table:table-cell>
          <table:table-cell office:value-type="float" office:value="1.211068408971" table:style-name="ce90">
            <text:p>1,2</text:p>
          </table:table-cell>
          <table:table-cell office:value-type="float" office:value="306.74411359165202" table:style-name="ce88">
            <text:p>306,7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22">
            <text:p>Landwirtschaftliche Erzeugung</text:p>
          </table:table-cell>
          <table:table-cell office:value-type="float" office:value="435.72611475677701" table:style-name="ce89">
            <text:p>435,7</text:p>
          </table:table-cell>
          <table:table-cell office:value-type="float" office:value="374.44892903319402" table:style-name="ce90">
            <text:p>374,4</text:p>
          </table:table-cell>
          <table:table-cell office:value-type="float" office:value="2060.8473390100899" table:style-name="ce90">
            <text:p>2 060,8</text:p>
          </table:table-cell>
          <table:table-cell office:value-type="float" office:value="1574.34951091793" table:style-name="ce90">
            <text:p>1 574,3</text:p>
          </table:table-cell>
          <table:table-cell office:value-type="float" office:value="276.16549368411" table:style-name="ce90">
            <text:p>276,2</text:p>
          </table:table-cell>
          <table:table-cell office:value-type="float" office:value="1226.46211065535" table:style-name="ce90">
            <text:p>1 226,5</text:p>
          </table:table-cell>
          <table:table-cell office:value-type="float" office:value="310.16779802255701" table:style-name="ce90">
            <text:p>310,2</text:p>
          </table:table-cell>
          <table:table-cell office:value-type="float" office:value="142.91329264153501" table:style-name="ce90">
            <text:p>142,9</text:p>
          </table:table-cell>
          <table:table-cell office:value-type="float" office:value="73.986533828332" table:style-name="ce90">
            <text:p>74,0</text:p>
          </table:table-cell>
          <table:table-cell office:value-type="float" office:value="6475.06712254987" table:style-name="ce88">
            <text:p>6 475,1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23">
            <text:p>Nichtlandwirtschaftliche Nebentätigkeiten</text:p>
          </table:table-cell>
          <table:table-cell office:value-type="float" office:value="3.8505145076380001" table:style-name="ce89">
            <text:p>3,9</text:p>
          </table:table-cell>
          <table:table-cell office:value-type="float" office:value="37.927907105646" table:style-name="ce90">
            <text:p>37,9</text:p>
          </table:table-cell>
          <table:table-cell office:value-type="float" office:value="133.536819498873" table:style-name="ce90">
            <text:p>133,5</text:p>
          </table:table-cell>
          <table:table-cell office:value-type="float" office:value="38.240960335329" table:style-name="ce90">
            <text:p>38,2</text:p>
          </table:table-cell>
          <table:table-cell office:value-type="float" office:value="26.074378924615001" table:style-name="ce90">
            <text:p>26,1</text:p>
          </table:table-cell>
          <table:table-cell office:value-type="float" office:value="71.328194289826996" table:style-name="ce90">
            <text:p>71,3</text:p>
          </table:table-cell>
          <table:table-cell office:value-type="float" office:value="68.238165026353002" table:style-name="ce90">
            <text:p>68,2</text:p>
          </table:table-cell>
          <table:table-cell office:value-type="float" office:value="25.497046975785999" table:style-name="ce90">
            <text:p>25,5</text:p>
          </table:table-cell>
          <table:table-cell office:value-type="float" office:value="2.593048579085" table:style-name="ce90">
            <text:p>2,6</text:p>
          </table:table-cell>
          <table:table-cell office:value-type="float" office:value="407.28703524315102" table:style-name="ce88">
            <text:p>407,3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24">
            <text:p>Erzeugung des landwirtschaftlichen Wirtschaftsbereiches</text:p>
          </table:table-cell>
          <table:table-cell office:value-type="float" office:value="439.57662926441498" table:style-name="ce89">
            <text:p>439,6</text:p>
          </table:table-cell>
          <table:table-cell office:value-type="float" office:value="412.376836138839" table:style-name="ce90">
            <text:p>412,4</text:p>
          </table:table-cell>
          <table:table-cell office:value-type="float" office:value="2194.3841585089599" table:style-name="ce90">
            <text:p>2 194,4</text:p>
          </table:table-cell>
          <table:table-cell office:value-type="float" office:value="1612.5904712532499" table:style-name="ce90">
            <text:p>1 612,6</text:p>
          </table:table-cell>
          <table:table-cell office:value-type="float" office:value="302.23987260872502" table:style-name="ce90">
            <text:p>302,2</text:p>
          </table:table-cell>
          <table:table-cell office:value-type="float" office:value="1297.79030494518" table:style-name="ce90">
            <text:p>1 297,8</text:p>
          </table:table-cell>
          <table:table-cell office:value-type="float" office:value="378.40596304891" table:style-name="ce90">
            <text:p>378,4</text:p>
          </table:table-cell>
          <table:table-cell office:value-type="float" office:value="168.410339617321" table:style-name="ce90">
            <text:p>168,4</text:p>
          </table:table-cell>
          <table:table-cell office:value-type="float" office:value="76.579582407415998" table:style-name="ce90">
            <text:p>76,6</text:p>
          </table:table-cell>
          <table:table-cell office:value-type="float" office:value="6882.35415779302" table:style-name="ce88">
            <text:p>6 882,4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3">
          <table:table-cell office:value-type="string" table:number-columns-spanned="11" table:number-rows-spanned="1" table:style-name="ce26">
            <text:p>Q: STATISTIK AUSTRIA, Regionale landwirtschaftliche Gesamtrechnung. Erstellt am 29.09.2023. – Konsistent mit LGR-Berechnungsstand Juli 2023. – Etwaige Rundungsdifferenzen wurden nicht ausgeglichen.<text:s/></text:p>
            <text:p>1) Hopfen, Textilpflanzen, Heil-, Duft- und Gewürzpflanzen, Energiegräser. – 2) Blumen und Zierpflanzen (inkl. Weihnachtsbäume), Baumschulerzeugnisse, Anpflanzungen. – 3) Es handelt sich dabei um Trauben für die Weinbereitung. – 4) Schilf, Sämereien. – 5) Schafe und Ziegen, Einhufer, Jagd. – 6) Honig, Rohwolle.<text:s/></text:p>
          </table:table-cell>
          <table:covered-table-cell table:number-columns-repeated="10"/>
          <table:table-cell table:number-columns-repeated="2" table:style-name="ce2"/>
          <table:table-cell table:number-columns-repeated="16371" table:style-name="ce1"/>
        </table:table-row>
        <table:table-row table:style-name="ro4">
          <table:table-cell table:number-columns-repeated="16384"/>
        </table:table-row>
        <table:table-row table:style-name="ro4">
          <table:table-cell table:style-name="ce2"/>
          <table:table-cell table:number-columns-repeated="10" table:style-name="ce25"/>
          <table:table-cell table:number-columns-repeated="2" table:style-name="ce2"/>
          <table:table-cell table:number-columns-repeated="16371" table:style-name="ce1"/>
        </table:table-row>
        <table:table-row table:number-rows-repeated="1048544" table:style-name="ro4">
          <table:table-cell table:number-columns-repeated="16384"/>
        </table:table-row>
        <table:named-expressions>
          <table:named-range table:name="_f408d64f_STF_Dekoration_1_CN1" table:cell-range-address="2015.$K$2:2015.$K$29" table:base-cell-address="2015.$A$1"/>
          <table:named-expression table:name="_f408d64f_STF_Dekoration_1_CN102" table:expression="of:=['file:///P:/PROJEKTE/LW_GR/PUBLIKATIONEN/INTERNET/Tabellen%26Grafiken_verknuepft/LGR/WD/WD_T05_LGR.xlsx'#Tabelle1.#REF!]" table:base-cell-address="2022.$A$1"/>
          <table:named-expression table:name="_f408d64f_STF_Dekoration_1_CN105" table:expression="of:=['file:///P:/PROJEKTE/LW_GR/PUBLIKATIONEN/INTERNET/Tabellen%26Grafiken_verknuepft/LGR/WD/WD_T05_LGR.xlsx'#Tabelle1.#REF!]" table:base-cell-address="2022.$A$1"/>
          <table:named-expression table:name="_f408d64f_STF_Dekoration_1_CN106" table:expression="of:=['file:///P:/PROJEKTE/LW_GR/PUBLIKATIONEN/INTERNET/Tabellen%26Grafiken_verknuepft/LGR/WD/WD_T05_LGR.xlsx'#Tabelle1.#REF!]" table:base-cell-address="2022.$A$1"/>
          <table:named-expression table:name="_f408d64f_STF_Dekoration_1_CN107" table:expression="of:=['file:///P:/PROJEKTE/LW_GR/PUBLIKATIONEN/INTERNET/Tabellen%26Grafiken_verknuepft/LGR/WD/WD_T05_LGR.xlsx'#Tabelle1.#REF!]" table:base-cell-address="2022.$A$1"/>
          <table:named-expression table:name="_f408d64f_STF_Dekoration_1_CN108" table:expression="of:=['file:///P:/PROJEKTE/LW_GR/PUBLIKATIONEN/INTERNET/Tabellen%26Grafiken_verknuepft/LGR/WD/WD_T05_LGR.xlsx'#Tabelle1.#REF!]" table:base-cell-address="2022.$A$1"/>
          <table:named-expression table:name="_f408d64f_STF_Dekoration_1_CN110" table:expression="of:=['file:///P:/PROJEKTE/LW_GR/PUBLIKATIONEN/INTERNET/Tabellen%26Grafiken_verknuepft/LGR/WD/WD_T05_LGR.xlsx'#Tabelle1.#REF!]" table:base-cell-address="2022.$A$1"/>
          <table:named-expression table:name="_f408d64f_STF_Dekoration_1_CN113" table:expression="of:=['file:///P:/PROJEKTE/LW_GR/PUBLIKATIONEN/INTERNET/Tabellen%26Grafiken_verknuepft/LGR/WD/WD_T05_LGR.xlsx'#Tabelle1.#REF!]" table:base-cell-address="2022.$A$1"/>
          <table:named-expression table:name="_f408d64f_STF_Dekoration_1_CN114" table:expression="of:=['file:///P:/PROJEKTE/LW_GR/PUBLIKATIONEN/INTERNET/Tabellen%26Grafiken_verknuepft/LGR/WD/WD_T05_LGR.xlsx'#Tabelle1.#REF!]" table:base-cell-address="2022.$A$1"/>
          <table:named-expression table:name="_f408d64f_STF_Dekoration_1_CN115" table:expression="of:=['file:///P:/PROJEKTE/LW_GR/PUBLIKATIONEN/INTERNET/Tabellen%26Grafiken_verknuepft/LGR/WD/WD_T05_LGR.xlsx'#Tabelle1.#REF!]" table:base-cell-address="2022.$A$1"/>
          <table:named-expression table:name="_f408d64f_STF_Dekoration_1_CN117" table:expression="of:=['file:///P:/PROJEKTE/LW_GR/PUBLIKATIONEN/INTERNET/Tabellen%26Grafiken_verknuepft/LGR/WD/WD_T05_LGR.xlsx'#Tabelle1.#REF!]~['file:///P:/PROJEKTE/LW_GR/PUBLIKATIONEN/INTERNET/Tabellen%26Grafiken_verknuepft/LGR/WD/WD_T05_LGR.xlsx'#Tabelle1.$U$8]" table:base-cell-address="2022.$A$1"/>
          <table:named-range table:name="_f408d64f_STF_Dekoration_1_CN2" table:cell-range-address="2015.$A$16:2015.$K$16" table:base-cell-address="2015.$A$1"/>
          <table:named-range table:name="_f408d64f_STF_Dekoration_1_CN3" table:cell-range-address="2015.$A$24:2015.$K$29" table:base-cell-address="2015.$A$1"/>
          <table:named-expression table:name="_f408d64f_STF_Dekoration_1_CN95" table:expression="of:=['file:///P:/PROJEKTE/LW_GR/PUBLIKATIONEN/INTERNET/Tabellen%26Grafiken_verknuepft/LGR/WD/WD_T05_LGR.xlsx'#Tabelle1.#REF!]" table:base-cell-address="2022.$A$1"/>
          <table:named-expression table:name="_f408d64f_STF_Dekoration_1_CN96" table:expression="of:=['file:///P:/PROJEKTE/LW_GR/PUBLIKATIONEN/INTERNET/Tabellen%26Grafiken_verknuepft/LGR/WD/WD_T05_LGR.xlsx'#Tabelle1.#REF!]" table:base-cell-address="2022.$A$1"/>
          <table:named-expression table:name="_f408d64f_STF_Dekoration_4_CN1" table:expression="of:=['2015'.#REF!]" table:base-cell-address="2022.$A$1"/>
          <table:named-expression table:name="_f408d64f_STF_Dekoration_4_CN2" table:expression="of:=['2015'.#REF!]" table:base-cell-address="2022.$A$1"/>
          <table:named-range table:name="_f408d64f_STF_Fuss_1_CN1" table:cell-range-address="2015.$A$30:2015.$K$30" table:base-cell-address="2015.$A$1"/>
          <table:named-range table:name="_f408d64f_STF_Fuss_1_CN2" table:cell-range-address="2015.$A$30:2015.$K$30" table:base-cell-address="2015.$A$1"/>
          <table:named-range table:name="_f408d64f_STF_Gesamtsumme_1_CN1" table:cell-range-address="2015.$A$29:2015.$K$29" table:base-cell-address="2015.$A$1"/>
          <table:named-range table:name="_f408d64f_STF_Gesamtsumme_1_CN2" table:cell-range-address="2015.$A$29:2015.$K$29" table:base-cell-address="2015.$A$1"/>
          <table:named-range table:name="_f408d64f_STF_Koerper_1_CN1" table:cell-range-address="2015.$B$2:2015.$K$29" table:base-cell-address="2015.$A$1"/>
          <table:named-range table:name="_f408d64f_STF_Tabellenkopf_1_CN1" table:cell-range-address="2015.$B$1:2015.$K$1" table:base-cell-address="2015.$A$1"/>
          <table:named-range table:name="_f408d64f_STF_Tabellenkopf_1_CN2" table:cell-range-address="2015.$A$1:2015.$K$1" table:base-cell-address="2015.$A$1"/>
          <table:named-expression table:name="_f408d64f_STF_Titel_1_CN1" table:expression="of:=['2015'.#REF!]" table:base-cell-address="2022.$A$1"/>
          <table:named-range table:name="_f408d64f_STF_Vorspalte_1_CN1" table:cell-range-address="2015.$A$1:2015.$A$29" table:base-cell-address="2015.$A$1"/>
          <table:named-range table:name="_f408d64f_STF_Vorspalte_1_CN2" table:cell-range-address="2015.$A$1" table:base-cell-address="2015.$A$1"/>
          <table:named-range table:name="_f408d64f_STF_Vorspalte_1_CN3" table:cell-range-address="2015.$A$1" table:base-cell-address="2015.$A$1"/>
          <table:named-range table:name="_f408d64f_STF_Zwischensumme_1_CN1" table:cell-range-address="2015.$A$25:2015.$K$25" table:base-cell-address="2015.$A$1"/>
          <table:named-range table:name="_f408d64f_STF_Zwischensumme_1_CN2" table:cell-range-address="2015.$A$27:2015.$K$27" table:base-cell-address="2015.$A$1"/>
          <table:named-expression table:name="_f408d64f_STF_Zwischensumme_1_CN3" table:expression="of:=['2015'.$A$16:.$K$16]~['2015'.$A$24:.$K$25]~['2015'.$A$27:.$K$27]" table:base-cell-address="2022.$A$1"/>
          <table:named-range table:name="Print_Area" table:cell-range-address="2015.$A$1:2015.$K$30" table:base-cell-address="2015.$A$1"/>
        </table:named-expressions>
      </table:table>
      <table:table table:name="2014" table:style-name="ta2">
        <table:table-column table:style-name="co1" table:default-cell-style-name="ce2"/>
        <table:table-column table:style-name="co2" table:number-columns-repeated="10" table:default-cell-style-name="ce2"/>
        <table:table-column table:style-name="co3" table:number-columns-repeated="16373" table:default-cell-style-name="ce2"/>
        <table:table-row table:style-name="ro1">
          <table:table-cell office:value-type="string" table:style-name="ce3">
            <text:p>Merkmal</text:p>
          </table:table-cell>
          <table:table-cell office:value-type="string" table:style-name="ce4">
            <text:p>Bgld.</text:p>
          </table:table-cell>
          <table:table-cell office:value-type="string" table:style-name="ce4">
            <text:p>Ktn.</text:p>
          </table:table-cell>
          <table:table-cell office:value-type="string" table:style-name="ce4">
            <text:p>NÖ</text:p>
          </table:table-cell>
          <table:table-cell office:value-type="string" table:style-name="ce4">
            <text:p>OÖ</text:p>
          </table:table-cell>
          <table:table-cell office:value-type="string" table:style-name="ce4">
            <text:p>Sbg.</text:p>
          </table:table-cell>
          <table:table-cell office:value-type="string" table:style-name="ce4">
            <text:p>Stmk.</text:p>
          </table:table-cell>
          <table:table-cell office:value-type="string" table:style-name="ce4">
            <text:p>T</text:p>
          </table:table-cell>
          <table:table-cell office:value-type="string" table:style-name="ce4">
            <text:p>Vbg.</text:p>
          </table:table-cell>
          <table:table-cell office:value-type="string" table:style-name="ce4">
            <text:p>W</text:p>
          </table:table-cell>
          <table:table-cell office:value-type="string" table:style-name="ce5">
            <text:p>Ö</text:p>
          </table:table-cell>
          <table:table-cell table:number-columns-repeated="16373" table:style-name="ce6"/>
        </table:table-row>
        <table:table-row table:style-name="ro2">
          <table:table-cell office:value-type="string" table:style-name="ce7">
            <text:p>Getreide</text:p>
          </table:table-cell>
          <table:table-cell office:value-type="float" office:value="86.737278762787" table:style-name="ce91">
            <text:p>86,7</text:p>
          </table:table-cell>
          <table:table-cell office:value-type="float" office:value="33.228766340349999" table:style-name="ce92">
            <text:p>33,2</text:p>
          </table:table-cell>
          <table:table-cell office:value-type="float" office:value="361.44820897182598" table:style-name="ce92">
            <text:p>361,4</text:p>
          </table:table-cell>
          <table:table-cell office:value-type="float" office:value="192.62699496912501" table:style-name="ce92">
            <text:p>192,6</text:p>
          </table:table-cell>
          <table:table-cell office:value-type="float" office:value="0.96568573313600004" table:style-name="ce92">
            <text:p>1,0</text:p>
          </table:table-cell>
          <table:table-cell office:value-type="float" office:value="92.192339359070004" table:style-name="ce92">
            <text:p>92,2</text:p>
          </table:table-cell>
          <table:table-cell office:value-type="float" office:value="0.40995407950700002" table:style-name="ce92">
            <text:p>0,4</text:p>
          </table:table-cell>
          <table:table-cell office:value-type="float" office:value="0.108178344984" table:style-name="ce92">
            <text:p>0,1</text:p>
          </table:table-cell>
          <table:table-cell office:value-type="float" office:value="1.696763047755" table:style-name="ce92">
            <text:p>1,7</text:p>
          </table:table-cell>
          <table:table-cell office:value-type="float" office:value="769.41416960853996" table:style-name="ce93">
            <text:p>769,4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12">
            <text:p>Ölsaaten und Ölfrüchte</text:p>
          </table:table-cell>
          <table:table-cell office:value-type="float" office:value="25.168131345946001" table:style-name="ce94">
            <text:p>25,2</text:p>
          </table:table-cell>
          <table:table-cell office:value-type="float" office:value="3.6169551358179999" table:style-name="ce95">
            <text:p>3,6</text:p>
          </table:table-cell>
          <table:table-cell office:value-type="float" office:value="73.400548428527003" table:style-name="ce95">
            <text:p>73,4</text:p>
          </table:table-cell>
          <table:table-cell office:value-type="float" office:value="26.769462631382002" table:style-name="ce95">
            <text:p>26,8</text:p>
          </table:table-cell>
          <table:table-cell office:value-type="float" office:value="4.6791206581999999E-2" table:style-name="ce95">
            <text:p>0,0</text:p>
          </table:table-cell>
          <table:table-cell office:value-type="float" office:value="20.345979333161001" table:style-name="ce95">
            <text:p>20,3</text:p>
          </table:table-cell>
          <table:table-cell office:value-type="float" office:value="4.6194151229999999E-3" table:style-name="ce95">
            <text:p>0,0</text:p>
          </table:table-cell>
          <table:table-cell office:value-type="float" office:value="2.5227516699999998E-4" table:style-name="ce95">
            <text:p>0,0</text:p>
          </table:table-cell>
          <table:table-cell office:value-type="float" office:value="0.23179685358300001" table:style-name="ce95">
            <text:p>0,2</text:p>
          </table:table-cell>
          <table:table-cell office:value-type="float" office:value="149.584536625288" table:style-name="ce96">
            <text:p>149,6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12">
            <text:p>Eiweißpflanzen</text:p>
          </table:table-cell>
          <table:table-cell office:value-type="float" office:value="2.0890112221539998" table:style-name="ce94">
            <text:p>2,1</text:p>
          </table:table-cell>
          <table:table-cell office:value-type="float" office:value="0.37020617353899998" table:style-name="ce95">
            <text:p>0,4</text:p>
          </table:table-cell>
          <table:table-cell office:value-type="float" office:value="6.7464901673369999" table:style-name="ce95">
            <text:p>6,7</text:p>
          </table:table-cell>
          <table:table-cell office:value-type="float" office:value="2.8958131132320002" table:style-name="ce95">
            <text:p>2,9</text:p>
          </table:table-cell>
          <table:table-cell office:value-type="float" office:value="5.519614858E-3" table:style-name="ce95">
            <text:p>0,0</text:p>
          </table:table-cell>
          <table:table-cell office:value-type="float" office:value="0.36583283559699997" table:style-name="ce95">
            <text:p>0,4</text:p>
          </table:table-cell>
          <table:table-cell office:value-type="float" office:value="2.343969107E-3" table:style-name="ce95">
            <text:p>0,0</text:p>
          </table:table-cell>
          <table:table-cell office:value-type="float" office:value="2.6250720399999998E-4" table:style-name="ce95">
            <text:p>0,0</text:p>
          </table:table-cell>
          <table:table-cell office:value-type="float" office:value="5.7184714126999998E-2" table:style-name="ce95">
            <text:p>0,1</text:p>
          </table:table-cell>
          <table:table-cell office:value-type="float" office:value="12.532664317156" table:style-name="ce96">
            <text:p>12,5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12">
            <text:p>Zuckerrüben</text:p>
          </table:table-cell>
          <table:table-cell office:value-type="float" office:value="8.3586136033319995" table:style-name="ce94">
            <text:p>8,4</text:p>
          </table:table-cell>
          <table:table-cell office:value-type="float" office:value="3.1329863458999997E-2" table:style-name="ce95">
            <text:p>0,0</text:p>
          </table:table-cell>
          <table:table-cell office:value-type="float" office:value="77.570171530663004" table:style-name="ce95">
            <text:p>77,6</text:p>
          </table:table-cell>
          <table:table-cell office:value-type="float" office:value="13.107274802552" table:style-name="ce95">
            <text:p>13,1</text:p>
          </table:table-cell>
          <table:table-cell office:value-type="float" office:value="0" table:style-name="ce95">
            <text:p>0,0</text:p>
          </table:table-cell>
          <table:table-cell office:value-type="float" office:value="0.48657773705399998" table:style-name="ce95">
            <text:p>0,5</text:p>
          </table:table-cell>
          <table:table-cell office:value-type="float" office:value="1.460477845E-3" table:style-name="ce95">
            <text:p>0,0</text:p>
          </table:table-cell>
          <table:table-cell office:value-type="float" office:value="0" table:style-name="ce95">
            <text:p>0,0</text:p>
          </table:table-cell>
          <table:table-cell office:value-type="float" office:value="0.62376656880299997" table:style-name="ce95">
            <text:p>0,6</text:p>
          </table:table-cell>
          <table:table-cell office:value-type="float" office:value="100.179194583707" table:style-name="ce96">
            <text:p>100,2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12">
            <text:p>Sonstige Handelsgewächse<text:span text:style-name="T1">1</text:span></text:p>
          </table:table-cell>
          <table:table-cell office:value-type="float" office:value="0.37331440903300001" table:style-name="ce94">
            <text:p>0,4</text:p>
          </table:table-cell>
          <table:table-cell office:value-type="float" office:value="4.8435475068E-2" table:style-name="ce95">
            <text:p>0,0</text:p>
          </table:table-cell>
          <table:table-cell office:value-type="float" office:value="3.6934622673669999" table:style-name="ce95">
            <text:p>3,7</text:p>
          </table:table-cell>
          <table:table-cell office:value-type="float" office:value="2.868042501988" table:style-name="ce95">
            <text:p>2,9</text:p>
          </table:table-cell>
          <table:table-cell office:value-type="float" office:value="5.4148226559999997E-3" table:style-name="ce95">
            <text:p>0,0</text:p>
          </table:table-cell>
          <table:table-cell office:value-type="float" office:value="1.327737174226" table:style-name="ce95">
            <text:p>1,3</text:p>
          </table:table-cell>
          <table:table-cell office:value-type="float" office:value="1.0090773024999999E-2" table:style-name="ce95">
            <text:p>0,0</text:p>
          </table:table-cell>
          <table:table-cell office:value-type="float" office:value="9.5450764809999998E-3" table:style-name="ce95">
            <text:p>0,0</text:p>
          </table:table-cell>
          <table:table-cell office:value-type="float" office:value="1.0640134399999999E-2" table:style-name="ce95">
            <text:p>0,0</text:p>
          </table:table-cell>
          <table:table-cell office:value-type="float" office:value="8.3466826342430007" table:style-name="ce96">
            <text:p>8,3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12">
            <text:p>Futterpflanzen</text:p>
          </table:table-cell>
          <table:table-cell office:value-type="float" office:value="15.577920961673" table:style-name="ce94">
            <text:p>15,6</text:p>
          </table:table-cell>
          <table:table-cell office:value-type="float" office:value="57.340159859873999" table:style-name="ce95">
            <text:p>57,3</text:p>
          </table:table-cell>
          <table:table-cell office:value-type="float" office:value="133.682748283953" table:style-name="ce95">
            <text:p>133,7</text:p>
          </table:table-cell>
          <table:table-cell office:value-type="float" office:value="165.332754298688" table:style-name="ce95">
            <text:p>165,3</text:p>
          </table:table-cell>
          <table:table-cell office:value-type="float" office:value="49.468181416920999" table:style-name="ce95">
            <text:p>49,5</text:p>
          </table:table-cell>
          <table:table-cell office:value-type="float" office:value="92.459471551274007" table:style-name="ce95">
            <text:p>92,5</text:p>
          </table:table-cell>
          <table:table-cell office:value-type="float" office:value="47.794373032803001" table:style-name="ce95">
            <text:p>47,8</text:p>
          </table:table-cell>
          <table:table-cell office:value-type="float" office:value="20.947564831992" table:style-name="ce95">
            <text:p>20,9</text:p>
          </table:table-cell>
          <table:table-cell office:value-type="float" office:value="0.20883212457799999" table:style-name="ce95">
            <text:p>0,2</text:p>
          </table:table-cell>
          <table:table-cell office:value-type="float" office:value="582.81200636175595" table:style-name="ce96">
            <text:p>582,8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12">
            <text:p>Gemüse</text:p>
          </table:table-cell>
          <table:table-cell office:value-type="float" office:value="34.570319323966999" table:style-name="ce94">
            <text:p>34,6</text:p>
          </table:table-cell>
          <table:table-cell office:value-type="float" office:value="3.7056876096339999" table:style-name="ce95">
            <text:p>3,7</text:p>
          </table:table-cell>
          <table:table-cell office:value-type="float" office:value="98.737659922033004" table:style-name="ce95">
            <text:p>98,7</text:p>
          </table:table-cell>
          <table:table-cell office:value-type="float" office:value="30.34825423246" table:style-name="ce95">
            <text:p>30,3</text:p>
          </table:table-cell>
          <table:table-cell office:value-type="float" office:value="3.1575732689630001" table:style-name="ce95">
            <text:p>3,2</text:p>
          </table:table-cell>
          <table:table-cell office:value-type="float" office:value="24.550674972498999" table:style-name="ce95">
            <text:p>24,6</text:p>
          </table:table-cell>
          <table:table-cell office:value-type="float" office:value="16.546204900728" table:style-name="ce95">
            <text:p>16,5</text:p>
          </table:table-cell>
          <table:table-cell office:value-type="float" office:value="0.85449542430000003" table:style-name="ce95">
            <text:p>0,9</text:p>
          </table:table-cell>
          <table:table-cell office:value-type="float" office:value="51.691641020909998" table:style-name="ce95">
            <text:p>51,7</text:p>
          </table:table-cell>
          <table:table-cell office:value-type="float" office:value="264.16251067549399" table:style-name="ce96">
            <text:p>264,2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12">
            <text:p>Pflanzen und Blumen<text:span text:style-name="T1">2</text:span></text:p>
          </table:table-cell>
          <table:table-cell office:value-type="float" office:value="13.648459329195999" table:style-name="ce94">
            <text:p>13,6</text:p>
          </table:table-cell>
          <table:table-cell office:value-type="float" office:value="7.7359744535040003" table:style-name="ce95">
            <text:p>7,7</text:p>
          </table:table-cell>
          <table:table-cell office:value-type="float" office:value="91.024178188606001" table:style-name="ce95">
            <text:p>91,0</text:p>
          </table:table-cell>
          <table:table-cell office:value-type="float" office:value="79.886687510830996" table:style-name="ce95">
            <text:p>79,9</text:p>
          </table:table-cell>
          <table:table-cell office:value-type="float" office:value="11.319275371344" table:style-name="ce95">
            <text:p>11,3</text:p>
          </table:table-cell>
          <table:table-cell office:value-type="float" office:value="92.022306531965" table:style-name="ce95">
            <text:p>92,0</text:p>
          </table:table-cell>
          <table:table-cell office:value-type="float" office:value="11.896273268075999" table:style-name="ce95">
            <text:p>11,9</text:p>
          </table:table-cell>
          <table:table-cell office:value-type="float" office:value="11.470675301289999" table:style-name="ce95">
            <text:p>11,5</text:p>
          </table:table-cell>
          <table:table-cell office:value-type="float" office:value="9.2667190683919998" table:style-name="ce95">
            <text:p>9,3</text:p>
          </table:table-cell>
          <table:table-cell office:value-type="float" office:value="328.27054902320401" table:style-name="ce96">
            <text:p>328,3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12">
            <text:p>Kartoffeln</text:p>
          </table:table-cell>
          <table:table-cell office:value-type="float" office:value="3.0670989410709999" table:style-name="ce94">
            <text:p>3,1</text:p>
          </table:table-cell>
          <table:table-cell office:value-type="float" office:value="0.92967286941600003" table:style-name="ce95">
            <text:p>0,9</text:p>
          </table:table-cell>
          <table:table-cell office:value-type="float" office:value="54.090525705367" table:style-name="ce95">
            <text:p>54,1</text:p>
          </table:table-cell>
          <table:table-cell office:value-type="float" office:value="3.7983311383139999" table:style-name="ce95">
            <text:p>3,8</text:p>
          </table:table-cell>
          <table:table-cell office:value-type="float" office:value="0.24922119879400001" table:style-name="ce95">
            <text:p>0,2</text:p>
          </table:table-cell>
          <table:table-cell office:value-type="float" office:value="2.1831202551029998" table:style-name="ce95">
            <text:p>2,2</text:p>
          </table:table-cell>
          <table:table-cell office:value-type="float" office:value="1.24500318195" table:style-name="ce95">
            <text:p>1,2</text:p>
          </table:table-cell>
          <table:table-cell office:value-type="float" office:value="0.105566999643" table:style-name="ce95">
            <text:p>0,1</text:p>
          </table:table-cell>
          <table:table-cell office:value-type="float" office:value="0.41103999704499999" table:style-name="ce95">
            <text:p>0,4</text:p>
          </table:table-cell>
          <table:table-cell office:value-type="float" office:value="66.079580286703006" table:style-name="ce96">
            <text:p>66,1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12">
            <text:p>Obst (inkl. Trauben)</text:p>
          </table:table-cell>
          <table:table-cell office:value-type="float" office:value="24.009704161239998" table:style-name="ce94">
            <text:p>24,0</text:p>
          </table:table-cell>
          <table:table-cell office:value-type="float" office:value="7.4704090312169997" table:style-name="ce95">
            <text:p>7,5</text:p>
          </table:table-cell>
          <table:table-cell office:value-type="float" office:value="77.412208773629999" table:style-name="ce95">
            <text:p>77,4</text:p>
          </table:table-cell>
          <table:table-cell office:value-type="float" office:value="29.431647397812998" table:style-name="ce95">
            <text:p>29,4</text:p>
          </table:table-cell>
          <table:table-cell office:value-type="float" office:value="1.2100987648570001" table:style-name="ce95">
            <text:p>1,2</text:p>
          </table:table-cell>
          <table:table-cell office:value-type="float" office:value="90.703528108677006" table:style-name="ce95">
            <text:p>90,7</text:p>
          </table:table-cell>
          <table:table-cell office:value-type="float" office:value="3.8667516504980002" table:style-name="ce95">
            <text:p>3,9</text:p>
          </table:table-cell>
          <table:table-cell office:value-type="float" office:value="1.808839813911" table:style-name="ce95">
            <text:p>1,8</text:p>
          </table:table-cell>
          <table:table-cell office:value-type="float" office:value="1.590611274232" table:style-name="ce95">
            <text:p>1,6</text:p>
          </table:table-cell>
          <table:table-cell office:value-type="float" office:value="237.50379897607399" table:style-name="ce96">
            <text:p>237,5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16">
            <text:p>davon Frischobst</text:p>
          </table:table-cell>
          <table:table-cell office:value-type="float" office:value="11.753041077829" table:style-name="ce95">
            <text:p>11,8</text:p>
          </table:table-cell>
          <table:table-cell office:value-type="float" office:value="7.4516973097200001" table:style-name="ce95">
            <text:p>7,5</text:p>
          </table:table-cell>
          <table:table-cell office:value-type="float" office:value="54.425313377411001" table:style-name="ce95">
            <text:p>54,4</text:p>
          </table:table-cell>
          <table:table-cell office:value-type="float" office:value="29.419065732012001" table:style-name="ce95">
            <text:p>29,4</text:p>
          </table:table-cell>
          <table:table-cell office:value-type="float" office:value="1.209832149391" table:style-name="ce95">
            <text:p>1,2</text:p>
          </table:table-cell>
          <table:table-cell office:value-type="float" office:value="89.113176734611002" table:style-name="ce95">
            <text:p>89,1</text:p>
          </table:table-cell>
          <table:table-cell office:value-type="float" office:value="3.8602447456919999" table:style-name="ce95">
            <text:p>3,9</text:p>
          </table:table-cell>
          <table:table-cell office:value-type="float" office:value="1.8035575092359999" table:style-name="ce95">
            <text:p>1,8</text:p>
          </table:table-cell>
          <table:table-cell office:value-type="float" office:value="1.542710039653" table:style-name="ce95">
            <text:p>1,5</text:p>
          </table:table-cell>
          <table:table-cell office:value-type="float" office:value="200.578638675555" table:style-name="ce96">
            <text:p>200,6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12">
            <text:p><text:s text:c="4"/>davon Weintrauben<text:span text:style-name="T1">3</text:span></text:p>
          </table:table-cell>
          <table:table-cell office:value-type="float" office:value="12.256663083411" table:style-name="ce95">
            <text:p>12,3</text:p>
          </table:table-cell>
          <table:table-cell office:value-type="float" office:value="1.8711721497000001E-2" table:style-name="ce95">
            <text:p>0,0</text:p>
          </table:table-cell>
          <table:table-cell office:value-type="float" office:value="22.986895396219001" table:style-name="ce95">
            <text:p>23,0</text:p>
          </table:table-cell>
          <table:table-cell office:value-type="float" office:value="1.2581665802E-2" table:style-name="ce95">
            <text:p>0,0</text:p>
          </table:table-cell>
          <table:table-cell office:value-type="float" office:value="2.6661546599999998E-4" table:style-name="ce95">
            <text:p>0,0</text:p>
          </table:table-cell>
          <table:table-cell office:value-type="float" office:value="1.590351374066" table:style-name="ce95">
            <text:p>1,6</text:p>
          </table:table-cell>
          <table:table-cell office:value-type="float" office:value="6.5069048060000002E-3" table:style-name="ce95">
            <text:p>0,0</text:p>
          </table:table-cell>
          <table:table-cell office:value-type="float" office:value="5.2823046750000002E-3" table:style-name="ce95">
            <text:p>0,0</text:p>
          </table:table-cell>
          <table:table-cell office:value-type="float" office:value="4.7901234579000002E-2" table:style-name="ce95">
            <text:p>0,0</text:p>
          </table:table-cell>
          <table:table-cell office:value-type="float" office:value="36.925160300519003" table:style-name="ce96">
            <text:p>36,9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12">
            <text:p>Wein</text:p>
          </table:table-cell>
          <table:table-cell office:value-type="float" office:value="94.594993940117007" table:style-name="ce94">
            <text:p>94,6</text:p>
          </table:table-cell>
          <table:table-cell office:value-type="float" office:value="0.19443194785500001" table:style-name="ce95">
            <text:p>0,2</text:p>
          </table:table-cell>
          <table:table-cell office:value-type="float" office:value="229.65316991101699" table:style-name="ce95">
            <text:p>229,7</text:p>
          </table:table-cell>
          <table:table-cell office:value-type="float" office:value="0.156100753334" table:style-name="ce95">
            <text:p>0,2</text:p>
          </table:table-cell>
          <table:table-cell office:value-type="float" office:value="2.756215811E-3" table:style-name="ce95">
            <text:p>0,0</text:p>
          </table:table-cell>
          <table:table-cell office:value-type="float" office:value="46.48259400992" table:style-name="ce95">
            <text:p>46,5</text:p>
          </table:table-cell>
          <table:table-cell office:value-type="float" office:value="8.4308779821999996E-2" table:style-name="ce95">
            <text:p>0,1</text:p>
          </table:table-cell>
          <table:table-cell office:value-type="float" office:value="5.848786525E-2" table:style-name="ce95">
            <text:p>0,1</text:p>
          </table:table-cell>
          <table:table-cell office:value-type="float" office:value="5.0140563334749997" table:style-name="ce95">
            <text:p>5,0</text:p>
          </table:table-cell>
          <table:table-cell office:value-type="float" office:value="376.24089975660002" table:style-name="ce96">
            <text:p>376,2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12">
            <text:p>Sonstige pflanzliche Erzeugnisse<text:span text:style-name="T1">4</text:span></text:p>
          </table:table-cell>
          <table:table-cell office:value-type="float" office:value="2.0224490267939998" table:style-name="ce94">
            <text:p>2,0</text:p>
          </table:table-cell>
          <table:table-cell office:value-type="float" office:value="2.9631521550000001E-2" table:style-name="ce95">
            <text:p>0,0</text:p>
          </table:table-cell>
          <table:table-cell office:value-type="float" office:value="0.48794482416599999" table:style-name="ce95">
            <text:p>0,5</text:p>
          </table:table-cell>
          <table:table-cell office:value-type="float" office:value="0.82884854720400003" table:style-name="ce95">
            <text:p>0,8</text:p>
          </table:table-cell>
          <table:table-cell office:value-type="float" office:value="0" table:style-name="ce95">
            <text:p>0,0</text:p>
          </table:table-cell>
          <table:table-cell office:value-type="float" office:value="0.21772371816300001" table:style-name="ce95">
            <text:p>0,2</text:p>
          </table:table-cell>
          <table:table-cell office:value-type="float" office:value="0" table:style-name="ce95">
            <text:p>0,0</text:p>
          </table:table-cell>
          <table:table-cell office:value-type="float" office:value="0" table:style-name="ce95">
            <text:p>0,0</text:p>
          </table:table-cell>
          <table:table-cell office:value-type="float" office:value="0" table:style-name="ce95">
            <text:p>0,0</text:p>
          </table:table-cell>
          <table:table-cell office:value-type="float" office:value="3.5865976378769999" table:style-name="ce96">
            <text:p>3,6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17">
            <text:p>Pflanzliche Erzeugung</text:p>
          </table:table-cell>
          <table:table-cell office:value-type="float" office:value="310.21729502730801" table:style-name="ce97">
            <text:p>310,2</text:p>
          </table:table-cell>
          <table:table-cell office:value-type="float" office:value="114.701660281282" table:style-name="ce98">
            <text:p>114,7</text:p>
          </table:table-cell>
          <table:table-cell office:value-type="float" office:value="1207.9473169744899" table:style-name="ce98">
            <text:p>1 207,9</text:p>
          </table:table-cell>
          <table:table-cell office:value-type="float" office:value="548.050211896924" table:style-name="ce98">
            <text:p>548,1</text:p>
          </table:table-cell>
          <table:table-cell office:value-type="float" office:value="66.430517613923001" table:style-name="ce98">
            <text:p>66,4</text:p>
          </table:table-cell>
          <table:table-cell office:value-type="float" office:value="463.33788558670699" table:style-name="ce98">
            <text:p>463,3</text:p>
          </table:table-cell>
          <table:table-cell office:value-type="float" office:value="81.861383528483998" table:style-name="ce98">
            <text:p>81,9</text:p>
          </table:table-cell>
          <table:table-cell office:value-type="float" office:value="35.363868440221999" table:style-name="ce98">
            <text:p>35,4</text:p>
          </table:table-cell>
          <table:table-cell office:value-type="float" office:value="70.803051137298993" table:style-name="ce98">
            <text:p>70,8</text:p>
          </table:table-cell>
          <table:table-cell office:value-type="float" office:value="2898.7131904866401" table:style-name="ce96">
            <text:p>2 898,7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12">
            <text:p>Rinder</text:p>
          </table:table-cell>
          <table:table-cell office:value-type="float" office:value="11.132309262498" table:style-name="ce94">
            <text:p>11,1</text:p>
          </table:table-cell>
          <table:table-cell office:value-type="float" office:value="82.200294715194005" table:style-name="ce95">
            <text:p>82,2</text:p>
          </table:table-cell>
          <table:table-cell office:value-type="float" office:value="218.77193451594599" table:style-name="ce95">
            <text:p>218,8</text:p>
          </table:table-cell>
          <table:table-cell office:value-type="float" office:value="261.78718883083002" table:style-name="ce95">
            <text:p>261,8</text:p>
          </table:table-cell>
          <table:table-cell office:value-type="float" office:value="66.325867065734002" table:style-name="ce95">
            <text:p>66,3</text:p>
          </table:table-cell>
          <table:table-cell office:value-type="float" office:value="147.967498311886" table:style-name="ce95">
            <text:p>148,0</text:p>
          </table:table-cell>
          <table:table-cell office:value-type="float" office:value="73.970001124647993" table:style-name="ce95">
            <text:p>74,0</text:p>
          </table:table-cell>
          <table:table-cell office:value-type="float" office:value="25.495881478512999" table:style-name="ce95">
            <text:p>25,5</text:p>
          </table:table-cell>
          <table:table-cell office:value-type="float" office:value="6.0670512601000003E-2" table:style-name="ce95">
            <text:p>0,1</text:p>
          </table:table-cell>
          <table:table-cell office:value-type="float" office:value="887.71164581784899" table:style-name="ce96">
            <text:p>887,7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12">
            <text:p>Schweine<text:s/></text:p>
          </table:table-cell>
          <table:table-cell office:value-type="float" office:value="12.178547057479999" table:style-name="ce94">
            <text:p>12,2</text:p>
          </table:table-cell>
          <table:table-cell office:value-type="float" office:value="34.397451985933998" table:style-name="ce95">
            <text:p>34,4</text:p>
          </table:table-cell>
          <table:table-cell office:value-type="float" office:value="215.758721865762" table:style-name="ce95">
            <text:p>215,8</text:p>
          </table:table-cell>
          <table:table-cell office:value-type="float" office:value="313.36423242246798" table:style-name="ce95">
            <text:p>313,4</text:p>
          </table:table-cell>
          <table:table-cell office:value-type="float" office:value="4.130273035648" table:style-name="ce95">
            <text:p>4,1</text:p>
          </table:table-cell>
          <table:table-cell office:value-type="float" office:value="211.741810166627" table:style-name="ce95">
            <text:p>211,7</text:p>
          </table:table-cell>
          <table:table-cell office:value-type="float" office:value="2.7739609418570002" table:style-name="ce95">
            <text:p>2,8</text:p>
          </table:table-cell>
          <table:table-cell office:value-type="float" office:value="1.4873672977720001" table:style-name="ce95">
            <text:p>1,5</text:p>
          </table:table-cell>
          <table:table-cell office:value-type="float" office:value="6.3598910642999995E-2" table:style-name="ce95">
            <text:p>0,1</text:p>
          </table:table-cell>
          <table:table-cell office:value-type="float" office:value="795.89596368419097" table:style-name="ce96">
            <text:p>795,9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12">
            <text:p>Geflügel</text:p>
          </table:table-cell>
          <table:table-cell office:value-type="float" office:value="10.017076862523" table:style-name="ce94">
            <text:p>10,0</text:p>
          </table:table-cell>
          <table:table-cell office:value-type="float" office:value="30.267111213014001" table:style-name="ce95">
            <text:p>30,3</text:p>
          </table:table-cell>
          <table:table-cell office:value-type="float" office:value="56.097801178291" table:style-name="ce95">
            <text:p>56,1</text:p>
          </table:table-cell>
          <table:table-cell office:value-type="float" office:value="42.086210616864001" table:style-name="ce95">
            <text:p>42,1</text:p>
          </table:table-cell>
          <table:table-cell office:value-type="float" office:value="0.80047691691800005" table:style-name="ce95">
            <text:p>0,8</text:p>
          </table:table-cell>
          <table:table-cell office:value-type="float" office:value="42.300557444165001" table:style-name="ce95">
            <text:p>42,3</text:p>
          </table:table-cell>
          <table:table-cell office:value-type="float" office:value="0.21105523174900001" table:style-name="ce95">
            <text:p>0,2</text:p>
          </table:table-cell>
          <table:table-cell office:value-type="float" office:value="0.56925495537500004" table:style-name="ce95">
            <text:p>0,6</text:p>
          </table:table-cell>
          <table:table-cell office:value-type="float" office:value="6.0415750689999997E-3" table:style-name="ce95">
            <text:p>0,0</text:p>
          </table:table-cell>
          <table:table-cell office:value-type="float" office:value="182.35558599396799" table:style-name="ce96">
            <text:p>182,4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12">
            <text:p>Sonstige Tiere<text:span text:style-name="T1">5</text:span></text:p>
          </table:table-cell>
          <table:table-cell office:value-type="float" office:value="1.393889831511" table:style-name="ce94">
            <text:p>1,4</text:p>
          </table:table-cell>
          <table:table-cell office:value-type="float" office:value="4.8005482430739992" table:style-name="ce95">
            <text:p>4,8</text:p>
          </table:table-cell>
          <table:table-cell office:value-type="float" office:value="9.8051333703719994" table:style-name="ce95">
            <text:p>9,8</text:p>
          </table:table-cell>
          <table:table-cell office:value-type="float" office:value="9.3086718661170007" table:style-name="ce95">
            <text:p>9,3</text:p>
          </table:table-cell>
          <table:table-cell office:value-type="float" office:value="3.629093735513" table:style-name="ce95">
            <text:p>3,6</text:p>
          </table:table-cell>
          <table:table-cell office:value-type="float" office:value="7.9150742477730009" table:style-name="ce95">
            <text:p>7,9</text:p>
          </table:table-cell>
          <table:table-cell office:value-type="float" office:value="8.6847050881569992" table:style-name="ce95">
            <text:p>8,7</text:p>
          </table:table-cell>
          <table:table-cell office:value-type="float" office:value="1.8259661348719998" table:style-name="ce95">
            <text:p>1,8</text:p>
          </table:table-cell>
          <table:table-cell office:value-type="float" office:value="9.1172781066000005E-2" table:style-name="ce95">
            <text:p>0,1</text:p>
          </table:table-cell>
          <table:table-cell office:value-type="float" office:value="47.454255298458001" table:style-name="ce96">
            <text:p>47,5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12">
            <text:p>Milch</text:p>
          </table:table-cell>
          <table:table-cell office:value-type="float" office:value="10.437407683767001" table:style-name="ce94">
            <text:p>10,4</text:p>
          </table:table-cell>
          <table:table-cell office:value-type="float" office:value="78.072757274923006" table:style-name="ce95">
            <text:p>78,1</text:p>
          </table:table-cell>
          <table:table-cell office:value-type="float" office:value="246.950820721631" table:style-name="ce95">
            <text:p>247,0</text:p>
          </table:table-cell>
          <table:table-cell office:value-type="float" office:value="392.617553782556" table:style-name="ce95">
            <text:p>392,6</text:p>
          </table:table-cell>
          <table:table-cell office:value-type="float" office:value="132.03765666424101" table:style-name="ce95">
            <text:p>132,0</text:p>
          </table:table-cell>
          <table:table-cell office:value-type="float" office:value="195.97459521831701" table:style-name="ce95">
            <text:p>196,0</text:p>
          </table:table-cell>
          <table:table-cell office:value-type="float" office:value="131.33876301623499" table:style-name="ce95">
            <text:p>131,3</text:p>
          </table:table-cell>
          <table:table-cell office:value-type="float" office:value="64.150807759946005" table:style-name="ce95">
            <text:p>64,2</text:p>
          </table:table-cell>
          <table:table-cell office:value-type="float" office:value="0.114480680945" table:style-name="ce95">
            <text:p>0,1</text:p>
          </table:table-cell>
          <table:table-cell office:value-type="float" office:value="1251.6948428025601" table:style-name="ce96">
            <text:p>1 251,7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12">
            <text:p>Eier</text:p>
          </table:table-cell>
          <table:table-cell office:value-type="float" office:value="12.374788103575" table:style-name="ce94">
            <text:p>12,4</text:p>
          </table:table-cell>
          <table:table-cell office:value-type="float" office:value="15.261959811355" table:style-name="ce95">
            <text:p>15,3</text:p>
          </table:table-cell>
          <table:table-cell office:value-type="float" office:value="74.678977093168001" table:style-name="ce95">
            <text:p>74,7</text:p>
          </table:table-cell>
          <table:table-cell office:value-type="float" office:value="39.985391854611002" table:style-name="ce95">
            <text:p>40,0</text:p>
          </table:table-cell>
          <table:table-cell office:value-type="float" office:value="3.349762271686" table:style-name="ce95">
            <text:p>3,3</text:p>
          </table:table-cell>
          <table:table-cell office:value-type="float" office:value="90.215984059175995" table:style-name="ce95">
            <text:p>90,2</text:p>
          </table:table-cell>
          <table:table-cell office:value-type="float" office:value="2.5806921770779998" table:style-name="ce95">
            <text:p>2,6</text:p>
          </table:table-cell>
          <table:table-cell office:value-type="float" office:value="3.8817994453670002" table:style-name="ce95">
            <text:p>3,9</text:p>
          </table:table-cell>
          <table:table-cell office:value-type="float" office:value="2.654046895E-2" table:style-name="ce95">
            <text:p>0,0</text:p>
          </table:table-cell>
          <table:table-cell office:value-type="float" office:value="242.35589528496499" table:style-name="ce96">
            <text:p>242,4</text:p>
          </table:table-cell>
          <table:table-cell table:style-name="ce11"/>
          <table:table-cell table:style-name="ce20"/>
          <table:table-cell table:number-columns-repeated="16371" table:style-name="ce1"/>
        </table:table-row>
        <table:table-row table:style-name="ro2">
          <table:table-cell office:value-type="string" table:style-name="ce12">
            <text:p>Sonstige tierische Erzeugnisse<text:span text:style-name="T1">6</text:span></text:p>
          </table:table-cell>
          <table:table-cell office:value-type="float" office:value="1.0910324214" table:style-name="ce94">
            <text:p>1,1</text:p>
          </table:table-cell>
          <table:table-cell office:value-type="float" office:value="3.864312195468" table:style-name="ce95">
            <text:p>3,9</text:p>
          </table:table-cell>
          <table:table-cell office:value-type="float" office:value="4.4631678359410003" table:style-name="ce95">
            <text:p>4,5</text:p>
          </table:table-cell>
          <table:table-cell office:value-type="float" office:value="10.15135989353" table:style-name="ce95">
            <text:p>10,2</text:p>
          </table:table-cell>
          <table:table-cell office:value-type="float" office:value="2.3054287490930001" table:style-name="ce95">
            <text:p>2,3</text:p>
          </table:table-cell>
          <table:table-cell office:value-type="float" office:value="5.99621772292" table:style-name="ce95">
            <text:p>6,0</text:p>
          </table:table-cell>
          <table:table-cell office:value-type="float" office:value="3.626484395321" table:style-name="ce95">
            <text:p>3,6</text:p>
          </table:table-cell>
          <table:table-cell office:value-type="float" office:value="1.1059293429220001" table:style-name="ce95">
            <text:p>1,1</text:p>
          </table:table-cell>
          <table:table-cell office:value-type="float" office:value="0.58720010440500003" table:style-name="ce95">
            <text:p>0,6</text:p>
          </table:table-cell>
          <table:table-cell office:value-type="float" office:value="33.191132660999997" table:style-name="ce96">
            <text:p>33,2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17">
            <text:p>Tierische Erzeugung</text:p>
          </table:table-cell>
          <table:table-cell office:value-type="float" office:value="58.625051222754998" table:style-name="ce97">
            <text:p>58,6</text:p>
          </table:table-cell>
          <table:table-cell office:value-type="float" office:value="248.864435438962" table:style-name="ce98">
            <text:p>248,9</text:p>
          </table:table-cell>
          <table:table-cell office:value-type="float" office:value="826.52655658111098" table:style-name="ce98">
            <text:p>826,5</text:p>
          </table:table-cell>
          <table:table-cell office:value-type="float" office:value="1069.30060926698" table:style-name="ce98">
            <text:p>1 069,3</text:p>
          </table:table-cell>
          <table:table-cell office:value-type="float" office:value="212.57855843883399" table:style-name="ce98">
            <text:p>212,6</text:p>
          </table:table-cell>
          <table:table-cell office:value-type="float" office:value="702.11173717086297" table:style-name="ce98">
            <text:p>702,1</text:p>
          </table:table-cell>
          <table:table-cell office:value-type="float" office:value="223.185661975046" table:style-name="ce98">
            <text:p>223,2</text:p>
          </table:table-cell>
          <table:table-cell office:value-type="float" office:value="98.517006414768005" table:style-name="ce98">
            <text:p>98,5</text:p>
          </table:table-cell>
          <table:table-cell office:value-type="float" office:value="0.94970503367900005" table:style-name="ce98">
            <text:p>0,9</text:p>
          </table:table-cell>
          <table:table-cell office:value-type="float" office:value="3440.6593215429898" table:style-name="ce96">
            <text:p>3 440,7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21">
            <text:p>Erzeugung landwirtschaftlicher Güter</text:p>
          </table:table-cell>
          <table:table-cell office:value-type="float" office:value="368.84234625006297" table:style-name="ce97">
            <text:p>368,8</text:p>
          </table:table-cell>
          <table:table-cell office:value-type="float" office:value="363.56609572024399" table:style-name="ce98">
            <text:p>363,6</text:p>
          </table:table-cell>
          <table:table-cell office:value-type="float" office:value="2034.4738735556" table:style-name="ce98">
            <text:p>2 034,5</text:p>
          </table:table-cell>
          <table:table-cell office:value-type="float" office:value="1617.3508211639" table:style-name="ce98">
            <text:p>1 617,4</text:p>
          </table:table-cell>
          <table:table-cell office:value-type="float" office:value="279.009076052757" table:style-name="ce98">
            <text:p>279,0</text:p>
          </table:table-cell>
          <table:table-cell office:value-type="float" office:value="1165.4496227575701" table:style-name="ce98">
            <text:p>1 165,4</text:p>
          </table:table-cell>
          <table:table-cell office:value-type="float" office:value="305.04704550352898" table:style-name="ce98">
            <text:p>305,0</text:p>
          </table:table-cell>
          <table:table-cell office:value-type="float" office:value="133.88087485499" table:style-name="ce98">
            <text:p>133,9</text:p>
          </table:table-cell>
          <table:table-cell office:value-type="float" office:value="71.752756170978003" table:style-name="ce98">
            <text:p>71,8</text:p>
          </table:table-cell>
          <table:table-cell office:value-type="float" office:value="6339.3725120296403" table:style-name="ce96">
            <text:p>6 339,4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21">
            <text:p>Erzeugung landwirtschaftlicher Dienstleistungen</text:p>
          </table:table-cell>
          <table:table-cell office:value-type="float" office:value="17.899811426532999" table:style-name="ce97">
            <text:p>17,9</text:p>
          </table:table-cell>
          <table:table-cell office:value-type="float" office:value="15.719720668419001" table:style-name="ce98">
            <text:p>15,7</text:p>
          </table:table-cell>
          <table:table-cell office:value-type="float" office:value="109.448168176618" table:style-name="ce98">
            <text:p>109,4</text:p>
          </table:table-cell>
          <table:table-cell office:value-type="float" office:value="88.606460188574005" table:style-name="ce98">
            <text:p>88,6</text:p>
          </table:table-cell>
          <table:table-cell office:value-type="float" office:value="6.6392566861329998" table:style-name="ce98">
            <text:p>6,6</text:p>
          </table:table-cell>
          <table:table-cell office:value-type="float" office:value="56.476884385146001" table:style-name="ce98">
            <text:p>56,5</text:p>
          </table:table-cell>
          <table:table-cell office:value-type="float" office:value="11.141419616162" table:style-name="ce98">
            <text:p>11,1</text:p>
          </table:table-cell>
          <table:table-cell office:value-type="float" office:value="4.7770228817389997" table:style-name="ce98">
            <text:p>4,8</text:p>
          </table:table-cell>
          <table:table-cell office:value-type="float" office:value="1.1764200293239999" table:style-name="ce98">
            <text:p>1,2</text:p>
          </table:table-cell>
          <table:table-cell office:value-type="float" office:value="311.885164058648" table:style-name="ce96">
            <text:p>311,9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22">
            <text:p>Landwirtschaftliche Erzeugung</text:p>
          </table:table-cell>
          <table:table-cell office:value-type="float" office:value="386.74215767659598" table:style-name="ce97">
            <text:p>386,7</text:p>
          </table:table-cell>
          <table:table-cell office:value-type="float" office:value="379.28581638866302" table:style-name="ce98">
            <text:p>379,3</text:p>
          </table:table-cell>
          <table:table-cell office:value-type="float" office:value="2143.9220417322199" table:style-name="ce98">
            <text:p>2 143,9</text:p>
          </table:table-cell>
          <table:table-cell office:value-type="float" office:value="1705.9572813524701" table:style-name="ce98">
            <text:p>1 706,0</text:p>
          </table:table-cell>
          <table:table-cell office:value-type="float" office:value="285.648332738889" table:style-name="ce98">
            <text:p>285,6</text:p>
          </table:table-cell>
          <table:table-cell office:value-type="float" office:value="1221.9265071427201" table:style-name="ce98">
            <text:p>1 221,9</text:p>
          </table:table-cell>
          <table:table-cell office:value-type="float" office:value="316.18846511969201" table:style-name="ce98">
            <text:p>316,2</text:p>
          </table:table-cell>
          <table:table-cell office:value-type="float" office:value="138.65789773673001" table:style-name="ce98">
            <text:p>138,7</text:p>
          </table:table-cell>
          <table:table-cell office:value-type="float" office:value="72.929176200301995" table:style-name="ce98">
            <text:p>72,9</text:p>
          </table:table-cell>
          <table:table-cell office:value-type="float" office:value="6651.2576760882803" table:style-name="ce96">
            <text:p>6 651,3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23">
            <text:p>Nichtlandwirtschaftliche Nebentätigkeiten</text:p>
          </table:table-cell>
          <table:table-cell office:value-type="float" office:value="3.750828868922" table:style-name="ce97">
            <text:p>3,8</text:p>
          </table:table-cell>
          <table:table-cell office:value-type="float" office:value="33.425594893395001" table:style-name="ce98">
            <text:p>33,4</text:p>
          </table:table-cell>
          <table:table-cell office:value-type="float" office:value="117.233321816524" table:style-name="ce98">
            <text:p>117,2</text:p>
          </table:table-cell>
          <table:table-cell office:value-type="float" office:value="30.493624224331001" table:style-name="ce98">
            <text:p>30,5</text:p>
          </table:table-cell>
          <table:table-cell office:value-type="float" office:value="30.101911103412998" table:style-name="ce98">
            <text:p>30,1</text:p>
          </table:table-cell>
          <table:table-cell office:value-type="float" office:value="68.418855882526003" table:style-name="ce98">
            <text:p>68,4</text:p>
          </table:table-cell>
          <table:table-cell office:value-type="float" office:value="63.771445298083997" table:style-name="ce98">
            <text:p>63,8</text:p>
          </table:table-cell>
          <table:table-cell office:value-type="float" office:value="25.261794231526999" table:style-name="ce98">
            <text:p>25,3</text:p>
          </table:table-cell>
          <table:table-cell office:value-type="float" office:value="2.445827119699" table:style-name="ce98">
            <text:p>2,4</text:p>
          </table:table-cell>
          <table:table-cell office:value-type="float" office:value="374.90320343841898" table:style-name="ce96">
            <text:p>374,9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24">
            <text:p>Erzeugung des landwirtschaftlichen Wirtschaftsbereiches</text:p>
          </table:table-cell>
          <table:table-cell office:value-type="float" office:value="390.49298654551802" table:style-name="ce97">
            <text:p>390,5</text:p>
          </table:table-cell>
          <table:table-cell office:value-type="float" office:value="412.71141128205801" table:style-name="ce98">
            <text:p>412,7</text:p>
          </table:table-cell>
          <table:table-cell office:value-type="float" office:value="2261.1553635487398" table:style-name="ce98">
            <text:p>2 261,2</text:p>
          </table:table-cell>
          <table:table-cell office:value-type="float" office:value="1736.4509055768001" table:style-name="ce98">
            <text:p>1 736,5</text:p>
          </table:table-cell>
          <table:table-cell office:value-type="float" office:value="315.75024384230198" table:style-name="ce98">
            <text:p>315,8</text:p>
          </table:table-cell>
          <table:table-cell office:value-type="float" office:value="1290.34536302524" table:style-name="ce98">
            <text:p>1 290,3</text:p>
          </table:table-cell>
          <table:table-cell office:value-type="float" office:value="379.95991041777597" table:style-name="ce98">
            <text:p>380,0</text:p>
          </table:table-cell>
          <table:table-cell office:value-type="float" office:value="163.91969196825599" table:style-name="ce98">
            <text:p>163,9</text:p>
          </table:table-cell>
          <table:table-cell office:value-type="float" office:value="75.375003320000999" table:style-name="ce98">
            <text:p>75,4</text:p>
          </table:table-cell>
          <table:table-cell office:value-type="float" office:value="7026.1608795267002" table:style-name="ce96">
            <text:p>7 026,2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3">
          <table:table-cell office:value-type="string" table:number-columns-spanned="11" table:number-rows-spanned="1" table:style-name="ce26">
            <text:p>Q: STATISTIK AUSTRIA, Regionale landwirtschaftliche Gesamtrechnung. Erstellt am 29.09.2023. – Konsistent mit LGR-Berechnungsstand Juli 2023. – Etwaige Rundungsdifferenzen wurden nicht ausgeglichen.<text:s/></text:p>
            <text:p>1) Hopfen, Textilpflanzen, Heil-, Duft- und Gewürzpflanzen, Energiegräser. – 2) Blumen und Zierpflanzen (inkl. Weihnachtsbäume), Baumschulerzeugnisse, Anpflanzungen. – 3) Es handelt sich dabei um Trauben für die Weinbereitung. – 4) Schilf, Sämereien. – 5) Schafe und Ziegen, Einhufer, Jagd. – 6) Honig, Rohwolle.<text:s/></text:p>
          </table:table-cell>
          <table:covered-table-cell table:number-columns-repeated="10"/>
          <table:table-cell table:number-columns-repeated="2" table:style-name="ce2"/>
          <table:table-cell table:number-columns-repeated="16371" table:style-name="ce1"/>
        </table:table-row>
        <table:table-row table:style-name="ro4">
          <table:table-cell table:number-columns-repeated="16384"/>
        </table:table-row>
        <table:table-row table:style-name="ro4">
          <table:table-cell table:style-name="ce2"/>
          <table:table-cell table:number-columns-repeated="10" table:style-name="ce25"/>
          <table:table-cell table:number-columns-repeated="2" table:style-name="ce2"/>
          <table:table-cell table:number-columns-repeated="16371" table:style-name="ce1"/>
        </table:table-row>
        <table:table-row table:number-rows-repeated="1048544" table:style-name="ro4">
          <table:table-cell table:number-columns-repeated="16384"/>
        </table:table-row>
        <table:named-expressions>
          <table:named-range table:name="_f408d64f_STF_Dekoration_1_CN1" table:cell-range-address="2014.$K$2:2014.$K$29" table:base-cell-address="2014.$A$1"/>
          <table:named-expression table:name="_f408d64f_STF_Dekoration_1_CN102" table:expression="of:=['file:///P:/PROJEKTE/LW_GR/PUBLIKATIONEN/INTERNET/Tabellen%26Grafiken_verknuepft/LGR/WD/WD_T05_LGR.xlsx'#Tabelle1.#REF!]" table:base-cell-address="2022.$A$1"/>
          <table:named-expression table:name="_f408d64f_STF_Dekoration_1_CN105" table:expression="of:=['file:///P:/PROJEKTE/LW_GR/PUBLIKATIONEN/INTERNET/Tabellen%26Grafiken_verknuepft/LGR/WD/WD_T05_LGR.xlsx'#Tabelle1.#REF!]" table:base-cell-address="2022.$A$1"/>
          <table:named-expression table:name="_f408d64f_STF_Dekoration_1_CN106" table:expression="of:=['file:///P:/PROJEKTE/LW_GR/PUBLIKATIONEN/INTERNET/Tabellen%26Grafiken_verknuepft/LGR/WD/WD_T05_LGR.xlsx'#Tabelle1.#REF!]" table:base-cell-address="2022.$A$1"/>
          <table:named-expression table:name="_f408d64f_STF_Dekoration_1_CN107" table:expression="of:=['file:///P:/PROJEKTE/LW_GR/PUBLIKATIONEN/INTERNET/Tabellen%26Grafiken_verknuepft/LGR/WD/WD_T05_LGR.xlsx'#Tabelle1.#REF!]" table:base-cell-address="2022.$A$1"/>
          <table:named-expression table:name="_f408d64f_STF_Dekoration_1_CN108" table:expression="of:=['file:///P:/PROJEKTE/LW_GR/PUBLIKATIONEN/INTERNET/Tabellen%26Grafiken_verknuepft/LGR/WD/WD_T05_LGR.xlsx'#Tabelle1.#REF!]" table:base-cell-address="2022.$A$1"/>
          <table:named-expression table:name="_f408d64f_STF_Dekoration_1_CN110" table:expression="of:=['file:///P:/PROJEKTE/LW_GR/PUBLIKATIONEN/INTERNET/Tabellen%26Grafiken_verknuepft/LGR/WD/WD_T05_LGR.xlsx'#Tabelle1.#REF!]" table:base-cell-address="2022.$A$1"/>
          <table:named-expression table:name="_f408d64f_STF_Dekoration_1_CN113" table:expression="of:=['file:///P:/PROJEKTE/LW_GR/PUBLIKATIONEN/INTERNET/Tabellen%26Grafiken_verknuepft/LGR/WD/WD_T05_LGR.xlsx'#Tabelle1.#REF!]" table:base-cell-address="2022.$A$1"/>
          <table:named-expression table:name="_f408d64f_STF_Dekoration_1_CN114" table:expression="of:=['file:///P:/PROJEKTE/LW_GR/PUBLIKATIONEN/INTERNET/Tabellen%26Grafiken_verknuepft/LGR/WD/WD_T05_LGR.xlsx'#Tabelle1.#REF!]" table:base-cell-address="2022.$A$1"/>
          <table:named-expression table:name="_f408d64f_STF_Dekoration_1_CN115" table:expression="of:=['file:///P:/PROJEKTE/LW_GR/PUBLIKATIONEN/INTERNET/Tabellen%26Grafiken_verknuepft/LGR/WD/WD_T05_LGR.xlsx'#Tabelle1.#REF!]" table:base-cell-address="2022.$A$1"/>
          <table:named-expression table:name="_f408d64f_STF_Dekoration_1_CN117" table:expression="of:=['file:///P:/PROJEKTE/LW_GR/PUBLIKATIONEN/INTERNET/Tabellen%26Grafiken_verknuepft/LGR/WD/WD_T05_LGR.xlsx'#Tabelle1.#REF!]~['file:///P:/PROJEKTE/LW_GR/PUBLIKATIONEN/INTERNET/Tabellen%26Grafiken_verknuepft/LGR/WD/WD_T05_LGR.xlsx'#Tabelle1.$U$8]" table:base-cell-address="2022.$A$1"/>
          <table:named-range table:name="_f408d64f_STF_Dekoration_1_CN2" table:cell-range-address="2014.$A$16:2014.$K$16" table:base-cell-address="2014.$A$1"/>
          <table:named-range table:name="_f408d64f_STF_Dekoration_1_CN3" table:cell-range-address="2014.$A$24:2014.$K$29" table:base-cell-address="2014.$A$1"/>
          <table:named-expression table:name="_f408d64f_STF_Dekoration_1_CN95" table:expression="of:=['file:///P:/PROJEKTE/LW_GR/PUBLIKATIONEN/INTERNET/Tabellen%26Grafiken_verknuepft/LGR/WD/WD_T05_LGR.xlsx'#Tabelle1.#REF!]" table:base-cell-address="2022.$A$1"/>
          <table:named-expression table:name="_f408d64f_STF_Dekoration_1_CN96" table:expression="of:=['file:///P:/PROJEKTE/LW_GR/PUBLIKATIONEN/INTERNET/Tabellen%26Grafiken_verknuepft/LGR/WD/WD_T05_LGR.xlsx'#Tabelle1.#REF!]" table:base-cell-address="2022.$A$1"/>
          <table:named-expression table:name="_f408d64f_STF_Dekoration_4_CN1" table:expression="of:=['2014'.#REF!]" table:base-cell-address="2022.$A$1"/>
          <table:named-expression table:name="_f408d64f_STF_Dekoration_4_CN2" table:expression="of:=['2014'.#REF!]" table:base-cell-address="2022.$A$1"/>
          <table:named-range table:name="_f408d64f_STF_Fuss_1_CN1" table:cell-range-address="2014.$A$30:2014.$K$30" table:base-cell-address="2014.$A$1"/>
          <table:named-range table:name="_f408d64f_STF_Fuss_1_CN2" table:cell-range-address="2014.$A$30:2014.$K$30" table:base-cell-address="2014.$A$1"/>
          <table:named-range table:name="_f408d64f_STF_Gesamtsumme_1_CN1" table:cell-range-address="2014.$A$29:2014.$K$29" table:base-cell-address="2014.$A$1"/>
          <table:named-range table:name="_f408d64f_STF_Gesamtsumme_1_CN2" table:cell-range-address="2014.$A$29:2014.$K$29" table:base-cell-address="2014.$A$1"/>
          <table:named-range table:name="_f408d64f_STF_Koerper_1_CN1" table:cell-range-address="2014.$B$2:2014.$K$29" table:base-cell-address="2014.$A$1"/>
          <table:named-range table:name="_f408d64f_STF_Tabellenkopf_1_CN1" table:cell-range-address="2014.$B$1:2014.$K$1" table:base-cell-address="2014.$A$1"/>
          <table:named-range table:name="_f408d64f_STF_Tabellenkopf_1_CN2" table:cell-range-address="2014.$A$1:2014.$K$1" table:base-cell-address="2014.$A$1"/>
          <table:named-expression table:name="_f408d64f_STF_Titel_1_CN1" table:expression="of:=['2014'.#REF!]" table:base-cell-address="2022.$A$1"/>
          <table:named-range table:name="_f408d64f_STF_Vorspalte_1_CN1" table:cell-range-address="2014.$A$1:2014.$A$29" table:base-cell-address="2014.$A$1"/>
          <table:named-range table:name="_f408d64f_STF_Vorspalte_1_CN2" table:cell-range-address="2014.$A$1" table:base-cell-address="2014.$A$1"/>
          <table:named-range table:name="_f408d64f_STF_Vorspalte_1_CN3" table:cell-range-address="2014.$A$1" table:base-cell-address="2014.$A$1"/>
          <table:named-range table:name="_f408d64f_STF_Zwischensumme_1_CN1" table:cell-range-address="2014.$A$25:2014.$K$25" table:base-cell-address="2014.$A$1"/>
          <table:named-range table:name="_f408d64f_STF_Zwischensumme_1_CN2" table:cell-range-address="2014.$A$27:2014.$K$27" table:base-cell-address="2014.$A$1"/>
          <table:named-expression table:name="_f408d64f_STF_Zwischensumme_1_CN3" table:expression="of:=['2014'.$A$16:.$K$16]~['2014'.$A$24:.$K$25]~['2014'.$A$27:.$K$27]" table:base-cell-address="2022.$A$1"/>
          <table:named-range table:name="Print_Area" table:cell-range-address="2014.$A$1:2014.$K$30" table:base-cell-address="2014.$A$1"/>
        </table:named-expressions>
      </table:table>
      <table:table table:name="2013" table:style-name="ta1">
        <table:table-column table:style-name="co1" table:default-cell-style-name="ce2"/>
        <table:table-column table:style-name="co2" table:number-columns-repeated="10" table:default-cell-style-name="ce2"/>
        <table:table-column table:style-name="co3" table:number-columns-repeated="16373" table:default-cell-style-name="ce2"/>
        <table:table-row table:style-name="ro1">
          <table:table-cell office:value-type="string" table:style-name="ce3">
            <text:p>Merkmal</text:p>
          </table:table-cell>
          <table:table-cell office:value-type="string" table:style-name="ce4">
            <text:p>Bgld.</text:p>
          </table:table-cell>
          <table:table-cell office:value-type="string" table:style-name="ce4">
            <text:p>Ktn.</text:p>
          </table:table-cell>
          <table:table-cell office:value-type="string" table:style-name="ce4">
            <text:p>NÖ</text:p>
          </table:table-cell>
          <table:table-cell office:value-type="string" table:style-name="ce4">
            <text:p>OÖ</text:p>
          </table:table-cell>
          <table:table-cell office:value-type="string" table:style-name="ce4">
            <text:p>Sbg.</text:p>
          </table:table-cell>
          <table:table-cell office:value-type="string" table:style-name="ce4">
            <text:p>Stmk.</text:p>
          </table:table-cell>
          <table:table-cell office:value-type="string" table:style-name="ce4">
            <text:p>T</text:p>
          </table:table-cell>
          <table:table-cell office:value-type="string" table:style-name="ce4">
            <text:p>Vbg.</text:p>
          </table:table-cell>
          <table:table-cell office:value-type="string" table:style-name="ce4">
            <text:p>W</text:p>
          </table:table-cell>
          <table:table-cell office:value-type="string" table:style-name="ce5">
            <text:p>Ö</text:p>
          </table:table-cell>
          <table:table-cell table:number-columns-repeated="16373" table:style-name="ce6"/>
        </table:table-row>
        <table:table-row table:style-name="ro2">
          <table:table-cell office:value-type="string" table:style-name="ce7">
            <text:p>Getreide</text:p>
          </table:table-cell>
          <table:table-cell office:value-type="float" office:value="71.755669374098005" table:style-name="ce99">
            <text:p>71,8</text:p>
          </table:table-cell>
          <table:table-cell office:value-type="float" office:value="25.794188630842999" table:style-name="ce100">
            <text:p>25,8</text:p>
          </table:table-cell>
          <table:table-cell office:value-type="float" office:value="354.96555100989201" table:style-name="ce100">
            <text:p>355,0</text:p>
          </table:table-cell>
          <table:table-cell office:value-type="float" office:value="174.097876657678" table:style-name="ce100">
            <text:p>174,1</text:p>
          </table:table-cell>
          <table:table-cell office:value-type="float" office:value="0.93987059552700003" table:style-name="ce100">
            <text:p>0,9</text:p>
          </table:table-cell>
          <table:table-cell office:value-type="float" office:value="87.615945712948999" table:style-name="ce100">
            <text:p>87,6</text:p>
          </table:table-cell>
          <table:table-cell office:value-type="float" office:value="0.50401441854200002" table:style-name="ce100">
            <text:p>0,5</text:p>
          </table:table-cell>
          <table:table-cell office:value-type="float" office:value="0.14430459469599999" table:style-name="ce100">
            <text:p>0,1</text:p>
          </table:table-cell>
          <table:table-cell office:value-type="float" office:value="1.761314515402" table:style-name="ce100">
            <text:p>1,8</text:p>
          </table:table-cell>
          <table:table-cell office:value-type="float" office:value="717.57873550962699" table:style-name="ce101">
            <text:p>717,6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12">
            <text:p>Ölsaaten und Ölfrüchte</text:p>
          </table:table-cell>
          <table:table-cell office:value-type="float" office:value="21.800255238209999" table:style-name="ce102">
            <text:p>21,8</text:p>
          </table:table-cell>
          <table:table-cell office:value-type="float" office:value="2.2197490960050001" table:style-name="ce103">
            <text:p>2,2</text:p>
          </table:table-cell>
          <table:table-cell office:value-type="float" office:value="70.578335667301005" table:style-name="ce103">
            <text:p>70,6</text:p>
          </table:table-cell>
          <table:table-cell office:value-type="float" office:value="28.699566043783999" table:style-name="ce103">
            <text:p>28,7</text:p>
          </table:table-cell>
          <table:table-cell office:value-type="float" office:value="5.2139081996000002E-2" table:style-name="ce103">
            <text:p>0,1</text:p>
          </table:table-cell>
          <table:table-cell office:value-type="float" office:value="22.549286683116001" table:style-name="ce103">
            <text:p>22,5</text:p>
          </table:table-cell>
          <table:table-cell office:value-type="float" office:value="4.96821255E-3" table:style-name="ce103">
            <text:p>0,0</text:p>
          </table:table-cell>
          <table:table-cell office:value-type="float" office:value="4.60626231E-4" table:style-name="ce103">
            <text:p>0,0</text:p>
          </table:table-cell>
          <table:table-cell office:value-type="float" office:value="0.31915164259200002" table:style-name="ce103">
            <text:p>0,3</text:p>
          </table:table-cell>
          <table:table-cell office:value-type="float" office:value="146.22391229178501" table:style-name="ce104">
            <text:p>146,2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12">
            <text:p>Eiweißpflanzen</text:p>
          </table:table-cell>
          <table:table-cell office:value-type="float" office:value="1.3498907252829999" table:style-name="ce102">
            <text:p>1,3</text:p>
          </table:table-cell>
          <table:table-cell office:value-type="float" office:value="0.48162263841399999" table:style-name="ce103">
            <text:p>0,5</text:p>
          </table:table-cell>
          <table:table-cell office:value-type="float" office:value="5.9088807319959997" table:style-name="ce103">
            <text:p>5,9</text:p>
          </table:table-cell>
          <table:table-cell office:value-type="float" office:value="2.292617370506" table:style-name="ce103">
            <text:p>2,3</text:p>
          </table:table-cell>
          <table:table-cell office:value-type="float" office:value="7.2465000910000004E-3" table:style-name="ce103">
            <text:p>0,0</text:p>
          </table:table-cell>
          <table:table-cell office:value-type="float" office:value="0.29370268081899997" table:style-name="ce103">
            <text:p>0,3</text:p>
          </table:table-cell>
          <table:table-cell office:value-type="float" office:value="2.2621559100000001E-4" table:style-name="ce103">
            <text:p>0,0</text:p>
          </table:table-cell>
          <table:table-cell office:value-type="float" office:value="4.2005162000000002E-4" table:style-name="ce103">
            <text:p>0,0</text:p>
          </table:table-cell>
          <table:table-cell office:value-type="float" office:value="3.5438444118999997E-2" table:style-name="ce103">
            <text:p>0,0</text:p>
          </table:table-cell>
          <table:table-cell office:value-type="float" office:value="10.370045358438" table:style-name="ce104">
            <text:p>10,4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12">
            <text:p>Zuckerrüben</text:p>
          </table:table-cell>
          <table:table-cell office:value-type="float" office:value="9.4177766228850004" table:style-name="ce102">
            <text:p>9,4</text:p>
          </table:table-cell>
          <table:table-cell office:value-type="float" office:value="2.8321302542999999E-2" table:style-name="ce103">
            <text:p>0,0</text:p>
          </table:table-cell>
          <table:table-cell office:value-type="float" office:value="96.703765450454995" table:style-name="ce103">
            <text:p>96,7</text:p>
          </table:table-cell>
          <table:table-cell office:value-type="float" office:value="14.378887551049999" table:style-name="ce103">
            <text:p>14,4</text:p>
          </table:table-cell>
          <table:table-cell office:value-type="float" office:value="0" table:style-name="ce103">
            <text:p>0,0</text:p>
          </table:table-cell>
          <table:table-cell office:value-type="float" office:value="0.500784403248" table:style-name="ce103">
            <text:p>0,5</text:p>
          </table:table-cell>
          <table:table-cell office:value-type="float" office:value="2.1090424E-5" table:style-name="ce103">
            <text:p>0,0</text:p>
          </table:table-cell>
          <table:table-cell office:value-type="float" office:value="0" table:style-name="ce103">
            <text:p>0,0</text:p>
          </table:table-cell>
          <table:table-cell office:value-type="float" office:value="0.79545836718999996" table:style-name="ce103">
            <text:p>0,8</text:p>
          </table:table-cell>
          <table:table-cell office:value-type="float" office:value="121.825014787795" table:style-name="ce104">
            <text:p>121,8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12">
            <text:p>Sonstige Handelsgewächse<text:span text:style-name="T1">1</text:span></text:p>
          </table:table-cell>
          <table:table-cell office:value-type="float" office:value="0.23146541011800001" table:style-name="ce102">
            <text:p>0,2</text:p>
          </table:table-cell>
          <table:table-cell office:value-type="float" office:value="6.6823884474000006E-2" table:style-name="ce103">
            <text:p>0,1</text:p>
          </table:table-cell>
          <table:table-cell office:value-type="float" office:value="3.3013003587540002" table:style-name="ce103">
            <text:p>3,3</text:p>
          </table:table-cell>
          <table:table-cell office:value-type="float" office:value="2.451247804042" table:style-name="ce103">
            <text:p>2,5</text:p>
          </table:table-cell>
          <table:table-cell office:value-type="float" office:value="2.8545113020000002E-3" table:style-name="ce103">
            <text:p>0,0</text:p>
          </table:table-cell>
          <table:table-cell office:value-type="float" office:value="1.037173324484" table:style-name="ce103">
            <text:p>1,0</text:p>
          </table:table-cell>
          <table:table-cell office:value-type="float" office:value="1.0716527952E-2" table:style-name="ce103">
            <text:p>0,0</text:p>
          </table:table-cell>
          <table:table-cell office:value-type="float" office:value="9.4994731030000005E-3" table:style-name="ce103">
            <text:p>0,0</text:p>
          </table:table-cell>
          <table:table-cell office:value-type="float" office:value="1.1379603199999999E-2" table:style-name="ce103">
            <text:p>0,0</text:p>
          </table:table-cell>
          <table:table-cell office:value-type="float" office:value="7.1224608974289998" table:style-name="ce104">
            <text:p>7,1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12">
            <text:p>Futterpflanzen</text:p>
          </table:table-cell>
          <table:table-cell office:value-type="float" office:value="14.592626452247" table:style-name="ce102">
            <text:p>14,6</text:p>
          </table:table-cell>
          <table:table-cell office:value-type="float" office:value="45.739356272339002" table:style-name="ce103">
            <text:p>45,7</text:p>
          </table:table-cell>
          <table:table-cell office:value-type="float" office:value="127.787959178447" table:style-name="ce103">
            <text:p>127,8</text:p>
          </table:table-cell>
          <table:table-cell office:value-type="float" office:value="141.32082819119699" table:style-name="ce103">
            <text:p>141,3</text:p>
          </table:table-cell>
          <table:table-cell office:value-type="float" office:value="42.094431728876998" table:style-name="ce103">
            <text:p>42,1</text:p>
          </table:table-cell>
          <table:table-cell office:value-type="float" office:value="84.614889637366005" table:style-name="ce103">
            <text:p>84,6</text:p>
          </table:table-cell>
          <table:table-cell office:value-type="float" office:value="45.199790557541" table:style-name="ce103">
            <text:p>45,2</text:p>
          </table:table-cell>
          <table:table-cell office:value-type="float" office:value="17.713235210825001" table:style-name="ce103">
            <text:p>17,7</text:p>
          </table:table-cell>
          <table:table-cell office:value-type="float" office:value="0.30942880810000001" table:style-name="ce103">
            <text:p>0,3</text:p>
          </table:table-cell>
          <table:table-cell office:value-type="float" office:value="519.37254603693896" table:style-name="ce104">
            <text:p>519,4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12">
            <text:p>Gemüse</text:p>
          </table:table-cell>
          <table:table-cell office:value-type="float" office:value="35.901561696221002" table:style-name="ce102">
            <text:p>35,9</text:p>
          </table:table-cell>
          <table:table-cell office:value-type="float" office:value="3.6829906930740002" table:style-name="ce103">
            <text:p>3,7</text:p>
          </table:table-cell>
          <table:table-cell office:value-type="float" office:value="104.257450195453" table:style-name="ce103">
            <text:p>104,3</text:p>
          </table:table-cell>
          <table:table-cell office:value-type="float" office:value="24.760676441743001" table:style-name="ce103">
            <text:p>24,8</text:p>
          </table:table-cell>
          <table:table-cell office:value-type="float" office:value="3.4905392415960002" table:style-name="ce103">
            <text:p>3,5</text:p>
          </table:table-cell>
          <table:table-cell office:value-type="float" office:value="22.408951651161999" table:style-name="ce103">
            <text:p>22,4</text:p>
          </table:table-cell>
          <table:table-cell office:value-type="float" office:value="17.387080275572998" table:style-name="ce103">
            <text:p>17,4</text:p>
          </table:table-cell>
          <table:table-cell office:value-type="float" office:value="0.92962311601699998" table:style-name="ce103">
            <text:p>0,9</text:p>
          </table:table-cell>
          <table:table-cell office:value-type="float" office:value="58.313226147058998" table:style-name="ce103">
            <text:p>58,3</text:p>
          </table:table-cell>
          <table:table-cell office:value-type="float" office:value="271.13209945789703" table:style-name="ce104">
            <text:p>271,1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12">
            <text:p>Pflanzen und Blumen<text:span text:style-name="T1">2</text:span></text:p>
          </table:table-cell>
          <table:table-cell office:value-type="float" office:value="9.0080318883019999" table:style-name="ce102">
            <text:p>9,0</text:p>
          </table:table-cell>
          <table:table-cell office:value-type="float" office:value="7.259427018007" table:style-name="ce103">
            <text:p>7,3</text:p>
          </table:table-cell>
          <table:table-cell office:value-type="float" office:value="83.412315612304994" table:style-name="ce103">
            <text:p>83,4</text:p>
          </table:table-cell>
          <table:table-cell office:value-type="float" office:value="78.864173179472999" table:style-name="ce103">
            <text:p>78,9</text:p>
          </table:table-cell>
          <table:table-cell office:value-type="float" office:value="10.894264993662" table:style-name="ce103">
            <text:p>10,9</text:p>
          </table:table-cell>
          <table:table-cell office:value-type="float" office:value="82.721982565264" table:style-name="ce103">
            <text:p>82,7</text:p>
          </table:table-cell>
          <table:table-cell office:value-type="float" office:value="9.0126349262200005" table:style-name="ce103">
            <text:p>9,0</text:p>
          </table:table-cell>
          <table:table-cell office:value-type="float" office:value="9.4705424933500009" table:style-name="ce103">
            <text:p>9,5</text:p>
          </table:table-cell>
          <table:table-cell office:value-type="float" office:value="10.342309441471" table:style-name="ce103">
            <text:p>10,3</text:p>
          </table:table-cell>
          <table:table-cell office:value-type="float" office:value="300.98568211805502" table:style-name="ce104">
            <text:p>301,0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12">
            <text:p>Kartoffeln</text:p>
          </table:table-cell>
          <table:table-cell office:value-type="float" office:value="4.6962665583290004" table:style-name="ce102">
            <text:p>4,7</text:p>
          </table:table-cell>
          <table:table-cell office:value-type="float" office:value="1.303405898864" table:style-name="ce103">
            <text:p>1,3</text:p>
          </table:table-cell>
          <table:table-cell office:value-type="float" office:value="76.302434754960998" table:style-name="ce103">
            <text:p>76,3</text:p>
          </table:table-cell>
          <table:table-cell office:value-type="float" office:value="5.5414287934350002" table:style-name="ce103">
            <text:p>5,5</text:p>
          </table:table-cell>
          <table:table-cell office:value-type="float" office:value="0.50701954251699999" table:style-name="ce103">
            <text:p>0,5</text:p>
          </table:table-cell>
          <table:table-cell office:value-type="float" office:value="3.262085063372" table:style-name="ce103">
            <text:p>3,3</text:p>
          </table:table-cell>
          <table:table-cell office:value-type="float" office:value="2.1749131895959999" table:style-name="ce103">
            <text:p>2,2</text:p>
          </table:table-cell>
          <table:table-cell office:value-type="float" office:value="0.17321591264" table:style-name="ce103">
            <text:p>0,2</text:p>
          </table:table-cell>
          <table:table-cell office:value-type="float" office:value="0.70768080759899998" table:style-name="ce103">
            <text:p>0,7</text:p>
          </table:table-cell>
          <table:table-cell office:value-type="float" office:value="94.668450521313005" table:style-name="ce104">
            <text:p>94,7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12">
            <text:p>Obst (inkl. Trauben)</text:p>
          </table:table-cell>
          <table:table-cell office:value-type="float" office:value="33.980702086398999" table:style-name="ce102">
            <text:p>34,0</text:p>
          </table:table-cell>
          <table:table-cell office:value-type="float" office:value="8.1922761089290006" table:style-name="ce103">
            <text:p>8,2</text:p>
          </table:table-cell>
          <table:table-cell office:value-type="float" office:value="97.983754902802005" table:style-name="ce103">
            <text:p>98,0</text:p>
          </table:table-cell>
          <table:table-cell office:value-type="float" office:value="32.686988503918997" table:style-name="ce103">
            <text:p>32,7</text:p>
          </table:table-cell>
          <table:table-cell office:value-type="float" office:value="1.391834336859" table:style-name="ce103">
            <text:p>1,4</text:p>
          </table:table-cell>
          <table:table-cell office:value-type="float" office:value="85.556565605545003" table:style-name="ce103">
            <text:p>85,6</text:p>
          </table:table-cell>
          <table:table-cell office:value-type="float" office:value="5.2487315038020004" table:style-name="ce103">
            <text:p>5,2</text:p>
          </table:table-cell>
          <table:table-cell office:value-type="float" office:value="1.5359984135510001" table:style-name="ce103">
            <text:p>1,5</text:p>
          </table:table-cell>
          <table:table-cell office:value-type="float" office:value="2.7005719811320001" table:style-name="ce103">
            <text:p>2,7</text:p>
          </table:table-cell>
          <table:table-cell office:value-type="float" office:value="269.27742344293802" table:style-name="ce104">
            <text:p>269,3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16">
            <text:p>davon Frischobst</text:p>
          </table:table-cell>
          <table:table-cell office:value-type="float" office:value="13.229070346192" table:style-name="ce103">
            <text:p>13,2</text:p>
          </table:table-cell>
          <table:table-cell office:value-type="float" office:value="8.1691795268150003" table:style-name="ce103">
            <text:p>8,2</text:p>
          </table:table-cell>
          <table:table-cell office:value-type="float" office:value="67.585604566705996" table:style-name="ce103">
            <text:p>67,6</text:p>
          </table:table-cell>
          <table:table-cell office:value-type="float" office:value="32.682938337152002" table:style-name="ce103">
            <text:p>32,7</text:p>
          </table:table-cell>
          <table:table-cell office:value-type="float" office:value="1.391575772071" table:style-name="ce103">
            <text:p>1,4</text:p>
          </table:table-cell>
          <table:table-cell office:value-type="float" office:value="83.434463653277007" table:style-name="ce103">
            <text:p>83,4</text:p>
          </table:table-cell>
          <table:table-cell office:value-type="float" office:value="5.2410968022209996" table:style-name="ce103">
            <text:p>5,2</text:p>
          </table:table-cell>
          <table:table-cell office:value-type="float" office:value="1.5296845113940001" table:style-name="ce103">
            <text:p>1,5</text:p>
          </table:table-cell>
          <table:table-cell office:value-type="float" office:value="2.631224502417" table:style-name="ce103">
            <text:p>2,6</text:p>
          </table:table-cell>
          <table:table-cell office:value-type="float" office:value="215.89483801824599" table:style-name="ce104">
            <text:p>215,9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12">
            <text:p><text:s text:c="4"/>davon Weintrauben<text:span text:style-name="T1">3</text:span></text:p>
          </table:table-cell>
          <table:table-cell office:value-type="float" office:value="20.751631740206999" table:style-name="ce103">
            <text:p>20,8</text:p>
          </table:table-cell>
          <table:table-cell office:value-type="float" office:value="2.3096582114000001E-2" table:style-name="ce103">
            <text:p>0,0</text:p>
          </table:table-cell>
          <table:table-cell office:value-type="float" office:value="30.398150336095998" table:style-name="ce103">
            <text:p>30,4</text:p>
          </table:table-cell>
          <table:table-cell office:value-type="float" office:value="4.050166767E-3" table:style-name="ce103">
            <text:p>0,0</text:p>
          </table:table-cell>
          <table:table-cell office:value-type="float" office:value="2.5856478700000003E-4" table:style-name="ce103">
            <text:p>0,0</text:p>
          </table:table-cell>
          <table:table-cell office:value-type="float" office:value="2.1221019522679998" table:style-name="ce103">
            <text:p>2,1</text:p>
          </table:table-cell>
          <table:table-cell office:value-type="float" office:value="7.6347015809999997E-3" table:style-name="ce103">
            <text:p>0,0</text:p>
          </table:table-cell>
          <table:table-cell office:value-type="float" office:value="6.3139021570000004E-3" table:style-name="ce103">
            <text:p>0,0</text:p>
          </table:table-cell>
          <table:table-cell office:value-type="float" office:value="6.9347478714999994E-2" table:style-name="ce103">
            <text:p>0,1</text:p>
          </table:table-cell>
          <table:table-cell office:value-type="float" office:value="53.382585424692998" table:style-name="ce104">
            <text:p>53,4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12">
            <text:p>Wein</text:p>
          </table:table-cell>
          <table:table-cell office:value-type="float" office:value="129.86386951517801" table:style-name="ce102">
            <text:p>129,9</text:p>
          </table:table-cell>
          <table:table-cell office:value-type="float" office:value="0.202322032855" table:style-name="ce103">
            <text:p>0,2</text:p>
          </table:table-cell>
          <table:table-cell office:value-type="float" office:value="262.97569138931601" table:style-name="ce103">
            <text:p>263,0</text:p>
          </table:table-cell>
          <table:table-cell office:value-type="float" office:value="3.8120785072E-2" table:style-name="ce103">
            <text:p>0,0</text:p>
          </table:table-cell>
          <table:table-cell office:value-type="float" office:value="1.9407651589999999E-3" table:style-name="ce103">
            <text:p>0,0</text:p>
          </table:table-cell>
          <table:table-cell office:value-type="float" office:value="51.628357141022001" table:style-name="ce103">
            <text:p>51,6</text:p>
          </table:table-cell>
          <table:table-cell office:value-type="float" office:value="8.1820666432999997E-2" table:style-name="ce103">
            <text:p>0,1</text:p>
          </table:table-cell>
          <table:table-cell office:value-type="float" office:value="5.7099376946000001E-2" table:style-name="ce103">
            <text:p>0,1</text:p>
          </table:table-cell>
          <table:table-cell office:value-type="float" office:value="6.241369513984" table:style-name="ce103">
            <text:p>6,2</text:p>
          </table:table-cell>
          <table:table-cell office:value-type="float" office:value="451.09059118596599" table:style-name="ce104">
            <text:p>451,1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12">
            <text:p>Sonstige pflanzliche Erzeugnisse<text:span text:style-name="T1">4</text:span></text:p>
          </table:table-cell>
          <table:table-cell office:value-type="float" office:value="1.428576560887" table:style-name="ce102">
            <text:p>1,4</text:p>
          </table:table-cell>
          <table:table-cell office:value-type="float" office:value="4.1226322107000002E-2" table:style-name="ce103">
            <text:p>0,0</text:p>
          </table:table-cell>
          <table:table-cell office:value-type="float" office:value="0.19157255386899999" table:style-name="ce103">
            <text:p>0,2</text:p>
          </table:table-cell>
          <table:table-cell office:value-type="float" office:value="0.81394087028200002" table:style-name="ce103">
            <text:p>0,8</text:p>
          </table:table-cell>
          <table:table-cell office:value-type="float" office:value="0" table:style-name="ce103">
            <text:p>0,0</text:p>
          </table:table-cell>
          <table:table-cell office:value-type="float" office:value="0.16516773626100001" table:style-name="ce103">
            <text:p>0,2</text:p>
          </table:table-cell>
          <table:table-cell office:value-type="float" office:value="0" table:style-name="ce103">
            <text:p>0,0</text:p>
          </table:table-cell>
          <table:table-cell office:value-type="float" office:value="0" table:style-name="ce103">
            <text:p>0,0</text:p>
          </table:table-cell>
          <table:table-cell office:value-type="float" office:value="0" table:style-name="ce103">
            <text:p>0,0</text:p>
          </table:table-cell>
          <table:table-cell office:value-type="float" office:value="2.640484043407" table:style-name="ce104">
            <text:p>2,6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17">
            <text:p>Pflanzliche Erzeugung</text:p>
          </table:table-cell>
          <table:table-cell office:value-type="float" office:value="334.02669212815698" table:style-name="ce105">
            <text:p>334,0</text:p>
          </table:table-cell>
          <table:table-cell office:value-type="float" office:value="95.011709898454001" table:style-name="ce106">
            <text:p>95,0</text:p>
          </table:table-cell>
          <table:table-cell office:value-type="float" office:value="1284.3690118055499" table:style-name="ce106">
            <text:p>1 284,4</text:p>
          </table:table-cell>
          <table:table-cell office:value-type="float" office:value="505.94635219218202" table:style-name="ce106">
            <text:p>505,9</text:p>
          </table:table-cell>
          <table:table-cell office:value-type="float" office:value="59.382141297586003" table:style-name="ce106">
            <text:p>59,4</text:p>
          </table:table-cell>
          <table:table-cell office:value-type="float" office:value="442.35489220460698" table:style-name="ce106">
            <text:p>442,4</text:p>
          </table:table-cell>
          <table:table-cell office:value-type="float" office:value="79.624917584223994" table:style-name="ce106">
            <text:p>79,6</text:p>
          </table:table-cell>
          <table:table-cell office:value-type="float" office:value="30.03439926898" table:style-name="ce106">
            <text:p>30,0</text:p>
          </table:table-cell>
          <table:table-cell office:value-type="float" office:value="81.537329271847995" table:style-name="ce106">
            <text:p>81,5</text:p>
          </table:table-cell>
          <table:table-cell office:value-type="float" office:value="2912.2874456515901" table:style-name="ce104">
            <text:p>2 912,3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12">
            <text:p>Rinder</text:p>
          </table:table-cell>
          <table:table-cell office:value-type="float" office:value="10.987595442524" table:style-name="ce102">
            <text:p>11,0</text:p>
          </table:table-cell>
          <table:table-cell office:value-type="float" office:value="86.855358465891001" table:style-name="ce103">
            <text:p>86,9</text:p>
          </table:table-cell>
          <table:table-cell office:value-type="float" office:value="233.011367423547" table:style-name="ce103">
            <text:p>233,0</text:p>
          </table:table-cell>
          <table:table-cell office:value-type="float" office:value="278.99089015364098" table:style-name="ce103">
            <text:p>279,0</text:p>
          </table:table-cell>
          <table:table-cell office:value-type="float" office:value="68.410052854631004" table:style-name="ce103">
            <text:p>68,4</text:p>
          </table:table-cell>
          <table:table-cell office:value-type="float" office:value="150.278594855047" table:style-name="ce103">
            <text:p>150,3</text:p>
          </table:table-cell>
          <table:table-cell office:value-type="float" office:value="77.560073956047006" table:style-name="ce103">
            <text:p>77,6</text:p>
          </table:table-cell>
          <table:table-cell office:value-type="float" office:value="26.917628922180999" table:style-name="ce103">
            <text:p>26,9</text:p>
          </table:table-cell>
          <table:table-cell office:value-type="float" office:value="4.0980332581999998E-2" table:style-name="ce103">
            <text:p>0,0</text:p>
          </table:table-cell>
          <table:table-cell office:value-type="float" office:value="933.05254240608997" table:style-name="ce104">
            <text:p>933,1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12">
            <text:p>Schweine<text:s/></text:p>
          </table:table-cell>
          <table:table-cell office:value-type="float" office:value="15.855385860455" table:style-name="ce102">
            <text:p>15,9</text:p>
          </table:table-cell>
          <table:table-cell office:value-type="float" office:value="40.796057709746997" table:style-name="ce103">
            <text:p>40,8</text:p>
          </table:table-cell>
          <table:table-cell office:value-type="float" office:value="228.249232775563" table:style-name="ce103">
            <text:p>228,2</text:p>
          </table:table-cell>
          <table:table-cell office:value-type="float" office:value="323.948604597719" table:style-name="ce103">
            <text:p>323,9</text:p>
          </table:table-cell>
          <table:table-cell office:value-type="float" office:value="4.5836676895939998" table:style-name="ce103">
            <text:p>4,6</text:p>
          </table:table-cell>
          <table:table-cell office:value-type="float" office:value="238.84565434010801" table:style-name="ce103">
            <text:p>238,8</text:p>
          </table:table-cell>
          <table:table-cell office:value-type="float" office:value="3.486316065524" table:style-name="ce103">
            <text:p>3,5</text:p>
          </table:table-cell>
          <table:table-cell office:value-type="float" office:value="1.626685101821" table:style-name="ce103">
            <text:p>1,6</text:p>
          </table:table-cell>
          <table:table-cell office:value-type="float" office:value="3.4483689773000002E-2" table:style-name="ce103">
            <text:p>0,0</text:p>
          </table:table-cell>
          <table:table-cell office:value-type="float" office:value="857.426087830303" table:style-name="ce104">
            <text:p>857,4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12">
            <text:p>Geflügel</text:p>
          </table:table-cell>
          <table:table-cell office:value-type="float" office:value="9.1371846377140002" table:style-name="ce102">
            <text:p>9,1</text:p>
          </table:table-cell>
          <table:table-cell office:value-type="float" office:value="29.802064851021999" table:style-name="ce103">
            <text:p>29,8</text:p>
          </table:table-cell>
          <table:table-cell office:value-type="float" office:value="56.235860682129001" table:style-name="ce103">
            <text:p>56,2</text:p>
          </table:table-cell>
          <table:table-cell office:value-type="float" office:value="41.386439486313002" table:style-name="ce103">
            <text:p>41,4</text:p>
          </table:table-cell>
          <table:table-cell office:value-type="float" office:value="0.65221316084299996" table:style-name="ce103">
            <text:p>0,7</text:p>
          </table:table-cell>
          <table:table-cell office:value-type="float" office:value="42.354444427346998" table:style-name="ce103">
            <text:p>42,4</text:p>
          </table:table-cell>
          <table:table-cell office:value-type="float" office:value="0.128897714621" table:style-name="ce103">
            <text:p>0,1</text:p>
          </table:table-cell>
          <table:table-cell office:value-type="float" office:value="0.40954000777499999" table:style-name="ce103">
            <text:p>0,4</text:p>
          </table:table-cell>
          <table:table-cell office:value-type="float" office:value="4.9279140129999998E-3" table:style-name="ce103">
            <text:p>0,0</text:p>
          </table:table-cell>
          <table:table-cell office:value-type="float" office:value="180.11157288177699" table:style-name="ce104">
            <text:p>180,1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12">
            <text:p>Sonstige Tiere<text:span text:style-name="T1">5</text:span></text:p>
          </table:table-cell>
          <table:table-cell office:value-type="float" office:value="1.4348205580510001" table:style-name="ce102">
            <text:p>1,4</text:p>
          </table:table-cell>
          <table:table-cell office:value-type="float" office:value="5.1301647407799997" table:style-name="ce103">
            <text:p>5,1</text:p>
          </table:table-cell>
          <table:table-cell office:value-type="float" office:value="10.292191220071" table:style-name="ce103">
            <text:p>10,3</text:p>
          </table:table-cell>
          <table:table-cell office:value-type="float" office:value="9.7137318740000005" table:style-name="ce103">
            <text:p>9,7</text:p>
          </table:table-cell>
          <table:table-cell office:value-type="float" office:value="4.1622193236799996" table:style-name="ce103">
            <text:p>4,2</text:p>
          </table:table-cell>
          <table:table-cell office:value-type="float" office:value="8.0771624121860004" table:style-name="ce103">
            <text:p>8,1</text:p>
          </table:table-cell>
          <table:table-cell office:value-type="float" office:value="9.1485563352399986" table:style-name="ce103">
            <text:p>9,1</text:p>
          </table:table-cell>
          <table:table-cell office:value-type="float" office:value="2.0258665685059998" table:style-name="ce103">
            <text:p>2,0</text:p>
          </table:table-cell>
          <table:table-cell office:value-type="float" office:value="0.109525043228" table:style-name="ce103">
            <text:p>0,1</text:p>
          </table:table-cell>
          <table:table-cell office:value-type="float" office:value="50.094238075741004" table:style-name="ce104">
            <text:p>50,1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12">
            <text:p>Milch</text:p>
          </table:table-cell>
          <table:table-cell office:value-type="float" office:value="9.9569121773019997" table:style-name="ce102">
            <text:p>10,0</text:p>
          </table:table-cell>
          <table:table-cell office:value-type="float" office:value="73.667124579589995" table:style-name="ce103">
            <text:p>73,7</text:p>
          </table:table-cell>
          <table:table-cell office:value-type="float" office:value="233.59293475065999" table:style-name="ce103">
            <text:p>233,6</text:p>
          </table:table-cell>
          <table:table-cell office:value-type="float" office:value="369.94567988419197" table:style-name="ce103">
            <text:p>369,9</text:p>
          </table:table-cell>
          <table:table-cell office:value-type="float" office:value="120.50282931413101" table:style-name="ce103">
            <text:p>120,5</text:p>
          </table:table-cell>
          <table:table-cell office:value-type="float" office:value="181.51613982364699" table:style-name="ce103">
            <text:p>181,5</text:p>
          </table:table-cell>
          <table:table-cell office:value-type="float" office:value="122.227026187565" table:style-name="ce103">
            <text:p>122,2</text:p>
          </table:table-cell>
          <table:table-cell office:value-type="float" office:value="59.536228742081001" table:style-name="ce103">
            <text:p>59,5</text:p>
          </table:table-cell>
          <table:table-cell office:value-type="float" office:value="0.124753005794" table:style-name="ce103">
            <text:p>0,1</text:p>
          </table:table-cell>
          <table:table-cell office:value-type="float" office:value="1171.06962846496" table:style-name="ce104">
            <text:p>1 171,1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12">
            <text:p>Eier</text:p>
          </table:table-cell>
          <table:table-cell office:value-type="float" office:value="10.809564729948001" table:style-name="ce102">
            <text:p>10,8</text:p>
          </table:table-cell>
          <table:table-cell office:value-type="float" office:value="15.542282820218" table:style-name="ce103">
            <text:p>15,5</text:p>
          </table:table-cell>
          <table:table-cell office:value-type="float" office:value="73.187306583505006" table:style-name="ce103">
            <text:p>73,2</text:p>
          </table:table-cell>
          <table:table-cell office:value-type="float" office:value="39.392918523845999" table:style-name="ce103">
            <text:p>39,4</text:p>
          </table:table-cell>
          <table:table-cell office:value-type="float" office:value="3.2775639686479998" table:style-name="ce103">
            <text:p>3,3</text:p>
          </table:table-cell>
          <table:table-cell office:value-type="float" office:value="89.337612541560006" table:style-name="ce103">
            <text:p>89,3</text:p>
          </table:table-cell>
          <table:table-cell office:value-type="float" office:value="2.3918654849899998" table:style-name="ce103">
            <text:p>2,4</text:p>
          </table:table-cell>
          <table:table-cell office:value-type="float" office:value="3.8046446334169999" table:style-name="ce103">
            <text:p>3,8</text:p>
          </table:table-cell>
          <table:table-cell office:value-type="float" office:value="2.6625147232000001E-2" table:style-name="ce103">
            <text:p>0,0</text:p>
          </table:table-cell>
          <table:table-cell office:value-type="float" office:value="237.77038443336301" table:style-name="ce104">
            <text:p>237,8</text:p>
          </table:table-cell>
          <table:table-cell table:style-name="ce11"/>
          <table:table-cell table:style-name="ce20"/>
          <table:table-cell table:number-columns-repeated="16371" table:style-name="ce1"/>
        </table:table-row>
        <table:table-row table:style-name="ro2">
          <table:table-cell office:value-type="string" table:style-name="ce12">
            <text:p>Sonstige tierische Erzeugnisse<text:span text:style-name="T1">6</text:span></text:p>
          </table:table-cell>
          <table:table-cell office:value-type="float" office:value="1.0943961580179999" table:style-name="ce102">
            <text:p>1,1</text:p>
          </table:table-cell>
          <table:table-cell office:value-type="float" office:value="4.6976574884210001" table:style-name="ce103">
            <text:p>4,7</text:p>
          </table:table-cell>
          <table:table-cell office:value-type="float" office:value="5.3190012039269998" table:style-name="ce103">
            <text:p>5,3</text:p>
          </table:table-cell>
          <table:table-cell office:value-type="float" office:value="12.502076210715" table:style-name="ce103">
            <text:p>12,5</text:p>
          </table:table-cell>
          <table:table-cell office:value-type="float" office:value="2.8379618803820001" table:style-name="ce103">
            <text:p>2,8</text:p>
          </table:table-cell>
          <table:table-cell office:value-type="float" office:value="7.2018545586240004" table:style-name="ce103">
            <text:p>7,2</text:p>
          </table:table-cell>
          <table:table-cell office:value-type="float" office:value="4.4020529495479996" table:style-name="ce103">
            <text:p>4,4</text:p>
          </table:table-cell>
          <table:table-cell office:value-type="float" office:value="1.408868334313" table:style-name="ce103">
            <text:p>1,4</text:p>
          </table:table-cell>
          <table:table-cell office:value-type="float" office:value="0.73840887201100003" table:style-name="ce103">
            <text:p>0,7</text:p>
          </table:table-cell>
          <table:table-cell office:value-type="float" office:value="40.202277655958" table:style-name="ce104">
            <text:p>40,2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17">
            <text:p>Tierische Erzeugung</text:p>
          </table:table-cell>
          <table:table-cell office:value-type="float" office:value="59.275859564011" table:style-name="ce105">
            <text:p>59,3</text:p>
          </table:table-cell>
          <table:table-cell office:value-type="float" office:value="256.49071065566801" table:style-name="ce106">
            <text:p>256,5</text:p>
          </table:table-cell>
          <table:table-cell office:value-type="float" office:value="839.88789463940202" table:style-name="ce106">
            <text:p>839,9</text:p>
          </table:table-cell>
          <table:table-cell office:value-type="float" office:value="1075.8803407304299" table:style-name="ce106">
            <text:p>1 075,9</text:p>
          </table:table-cell>
          <table:table-cell office:value-type="float" office:value="204.426508191908" table:style-name="ce106">
            <text:p>204,4</text:p>
          </table:table-cell>
          <table:table-cell office:value-type="float" office:value="717.61146295851802" table:style-name="ce106">
            <text:p>717,6</text:p>
          </table:table-cell>
          <table:table-cell office:value-type="float" office:value="219.34478869353401" table:style-name="ce106">
            <text:p>219,3</text:p>
          </table:table-cell>
          <table:table-cell office:value-type="float" office:value="95.729462310093993" table:style-name="ce106">
            <text:p>95,7</text:p>
          </table:table-cell>
          <table:table-cell office:value-type="float" office:value="1.0797040046319999" table:style-name="ce106">
            <text:p>1,1</text:p>
          </table:table-cell>
          <table:table-cell office:value-type="float" office:value="3469.7267317481901" table:style-name="ce104">
            <text:p>3 469,7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21">
            <text:p>Erzeugung landwirtschaftlicher Güter</text:p>
          </table:table-cell>
          <table:table-cell office:value-type="float" office:value="393.30255169216798" table:style-name="ce105">
            <text:p>393,3</text:p>
          </table:table-cell>
          <table:table-cell office:value-type="float" office:value="351.50242055412298" table:style-name="ce106">
            <text:p>351,5</text:p>
          </table:table-cell>
          <table:table-cell office:value-type="float" office:value="2124.2569064449499" table:style-name="ce106">
            <text:p>2 124,3</text:p>
          </table:table-cell>
          <table:table-cell office:value-type="float" office:value="1581.8266929226099" table:style-name="ce106">
            <text:p>1 581,8</text:p>
          </table:table-cell>
          <table:table-cell office:value-type="float" office:value="263.80864948949397" table:style-name="ce106">
            <text:p>263,8</text:p>
          </table:table-cell>
          <table:table-cell office:value-type="float" office:value="1159.9663551631299" table:style-name="ce106">
            <text:p>1 160,0</text:p>
          </table:table-cell>
          <table:table-cell office:value-type="float" office:value="298.96970627775801" table:style-name="ce106">
            <text:p>299,0</text:p>
          </table:table-cell>
          <table:table-cell office:value-type="float" office:value="125.763861579074" table:style-name="ce106">
            <text:p>125,8</text:p>
          </table:table-cell>
          <table:table-cell office:value-type="float" office:value="82.617033276480001" table:style-name="ce106">
            <text:p>82,6</text:p>
          </table:table-cell>
          <table:table-cell office:value-type="float" office:value="6382.0141773997802" table:style-name="ce104">
            <text:p>6 382,0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21">
            <text:p>Erzeugung landwirtschaftlicher Dienstleistungen</text:p>
          </table:table-cell>
          <table:table-cell office:value-type="float" office:value="16.700140416035001" table:style-name="ce105">
            <text:p>16,7</text:p>
          </table:table-cell>
          <table:table-cell office:value-type="float" office:value="14.186827396962" table:style-name="ce106">
            <text:p>14,2</text:p>
          </table:table-cell>
          <table:table-cell office:value-type="float" office:value="99.231742538177002" table:style-name="ce106">
            <text:p>99,2</text:p>
          </table:table-cell>
          <table:table-cell office:value-type="float" office:value="78.125419614029994" table:style-name="ce106">
            <text:p>78,1</text:p>
          </table:table-cell>
          <table:table-cell office:value-type="float" office:value="7.6227723207649998" table:style-name="ce106">
            <text:p>7,6</text:p>
          </table:table-cell>
          <table:table-cell office:value-type="float" office:value="53.829437101654001" table:style-name="ce106">
            <text:p>53,8</text:p>
          </table:table-cell>
          <table:table-cell office:value-type="float" office:value="10.306979185952001" table:style-name="ce106">
            <text:p>10,3</text:p>
          </table:table-cell>
          <table:table-cell office:value-type="float" office:value="4.6760976778719998" table:style-name="ce106">
            <text:p>4,7</text:p>
          </table:table-cell>
          <table:table-cell office:value-type="float" office:value="0.99259983389200002" table:style-name="ce106">
            <text:p>1,0</text:p>
          </table:table-cell>
          <table:table-cell office:value-type="float" office:value="285.67201608533901" table:style-name="ce104">
            <text:p>285,7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22">
            <text:p>Landwirtschaftliche Erzeugung</text:p>
          </table:table-cell>
          <table:table-cell office:value-type="float" office:value="410.00269210820301" table:style-name="ce105">
            <text:p>410,0</text:p>
          </table:table-cell>
          <table:table-cell office:value-type="float" office:value="365.68924795108398" table:style-name="ce106">
            <text:p>365,7</text:p>
          </table:table-cell>
          <table:table-cell office:value-type="float" office:value="2223.4886489831301" table:style-name="ce106">
            <text:p>2 223,5</text:p>
          </table:table-cell>
          <table:table-cell office:value-type="float" office:value="1659.95211253664" table:style-name="ce106">
            <text:p>1 660,0</text:p>
          </table:table-cell>
          <table:table-cell office:value-type="float" office:value="271.431421810259" table:style-name="ce106">
            <text:p>271,4</text:p>
          </table:table-cell>
          <table:table-cell office:value-type="float" office:value="1213.7957922647799" table:style-name="ce106">
            <text:p>1 213,8</text:p>
          </table:table-cell>
          <table:table-cell office:value-type="float" office:value="309.27668546371001" table:style-name="ce106">
            <text:p>309,3</text:p>
          </table:table-cell>
          <table:table-cell office:value-type="float" office:value="130.439959256945" table:style-name="ce106">
            <text:p>130,4</text:p>
          </table:table-cell>
          <table:table-cell office:value-type="float" office:value="83.609633110372002" table:style-name="ce106">
            <text:p>83,6</text:p>
          </table:table-cell>
          <table:table-cell office:value-type="float" office:value="6667.6861934851204" table:style-name="ce104">
            <text:p>6 667,7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23">
            <text:p>Nichtlandwirtschaftliche Nebentätigkeiten</text:p>
          </table:table-cell>
          <table:table-cell office:value-type="float" office:value="3.9207421215070002" table:style-name="ce105">
            <text:p>3,9</text:p>
          </table:table-cell>
          <table:table-cell office:value-type="float" office:value="35.982102361815002" table:style-name="ce106">
            <text:p>36,0</text:p>
          </table:table-cell>
          <table:table-cell office:value-type="float" office:value="119.18006932687599" table:style-name="ce106">
            <text:p>119,2</text:p>
          </table:table-cell>
          <table:table-cell office:value-type="float" office:value="26.736520753800001" table:style-name="ce106">
            <text:p>26,7</text:p>
          </table:table-cell>
          <table:table-cell office:value-type="float" office:value="32.358707200125998" table:style-name="ce106">
            <text:p>32,4</text:p>
          </table:table-cell>
          <table:table-cell office:value-type="float" office:value="72.840526808801997" table:style-name="ce106">
            <text:p>72,8</text:p>
          </table:table-cell>
          <table:table-cell office:value-type="float" office:value="62.498271076207999" table:style-name="ce106">
            <text:p>62,5</text:p>
          </table:table-cell>
          <table:table-cell office:value-type="float" office:value="19.160798603356" table:style-name="ce106">
            <text:p>19,2</text:p>
          </table:table-cell>
          <table:table-cell office:value-type="float" office:value="2.1111612266100002" table:style-name="ce106">
            <text:p>2,1</text:p>
          </table:table-cell>
          <table:table-cell office:value-type="float" office:value="374.78889947909801" table:style-name="ce104">
            <text:p>374,8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24">
            <text:p>Erzeugung des landwirtschaftlichen Wirtschaftsbereiches</text:p>
          </table:table-cell>
          <table:table-cell office:value-type="float" office:value="413.92343422970998" table:style-name="ce105">
            <text:p>413,9</text:p>
          </table:table-cell>
          <table:table-cell office:value-type="float" office:value="401.67135031289899" table:style-name="ce106">
            <text:p>401,7</text:p>
          </table:table-cell>
          <table:table-cell office:value-type="float" office:value="2342.6687183100098" table:style-name="ce106">
            <text:p>2 342,7</text:p>
          </table:table-cell>
          <table:table-cell office:value-type="float" office:value="1686.6886332904401" table:style-name="ce106">
            <text:p>1 686,7</text:p>
          </table:table-cell>
          <table:table-cell office:value-type="float" office:value="303.79012901038402" table:style-name="ce106">
            <text:p>303,8</text:p>
          </table:table-cell>
          <table:table-cell office:value-type="float" office:value="1286.6363190735799" table:style-name="ce106">
            <text:p>1 286,6</text:p>
          </table:table-cell>
          <table:table-cell office:value-type="float" office:value="371.77495653991798" table:style-name="ce106">
            <text:p>371,8</text:p>
          </table:table-cell>
          <table:table-cell office:value-type="float" office:value="149.600757860301" table:style-name="ce106">
            <text:p>149,6</text:p>
          </table:table-cell>
          <table:table-cell office:value-type="float" office:value="85.720794336981996" table:style-name="ce106">
            <text:p>85,7</text:p>
          </table:table-cell>
          <table:table-cell office:value-type="float" office:value="7042.4750929642196" table:style-name="ce104">
            <text:p>7 042,5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3">
          <table:table-cell office:value-type="string" table:number-columns-spanned="11" table:number-rows-spanned="1" table:style-name="ce26">
            <text:p>Q: STATISTIK AUSTRIA, Regionale landwirtschaftliche Gesamtrechnung. Erstellt am 29.09.2023. – Konsistent mit LGR-Berechnungsstand Juli 2023. – Etwaige Rundungsdifferenzen wurden nicht ausgeglichen.<text:s/></text:p>
            <text:p>1) Hopfen, Textilpflanzen, Heil-, Duft- und Gewürzpflanzen, Energiegräser. – 2) Blumen und Zierpflanzen (inkl. Weihnachtsbäume), Baumschulerzeugnisse, Anpflanzungen. – 3) Es handelt sich dabei um Trauben für die Weinbereitung. – 4) Schilf, Sämereien. – 5) Schafe und Ziegen, Einhufer, Jagd. – 6) Honig, Rohwolle.<text:s/></text:p>
          </table:table-cell>
          <table:covered-table-cell table:number-columns-repeated="10"/>
          <table:table-cell table:number-columns-repeated="2" table:style-name="ce2"/>
          <table:table-cell table:number-columns-repeated="16371" table:style-name="ce1"/>
        </table:table-row>
        <table:table-row table:style-name="ro4">
          <table:table-cell table:number-columns-repeated="16384"/>
        </table:table-row>
        <table:table-row table:style-name="ro4">
          <table:table-cell table:style-name="ce2"/>
          <table:table-cell table:number-columns-repeated="10" table:style-name="ce25"/>
          <table:table-cell table:number-columns-repeated="2" table:style-name="ce2"/>
          <table:table-cell table:number-columns-repeated="16371" table:style-name="ce1"/>
        </table:table-row>
        <table:table-row table:number-rows-repeated="1048544" table:style-name="ro4">
          <table:table-cell table:number-columns-repeated="16384"/>
        </table:table-row>
        <table:named-expressions>
          <table:named-range table:name="_f408d64f_STF_Dekoration_1_CN1" table:cell-range-address="2013.$K$2:2013.$K$29" table:base-cell-address="2013.$A$1"/>
          <table:named-expression table:name="_f408d64f_STF_Dekoration_1_CN102" table:expression="of:=['file:///P:/PROJEKTE/LW_GR/PUBLIKATIONEN/INTERNET/Tabellen%26Grafiken_verknuepft/LGR/WD/WD_T05_LGR.xlsx'#Tabelle1.#REF!]" table:base-cell-address="2022.$A$1"/>
          <table:named-expression table:name="_f408d64f_STF_Dekoration_1_CN105" table:expression="of:=['file:///P:/PROJEKTE/LW_GR/PUBLIKATIONEN/INTERNET/Tabellen%26Grafiken_verknuepft/LGR/WD/WD_T05_LGR.xlsx'#Tabelle1.#REF!]" table:base-cell-address="2022.$A$1"/>
          <table:named-expression table:name="_f408d64f_STF_Dekoration_1_CN106" table:expression="of:=['file:///P:/PROJEKTE/LW_GR/PUBLIKATIONEN/INTERNET/Tabellen%26Grafiken_verknuepft/LGR/WD/WD_T05_LGR.xlsx'#Tabelle1.#REF!]" table:base-cell-address="2022.$A$1"/>
          <table:named-expression table:name="_f408d64f_STF_Dekoration_1_CN107" table:expression="of:=['file:///P:/PROJEKTE/LW_GR/PUBLIKATIONEN/INTERNET/Tabellen%26Grafiken_verknuepft/LGR/WD/WD_T05_LGR.xlsx'#Tabelle1.#REF!]" table:base-cell-address="2022.$A$1"/>
          <table:named-expression table:name="_f408d64f_STF_Dekoration_1_CN108" table:expression="of:=['file:///P:/PROJEKTE/LW_GR/PUBLIKATIONEN/INTERNET/Tabellen%26Grafiken_verknuepft/LGR/WD/WD_T05_LGR.xlsx'#Tabelle1.#REF!]" table:base-cell-address="2022.$A$1"/>
          <table:named-expression table:name="_f408d64f_STF_Dekoration_1_CN110" table:expression="of:=['file:///P:/PROJEKTE/LW_GR/PUBLIKATIONEN/INTERNET/Tabellen%26Grafiken_verknuepft/LGR/WD/WD_T05_LGR.xlsx'#Tabelle1.#REF!]" table:base-cell-address="2022.$A$1"/>
          <table:named-expression table:name="_f408d64f_STF_Dekoration_1_CN113" table:expression="of:=['file:///P:/PROJEKTE/LW_GR/PUBLIKATIONEN/INTERNET/Tabellen%26Grafiken_verknuepft/LGR/WD/WD_T05_LGR.xlsx'#Tabelle1.#REF!]" table:base-cell-address="2022.$A$1"/>
          <table:named-expression table:name="_f408d64f_STF_Dekoration_1_CN114" table:expression="of:=['file:///P:/PROJEKTE/LW_GR/PUBLIKATIONEN/INTERNET/Tabellen%26Grafiken_verknuepft/LGR/WD/WD_T05_LGR.xlsx'#Tabelle1.#REF!]" table:base-cell-address="2022.$A$1"/>
          <table:named-expression table:name="_f408d64f_STF_Dekoration_1_CN115" table:expression="of:=['file:///P:/PROJEKTE/LW_GR/PUBLIKATIONEN/INTERNET/Tabellen%26Grafiken_verknuepft/LGR/WD/WD_T05_LGR.xlsx'#Tabelle1.#REF!]" table:base-cell-address="2022.$A$1"/>
          <table:named-expression table:name="_f408d64f_STF_Dekoration_1_CN117" table:expression="of:=['file:///P:/PROJEKTE/LW_GR/PUBLIKATIONEN/INTERNET/Tabellen%26Grafiken_verknuepft/LGR/WD/WD_T05_LGR.xlsx'#Tabelle1.#REF!]~['file:///P:/PROJEKTE/LW_GR/PUBLIKATIONEN/INTERNET/Tabellen%26Grafiken_verknuepft/LGR/WD/WD_T05_LGR.xlsx'#Tabelle1.$U$8]" table:base-cell-address="2022.$A$1"/>
          <table:named-range table:name="_f408d64f_STF_Dekoration_1_CN2" table:cell-range-address="2013.$A$16:2013.$K$16" table:base-cell-address="2013.$A$1"/>
          <table:named-range table:name="_f408d64f_STF_Dekoration_1_CN3" table:cell-range-address="2013.$A$24:2013.$K$29" table:base-cell-address="2013.$A$1"/>
          <table:named-expression table:name="_f408d64f_STF_Dekoration_1_CN95" table:expression="of:=['file:///P:/PROJEKTE/LW_GR/PUBLIKATIONEN/INTERNET/Tabellen%26Grafiken_verknuepft/LGR/WD/WD_T05_LGR.xlsx'#Tabelle1.#REF!]" table:base-cell-address="2022.$A$1"/>
          <table:named-expression table:name="_f408d64f_STF_Dekoration_1_CN96" table:expression="of:=['file:///P:/PROJEKTE/LW_GR/PUBLIKATIONEN/INTERNET/Tabellen%26Grafiken_verknuepft/LGR/WD/WD_T05_LGR.xlsx'#Tabelle1.#REF!]" table:base-cell-address="2022.$A$1"/>
          <table:named-expression table:name="_f408d64f_STF_Dekoration_4_CN1" table:expression="of:=['2013'.#REF!]" table:base-cell-address="2022.$A$1"/>
          <table:named-expression table:name="_f408d64f_STF_Dekoration_4_CN2" table:expression="of:=['2013'.#REF!]" table:base-cell-address="2022.$A$1"/>
          <table:named-range table:name="_f408d64f_STF_Fuss_1_CN1" table:cell-range-address="2013.$A$30:2013.$K$30" table:base-cell-address="2013.$A$1"/>
          <table:named-range table:name="_f408d64f_STF_Fuss_1_CN2" table:cell-range-address="2013.$A$30:2013.$K$30" table:base-cell-address="2013.$A$1"/>
          <table:named-range table:name="_f408d64f_STF_Gesamtsumme_1_CN1" table:cell-range-address="2013.$A$29:2013.$K$29" table:base-cell-address="2013.$A$1"/>
          <table:named-range table:name="_f408d64f_STF_Gesamtsumme_1_CN2" table:cell-range-address="2013.$A$29:2013.$K$29" table:base-cell-address="2013.$A$1"/>
          <table:named-range table:name="_f408d64f_STF_Koerper_1_CN1" table:cell-range-address="2013.$B$2:2013.$K$29" table:base-cell-address="2013.$A$1"/>
          <table:named-range table:name="_f408d64f_STF_Tabellenkopf_1_CN1" table:cell-range-address="2013.$B$1:2013.$K$1" table:base-cell-address="2013.$A$1"/>
          <table:named-range table:name="_f408d64f_STF_Tabellenkopf_1_CN2" table:cell-range-address="2013.$A$1:2013.$K$1" table:base-cell-address="2013.$A$1"/>
          <table:named-expression table:name="_f408d64f_STF_Titel_1_CN1" table:expression="of:=['2013'.#REF!]" table:base-cell-address="2022.$A$1"/>
          <table:named-range table:name="_f408d64f_STF_Vorspalte_1_CN1" table:cell-range-address="2013.$A$1:2013.$A$29" table:base-cell-address="2013.$A$1"/>
          <table:named-range table:name="_f408d64f_STF_Vorspalte_1_CN2" table:cell-range-address="2013.$A$1" table:base-cell-address="2013.$A$1"/>
          <table:named-range table:name="_f408d64f_STF_Vorspalte_1_CN3" table:cell-range-address="2013.$A$1" table:base-cell-address="2013.$A$1"/>
          <table:named-range table:name="_f408d64f_STF_Zwischensumme_1_CN1" table:cell-range-address="2013.$A$25:2013.$K$25" table:base-cell-address="2013.$A$1"/>
          <table:named-range table:name="_f408d64f_STF_Zwischensumme_1_CN2" table:cell-range-address="2013.$A$27:2013.$K$27" table:base-cell-address="2013.$A$1"/>
          <table:named-expression table:name="_f408d64f_STF_Zwischensumme_1_CN3" table:expression="of:=['2013'.$A$16:.$K$16]~['2013'.$A$24:.$K$25]~['2013'.$A$27:.$K$27]" table:base-cell-address="2022.$A$1"/>
          <table:named-range table:name="Print_Area" table:cell-range-address="2013.$A$1:2013.$K$30" table:base-cell-address="2013.$A$1"/>
        </table:named-expressions>
      </table:table>
      <table:table table:name="2012" table:style-name="ta2">
        <table:table-column table:style-name="co1" table:default-cell-style-name="ce2"/>
        <table:table-column table:style-name="co2" table:number-columns-repeated="10" table:default-cell-style-name="ce2"/>
        <table:table-column table:style-name="co3" table:number-columns-repeated="16373" table:default-cell-style-name="ce2"/>
        <table:table-row table:style-name="ro1">
          <table:table-cell office:value-type="string" table:style-name="ce3">
            <text:p>Merkmal</text:p>
          </table:table-cell>
          <table:table-cell office:value-type="string" table:style-name="ce4">
            <text:p>Bgld.</text:p>
          </table:table-cell>
          <table:table-cell office:value-type="string" table:style-name="ce4">
            <text:p>Ktn.</text:p>
          </table:table-cell>
          <table:table-cell office:value-type="string" table:style-name="ce4">
            <text:p>NÖ</text:p>
          </table:table-cell>
          <table:table-cell office:value-type="string" table:style-name="ce4">
            <text:p>OÖ</text:p>
          </table:table-cell>
          <table:table-cell office:value-type="string" table:style-name="ce4">
            <text:p>Sbg.</text:p>
          </table:table-cell>
          <table:table-cell office:value-type="string" table:style-name="ce4">
            <text:p>Stmk.</text:p>
          </table:table-cell>
          <table:table-cell office:value-type="string" table:style-name="ce4">
            <text:p>T</text:p>
          </table:table-cell>
          <table:table-cell office:value-type="string" table:style-name="ce4">
            <text:p>Vbg.</text:p>
          </table:table-cell>
          <table:table-cell office:value-type="string" table:style-name="ce4">
            <text:p>W</text:p>
          </table:table-cell>
          <table:table-cell office:value-type="string" table:style-name="ce5">
            <text:p>Ö</text:p>
          </table:table-cell>
          <table:table-cell table:number-columns-repeated="16373" table:style-name="ce6"/>
        </table:table-row>
        <table:table-row table:style-name="ro2">
          <table:table-cell office:value-type="string" table:style-name="ce7">
            <text:p>Getreide</text:p>
          </table:table-cell>
          <table:table-cell office:value-type="float" office:value="115.34783338858399" table:style-name="ce107">
            <text:p>115,3</text:p>
          </table:table-cell>
          <table:table-cell office:value-type="float" office:value="54.271584585893002" table:style-name="ce108">
            <text:p>54,3</text:p>
          </table:table-cell>
          <table:table-cell office:value-type="float" office:value="402.61058127769502" table:style-name="ce108">
            <text:p>402,6</text:p>
          </table:table-cell>
          <table:table-cell office:value-type="float" office:value="277.19790876693799" table:style-name="ce108">
            <text:p>277,2</text:p>
          </table:table-cell>
          <table:table-cell office:value-type="float" office:value="1.1023602476459999" table:style-name="ce108">
            <text:p>1,1</text:p>
          </table:table-cell>
          <table:table-cell office:value-type="float" office:value="176.19633457277999" table:style-name="ce108">
            <text:p>176,2</text:p>
          </table:table-cell>
          <table:table-cell office:value-type="float" office:value="0.60575518773100001" table:style-name="ce108">
            <text:p>0,6</text:p>
          </table:table-cell>
          <table:table-cell office:value-type="float" office:value="0.20345621817099999" table:style-name="ce108">
            <text:p>0,2</text:p>
          </table:table-cell>
          <table:table-cell office:value-type="float" office:value="1.675825128666" table:style-name="ce108">
            <text:p>1,7</text:p>
          </table:table-cell>
          <table:table-cell office:value-type="float" office:value="1029.2116393741001" table:style-name="ce109">
            <text:p>1 029,2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12">
            <text:p>Ölsaaten und Ölfrüchte</text:p>
          </table:table-cell>
          <table:table-cell office:value-type="float" office:value="31.938155458825999" table:style-name="ce110">
            <text:p>31,9</text:p>
          </table:table-cell>
          <table:table-cell office:value-type="float" office:value="5.0009270756599999" table:style-name="ce111">
            <text:p>5,0</text:p>
          </table:table-cell>
          <table:table-cell office:value-type="float" office:value="71.588158385190994" table:style-name="ce111">
            <text:p>71,6</text:p>
          </table:table-cell>
          <table:table-cell office:value-type="float" office:value="40.559339906593998" table:style-name="ce111">
            <text:p>40,6</text:p>
          </table:table-cell>
          <table:table-cell office:value-type="float" office:value="6.7395916025999994E-2" table:style-name="ce111">
            <text:p>0,1</text:p>
          </table:table-cell>
          <table:table-cell office:value-type="float" office:value="27.612786987799002" table:style-name="ce111">
            <text:p>27,6</text:p>
          </table:table-cell>
          <table:table-cell office:value-type="float" office:value="4.1564185810000001E-3" table:style-name="ce111">
            <text:p>0,0</text:p>
          </table:table-cell>
          <table:table-cell office:value-type="float" office:value="5.8721282999999998E-4" table:style-name="ce111">
            <text:p>0,0</text:p>
          </table:table-cell>
          <table:table-cell office:value-type="float" office:value="0.375175423447" table:style-name="ce111">
            <text:p>0,4</text:p>
          </table:table-cell>
          <table:table-cell office:value-type="float" office:value="177.14668278495401" table:style-name="ce112">
            <text:p>177,1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12">
            <text:p>Eiweißpflanzen</text:p>
          </table:table-cell>
          <table:table-cell office:value-type="float" office:value="1.789975031739" table:style-name="ce110">
            <text:p>1,8</text:p>
          </table:table-cell>
          <table:table-cell office:value-type="float" office:value="0.59322731498699999" table:style-name="ce111">
            <text:p>0,6</text:p>
          </table:table-cell>
          <table:table-cell office:value-type="float" office:value="5.3429495025770004" table:style-name="ce111">
            <text:p>5,3</text:p>
          </table:table-cell>
          <table:table-cell office:value-type="float" office:value="2.3456225372059998" table:style-name="ce111">
            <text:p>2,3</text:p>
          </table:table-cell>
          <table:table-cell office:value-type="float" office:value="6.3634529650000004E-3" table:style-name="ce111">
            <text:p>0,0</text:p>
          </table:table-cell>
          <table:table-cell office:value-type="float" office:value="0.450874168066" table:style-name="ce111">
            <text:p>0,5</text:p>
          </table:table-cell>
          <table:table-cell office:value-type="float" office:value="0" table:style-name="ce111">
            <text:p>0,0</text:p>
          </table:table-cell>
          <table:table-cell office:value-type="float" office:value="9.3513899200000001E-4" table:style-name="ce111">
            <text:p>0,0</text:p>
          </table:table-cell>
          <table:table-cell office:value-type="float" office:value="2.8082117069999999E-2" table:style-name="ce111">
            <text:p>0,0</text:p>
          </table:table-cell>
          <table:table-cell office:value-type="float" office:value="10.558022139456" table:style-name="ce112">
            <text:p>10,6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12">
            <text:p>Zuckerrüben</text:p>
          </table:table-cell>
          <table:table-cell office:value-type="float" office:value="11.184029995272001" table:style-name="ce110">
            <text:p>11,2</text:p>
          </table:table-cell>
          <table:table-cell office:value-type="float" office:value="6.1286258639000002E-2" table:style-name="ce111">
            <text:p>0,1</text:p>
          </table:table-cell>
          <table:table-cell office:value-type="float" office:value="93.138524869793002" table:style-name="ce111">
            <text:p>93,1</text:p>
          </table:table-cell>
          <table:table-cell office:value-type="float" office:value="19.992875970309999" table:style-name="ce111">
            <text:p>20,0</text:p>
          </table:table-cell>
          <table:table-cell office:value-type="float" office:value="0" table:style-name="ce111">
            <text:p>0,0</text:p>
          </table:table-cell>
          <table:table-cell office:value-type="float" office:value="0.70406110580400005" table:style-name="ce111">
            <text:p>0,7</text:p>
          </table:table-cell>
          <table:table-cell office:value-type="float" office:value="0" table:style-name="ce111">
            <text:p>0,0</text:p>
          </table:table-cell>
          <table:table-cell office:value-type="float" office:value="0" table:style-name="ce111">
            <text:p>0,0</text:p>
          </table:table-cell>
          <table:table-cell office:value-type="float" office:value="0.70371179810700002" table:style-name="ce111">
            <text:p>0,7</text:p>
          </table:table-cell>
          <table:table-cell office:value-type="float" office:value="125.784489997923" table:style-name="ce112">
            <text:p>125,8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12">
            <text:p>Sonstige Handelsgewächse<text:span text:style-name="T1">1</text:span></text:p>
          </table:table-cell>
          <table:table-cell office:value-type="float" office:value="0.28062451270200001" table:style-name="ce110">
            <text:p>0,3</text:p>
          </table:table-cell>
          <table:table-cell office:value-type="float" office:value="6.0349614449999998E-2" table:style-name="ce111">
            <text:p>0,1</text:p>
          </table:table-cell>
          <table:table-cell office:value-type="float" office:value="3.3687034252269998" table:style-name="ce111">
            <text:p>3,4</text:p>
          </table:table-cell>
          <table:table-cell office:value-type="float" office:value="3.0989363931080001" table:style-name="ce111">
            <text:p>3,1</text:p>
          </table:table-cell>
          <table:table-cell office:value-type="float" office:value="2.6409328290000001E-3" table:style-name="ce111">
            <text:p>0,0</text:p>
          </table:table-cell>
          <table:table-cell office:value-type="float" office:value="1.309987372933" table:style-name="ce111">
            <text:p>1,3</text:p>
          </table:table-cell>
          <table:table-cell office:value-type="float" office:value="1.0079370412000001E-2" table:style-name="ce111">
            <text:p>0,0</text:p>
          </table:table-cell>
          <table:table-cell office:value-type="float" office:value="1.0284879231000001E-2" table:style-name="ce111">
            <text:p>0,0</text:p>
          </table:table-cell>
          <table:table-cell office:value-type="float" office:value="6.5760255680000004E-3" table:style-name="ce111">
            <text:p>0,0</text:p>
          </table:table-cell>
          <table:table-cell office:value-type="float" office:value="8.1481825264609995" table:style-name="ce112">
            <text:p>8,1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12">
            <text:p>Futterpflanzen</text:p>
          </table:table-cell>
          <table:table-cell office:value-type="float" office:value="15.341493298003" table:style-name="ce110">
            <text:p>15,3</text:p>
          </table:table-cell>
          <table:table-cell office:value-type="float" office:value="60.382150152613001" table:style-name="ce111">
            <text:p>60,4</text:p>
          </table:table-cell>
          <table:table-cell office:value-type="float" office:value="131.175127407145" table:style-name="ce111">
            <text:p>131,2</text:p>
          </table:table-cell>
          <table:table-cell office:value-type="float" office:value="159.067316705677" table:style-name="ce111">
            <text:p>159,1</text:p>
          </table:table-cell>
          <table:table-cell office:value-type="float" office:value="46.777123041919999" table:style-name="ce111">
            <text:p>46,8</text:p>
          </table:table-cell>
          <table:table-cell office:value-type="float" office:value="99.389575557922996" table:style-name="ce111">
            <text:p>99,4</text:p>
          </table:table-cell>
          <table:table-cell office:value-type="float" office:value="50.852080050476999" table:style-name="ce111">
            <text:p>50,9</text:p>
          </table:table-cell>
          <table:table-cell office:value-type="float" office:value="22.136231975388998" table:style-name="ce111">
            <text:p>22,1</text:p>
          </table:table-cell>
          <table:table-cell office:value-type="float" office:value="0.212094247052" table:style-name="ce111">
            <text:p>0,2</text:p>
          </table:table-cell>
          <table:table-cell office:value-type="float" office:value="585.33319243619803" table:style-name="ce112">
            <text:p>585,3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12">
            <text:p>Gemüse</text:p>
          </table:table-cell>
          <table:table-cell office:value-type="float" office:value="31.100953144654" table:style-name="ce110">
            <text:p>31,1</text:p>
          </table:table-cell>
          <table:table-cell office:value-type="float" office:value="3.5928257908000001" table:style-name="ce111">
            <text:p>3,6</text:p>
          </table:table-cell>
          <table:table-cell office:value-type="float" office:value="83.339366400963996" table:style-name="ce111">
            <text:p>83,3</text:p>
          </table:table-cell>
          <table:table-cell office:value-type="float" office:value="33.306280936451998" table:style-name="ce111">
            <text:p>33,3</text:p>
          </table:table-cell>
          <table:table-cell office:value-type="float" office:value="3.80111583946" table:style-name="ce111">
            <text:p>3,8</text:p>
          </table:table-cell>
          <table:table-cell office:value-type="float" office:value="24.770560398655999" table:style-name="ce111">
            <text:p>24,8</text:p>
          </table:table-cell>
          <table:table-cell office:value-type="float" office:value="16.074671356029999" table:style-name="ce111">
            <text:p>16,1</text:p>
          </table:table-cell>
          <table:table-cell office:value-type="float" office:value="0.99301361780800002" table:style-name="ce111">
            <text:p>1,0</text:p>
          </table:table-cell>
          <table:table-cell office:value-type="float" office:value="52.360478717341998" table:style-name="ce111">
            <text:p>52,4</text:p>
          </table:table-cell>
          <table:table-cell office:value-type="float" office:value="249.33926620216599" table:style-name="ce112">
            <text:p>249,3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12">
            <text:p>Pflanzen und Blumen<text:span text:style-name="T1">2</text:span></text:p>
          </table:table-cell>
          <table:table-cell office:value-type="float" office:value="9.5291901111850006" table:style-name="ce110">
            <text:p>9,5</text:p>
          </table:table-cell>
          <table:table-cell office:value-type="float" office:value="7.5804757292350002" table:style-name="ce111">
            <text:p>7,6</text:p>
          </table:table-cell>
          <table:table-cell office:value-type="float" office:value="84.955789852259002" table:style-name="ce111">
            <text:p>85,0</text:p>
          </table:table-cell>
          <table:table-cell office:value-type="float" office:value="77.887765875515001" table:style-name="ce111">
            <text:p>77,9</text:p>
          </table:table-cell>
          <table:table-cell office:value-type="float" office:value="11.991969440308001" table:style-name="ce111">
            <text:p>12,0</text:p>
          </table:table-cell>
          <table:table-cell office:value-type="float" office:value="78.397441594490004" table:style-name="ce111">
            <text:p>78,4</text:p>
          </table:table-cell>
          <table:table-cell office:value-type="float" office:value="9.0573195900020007" table:style-name="ce111">
            <text:p>9,1</text:p>
          </table:table-cell>
          <table:table-cell office:value-type="float" office:value="9.3699683713059994" table:style-name="ce111">
            <text:p>9,4</text:p>
          </table:table-cell>
          <table:table-cell office:value-type="float" office:value="14.526075175922999" table:style-name="ce111">
            <text:p>14,5</text:p>
          </table:table-cell>
          <table:table-cell office:value-type="float" office:value="303.295995740222" table:style-name="ce112">
            <text:p>303,3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12">
            <text:p>Kartoffeln</text:p>
          </table:table-cell>
          <table:table-cell office:value-type="float" office:value="3.4045226951940002" table:style-name="ce110">
            <text:p>3,4</text:p>
          </table:table-cell>
          <table:table-cell office:value-type="float" office:value="1.4532384009229999" table:style-name="ce111">
            <text:p>1,5</text:p>
          </table:table-cell>
          <table:table-cell office:value-type="float" office:value="61.440771329035002" table:style-name="ce111">
            <text:p>61,4</text:p>
          </table:table-cell>
          <table:table-cell office:value-type="float" office:value="5.9428315523609996" table:style-name="ce111">
            <text:p>5,9</text:p>
          </table:table-cell>
          <table:table-cell office:value-type="float" office:value="0.41816418193799998" table:style-name="ce111">
            <text:p>0,4</text:p>
          </table:table-cell>
          <table:table-cell office:value-type="float" office:value="2.4703798972870001" table:style-name="ce111">
            <text:p>2,5</text:p>
          </table:table-cell>
          <table:table-cell office:value-type="float" office:value="1.8400377882879999" table:style-name="ce111">
            <text:p>1,8</text:p>
          </table:table-cell>
          <table:table-cell office:value-type="float" office:value="0.15392565851500001" table:style-name="ce111">
            <text:p>0,2</text:p>
          </table:table-cell>
          <table:table-cell office:value-type="float" office:value="0.34752463559699998" table:style-name="ce111">
            <text:p>0,3</text:p>
          </table:table-cell>
          <table:table-cell office:value-type="float" office:value="77.471396139137994" table:style-name="ce112">
            <text:p>77,5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12">
            <text:p>Obst (inkl. Trauben)</text:p>
          </table:table-cell>
          <table:table-cell office:value-type="float" office:value="30.934125517485001" table:style-name="ce110">
            <text:p>30,9</text:p>
          </table:table-cell>
          <table:table-cell office:value-type="float" office:value="6.1812095068610002" table:style-name="ce111">
            <text:p>6,2</text:p>
          </table:table-cell>
          <table:table-cell office:value-type="float" office:value="60.038505071952997" table:style-name="ce111">
            <text:p>60,0</text:p>
          </table:table-cell>
          <table:table-cell office:value-type="float" office:value="34.114355156502" table:style-name="ce111">
            <text:p>34,1</text:p>
          </table:table-cell>
          <table:table-cell office:value-type="float" office:value="1.3353060840390001" table:style-name="ce111">
            <text:p>1,3</text:p>
          </table:table-cell>
          <table:table-cell office:value-type="float" office:value="86.640984753051001" table:style-name="ce111">
            <text:p>86,6</text:p>
          </table:table-cell>
          <table:table-cell office:value-type="float" office:value="5.9616222537069996" table:style-name="ce111">
            <text:p>6,0</text:p>
          </table:table-cell>
          <table:table-cell office:value-type="float" office:value="1.677766943957" table:style-name="ce111">
            <text:p>1,7</text:p>
          </table:table-cell>
          <table:table-cell office:value-type="float" office:value="0.72729551470200005" table:style-name="ce111">
            <text:p>0,7</text:p>
          </table:table-cell>
          <table:table-cell office:value-type="float" office:value="227.61117080225901" table:style-name="ce112">
            <text:p>227,6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16">
            <text:p>davon Frischobst</text:p>
          </table:table-cell>
          <table:table-cell office:value-type="float" office:value="8.6674557878199998" table:style-name="ce111">
            <text:p>8,7</text:p>
          </table:table-cell>
          <table:table-cell office:value-type="float" office:value="6.1553783812820004" table:style-name="ce111">
            <text:p>6,2</text:p>
          </table:table-cell>
          <table:table-cell office:value-type="float" office:value="27.578755375195001" table:style-name="ce111">
            <text:p>27,6</text:p>
          </table:table-cell>
          <table:table-cell office:value-type="float" office:value="34.096880872598" table:style-name="ce111">
            <text:p>34,1</text:p>
          </table:table-cell>
          <table:table-cell office:value-type="float" office:value="1.335134176275" table:style-name="ce111">
            <text:p>1,3</text:p>
          </table:table-cell>
          <table:table-cell office:value-type="float" office:value="84.187241387773" table:style-name="ce111">
            <text:p>84,2</text:p>
          </table:table-cell>
          <table:table-cell office:value-type="float" office:value="5.9513503961429999" table:style-name="ce111">
            <text:p>6,0</text:p>
          </table:table-cell>
          <table:table-cell office:value-type="float" office:value="1.6674138569929999" table:style-name="ce111">
            <text:p>1,7</text:p>
          </table:table-cell>
          <table:table-cell office:value-type="float" office:value="0.65219929117499997" table:style-name="ce111">
            <text:p>0,7</text:p>
          </table:table-cell>
          <table:table-cell office:value-type="float" office:value="170.291809525254" table:style-name="ce112">
            <text:p>170,3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12">
            <text:p><text:s text:c="4"/>davon Weintrauben<text:span text:style-name="T1">3</text:span></text:p>
          </table:table-cell>
          <table:table-cell office:value-type="float" office:value="22.266669729665001" table:style-name="ce111">
            <text:p>22,3</text:p>
          </table:table-cell>
          <table:table-cell office:value-type="float" office:value="2.5831125579000001E-2" table:style-name="ce111">
            <text:p>0,0</text:p>
          </table:table-cell>
          <table:table-cell office:value-type="float" office:value="32.459749696758003" table:style-name="ce111">
            <text:p>32,5</text:p>
          </table:table-cell>
          <table:table-cell office:value-type="float" office:value="1.7474283904E-2" table:style-name="ce111">
            <text:p>0,0</text:p>
          </table:table-cell>
          <table:table-cell office:value-type="float" office:value="1.7190776399999999E-4" table:style-name="ce111">
            <text:p>0,0</text:p>
          </table:table-cell>
          <table:table-cell office:value-type="float" office:value="2.4537433652790002" table:style-name="ce111">
            <text:p>2,5</text:p>
          </table:table-cell>
          <table:table-cell office:value-type="float" office:value="1.0271857564E-2" table:style-name="ce111">
            <text:p>0,0</text:p>
          </table:table-cell>
          <table:table-cell office:value-type="float" office:value="1.0353086964999999E-2" table:style-name="ce111">
            <text:p>0,0</text:p>
          </table:table-cell>
          <table:table-cell office:value-type="float" office:value="7.5096223527000003E-2" table:style-name="ce111">
            <text:p>0,1</text:p>
          </table:table-cell>
          <table:table-cell office:value-type="float" office:value="57.319361277005001" table:style-name="ce112">
            <text:p>57,3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12">
            <text:p>Wein</text:p>
          </table:table-cell>
          <table:table-cell office:value-type="float" office:value="147.07453254718101" table:style-name="ce110">
            <text:p>147,1</text:p>
          </table:table-cell>
          <table:table-cell office:value-type="float" office:value="0.21803596214599999" table:style-name="ce111">
            <text:p>0,2</text:p>
          </table:table-cell>
          <table:table-cell office:value-type="float" office:value="257.11112186773897" table:style-name="ce111">
            <text:p>257,1</text:p>
          </table:table-cell>
          <table:table-cell office:value-type="float" office:value="0.16573188987699999" table:style-name="ce111">
            <text:p>0,2</text:p>
          </table:table-cell>
          <table:table-cell office:value-type="float" office:value="1.324237378E-3" table:style-name="ce111">
            <text:p>0,0</text:p>
          </table:table-cell>
          <table:table-cell office:value-type="float" office:value="58.198841505162001" table:style-name="ce111">
            <text:p>58,2</text:p>
          </table:table-cell>
          <table:table-cell office:value-type="float" office:value="0.102358746945" table:style-name="ce111">
            <text:p>0,1</text:p>
          </table:table-cell>
          <table:table-cell office:value-type="float" office:value="9.0571547601000002E-2" table:style-name="ce111">
            <text:p>0,1</text:p>
          </table:table-cell>
          <table:table-cell office:value-type="float" office:value="6.6573265726880004" table:style-name="ce111">
            <text:p>6,7</text:p>
          </table:table-cell>
          <table:table-cell office:value-type="float" office:value="469.61984487671498" table:style-name="ce112">
            <text:p>469,6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12">
            <text:p>Sonstige pflanzliche Erzeugnisse<text:span text:style-name="T1">4</text:span></text:p>
          </table:table-cell>
          <table:table-cell office:value-type="float" office:value="2.1371312920630001" table:style-name="ce110">
            <text:p>2,1</text:p>
          </table:table-cell>
          <table:table-cell office:value-type="float" office:value="2.7399359112000001E-2" table:style-name="ce111">
            <text:p>0,0</text:p>
          </table:table-cell>
          <table:table-cell office:value-type="float" office:value="0.50032781534399995" table:style-name="ce111">
            <text:p>0,5</text:p>
          </table:table-cell>
          <table:table-cell office:value-type="float" office:value="0.754251860567" table:style-name="ce111">
            <text:p>0,8</text:p>
          </table:table-cell>
          <table:table-cell office:value-type="float" office:value="0" table:style-name="ce111">
            <text:p>0,0</text:p>
          </table:table-cell>
          <table:table-cell office:value-type="float" office:value="0.14267600796400001" table:style-name="ce111">
            <text:p>0,1</text:p>
          </table:table-cell>
          <table:table-cell office:value-type="float" office:value="0" table:style-name="ce111">
            <text:p>0,0</text:p>
          </table:table-cell>
          <table:table-cell office:value-type="float" office:value="0" table:style-name="ce111">
            <text:p>0,0</text:p>
          </table:table-cell>
          <table:table-cell office:value-type="float" office:value="0" table:style-name="ce111">
            <text:p>0,0</text:p>
          </table:table-cell>
          <table:table-cell office:value-type="float" office:value="3.5617863350499999" table:style-name="ce112">
            <text:p>3,6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17">
            <text:p>Pflanzliche Erzeugung</text:p>
          </table:table-cell>
          <table:table-cell office:value-type="float" office:value="400.06256699288502" table:style-name="ce113">
            <text:p>400,1</text:p>
          </table:table-cell>
          <table:table-cell office:value-type="float" office:value="139.422709751318" table:style-name="ce114">
            <text:p>139,4</text:p>
          </table:table-cell>
          <table:table-cell office:value-type="float" office:value="1254.60992720492" table:style-name="ce114">
            <text:p>1 254,6</text:p>
          </table:table-cell>
          <table:table-cell office:value-type="float" office:value="654.43321755110696" table:style-name="ce114">
            <text:p>654,4</text:p>
          </table:table-cell>
          <table:table-cell office:value-type="float" office:value="65.503763374510001" table:style-name="ce114">
            <text:p>65,5</text:p>
          </table:table-cell>
          <table:table-cell office:value-type="float" office:value="556.28450392191598" table:style-name="ce114">
            <text:p>556,3</text:p>
          </table:table-cell>
          <table:table-cell office:value-type="float" office:value="84.508073638024001" table:style-name="ce114">
            <text:p>84,5</text:p>
          </table:table-cell>
          <table:table-cell office:value-type="float" office:value="34.636741563801003" table:style-name="ce114">
            <text:p>34,6</text:p>
          </table:table-cell>
          <table:table-cell office:value-type="float" office:value="77.620165356162005" table:style-name="ce114">
            <text:p>77,6</text:p>
          </table:table-cell>
          <table:table-cell office:value-type="float" office:value="3267.0816693546499" table:style-name="ce112">
            <text:p>3 267,1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12">
            <text:p>Rinder</text:p>
          </table:table-cell>
          <table:table-cell office:value-type="float" office:value="11.929828623562999" table:style-name="ce110">
            <text:p>11,9</text:p>
          </table:table-cell>
          <table:table-cell office:value-type="float" office:value="89.007570687043994" table:style-name="ce111">
            <text:p>89,0</text:p>
          </table:table-cell>
          <table:table-cell office:value-type="float" office:value="226.98359025385301" table:style-name="ce111">
            <text:p>227,0</text:p>
          </table:table-cell>
          <table:table-cell office:value-type="float" office:value="275.35159593779798" table:style-name="ce111">
            <text:p>275,4</text:p>
          </table:table-cell>
          <table:table-cell office:value-type="float" office:value="69.511504769303997" table:style-name="ce111">
            <text:p>69,5</text:p>
          </table:table-cell>
          <table:table-cell office:value-type="float" office:value="152.79516439716201" table:style-name="ce111">
            <text:p>152,8</text:p>
          </table:table-cell>
          <table:table-cell office:value-type="float" office:value="78.850771145102996" table:style-name="ce111">
            <text:p>78,9</text:p>
          </table:table-cell>
          <table:table-cell office:value-type="float" office:value="27.683543040926001" table:style-name="ce111">
            <text:p>27,7</text:p>
          </table:table-cell>
          <table:table-cell office:value-type="float" office:value="6.7476755939999994E-2" table:style-name="ce111">
            <text:p>0,1</text:p>
          </table:table-cell>
          <table:table-cell office:value-type="float" office:value="932.18104561069401" table:style-name="ce112">
            <text:p>932,2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12">
            <text:p>Schweine<text:s/></text:p>
          </table:table-cell>
          <table:table-cell office:value-type="float" office:value="15.780181425131" table:style-name="ce110">
            <text:p>15,8</text:p>
          </table:table-cell>
          <table:table-cell office:value-type="float" office:value="37.794325366041001" table:style-name="ce111">
            <text:p>37,8</text:p>
          </table:table-cell>
          <table:table-cell office:value-type="float" office:value="232.207289129511" table:style-name="ce111">
            <text:p>232,2</text:p>
          </table:table-cell>
          <table:table-cell office:value-type="float" office:value="325.297708087057" table:style-name="ce111">
            <text:p>325,3</text:p>
          </table:table-cell>
          <table:table-cell office:value-type="float" office:value="3.1397314806700001" table:style-name="ce111">
            <text:p>3,1</text:p>
          </table:table-cell>
          <table:table-cell office:value-type="float" office:value="237.35110348675499" table:style-name="ce111">
            <text:p>237,4</text:p>
          </table:table-cell>
          <table:table-cell office:value-type="float" office:value="3.870256503342" table:style-name="ce111">
            <text:p>3,9</text:p>
          </table:table-cell>
          <table:table-cell office:value-type="float" office:value="1.62544685103" table:style-name="ce111">
            <text:p>1,6</text:p>
          </table:table-cell>
          <table:table-cell office:value-type="float" office:value="3.4710714726E-2" table:style-name="ce111">
            <text:p>0,0</text:p>
          </table:table-cell>
          <table:table-cell office:value-type="float" office:value="857.10075304426402" table:style-name="ce112">
            <text:p>857,1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12">
            <text:p>Geflügel</text:p>
          </table:table-cell>
          <table:table-cell office:value-type="float" office:value="11.021687662149001" table:style-name="ce110">
            <text:p>11,0</text:p>
          </table:table-cell>
          <table:table-cell office:value-type="float" office:value="26.729098739348" table:style-name="ce111">
            <text:p>26,7</text:p>
          </table:table-cell>
          <table:table-cell office:value-type="float" office:value="51.876224655596999" table:style-name="ce111">
            <text:p>51,9</text:p>
          </table:table-cell>
          <table:table-cell office:value-type="float" office:value="37.884370258338002" table:style-name="ce111">
            <text:p>37,9</text:p>
          </table:table-cell>
          <table:table-cell office:value-type="float" office:value="0.52168065101500005" table:style-name="ce111">
            <text:p>0,5</text:p>
          </table:table-cell>
          <table:table-cell office:value-type="float" office:value="37.587569415563003" table:style-name="ce111">
            <text:p>37,6</text:p>
          </table:table-cell>
          <table:table-cell office:value-type="float" office:value="9.6120645837000002E-2" table:style-name="ce111">
            <text:p>0,1</text:p>
          </table:table-cell>
          <table:table-cell office:value-type="float" office:value="0.33190537448099999" table:style-name="ce111">
            <text:p>0,3</text:p>
          </table:table-cell>
          <table:table-cell office:value-type="float" office:value="4.4340843209999996E-3" table:style-name="ce111">
            <text:p>0,0</text:p>
          </table:table-cell>
          <table:table-cell office:value-type="float" office:value="166.05309148664799" table:style-name="ce112">
            <text:p>166,1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12">
            <text:p>Sonstige Tiere<text:span text:style-name="T1">5</text:span></text:p>
          </table:table-cell>
          <table:table-cell office:value-type="float" office:value="2.0965979039399998" table:style-name="ce110">
            <text:p>2,1</text:p>
          </table:table-cell>
          <table:table-cell office:value-type="float" office:value="6.2953284448889999" table:style-name="ce111">
            <text:p>6,3</text:p>
          </table:table-cell>
          <table:table-cell office:value-type="float" office:value="12.168357336881" table:style-name="ce111">
            <text:p>12,2</text:p>
          </table:table-cell>
          <table:table-cell office:value-type="float" office:value="9.5511667877520008" table:style-name="ce111">
            <text:p>9,6</text:p>
          </table:table-cell>
          <table:table-cell office:value-type="float" office:value="4.0279260409740001" table:style-name="ce111">
            <text:p>4,0</text:p>
          </table:table-cell>
          <table:table-cell office:value-type="float" office:value="9.1434017212100009" table:style-name="ce111">
            <text:p>9,1</text:p>
          </table:table-cell>
          <table:table-cell office:value-type="float" office:value="9.0043757618770002" table:style-name="ce111">
            <text:p>9,0</text:p>
          </table:table-cell>
          <table:table-cell office:value-type="float" office:value="1.971237547464" table:style-name="ce111">
            <text:p>2,0</text:p>
          </table:table-cell>
          <table:table-cell office:value-type="float" office:value="9.9211027325000006E-2" table:style-name="ce111">
            <text:p>0,1</text:p>
          </table:table-cell>
          <table:table-cell office:value-type="float" office:value="54.357602572312999" table:style-name="ce112">
            <text:p>54,4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12">
            <text:p>Milch</text:p>
          </table:table-cell>
          <table:table-cell office:value-type="float" office:value="9.3653929758130001" table:style-name="ce110">
            <text:p>9,4</text:p>
          </table:table-cell>
          <table:table-cell office:value-type="float" office:value="66.508512866011003" table:style-name="ce111">
            <text:p>66,5</text:p>
          </table:table-cell>
          <table:table-cell office:value-type="float" office:value="212.92126544081799" table:style-name="ce111">
            <text:p>212,9</text:p>
          </table:table-cell>
          <table:table-cell office:value-type="float" office:value="329.89747293116699" table:style-name="ce111">
            <text:p>329,9</text:p>
          </table:table-cell>
          <table:table-cell office:value-type="float" office:value="112.044093104225" table:style-name="ce111">
            <text:p>112,0</text:p>
          </table:table-cell>
          <table:table-cell office:value-type="float" office:value="166.718265398429" table:style-name="ce111">
            <text:p>166,7</text:p>
          </table:table-cell>
          <table:table-cell office:value-type="float" office:value="110.227606029249" table:style-name="ce111">
            <text:p>110,2</text:p>
          </table:table-cell>
          <table:table-cell office:value-type="float" office:value="55.595758522981001" table:style-name="ce111">
            <text:p>55,6</text:p>
          </table:table-cell>
          <table:table-cell office:value-type="float" office:value="0.11724119975900001" table:style-name="ce111">
            <text:p>0,1</text:p>
          </table:table-cell>
          <table:table-cell office:value-type="float" office:value="1063.3956084684501" table:style-name="ce112">
            <text:p>1 063,4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12">
            <text:p>Eier</text:p>
          </table:table-cell>
          <table:table-cell office:value-type="float" office:value="9.4838218942220003" table:style-name="ce110">
            <text:p>9,5</text:p>
          </table:table-cell>
          <table:table-cell office:value-type="float" office:value="15.296570175655001" table:style-name="ce111">
            <text:p>15,3</text:p>
          </table:table-cell>
          <table:table-cell office:value-type="float" office:value="68.875411850852998" table:style-name="ce111">
            <text:p>68,9</text:p>
          </table:table-cell>
          <table:table-cell office:value-type="float" office:value="37.137321238026999" table:style-name="ce111">
            <text:p>37,1</text:p>
          </table:table-cell>
          <table:table-cell office:value-type="float" office:value="2.9848320812489999" table:style-name="ce111">
            <text:p>3,0</text:p>
          </table:table-cell>
          <table:table-cell office:value-type="float" office:value="84.649101078309997" table:style-name="ce111">
            <text:p>84,6</text:p>
          </table:table-cell>
          <table:table-cell office:value-type="float" office:value="2.125986557634" table:style-name="ce111">
            <text:p>2,1</text:p>
          </table:table-cell>
          <table:table-cell office:value-type="float" office:value="3.669300942659" table:style-name="ce111">
            <text:p>3,7</text:p>
          </table:table-cell>
          <table:table-cell office:value-type="float" office:value="2.5700127504000001E-2" table:style-name="ce111">
            <text:p>0,0</text:p>
          </table:table-cell>
          <table:table-cell office:value-type="float" office:value="224.248045946113" table:style-name="ce112">
            <text:p>224,2</text:p>
          </table:table-cell>
          <table:table-cell table:style-name="ce11"/>
          <table:table-cell table:style-name="ce20"/>
          <table:table-cell table:number-columns-repeated="16371" table:style-name="ce1"/>
        </table:table-row>
        <table:table-row table:style-name="ro2">
          <table:table-cell office:value-type="string" table:style-name="ce12">
            <text:p>Sonstige tierische Erzeugnisse<text:span text:style-name="T1">6</text:span></text:p>
          </table:table-cell>
          <table:table-cell office:value-type="float" office:value="1.028446079211" table:style-name="ce110">
            <text:p>1,0</text:p>
          </table:table-cell>
          <table:table-cell office:value-type="float" office:value="4.5719295353160003" table:style-name="ce111">
            <text:p>4,6</text:p>
          </table:table-cell>
          <table:table-cell office:value-type="float" office:value="4.8004857931220002" table:style-name="ce111">
            <text:p>4,8</text:p>
          </table:table-cell>
          <table:table-cell office:value-type="float" office:value="11.743607291498" table:style-name="ce111">
            <text:p>11,7</text:p>
          </table:table-cell>
          <table:table-cell office:value-type="float" office:value="2.6643741558579999" table:style-name="ce111">
            <text:p>2,7</text:p>
          </table:table-cell>
          <table:table-cell office:value-type="float" office:value="6.682117908815" table:style-name="ce111">
            <text:p>6,7</text:p>
          </table:table-cell>
          <table:table-cell office:value-type="float" office:value="3.9452978377369998" table:style-name="ce111">
            <text:p>3,9</text:p>
          </table:table-cell>
          <table:table-cell office:value-type="float" office:value="1.2694910116460001" table:style-name="ce111">
            <text:p>1,3</text:p>
          </table:table-cell>
          <table:table-cell office:value-type="float" office:value="0.53616621100299999" table:style-name="ce111">
            <text:p>0,5</text:p>
          </table:table-cell>
          <table:table-cell office:value-type="float" office:value="37.241915824205002" table:style-name="ce112">
            <text:p>37,2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17">
            <text:p>Tierische Erzeugung</text:p>
          </table:table-cell>
          <table:table-cell office:value-type="float" office:value="60.705956564029002" table:style-name="ce113">
            <text:p>60,7</text:p>
          </table:table-cell>
          <table:table-cell office:value-type="float" office:value="246.20333581430401" table:style-name="ce114">
            <text:p>246,2</text:p>
          </table:table-cell>
          <table:table-cell office:value-type="float" office:value="809.832624460636" table:style-name="ce114">
            <text:p>809,8</text:p>
          </table:table-cell>
          <table:table-cell office:value-type="float" office:value="1026.86324253164" table:style-name="ce114">
            <text:p>1 026,9</text:p>
          </table:table-cell>
          <table:table-cell office:value-type="float" office:value="194.894142283295" table:style-name="ce114">
            <text:p>194,9</text:p>
          </table:table-cell>
          <table:table-cell office:value-type="float" office:value="694.92672340624301" table:style-name="ce114">
            <text:p>694,9</text:p>
          </table:table-cell>
          <table:table-cell office:value-type="float" office:value="208.120414480779" table:style-name="ce114">
            <text:p>208,1</text:p>
          </table:table-cell>
          <table:table-cell office:value-type="float" office:value="92.146683291187003" table:style-name="ce114">
            <text:p>92,1</text:p>
          </table:table-cell>
          <table:table-cell office:value-type="float" office:value="0.884940120577" table:style-name="ce114">
            <text:p>0,9</text:p>
          </table:table-cell>
          <table:table-cell office:value-type="float" office:value="3334.5780629526898" table:style-name="ce112">
            <text:p>3 334,6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21">
            <text:p>Erzeugung landwirtschaftlicher Güter</text:p>
          </table:table-cell>
          <table:table-cell office:value-type="float" office:value="460.76852355691398" table:style-name="ce113">
            <text:p>460,8</text:p>
          </table:table-cell>
          <table:table-cell office:value-type="float" office:value="385.62604556562297" table:style-name="ce114">
            <text:p>385,6</text:p>
          </table:table-cell>
          <table:table-cell office:value-type="float" office:value="2064.4425516655601" table:style-name="ce114">
            <text:p>2 064,4</text:p>
          </table:table-cell>
          <table:table-cell office:value-type="float" office:value="1681.2964600827399" table:style-name="ce114">
            <text:p>1 681,3</text:p>
          </table:table-cell>
          <table:table-cell office:value-type="float" office:value="260.39790565780498" table:style-name="ce114">
            <text:p>260,4</text:p>
          </table:table-cell>
          <table:table-cell office:value-type="float" office:value="1251.21122732816" table:style-name="ce114">
            <text:p>1 251,2</text:p>
          </table:table-cell>
          <table:table-cell office:value-type="float" office:value="292.62848811880298" table:style-name="ce114">
            <text:p>292,6</text:p>
          </table:table-cell>
          <table:table-cell office:value-type="float" office:value="126.783424854988" table:style-name="ce114">
            <text:p>126,8</text:p>
          </table:table-cell>
          <table:table-cell office:value-type="float" office:value="78.505105476739999" table:style-name="ce114">
            <text:p>78,5</text:p>
          </table:table-cell>
          <table:table-cell office:value-type="float" office:value="6601.6597323073302" table:style-name="ce112">
            <text:p>6 601,7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21">
            <text:p>Erzeugung landwirtschaftlicher Dienstleistungen</text:p>
          </table:table-cell>
          <table:table-cell office:value-type="float" office:value="20.075799621461002" table:style-name="ce113">
            <text:p>20,1</text:p>
          </table:table-cell>
          <table:table-cell office:value-type="float" office:value="15.528670407813999" table:style-name="ce114">
            <text:p>15,5</text:p>
          </table:table-cell>
          <table:table-cell office:value-type="float" office:value="99.548246512749003" table:style-name="ce114">
            <text:p>99,5</text:p>
          </table:table-cell>
          <table:table-cell office:value-type="float" office:value="78.185654402866007" table:style-name="ce114">
            <text:p>78,2</text:p>
          </table:table-cell>
          <table:table-cell office:value-type="float" office:value="6.4243456481700001" table:style-name="ce114">
            <text:p>6,4</text:p>
          </table:table-cell>
          <table:table-cell office:value-type="float" office:value="59.209919780390997" table:style-name="ce114">
            <text:p>59,2</text:p>
          </table:table-cell>
          <table:table-cell office:value-type="float" office:value="9.2611869270449994" table:style-name="ce114">
            <text:p>9,3</text:p>
          </table:table-cell>
          <table:table-cell office:value-type="float" office:value="4.7448752130939997" table:style-name="ce114">
            <text:p>4,7</text:p>
          </table:table-cell>
          <table:table-cell office:value-type="float" office:value="1.019867047168" table:style-name="ce114">
            <text:p>1,0</text:p>
          </table:table-cell>
          <table:table-cell office:value-type="float" office:value="293.99856556075702" table:style-name="ce112">
            <text:p>294,0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22">
            <text:p>Landwirtschaftliche Erzeugung</text:p>
          </table:table-cell>
          <table:table-cell office:value-type="float" office:value="480.84432317837502" table:style-name="ce113">
            <text:p>480,8</text:p>
          </table:table-cell>
          <table:table-cell office:value-type="float" office:value="401.15471597343702" table:style-name="ce114">
            <text:p>401,2</text:p>
          </table:table-cell>
          <table:table-cell office:value-type="float" office:value="2163.9907981783099" table:style-name="ce114">
            <text:p>2 164,0</text:p>
          </table:table-cell>
          <table:table-cell office:value-type="float" office:value="1759.4821144856101" table:style-name="ce114">
            <text:p>1 759,5</text:p>
          </table:table-cell>
          <table:table-cell office:value-type="float" office:value="266.82225130597499" table:style-name="ce114">
            <text:p>266,8</text:p>
          </table:table-cell>
          <table:table-cell office:value-type="float" office:value="1310.42114710855" table:style-name="ce114">
            <text:p>1 310,4</text:p>
          </table:table-cell>
          <table:table-cell office:value-type="float" office:value="301.88967504584798" table:style-name="ce114">
            <text:p>301,9</text:p>
          </table:table-cell>
          <table:table-cell office:value-type="float" office:value="131.52830006808199" table:style-name="ce114">
            <text:p>131,5</text:p>
          </table:table-cell>
          <table:table-cell office:value-type="float" office:value="79.524972523906996" table:style-name="ce114">
            <text:p>79,5</text:p>
          </table:table-cell>
          <table:table-cell office:value-type="float" office:value="6895.6582978680899" table:style-name="ce112">
            <text:p>6 895,7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23">
            <text:p>Nichtlandwirtschaftliche Nebentätigkeiten</text:p>
          </table:table-cell>
          <table:table-cell office:value-type="float" office:value="5.31013856542" table:style-name="ce113">
            <text:p>5,3</text:p>
          </table:table-cell>
          <table:table-cell office:value-type="float" office:value="34.494684719131001" table:style-name="ce114">
            <text:p>34,5</text:p>
          </table:table-cell>
          <table:table-cell office:value-type="float" office:value="106.48517083745" table:style-name="ce114">
            <text:p>106,5</text:p>
          </table:table-cell>
          <table:table-cell office:value-type="float" office:value="26.413904002534" table:style-name="ce114">
            <text:p>26,4</text:p>
          </table:table-cell>
          <table:table-cell office:value-type="float" office:value="30.467557525015" table:style-name="ce114">
            <text:p>30,5</text:p>
          </table:table-cell>
          <table:table-cell office:value-type="float" office:value="74.340539526064006" table:style-name="ce114">
            <text:p>74,3</text:p>
          </table:table-cell>
          <table:table-cell office:value-type="float" office:value="57.888660454617998" table:style-name="ce114">
            <text:p>57,9</text:p>
          </table:table-cell>
          <table:table-cell office:value-type="float" office:value="22.087556508833998" table:style-name="ce114">
            <text:p>22,1</text:p>
          </table:table-cell>
          <table:table-cell office:value-type="float" office:value="1.9141111208949999" table:style-name="ce114">
            <text:p>1,9</text:p>
          </table:table-cell>
          <table:table-cell office:value-type="float" office:value="359.40232325996101" table:style-name="ce112">
            <text:p>359,4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24">
            <text:p>Erzeugung des landwirtschaftlichen Wirtschaftsbereiches</text:p>
          </table:table-cell>
          <table:table-cell office:value-type="float" office:value="486.15446174379503" table:style-name="ce113">
            <text:p>486,2</text:p>
          </table:table-cell>
          <table:table-cell office:value-type="float" office:value="435.64940069256699" table:style-name="ce114">
            <text:p>435,6</text:p>
          </table:table-cell>
          <table:table-cell office:value-type="float" office:value="2270.4759690157598" table:style-name="ce114">
            <text:p>2 270,5</text:p>
          </table:table-cell>
          <table:table-cell office:value-type="float" office:value="1785.89601848814" table:style-name="ce114">
            <text:p>1 785,9</text:p>
          </table:table-cell>
          <table:table-cell office:value-type="float" office:value="297.28980883099001" table:style-name="ce114">
            <text:p>297,3</text:p>
          </table:table-cell>
          <table:table-cell office:value-type="float" office:value="1384.76168663461" table:style-name="ce114">
            <text:p>1 384,8</text:p>
          </table:table-cell>
          <table:table-cell office:value-type="float" office:value="359.77833550046603" table:style-name="ce114">
            <text:p>359,8</text:p>
          </table:table-cell>
          <table:table-cell office:value-type="float" office:value="153.615856576916" table:style-name="ce114">
            <text:p>153,6</text:p>
          </table:table-cell>
          <table:table-cell office:value-type="float" office:value="81.439083644801997" table:style-name="ce114">
            <text:p>81,4</text:p>
          </table:table-cell>
          <table:table-cell office:value-type="float" office:value="7255.0606211280501" table:style-name="ce112">
            <text:p>7 255,1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3">
          <table:table-cell office:value-type="string" table:number-columns-spanned="11" table:number-rows-spanned="1" table:style-name="ce26">
            <text:p>Q: STATISTIK AUSTRIA, Regionale landwirtschaftliche Gesamtrechnung. Erstellt am 29.09.2023. – Konsistent mit LGR-Berechnungsstand Juli 2023. – Etwaige Rundungsdifferenzen wurden nicht ausgeglichen.<text:s/></text:p>
            <text:p>1) Hopfen, Textilpflanzen, Heil-, Duft- und Gewürzpflanzen, Energiegräser. – 2) Blumen und Zierpflanzen (inkl. Weihnachtsbäume), Baumschulerzeugnisse, Anpflanzungen. – 3) Es handelt sich dabei um Trauben für die Weinbereitung. – 4) Schilf, Sämereien. – 5) Schafe und Ziegen, Einhufer, Jagd. – 6) Honig, Rohwolle.<text:s/></text:p>
          </table:table-cell>
          <table:covered-table-cell table:number-columns-repeated="10"/>
          <table:table-cell table:number-columns-repeated="2" table:style-name="ce2"/>
          <table:table-cell table:number-columns-repeated="16371" table:style-name="ce1"/>
        </table:table-row>
        <table:table-row table:style-name="ro4">
          <table:table-cell table:number-columns-repeated="16384"/>
        </table:table-row>
        <table:table-row table:style-name="ro4">
          <table:table-cell table:style-name="ce2"/>
          <table:table-cell table:number-columns-repeated="10" table:style-name="ce25"/>
          <table:table-cell table:number-columns-repeated="2" table:style-name="ce2"/>
          <table:table-cell table:number-columns-repeated="16371" table:style-name="ce1"/>
        </table:table-row>
        <table:table-row table:number-rows-repeated="1048544" table:style-name="ro4">
          <table:table-cell table:number-columns-repeated="16384"/>
        </table:table-row>
        <table:named-expressions>
          <table:named-range table:name="_f408d64f_STF_Dekoration_1_CN1" table:cell-range-address="2012.$K$2:2012.$K$29" table:base-cell-address="2012.$A$1"/>
          <table:named-expression table:name="_f408d64f_STF_Dekoration_1_CN102" table:expression="of:=['file:///P:/PROJEKTE/LW_GR/PUBLIKATIONEN/INTERNET/Tabellen%26Grafiken_verknuepft/LGR/WD/WD_T05_LGR.xlsx'#Tabelle1.#REF!]" table:base-cell-address="2022.$A$1"/>
          <table:named-expression table:name="_f408d64f_STF_Dekoration_1_CN105" table:expression="of:=['file:///P:/PROJEKTE/LW_GR/PUBLIKATIONEN/INTERNET/Tabellen%26Grafiken_verknuepft/LGR/WD/WD_T05_LGR.xlsx'#Tabelle1.#REF!]" table:base-cell-address="2022.$A$1"/>
          <table:named-expression table:name="_f408d64f_STF_Dekoration_1_CN106" table:expression="of:=['file:///P:/PROJEKTE/LW_GR/PUBLIKATIONEN/INTERNET/Tabellen%26Grafiken_verknuepft/LGR/WD/WD_T05_LGR.xlsx'#Tabelle1.#REF!]" table:base-cell-address="2022.$A$1"/>
          <table:named-expression table:name="_f408d64f_STF_Dekoration_1_CN107" table:expression="of:=['file:///P:/PROJEKTE/LW_GR/PUBLIKATIONEN/INTERNET/Tabellen%26Grafiken_verknuepft/LGR/WD/WD_T05_LGR.xlsx'#Tabelle1.#REF!]" table:base-cell-address="2022.$A$1"/>
          <table:named-expression table:name="_f408d64f_STF_Dekoration_1_CN108" table:expression="of:=['file:///P:/PROJEKTE/LW_GR/PUBLIKATIONEN/INTERNET/Tabellen%26Grafiken_verknuepft/LGR/WD/WD_T05_LGR.xlsx'#Tabelle1.#REF!]" table:base-cell-address="2022.$A$1"/>
          <table:named-expression table:name="_f408d64f_STF_Dekoration_1_CN110" table:expression="of:=['file:///P:/PROJEKTE/LW_GR/PUBLIKATIONEN/INTERNET/Tabellen%26Grafiken_verknuepft/LGR/WD/WD_T05_LGR.xlsx'#Tabelle1.#REF!]" table:base-cell-address="2022.$A$1"/>
          <table:named-expression table:name="_f408d64f_STF_Dekoration_1_CN113" table:expression="of:=['file:///P:/PROJEKTE/LW_GR/PUBLIKATIONEN/INTERNET/Tabellen%26Grafiken_verknuepft/LGR/WD/WD_T05_LGR.xlsx'#Tabelle1.#REF!]" table:base-cell-address="2022.$A$1"/>
          <table:named-expression table:name="_f408d64f_STF_Dekoration_1_CN114" table:expression="of:=['file:///P:/PROJEKTE/LW_GR/PUBLIKATIONEN/INTERNET/Tabellen%26Grafiken_verknuepft/LGR/WD/WD_T05_LGR.xlsx'#Tabelle1.#REF!]" table:base-cell-address="2022.$A$1"/>
          <table:named-expression table:name="_f408d64f_STF_Dekoration_1_CN115" table:expression="of:=['file:///P:/PROJEKTE/LW_GR/PUBLIKATIONEN/INTERNET/Tabellen%26Grafiken_verknuepft/LGR/WD/WD_T05_LGR.xlsx'#Tabelle1.#REF!]" table:base-cell-address="2022.$A$1"/>
          <table:named-expression table:name="_f408d64f_STF_Dekoration_1_CN117" table:expression="of:=['file:///P:/PROJEKTE/LW_GR/PUBLIKATIONEN/INTERNET/Tabellen%26Grafiken_verknuepft/LGR/WD/WD_T05_LGR.xlsx'#Tabelle1.#REF!]~['file:///P:/PROJEKTE/LW_GR/PUBLIKATIONEN/INTERNET/Tabellen%26Grafiken_verknuepft/LGR/WD/WD_T05_LGR.xlsx'#Tabelle1.$U$8]" table:base-cell-address="2022.$A$1"/>
          <table:named-range table:name="_f408d64f_STF_Dekoration_1_CN2" table:cell-range-address="2012.$A$16:2012.$K$16" table:base-cell-address="2012.$A$1"/>
          <table:named-range table:name="_f408d64f_STF_Dekoration_1_CN3" table:cell-range-address="2012.$A$24:2012.$K$29" table:base-cell-address="2012.$A$1"/>
          <table:named-expression table:name="_f408d64f_STF_Dekoration_1_CN95" table:expression="of:=['file:///P:/PROJEKTE/LW_GR/PUBLIKATIONEN/INTERNET/Tabellen%26Grafiken_verknuepft/LGR/WD/WD_T05_LGR.xlsx'#Tabelle1.#REF!]" table:base-cell-address="2022.$A$1"/>
          <table:named-expression table:name="_f408d64f_STF_Dekoration_1_CN96" table:expression="of:=['file:///P:/PROJEKTE/LW_GR/PUBLIKATIONEN/INTERNET/Tabellen%26Grafiken_verknuepft/LGR/WD/WD_T05_LGR.xlsx'#Tabelle1.#REF!]" table:base-cell-address="2022.$A$1"/>
          <table:named-expression table:name="_f408d64f_STF_Dekoration_4_CN1" table:expression="of:=['2012'.#REF!]" table:base-cell-address="2022.$A$1"/>
          <table:named-expression table:name="_f408d64f_STF_Dekoration_4_CN2" table:expression="of:=['2012'.#REF!]" table:base-cell-address="2022.$A$1"/>
          <table:named-range table:name="_f408d64f_STF_Fuss_1_CN1" table:cell-range-address="2012.$A$30:2012.$K$30" table:base-cell-address="2012.$A$1"/>
          <table:named-range table:name="_f408d64f_STF_Fuss_1_CN2" table:cell-range-address="2012.$A$30:2012.$K$30" table:base-cell-address="2012.$A$1"/>
          <table:named-range table:name="_f408d64f_STF_Gesamtsumme_1_CN1" table:cell-range-address="2012.$A$29:2012.$K$29" table:base-cell-address="2012.$A$1"/>
          <table:named-range table:name="_f408d64f_STF_Gesamtsumme_1_CN2" table:cell-range-address="2012.$A$29:2012.$K$29" table:base-cell-address="2012.$A$1"/>
          <table:named-range table:name="_f408d64f_STF_Koerper_1_CN1" table:cell-range-address="2012.$B$2:2012.$K$29" table:base-cell-address="2012.$A$1"/>
          <table:named-range table:name="_f408d64f_STF_Tabellenkopf_1_CN1" table:cell-range-address="2012.$B$1:2012.$K$1" table:base-cell-address="2012.$A$1"/>
          <table:named-range table:name="_f408d64f_STF_Tabellenkopf_1_CN2" table:cell-range-address="2012.$A$1:2012.$K$1" table:base-cell-address="2012.$A$1"/>
          <table:named-expression table:name="_f408d64f_STF_Titel_1_CN1" table:expression="of:=['2012'.#REF!]" table:base-cell-address="2022.$A$1"/>
          <table:named-range table:name="_f408d64f_STF_Vorspalte_1_CN1" table:cell-range-address="2012.$A$1:2012.$A$29" table:base-cell-address="2012.$A$1"/>
          <table:named-range table:name="_f408d64f_STF_Vorspalte_1_CN2" table:cell-range-address="2012.$A$1" table:base-cell-address="2012.$A$1"/>
          <table:named-range table:name="_f408d64f_STF_Vorspalte_1_CN3" table:cell-range-address="2012.$A$1" table:base-cell-address="2012.$A$1"/>
          <table:named-range table:name="_f408d64f_STF_Zwischensumme_1_CN1" table:cell-range-address="2012.$A$25:2012.$K$25" table:base-cell-address="2012.$A$1"/>
          <table:named-range table:name="_f408d64f_STF_Zwischensumme_1_CN2" table:cell-range-address="2012.$A$27:2012.$K$27" table:base-cell-address="2012.$A$1"/>
          <table:named-expression table:name="_f408d64f_STF_Zwischensumme_1_CN3" table:expression="of:=['2012'.$A$16:.$K$16]~['2012'.$A$24:.$K$25]~['2012'.$A$27:.$K$27]" table:base-cell-address="2022.$A$1"/>
          <table:named-range table:name="Print_Area" table:cell-range-address="2012.$A$1:2012.$K$30" table:base-cell-address="2012.$A$1"/>
        </table:named-expressions>
      </table:table>
      <table:table table:name="2011" table:style-name="ta2">
        <table:table-column table:style-name="co1" table:default-cell-style-name="ce2"/>
        <table:table-column table:style-name="co2" table:number-columns-repeated="10" table:default-cell-style-name="ce2"/>
        <table:table-column table:style-name="co3" table:number-columns-repeated="16373" table:default-cell-style-name="ce2"/>
        <table:table-row table:style-name="ro1">
          <table:table-cell office:value-type="string" table:style-name="ce3">
            <text:p>Merkmal</text:p>
          </table:table-cell>
          <table:table-cell office:value-type="string" table:style-name="ce4">
            <text:p>Bgld.</text:p>
          </table:table-cell>
          <table:table-cell office:value-type="string" table:style-name="ce4">
            <text:p>Ktn.</text:p>
          </table:table-cell>
          <table:table-cell office:value-type="string" table:style-name="ce4">
            <text:p>NÖ</text:p>
          </table:table-cell>
          <table:table-cell office:value-type="string" table:style-name="ce4">
            <text:p>OÖ</text:p>
          </table:table-cell>
          <table:table-cell office:value-type="string" table:style-name="ce4">
            <text:p>Sbg.</text:p>
          </table:table-cell>
          <table:table-cell office:value-type="string" table:style-name="ce4">
            <text:p>Stmk.</text:p>
          </table:table-cell>
          <table:table-cell office:value-type="string" table:style-name="ce4">
            <text:p>T</text:p>
          </table:table-cell>
          <table:table-cell office:value-type="string" table:style-name="ce4">
            <text:p>Vbg.</text:p>
          </table:table-cell>
          <table:table-cell office:value-type="string" table:style-name="ce4">
            <text:p>W</text:p>
          </table:table-cell>
          <table:table-cell office:value-type="string" table:style-name="ce5">
            <text:p>Ö</text:p>
          </table:table-cell>
          <table:table-cell table:number-columns-repeated="16373" table:style-name="ce6"/>
        </table:table-row>
        <table:table-row table:style-name="ro2">
          <table:table-cell office:value-type="string" table:style-name="ce7">
            <text:p>Getreide</text:p>
          </table:table-cell>
          <table:table-cell office:value-type="float" office:value="90.223796728715996" table:style-name="ce115">
            <text:p>90,2</text:p>
          </table:table-cell>
          <table:table-cell office:value-type="float" office:value="42.193162394558001" table:style-name="ce116">
            <text:p>42,2</text:p>
          </table:table-cell>
          <table:table-cell office:value-type="float" office:value="423.85162260971498" table:style-name="ce116">
            <text:p>423,9</text:p>
          </table:table-cell>
          <table:table-cell office:value-type="float" office:value="219.83231277067699" table:style-name="ce116">
            <text:p>219,8</text:p>
          </table:table-cell>
          <table:table-cell office:value-type="float" office:value="1.0894039955879999" table:style-name="ce116">
            <text:p>1,1</text:p>
          </table:table-cell>
          <table:table-cell office:value-type="float" office:value="126.744998696959" table:style-name="ce116">
            <text:p>126,7</text:p>
          </table:table-cell>
          <table:table-cell office:value-type="float" office:value="0.50846553975499997" table:style-name="ce116">
            <text:p>0,5</text:p>
          </table:table-cell>
          <table:table-cell office:value-type="float" office:value="0.15096492785900001" table:style-name="ce116">
            <text:p>0,2</text:p>
          </table:table-cell>
          <table:table-cell office:value-type="float" office:value="2.123566466407" table:style-name="ce116">
            <text:p>2,1</text:p>
          </table:table-cell>
          <table:table-cell office:value-type="float" office:value="906.71829413023295" table:style-name="ce117">
            <text:p>906,7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12">
            <text:p>Ölsaaten und Ölfrüchte</text:p>
          </table:table-cell>
          <table:table-cell office:value-type="float" office:value="29.961357545954002" table:style-name="ce118">
            <text:p>30,0</text:p>
          </table:table-cell>
          <table:table-cell office:value-type="float" office:value="3.847307861495" table:style-name="ce119">
            <text:p>3,8</text:p>
          </table:table-cell>
          <table:table-cell office:value-type="float" office:value="89.119763319686996" table:style-name="ce119">
            <text:p>89,1</text:p>
          </table:table-cell>
          <table:table-cell office:value-type="float" office:value="35.012170384130997" table:style-name="ce119">
            <text:p>35,0</text:p>
          </table:table-cell>
          <table:table-cell office:value-type="float" office:value="5.2426704887999998E-2" table:style-name="ce119">
            <text:p>0,1</text:p>
          </table:table-cell>
          <table:table-cell office:value-type="float" office:value="35.648512034905004" table:style-name="ce119">
            <text:p>35,6</text:p>
          </table:table-cell>
          <table:table-cell office:value-type="float" office:value="2.3494798689999998E-3" table:style-name="ce119">
            <text:p>0,0</text:p>
          </table:table-cell>
          <table:table-cell office:value-type="float" office:value="3.8994348499999998E-4" table:style-name="ce119">
            <text:p>0,0</text:p>
          </table:table-cell>
          <table:table-cell office:value-type="float" office:value="0.458667504547" table:style-name="ce119">
            <text:p>0,5</text:p>
          </table:table-cell>
          <table:table-cell office:value-type="float" office:value="194.10294477895999" table:style-name="ce120">
            <text:p>194,1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12">
            <text:p>Eiweißpflanzen</text:p>
          </table:table-cell>
          <table:table-cell office:value-type="float" office:value="1.8400083562359999" table:style-name="ce118">
            <text:p>1,8</text:p>
          </table:table-cell>
          <table:table-cell office:value-type="float" office:value="0.45527343896299999" table:style-name="ce119">
            <text:p>0,5</text:p>
          </table:table-cell>
          <table:table-cell office:value-type="float" office:value="8.0480202028369998" table:style-name="ce119">
            <text:p>8,0</text:p>
          </table:table-cell>
          <table:table-cell office:value-type="float" office:value="2.1714989388219998" table:style-name="ce119">
            <text:p>2,2</text:p>
          </table:table-cell>
          <table:table-cell office:value-type="float" office:value="5.9624945750000003E-3" table:style-name="ce119">
            <text:p>0,0</text:p>
          </table:table-cell>
          <table:table-cell office:value-type="float" office:value="0.44722018758299997" table:style-name="ce119">
            <text:p>0,4</text:p>
          </table:table-cell>
          <table:table-cell office:value-type="float" office:value="4.0604199999999998E-6" table:style-name="ce119">
            <text:p>0,0</text:p>
          </table:table-cell>
          <table:table-cell office:value-type="float" office:value="0" table:style-name="ce119">
            <text:p>0,0</text:p>
          </table:table-cell>
          <table:table-cell office:value-type="float" office:value="5.3965190139000002E-2" table:style-name="ce119">
            <text:p>0,1</text:p>
          </table:table-cell>
          <table:table-cell office:value-type="float" office:value="13.021952869573999" table:style-name="ce120">
            <text:p>13,0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12">
            <text:p>Zuckerrüben</text:p>
          </table:table-cell>
          <table:table-cell office:value-type="float" office:value="11.549924502482" table:style-name="ce118">
            <text:p>11,5</text:p>
          </table:table-cell>
          <table:table-cell office:value-type="float" office:value="4.1587414404000003E-2" table:style-name="ce119">
            <text:p>0,0</text:p>
          </table:table-cell>
          <table:table-cell office:value-type="float" office:value="98.562920361259998" table:style-name="ce119">
            <text:p>98,6</text:p>
          </table:table-cell>
          <table:table-cell office:value-type="float" office:value="18.475299591416" table:style-name="ce119">
            <text:p>18,5</text:p>
          </table:table-cell>
          <table:table-cell office:value-type="float" office:value="0" table:style-name="ce119">
            <text:p>0,0</text:p>
          </table:table-cell>
          <table:table-cell office:value-type="float" office:value="0.59558229541800001" table:style-name="ce119">
            <text:p>0,6</text:p>
          </table:table-cell>
          <table:table-cell office:value-type="float" office:value="0" table:style-name="ce119">
            <text:p>0,0</text:p>
          </table:table-cell>
          <table:table-cell office:value-type="float" office:value="0" table:style-name="ce119">
            <text:p>0,0</text:p>
          </table:table-cell>
          <table:table-cell office:value-type="float" office:value="0.74997246008899998" table:style-name="ce119">
            <text:p>0,7</text:p>
          </table:table-cell>
          <table:table-cell office:value-type="float" office:value="129.97528662507" table:style-name="ce120">
            <text:p>130,0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12">
            <text:p>Sonstige Handelsgewächse<text:span text:style-name="T1">1</text:span></text:p>
          </table:table-cell>
          <table:table-cell office:value-type="float" office:value="0.53806143384600003" table:style-name="ce118">
            <text:p>0,5</text:p>
          </table:table-cell>
          <table:table-cell office:value-type="float" office:value="5.7047677536999998E-2" table:style-name="ce119">
            <text:p>0,1</text:p>
          </table:table-cell>
          <table:table-cell office:value-type="float" office:value="3.7190367788000001" table:style-name="ce119">
            <text:p>3,7</text:p>
          </table:table-cell>
          <table:table-cell office:value-type="float" office:value="3.3452525199659999" table:style-name="ce119">
            <text:p>3,3</text:p>
          </table:table-cell>
          <table:table-cell office:value-type="float" office:value="2.6622700139999999E-3" table:style-name="ce119">
            <text:p>0,0</text:p>
          </table:table-cell>
          <table:table-cell office:value-type="float" office:value="1.40580129701" table:style-name="ce119">
            <text:p>1,4</text:p>
          </table:table-cell>
          <table:table-cell office:value-type="float" office:value="1.2567691237E-2" table:style-name="ce119">
            <text:p>0,0</text:p>
          </table:table-cell>
          <table:table-cell office:value-type="float" office:value="1.0071190783000001E-2" table:style-name="ce119">
            <text:p>0,0</text:p>
          </table:table-cell>
          <table:table-cell office:value-type="float" office:value="5.4909391310000001E-3" table:style-name="ce119">
            <text:p>0,0</text:p>
          </table:table-cell>
          <table:table-cell office:value-type="float" office:value="9.0959917983240004" table:style-name="ce120">
            <text:p>9,1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12">
            <text:p>Futterpflanzen</text:p>
          </table:table-cell>
          <table:table-cell office:value-type="float" office:value="16.323048404205998" table:style-name="ce118">
            <text:p>16,3</text:p>
          </table:table-cell>
          <table:table-cell office:value-type="float" office:value="54.101134578549001" table:style-name="ce119">
            <text:p>54,1</text:p>
          </table:table-cell>
          <table:table-cell office:value-type="float" office:value="130.870538299103" table:style-name="ce119">
            <text:p>130,9</text:p>
          </table:table-cell>
          <table:table-cell office:value-type="float" office:value="158.148428688411" table:style-name="ce119">
            <text:p>158,1</text:p>
          </table:table-cell>
          <table:table-cell office:value-type="float" office:value="42.558337813115998" table:style-name="ce119">
            <text:p>42,6</text:p>
          </table:table-cell>
          <table:table-cell office:value-type="float" office:value="93.927707253131004" table:style-name="ce119">
            <text:p>93,9</text:p>
          </table:table-cell>
          <table:table-cell office:value-type="float" office:value="45.684893107915002" table:style-name="ce119">
            <text:p>45,7</text:p>
          </table:table-cell>
          <table:table-cell office:value-type="float" office:value="21.114982306925" table:style-name="ce119">
            <text:p>21,1</text:p>
          </table:table-cell>
          <table:table-cell office:value-type="float" office:value="0.489769985096" table:style-name="ce119">
            <text:p>0,5</text:p>
          </table:table-cell>
          <table:table-cell office:value-type="float" office:value="563.21884043645105" table:style-name="ce120">
            <text:p>563,2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12">
            <text:p>Gemüse</text:p>
          </table:table-cell>
          <table:table-cell office:value-type="float" office:value="25.546771588921001" table:style-name="ce118">
            <text:p>25,5</text:p>
          </table:table-cell>
          <table:table-cell office:value-type="float" office:value="3.34309220495" table:style-name="ce119">
            <text:p>3,3</text:p>
          </table:table-cell>
          <table:table-cell office:value-type="float" office:value="92.539391677959998" table:style-name="ce119">
            <text:p>92,5</text:p>
          </table:table-cell>
          <table:table-cell office:value-type="float" office:value="30.715476814472002" table:style-name="ce119">
            <text:p>30,7</text:p>
          </table:table-cell>
          <table:table-cell office:value-type="float" office:value="3.3133411216790001" table:style-name="ce119">
            <text:p>3,3</text:p>
          </table:table-cell>
          <table:table-cell office:value-type="float" office:value="26.964007707964999" table:style-name="ce119">
            <text:p>27,0</text:p>
          </table:table-cell>
          <table:table-cell office:value-type="float" office:value="15.24130327312" table:style-name="ce119">
            <text:p>15,2</text:p>
          </table:table-cell>
          <table:table-cell office:value-type="float" office:value="0.94394999548000003" table:style-name="ce119">
            <text:p>0,9</text:p>
          </table:table-cell>
          <table:table-cell office:value-type="float" office:value="44.720907226514001" table:style-name="ce119">
            <text:p>44,7</text:p>
          </table:table-cell>
          <table:table-cell office:value-type="float" office:value="243.328241611061" table:style-name="ce120">
            <text:p>243,3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12">
            <text:p>Pflanzen und Blumen<text:span text:style-name="T1">2</text:span></text:p>
          </table:table-cell>
          <table:table-cell office:value-type="float" office:value="12.380911890909999" table:style-name="ce118">
            <text:p>12,4</text:p>
          </table:table-cell>
          <table:table-cell office:value-type="float" office:value="7.4254561221530002" table:style-name="ce119">
            <text:p>7,4</text:p>
          </table:table-cell>
          <table:table-cell office:value-type="float" office:value="85.884710943688006" table:style-name="ce119">
            <text:p>85,9</text:p>
          </table:table-cell>
          <table:table-cell office:value-type="float" office:value="75.058812664767004" table:style-name="ce119">
            <text:p>75,1</text:p>
          </table:table-cell>
          <table:table-cell office:value-type="float" office:value="12.738140485249" table:style-name="ce119">
            <text:p>12,7</text:p>
          </table:table-cell>
          <table:table-cell office:value-type="float" office:value="74.341289395489994" table:style-name="ce119">
            <text:p>74,3</text:p>
          </table:table-cell>
          <table:table-cell office:value-type="float" office:value="8.3953260374689993" table:style-name="ce119">
            <text:p>8,4</text:p>
          </table:table-cell>
          <table:table-cell office:value-type="float" office:value="8.2974949799559994" table:style-name="ce119">
            <text:p>8,3</text:p>
          </table:table-cell>
          <table:table-cell office:value-type="float" office:value="19.214851770521001" table:style-name="ce119">
            <text:p>19,2</text:p>
          </table:table-cell>
          <table:table-cell office:value-type="float" office:value="303.736994290204" table:style-name="ce120">
            <text:p>303,7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12">
            <text:p>Kartoffeln</text:p>
          </table:table-cell>
          <table:table-cell office:value-type="float" office:value="3.5502003806859999" table:style-name="ce118">
            <text:p>3,6</text:p>
          </table:table-cell>
          <table:table-cell office:value-type="float" office:value="1.1598510112339999" table:style-name="ce119">
            <text:p>1,2</text:p>
          </table:table-cell>
          <table:table-cell office:value-type="float" office:value="66.637604189672999" table:style-name="ce119">
            <text:p>66,6</text:p>
          </table:table-cell>
          <table:table-cell office:value-type="float" office:value="5.8624275581729997" table:style-name="ce119">
            <text:p>5,9</text:p>
          </table:table-cell>
          <table:table-cell office:value-type="float" office:value="0.34428775569600001" table:style-name="ce119">
            <text:p>0,3</text:p>
          </table:table-cell>
          <table:table-cell office:value-type="float" office:value="2.619049733048" table:style-name="ce119">
            <text:p>2,6</text:p>
          </table:table-cell>
          <table:table-cell office:value-type="float" office:value="1.5057816023520001" table:style-name="ce119">
            <text:p>1,5</text:p>
          </table:table-cell>
          <table:table-cell office:value-type="float" office:value="0.126466409256" table:style-name="ce119">
            <text:p>0,1</text:p>
          </table:table-cell>
          <table:table-cell office:value-type="float" office:value="0.43277056002100001" table:style-name="ce119">
            <text:p>0,4</text:p>
          </table:table-cell>
          <table:table-cell office:value-type="float" office:value="82.238439200138998" table:style-name="ce120">
            <text:p>82,2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12">
            <text:p>Obst (inkl. Trauben)</text:p>
          </table:table-cell>
          <table:table-cell office:value-type="float" office:value="37.702415276323997" table:style-name="ce118">
            <text:p>37,7</text:p>
          </table:table-cell>
          <table:table-cell office:value-type="float" office:value="8.0541109452989996" table:style-name="ce119">
            <text:p>8,1</text:p>
          </table:table-cell>
          <table:table-cell office:value-type="float" office:value="92.29206622193" table:style-name="ce119">
            <text:p>92,3</text:p>
          </table:table-cell>
          <table:table-cell office:value-type="float" office:value="30.667037238620999" table:style-name="ce119">
            <text:p>30,7</text:p>
          </table:table-cell>
          <table:table-cell office:value-type="float" office:value="1.342522656696" table:style-name="ce119">
            <text:p>1,3</text:p>
          </table:table-cell>
          <table:table-cell office:value-type="float" office:value="111.41307385147999" table:style-name="ce119">
            <text:p>111,4</text:p>
          </table:table-cell>
          <table:table-cell office:value-type="float" office:value="4.9589037442519999" table:style-name="ce119">
            <text:p>5,0</text:p>
          </table:table-cell>
          <table:table-cell office:value-type="float" office:value="1.48414531831" table:style-name="ce119">
            <text:p>1,5</text:p>
          </table:table-cell>
          <table:table-cell office:value-type="float" office:value="1.5131095391689999" table:style-name="ce119">
            <text:p>1,5</text:p>
          </table:table-cell>
          <table:table-cell office:value-type="float" office:value="289.427384792081" table:style-name="ce120">
            <text:p>289,4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16">
            <text:p>davon Frischobst</text:p>
          </table:table-cell>
          <table:table-cell office:value-type="float" office:value="11.575353180478" table:style-name="ce119">
            <text:p>11,6</text:p>
          </table:table-cell>
          <table:table-cell office:value-type="float" office:value="8.0237898915670005" table:style-name="ce119">
            <text:p>8,0</text:p>
          </table:table-cell>
          <table:table-cell office:value-type="float" office:value="51.336482202726998" table:style-name="ce119">
            <text:p>51,3</text:p>
          </table:table-cell>
          <table:table-cell office:value-type="float" office:value="30.647878331619999" table:style-name="ce119">
            <text:p>30,6</text:p>
          </table:table-cell>
          <table:table-cell office:value-type="float" office:value="1.3405672023599999" table:style-name="ce119">
            <text:p>1,3</text:p>
          </table:table-cell>
          <table:table-cell office:value-type="float" office:value="108.219951135722" table:style-name="ce119">
            <text:p>108,2</text:p>
          </table:table-cell>
          <table:table-cell office:value-type="float" office:value="4.942150998452" table:style-name="ce119">
            <text:p>4,9</text:p>
          </table:table-cell>
          <table:table-cell office:value-type="float" office:value="1.47345237814" table:style-name="ce119">
            <text:p>1,5</text:p>
          </table:table-cell>
          <table:table-cell office:value-type="float" office:value="1.4347975104470001" table:style-name="ce119">
            <text:p>1,4</text:p>
          </table:table-cell>
          <table:table-cell office:value-type="float" office:value="218.994422831512" table:style-name="ce120">
            <text:p>219,0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12">
            <text:p><text:s text:c="4"/>davon Weintrauben<text:span text:style-name="T1">3</text:span></text:p>
          </table:table-cell>
          <table:table-cell office:value-type="float" office:value="26.127062095846" table:style-name="ce119">
            <text:p>26,1</text:p>
          </table:table-cell>
          <table:table-cell office:value-type="float" office:value="3.0321053731999999E-2" table:style-name="ce119">
            <text:p>0,0</text:p>
          </table:table-cell>
          <table:table-cell office:value-type="float" office:value="40.955584019202" table:style-name="ce119">
            <text:p>41,0</text:p>
          </table:table-cell>
          <table:table-cell office:value-type="float" office:value="1.9158907001000001E-2" table:style-name="ce119">
            <text:p>0,0</text:p>
          </table:table-cell>
          <table:table-cell office:value-type="float" office:value="1.9554543360000001E-3" table:style-name="ce119">
            <text:p>0,0</text:p>
          </table:table-cell>
          <table:table-cell office:value-type="float" office:value="3.1931227157589999" table:style-name="ce119">
            <text:p>3,2</text:p>
          </table:table-cell>
          <table:table-cell office:value-type="float" office:value="1.67527458E-2" table:style-name="ce119">
            <text:p>0,0</text:p>
          </table:table-cell>
          <table:table-cell office:value-type="float" office:value="1.069294017E-2" table:style-name="ce119">
            <text:p>0,0</text:p>
          </table:table-cell>
          <table:table-cell office:value-type="float" office:value="7.8312028722999999E-2" table:style-name="ce119">
            <text:p>0,1</text:p>
          </table:table-cell>
          <table:table-cell office:value-type="float" office:value="70.432961960569003" table:style-name="ce120">
            <text:p>70,4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12">
            <text:p>Wein</text:p>
          </table:table-cell>
          <table:table-cell office:value-type="float" office:value="134.34582007307301" table:style-name="ce118">
            <text:p>134,3</text:p>
          </table:table-cell>
          <table:table-cell office:value-type="float" office:value="0.249264475746" table:style-name="ce119">
            <text:p>0,2</text:p>
          </table:table-cell>
          <table:table-cell office:value-type="float" office:value="341.67378848825803" table:style-name="ce119">
            <text:p>341,7</text:p>
          </table:table-cell>
          <table:table-cell office:value-type="float" office:value="0.166287920783" table:style-name="ce119">
            <text:p>0,2</text:p>
          </table:table-cell>
          <table:table-cell office:value-type="float" office:value="1.8717582270000001E-2" table:style-name="ce119">
            <text:p>0,0</text:p>
          </table:table-cell>
          <table:table-cell office:value-type="float" office:value="72.977244667841006" table:style-name="ce119">
            <text:p>73,0</text:p>
          </table:table-cell>
          <table:table-cell office:value-type="float" office:value="0.15301094238099999" table:style-name="ce119">
            <text:p>0,2</text:p>
          </table:table-cell>
          <table:table-cell office:value-type="float" office:value="9.0534671504999997E-2" table:style-name="ce119">
            <text:p>0,1</text:p>
          </table:table-cell>
          <table:table-cell office:value-type="float" office:value="6.9028350166069998" table:style-name="ce119">
            <text:p>6,9</text:p>
          </table:table-cell>
          <table:table-cell office:value-type="float" office:value="556.57750383846405" table:style-name="ce120">
            <text:p>556,6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12">
            <text:p>Sonstige pflanzliche Erzeugnisse<text:span text:style-name="T1">4</text:span></text:p>
          </table:table-cell>
          <table:table-cell office:value-type="float" office:value="2.289141289077" table:style-name="ce118">
            <text:p>2,3</text:p>
          </table:table-cell>
          <table:table-cell office:value-type="float" office:value="3.6021775003000002E-2" table:style-name="ce119">
            <text:p>0,0</text:p>
          </table:table-cell>
          <table:table-cell office:value-type="float" office:value="0.42869504353299998" table:style-name="ce119">
            <text:p>0,4</text:p>
          </table:table-cell>
          <table:table-cell office:value-type="float" office:value="0.68447237981300002" table:style-name="ce119">
            <text:p>0,7</text:p>
          </table:table-cell>
          <table:table-cell office:value-type="float" office:value="0" table:style-name="ce119">
            <text:p>0,0</text:p>
          </table:table-cell>
          <table:table-cell office:value-type="float" office:value="0.154780709017" table:style-name="ce119">
            <text:p>0,2</text:p>
          </table:table-cell>
          <table:table-cell office:value-type="float" office:value="0" table:style-name="ce119">
            <text:p>0,0</text:p>
          </table:table-cell>
          <table:table-cell office:value-type="float" office:value="0" table:style-name="ce119">
            <text:p>0,0</text:p>
          </table:table-cell>
          <table:table-cell office:value-type="float" office:value="0" table:style-name="ce119">
            <text:p>0,0</text:p>
          </table:table-cell>
          <table:table-cell office:value-type="float" office:value="3.593111196443" table:style-name="ce120">
            <text:p>3,6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17">
            <text:p>Pflanzliche Erzeugung</text:p>
          </table:table-cell>
          <table:table-cell office:value-type="float" office:value="366.25145747043001" table:style-name="ce121">
            <text:p>366,3</text:p>
          </table:table-cell>
          <table:table-cell office:value-type="float" office:value="120.963309899891" table:style-name="ce122">
            <text:p>121,0</text:p>
          </table:table-cell>
          <table:table-cell office:value-type="float" office:value="1433.6281581364401" table:style-name="ce122">
            <text:p>1 433,6</text:p>
          </table:table-cell>
          <table:table-cell office:value-type="float" office:value="580.13947747005204" table:style-name="ce122">
            <text:p>580,1</text:p>
          </table:table-cell>
          <table:table-cell office:value-type="float" office:value="61.465802879770997" table:style-name="ce122">
            <text:p>61,5</text:p>
          </table:table-cell>
          <table:table-cell office:value-type="float" office:value="547.23926782984802" table:style-name="ce122">
            <text:p>547,2</text:p>
          </table:table-cell>
          <table:table-cell office:value-type="float" office:value="76.462605478769007" table:style-name="ce122">
            <text:p>76,5</text:p>
          </table:table-cell>
          <table:table-cell office:value-type="float" office:value="32.218999743559998" table:style-name="ce122">
            <text:p>32,2</text:p>
          </table:table-cell>
          <table:table-cell office:value-type="float" office:value="76.665906658240004" table:style-name="ce122">
            <text:p>76,7</text:p>
          </table:table-cell>
          <table:table-cell office:value-type="float" office:value="3295.0349855670001" table:style-name="ce120">
            <text:p>3 295,0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12">
            <text:p>Rinder</text:p>
          </table:table-cell>
          <table:table-cell office:value-type="float" office:value="11.682433831482999" table:style-name="ce118">
            <text:p>11,7</text:p>
          </table:table-cell>
          <table:table-cell office:value-type="float" office:value="81.873965649178004" table:style-name="ce119">
            <text:p>81,9</text:p>
          </table:table-cell>
          <table:table-cell office:value-type="float" office:value="217.877708031569" table:style-name="ce119">
            <text:p>217,9</text:p>
          </table:table-cell>
          <table:table-cell office:value-type="float" office:value="261.81686707273002" table:style-name="ce119">
            <text:p>261,8</text:p>
          </table:table-cell>
          <table:table-cell office:value-type="float" office:value="65.339466593813" table:style-name="ce119">
            <text:p>65,3</text:p>
          </table:table-cell>
          <table:table-cell office:value-type="float" office:value="144.87176672528801" table:style-name="ce119">
            <text:p>144,9</text:p>
          </table:table-cell>
          <table:table-cell office:value-type="float" office:value="75.426875054921993" table:style-name="ce119">
            <text:p>75,4</text:p>
          </table:table-cell>
          <table:table-cell office:value-type="float" office:value="26.137221155721999" table:style-name="ce119">
            <text:p>26,1</text:p>
          </table:table-cell>
          <table:table-cell office:value-type="float" office:value="8.1664192772999994E-2" table:style-name="ce119">
            <text:p>0,1</text:p>
          </table:table-cell>
          <table:table-cell office:value-type="float" office:value="885.10796830747699" table:style-name="ce120">
            <text:p>885,1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12">
            <text:p>Schweine<text:s/></text:p>
          </table:table-cell>
          <table:table-cell office:value-type="float" office:value="12.674825116280999" table:style-name="ce118">
            <text:p>12,7</text:p>
          </table:table-cell>
          <table:table-cell office:value-type="float" office:value="36.331612271596001" table:style-name="ce119">
            <text:p>36,3</text:p>
          </table:table-cell>
          <table:table-cell office:value-type="float" office:value="209.12781702965401" table:style-name="ce119">
            <text:p>209,1</text:p>
          </table:table-cell>
          <table:table-cell office:value-type="float" office:value="288.45345843427202" table:style-name="ce119">
            <text:p>288,5</text:p>
          </table:table-cell>
          <table:table-cell office:value-type="float" office:value="3.6614255834080001" table:style-name="ce119">
            <text:p>3,7</text:p>
          </table:table-cell>
          <table:table-cell office:value-type="float" office:value="218.80987455600899" table:style-name="ce119">
            <text:p>218,8</text:p>
          </table:table-cell>
          <table:table-cell office:value-type="float" office:value="3.3195164964630002" table:style-name="ce119">
            <text:p>3,3</text:p>
          </table:table-cell>
          <table:table-cell office:value-type="float" office:value="1.961054018085" table:style-name="ce119">
            <text:p>2,0</text:p>
          </table:table-cell>
          <table:table-cell office:value-type="float" office:value="7.4164666877000004E-2" table:style-name="ce119">
            <text:p>0,1</text:p>
          </table:table-cell>
          <table:table-cell office:value-type="float" office:value="774.41374817264398" table:style-name="ce120">
            <text:p>774,4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12">
            <text:p>Geflügel</text:p>
          </table:table-cell>
          <table:table-cell office:value-type="float" office:value="11.630433108274" table:style-name="ce118">
            <text:p>11,6</text:p>
          </table:table-cell>
          <table:table-cell office:value-type="float" office:value="25.872355053071001" table:style-name="ce119">
            <text:p>25,9</text:p>
          </table:table-cell>
          <table:table-cell office:value-type="float" office:value="50.884974691486001" table:style-name="ce119">
            <text:p>50,9</text:p>
          </table:table-cell>
          <table:table-cell office:value-type="float" office:value="38.044576003480998" table:style-name="ce119">
            <text:p>38,0</text:p>
          </table:table-cell>
          <table:table-cell office:value-type="float" office:value="0.52497921244699997" table:style-name="ce119">
            <text:p>0,5</text:p>
          </table:table-cell>
          <table:table-cell office:value-type="float" office:value="39.116658608035003" table:style-name="ce119">
            <text:p>39,1</text:p>
          </table:table-cell>
          <table:table-cell office:value-type="float" office:value="0.119834496193" table:style-name="ce119">
            <text:p>0,1</text:p>
          </table:table-cell>
          <table:table-cell office:value-type="float" office:value="0.30255014749999998" table:style-name="ce119">
            <text:p>0,3</text:p>
          </table:table-cell>
          <table:table-cell office:value-type="float" office:value="4.5057579010000003E-3" table:style-name="ce119">
            <text:p>0,0</text:p>
          </table:table-cell>
          <table:table-cell office:value-type="float" office:value="166.50086707838801" table:style-name="ce120">
            <text:p>166,5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12">
            <text:p>Sonstige Tiere<text:span text:style-name="T1">5</text:span></text:p>
          </table:table-cell>
          <table:table-cell office:value-type="float" office:value="1.9232315382760001" table:style-name="ce118">
            <text:p>1,9</text:p>
          </table:table-cell>
          <table:table-cell office:value-type="float" office:value="5.1751482072799995" table:style-name="ce119">
            <text:p>5,2</text:p>
          </table:table-cell>
          <table:table-cell office:value-type="float" office:value="10.014758273708001" table:style-name="ce119">
            <text:p>10,0</text:p>
          </table:table-cell>
          <table:table-cell office:value-type="float" office:value="9.049537080144999" table:style-name="ce119">
            <text:p>9,0</text:p>
          </table:table-cell>
          <table:table-cell office:value-type="float" office:value="3.9489381971130002" table:style-name="ce119">
            <text:p>3,9</text:p>
          </table:table-cell>
          <table:table-cell office:value-type="float" office:value="7.9627073717099996" table:style-name="ce119">
            <text:p>8,0</text:p>
          </table:table-cell>
          <table:table-cell office:value-type="float" office:value="8.5542418885299991" table:style-name="ce119">
            <text:p>8,6</text:p>
          </table:table-cell>
          <table:table-cell office:value-type="float" office:value="1.9931198481979999" table:style-name="ce119">
            <text:p>2,0</text:p>
          </table:table-cell>
          <table:table-cell office:value-type="float" office:value="0.109020559765" table:style-name="ce119">
            <text:p>0,1</text:p>
          </table:table-cell>
          <table:table-cell office:value-type="float" office:value="48.730702964723996" table:style-name="ce120">
            <text:p>48,7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12">
            <text:p>Milch</text:p>
          </table:table-cell>
          <table:table-cell office:value-type="float" office:value="10.012190125531999" table:style-name="ce118">
            <text:p>10,0</text:p>
          </table:table-cell>
          <table:table-cell office:value-type="float" office:value="69.394000679838001" table:style-name="ce119">
            <text:p>69,4</text:p>
          </table:table-cell>
          <table:table-cell office:value-type="float" office:value="216.68168314100001" table:style-name="ce119">
            <text:p>216,7</text:p>
          </table:table-cell>
          <table:table-cell office:value-type="float" office:value="336.637137064277" table:style-name="ce119">
            <text:p>336,6</text:p>
          </table:table-cell>
          <table:table-cell office:value-type="float" office:value="110.392850699818" table:style-name="ce119">
            <text:p>110,4</text:p>
          </table:table-cell>
          <table:table-cell office:value-type="float" office:value="171.04520290342401" table:style-name="ce119">
            <text:p>171,0</text:p>
          </table:table-cell>
          <table:table-cell office:value-type="float" office:value="114.48490328825901" table:style-name="ce119">
            <text:p>114,5</text:p>
          </table:table-cell>
          <table:table-cell office:value-type="float" office:value="55.982105440592001" table:style-name="ce119">
            <text:p>56,0</text:p>
          </table:table-cell>
          <table:table-cell office:value-type="float" office:value="0.13302665949699999" table:style-name="ce119">
            <text:p>0,1</text:p>
          </table:table-cell>
          <table:table-cell office:value-type="float" office:value="1084.76310000224" table:style-name="ce120">
            <text:p>1 084,8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12">
            <text:p>Eier</text:p>
          </table:table-cell>
          <table:table-cell office:value-type="float" office:value="8.9155346803119997" table:style-name="ce118">
            <text:p>8,9</text:p>
          </table:table-cell>
          <table:table-cell office:value-type="float" office:value="13.079664916746999" table:style-name="ce119">
            <text:p>13,1</text:p>
          </table:table-cell>
          <table:table-cell office:value-type="float" office:value="63.873269069061998" table:style-name="ce119">
            <text:p>63,9</text:p>
          </table:table-cell>
          <table:table-cell office:value-type="float" office:value="33.917360036825997" table:style-name="ce119">
            <text:p>33,9</text:p>
          </table:table-cell>
          <table:table-cell office:value-type="float" office:value="2.7034239857350002" table:style-name="ce119">
            <text:p>2,7</text:p>
          </table:table-cell>
          <table:table-cell office:value-type="float" office:value="76.850016708851001" table:style-name="ce119">
            <text:p>76,9</text:p>
          </table:table-cell>
          <table:table-cell office:value-type="float" office:value="1.8640948343899999" table:style-name="ce119">
            <text:p>1,9</text:p>
          </table:table-cell>
          <table:table-cell office:value-type="float" office:value="3.234639748607" table:style-name="ce119">
            <text:p>3,2</text:p>
          </table:table-cell>
          <table:table-cell office:value-type="float" office:value="2.4097960328E-2" table:style-name="ce119">
            <text:p>0,0</text:p>
          </table:table-cell>
          <table:table-cell office:value-type="float" office:value="204.462101940857" table:style-name="ce120">
            <text:p>204,5</text:p>
          </table:table-cell>
          <table:table-cell table:style-name="ce11"/>
          <table:table-cell table:style-name="ce20"/>
          <table:table-cell table:number-columns-repeated="16371" table:style-name="ce1"/>
        </table:table-row>
        <table:table-row table:style-name="ro2">
          <table:table-cell office:value-type="string" table:style-name="ce12">
            <text:p>Sonstige tierische Erzeugnisse<text:span text:style-name="T1">6</text:span></text:p>
          </table:table-cell>
          <table:table-cell office:value-type="float" office:value="1.2213332992770001" table:style-name="ce118">
            <text:p>1,2</text:p>
          </table:table-cell>
          <table:table-cell office:value-type="float" office:value="5.3702304242640002" table:style-name="ce119">
            <text:p>5,4</text:p>
          </table:table-cell>
          <table:table-cell office:value-type="float" office:value="5.5114231389589996" table:style-name="ce119">
            <text:p>5,5</text:p>
          </table:table-cell>
          <table:table-cell office:value-type="float" office:value="13.581083860748" table:style-name="ce119">
            <text:p>13,6</text:p>
          </table:table-cell>
          <table:table-cell office:value-type="float" office:value="3.125249586102" table:style-name="ce119">
            <text:p>3,1</text:p>
          </table:table-cell>
          <table:table-cell office:value-type="float" office:value="8.0189812551709991" table:style-name="ce119">
            <text:p>8,0</text:p>
          </table:table-cell>
          <table:table-cell office:value-type="float" office:value="4.7036301367869999" table:style-name="ce119">
            <text:p>4,7</text:p>
          </table:table-cell>
          <table:table-cell office:value-type="float" office:value="1.390263001508" table:style-name="ce119">
            <text:p>1,4</text:p>
          </table:table-cell>
          <table:table-cell office:value-type="float" office:value="0.62115426777600002" table:style-name="ce119">
            <text:p>0,6</text:p>
          </table:table-cell>
          <table:table-cell office:value-type="float" office:value="43.543348970590998" table:style-name="ce120">
            <text:p>43,5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17">
            <text:p>Tierische Erzeugung</text:p>
          </table:table-cell>
          <table:table-cell office:value-type="float" office:value="58.059981699432001" table:style-name="ce121">
            <text:p>58,1</text:p>
          </table:table-cell>
          <table:table-cell office:value-type="float" office:value="237.09697720197499" table:style-name="ce122">
            <text:p>237,1</text:p>
          </table:table-cell>
          <table:table-cell office:value-type="float" office:value="773.97163337543805" table:style-name="ce122">
            <text:p>774,0</text:p>
          </table:table-cell>
          <table:table-cell office:value-type="float" office:value="981.50001955247899" table:style-name="ce122">
            <text:p>981,5</text:p>
          </table:table-cell>
          <table:table-cell office:value-type="float" office:value="189.696333858435" table:style-name="ce122">
            <text:p>189,7</text:p>
          </table:table-cell>
          <table:table-cell office:value-type="float" office:value="666.67520812848795" table:style-name="ce122">
            <text:p>666,7</text:p>
          </table:table-cell>
          <table:table-cell office:value-type="float" office:value="208.473096195544" table:style-name="ce122">
            <text:p>208,5</text:p>
          </table:table-cell>
          <table:table-cell office:value-type="float" office:value="91.000953360211" table:style-name="ce122">
            <text:p>91,0</text:p>
          </table:table-cell>
          <table:table-cell office:value-type="float" office:value="1.047634064917" table:style-name="ce122">
            <text:p>1,0</text:p>
          </table:table-cell>
          <table:table-cell office:value-type="float" office:value="3207.5218374369201" table:style-name="ce120">
            <text:p>3 207,5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21">
            <text:p>Erzeugung landwirtschaftlicher Güter</text:p>
          </table:table-cell>
          <table:table-cell office:value-type="float" office:value="424.31143916986298" table:style-name="ce121">
            <text:p>424,3</text:p>
          </table:table-cell>
          <table:table-cell office:value-type="float" office:value="358.06028710186501" table:style-name="ce122">
            <text:p>358,1</text:p>
          </table:table-cell>
          <table:table-cell office:value-type="float" office:value="2207.5997915118801" table:style-name="ce122">
            <text:p>2 207,6</text:p>
          </table:table-cell>
          <table:table-cell office:value-type="float" office:value="1561.6394970225299" table:style-name="ce122">
            <text:p>1 561,6</text:p>
          </table:table-cell>
          <table:table-cell office:value-type="float" office:value="251.16213673820599" table:style-name="ce122">
            <text:p>251,2</text:p>
          </table:table-cell>
          <table:table-cell office:value-type="float" office:value="1213.9144759583401" table:style-name="ce122">
            <text:p>1 213,9</text:p>
          </table:table-cell>
          <table:table-cell office:value-type="float" office:value="284.93570167431199" table:style-name="ce122">
            <text:p>284,9</text:p>
          </table:table-cell>
          <table:table-cell office:value-type="float" office:value="123.219953103771" table:style-name="ce122">
            <text:p>123,2</text:p>
          </table:table-cell>
          <table:table-cell office:value-type="float" office:value="77.713540723156996" table:style-name="ce122">
            <text:p>77,7</text:p>
          </table:table-cell>
          <table:table-cell office:value-type="float" office:value="6502.5568230039198" table:style-name="ce120">
            <text:p>6 502,6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21">
            <text:p>Erzeugung landwirtschaftlicher Dienstleistungen</text:p>
          </table:table-cell>
          <table:table-cell office:value-type="float" office:value="20.792590973583" table:style-name="ce121">
            <text:p>20,8</text:p>
          </table:table-cell>
          <table:table-cell office:value-type="float" office:value="14.958349562876" table:style-name="ce122">
            <text:p>15,0</text:p>
          </table:table-cell>
          <table:table-cell office:value-type="float" office:value="98.948699021036006" table:style-name="ce122">
            <text:p>98,9</text:p>
          </table:table-cell>
          <table:table-cell office:value-type="float" office:value="78.950304613016996" table:style-name="ce122">
            <text:p>79,0</text:p>
          </table:table-cell>
          <table:table-cell office:value-type="float" office:value="6.893520242918" table:style-name="ce122">
            <text:p>6,9</text:p>
          </table:table-cell>
          <table:table-cell office:value-type="float" office:value="60.073150650263003" table:style-name="ce122">
            <text:p>60,1</text:p>
          </table:table-cell>
          <table:table-cell office:value-type="float" office:value="9.6911706433009996" table:style-name="ce122">
            <text:p>9,7</text:p>
          </table:table-cell>
          <table:table-cell office:value-type="float" office:value="5.625193260334" table:style-name="ce122">
            <text:p>5,6</text:p>
          </table:table-cell>
          <table:table-cell office:value-type="float" office:value="1.122082276432" table:style-name="ce122">
            <text:p>1,1</text:p>
          </table:table-cell>
          <table:table-cell office:value-type="float" office:value="297.05506124376097" table:style-name="ce120">
            <text:p>297,1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22">
            <text:p>Landwirtschaftliche Erzeugung</text:p>
          </table:table-cell>
          <table:table-cell office:value-type="float" office:value="445.10403014344598" table:style-name="ce121">
            <text:p>445,1</text:p>
          </table:table-cell>
          <table:table-cell office:value-type="float" office:value="373.01863666474202" table:style-name="ce122">
            <text:p>373,0</text:p>
          </table:table-cell>
          <table:table-cell office:value-type="float" office:value="2306.5484905329199" table:style-name="ce122">
            <text:p>2 306,5</text:p>
          </table:table-cell>
          <table:table-cell office:value-type="float" office:value="1640.58980163555" table:style-name="ce122">
            <text:p>1 640,6</text:p>
          </table:table-cell>
          <table:table-cell office:value-type="float" office:value="258.055656981124" table:style-name="ce122">
            <text:p>258,1</text:p>
          </table:table-cell>
          <table:table-cell office:value-type="float" office:value="1273.9876266086001" table:style-name="ce122">
            <text:p>1 274,0</text:p>
          </table:table-cell>
          <table:table-cell office:value-type="float" office:value="294.62687231761299" table:style-name="ce122">
            <text:p>294,6</text:p>
          </table:table-cell>
          <table:table-cell office:value-type="float" office:value="128.84514636410501" table:style-name="ce122">
            <text:p>128,8</text:p>
          </table:table-cell>
          <table:table-cell office:value-type="float" office:value="78.835622999590001" table:style-name="ce122">
            <text:p>78,8</text:p>
          </table:table-cell>
          <table:table-cell office:value-type="float" office:value="6799.6118842476799" table:style-name="ce120">
            <text:p>6 799,6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23">
            <text:p>Nichtlandwirtschaftliche Nebentätigkeiten</text:p>
          </table:table-cell>
          <table:table-cell office:value-type="float" office:value="16.387647853512998" table:style-name="ce121">
            <text:p>16,4</text:p>
          </table:table-cell>
          <table:table-cell office:value-type="float" office:value="32.730423469344998" table:style-name="ce122">
            <text:p>32,7</text:p>
          </table:table-cell>
          <table:table-cell office:value-type="float" office:value="102.43990194975601" table:style-name="ce122">
            <text:p>102,4</text:p>
          </table:table-cell>
          <table:table-cell office:value-type="float" office:value="23.777138734726002" table:style-name="ce122">
            <text:p>23,8</text:p>
          </table:table-cell>
          <table:table-cell office:value-type="float" office:value="24.730298332974002" table:style-name="ce122">
            <text:p>24,7</text:p>
          </table:table-cell>
          <table:table-cell office:value-type="float" office:value="78.762944336879002" table:style-name="ce122">
            <text:p>78,8</text:p>
          </table:table-cell>
          <table:table-cell office:value-type="float" office:value="61.624359765354001" table:style-name="ce122">
            <text:p>61,6</text:p>
          </table:table-cell>
          <table:table-cell office:value-type="float" office:value="20.140337397246999" table:style-name="ce122">
            <text:p>20,1</text:p>
          </table:table-cell>
          <table:table-cell office:value-type="float" office:value="2.4837481438940001" table:style-name="ce122">
            <text:p>2,5</text:p>
          </table:table-cell>
          <table:table-cell office:value-type="float" office:value="363.07679998368798" table:style-name="ce120">
            <text:p>363,1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24">
            <text:p>Erzeugung des landwirtschaftlichen Wirtschaftsbereiches</text:p>
          </table:table-cell>
          <table:table-cell office:value-type="float" office:value="461.49167799695903" table:style-name="ce121">
            <text:p>461,5</text:p>
          </table:table-cell>
          <table:table-cell office:value-type="float" office:value="405.74906013408599" table:style-name="ce122">
            <text:p>405,7</text:p>
          </table:table-cell>
          <table:table-cell office:value-type="float" office:value="2408.98839248267" table:style-name="ce122">
            <text:p>2 409,0</text:p>
          </table:table-cell>
          <table:table-cell office:value-type="float" office:value="1664.36694037027" table:style-name="ce122">
            <text:p>1 664,4</text:p>
          </table:table-cell>
          <table:table-cell office:value-type="float" office:value="282.785955314099" table:style-name="ce122">
            <text:p>282,8</text:p>
          </table:table-cell>
          <table:table-cell office:value-type="float" office:value="1352.7505709454799" table:style-name="ce122">
            <text:p>1 352,8</text:p>
          </table:table-cell>
          <table:table-cell office:value-type="float" office:value="356.25123208296799" table:style-name="ce122">
            <text:p>356,3</text:p>
          </table:table-cell>
          <table:table-cell office:value-type="float" office:value="148.98548376135199" table:style-name="ce122">
            <text:p>149,0</text:p>
          </table:table-cell>
          <table:table-cell office:value-type="float" office:value="81.319371143484005" table:style-name="ce122">
            <text:p>81,3</text:p>
          </table:table-cell>
          <table:table-cell office:value-type="float" office:value="7162.6886842313697" table:style-name="ce120">
            <text:p>7 162,7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3">
          <table:table-cell office:value-type="string" table:number-columns-spanned="11" table:number-rows-spanned="1" table:style-name="ce26">
            <text:p>Q: STATISTIK AUSTRIA, Regionale landwirtschaftliche Gesamtrechnung. Erstellt am 29.09.2023. – Konsistent mit LGR-Berechnungsstand Juli 2023. – Etwaige Rundungsdifferenzen wurden nicht ausgeglichen.<text:s/></text:p>
            <text:p>1) Hopfen, Textilpflanzen, Heil-, Duft- und Gewürzpflanzen, Energiegräser. – 2) Blumen und Zierpflanzen (inkl. Weihnachtsbäume), Baumschulerzeugnisse, Anpflanzungen. – 3) Es handelt sich dabei um Trauben für die Weinbereitung. – 4) Schilf, Sämereien. – 5) Schafe und Ziegen, Einhufer, Jagd. – 6) Honig, Rohwolle.<text:s/></text:p>
          </table:table-cell>
          <table:covered-table-cell table:number-columns-repeated="10"/>
          <table:table-cell table:number-columns-repeated="2" table:style-name="ce2"/>
          <table:table-cell table:number-columns-repeated="16371" table:style-name="ce1"/>
        </table:table-row>
        <table:table-row table:style-name="ro4">
          <table:table-cell table:number-columns-repeated="16384"/>
        </table:table-row>
        <table:table-row table:style-name="ro4">
          <table:table-cell table:style-name="ce2"/>
          <table:table-cell table:number-columns-repeated="10" table:style-name="ce25"/>
          <table:table-cell table:number-columns-repeated="2" table:style-name="ce2"/>
          <table:table-cell table:number-columns-repeated="16371" table:style-name="ce1"/>
        </table:table-row>
        <table:table-row table:number-rows-repeated="1048544" table:style-name="ro4">
          <table:table-cell table:number-columns-repeated="16384"/>
        </table:table-row>
        <table:named-expressions>
          <table:named-range table:name="_f408d64f_STF_Dekoration_1_CN1" table:cell-range-address="2011.$K$2:2011.$K$29" table:base-cell-address="2011.$A$1"/>
          <table:named-expression table:name="_f408d64f_STF_Dekoration_1_CN102" table:expression="of:=['file:///P:/PROJEKTE/LW_GR/PUBLIKATIONEN/INTERNET/Tabellen%26Grafiken_verknuepft/LGR/WD/WD_T05_LGR.xlsx'#Tabelle1.#REF!]" table:base-cell-address="2022.$A$1"/>
          <table:named-expression table:name="_f408d64f_STF_Dekoration_1_CN105" table:expression="of:=['file:///P:/PROJEKTE/LW_GR/PUBLIKATIONEN/INTERNET/Tabellen%26Grafiken_verknuepft/LGR/WD/WD_T05_LGR.xlsx'#Tabelle1.#REF!]" table:base-cell-address="2022.$A$1"/>
          <table:named-expression table:name="_f408d64f_STF_Dekoration_1_CN106" table:expression="of:=['file:///P:/PROJEKTE/LW_GR/PUBLIKATIONEN/INTERNET/Tabellen%26Grafiken_verknuepft/LGR/WD/WD_T05_LGR.xlsx'#Tabelle1.#REF!]" table:base-cell-address="2022.$A$1"/>
          <table:named-expression table:name="_f408d64f_STF_Dekoration_1_CN107" table:expression="of:=['file:///P:/PROJEKTE/LW_GR/PUBLIKATIONEN/INTERNET/Tabellen%26Grafiken_verknuepft/LGR/WD/WD_T05_LGR.xlsx'#Tabelle1.#REF!]" table:base-cell-address="2022.$A$1"/>
          <table:named-expression table:name="_f408d64f_STF_Dekoration_1_CN108" table:expression="of:=['file:///P:/PROJEKTE/LW_GR/PUBLIKATIONEN/INTERNET/Tabellen%26Grafiken_verknuepft/LGR/WD/WD_T05_LGR.xlsx'#Tabelle1.#REF!]" table:base-cell-address="2022.$A$1"/>
          <table:named-expression table:name="_f408d64f_STF_Dekoration_1_CN110" table:expression="of:=['file:///P:/PROJEKTE/LW_GR/PUBLIKATIONEN/INTERNET/Tabellen%26Grafiken_verknuepft/LGR/WD/WD_T05_LGR.xlsx'#Tabelle1.#REF!]" table:base-cell-address="2022.$A$1"/>
          <table:named-expression table:name="_f408d64f_STF_Dekoration_1_CN113" table:expression="of:=['file:///P:/PROJEKTE/LW_GR/PUBLIKATIONEN/INTERNET/Tabellen%26Grafiken_verknuepft/LGR/WD/WD_T05_LGR.xlsx'#Tabelle1.#REF!]" table:base-cell-address="2022.$A$1"/>
          <table:named-expression table:name="_f408d64f_STF_Dekoration_1_CN114" table:expression="of:=['file:///P:/PROJEKTE/LW_GR/PUBLIKATIONEN/INTERNET/Tabellen%26Grafiken_verknuepft/LGR/WD/WD_T05_LGR.xlsx'#Tabelle1.#REF!]" table:base-cell-address="2022.$A$1"/>
          <table:named-expression table:name="_f408d64f_STF_Dekoration_1_CN115" table:expression="of:=['file:///P:/PROJEKTE/LW_GR/PUBLIKATIONEN/INTERNET/Tabellen%26Grafiken_verknuepft/LGR/WD/WD_T05_LGR.xlsx'#Tabelle1.#REF!]" table:base-cell-address="2022.$A$1"/>
          <table:named-expression table:name="_f408d64f_STF_Dekoration_1_CN117" table:expression="of:=['file:///P:/PROJEKTE/LW_GR/PUBLIKATIONEN/INTERNET/Tabellen%26Grafiken_verknuepft/LGR/WD/WD_T05_LGR.xlsx'#Tabelle1.#REF!]~['file:///P:/PROJEKTE/LW_GR/PUBLIKATIONEN/INTERNET/Tabellen%26Grafiken_verknuepft/LGR/WD/WD_T05_LGR.xlsx'#Tabelle1.$U$8]" table:base-cell-address="2022.$A$1"/>
          <table:named-range table:name="_f408d64f_STF_Dekoration_1_CN2" table:cell-range-address="2011.$A$16:2011.$K$16" table:base-cell-address="2011.$A$1"/>
          <table:named-range table:name="_f408d64f_STF_Dekoration_1_CN3" table:cell-range-address="2011.$A$24:2011.$K$29" table:base-cell-address="2011.$A$1"/>
          <table:named-expression table:name="_f408d64f_STF_Dekoration_1_CN95" table:expression="of:=['file:///P:/PROJEKTE/LW_GR/PUBLIKATIONEN/INTERNET/Tabellen%26Grafiken_verknuepft/LGR/WD/WD_T05_LGR.xlsx'#Tabelle1.#REF!]" table:base-cell-address="2022.$A$1"/>
          <table:named-expression table:name="_f408d64f_STF_Dekoration_1_CN96" table:expression="of:=['file:///P:/PROJEKTE/LW_GR/PUBLIKATIONEN/INTERNET/Tabellen%26Grafiken_verknuepft/LGR/WD/WD_T05_LGR.xlsx'#Tabelle1.#REF!]" table:base-cell-address="2022.$A$1"/>
          <table:named-expression table:name="_f408d64f_STF_Dekoration_4_CN1" table:expression="of:=['2011'.#REF!]" table:base-cell-address="2022.$A$1"/>
          <table:named-expression table:name="_f408d64f_STF_Dekoration_4_CN2" table:expression="of:=['2011'.#REF!]" table:base-cell-address="2022.$A$1"/>
          <table:named-range table:name="_f408d64f_STF_Fuss_1_CN1" table:cell-range-address="2011.$A$30:2011.$K$30" table:base-cell-address="2011.$A$1"/>
          <table:named-range table:name="_f408d64f_STF_Fuss_1_CN2" table:cell-range-address="2011.$A$30:2011.$K$30" table:base-cell-address="2011.$A$1"/>
          <table:named-range table:name="_f408d64f_STF_Gesamtsumme_1_CN1" table:cell-range-address="2011.$A$29:2011.$K$29" table:base-cell-address="2011.$A$1"/>
          <table:named-range table:name="_f408d64f_STF_Gesamtsumme_1_CN2" table:cell-range-address="2011.$A$29:2011.$K$29" table:base-cell-address="2011.$A$1"/>
          <table:named-range table:name="_f408d64f_STF_Koerper_1_CN1" table:cell-range-address="2011.$B$2:2011.$K$29" table:base-cell-address="2011.$A$1"/>
          <table:named-range table:name="_f408d64f_STF_Tabellenkopf_1_CN1" table:cell-range-address="2011.$B$1:2011.$K$1" table:base-cell-address="2011.$A$1"/>
          <table:named-range table:name="_f408d64f_STF_Tabellenkopf_1_CN2" table:cell-range-address="2011.$A$1:2011.$K$1" table:base-cell-address="2011.$A$1"/>
          <table:named-expression table:name="_f408d64f_STF_Titel_1_CN1" table:expression="of:=['2011'.#REF!]" table:base-cell-address="2022.$A$1"/>
          <table:named-range table:name="_f408d64f_STF_Vorspalte_1_CN1" table:cell-range-address="2011.$A$1:2011.$A$29" table:base-cell-address="2011.$A$1"/>
          <table:named-range table:name="_f408d64f_STF_Vorspalte_1_CN2" table:cell-range-address="2011.$A$1" table:base-cell-address="2011.$A$1"/>
          <table:named-range table:name="_f408d64f_STF_Vorspalte_1_CN3" table:cell-range-address="2011.$A$1" table:base-cell-address="2011.$A$1"/>
          <table:named-range table:name="_f408d64f_STF_Zwischensumme_1_CN1" table:cell-range-address="2011.$A$25:2011.$K$25" table:base-cell-address="2011.$A$1"/>
          <table:named-range table:name="_f408d64f_STF_Zwischensumme_1_CN2" table:cell-range-address="2011.$A$27:2011.$K$27" table:base-cell-address="2011.$A$1"/>
          <table:named-expression table:name="_f408d64f_STF_Zwischensumme_1_CN3" table:expression="of:=['2011'.$A$16:.$K$16]~['2011'.$A$24:.$K$25]~['2011'.$A$27:.$K$27]" table:base-cell-address="2022.$A$1"/>
          <table:named-range table:name="Print_Area" table:cell-range-address="2011.$A$1:2011.$K$30" table:base-cell-address="2011.$A$1"/>
        </table:named-expressions>
      </table:table>
      <table:table table:name="2010" table:style-name="ta2">
        <table:table-column table:style-name="co1" table:default-cell-style-name="ce2"/>
        <table:table-column table:style-name="co2" table:number-columns-repeated="10" table:default-cell-style-name="ce2"/>
        <table:table-column table:style-name="co3" table:number-columns-repeated="16373" table:default-cell-style-name="ce2"/>
        <table:table-row table:style-name="ro1">
          <table:table-cell office:value-type="string" table:style-name="ce3">
            <text:p>Merkmal</text:p>
          </table:table-cell>
          <table:table-cell office:value-type="string" table:style-name="ce4">
            <text:p>Bgld.</text:p>
          </table:table-cell>
          <table:table-cell office:value-type="string" table:style-name="ce4">
            <text:p>Ktn.</text:p>
          </table:table-cell>
          <table:table-cell office:value-type="string" table:style-name="ce4">
            <text:p>NÖ</text:p>
          </table:table-cell>
          <table:table-cell office:value-type="string" table:style-name="ce4">
            <text:p>OÖ</text:p>
          </table:table-cell>
          <table:table-cell office:value-type="string" table:style-name="ce4">
            <text:p>Sbg.</text:p>
          </table:table-cell>
          <table:table-cell office:value-type="string" table:style-name="ce4">
            <text:p>Stmk.</text:p>
          </table:table-cell>
          <table:table-cell office:value-type="string" table:style-name="ce4">
            <text:p>T</text:p>
          </table:table-cell>
          <table:table-cell office:value-type="string" table:style-name="ce4">
            <text:p>Vbg.</text:p>
          </table:table-cell>
          <table:table-cell office:value-type="string" table:style-name="ce4">
            <text:p>W</text:p>
          </table:table-cell>
          <table:table-cell office:value-type="string" table:style-name="ce5">
            <text:p>Ö</text:p>
          </table:table-cell>
          <table:table-cell table:number-columns-repeated="16373" table:style-name="ce6"/>
        </table:table-row>
        <table:table-row table:style-name="ro2">
          <table:table-cell office:value-type="string" table:style-name="ce7">
            <text:p>Getreide</text:p>
          </table:table-cell>
          <table:table-cell office:value-type="float" office:value="87.062356162613995" table:style-name="ce123">
            <text:p>87,1</text:p>
          </table:table-cell>
          <table:table-cell office:value-type="float" office:value="29.561697045349" table:style-name="ce124">
            <text:p>29,6</text:p>
          </table:table-cell>
          <table:table-cell office:value-type="float" office:value="374.12050417581997" table:style-name="ce124">
            <text:p>374,1</text:p>
          </table:table-cell>
          <table:table-cell office:value-type="float" office:value="187.32119506907901" table:style-name="ce124">
            <text:p>187,3</text:p>
          </table:table-cell>
          <table:table-cell office:value-type="float" office:value="0.79608852697300003" table:style-name="ce124">
            <text:p>0,8</text:p>
          </table:table-cell>
          <table:table-cell office:value-type="float" office:value="119.613317934717" table:style-name="ce124">
            <text:p>119,6</text:p>
          </table:table-cell>
          <table:table-cell office:value-type="float" office:value="0.50105219661900002" table:style-name="ce124">
            <text:p>0,5</text:p>
          </table:table-cell>
          <table:table-cell office:value-type="float" office:value="0.14472115078100001" table:style-name="ce124">
            <text:p>0,1</text:p>
          </table:table-cell>
          <table:table-cell office:value-type="float" office:value="1.804392075457" table:style-name="ce124">
            <text:p>1,8</text:p>
          </table:table-cell>
          <table:table-cell office:value-type="float" office:value="800.92532433740701" table:style-name="ce125">
            <text:p>800,9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12">
            <text:p>Ölsaaten und Ölfrüchte</text:p>
          </table:table-cell>
          <table:table-cell office:value-type="float" office:value="27.130927951962001" table:style-name="ce126">
            <text:p>27,1</text:p>
          </table:table-cell>
          <table:table-cell office:value-type="float" office:value="2.9142081687360002" table:style-name="ce127">
            <text:p>2,9</text:p>
          </table:table-cell>
          <table:table-cell office:value-type="float" office:value="74.248879782193001" table:style-name="ce127">
            <text:p>74,2</text:p>
          </table:table-cell>
          <table:table-cell office:value-type="float" office:value="27.482177040741998" table:style-name="ce127">
            <text:p>27,5</text:p>
          </table:table-cell>
          <table:table-cell office:value-type="float" office:value="3.9131646821000003E-2" table:style-name="ce127">
            <text:p>0,0</text:p>
          </table:table-cell>
          <table:table-cell office:value-type="float" office:value="40.742885523254003" table:style-name="ce127">
            <text:p>40,7</text:p>
          </table:table-cell>
          <table:table-cell office:value-type="float" office:value="2.1749253049999999E-3" table:style-name="ce127">
            <text:p>0,0</text:p>
          </table:table-cell>
          <table:table-cell office:value-type="float" office:value="5.5492137400000002E-4" table:style-name="ce127">
            <text:p>0,0</text:p>
          </table:table-cell>
          <table:table-cell office:value-type="float" office:value="0.24025119689499999" table:style-name="ce127">
            <text:p>0,2</text:p>
          </table:table-cell>
          <table:table-cell office:value-type="float" office:value="172.801191157283" table:style-name="ce128">
            <text:p>172,8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12">
            <text:p>Eiweißpflanzen</text:p>
          </table:table-cell>
          <table:table-cell office:value-type="float" office:value="1.167806241274" table:style-name="ce126">
            <text:p>1,2</text:p>
          </table:table-cell>
          <table:table-cell office:value-type="float" office:value="0.30829242662599998" table:style-name="ce127">
            <text:p>0,3</text:p>
          </table:table-cell>
          <table:table-cell office:value-type="float" office:value="4.708388838177" table:style-name="ce127">
            <text:p>4,7</text:p>
          </table:table-cell>
          <table:table-cell office:value-type="float" office:value="1.061364682465" table:style-name="ce127">
            <text:p>1,1</text:p>
          </table:table-cell>
          <table:table-cell office:value-type="float" office:value="1.7720999089999999E-3" table:style-name="ce127">
            <text:p>0,0</text:p>
          </table:table-cell>
          <table:table-cell office:value-type="float" office:value="0.25935755750799999" table:style-name="ce127">
            <text:p>0,3</text:p>
          </table:table-cell>
          <table:table-cell office:value-type="float" office:value="4.8163554000000002E-4" table:style-name="ce127">
            <text:p>0,0</text:p>
          </table:table-cell>
          <table:table-cell office:value-type="float" office:value="0" table:style-name="ce127">
            <text:p>0,0</text:p>
          </table:table-cell>
          <table:table-cell office:value-type="float" office:value="2.1884069969000001E-2" table:style-name="ce127">
            <text:p>0,0</text:p>
          </table:table-cell>
          <table:table-cell office:value-type="float" office:value="7.5293475514689998" table:style-name="ce128">
            <text:p>7,5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12">
            <text:p>Zuckerrüben</text:p>
          </table:table-cell>
          <table:table-cell office:value-type="float" office:value="8.3145505445720005" table:style-name="ce126">
            <text:p>8,3</text:p>
          </table:table-cell>
          <table:table-cell office:value-type="float" office:value="2.7267036051000001E-2" table:style-name="ce127">
            <text:p>0,0</text:p>
          </table:table-cell>
          <table:table-cell office:value-type="float" office:value="69.761590898202002" table:style-name="ce127">
            <text:p>69,8</text:p>
          </table:table-cell>
          <table:table-cell office:value-type="float" office:value="11.170584565513" table:style-name="ce127">
            <text:p>11,2</text:p>
          </table:table-cell>
          <table:table-cell office:value-type="float" office:value="0" table:style-name="ce127">
            <text:p>0,0</text:p>
          </table:table-cell>
          <table:table-cell office:value-type="float" office:value="0.46330275345400002" table:style-name="ce127">
            <text:p>0,5</text:p>
          </table:table-cell>
          <table:table-cell office:value-type="float" office:value="0" table:style-name="ce127">
            <text:p>0,0</text:p>
          </table:table-cell>
          <table:table-cell office:value-type="float" office:value="0" table:style-name="ce127">
            <text:p>0,0</text:p>
          </table:table-cell>
          <table:table-cell office:value-type="float" office:value="0.58141328607200005" table:style-name="ce127">
            <text:p>0,6</text:p>
          </table:table-cell>
          <table:table-cell office:value-type="float" office:value="90.318709083862004" table:style-name="ce128">
            <text:p>90,3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12">
            <text:p>Sonstige Handelsgewächse<text:span text:style-name="T1">1</text:span></text:p>
          </table:table-cell>
          <table:table-cell office:value-type="float" office:value="0.36852261320200003" table:style-name="ce126">
            <text:p>0,4</text:p>
          </table:table-cell>
          <table:table-cell office:value-type="float" office:value="4.9748426419E-2" table:style-name="ce127">
            <text:p>0,0</text:p>
          </table:table-cell>
          <table:table-cell office:value-type="float" office:value="3.588480942226" table:style-name="ce127">
            <text:p>3,6</text:p>
          </table:table-cell>
          <table:table-cell office:value-type="float" office:value="2.914106893144" table:style-name="ce127">
            <text:p>2,9</text:p>
          </table:table-cell>
          <table:table-cell office:value-type="float" office:value="4.4216624799999996E-3" table:style-name="ce127">
            <text:p>0,0</text:p>
          </table:table-cell>
          <table:table-cell office:value-type="float" office:value="1.212732150238" table:style-name="ce127">
            <text:p>1,2</text:p>
          </table:table-cell>
          <table:table-cell office:value-type="float" office:value="1.022914728E-2" table:style-name="ce127">
            <text:p>0,0</text:p>
          </table:table-cell>
          <table:table-cell office:value-type="float" office:value="1.1185338858E-2" table:style-name="ce127">
            <text:p>0,0</text:p>
          </table:table-cell>
          <table:table-cell office:value-type="float" office:value="6.1715782609999999E-3" table:style-name="ce127">
            <text:p>0,0</text:p>
          </table:table-cell>
          <table:table-cell office:value-type="float" office:value="8.1655987521069999" table:style-name="ce128">
            <text:p>8,2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12">
            <text:p>Futterpflanzen</text:p>
          </table:table-cell>
          <table:table-cell office:value-type="float" office:value="10.431359396822" table:style-name="ce126">
            <text:p>10,4</text:p>
          </table:table-cell>
          <table:table-cell office:value-type="float" office:value="45.818476057344" table:style-name="ce127">
            <text:p>45,8</text:p>
          </table:table-cell>
          <table:table-cell office:value-type="float" office:value="111.056388439465" table:style-name="ce127">
            <text:p>111,1</text:p>
          </table:table-cell>
          <table:table-cell office:value-type="float" office:value="138.08240504928" table:style-name="ce127">
            <text:p>138,1</text:p>
          </table:table-cell>
          <table:table-cell office:value-type="float" office:value="38.267213743469" table:style-name="ce127">
            <text:p>38,3</text:p>
          </table:table-cell>
          <table:table-cell office:value-type="float" office:value="87.633955468134005" table:style-name="ce127">
            <text:p>87,6</text:p>
          </table:table-cell>
          <table:table-cell office:value-type="float" office:value="44.860583174905997" table:style-name="ce127">
            <text:p>44,9</text:p>
          </table:table-cell>
          <table:table-cell office:value-type="float" office:value="17.316034438283001" table:style-name="ce127">
            <text:p>17,3</text:p>
          </table:table-cell>
          <table:table-cell office:value-type="float" office:value="0.47592206206900001" table:style-name="ce127">
            <text:p>0,5</text:p>
          </table:table-cell>
          <table:table-cell office:value-type="float" office:value="493.94233782977102" table:style-name="ce128">
            <text:p>493,9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12">
            <text:p>Gemüse</text:p>
          </table:table-cell>
          <table:table-cell office:value-type="float" office:value="28.139825158737999" table:style-name="ce126">
            <text:p>28,1</text:p>
          </table:table-cell>
          <table:table-cell office:value-type="float" office:value="3.4390144555950002" table:style-name="ce127">
            <text:p>3,4</text:p>
          </table:table-cell>
          <table:table-cell office:value-type="float" office:value="90.928533042693999" table:style-name="ce127">
            <text:p>90,9</text:p>
          </table:table-cell>
          <table:table-cell office:value-type="float" office:value="31.499056871034" table:style-name="ce127">
            <text:p>31,5</text:p>
          </table:table-cell>
          <table:table-cell office:value-type="float" office:value="3.5632963697440001" table:style-name="ce127">
            <text:p>3,6</text:p>
          </table:table-cell>
          <table:table-cell office:value-type="float" office:value="23.816315205832002" table:style-name="ce127">
            <text:p>23,8</text:p>
          </table:table-cell>
          <table:table-cell office:value-type="float" office:value="16.256336734148" table:style-name="ce127">
            <text:p>16,3</text:p>
          </table:table-cell>
          <table:table-cell office:value-type="float" office:value="1.020483544512" table:style-name="ce127">
            <text:p>1,0</text:p>
          </table:table-cell>
          <table:table-cell office:value-type="float" office:value="45.139699486319998" table:style-name="ce127">
            <text:p>45,1</text:p>
          </table:table-cell>
          <table:table-cell office:value-type="float" office:value="243.80256086861701" table:style-name="ce128">
            <text:p>243,8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12">
            <text:p>Pflanzen und Blumen<text:span text:style-name="T1">2</text:span></text:p>
          </table:table-cell>
          <table:table-cell office:value-type="float" office:value="10.499941000448" table:style-name="ce126">
            <text:p>10,5</text:p>
          </table:table-cell>
          <table:table-cell office:value-type="float" office:value="7.2059264765049997" table:style-name="ce127">
            <text:p>7,2</text:p>
          </table:table-cell>
          <table:table-cell office:value-type="float" office:value="82.380252451475002" table:style-name="ce127">
            <text:p>82,4</text:p>
          </table:table-cell>
          <table:table-cell office:value-type="float" office:value="67.850901680985004" table:style-name="ce127">
            <text:p>67,9</text:p>
          </table:table-cell>
          <table:table-cell office:value-type="float" office:value="12.048379588545" table:style-name="ce127">
            <text:p>12,0</text:p>
          </table:table-cell>
          <table:table-cell office:value-type="float" office:value="74.427522339852999" table:style-name="ce127">
            <text:p>74,4</text:p>
          </table:table-cell>
          <table:table-cell office:value-type="float" office:value="7.7682914797529996" table:style-name="ce127">
            <text:p>7,8</text:p>
          </table:table-cell>
          <table:table-cell office:value-type="float" office:value="7.3453048657729996" table:style-name="ce127">
            <text:p>7,3</text:p>
          </table:table-cell>
          <table:table-cell office:value-type="float" office:value="24.257594184388999" table:style-name="ce127">
            <text:p>24,3</text:p>
          </table:table-cell>
          <table:table-cell office:value-type="float" office:value="293.78411406772602" table:style-name="ce128">
            <text:p>293,8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12">
            <text:p>Kartoffeln</text:p>
          </table:table-cell>
          <table:table-cell office:value-type="float" office:value="3.345083260115" table:style-name="ce126">
            <text:p>3,3</text:p>
          </table:table-cell>
          <table:table-cell office:value-type="float" office:value="1.4616557995920001" table:style-name="ce127">
            <text:p>1,5</text:p>
          </table:table-cell>
          <table:table-cell office:value-type="float" office:value="61.450275825375002" table:style-name="ce127">
            <text:p>61,5</text:p>
          </table:table-cell>
          <table:table-cell office:value-type="float" office:value="6.4512173152500001" table:style-name="ce127">
            <text:p>6,5</text:p>
          </table:table-cell>
          <table:table-cell office:value-type="float" office:value="0.45248706796499999" table:style-name="ce127">
            <text:p>0,5</text:p>
          </table:table-cell>
          <table:table-cell office:value-type="float" office:value="2.9779834507620002" table:style-name="ce127">
            <text:p>3,0</text:p>
          </table:table-cell>
          <table:table-cell office:value-type="float" office:value="1.6721716465959999" table:style-name="ce127">
            <text:p>1,7</text:p>
          </table:table-cell>
          <table:table-cell office:value-type="float" office:value="0.10389538476" table:style-name="ce127">
            <text:p>0,1</text:p>
          </table:table-cell>
          <table:table-cell office:value-type="float" office:value="0.43217908287399998" table:style-name="ce127">
            <text:p>0,4</text:p>
          </table:table-cell>
          <table:table-cell office:value-type="float" office:value="78.34694883329" table:style-name="ce128">
            <text:p>78,3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12">
            <text:p>Obst (inkl. Trauben)</text:p>
          </table:table-cell>
          <table:table-cell office:value-type="float" office:value="21.475482804548001" table:style-name="ce126">
            <text:p>21,5</text:p>
          </table:table-cell>
          <table:table-cell office:value-type="float" office:value="7.8774208200049998" table:style-name="ce127">
            <text:p>7,9</text:p>
          </table:table-cell>
          <table:table-cell office:value-type="float" office:value="59.332642496443" table:style-name="ce127">
            <text:p>59,3</text:p>
          </table:table-cell>
          <table:table-cell office:value-type="float" office:value="20.517336892505998" table:style-name="ce127">
            <text:p>20,5</text:p>
          </table:table-cell>
          <table:table-cell office:value-type="float" office:value="0.90734530930599999" table:style-name="ce127">
            <text:p>0,9</text:p>
          </table:table-cell>
          <table:table-cell office:value-type="float" office:value="83.550822262009007" table:style-name="ce127">
            <text:p>83,6</text:p>
          </table:table-cell>
          <table:table-cell office:value-type="float" office:value="4.3146061634819999" table:style-name="ce127">
            <text:p>4,3</text:p>
          </table:table-cell>
          <table:table-cell office:value-type="float" office:value="0.92311186297299996" table:style-name="ce127">
            <text:p>0,9</text:p>
          </table:table-cell>
          <table:table-cell office:value-type="float" office:value="1.3963910438860001" table:style-name="ce127">
            <text:p>1,4</text:p>
          </table:table-cell>
          <table:table-cell office:value-type="float" office:value="200.29515965515699" table:style-name="ce128">
            <text:p>200,3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16">
            <text:p>davon Frischobst</text:p>
          </table:table-cell>
          <table:table-cell office:value-type="float" office:value="7.6125199336770004" table:style-name="ce127">
            <text:p>7,6</text:p>
          </table:table-cell>
          <table:table-cell office:value-type="float" office:value="7.8672286938870002" table:style-name="ce127">
            <text:p>7,9</text:p>
          </table:table-cell>
          <table:table-cell office:value-type="float" office:value="38.699245732404002" table:style-name="ce127">
            <text:p>38,7</text:p>
          </table:table-cell>
          <table:table-cell office:value-type="float" office:value="20.514131790651" table:style-name="ce127">
            <text:p>20,5</text:p>
          </table:table-cell>
          <table:table-cell office:value-type="float" office:value="0.90640016163899995" table:style-name="ce127">
            <text:p>0,9</text:p>
          </table:table-cell>
          <table:table-cell office:value-type="float" office:value="81.944492893306005" table:style-name="ce127">
            <text:p>81,9</text:p>
          </table:table-cell>
          <table:table-cell office:value-type="float" office:value="4.3094782335700001" table:style-name="ce127">
            <text:p>4,3</text:p>
          </table:table-cell>
          <table:table-cell office:value-type="float" office:value="0.91663379782499999" table:style-name="ce127">
            <text:p>0,9</text:p>
          </table:table-cell>
          <table:table-cell office:value-type="float" office:value="1.3535288749859999" table:style-name="ce127">
            <text:p>1,4</text:p>
          </table:table-cell>
          <table:table-cell office:value-type="float" office:value="164.12366011194499" table:style-name="ce128">
            <text:p>164,1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12">
            <text:p><text:s text:c="4"/>davon Weintrauben<text:span text:style-name="T1">3</text:span></text:p>
          </table:table-cell>
          <table:table-cell office:value-type="float" office:value="13.862962870871" table:style-name="ce127">
            <text:p>13,9</text:p>
          </table:table-cell>
          <table:table-cell office:value-type="float" office:value="1.0192126118E-2" table:style-name="ce127">
            <text:p>0,0</text:p>
          </table:table-cell>
          <table:table-cell office:value-type="float" office:value="20.633396764038999" table:style-name="ce127">
            <text:p>20,6</text:p>
          </table:table-cell>
          <table:table-cell office:value-type="float" office:value="3.2051018550000002E-3" table:style-name="ce127">
            <text:p>0,0</text:p>
          </table:table-cell>
          <table:table-cell office:value-type="float" office:value="9.4514766599999996E-4" table:style-name="ce127">
            <text:p>0,0</text:p>
          </table:table-cell>
          <table:table-cell office:value-type="float" office:value="1.606329368703" table:style-name="ce127">
            <text:p>1,6</text:p>
          </table:table-cell>
          <table:table-cell office:value-type="float" office:value="5.1279299119999996E-3" table:style-name="ce127">
            <text:p>0,0</text:p>
          </table:table-cell>
          <table:table-cell office:value-type="float" office:value="6.4780651480000001E-3" table:style-name="ce127">
            <text:p>0,0</text:p>
          </table:table-cell>
          <table:table-cell office:value-type="float" office:value="4.2862168899999997E-2" table:style-name="ce127">
            <text:p>0,0</text:p>
          </table:table-cell>
          <table:table-cell office:value-type="float" office:value="36.171499543212001" table:style-name="ce128">
            <text:p>36,2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12">
            <text:p>Wein</text:p>
          </table:table-cell>
          <table:table-cell office:value-type="float" office:value="104.650733274367" table:style-name="ce126">
            <text:p>104,7</text:p>
          </table:table-cell>
          <table:table-cell office:value-type="float" office:value="0.11581180911900001" table:style-name="ce127">
            <text:p>0,1</text:p>
          </table:table-cell>
          <table:table-cell office:value-type="float" office:value="233.309846614034" table:style-name="ce127">
            <text:p>233,3</text:p>
          </table:table-cell>
          <table:table-cell office:value-type="float" office:value="4.0084629342000001E-2" table:style-name="ce127">
            <text:p>0,0</text:p>
          </table:table-cell>
          <table:table-cell office:value-type="float" office:value="1.2381690365E-2" table:style-name="ce127">
            <text:p>0,0</text:p>
          </table:table-cell>
          <table:table-cell office:value-type="float" office:value="51.411280647357998" table:style-name="ce127">
            <text:p>51,4</text:p>
          </table:table-cell>
          <table:table-cell office:value-type="float" office:value="6.6582621738000003E-2" table:style-name="ce127">
            <text:p>0,1</text:p>
          </table:table-cell>
          <table:table-cell office:value-type="float" office:value="7.5414430983000005E-2" table:style-name="ce127">
            <text:p>0,1</text:p>
          </table:table-cell>
          <table:table-cell office:value-type="float" office:value="5.3773011457070004" table:style-name="ce127">
            <text:p>5,4</text:p>
          </table:table-cell>
          <table:table-cell office:value-type="float" office:value="395.05943686301202" table:style-name="ce128">
            <text:p>395,1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12">
            <text:p>Sonstige pflanzliche Erzeugnisse<text:span text:style-name="T1">4</text:span></text:p>
          </table:table-cell>
          <table:table-cell office:value-type="float" office:value="2.3407629721799998" table:style-name="ce126">
            <text:p>2,3</text:p>
          </table:table-cell>
          <table:table-cell office:value-type="float" office:value="0" table:style-name="ce127">
            <text:p>0,0</text:p>
          </table:table-cell>
          <table:table-cell office:value-type="float" office:value="0.57118498247100002" table:style-name="ce127">
            <text:p>0,6</text:p>
          </table:table-cell>
          <table:table-cell office:value-type="float" office:value="0.58854204529099996" table:style-name="ce127">
            <text:p>0,6</text:p>
          </table:table-cell>
          <table:table-cell office:value-type="float" office:value="0" table:style-name="ce127">
            <text:p>0,0</text:p>
          </table:table-cell>
          <table:table-cell office:value-type="float" office:value="0.15597345335000001" table:style-name="ce127">
            <text:p>0,2</text:p>
          </table:table-cell>
          <table:table-cell office:value-type="float" office:value="0" table:style-name="ce127">
            <text:p>0,0</text:p>
          </table:table-cell>
          <table:table-cell office:value-type="float" office:value="0" table:style-name="ce127">
            <text:p>0,0</text:p>
          </table:table-cell>
          <table:table-cell office:value-type="float" office:value="0" table:style-name="ce127">
            <text:p>0,0</text:p>
          </table:table-cell>
          <table:table-cell office:value-type="float" office:value="3.656463453293" table:style-name="ce128">
            <text:p>3,7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17">
            <text:p>Pflanzliche Erzeugung</text:p>
          </table:table-cell>
          <table:table-cell office:value-type="float" office:value="304.92735138084203" table:style-name="ce129">
            <text:p>304,9</text:p>
          </table:table-cell>
          <table:table-cell office:value-type="float" office:value="98.779518521341004" table:style-name="ce130">
            <text:p>98,8</text:p>
          </table:table-cell>
          <table:table-cell office:value-type="float" office:value="1165.4569684885701" table:style-name="ce130">
            <text:p>1 165,5</text:p>
          </table:table-cell>
          <table:table-cell office:value-type="float" office:value="494.97897273463002" table:style-name="ce130">
            <text:p>495,0</text:p>
          </table:table-cell>
          <table:table-cell office:value-type="float" office:value="56.092517705574998" table:style-name="ce130">
            <text:p>56,1</text:p>
          </table:table-cell>
          <table:table-cell office:value-type="float" office:value="486.265448746468" table:style-name="ce130">
            <text:p>486,3</text:p>
          </table:table-cell>
          <table:table-cell office:value-type="float" office:value="75.452509725366994" table:style-name="ce130">
            <text:p>75,5</text:p>
          </table:table-cell>
          <table:table-cell office:value-type="float" office:value="26.940705938297" table:style-name="ce130">
            <text:p>26,9</text:p>
          </table:table-cell>
          <table:table-cell office:value-type="float" office:value="79.733199211899006" table:style-name="ce130">
            <text:p>79,7</text:p>
          </table:table-cell>
          <table:table-cell office:value-type="float" office:value="2788.6271924529901" table:style-name="ce128">
            <text:p>2 788,6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12">
            <text:p>Rinder</text:p>
          </table:table-cell>
          <table:table-cell office:value-type="float" office:value="9.3953946324309996" table:style-name="ce126">
            <text:p>9,4</text:p>
          </table:table-cell>
          <table:table-cell office:value-type="float" office:value="78.150206103711994" table:style-name="ce127">
            <text:p>78,2</text:p>
          </table:table-cell>
          <table:table-cell office:value-type="float" office:value="189.635704997684" table:style-name="ce127">
            <text:p>189,6</text:p>
          </table:table-cell>
          <table:table-cell office:value-type="float" office:value="232.491510240591" table:style-name="ce127">
            <text:p>232,5</text:p>
          </table:table-cell>
          <table:table-cell office:value-type="float" office:value="58.386723446265002" table:style-name="ce127">
            <text:p>58,4</text:p>
          </table:table-cell>
          <table:table-cell office:value-type="float" office:value="131.64111007508501" table:style-name="ce127">
            <text:p>131,6</text:p>
          </table:table-cell>
          <table:table-cell office:value-type="float" office:value="65.202883611380003" table:style-name="ce127">
            <text:p>65,2</text:p>
          </table:table-cell>
          <table:table-cell office:value-type="float" office:value="22.889936244044002" table:style-name="ce127">
            <text:p>22,9</text:p>
          </table:table-cell>
          <table:table-cell office:value-type="float" office:value="5.5244444439999998E-2" table:style-name="ce127">
            <text:p>0,1</text:p>
          </table:table-cell>
          <table:table-cell office:value-type="float" office:value="787.84871379563197" table:style-name="ce128">
            <text:p>787,8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12">
            <text:p>Schweine<text:s/></text:p>
          </table:table-cell>
          <table:table-cell office:value-type="float" office:value="13.921780671577" table:style-name="ce126">
            <text:p>13,9</text:p>
          </table:table-cell>
          <table:table-cell office:value-type="float" office:value="29.098440226402001" table:style-name="ce127">
            <text:p>29,1</text:p>
          </table:table-cell>
          <table:table-cell office:value-type="float" office:value="201.86506295394699" table:style-name="ce127">
            <text:p>201,9</text:p>
          </table:table-cell>
          <table:table-cell office:value-type="float" office:value="264.277698376741" table:style-name="ce127">
            <text:p>264,3</text:p>
          </table:table-cell>
          <table:table-cell office:value-type="float" office:value="3.5050577387150001" table:style-name="ce127">
            <text:p>3,5</text:p>
          </table:table-cell>
          <table:table-cell office:value-type="float" office:value="201.82627882286599" table:style-name="ce127">
            <text:p>201,8</text:p>
          </table:table-cell>
          <table:table-cell office:value-type="float" office:value="3.4191110738239998" table:style-name="ce127">
            <text:p>3,4</text:p>
          </table:table-cell>
          <table:table-cell office:value-type="float" office:value="2.0006184754410001" table:style-name="ce127">
            <text:p>2,0</text:p>
          </table:table-cell>
          <table:table-cell office:value-type="float" office:value="4.0696852409999998E-2" table:style-name="ce127">
            <text:p>0,0</text:p>
          </table:table-cell>
          <table:table-cell office:value-type="float" office:value="719.95474519192203" table:style-name="ce128">
            <text:p>720,0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12">
            <text:p>Geflügel</text:p>
          </table:table-cell>
          <table:table-cell office:value-type="float" office:value="11.209379542034" table:style-name="ce126">
            <text:p>11,2</text:p>
          </table:table-cell>
          <table:table-cell office:value-type="float" office:value="23.565378704697999" table:style-name="ce127">
            <text:p>23,6</text:p>
          </table:table-cell>
          <table:table-cell office:value-type="float" office:value="46.799601008088999" table:style-name="ce127">
            <text:p>46,8</text:p>
          </table:table-cell>
          <table:table-cell office:value-type="float" office:value="35.576740508966999" table:style-name="ce127">
            <text:p>35,6</text:p>
          </table:table-cell>
          <table:table-cell office:value-type="float" office:value="0.471467746252" table:style-name="ce127">
            <text:p>0,5</text:p>
          </table:table-cell>
          <table:table-cell office:value-type="float" office:value="37.834222509092001" table:style-name="ce127">
            <text:p>37,8</text:p>
          </table:table-cell>
          <table:table-cell office:value-type="float" office:value="0.10986991717900001" table:style-name="ce127">
            <text:p>0,1</text:p>
          </table:table-cell>
          <table:table-cell office:value-type="float" office:value="0.23745180258500001" table:style-name="ce127">
            <text:p>0,2</text:p>
          </table:table-cell>
          <table:table-cell office:value-type="float" office:value="4.0769212510000001E-3" table:style-name="ce127">
            <text:p>0,0</text:p>
          </table:table-cell>
          <table:table-cell office:value-type="float" office:value="155.808188660149" table:style-name="ce128">
            <text:p>155,8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12">
            <text:p>Sonstige Tiere<text:span text:style-name="T1">5</text:span></text:p>
          </table:table-cell>
          <table:table-cell office:value-type="float" office:value="1.7608794518389999" table:style-name="ce126">
            <text:p>1,8</text:p>
          </table:table-cell>
          <table:table-cell office:value-type="float" office:value="4.8074647747990005" table:style-name="ce127">
            <text:p>4,8</text:p>
          </table:table-cell>
          <table:table-cell office:value-type="float" office:value="9.2140646161850004" table:style-name="ce127">
            <text:p>9,2</text:p>
          </table:table-cell>
          <table:table-cell office:value-type="float" office:value="8.646177088868999" table:style-name="ce127">
            <text:p>8,6</text:p>
          </table:table-cell>
          <table:table-cell office:value-type="float" office:value="3.5169561888130003" table:style-name="ce127">
            <text:p>3,5</text:p>
          </table:table-cell>
          <table:table-cell office:value-type="float" office:value="7.2114975718789998" table:style-name="ce127">
            <text:p>7,2</text:p>
          </table:table-cell>
          <table:table-cell office:value-type="float" office:value="8.6092525135039999" table:style-name="ce127">
            <text:p>8,6</text:p>
          </table:table-cell>
          <table:table-cell office:value-type="float" office:value="1.7382061060770002" table:style-name="ce127">
            <text:p>1,7</text:p>
          </table:table-cell>
          <table:table-cell office:value-type="float" office:value="6.9723718806000007E-2" table:style-name="ce127">
            <text:p>0,1</text:p>
          </table:table-cell>
          <table:table-cell office:value-type="float" office:value="45.574222030770997" table:style-name="ce128">
            <text:p>45,6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12">
            <text:p>Milch</text:p>
          </table:table-cell>
          <table:table-cell office:value-type="float" office:value="9.1511110822270005" table:style-name="ce126">
            <text:p>9,2</text:p>
          </table:table-cell>
          <table:table-cell office:value-type="float" office:value="63.396673080385" table:style-name="ce127">
            <text:p>63,4</text:p>
          </table:table-cell>
          <table:table-cell office:value-type="float" office:value="198.549209555847" table:style-name="ce127">
            <text:p>198,5</text:p>
          </table:table-cell>
          <table:table-cell office:value-type="float" office:value="303.569720287564" table:style-name="ce127">
            <text:p>303,6</text:p>
          </table:table-cell>
          <table:table-cell office:value-type="float" office:value="95.028124458148994" table:style-name="ce127">
            <text:p>95,0</text:p>
          </table:table-cell>
          <table:table-cell office:value-type="float" office:value="151.25264426649699" table:style-name="ce127">
            <text:p>151,3</text:p>
          </table:table-cell>
          <table:table-cell office:value-type="float" office:value="99.954791306670003" table:style-name="ce127">
            <text:p>100,0</text:p>
          </table:table-cell>
          <table:table-cell office:value-type="float" office:value="51.662769565152999" table:style-name="ce127">
            <text:p>51,7</text:p>
          </table:table-cell>
          <table:table-cell office:value-type="float" office:value="0.13056855665700001" table:style-name="ce127">
            <text:p>0,1</text:p>
          </table:table-cell>
          <table:table-cell office:value-type="float" office:value="972.69561215914996" table:style-name="ce128">
            <text:p>972,7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12">
            <text:p>Eier</text:p>
          </table:table-cell>
          <table:table-cell office:value-type="float" office:value="8.3597863249129993" table:style-name="ce126">
            <text:p>8,4</text:p>
          </table:table-cell>
          <table:table-cell office:value-type="float" office:value="12.832264004299001" table:style-name="ce127">
            <text:p>12,8</text:p>
          </table:table-cell>
          <table:table-cell office:value-type="float" office:value="58.579307058796999" table:style-name="ce127">
            <text:p>58,6</text:p>
          </table:table-cell>
          <table:table-cell office:value-type="float" office:value="31.288064878722999" table:style-name="ce127">
            <text:p>31,3</text:p>
          </table:table-cell>
          <table:table-cell office:value-type="float" office:value="2.1918754060080001" table:style-name="ce127">
            <text:p>2,2</text:p>
          </table:table-cell>
          <table:table-cell office:value-type="float" office:value="72.078120273777003" table:style-name="ce127">
            <text:p>72,1</text:p>
          </table:table-cell>
          <table:table-cell office:value-type="float" office:value="1.664203826152" table:style-name="ce127">
            <text:p>1,7</text:p>
          </table:table-cell>
          <table:table-cell office:value-type="float" office:value="3.1537362219610001" table:style-name="ce127">
            <text:p>3,2</text:p>
          </table:table-cell>
          <table:table-cell office:value-type="float" office:value="2.4225099085E-2" table:style-name="ce127">
            <text:p>0,0</text:p>
          </table:table-cell>
          <table:table-cell office:value-type="float" office:value="190.17158309371399" table:style-name="ce128">
            <text:p>190,2</text:p>
          </table:table-cell>
          <table:table-cell table:style-name="ce11"/>
          <table:table-cell table:style-name="ce20"/>
          <table:table-cell table:number-columns-repeated="16371" table:style-name="ce1"/>
        </table:table-row>
        <table:table-row table:style-name="ro2">
          <table:table-cell office:value-type="string" table:style-name="ce12">
            <text:p>Sonstige tierische Erzeugnisse<text:span text:style-name="T1">6</text:span></text:p>
          </table:table-cell>
          <table:table-cell office:value-type="float" office:value="1.0078536574350001" table:style-name="ce126">
            <text:p>1,0</text:p>
          </table:table-cell>
          <table:table-cell office:value-type="float" office:value="4.0105674040509998" table:style-name="ce127">
            <text:p>4,0</text:p>
          </table:table-cell>
          <table:table-cell office:value-type="float" office:value="4.1341234652620003" table:style-name="ce127">
            <text:p>4,1</text:p>
          </table:table-cell>
          <table:table-cell office:value-type="float" office:value="10.205811338975" table:style-name="ce127">
            <text:p>10,2</text:p>
          </table:table-cell>
          <table:table-cell office:value-type="float" office:value="2.398495286597" table:style-name="ce127">
            <text:p>2,4</text:p>
          </table:table-cell>
          <table:table-cell office:value-type="float" office:value="5.8900886561909997" table:style-name="ce127">
            <text:p>5,9</text:p>
          </table:table-cell>
          <table:table-cell office:value-type="float" office:value="3.6072010144119999" table:style-name="ce127">
            <text:p>3,6</text:p>
          </table:table-cell>
          <table:table-cell office:value-type="float" office:value="1.1457017464279999" table:style-name="ce127">
            <text:p>1,1</text:p>
          </table:table-cell>
          <table:table-cell office:value-type="float" office:value="0.46335446848700002" table:style-name="ce127">
            <text:p>0,5</text:p>
          </table:table-cell>
          <table:table-cell office:value-type="float" office:value="32.863197037836997" table:style-name="ce128">
            <text:p>32,9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17">
            <text:p>Tierische Erzeugung</text:p>
          </table:table-cell>
          <table:table-cell office:value-type="float" office:value="54.806185362455999" table:style-name="ce129">
            <text:p>54,8</text:p>
          </table:table-cell>
          <table:table-cell office:value-type="float" office:value="215.86099429834599" table:style-name="ce130">
            <text:p>215,9</text:p>
          </table:table-cell>
          <table:table-cell office:value-type="float" office:value="708.77707365581205" table:style-name="ce130">
            <text:p>708,8</text:p>
          </table:table-cell>
          <table:table-cell office:value-type="float" office:value="886.05572272043003" table:style-name="ce130">
            <text:p>886,1</text:p>
          </table:table-cell>
          <table:table-cell office:value-type="float" office:value="165.49870027079899" table:style-name="ce130">
            <text:p>165,5</text:p>
          </table:table-cell>
          <table:table-cell office:value-type="float" office:value="607.73396217538595" table:style-name="ce130">
            <text:p>607,7</text:p>
          </table:table-cell>
          <table:table-cell office:value-type="float" office:value="182.56731326312001" table:style-name="ce130">
            <text:p>182,6</text:p>
          </table:table-cell>
          <table:table-cell office:value-type="float" office:value="82.828420161688996" table:style-name="ce130">
            <text:p>82,8</text:p>
          </table:table-cell>
          <table:table-cell office:value-type="float" office:value="0.78789006113500004" table:style-name="ce130">
            <text:p>0,8</text:p>
          </table:table-cell>
          <table:table-cell office:value-type="float" office:value="2904.9162619691701" table:style-name="ce128">
            <text:p>2 904,9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21">
            <text:p>Erzeugung landwirtschaftlicher Güter</text:p>
          </table:table-cell>
          <table:table-cell office:value-type="float" office:value="359.733536743299" table:style-name="ce129">
            <text:p>359,7</text:p>
          </table:table-cell>
          <table:table-cell office:value-type="float" office:value="314.64051281968699" table:style-name="ce130">
            <text:p>314,6</text:p>
          </table:table-cell>
          <table:table-cell office:value-type="float" office:value="1874.2340421443901" table:style-name="ce130">
            <text:p>1 874,2</text:p>
          </table:table-cell>
          <table:table-cell office:value-type="float" office:value="1381.03469545506" table:style-name="ce130">
            <text:p>1 381,0</text:p>
          </table:table-cell>
          <table:table-cell office:value-type="float" office:value="221.591217976374" table:style-name="ce130">
            <text:p>221,6</text:p>
          </table:table-cell>
          <table:table-cell office:value-type="float" office:value="1093.9994109218501" table:style-name="ce130">
            <text:p>1 094,0</text:p>
          </table:table-cell>
          <table:table-cell office:value-type="float" office:value="258.01982298848702" table:style-name="ce130">
            <text:p>258,0</text:p>
          </table:table-cell>
          <table:table-cell office:value-type="float" office:value="109.769126099986" table:style-name="ce130">
            <text:p>109,8</text:p>
          </table:table-cell>
          <table:table-cell office:value-type="float" office:value="80.521089273033994" table:style-name="ce130">
            <text:p>80,5</text:p>
          </table:table-cell>
          <table:table-cell office:value-type="float" office:value="5693.5434544221698" table:style-name="ce128">
            <text:p>5 693,5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21">
            <text:p>Erzeugung landwirtschaftlicher Dienstleistungen</text:p>
          </table:table-cell>
          <table:table-cell office:value-type="float" office:value="18.093594066240001" table:style-name="ce129">
            <text:p>18,1</text:p>
          </table:table-cell>
          <table:table-cell office:value-type="float" office:value="7.9262651046450001" table:style-name="ce130">
            <text:p>7,9</text:p>
          </table:table-cell>
          <table:table-cell office:value-type="float" office:value="85.568093386887" table:style-name="ce130">
            <text:p>85,6</text:p>
          </table:table-cell>
          <table:table-cell office:value-type="float" office:value="67.123381714382006" table:style-name="ce130">
            <text:p>67,1</text:p>
          </table:table-cell>
          <table:table-cell office:value-type="float" office:value="2.2320595163050001" table:style-name="ce130">
            <text:p>2,2</text:p>
          </table:table-cell>
          <table:table-cell office:value-type="float" office:value="49.274555693775" table:style-name="ce130">
            <text:p>49,3</text:p>
          </table:table-cell>
          <table:table-cell office:value-type="float" office:value="9.235099533524" table:style-name="ce130">
            <text:p>9,2</text:p>
          </table:table-cell>
          <table:table-cell office:value-type="float" office:value="2.6706084773519998" table:style-name="ce130">
            <text:p>2,7</text:p>
          </table:table-cell>
          <table:table-cell office:value-type="float" office:value="1.120233522013" table:style-name="ce130">
            <text:p>1,1</text:p>
          </table:table-cell>
          <table:table-cell office:value-type="float" office:value="243.24389101512199" table:style-name="ce128">
            <text:p>243,2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22">
            <text:p>Landwirtschaftliche Erzeugung</text:p>
          </table:table-cell>
          <table:table-cell office:value-type="float" office:value="377.82713080953903" table:style-name="ce129">
            <text:p>377,8</text:p>
          </table:table-cell>
          <table:table-cell office:value-type="float" office:value="322.56677792433197" table:style-name="ce130">
            <text:p>322,6</text:p>
          </table:table-cell>
          <table:table-cell office:value-type="float" office:value="1959.8021355312701" table:style-name="ce130">
            <text:p>1 959,8</text:p>
          </table:table-cell>
          <table:table-cell office:value-type="float" office:value="1448.15807716944" table:style-name="ce130">
            <text:p>1 448,2</text:p>
          </table:table-cell>
          <table:table-cell office:value-type="float" office:value="223.82327749267901" table:style-name="ce130">
            <text:p>223,8</text:p>
          </table:table-cell>
          <table:table-cell office:value-type="float" office:value="1143.2739666156299" table:style-name="ce130">
            <text:p>1 143,3</text:p>
          </table:table-cell>
          <table:table-cell office:value-type="float" office:value="267.25492252201099" table:style-name="ce130">
            <text:p>267,3</text:p>
          </table:table-cell>
          <table:table-cell office:value-type="float" office:value="112.439734577338" table:style-name="ce130">
            <text:p>112,4</text:p>
          </table:table-cell>
          <table:table-cell office:value-type="float" office:value="81.641322795047003" table:style-name="ce130">
            <text:p>81,6</text:p>
          </table:table-cell>
          <table:table-cell office:value-type="float" office:value="5936.7873454372902" table:style-name="ce128">
            <text:p>5 936,8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23">
            <text:p>Nichtlandwirtschaftliche Nebentätigkeiten</text:p>
          </table:table-cell>
          <table:table-cell office:value-type="float" office:value="16.962884535438999" table:style-name="ce129">
            <text:p>17,0</text:p>
          </table:table-cell>
          <table:table-cell office:value-type="float" office:value="32.969962136386997" table:style-name="ce130">
            <text:p>33,0</text:p>
          </table:table-cell>
          <table:table-cell office:value-type="float" office:value="101.03611473193099" table:style-name="ce130">
            <text:p>101,0</text:p>
          </table:table-cell>
          <table:table-cell office:value-type="float" office:value="30.974509724491" table:style-name="ce130">
            <text:p>31,0</text:p>
          </table:table-cell>
          <table:table-cell office:value-type="float" office:value="24.802479706755001" table:style-name="ce130">
            <text:p>24,8</text:p>
          </table:table-cell>
          <table:table-cell office:value-type="float" office:value="86.176536466989006" table:style-name="ce130">
            <text:p>86,2</text:p>
          </table:table-cell>
          <table:table-cell office:value-type="float" office:value="66.661430818610995" table:style-name="ce130">
            <text:p>66,7</text:p>
          </table:table-cell>
          <table:table-cell office:value-type="float" office:value="15.771528493298" table:style-name="ce130">
            <text:p>15,8</text:p>
          </table:table-cell>
          <table:table-cell office:value-type="float" office:value="2.5092889997699999" table:style-name="ce130">
            <text:p>2,5</text:p>
          </table:table-cell>
          <table:table-cell office:value-type="float" office:value="377.86473561367097" table:style-name="ce128">
            <text:p>377,9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2">
          <table:table-cell office:value-type="string" table:style-name="ce24">
            <text:p>Erzeugung des landwirtschaftlichen Wirtschaftsbereiches</text:p>
          </table:table-cell>
          <table:table-cell office:value-type="float" office:value="394.79001534497797" table:style-name="ce129">
            <text:p>394,8</text:p>
          </table:table-cell>
          <table:table-cell office:value-type="float" office:value="355.53674006071901" table:style-name="ce130">
            <text:p>355,5</text:p>
          </table:table-cell>
          <table:table-cell office:value-type="float" office:value="2060.8382502631998" table:style-name="ce130">
            <text:p>2 060,8</text:p>
          </table:table-cell>
          <table:table-cell office:value-type="float" office:value="1479.13258689393" table:style-name="ce130">
            <text:p>1 479,1</text:p>
          </table:table-cell>
          <table:table-cell office:value-type="float" office:value="248.62575719943399" table:style-name="ce130">
            <text:p>248,6</text:p>
          </table:table-cell>
          <table:table-cell office:value-type="float" office:value="1229.4505030826199" table:style-name="ce130">
            <text:p>1 229,5</text:p>
          </table:table-cell>
          <table:table-cell office:value-type="float" office:value="333.91635334062198" table:style-name="ce130">
            <text:p>333,9</text:p>
          </table:table-cell>
          <table:table-cell office:value-type="float" office:value="128.211263070635" table:style-name="ce130">
            <text:p>128,2</text:p>
          </table:table-cell>
          <table:table-cell office:value-type="float" office:value="84.150611794816996" table:style-name="ce130">
            <text:p>84,2</text:p>
          </table:table-cell>
          <table:table-cell office:value-type="float" office:value="6314.6520810509601" table:style-name="ce128">
            <text:p>6 314,7</text:p>
          </table:table-cell>
          <table:table-cell table:style-name="ce11"/>
          <table:table-cell table:style-name="ce2"/>
          <table:table-cell table:number-columns-repeated="16371" table:style-name="ce1"/>
        </table:table-row>
        <table:table-row table:style-name="ro3">
          <table:table-cell office:value-type="string" table:number-columns-spanned="11" table:number-rows-spanned="1" table:style-name="ce26">
            <text:p>Q: STATISTIK AUSTRIA, Regionale landwirtschaftliche Gesamtrechnung. Erstellt am 29.09.2023. – Konsistent mit LGR-Berechnungsstand Juli 2023. – Etwaige Rundungsdifferenzen wurden nicht ausgeglichen.<text:s/></text:p>
            <text:p>1) Hopfen, Textilpflanzen, Heil-, Duft- und Gewürzpflanzen, Energiegräser. – 2) Blumen und Zierpflanzen (inkl. Weihnachtsbäume), Baumschulerzeugnisse, Anpflanzungen. – 3) Es handelt sich dabei um Trauben für die Weinbereitung. – 4) Schilf, Sämereien. – 5) Schafe und Ziegen, Einhufer, Jagd. – 6) Honig, Rohwolle.<text:s/></text:p>
          </table:table-cell>
          <table:covered-table-cell table:number-columns-repeated="10"/>
          <table:table-cell table:number-columns-repeated="2" table:style-name="ce2"/>
          <table:table-cell table:number-columns-repeated="16371" table:style-name="ce1"/>
        </table:table-row>
        <table:table-row table:style-name="ro4">
          <table:table-cell table:number-columns-repeated="16384"/>
        </table:table-row>
        <table:table-row table:style-name="ro4">
          <table:table-cell table:style-name="ce2"/>
          <table:table-cell table:number-columns-repeated="10" table:style-name="ce25"/>
          <table:table-cell table:number-columns-repeated="2" table:style-name="ce2"/>
          <table:table-cell table:number-columns-repeated="16371" table:style-name="ce1"/>
        </table:table-row>
        <table:table-row table:number-rows-repeated="1048544" table:style-name="ro4">
          <table:table-cell table:number-columns-repeated="16384"/>
        </table:table-row>
        <table:named-expressions>
          <table:named-range table:name="_f408d64f_STF_Dekoration_1_CN1" table:cell-range-address="2010.$K$2:2010.$K$29" table:base-cell-address="2010.$A$1"/>
          <table:named-expression table:name="_f408d64f_STF_Dekoration_1_CN102" table:expression="of:=['file:///P:/PROJEKTE/LW_GR/PUBLIKATIONEN/INTERNET/Tabellen%26Grafiken_verknuepft/LGR/WD/WD_T05_LGR.xlsx'#Tabelle1.#REF!]" table:base-cell-address="2022.$A$1"/>
          <table:named-expression table:name="_f408d64f_STF_Dekoration_1_CN105" table:expression="of:=['file:///P:/PROJEKTE/LW_GR/PUBLIKATIONEN/INTERNET/Tabellen%26Grafiken_verknuepft/LGR/WD/WD_T05_LGR.xlsx'#Tabelle1.#REF!]" table:base-cell-address="2022.$A$1"/>
          <table:named-expression table:name="_f408d64f_STF_Dekoration_1_CN106" table:expression="of:=['file:///P:/PROJEKTE/LW_GR/PUBLIKATIONEN/INTERNET/Tabellen%26Grafiken_verknuepft/LGR/WD/WD_T05_LGR.xlsx'#Tabelle1.#REF!]" table:base-cell-address="2022.$A$1"/>
          <table:named-expression table:name="_f408d64f_STF_Dekoration_1_CN107" table:expression="of:=['file:///P:/PROJEKTE/LW_GR/PUBLIKATIONEN/INTERNET/Tabellen%26Grafiken_verknuepft/LGR/WD/WD_T05_LGR.xlsx'#Tabelle1.#REF!]" table:base-cell-address="2022.$A$1"/>
          <table:named-expression table:name="_f408d64f_STF_Dekoration_1_CN108" table:expression="of:=['file:///P:/PROJEKTE/LW_GR/PUBLIKATIONEN/INTERNET/Tabellen%26Grafiken_verknuepft/LGR/WD/WD_T05_LGR.xlsx'#Tabelle1.#REF!]" table:base-cell-address="2022.$A$1"/>
          <table:named-expression table:name="_f408d64f_STF_Dekoration_1_CN110" table:expression="of:=['file:///P:/PROJEKTE/LW_GR/PUBLIKATIONEN/INTERNET/Tabellen%26Grafiken_verknuepft/LGR/WD/WD_T05_LGR.xlsx'#Tabelle1.#REF!]" table:base-cell-address="2022.$A$1"/>
          <table:named-expression table:name="_f408d64f_STF_Dekoration_1_CN113" table:expression="of:=['file:///P:/PROJEKTE/LW_GR/PUBLIKATIONEN/INTERNET/Tabellen%26Grafiken_verknuepft/LGR/WD/WD_T05_LGR.xlsx'#Tabelle1.#REF!]" table:base-cell-address="2022.$A$1"/>
          <table:named-expression table:name="_f408d64f_STF_Dekoration_1_CN114" table:expression="of:=['file:///P:/PROJEKTE/LW_GR/PUBLIKATIONEN/INTERNET/Tabellen%26Grafiken_verknuepft/LGR/WD/WD_T05_LGR.xlsx'#Tabelle1.#REF!]" table:base-cell-address="2022.$A$1"/>
          <table:named-expression table:name="_f408d64f_STF_Dekoration_1_CN115" table:expression="of:=['file:///P:/PROJEKTE/LW_GR/PUBLIKATIONEN/INTERNET/Tabellen%26Grafiken_verknuepft/LGR/WD/WD_T05_LGR.xlsx'#Tabelle1.#REF!]" table:base-cell-address="2022.$A$1"/>
          <table:named-expression table:name="_f408d64f_STF_Dekoration_1_CN117" table:expression="of:=['file:///P:/PROJEKTE/LW_GR/PUBLIKATIONEN/INTERNET/Tabellen%26Grafiken_verknuepft/LGR/WD/WD_T05_LGR.xlsx'#Tabelle1.#REF!]~['file:///P:/PROJEKTE/LW_GR/PUBLIKATIONEN/INTERNET/Tabellen%26Grafiken_verknuepft/LGR/WD/WD_T05_LGR.xlsx'#Tabelle1.$U$8]" table:base-cell-address="2022.$A$1"/>
          <table:named-range table:name="_f408d64f_STF_Dekoration_1_CN2" table:cell-range-address="2010.$A$16:2010.$K$16" table:base-cell-address="2010.$A$1"/>
          <table:named-range table:name="_f408d64f_STF_Dekoration_1_CN3" table:cell-range-address="2010.$A$24:2010.$K$29" table:base-cell-address="2010.$A$1"/>
          <table:named-expression table:name="_f408d64f_STF_Dekoration_1_CN95" table:expression="of:=['file:///P:/PROJEKTE/LW_GR/PUBLIKATIONEN/INTERNET/Tabellen%26Grafiken_verknuepft/LGR/WD/WD_T05_LGR.xlsx'#Tabelle1.#REF!]" table:base-cell-address="2022.$A$1"/>
          <table:named-expression table:name="_f408d64f_STF_Dekoration_1_CN96" table:expression="of:=['file:///P:/PROJEKTE/LW_GR/PUBLIKATIONEN/INTERNET/Tabellen%26Grafiken_verknuepft/LGR/WD/WD_T05_LGR.xlsx'#Tabelle1.#REF!]" table:base-cell-address="2022.$A$1"/>
          <table:named-expression table:name="_f408d64f_STF_Dekoration_4_CN1" table:expression="of:=['2010'.#REF!]" table:base-cell-address="2022.$A$1"/>
          <table:named-expression table:name="_f408d64f_STF_Dekoration_4_CN2" table:expression="of:=['2010'.#REF!]" table:base-cell-address="2022.$A$1"/>
          <table:named-range table:name="_f408d64f_STF_Fuss_1_CN1" table:cell-range-address="2010.$A$30:2010.$K$30" table:base-cell-address="2010.$A$1"/>
          <table:named-range table:name="_f408d64f_STF_Fuss_1_CN2" table:cell-range-address="2010.$A$30:2010.$K$30" table:base-cell-address="2010.$A$1"/>
          <table:named-range table:name="_f408d64f_STF_Gesamtsumme_1_CN1" table:cell-range-address="2010.$A$29:2010.$K$29" table:base-cell-address="2010.$A$1"/>
          <table:named-range table:name="_f408d64f_STF_Gesamtsumme_1_CN2" table:cell-range-address="2010.$A$29:2010.$K$29" table:base-cell-address="2010.$A$1"/>
          <table:named-range table:name="_f408d64f_STF_Koerper_1_CN1" table:cell-range-address="2010.$B$2:2010.$K$29" table:base-cell-address="2010.$A$1"/>
          <table:named-range table:name="_f408d64f_STF_Tabellenkopf_1_CN1" table:cell-range-address="2010.$B$1:2010.$K$1" table:base-cell-address="2010.$A$1"/>
          <table:named-range table:name="_f408d64f_STF_Tabellenkopf_1_CN2" table:cell-range-address="2010.$A$1:2010.$K$1" table:base-cell-address="2010.$A$1"/>
          <table:named-expression table:name="_f408d64f_STF_Titel_1_CN1" table:expression="of:=['2010'.#REF!]" table:base-cell-address="2022.$A$1"/>
          <table:named-range table:name="_f408d64f_STF_Vorspalte_1_CN1" table:cell-range-address="2010.$A$1:2010.$A$29" table:base-cell-address="2010.$A$1"/>
          <table:named-range table:name="_f408d64f_STF_Vorspalte_1_CN2" table:cell-range-address="2010.$A$1" table:base-cell-address="2010.$A$1"/>
          <table:named-range table:name="_f408d64f_STF_Vorspalte_1_CN3" table:cell-range-address="2010.$A$1" table:base-cell-address="2010.$A$1"/>
          <table:named-range table:name="_f408d64f_STF_Zwischensumme_1_CN1" table:cell-range-address="2010.$A$25:2010.$K$25" table:base-cell-address="2010.$A$1"/>
          <table:named-range table:name="_f408d64f_STF_Zwischensumme_1_CN2" table:cell-range-address="2010.$A$27:2010.$K$27" table:base-cell-address="2010.$A$1"/>
          <table:named-expression table:name="_f408d64f_STF_Zwischensumme_1_CN3" table:expression="of:=['2010'.$A$16:.$K$16]~['2010'.$A$24:.$K$25]~['2010'.$A$27:.$K$27]" table:base-cell-address="2022.$A$1"/>
          <table:named-range table:name="Print_Area" table:cell-range-address="2010.$A$1:2010.$K$30" table:base-cell-address="2010.$A$1"/>
        </table:named-expressions>
      </table:table>
      <table:table table:name="'file://DatenR/R/PROJEKTE/LFGR/LGR/Current/LGR_DieKleine_Stand30.01.07.xls'#Opt1-EAFish_17q5" table:style-name="ta3">
        <table:table-source xlink:href="file://DatenR/R/PROJEKTE/LFGR/LGR/Current/LGR_DieKleine_Stand30.01.07.xls" table:table-name="Opt1-EAFish_17q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OPT1-EAFish_basic_prices_n_15" table:style-name="ta3">
        <table:table-source xlink:href="file://DatenR/R/PROJEKTE/LFGR/LGR/Current/LGR_DieKleine_Stand30.01.07.xls" table:table-name="OPT1-EAFish_basic_prices_n_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OPT1-EAFish_subsidies_n_15" table:style-name="ta3">
        <table:table-source xlink:href="file://DatenR/R/PROJEKTE/LFGR/LGR/Current/LGR_DieKleine_Stand30.01.07.xls" table:table-name="OPT1-EAFish_subsidies_n_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OPT1-EAFish_taxes_n_15" table:style-name="ta3">
        <table:table-source xlink:href="file://DatenR/R/PROJEKTE/LFGR/LGR/Current/LGR_DieKleine_Stand30.01.07.xls" table:table-name="OPT1-EAFish_taxes_n_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OPT1-EAFish_producer_prices_n_6" table:style-name="ta3">
        <table:table-source xlink:href="file://DatenR/R/PROJEKTE/LFGR/LGR/Current/LGR_DieKleine_Stand30.01.07.xls" table:table-name="OPT1-EAFish_producer_prices_n_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OPT1-EAFish_basic_prices5" table:style-name="ta3">
        <table:table-source xlink:href="file://DatenR/R/PROJEKTE/LFGR/LGR/Current/LGR_DieKleine_Stand30.01.07.xls" table:table-name="OPT1-EAFish_basic_prices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OPT1-EAFish_subsidies5" table:style-name="ta3">
        <table:table-source xlink:href="file://DatenR/R/PROJEKTE/LFGR/LGR/Current/LGR_DieKleine_Stand30.01.07.xls" table:table-name="OPT1-EAFish_subsidies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OPT1-EAFish_taxes5" table:style-name="ta3">
        <table:table-source xlink:href="file://DatenR/R/PROJEKTE/LFGR/LGR/Current/LGR_DieKleine_Stand30.01.07.xls" table:table-name="OPT1-EAFish_taxes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OPT1-EAFish_producer_prices5" table:style-name="ta3">
        <table:table-source xlink:href="file://DatenR/R/PROJEKTE/LFGR/LGR/Current/LGR_DieKleine_Stand30.01.07.xls" table:table-name="OPT1-EAFish_producer_prices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Opt1-EAF_17q5" table:style-name="ta3">
        <table:table-source xlink:href="file://DatenR/R/PROJEKTE/LFGR/LGR/Current/LGR_DieKleine_Stand30.01.07.xls" table:table-name="Opt1-EAF_17q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OPT1-EAF_basic_prices_n_15" table:style-name="ta3">
        <table:table-source xlink:href="file://DatenR/R/PROJEKTE/LFGR/LGR/Current/LGR_DieKleine_Stand30.01.07.xls" table:table-name="OPT1-EAF_basic_prices_n_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OPT1-EAF_subsidies_n_15" table:style-name="ta3">
        <table:table-source xlink:href="file://DatenR/R/PROJEKTE/LFGR/LGR/Current/LGR_DieKleine_Stand30.01.07.xls" table:table-name="OPT1-EAF_subsidies_n_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OPT1-EAF_taxes_n_15" table:style-name="ta3">
        <table:table-source xlink:href="file://DatenR/R/PROJEKTE/LFGR/LGR/Current/LGR_DieKleine_Stand30.01.07.xls" table:table-name="OPT1-EAF_taxes_n_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OPT1-EAF_producer_prices_n_15" table:style-name="ta3">
        <table:table-source xlink:href="file://DatenR/R/PROJEKTE/LFGR/LGR/Current/LGR_DieKleine_Stand30.01.07.xls" table:table-name="OPT1-EAF_producer_prices_n_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OPT1-EAF_basic_prices5" table:style-name="ta3">
        <table:table-source xlink:href="file://DatenR/R/PROJEKTE/LFGR/LGR/Current/LGR_DieKleine_Stand30.01.07.xls" table:table-name="OPT1-EAF_basic_prices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OPT1-EAF_subsidies5" table:style-name="ta3">
        <table:table-source xlink:href="file://DatenR/R/PROJEKTE/LFGR/LGR/Current/LGR_DieKleine_Stand30.01.07.xls" table:table-name="OPT1-EAF_subsidies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OPT1-EAF_taxes5" table:style-name="ta3">
        <table:table-source xlink:href="file://DatenR/R/PROJEKTE/LFGR/LGR/Current/LGR_DieKleine_Stand30.01.07.xls" table:table-name="OPT1-EAF_taxes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OPT1-EAF_producer_prices5" table:style-name="ta3">
        <table:table-source xlink:href="file://DatenR/R/PROJEKTE/LFGR/LGR/Current/LGR_DieKleine_Stand30.01.07.xls" table:table-name="OPT1-EAF_producer_prices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OPT1&amp;2-EAF_bridge_table_n_15" table:style-name="ta3">
        <table:table-source xlink:href="file://DatenR/R/PROJEKTE/LFGR/LGR/Current/LGR_DieKleine_Stand30.01.07.xls" table:table-name="OPT1&amp;2-EAF_bridge_table_n_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OPT2-EAF_n_1_orig5" table:style-name="ta3">
        <table:table-source xlink:href="file://DatenR/R/PROJEKTE/LFGR/LGR/Current/LGR_DieKleine_Stand30.01.07.xls" table:table-name="OPT2-EAF_n_1_orig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OPT2-EAF97_Orig" table:style-name="ta3">
        <table:table-source xlink:href="file://DatenR/R/PROJEKTE/LFGR/LGR/Current/LGR_DieKleine_Stand30.01.07.xls" table:table-name="OPT2-EAF97_Orig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OPT1&amp;2-EAF97_bridge_table5" table:style-name="ta3">
        <table:table-source xlink:href="file://DatenR/R/PROJEKTE/LFGR/LGR/Current/LGR_DieKleine_Stand30.01.07.xls" table:table-name="OPT1&amp;2-EAF97_bridge_table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alteLGRv" table:style-name="ta3">
        <table:table-source xlink:href="file://DatenR/R/PROJEKTE/LFGR/LGR/Current/LGR_DieKleine_Stand30.01.07.xls" table:table-name="alteLGRv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Fisher" table:style-name="ta3">
        <table:table-source xlink:href="file://DatenR/R/PROJEKTE/LFGR/LGR/Current/LGR_DieKleine_Stand30.01.07.xls" table:table-name="Fishe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Opt1-EAA_17q5" table:style-name="ta3">
        <table:table-source xlink:href="file://DatenR/R/PROJEKTE/LFGR/LGR/Current/LGR_DieKleine_Stand30.01.07.xls" table:table-name="Opt1-EAA_17q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17Rn_1v" table:style-name="ta3">
        <table:table-source xlink:href="file://DatenR/R/PROJEKTE/LFGR/LGR/Current/LGR_DieKleine_Stand30.01.07.xls" table:table-name="17Rn_1v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Hallo!" table:style-name="ta3">
        <table:table-source xlink:href="file://DatenR/R/PROJEKTE/LFGR/LGR/Current/LGR_DieKleine_Stand30.01.07.xls" table:table-name="Hallo!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DrillDownProt" table:style-name="ta3">
        <table:table-source xlink:href="file://DatenR/R/PROJEKTE/LFGR/LGR/Current/LGR_DieKleine_Stand30.01.07.xls" table:table-name="DrillDownPro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NewCronosTree" table:style-name="ta3">
        <table:table-source xlink:href="file://DatenR/R/PROJEKTE/LFGR/LGR/Current/LGR_DieKleine_Stand30.01.07.xls" table:table-name="NewCronosTree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NewCronos" table:style-name="ta3">
        <table:table-source xlink:href="file://DatenR/R/PROJEKTE/LFGR/LGR/Current/LGR_DieKleine_Stand30.01.07.xls" table:table-name="NewCrono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Default" table:style-name="ta3">
        <table:table-source xlink:href="file://DatenR/R/PROJEKTE/LFGR/LGR/Current/LGR_DieKleine_Stand30.01.07.xls" table:table-name="Defaul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CtrlS" table:style-name="ta3">
        <table:table-source xlink:href="file://DatenR/R/PROJEKTE/LFGR/LGR/Current/LGR_DieKleine_Stand30.01.07.xls" table:table-name="Ctrl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VerzTab" table:style-name="ta3">
        <table:table-source xlink:href="file://DatenR/R/PROJEKTE/LFGR/LGR/Current/LGR_DieKleine_Stand30.01.07.xls" table:table-name="VerzTa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VI_t_t-15" table:style-name="ta3">
        <table:table-source xlink:href="file://DatenR/R/PROJEKTE/LFGR/LGR/Current/LGR_DieKleine_Stand30.01.07.xls" table:table-name="VI_t_t-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PI_t_t-15" table:style-name="ta3">
        <table:table-source xlink:href="file://DatenR/R/PROJEKTE/LFGR/LGR/Current/LGR_DieKleine_Stand30.01.07.xls" table:table-name="PI_t_t-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sic" table:style-name="ta3">
        <table:table-source xlink:href="file://DatenR/R/PROJEKTE/LFGR/LGR/Current/LGR_DieKleine_Stand30.01.07.xls" table:table-name="sic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lw_lw-1" table:style-name="ta3">
        <table:table-source xlink:href="file://DatenR/R/PROJEKTE/LFGR/LGR/Current/LGR_DieKleine_Stand30.01.07.xls" table:table-name="lw_lw-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Szen" table:style-name="ta3">
        <table:table-source xlink:href="file://DatenR/R/PROJEKTE/LFGR/LGR/Current/LGR_DieKleine_Stand30.01.07.xls" table:table-name="Sze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BspBeitrIndA_Obst-SonstProd5" table:style-name="ta3">
        <table:table-source xlink:href="file://DatenR/R/PROJEKTE/LFGR/LGR/Current/LGR_DieKleine_Stand30.01.07.xls" table:table-name="BspBeitrIndA_Obst-SonstProd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Hauptkomponenten" table:style-name="ta3">
        <table:table-source xlink:href="file://DatenR/R/PROJEKTE/LFGR/LGR/Current/LGR_DieKleine_Stand30.01.07.xls" table:table-name="Hauptkomponente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lff_lff-1" table:style-name="ta3">
        <table:table-source xlink:href="file://DatenR/R/PROJEKTE/LFGR/LGR/Current/LGR_DieKleine_Stand30.01.07.xls" table:table-name="lff_lff-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fw_fw-1" table:style-name="ta3">
        <table:table-source xlink:href="file://DatenR/R/PROJEKTE/LFGR/LGR/Current/LGR_DieKleine_Stand30.01.07.xls" table:table-name="fw_fw-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lf_lf-1" table:style-name="ta3">
        <table:table-source xlink:href="file://DatenR/R/PROJEKTE/LFGR/LGR/Current/LGR_DieKleine_Stand30.01.07.xls" table:table-name="lf_lf-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Schema" table:style-name="ta3">
        <table:table-source xlink:href="file://DatenR/R/PROJEKTE/LFGR/LGR/Current/LGR_DieKleine_Stand30.01.07.xls" table:table-name="Schem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Einzeln" table:style-name="ta3">
        <table:table-source xlink:href="file://DatenR/R/PROJEKTE/LFGR/LGR/Current/LGR_DieKleine_Stand30.01.07.xls" table:table-name="Einzel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AgrarIndizes" table:style-name="ta3">
        <table:table-source xlink:href="file://DatenR/R/PROJEKTE/LFGR/LGR/Current/LGR_DieKleine_Stand30.01.07.xls" table:table-name="AgrarIndize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17HPn_1v" table:style-name="ta3">
        <table:table-source xlink:href="file://DatenR/R/PROJEKTE/LFGR/LGR/Current/LGR_DieKleine_Stand30.01.07.xls" table:table-name="17HPn_1v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17HPv" table:style-name="ta3">
        <table:table-source xlink:href="file://DatenR/R/PROJEKTE/LFGR/LGR/Current/LGR_DieKleine_Stand30.01.07.xls" table:table-name="17HPv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17HPv_17HPn_1v" table:style-name="ta3">
        <table:table-source xlink:href="file://DatenR/R/PROJEKTE/LFGR/LGR/Current/LGR_DieKleine_Stand30.01.07.xls" table:table-name="17HPv_17HPn_1v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Produktivitaet" table:style-name="ta3">
        <table:table-source xlink:href="file://DatenR/R/PROJEKTE/LFGR/LGR/Current/LGR_DieKleine_Stand30.01.07.xls" table:table-name="Produktivitae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Produktivitaet_Chart" table:style-name="ta3">
        <table:table-source xlink:href="file://DatenR/R/PROJEKTE/LFGR/LGR/Current/LGR_DieKleine_Stand30.01.07.xls" table:table-name="Produktivitaet_Char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BspBeitrIndA" table:style-name="ta3">
        <table:table-source xlink:href="file://DatenR/R/PROJEKTE/LFGR/LGR/Current/LGR_DieKleine_Stand30.01.07.xls" table:table-name="BspBeitrInd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DatenBlatt" table:style-name="ta3">
        <table:table-source xlink:href="file://DatenR/R/PROJEKTE/LFGR/LGR/Current/LGR_DieKleine_Stand30.01.07.xls" table:table-name="DatenBlat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GB_Tab1_15" table:style-name="ta3">
        <table:table-source xlink:href="file://DatenR/R/PROJEKTE/LFGR/LGR/Current/LGR_DieKleine_Stand30.01.07.xls" table:table-name="GB_Tab1_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GB_Tab1_25" table:style-name="ta3">
        <table:table-source xlink:href="file://DatenR/R/PROJEKTE/LFGR/LGR/Current/LGR_DieKleine_Stand30.01.07.xls" table:table-name="GB_Tab1_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GB_Tab1_35" table:style-name="ta3">
        <table:table-source xlink:href="file://DatenR/R/PROJEKTE/LFGR/LGR/Current/LGR_DieKleine_Stand30.01.07.xls" table:table-name="GB_Tab1_3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GB_Tab1_65" table:style-name="ta3">
        <table:table-source xlink:href="file://DatenR/R/PROJEKTE/LFGR/LGR/Current/LGR_DieKleine_Stand30.01.07.xls" table:table-name="GB_Tab1_6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PrintTab1" table:style-name="ta3">
        <table:table-source xlink:href="file://DatenR/R/PROJEKTE/LFGR/LGR/Current/LGR_DieKleine_Stand30.01.07.xls" table:table-name="PrintTab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AltNeu" table:style-name="ta3">
        <table:table-source xlink:href="file://DatenR/R/PROJEKTE/LFGR/LGR/Current/LGR_DieKleine_Stand30.01.07.xls" table:table-name="AltNeu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LBG_alt_neu_ein_Jahr" table:style-name="ta3">
        <table:table-source xlink:href="file://DatenR/R/PROJEKTE/LFGR/LGR/Current/LGR_DieKleine_Stand30.01.07.xls" table:table-name="LBG_alt_neu_ein_Jah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LBG_alt_neu_Chart_Produktion" table:style-name="ta3">
        <table:table-source xlink:href="file://DatenR/R/PROJEKTE/LFGR/LGR/Current/LGR_DieKleine_Stand30.01.07.xls" table:table-name="LBG_alt_neu_Chart_Produktio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LBG_alt_neu_Chart_Vorleistungen" table:style-name="ta3">
        <table:table-source xlink:href="file://DatenR/R/PROJEKTE/LFGR/LGR/Current/LGR_DieKleine_Stand30.01.07.xls" table:table-name="LBG_alt_neu_Chart_Vorleistunge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LBG_alt_neu_Chart_Faktor" table:style-name="ta3">
        <table:table-source xlink:href="file://DatenR/R/PROJEKTE/LFGR/LGR/Current/LGR_DieKleine_Stand30.01.07.xls" table:table-name="LBG_alt_neu_Chart_Fakto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LGR_PieChartY" table:style-name="ta3">
        <table:table-source xlink:href="file://DatenR/R/PROJEKTE/LFGR/LGR/Current/LGR_DieKleine_Stand30.01.07.xls" table:table-name="LGR_PieChartY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LGR_Werts'Ber" table:style-name="ta3">
        <table:table-source xlink:href="file://DatenR/R/PROJEKTE/LFGR/LGR/Current/LGR_DieKleine_Stand30.01.07.xls" table:table-name="LGR_Werts'Be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LBG_alteLGR_neueLGR" table:style-name="ta3">
        <table:table-source xlink:href="file://DatenR/R/PROJEKTE/LFGR/LGR/Current/LGR_DieKleine_Stand30.01.07.xls" table:table-name="LBG_alteLGR_neueLG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Conventions" table:style-name="ta3">
        <table:table-source xlink:href="file://DatenR/R/PROJEKTE/LFGR/LGR/Current/LGR_DieKleine_Stand30.01.07.xls" table:table-name="Convention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VGR" table:style-name="ta3">
        <table:table-source xlink:href="file://DatenR/R/PROJEKTE/LFGR/LGR/Current/LGR_DieKleine_Stand30.01.07.xls" table:table-name="VG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NOPT1-EAA97_curr_prices5" table:style-name="ta3">
        <table:table-source xlink:href="file://DatenR/R/PROJEKTE/LFGR/LGR/Current/LGR_DieKleine_Stand30.01.07.xls" table:table-name="NOPT1-EAA97_curr_prices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NOPT1-EAA97_n-1_prices5" table:style-name="ta3">
        <table:table-source xlink:href="file://DatenR/R/PROJEKTE/LFGR/LGR/Current/LGR_DieKleine_Stand30.01.07.xls" table:table-name="NOPT1-EAA97_n-1_prices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Opt1-EAA_producer_prices5" table:style-name="ta3">
        <table:table-source xlink:href="file://DatenR/R/PROJEKTE/LFGR/LGR/Current/LGR_DieKleine_Stand30.01.07.xls" table:table-name="Opt1-EAA_producer_prices5" table:mode="copy-results-only"/>
        <table:table-column/>
        <table:table-row table:number-rows-repeated="11">
          <table:table-cell table:number-columns-repeated="16384"/>
        </table:table-row>
        <table:table-row>
          <table:table-cell/>
          <table:table-cell office:value-type="string" office:string-value="01000"/>
          <table:table-cell table:number-columns-repeated="16382"/>
        </table:table-row>
        <table:table-row table:number-rows-repeated="1048564">
          <table:table-cell table:number-columns-repeated="16382"/>
        </table:table-row>
      </table:table>
      <table:table table:name="'file://DatenR/R/PROJEKTE/LFGR/LGR/Current/LGR_DieKleine_Stand30.01.07.xls'#Opt1-EAA_subsidies5" table:style-name="ta3">
        <table:table-source xlink:href="file://DatenR/R/PROJEKTE/LFGR/LGR/Current/LGR_DieKleine_Stand30.01.07.xls" table:table-name="Opt1-EAA_subsidies5" table:mode="copy-results-only"/>
        <table:table-column/>
        <table:table-row table:number-rows-repeated="11">
          <table:table-cell table:number-columns-repeated="16384"/>
        </table:table-row>
        <table:table-row>
          <table:table-cell/>
          <table:table-cell office:value-type="string" office:string-value="01000"/>
          <table:table-cell table:number-columns-repeated="16382"/>
        </table:table-row>
        <table:table-row table:number-rows-repeated="1048564">
          <table:table-cell table:number-columns-repeated="16382"/>
        </table:table-row>
      </table:table>
      <table:table table:name="'file://DatenR/R/PROJEKTE/LFGR/LGR/Current/LGR_DieKleine_Stand30.01.07.xls'#Opt1-EAA_taxes5" table:style-name="ta3">
        <table:table-source xlink:href="file://DatenR/R/PROJEKTE/LFGR/LGR/Current/LGR_DieKleine_Stand30.01.07.xls" table:table-name="Opt1-EAA_taxes5" table:mode="copy-results-only"/>
        <table:table-column/>
        <table:table-row table:number-rows-repeated="11">
          <table:table-cell table:number-columns-repeated="16384"/>
        </table:table-row>
        <table:table-row>
          <table:table-cell/>
          <table:table-cell office:value-type="string" office:string-value="01000"/>
          <table:table-cell table:number-columns-repeated="16382"/>
        </table:table-row>
        <table:table-row table:number-rows-repeated="1048564">
          <table:table-cell table:number-columns-repeated="16382"/>
        </table:table-row>
      </table:table>
      <table:table table:name="'file://DatenR/R/PROJEKTE/LFGR/LGR/Current/LGR_DieKleine_Stand30.01.07.xls'#Opt1-EAA_basic_prices5" table:style-name="ta3">
        <table:table-source xlink:href="file://DatenR/R/PROJEKTE/LFGR/LGR/Current/LGR_DieKleine_Stand30.01.07.xls" table:table-name="Opt1-EAA_basic_prices5" table:mode="copy-results-only"/>
        <table:table-column/>
        <table:table-row table:number-rows-repeated="11">
          <table:table-cell table:number-columns-repeated="16384"/>
        </table:table-row>
        <table:table-row>
          <table:table-cell/>
          <table:table-cell office:value-type="string" office:string-value="01000"/>
          <table:table-cell table:number-columns-repeated="16382"/>
        </table:table-row>
        <table:table-row table:number-rows-repeated="1048564">
          <table:table-cell table:number-columns-repeated="16382"/>
        </table:table-row>
      </table:table>
      <table:table table:name="'file://DatenR/R/PROJEKTE/LFGR/LGR/Current/LGR_DieKleine_Stand30.01.07.xls'#Opt1-EAA_producer_prices_n_15" table:style-name="ta3">
        <table:table-source xlink:href="file://DatenR/R/PROJEKTE/LFGR/LGR/Current/LGR_DieKleine_Stand30.01.07.xls" table:table-name="Opt1-EAA_producer_prices_n_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Opt1-EAA_subsidies_n_15" table:style-name="ta3">
        <table:table-source xlink:href="file://DatenR/R/PROJEKTE/LFGR/LGR/Current/LGR_DieKleine_Stand30.01.07.xls" table:table-name="Opt1-EAA_subsidies_n_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Opt1-EAA_taxes_n_15" table:style-name="ta3">
        <table:table-source xlink:href="file://DatenR/R/PROJEKTE/LFGR/LGR/Current/LGR_DieKleine_Stand30.01.07.xls" table:table-name="Opt1-EAA_taxes_n_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Opt1-EAA_basic_prices_n_15" table:style-name="ta3">
        <table:table-source xlink:href="file://DatenR/R/PROJEKTE/LFGR/LGR/Current/LGR_DieKleine_Stand30.01.07.xls" table:table-name="Opt1-EAA_basic_prices_n_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LBG_alt_neu_Chart_Vorlage" table:style-name="ta3">
        <table:table-source xlink:href="file://DatenR/R/PROJEKTE/LFGR/LGR/Current/LGR_DieKleine_Stand30.01.07.xls" table:table-name="LBG_alt_neu_Chart_Vorlage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LBG_Zus" table:style-name="ta3">
        <table:table-source xlink:href="file://DatenR/R/PROJEKTE/LFGR/LGR/Current/LGR_DieKleine_Stand30.01.07.xls" table:table-name="LBG_Zu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LBG_Ert_Auf" table:style-name="ta3">
        <table:table-source xlink:href="file://DatenR/R/PROJEKTE/LFGR/LGR/Current/LGR_DieKleine_Stand30.01.07.xls" table:table-name="LBG_Ert_Au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daten_xls_LBG_NC5" table:style-name="ta3">
        <table:table-source xlink:href="file://DatenR/R/PROJEKTE/LFGR/LGR/Current/LGR_DieKleine_Stand30.01.07.xls" table:table-name="daten_xls_LBG_NC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LBG_BX" table:style-name="ta3">
        <table:table-source xlink:href="file://DatenR/R/PROJEKTE/LFGR/LGR/Current/LGR_DieKleine_Stand30.01.07.xls" table:table-name="LBG_BX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LBG_BX2003" table:style-name="ta3">
        <table:table-source xlink:href="file://DatenR/R/PROJEKTE/LFGR/LGR/Current/LGR_DieKleine_Stand30.01.07.xls" table:table-name="LBG_BX200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LBG_NC" table:style-name="ta3">
        <table:table-source xlink:href="file://DatenR/R/PROJEKTE/LFGR/LGR/Current/LGR_DieKleine_Stand30.01.07.xls" table:table-name="LBG_NC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LBG_Ein_Aus" table:style-name="ta3">
        <table:table-source xlink:href="file://DatenR/R/PROJEKTE/LFGR/LGR/Current/LGR_DieKleine_Stand30.01.07.xls" table:table-name="LBG_Ein_Au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vgl_HPv_aktuell_zu_letztem_Mal5" table:style-name="ta3">
        <table:table-source xlink:href="file://DatenR/R/PROJEKTE/LFGR/LGR/Current/LGR_DieKleine_Stand30.01.07.xls" table:table-name="vgl_HPv_aktuell_zu_letztem_Mal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vgl_HPn_1v_aktuell_zu_vorherig5" table:style-name="ta3">
        <table:table-source xlink:href="file://DatenR/R/PROJEKTE/LFGR/LGR/Current/LGR_DieKleine_Stand30.01.07.xls" table:table-name="vgl_HPn_1v_aktuell_zu_vorherig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GB2003_Opt1-EAA_basic_prices5" table:style-name="ta3">
        <table:table-source xlink:href="file://DatenR/R/PROJEKTE/LFGR/LGR/Current/LGR_DieKleine_Stand30.01.07.xls" table:table-name="GB2003_Opt1-EAA_basic_prices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GB2003_Opt1-EAA_basic_n_15" table:style-name="ta3">
        <table:table-source xlink:href="file://DatenR/R/PROJEKTE/LFGR/LGR/Current/LGR_DieKleine_Stand30.01.07.xls" table:table-name="GB2003_Opt1-EAA_basic_n_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1vs2003_Opt1-EAA_basic_prices5" table:style-name="ta3">
        <table:table-source xlink:href="file://DatenR/R/PROJEKTE/LFGR/LGR/Current/LGR_DieKleine_Stand30.01.07.xls" table:table-name="1vs2003_Opt1-EAA_basic_prices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1vs2003_Opt1-EAA_basic_n_15" table:style-name="ta3">
        <table:table-source xlink:href="file://DatenR/R/PROJEKTE/LFGR/LGR/Current/LGR_DieKleine_Stand30.01.07.xls" table:table-name="1vs2003_Opt1-EAA_basic_n_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Opt1-EAFish_17q" table:style-name="ta3">
        <table:table-source xlink:href="file://DatenR/R/PROJEKTE/LFGR/LGR/Current/LGR_DieKleine_Stand30.01.07.xls" table:table-name="Opt1-EAFish_17q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OPT1-EAFish_basic_prices_n_1" table:style-name="ta3">
        <table:table-source xlink:href="file://DatenR/R/PROJEKTE/LFGR/LGR/Current/LGR_DieKleine_Stand30.01.07.xls" table:table-name="OPT1-EAFish_basic_prices_n_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OPT1-EAFish_subsidies_n_1" table:style-name="ta3">
        <table:table-source xlink:href="file://DatenR/R/PROJEKTE/LFGR/LGR/Current/LGR_DieKleine_Stand30.01.07.xls" table:table-name="OPT1-EAFish_subsidies_n_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OPT1-EAFish_taxes_n_1" table:style-name="ta3">
        <table:table-source xlink:href="file://DatenR/R/PROJEKTE/LFGR/LGR/Current/LGR_DieKleine_Stand30.01.07.xls" table:table-name="OPT1-EAFish_taxes_n_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OPT1-EAFish_producer_prices_n_1" table:style-name="ta3">
        <table:table-source xlink:href="file://DatenR/R/PROJEKTE/LFGR/LGR/Current/LGR_DieKleine_Stand30.01.07.xls" table:table-name="OPT1-EAFish_producer_prices_n_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OPT1-EAFish_basic_prices" table:style-name="ta3">
        <table:table-source xlink:href="file://DatenR/R/PROJEKTE/LFGR/LGR/Current/LGR_DieKleine_Stand30.01.07.xls" table:table-name="OPT1-EAFish_basic_price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OPT1-EAFish_subsidies" table:style-name="ta3">
        <table:table-source xlink:href="file://DatenR/R/PROJEKTE/LFGR/LGR/Current/LGR_DieKleine_Stand30.01.07.xls" table:table-name="OPT1-EAFish_subsidie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OPT1-EAFish_taxes" table:style-name="ta3">
        <table:table-source xlink:href="file://DatenR/R/PROJEKTE/LFGR/LGR/Current/LGR_DieKleine_Stand30.01.07.xls" table:table-name="OPT1-EAFish_taxe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OPT1-EAFish_producer_prices" table:style-name="ta3">
        <table:table-source xlink:href="file://DatenR/R/PROJEKTE/LFGR/LGR/Current/LGR_DieKleine_Stand30.01.07.xls" table:table-name="OPT1-EAFish_producer_price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Opt1-EAF_17q" table:style-name="ta3">
        <table:table-source xlink:href="file://DatenR/R/PROJEKTE/LFGR/LGR/Current/LGR_DieKleine_Stand30.01.07.xls" table:table-name="Opt1-EAF_17q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OPT1-EAF_basic_prices_n_1" table:style-name="ta3">
        <table:table-source xlink:href="file://DatenR/R/PROJEKTE/LFGR/LGR/Current/LGR_DieKleine_Stand30.01.07.xls" table:table-name="OPT1-EAF_basic_prices_n_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OPT1-EAF_subsidies_n_1" table:style-name="ta3">
        <table:table-source xlink:href="file://DatenR/R/PROJEKTE/LFGR/LGR/Current/LGR_DieKleine_Stand30.01.07.xls" table:table-name="OPT1-EAF_subsidies_n_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OPT1-EAF_taxes_n_1" table:style-name="ta3">
        <table:table-source xlink:href="file://DatenR/R/PROJEKTE/LFGR/LGR/Current/LGR_DieKleine_Stand30.01.07.xls" table:table-name="OPT1-EAF_taxes_n_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OPT1-EAF_producer_prices_n_1" table:style-name="ta3">
        <table:table-source xlink:href="file://DatenR/R/PROJEKTE/LFGR/LGR/Current/LGR_DieKleine_Stand30.01.07.xls" table:table-name="OPT1-EAF_producer_prices_n_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OPT1-EAF_basic_prices" table:style-name="ta3">
        <table:table-source xlink:href="file://DatenR/R/PROJEKTE/LFGR/LGR/Current/LGR_DieKleine_Stand30.01.07.xls" table:table-name="OPT1-EAF_basic_price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OPT1-EAF_subsidies" table:style-name="ta3">
        <table:table-source xlink:href="file://DatenR/R/PROJEKTE/LFGR/LGR/Current/LGR_DieKleine_Stand30.01.07.xls" table:table-name="OPT1-EAF_subsidie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OPT1-EAF_taxes" table:style-name="ta3">
        <table:table-source xlink:href="file://DatenR/R/PROJEKTE/LFGR/LGR/Current/LGR_DieKleine_Stand30.01.07.xls" table:table-name="OPT1-EAF_taxe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OPT1-EAF_producer_prices" table:style-name="ta3">
        <table:table-source xlink:href="file://DatenR/R/PROJEKTE/LFGR/LGR/Current/LGR_DieKleine_Stand30.01.07.xls" table:table-name="OPT1-EAF_producer_price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OPT1&amp;2-EAF_bridge_table_n_1" table:style-name="ta3">
        <table:table-source xlink:href="file://DatenR/R/PROJEKTE/LFGR/LGR/Current/LGR_DieKleine_Stand30.01.07.xls" table:table-name="OPT1&amp;2-EAF_bridge_table_n_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OPT2-EAF_n_1_orig" table:style-name="ta3">
        <table:table-source xlink:href="file://DatenR/R/PROJEKTE/LFGR/LGR/Current/LGR_DieKleine_Stand30.01.07.xls" table:table-name="OPT2-EAF_n_1_orig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OPT1&amp;2-EAF97_bridge_table" table:style-name="ta3">
        <table:table-source xlink:href="file://DatenR/R/PROJEKTE/LFGR/LGR/Current/LGR_DieKleine_Stand30.01.07.xls" table:table-name="OPT1&amp;2-EAF97_bridge_table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Opt1-EAA_17q" table:style-name="ta3">
        <table:table-source xlink:href="file://DatenR/R/PROJEKTE/LFGR/LGR/Current/LGR_DieKleine_Stand30.01.07.xls" table:table-name="Opt1-EAA_17q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VI_t_t-1" table:style-name="ta3">
        <table:table-source xlink:href="file://DatenR/R/PROJEKTE/LFGR/LGR/Current/LGR_DieKleine_Stand30.01.07.xls" table:table-name="VI_t_t-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PI_t_t-1" table:style-name="ta3">
        <table:table-source xlink:href="file://DatenR/R/PROJEKTE/LFGR/LGR/Current/LGR_DieKleine_Stand30.01.07.xls" table:table-name="PI_t_t-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BspBeitrIndA_Obst-SonstProd" table:style-name="ta3">
        <table:table-source xlink:href="file://DatenR/R/PROJEKTE/LFGR/LGR/Current/LGR_DieKleine_Stand30.01.07.xls" table:table-name="BspBeitrIndA_Obst-SonstProd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GB_Tab1_1" table:style-name="ta3">
        <table:table-source xlink:href="file://DatenR/R/PROJEKTE/LFGR/LGR/Current/LGR_DieKleine_Stand30.01.07.xls" table:table-name="GB_Tab1_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GB_Tab1_2" table:style-name="ta3">
        <table:table-source xlink:href="file://DatenR/R/PROJEKTE/LFGR/LGR/Current/LGR_DieKleine_Stand30.01.07.xls" table:table-name="GB_Tab1_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GB_Tab1_3" table:style-name="ta3">
        <table:table-source xlink:href="file://DatenR/R/PROJEKTE/LFGR/LGR/Current/LGR_DieKleine_Stand30.01.07.xls" table:table-name="GB_Tab1_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GB_Tab1_6" table:style-name="ta3">
        <table:table-source xlink:href="file://DatenR/R/PROJEKTE/LFGR/LGR/Current/LGR_DieKleine_Stand30.01.07.xls" table:table-name="GB_Tab1_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NOPT1-EAA97_curr_prices" table:style-name="ta3">
        <table:table-source xlink:href="file://DatenR/R/PROJEKTE/LFGR/LGR/Current/LGR_DieKleine_Stand30.01.07.xls" table:table-name="NOPT1-EAA97_curr_price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NOPT1-EAA97_n-1_prices" table:style-name="ta3">
        <table:table-source xlink:href="file://DatenR/R/PROJEKTE/LFGR/LGR/Current/LGR_DieKleine_Stand30.01.07.xls" table:table-name="NOPT1-EAA97_n-1_price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Opt1-EAA_producer_prices" table:style-name="ta3">
        <table:table-source xlink:href="file://DatenR/R/PROJEKTE/LFGR/LGR/Current/LGR_DieKleine_Stand30.01.07.xls" table:table-name="Opt1-EAA_producer_prices" table:mode="copy-results-only"/>
        <table:table-column/>
        <table:table-row table:number-rows-repeated="11">
          <table:table-cell table:number-columns-repeated="16384"/>
        </table:table-row>
        <table:table-row>
          <table:table-cell/>
          <table:table-cell office:value-type="string" office:string-value="01000"/>
          <table:table-cell table:number-columns-repeated="16382"/>
        </table:table-row>
        <table:table-row table:number-rows-repeated="1048564">
          <table:table-cell table:number-columns-repeated="16382"/>
        </table:table-row>
      </table:table>
      <table:table table:name="'file://DatenR/R/PROJEKTE/LFGR/LGR/Current/LGR_DieKleine_Stand30.01.07.xls'#Opt1-EAA_subsidies" table:style-name="ta3">
        <table:table-source xlink:href="file://DatenR/R/PROJEKTE/LFGR/LGR/Current/LGR_DieKleine_Stand30.01.07.xls" table:table-name="Opt1-EAA_subsidies" table:mode="copy-results-only"/>
        <table:table-column/>
        <table:table-row table:number-rows-repeated="11">
          <table:table-cell table:number-columns-repeated="16384"/>
        </table:table-row>
        <table:table-row>
          <table:table-cell/>
          <table:table-cell office:value-type="string" office:string-value="01000"/>
          <table:table-cell table:number-columns-repeated="16382"/>
        </table:table-row>
        <table:table-row table:number-rows-repeated="1048564">
          <table:table-cell table:number-columns-repeated="16382"/>
        </table:table-row>
      </table:table>
      <table:table table:name="'file://DatenR/R/PROJEKTE/LFGR/LGR/Current/LGR_DieKleine_Stand30.01.07.xls'#Opt1-EAA_taxes" table:style-name="ta3">
        <table:table-source xlink:href="file://DatenR/R/PROJEKTE/LFGR/LGR/Current/LGR_DieKleine_Stand30.01.07.xls" table:table-name="Opt1-EAA_taxes" table:mode="copy-results-only"/>
        <table:table-column/>
        <table:table-row table:number-rows-repeated="11">
          <table:table-cell table:number-columns-repeated="16384"/>
        </table:table-row>
        <table:table-row>
          <table:table-cell/>
          <table:table-cell office:value-type="string" office:string-value="01000"/>
          <table:table-cell table:number-columns-repeated="16382"/>
        </table:table-row>
        <table:table-row table:number-rows-repeated="1048564">
          <table:table-cell table:number-columns-repeated="16382"/>
        </table:table-row>
      </table:table>
      <table:table table:name="'file://DatenR/R/PROJEKTE/LFGR/LGR/Current/LGR_DieKleine_Stand30.01.07.xls'#Opt1-EAA_basic_prices" table:style-name="ta3">
        <table:table-source xlink:href="file://DatenR/R/PROJEKTE/LFGR/LGR/Current/LGR_DieKleine_Stand30.01.07.xls" table:table-name="Opt1-EAA_basic_prices" table:mode="copy-results-only"/>
        <table:table-column/>
        <table:table-row table:number-rows-repeated="11">
          <table:table-cell table:number-columns-repeated="16384"/>
        </table:table-row>
        <table:table-row>
          <table:table-cell/>
          <table:table-cell office:value-type="string" office:string-value="01000"/>
          <table:table-cell table:number-columns-repeated="16382"/>
        </table:table-row>
        <table:table-row table:number-rows-repeated="1048564">
          <table:table-cell table:number-columns-repeated="16382"/>
        </table:table-row>
      </table:table>
      <table:table table:name="'file://DatenR/R/PROJEKTE/LFGR/LGR/Current/LGR_DieKleine_Stand30.01.07.xls'#Opt1-EAA_producer_prices_n_1" table:style-name="ta3">
        <table:table-source xlink:href="file://DatenR/R/PROJEKTE/LFGR/LGR/Current/LGR_DieKleine_Stand30.01.07.xls" table:table-name="Opt1-EAA_producer_prices_n_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Opt1-EAA_subsidies_n_1" table:style-name="ta3">
        <table:table-source xlink:href="file://DatenR/R/PROJEKTE/LFGR/LGR/Current/LGR_DieKleine_Stand30.01.07.xls" table:table-name="Opt1-EAA_subsidies_n_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Opt1-EAA_taxes_n_1" table:style-name="ta3">
        <table:table-source xlink:href="file://DatenR/R/PROJEKTE/LFGR/LGR/Current/LGR_DieKleine_Stand30.01.07.xls" table:table-name="Opt1-EAA_taxes_n_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Opt1-EAA_basic_prices_n_1" table:style-name="ta3">
        <table:table-source xlink:href="file://DatenR/R/PROJEKTE/LFGR/LGR/Current/LGR_DieKleine_Stand30.01.07.xls" table:table-name="Opt1-EAA_basic_prices_n_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daten_xls_LBG_NC" table:style-name="ta3">
        <table:table-source xlink:href="file://DatenR/R/PROJEKTE/LFGR/LGR/Current/LGR_DieKleine_Stand30.01.07.xls" table:table-name="daten_xls_LBG_NC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vgl_HPv_aktuell_zu_letztem_Mal" table:style-name="ta3">
        <table:table-source xlink:href="file://DatenR/R/PROJEKTE/LFGR/LGR/Current/LGR_DieKleine_Stand30.01.07.xls" table:table-name="vgl_HPv_aktuell_zu_letztem_Mal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vgl_HPn_1v_aktuell_zu_vorherig" table:style-name="ta3">
        <table:table-source xlink:href="file://DatenR/R/PROJEKTE/LFGR/LGR/Current/LGR_DieKleine_Stand30.01.07.xls" table:table-name="vgl_HPn_1v_aktuell_zu_vorherig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GB2003_Opt1-EAA_basic_prices" table:style-name="ta3">
        <table:table-source xlink:href="file://DatenR/R/PROJEKTE/LFGR/LGR/Current/LGR_DieKleine_Stand30.01.07.xls" table:table-name="GB2003_Opt1-EAA_basic_price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GB2003_Opt1-EAA_basic_n_1" table:style-name="ta3">
        <table:table-source xlink:href="file://DatenR/R/PROJEKTE/LFGR/LGR/Current/LGR_DieKleine_Stand30.01.07.xls" table:table-name="GB2003_Opt1-EAA_basic_n_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1vs2003_Opt1-EAA_basic_prices" table:style-name="ta3">
        <table:table-source xlink:href="file://DatenR/R/PROJEKTE/LFGR/LGR/Current/LGR_DieKleine_Stand30.01.07.xls" table:table-name="1vs2003_Opt1-EAA_basic_price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1vs2003_Opt1-EAA_basic_n_1" table:style-name="ta3">
        <table:table-source xlink:href="file://DatenR/R/PROJEKTE/LFGR/LGR/Current/LGR_DieKleine_Stand30.01.07.xls" table:table-name="1vs2003_Opt1-EAA_basic_n_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Opt1-EAFish_17q1" table:style-name="ta3">
        <table:table-source xlink:href="file://DatenR/R/PROJEKTE/LFGR/LGR/Current/LGR_DieKleine_Stand30.01.07.xls" table:table-name="Opt1-EAFish_17q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OPT1-EAFish_basic_prices_n_11" table:style-name="ta3">
        <table:table-source xlink:href="file://DatenR/R/PROJEKTE/LFGR/LGR/Current/LGR_DieKleine_Stand30.01.07.xls" table:table-name="OPT1-EAFish_basic_prices_n_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OPT1-EAFish_subsidies_n_11" table:style-name="ta3">
        <table:table-source xlink:href="file://DatenR/R/PROJEKTE/LFGR/LGR/Current/LGR_DieKleine_Stand30.01.07.xls" table:table-name="OPT1-EAFish_subsidies_n_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OPT1-EAFish_taxes_n_11" table:style-name="ta3">
        <table:table-source xlink:href="file://DatenR/R/PROJEKTE/LFGR/LGR/Current/LGR_DieKleine_Stand30.01.07.xls" table:table-name="OPT1-EAFish_taxes_n_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OPT1-EAFish_producer_prices_n_2" table:style-name="ta3">
        <table:table-source xlink:href="file://DatenR/R/PROJEKTE/LFGR/LGR/Current/LGR_DieKleine_Stand30.01.07.xls" table:table-name="OPT1-EAFish_producer_prices_n_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OPT1-EAFish_basic_prices1" table:style-name="ta3">
        <table:table-source xlink:href="file://DatenR/R/PROJEKTE/LFGR/LGR/Current/LGR_DieKleine_Stand30.01.07.xls" table:table-name="OPT1-EAFish_basic_price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OPT1-EAFish_subsidies1" table:style-name="ta3">
        <table:table-source xlink:href="file://DatenR/R/PROJEKTE/LFGR/LGR/Current/LGR_DieKleine_Stand30.01.07.xls" table:table-name="OPT1-EAFish_subsidie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OPT1-EAFish_taxes1" table:style-name="ta3">
        <table:table-source xlink:href="file://DatenR/R/PROJEKTE/LFGR/LGR/Current/LGR_DieKleine_Stand30.01.07.xls" table:table-name="OPT1-EAFish_taxe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OPT1-EAFish_producer_prices1" table:style-name="ta3">
        <table:table-source xlink:href="file://DatenR/R/PROJEKTE/LFGR/LGR/Current/LGR_DieKleine_Stand30.01.07.xls" table:table-name="OPT1-EAFish_producer_price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Opt1-EAF_17q1" table:style-name="ta3">
        <table:table-source xlink:href="file://DatenR/R/PROJEKTE/LFGR/LGR/Current/LGR_DieKleine_Stand30.01.07.xls" table:table-name="Opt1-EAF_17q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OPT1-EAF_basic_prices_n_11" table:style-name="ta3">
        <table:table-source xlink:href="file://DatenR/R/PROJEKTE/LFGR/LGR/Current/LGR_DieKleine_Stand30.01.07.xls" table:table-name="OPT1-EAF_basic_prices_n_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OPT1-EAF_subsidies_n_11" table:style-name="ta3">
        <table:table-source xlink:href="file://DatenR/R/PROJEKTE/LFGR/LGR/Current/LGR_DieKleine_Stand30.01.07.xls" table:table-name="OPT1-EAF_subsidies_n_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OPT1-EAF_taxes_n_11" table:style-name="ta3">
        <table:table-source xlink:href="file://DatenR/R/PROJEKTE/LFGR/LGR/Current/LGR_DieKleine_Stand30.01.07.xls" table:table-name="OPT1-EAF_taxes_n_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OPT1-EAF_producer_prices_n_11" table:style-name="ta3">
        <table:table-source xlink:href="file://DatenR/R/PROJEKTE/LFGR/LGR/Current/LGR_DieKleine_Stand30.01.07.xls" table:table-name="OPT1-EAF_producer_prices_n_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OPT1-EAF_basic_prices1" table:style-name="ta3">
        <table:table-source xlink:href="file://DatenR/R/PROJEKTE/LFGR/LGR/Current/LGR_DieKleine_Stand30.01.07.xls" table:table-name="OPT1-EAF_basic_price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OPT1-EAF_subsidies1" table:style-name="ta3">
        <table:table-source xlink:href="file://DatenR/R/PROJEKTE/LFGR/LGR/Current/LGR_DieKleine_Stand30.01.07.xls" table:table-name="OPT1-EAF_subsidie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OPT1-EAF_taxes1" table:style-name="ta3">
        <table:table-source xlink:href="file://DatenR/R/PROJEKTE/LFGR/LGR/Current/LGR_DieKleine_Stand30.01.07.xls" table:table-name="OPT1-EAF_taxe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OPT1-EAF_producer_prices1" table:style-name="ta3">
        <table:table-source xlink:href="file://DatenR/R/PROJEKTE/LFGR/LGR/Current/LGR_DieKleine_Stand30.01.07.xls" table:table-name="OPT1-EAF_producer_price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OPT1&amp;2-EAF_bridge_table_n_11" table:style-name="ta3">
        <table:table-source xlink:href="file://DatenR/R/PROJEKTE/LFGR/LGR/Current/LGR_DieKleine_Stand30.01.07.xls" table:table-name="OPT1&amp;2-EAF_bridge_table_n_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OPT2-EAF_n_1_orig1" table:style-name="ta3">
        <table:table-source xlink:href="file://DatenR/R/PROJEKTE/LFGR/LGR/Current/LGR_DieKleine_Stand30.01.07.xls" table:table-name="OPT2-EAF_n_1_orig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OPT1&amp;2-EAF97_bridge_table1" table:style-name="ta3">
        <table:table-source xlink:href="file://DatenR/R/PROJEKTE/LFGR/LGR/Current/LGR_DieKleine_Stand30.01.07.xls" table:table-name="OPT1&amp;2-EAF97_bridge_table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Opt1-EAA_17q1" table:style-name="ta3">
        <table:table-source xlink:href="file://DatenR/R/PROJEKTE/LFGR/LGR/Current/LGR_DieKleine_Stand30.01.07.xls" table:table-name="Opt1-EAA_17q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VI_t_t-11" table:style-name="ta3">
        <table:table-source xlink:href="file://DatenR/R/PROJEKTE/LFGR/LGR/Current/LGR_DieKleine_Stand30.01.07.xls" table:table-name="VI_t_t-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PI_t_t-11" table:style-name="ta3">
        <table:table-source xlink:href="file://DatenR/R/PROJEKTE/LFGR/LGR/Current/LGR_DieKleine_Stand30.01.07.xls" table:table-name="PI_t_t-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BspBeitrIndA_Obst-SonstProd1" table:style-name="ta3">
        <table:table-source xlink:href="file://DatenR/R/PROJEKTE/LFGR/LGR/Current/LGR_DieKleine_Stand30.01.07.xls" table:table-name="BspBeitrIndA_Obst-SonstProd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GB_Tab1_11" table:style-name="ta3">
        <table:table-source xlink:href="file://DatenR/R/PROJEKTE/LFGR/LGR/Current/LGR_DieKleine_Stand30.01.07.xls" table:table-name="GB_Tab1_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GB_Tab1_21" table:style-name="ta3">
        <table:table-source xlink:href="file://DatenR/R/PROJEKTE/LFGR/LGR/Current/LGR_DieKleine_Stand30.01.07.xls" table:table-name="GB_Tab1_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GB_Tab1_31" table:style-name="ta3">
        <table:table-source xlink:href="file://DatenR/R/PROJEKTE/LFGR/LGR/Current/LGR_DieKleine_Stand30.01.07.xls" table:table-name="GB_Tab1_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GB_Tab1_61" table:style-name="ta3">
        <table:table-source xlink:href="file://DatenR/R/PROJEKTE/LFGR/LGR/Current/LGR_DieKleine_Stand30.01.07.xls" table:table-name="GB_Tab1_6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NOPT1-EAA97_curr_prices1" table:style-name="ta3">
        <table:table-source xlink:href="file://DatenR/R/PROJEKTE/LFGR/LGR/Current/LGR_DieKleine_Stand30.01.07.xls" table:table-name="NOPT1-EAA97_curr_price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NOPT1-EAA97_n-1_prices1" table:style-name="ta3">
        <table:table-source xlink:href="file://DatenR/R/PROJEKTE/LFGR/LGR/Current/LGR_DieKleine_Stand30.01.07.xls" table:table-name="NOPT1-EAA97_n-1_price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Opt1-EAA_producer_prices1" table:style-name="ta3">
        <table:table-source xlink:href="file://DatenR/R/PROJEKTE/LFGR/LGR/Current/LGR_DieKleine_Stand30.01.07.xls" table:table-name="Opt1-EAA_producer_prices1" table:mode="copy-results-only"/>
        <table:table-column/>
        <table:table-row table:number-rows-repeated="11">
          <table:table-cell table:number-columns-repeated="16384"/>
        </table:table-row>
        <table:table-row>
          <table:table-cell/>
          <table:table-cell office:value-type="string" office:string-value="01000"/>
          <table:table-cell table:number-columns-repeated="16382"/>
        </table:table-row>
        <table:table-row table:number-rows-repeated="1048564">
          <table:table-cell table:number-columns-repeated="16382"/>
        </table:table-row>
      </table:table>
      <table:table table:name="'file://DatenR/R/PROJEKTE/LFGR/LGR/Current/LGR_DieKleine_Stand30.01.07.xls'#Opt1-EAA_subsidies1" table:style-name="ta3">
        <table:table-source xlink:href="file://DatenR/R/PROJEKTE/LFGR/LGR/Current/LGR_DieKleine_Stand30.01.07.xls" table:table-name="Opt1-EAA_subsidies1" table:mode="copy-results-only"/>
        <table:table-column/>
        <table:table-row table:number-rows-repeated="11">
          <table:table-cell table:number-columns-repeated="16384"/>
        </table:table-row>
        <table:table-row>
          <table:table-cell/>
          <table:table-cell office:value-type="string" office:string-value="01000"/>
          <table:table-cell table:number-columns-repeated="16382"/>
        </table:table-row>
        <table:table-row table:number-rows-repeated="1048564">
          <table:table-cell table:number-columns-repeated="16382"/>
        </table:table-row>
      </table:table>
      <table:table table:name="'file://DatenR/R/PROJEKTE/LFGR/LGR/Current/LGR_DieKleine_Stand30.01.07.xls'#Opt1-EAA_taxes1" table:style-name="ta3">
        <table:table-source xlink:href="file://DatenR/R/PROJEKTE/LFGR/LGR/Current/LGR_DieKleine_Stand30.01.07.xls" table:table-name="Opt1-EAA_taxes1" table:mode="copy-results-only"/>
        <table:table-column/>
        <table:table-row table:number-rows-repeated="11">
          <table:table-cell table:number-columns-repeated="16384"/>
        </table:table-row>
        <table:table-row>
          <table:table-cell/>
          <table:table-cell office:value-type="string" office:string-value="01000"/>
          <table:table-cell table:number-columns-repeated="16382"/>
        </table:table-row>
        <table:table-row table:number-rows-repeated="1048564">
          <table:table-cell table:number-columns-repeated="16382"/>
        </table:table-row>
      </table:table>
      <table:table table:name="'file://DatenR/R/PROJEKTE/LFGR/LGR/Current/LGR_DieKleine_Stand30.01.07.xls'#Opt1-EAA_basic_prices1" table:style-name="ta3">
        <table:table-source xlink:href="file://DatenR/R/PROJEKTE/LFGR/LGR/Current/LGR_DieKleine_Stand30.01.07.xls" table:table-name="Opt1-EAA_basic_prices1" table:mode="copy-results-only"/>
        <table:table-column/>
        <table:table-row table:number-rows-repeated="11">
          <table:table-cell table:number-columns-repeated="16384"/>
        </table:table-row>
        <table:table-row>
          <table:table-cell/>
          <table:table-cell office:value-type="string" office:string-value="01000"/>
          <table:table-cell table:number-columns-repeated="16382"/>
        </table:table-row>
        <table:table-row table:number-rows-repeated="1048564">
          <table:table-cell table:number-columns-repeated="16382"/>
        </table:table-row>
      </table:table>
      <table:table table:name="'file://DatenR/R/PROJEKTE/LFGR/LGR/Current/LGR_DieKleine_Stand30.01.07.xls'#Opt1-EAA_producer_prices_n_11" table:style-name="ta3">
        <table:table-source xlink:href="file://DatenR/R/PROJEKTE/LFGR/LGR/Current/LGR_DieKleine_Stand30.01.07.xls" table:table-name="Opt1-EAA_producer_prices_n_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Opt1-EAA_subsidies_n_11" table:style-name="ta3">
        <table:table-source xlink:href="file://DatenR/R/PROJEKTE/LFGR/LGR/Current/LGR_DieKleine_Stand30.01.07.xls" table:table-name="Opt1-EAA_subsidies_n_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Opt1-EAA_taxes_n_11" table:style-name="ta3">
        <table:table-source xlink:href="file://DatenR/R/PROJEKTE/LFGR/LGR/Current/LGR_DieKleine_Stand30.01.07.xls" table:table-name="Opt1-EAA_taxes_n_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Opt1-EAA_basic_prices_n_11" table:style-name="ta3">
        <table:table-source xlink:href="file://DatenR/R/PROJEKTE/LFGR/LGR/Current/LGR_DieKleine_Stand30.01.07.xls" table:table-name="Opt1-EAA_basic_prices_n_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daten_xls_LBG_NC1" table:style-name="ta3">
        <table:table-source xlink:href="file://DatenR/R/PROJEKTE/LFGR/LGR/Current/LGR_DieKleine_Stand30.01.07.xls" table:table-name="daten_xls_LBG_NC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vgl_HPv_aktuell_zu_letztem_Mal1" table:style-name="ta3">
        <table:table-source xlink:href="file://DatenR/R/PROJEKTE/LFGR/LGR/Current/LGR_DieKleine_Stand30.01.07.xls" table:table-name="vgl_HPv_aktuell_zu_letztem_Mal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vgl_HPn_1v_aktuell_zu_vorherig1" table:style-name="ta3">
        <table:table-source xlink:href="file://DatenR/R/PROJEKTE/LFGR/LGR/Current/LGR_DieKleine_Stand30.01.07.xls" table:table-name="vgl_HPn_1v_aktuell_zu_vorherig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GB2003_Opt1-EAA_basic_prices1" table:style-name="ta3">
        <table:table-source xlink:href="file://DatenR/R/PROJEKTE/LFGR/LGR/Current/LGR_DieKleine_Stand30.01.07.xls" table:table-name="GB2003_Opt1-EAA_basic_price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GB2003_Opt1-EAA_basic_n_11" table:style-name="ta3">
        <table:table-source xlink:href="file://DatenR/R/PROJEKTE/LFGR/LGR/Current/LGR_DieKleine_Stand30.01.07.xls" table:table-name="GB2003_Opt1-EAA_basic_n_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1vs2003_Opt1-EAA_basic_prices1" table:style-name="ta3">
        <table:table-source xlink:href="file://DatenR/R/PROJEKTE/LFGR/LGR/Current/LGR_DieKleine_Stand30.01.07.xls" table:table-name="1vs2003_Opt1-EAA_basic_price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1vs2003_Opt1-EAA_basic_n_11" table:style-name="ta3">
        <table:table-source xlink:href="file://DatenR/R/PROJEKTE/LFGR/LGR/Current/LGR_DieKleine_Stand30.01.07.xls" table:table-name="1vs2003_Opt1-EAA_basic_n_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Opt1-EAFish_17q2" table:style-name="ta3">
        <table:table-source xlink:href="file://DatenR/R/PROJEKTE/LFGR/LGR/Current/LGR_DieKleine_Stand30.01.07.xls" table:table-name="Opt1-EAFish_17q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OPT1-EAFish_basic_prices_n_12" table:style-name="ta3">
        <table:table-source xlink:href="file://DatenR/R/PROJEKTE/LFGR/LGR/Current/LGR_DieKleine_Stand30.01.07.xls" table:table-name="OPT1-EAFish_basic_prices_n_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OPT1-EAFish_subsidies_n_12" table:style-name="ta3">
        <table:table-source xlink:href="file://DatenR/R/PROJEKTE/LFGR/LGR/Current/LGR_DieKleine_Stand30.01.07.xls" table:table-name="OPT1-EAFish_subsidies_n_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OPT1-EAFish_taxes_n_12" table:style-name="ta3">
        <table:table-source xlink:href="file://DatenR/R/PROJEKTE/LFGR/LGR/Current/LGR_DieKleine_Stand30.01.07.xls" table:table-name="OPT1-EAFish_taxes_n_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OPT1-EAFish_producer_prices_n_3" table:style-name="ta3">
        <table:table-source xlink:href="file://DatenR/R/PROJEKTE/LFGR/LGR/Current/LGR_DieKleine_Stand30.01.07.xls" table:table-name="OPT1-EAFish_producer_prices_n_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OPT1-EAFish_basic_prices2" table:style-name="ta3">
        <table:table-source xlink:href="file://DatenR/R/PROJEKTE/LFGR/LGR/Current/LGR_DieKleine_Stand30.01.07.xls" table:table-name="OPT1-EAFish_basic_price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OPT1-EAFish_subsidies2" table:style-name="ta3">
        <table:table-source xlink:href="file://DatenR/R/PROJEKTE/LFGR/LGR/Current/LGR_DieKleine_Stand30.01.07.xls" table:table-name="OPT1-EAFish_subsidie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OPT1-EAFish_taxes2" table:style-name="ta3">
        <table:table-source xlink:href="file://DatenR/R/PROJEKTE/LFGR/LGR/Current/LGR_DieKleine_Stand30.01.07.xls" table:table-name="OPT1-EAFish_taxe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OPT1-EAFish_producer_prices2" table:style-name="ta3">
        <table:table-source xlink:href="file://DatenR/R/PROJEKTE/LFGR/LGR/Current/LGR_DieKleine_Stand30.01.07.xls" table:table-name="OPT1-EAFish_producer_price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Opt1-EAF_17q2" table:style-name="ta3">
        <table:table-source xlink:href="file://DatenR/R/PROJEKTE/LFGR/LGR/Current/LGR_DieKleine_Stand30.01.07.xls" table:table-name="Opt1-EAF_17q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OPT1-EAF_basic_prices_n_12" table:style-name="ta3">
        <table:table-source xlink:href="file://DatenR/R/PROJEKTE/LFGR/LGR/Current/LGR_DieKleine_Stand30.01.07.xls" table:table-name="OPT1-EAF_basic_prices_n_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OPT1-EAF_subsidies_n_12" table:style-name="ta3">
        <table:table-source xlink:href="file://DatenR/R/PROJEKTE/LFGR/LGR/Current/LGR_DieKleine_Stand30.01.07.xls" table:table-name="OPT1-EAF_subsidies_n_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OPT1-EAF_taxes_n_12" table:style-name="ta3">
        <table:table-source xlink:href="file://DatenR/R/PROJEKTE/LFGR/LGR/Current/LGR_DieKleine_Stand30.01.07.xls" table:table-name="OPT1-EAF_taxes_n_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OPT1-EAF_producer_prices_n_12" table:style-name="ta3">
        <table:table-source xlink:href="file://DatenR/R/PROJEKTE/LFGR/LGR/Current/LGR_DieKleine_Stand30.01.07.xls" table:table-name="OPT1-EAF_producer_prices_n_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OPT1-EAF_basic_prices2" table:style-name="ta3">
        <table:table-source xlink:href="file://DatenR/R/PROJEKTE/LFGR/LGR/Current/LGR_DieKleine_Stand30.01.07.xls" table:table-name="OPT1-EAF_basic_price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OPT1-EAF_subsidies2" table:style-name="ta3">
        <table:table-source xlink:href="file://DatenR/R/PROJEKTE/LFGR/LGR/Current/LGR_DieKleine_Stand30.01.07.xls" table:table-name="OPT1-EAF_subsidie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OPT1-EAF_taxes2" table:style-name="ta3">
        <table:table-source xlink:href="file://DatenR/R/PROJEKTE/LFGR/LGR/Current/LGR_DieKleine_Stand30.01.07.xls" table:table-name="OPT1-EAF_taxe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OPT1-EAF_producer_prices2" table:style-name="ta3">
        <table:table-source xlink:href="file://DatenR/R/PROJEKTE/LFGR/LGR/Current/LGR_DieKleine_Stand30.01.07.xls" table:table-name="OPT1-EAF_producer_price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OPT1&amp;2-EAF_bridge_table_n_12" table:style-name="ta3">
        <table:table-source xlink:href="file://DatenR/R/PROJEKTE/LFGR/LGR/Current/LGR_DieKleine_Stand30.01.07.xls" table:table-name="OPT1&amp;2-EAF_bridge_table_n_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OPT2-EAF_n_1_orig2" table:style-name="ta3">
        <table:table-source xlink:href="file://DatenR/R/PROJEKTE/LFGR/LGR/Current/LGR_DieKleine_Stand30.01.07.xls" table:table-name="OPT2-EAF_n_1_orig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OPT1&amp;2-EAF97_bridge_table2" table:style-name="ta3">
        <table:table-source xlink:href="file://DatenR/R/PROJEKTE/LFGR/LGR/Current/LGR_DieKleine_Stand30.01.07.xls" table:table-name="OPT1&amp;2-EAF97_bridge_table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Opt1-EAA_17q2" table:style-name="ta3">
        <table:table-source xlink:href="file://DatenR/R/PROJEKTE/LFGR/LGR/Current/LGR_DieKleine_Stand30.01.07.xls" table:table-name="Opt1-EAA_17q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VI_t_t-12" table:style-name="ta3">
        <table:table-source xlink:href="file://DatenR/R/PROJEKTE/LFGR/LGR/Current/LGR_DieKleine_Stand30.01.07.xls" table:table-name="VI_t_t-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PI_t_t-12" table:style-name="ta3">
        <table:table-source xlink:href="file://DatenR/R/PROJEKTE/LFGR/LGR/Current/LGR_DieKleine_Stand30.01.07.xls" table:table-name="PI_t_t-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BspBeitrIndA_Obst-SonstProd2" table:style-name="ta3">
        <table:table-source xlink:href="file://DatenR/R/PROJEKTE/LFGR/LGR/Current/LGR_DieKleine_Stand30.01.07.xls" table:table-name="BspBeitrIndA_Obst-SonstProd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GB_Tab1_12" table:style-name="ta3">
        <table:table-source xlink:href="file://DatenR/R/PROJEKTE/LFGR/LGR/Current/LGR_DieKleine_Stand30.01.07.xls" table:table-name="GB_Tab1_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GB_Tab1_22" table:style-name="ta3">
        <table:table-source xlink:href="file://DatenR/R/PROJEKTE/LFGR/LGR/Current/LGR_DieKleine_Stand30.01.07.xls" table:table-name="GB_Tab1_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GB_Tab1_32" table:style-name="ta3">
        <table:table-source xlink:href="file://DatenR/R/PROJEKTE/LFGR/LGR/Current/LGR_DieKleine_Stand30.01.07.xls" table:table-name="GB_Tab1_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GB_Tab1_62" table:style-name="ta3">
        <table:table-source xlink:href="file://DatenR/R/PROJEKTE/LFGR/LGR/Current/LGR_DieKleine_Stand30.01.07.xls" table:table-name="GB_Tab1_6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NOPT1-EAA97_curr_prices2" table:style-name="ta3">
        <table:table-source xlink:href="file://DatenR/R/PROJEKTE/LFGR/LGR/Current/LGR_DieKleine_Stand30.01.07.xls" table:table-name="NOPT1-EAA97_curr_price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NOPT1-EAA97_n-1_prices2" table:style-name="ta3">
        <table:table-source xlink:href="file://DatenR/R/PROJEKTE/LFGR/LGR/Current/LGR_DieKleine_Stand30.01.07.xls" table:table-name="NOPT1-EAA97_n-1_price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Opt1-EAA_producer_prices2" table:style-name="ta3">
        <table:table-source xlink:href="file://DatenR/R/PROJEKTE/LFGR/LGR/Current/LGR_DieKleine_Stand30.01.07.xls" table:table-name="Opt1-EAA_producer_prices2" table:mode="copy-results-only"/>
        <table:table-column/>
        <table:table-row table:number-rows-repeated="11">
          <table:table-cell table:number-columns-repeated="16384"/>
        </table:table-row>
        <table:table-row>
          <table:table-cell/>
          <table:table-cell office:value-type="string" office:string-value="01000"/>
          <table:table-cell table:number-columns-repeated="16382"/>
        </table:table-row>
        <table:table-row table:number-rows-repeated="1048564">
          <table:table-cell table:number-columns-repeated="16382"/>
        </table:table-row>
      </table:table>
      <table:table table:name="'file://DatenR/R/PROJEKTE/LFGR/LGR/Current/LGR_DieKleine_Stand30.01.07.xls'#Opt1-EAA_subsidies2" table:style-name="ta3">
        <table:table-source xlink:href="file://DatenR/R/PROJEKTE/LFGR/LGR/Current/LGR_DieKleine_Stand30.01.07.xls" table:table-name="Opt1-EAA_subsidies2" table:mode="copy-results-only"/>
        <table:table-column/>
        <table:table-row table:number-rows-repeated="11">
          <table:table-cell table:number-columns-repeated="16384"/>
        </table:table-row>
        <table:table-row>
          <table:table-cell/>
          <table:table-cell office:value-type="string" office:string-value="01000"/>
          <table:table-cell table:number-columns-repeated="16382"/>
        </table:table-row>
        <table:table-row table:number-rows-repeated="1048564">
          <table:table-cell table:number-columns-repeated="16382"/>
        </table:table-row>
      </table:table>
      <table:table table:name="'file://DatenR/R/PROJEKTE/LFGR/LGR/Current/LGR_DieKleine_Stand30.01.07.xls'#Opt1-EAA_taxes2" table:style-name="ta3">
        <table:table-source xlink:href="file://DatenR/R/PROJEKTE/LFGR/LGR/Current/LGR_DieKleine_Stand30.01.07.xls" table:table-name="Opt1-EAA_taxes2" table:mode="copy-results-only"/>
        <table:table-column/>
        <table:table-row table:number-rows-repeated="11">
          <table:table-cell table:number-columns-repeated="16384"/>
        </table:table-row>
        <table:table-row>
          <table:table-cell/>
          <table:table-cell office:value-type="string" office:string-value="01000"/>
          <table:table-cell table:number-columns-repeated="16382"/>
        </table:table-row>
        <table:table-row table:number-rows-repeated="1048564">
          <table:table-cell table:number-columns-repeated="16382"/>
        </table:table-row>
      </table:table>
      <table:table table:name="'file://DatenR/R/PROJEKTE/LFGR/LGR/Current/LGR_DieKleine_Stand30.01.07.xls'#Opt1-EAA_basic_prices2" table:style-name="ta3">
        <table:table-source xlink:href="file://DatenR/R/PROJEKTE/LFGR/LGR/Current/LGR_DieKleine_Stand30.01.07.xls" table:table-name="Opt1-EAA_basic_prices2" table:mode="copy-results-only"/>
        <table:table-column/>
        <table:table-row table:number-rows-repeated="11">
          <table:table-cell table:number-columns-repeated="16384"/>
        </table:table-row>
        <table:table-row>
          <table:table-cell/>
          <table:table-cell office:value-type="string" office:string-value="01000"/>
          <table:table-cell table:number-columns-repeated="16382"/>
        </table:table-row>
        <table:table-row table:number-rows-repeated="1048564">
          <table:table-cell table:number-columns-repeated="16382"/>
        </table:table-row>
      </table:table>
      <table:table table:name="'file://DatenR/R/PROJEKTE/LFGR/LGR/Current/LGR_DieKleine_Stand30.01.07.xls'#Opt1-EAA_producer_prices_n_12" table:style-name="ta3">
        <table:table-source xlink:href="file://DatenR/R/PROJEKTE/LFGR/LGR/Current/LGR_DieKleine_Stand30.01.07.xls" table:table-name="Opt1-EAA_producer_prices_n_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Opt1-EAA_subsidies_n_12" table:style-name="ta3">
        <table:table-source xlink:href="file://DatenR/R/PROJEKTE/LFGR/LGR/Current/LGR_DieKleine_Stand30.01.07.xls" table:table-name="Opt1-EAA_subsidies_n_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Opt1-EAA_taxes_n_12" table:style-name="ta3">
        <table:table-source xlink:href="file://DatenR/R/PROJEKTE/LFGR/LGR/Current/LGR_DieKleine_Stand30.01.07.xls" table:table-name="Opt1-EAA_taxes_n_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Opt1-EAA_basic_prices_n_12" table:style-name="ta3">
        <table:table-source xlink:href="file://DatenR/R/PROJEKTE/LFGR/LGR/Current/LGR_DieKleine_Stand30.01.07.xls" table:table-name="Opt1-EAA_basic_prices_n_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daten_xls_LBG_NC2" table:style-name="ta3">
        <table:table-source xlink:href="file://DatenR/R/PROJEKTE/LFGR/LGR/Current/LGR_DieKleine_Stand30.01.07.xls" table:table-name="daten_xls_LBG_NC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vgl_HPv_aktuell_zu_letztem_Mal2" table:style-name="ta3">
        <table:table-source xlink:href="file://DatenR/R/PROJEKTE/LFGR/LGR/Current/LGR_DieKleine_Stand30.01.07.xls" table:table-name="vgl_HPv_aktuell_zu_letztem_Mal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vgl_HPn_1v_aktuell_zu_vorherig2" table:style-name="ta3">
        <table:table-source xlink:href="file://DatenR/R/PROJEKTE/LFGR/LGR/Current/LGR_DieKleine_Stand30.01.07.xls" table:table-name="vgl_HPn_1v_aktuell_zu_vorherig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GB2003_Opt1-EAA_basic_prices2" table:style-name="ta3">
        <table:table-source xlink:href="file://DatenR/R/PROJEKTE/LFGR/LGR/Current/LGR_DieKleine_Stand30.01.07.xls" table:table-name="GB2003_Opt1-EAA_basic_price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GB2003_Opt1-EAA_basic_n_12" table:style-name="ta3">
        <table:table-source xlink:href="file://DatenR/R/PROJEKTE/LFGR/LGR/Current/LGR_DieKleine_Stand30.01.07.xls" table:table-name="GB2003_Opt1-EAA_basic_n_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1vs2003_Opt1-EAA_basic_prices2" table:style-name="ta3">
        <table:table-source xlink:href="file://DatenR/R/PROJEKTE/LFGR/LGR/Current/LGR_DieKleine_Stand30.01.07.xls" table:table-name="1vs2003_Opt1-EAA_basic_price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1vs2003_Opt1-EAA_basic_n_12" table:style-name="ta3">
        <table:table-source xlink:href="file://DatenR/R/PROJEKTE/LFGR/LGR/Current/LGR_DieKleine_Stand30.01.07.xls" table:table-name="1vs2003_Opt1-EAA_basic_n_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Opt1-EAFish_17q3" table:style-name="ta3">
        <table:table-source xlink:href="file://DatenR/R/PROJEKTE/LFGR/LGR/Current/LGR_DieKleine_Stand30.01.07.xls" table:table-name="Opt1-EAFish_17q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OPT1-EAFish_basic_prices_n_13" table:style-name="ta3">
        <table:table-source xlink:href="file://DatenR/R/PROJEKTE/LFGR/LGR/Current/LGR_DieKleine_Stand30.01.07.xls" table:table-name="OPT1-EAFish_basic_prices_n_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OPT1-EAFish_subsidies_n_13" table:style-name="ta3">
        <table:table-source xlink:href="file://DatenR/R/PROJEKTE/LFGR/LGR/Current/LGR_DieKleine_Stand30.01.07.xls" table:table-name="OPT1-EAFish_subsidies_n_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OPT1-EAFish_taxes_n_13" table:style-name="ta3">
        <table:table-source xlink:href="file://DatenR/R/PROJEKTE/LFGR/LGR/Current/LGR_DieKleine_Stand30.01.07.xls" table:table-name="OPT1-EAFish_taxes_n_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OPT1-EAFish_producer_prices_n_4" table:style-name="ta3">
        <table:table-source xlink:href="file://DatenR/R/PROJEKTE/LFGR/LGR/Current/LGR_DieKleine_Stand30.01.07.xls" table:table-name="OPT1-EAFish_producer_prices_n_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OPT1-EAFish_basic_prices3" table:style-name="ta3">
        <table:table-source xlink:href="file://DatenR/R/PROJEKTE/LFGR/LGR/Current/LGR_DieKleine_Stand30.01.07.xls" table:table-name="OPT1-EAFish_basic_prices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OPT1-EAFish_subsidies3" table:style-name="ta3">
        <table:table-source xlink:href="file://DatenR/R/PROJEKTE/LFGR/LGR/Current/LGR_DieKleine_Stand30.01.07.xls" table:table-name="OPT1-EAFish_subsidies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OPT1-EAFish_taxes3" table:style-name="ta3">
        <table:table-source xlink:href="file://DatenR/R/PROJEKTE/LFGR/LGR/Current/LGR_DieKleine_Stand30.01.07.xls" table:table-name="OPT1-EAFish_taxes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OPT1-EAFish_producer_prices3" table:style-name="ta3">
        <table:table-source xlink:href="file://DatenR/R/PROJEKTE/LFGR/LGR/Current/LGR_DieKleine_Stand30.01.07.xls" table:table-name="OPT1-EAFish_producer_prices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Opt1-EAF_17q3" table:style-name="ta3">
        <table:table-source xlink:href="file://DatenR/R/PROJEKTE/LFGR/LGR/Current/LGR_DieKleine_Stand30.01.07.xls" table:table-name="Opt1-EAF_17q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OPT1-EAF_basic_prices_n_13" table:style-name="ta3">
        <table:table-source xlink:href="file://DatenR/R/PROJEKTE/LFGR/LGR/Current/LGR_DieKleine_Stand30.01.07.xls" table:table-name="OPT1-EAF_basic_prices_n_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OPT1-EAF_subsidies_n_13" table:style-name="ta3">
        <table:table-source xlink:href="file://DatenR/R/PROJEKTE/LFGR/LGR/Current/LGR_DieKleine_Stand30.01.07.xls" table:table-name="OPT1-EAF_subsidies_n_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OPT1-EAF_taxes_n_13" table:style-name="ta3">
        <table:table-source xlink:href="file://DatenR/R/PROJEKTE/LFGR/LGR/Current/LGR_DieKleine_Stand30.01.07.xls" table:table-name="OPT1-EAF_taxes_n_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OPT1-EAF_producer_prices_n_13" table:style-name="ta3">
        <table:table-source xlink:href="file://DatenR/R/PROJEKTE/LFGR/LGR/Current/LGR_DieKleine_Stand30.01.07.xls" table:table-name="OPT1-EAF_producer_prices_n_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OPT1-EAF_basic_prices3" table:style-name="ta3">
        <table:table-source xlink:href="file://DatenR/R/PROJEKTE/LFGR/LGR/Current/LGR_DieKleine_Stand30.01.07.xls" table:table-name="OPT1-EAF_basic_prices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OPT1-EAF_subsidies3" table:style-name="ta3">
        <table:table-source xlink:href="file://DatenR/R/PROJEKTE/LFGR/LGR/Current/LGR_DieKleine_Stand30.01.07.xls" table:table-name="OPT1-EAF_subsidies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OPT1-EAF_taxes3" table:style-name="ta3">
        <table:table-source xlink:href="file://DatenR/R/PROJEKTE/LFGR/LGR/Current/LGR_DieKleine_Stand30.01.07.xls" table:table-name="OPT1-EAF_taxes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OPT1-EAF_producer_prices3" table:style-name="ta3">
        <table:table-source xlink:href="file://DatenR/R/PROJEKTE/LFGR/LGR/Current/LGR_DieKleine_Stand30.01.07.xls" table:table-name="OPT1-EAF_producer_prices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OPT1&amp;2-EAF_bridge_table_n_13" table:style-name="ta3">
        <table:table-source xlink:href="file://DatenR/R/PROJEKTE/LFGR/LGR/Current/LGR_DieKleine_Stand30.01.07.xls" table:table-name="OPT1&amp;2-EAF_bridge_table_n_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OPT2-EAF_n_1_orig3" table:style-name="ta3">
        <table:table-source xlink:href="file://DatenR/R/PROJEKTE/LFGR/LGR/Current/LGR_DieKleine_Stand30.01.07.xls" table:table-name="OPT2-EAF_n_1_orig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OPT1&amp;2-EAF97_bridge_table3" table:style-name="ta3">
        <table:table-source xlink:href="file://DatenR/R/PROJEKTE/LFGR/LGR/Current/LGR_DieKleine_Stand30.01.07.xls" table:table-name="OPT1&amp;2-EAF97_bridge_table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Opt1-EAA_17q3" table:style-name="ta3">
        <table:table-source xlink:href="file://DatenR/R/PROJEKTE/LFGR/LGR/Current/LGR_DieKleine_Stand30.01.07.xls" table:table-name="Opt1-EAA_17q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VI_t_t-13" table:style-name="ta3">
        <table:table-source xlink:href="file://DatenR/R/PROJEKTE/LFGR/LGR/Current/LGR_DieKleine_Stand30.01.07.xls" table:table-name="VI_t_t-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PI_t_t-13" table:style-name="ta3">
        <table:table-source xlink:href="file://DatenR/R/PROJEKTE/LFGR/LGR/Current/LGR_DieKleine_Stand30.01.07.xls" table:table-name="PI_t_t-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BspBeitrIndA_Obst-SonstProd3" table:style-name="ta3">
        <table:table-source xlink:href="file://DatenR/R/PROJEKTE/LFGR/LGR/Current/LGR_DieKleine_Stand30.01.07.xls" table:table-name="BspBeitrIndA_Obst-SonstProd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GB_Tab1_13" table:style-name="ta3">
        <table:table-source xlink:href="file://DatenR/R/PROJEKTE/LFGR/LGR/Current/LGR_DieKleine_Stand30.01.07.xls" table:table-name="GB_Tab1_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GB_Tab1_23" table:style-name="ta3">
        <table:table-source xlink:href="file://DatenR/R/PROJEKTE/LFGR/LGR/Current/LGR_DieKleine_Stand30.01.07.xls" table:table-name="GB_Tab1_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GB_Tab1_33" table:style-name="ta3">
        <table:table-source xlink:href="file://DatenR/R/PROJEKTE/LFGR/LGR/Current/LGR_DieKleine_Stand30.01.07.xls" table:table-name="GB_Tab1_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GB_Tab1_63" table:style-name="ta3">
        <table:table-source xlink:href="file://DatenR/R/PROJEKTE/LFGR/LGR/Current/LGR_DieKleine_Stand30.01.07.xls" table:table-name="GB_Tab1_6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NOPT1-EAA97_curr_prices3" table:style-name="ta3">
        <table:table-source xlink:href="file://DatenR/R/PROJEKTE/LFGR/LGR/Current/LGR_DieKleine_Stand30.01.07.xls" table:table-name="NOPT1-EAA97_curr_prices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NOPT1-EAA97_n-1_prices3" table:style-name="ta3">
        <table:table-source xlink:href="file://DatenR/R/PROJEKTE/LFGR/LGR/Current/LGR_DieKleine_Stand30.01.07.xls" table:table-name="NOPT1-EAA97_n-1_prices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Opt1-EAA_producer_prices3" table:style-name="ta3">
        <table:table-source xlink:href="file://DatenR/R/PROJEKTE/LFGR/LGR/Current/LGR_DieKleine_Stand30.01.07.xls" table:table-name="Opt1-EAA_producer_prices3" table:mode="copy-results-only"/>
        <table:table-column/>
        <table:table-row table:number-rows-repeated="11">
          <table:table-cell table:number-columns-repeated="16384"/>
        </table:table-row>
        <table:table-row>
          <table:table-cell/>
          <table:table-cell office:value-type="string" office:string-value="01000"/>
          <table:table-cell table:number-columns-repeated="16382"/>
        </table:table-row>
        <table:table-row table:number-rows-repeated="1048564">
          <table:table-cell table:number-columns-repeated="16382"/>
        </table:table-row>
      </table:table>
      <table:table table:name="'file://DatenR/R/PROJEKTE/LFGR/LGR/Current/LGR_DieKleine_Stand30.01.07.xls'#Opt1-EAA_subsidies3" table:style-name="ta3">
        <table:table-source xlink:href="file://DatenR/R/PROJEKTE/LFGR/LGR/Current/LGR_DieKleine_Stand30.01.07.xls" table:table-name="Opt1-EAA_subsidies3" table:mode="copy-results-only"/>
        <table:table-column/>
        <table:table-row table:number-rows-repeated="11">
          <table:table-cell table:number-columns-repeated="16384"/>
        </table:table-row>
        <table:table-row>
          <table:table-cell/>
          <table:table-cell office:value-type="string" office:string-value="01000"/>
          <table:table-cell table:number-columns-repeated="16382"/>
        </table:table-row>
        <table:table-row table:number-rows-repeated="1048564">
          <table:table-cell table:number-columns-repeated="16382"/>
        </table:table-row>
      </table:table>
      <table:table table:name="'file://DatenR/R/PROJEKTE/LFGR/LGR/Current/LGR_DieKleine_Stand30.01.07.xls'#Opt1-EAA_taxes3" table:style-name="ta3">
        <table:table-source xlink:href="file://DatenR/R/PROJEKTE/LFGR/LGR/Current/LGR_DieKleine_Stand30.01.07.xls" table:table-name="Opt1-EAA_taxes3" table:mode="copy-results-only"/>
        <table:table-column/>
        <table:table-row table:number-rows-repeated="11">
          <table:table-cell table:number-columns-repeated="16384"/>
        </table:table-row>
        <table:table-row>
          <table:table-cell/>
          <table:table-cell office:value-type="string" office:string-value="01000"/>
          <table:table-cell table:number-columns-repeated="16382"/>
        </table:table-row>
        <table:table-row table:number-rows-repeated="1048564">
          <table:table-cell table:number-columns-repeated="16382"/>
        </table:table-row>
      </table:table>
      <table:table table:name="'file://DatenR/R/PROJEKTE/LFGR/LGR/Current/LGR_DieKleine_Stand30.01.07.xls'#Opt1-EAA_basic_prices3" table:style-name="ta3">
        <table:table-source xlink:href="file://DatenR/R/PROJEKTE/LFGR/LGR/Current/LGR_DieKleine_Stand30.01.07.xls" table:table-name="Opt1-EAA_basic_prices3" table:mode="copy-results-only"/>
        <table:table-column/>
        <table:table-row table:number-rows-repeated="11">
          <table:table-cell table:number-columns-repeated="16384"/>
        </table:table-row>
        <table:table-row>
          <table:table-cell/>
          <table:table-cell office:value-type="string" office:string-value="01000"/>
          <table:table-cell table:number-columns-repeated="16382"/>
        </table:table-row>
        <table:table-row table:number-rows-repeated="1048564">
          <table:table-cell table:number-columns-repeated="16382"/>
        </table:table-row>
      </table:table>
      <table:table table:name="'file://DatenR/R/PROJEKTE/LFGR/LGR/Current/LGR_DieKleine_Stand30.01.07.xls'#Opt1-EAA_producer_prices_n_13" table:style-name="ta3">
        <table:table-source xlink:href="file://DatenR/R/PROJEKTE/LFGR/LGR/Current/LGR_DieKleine_Stand30.01.07.xls" table:table-name="Opt1-EAA_producer_prices_n_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Opt1-EAA_subsidies_n_13" table:style-name="ta3">
        <table:table-source xlink:href="file://DatenR/R/PROJEKTE/LFGR/LGR/Current/LGR_DieKleine_Stand30.01.07.xls" table:table-name="Opt1-EAA_subsidies_n_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Opt1-EAA_taxes_n_13" table:style-name="ta3">
        <table:table-source xlink:href="file://DatenR/R/PROJEKTE/LFGR/LGR/Current/LGR_DieKleine_Stand30.01.07.xls" table:table-name="Opt1-EAA_taxes_n_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Opt1-EAA_basic_prices_n_13" table:style-name="ta3">
        <table:table-source xlink:href="file://DatenR/R/PROJEKTE/LFGR/LGR/Current/LGR_DieKleine_Stand30.01.07.xls" table:table-name="Opt1-EAA_basic_prices_n_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daten_xls_LBG_NC3" table:style-name="ta3">
        <table:table-source xlink:href="file://DatenR/R/PROJEKTE/LFGR/LGR/Current/LGR_DieKleine_Stand30.01.07.xls" table:table-name="daten_xls_LBG_NC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vgl_HPv_aktuell_zu_letztem_Mal3" table:style-name="ta3">
        <table:table-source xlink:href="file://DatenR/R/PROJEKTE/LFGR/LGR/Current/LGR_DieKleine_Stand30.01.07.xls" table:table-name="vgl_HPv_aktuell_zu_letztem_Mal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vgl_HPn_1v_aktuell_zu_vorherig3" table:style-name="ta3">
        <table:table-source xlink:href="file://DatenR/R/PROJEKTE/LFGR/LGR/Current/LGR_DieKleine_Stand30.01.07.xls" table:table-name="vgl_HPn_1v_aktuell_zu_vorherig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GB2003_Opt1-EAA_basic_prices3" table:style-name="ta3">
        <table:table-source xlink:href="file://DatenR/R/PROJEKTE/LFGR/LGR/Current/LGR_DieKleine_Stand30.01.07.xls" table:table-name="GB2003_Opt1-EAA_basic_prices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GB2003_Opt1-EAA_basic_n_13" table:style-name="ta3">
        <table:table-source xlink:href="file://DatenR/R/PROJEKTE/LFGR/LGR/Current/LGR_DieKleine_Stand30.01.07.xls" table:table-name="GB2003_Opt1-EAA_basic_n_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1vs2003_Opt1-EAA_basic_prices3" table:style-name="ta3">
        <table:table-source xlink:href="file://DatenR/R/PROJEKTE/LFGR/LGR/Current/LGR_DieKleine_Stand30.01.07.xls" table:table-name="1vs2003_Opt1-EAA_basic_prices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1vs2003_Opt1-EAA_basic_n_13" table:style-name="ta3">
        <table:table-source xlink:href="file://DatenR/R/PROJEKTE/LFGR/LGR/Current/LGR_DieKleine_Stand30.01.07.xls" table:table-name="1vs2003_Opt1-EAA_basic_n_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Opt1-EAFish_17q4" table:style-name="ta3">
        <table:table-source xlink:href="file://DatenR/R/PROJEKTE/LFGR/LGR/Current/LGR_DieKleine_Stand30.01.07.xls" table:table-name="Opt1-EAFish_17q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OPT1-EAFish_basic_prices_n_14" table:style-name="ta3">
        <table:table-source xlink:href="file://DatenR/R/PROJEKTE/LFGR/LGR/Current/LGR_DieKleine_Stand30.01.07.xls" table:table-name="OPT1-EAFish_basic_prices_n_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OPT1-EAFish_subsidies_n_14" table:style-name="ta3">
        <table:table-source xlink:href="file://DatenR/R/PROJEKTE/LFGR/LGR/Current/LGR_DieKleine_Stand30.01.07.xls" table:table-name="OPT1-EAFish_subsidies_n_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OPT1-EAFish_taxes_n_14" table:style-name="ta3">
        <table:table-source xlink:href="file://DatenR/R/PROJEKTE/LFGR/LGR/Current/LGR_DieKleine_Stand30.01.07.xls" table:table-name="OPT1-EAFish_taxes_n_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OPT1-EAFish_producer_prices_n_5" table:style-name="ta3">
        <table:table-source xlink:href="file://DatenR/R/PROJEKTE/LFGR/LGR/Current/LGR_DieKleine_Stand30.01.07.xls" table:table-name="OPT1-EAFish_producer_prices_n_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OPT1-EAFish_basic_prices4" table:style-name="ta3">
        <table:table-source xlink:href="file://DatenR/R/PROJEKTE/LFGR/LGR/Current/LGR_DieKleine_Stand30.01.07.xls" table:table-name="OPT1-EAFish_basic_prices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OPT1-EAFish_subsidies4" table:style-name="ta3">
        <table:table-source xlink:href="file://DatenR/R/PROJEKTE/LFGR/LGR/Current/LGR_DieKleine_Stand30.01.07.xls" table:table-name="OPT1-EAFish_subsidies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OPT1-EAFish_taxes4" table:style-name="ta3">
        <table:table-source xlink:href="file://DatenR/R/PROJEKTE/LFGR/LGR/Current/LGR_DieKleine_Stand30.01.07.xls" table:table-name="OPT1-EAFish_taxes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OPT1-EAFish_producer_prices4" table:style-name="ta3">
        <table:table-source xlink:href="file://DatenR/R/PROJEKTE/LFGR/LGR/Current/LGR_DieKleine_Stand30.01.07.xls" table:table-name="OPT1-EAFish_producer_prices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Opt1-EAF_17q4" table:style-name="ta3">
        <table:table-source xlink:href="file://DatenR/R/PROJEKTE/LFGR/LGR/Current/LGR_DieKleine_Stand30.01.07.xls" table:table-name="Opt1-EAF_17q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OPT1-EAF_basic_prices_n_14" table:style-name="ta3">
        <table:table-source xlink:href="file://DatenR/R/PROJEKTE/LFGR/LGR/Current/LGR_DieKleine_Stand30.01.07.xls" table:table-name="OPT1-EAF_basic_prices_n_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OPT1-EAF_subsidies_n_14" table:style-name="ta3">
        <table:table-source xlink:href="file://DatenR/R/PROJEKTE/LFGR/LGR/Current/LGR_DieKleine_Stand30.01.07.xls" table:table-name="OPT1-EAF_subsidies_n_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OPT1-EAF_taxes_n_14" table:style-name="ta3">
        <table:table-source xlink:href="file://DatenR/R/PROJEKTE/LFGR/LGR/Current/LGR_DieKleine_Stand30.01.07.xls" table:table-name="OPT1-EAF_taxes_n_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OPT1-EAF_producer_prices_n_14" table:style-name="ta3">
        <table:table-source xlink:href="file://DatenR/R/PROJEKTE/LFGR/LGR/Current/LGR_DieKleine_Stand30.01.07.xls" table:table-name="OPT1-EAF_producer_prices_n_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OPT1-EAF_basic_prices4" table:style-name="ta3">
        <table:table-source xlink:href="file://DatenR/R/PROJEKTE/LFGR/LGR/Current/LGR_DieKleine_Stand30.01.07.xls" table:table-name="OPT1-EAF_basic_prices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OPT1-EAF_subsidies4" table:style-name="ta3">
        <table:table-source xlink:href="file://DatenR/R/PROJEKTE/LFGR/LGR/Current/LGR_DieKleine_Stand30.01.07.xls" table:table-name="OPT1-EAF_subsidies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OPT1-EAF_taxes4" table:style-name="ta3">
        <table:table-source xlink:href="file://DatenR/R/PROJEKTE/LFGR/LGR/Current/LGR_DieKleine_Stand30.01.07.xls" table:table-name="OPT1-EAF_taxes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OPT1-EAF_producer_prices4" table:style-name="ta3">
        <table:table-source xlink:href="file://DatenR/R/PROJEKTE/LFGR/LGR/Current/LGR_DieKleine_Stand30.01.07.xls" table:table-name="OPT1-EAF_producer_prices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OPT1&amp;2-EAF_bridge_table_n_14" table:style-name="ta3">
        <table:table-source xlink:href="file://DatenR/R/PROJEKTE/LFGR/LGR/Current/LGR_DieKleine_Stand30.01.07.xls" table:table-name="OPT1&amp;2-EAF_bridge_table_n_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OPT2-EAF_n_1_orig4" table:style-name="ta3">
        <table:table-source xlink:href="file://DatenR/R/PROJEKTE/LFGR/LGR/Current/LGR_DieKleine_Stand30.01.07.xls" table:table-name="OPT2-EAF_n_1_orig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OPT1&amp;2-EAF97_bridge_table4" table:style-name="ta3">
        <table:table-source xlink:href="file://DatenR/R/PROJEKTE/LFGR/LGR/Current/LGR_DieKleine_Stand30.01.07.xls" table:table-name="OPT1&amp;2-EAF97_bridge_table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Opt1-EAA_17q4" table:style-name="ta3">
        <table:table-source xlink:href="file://DatenR/R/PROJEKTE/LFGR/LGR/Current/LGR_DieKleine_Stand30.01.07.xls" table:table-name="Opt1-EAA_17q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VI_t_t-14" table:style-name="ta3">
        <table:table-source xlink:href="file://DatenR/R/PROJEKTE/LFGR/LGR/Current/LGR_DieKleine_Stand30.01.07.xls" table:table-name="VI_t_t-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PI_t_t-14" table:style-name="ta3">
        <table:table-source xlink:href="file://DatenR/R/PROJEKTE/LFGR/LGR/Current/LGR_DieKleine_Stand30.01.07.xls" table:table-name="PI_t_t-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BspBeitrIndA_Obst-SonstProd4" table:style-name="ta3">
        <table:table-source xlink:href="file://DatenR/R/PROJEKTE/LFGR/LGR/Current/LGR_DieKleine_Stand30.01.07.xls" table:table-name="BspBeitrIndA_Obst-SonstProd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GB_Tab1_14" table:style-name="ta3">
        <table:table-source xlink:href="file://DatenR/R/PROJEKTE/LFGR/LGR/Current/LGR_DieKleine_Stand30.01.07.xls" table:table-name="GB_Tab1_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GB_Tab1_24" table:style-name="ta3">
        <table:table-source xlink:href="file://DatenR/R/PROJEKTE/LFGR/LGR/Current/LGR_DieKleine_Stand30.01.07.xls" table:table-name="GB_Tab1_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GB_Tab1_34" table:style-name="ta3">
        <table:table-source xlink:href="file://DatenR/R/PROJEKTE/LFGR/LGR/Current/LGR_DieKleine_Stand30.01.07.xls" table:table-name="GB_Tab1_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GB_Tab1_64" table:style-name="ta3">
        <table:table-source xlink:href="file://DatenR/R/PROJEKTE/LFGR/LGR/Current/LGR_DieKleine_Stand30.01.07.xls" table:table-name="GB_Tab1_6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NOPT1-EAA97_curr_prices4" table:style-name="ta3">
        <table:table-source xlink:href="file://DatenR/R/PROJEKTE/LFGR/LGR/Current/LGR_DieKleine_Stand30.01.07.xls" table:table-name="NOPT1-EAA97_curr_prices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NOPT1-EAA97_n-1_prices4" table:style-name="ta3">
        <table:table-source xlink:href="file://DatenR/R/PROJEKTE/LFGR/LGR/Current/LGR_DieKleine_Stand30.01.07.xls" table:table-name="NOPT1-EAA97_n-1_prices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Opt1-EAA_producer_prices4" table:style-name="ta3">
        <table:table-source xlink:href="file://DatenR/R/PROJEKTE/LFGR/LGR/Current/LGR_DieKleine_Stand30.01.07.xls" table:table-name="Opt1-EAA_producer_prices4" table:mode="copy-results-only"/>
        <table:table-column/>
        <table:table-row table:number-rows-repeated="11">
          <table:table-cell table:number-columns-repeated="16384"/>
        </table:table-row>
        <table:table-row>
          <table:table-cell/>
          <table:table-cell office:value-type="string" office:string-value="01000"/>
          <table:table-cell table:number-columns-repeated="16382"/>
        </table:table-row>
        <table:table-row table:number-rows-repeated="1048564">
          <table:table-cell table:number-columns-repeated="16382"/>
        </table:table-row>
      </table:table>
      <table:table table:name="'file://DatenR/R/PROJEKTE/LFGR/LGR/Current/LGR_DieKleine_Stand30.01.07.xls'#Opt1-EAA_subsidies4" table:style-name="ta3">
        <table:table-source xlink:href="file://DatenR/R/PROJEKTE/LFGR/LGR/Current/LGR_DieKleine_Stand30.01.07.xls" table:table-name="Opt1-EAA_subsidies4" table:mode="copy-results-only"/>
        <table:table-column/>
        <table:table-row table:number-rows-repeated="11">
          <table:table-cell table:number-columns-repeated="16384"/>
        </table:table-row>
        <table:table-row>
          <table:table-cell/>
          <table:table-cell office:value-type="string" office:string-value="01000"/>
          <table:table-cell table:number-columns-repeated="16382"/>
        </table:table-row>
        <table:table-row table:number-rows-repeated="1048564">
          <table:table-cell table:number-columns-repeated="16382"/>
        </table:table-row>
      </table:table>
      <table:table table:name="'file://DatenR/R/PROJEKTE/LFGR/LGR/Current/LGR_DieKleine_Stand30.01.07.xls'#Opt1-EAA_taxes4" table:style-name="ta3">
        <table:table-source xlink:href="file://DatenR/R/PROJEKTE/LFGR/LGR/Current/LGR_DieKleine_Stand30.01.07.xls" table:table-name="Opt1-EAA_taxes4" table:mode="copy-results-only"/>
        <table:table-column/>
        <table:table-row table:number-rows-repeated="11">
          <table:table-cell table:number-columns-repeated="16384"/>
        </table:table-row>
        <table:table-row>
          <table:table-cell/>
          <table:table-cell office:value-type="string" office:string-value="01000"/>
          <table:table-cell table:number-columns-repeated="16382"/>
        </table:table-row>
        <table:table-row table:number-rows-repeated="1048564">
          <table:table-cell table:number-columns-repeated="16382"/>
        </table:table-row>
      </table:table>
      <table:table table:name="'file://DatenR/R/PROJEKTE/LFGR/LGR/Current/LGR_DieKleine_Stand30.01.07.xls'#Opt1-EAA_basic_prices4" table:style-name="ta3">
        <table:table-source xlink:href="file://DatenR/R/PROJEKTE/LFGR/LGR/Current/LGR_DieKleine_Stand30.01.07.xls" table:table-name="Opt1-EAA_basic_prices4" table:mode="copy-results-only"/>
        <table:table-column/>
        <table:table-row table:number-rows-repeated="11">
          <table:table-cell table:number-columns-repeated="16384"/>
        </table:table-row>
        <table:table-row>
          <table:table-cell/>
          <table:table-cell office:value-type="string" office:string-value="01000"/>
          <table:table-cell table:number-columns-repeated="16382"/>
        </table:table-row>
        <table:table-row table:number-rows-repeated="1048564">
          <table:table-cell table:number-columns-repeated="16382"/>
        </table:table-row>
      </table:table>
      <table:table table:name="'file://DatenR/R/PROJEKTE/LFGR/LGR/Current/LGR_DieKleine_Stand30.01.07.xls'#Opt1-EAA_producer_prices_n_14" table:style-name="ta3">
        <table:table-source xlink:href="file://DatenR/R/PROJEKTE/LFGR/LGR/Current/LGR_DieKleine_Stand30.01.07.xls" table:table-name="Opt1-EAA_producer_prices_n_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Opt1-EAA_subsidies_n_14" table:style-name="ta3">
        <table:table-source xlink:href="file://DatenR/R/PROJEKTE/LFGR/LGR/Current/LGR_DieKleine_Stand30.01.07.xls" table:table-name="Opt1-EAA_subsidies_n_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Opt1-EAA_taxes_n_14" table:style-name="ta3">
        <table:table-source xlink:href="file://DatenR/R/PROJEKTE/LFGR/LGR/Current/LGR_DieKleine_Stand30.01.07.xls" table:table-name="Opt1-EAA_taxes_n_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Opt1-EAA_basic_prices_n_14" table:style-name="ta3">
        <table:table-source xlink:href="file://DatenR/R/PROJEKTE/LFGR/LGR/Current/LGR_DieKleine_Stand30.01.07.xls" table:table-name="Opt1-EAA_basic_prices_n_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daten_xls_LBG_NC4" table:style-name="ta3">
        <table:table-source xlink:href="file://DatenR/R/PROJEKTE/LFGR/LGR/Current/LGR_DieKleine_Stand30.01.07.xls" table:table-name="daten_xls_LBG_NC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vgl_HPv_aktuell_zu_letztem_Mal4" table:style-name="ta3">
        <table:table-source xlink:href="file://DatenR/R/PROJEKTE/LFGR/LGR/Current/LGR_DieKleine_Stand30.01.07.xls" table:table-name="vgl_HPv_aktuell_zu_letztem_Mal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vgl_HPn_1v_aktuell_zu_vorherig4" table:style-name="ta3">
        <table:table-source xlink:href="file://DatenR/R/PROJEKTE/LFGR/LGR/Current/LGR_DieKleine_Stand30.01.07.xls" table:table-name="vgl_HPn_1v_aktuell_zu_vorherig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GB2003_Opt1-EAA_basic_prices4" table:style-name="ta3">
        <table:table-source xlink:href="file://DatenR/R/PROJEKTE/LFGR/LGR/Current/LGR_DieKleine_Stand30.01.07.xls" table:table-name="GB2003_Opt1-EAA_basic_prices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GB2003_Opt1-EAA_basic_n_14" table:style-name="ta3">
        <table:table-source xlink:href="file://DatenR/R/PROJEKTE/LFGR/LGR/Current/LGR_DieKleine_Stand30.01.07.xls" table:table-name="GB2003_Opt1-EAA_basic_n_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1vs2003_Opt1-EAA_basic_prices4" table:style-name="ta3">
        <table:table-source xlink:href="file://DatenR/R/PROJEKTE/LFGR/LGR/Current/LGR_DieKleine_Stand30.01.07.xls" table:table-name="1vs2003_Opt1-EAA_basic_prices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1vs2003_Opt1-EAA_basic_n_14" table:style-name="ta3">
        <table:table-source xlink:href="file://DatenR/R/PROJEKTE/LFGR/LGR/Current/LGR_DieKleine_Stand30.01.07.xls" table:table-name="1vs2003_Opt1-EAA_basic_n_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Opt1-EAFish_17q9" table:style-name="ta3">
        <table:table-source xlink:href="file://DatenR/R/PROJEKTE/LFGR/LGR/Current/LGR_DieKleine_Stand30.01.07.xls" table:table-name="Opt1-EAFish_17q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OPT1-EAFish_basic_prices_n_19" table:style-name="ta3">
        <table:table-source xlink:href="file://DatenR/R/PROJEKTE/LFGR/LGR/Current/LGR_DieKleine_Stand30.01.07.xls" table:table-name="OPT1-EAFish_basic_prices_n_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OPT1-EAFish_subsidies_n_19" table:style-name="ta3">
        <table:table-source xlink:href="file://DatenR/R/PROJEKTE/LFGR/LGR/Current/LGR_DieKleine_Stand30.01.07.xls" table:table-name="OPT1-EAFish_subsidies_n_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OPT1-EAFish_taxes_n_19" table:style-name="ta3">
        <table:table-source xlink:href="file://DatenR/R/PROJEKTE/LFGR/LGR/Current/LGR_DieKleine_Stand30.01.07.xls" table:table-name="OPT1-EAFish_taxes_n_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OPT1-EAFish_producer_prices_n10" table:style-name="ta3">
        <table:table-source xlink:href="file://DatenR/R/PROJEKTE/LFGR/LGR/Current/LGR_DieKleine_Stand30.01.07.xls" table:table-name="OPT1-EAFish_producer_prices_n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OPT1-EAFish_basic_prices9" table:style-name="ta3">
        <table:table-source xlink:href="file://DatenR/R/PROJEKTE/LFGR/LGR/Current/LGR_DieKleine_Stand30.01.07.xls" table:table-name="OPT1-EAFish_basic_prices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OPT1-EAFish_subsidies9" table:style-name="ta3">
        <table:table-source xlink:href="file://DatenR/R/PROJEKTE/LFGR/LGR/Current/LGR_DieKleine_Stand30.01.07.xls" table:table-name="OPT1-EAFish_subsidies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OPT1-EAFish_taxes9" table:style-name="ta3">
        <table:table-source xlink:href="file://DatenR/R/PROJEKTE/LFGR/LGR/Current/LGR_DieKleine_Stand30.01.07.xls" table:table-name="OPT1-EAFish_taxes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OPT1-EAFish_producer_prices9" table:style-name="ta3">
        <table:table-source xlink:href="file://DatenR/R/PROJEKTE/LFGR/LGR/Current/LGR_DieKleine_Stand30.01.07.xls" table:table-name="OPT1-EAFish_producer_prices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Opt1-EAF_17q9" table:style-name="ta3">
        <table:table-source xlink:href="file://DatenR/R/PROJEKTE/LFGR/LGR/Current/LGR_DieKleine_Stand30.01.07.xls" table:table-name="Opt1-EAF_17q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OPT1-EAF_basic_prices_n_19" table:style-name="ta3">
        <table:table-source xlink:href="file://DatenR/R/PROJEKTE/LFGR/LGR/Current/LGR_DieKleine_Stand30.01.07.xls" table:table-name="OPT1-EAF_basic_prices_n_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OPT1-EAF_subsidies_n_19" table:style-name="ta3">
        <table:table-source xlink:href="file://DatenR/R/PROJEKTE/LFGR/LGR/Current/LGR_DieKleine_Stand30.01.07.xls" table:table-name="OPT1-EAF_subsidies_n_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OPT1-EAF_taxes_n_19" table:style-name="ta3">
        <table:table-source xlink:href="file://DatenR/R/PROJEKTE/LFGR/LGR/Current/LGR_DieKleine_Stand30.01.07.xls" table:table-name="OPT1-EAF_taxes_n_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OPT1-EAF_producer_prices_n_19" table:style-name="ta3">
        <table:table-source xlink:href="file://DatenR/R/PROJEKTE/LFGR/LGR/Current/LGR_DieKleine_Stand30.01.07.xls" table:table-name="OPT1-EAF_producer_prices_n_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OPT1-EAF_basic_prices9" table:style-name="ta3">
        <table:table-source xlink:href="file://DatenR/R/PROJEKTE/LFGR/LGR/Current/LGR_DieKleine_Stand30.01.07.xls" table:table-name="OPT1-EAF_basic_prices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OPT1-EAF_subsidies9" table:style-name="ta3">
        <table:table-source xlink:href="file://DatenR/R/PROJEKTE/LFGR/LGR/Current/LGR_DieKleine_Stand30.01.07.xls" table:table-name="OPT1-EAF_subsidies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OPT1-EAF_taxes9" table:style-name="ta3">
        <table:table-source xlink:href="file://DatenR/R/PROJEKTE/LFGR/LGR/Current/LGR_DieKleine_Stand30.01.07.xls" table:table-name="OPT1-EAF_taxes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OPT1-EAF_producer_prices9" table:style-name="ta3">
        <table:table-source xlink:href="file://DatenR/R/PROJEKTE/LFGR/LGR/Current/LGR_DieKleine_Stand30.01.07.xls" table:table-name="OPT1-EAF_producer_prices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OPT1&amp;2-EAF_bridge_table_n_19" table:style-name="ta3">
        <table:table-source xlink:href="file://DatenR/R/PROJEKTE/LFGR/LGR/Current/LGR_DieKleine_Stand30.01.07.xls" table:table-name="OPT1&amp;2-EAF_bridge_table_n_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OPT2-EAF_n_1_orig9" table:style-name="ta3">
        <table:table-source xlink:href="file://DatenR/R/PROJEKTE/LFGR/LGR/Current/LGR_DieKleine_Stand30.01.07.xls" table:table-name="OPT2-EAF_n_1_orig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OPT1&amp;2-EAF97_bridge_table9" table:style-name="ta3">
        <table:table-source xlink:href="file://DatenR/R/PROJEKTE/LFGR/LGR/Current/LGR_DieKleine_Stand30.01.07.xls" table:table-name="OPT1&amp;2-EAF97_bridge_table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Opt1-EAA_17q9" table:style-name="ta3">
        <table:table-source xlink:href="file://DatenR/R/PROJEKTE/LFGR/LGR/Current/LGR_DieKleine_Stand30.01.07.xls" table:table-name="Opt1-EAA_17q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VI_t_t-19" table:style-name="ta3">
        <table:table-source xlink:href="file://DatenR/R/PROJEKTE/LFGR/LGR/Current/LGR_DieKleine_Stand30.01.07.xls" table:table-name="VI_t_t-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PI_t_t-19" table:style-name="ta3">
        <table:table-source xlink:href="file://DatenR/R/PROJEKTE/LFGR/LGR/Current/LGR_DieKleine_Stand30.01.07.xls" table:table-name="PI_t_t-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BspBeitrIndA_Obst-SonstProd9" table:style-name="ta3">
        <table:table-source xlink:href="file://DatenR/R/PROJEKTE/LFGR/LGR/Current/LGR_DieKleine_Stand30.01.07.xls" table:table-name="BspBeitrIndA_Obst-SonstProd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GB_Tab1_19" table:style-name="ta3">
        <table:table-source xlink:href="file://DatenR/R/PROJEKTE/LFGR/LGR/Current/LGR_DieKleine_Stand30.01.07.xls" table:table-name="GB_Tab1_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GB_Tab1_29" table:style-name="ta3">
        <table:table-source xlink:href="file://DatenR/R/PROJEKTE/LFGR/LGR/Current/LGR_DieKleine_Stand30.01.07.xls" table:table-name="GB_Tab1_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GB_Tab1_39" table:style-name="ta3">
        <table:table-source xlink:href="file://DatenR/R/PROJEKTE/LFGR/LGR/Current/LGR_DieKleine_Stand30.01.07.xls" table:table-name="GB_Tab1_3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GB_Tab1_69" table:style-name="ta3">
        <table:table-source xlink:href="file://DatenR/R/PROJEKTE/LFGR/LGR/Current/LGR_DieKleine_Stand30.01.07.xls" table:table-name="GB_Tab1_6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NOPT1-EAA97_curr_prices9" table:style-name="ta3">
        <table:table-source xlink:href="file://DatenR/R/PROJEKTE/LFGR/LGR/Current/LGR_DieKleine_Stand30.01.07.xls" table:table-name="NOPT1-EAA97_curr_prices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NOPT1-EAA97_n-1_prices9" table:style-name="ta3">
        <table:table-source xlink:href="file://DatenR/R/PROJEKTE/LFGR/LGR/Current/LGR_DieKleine_Stand30.01.07.xls" table:table-name="NOPT1-EAA97_n-1_prices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Opt1-EAA_producer_prices9" table:style-name="ta3">
        <table:table-source xlink:href="file://DatenR/R/PROJEKTE/LFGR/LGR/Current/LGR_DieKleine_Stand30.01.07.xls" table:table-name="Opt1-EAA_producer_prices9" table:mode="copy-results-only"/>
        <table:table-column/>
        <table:table-row table:number-rows-repeated="11">
          <table:table-cell table:number-columns-repeated="16384"/>
        </table:table-row>
        <table:table-row>
          <table:table-cell/>
          <table:table-cell office:value-type="string" office:string-value="01000"/>
          <table:table-cell office:value-type="string" office:string-value="GETREIDE (einschl. Saatgut)"/>
          <table:table-cell table:number-columns-repeated="20"/>
          <table:table-cell office:value-type="float" office:value="1202.9792602399157"/>
          <table:table-cell office:value-type="float" office:value="1110.938859838858"/>
          <table:table-cell office:value-type="float" office:value="1169.36814205471"/>
          <table:table-cell office:value-type="float" office:value="1082.278966916896"/>
          <table:table-cell office:value-type="float" office:value="900.20041614524439"/>
          <table:table-cell office:value-type="float" office:value="871.48802795627842"/>
          <table:table-cell office:value-type="float" office:value="828.35039666524528"/>
          <table:table-cell office:value-type="float" office:value="505.54684256066838"/>
          <table:table-cell office:value-type="float" office:value="546.46001543514228"/>
          <table:table-cell office:value-type="float" office:value="517.81101308135192"/>
          <table:table-cell office:value-type="float" office:value="487.62455041217459"/>
          <table:table-cell office:value-type="float" office:value="487.23720133045379"/>
          <table:table-cell office:value-type="float" office:value="467.71393715977302"/>
          <table:table-cell office:value-type="float" office:value="485.32631123977484"/>
          <table:table-cell office:value-type="float" office:value="455.39706467115553"/>
          <table:table-cell office:value-type="float" office:value="466.16651589860425"/>
          <table:table-cell office:value-type="float" office:value="458.31040933385202"/>
          <table:table-cell office:value-type="float" office:value="401.36553839272949"/>
          <table:table-cell office:value-type="float" office:value="461.95311689530496"/>
          <table:table-cell table:number-columns-repeated="16342"/>
        </table:table-row>
        <table:table-row>
          <table:table-cell/>
          <table:table-cell office:value-type="string" office:string-value="01100"/>
          <table:table-cell office:value-type="string" office:string-value="Weizen und Spelz"/>
          <table:table-cell table:number-columns-repeated="20"/>
          <table:table-cell office:value-type="float" office:value="402.7601754061767"/>
          <table:table-cell office:value-type="float" office:value="349.20634923327805"/>
          <table:table-cell office:value-type="float" office:value="358.86288853753962"/>
          <table:table-cell office:value-type="float" office:value="335.08223812921449"/>
          <table:table-cell office:value-type="float" office:value="309.66585807995898"/>
          <table:table-cell office:value-type="float" office:value="246.19739360382275"/>
          <table:table-cell office:value-type="float" office:value="310.28830208760405"/>
          <table:table-cell office:value-type="float" office:value="140.23818885700638"/>
          <table:table-cell office:value-type="float" office:value="154.00595559943312"/>
          <table:table-cell office:value-type="float" office:value="145.55660415789438"/>
          <table:table-cell office:value-type="float" office:value="149.04477339298577"/>
          <table:table-cell office:value-type="float" office:value="153.92179746284106"/>
          <table:table-cell office:value-type="float" office:value="144.150887076625"/>
          <table:table-cell office:value-type="float" office:value="159.30982841285305"/>
          <table:table-cell office:value-type="float" office:value="143.02335134656008"/>
          <table:table-cell office:value-type="float" office:value="124.28629913292313"/>
          <table:table-cell office:value-type="float" office:value="150.0816054641833"/>
          <table:table-cell office:value-type="float" office:value="110.12421260795412"/>
          <table:table-cell office:value-type="float" office:value="141.83009774677018"/>
          <table:table-cell table:number-columns-repeated="16342"/>
        </table:table-row>
        <table:table-row>
          <table:table-cell/>
          <table:table-cell office:value-type="string" office:string-value="01110"/>
          <table:table-cell office:value-type="string" office:string-value="Weichweizen und Spelz"/>
          <table:table-cell table:number-columns-repeated="20"/>
          <table:table-cell office:value-type="float" office:value="380.88050994267672"/>
          <table:table-cell office:value-type="float" office:value="326.64047575755228"/>
          <table:table-cell office:value-type="float" office:value="332.44397730053618"/>
          <table:table-cell office:value-type="float" office:value="316.14761460433567"/>
          <table:table-cell office:value-type="float" office:value="292.40968532639874"/>
          <table:table-cell office:value-type="float" office:value="234.19585551337448"/>
          <table:table-cell office:value-type="float" office:value="297.50918533213735"/>
          <table:table-cell office:value-type="float" office:value="134.9799399485853"/>
          <table:table-cell office:value-type="float" office:value="147.68301811319907"/>
          <table:table-cell office:value-type="float" office:value="138.84672498976337"/>
          <table:table-cell office:value-type="float" office:value="139.83523516538318"/>
          <table:table-cell office:value-type="float" office:value="142.56664912348029"/>
          <table:table-cell office:value-type="float" office:value="138.88619642976519"/>
          <table:table-cell office:value-type="float" office:value="153.32992919060612"/>
          <table:table-cell office:value-type="float" office:value="136.46683498020747"/>
          <table:table-cell office:value-type="float" office:value="115.88481332902587"/>
          <table:table-cell office:value-type="float" office:value="140.84912640139623"/>
          <table:table-cell office:value-type="float" office:value="103.17197951594446"/>
          <table:table-cell office:value-type="float" office:value="132.26662297163776"/>
          <table:table-cell table:number-columns-repeated="16342"/>
        </table:table-row>
        <table:table-row>
          <table:table-cell/>
          <table:table-cell office:value-type="string" office:string-value="01120"/>
          <table:table-cell office:value-type="string" office:string-value="Hartweizen"/>
          <table:table-cell table:number-columns-repeated="20"/>
          <table:table-cell office:value-type="float" office:value="21.879665463500036"/>
          <table:table-cell office:value-type="float" office:value="22.565873475725731"/>
          <table:table-cell office:value-type="float" office:value="26.418911237003453"/>
          <table:table-cell office:value-type="float" office:value="18.934623524878823"/>
          <table:table-cell office:value-type="float" office:value="17.256172753560318"/>
          <table:table-cell office:value-type="float" office:value="12.00153809044826"/>
          <table:table-cell office:value-type="float" office:value="12.779116755466751"/>
          <table:table-cell office:value-type="float" office:value="5.2582489084210566"/>
          <table:table-cell office:value-type="float" office:value="6.3229374862340793"/>
          <table:table-cell office:value-type="float" office:value="6.7098791681309864"/>
          <table:table-cell office:value-type="float" office:value="9.2095382276026427"/>
          <table:table-cell office:value-type="float" office:value="11.35514833936076"/>
          <table:table-cell office:value-type="float" office:value="5.2646906468597772"/>
          <table:table-cell office:value-type="float" office:value="5.9798992222469431"/>
          <table:table-cell office:value-type="float" office:value="6.5565163663525992"/>
          <table:table-cell office:value-type="float" office:value="8.4014858038972591"/>
          <table:table-cell office:value-type="float" office:value="9.2324790627870819"/>
          <table:table-cell office:value-type="float" office:value="6.9522330920096644"/>
          <table:table-cell office:value-type="float" office:value="9.5634747751324216"/>
          <table:table-cell table:number-columns-repeated="16342"/>
        </table:table-row>
        <table:table-row>
          <table:table-cell/>
          <table:table-cell office:value-type="string" office:string-value="01200"/>
          <table:table-cell office:value-type="string" office:string-value="Roggen und Wintermenggetreide"/>
          <table:table-cell table:number-columns-repeated="20"/>
          <table:table-cell office:value-type="float" office:value="83.176268291011993"/>
          <table:table-cell office:value-type="float" office:value="89.65454778897589"/>
          <table:table-cell office:value-type="float" office:value="95.711819018819156"/>
          <table:table-cell office:value-type="float" office:value="81.102124451596382"/>
          <table:table-cell office:value-type="float" office:value="62.282337140378594"/>
          <table:table-cell office:value-type="float" office:value="65.74243145538226"/>
          <table:table-cell office:value-type="float" office:value="71.509589752927852"/>
          <table:table-cell office:value-type="float" office:value="29.952070731726096"/>
          <table:table-cell office:value-type="float" office:value="18.772442774305951"/>
          <table:table-cell office:value-type="float" office:value="20.795931474747938"/>
          <table:table-cell office:value-type="float" office:value="23.289255992790778"/>
          <table:table-cell office:value-type="float" office:value="20.847102290776547"/>
          <table:table-cell office:value-type="float" office:value="17.752537691733071"/>
          <table:table-cell office:value-type="float" office:value="20.136094964012717"/>
          <table:table-cell office:value-type="float" office:value="14.863432059630847"/>
          <table:table-cell office:value-type="float" office:value="13.0987096297312"/>
          <table:table-cell office:value-type="float" office:value="16.931089900289702"/>
          <table:table-cell office:value-type="float" office:value="12.166425664618707"/>
          <table:table-cell office:value-type="float" office:value="9.7584521489079492"/>
          <table:table-cell table:number-columns-repeated="16342"/>
        </table:table-row>
        <table:table-row>
          <table:table-cell/>
          <table:table-cell office:value-type="string" office:string-value="01300"/>
          <table:table-cell office:value-type="string" office:string-value="Gerste"/>
          <table:table-cell table:number-columns-repeated="20"/>
          <table:table-cell office:value-type="float" office:value="289.34079636906222"/>
          <table:table-cell office:value-type="float" office:value="301.51320097136164"/>
          <table:table-cell office:value-type="float" office:value="322.78246562637901"/>
          <table:table-cell office:value-type="float" office:value="298.46042893282237"/>
          <table:table-cell office:value-type="float" office:value="269.35937088947122"/>
          <table:table-cell office:value-type="float" office:value="215.2383679231649"/>
          <table:table-cell office:value-type="float" office:value="225.31937006386477"/>
          <table:table-cell office:value-type="float" office:value="113.8075544251851"/>
          <table:table-cell office:value-type="float" office:value="133.49030133807534"/>
          <table:table-cell office:value-type="float" office:value="137.88461322675761"/>
          <table:table-cell office:value-type="float" office:value="119.63533549141596"/>
          <table:table-cell office:value-type="float" office:value="111.45402644923571"/>
          <table:table-cell office:value-type="float" office:value="81.666997049787867"/>
          <table:table-cell office:value-type="float" office:value="97.972516611021604"/>
          <table:table-cell office:value-type="float" office:value="77.971227354956881"/>
          <table:table-cell office:value-type="float" office:value="80.550138497936146"/>
          <table:table-cell office:value-type="float" office:value="86.197443574251096"/>
          <table:table-cell office:value-type="float" office:value="72.569307164145755"/>
          <table:table-cell office:value-type="float" office:value="81.442350960300132"/>
          <table:table-cell table:number-columns-repeated="16342"/>
        </table:table-row>
        <table:table-row>
          <table:table-cell/>
          <table:table-cell office:value-type="string" office:string-value="01400"/>
          <table:table-cell office:value-type="string" office:string-value="Hafer und Sommermenggetreide"/>
          <table:table-cell table:number-columns-repeated="20"/>
          <table:table-cell office:value-type="float" office:value="69.48481195023642"/>
          <table:table-cell office:value-type="float" office:value="65.031825419748571"/>
          <table:table-cell office:value-type="float" office:value="64.037397252992392"/>
          <table:table-cell office:value-type="float" office:value="57.214696460848678"/>
          <table:table-cell office:value-type="float" office:value="43.896285218876073"/>
          <table:table-cell office:value-type="float" office:value="45.119216184291062"/>
          <table:table-cell office:value-type="float" office:value="39.874684052585643"/>
          <table:table-cell office:value-type="float" office:value="17.966354705206584"/>
          <table:table-cell office:value-type="float" office:value="22.069249890573861"/>
          <table:table-cell office:value-type="float" office:value="23.279959416776268"/>
          <table:table-cell office:value-type="float" office:value="16.620794519707761"/>
          <table:table-cell office:value-type="float" office:value="16.450593477008287"/>
          <table:table-cell office:value-type="float" office:value="12.913606249489247"/>
          <table:table-cell office:value-type="float" office:value="14.505962991285557"/>
          <table:table-cell office:value-type="float" office:value="12.30654588842466"/>
          <table:table-cell office:value-type="float" office:value="12.793769805208605"/>
          <table:table-cell office:value-type="float" office:value="12.037119134875743"/>
          <table:table-cell office:value-type="float" office:value="10.082298346962695"/>
          <table:table-cell office:value-type="float" office:value="14.910401019176852"/>
          <table:table-cell table:number-columns-repeated="16342"/>
        </table:table-row>
        <table:table-row>
          <table:table-cell/>
          <table:table-cell office:value-type="string" office:string-value="01500"/>
          <table:table-cell office:value-type="string" office:string-value="Körnermais"/>
          <table:table-cell table:number-columns-repeated="20"/>
          <table:table-cell office:value-type="float" office:value="357.34966795578589"/>
          <table:table-cell office:value-type="float" office:value="304.68254012717745"/>
          <table:table-cell office:value-type="float" office:value="327.14472791117385"/>
          <table:table-cell office:value-type="float" office:value="309.65467339034427"/>
          <table:table-cell office:value-type="float" office:value="214.35530371190092"/>
          <table:table-cell office:value-type="float" office:value="298.51462140060869"/>
          <table:table-cell office:value-type="float" office:value="180.05791731783785"/>
          <table:table-cell office:value-type="float" office:value="194.144701531149"/>
          <table:table-cell office:value-type="float" office:value="208.72672719260098"/>
          <table:table-cell office:value-type="float" office:value="179.06261935324491"/>
          <table:table-cell office:value-type="float" office:value="167.38394585254235"/>
          <table:table-cell office:value-type="float" office:value="172.81809686374606"/>
          <table:table-cell office:value-type="float" office:value="196.72291960000348"/>
          <table:table-cell office:value-type="float" office:value="177.33457019317487"/>
          <table:table-cell office:value-type="float" office:value="189.63332891326891"/>
          <table:table-cell office:value-type="float" office:value="214.87654598099357"/>
          <table:table-cell office:value-type="float" office:value="168.18903337193333"/>
          <table:table-cell office:value-type="float" office:value="173.68342755339472"/>
          <table:table-cell office:value-type="float" office:value="195.49272297399324"/>
          <table:table-cell table:number-columns-repeated="16342"/>
        </table:table-row>
        <table:table-row>
          <table:table-cell/>
          <table:table-cell office:value-type="string" office:string-value="01600"/>
          <table:table-cell office:value-type="string" office:string-value="Reis"/>
          <table:table-cell table:number-columns-repeated="20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table:number-columns-repeated="16342"/>
        </table:table-row>
        <table:table-row>
          <table:table-cell/>
          <table:table-cell office:value-type="string" office:string-value="01900"/>
          <table:table-cell office:value-type="string" office:string-value="Sonstiges Getreide"/>
          <table:table-cell table:number-columns-repeated="20"/>
          <table:table-cell office:value-type="float" office:value="0.86754026764234304"/>
          <table:table-cell office:value-type="float" office:value="0.85039629831656949"/>
          <table:table-cell office:value-type="float" office:value="0.82884370780610495"/>
          <table:table-cell office:value-type="float" office:value="0.76480555206970757"/>
          <table:table-cell office:value-type="float" office:value="0.64126110465841646"/>
          <table:table-cell office:value-type="float" office:value="0.67599738900880935"/>
          <table:table-cell office:value-type="float" office:value="1.3005333904252321"/>
          <table:table-cell office:value-type="float" office:value="9.4379723103951925"/>
          <table:table-cell office:value-type="float" office:value="9.3953386401528842"/>
          <table:table-cell office:value-type="float" office:value="11.231285451930781"/>
          <table:table-cell office:value-type="float" office:value="11.650445162732034"/>
          <table:table-cell office:value-type="float" office:value="11.745584786846143"/>
          <table:table-cell office:value-type="float" office:value="14.506989492134377"/>
          <table:table-cell office:value-type="float" office:value="16.067338067427041"/>
          <table:table-cell office:value-type="float" office:value="17.599179108313994"/>
          <table:table-cell office:value-type="float" office:value="20.561052851811592"/>
          <table:table-cell office:value-type="float" office:value="24.87411788831875"/>
          <table:table-cell office:value-type="float" office:value="22.739867055653473"/>
          <table:table-cell office:value-type="float" office:value="18.519092046156608"/>
          <table:table-cell table:number-columns-repeated="16342"/>
        </table:table-row>
        <table:table-row>
          <table:table-cell/>
          <table:table-cell office:value-type="string" office:string-value="02000"/>
          <table:table-cell office:value-type="string" office:string-value="HANDELSGEWÄCHSE"/>
          <table:table-cell table:number-columns-repeated="20"/>
          <table:table-cell office:value-type="float" office:value="190.67927951391007"/>
          <table:table-cell office:value-type="float" office:value="221.35448025466701"/>
          <table:table-cell office:value-type="float" office:value="200.16301542776705"/>
          <table:table-cell office:value-type="float" office:value="204.71993064660771"/>
          <table:table-cell office:value-type="float" office:value="203.3945867190611"/>
          <table:table-cell office:value-type="float" office:value="224.35101944620752"/>
          <table:table-cell office:value-type="float" office:value="218.87801898194874"/>
          <table:table-cell office:value-type="float" office:value="207.36385649756099"/>
          <table:table-cell office:value-type="float" office:value="211.64818268983666"/>
          <table:table-cell office:value-type="float" office:value="224.02680912654151"/>
          <table:table-cell office:value-type="float" office:value="221.48618757471704"/>
          <table:table-cell office:value-type="float" office:value="206.93079987099884"/>
          <table:table-cell office:value-type="float" office:value="191.49638076129975"/>
          <table:table-cell office:value-type="float" office:value="211.59220432684253"/>
          <table:table-cell office:value-type="float" office:value="205.97865700487287"/>
          <table:table-cell office:value-type="float" office:value="200.87857849454895"/>
          <table:table-cell office:value-type="float" office:value="205.12240167769642"/>
          <table:table-cell office:value-type="float" office:value="202.65665512473734"/>
          <table:table-cell office:value-type="float" office:value="183.63355641686303"/>
          <table:table-cell table:number-columns-repeated="16342"/>
        </table:table-row>
        <table:table-row>
          <table:table-cell/>
          <table:table-cell office:value-type="string" office:string-value="02100"/>
          <table:table-cell office:value-type="string" office:string-value="Ölsaaten und Ölfrüchte (einschl. Saatgut)"/>
          <table:table-cell table:number-columns-repeated="20"/>
          <table:table-cell office:value-type="float" office:value="37.319390180196066"/>
          <table:table-cell office:value-type="float" office:value="37.90459234581634"/>
          <table:table-cell office:value-type="float" office:value="29.722979017843425"/>
          <table:table-cell office:value-type="float" office:value="41.695140537512167"/>
          <table:table-cell office:value-type="float" office:value="43.892275565394613"/>
          <table:table-cell office:value-type="float" office:value="55.29233591945183"/>
          <table:table-cell office:value-type="float" office:value="70.41404139445973"/>
          <table:table-cell office:value-type="float" office:value="66.872510129414522"/>
          <table:table-cell office:value-type="float" office:value="57.818611776099061"/>
          <table:table-cell office:value-type="float" office:value="61.006740578812476"/>
          <table:table-cell office:value-type="float" office:value="65.813569635774982"/>
          <table:table-cell office:value-type="float" office:value="57.944675964428527"/>
          <table:table-cell office:value-type="float" office:value="48.145740803668467"/>
          <table:table-cell office:value-type="float" office:value="66.792073473388868"/>
          <table:table-cell office:value-type="float" office:value="67.678165380741007"/>
          <table:table-cell office:value-type="float" office:value="63.169799040508614"/>
          <table:table-cell office:value-type="float" office:value="59.500126396402955"/>
          <table:table-cell office:value-type="float" office:value="67.113698346333408"/>
          <table:table-cell office:value-type="float" office:value="84.717168150175979"/>
          <table:table-cell table:number-columns-repeated="16342"/>
        </table:table-row>
        <table:table-row>
          <table:table-cell/>
          <table:table-cell office:value-type="string" office:string-value="02110"/>
          <table:table-cell office:value-type="string" office:string-value="Raps und Rübsensamen"/>
          <table:table-cell table:number-columns-repeated="20"/>
          <table:table-cell office:value-type="float" office:value="15.185397025560111"/>
          <table:table-cell office:value-type="float" office:value="13.679081153413943"/>
          <table:table-cell office:value-type="float" office:value="8.5020587813017166"/>
          <table:table-cell office:value-type="float" office:value="12.513708963030931"/>
          <table:table-cell office:value-type="float" office:value="12.013314075626075"/>
          <table:table-cell office:value-type="float" office:value="16.509814206872974"/>
          <table:table-cell office:value-type="float" office:value="30.564906131625033"/>
          <table:table-cell office:value-type="float" office:value="37.48667803402131"/>
          <table:table-cell office:value-type="float" office:value="21.042366541561105"/>
          <table:table-cell office:value-type="float" office:value="24.201314003256535"/>
          <table:table-cell office:value-type="float" office:value="24.575447495302704"/>
          <table:table-cell office:value-type="float" office:value="23.948831491296747"/>
          <table:table-cell office:value-type="float" office:value="17.671071261626924"/>
          <table:table-cell office:value-type="float" office:value="27.516173173440851"/>
          <table:table-cell office:value-type="float" office:value="22.763279937903068"/>
          <table:table-cell office:value-type="float" office:value="15.436709976499088"/>
          <table:table-cell office:value-type="float" office:value="22.612634107931765"/>
          <table:table-cell office:value-type="float" office:value="18.39930514601846"/>
          <table:table-cell office:value-type="float" office:value="29.043162947148339"/>
          <table:table-cell table:number-columns-repeated="16342"/>
        </table:table-row>
        <table:table-row>
          <table:table-cell/>
          <table:table-cell office:value-type="string" office:string-value="02120"/>
          <table:table-cell office:value-type="string" office:string-value="Sonnenblumenkerne"/>
          <table:table-cell table:number-columns-repeated="20"/>
          <table:table-cell office:value-type="float" office:value="8.9465227311541167"/>
          <table:table-cell office:value-type="float" office:value="10.542101981061458"/>
          <table:table-cell office:value-type="float" office:value="4.9838712950480728"/>
          <table:table-cell office:value-type="float" office:value="7.5881632535264485"/>
          <table:table-cell office:value-type="float" office:value="5.6907396142619104"/>
          <table:table-cell office:value-type="float" office:value="13.113850799364467"/>
          <table:table-cell office:value-type="float" office:value="13.125649623500216"/>
          <table:table-cell office:value-type="float" office:value="7.7581308738527559"/>
          <table:table-cell office:value-type="float" office:value="6.5433280913973464"/>
          <table:table-cell office:value-type="float" office:value="8.4162912193750525"/>
          <table:table-cell office:value-type="float" office:value="11.100318532590139"/>
          <table:table-cell office:value-type="float" office:value="9.2242989726562516"/>
          <table:table-cell office:value-type="float" office:value="7.9422947878046388"/>
          <table:table-cell office:value-type="float" office:value="11.176303899002788"/>
          <table:table-cell office:value-type="float" office:value="12.360682088898088"/>
          <table:table-cell office:value-type="float" office:value="12.963710094054866"/>
          <table:table-cell office:value-type="float" office:value="13.044476084037367"/>
          <table:table-cell office:value-type="float" office:value="13.780961004752228"/>
          <table:table-cell office:value-type="float" office:value="13.812665962642827"/>
          <table:table-cell table:number-columns-repeated="16342"/>
        </table:table-row>
        <table:table-row>
          <table:table-cell/>
          <table:table-cell office:value-type="string" office:string-value="02130"/>
          <table:table-cell office:value-type="string" office:string-value="Sojabohnen"/>
          <table:table-cell table:number-columns-repeated="20"/>
          <table:table-cell office:value-type="float" office:value="3.447239759305996"/>
          <table:table-cell office:value-type="float" office:value="2.6571316594778711"/>
          <table:table-cell office:value-type="float" office:value="2.4790979983732764"/>
          <table:table-cell office:value-type="float" office:value="5.4689119173352951"/>
          <table:table-cell office:value-type="float" office:value="10.171539735695626"/>
          <table:table-cell office:value-type="float" office:value="17.349065833407231"/>
          <table:table-cell office:value-type="float" office:value="15.410957522679322"/>
          <table:table-cell office:value-type="float" office:value="4.8032874054541015"/>
          <table:table-cell office:value-type="float" office:value="4.9565747341161082"/>
          <table:table-cell office:value-type="float" office:value="6.4414280282543439"/>
          <table:table-cell office:value-type="float" office:value="8.708641992545143"/>
          <table:table-cell office:value-type="float" office:value="7.2581263759064587"/>
          <table:table-cell office:value-type="float" office:value="5.7724762184607572"/>
          <table:table-cell office:value-type="float" office:value="6.5980776470923717"/>
          <table:table-cell office:value-type="float" office:value="6.7457066181219254"/>
          <table:table-cell office:value-type="float" office:value="7.6843904100833429"/>
          <table:table-cell office:value-type="float" office:value="8.6121372071667075"/>
          <table:table-cell office:value-type="float" office:value="11.221694120421445"/>
          <table:table-cell office:value-type="float" office:value="11.377723688096905"/>
          <table:table-cell table:number-columns-repeated="16342"/>
        </table:table-row>
        <table:table-row>
          <table:table-cell/>
          <table:table-cell office:value-type="string" office:string-value="02190"/>
          <table:table-cell office:value-type="string" office:string-value="Sonstige Ölsaaten und -früchte"/>
          <table:table-cell table:number-columns-repeated="20"/>
          <table:table-cell office:value-type="float" office:value="9.740230664175856"/>
          <table:table-cell office:value-type="float" office:value="11.026277551863071"/>
          <table:table-cell office:value-type="float" office:value="13.757950943120361"/>
          <table:table-cell office:value-type="float" office:value="16.124356403619494"/>
          <table:table-cell office:value-type="float" office:value="16.016682139811014"/>
          <table:table-cell office:value-type="float" office:value="8.3196050798071521"/>
          <table:table-cell office:value-type="float" office:value="11.312528116655164"/>
          <table:table-cell office:value-type="float" office:value="16.824413816086359"/>
          <table:table-cell office:value-type="float" office:value="25.276342409024505"/>
          <table:table-cell office:value-type="float" office:value="21.94770732792654"/>
          <table:table-cell office:value-type="float" office:value="21.429161615336987"/>
          <table:table-cell office:value-type="float" office:value="17.513419124569065"/>
          <table:table-cell office:value-type="float" office:value="16.759898535776149"/>
          <table:table-cell office:value-type="float" office:value="21.501518753852846"/>
          <table:table-cell office:value-type="float" office:value="25.808496735817915"/>
          <table:table-cell office:value-type="float" office:value="27.084988559871327"/>
          <table:table-cell office:value-type="float" office:value="15.230878997267123"/>
          <table:table-cell office:value-type="float" office:value="23.711738075141266"/>
          <table:table-cell office:value-type="float" office:value="30.483615552287894"/>
          <table:table-cell table:number-columns-repeated="16342"/>
        </table:table-row>
        <table:table-row>
          <table:table-cell/>
          <table:table-cell office:value-type="string" office:string-value="02200"/>
          <table:table-cell office:value-type="string" office:string-value="Eiweißpflanzen (einschl. Saatgut)"/>
          <table:table-cell table:number-columns-repeated="20"/>
          <table:table-cell office:value-type="float" office:value="43.822270499553063"/>
          <table:table-cell office:value-type="float" office:value="46.978578014650843"/>
          <table:table-cell office:value-type="float" office:value="34.016382741574034"/>
          <table:table-cell office:value-type="float" office:value="26.606592337891058"/>
          <table:table-cell office:value-type="float" office:value="26.497494584193831"/>
          <table:table-cell office:value-type="float" office:value="21.303372648441552"/>
          <table:table-cell office:value-type="float" office:value="18.695984979370127"/>
          <table:table-cell office:value-type="float" office:value="8.7582499393586488"/>
          <table:table-cell office:value-type="float" office:value="12.808696145891448"/>
          <table:table-cell office:value-type="float" office:value="19.034650081394258"/>
          <table:table-cell office:value-type="float" office:value="16.82035996590422"/>
          <table:table-cell office:value-type="float" office:value="12.673540122967191"/>
          <table:table-cell office:value-type="float" office:value="10.053835304912184"/>
          <table:table-cell office:value-type="float" office:value="13.06575760400986"/>
          <table:table-cell office:value-type="float" office:value="10.393349724897721"/>
          <table:table-cell office:value-type="float" office:value="10.046913095151591"/>
          <table:table-cell office:value-type="float" office:value="11.718114219137362"/>
          <table:table-cell office:value-type="float" office:value="8.0292179637549932"/>
          <table:table-cell office:value-type="float" office:value="8.6645060272284056"/>
          <table:table-cell table:number-columns-repeated="16342"/>
        </table:table-row>
        <table:table-row>
          <table:table-cell/>
          <table:table-cell office:value-type="string" office:string-value="02300"/>
          <table:table-cell office:value-type="string" office:string-value="Rohtabak"/>
          <table:table-cell table:number-columns-repeated="20"/>
          <table:table-cell office:value-type="float" office:value="1.6498957144829689"/>
          <table:table-cell office:value-type="float" office:value="1.4691656431909186"/>
          <table:table-cell office:value-type="float" office:value="1.5266105637231746"/>
          <table:table-cell office:value-type="float" office:value="1.2753210322449364"/>
          <table:table-cell office:value-type="float" office:value="1.3106690987841834"/>
          <table:table-cell office:value-type="float" office:value="1.6242313030965891"/>
          <table:table-cell office:value-type="float" office:value="1.4958561949957485"/>
          <table:table-cell office:value-type="float" office:value="0.22810997091531299"/>
          <table:table-cell office:value-type="float" office:value="0.18927470243689781"/>
          <table:table-cell office:value-type="float" office:value="0.20626934464657881"/>
          <table:table-cell office:value-type="float" office:value="0.21975666028637297"/>
          <table:table-cell office:value-type="float" office:value="0.23776305742901566"/>
          <table:table-cell office:value-type="float" office:value="0.34563351043977741"/>
          <table:table-cell office:value-type="float" office:value="0.31375527423093968"/>
          <table:table-cell office:value-type="float" office:value="0.36228249459999995"/>
          <table:table-cell office:value-type="float" office:value="0.36402124107142853"/>
          <table:table-cell office:value-type="float" office:value="0.26525999999999994"/>
          <table:table-cell office:value-type="float" office:value="0.28173101785714288"/>
          <table:table-cell office:value-type="float" office:value="0"/>
          <table:table-cell table:number-columns-repeated="16342"/>
        </table:table-row>
        <table:table-row>
          <table:table-cell/>
          <table:table-cell office:value-type="string" office:string-value="02400"/>
          <table:table-cell office:value-type="string" office:string-value="Zuckerrüben"/>
          <table:table-cell table:number-columns-repeated="20"/>
          <table:table-cell office:value-type="float" office:value="106.27922974063065"/>
          <table:table-cell office:value-type="float" office:value="133.39639135047929"/>
          <table:table-cell office:value-type="float" office:value="133.27129841590119"/>
          <table:table-cell office:value-type="float" office:value="133.41034312117003"/>
          <table:table-cell office:value-type="float" office:value="129.73227764081196"/>
          <table:table-cell office:value-type="float" office:value="143.80234473278807"/>
          <table:table-cell office:value-type="float" office:value="126.07537622686387"/>
          <table:table-cell office:value-type="float" office:value="129.14547829284666"/>
          <table:table-cell office:value-type="float" office:value="138.31154453471373"/>
          <table:table-cell office:value-type="float" office:value="141.13694242157746"/>
          <table:table-cell office:value-type="float" office:value="136.29597667302704"/>
          <table:table-cell office:value-type="float" office:value="134.51065779037475"/>
          <table:table-cell office:value-type="float" office:value="131.31009718313601"/>
          <table:table-cell office:value-type="float" office:value="129.54035867468892"/>
          <table:table-cell office:value-type="float" office:value="126.08798172597137"/>
          <table:table-cell office:value-type="float" office:value="125.81023666532136"/>
          <table:table-cell office:value-type="float" office:value="132.26869801774126"/>
          <table:table-cell office:value-type="float" office:value="125.71139424128188"/>
          <table:table-cell office:value-type="float" office:value="88.729429000000025"/>
          <table:table-cell table:number-columns-repeated="16342"/>
        </table:table-row>
        <table:table-row>
          <table:table-cell/>
          <table:table-cell office:value-type="string" office:string-value="02900"/>
          <table:table-cell office:value-type="string" office:string-value="Sonstige Handelsgewächse"/>
          <table:table-cell table:number-columns-repeated="20"/>
          <table:table-cell office:value-type="float" office:value="1.6084933790473133"/>
          <table:table-cell office:value-type="float" office:value="1.6057529005296276"/>
          <table:table-cell office:value-type="float" office:value="1.625744688725234"/>
          <table:table-cell office:value-type="float" office:value="1.732533617789453"/>
          <table:table-cell office:value-type="float" office:value="1.9618698298765398"/>
          <table:table-cell office:value-type="float" office:value="2.3287348424295011"/>
          <table:table-cell office:value-type="float" office:value="2.1967601862593202"/>
          <table:table-cell office:value-type="float" office:value="2.3595081650258027"/>
          <table:table-cell office:value-type="float" office:value="2.5200555306954953"/>
          <table:table-cell office:value-type="float" office:value="2.6422067001107674"/>
          <table:table-cell office:value-type="float" office:value="2.3365246397244244"/>
          <table:table-cell office:value-type="float" office:value="1.5641629357993323"/>
          <table:table-cell office:value-type="float" office:value="1.6410739591433328"/>
          <table:table-cell office:value-type="float" office:value="1.8802593005239707"/>
          <table:table-cell office:value-type="float" office:value="1.4568776786628175"/>
          <table:table-cell office:value-type="float" office:value="1.4876084524959485"/>
          <table:table-cell office:value-type="float" office:value="1.3702030444148749"/>
          <table:table-cell office:value-type="float" office:value="1.5206135555099474"/>
          <table:table-cell office:value-type="float" office:value="1.5224532394586345"/>
          <table:table-cell table:number-columns-repeated="16342"/>
        </table:table-row>
        <table:table-row>
          <table:table-cell/>
          <table:table-cell office:value-type="string" office:string-value="02910"/>
          <table:table-cell office:value-type="string" office:string-value="Textilpflanzen"/>
          <table:table-cell table:number-columns-repeated="20"/>
          <table:table-cell office:value-type="float" office:value="0.22051709946038592"/>
          <table:table-cell office:value-type="float" office:value="0.21505066293306355"/>
          <table:table-cell office:value-type="float" office:value="0.22354843755338472"/>
          <table:table-cell office:value-type="float" office:value="0.26064710368728961"/>
          <table:table-cell office:value-type="float" office:value="0.39190987260816607"/>
          <table:table-cell office:value-type="float" office:value="0.40842133182290125"/>
          <table:table-cell office:value-type="float" office:value="0.48257662921477951"/>
          <table:table-cell office:value-type="float" office:value="0.57511247597832582"/>
          <table:table-cell office:value-type="float" office:value="0.62006714969877119"/>
          <table:table-cell office:value-type="float" office:value="0.65646074980445157"/>
          <table:table-cell office:value-type="float" office:value="0.62621163782766365"/>
          <table:table-cell office:value-type="float" office:value="0.22484320836028282"/>
          <table:table-cell office:value-type="float" office:value="0.26824051801196191"/>
          <table:table-cell office:value-type="float" office:value="0.34664941898069079"/>
          <table:table-cell office:value-type="float" office:value="0.15234987609281772"/>
          <table:table-cell office:value-type="float" office:value="0.1592988524959485"/>
          <table:table-cell office:value-type="float" office:value="0.13327999999999998"/>
          <table:table-cell office:value-type="float" office:value="0.13519755022147695"/>
          <table:table-cell office:value-type="float" office:value="0.18169694961363433"/>
          <table:table-cell table:number-columns-repeated="16342"/>
        </table:table-row>
        <table:table-row>
          <table:table-cell/>
          <table:table-cell office:value-type="string" office:string-value="02920"/>
          <table:table-cell office:value-type="string" office:string-value="Hopfen"/>
          <table:table-cell table:number-columns-repeated="20"/>
          <table:table-cell office:value-type="float" office:value="1.3879762795869275"/>
          <table:table-cell office:value-type="float" office:value="1.3907022375965639"/>
          <table:table-cell office:value-type="float" office:value="1.4021962511718493"/>
          <table:table-cell office:value-type="float" office:value="1.4718865141021633"/>
          <table:table-cell office:value-type="float" office:value="1.5699599572683736"/>
          <table:table-cell office:value-type="float" office:value="1.9203135106065998"/>
          <table:table-cell office:value-type="float" office:value="1.714183557044541"/>
          <table:table-cell office:value-type="float" office:value="1.784395689047477"/>
          <table:table-cell office:value-type="float" office:value="1.8999883809967244"/>
          <table:table-cell office:value-type="float" office:value="1.985745950306316"/>
          <table:table-cell office:value-type="float" office:value="1.7103130018967607"/>
          <table:table-cell office:value-type="float" office:value="1.3393197274390496"/>
          <table:table-cell office:value-type="float" office:value="1.3728334411313707"/>
          <table:table-cell office:value-type="float" office:value="1.5336098815432799"/>
          <table:table-cell office:value-type="float" office:value="1.30452780257"/>
          <table:table-cell office:value-type="float" office:value="1.3283095999999999"/>
          <table:table-cell office:value-type="float" office:value="1.2369230444148749"/>
          <table:table-cell office:value-type="float" office:value="1.3854160052884703"/>
          <table:table-cell office:value-type="float" office:value="1.3407562898449998"/>
          <table:table-cell table:number-columns-repeated="16342"/>
        </table:table-row>
        <table:table-row>
          <table:table-cell/>
          <table:table-cell office:value-type="string" office:string-value="02930"/>
          <table:table-cell office:value-type="string" office:string-value="Sonstige Handelsgewächse"/>
          <table:table-cell table:number-columns-repeated="2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42"/>
        </table:table-row>
        <table:table-row>
          <table:table-cell/>
          <table:table-cell office:value-type="string" office:string-value="03000"/>
          <table:table-cell office:value-type="string" office:string-value="FUTTERPFLANZEN"/>
          <table:table-cell table:number-columns-repeated="20"/>
          <table:table-cell office:value-type="float" office:value="662.49860658032514"/>
          <table:table-cell office:value-type="float" office:value="665.89073731733595"/>
          <table:table-cell office:value-type="float" office:value="595.49603654090504"/>
          <table:table-cell office:value-type="float" office:value="616.43107692812464"/>
          <table:table-cell office:value-type="float" office:value="501.21844870256649"/>
          <table:table-cell office:value-type="float" office:value="559.39851689957641"/>
          <table:table-cell office:value-type="float" office:value="540.33730552738916"/>
          <table:table-cell office:value-type="float" office:value="494.77498826672593"/>
          <table:table-cell office:value-type="float" office:value="468.1929646912385"/>
          <table:table-cell office:value-type="float" office:value="508.07076467315011"/>
          <table:table-cell office:value-type="float" office:value="487.49000351597675"/>
          <table:table-cell office:value-type="float" office:value="512.71336636013552"/>
          <table:table-cell office:value-type="float" office:value="451.08245145301174"/>
          <table:table-cell office:value-type="float" office:value="480.29954308058126"/>
          <table:table-cell office:value-type="float" office:value="454.8884469454124"/>
          <table:table-cell office:value-type="float" office:value="411.65639068463832"/>
          <table:table-cell office:value-type="float" office:value="468.32562004430679"/>
          <table:table-cell office:value-type="float" office:value="543.63012039894227"/>
          <table:table-cell office:value-type="float" office:value="541.95750257056909"/>
          <table:table-cell table:number-columns-repeated="16342"/>
        </table:table-row>
        <table:table-row>
          <table:table-cell/>
          <table:table-cell office:value-type="string" office:string-value="03100"/>
          <table:table-cell office:value-type="string" office:string-value="Futtermais"/>
          <table:table-cell table:number-columns-repeated="20"/>
          <table:table-cell office:value-type="float" office:value="106.04874722618659"/>
          <table:table-cell office:value-type="float" office:value="103.15887037580171"/>
          <table:table-cell office:value-type="float" office:value="83.763096445957032"/>
          <table:table-cell office:value-type="float" office:value="85.685830132978268"/>
          <table:table-cell office:value-type="float" office:value="72.917282537985699"/>
          <table:table-cell office:value-type="float" office:value="86.852829479148539"/>
          <table:table-cell office:value-type="float" office:value="80.733645496614969"/>
          <table:table-cell office:value-type="float" office:value="72.402242283259127"/>
          <table:table-cell office:value-type="float" office:value="71.438766749940044"/>
          <table:table-cell office:value-type="float" office:value="72.422926397648069"/>
          <table:table-cell office:value-type="float" office:value="71.398438149048658"/>
          <table:table-cell office:value-type="float" office:value="68.436871950037045"/>
          <table:table-cell office:value-type="float" office:value="66.141128206898912"/>
          <table:table-cell office:value-type="float" office:value="59.805121874452183"/>
          <table:table-cell office:value-type="float" office:value="60.911292683362426"/>
          <table:table-cell office:value-type="float" office:value="60.852401203296495"/>
          <table:table-cell office:value-type="float" office:value="61.975618560662156"/>
          <table:table-cell office:value-type="float" office:value="68.466424346380307"/>
          <table:table-cell office:value-type="float" office:value="68.721099124025429"/>
          <table:table-cell table:number-columns-repeated="16342"/>
        </table:table-row>
        <table:table-row>
          <table:table-cell/>
          <table:table-cell office:value-type="string" office:string-value="03200"/>
          <table:table-cell office:value-type="string" office:string-value="Futterhackfrüchte (einschließlich Futterrüben)"/>
          <table:table-cell table:number-columns-repeated="20"/>
          <table:table-cell office:value-type="float" office:value="6.1996600363171561"/>
          <table:table-cell office:value-type="float" office:value="5.6908791124571403"/>
          <table:table-cell office:value-type="float" office:value="4.1552517801055515"/>
          <table:table-cell office:value-type="float" office:value="4.3322430356357362"/>
          <table:table-cell office:value-type="float" office:value="3.0705123279906319"/>
          <table:table-cell office:value-type="float" office:value="3.2868237975470982"/>
          <table:table-cell office:value-type="float" office:value="2.4323271304141247"/>
          <table:table-cell office:value-type="float" office:value="1.8463498870899986"/>
          <table:table-cell office:value-type="float" office:value="1.3328755841079043"/>
          <table:table-cell office:value-type="float" office:value="1.295043832079793"/>
          <table:table-cell office:value-type="float" office:value="1.5636154834851095"/>
          <table:table-cell office:value-type="float" office:value="1.5220876849617238"/>
          <table:table-cell office:value-type="float" office:value="1.054313308728652"/>
          <table:table-cell office:value-type="float" office:value="1.0190987138287981"/>
          <table:table-cell office:value-type="float" office:value="0.93588366794529887"/>
          <table:table-cell office:value-type="float" office:value="0.80096010451780209"/>
          <table:table-cell office:value-type="float" office:value="0.72704461436833567"/>
          <table:table-cell office:value-type="float" office:value="0.40184875834606543"/>
          <table:table-cell office:value-type="float" office:value="0.5970425789763637"/>
          <table:table-cell table:number-columns-repeated="16342"/>
        </table:table-row>
        <table:table-row>
          <table:table-cell/>
          <table:table-cell office:value-type="string" office:string-value="03900"/>
          <table:table-cell office:value-type="string" office:string-value="Sonstige Futterpflanzen"/>
          <table:table-cell table:number-columns-repeated="20"/>
          <table:table-cell office:value-type="float" office:value="550.25019931782128"/>
          <table:table-cell office:value-type="float" office:value="557.04098782907715"/>
          <table:table-cell office:value-type="float" office:value="507.57768831484236"/>
          <table:table-cell office:value-type="float" office:value="526.41300375951062"/>
          <table:table-cell office:value-type="float" office:value="425.23065383659019"/>
          <table:table-cell office:value-type="float" office:value="469.25886362288071"/>
          <table:table-cell office:value-type="float" office:value="457.17133290036008"/>
          <table:table-cell office:value-type="float" office:value="420.52639609637674"/>
          <table:table-cell office:value-type="float" office:value="395.4213223571906"/>
          <table:table-cell office:value-type="float" office:value="434.35279444342223"/>
          <table:table-cell office:value-type="float" office:value="414.527949883443"/>
          <table:table-cell office:value-type="float" office:value="442.75440672513685"/>
          <table:table-cell office:value-type="float" office:value="383.88700993738422"/>
          <table:table-cell office:value-type="float" office:value="419.47532249230028"/>
          <table:table-cell office:value-type="float" office:value="393.04127059410473"/>
          <table:table-cell office:value-type="float" office:value="350.00302937682409"/>
          <table:table-cell office:value-type="float" office:value="405.62295686927638"/>
          <table:table-cell office:value-type="float" office:value="474.7618472942159"/>
          <table:table-cell office:value-type="float" office:value="472.63936086756729"/>
          <table:table-cell table:number-columns-repeated="16342"/>
        </table:table-row>
        <table:table-row>
          <table:table-cell/>
          <table:table-cell office:value-type="string" office:string-value="04000"/>
          <table:table-cell office:value-type="string" office:string-value="ERZEUGNISSE DES GEMÜSE- UND GARTENBAUS"/>
          <table:table-cell table:number-columns-repeated="20"/>
          <table:table-cell office:value-type="float" office:value="301.51301245848185"/>
          <table:table-cell office:value-type="float" office:value="318.19086454786498"/>
          <table:table-cell office:value-type="float" office:value="325.42962003104185"/>
          <table:table-cell office:value-type="float" office:value="348.06661516401596"/>
          <table:table-cell office:value-type="float" office:value="385.57259342357492"/>
          <table:table-cell office:value-type="float" office:value="391.9327978053899"/>
          <table:table-cell office:value-type="float" office:value="402.02363998456462"/>
          <table:table-cell office:value-type="float" office:value="343.33792288067639"/>
          <table:table-cell office:value-type="float" office:value="338.28288157554891"/>
          <table:table-cell office:value-type="float" office:value="358.76809621689057"/>
          <table:table-cell office:value-type="float" office:value="365.35225833535583"/>
          <table:table-cell office:value-type="float" office:value="372.94429031766379"/>
          <table:table-cell office:value-type="float" office:value="389.6832079300782"/>
          <table:table-cell office:value-type="float" office:value="411.61185859132763"/>
          <table:table-cell office:value-type="float" office:value="425.57723763670856"/>
          <table:table-cell office:value-type="float" office:value="402.5947471408407"/>
          <table:table-cell office:value-type="float" office:value="405.27316377556019"/>
          <table:table-cell office:value-type="float" office:value="374.39143330487275"/>
          <table:table-cell office:value-type="float" office:value="408.10356826049122"/>
          <table:table-cell table:number-columns-repeated="16342"/>
        </table:table-row>
        <table:table-row>
          <table:table-cell/>
          <table:table-cell office:value-type="string" office:string-value="04100"/>
          <table:table-cell office:value-type="string" office:string-value="Frischgemüse"/>
          <table:table-cell table:number-columns-repeated="20"/>
          <table:table-cell office:value-type="float" office:value="110.0875046804794"/>
          <table:table-cell office:value-type="float" office:value="127.65457902827228"/>
          <table:table-cell office:value-type="float" office:value="133.1596691063508"/>
          <table:table-cell office:value-type="float" office:value="150.98473867310398"/>
          <table:table-cell office:value-type="float" office:value="139.90238405348967"/>
          <table:table-cell office:value-type="float" office:value="140.17637565291523"/>
          <table:table-cell office:value-type="float" office:value="150.9607273490501"/>
          <table:table-cell office:value-type="float" office:value="116.64042350892183"/>
          <table:table-cell office:value-type="float" office:value="115.47231420100601"/>
          <table:table-cell office:value-type="float" office:value="122.40669803787328"/>
          <table:table-cell office:value-type="float" office:value="125.28114529314588"/>
          <table:table-cell office:value-type="float" office:value="133.66417759451579"/>
          <table:table-cell office:value-type="float" office:value="139.07419256051764"/>
          <table:table-cell office:value-type="float" office:value="168.8863871757099"/>
          <table:table-cell office:value-type="float" office:value="182.4919332535502"/>
          <table:table-cell office:value-type="float" office:value="171.35516647325176"/>
          <table:table-cell office:value-type="float" office:value="167.05961857992025"/>
          <table:table-cell office:value-type="float" office:value="147.66768023268543"/>
          <table:table-cell office:value-type="float" office:value="190.66256720668054"/>
          <table:table-cell table:number-columns-repeated="16342"/>
        </table:table-row>
        <table:table-row>
          <table:table-cell/>
          <table:table-cell office:value-type="string" office:string-value="04110"/>
          <table:table-cell office:value-type="string" office:string-value="Blumenkohl"/>
          <table:table-cell table:number-columns-repeated="20"/>
          <table:table-cell office:value-type="float" office:value="1.0119220291850446"/>
          <table:table-cell office:value-type="float" office:value="2.0196338896508035"/>
          <table:table-cell office:value-type="float" office:value="1.7646501190387602"/>
          <table:table-cell office:value-type="float" office:value="1.6310495922840382"/>
          <table:table-cell office:value-type="float" office:value="3.4853981763461572"/>
          <table:table-cell office:value-type="float" office:value="3.4186353943153769"/>
          <table:table-cell office:value-type="float" office:value="3.3704050935274825"/>
          <table:table-cell office:value-type="float" office:value="2.0150345171218875"/>
          <table:table-cell office:value-type="float" office:value="1.8622498024539824"/>
          <table:table-cell office:value-type="float" office:value="3.0930144796727363"/>
          <table:table-cell office:value-type="float" office:value="1.4184679293634992"/>
          <table:table-cell office:value-type="float" office:value="1.7459198813423762"/>
          <table:table-cell office:value-type="float" office:value="2.1837737226111233"/>
          <table:table-cell office:value-type="float" office:value="2.137322175720449"/>
          <table:table-cell office:value-type="float" office:value="2.843379386457288"/>
          <table:table-cell office:value-type="float" office:value="2.0085294794043782"/>
          <table:table-cell office:value-type="float" office:value="1.9677821790858547"/>
          <table:table-cell office:value-type="float" office:value="1.3644115881738437"/>
          <table:table-cell office:value-type="float" office:value="1.709046931012363"/>
          <table:table-cell table:number-columns-repeated="16342"/>
        </table:table-row>
        <table:table-row>
          <table:table-cell/>
          <table:table-cell office:value-type="string" office:string-value="04120"/>
          <table:table-cell office:value-type="string" office:string-value="Tomaten"/>
          <table:table-cell table:number-columns-repeated="20"/>
          <table:table-cell office:value-type="float" office:value="9.9328291998636029"/>
          <table:table-cell office:value-type="float" office:value="7.3957874246175717"/>
          <table:table-cell office:value-type="float" office:value="8.947224422488592"/>
          <table:table-cell office:value-type="float" office:value="7.0540739067518103"/>
          <table:table-cell office:value-type="float" office:value="4.0961931997837624"/>
          <table:table-cell office:value-type="float" office:value="4.5501676040937173"/>
          <table:table-cell office:value-type="float" office:value="8.3067202843907975"/>
          <table:table-cell office:value-type="float" office:value="6.16857920208931"/>
          <table:table-cell office:value-type="float" office:value="7.5193507498157759"/>
          <table:table-cell office:value-type="float" office:value="7.598050155160136"/>
          <table:table-cell office:value-type="float" office:value="7.6107024366416933"/>
          <table:table-cell office:value-type="float" office:value="9.1140651762649849"/>
          <table:table-cell office:value-type="float" office:value="13.561419689855519"/>
          <table:table-cell office:value-type="float" office:value="14.074082885611574"/>
          <table:table-cell office:value-type="float" office:value="19.367688754894491"/>
          <table:table-cell office:value-type="float" office:value="25.926123608495629"/>
          <table:table-cell office:value-type="float" office:value="20.46040813594"/>
          <table:table-cell office:value-type="float" office:value="21.484955223482075"/>
          <table:table-cell office:value-type="float" office:value="28.180369643765935"/>
          <table:table-cell table:number-columns-repeated="16342"/>
        </table:table-row>
        <table:table-row>
          <table:table-cell/>
          <table:table-cell office:value-type="string" office:string-value="04190"/>
          <table:table-cell office:value-type="string" office:string-value="Sonstiges Frischgemüse"/>
          <table:table-cell table:number-columns-repeated="20"/>
          <table:table-cell office:value-type="float" office:value="99.142753451430764"/>
          <table:table-cell office:value-type="float" office:value="118.23915771400391"/>
          <table:table-cell office:value-type="float" office:value="122.44779456482343"/>
          <table:table-cell office:value-type="float" office:value="142.29961517406815"/>
          <table:table-cell office:value-type="float" office:value="132.32079267735978"/>
          <table:table-cell office:value-type="float" office:value="132.20757265450612"/>
          <table:table-cell office:value-type="float" office:value="139.28360197113179"/>
          <table:table-cell office:value-type="float" office:value="108.45680978971066"/>
          <table:table-cell office:value-type="float" office:value="106.09071364873627"/>
          <table:table-cell office:value-type="float" office:value="111.71563340304043"/>
          <table:table-cell office:value-type="float" office:value="116.25197492714068"/>
          <table:table-cell office:value-type="float" office:value="122.80419253690843"/>
          <table:table-cell office:value-type="float" office:value="123.32899914805101"/>
          <table:table-cell office:value-type="float" office:value="152.67498211437785"/>
          <table:table-cell office:value-type="float" office:value="160.28086511219843"/>
          <table:table-cell office:value-type="float" office:value="143.42051338535177"/>
          <table:table-cell office:value-type="float" office:value="144.6314282648944"/>
          <table:table-cell office:value-type="float" office:value="124.8183134210295"/>
          <table:table-cell office:value-type="float" office:value="160.77315063190227"/>
          <table:table-cell table:number-columns-repeated="16342"/>
        </table:table-row>
        <table:table-row>
          <table:table-cell/>
          <table:table-cell office:value-type="string" office:string-value="04200"/>
          <table:table-cell office:value-type="string" office:string-value="Pflanzen und Blumen"/>
          <table:table-cell table:number-columns-repeated="20"/>
          <table:table-cell office:value-type="float" office:value="191.42550777800244"/>
          <table:table-cell office:value-type="float" office:value="190.5362855195927"/>
          <table:table-cell office:value-type="float" office:value="192.26995092469105"/>
          <table:table-cell office:value-type="float" office:value="197.08187649091198"/>
          <table:table-cell office:value-type="float" office:value="245.67020937008525"/>
          <table:table-cell office:value-type="float" office:value="251.75642215247467"/>
          <table:table-cell office:value-type="float" office:value="251.06291263551455"/>
          <table:table-cell office:value-type="float" office:value="226.69749937175459"/>
          <table:table-cell office:value-type="float" office:value="222.8105673745429"/>
          <table:table-cell office:value-type="float" office:value="236.36139817901727"/>
          <table:table-cell office:value-type="float" office:value="240.07111304220996"/>
          <table:table-cell office:value-type="float" office:value="239.28011272314797"/>
          <table:table-cell office:value-type="float" office:value="250.60901536956052"/>
          <table:table-cell office:value-type="float" office:value="242.72547141561776"/>
          <table:table-cell office:value-type="float" office:value="243.08530438315839"/>
          <table:table-cell office:value-type="float" office:value="231.23958066758894"/>
          <table:table-cell office:value-type="float" office:value="238.21354519563994"/>
          <table:table-cell office:value-type="float" office:value="226.72375307218735"/>
          <table:table-cell office:value-type="float" office:value="217.44100105381071"/>
          <table:table-cell table:number-columns-repeated="16342"/>
        </table:table-row>
        <table:table-row>
          <table:table-cell/>
          <table:table-cell office:value-type="string" office:string-value="04210"/>
          <table:table-cell office:value-type="string" office:string-value="Baumschulerzeugnisse"/>
          <table:table-cell table:number-columns-repeated="20"/>
          <table:table-cell office:value-type="float" office:value="67.222371605270254"/>
          <table:table-cell office:value-type="float" office:value="68.457809786123832"/>
          <table:table-cell office:value-type="float" office:value="71.87343299201325"/>
          <table:table-cell office:value-type="float" office:value="74.34430935372049"/>
          <table:table-cell office:value-type="float" office:value="94.402011584049774"/>
          <table:table-cell office:value-type="float" office:value="94.474684418217635"/>
          <table:table-cell office:value-type="float" office:value="94.474684418217606"/>
          <table:table-cell office:value-type="float" office:value="82.847030951360054"/>
          <table:table-cell office:value-type="float" office:value="79.940117584645677"/>
          <table:table-cell office:value-type="float" office:value="77.759932559609865"/>
          <table:table-cell office:value-type="float" office:value="71.426347530157628"/>
          <table:table-cell office:value-type="float" office:value="71.858283254840288"/>
          <table:table-cell office:value-type="float" office:value="75.36575515655683"/>
          <table:table-cell office:value-type="float" office:value="77.233750855398426"/>
          <table:table-cell office:value-type="float" office:value="61.946759217647397"/>
          <table:table-cell office:value-type="float" office:value="60.94668206933936"/>
          <table:table-cell office:value-type="float" office:value="58.376147476999996"/>
          <table:table-cell office:value-type="float" office:value="50.658845377499993"/>
          <table:table-cell office:value-type="float" office:value="41.059313041499998"/>
          <table:table-cell table:number-columns-repeated="16342"/>
        </table:table-row>
        <table:table-row>
          <table:table-cell/>
          <table:table-cell office:value-type="string" office:string-value="04220"/>
          <table:table-cell office:value-type="string" office:string-value="Blumen und Zierpflanzen (einschl. Weihnachtsbäume)"/>
          <table:table-cell table:number-columns-repeated="20"/>
          <table:table-cell office:value-type="float" office:value="86.771363996424469"/>
          <table:table-cell office:value-type="float" office:value="90.259660036481776"/>
          <table:table-cell office:value-type="float" office:value="93.311919071531847"/>
          <table:table-cell office:value-type="float" office:value="97.163579282428429"/>
          <table:table-cell office:value-type="float" office:value="123.25312674869006"/>
          <table:table-cell office:value-type="float" office:value="129.8702983511815"/>
          <table:table-cell office:value-type="float" office:value="131.30083656467656"/>
          <table:table-cell office:value-type="float" office:value="120.12778118180668"/>
          <table:table-cell office:value-type="float" office:value="120.15615959895669"/>
          <table:table-cell office:value-type="float" office:value="137.22361834951903"/>
          <table:table-cell office:value-type="float" office:value="146.70219327524381"/>
          <table:table-cell office:value-type="float" office:value="144.92499640917771"/>
          <table:table-cell office:value-type="float" office:value="145.87422259321488"/>
          <table:table-cell office:value-type="float" office:value="136.54273304181726"/>
          <table:table-cell office:value-type="float" office:value="145.58081680659808"/>
          <table:table-cell office:value-type="float" office:value="141.29235307400447"/>
          <table:table-cell office:value-type="float" office:value="143.17620537819525"/>
          <table:table-cell office:value-type="float" office:value="146.49032345300213"/>
          <table:table-cell office:value-type="float" office:value="151.0146550318631"/>
          <table:table-cell table:number-columns-repeated="16342"/>
        </table:table-row>
        <table:table-row>
          <table:table-cell/>
          <table:table-cell office:value-type="string" office:string-value="04230"/>
          <table:table-cell office:value-type="string" office:string-value="Anpflanzungen"/>
          <table:table-cell table:number-columns-repeated="20"/>
          <table:table-cell office:value-type="float" office:value="37.43177217630771"/>
          <table:table-cell office:value-type="float" office:value="31.81881569698707"/>
          <table:table-cell office:value-type="float" office:value="27.084598861145945"/>
          <table:table-cell office:value-type="float" office:value="25.573987854763072"/>
          <table:table-cell office:value-type="float" office:value="28.015071037345415"/>
          <table:table-cell office:value-type="float" office:value="27.411439383075528"/>
          <table:table-cell office:value-type="float" office:value="25.287391652620432"/>
          <table:table-cell office:value-type="float" office:value="23.722687238587817"/>
          <table:table-cell office:value-type="float" office:value="22.714290190940535"/>
          <table:table-cell office:value-type="float" office:value="21.377847269888417"/>
          <table:table-cell office:value-type="float" office:value="21.942572236808527"/>
          <table:table-cell office:value-type="float" office:value="22.496833059129973"/>
          <table:table-cell office:value-type="float" office:value="29.369037619788823"/>
          <table:table-cell office:value-type="float" office:value="28.948987518402092"/>
          <table:table-cell office:value-type="float" office:value="35.557728358912897"/>
          <table:table-cell office:value-type="float" office:value="29.000545524245112"/>
          <table:table-cell office:value-type="float" office:value="36.6611923404447"/>
          <table:table-cell office:value-type="float" office:value="29.574584241685216"/>
          <table:table-cell office:value-type="float" office:value="25.367032980447604"/>
          <table:table-cell table:number-columns-repeated="16342"/>
        </table:table-row>
        <table:table-row>
          <table:table-cell/>
          <table:table-cell office:value-type="string" office:string-value="05000"/>
          <table:table-cell office:value-type="string" office:string-value="KARTOFFELN (einschl. Pflanzkartoffeln)"/>
          <table:table-cell table:number-columns-repeated="20"/>
          <table:table-cell office:value-type="float" office:value="93.000128369028403"/>
          <table:table-cell office:value-type="float" office:value="78.947418458514392"/>
          <table:table-cell office:value-type="float" office:value="111.64781560552241"/>
          <table:table-cell office:value-type="float" office:value="101.24921567189236"/>
          <table:table-cell office:value-type="float" office:value="77.059908335059887"/>
          <table:table-cell office:value-type="float" office:value="80.255114093807094"/>
          <table:table-cell office:value-type="float" office:value="70.427275490575099"/>
          <table:table-cell office:value-type="float" office:value="65.380852847689908"/>
          <table:table-cell office:value-type="float" office:value="46.024480357168798"/>
          <table:table-cell office:value-type="float" office:value="46.406409310465897"/>
          <table:table-cell office:value-type="float" office:value="47.641759036092076"/>
          <table:table-cell office:value-type="float" office:value="51.291481343610627"/>
          <table:table-cell office:value-type="float" office:value="52.722515788147447"/>
          <table:table-cell office:value-type="float" office:value="47.230667374459024"/>
          <table:table-cell office:value-type="float" office:value="41.937638455615954"/>
          <table:table-cell office:value-type="float" office:value="58.907045329733933"/>
          <table:table-cell office:value-type="float" office:value="51.407641971499039"/>
          <table:table-cell office:value-type="float" office:value="46.332900155058681"/>
          <table:table-cell office:value-type="float" office:value="68.965952606127146"/>
          <table:table-cell table:number-columns-repeated="16342"/>
        </table:table-row>
        <table:table-row>
          <table:table-cell/>
          <table:table-cell office:value-type="string" office:string-value="06000"/>
          <table:table-cell office:value-type="string" office:string-value="Obst"/>
          <table:table-cell table:number-columns-repeated="20"/>
          <table:table-cell office:value-type="float" office:value="219.92970927575016"/>
          <table:table-cell office:value-type="float" office:value="241.17669434617227"/>
          <table:table-cell office:value-type="float" office:value="270.132464497976"/>
          <table:table-cell office:value-type="float" office:value="307.63616985075384"/>
          <table:table-cell office:value-type="float" office:value="250.23827744192738"/>
          <table:table-cell office:value-type="float" office:value="250.78315085623257"/>
          <table:table-cell office:value-type="float" office:value="225.02501877176238"/>
          <table:table-cell office:value-type="float" office:value="241.60915904614347"/>
          <table:table-cell office:value-type="float" office:value="216.56133698402908"/>
          <table:table-cell office:value-type="float" office:value="229.36637007626649"/>
          <table:table-cell office:value-type="float" office:value="214.75166904484371"/>
          <table:table-cell office:value-type="float" office:value="237.98947055226566"/>
          <table:table-cell office:value-type="float" office:value="251.2625440388521"/>
          <table:table-cell office:value-type="float" office:value="249.94259426172363"/>
          <table:table-cell office:value-type="float" office:value="258.46686775097601"/>
          <table:table-cell office:value-type="float" office:value="319.08312974814328"/>
          <table:table-cell office:value-type="float" office:value="302.69814562545554"/>
          <table:table-cell office:value-type="float" office:value="290.97588813112424"/>
          <table:table-cell office:value-type="float" office:value="289.43076273397566"/>
          <table:table-cell table:number-columns-repeated="16342"/>
        </table:table-row>
        <table:table-row>
          <table:table-cell/>
          <table:table-cell office:value-type="string" office:string-value="06100"/>
          <table:table-cell office:value-type="string" office:string-value="Frischobst"/>
          <table:table-cell table:number-columns-repeated="20"/>
          <table:table-cell office:value-type="float" office:value="219.92970927575016"/>
          <table:table-cell office:value-type="float" office:value="241.17669434617227"/>
          <table:table-cell office:value-type="float" office:value="270.132464497976"/>
          <table:table-cell office:value-type="float" office:value="307.63616985075384"/>
          <table:table-cell office:value-type="float" office:value="250.23827744192738"/>
          <table:table-cell office:value-type="float" office:value="250.78315085623257"/>
          <table:table-cell office:value-type="float" office:value="225.02501877176238"/>
          <table:table-cell office:value-type="float" office:value="241.60915904614347"/>
          <table:table-cell office:value-type="float" office:value="216.56133698402908"/>
          <table:table-cell office:value-type="float" office:value="229.36637007626649"/>
          <table:table-cell office:value-type="float" office:value="214.75166904484371"/>
          <table:table-cell office:value-type="float" office:value="237.98947055226566"/>
          <table:table-cell office:value-type="float" office:value="251.2625440388521"/>
          <table:table-cell office:value-type="float" office:value="249.94259426172363"/>
          <table:table-cell office:value-type="float" office:value="258.46686775097601"/>
          <table:table-cell office:value-type="float" office:value="319.08312974814328"/>
          <table:table-cell office:value-type="float" office:value="302.69814562545554"/>
          <table:table-cell office:value-type="float" office:value="290.97588813112424"/>
          <table:table-cell office:value-type="float" office:value="289.43076273397566"/>
          <table:table-cell table:number-columns-repeated="16342"/>
        </table:table-row>
        <table:table-row>
          <table:table-cell/>
          <table:table-cell office:value-type="string" office:string-value="06110"/>
          <table:table-cell office:value-type="string" office:string-value="Tafeläpfel"/>
          <table:table-cell table:number-columns-repeated="20"/>
          <table:table-cell office:value-type="float" office:value="77.797822960610858"/>
          <table:table-cell office:value-type="float" office:value="83.250285769536362"/>
          <table:table-cell office:value-type="float" office:value="113.78121305584568"/>
          <table:table-cell office:value-type="float" office:value="143.88890745457672"/>
          <table:table-cell office:value-type="float" office:value="90.508327330801478"/>
          <table:table-cell office:value-type="float" office:value="88.131086326678428"/>
          <table:table-cell office:value-type="float" office:value="70.196171207960845"/>
          <table:table-cell office:value-type="float" office:value="84.07457895723357"/>
          <table:table-cell office:value-type="float" office:value="73.067035031544833"/>
          <table:table-cell office:value-type="float" office:value="77.729743287865745"/>
          <table:table-cell office:value-type="float" office:value="55.035986216478335"/>
          <table:table-cell office:value-type="float" office:value="71.771421873493196"/>
          <table:table-cell office:value-type="float" office:value="61.943451174396394"/>
          <table:table-cell office:value-type="float" office:value="73.570031681678842"/>
          <table:table-cell office:value-type="float" office:value="83.46207584162299"/>
          <table:table-cell office:value-type="float" office:value="92.836073004555359"/>
          <table:table-cell office:value-type="float" office:value="81.234090672876221"/>
          <table:table-cell office:value-type="float" office:value="77.64734236936583"/>
          <table:table-cell office:value-type="float" office:value="71.389576294088911"/>
          <table:table-cell table:number-columns-repeated="16342"/>
        </table:table-row>
        <table:table-row>
          <table:table-cell/>
          <table:table-cell office:value-type="string" office:string-value="06120"/>
          <table:table-cell office:value-type="string" office:string-value="Tafelbirnen"/>
          <table:table-cell table:number-columns-repeated="20"/>
          <table:table-cell office:value-type="float" office:value="22.634014011781183"/>
          <table:table-cell office:value-type="float" office:value="24.445909551024961"/>
          <table:table-cell office:value-type="float" office:value="24.130218436640167"/>
          <table:table-cell office:value-type="float" office:value="27.14642730463353"/>
          <table:table-cell office:value-type="float" office:value="22.535484467583139"/>
          <table:table-cell office:value-type="float" office:value="19.593139208662922"/>
          <table:table-cell office:value-type="float" office:value="21.416746670577524"/>
          <table:table-cell office:value-type="float" office:value="15.803499544618791"/>
          <table:table-cell office:value-type="float" office:value="13.09939706034981"/>
          <table:table-cell office:value-type="float" office:value="16.19734334260545"/>
          <table:table-cell office:value-type="float" office:value="16.688103827658409"/>
          <table:table-cell office:value-type="float" office:value="17.287689379692083"/>
          <table:table-cell office:value-type="float" office:value="15.136116359144065"/>
          <table:table-cell office:value-type="float" office:value="15.973685955690689"/>
          <table:table-cell office:value-type="float" office:value="20.752140637118149"/>
          <table:table-cell office:value-type="float" office:value="26.046015934725908"/>
          <table:table-cell office:value-type="float" office:value="21.330677118044129"/>
          <table:table-cell office:value-type="float" office:value="19.055230776660018"/>
          <table:table-cell office:value-type="float" office:value="29.684427330507788"/>
          <table:table-cell table:number-columns-repeated="16342"/>
        </table:table-row>
        <table:table-row>
          <table:table-cell/>
          <table:table-cell office:value-type="string" office:string-value="06130"/>
          <table:table-cell office:value-type="string" office:string-value="Pfirsiche"/>
          <table:table-cell table:number-columns-repeated="20"/>
          <table:table-cell office:value-type="float" office:value="5.0594924892625883"/>
          <table:table-cell office:value-type="float" office:value="6.2755542542367779"/>
          <table:table-cell office:value-type="float" office:value="7.9710404905335501"/>
          <table:table-cell office:value-type="float" office:value="7.9082955179580683"/>
          <table:table-cell office:value-type="float" office:value="7.6545479508646892"/>
          <table:table-cell office:value-type="float" office:value="7.7607323039564422"/>
          <table:table-cell office:value-type="float" office:value="7.2654711807838446"/>
          <table:table-cell office:value-type="float" office:value="5.6396697335145731"/>
          <table:table-cell office:value-type="float" office:value="3.4690194891136197"/>
          <table:table-cell office:value-type="float" office:value="5.0348573083772017"/>
          <table:table-cell office:value-type="float" office:value="5.941737177575269"/>
          <table:table-cell office:value-type="float" office:value="4.9347316040346296"/>
          <table:table-cell office:value-type="float" office:value="5.6335425395282588"/>
          <table:table-cell office:value-type="float" office:value="3.9380277518264215"/>
          <table:table-cell office:value-type="float" office:value="4.3692936784602878"/>
          <table:table-cell office:value-type="float" office:value="6.256413803373805"/>
          <table:table-cell office:value-type="float" office:value="6.0673531629336024"/>
          <table:table-cell office:value-type="float" office:value="7.6703676458545678"/>
          <table:table-cell office:value-type="float" office:value="9.0299415924412489"/>
          <table:table-cell table:number-columns-repeated="16342"/>
        </table:table-row>
        <table:table-row>
          <table:table-cell/>
          <table:table-cell office:value-type="string" office:string-value="06190"/>
          <table:table-cell office:value-type="string" office:string-value="Sonstiges Frischobst"/>
          <table:table-cell table:number-columns-repeated="20"/>
          <table:table-cell office:value-type="float" office:value="114.43837981409555"/>
          <table:table-cell office:value-type="float" office:value="127.20494477137416"/>
          <table:table-cell office:value-type="float" office:value="124.24999251495662"/>
          <table:table-cell office:value-type="float" office:value="128.69253957358552"/>
          <table:table-cell office:value-type="float" office:value="129.5399176926781"/>
          <table:table-cell office:value-type="float" office:value="135.29819301693476"/>
          <table:table-cell office:value-type="float" office:value="126.14662971244016"/>
          <table:table-cell office:value-type="float" office:value="136.09141081077655"/>
          <table:table-cell office:value-type="float" office:value="126.92588540302083"/>
          <table:table-cell office:value-type="float" office:value="130.40442613741808"/>
          <table:table-cell office:value-type="float" office:value="137.08584182313169"/>
          <table:table-cell office:value-type="float" office:value="143.99562769504581"/>
          <table:table-cell office:value-type="float" office:value="168.54943396578338"/>
          <table:table-cell office:value-type="float" office:value="156.46084887252769"/>
          <table:table-cell office:value-type="float" office:value="149.88335759377458"/>
          <table:table-cell office:value-type="float" office:value="193.9446270054882"/>
          <table:table-cell office:value-type="float" office:value="194.06602467160155"/>
          <table:table-cell office:value-type="float" office:value="186.60294733924377"/>
          <table:table-cell office:value-type="float" office:value="179.32681751693764"/>
          <table:table-cell table:number-columns-repeated="16342"/>
        </table:table-row>
        <table:table-row>
          <table:table-cell/>
          <table:table-cell office:value-type="string" office:string-value="06200"/>
          <table:table-cell office:value-type="string" office:string-value="Zitrusfrüchte"/>
          <table:table-cell table:number-columns-repeated="20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table:number-columns-repeated="16342"/>
        </table:table-row>
        <table:table-row>
          <table:table-cell/>
          <table:table-cell office:value-type="string" office:string-value="06210"/>
          <table:table-cell office:value-type="string" office:string-value="Süßorangen"/>
          <table:table-cell table:number-columns-repeated="20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table:number-columns-repeated="16342"/>
        </table:table-row>
        <table:table-row>
          <table:table-cell/>
          <table:table-cell office:value-type="string" office:string-value="06220"/>
          <table:table-cell office:value-type="string" office:string-value="Mandarinen"/>
          <table:table-cell table:number-columns-repeated="20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table:number-columns-repeated="16342"/>
        </table:table-row>
        <table:table-row>
          <table:table-cell/>
          <table:table-cell office:value-type="string" office:string-value="06230"/>
          <table:table-cell office:value-type="string" office:string-value="Zitronen"/>
          <table:table-cell table:number-columns-repeated="20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table:number-columns-repeated="16342"/>
        </table:table-row>
        <table:table-row>
          <table:table-cell/>
          <table:table-cell office:value-type="string" office:string-value="06290"/>
          <table:table-cell office:value-type="string" office:string-value="Sonstige Zitrusfrüchte"/>
          <table:table-cell table:number-columns-repeated="20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table:number-columns-repeated="16342"/>
        </table:table-row>
        <table:table-row>
          <table:table-cell/>
          <table:table-cell office:value-type="string" office:string-value="06300"/>
          <table:table-cell office:value-type="string" office:string-value="Tropische Früchte"/>
          <table:table-cell table:number-columns-repeated="20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table:number-columns-repeated="16342"/>
        </table:table-row>
        <table:table-row>
          <table:table-cell/>
          <table:table-cell office:value-type="string" office:string-value="06400"/>
          <table:table-cell office:value-type="string" office:string-value="Weintrauben"/>
          <table:table-cell table:number-columns-repeated="20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table:number-columns-repeated="16342"/>
        </table:table-row>
        <table:table-row>
          <table:table-cell/>
          <table:table-cell office:value-type="string" office:string-value="06410"/>
          <table:table-cell office:value-type="string" office:string-value="Tafeltrauben"/>
          <table:table-cell table:number-columns-repeated="20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table:number-columns-repeated="16342"/>
        </table:table-row>
        <table:table-row>
          <table:table-cell/>
          <table:table-cell office:value-type="string" office:string-value="06490"/>
          <table:table-cell office:value-type="string" office:string-value="Sonstige Trauben"/>
          <table:table-cell table:number-columns-repeated="20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table:number-columns-repeated="16342"/>
        </table:table-row>
        <table:table-row>
          <table:table-cell/>
          <table:table-cell office:value-type="string" office:string-value="06500"/>
          <table:table-cell office:value-type="string" office:string-value="Oliven"/>
          <table:table-cell table:number-columns-repeated="20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table:number-columns-repeated="16342"/>
        </table:table-row>
        <table:table-row>
          <table:table-cell/>
          <table:table-cell office:value-type="string" office:string-value="06510"/>
          <table:table-cell office:value-type="string" office:string-value="Tafeloliven"/>
          <table:table-cell table:number-columns-repeated="20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table:number-columns-repeated="16342"/>
        </table:table-row>
        <table:table-row>
          <table:table-cell/>
          <table:table-cell office:value-type="string" office:string-value="06590"/>
          <table:table-cell office:value-type="string" office:string-value="Sonstige Oliven"/>
          <table:table-cell table:number-columns-repeated="20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table:number-columns-repeated="16342"/>
        </table:table-row>
        <table:table-row>
          <table:table-cell/>
          <table:table-cell office:value-type="string" office:string-value="07000"/>
          <table:table-cell office:value-type="string" office:string-value="WEIN"/>
          <table:table-cell table:number-columns-repeated="20"/>
          <table:table-cell office:value-type="float" office:value="345.41743651512814"/>
          <table:table-cell office:value-type="float" office:value="257.09857206695244"/>
          <table:table-cell office:value-type="float" office:value="309.93918565131156"/>
          <table:table-cell office:value-type="float" office:value="298.70271424682653"/>
          <table:table-cell office:value-type="float" office:value="263.074814927793"/>
          <table:table-cell office:value-type="float" office:value="216.98293954600487"/>
          <table:table-cell office:value-type="float" office:value="325.12252258187891"/>
          <table:table-cell office:value-type="float" office:value="288.6195987880235"/>
          <table:table-cell office:value-type="float" office:value="294.5691319501218"/>
          <table:table-cell office:value-type="float" office:value="272.54956582707098"/>
          <table:table-cell office:value-type="float" office:value="381.80668159897277"/>
          <table:table-cell office:value-type="float" office:value="399.09024708869919"/>
          <table:table-cell office:value-type="float" office:value="354.90812587659502"/>
          <table:table-cell office:value-type="float" office:value="393.96680381311256"/>
          <table:table-cell office:value-type="float" office:value="411.57107963905099"/>
          <table:table-cell office:value-type="float" office:value="434.81338444635509"/>
          <table:table-cell office:value-type="float" office:value="481.26295635346958"/>
          <table:table-cell office:value-type="float" office:value="441.05981425041358"/>
          <table:table-cell office:value-type="float" office:value="455.22273625199097"/>
          <table:table-cell table:number-columns-repeated="16342"/>
        </table:table-row>
        <table:table-row>
          <table:table-cell/>
          <table:table-cell office:value-type="string" office:string-value="07100"/>
          <table:table-cell office:value-type="string" office:string-value="Tafelwein"/>
          <table:table-cell table:number-columns-repeated="20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table:number-columns-repeated="16342"/>
        </table:table-row>
        <table:table-row>
          <table:table-cell/>
          <table:table-cell office:value-type="string" office:string-value="07200"/>
          <table:table-cell office:value-type="string" office:string-value="Qualitätswein"/>
          <table:table-cell table:number-columns-repeated="20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table:number-columns-repeated="16342"/>
        </table:table-row>
        <table:table-row>
          <table:table-cell/>
          <table:table-cell office:value-type="string" office:string-value="08000"/>
          <table:table-cell office:value-type="string" office:string-value="OLIVENÖL"/>
          <table:table-cell table:number-columns-repeated="20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table:number-columns-repeated="16342"/>
        </table:table-row>
        <table:table-row>
          <table:table-cell/>
          <table:table-cell office:value-type="string" office:string-value="09000"/>
          <table:table-cell office:value-type="string" office:string-value="SONSTIGE PFLANZLICHE ERZEUGNISSE"/>
          <table:table-cell table:number-columns-repeated="20"/>
          <table:table-cell office:value-type="float" office:value="2.2994420595147398"/>
          <table:table-cell office:value-type="float" office:value="2.2589660214915477"/>
          <table:table-cell office:value-type="float" office:value="3.2733169798979032"/>
          <table:table-cell office:value-type="float" office:value="3.8363430733247905"/>
          <table:table-cell office:value-type="float" office:value="2.8587171670010787"/>
          <table:table-cell office:value-type="float" office:value="2.1025441045582083"/>
          <table:table-cell office:value-type="float" office:value="1.5430504553671716"/>
          <table:table-cell office:value-type="float" office:value="1.7439523992936199"/>
          <table:table-cell office:value-type="float" office:value="2.2556588446472823"/>
          <table:table-cell office:value-type="float" office:value="1.9053235261627575"/>
          <table:table-cell office:value-type="float" office:value="2.144753185766108"/>
          <table:table-cell office:value-type="float" office:value="2.3332076335545011"/>
          <table:table-cell office:value-type="float" office:value="2.1103090005305116"/>
          <table:table-cell office:value-type="float" office:value="2.1081652578557786"/>
          <table:table-cell office:value-type="float" office:value="2.6621374660466968"/>
          <table:table-cell office:value-type="float" office:value="3.5126550207108944"/>
          <table:table-cell office:value-type="float" office:value="2.2719944378514323"/>
          <table:table-cell office:value-type="float" office:value="2.3179355957938386"/>
          <table:table-cell office:value-type="float" office:value="2.3179355957938386"/>
          <table:table-cell table:number-columns-repeated="16342"/>
        </table:table-row>
        <table:table-row>
          <table:table-cell/>
          <table:table-cell office:value-type="string" office:string-value="09100"/>
          <table:table-cell office:value-type="string" office:string-value="Korb- und Flechtmaterialien"/>
          <table:table-cell table:number-columns-repeated="20"/>
          <table:table-cell office:value-type="float" office:value="0.74213498252218335"/>
          <table:table-cell office:value-type="float" office:value="0.76306475876252688"/>
          <table:table-cell office:value-type="float" office:value="1.3081110150214748"/>
          <table:table-cell office:value-type="float" office:value="1.7424038720086041"/>
          <table:table-cell office:value-type="float" office:value="1.1419809161137475"/>
          <table:table-cell office:value-type="float" office:value="1.0164022586716859"/>
          <table:table-cell office:value-type="float" office:value="0.98108326126610601"/>
          <table:table-cell office:value-type="float" office:value="1.4520032266738367"/>
          <table:table-cell office:value-type="float" office:value="2.0321504618358612"/>
          <table:table-cell office:value-type="float" office:value="1.5631926629506625"/>
          <table:table-cell office:value-type="float" office:value="1.636446879791865"/>
          <table:table-cell office:value-type="float" office:value="2.0203047898665001"/>
          <table:table-cell office:value-type="float" office:value="1.6351387687768433"/>
          <table:table-cell office:value-type="float" office:value="1.3081110150214748"/>
          <table:table-cell office:value-type="float" office:value="1.8313554210300647"/>
          <table:table-cell office:value-type="float" office:value="2.1976265052360775"/>
          <table:table-cell office:value-type="float" office:value="1.2717745979375448"/>
          <table:table-cell office:value-type="float" office:value="1.2717745979375448"/>
          <table:table-cell office:value-type="float" office:value="1.2717745979375448"/>
          <table:table-cell table:number-columns-repeated="16342"/>
        </table:table-row>
        <table:table-row>
          <table:table-cell/>
          <table:table-cell office:value-type="string" office:string-value="09200"/>
          <table:table-cell office:value-type="string" office:string-value="Sämereien"/>
          <table:table-cell table:number-columns-repeated="20"/>
          <table:table-cell office:value-type="float" office:value="1.5573070769925561"/>
          <table:table-cell office:value-type="float" office:value="1.4959012627290209"/>
          <table:table-cell office:value-type="float" office:value="1.9652059648764282"/>
          <table:table-cell office:value-type="float" office:value="2.0939392013161866"/>
          <table:table-cell office:value-type="float" office:value="1.7167362508873316"/>
          <table:table-cell office:value-type="float" office:value="1.0861418458865222"/>
          <table:table-cell office:value-type="float" office:value="0.56196719410106566"/>
          <table:table-cell office:value-type="float" office:value="0.29194917261978298"/>
          <table:table-cell office:value-type="float" office:value="0.22350838281142124"/>
          <table:table-cell office:value-type="float" office:value="0.3421308632120949"/>
          <table:table-cell office:value-type="float" office:value="0.5083063059742432"/>
          <table:table-cell office:value-type="float" office:value="0.31290284368800092"/>
          <table:table-cell office:value-type="float" office:value="0.47517023175366813"/>
          <table:table-cell office:value-type="float" office:value="0.8000542428343036"/>
          <table:table-cell office:value-type="float" office:value="0.830782045016632"/>
          <table:table-cell office:value-type="float" office:value="1.3150285154748169"/>
          <table:table-cell office:value-type="float" office:value="1.0002198399138877"/>
          <table:table-cell office:value-type="float" office:value="1.0461609978562938"/>
          <table:table-cell office:value-type="float" office:value="1.0461609978562938"/>
          <table:table-cell table:number-columns-repeated="16342"/>
        </table:table-row>
        <table:table-row>
          <table:table-cell/>
          <table:table-cell office:value-type="string" office:string-value="09900"/>
          <table:table-cell office:value-type="string" office:string-value="Sonstige pflanzliche Erzeugnisse: sonstige"/>
          <table:table-cell table:number-columns-repeated="2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42"/>
        </table:table-row>
        <table:table-row>
          <table:table-cell/>
          <table:table-cell office:value-type="string" office:string-value="10000"/>
          <table:table-cell office:value-type="string" office:string-value="PFLANZLICHE ERZEUGUNG (01 BIS 09)"/>
          <table:table-cell table:number-columns-repeated="20"/>
          <table:table-cell office:value-type="float" office:value="3018.3168750120535"/>
          <table:table-cell office:value-type="float" office:value="2895.8565928518574"/>
          <table:table-cell office:value-type="float" office:value="2985.4495967891316"/>
          <table:table-cell office:value-type="float" office:value="2962.9210324984419"/>
          <table:table-cell office:value-type="float" office:value="2583.6177628622286"/>
          <table:table-cell office:value-type="float" office:value="2597.2941107080551"/>
          <table:table-cell office:value-type="float" office:value="2611.7072284587312"/>
          <table:table-cell office:value-type="float" office:value="2148.3771732867817"/>
          <table:table-cell office:value-type="float" office:value="2123.9946525277333"/>
          <table:table-cell office:value-type="float" office:value="2158.9043518378999"/>
          <table:table-cell office:value-type="float" office:value="2208.2978627038992"/>
          <table:table-cell office:value-type="float" office:value="2270.5300644973822"/>
          <table:table-cell office:value-type="float" office:value="2160.9794720082873"/>
          <table:table-cell office:value-type="float" office:value="2282.0781479456773"/>
          <table:table-cell office:value-type="float" office:value="2256.4791295698392"/>
          <table:table-cell office:value-type="float" office:value="2297.6124467635755"/>
          <table:table-cell office:value-type="float" office:value="2374.6723332196902"/>
          <table:table-cell office:value-type="float" office:value="2302.7302853536721"/>
          <table:table-cell office:value-type="float" office:value="2411.5851313311164"/>
          <table:table-cell table:number-columns-repeated="16342"/>
        </table:table-row>
        <table:table-row>
          <table:table-cell/>
          <table:table-cell office:value-type="string" office:string-value="11000"/>
          <table:table-cell office:value-type="string" office:string-value="TIERE"/>
          <table:table-cell table:number-columns-repeated="20"/>
          <table:table-cell office:value-type="float" office:value="1874.2632612814173"/>
          <table:table-cell office:value-type="float" office:value="2001.1913900260115"/>
          <table:table-cell office:value-type="float" office:value="2061.705009821876"/>
          <table:table-cell office:value-type="float" office:value="2096.8642113084406"/>
          <table:table-cell office:value-type="float" office:value="2083.726519211491"/>
          <table:table-cell office:value-type="float" office:value="1991.5476576763906"/>
          <table:table-cell office:value-type="float" office:value="1971.8188509840061"/>
          <table:table-cell office:value-type="float" office:value="1511.5845787019534"/>
          <table:table-cell office:value-type="float" office:value="1566.4655836696379"/>
          <table:table-cell office:value-type="float" office:value="1556.5319913005242"/>
          <table:table-cell office:value-type="float" office:value="1398.2192630586956"/>
          <table:table-cell office:value-type="float" office:value="1330.0207320963545"/>
          <table:table-cell office:value-type="float" office:value="1481.5217650411919"/>
          <table:table-cell office:value-type="float" office:value="1523.9631427955644"/>
          <table:table-cell office:value-type="float" office:value="1361.0737269062852"/>
          <table:table-cell office:value-type="float" office:value="1361.236784899369"/>
          <table:table-cell office:value-type="float" office:value="1396.0381650249421"/>
          <table:table-cell office:value-type="float" office:value="1519.2233168337127"/>
          <table:table-cell office:value-type="float" office:value="1583.034511490182"/>
          <table:table-cell table:number-columns-repeated="16342"/>
        </table:table-row>
        <table:table-row>
          <table:table-cell/>
          <table:table-cell office:value-type="string" office:string-value="11100"/>
          <table:table-cell office:value-type="string" office:string-value="Rinder"/>
          <table:table-cell table:number-columns-repeated="20"/>
          <table:table-cell office:value-type="float" office:value="884.19098713877986"/>
          <table:table-cell office:value-type="float" office:value="969.80968051187551"/>
          <table:table-cell office:value-type="float" office:value="992.98579668020261"/>
          <table:table-cell office:value-type="float" office:value="983.94055840968565"/>
          <table:table-cell office:value-type="float" office:value="920.37456898159121"/>
          <table:table-cell office:value-type="float" office:value="893.90232470266983"/>
          <table:table-cell office:value-type="float" office:value="891.98986238971474"/>
          <table:table-cell office:value-type="float" office:value="677.96574391389095"/>
          <table:table-cell office:value-type="float" office:value="653.72574718659962"/>
          <table:table-cell office:value-type="float" office:value="572.88796851977486"/>
          <table:table-cell office:value-type="float" office:value="605.50321539741913"/>
          <table:table-cell office:value-type="float" office:value="622.49208957620692"/>
          <table:table-cell office:value-type="float" office:value="633.59782842782215"/>
          <table:table-cell office:value-type="float" office:value="535.64549228230328"/>
          <table:table-cell office:value-type="float" office:value="550.16335775055063"/>
          <table:table-cell office:value-type="float" office:value="580.75739419783508"/>
          <table:table-cell office:value-type="float" office:value="560.90939466850762"/>
          <table:table-cell office:value-type="float" office:value="667.63636529335622"/>
          <table:table-cell office:value-type="float" office:value="717.33523669299018"/>
          <table:table-cell table:number-columns-repeated="16342"/>
        </table:table-row>
        <table:table-row>
          <table:table-cell/>
          <table:table-cell office:value-type="string" office:string-value="11200"/>
          <table:table-cell office:value-type="string" office:string-value="Schweine"/>
          <table:table-cell table:number-columns-repeated="20"/>
          <table:table-cell office:value-type="float" office:value="804.99915150439392"/>
          <table:table-cell office:value-type="float" office:value="841.13848775623671"/>
          <table:table-cell office:value-type="float" office:value="879.93825078156556"/>
          <table:table-cell office:value-type="float" office:value="915.51826175232873"/>
          <table:table-cell office:value-type="float" office:value="952.2712615969308"/>
          <table:table-cell office:value-type="float" office:value="879.61573367940696"/>
          <table:table-cell office:value-type="float" office:value="863.03172794101442"/>
          <table:table-cell office:value-type="float" office:value="679.73099387313823"/>
          <table:table-cell office:value-type="float" office:value="756.60240964659999"/>
          <table:table-cell office:value-type="float" office:value="824.71145405294521"/>
          <table:table-cell office:value-type="float" office:value="633.7524604621035"/>
          <table:table-cell office:value-type="float" office:value="551.98526575631377"/>
          <table:table-cell office:value-type="float" office:value="684.74986243088961"/>
          <table:table-cell office:value-type="float" office:value="810.61227935500449"/>
          <table:table-cell office:value-type="float" office:value="643.08229536743295"/>
          <table:table-cell office:value-type="float" office:value="612.50000680493281"/>
          <table:table-cell office:value-type="float" office:value="661.05422914883252"/>
          <table:table-cell office:value-type="float" office:value="681.546888757548"/>
          <table:table-cell office:value-type="float" office:value="699.19265620879753"/>
          <table:table-cell table:number-columns-repeated="16342"/>
        </table:table-row>
        <table:table-row>
          <table:table-cell/>
          <table:table-cell office:value-type="string" office:string-value="11300"/>
          <table:table-cell office:value-type="string" office:string-value="Einhufer"/>
          <table:table-cell table:number-columns-repeated="20"/>
          <table:table-cell office:value-type="float" office:value="1.5169950475282952"/>
          <table:table-cell office:value-type="float" office:value="1.2344146354768422"/>
          <table:table-cell office:value-type="float" office:value="7.8815417077142458E-2"/>
          <table:table-cell office:value-type="float" office:value="-2.9162541993569269E-3"/>
          <table:table-cell office:value-type="float" office:value="2.6579594807055975"/>
          <table:table-cell office:value-type="float" office:value="1.6974798993930462"/>
          <table:table-cell office:value-type="float" office:value="1.9553413186291309"/>
          <table:table-cell office:value-type="float" office:value="2.9204536227297826"/>
          <table:table-cell office:value-type="float" office:value="2.4369463439230912"/>
          <table:table-cell office:value-type="float" office:value="2.2922938492035696"/>
          <table:table-cell office:value-type="float" office:value="2.071952918988655"/>
          <table:table-cell office:value-type="float" office:value="3.6201060888759367"/>
          <table:table-cell office:value-type="float" office:value="3.5695713934634163"/>
          <table:table-cell office:value-type="float" office:value="4.8209746948717997"/>
          <table:table-cell office:value-type="float" office:value="4.3978314749994443"/>
          <table:table-cell office:value-type="float" office:value="3.0262076967790907"/>
          <table:table-cell office:value-type="float" office:value="1.6484833499161071"/>
          <table:table-cell office:value-type="float" office:value="2.1758129735446383"/>
          <table:table-cell office:value-type="float" office:value="2.1046965873257761"/>
          <table:table-cell table:number-columns-repeated="16342"/>
        </table:table-row>
        <table:table-row>
          <table:table-cell/>
          <table:table-cell office:value-type="string" office:string-value="11400"/>
          <table:table-cell office:value-type="string" office:string-value="Schafe und Ziegen"/>
          <table:table-cell table:number-columns-repeated="20"/>
          <table:table-cell office:value-type="float" office:value="16.32142441796444"/>
          <table:table-cell office:value-type="float" office:value="22.053398204453373"/>
          <table:table-cell office:value-type="float" office:value="21.378455770614945"/>
          <table:table-cell office:value-type="float" office:value="23.180327902337446"/>
          <table:table-cell office:value-type="float" office:value="21.66234342359272"/>
          <table:table-cell office:value-type="float" office:value="23.808412666770856"/>
          <table:table-cell office:value-type="float" office:value="26.037116576746495"/>
          <table:table-cell office:value-type="float" office:value="25.954163142362251"/>
          <table:table-cell office:value-type="float" office:value="25.396928286310555"/>
          <table:table-cell office:value-type="float" office:value="25.010854400306972"/>
          <table:table-cell office:value-type="float" office:value="22.64152263346989"/>
          <table:table-cell office:value-type="float" office:value="22.117768425356328"/>
          <table:table-cell office:value-type="float" office:value="26.132744839765333"/>
          <table:table-cell office:value-type="float" office:value="24.715759952752588"/>
          <table:table-cell office:value-type="float" office:value="22.840798155221485"/>
          <table:table-cell office:value-type="float" office:value="25.187004363147128"/>
          <table:table-cell office:value-type="float" office:value="23.922190675076155"/>
          <table:table-cell office:value-type="float" office:value="23.09694340861336"/>
          <table:table-cell office:value-type="float" office:value="24.662292113716372"/>
          <table:table-cell table:number-columns-repeated="16342"/>
        </table:table-row>
        <table:table-row>
          <table:table-cell/>
          <table:table-cell office:value-type="string" office:string-value="11500"/>
          <table:table-cell office:value-type="string" office:string-value="Geflügel"/>
          <table:table-cell table:number-columns-repeated="20"/>
          <table:table-cell office:value-type="float" office:value="142.38497500330698"/>
          <table:table-cell office:value-type="float" office:value="141.09360524435746"/>
          <table:table-cell office:value-type="float" office:value="145.21333715468208"/>
          <table:table-cell office:value-type="float" office:value="155.20454213857886"/>
          <table:table-cell office:value-type="float" office:value="166.04353551962134"/>
          <table:table-cell office:value-type="float" office:value="171.38131982752836"/>
          <table:table-cell office:value-type="float" office:value="169.63787976122202"/>
          <table:table-cell office:value-type="float" office:value="101.96511861624079"/>
          <table:table-cell office:value-type="float" office:value="104.24338090431647"/>
          <table:table-cell office:value-type="float" office:value="111.7696428002929"/>
          <table:table-cell office:value-type="float" office:value="115.06780720894133"/>
          <table:table-cell office:value-type="float" office:value="109.41246657155024"/>
          <table:table-cell office:value-type="float" office:value="109.64611001951823"/>
          <table:table-cell office:value-type="float" office:value="118.41913606930628"/>
          <table:table-cell office:value-type="float" office:value="118.68398926997163"/>
          <table:table-cell office:value-type="float" office:value="122.23502981583739"/>
          <table:table-cell office:value-type="float" office:value="126.08017236926787"/>
          <table:table-cell office:value-type="float" office:value="124.50491039914357"/>
          <table:table-cell office:value-type="float" office:value="118.5495365504012"/>
          <table:table-cell table:number-columns-repeated="16342"/>
        </table:table-row>
        <table:table-row>
          <table:table-cell/>
          <table:table-cell office:value-type="string" office:string-value="11900"/>
          <table:table-cell office:value-type="string" office:string-value="Sonstige Tiere"/>
          <table:table-cell table:number-columns-repeated="20"/>
          <table:table-cell office:value-type="float" office:value="24.849728169443974"/>
          <table:table-cell office:value-type="float" office:value="25.861803673611767"/>
          <table:table-cell office:value-type="float" office:value="22.110354017733947"/>
          <table:table-cell office:value-type="float" office:value="19.023437359709295"/>
          <table:table-cell office:value-type="float" office:value="20.71685020904922"/>
          <table:table-cell office:value-type="float" office:value="21.142386900621503"/>
          <table:table-cell office:value-type="float" office:value="19.166922996679435"/>
          <table:table-cell office:value-type="float" office:value="23.048105533591528"/>
          <table:table-cell office:value-type="float" office:value="24.060171301888172"/>
          <table:table-cell office:value-type="float" office:value="19.859777678000611"/>
          <table:table-cell office:value-type="float" office:value="19.182304437772974"/>
          <table:table-cell office:value-type="float" office:value="20.393035678051042"/>
          <table:table-cell office:value-type="float" office:value="23.825647929733261"/>
          <table:table-cell office:value-type="float" office:value="29.749500441326148"/>
          <table:table-cell office:value-type="float" office:value="21.90545488810891"/>
          <table:table-cell office:value-type="float" office:value="17.531142020837745"/>
          <table:table-cell office:value-type="float" office:value="22.423694813341861"/>
          <table:table-cell office:value-type="float" office:value="20.262396001506804"/>
          <table:table-cell office:value-type="float" office:value="21.190093336950795"/>
          <table:table-cell table:number-columns-repeated="16342"/>
        </table:table-row>
        <table:table-row>
          <table:table-cell/>
          <table:table-cell office:value-type="string" office:string-value="12000"/>
          <table:table-cell office:value-type="string" office:string-value="TIERISCHE ERZEUGNISSE"/>
          <table:table-cell table:number-columns-repeated="20"/>
          <table:table-cell office:value-type="float" office:value="1132.1092126105632"/>
          <table:table-cell office:value-type="float" office:value="1145.9288400560433"/>
          <table:table-cell office:value-type="float" office:value="1182.5779036086881"/>
          <table:table-cell office:value-type="float" office:value="1217.1617026092474"/>
          <table:table-cell office:value-type="float" office:value="1237.1844241080103"/>
          <table:table-cell office:value-type="float" office:value="1272.3606164298085"/>
          <table:table-cell office:value-type="float" office:value="1330.9594251156529"/>
          <table:table-cell office:value-type="float" office:value="892.46590092766405"/>
          <table:table-cell office:value-type="float" office:value="920.41825246881672"/>
          <table:table-cell office:value-type="float" office:value="929.94702168499987"/>
          <table:table-cell office:value-type="float" office:value="974.62535065693146"/>
          <table:table-cell office:value-type="float" office:value="992.64494130408582"/>
          <table:table-cell office:value-type="float" office:value="1031.5860851499408"/>
          <table:table-cell office:value-type="float" office:value="1145.2393149508589"/>
          <table:table-cell office:value-type="float" office:value="1099.884763466647"/>
          <table:table-cell office:value-type="float" office:value="1042.1553680693703"/>
          <table:table-cell office:value-type="float" office:value="1023.1401425331828"/>
          <table:table-cell office:value-type="float" office:value="1020.1476855988652"/>
          <table:table-cell office:value-type="float" office:value="1044.6504239153937"/>
          <table:table-cell table:number-columns-repeated="16342"/>
        </table:table-row>
        <table:table-row>
          <table:table-cell/>
          <table:table-cell office:value-type="string" office:string-value="12100"/>
          <table:table-cell office:value-type="string" office:string-value="Milch"/>
          <table:table-cell table:number-columns-repeated="20"/>
          <table:table-cell office:value-type="float" office:value="940.10733239640388"/>
          <table:table-cell office:value-type="float" office:value="953.83094854184094"/>
          <table:table-cell office:value-type="float" office:value="1007.3302670948053"/>
          <table:table-cell office:value-type="float" office:value="1037.5275422413954"/>
          <table:table-cell office:value-type="float" office:value="1043.9411856473307"/>
          <table:table-cell office:value-type="float" office:value="1059.1509569664588"/>
          <table:table-cell office:value-type="float" office:value="1126.6446202364914"/>
          <table:table-cell office:value-type="float" office:value="715.65960044960241"/>
          <table:table-cell office:value-type="float" office:value="738.81792610464731"/>
          <table:table-cell office:value-type="float" office:value="758.45418603518817"/>
          <table:table-cell office:value-type="float" office:value="799.40261027012502"/>
          <table:table-cell office:value-type="float" office:value="826.42728461588774"/>
          <table:table-cell office:value-type="float" office:value="852.51630626583164"/>
          <table:table-cell office:value-type="float" office:value="979.43316414352785"/>
          <table:table-cell office:value-type="float" office:value="927.83075404970543"/>
          <table:table-cell office:value-type="float" office:value="866.52668658178698"/>
          <table:table-cell office:value-type="float" office:value="845.45299165162794"/>
          <table:table-cell office:value-type="float" office:value="844.08531088049062"/>
          <table:table-cell office:value-type="float" office:value="868.22821572571718"/>
          <table:table-cell table:number-columns-repeated="16342"/>
        </table:table-row>
        <table:table-row>
          <table:table-cell/>
          <table:table-cell office:value-type="string" office:string-value="12200"/>
          <table:table-cell office:value-type="string" office:string-value="Eier"/>
          <table:table-cell table:number-columns-repeated="20"/>
          <table:table-cell office:value-type="float" office:value="168.552543172089"/>
          <table:table-cell office:value-type="float" office:value="164.9940383324039"/>
          <table:table-cell office:value-type="float" office:value="157.67762980893369"/>
          <table:table-cell office:value-type="float" office:value="160.26380656068923"/>
          <table:table-cell office:value-type="float" office:value="156.71766198220107"/>
          <table:table-cell office:value-type="float" office:value="158.81205883062677"/>
          <table:table-cell office:value-type="float" office:value="155.75338174062227"/>
          <table:table-cell office:value-type="float" office:value="134.0901522758202"/>
          <table:table-cell office:value-type="float" office:value="144.81601779301684"/>
          <table:table-cell office:value-type="float" office:value="145.22234063069055"/>
          <table:table-cell office:value-type="float" office:value="138.72908537335266"/>
          <table:table-cell office:value-type="float" office:value="121.3589431536987"/>
          <table:table-cell office:value-type="float" office:value="123.15921588494315"/>
          <table:table-cell office:value-type="float" office:value="123.53000608421416"/>
          <table:table-cell office:value-type="float" office:value="129.15112408121354"/>
          <table:table-cell office:value-type="float" office:value="134.75676842837905"/>
          <table:table-cell office:value-type="float" office:value="138.99454956548439"/>
          <table:table-cell office:value-type="float" office:value="140.27944548186343"/>
          <table:table-cell office:value-type="float" office:value="140.51127918967671"/>
          <table:table-cell table:number-columns-repeated="16342"/>
        </table:table-row>
        <table:table-row>
          <table:table-cell/>
          <table:table-cell office:value-type="string" office:string-value="12900"/>
          <table:table-cell office:value-type="string" office:string-value="Sonstige tierische Erzeugnisse"/>
          <table:table-cell table:number-columns-repeated="20"/>
          <table:table-cell office:value-type="float" office:value="23.449337042070301"/>
          <table:table-cell office:value-type="float" office:value="27.103853181798357"/>
          <table:table-cell office:value-type="float" office:value="17.570006704949236"/>
          <table:table-cell office:value-type="float" office:value="19.370353807162619"/>
          <table:table-cell office:value-type="float" office:value="36.525576478478349"/>
          <table:table-cell office:value-type="float" office:value="54.397600632723027"/>
          <table:table-cell office:value-type="float" office:value="48.561423138539197"/>
          <table:table-cell office:value-type="float" office:value="42.716148202241442"/>
          <table:table-cell office:value-type="float" office:value="36.784308571152437"/>
          <table:table-cell office:value-type="float" office:value="26.27049501912126"/>
          <table:table-cell office:value-type="float" office:value="36.493655013453839"/>
          <table:table-cell office:value-type="float" office:value="44.858713534499266"/>
          <table:table-cell office:value-type="float" office:value="55.910562999165883"/>
          <table:table-cell office:value-type="float" office:value="42.27614472311712"/>
          <table:table-cell office:value-type="float" office:value="42.902885335727944"/>
          <table:table-cell office:value-type="float" office:value="40.871913059204054"/>
          <table:table-cell office:value-type="float" office:value="38.692601316070565"/>
          <table:table-cell office:value-type="float" office:value="35.782929236511244"/>
          <table:table-cell office:value-type="float" office:value="35.910929000000031"/>
          <table:table-cell table:number-columns-repeated="16342"/>
        </table:table-row>
        <table:table-row>
          <table:table-cell/>
          <table:table-cell office:value-type="string" office:string-value="12910"/>
          <table:table-cell office:value-type="string" office:string-value="Rohwolle"/>
          <table:table-cell table:number-columns-repeated="20"/>
          <table:table-cell office:value-type="float" office:value="0.92075845003379275"/>
          <table:table-cell office:value-type="float" office:value="0.94163288136886558"/>
          <table:table-cell office:value-type="float" office:value="0.7099088198173974"/>
          <table:table-cell office:value-type="float" office:value="0.72977148408828008"/>
          <table:table-cell office:value-type="float" office:value="0.77054298543636124"/>
          <table:table-cell office:value-type="float" office:value="0.76505039316003276"/>
          <table:table-cell office:value-type="float" office:value="0.88804514781654353"/>
          <table:table-cell office:value-type="float" office:value="0.85659391146995523"/>
          <table:table-cell office:value-type="float" office:value="0.8839298670813881"/>
          <table:table-cell office:value-type="float" office:value="0.8640731670094437"/>
          <table:table-cell office:value-type="float" office:value="0.59327630938278964"/>
          <table:table-cell office:value-type="float" office:value="0.57479706111058615"/>
          <table:table-cell office:value-type="float" office:value="0.49752665273034125"/>
          <table:table-cell office:value-type="float" office:value="0.41659043234564008"/>
          <table:table-cell office:value-type="float" office:value="0.34288396243692065"/>
          <table:table-cell office:value-type="float" office:value="0.29691420361322357"/>
          <table:table-cell office:value-type="float" office:value="0.39759999999999995"/>
          <table:table-cell office:value-type="float" office:value="0.38092899999999991"/>
          <table:table-cell office:value-type="float" office:value="0.38092899999999996"/>
          <table:table-cell table:number-columns-repeated="16342"/>
        </table:table-row>
        <table:table-row>
          <table:table-cell/>
          <table:table-cell office:value-type="string" office:string-value="12920"/>
          <table:table-cell office:value-type="string" office:string-value="Seidenraupenkokons"/>
          <table:table-cell table:number-columns-repeated="20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table:number-columns-repeated="16342"/>
        </table:table-row>
        <table:table-row>
          <table:table-cell/>
          <table:table-cell office:value-type="string" office:string-value="12930"/>
          <table:table-cell office:value-type="string" office:string-value="Sonstige tierische Erzeugnisse: sonstige"/>
          <table:table-cell table:number-columns-repeated="20"/>
          <table:table-cell office:value-type="float" office:value="22.528578592036514"/>
          <table:table-cell office:value-type="float" office:value="26.162220300429489"/>
          <table:table-cell office:value-type="float" office:value="16.860097885131836"/>
          <table:table-cell office:value-type="float" office:value="18.640582323074341"/>
          <table:table-cell office:value-type="float" office:value="35.755033493041992"/>
          <table:table-cell office:value-type="float" office:value="53.632550239562981"/>
          <table:table-cell office:value-type="float" office:value="47.673377990722642"/>
          <table:table-cell office:value-type="float" office:value="41.859554290771491"/>
          <table:table-cell office:value-type="float" office:value="35.900378704071052"/>
          <table:table-cell office:value-type="float" office:value="25.406421852111816"/>
          <table:table-cell office:value-type="float" office:value="35.900378704071045"/>
          <table:table-cell office:value-type="float" office:value="44.283916473388665"/>
          <table:table-cell office:value-type="float" office:value="55.413036346435533"/>
          <table:table-cell office:value-type="float" office:value="41.859554290771477"/>
          <table:table-cell office:value-type="float" office:value="42.560001373291023"/>
          <table:table-cell office:value-type="float" office:value="40.57499885559082"/>
          <table:table-cell office:value-type="float" office:value="38.295001316070561"/>
          <table:table-cell office:value-type="float" office:value="35.402000236511242"/>
          <table:table-cell office:value-type="float" office:value="35.53"/>
          <table:table-cell table:number-columns-repeated="16342"/>
        </table:table-row>
        <table:table-row>
          <table:table-cell/>
          <table:table-cell office:value-type="string" office:string-value="13000"/>
          <table:table-cell office:value-type="string" office:string-value="TIERISCHE ERZEUGUNG (11+12)"/>
          <table:table-cell table:number-columns-repeated="20"/>
          <table:table-cell office:value-type="float" office:value="3006.3724738919809"/>
          <table:table-cell office:value-type="float" office:value="3147.1202300820546"/>
          <table:table-cell office:value-type="float" office:value="3244.2829134305643"/>
          <table:table-cell office:value-type="float" office:value="3314.0259139176878"/>
          <table:table-cell office:value-type="float" office:value="3320.9109433195013"/>
          <table:table-cell office:value-type="float" office:value="3263.9082741061993"/>
          <table:table-cell office:value-type="float" office:value="3302.7782760996593"/>
          <table:table-cell office:value-type="float" office:value="2404.0504796296177"/>
          <table:table-cell office:value-type="float" office:value="2486.8838361384542"/>
          <table:table-cell office:value-type="float" office:value="2486.4790129855232"/>
          <table:table-cell office:value-type="float" office:value="2372.844613715627"/>
          <table:table-cell office:value-type="float" office:value="2322.66567340044"/>
          <table:table-cell office:value-type="float" office:value="2513.1078501911329"/>
          <table:table-cell office:value-type="float" office:value="2669.2024577464235"/>
          <table:table-cell office:value-type="float" office:value="2460.9584903729315"/>
          <table:table-cell office:value-type="float" office:value="2403.3921529687395"/>
          <table:table-cell office:value-type="float" office:value="2419.1783075581252"/>
          <table:table-cell office:value-type="float" office:value="2539.3710024325778"/>
          <table:table-cell office:value-type="float" office:value="2627.6849354055767"/>
          <table:table-cell table:number-columns-repeated="16342"/>
        </table:table-row>
        <table:table-row>
          <table:table-cell/>
          <table:table-cell office:value-type="string" office:string-value="14000"/>
          <table:table-cell office:value-type="string" office:string-value="ERZEUGUNG LANDWIRTSCHAFTLICHER GÜTER (10+13)"/>
          <table:table-cell table:number-columns-repeated="20"/>
          <table:table-cell office:value-type="float" office:value="6024.689348904034"/>
          <table:table-cell office:value-type="float" office:value="6042.9768229339115"/>
          <table:table-cell office:value-type="float" office:value="6229.7325102196965"/>
          <table:table-cell office:value-type="float" office:value="6276.9469464161302"/>
          <table:table-cell office:value-type="float" office:value="5904.5287061817289"/>
          <table:table-cell office:value-type="float" office:value="5861.2023848142535"/>
          <table:table-cell office:value-type="float" office:value="5914.4855045583909"/>
          <table:table-cell office:value-type="float" office:value="4552.4276529163999"/>
          <table:table-cell office:value-type="float" office:value="4610.8784886661879"/>
          <table:table-cell office:value-type="float" office:value="4645.383364823424"/>
          <table:table-cell office:value-type="float" office:value="4581.1424764195262"/>
          <table:table-cell office:value-type="float" office:value="4593.1957378978213"/>
          <table:table-cell office:value-type="float" office:value="4674.0873221994198"/>
          <table:table-cell office:value-type="float" office:value="4951.2806056921008"/>
          <table:table-cell office:value-type="float" office:value="4717.4376199427707"/>
          <table:table-cell office:value-type="float" office:value="4701.0045997323132"/>
          <table:table-cell office:value-type="float" office:value="4793.8506407778159"/>
          <table:table-cell office:value-type="float" office:value="4842.1012877862504"/>
          <table:table-cell office:value-type="float" office:value="5039.2700667366917"/>
          <table:table-cell table:number-columns-repeated="16342"/>
        </table:table-row>
        <table:table-row>
          <table:table-cell/>
          <table:table-cell office:value-type="string" office:string-value="15000"/>
          <table:table-cell office:value-type="string" office:string-value="ERZEUGUNG LANDWIRTSCHAFTLICHER DIENSTLEISTUNGEN"/>
          <table:table-cell table:number-columns-repeated="20"/>
          <table:table-cell office:value-type="float" office:value="118.87500281778338"/>
          <table:table-cell office:value-type="float" office:value="118.87500281778337"/>
          <table:table-cell office:value-type="float" office:value="118.87500281778337"/>
          <table:table-cell office:value-type="float" office:value="118.87500281778335"/>
          <table:table-cell office:value-type="float" office:value="119.49793020329062"/>
          <table:table-cell office:value-type="float" office:value="119.22265484819587"/>
          <table:table-cell office:value-type="float" office:value="123.19006354190645"/>
          <table:table-cell office:value-type="float" office:value="132.65866875628348"/>
          <table:table-cell office:value-type="float" office:value="134.62864077614955"/>
          <table:table-cell office:value-type="float" office:value="149.23431902124725"/>
          <table:table-cell office:value-type="float" office:value="146.08888510982263"/>
          <table:table-cell office:value-type="float" office:value="147.30451593434586"/>
          <table:table-cell office:value-type="float" office:value="140.24623187757405"/>
          <table:table-cell office:value-type="float" office:value="134.11914924816034"/>
          <table:table-cell office:value-type="float" office:value="147.80058231498464"/>
          <table:table-cell office:value-type="float" office:value="146.25205549740727"/>
          <table:table-cell office:value-type="float" office:value="162.63731099422517"/>
          <table:table-cell office:value-type="float" office:value="177.08131585711087"/>
          <table:table-cell office:value-type="float" office:value="188.4715380181137"/>
          <table:table-cell table:number-columns-repeated="16342"/>
        </table:table-row>
        <table:table-row>
          <table:table-cell/>
          <table:table-cell office:value-type="string" office:string-value="15100"/>
          <table:table-cell office:value-type="string" office:string-value="LANDWIRTSCHAFTLICHE DIENSTLEISTUNGEN"/>
          <table:table-cell table:number-columns-repeated="20"/>
          <table:table-cell office:value-type="float" office:value="118.87500281778338"/>
          <table:table-cell office:value-type="float" office:value="118.87500281778337"/>
          <table:table-cell office:value-type="float" office:value="118.87500281778337"/>
          <table:table-cell office:value-type="float" office:value="118.87500281778335"/>
          <table:table-cell office:value-type="float" office:value="118.0025412946186"/>
          <table:table-cell office:value-type="float" office:value="117.64668455685049"/>
          <table:table-cell office:value-type="float" office:value="121.21892163366319"/>
          <table:table-cell office:value-type="float" office:value="130.58873233047885"/>
          <table:table-cell office:value-type="float" office:value="132.34243435623142"/>
          <table:table-cell office:value-type="float" office:value="142.45500469177213"/>
          <table:table-cell office:value-type="float" office:value="139.55804435780411"/>
          <table:table-cell office:value-type="float" office:value="145.77605892396093"/>
          <table:table-cell office:value-type="float" office:value="138.36568595924376"/>
          <table:table-cell office:value-type="float" office:value="131.64566430290492"/>
          <table:table-cell office:value-type="float" office:value="145.27649615753461"/>
          <table:table-cell office:value-type="float" office:value="143.86433884740725"/>
          <table:table-cell office:value-type="float" office:value="160.2711953942252"/>
          <table:table-cell office:value-type="float" office:value="174.81899585711085"/>
          <table:table-cell office:value-type="float" office:value="186.20921801811369"/>
          <table:table-cell table:number-columns-repeated="16342"/>
        </table:table-row>
        <table:table-row>
          <table:table-cell/>
          <table:table-cell office:value-type="string" office:string-value="15200"/>
          <table:table-cell office:value-type="string" office:string-value="VERPACHTUNG VON MILCHQUOTEN"/>
          <table:table-cell table:number-columns-repeated="2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.4953889086720493"/>
          <table:table-cell office:value-type="float" office:value="1.5759702913453921"/>
          <table:table-cell office:value-type="float" office:value="1.9711419082432793"/>
          <table:table-cell office:value-type="float" office:value="2.0699364258046695"/>
          <table:table-cell office:value-type="float" office:value="2.28620641991817"/>
          <table:table-cell office:value-type="float" office:value="6.779314329475076"/>
          <table:table-cell office:value-type="float" office:value="6.5308407520184879"/>
          <table:table-cell office:value-type="float" office:value="1.5284570103849477"/>
          <table:table-cell office:value-type="float" office:value="1.8805459183302689"/>
          <table:table-cell office:value-type="float" office:value="2.4734849452554748"/>
          <table:table-cell office:value-type="float" office:value="2.5240861574500002"/>
          <table:table-cell office:value-type="float" office:value="2.3877166500000002"/>
          <table:table-cell office:value-type="float" office:value="2.3661156000000001"/>
          <table:table-cell office:value-type="float" office:value="2.2623199999999999"/>
          <table:table-cell office:value-type="float" office:value="2.2623199999999994"/>
          <table:table-cell table:number-columns-repeated="16342"/>
        </table:table-row>
        <table:table-row>
          <table:table-cell/>
          <table:table-cell office:value-type="string" office:string-value="16000"/>
          <table:table-cell office:value-type="string" office:string-value="LANDWIRTSCHAFTLICHE ERZEUGUNG (14+15)"/>
          <table:table-cell table:number-columns-repeated="20"/>
          <table:table-cell office:value-type="float" office:value="6143.5643517218177"/>
          <table:table-cell office:value-type="float" office:value="6161.8518257516953"/>
          <table:table-cell office:value-type="float" office:value="6348.6075130374802"/>
          <table:table-cell office:value-type="float" office:value="6395.821949233914"/>
          <table:table-cell office:value-type="float" office:value="6024.0266363850196"/>
          <table:table-cell office:value-type="float" office:value="5980.4250396624493"/>
          <table:table-cell office:value-type="float" office:value="6037.6755681002969"/>
          <table:table-cell office:value-type="float" office:value="4685.086321672683"/>
          <table:table-cell office:value-type="float" office:value="4745.5071294423378"/>
          <table:table-cell office:value-type="float" office:value="4794.6176838446709"/>
          <table:table-cell office:value-type="float" office:value="4727.2313615293488"/>
          <table:table-cell office:value-type="float" office:value="4740.5002538321669"/>
          <table:table-cell office:value-type="float" office:value="4814.333554076994"/>
          <table:table-cell office:value-type="float" office:value="5085.3997549402611"/>
          <table:table-cell office:value-type="float" office:value="4865.2382022577549"/>
          <table:table-cell office:value-type="float" office:value="4847.2566552297203"/>
          <table:table-cell office:value-type="float" office:value="4956.487951772041"/>
          <table:table-cell office:value-type="float" office:value="5019.1826036433613"/>
          <table:table-cell office:value-type="float" office:value="5227.7416047548049"/>
          <table:table-cell table:number-columns-repeated="16342"/>
        </table:table-row>
        <table:table-row>
          <table:table-cell/>
          <table:table-cell office:value-type="string" office:string-value="17000"/>
          <table:table-cell office:value-type="string" office:string-value="NICHTLANDWIRTSCHAFTLICHE NEBENTÄTIGKEITEN (NICHT TRENNBAR)"/>
          <table:table-cell table:number-columns-repeated="20"/>
          <table:table-cell office:value-type="float" office:value="238.17351365885918"/>
          <table:table-cell office:value-type="float" office:value="238.17351365885918"/>
          <table:table-cell office:value-type="float" office:value="238.17351365885918"/>
          <table:table-cell office:value-type="float" office:value="238.17351365885918"/>
          <table:table-cell office:value-type="float" office:value="247.05071837096574"/>
          <table:table-cell office:value-type="float" office:value="270.2825519792446"/>
          <table:table-cell office:value-type="float" office:value="297.38164516368863"/>
          <table:table-cell office:value-type="float" office:value="314.71690297449879"/>
          <table:table-cell office:value-type="float" office:value="324.23711692332387"/>
          <table:table-cell office:value-type="float" office:value="337.84147147954593"/>
          <table:table-cell office:value-type="float" office:value="344.26575001998492"/>
          <table:table-cell office:value-type="float" office:value="374.30869966497835"/>
          <table:table-cell office:value-type="float" office:value="374.87554777148739"/>
          <table:table-cell office:value-type="float" office:value="378.07320000000004"/>
          <table:table-cell office:value-type="float" office:value="401.98980000000017"/>
          <table:table-cell office:value-type="float" office:value="383.06686146035707"/>
          <table:table-cell office:value-type="float" office:value="366.63817480814521"/>
          <table:table-cell office:value-type="float" office:value="337.71542185619421"/>
          <table:table-cell office:value-type="float" office:value="329.65570491335296"/>
          <table:table-cell table:number-columns-repeated="16342"/>
        </table:table-row>
        <table:table-row>
          <table:table-cell/>
          <table:table-cell office:value-type="string" office:string-value="17100"/>
          <table:table-cell office:value-type="string" office:string-value="VERARBEITUNG LANDWIRTSCHAFTLICHER ERZEUGNISSE"/>
          <table:table-cell table:number-columns-repeated="20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table:number-columns-repeated="16342"/>
        </table:table-row>
        <table:table-row>
          <table:table-cell/>
          <table:table-cell office:value-type="string" office:string-value="17110"/>
          <table:table-cell office:value-type="string" office:string-value="- Getreide"/>
          <table:table-cell table:number-columns-repeated="20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table:number-columns-repeated="16342"/>
        </table:table-row>
        <table:table-row>
          <table:table-cell/>
          <table:table-cell office:value-type="string" office:string-value="17120"/>
          <table:table-cell office:value-type="string" office:string-value="- Gemüse"/>
          <table:table-cell table:number-columns-repeated="20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table:number-columns-repeated="16342"/>
        </table:table-row>
        <table:table-row>
          <table:table-cell/>
          <table:table-cell office:value-type="string" office:string-value="17130"/>
          <table:table-cell office:value-type="string" office:string-value="- Obst"/>
          <table:table-cell table:number-columns-repeated="20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table:number-columns-repeated="16342"/>
        </table:table-row>
        <table:table-row>
          <table:table-cell/>
          <table:table-cell office:value-type="string" office:string-value="17140"/>
          <table:table-cell office:value-type="string" office:string-value="- Wein"/>
          <table:table-cell table:number-columns-repeated="20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table:number-columns-repeated="16342"/>
        </table:table-row>
        <table:table-row>
          <table:table-cell/>
          <table:table-cell office:value-type="string" office:string-value="17150"/>
          <table:table-cell office:value-type="string" office:string-value="- Tiere"/>
          <table:table-cell table:number-columns-repeated="20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table:number-columns-repeated="16342"/>
        </table:table-row>
        <table:table-row>
          <table:table-cell/>
          <table:table-cell office:value-type="string" office:string-value="17160"/>
          <table:table-cell office:value-type="string" office:string-value="- Tierische Erzeugnisse"/>
          <table:table-cell table:number-columns-repeated="20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table:number-columns-repeated="16342"/>
        </table:table-row>
        <table:table-row>
          <table:table-cell/>
          <table:table-cell office:value-type="string" office:string-value="17161"/>
          <table:table-cell office:value-type="string" office:string-value="- Milch"/>
          <table:table-cell table:number-columns-repeated="20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table:number-columns-repeated="16342"/>
        </table:table-row>
        <table:table-row>
          <table:table-cell/>
          <table:table-cell office:value-type="string" office:string-value="17162"/>
          <table:table-cell office:value-type="string" office:string-value="- Sonstige tierische Erzeugnisse"/>
          <table:table-cell table:number-columns-repeated="20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table:number-columns-repeated="16342"/>
        </table:table-row>
        <table:table-row>
          <table:table-cell/>
          <table:table-cell office:value-type="string" office:string-value="17190"/>
          <table:table-cell office:value-type="string" office:string-value="- Sonstige"/>
          <table:table-cell table:number-columns-repeated="20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table:number-columns-repeated="16342"/>
        </table:table-row>
        <table:table-row>
          <table:table-cell/>
          <table:table-cell office:value-type="string" office:string-value="17900"/>
          <table:table-cell office:value-type="string" office:string-value="SONSTIGE NICHT TRENNBARE NEBENTÄTIGKEITEN (WAREN UND DIENSTLEISTUNGEN)"/>
          <table:table-cell table:number-columns-repeated="20"/>
          <table:table-cell office:value-type="float" office:value="238.17351365885918"/>
          <table:table-cell office:value-type="float" office:value="238.17351365885918"/>
          <table:table-cell office:value-type="float" office:value="238.17351365885918"/>
          <table:table-cell office:value-type="float" office:value="238.17351365885918"/>
          <table:table-cell office:value-type="float" office:value="247.05071837096574"/>
          <table:table-cell office:value-type="float" office:value="270.2825519792446"/>
          <table:table-cell office:value-type="float" office:value="297.38164516368863"/>
          <table:table-cell office:value-type="float" office:value="314.71690297449879"/>
          <table:table-cell office:value-type="float" office:value="324.23711692332387"/>
          <table:table-cell office:value-type="float" office:value="337.84147147954593"/>
          <table:table-cell office:value-type="float" office:value="344.26575001998492"/>
          <table:table-cell office:value-type="float" office:value="374.30869966497835"/>
          <table:table-cell office:value-type="float" office:value="374.87554777148739"/>
          <table:table-cell office:value-type="float" office:value="378.07320000000004"/>
          <table:table-cell office:value-type="float" office:value="401.98980000000017"/>
          <table:table-cell office:value-type="float" office:value="383.06686146035707"/>
          <table:table-cell office:value-type="float" office:value="366.63817480814521"/>
          <table:table-cell office:value-type="float" office:value="337.71542185619421"/>
          <table:table-cell office:value-type="float" office:value="329.65570491335296"/>
          <table:table-cell table:number-columns-repeated="16342"/>
        </table:table-row>
        <table:table-row>
          <table:table-cell/>
          <table:table-cell office:value-type="string" office:string-value="18000"/>
          <table:table-cell office:value-type="string" office:string-value="ERZEUGUNG DES LANDWIRTSCHAFTLICHEN WIRTSCHAFTSBEREICHS (16+17)"/>
          <table:table-cell table:number-columns-repeated="20"/>
          <table:table-cell office:value-type="float" office:value="6381.7378653806763"/>
          <table:table-cell office:value-type="float" office:value="6400.0253394105548"/>
          <table:table-cell office:value-type="float" office:value="6586.7810266963406"/>
          <table:table-cell office:value-type="float" office:value="6633.9954628927735"/>
          <table:table-cell office:value-type="float" office:value="6271.0773547559857"/>
          <table:table-cell office:value-type="float" office:value="6250.7075916416943"/>
          <table:table-cell office:value-type="float" office:value="6335.0572132639863"/>
          <table:table-cell office:value-type="float" office:value="4999.8032246471821"/>
          <table:table-cell office:value-type="float" office:value="5069.7442463656607"/>
          <table:table-cell office:value-type="float" office:value="5132.4591553242171"/>
          <table:table-cell office:value-type="float" office:value="5071.4971115493345"/>
          <table:table-cell office:value-type="float" office:value="5114.808953497145"/>
          <table:table-cell office:value-type="float" office:value="5189.2091018484816"/>
          <table:table-cell office:value-type="float" office:value="5463.4729549402609"/>
          <table:table-cell office:value-type="float" office:value="5267.2280022577543"/>
          <table:table-cell office:value-type="float" office:value="5230.3235166900795"/>
          <table:table-cell office:value-type="float" office:value="5323.1261265801868"/>
          <table:table-cell office:value-type="float" office:value="5356.8980254995549"/>
          <table:table-cell office:value-type="float" office:value="5557.3973096681584"/>
          <table:table-cell table:number-columns-repeated="16342"/>
        </table:table-row>
        <table:table-row>
          <table:table-cell/>
          <table:table-cell office:value-type="string" office:string-value="19000"/>
          <table:table-cell office:value-type="string" office:string-value="VORLEISTUNGEN INSGESAMT"/>
          <table:table-cell table:number-columns-repeated="20"/>
          <table:table-cell office:value-type="float" office:value="3195.2196214152113"/>
          <table:table-cell office:value-type="float" office:value="3165.6179039852154"/>
          <table:table-cell office:value-type="float" office:value="3101.3085286838636"/>
          <table:table-cell office:value-type="float" office:value="3117.7402674785585"/>
          <table:table-cell office:value-type="float" office:value="2998.602164125422"/>
          <table:table-cell office:value-type="float" office:value="3074.7423417603645"/>
          <table:table-cell office:value-type="float" office:value="3060.3278491924425"/>
          <table:table-cell office:value-type="float" office:value="2868.3541321974449"/>
          <table:table-cell office:value-type="float" office:value="3000.2077410633324"/>
          <table:table-cell office:value-type="float" office:value="3043.2779548935332"/>
          <table:table-cell office:value-type="float" office:value="2956.1939703987819"/>
          <table:table-cell office:value-type="float" office:value="2968.6754067827546"/>
          <table:table-cell office:value-type="float" office:value="2950.6405939102428"/>
          <table:table-cell office:value-type="float" office:value="3110.0473884407797"/>
          <table:table-cell office:value-type="float" office:value="3081.0002685285604"/>
          <table:table-cell office:value-type="float" office:value="3048.8391111984779"/>
          <table:table-cell office:value-type="float" office:value="3121.0827691088975"/>
          <table:table-cell office:value-type="float" office:value="3149.9719531379646"/>
          <table:table-cell office:value-type="float" office:value="3249.917791869038"/>
          <table:table-cell table:number-columns-repeated="16342"/>
        </table:table-row>
        <table:table-row>
          <table:table-cell/>
          <table:table-cell office:value-type="string" office:string-value="19010"/>
          <table:table-cell office:value-type="string" office:string-value="SAAT- UND PFLANZGUT"/>
          <table:table-cell table:number-columns-repeated="20"/>
          <table:table-cell office:value-type="float" office:value="148.16890511772456"/>
          <table:table-cell office:value-type="float" office:value="142.94867728355851"/>
          <table:table-cell office:value-type="float" office:value="153.6163143389887"/>
          <table:table-cell office:value-type="float" office:value="146.87877444532461"/>
          <table:table-cell office:value-type="float" office:value="156.81656649927692"/>
          <table:table-cell office:value-type="float" office:value="164.24859923112137"/>
          <table:table-cell office:value-type="float" office:value="165.00555947181377"/>
          <table:table-cell office:value-type="float" office:value="134.48020755361432"/>
          <table:table-cell office:value-type="float" office:value="136.79934303757963"/>
          <table:table-cell office:value-type="float" office:value="145.86891274172794"/>
          <table:table-cell office:value-type="float" office:value="137.55514051292482"/>
          <table:table-cell office:value-type="float" office:value="139.06673546361637"/>
          <table:table-cell office:value-type="float" office:value="135.63059999999996"/>
          <table:table-cell office:value-type="float" office:value="140.63579999999996"/>
          <table:table-cell office:value-type="float" office:value="145.04760000000007"/>
          <table:table-cell office:value-type="float" office:value="143.22784562940495"/>
          <table:table-cell office:value-type="float" office:value="135.17199528767864"/>
          <table:table-cell office:value-type="float" office:value="128.6668356908589"/>
          <table:table-cell office:value-type="float" office:value="128.1616064461042"/>
          <table:table-cell table:number-columns-repeated="16342"/>
        </table:table-row>
        <table:table-row>
          <table:table-cell/>
          <table:table-cell office:value-type="string" office:string-value="19011"/>
          <table:table-cell office:value-type="string" office:string-value="- bei landwirtschaftlichen Einheiten gekauftes Saat- und Pflanzgut"/>
          <table:table-cell table:number-columns-repeated="20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table:number-columns-repeated="16342"/>
        </table:table-row>
        <table:table-row>
          <table:table-cell/>
          <table:table-cell office:value-type="string" office:string-value="19012"/>
          <table:table-cell office:value-type="string" office:string-value="- außerhalb des Wirtschaftsbereichs gekauftes Saat- und Pflanzgut"/>
          <table:table-cell table:number-columns-repeated="20"/>
          <table:table-cell office:value-type="float" office:value="148.16890511772456"/>
          <table:table-cell office:value-type="float" office:value="142.94867728355851"/>
          <table:table-cell office:value-type="float" office:value="153.6163143389887"/>
          <table:table-cell office:value-type="float" office:value="146.87877444532461"/>
          <table:table-cell office:value-type="float" office:value="156.81656649927692"/>
          <table:table-cell office:value-type="float" office:value="164.24859923112137"/>
          <table:table-cell office:value-type="float" office:value="165.00555947181377"/>
          <table:table-cell office:value-type="float" office:value="134.48020755361432"/>
          <table:table-cell office:value-type="float" office:value="136.79934303757963"/>
          <table:table-cell office:value-type="float" office:value="145.86891274172794"/>
          <table:table-cell office:value-type="float" office:value="137.55514051292482"/>
          <table:table-cell office:value-type="float" office:value="139.06673546361637"/>
          <table:table-cell office:value-type="float" office:value="135.63059999999996"/>
          <table:table-cell office:value-type="float" office:value="140.63579999999996"/>
          <table:table-cell office:value-type="float" office:value="145.04760000000007"/>
          <table:table-cell office:value-type="float" office:value="143.22784562940495"/>
          <table:table-cell office:value-type="float" office:value="135.17199528767864"/>
          <table:table-cell office:value-type="float" office:value="128.6668356908589"/>
          <table:table-cell office:value-type="float" office:value="128.1616064461042"/>
          <table:table-cell table:number-columns-repeated="16342"/>
        </table:table-row>
        <table:table-row>
          <table:table-cell/>
          <table:table-cell office:value-type="string" office:string-value="19020"/>
          <table:table-cell office:value-type="string" office:string-value="ENERGIE; SCHMIERSTOFFE"/>
          <table:table-cell table:number-columns-repeated="20"/>
          <table:table-cell office:value-type="float" office:value="242.33047210089896"/>
          <table:table-cell office:value-type="float" office:value="239.20554023168097"/>
          <table:table-cell office:value-type="float" office:value="253.03480785526972"/>
          <table:table-cell office:value-type="float" office:value="259.19565707143005"/>
          <table:table-cell office:value-type="float" office:value="252.20249558512526"/>
          <table:table-cell office:value-type="float" office:value="247.98965138841444"/>
          <table:table-cell office:value-type="float" office:value="242.85865860482699"/>
          <table:table-cell office:value-type="float" office:value="244.58805403951951"/>
          <table:table-cell office:value-type="float" office:value="272.62487009730853"/>
          <table:table-cell office:value-type="float" office:value="291.8395674512908"/>
          <table:table-cell office:value-type="float" office:value="273.70042804299334"/>
          <table:table-cell office:value-type="float" office:value="275.70619826602626"/>
          <table:table-cell office:value-type="float" office:value="299.16786194051014"/>
          <table:table-cell office:value-type="float" office:value="308.43951627217427"/>
          <table:table-cell office:value-type="float" office:value="297.11959999999999"/>
          <table:table-cell office:value-type="float" office:value="297.39777480534406"/>
          <table:table-cell office:value-type="float" office:value="324.79636731326713"/>
          <table:table-cell office:value-type="float" office:value="363.06824025999481"/>
          <table:table-cell office:value-type="float" office:value="392.72636197931865"/>
          <table:table-cell table:number-columns-repeated="16342"/>
        </table:table-row>
        <table:table-row>
          <table:table-cell/>
          <table:table-cell office:value-type="string" office:string-value="19021"/>
          <table:table-cell office:value-type="string" office:string-value="- Strom"/>
          <table:table-cell table:number-columns-repeated="20"/>
          <table:table-cell office:value-type="float" office:value="68.15137420782689"/>
          <table:table-cell office:value-type="float" office:value="66.970061437513891"/>
          <table:table-cell office:value-type="float" office:value="69.387960029559707"/>
          <table:table-cell office:value-type="float" office:value="73.638372109846372"/>
          <table:table-cell office:value-type="float" office:value="81.103200272790616"/>
          <table:table-cell office:value-type="float" office:value="80.400103115840423"/>
          <table:table-cell office:value-type="float" office:value="80.255016492974377"/>
          <table:table-cell office:value-type="float" office:value="82.406011038404358"/>
          <table:table-cell office:value-type="float" office:value="88.135301173215993"/>
          <table:table-cell office:value-type="float" office:value="92.689517793059693"/>
          <table:table-cell office:value-type="float" office:value="92.056458401058322"/>
          <table:table-cell office:value-type="float" office:value="91.433177996386306"/>
          <table:table-cell office:value-type="float" office:value="87.409592156904381"/>
          <table:table-cell office:value-type="float" office:value="88.793928647042975"/>
          <table:table-cell office:value-type="float" office:value="88.833040090600207"/>
          <table:table-cell office:value-type="float" office:value="90.115168609065037"/>
          <table:table-cell office:value-type="float" office:value="92.411303226856845"/>
          <table:table-cell office:value-type="float" office:value="92.436119840036042"/>
          <table:table-cell office:value-type="float" office:value="96.595745232837658"/>
          <table:table-cell table:number-columns-repeated="16342"/>
        </table:table-row>
        <table:table-row>
          <table:table-cell/>
          <table:table-cell office:value-type="string" office:string-value="19022"/>
          <table:table-cell office:value-type="string" office:string-value="- Gas"/>
          <table:table-cell table:number-columns-repeated="20"/>
          <table:table-cell office:value-type="float" office:value="4.0457804443914123"/>
          <table:table-cell office:value-type="float" office:value="3.9756522604714868"/>
          <table:table-cell office:value-type="float" office:value="4.9225818305360409"/>
          <table:table-cell office:value-type="float" office:value="4.8629113657445737"/>
          <table:table-cell office:value-type="float" office:value="3.9128736973714791"/>
          <table:table-cell office:value-type="float" office:value="5.8960075618283003"/>
          <table:table-cell office:value-type="float" office:value="5.4084902419178391"/>
          <table:table-cell office:value-type="float" office:value="5.9612859049058455"/>
          <table:table-cell office:value-type="float" office:value="8.3938382069729496"/>
          <table:table-cell office:value-type="float" office:value="9.3572275105374665"/>
          <table:table-cell office:value-type="float" office:value="8.8176684292201504"/>
          <table:table-cell office:value-type="float" office:value="9.3191508342470595"/>
          <table:table-cell office:value-type="float" office:value="11.328631716818412"/>
          <table:table-cell office:value-type="float" office:value="11.635568045476548"/>
          <table:table-cell office:value-type="float" office:value="11.176234751658303"/>
          <table:table-cell office:value-type="float" office:value="7.4607910392571144"/>
          <table:table-cell office:value-type="float" office:value="8.2242120193360666"/>
          <table:table-cell office:value-type="float" office:value="8.4622045349539476"/>
          <table:table-cell office:value-type="float" office:value="9.0545588524007226"/>
          <table:table-cell table:number-columns-repeated="16342"/>
        </table:table-row>
        <table:table-row>
          <table:table-cell/>
          <table:table-cell office:value-type="string" office:string-value="19023"/>
          <table:table-cell office:value-type="string" office:string-value="- Sonstige Brenn- und Treibstoffe"/>
          <table:table-cell table:number-columns-repeated="20"/>
          <table:table-cell office:value-type="float" office:value="170.13331744868063"/>
          <table:table-cell office:value-type="float" office:value="168.25982653369556"/>
          <table:table-cell office:value-type="float" office:value="178.72426599517397"/>
          <table:table-cell office:value-type="float" office:value="180.69437359583915"/>
          <table:table-cell office:value-type="float" office:value="167.18642161496314"/>
          <table:table-cell office:value-type="float" office:value="161.69354071074571"/>
          <table:table-cell office:value-type="float" office:value="157.19515186993482"/>
          <table:table-cell office:value-type="float" office:value="156.22075709620927"/>
          <table:table-cell office:value-type="float" office:value="176.09573071711961"/>
          <table:table-cell office:value-type="float" office:value="189.79282214769367"/>
          <table:table-cell office:value-type="float" office:value="172.82630121271487"/>
          <table:table-cell office:value-type="float" office:value="174.95386943539296"/>
          <table:table-cell office:value-type="float" office:value="200.42963806678731"/>
          <table:table-cell office:value-type="float" office:value="208.01001957965474"/>
          <table:table-cell office:value-type="float" office:value="197.11032515774147"/>
          <table:table-cell office:value-type="float" office:value="199.82181515702183"/>
          <table:table-cell office:value-type="float" office:value="224.16085206707416"/>
          <table:table-cell office:value-type="float" office:value="262.1699158850048"/>
          <table:table-cell office:value-type="float" office:value="287.07605789408029"/>
          <table:table-cell table:number-columns-repeated="16342"/>
        </table:table-row>
        <table:table-row>
          <table:table-cell/>
          <table:table-cell office:value-type="string" office:string-value="19029"/>
          <table:table-cell office:value-type="string" office:string-value="- Sonstige"/>
          <table:table-cell table:number-columns-repeated="2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42"/>
        </table:table-row>
        <table:table-row>
          <table:table-cell/>
          <table:table-cell office:value-type="string" office:string-value="19030"/>
          <table:table-cell office:value-type="string" office:string-value="DÜNGE- UND BODENVERBESSERUNGSMITTEL"/>
          <table:table-cell table:number-columns-repeated="20"/>
          <table:table-cell office:value-type="float" office:value="106.29507501937141"/>
          <table:table-cell office:value-type="float" office:value="124.6798775843868"/>
          <table:table-cell office:value-type="float" office:value="111.72490984578158"/>
          <table:table-cell office:value-type="float" office:value="80.747854488463332"/>
          <table:table-cell office:value-type="float" office:value="118.40634647125194"/>
          <table:table-cell office:value-type="float" office:value="75.660242868381772"/>
          <table:table-cell office:value-type="float" office:value="90.105868956321217"/>
          <table:table-cell office:value-type="float" office:value="136.59653322827032"/>
          <table:table-cell office:value-type="float" office:value="137.46133381087969"/>
          <table:table-cell office:value-type="float" office:value="148.01749117064733"/>
          <table:table-cell office:value-type="float" office:value="129.72793140699781"/>
          <table:table-cell office:value-type="float" office:value="122.37796988989382"/>
          <table:table-cell office:value-type="float" office:value="112.76061788605296"/>
          <table:table-cell office:value-type="float" office:value="129.16819683301796"/>
          <table:table-cell office:value-type="float" office:value="122.68010657697508"/>
          <table:table-cell office:value-type="float" office:value="118.83649444174266"/>
          <table:table-cell office:value-type="float" office:value="118.49875454154264"/>
          <table:table-cell office:value-type="float" office:value="123.31141523282332"/>
          <table:table-cell office:value-type="float" office:value="127.87393759643777"/>
          <table:table-cell table:number-columns-repeated="16342"/>
        </table:table-row>
        <table:table-row>
          <table:table-cell/>
          <table:table-cell office:value-type="string" office:string-value="19031"/>
          <table:table-cell office:value-type="string" office:string-value="- bei landwirtschaftlichen Einheiten gekaufter Dünger"/>
          <table:table-cell table:number-columns-repeated="2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42"/>
        </table:table-row>
        <table:table-row>
          <table:table-cell/>
          <table:table-cell office:value-type="string" office:string-value="19032"/>
          <table:table-cell office:value-type="string" office:string-value="- außerhalb des Wirtschaftsbereichs gekaufter Dünger"/>
          <table:table-cell table:number-columns-repeated="20"/>
          <table:table-cell office:value-type="float" office:value="106.29507501937141"/>
          <table:table-cell office:value-type="float" office:value="124.6798775843868"/>
          <table:table-cell office:value-type="float" office:value="111.72490984578158"/>
          <table:table-cell office:value-type="float" office:value="80.747854488463332"/>
          <table:table-cell office:value-type="float" office:value="118.40634647125194"/>
          <table:table-cell office:value-type="float" office:value="75.660242868381772"/>
          <table:table-cell office:value-type="float" office:value="90.105868956321217"/>
          <table:table-cell office:value-type="float" office:value="136.59653322827032"/>
          <table:table-cell office:value-type="float" office:value="137.46133381087969"/>
          <table:table-cell office:value-type="float" office:value="148.01749117064733"/>
          <table:table-cell office:value-type="float" office:value="129.72793140699781"/>
          <table:table-cell office:value-type="float" office:value="122.37796988989382"/>
          <table:table-cell office:value-type="float" office:value="112.76061788605296"/>
          <table:table-cell office:value-type="float" office:value="129.16819683301796"/>
          <table:table-cell office:value-type="float" office:value="122.68010657697508"/>
          <table:table-cell office:value-type="float" office:value="118.83649444174266"/>
          <table:table-cell office:value-type="float" office:value="118.49875454154264"/>
          <table:table-cell office:value-type="float" office:value="123.31141523282332"/>
          <table:table-cell office:value-type="float" office:value="127.87393759643777"/>
          <table:table-cell table:number-columns-repeated="16342"/>
        </table:table-row>
        <table:table-row>
          <table:table-cell/>
          <table:table-cell office:value-type="string" office:string-value="19040"/>
          <table:table-cell office:value-type="string" office:string-value="PFLANZENBEHANDLUNGS- UND SCHÄDLINGSBEKÄMPFUNGSMITTEL"/>
          <table:table-cell table:number-columns-repeated="20"/>
          <table:table-cell office:value-type="float" office:value="80.058475071220542"/>
          <table:table-cell office:value-type="float" office:value="87.588376009596175"/>
          <table:table-cell office:value-type="float" office:value="90.429848061813402"/>
          <table:table-cell office:value-type="float" office:value="87.894539986476119"/>
          <table:table-cell office:value-type="float" office:value="92.783898446115131"/>
          <table:table-cell office:value-type="float" office:value="96.794892154677584"/>
          <table:table-cell office:value-type="float" office:value="93.466468754314747"/>
          <table:table-cell office:value-type="float" office:value="86.375820294615494"/>
          <table:table-cell office:value-type="float" office:value="83.350115913170484"/>
          <table:table-cell office:value-type="float" office:value="90.702433813216246"/>
          <table:table-cell office:value-type="float" office:value="90.672430833630074"/>
          <table:table-cell office:value-type="float" office:value="92.731855410129086"/>
          <table:table-cell office:value-type="float" office:value="98.137155439924953"/>
          <table:table-cell office:value-type="float" office:value="94.178350035973097"/>
          <table:table-cell office:value-type="float" office:value="87.204499999999896"/>
          <table:table-cell office:value-type="float" office:value="92.104650000000021"/>
          <table:table-cell office:value-type="float" office:value="86.207450000000108"/>
          <table:table-cell office:value-type="float" office:value="85.373105826735056"/>
          <table:table-cell office:value-type="float" office:value="86.995194837443009"/>
          <table:table-cell table:number-columns-repeated="16342"/>
        </table:table-row>
        <table:table-row>
          <table:table-cell/>
          <table:table-cell office:value-type="string" office:string-value="19050"/>
          <table:table-cell office:value-type="string" office:string-value="TIERARZT UND MEDIKAMENTE"/>
          <table:table-cell table:number-columns-repeated="20"/>
          <table:table-cell office:value-type="float" office:value="56.380908036951148"/>
          <table:table-cell office:value-type="float" office:value="62.077186632753936"/>
          <table:table-cell office:value-type="float" office:value="62.082664886873481"/>
          <table:table-cell office:value-type="float" office:value="69.936027953656847"/>
          <table:table-cell office:value-type="float" office:value="72.575123348134454"/>
          <table:table-cell office:value-type="float" office:value="74.937699276799378"/>
          <table:table-cell office:value-type="float" office:value="76.442980979085107"/>
          <table:table-cell office:value-type="float" office:value="74.90304074071895"/>
          <table:table-cell office:value-type="float" office:value="75.758302301304411"/>
          <table:table-cell office:value-type="float" office:value="79.143741802331348"/>
          <table:table-cell office:value-type="float" office:value="84.486554396800898"/>
          <table:table-cell office:value-type="float" office:value="83.385203780738408"/>
          <table:table-cell office:value-type="float" office:value="81.654070570489552"/>
          <table:table-cell office:value-type="float" office:value="83.063334578263877"/>
          <table:table-cell office:value-type="float" office:value="87.123335769684616"/>
          <table:table-cell office:value-type="float" office:value="86.353850597887401"/>
          <table:table-cell office:value-type="float" office:value="90.322284826552746"/>
          <table:table-cell office:value-type="float" office:value="92.155977436676039"/>
          <table:table-cell office:value-type="float" office:value="94.920656759776321"/>
          <table:table-cell table:number-columns-repeated="16342"/>
        </table:table-row>
        <table:table-row>
          <table:table-cell/>
          <table:table-cell office:value-type="string" office:string-value="19060"/>
          <table:table-cell office:value-type="string" office:string-value="FUTTERMITTEL"/>
          <table:table-cell table:number-columns-repeated="20"/>
          <table:table-cell office:value-type="float" office:value="1641.7697079594686"/>
          <table:table-cell office:value-type="float" office:value="1604.1673657082088"/>
          <table:table-cell office:value-type="float" office:value="1529.7544665619766"/>
          <table:table-cell office:value-type="float" office:value="1526.3302371407592"/>
          <table:table-cell office:value-type="float" office:value="1334.7075798360074"/>
          <table:table-cell office:value-type="float" office:value="1389.092807361671"/>
          <table:table-cell office:value-type="float" office:value="1339.6340946820476"/>
          <table:table-cell office:value-type="float" office:value="1105.0533047113217"/>
          <table:table-cell office:value-type="float" office:value="1191.7105016221867"/>
          <table:table-cell office:value-type="float" office:value="1191.8905771153454"/>
          <table:table-cell office:value-type="float" office:value="1107.8694456058738"/>
          <table:table-cell office:value-type="float" office:value="1109.3625162559224"/>
          <table:table-cell office:value-type="float" office:value="1087.3920706247309"/>
          <table:table-cell office:value-type="float" office:value="1121.3418868059998"/>
          <table:table-cell office:value-type="float" office:value="1079.1959575457299"/>
          <table:table-cell office:value-type="float" office:value="1084.5956967498635"/>
          <table:table-cell office:value-type="float" office:value="1119.8194479434464"/>
          <table:table-cell office:value-type="float" office:value="1149.0656469494629"/>
          <table:table-cell office:value-type="float" office:value="1204.9372778416969"/>
          <table:table-cell table:number-columns-repeated="16342"/>
        </table:table-row>
        <table:table-row>
          <table:table-cell/>
          <table:table-cell office:value-type="string" office:string-value="19061"/>
          <table:table-cell office:value-type="string" office:string-value="- bei landwirtschaftlichen Einheiten gekaufte Futtermittel"/>
          <table:table-cell table:number-columns-repeated="20"/>
          <table:table-cell office:value-type="float" office:value="80.922196488604158"/>
          <table:table-cell office:value-type="float" office:value="67.676084682368398"/>
          <table:table-cell office:value-type="float" office:value="77.284882250818413"/>
          <table:table-cell office:value-type="float" office:value="70.997907536258978"/>
          <table:table-cell office:value-type="float" office:value="71.448890815054881"/>
          <table:table-cell office:value-type="float" office:value="61.207032597200296"/>
          <table:table-cell office:value-type="float" office:value="78.417203316275973"/>
          <table:table-cell office:value-type="float" office:value="34.242529740827415"/>
          <table:table-cell office:value-type="float" office:value="26.979250541268559"/>
          <table:table-cell office:value-type="float" office:value="18.967640104973388"/>
          <table:table-cell office:value-type="float" office:value="15.664546370022922"/>
          <table:table-cell office:value-type="float" office:value="15.69623095995702"/>
          <table:table-cell office:value-type="float" office:value="17.799321331022082"/>
          <table:table-cell office:value-type="float" office:value="19.739242421578343"/>
          <table:table-cell office:value-type="float" office:value="18.079215271402429"/>
          <table:table-cell office:value-type="float" office:value="13.211171771760442"/>
          <table:table-cell office:value-type="float" office:value="5.2865682500998536"/>
          <table:table-cell office:value-type="float" office:value="4.8886144626842665"/>
          <table:table-cell office:value-type="float" office:value="5.367897470342748"/>
          <table:table-cell table:number-columns-repeated="16342"/>
        </table:table-row>
        <table:table-row>
          <table:table-cell/>
          <table:table-cell office:value-type="string" office:string-value="19062"/>
          <table:table-cell office:value-type="string" office:string-value="- außerhalb des Wirtschaftsbereichs gekaufte Futtermittel"/>
          <table:table-cell table:number-columns-repeated="20"/>
          <table:table-cell office:value-type="float" office:value="445.04843644397278"/>
          <table:table-cell office:value-type="float" office:value="419.10423464604702"/>
          <table:table-cell office:value-type="float" office:value="396.79367455651402"/>
          <table:table-cell office:value-type="float" office:value="405.29639615415357"/>
          <table:table-cell office:value-type="float" office:value="396.57565605401038"/>
          <table:table-cell office:value-type="float" office:value="408.203309520868"/>
          <table:table-cell office:value-type="float" office:value="395.55823637566044"/>
          <table:table-cell office:value-type="float" office:value="346.64941898069077"/>
          <table:table-cell office:value-type="float" office:value="374.26509596447755"/>
          <table:table-cell office:value-type="float" office:value="399.7005879232288"/>
          <table:table-cell office:value-type="float" office:value="359.73052913090572"/>
          <table:table-cell office:value-type="float" office:value="345.34130796566916"/>
          <table:table-cell office:value-type="float" office:value="389.89597004131934"/>
          <table:table-cell office:value-type="float" office:value="395.3702306551578"/>
          <table:table-cell office:value-type="float" office:value="390.89486900642629"/>
          <table:table-cell office:value-type="float" office:value="425.16531283245774"/>
          <table:table-cell office:value-type="float" office:value="439.05507043814868"/>
          <table:table-cell office:value-type="float" office:value="408.78339981414314"/>
          <table:table-cell office:value-type="float" office:value="437.39823780113312"/>
          <table:table-cell table:number-columns-repeated="16342"/>
        </table:table-row>
        <table:table-row>
          <table:table-cell/>
          <table:table-cell office:value-type="string" office:string-value="19063"/>
          <table:table-cell office:value-type="string" office:string-value="- innerbetrieblich erzeugte und verbrauchte Futtermittel"/>
          <table:table-cell table:number-columns-repeated="20"/>
          <table:table-cell office:value-type="float" office:value="1115.7990750268916"/>
          <table:table-cell office:value-type="float" office:value="1117.3870463797937"/>
          <table:table-cell office:value-type="float" office:value="1055.6759097546442"/>
          <table:table-cell office:value-type="float" office:value="1050.0359334503466"/>
          <table:table-cell office:value-type="float" office:value="866.68303296694228"/>
          <table:table-cell office:value-type="float" office:value="919.68246524360256"/>
          <table:table-cell office:value-type="float" office:value="865.6586549901109"/>
          <table:table-cell office:value-type="float" office:value="724.16135598980361"/>
          <table:table-cell office:value-type="float" office:value="790.46615511644018"/>
          <table:table-cell office:value-type="float" office:value="773.22234908714302"/>
          <table:table-cell office:value-type="float" office:value="732.47437010494514"/>
          <table:table-cell office:value-type="float" office:value="748.32497733029641"/>
          <table:table-cell office:value-type="float" office:value="679.69677925238943"/>
          <table:table-cell office:value-type="float" office:value="706.2324137292635"/>
          <table:table-cell office:value-type="float" office:value="670.2218732679014"/>
          <table:table-cell office:value-type="float" office:value="646.2192121456452"/>
          <table:table-cell office:value-type="float" office:value="675.47780925519817"/>
          <table:table-cell office:value-type="float" office:value="735.39363267263536"/>
          <table:table-cell office:value-type="float" office:value="762.17114257022092"/>
          <table:table-cell table:number-columns-repeated="16342"/>
        </table:table-row>
        <table:table-row>
          <table:table-cell/>
          <table:table-cell office:value-type="string" office:string-value="19070"/>
          <table:table-cell office:value-type="string" office:string-value="INSTANDHALTUNG VON MASCHINEN UND GERÄTEN"/>
          <table:table-cell table:number-columns-repeated="20"/>
          <table:table-cell office:value-type="float" office:value="218.47670007583147"/>
          <table:table-cell office:value-type="float" office:value="224.84767151635563"/>
          <table:table-cell office:value-type="float" office:value="233.85131398192217"/>
          <table:table-cell office:value-type="float" office:value="220.63239900292871"/>
          <table:table-cell office:value-type="float" office:value="222.01245612377633"/>
          <table:table-cell office:value-type="float" office:value="225.38382157365749"/>
          <table:table-cell office:value-type="float" office:value="222.59202197626487"/>
          <table:table-cell office:value-type="float" office:value="212.10235241964205"/>
          <table:table-cell office:value-type="float" office:value="226.88458827205804"/>
          <table:table-cell office:value-type="float" office:value="227.59678204690309"/>
          <table:table-cell office:value-type="float" office:value="219.35568265226772"/>
          <table:table-cell office:value-type="float" office:value="209.50124633910605"/>
          <table:table-cell office:value-type="float" office:value="202.99195445302789"/>
          <table:table-cell office:value-type="float" office:value="209.43250012136377"/>
          <table:table-cell office:value-type="float" office:value="220.8126"/>
          <table:table-cell office:value-type="float" office:value="217.07283592139635"/>
          <table:table-cell office:value-type="float" office:value="227.80084778661023"/>
          <table:table-cell office:value-type="float" office:value="220.76187043443659"/>
          <table:table-cell office:value-type="float" office:value="211.93139561705917"/>
          <table:table-cell table:number-columns-repeated="16342"/>
        </table:table-row>
        <table:table-row>
          <table:table-cell/>
          <table:table-cell office:value-type="string" office:string-value="19080"/>
          <table:table-cell office:value-type="string" office:string-value="INSTANDHALTUNG VON BAULICHEN ANLAGEN"/>
          <table:table-cell table:number-columns-repeated="20"/>
          <table:table-cell office:value-type="float" office:value="45.783885525751607"/>
          <table:table-cell office:value-type="float" office:value="44.984484349905159"/>
          <table:table-cell office:value-type="float" office:value="50.870983917501796"/>
          <table:table-cell office:value-type="float" office:value="54.504625625894775"/>
          <table:table-cell office:value-type="float" office:value="56.248773645923414"/>
          <table:table-cell office:value-type="float" office:value="54.649971294230497"/>
          <table:table-cell office:value-type="float" office:value="51.089002420005407"/>
          <table:table-cell office:value-type="float" office:value="55.834102454161631"/>
          <table:table-cell office:value-type="float" office:value="58.167336467954826"/>
          <table:table-cell office:value-type="float" office:value="60.144037557320715"/>
          <table:table-cell office:value-type="float" office:value="57.862110564449857"/>
          <table:table-cell office:value-type="float" office:value="53.327325712375483"/>
          <table:table-cell office:value-type="float" office:value="55.630324814139222"/>
          <table:table-cell office:value-type="float" office:value="55.02057914580346"/>
          <table:table-cell office:value-type="float" office:value="66.043400000000005"/>
          <table:table-cell office:value-type="float" office:value="56.292765705715645"/>
          <table:table-cell office:value-type="float" office:value="51.197579513899413"/>
          <table:table-cell office:value-type="float" office:value="48.544122110806839"/>
          <table:table-cell office:value-type="float" office:value="49.903357529909428"/>
          <table:table-cell table:number-columns-repeated="16342"/>
        </table:table-row>
        <table:table-row>
          <table:table-cell/>
          <table:table-cell office:value-type="string" office:string-value="19090"/>
          <table:table-cell office:value-type="string" office:string-value="LANDWIRTSCHAFTLICHE DIENSTLEISTUNGEN"/>
          <table:table-cell table:number-columns-repeated="20"/>
          <table:table-cell office:value-type="float" office:value="141.43617916106479"/>
          <table:table-cell office:value-type="float" office:value="136.40805184189296"/>
          <table:table-cell office:value-type="float" office:value="124.49462037528252"/>
          <table:table-cell office:value-type="float" office:value="142.93555851689277"/>
          <table:table-cell office:value-type="float" office:value="143.87441569297184"/>
          <table:table-cell office:value-type="float" office:value="162.58653285175464"/>
          <table:table-cell office:value-type="float" office:value="167.95359829509539"/>
          <table:table-cell office:value-type="float" office:value="169.09573219043187"/>
          <table:table-cell office:value-type="float" office:value="177.50972374221507"/>
          <table:table-cell office:value-type="float" office:value="191.44149158811942"/>
          <table:table-cell office:value-type="float" office:value="200.98722246753334"/>
          <table:table-cell office:value-type="float" office:value="204.23286872669917"/>
          <table:table-cell office:value-type="float" office:value="197.17144391183325"/>
          <table:table-cell office:value-type="float" office:value="212.36692588824371"/>
          <table:table-cell office:value-type="float" office:value="213.6494587970563"/>
          <table:table-cell office:value-type="float" office:value="214.1337017790166"/>
          <table:table-cell office:value-type="float" office:value="229.58740729437267"/>
          <table:table-cell office:value-type="float" office:value="228.48621084648371"/>
          <table:table-cell office:value-type="float" office:value="242.19538349727273"/>
          <table:table-cell table:number-columns-repeated="16342"/>
        </table:table-row>
        <table:table-row>
          <table:table-cell/>
          <table:table-cell office:value-type="string" office:string-value="19095"/>
          <table:table-cell office:value-type="string" office:string-value="UNTERSTELLTE BANKGEBÜHR (FISIM)"/>
          <table:table-cell table:number-columns-repeated="20"/>
          <table:table-cell office:value-type="float" office:value="125.99590638928444"/>
          <table:table-cell office:value-type="float" office:value="126.12372144094311"/>
          <table:table-cell office:value-type="float" office:value="100.77893759343587"/>
          <table:table-cell office:value-type="float" office:value="90.81847868088397"/>
          <table:table-cell office:value-type="float" office:value="64.760421417157559"/>
          <table:table-cell office:value-type="float" office:value="79.790314965819562"/>
          <table:table-cell office:value-type="float" office:value="61.439891059481475"/>
          <table:table-cell office:value-type="float" office:value="88.823565170934657"/>
          <table:table-cell office:value-type="float" office:value="59.078433178793979"/>
          <table:table-cell office:value-type="float" office:value="42.608424592124635"/>
          <table:table-cell office:value-type="float" office:value="75.307982998623643"/>
          <table:table-cell office:value-type="float" office:value="78.044305000106704"/>
          <table:table-cell office:value-type="float" office:value="107.92858596833075"/>
          <table:table-cell office:value-type="float" office:value="106.50659177694376"/>
          <table:table-cell office:value-type="float" office:value="100.60041705231886"/>
          <table:table-cell office:value-type="float" office:value="85.379074495866945"/>
          <table:table-cell office:value-type="float" office:value="82.035683455651778"/>
          <table:table-cell office:value-type="float" office:value="74.369070098466054"/>
          <table:table-cell office:value-type="float" office:value="74.369070098466054"/>
          <table:table-cell table:number-columns-repeated="16342"/>
        </table:table-row>
        <table:table-row>
          <table:table-cell/>
          <table:table-cell office:value-type="string" office:string-value="19900"/>
          <table:table-cell office:value-type="string" office:string-value="ANDERE GÜTER UND DIENSTLEISTUNGEN"/>
          <table:table-cell table:number-columns-repeated="20"/>
          <table:table-cell office:value-type="float" office:value="388.52340695764423"/>
          <table:table-cell office:value-type="float" office:value="372.58695138593276"/>
          <table:table-cell office:value-type="float" office:value="390.66966126501865"/>
          <table:table-cell office:value-type="float" office:value="437.86611456584819"/>
          <table:table-cell office:value-type="float" office:value="484.21408705968179"/>
          <table:table-cell office:value-type="float" office:value="503.60780879383714"/>
          <table:table-cell office:value-type="float" office:value="549.73970399318603"/>
          <table:table-cell office:value-type="float" office:value="560.50141939421462"/>
          <table:table-cell office:value-type="float" office:value="580.86319261988149"/>
          <table:table-cell office:value-type="float" office:value="574.0244950145069"/>
          <table:table-cell office:value-type="float" office:value="578.66904091668653"/>
          <table:table-cell office:value-type="float" office:value="600.93918193814011"/>
          <table:table-cell office:value-type="float" office:value="572.17590830120298"/>
          <table:table-cell office:value-type="float" office:value="649.89370698299615"/>
          <table:table-cell office:value-type="float" office:value="661.52329278679576"/>
          <table:table-cell office:value-type="float" office:value="653.44442107223949"/>
          <table:table-cell office:value-type="float" office:value="655.64495114587555"/>
          <table:table-cell office:value-type="float" office:value="636.16945825122104"/>
          <table:table-cell office:value-type="float" office:value="635.90354966555435"/>
          <table:table-cell table:number-columns-repeated="16342"/>
        </table:table-row>
        <table:table-row>
          <table:table-cell/>
          <table:table-cell office:value-type="string" office:string-value="20000"/>
          <table:table-cell office:value-type="string" office:string-value="BRUTTOWERTSCHÖPFUNG ZU ERZEUGERPREISEN (18-19)"/>
          <table:table-cell table:number-columns-repeated="16381"/>
        </table:table-row>
        <table:table-row table:number-rows-repeated="1048444">
          <table:table-cell table:number-columns-repeated="16381"/>
        </table:table-row>
      </table:table>
      <table:table table:name="'file://DatenR/R/PROJEKTE/LFGR/LGR/Current/LGR_DieKleine_Stand30.01.07.xls'#Opt1-EAA_subsidies9" table:style-name="ta3">
        <table:table-source xlink:href="file://DatenR/R/PROJEKTE/LFGR/LGR/Current/LGR_DieKleine_Stand30.01.07.xls" table:table-name="Opt1-EAA_subsidies9" table:mode="copy-results-only"/>
        <table:table-column/>
        <table:table-row table:number-rows-repeated="11">
          <table:table-cell table:number-columns-repeated="16384"/>
        </table:table-row>
        <table:table-row>
          <table:table-cell/>
          <table:table-cell office:value-type="string" office:string-value="01000"/>
          <table:table-cell office:value-type="string" office:string-value="GETREIDE (einschl. Saatgut)"/>
          <table:table-cell/>
          <table:table-cell office:value-type="string" office:string-value="CEREALS (including seeds)"/>
          <table:table-cell/>
          <table:table-cell office:value-type="string" office:string-value="CEREALES (y.c. semences)"/>
          <table:table-cell table:number-columns-repeated="16"/>
          <table:table-cell office:value-type="float" office:value="0"/>
          <table:table-cell office:value-type="float" office:value="0.13081110150214748"/>
          <table:table-cell office:value-type="float" office:value="0.19621665225322121"/>
          <table:table-cell office:value-type="float" office:value="0.18894936883643521"/>
          <table:table-cell office:value-type="float" office:value="0.21075121908679315"/>
          <table:table-cell office:value-type="float" office:value="0.21075121908679315"/>
          <table:table-cell office:value-type="float" office:value="65.349229304593663"/>
          <table:table-cell office:value-type="float" office:value="447.37707706954063"/>
          <table:table-cell office:value-type="float" office:value="335.66101227533159"/>
          <table:table-cell office:value-type="float" office:value="323.46145180722641"/>
          <table:table-cell office:value-type="float" office:value="268.921917992229"/>
          <table:table-cell office:value-type="float" office:value="231.23218617600961"/>
          <table:table-cell office:value-type="float" office:value="256.61877266729505"/>
          <table:table-cell office:value-type="float" office:value="272.70155373740351"/>
          <table:table-cell office:value-type="float" office:value="268.14070496934863"/>
          <table:table-cell office:value-type="float" office:value="263.64512686904067"/>
          <table:table-cell office:value-type="float" office:value="265.62630355551426"/>
          <table:table-cell office:value-type="float" office:value="0.26315076970958712"/>
          <table:table-cell office:value-type="float" office:value="0.26315076970958712"/>
          <table:table-cell table:number-columns-repeated="16342"/>
        </table:table-row>
        <table:table-row>
          <table:table-cell/>
          <table:table-cell office:value-type="string" office:string-value="01100"/>
          <table:table-cell office:value-type="string" office:string-value="Weizen und Spelz"/>
          <table:table-cell/>
          <table:table-cell office:value-type="string" office:string-value="Wheat and spelt"/>
          <table:table-cell/>
          <table:table-cell office:value-type="string" office:string-value="Blé et épeautre"/>
          <table:table-cell table:number-columns-repeated="16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72.33595808352285"/>
          <table:table-cell office:value-type="float" office:value="111.83976293767168"/>
          <table:table-cell office:value-type="float" office:value="110.7981015378832"/>
          <table:table-cell office:value-type="float" office:value="90.384070105290562"/>
          <table:table-cell office:value-type="float" office:value="76.066873042012176"/>
          <table:table-cell office:value-type="float" office:value="92.036279850813017"/>
          <table:table-cell office:value-type="float" office:value="95.698426195306453"/>
          <table:table-cell office:value-type="float" office:value="95.210365496365696"/>
          <table:table-cell office:value-type="float" office:value="87.391685350340879"/>
          <table:table-cell office:value-type="float" office:value="93.314909729614072"/>
          <table:table-cell office:value-type="float" office:value="0.26315076970958712"/>
          <table:table-cell office:value-type="float" office:value="0.26315076970958712"/>
          <table:table-cell table:number-columns-repeated="16342"/>
        </table:table-row>
        <table:table-row>
          <table:table-cell/>
          <table:table-cell office:value-type="string" office:string-value="01110"/>
          <table:table-cell office:value-type="string" office:string-value="Weichweizen und Spelz"/>
          <table:table-cell/>
          <table:table-cell office:value-type="string" office:string-value="Soft wheat and spelt"/>
          <table:table-cell/>
          <table:table-cell office:value-type="string" office:string-value="Blé tendre et épeautre"/>
          <table:table-cell table:number-columns-repeated="16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65.57645952607862"/>
          <table:table-cell office:value-type="float" office:value="106.3786696410139"/>
          <table:table-cell office:value-type="float" office:value="105.15201952440964"/>
          <table:table-cell office:value-type="float" office:value="83.089866094476832"/>
          <table:table-cell office:value-type="float" office:value="67.949122806915554"/>
          <table:table-cell office:value-type="float" office:value="84.771954170274995"/>
          <table:table-cell office:value-type="float" office:value="89.305981002596056"/>
          <table:table-cell office:value-type="float" office:value="88.644419275209401"/>
          <table:table-cell office:value-type="float" office:value="81.776231025299964"/>
          <table:table-cell office:value-type="float" office:value="87.187818059999984"/>
          <table:table-cell office:value-type="float" office:value="0"/>
          <table:table-cell office:value-type="float" office:value="0"/>
          <table:table-cell table:number-columns-repeated="16342"/>
        </table:table-row>
        <table:table-row>
          <table:table-cell/>
          <table:table-cell office:value-type="string" office:string-value="01120"/>
          <table:table-cell office:value-type="string" office:string-value="Hartweizen"/>
          <table:table-cell/>
          <table:table-cell office:value-type="string" office:string-value="Durum wheat"/>
          <table:table-cell/>
          <table:table-cell office:value-type="string" office:string-value="Blé dur"/>
          <table:table-cell table:number-columns-repeated="16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6.7594985574442417"/>
          <table:table-cell office:value-type="float" office:value="5.4610932966577757"/>
          <table:table-cell office:value-type="float" office:value="5.6460820134735421"/>
          <table:table-cell office:value-type="float" office:value="7.2942040108137176"/>
          <table:table-cell office:value-type="float" office:value="8.1177502350966151"/>
          <table:table-cell office:value-type="float" office:value="7.2643256805380094"/>
          <table:table-cell office:value-type="float" office:value="6.3924451927103867"/>
          <table:table-cell office:value-type="float" office:value="6.5659462211562927"/>
          <table:table-cell office:value-type="float" office:value="5.6154543250409166"/>
          <table:table-cell office:value-type="float" office:value="6.1270916696140922"/>
          <table:table-cell office:value-type="float" office:value="0.26315076970958712"/>
          <table:table-cell office:value-type="float" office:value="0.26315076970958712"/>
          <table:table-cell table:number-columns-repeated="16342"/>
        </table:table-row>
        <table:table-row>
          <table:table-cell/>
          <table:table-cell office:value-type="string" office:string-value="01200"/>
          <table:table-cell office:value-type="string" office:string-value="Roggen und Wintermenggetreide"/>
          <table:table-cell/>
          <table:table-cell office:value-type="string" office:string-value="Rye and meslin"/>
          <table:table-cell/>
          <table:table-cell office:value-type="string" office:string-value="Seigle et méteil"/>
          <table:table-cell table:number-columns-repeated="16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33.172243207677703"/>
          <table:table-cell office:value-type="float" office:value="18.458776693266952"/>
          <table:table-cell office:value-type="float" office:value="20.142660953985423"/>
          <table:table-cell office:value-type="float" office:value="18.318564671263893"/>
          <table:table-cell office:value-type="float" office:value="16.257147201629802"/>
          <table:table-cell office:value-type="float" office:value="16.737168353461971"/>
          <table:table-cell office:value-type="float" office:value="17.643680756440027"/>
          <table:table-cell office:value-type="float" office:value="16.583206271617712"/>
          <table:table-cell office:value-type="float" office:value="14.099452599570142"/>
          <table:table-cell office:value-type="float" office:value="16.038050867991302"/>
          <table:table-cell office:value-type="float" office:value="0"/>
          <table:table-cell office:value-type="float" office:value="0"/>
          <table:table-cell table:number-columns-repeated="16342"/>
        </table:table-row>
        <table:table-row>
          <table:table-cell/>
          <table:table-cell office:value-type="string" office:string-value="01300"/>
          <table:table-cell office:value-type="string" office:string-value="Gerste"/>
          <table:table-cell/>
          <table:table-cell office:value-type="string" office:string-value="Barley"/>
          <table:table-cell/>
          <table:table-cell office:value-type="string" office:string-value="Orge"/>
          <table:table-cell table:number-columns-repeated="16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94.81849507552775"/>
          <table:table-cell office:value-type="float" office:value="92.432423323629877"/>
          <table:table-cell office:value-type="float" office:value="91.03697211072668"/>
          <table:table-cell office:value-type="float" office:value="80.893451600888127"/>
          <table:table-cell office:value-type="float" office:value="69.108617895820004"/>
          <table:table-cell office:value-type="float" office:value="68.685081341673808"/>
          <table:table-cell office:value-type="float" office:value="71.380778126379738"/>
          <table:table-cell office:value-type="float" office:value="65.640066369817035"/>
          <table:table-cell office:value-type="float" office:value="69.17309822430002"/>
          <table:table-cell office:value-type="float" office:value="62.151448615200138"/>
          <table:table-cell office:value-type="float" office:value="0"/>
          <table:table-cell office:value-type="float" office:value="0"/>
          <table:table-cell table:number-columns-repeated="16342"/>
        </table:table-row>
        <table:table-row>
          <table:table-cell/>
          <table:table-cell office:value-type="string" office:string-value="01400"/>
          <table:table-cell office:value-type="string" office:string-value="Hafer und Sommermenggetreide"/>
          <table:table-cell/>
          <table:table-cell office:value-type="string" office:string-value="Oats and summer cereal mixtures"/>
          <table:table-cell/>
          <table:table-cell office:value-type="string" office:string-value="Avoine et mélange de céréales d'été"/>
          <table:table-cell table:number-columns-repeated="16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0.64400616342769"/>
          <table:table-cell office:value-type="float" office:value="18.923155416234074"/>
          <table:table-cell office:value-type="float" office:value="17.470042313513453"/>
          <table:table-cell office:value-type="float" office:value="15.204669367599459"/>
          <table:table-cell office:value-type="float" office:value="12.835595681298884"/>
          <table:table-cell office:value-type="float" office:value="13.314204346736709"/>
          <table:table-cell office:value-type="float" office:value="14.363657509345382"/>
          <table:table-cell office:value-type="float" office:value="14.915117801613579"/>
          <table:table-cell office:value-type="float" office:value="14.663231080229828"/>
          <table:table-cell office:value-type="float" office:value="13.18245136110866"/>
          <table:table-cell office:value-type="float" office:value="0"/>
          <table:table-cell office:value-type="float" office:value="0"/>
          <table:table-cell table:number-columns-repeated="16342"/>
        </table:table-row>
        <table:table-row>
          <table:table-cell/>
          <table:table-cell office:value-type="string" office:string-value="01500"/>
          <table:table-cell office:value-type="string" office:string-value="Körnermais"/>
          <table:table-cell/>
          <table:table-cell office:value-type="string" office:string-value="Grain maize"/>
          <table:table-cell/>
          <table:table-cell office:value-type="string" office:string-value="Maïs (grains)"/>
          <table:table-cell table:number-columns-repeated="16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65.211150919674722"/>
          <table:table-cell office:value-type="float" office:value="118.42726609036866"/>
          <table:table-cell office:value-type="float" office:value="87.751771160585264"/>
          <table:table-cell office:value-type="float" office:value="76.509230450007919"/>
          <table:table-cell office:value-type="float" office:value="56.265767398140987"/>
          <table:table-cell office:value-type="float" office:value="50.277968579009624"/>
          <table:table-cell office:value-type="float" office:value="57.456222399293928"/>
          <table:table-cell office:value-type="float" office:value="63.48728819327485"/>
          <table:table-cell office:value-type="float" office:value="63.662405307455785"/>
          <table:table-cell office:value-type="float" office:value="63.739631730599861"/>
          <table:table-cell office:value-type="float" office:value="65.537721528299954"/>
          <table:table-cell office:value-type="float" office:value="0"/>
          <table:table-cell office:value-type="float" office:value="0"/>
          <table:table-cell table:number-columns-repeated="16342"/>
        </table:table-row>
        <table:table-row>
          <table:table-cell/>
          <table:table-cell office:value-type="string" office:string-value="01600"/>
          <table:table-cell office:value-type="string" office:string-value="Reis"/>
          <table:table-cell/>
          <table:table-cell office:value-type="string" office:string-value="Rice"/>
          <table:table-cell/>
          <table:table-cell office:value-type="string" office:string-value="Riz"/>
          <table:table-cell table:number-columns-repeated="16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table:number-columns-repeated="16342"/>
        </table:table-row>
        <table:table-row>
          <table:table-cell/>
          <table:table-cell office:value-type="string" office:string-value="01900"/>
          <table:table-cell office:value-type="string" office:string-value="Sonstiges Getreide"/>
          <table:table-cell/>
          <table:table-cell office:value-type="string" office:string-value="Other cereals"/>
          <table:table-cell/>
          <table:table-cell office:value-type="string" office:string-value="Autres céréales"/>
          <table:table-cell table:number-columns-repeated="16"/>
          <table:table-cell office:value-type="float" office:value="0"/>
          <table:table-cell office:value-type="float" office:value="0.13081110150214748"/>
          <table:table-cell office:value-type="float" office:value="0.19621665225322121"/>
          <table:table-cell office:value-type="float" office:value="0.18894936883643521"/>
          <table:table-cell office:value-type="float" office:value="0.21075121908679315"/>
          <table:table-cell office:value-type="float" office:value="0.21075121908679315"/>
          <table:table-cell office:value-type="float" office:value="0.13807838491893343"/>
          <table:table-cell office:value-type="float" office:value="7.9791084490159268"/>
          <table:table-cell office:value-type="float" office:value="6.2551227439437262"/>
          <table:table-cell office:value-type="float" office:value="7.5044444411098157"/>
          <table:table-cell office:value-type="float" office:value="7.8553948490460428"/>
          <table:table-cell office:value-type="float" office:value="6.6859837762391985"/>
          <table:table-cell office:value-type="float" office:value="8.3898163753156023"/>
          <table:table-cell office:value-type="float" office:value="10.12772295665709"/>
          <table:table-cell office:value-type="float" office:value="12.129543722478834"/>
          <table:table-cell office:value-type="float" office:value="14.578027883999967"/>
          <table:table-cell office:value-type="float" office:value="15.401721453300032"/>
          <table:table-cell office:value-type="float" office:value="0"/>
          <table:table-cell office:value-type="float" office:value="0"/>
          <table:table-cell table:number-columns-repeated="16342"/>
        </table:table-row>
        <table:table-row>
          <table:table-cell/>
          <table:table-cell office:value-type="string" office:string-value="02000"/>
          <table:table-cell office:value-type="string" office:string-value="HANDELSGEWÄCHSE"/>
          <table:table-cell/>
          <table:table-cell office:value-type="string" office:string-value="INDUSTRIAL CROPS"/>
          <table:table-cell/>
          <table:table-cell office:value-type="string" office:string-value="PLANTES INDUSTRIELLES"/>
          <table:table-cell table:number-columns-repeated="16"/>
          <table:table-cell office:value-type="float" office:value="67.607537626359871"/>
          <table:table-cell office:value-type="float" office:value="74.849203869101714"/>
          <table:table-cell office:value-type="float" office:value="92.559973256397029"/>
          <table:table-cell office:value-type="float" office:value="117.44656729867809"/>
          <table:table-cell office:value-type="float" office:value="173.77382760550276"/>
          <table:table-cell office:value-type="float" office:value="171.87852009040503"/>
          <table:table-cell office:value-type="float" office:value="179.94520468303739"/>
          <table:table-cell office:value-type="float" office:value="111.92197713712638"/>
          <table:table-cell office:value-type="float" office:value="85.030501935917115"/>
          <table:table-cell office:value-type="float" office:value="82.008476420988515"/>
          <table:table-cell office:value-type="float" office:value="76.660653836851651"/>
          <table:table-cell office:value-type="float" office:value="74.366423534124735"/>
          <table:table-cell office:value-type="float" office:value="55.878727005416224"/>
          <table:table-cell office:value-type="float" office:value="49.460801221805248"/>
          <table:table-cell office:value-type="float" office:value="44.970847912574698"/>
          <table:table-cell office:value-type="float" office:value="52.431818842589138"/>
          <table:table-cell office:value-type="float" office:value="46.662406549304286"/>
          <table:table-cell office:value-type="float" office:value="3.3102414432239091"/>
          <table:table-cell office:value-type="float" office:value="2.503904761367798"/>
          <table:table-cell table:number-columns-repeated="16342"/>
        </table:table-row>
        <table:table-row>
          <table:table-cell/>
          <table:table-cell office:value-type="string" office:string-value="02100"/>
          <table:table-cell office:value-type="string" office:string-value="Ölsaaten und Ölfrüchte (einschl. Saatgut)"/>
          <table:table-cell/>
          <table:table-cell office:value-type="string" office:string-value="Oil seeds and oleaginous fruits (including seeds)"/>
          <table:table-cell/>
          <table:table-cell office:value-type="string" office:string-value="Oléagineux (y.c. semences)"/>
          <table:table-cell table:number-columns-repeated="16"/>
          <table:table-cell office:value-type="float" office:value="48.516384090463148"/>
          <table:table-cell office:value-type="float" office:value="55.543847154495168"/>
          <table:table-cell office:value-type="float" office:value="69.184538127802412"/>
          <table:table-cell office:value-type="float" office:value="91.516900067585738"/>
          <table:table-cell office:value-type="float" office:value="145.97646853629644"/>
          <table:table-cell office:value-type="float" office:value="142.97653394184718"/>
          <table:table-cell office:value-type="float" office:value="152.17691474749822"/>
          <table:table-cell office:value-type="float" office:value="93.585757141922755"/>
          <table:table-cell office:value-type="float" office:value="63.719416341853027"/>
          <table:table-cell office:value-type="float" office:value="55.45225022461198"/>
          <table:table-cell office:value-type="float" office:value="50.275662021992972"/>
          <table:table-cell office:value-type="float" office:value="52.468339499865536"/>
          <table:table-cell office:value-type="float" office:value="38.497601971999877"/>
          <table:table-cell office:value-type="float" office:value="33.091006190392157"/>
          <table:table-cell office:value-type="float" office:value="27.167412536665395"/>
          <table:table-cell office:value-type="float" office:value="29.481628094100028"/>
          <table:table-cell office:value-type="float" office:value="28.560184140599965"/>
          <table:table-cell office:value-type="float" office:value="0"/>
          <table:table-cell office:value-type="float" office:value="0"/>
          <table:table-cell table:number-columns-repeated="16342"/>
        </table:table-row>
        <table:table-row>
          <table:table-cell/>
          <table:table-cell office:value-type="string" office:string-value="02110"/>
          <table:table-cell office:value-type="string" office:string-value="Raps und Rübsensamen"/>
          <table:table-cell/>
          <table:table-cell office:value-type="string" office:string-value="Rape and turnip rape seed"/>
          <table:table-cell/>
          <table:table-cell office:value-type="string" office:string-value="Graines de colza et de navette"/>
          <table:table-cell table:number-columns-repeated="16"/>
          <table:table-cell office:value-type="float" office:value="25.951469081342708"/>
          <table:table-cell office:value-type="float" office:value="28.99646083297602"/>
          <table:table-cell office:value-type="float" office:value="36.888730623605589"/>
          <table:table-cell office:value-type="float" office:value="46.416139183011992"/>
          <table:table-cell office:value-type="float" office:value="53.696503709948182"/>
          <table:table-cell office:value-type="float" office:value="53.000297958620088"/>
          <table:table-cell office:value-type="float" office:value="74.366111203970817"/>
          <table:table-cell office:value-type="float" office:value="60.96168109860475"/>
          <table:table-cell office:value-type="float" office:value="40.795911001135622"/>
          <table:table-cell office:value-type="float" office:value="28.473399660716581"/>
          <table:table-cell office:value-type="float" office:value="26.116120492887301"/>
          <table:table-cell office:value-type="float" office:value="28.114248247494594"/>
          <table:table-cell office:value-type="float" office:value="19.428955376887782"/>
          <table:table-cell office:value-type="float" office:value="18.060950226619337"/>
          <table:table-cell office:value-type="float" office:value="15.021582193672989"/>
          <table:table-cell office:value-type="float" office:value="14.402816246699999"/>
          <table:table-cell office:value-type="float" office:value="11.585638354499997"/>
          <table:table-cell office:value-type="float" office:value="0"/>
          <table:table-cell office:value-type="float" office:value="0"/>
          <table:table-cell table:number-columns-repeated="16342"/>
        </table:table-row>
        <table:table-row>
          <table:table-cell/>
          <table:table-cell office:value-type="string" office:string-value="02120"/>
          <table:table-cell office:value-type="string" office:string-value="Sonnenblumenkerne"/>
          <table:table-cell/>
          <table:table-cell office:value-type="string" office:string-value="Sunflower"/>
          <table:table-cell/>
          <table:table-cell office:value-type="string" office:string-value="Graines de tournesol"/>
          <table:table-cell table:number-columns-repeated="16"/>
          <table:table-cell office:value-type="float" office:value="19.17836093689818"/>
          <table:table-cell office:value-type="float" office:value="21.532960763936828"/>
          <table:table-cell office:value-type="float" office:value="24.447141414068007"/>
          <table:table-cell office:value-type="float" office:value="28.436880009883499"/>
          <table:table-cell office:value-type="float" office:value="36.677979404518794"/>
          <table:table-cell office:value-type="float" office:value="37.600924398450616"/>
          <table:table-cell office:value-type="float" office:value="32.310342071030419"/>
          <table:table-cell office:value-type="float" office:value="19.501781540519083"/>
          <table:table-cell office:value-type="float" office:value="11.931911415853532"/>
          <table:table-cell office:value-type="float" office:value="12.079027740720996"/>
          <table:table-cell office:value-type="float" office:value="11.07901928370076"/>
          <table:table-cell office:value-type="float" office:value="11.384972813092737"/>
          <table:table-cell office:value-type="float" office:value="9.0502227224606973"/>
          <table:table-cell office:value-type="float" office:value="6.8238287408005203"/>
          <table:table-cell office:value-type="float" office:value="6.2487441970405868"/>
          <table:table-cell office:value-type="float" office:value="8.4509161380000339"/>
          <table:table-cell office:value-type="float" office:value="9.5088527225999648"/>
          <table:table-cell office:value-type="float" office:value="0"/>
          <table:table-cell office:value-type="float" office:value="0"/>
          <table:table-cell table:number-columns-repeated="16342"/>
        </table:table-row>
        <table:table-row>
          <table:table-cell/>
          <table:table-cell office:value-type="string" office:string-value="02130"/>
          <table:table-cell office:value-type="string" office:string-value="Sojabohnen"/>
          <table:table-cell/>
          <table:table-cell office:value-type="string" office:string-value="Soya"/>
          <table:table-cell/>
          <table:table-cell office:value-type="string" office:string-value="Fèves de soja"/>
          <table:table-cell table:number-columns-repeated="16"/>
          <table:table-cell office:value-type="float" office:value="3.3865540722222631"/>
          <table:table-cell office:value-type="float" office:value="5.01442555758232"/>
          <table:table-cell office:value-type="float" office:value="7.8486660901288481"/>
          <table:table-cell office:value-type="float" office:value="16.663880874690232"/>
          <table:table-cell office:value-type="float" office:value="55.601985421829447"/>
          <table:table-cell office:value-type="float" office:value="52.375311584776497"/>
          <table:table-cell office:value-type="float" office:value="45.500461472496966"/>
          <table:table-cell office:value-type="float" office:value="9.336947526352203"/>
          <table:table-cell office:value-type="float" office:value="8.3692461940731047"/>
          <table:table-cell office:value-type="float" office:value="10.950172188377181"/>
          <table:table-cell office:value-type="float" office:value="10.04362035082413"/>
          <table:table-cell office:value-type="float" office:value="8.8158448289644777"/>
          <table:table-cell office:value-type="float" office:value="6.549319549871357"/>
          <table:table-cell office:value-type="float" office:value="6.1521840742249658"/>
          <table:table-cell office:value-type="float" office:value="4.6210792857157061"/>
          <table:table-cell office:value-type="float" office:value="5.0892650865000029"/>
          <table:table-cell office:value-type="float" office:value="5.8638311361000035"/>
          <table:table-cell office:value-type="float" office:value="0"/>
          <table:table-cell office:value-type="float" office:value="0"/>
          <table:table-cell table:number-columns-repeated="16342"/>
        </table:table-row>
        <table:table-row>
          <table:table-cell/>
          <table:table-cell office:value-type="string" office:string-value="02190"/>
          <table:table-cell office:value-type="string" office:string-value="Sonstige Ölsaaten und -früchte"/>
          <table:table-cell/>
          <table:table-cell office:value-type="string" office:string-value="Other oleaginous products"/>
          <table:table-cell/>
          <table:table-cell office:value-type="string" office:string-value="Autres graines et fruits oléagineux"/>
          <table:table-cell table:number-columns-repeated="16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3.7853469764467338"/>
          <table:table-cell office:value-type="float" office:value="2.6223477307907528"/>
          <table:table-cell office:value-type="float" office:value="3.9496506347972065"/>
          <table:table-cell office:value-type="float" office:value="3.0369018945807866"/>
          <table:table-cell office:value-type="float" office:value="4.1532736103137289"/>
          <table:table-cell office:value-type="float" office:value="3.4691043227800415"/>
          <table:table-cell office:value-type="float" office:value="2.0540431487473296"/>
          <table:table-cell office:value-type="float" office:value="1.2760068602361072"/>
          <table:table-cell office:value-type="float" office:value="1.5386306228999995"/>
          <table:table-cell office:value-type="float" office:value="1.6018619274000001"/>
          <table:table-cell office:value-type="float" office:value="0"/>
          <table:table-cell office:value-type="float" office:value="0"/>
          <table:table-cell table:number-columns-repeated="16342"/>
        </table:table-row>
        <table:table-row>
          <table:table-cell/>
          <table:table-cell office:value-type="string" office:string-value="02200"/>
          <table:table-cell office:value-type="string" office:string-value="Eiweißpflanzen (einschl. Saatgut)"/>
          <table:table-cell/>
          <table:table-cell office:value-type="string" office:string-value="Protein crops (including seeds)"/>
          <table:table-cell/>
          <table:table-cell office:value-type="string" office:string-value="Protéagineux (y.c. semences)"/>
          <table:table-cell table:number-columns-repeated="16"/>
          <table:table-cell office:value-type="float" office:value="17.97925917312849"/>
          <table:table-cell office:value-type="float" office:value="16.895089496595279"/>
          <table:table-cell office:value-type="float" office:value="20.57026372971519"/>
          <table:table-cell office:value-type="float" office:value="22.957348313626881"/>
          <table:table-cell office:value-type="float" office:value="25.253809873331249"/>
          <table:table-cell office:value-type="float" office:value="25.19567160599696"/>
          <table:table-cell office:value-type="float" office:value="23.139030399046529"/>
          <table:table-cell office:value-type="float" office:value="13.488941956207352"/>
          <table:table-cell office:value-type="float" office:value="15.81701933097389"/>
          <table:table-cell office:value-type="float" office:value="23.922199321962459"/>
          <table:table-cell office:value-type="float" office:value="24.516573248403009"/>
          <table:table-cell office:value-type="float" office:value="19.763682894749174"/>
          <table:table-cell office:value-type="float" office:value="15.731125033416346"/>
          <table:table-cell office:value-type="float" office:value="14.95722896141308"/>
          <table:table-cell office:value-type="float" office:value="16.252603464802583"/>
          <table:table-cell office:value-type="float" office:value="20.393349591940652"/>
          <table:table-cell office:value-type="float" office:value="16.245659210868791"/>
          <table:table-cell office:value-type="float" office:value="2.1191207811538808"/>
          <table:table-cell office:value-type="float" office:value="2.1234640992977707"/>
          <table:table-cell table:number-columns-repeated="16342"/>
        </table:table-row>
        <table:table-row>
          <table:table-cell/>
          <table:table-cell office:value-type="string" office:string-value="02300"/>
          <table:table-cell office:value-type="string" office:string-value="Rohtabak"/>
          <table:table-cell/>
          <table:table-cell office:value-type="string" office:string-value="Raw tobacco"/>
          <table:table-cell/>
          <table:table-cell office:value-type="string" office:string-value="Tabac brut"/>
          <table:table-cell table:number-columns-repeated="16"/>
          <table:table-cell office:value-type="float" office:value="0"/>
          <table:table-cell office:value-type="float" office:value="0.38269514472794924"/>
          <table:table-cell office:value-type="float" office:value="0.3342950371721547"/>
          <table:table-cell office:value-type="float" office:value="0.34156232058894065"/>
          <table:table-cell office:value-type="float" office:value="0.28342405325465286"/>
          <table:table-cell office:value-type="float" office:value="0.45057157184073027"/>
          <table:table-cell office:value-type="float" office:value="0.43603700500715825"/>
          <table:table-cell office:value-type="float" office:value="0.60899835032666438"/>
          <table:table-cell office:value-type="float" office:value="0.63952094067716558"/>
          <table:table-cell office:value-type="float" office:value="0.71437395987006092"/>
          <table:table-cell office:value-type="float" office:value="0.72672834167859712"/>
          <table:table-cell office:value-type="float" office:value="0.77832605393777765"/>
          <table:table-cell office:value-type="float" office:value="1.03"/>
          <table:table-cell office:value-type="float" office:value="0.91"/>
          <table:table-cell office:value-type="float" office:value="1.05"/>
          <table:table-cell office:value-type="float" office:value="1.56"/>
          <table:table-cell office:value-type="float" office:value="1.3372200000000001"/>
          <table:table-cell office:value-type="float" office:value="0.81067999999999996"/>
          <table:table-cell office:value-type="float" office:value="0"/>
          <table:table-cell table:number-columns-repeated="16342"/>
        </table:table-row>
        <table:table-row>
          <table:table-cell/>
          <table:table-cell office:value-type="string" office:string-value="02400"/>
          <table:table-cell office:value-type="string" office:string-value="Zuckerrüben"/>
          <table:table-cell/>
          <table:table-cell office:value-type="string" office:string-value="Sugar beet"/>
          <table:table-cell/>
          <table:table-cell office:value-type="string" office:string-value="Betteraves sucrières"/>
          <table:table-cell table:number-columns-repeated="16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.0835519574427883"/>
          <table:table-cell office:value-type="float" office:value="0.3622740783267807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42"/>
        </table:table-row>
        <table:table-row>
          <table:table-cell/>
          <table:table-cell office:value-type="string" office:string-value="02900"/>
          <table:table-cell office:value-type="string" office:string-value="Sonstige Handelsgewächse"/>
          <table:table-cell/>
          <table:table-cell office:value-type="string" office:string-value="Other industrial crops"/>
          <table:table-cell/>
          <table:table-cell office:value-type="string" office:string-value="Autres plantes industrielles"/>
          <table:table-cell table:number-columns-repeated="16"/>
          <table:table-cell office:value-type="float" office:value="1.1118943627682538"/>
          <table:table-cell office:value-type="float" office:value="2.0275720732832863"/>
          <table:table-cell office:value-type="float" office:value="2.4708763617072305"/>
          <table:table-cell office:value-type="float" office:value="2.6307565968765219"/>
          <table:table-cell office:value-type="float" office:value="2.2601251426204372"/>
          <table:table-cell office:value-type="float" office:value="3.2557429707201155"/>
          <table:table-cell office:value-type="float" office:value="4.1932225314855058"/>
          <table:table-cell office:value-type="float" office:value="4.2382796886695786"/>
          <table:table-cell office:value-type="float" office:value="3.7709933649702405"/>
          <table:table-cell office:value-type="float" office:value="1.5573788362172334"/>
          <table:table-cell office:value-type="float" office:value="1.1416902247770757"/>
          <table:table-cell office:value-type="float" office:value="1.3560750855722619"/>
          <table:table-cell office:value-type="float" office:value="0.62"/>
          <table:table-cell office:value-type="float" office:value="0.50256606999999998"/>
          <table:table-cell office:value-type="float" office:value="0.50083191110671943"/>
          <table:table-cell office:value-type="float" office:value="0.9968411565484564"/>
          <table:table-cell office:value-type="float" office:value="0.51934319783553129"/>
          <table:table-cell office:value-type="float" office:value="0.38044066207002808"/>
          <table:table-cell office:value-type="float" office:value="0.38044066207002808"/>
          <table:table-cell table:number-columns-repeated="16342"/>
        </table:table-row>
        <table:table-row>
          <table:table-cell/>
          <table:table-cell office:value-type="string" office:string-value="02910"/>
          <table:table-cell office:value-type="string" office:string-value="Textilpflanzen"/>
          <table:table-cell/>
          <table:table-cell office:value-type="string" office:string-value="Fibre plants"/>
          <table:table-cell/>
          <table:table-cell office:value-type="string" office:string-value="Plantes textiles"/>
          <table:table-cell table:number-columns-repeated="16"/>
          <table:table-cell office:value-type="float" office:value="0"/>
          <table:table-cell office:value-type="float" office:value="0.36336417083929862"/>
          <table:table-cell office:value-type="float" office:value="0.23255306933715109"/>
          <table:table-cell office:value-type="float" office:value="0.6177190904268075"/>
          <table:table-cell office:value-type="float" office:value="0.71946105826181106"/>
          <table:table-cell office:value-type="float" office:value="0.71946105826181106"/>
          <table:table-cell office:value-type="float" office:value="0.96654869443253444"/>
          <table:table-cell office:value-type="float" office:value="1.3611621839640122"/>
          <table:table-cell office:value-type="float" office:value="1.3255524952217612"/>
          <table:table-cell office:value-type="float" office:value="0.9687288794575698"/>
          <table:table-cell office:value-type="float" office:value="0.84227814800549383"/>
          <table:table-cell office:value-type="float" office:value="1.2427054642704007"/>
          <table:table-cell office:value-type="float" office:value="0.51"/>
          <table:table-cell office:value-type="float" office:value="0.39256606999999999"/>
          <table:table-cell office:value-type="float" office:value="0.39083191110671933"/>
          <table:table-cell office:value-type="float" office:value="0.12686752000000001"/>
          <table:table-cell office:value-type="float" office:value="0.16817966549999999"/>
          <table:table-cell office:value-type="float" office:value="0"/>
          <table:table-cell office:value-type="float" office:value="0"/>
          <table:table-cell table:number-columns-repeated="16342"/>
        </table:table-row>
        <table:table-row>
          <table:table-cell/>
          <table:table-cell office:value-type="string" office:string-value="02920"/>
          <table:table-cell office:value-type="string" office:string-value="Hopfen"/>
          <table:table-cell/>
          <table:table-cell office:value-type="string" office:string-value="Hops"/>
          <table:table-cell/>
          <table:table-cell office:value-type="string" office:string-value="Houblon"/>
          <table:table-cell table:number-columns-repeated="16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.24272726612065143"/>
          <table:table-cell office:value-type="float" office:value="0.20348393567000717"/>
          <table:table-cell office:value-type="float" office:value="0.17005443195279174"/>
          <table:table-cell office:value-type="float" office:value="0.1380783849189334"/>
          <table:table-cell office:value-type="float" office:value="0.11336962130186115"/>
          <table:table-cell office:value-type="float" office:value="0.11"/>
          <table:table-cell office:value-type="float" office:value="0.11"/>
          <table:table-cell office:value-type="float" office:value="0.11"/>
          <table:table-cell office:value-type="float" office:value="0.11"/>
          <table:table-cell office:value-type="float" office:value="0.11"/>
          <table:table-cell office:value-type="float" office:value="0.02"/>
          <table:table-cell office:value-type="float" office:value="0.02"/>
          <table:table-cell table:number-columns-repeated="16342"/>
        </table:table-row>
        <table:table-row>
          <table:table-cell/>
          <table:table-cell office:value-type="string" office:string-value="02930"/>
          <table:table-cell office:value-type="string" office:string-value="Sonstige Handelsgewächse"/>
          <table:table-cell/>
          <table:table-cell office:value-type="string" office:string-value="Other industrial crops: others"/>
          <table:table-cell/>
          <table:table-cell office:value-type="string" office:string-value="Autres plantes industrielles: autres"/>
          <table:table-cell table:number-columns-repeated="16"/>
          <table:table-cell office:value-type="float" office:value="1.1118943627682538"/>
          <table:table-cell office:value-type="float" office:value="1.6642079024439878"/>
          <table:table-cell office:value-type="float" office:value="2.2383232923700791"/>
          <table:table-cell office:value-type="float" office:value="2.0130375064497144"/>
          <table:table-cell office:value-type="float" office:value="1.5406640843586259"/>
          <table:table-cell office:value-type="float" office:value="2.5362819124583043"/>
          <table:table-cell office:value-type="float" office:value="3.2266738370529717"/>
          <table:table-cell office:value-type="float" office:value="2.6343902385849143"/>
          <table:table-cell office:value-type="float" office:value="2.241956934078472"/>
          <table:table-cell office:value-type="float" office:value="0.41859552480687195"/>
          <table:table-cell office:value-type="float" office:value="0.16133369185264845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.75997363654845618"/>
          <table:table-cell office:value-type="float" office:value="0.2411635323355312"/>
          <table:table-cell office:value-type="float" office:value="0.36044066207002806"/>
          <table:table-cell office:value-type="float" office:value="0.36044066207002806"/>
          <table:table-cell table:number-columns-repeated="16342"/>
        </table:table-row>
        <table:table-row>
          <table:table-cell/>
          <table:table-cell office:value-type="string" office:string-value="03000"/>
          <table:table-cell office:value-type="string" office:string-value="FUTTERPFLANZEN"/>
          <table:table-cell/>
          <table:table-cell office:value-type="string" office:string-value="FORAGE PLANTS"/>
          <table:table-cell/>
          <table:table-cell office:value-type="string" office:string-value="PLANTES FOURRAGÈRES"/>
          <table:table-cell table:number-columns-repeated="16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1.329463805294942"/>
          <table:table-cell office:value-type="float" office:value="25.378362744195599"/>
          <table:table-cell office:value-type="float" office:value="24.74313321448615"/>
          <table:table-cell office:value-type="float" office:value="22.93061352734324"/>
          <table:table-cell office:value-type="float" office:value="21.880531308347482"/>
          <table:table-cell office:value-type="float" office:value="20.650207572730793"/>
          <table:table-cell office:value-type="float" office:value="21.411233124990623"/>
          <table:table-cell office:value-type="float" office:value="21.371702293910246"/>
          <table:table-cell office:value-type="float" office:value="28.24406413920002"/>
          <table:table-cell office:value-type="float" office:value="28.722105417599998"/>
          <table:table-cell office:value-type="float" office:value="0"/>
          <table:table-cell office:value-type="float" office:value="0"/>
          <table:table-cell table:number-columns-repeated="16342"/>
        </table:table-row>
        <table:table-row>
          <table:table-cell/>
          <table:table-cell office:value-type="string" office:string-value="03100"/>
          <table:table-cell office:value-type="string" office:string-value="Futtermais"/>
          <table:table-cell/>
          <table:table-cell office:value-type="string" office:string-value="Fodder maize"/>
          <table:table-cell/>
          <table:table-cell office:value-type="string" office:string-value="Maïs fourrage"/>
          <table:table-cell table:number-columns-repeated="16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8.3249691741432486"/>
          <table:table-cell office:value-type="float" office:value="20.28178114263212"/>
          <table:table-cell office:value-type="float" office:value="19.750685272085125"/>
          <table:table-cell office:value-type="float" office:value="18.392849743167076"/>
          <table:table-cell office:value-type="float" office:value="17.422015158925824"/>
          <table:table-cell office:value-type="float" office:value="16.32868512554975"/>
          <table:table-cell office:value-type="float" office:value="16.84725964916861"/>
          <table:table-cell office:value-type="float" office:value="16.886029684862429"/>
          <table:table-cell office:value-type="float" office:value="22.108063416498389"/>
          <table:table-cell office:value-type="float" office:value="22.764454492477228"/>
          <table:table-cell office:value-type="float" office:value="0"/>
          <table:table-cell office:value-type="float" office:value="0"/>
          <table:table-cell table:number-columns-repeated="16342"/>
        </table:table-row>
        <table:table-row>
          <table:table-cell/>
          <table:table-cell office:value-type="string" office:string-value="03200"/>
          <table:table-cell office:value-type="string" office:string-value="Futterhackfrüchte (einschließlich Futterrüben)"/>
          <table:table-cell/>
          <table:table-cell office:value-type="string" office:string-value="Fodder root crops (including forage beet)"/>
          <table:table-cell/>
          <table:table-cell office:value-type="string" office:string-value="Plantes sarclées fourragères (y compris betteraves fourragères)"/>
          <table:table-cell table:number-columns-repeated="16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42"/>
        </table:table-row>
        <table:table-row>
          <table:table-cell/>
          <table:table-cell office:value-type="string" office:string-value="03900"/>
          <table:table-cell office:value-type="string" office:string-value="Sonstige Futterpflanzen"/>
          <table:table-cell/>
          <table:table-cell office:value-type="string" office:string-value="Other forage plants"/>
          <table:table-cell/>
          <table:table-cell office:value-type="string" office:string-value="Autres plantes fourragères"/>
          <table:table-cell table:number-columns-repeated="16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3.0044946311516934"/>
          <table:table-cell office:value-type="float" office:value="5.0965816015634822"/>
          <table:table-cell office:value-type="float" office:value="4.9924479424010206"/>
          <table:table-cell office:value-type="float" office:value="4.5377637841761613"/>
          <table:table-cell office:value-type="float" office:value="4.4585161494216559"/>
          <table:table-cell office:value-type="float" office:value="4.3215224471810423"/>
          <table:table-cell office:value-type="float" office:value="4.5639734758220181"/>
          <table:table-cell office:value-type="float" office:value="4.4856726090478176"/>
          <table:table-cell office:value-type="float" office:value="6.1360007227016231"/>
          <table:table-cell office:value-type="float" office:value="5.9576509251227678"/>
          <table:table-cell office:value-type="float" office:value="0"/>
          <table:table-cell office:value-type="float" office:value="0"/>
          <table:table-cell table:number-columns-repeated="16342"/>
        </table:table-row>
        <table:table-row>
          <table:table-cell/>
          <table:table-cell office:value-type="string" office:string-value="04000"/>
          <table:table-cell office:value-type="string" office:string-value="ERZEUGNISSE DES GEMÜSE- UND GARTENBAUS"/>
          <table:table-cell/>
          <table:table-cell office:value-type="string" office:string-value="VEGETABLES AND HORTICULTURAL PRODUCTS"/>
          <table:table-cell/>
          <table:table-cell office:value-type="string" office:string-value="PRODUITS MARAÎCHERS ET HORTICOLES"/>
          <table:table-cell table:number-columns-repeated="16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4.486384744518659"/>
          <table:table-cell office:value-type="float" office:value="17.151515591956571"/>
          <table:table-cell office:value-type="float" office:value="5.6917363720267717"/>
          <table:table-cell office:value-type="float" office:value="1.8564275488179762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42"/>
        </table:table-row>
        <table:table-row>
          <table:table-cell/>
          <table:table-cell office:value-type="string" office:string-value="04100"/>
          <table:table-cell office:value-type="string" office:string-value="Frischgemüse"/>
          <table:table-cell/>
          <table:table-cell office:value-type="string" office:string-value="Fresh vegetables"/>
          <table:table-cell/>
          <table:table-cell office:value-type="string" office:string-value="Légumes frais"/>
          <table:table-cell table:number-columns-repeated="16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4.486384744518659"/>
          <table:table-cell office:value-type="float" office:value="17.151515591956571"/>
          <table:table-cell office:value-type="float" office:value="5.6917363720267717"/>
          <table:table-cell office:value-type="float" office:value="1.8564275488179762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42"/>
        </table:table-row>
        <table:table-row>
          <table:table-cell/>
          <table:table-cell office:value-type="string" office:string-value="04110"/>
          <table:table-cell office:value-type="string" office:string-value="Blumenkohl"/>
          <table:table-cell/>
          <table:table-cell office:value-type="string" office:string-value="Cauliflower"/>
          <table:table-cell/>
          <table:table-cell office:value-type="string" office:string-value="Choux-fleurs"/>
          <table:table-cell table:number-columns-repeated="16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.42301724372560945"/>
          <table:table-cell office:value-type="float" office:value="0.27660661989771795"/>
          <table:table-cell office:value-type="float" office:value="0.14382074915305543"/>
          <table:table-cell office:value-type="float" office:value="2.1018988412211278E-2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42"/>
        </table:table-row>
        <table:table-row>
          <table:table-cell/>
          <table:table-cell office:value-type="string" office:string-value="04120"/>
          <table:table-cell office:value-type="string" office:string-value="Tomaten"/>
          <table:table-cell/>
          <table:table-cell office:value-type="string" office:string-value="Tomatoes"/>
          <table:table-cell/>
          <table:table-cell office:value-type="string" office:string-value="Tomates"/>
          <table:table-cell table:number-columns-repeated="16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.2949730387239307"/>
          <table:table-cell office:value-type="float" office:value="1.1168760453034381"/>
          <table:table-cell office:value-type="float" office:value="0.35329846420028443"/>
          <table:table-cell office:value-type="float" office:value="0.11277608961969413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42"/>
        </table:table-row>
        <table:table-row>
          <table:table-cell/>
          <table:table-cell office:value-type="string" office:string-value="04190"/>
          <table:table-cell office:value-type="string" office:string-value="Sonstiges Frischgemüse"/>
          <table:table-cell/>
          <table:table-cell office:value-type="string" office:string-value="Other fresh vegetables"/>
          <table:table-cell/>
          <table:table-cell office:value-type="string" office:string-value="Autres légumes frais"/>
          <table:table-cell table:number-columns-repeated="16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2.768394462069118"/>
          <table:table-cell office:value-type="float" office:value="15.758032926755416"/>
          <table:table-cell office:value-type="float" office:value="5.1946171586734327"/>
          <table:table-cell office:value-type="float" office:value="1.72263247078607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42"/>
        </table:table-row>
        <table:table-row>
          <table:table-cell/>
          <table:table-cell office:value-type="string" office:string-value="04200"/>
          <table:table-cell office:value-type="string" office:string-value="Pflanzen und Blumen"/>
          <table:table-cell/>
          <table:table-cell office:value-type="string" office:string-value="Plants and flowers"/>
          <table:table-cell/>
          <table:table-cell office:value-type="string" office:string-value="Plantes et fleurs"/>
          <table:table-cell table:number-columns-repeated="16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42"/>
        </table:table-row>
        <table:table-row>
          <table:table-cell/>
          <table:table-cell office:value-type="string" office:string-value="04210"/>
          <table:table-cell office:value-type="string" office:string-value="Baumschulerzeugnisse"/>
          <table:table-cell/>
          <table:table-cell office:value-type="string" office:string-value="Nursery plants"/>
          <table:table-cell/>
          <table:table-cell office:value-type="string" office:string-value="Plants de pépinières"/>
          <table:table-cell table:number-columns-repeated="16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42"/>
        </table:table-row>
        <table:table-row>
          <table:table-cell/>
          <table:table-cell office:value-type="string" office:string-value="04220"/>
          <table:table-cell office:value-type="string" office:string-value="Blumen und Zierpflanzen (einschl. Weihnachtsbäume)"/>
          <table:table-cell/>
          <table:table-cell office:value-type="string" office:string-value="Ornamental plants and flowers (including Christmas trees)"/>
          <table:table-cell/>
          <table:table-cell office:value-type="string" office:string-value="Fleurs et plantes ornementales (y compris arbres de Noël)"/>
          <table:table-cell table:number-columns-repeated="16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42"/>
        </table:table-row>
        <table:table-row>
          <table:table-cell/>
          <table:table-cell office:value-type="string" office:string-value="04230"/>
          <table:table-cell office:value-type="string" office:string-value="Anpflanzungen"/>
          <table:table-cell/>
          <table:table-cell office:value-type="string" office:string-value="Plantations"/>
          <table:table-cell/>
          <table:table-cell office:value-type="string" office:string-value="Plantations"/>
          <table:table-cell table:number-columns-repeated="16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42"/>
        </table:table-row>
        <table:table-row>
          <table:table-cell/>
          <table:table-cell office:value-type="string" office:string-value="05000"/>
          <table:table-cell office:value-type="string" office:string-value="KARTOFFELN (einschl. Pflanzkartoffeln)"/>
          <table:table-cell/>
          <table:table-cell office:value-type="string" office:string-value="POTATOES (including seeds)"/>
          <table:table-cell/>
          <table:table-cell office:value-type="string" office:string-value="POMMES DE TERRE (y.c. semences)"/>
          <table:table-cell table:number-columns-repeated="16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.81393574268002866"/>
          <table:table-cell office:value-type="float" office:value="0.91567771051503244"/>
          <table:table-cell office:value-type="float" office:value="9.2505250612268615"/>
          <table:table-cell office:value-type="float" office:value="16.07232400456386"/>
          <table:table-cell office:value-type="float" office:value="8.6724126654215379"/>
          <table:table-cell office:value-type="float" office:value="5.131428820592574"/>
          <table:table-cell office:value-type="float" office:value="3.8211376205460637"/>
          <table:table-cell office:value-type="float" office:value="4.75"/>
          <table:table-cell office:value-type="float" office:value="4.83"/>
          <table:table-cell office:value-type="float" office:value="4.4400000000000004"/>
          <table:table-cell office:value-type="float" office:value="3.53"/>
          <table:table-cell office:value-type="float" office:value="5.13"/>
          <table:table-cell office:value-type="float" office:value="3.36"/>
          <table:table-cell office:value-type="float" office:value="1.48"/>
          <table:table-cell table:number-columns-repeated="16342"/>
        </table:table-row>
        <table:table-row>
          <table:table-cell/>
          <table:table-cell office:value-type="string" office:string-value="06000"/>
          <table:table-cell office:value-type="string" office:string-value="OBST"/>
          <table:table-cell/>
          <table:table-cell office:value-type="string" office:string-value="FRUITS"/>
          <table:table-cell/>
          <table:table-cell office:value-type="string" office:string-value="FRUITS"/>
          <table:table-cell table:number-columns-repeated="16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4.517981373614676"/>
          <table:table-cell office:value-type="float" office:value="12.993902749213316"/>
          <table:table-cell office:value-type="float" office:value="7.2672834167859719"/>
          <table:table-cell office:value-type="float" office:value="1.856427548817976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.7320000000000005E-3"/>
          <table:table-cell office:value-type="float" office:value="1.732E-3"/>
          <table:table-cell office:value-type="float" office:value="6.0000000000000001E-3"/>
          <table:table-cell office:value-type="float" office:value="6.0000000000000001E-3"/>
          <table:table-cell table:number-columns-repeated="16342"/>
        </table:table-row>
        <table:table-row>
          <table:table-cell/>
          <table:table-cell office:value-type="string" office:string-value="06100"/>
          <table:table-cell office:value-type="string" office:string-value="Frischobst"/>
          <table:table-cell/>
          <table:table-cell office:value-type="string" office:string-value="Fresh fruit"/>
          <table:table-cell/>
          <table:table-cell office:value-type="string" office:string-value="Fruits frais"/>
          <table:table-cell table:number-columns-repeated="16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4.517981373614676"/>
          <table:table-cell office:value-type="float" office:value="12.993902749213316"/>
          <table:table-cell office:value-type="float" office:value="7.2672834167859719"/>
          <table:table-cell office:value-type="float" office:value="1.856427548817976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.7320000000000005E-3"/>
          <table:table-cell office:value-type="float" office:value="1.732E-3"/>
          <table:table-cell office:value-type="float" office:value="6.0000000000000001E-3"/>
          <table:table-cell office:value-type="float" office:value="6.0000000000000001E-3"/>
          <table:table-cell table:number-columns-repeated="16342"/>
        </table:table-row>
        <table:table-row>
          <table:table-cell/>
          <table:table-cell office:value-type="string" office:string-value="06110"/>
          <table:table-cell office:value-type="string" office:string-value="Tafeläpfel"/>
          <table:table-cell/>
          <table:table-cell office:value-type="string" office:string-value="Dessert apples"/>
          <table:table-cell/>
          <table:table-cell office:value-type="string" office:string-value="Pommes de table"/>
          <table:table-cell table:number-columns-repeated="16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8.7535960405287572"/>
          <table:table-cell office:value-type="float" office:value="7.8696212181137524"/>
          <table:table-cell office:value-type="float" office:value="3.9107453633993172"/>
          <table:table-cell office:value-type="float" office:value="0.89018775216977664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8.8213609281679217E-4"/>
          <table:table-cell office:value-type="float" office:value="7.8679014724584127E-4"/>
          <table:table-cell office:value-type="float" office:value="0"/>
          <table:table-cell office:value-type="float" office:value="0"/>
          <table:table-cell table:number-columns-repeated="16342"/>
        </table:table-row>
        <table:table-row>
          <table:table-cell/>
          <table:table-cell office:value-type="string" office:string-value="06120"/>
          <table:table-cell office:value-type="string" office:string-value="Tafelbirnen"/>
          <table:table-cell/>
          <table:table-cell office:value-type="string" office:string-value="Dessert pears"/>
          <table:table-cell/>
          <table:table-cell office:value-type="string" office:string-value="Poires de table"/>
          <table:table-cell table:number-columns-repeated="16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.45076914613266095"/>
          <table:table-cell office:value-type="float" office:value="0.38031539080040566"/>
          <table:table-cell office:value-type="float" office:value="0.23461862005605996"/>
          <table:table-cell office:value-type="float" office:value="5.9192514413129581E-2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6.4027240017039422E-5"/>
          <table:table-cell office:value-type="float" office:value="5.9560097727424493E-5"/>
          <table:table-cell office:value-type="float" office:value="0"/>
          <table:table-cell office:value-type="float" office:value="0"/>
          <table:table-cell table:number-columns-repeated="16342"/>
        </table:table-row>
        <table:table-row>
          <table:table-cell/>
          <table:table-cell office:value-type="string" office:string-value="06130"/>
          <table:table-cell office:value-type="string" office:string-value="Pfirsiche"/>
          <table:table-cell/>
          <table:table-cell office:value-type="string" office:string-value="Peaches"/>
          <table:table-cell/>
          <table:table-cell office:value-type="string" office:string-value="Pêches"/>
          <table:table-cell table:number-columns-repeated="16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.66196717863500198"/>
          <table:table-cell office:value-type="float" office:value="0.39056870184059728"/>
          <table:table-cell office:value-type="float" office:value="0.22725917756145109"/>
          <table:table-cell office:value-type="float" office:value="7.4013349486148391E-2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.7909111938846169E-5"/>
          <table:table-cell office:value-type="float" office:value="2.4540637615796291E-5"/>
          <table:table-cell office:value-type="float" office:value="0"/>
          <table:table-cell office:value-type="float" office:value="0"/>
          <table:table-cell table:number-columns-repeated="16342"/>
        </table:table-row>
        <table:table-row>
          <table:table-cell/>
          <table:table-cell office:value-type="string" office:string-value="06190"/>
          <table:table-cell office:value-type="string" office:string-value="Sonstiges Frischobst"/>
          <table:table-cell/>
          <table:table-cell office:value-type="string" office:string-value="Other fresh fruit"/>
          <table:table-cell/>
          <table:table-cell office:value-type="string" office:string-value="Autres fruits frais"/>
          <table:table-cell table:number-columns-repeated="16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4.6516490083182527"/>
          <table:table-cell office:value-type="float" office:value="4.3533974384585594"/>
          <table:table-cell office:value-type="float" office:value="2.8946602557691432"/>
          <table:table-cell office:value-type="float" office:value="0.83303393274892146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7.5792755522732271E-4"/>
          <table:table-cell office:value-type="float" office:value="8.6110911741093805E-4"/>
          <table:table-cell office:value-type="float" office:value="6.0000000000000001E-3"/>
          <table:table-cell office:value-type="float" office:value="6.0000000000000001E-3"/>
          <table:table-cell table:number-columns-repeated="16342"/>
        </table:table-row>
        <table:table-row>
          <table:table-cell/>
          <table:table-cell office:value-type="string" office:string-value="06200"/>
          <table:table-cell office:value-type="string" office:string-value="Zitrusfrüchte"/>
          <table:table-cell/>
          <table:table-cell office:value-type="string" office:string-value="Citrus fruits"/>
          <table:table-cell/>
          <table:table-cell office:value-type="string" office:string-value="Agrumes"/>
          <table:table-cell table:number-columns-repeated="16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table:number-columns-repeated="16342"/>
        </table:table-row>
        <table:table-row>
          <table:table-cell/>
          <table:table-cell office:value-type="string" office:string-value="06210"/>
          <table:table-cell office:value-type="string" office:string-value="Süßorangen"/>
          <table:table-cell/>
          <table:table-cell office:value-type="string" office:string-value="Sweet oranges"/>
          <table:table-cell/>
          <table:table-cell office:value-type="string" office:string-value="Oranges douces"/>
          <table:table-cell table:number-columns-repeated="16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table:number-columns-repeated="16342"/>
        </table:table-row>
        <table:table-row>
          <table:table-cell/>
          <table:table-cell office:value-type="string" office:string-value="06220"/>
          <table:table-cell office:value-type="string" office:string-value="Mandarinen"/>
          <table:table-cell/>
          <table:table-cell office:value-type="string" office:string-value="Mandarins"/>
          <table:table-cell/>
          <table:table-cell office:value-type="string" office:string-value="Mandarines"/>
          <table:table-cell table:number-columns-repeated="16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table:number-columns-repeated="16342"/>
        </table:table-row>
        <table:table-row>
          <table:table-cell/>
          <table:table-cell office:value-type="string" office:string-value="06230"/>
          <table:table-cell office:value-type="string" office:string-value="Zitronen"/>
          <table:table-cell/>
          <table:table-cell office:value-type="string" office:string-value="Lemons"/>
          <table:table-cell/>
          <table:table-cell office:value-type="string" office:string-value="Citrons"/>
          <table:table-cell table:number-columns-repeated="16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table:number-columns-repeated="16342"/>
        </table:table-row>
        <table:table-row>
          <table:table-cell/>
          <table:table-cell office:value-type="string" office:string-value="06290"/>
          <table:table-cell office:value-type="string" office:string-value="Sonstige Zitrusfrüchte"/>
          <table:table-cell/>
          <table:table-cell office:value-type="string" office:string-value="Other citrus fruits"/>
          <table:table-cell/>
          <table:table-cell office:value-type="string" office:string-value="Autres agrumes"/>
          <table:table-cell table:number-columns-repeated="16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table:number-columns-repeated="16342"/>
        </table:table-row>
        <table:table-row>
          <table:table-cell/>
          <table:table-cell office:value-type="string" office:string-value="06300"/>
          <table:table-cell office:value-type="string" office:string-value="Tropische Früchte"/>
          <table:table-cell/>
          <table:table-cell office:value-type="string" office:string-value="Tropical fruit"/>
          <table:table-cell/>
          <table:table-cell office:value-type="string" office:string-value="Fruits tropicaux"/>
          <table:table-cell table:number-columns-repeated="16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table:number-columns-repeated="16342"/>
        </table:table-row>
        <table:table-row>
          <table:table-cell/>
          <table:table-cell office:value-type="string" office:string-value="06400"/>
          <table:table-cell office:value-type="string" office:string-value="Weintrauben"/>
          <table:table-cell/>
          <table:table-cell office:value-type="string" office:string-value="Grapes"/>
          <table:table-cell/>
          <table:table-cell office:value-type="string" office:string-value="Raisins"/>
          <table:table-cell table:number-columns-repeated="16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table:number-columns-repeated="16342"/>
        </table:table-row>
        <table:table-row>
          <table:table-cell/>
          <table:table-cell office:value-type="string" office:string-value="06410"/>
          <table:table-cell office:value-type="string" office:string-value="Tafeltrauben"/>
          <table:table-cell/>
          <table:table-cell office:value-type="string" office:string-value="Dessert grapes"/>
          <table:table-cell/>
          <table:table-cell office:value-type="string" office:string-value="Raisins de table"/>
          <table:table-cell table:number-columns-repeated="16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table:number-columns-repeated="16342"/>
        </table:table-row>
        <table:table-row>
          <table:table-cell/>
          <table:table-cell office:value-type="string" office:string-value="06490"/>
          <table:table-cell office:value-type="string" office:string-value="Sonstige Trauben"/>
          <table:table-cell/>
          <table:table-cell office:value-type="string" office:string-value="Other grapes"/>
          <table:table-cell/>
          <table:table-cell office:value-type="string" office:string-value="Autres raisins"/>
          <table:table-cell table:number-columns-repeated="16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table:number-columns-repeated="16342"/>
        </table:table-row>
        <table:table-row>
          <table:table-cell/>
          <table:table-cell office:value-type="string" office:string-value="06500"/>
          <table:table-cell office:value-type="string" office:string-value="Oliven"/>
          <table:table-cell/>
          <table:table-cell office:value-type="string" office:string-value="Olives"/>
          <table:table-cell/>
          <table:table-cell office:value-type="string" office:string-value="Olives"/>
          <table:table-cell table:number-columns-repeated="16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table:number-columns-repeated="16342"/>
        </table:table-row>
        <table:table-row>
          <table:table-cell/>
          <table:table-cell office:value-type="string" office:string-value="06510"/>
          <table:table-cell office:value-type="string" office:string-value="Tafeloliven"/>
          <table:table-cell/>
          <table:table-cell office:value-type="string" office:string-value="Table olives"/>
          <table:table-cell/>
          <table:table-cell office:value-type="string" office:string-value="Olives de table"/>
          <table:table-cell table:number-columns-repeated="16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table:number-columns-repeated="16342"/>
        </table:table-row>
        <table:table-row>
          <table:table-cell/>
          <table:table-cell office:value-type="string" office:string-value="06590"/>
          <table:table-cell office:value-type="string" office:string-value="Sonstige Oliven"/>
          <table:table-cell/>
          <table:table-cell office:value-type="string" office:string-value="Other olives"/>
          <table:table-cell/>
          <table:table-cell office:value-type="string" office:string-value="Autres olives"/>
          <table:table-cell table:number-columns-repeated="16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table:number-columns-repeated="16342"/>
        </table:table-row>
        <table:table-row>
          <table:table-cell/>
          <table:table-cell office:value-type="string" office:string-value="07000"/>
          <table:table-cell office:value-type="string" office:string-value="WEIN"/>
          <table:table-cell/>
          <table:table-cell office:value-type="string" office:string-value="WINE"/>
          <table:table-cell/>
          <table:table-cell office:value-type="string" office:string-value="VINS"/>
          <table:table-cell table:number-columns-repeated="16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42"/>
        </table:table-row>
        <table:table-row>
          <table:table-cell/>
          <table:table-cell office:value-type="string" office:string-value="07100"/>
          <table:table-cell office:value-type="string" office:string-value="Tafelwein"/>
          <table:table-cell/>
          <table:table-cell office:value-type="string" office:string-value="Table wine"/>
          <table:table-cell/>
          <table:table-cell office:value-type="string" office:string-value="Vin de table"/>
          <table:table-cell table:number-columns-repeated="16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table:number-columns-repeated="16342"/>
        </table:table-row>
        <table:table-row>
          <table:table-cell/>
          <table:table-cell office:value-type="string" office:string-value="07200"/>
          <table:table-cell office:value-type="string" office:string-value="Qualitätswein"/>
          <table:table-cell/>
          <table:table-cell office:value-type="string" office:string-value="Quality wine"/>
          <table:table-cell/>
          <table:table-cell office:value-type="string" office:string-value="Vin de table"/>
          <table:table-cell table:number-columns-repeated="16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table:number-columns-repeated="16342"/>
        </table:table-row>
        <table:table-row>
          <table:table-cell/>
          <table:table-cell office:value-type="string" office:string-value="08000"/>
          <table:table-cell office:value-type="string" office:string-value="OLIVENÖL"/>
          <table:table-cell/>
          <table:table-cell office:value-type="string" office:string-value="OLIVE OIL"/>
          <table:table-cell/>
          <table:table-cell office:value-type="string" office:string-value="HUILE D'OLIVE "/>
          <table:table-cell table:number-columns-repeated="16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table:number-columns-repeated="16342"/>
        </table:table-row>
        <table:table-row>
          <table:table-cell/>
          <table:table-cell office:value-type="string" office:string-value="09000"/>
          <table:table-cell office:value-type="string" office:string-value="SONSTIGE PFLANZLICHE ERZEUGNISSE"/>
          <table:table-cell/>
          <table:table-cell office:value-type="string" office:string-value="OTHER CROP PRODUCTS"/>
          <table:table-cell/>
          <table:table-cell office:value-type="string" office:string-value="AUTRES PRODUITS VÉGÉTAUX"/>
          <table:table-cell table:number-columns-repeated="16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.34592269063901221"/>
          <table:table-cell office:value-type="float" office:value="0.18022862873629208"/>
          <table:table-cell office:value-type="float" office:value="0.18095535707797067"/>
          <table:table-cell office:value-type="float" office:value="0.12281708974368291"/>
          <table:table-cell office:value-type="float" office:value="0.29359825003815321"/>
          <table:table-cell office:value-type="float" office:value="0.17"/>
          <table:table-cell office:value-type="float" office:value="0.14199999999999996"/>
          <table:table-cell office:value-type="float" office:value="0.17"/>
          <table:table-cell office:value-type="float" office:value="0.19"/>
          <table:table-cell office:value-type="float" office:value="0.20530000000000001"/>
          <table:table-cell office:value-type="float" office:value="0"/>
          <table:table-cell office:value-type="float" office:value="0"/>
          <table:table-cell table:number-columns-repeated="16342"/>
        </table:table-row>
        <table:table-row>
          <table:table-cell/>
          <table:table-cell office:value-type="string" office:string-value="09100"/>
          <table:table-cell office:value-type="string" office:string-value="Korb- und Flechtmaterialien"/>
          <table:table-cell/>
          <table:table-cell office:value-type="string" office:string-value="Vegetable materials used primarily for plaiting"/>
          <table:table-cell/>
          <table:table-cell office:value-type="string" office:string-value="Matières à tresser"/>
          <table:table-cell table:number-columns-repeated="16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42"/>
        </table:table-row>
        <table:table-row>
          <table:table-cell/>
          <table:table-cell office:value-type="string" office:string-value="09200"/>
          <table:table-cell office:value-type="string" office:string-value="Sämereien"/>
          <table:table-cell/>
          <table:table-cell office:value-type="string" office:string-value="Seeds"/>
          <table:table-cell/>
          <table:table-cell office:value-type="string" office:string-value="Semences"/>
          <table:table-cell table:number-columns-repeated="16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.34592269063901221"/>
          <table:table-cell office:value-type="float" office:value="0.18022862873629208"/>
          <table:table-cell office:value-type="float" office:value="0.18095535707797067"/>
          <table:table-cell office:value-type="float" office:value="0.12281708974368291"/>
          <table:table-cell office:value-type="float" office:value="0.29359825003815321"/>
          <table:table-cell office:value-type="float" office:value="0.17"/>
          <table:table-cell office:value-type="float" office:value="0.14199999999999996"/>
          <table:table-cell office:value-type="float" office:value="0.17"/>
          <table:table-cell office:value-type="float" office:value="0.19"/>
          <table:table-cell office:value-type="float" office:value="0.20530000000000001"/>
          <table:table-cell office:value-type="float" office:value="0"/>
          <table:table-cell office:value-type="float" office:value="0"/>
          <table:table-cell table:number-columns-repeated="16342"/>
        </table:table-row>
        <table:table-row>
          <table:table-cell/>
          <table:table-cell office:value-type="string" office:string-value="09900"/>
          <table:table-cell office:value-type="string" office:string-value="Sonstige pflanzliche Erzeugnisse: sonstige"/>
          <table:table-cell/>
          <table:table-cell office:value-type="string" office:string-value="Other crop products: others"/>
          <table:table-cell/>
          <table:table-cell office:value-type="string" office:string-value="Autres produits végétaux: autres"/>
          <table:table-cell table:number-columns-repeated="16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42"/>
        </table:table-row>
        <table:table-row>
          <table:table-cell/>
          <table:table-cell office:value-type="string" office:string-value="10000"/>
          <table:table-cell office:value-type="string" office:string-value="PFLANZLICHE ERZEUGUNG (01 BIS 09)"/>
          <table:table-cell/>
          <table:table-cell office:value-type="string" office:string-value="CROP OUTPUT (01 TO 09)"/>
          <table:table-cell/>
          <table:table-cell office:value-type="string" office:string-value="PRODUCTION VÉGÉTALE (01 À 09)"/>
          <table:table-cell table:number-columns-repeated="16"/>
          <table:table-cell office:value-type="float" office:value="67.607537626359871"/>
          <table:table-cell office:value-type="float" office:value="74.980014970603847"/>
          <table:table-cell office:value-type="float" office:value="92.756189908650242"/>
          <table:table-cell office:value-type="float" office:value="117.63551666751452"/>
          <table:table-cell office:value-type="float" office:value="173.98457882458959"/>
          <table:table-cell office:value-type="float" office:value="172.90320705217184"/>
          <table:table-cell office:value-type="float" office:value="246.21011169814611"/>
          <table:table-cell office:value-type="float" office:value="619.22933188196123"/>
          <table:table-cell office:value-type="float" office:value="492.46784792991434"/>
          <table:table-cell office:value-type="float" office:value="452.02544925401332"/>
          <table:table-cell office:value-type="float" office:value="377.48028636439619"/>
          <table:table-cell office:value-type="float" office:value="331.59387688906611"/>
          <table:table-cell office:value-type="float" office:value="338.06770724544202"/>
          <table:table-cell office:value-type="float" office:value="348.54558808419944"/>
          <table:table-cell office:value-type="float" office:value="339.09325517583352"/>
          <table:table-cell office:value-type="float" office:value="348.04274185082988"/>
          <table:table-cell office:value-type="float" office:value="346.34784752241842"/>
          <table:table-cell office:value-type="float" office:value="6.9393922129334964"/>
          <table:table-cell office:value-type="float" office:value="4.2530555310773863"/>
          <table:table-cell table:number-columns-repeated="16342"/>
        </table:table-row>
        <table:table-row>
          <table:table-cell/>
          <table:table-cell office:value-type="string" office:string-value="11000"/>
          <table:table-cell office:value-type="string" office:string-value="TIERE"/>
          <table:table-cell/>
          <table:table-cell office:value-type="string" office:string-value="ANIMALS"/>
          <table:table-cell/>
          <table:table-cell office:value-type="string" office:string-value="ANIMAUX"/>
          <table:table-cell table:number-columns-repeated="16"/>
          <table:table-cell office:value-type="float" office:value="18.915058447126878"/>
          <table:table-cell office:value-type="float" office:value="19.196311126937641"/>
          <table:table-cell office:value-type="float" office:value="32.631628670886535"/>
          <table:table-cell office:value-type="float" office:value="36.429801675835556"/>
          <table:table-cell office:value-type="float" office:value="38.634986155825082"/>
          <table:table-cell office:value-type="float" office:value="49.193055383966907"/>
          <table:table-cell office:value-type="float" office:value="55.538800752890573"/>
          <table:table-cell office:value-type="float" office:value="181.77292646235907"/>
          <table:table-cell office:value-type="float" office:value="190.67825556128864"/>
          <table:table-cell office:value-type="float" office:value="158.9974055798202"/>
          <table:table-cell office:value-type="float" office:value="128.87800411328243"/>
          <table:table-cell office:value-type="float" office:value="91.657885365871365"/>
          <table:table-cell office:value-type="float" office:value="125.47"/>
          <table:table-cell office:value-type="float" office:value="162.80358957000001"/>
          <table:table-cell office:value-type="float" office:value="199.31133600000001"/>
          <table:table-cell office:value-type="float" office:value="214.20472945168288"/>
          <table:table-cell office:value-type="float" office:value="230.84146657715308"/>
          <table:table-cell office:value-type="float" office:value="97.669733974136378"/>
          <table:table-cell office:value-type="float" office:value="95.190014129622853"/>
          <table:table-cell table:number-columns-repeated="16342"/>
        </table:table-row>
        <table:table-row>
          <table:table-cell/>
          <table:table-cell office:value-type="string" office:string-value="11100"/>
          <table:table-cell office:value-type="string" office:string-value="Rinder"/>
          <table:table-cell/>
          <table:table-cell office:value-type="string" office:string-value="Cattle"/>
          <table:table-cell/>
          <table:table-cell office:value-type="string" office:string-value="Bovins"/>
          <table:table-cell table:number-columns-repeated="16"/>
          <table:table-cell office:value-type="float" office:value="18.71157451145687"/>
          <table:table-cell office:value-type="float" office:value="19.007361758101204"/>
          <table:table-cell office:value-type="float" office:value="31.163637420695768"/>
          <table:table-cell office:value-type="float" office:value="31.685501042855169"/>
          <table:table-cell office:value-type="float" office:value="36.258584478536072"/>
          <table:table-cell office:value-type="float" office:value="46.278874733835735"/>
          <table:table-cell office:value-type="float" office:value="49.819160919456706"/>
          <table:table-cell office:value-type="float" office:value="110.1487612915416"/>
          <table:table-cell office:value-type="float" office:value="157.43697448456791"/>
          <table:table-cell office:value-type="float" office:value="137.10108064504408"/>
          <table:table-cell office:value-type="float" office:value="95.295887444314459"/>
          <table:table-cell office:value-type="float" office:value="77.36677252676175"/>
          <table:table-cell office:value-type="float" office:value="121.49"/>
          <table:table-cell office:value-type="float" office:value="160.27912170000002"/>
          <table:table-cell office:value-type="float" office:value="194.77920600000002"/>
          <table:table-cell office:value-type="float" office:value="209.61472945168288"/>
          <table:table-cell office:value-type="float" office:value="226.16146657715308"/>
          <table:table-cell office:value-type="float" office:value="97.669733974136378"/>
          <table:table-cell office:value-type="float" office:value="95.190014129622853"/>
          <table:table-cell table:number-columns-repeated="16342"/>
        </table:table-row>
        <table:table-row>
          <table:table-cell/>
          <table:table-cell office:value-type="string" office:string-value="11200"/>
          <table:table-cell office:value-type="string" office:string-value="Schweine"/>
          <table:table-cell/>
          <table:table-cell office:value-type="string" office:string-value="Pigs"/>
          <table:table-cell/>
          <table:table-cell office:value-type="string" office:string-value="Porcins"/>
          <table:table-cell table:number-columns-repeated="16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.98561804611818"/>
          <table:table-cell office:value-type="float" office:value="0"/>
          <table:table-cell office:value-type="float" office:value="0"/>
          <table:table-cell office:value-type="float" office:value="2.2458783602101695"/>
          <table:table-cell office:value-type="float" office:value="58.43477249769262"/>
          <table:table-cell office:value-type="float" office:value="20.409438747701724"/>
          <table:table-cell office:value-type="float" office:value="12.676322463899767"/>
          <table:table-cell office:value-type="float" office:value="26.787933402614772"/>
          <table:table-cell office:value-type="float" office:value="9.6880155229173806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42"/>
        </table:table-row>
        <table:table-row>
          <table:table-cell/>
          <table:table-cell office:value-type="string" office:string-value="11300"/>
          <table:table-cell office:value-type="string" office:string-value="Einhufer"/>
          <table:table-cell/>
          <table:table-cell office:value-type="string" office:string-value="Equines"/>
          <table:table-cell/>
          <table:table-cell office:value-type="string" office:string-value="Equidés"/>
          <table:table-cell table:number-columns-repeated="16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42"/>
        </table:table-row>
        <table:table-row>
          <table:table-cell/>
          <table:table-cell office:value-type="string" office:string-value="11400"/>
          <table:table-cell office:value-type="string" office:string-value="Schafe und Ziegen"/>
          <table:table-cell/>
          <table:table-cell office:value-type="string" office:string-value="Sheep and goats"/>
          <table:table-cell/>
          <table:table-cell office:value-type="string" office:string-value="Ovins et caprins"/>
          <table:table-cell table:number-columns-repeated="16"/>
          <table:table-cell office:value-type="float" office:value="0.20348393567000717"/>
          <table:table-cell office:value-type="float" office:value="0.18894936883643526"/>
          <table:table-cell office:value-type="float" office:value="1.4679912501907659"/>
          <table:table-cell office:value-type="float" office:value="1.7586825868622049"/>
          <table:table-cell office:value-type="float" office:value="2.3764016772890133"/>
          <table:table-cell office:value-type="float" office:value="2.9141806501311733"/>
          <table:table-cell office:value-type="float" office:value="3.4737614732236932"/>
          <table:table-cell office:value-type="float" office:value="4.6982987289521301"/>
          <table:table-cell office:value-type="float" office:value="4.1111022288758239"/>
          <table:table-cell office:value-type="float" office:value="3.6823325072854511"/>
          <table:table-cell office:value-type="float" office:value="4.8102148935706328"/>
          <table:table-cell office:value-type="float" office:value="4.6030973161922342"/>
          <table:table-cell office:value-type="float" office:value="3.98"/>
          <table:table-cell office:value-type="float" office:value="2.5244678700000001"/>
          <table:table-cell office:value-type="float" office:value="4.5321300000000004"/>
          <table:table-cell office:value-type="float" office:value="4.59"/>
          <table:table-cell office:value-type="float" office:value="4.68"/>
          <table:table-cell office:value-type="float" office:value="0"/>
          <table:table-cell office:value-type="float" office:value="0"/>
          <table:table-cell table:number-columns-repeated="16342"/>
        </table:table-row>
        <table:table-row>
          <table:table-cell/>
          <table:table-cell office:value-type="string" office:string-value="11500"/>
          <table:table-cell office:value-type="string" office:string-value="Geflügel"/>
          <table:table-cell/>
          <table:table-cell office:value-type="string" office:string-value="Poultry"/>
          <table:table-cell/>
          <table:table-cell office:value-type="string" office:string-value="Volailles"/>
          <table:table-cell table:number-columns-repeated="16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8.4910939441727304"/>
          <table:table-cell office:value-type="float" office:value="8.7207401001431624"/>
          <table:table-cell office:value-type="float" office:value="5.5376699635909095"/>
          <table:table-cell office:value-type="float" office:value="1.9839683727825703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42"/>
        </table:table-row>
        <table:table-row>
          <table:table-cell/>
          <table:table-cell office:value-type="string" office:string-value="11900"/>
          <table:table-cell office:value-type="string" office:string-value="Sonstige Tiere"/>
          <table:table-cell/>
          <table:table-cell office:value-type="string" office:string-value="Other animals"/>
          <table:table-cell/>
          <table:table-cell office:value-type="string" office:string-value="Autres animaux"/>
          <table:table-cell table:number-columns-repeated="16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42"/>
        </table:table-row>
        <table:table-row>
          <table:table-cell/>
          <table:table-cell office:value-type="string" office:string-value="12000"/>
          <table:table-cell office:value-type="string" office:string-value="TIERISCHE ERZEUGNISSE"/>
          <table:table-cell/>
          <table:table-cell office:value-type="string" office:string-value="ANIMAL PRODUCTS"/>
          <table:table-cell/>
          <table:table-cell office:value-type="string" office:string-value="PRODUITS ANIMAUX"/>
          <table:table-cell table:number-columns-repeated="16"/>
          <table:table-cell office:value-type="float" office:value="10.639302922174661"/>
          <table:table-cell office:value-type="float" office:value="6.0245779525155694"/>
          <table:table-cell office:value-type="float" office:value="6.0754489364330722"/>
          <table:table-cell office:value-type="float" office:value="5.4431952791726923"/>
          <table:table-cell office:value-type="float" office:value="1.3709730165766736"/>
          <table:table-cell office:value-type="float" office:value="12.134909849349214"/>
          <table:table-cell office:value-type="float" office:value="13.178491747999681"/>
          <table:table-cell office:value-type="float" office:value="144.09932922974059"/>
          <table:table-cell office:value-type="float" office:value="104.41269449067241"/>
          <table:table-cell office:value-type="float" office:value="90.920110753399257"/>
          <table:table-cell office:value-type="float" office:value="29.82493114248962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32"/>
          <table:table-cell office:value-type="float" office:value="62.19"/>
          <table:table-cell office:value-type="float" office:value="92.28"/>
          <table:table-cell table:number-columns-repeated="16342"/>
        </table:table-row>
        <table:table-row>
          <table:table-cell/>
          <table:table-cell office:value-type="string" office:string-value="12100"/>
          <table:table-cell office:value-type="string" office:string-value="Milch"/>
          <table:table-cell/>
          <table:table-cell office:value-type="string" office:string-value="Milk"/>
          <table:table-cell/>
          <table:table-cell office:value-type="string" office:string-value="Lait"/>
          <table:table-cell table:number-columns-repeated="16"/>
          <table:table-cell office:value-type="float" office:value="10.639302922174661"/>
          <table:table-cell office:value-type="float" office:value="6.0245779525155694"/>
          <table:table-cell office:value-type="float" office:value="6.0754489364330722"/>
          <table:table-cell office:value-type="float" office:value="5.4431952791726923"/>
          <table:table-cell office:value-type="float" office:value="1.3709730165766736"/>
          <table:table-cell office:value-type="float" office:value="12.134909849349214"/>
          <table:table-cell office:value-type="float" office:value="13.178491747999681"/>
          <table:table-cell office:value-type="float" office:value="144.09932922974059"/>
          <table:table-cell office:value-type="float" office:value="104.41269449067241"/>
          <table:table-cell office:value-type="float" office:value="90.920110753399257"/>
          <table:table-cell office:value-type="float" office:value="29.82493114248962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32"/>
          <table:table-cell office:value-type="float" office:value="62.19"/>
          <table:table-cell office:value-type="float" office:value="92.28"/>
          <table:table-cell table:number-columns-repeated="16342"/>
        </table:table-row>
        <table:table-row>
          <table:table-cell/>
          <table:table-cell office:value-type="string" office:string-value="12200"/>
          <table:table-cell office:value-type="string" office:string-value="Eier"/>
          <table:table-cell/>
          <table:table-cell office:value-type="string" office:string-value="Eggs"/>
          <table:table-cell/>
          <table:table-cell office:value-type="string" office:string-value="Oeufs"/>
          <table:table-cell table:number-columns-repeated="16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42"/>
        </table:table-row>
        <table:table-row>
          <table:table-cell/>
          <table:table-cell office:value-type="string" office:string-value="12900"/>
          <table:table-cell office:value-type="string" office:string-value="Sonstige tierische Erzeugnisse"/>
          <table:table-cell/>
          <table:table-cell office:value-type="string" office:string-value="Other animal products"/>
          <table:table-cell/>
          <table:table-cell office:value-type="string" office:string-value="Autres produits animaux"/>
          <table:table-cell table:number-columns-repeated="16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42"/>
        </table:table-row>
        <table:table-row>
          <table:table-cell/>
          <table:table-cell office:value-type="string" office:string-value="12910"/>
          <table:table-cell office:value-type="string" office:string-value="Rohwolle"/>
          <table:table-cell/>
          <table:table-cell office:value-type="string" office:string-value="Raw wool"/>
          <table:table-cell/>
          <table:table-cell office:value-type="string" office:string-value="Laine brute"/>
          <table:table-cell table:number-columns-repeated="16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42"/>
        </table:table-row>
        <table:table-row>
          <table:table-cell/>
          <table:table-cell office:value-type="string" office:string-value="12920"/>
          <table:table-cell office:value-type="string" office:string-value="Seidenraupenkokons"/>
          <table:table-cell/>
          <table:table-cell office:value-type="string" office:string-value="Silkworm cocoons"/>
          <table:table-cell/>
          <table:table-cell office:value-type="string" office:string-value="Cocons de vers à soie"/>
          <table:table-cell table:number-columns-repeated="16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table:number-columns-repeated="16342"/>
        </table:table-row>
        <table:table-row>
          <table:table-cell/>
          <table:table-cell office:value-type="string" office:string-value="12930"/>
          <table:table-cell office:value-type="string" office:string-value="Sonstige tierische Erzeugnisse: sonstige"/>
          <table:table-cell/>
          <table:table-cell office:value-type="string" office:string-value="Other animal products: others"/>
          <table:table-cell/>
          <table:table-cell office:value-type="string" office:string-value="Autres produits animaux: autres"/>
          <table:table-cell table:number-columns-repeated="16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42"/>
        </table:table-row>
        <table:table-row>
          <table:table-cell/>
          <table:table-cell office:value-type="string" office:string-value="13000"/>
          <table:table-cell office:value-type="string" office:string-value="TIERISCHE ERZEUGUNG (11+12)"/>
          <table:table-cell/>
          <table:table-cell office:value-type="string" office:string-value="ANIMAL OUTPUT (11+12)"/>
          <table:table-cell/>
          <table:table-cell office:value-type="string" office:string-value="PRODUCTION ANIMALE (11+12)"/>
          <table:table-cell table:number-columns-repeated="16"/>
          <table:table-cell office:value-type="float" office:value="29.554361369301535"/>
          <table:table-cell office:value-type="float" office:value="25.220889079453208"/>
          <table:table-cell office:value-type="float" office:value="38.707077607319597"/>
          <table:table-cell office:value-type="float" office:value="41.872996955008254"/>
          <table:table-cell office:value-type="float" office:value="40.005959172401759"/>
          <table:table-cell office:value-type="float" office:value="61.327965233316135"/>
          <table:table-cell office:value-type="float" office:value="68.717292500890252"/>
          <table:table-cell office:value-type="float" office:value="325.87225569209966"/>
          <table:table-cell office:value-type="float" office:value="295.09095005196104"/>
          <table:table-cell office:value-type="float" office:value="249.91751633321945"/>
          <table:table-cell office:value-type="float" office:value="158.70293525577205"/>
          <table:table-cell office:value-type="float" office:value="91.657885365871351"/>
          <table:table-cell office:value-type="float" office:value="125.47"/>
          <table:table-cell office:value-type="float" office:value="162.80358957000004"/>
          <table:table-cell office:value-type="float" office:value="199.31133600000004"/>
          <table:table-cell office:value-type="float" office:value="214.20472945168291"/>
          <table:table-cell office:value-type="float" office:value="262.84146657715308"/>
          <table:table-cell office:value-type="float" office:value="159.85973397413642"/>
          <table:table-cell office:value-type="float" office:value="187.47001412962285"/>
          <table:table-cell table:number-columns-repeated="16342"/>
        </table:table-row>
        <table:table-row>
          <table:table-cell/>
          <table:table-cell office:value-type="string" office:string-value="14000"/>
          <table:table-cell office:value-type="string" office:string-value="ERZEUGUNG LANDWIRTSCHAFTLICHER GÜTER (10+13)"/>
          <table:table-cell/>
          <table:table-cell office:value-type="string" office:string-value="AGRICULTURAL GOODS OUTPUT (10+13)"/>
          <table:table-cell/>
          <table:table-cell office:value-type="string" office:string-value="PRODUCTION DE BIENS AGRICOLES (10+13)"/>
          <table:table-cell table:number-columns-repeated="16"/>
          <table:table-cell office:value-type="float" office:value="97.161898995661417"/>
          <table:table-cell office:value-type="float" office:value="100.20090405005703"/>
          <table:table-cell office:value-type="float" office:value="131.46326751596987"/>
          <table:table-cell office:value-type="float" office:value="159.50851362252277"/>
          <table:table-cell office:value-type="float" office:value="213.99053799699132"/>
          <table:table-cell office:value-type="float" office:value="234.23117228548796"/>
          <table:table-cell office:value-type="float" office:value="314.92740419903629"/>
          <table:table-cell office:value-type="float" office:value="945.10158757406089"/>
          <table:table-cell office:value-type="float" office:value="787.55879798187539"/>
          <table:table-cell office:value-type="float" office:value="701.94296558723272"/>
          <table:table-cell office:value-type="float" office:value="536.18322162016818"/>
          <table:table-cell office:value-type="float" office:value="423.25176225493749"/>
          <table:table-cell office:value-type="float" office:value="463.53770724544205"/>
          <table:table-cell office:value-type="float" office:value="511.34917765419948"/>
          <table:table-cell office:value-type="float" office:value="538.40459117583362"/>
          <table:table-cell office:value-type="float" office:value="562.24747130251262"/>
          <table:table-cell office:value-type="float" office:value="609.18931409957145"/>
          <table:table-cell office:value-type="float" office:value="166.7991261870699"/>
          <table:table-cell office:value-type="float" office:value="191.72306966070025"/>
          <table:table-cell table:number-columns-repeated="16342"/>
        </table:table-row>
        <table:table-row>
          <table:table-cell/>
          <table:table-cell office:value-type="string" office:string-value="15000"/>
          <table:table-cell office:value-type="string" office:string-value="ERZEUGUNG LANDWIRTSCHAFTLICHER DIENSTLEISTUNGEN"/>
          <table:table-cell/>
          <table:table-cell office:value-type="string" office:string-value="AGRICULTURAL SERVICES OUTPUT"/>
          <table:table-cell/>
          <table:table-cell office:value-type="string" office:string-value="PRODUCTION DE SERVICES AGRICOLES"/>
          <table:table-cell table:number-columns-repeated="16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42"/>
        </table:table-row>
        <table:table-row>
          <table:table-cell/>
          <table:table-cell office:value-type="string" office:string-value="15100"/>
          <table:table-cell office:value-type="string" office:string-value="LANDWIRTSCHAFTLICHE DIENSTLEISTUNGEN"/>
          <table:table-cell/>
          <table:table-cell office:value-type="string" office:string-value="AGRICULTURAL SERVICES"/>
          <table:table-cell/>
          <table:table-cell office:value-type="string" office:string-value="SERVICES AGRICOLES"/>
          <table:table-cell table:number-columns-repeated="16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42"/>
        </table:table-row>
        <table:table-row>
          <table:table-cell/>
          <table:table-cell office:value-type="string" office:string-value="15200"/>
          <table:table-cell office:value-type="string" office:string-value="VERPACHTUNG VON MILCHQUOTEN"/>
          <table:table-cell/>
          <table:table-cell office:value-type="string" office:string-value="RENTING OF MILK QUOTA"/>
          <table:table-cell/>
          <table:table-cell office:value-type="string" office:string-value="LOCATION DE QUOTAS LAITIERS"/>
          <table:table-cell table:number-columns-repeated="16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42"/>
        </table:table-row>
        <table:table-row>
          <table:table-cell/>
          <table:table-cell office:value-type="string" office:string-value="16000"/>
          <table:table-cell office:value-type="string" office:string-value="LANDWIRTSCHAFTLICHE ERZEUGUNG (14+15)"/>
          <table:table-cell/>
          <table:table-cell office:value-type="string" office:string-value="AGRICULTURAL OUTPUT (14+15)"/>
          <table:table-cell/>
          <table:table-cell office:value-type="string" office:string-value="PRODUCTION AGRICOLE (14+15)"/>
          <table:table-cell table:number-columns-repeated="16"/>
          <table:table-cell office:value-type="float" office:value="97.161898995661417"/>
          <table:table-cell office:value-type="float" office:value="100.20090405005703"/>
          <table:table-cell office:value-type="float" office:value="131.46326751596987"/>
          <table:table-cell office:value-type="float" office:value="159.50851362252277"/>
          <table:table-cell office:value-type="float" office:value="213.99053799699132"/>
          <table:table-cell office:value-type="float" office:value="234.23117228548796"/>
          <table:table-cell office:value-type="float" office:value="314.92740419903629"/>
          <table:table-cell office:value-type="float" office:value="945.10158757406089"/>
          <table:table-cell office:value-type="float" office:value="787.55879798187539"/>
          <table:table-cell office:value-type="float" office:value="701.94296558723272"/>
          <table:table-cell office:value-type="float" office:value="536.18322162016818"/>
          <table:table-cell office:value-type="float" office:value="423.25176225493749"/>
          <table:table-cell office:value-type="float" office:value="463.53770724544205"/>
          <table:table-cell office:value-type="float" office:value="511.34917765419948"/>
          <table:table-cell office:value-type="float" office:value="538.40459117583362"/>
          <table:table-cell office:value-type="float" office:value="562.24747130251262"/>
          <table:table-cell office:value-type="float" office:value="609.18931409957145"/>
          <table:table-cell office:value-type="float" office:value="166.7991261870699"/>
          <table:table-cell office:value-type="float" office:value="191.72306966070025"/>
          <table:table-cell table:number-columns-repeated="16342"/>
        </table:table-row>
        <table:table-row>
          <table:table-cell/>
          <table:table-cell office:value-type="string" office:string-value="17000"/>
          <table:table-cell office:value-type="string" office:string-value="NICHTLANDWIRTSCHAFTLICHE NEBENTÄTIGKEITEN (NICHT TRENNBAR)"/>
          <table:table-cell/>
          <table:table-cell office:value-type="string" office:string-value="SECONDARY ACTIVITIES (INSEPARABLE)"/>
          <table:table-cell/>
          <table:table-cell office:value-type="string" office:string-value="ACTIVITÉS SECONDAIRES NON AGRICOLES (NON SÉPARABLES)"/>
          <table:table-cell table:number-columns-repeated="16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42"/>
        </table:table-row>
        <table:table-row>
          <table:table-cell/>
          <table:table-cell office:value-type="string" office:string-value="17100"/>
          <table:table-cell office:value-type="string" office:string-value="VERARBEITUNG LANDWIRTSCHAFTLICHER ERZEUGNISSE"/>
          <table:table-cell/>
          <table:table-cell office:value-type="string" office:string-value="TRANSFORMATION OF AGRICULTURAL PRODUCTS"/>
          <table:table-cell/>
          <table:table-cell office:value-type="string" office:string-value="TRANSFORMATION DE PRODUITS AGRICOLES"/>
          <table:table-cell table:number-columns-repeated="16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table:number-columns-repeated="16342"/>
        </table:table-row>
        <table:table-row>
          <table:table-cell/>
          <table:table-cell office:value-type="string" office:string-value="17110"/>
          <table:table-cell office:value-type="string" office:string-value="- Getreide"/>
          <table:table-cell/>
          <table:table-cell office:value-type="string" office:string-value="- cereals"/>
          <table:table-cell/>
          <table:table-cell office:value-type="string" office:string-value="- de céréales"/>
          <table:table-cell table:number-columns-repeated="16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table:number-columns-repeated="16342"/>
        </table:table-row>
        <table:table-row>
          <table:table-cell/>
          <table:table-cell office:value-type="string" office:string-value="17120"/>
          <table:table-cell office:value-type="string" office:string-value="- Gemüse"/>
          <table:table-cell/>
          <table:table-cell office:value-type="string" office:string-value="- vegetables"/>
          <table:table-cell/>
          <table:table-cell office:value-type="string" office:string-value="- de légumes"/>
          <table:table-cell table:number-columns-repeated="16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table:number-columns-repeated="16342"/>
        </table:table-row>
        <table:table-row>
          <table:table-cell/>
          <table:table-cell office:value-type="string" office:string-value="17130"/>
          <table:table-cell office:value-type="string" office:string-value="- Obst"/>
          <table:table-cell/>
          <table:table-cell office:value-type="string" office:string-value="- fruits"/>
          <table:table-cell/>
          <table:table-cell office:value-type="string" office:string-value="- de fruits"/>
          <table:table-cell table:number-columns-repeated="16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table:number-columns-repeated="16342"/>
        </table:table-row>
        <table:table-row>
          <table:table-cell/>
          <table:table-cell office:value-type="string" office:string-value="17140"/>
          <table:table-cell office:value-type="string" office:string-value="- Wein"/>
          <table:table-cell/>
          <table:table-cell office:value-type="string" office:string-value="- wine"/>
          <table:table-cell/>
          <table:table-cell office:value-type="string" office:string-value="- de vin"/>
          <table:table-cell table:number-columns-repeated="16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table:number-columns-repeated="16342"/>
        </table:table-row>
        <table:table-row>
          <table:table-cell/>
          <table:table-cell office:value-type="string" office:string-value="17150"/>
          <table:table-cell office:value-type="string" office:string-value="- Tiere"/>
          <table:table-cell/>
          <table:table-cell office:value-type="string" office:string-value="- animals"/>
          <table:table-cell/>
          <table:table-cell office:value-type="string" office:string-value="- d'animaux"/>
          <table:table-cell table:number-columns-repeated="16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table:number-columns-repeated="16342"/>
        </table:table-row>
        <table:table-row>
          <table:table-cell/>
          <table:table-cell office:value-type="string" office:string-value="17160"/>
          <table:table-cell office:value-type="string" office:string-value="- Tierische Erzeugnisse"/>
          <table:table-cell/>
          <table:table-cell office:value-type="string" office:string-value="- animal products"/>
          <table:table-cell/>
          <table:table-cell office:value-type="string" office:string-value="- de produits animaux"/>
          <table:table-cell table:number-columns-repeated="16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table:number-columns-repeated="16342"/>
        </table:table-row>
        <table:table-row>
          <table:table-cell/>
          <table:table-cell office:value-type="string" office:string-value="17161"/>
          <table:table-cell office:value-type="string" office:string-value="- Milch"/>
          <table:table-cell/>
          <table:table-cell office:value-type="string" office:string-value="- milk"/>
          <table:table-cell/>
          <table:table-cell office:value-type="string" office:string-value="- de lait"/>
          <table:table-cell table:number-columns-repeated="16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table:number-columns-repeated="16342"/>
        </table:table-row>
        <table:table-row>
          <table:table-cell/>
          <table:table-cell office:value-type="string" office:string-value="17162"/>
          <table:table-cell office:value-type="string" office:string-value="- Sonstige tierische Erzeugnisse"/>
          <table:table-cell/>
          <table:table-cell office:value-type="string" office:string-value="- other animal products"/>
          <table:table-cell/>
          <table:table-cell office:value-type="string" office:string-value="- d’autres produits animaux"/>
          <table:table-cell table:number-columns-repeated="16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table:number-columns-repeated="16342"/>
        </table:table-row>
        <table:table-row>
          <table:table-cell/>
          <table:table-cell office:value-type="string" office:string-value="17190"/>
          <table:table-cell office:value-type="string" office:string-value="- Sonstige"/>
          <table:table-cell/>
          <table:table-cell office:value-type="string" office:string-value="- other"/>
          <table:table-cell/>
          <table:table-cell office:value-type="string" office:string-value="- autres"/>
          <table:table-cell table:number-columns-repeated="16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table:number-columns-repeated="16342"/>
        </table:table-row>
        <table:table-row>
          <table:table-cell/>
          <table:table-cell office:value-type="string" office:string-value="17900"/>
          <table:table-cell office:value-type="string" office:string-value="SONSTIGE NICHT TRENNBARE NEBENTÄTIGKEITEN (WAREN UND DIENSTLEISTUNGEN)"/>
          <table:table-cell/>
          <table:table-cell office:value-type="string" office:string-value="OTHER NON-SEPARABLE SECONDARY ACTIVITIES (GOODS AND SERVICES)"/>
          <table:table-cell/>
          <table:table-cell office:value-type="string" office:string-value="AUTRES ACTIVITÉS SECONDAIRES NON SÉPARABLES (BIENS ET SERVICES)"/>
          <table:table-cell table:number-columns-repeated="16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42"/>
        </table:table-row>
        <table:table-row>
          <table:table-cell/>
          <table:table-cell office:value-type="string" office:string-value="18000"/>
          <table:table-cell office:value-type="string" office:string-value="ERZEUGUNG DES LANDWIRTSCHAFTLICHEN WIRTSCHAFTSBEREICHS (16+17)"/>
          <table:table-cell/>
          <table:table-cell office:value-type="string" office:string-value="OUTPUT OF THE AGRICULTURAL ‘INDUSTRY’ (16+17)"/>
          <table:table-cell/>
          <table:table-cell office:value-type="string" office:string-value="PRODUCTION DE LA BRANCHE AGRICOLE (16+17)"/>
          <table:table-cell table:number-columns-repeated="16"/>
          <table:table-cell office:value-type="float" office:value="97.161898995661417"/>
          <table:table-cell office:value-type="float" office:value="100.20090405005703"/>
          <table:table-cell office:value-type="float" office:value="131.46326751596987"/>
          <table:table-cell office:value-type="float" office:value="159.50851362252277"/>
          <table:table-cell office:value-type="float" office:value="213.99053799699132"/>
          <table:table-cell office:value-type="float" office:value="234.23117228548796"/>
          <table:table-cell office:value-type="float" office:value="314.92740419903629"/>
          <table:table-cell office:value-type="float" office:value="945.10158757406089"/>
          <table:table-cell office:value-type="float" office:value="787.55879798187539"/>
          <table:table-cell office:value-type="float" office:value="701.94296558723272"/>
          <table:table-cell office:value-type="float" office:value="536.18322162016818"/>
          <table:table-cell office:value-type="float" office:value="423.25176225493749"/>
          <table:table-cell office:value-type="float" office:value="463.53770724544205"/>
          <table:table-cell office:value-type="float" office:value="511.34917765419948"/>
          <table:table-cell office:value-type="float" office:value="538.40459117583362"/>
          <table:table-cell office:value-type="float" office:value="562.24747130251262"/>
          <table:table-cell office:value-type="float" office:value="609.18931409957145"/>
          <table:table-cell office:value-type="float" office:value="166.7991261870699"/>
          <table:table-cell office:value-type="float" office:value="191.72306966070025"/>
          <table:table-cell table:number-columns-repeated="16342"/>
        </table:table-row>
        <table:table-row>
          <table:table-cell/>
          <table:table-cell office:value-type="string" office:string-value="19000"/>
          <table:table-cell office:value-type="string" office:string-value="VORLEISTUNGEN INSGESAMT"/>
          <table:table-cell/>
          <table:table-cell office:value-type="string" office:string-value="TOTAL INTERMEDIATE CONSUMPTION"/>
          <table:table-cell/>
          <table:table-cell office:value-type="string" office:string-value="CONSOMMATIONS INTERMÉDIAIRES"/>
          <table:table-cell table:number-columns-repeated="16"/>
          <table:table-cell office:value-type="float" office:value="81.10288293133145"/>
          <table:table-cell office:value-type="float" office:value="78.283176965618495"/>
          <table:table-cell office:value-type="float" office:value="79.45320959572102"/>
          <table:table-cell office:value-type="float" office:value="81.567989070005723"/>
          <table:table-cell office:value-type="float" office:value="4.5057157184073029"/>
          <table:table-cell office:value-type="float" office:value="1.8604245546972082"/>
          <table:table-cell office:value-type="float" office:value="0.2398203527539370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38.195099069999983"/>
          <table:table-cell office:value-type="float" office:value="37.691756999999996"/>
          <table:table-cell table:number-columns-repeated="16342"/>
        </table:table-row>
        <table:table-row>
          <table:table-cell/>
          <table:table-cell office:value-type="string" office:string-value="19010"/>
          <table:table-cell office:value-type="string" office:string-value="SAAT- UND PFLANZGUT"/>
          <table:table-cell/>
          <table:table-cell office:value-type="string" office:string-value="SEEDS AND PLANTING STOCK"/>
          <table:table-cell/>
          <table:table-cell office:value-type="string" office:string-value="SEMENCES ET PLANTS"/>
          <table:table-cell table:number-columns-repeated="16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42"/>
        </table:table-row>
        <table:table-row>
          <table:table-cell/>
          <table:table-cell office:value-type="string" office:string-value="19011"/>
          <table:table-cell office:value-type="string" office:string-value="- bei landwirtschaftlichen Einheiten gekauftes Saat- und Pflanzgut"/>
          <table:table-cell/>
          <table:table-cell office:value-type="string" office:string-value="- seeds and planting stock supplied by other agricultural holdings"/>
          <table:table-cell/>
          <table:table-cell office:value-type="string" office:string-value="- semences et plants achetés à d'autres unités agricoles"/>
          <table:table-cell table:number-columns-repeated="16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table:number-columns-repeated="16342"/>
        </table:table-row>
        <table:table-row>
          <table:table-cell/>
          <table:table-cell office:value-type="string" office:string-value="19012"/>
          <table:table-cell office:value-type="string" office:string-value="- außerhalb des Wirtschaftsbereichs gekauftes Saat- und Pflanzgut"/>
          <table:table-cell/>
          <table:table-cell office:value-type="string" office:string-value="- seeds and planting stock purchased from outside the agricultural ‘industry’"/>
          <table:table-cell/>
          <table:table-cell office:value-type="string" office:string-value="- semences et plants achetés en dehors de la branche"/>
          <table:table-cell table:number-columns-repeated="16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42"/>
        </table:table-row>
        <table:table-row>
          <table:table-cell/>
          <table:table-cell office:value-type="string" office:string-value="19020"/>
          <table:table-cell office:value-type="string" office:string-value="ENERGIE; SCHMIERSTOFFE"/>
          <table:table-cell/>
          <table:table-cell office:value-type="string" office:string-value="ENERGY; LUBRICANTS"/>
          <table:table-cell/>
          <table:table-cell office:value-type="string" office:string-value="ÉNERGIE, LUBRIFIANTS"/>
          <table:table-cell table:number-columns-repeated="16"/>
          <table:table-cell office:value-type="float" office:value="70.434510875489636"/>
          <table:table-cell office:value-type="float" office:value="70.289165207153943"/>
          <table:table-cell office:value-type="float" office:value="70.122017688567837"/>
          <table:table-cell office:value-type="float" office:value="69.889464619230694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38.195099069999983"/>
          <table:table-cell office:value-type="float" office:value="37.691756999999996"/>
          <table:table-cell table:number-columns-repeated="16342"/>
        </table:table-row>
        <table:table-row>
          <table:table-cell/>
          <table:table-cell office:value-type="string" office:string-value="19021"/>
          <table:table-cell office:value-type="string" office:string-value="- Strom"/>
          <table:table-cell/>
          <table:table-cell office:value-type="string" office:string-value="- electricity"/>
          <table:table-cell/>
          <table:table-cell office:value-type="string" office:string-value="- électricité"/>
          <table:table-cell table:number-columns-repeated="16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42"/>
        </table:table-row>
        <table:table-row>
          <table:table-cell/>
          <table:table-cell office:value-type="string" office:string-value="19022"/>
          <table:table-cell office:value-type="string" office:string-value="- Gas"/>
          <table:table-cell/>
          <table:table-cell office:value-type="string" office:string-value="- gas"/>
          <table:table-cell/>
          <table:table-cell office:value-type="string" office:string-value="- gaz"/>
          <table:table-cell table:number-columns-repeated="16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42"/>
        </table:table-row>
        <table:table-row>
          <table:table-cell/>
          <table:table-cell office:value-type="string" office:string-value="19023"/>
          <table:table-cell office:value-type="string" office:string-value="- Sonstige Brenn- und Treibstoffe"/>
          <table:table-cell/>
          <table:table-cell office:value-type="string" office:string-value="- other fuels and propellants"/>
          <table:table-cell/>
          <table:table-cell office:value-type="string" office:string-value="- autres combustibles et carburants"/>
          <table:table-cell table:number-columns-repeated="16"/>
          <table:table-cell office:value-type="float" office:value="70.434510875489636"/>
          <table:table-cell office:value-type="float" office:value="70.289165207153943"/>
          <table:table-cell office:value-type="float" office:value="70.122017688567837"/>
          <table:table-cell office:value-type="float" office:value="69.889464619230694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38.195099069999983"/>
          <table:table-cell office:value-type="float" office:value="37.691756999999996"/>
          <table:table-cell table:number-columns-repeated="16342"/>
        </table:table-row>
        <table:table-row>
          <table:table-cell/>
          <table:table-cell office:value-type="string" office:string-value="19029"/>
          <table:table-cell office:value-type="string" office:string-value="- Sonstige"/>
          <table:table-cell/>
          <table:table-cell office:value-type="string" office:string-value="- other"/>
          <table:table-cell/>
          <table:table-cell office:value-type="string" office:string-value="- autres"/>
          <table:table-cell table:number-columns-repeated="16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42"/>
        </table:table-row>
        <table:table-row>
          <table:table-cell/>
          <table:table-cell office:value-type="string" office:string-value="19030"/>
          <table:table-cell office:value-type="string" office:string-value="DÜNGE- UND BODENVERBESSERUNGSMITTEL"/>
          <table:table-cell/>
          <table:table-cell office:value-type="string" office:string-value="FERTILISERS AND SOIL IMPROVERS"/>
          <table:table-cell/>
          <table:table-cell office:value-type="string" office:string-value="ENGRAIS ET AMENDEMENTS"/>
          <table:table-cell table:number-columns-repeated="16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42"/>
        </table:table-row>
        <table:table-row>
          <table:table-cell/>
          <table:table-cell office:value-type="string" office:string-value="19031"/>
          <table:table-cell office:value-type="string" office:string-value="- bei landwirtschaftlichen Einheiten gekaufter Dünger"/>
          <table:table-cell/>
          <table:table-cell office:value-type="string" office:string-value="- fertilisers supplied by other agricultural holdings"/>
          <table:table-cell/>
          <table:table-cell office:value-type="string" office:string-value="- engrais achetés à d'autres unités agricoles"/>
          <table:table-cell table:number-columns-repeated="16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42"/>
        </table:table-row>
        <table:table-row>
          <table:table-cell/>
          <table:table-cell office:value-type="string" office:string-value="19032"/>
          <table:table-cell office:value-type="string" office:string-value="- außerhalb des Wirtschaftsbereichs gekaufter Dünger"/>
          <table:table-cell/>
          <table:table-cell office:value-type="string" office:string-value="- fertilisers purchased from outside the agricultural ‘industry’"/>
          <table:table-cell/>
          <table:table-cell office:value-type="string" office:string-value="- engrais achetés hors de la branche"/>
          <table:table-cell table:number-columns-repeated="16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42"/>
        </table:table-row>
        <table:table-row>
          <table:table-cell/>
          <table:table-cell office:value-type="string" office:string-value="19040"/>
          <table:table-cell office:value-type="string" office:string-value="PFLANZENBEHANDLUNGS- UND SCHÄDLINGSBEKÄMPFUNGSMITTEL"/>
          <table:table-cell/>
          <table:table-cell office:value-type="string" office:string-value="PLANT PROTECTION PRODUCTS, HERBICIDES, INSECTICIDES AND PESTICIDES"/>
          <table:table-cell/>
          <table:table-cell office:value-type="string" office:string-value="PRODUITS DE PROTECTION DES CULTURES ET ANTIPARASITAIRES"/>
          <table:table-cell table:number-columns-repeated="16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42"/>
        </table:table-row>
        <table:table-row>
          <table:table-cell/>
          <table:table-cell office:value-type="string" office:string-value="19050"/>
          <table:table-cell office:value-type="string" office:string-value="TIERARZT UND MEDIKAMENTE"/>
          <table:table-cell/>
          <table:table-cell office:value-type="string" office:string-value="VETERINARY EXPENSES"/>
          <table:table-cell/>
          <table:table-cell office:value-type="string" office:string-value="DÉPENSES VÉTÉRINAIRES"/>
          <table:table-cell table:number-columns-repeated="16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42"/>
        </table:table-row>
        <table:table-row>
          <table:table-cell/>
          <table:table-cell office:value-type="string" office:string-value="19060"/>
          <table:table-cell office:value-type="string" office:string-value="FUTTERMITTEL"/>
          <table:table-cell/>
          <table:table-cell office:value-type="string" office:string-value="FEEDINGSTUFFS"/>
          <table:table-cell/>
          <table:table-cell office:value-type="string" office:string-value="ALIMENTS POUR ANIMAUX"/>
          <table:table-cell table:number-columns-repeated="16"/>
          <table:table-cell office:value-type="float" office:value="10.668372055841804"/>
          <table:table-cell office:value-type="float" office:value="7.9940117584645689"/>
          <table:table-cell office:value-type="float" office:value="9.331191907153185"/>
          <table:table-cell office:value-type="float" office:value="11.678524450775054"/>
          <table:table-cell office:value-type="float" office:value="4.5057157184073029"/>
          <table:table-cell office:value-type="float" office:value="1.8604245546972082"/>
          <table:table-cell office:value-type="float" office:value="0.2398203527539370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42"/>
        </table:table-row>
        <table:table-row>
          <table:table-cell/>
          <table:table-cell office:value-type="string" office:string-value="19061"/>
          <table:table-cell office:value-type="string" office:string-value="- bei landwirtschaftlichen Einheiten gekaufte Futtermittel"/>
          <table:table-cell/>
          <table:table-cell office:value-type="string" office:string-value="- feedingstuffs supplied by other agricultural holdings"/>
          <table:table-cell/>
          <table:table-cell office:value-type="string" office:string-value="- aliments pour animaux achetés à d'autres unités agricoles"/>
          <table:table-cell table:number-columns-repeated="16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42"/>
        </table:table-row>
        <table:table-row>
          <table:table-cell/>
          <table:table-cell office:value-type="string" office:string-value="19062"/>
          <table:table-cell office:value-type="string" office:string-value="- außerhalb des Wirtschaftsbereichs gekaufte Futtermittel"/>
          <table:table-cell/>
          <table:table-cell office:value-type="string" office:string-value="- feedingstuffs purchased from outside the agricultural ‘industry’"/>
          <table:table-cell/>
          <table:table-cell office:value-type="string" office:string-value="- aliments pour animaux achetés hors de la branche agricole"/>
          <table:table-cell table:number-columns-repeated="16"/>
          <table:table-cell office:value-type="float" office:value="10.668372055841804"/>
          <table:table-cell office:value-type="float" office:value="7.9940117584645689"/>
          <table:table-cell office:value-type="float" office:value="9.331191907153185"/>
          <table:table-cell office:value-type="float" office:value="11.678524450775054"/>
          <table:table-cell office:value-type="float" office:value="4.5057157184073029"/>
          <table:table-cell office:value-type="float" office:value="1.8604245546972082"/>
          <table:table-cell office:value-type="float" office:value="0.2398203527539370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42"/>
        </table:table-row>
        <table:table-row>
          <table:table-cell/>
          <table:table-cell office:value-type="string" office:string-value="19063"/>
          <table:table-cell office:value-type="string" office:string-value="- innerbetrieblich erzeugte und verbrauchte Futtermittel"/>
          <table:table-cell/>
          <table:table-cell office:value-type="string" office:string-value="- feedingstuffs produced and consumed by the same holding"/>
          <table:table-cell/>
          <table:table-cell office:value-type="string" office:string-value="- aliments pour animaux produits et consommés au sein de l'exploitation"/>
          <table:table-cell table:number-columns-repeated="16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42"/>
        </table:table-row>
        <table:table-row>
          <table:table-cell/>
          <table:table-cell office:value-type="string" office:string-value="19070"/>
          <table:table-cell office:value-type="string" office:string-value="INSTANDHALTUNG VON MASCHINEN UND GERÄTEN"/>
          <table:table-cell/>
          <table:table-cell office:value-type="string" office:string-value="MAINTENANCE OF MATERIALS"/>
          <table:table-cell/>
          <table:table-cell office:value-type="string" office:string-value="ENTRETIEN DU MATÉRIEL"/>
          <table:table-cell table:number-columns-repeated="16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42"/>
        </table:table-row>
        <table:table-row>
          <table:table-cell/>
          <table:table-cell office:value-type="string" office:string-value="19080"/>
          <table:table-cell office:value-type="string" office:string-value="INSTANDHALTUNG VON BAULICHEN ANLAGEN"/>
          <table:table-cell/>
          <table:table-cell office:value-type="string" office:string-value="MAINTENANCE OF BUILDINGS"/>
          <table:table-cell/>
          <table:table-cell office:value-type="string" office:string-value="ENTRETIEN DES BÂTIMENTS"/>
          <table:table-cell table:number-columns-repeated="16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42"/>
        </table:table-row>
        <table:table-row>
          <table:table-cell/>
          <table:table-cell office:value-type="string" office:string-value="19090"/>
          <table:table-cell office:value-type="string" office:string-value="LANDWIRTSCHAFTLICHE DIENSTLEISTUNGEN"/>
          <table:table-cell/>
          <table:table-cell office:value-type="string" office:string-value="AGRICULTURAL SERVICES"/>
          <table:table-cell/>
          <table:table-cell office:value-type="string" office:string-value="SERVICES AGRICOLES"/>
          <table:table-cell table:number-columns-repeated="16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42"/>
        </table:table-row>
        <table:table-row>
          <table:table-cell/>
          <table:table-cell office:value-type="string" office:string-value="19095"/>
          <table:table-cell office:value-type="string" office:string-value="UNTERSTELLTE BANKGEBÜHR (FISIM)"/>
          <table:table-cell table:number-columns-repeated="2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42"/>
        </table:table-row>
        <table:table-row>
          <table:table-cell/>
          <table:table-cell office:value-type="string" office:string-value="19900"/>
          <table:table-cell office:value-type="string" office:string-value="ANDERE GÜTER UND DIENSTLEISTUNGEN"/>
          <table:table-cell/>
          <table:table-cell office:value-type="string" office:string-value="OTHER GOODS AND SERVICES"/>
          <table:table-cell/>
          <table:table-cell office:value-type="string" office:string-value="AUTRES BIENS ET SERVICES"/>
          <table:table-cell table:number-columns-repeated="16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42"/>
        </table:table-row>
        <table:table-row table:number-rows-repeated="1048445">
          <table:table-cell table:number-columns-repeated="16342"/>
        </table:table-row>
      </table:table>
      <table:table table:name="'file://DatenR/R/PROJEKTE/LFGR/LGR/Current/LGR_DieKleine_Stand30.01.07.xls'#Opt1-EAA_taxes9" table:style-name="ta3">
        <table:table-source xlink:href="file://DatenR/R/PROJEKTE/LFGR/LGR/Current/LGR_DieKleine_Stand30.01.07.xls" table:table-name="Opt1-EAA_taxes9" table:mode="copy-results-only"/>
        <table:table-column/>
        <table:table-row table:number-rows-repeated="11">
          <table:table-cell table:number-columns-repeated="16384"/>
        </table:table-row>
        <table:table-row>
          <table:table-cell/>
          <table:table-cell office:value-type="string" office:string-value="01000"/>
          <table:table-cell office:value-type="string" office:string-value="GETREIDE (einschl. Saatgut)"/>
          <table:table-cell/>
          <table:table-cell office:value-type="string" office:string-value="CEREALS (including seeds)"/>
          <table:table-cell/>
          <table:table-cell office:value-type="string" office:string-value="CEREALES (y.c. semences)"/>
          <table:table-cell table:number-columns-repeated="16"/>
          <table:table-cell office:value-type="float" office:value="70.863280597079992"/>
          <table:table-cell office:value-type="float" office:value="51.692186943598607"/>
          <table:table-cell office:value-type="float" office:value="34.025420957391916"/>
          <table:table-cell office:value-type="float" office:value="33.792867888054765"/>
          <table:table-cell office:value-type="float" office:value="28.749373196805305"/>
          <table:table-cell office:value-type="float" office:value="26.9834233265263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42"/>
        </table:table-row>
        <table:table-row>
          <table:table-cell/>
          <table:table-cell office:value-type="string" office:string-value="01100"/>
          <table:table-cell office:value-type="string" office:string-value="Weizen und Spelz"/>
          <table:table-cell/>
          <table:table-cell office:value-type="string" office:string-value="Wheat and spelt"/>
          <table:table-cell/>
          <table:table-cell office:value-type="string" office:string-value="Blé et épeautre"/>
          <table:table-cell table:number-columns-repeated="16"/>
          <table:table-cell office:value-type="float" office:value="37.599487377197839"/>
          <table:table-cell office:value-type="float" office:value="31.200150432438527"/>
          <table:table-cell office:value-type="float" office:value="20.443363403742641"/>
          <table:table-cell office:value-type="float" office:value="19.351303876497131"/>
          <table:table-cell office:value-type="float" office:value="15.288647574560684"/>
          <table:table-cell office:value-type="float" office:value="12.983368317220568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42"/>
        </table:table-row>
        <table:table-row>
          <table:table-cell/>
          <table:table-cell office:value-type="string" office:string-value="01110"/>
          <table:table-cell office:value-type="string" office:string-value="Weichweizen und Spelz"/>
          <table:table-cell/>
          <table:table-cell office:value-type="string" office:string-value="Soft wheat and spelt"/>
          <table:table-cell/>
          <table:table-cell office:value-type="string" office:string-value="Blé tendre et épeautre"/>
          <table:table-cell table:number-columns-repeated="16"/>
          <table:table-cell office:value-type="float" office:value="36.224785891858225"/>
          <table:table-cell office:value-type="float" office:value="30.661155637482839"/>
          <table:table-cell office:value-type="float" office:value="19.8931257249867"/>
          <table:table-cell office:value-type="float" office:value="18.918335251857894"/>
          <table:table-cell office:value-type="float" office:value="14.911996266393334"/>
          <table:table-cell office:value-type="float" office:value="12.733411355281213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42"/>
        </table:table-row>
        <table:table-row>
          <table:table-cell/>
          <table:table-cell office:value-type="string" office:string-value="01120"/>
          <table:table-cell office:value-type="string" office:string-value="Hartweizen"/>
          <table:table-cell/>
          <table:table-cell office:value-type="string" office:string-value="Durum wheat"/>
          <table:table-cell/>
          <table:table-cell office:value-type="string" office:string-value="Blé dur"/>
          <table:table-cell table:number-columns-repeated="16"/>
          <table:table-cell office:value-type="float" office:value="1.3747014853396073"/>
          <table:table-cell office:value-type="float" office:value="0.53899479495568703"/>
          <table:table-cell office:value-type="float" office:value="0.55023767875594198"/>
          <table:table-cell office:value-type="float" office:value="0.43296862463923813"/>
          <table:table-cell office:value-type="float" office:value="0.37665130816734949"/>
          <table:table-cell office:value-type="float" office:value="0.24995696193935643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42"/>
        </table:table-row>
        <table:table-row>
          <table:table-cell/>
          <table:table-cell office:value-type="string" office:string-value="01200"/>
          <table:table-cell office:value-type="string" office:string-value="Roggen und Wintermenggetreide"/>
          <table:table-cell/>
          <table:table-cell office:value-type="string" office:string-value="Rye and meslin"/>
          <table:table-cell/>
          <table:table-cell office:value-type="string" office:string-value="Seigle et méteil"/>
          <table:table-cell table:number-columns-repeated="16"/>
          <table:table-cell office:value-type="float" office:value="8.0199439856736809"/>
          <table:table-cell office:value-type="float" office:value="6.9240723723867266"/>
          <table:table-cell office:value-type="float" office:value="6.3612342350490039"/>
          <table:table-cell office:value-type="float" office:value="4.4691358925393585"/>
          <table:table-cell office:value-type="float" office:value="4.1759037475055214"/>
          <table:table-cell office:value-type="float" office:value="3.37541183764313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42"/>
        </table:table-row>
        <table:table-row>
          <table:table-cell/>
          <table:table-cell office:value-type="string" office:string-value="01300"/>
          <table:table-cell office:value-type="string" office:string-value="Gerste"/>
          <table:table-cell/>
          <table:table-cell office:value-type="string" office:string-value="Barley"/>
          <table:table-cell/>
          <table:table-cell office:value-type="string" office:string-value="Orge"/>
          <table:table-cell table:number-columns-repeated="16"/>
          <table:table-cell office:value-type="float" office:value="6.677295894324347"/>
          <table:table-cell office:value-type="float" office:value="4.2874692016456732"/>
          <table:table-cell office:value-type="float" office:value="2.1005957239736741"/>
          <table:table-cell office:value-type="float" office:value="3.6829020165278208"/>
          <table:table-cell office:value-type="float" office:value="4.6428117325812712"/>
          <table:table-cell office:value-type="float" office:value="3.2699921529612537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42"/>
        </table:table-row>
        <table:table-row>
          <table:table-cell/>
          <table:table-cell office:value-type="string" office:string-value="01400"/>
          <table:table-cell office:value-type="string" office:string-value="Hafer und Sommermenggetreide"/>
          <table:table-cell/>
          <table:table-cell office:value-type="string" office:string-value="Oats and summer cereal mixtures"/>
          <table:table-cell/>
          <table:table-cell office:value-type="string" office:string-value="Avoine et mélange de céréales d'été"/>
          <table:table-cell table:number-columns-repeated="16"/>
          <table:table-cell office:value-type="float" office:value="0.80112291247844947"/>
          <table:table-cell office:value-type="float" office:value="0.45637188498143982"/>
          <table:table-cell office:value-type="float" office:value="0.26252343061517447"/>
          <table:table-cell office:value-type="float" office:value="0.36835918277315161"/>
          <table:table-cell office:value-type="float" office:value="0.3663268235134049"/>
          <table:table-cell office:value-type="float" office:value="0.40544580608178082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42"/>
        </table:table-row>
        <table:table-row>
          <table:table-cell/>
          <table:table-cell office:value-type="string" office:string-value="01500"/>
          <table:table-cell office:value-type="string" office:string-value="Körnermais"/>
          <table:table-cell/>
          <table:table-cell office:value-type="string" office:string-value="Grain maize"/>
          <table:table-cell/>
          <table:table-cell office:value-type="string" office:string-value="Maïs (grains)"/>
          <table:table-cell table:number-columns-repeated="16"/>
          <table:table-cell office:value-type="float" office:value="17.765430427405704"/>
          <table:table-cell office:value-type="float" office:value="8.824123052146243"/>
          <table:table-cell office:value-type="float" office:value="4.8577041640114249"/>
          <table:table-cell office:value-type="float" office:value="5.9211669197173027"/>
          <table:table-cell office:value-type="float" office:value="4.2756833186444245"/>
          <table:table-cell office:value-type="float" office:value="6.9492052126195754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42"/>
        </table:table-row>
        <table:table-row>
          <table:table-cell/>
          <table:table-cell office:value-type="string" office:string-value="01600"/>
          <table:table-cell office:value-type="string" office:string-value="Reis"/>
          <table:table-cell/>
          <table:table-cell office:value-type="string" office:string-value="Rice"/>
          <table:table-cell/>
          <table:table-cell office:value-type="string" office:string-value="Riz"/>
          <table:table-cell table:number-columns-repeated="16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table:number-columns-repeated="16342"/>
        </table:table-row>
        <table:table-row>
          <table:table-cell/>
          <table:table-cell office:value-type="string" office:string-value="01900"/>
          <table:table-cell office:value-type="string" office:string-value="Sonstiges Getreide"/>
          <table:table-cell/>
          <table:table-cell office:value-type="string" office:string-value="Other cereals"/>
          <table:table-cell/>
          <table:table-cell office:value-type="string" office:string-value="Autres céréales"/>
          <table:table-cell table:number-columns-repeated="16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42"/>
        </table:table-row>
        <table:table-row>
          <table:table-cell/>
          <table:table-cell office:value-type="string" office:string-value="02000"/>
          <table:table-cell office:value-type="string" office:string-value="HANDELSGEWÄCHSE"/>
          <table:table-cell/>
          <table:table-cell office:value-type="string" office:string-value="INDUSTRIAL CROPS"/>
          <table:table-cell/>
          <table:table-cell office:value-type="string" office:string-value="PLANTES INDUSTRIELLES"/>
          <table:table-cell table:number-columns-repeated="16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42"/>
        </table:table-row>
        <table:table-row>
          <table:table-cell/>
          <table:table-cell office:value-type="string" office:string-value="02100"/>
          <table:table-cell office:value-type="string" office:string-value="Ölsaaten und Ölfrüchte (einschl. Saatgut)"/>
          <table:table-cell/>
          <table:table-cell office:value-type="string" office:string-value="Oil seeds and oleaginous fruits (including seeds)"/>
          <table:table-cell/>
          <table:table-cell office:value-type="string" office:string-value="Oléagineux (y.c. semences)"/>
          <table:table-cell table:number-columns-repeated="16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42"/>
        </table:table-row>
        <table:table-row>
          <table:table-cell/>
          <table:table-cell office:value-type="string" office:string-value="02110"/>
          <table:table-cell office:value-type="string" office:string-value="Raps und Rübsensamen"/>
          <table:table-cell/>
          <table:table-cell office:value-type="string" office:string-value="Rape and turnip rape seed"/>
          <table:table-cell/>
          <table:table-cell office:value-type="string" office:string-value="Graines de colza et de navette"/>
          <table:table-cell table:number-columns-repeated="16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42"/>
        </table:table-row>
        <table:table-row>
          <table:table-cell/>
          <table:table-cell office:value-type="string" office:string-value="02120"/>
          <table:table-cell office:value-type="string" office:string-value="Sonnenblumenkerne"/>
          <table:table-cell/>
          <table:table-cell office:value-type="string" office:string-value="Sunflower"/>
          <table:table-cell/>
          <table:table-cell office:value-type="string" office:string-value="Graines de tournesol"/>
          <table:table-cell table:number-columns-repeated="16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42"/>
        </table:table-row>
        <table:table-row>
          <table:table-cell/>
          <table:table-cell office:value-type="string" office:string-value="02130"/>
          <table:table-cell office:value-type="string" office:string-value="Sojabohnen"/>
          <table:table-cell/>
          <table:table-cell office:value-type="string" office:string-value="Soya"/>
          <table:table-cell/>
          <table:table-cell office:value-type="string" office:string-value="Fèves de soja"/>
          <table:table-cell table:number-columns-repeated="16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42"/>
        </table:table-row>
        <table:table-row>
          <table:table-cell/>
          <table:table-cell office:value-type="string" office:string-value="02190"/>
          <table:table-cell office:value-type="string" office:string-value="Sonstige Ölsaaten und -früchte"/>
          <table:table-cell/>
          <table:table-cell office:value-type="string" office:string-value="Other oleaginous products"/>
          <table:table-cell/>
          <table:table-cell office:value-type="string" office:string-value="Autres graines et fruits oléagineux"/>
          <table:table-cell table:number-columns-repeated="16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42"/>
        </table:table-row>
        <table:table-row>
          <table:table-cell/>
          <table:table-cell office:value-type="string" office:string-value="02200"/>
          <table:table-cell office:value-type="string" office:string-value="Eiweißpflanzen (einschl. Saatgut)"/>
          <table:table-cell/>
          <table:table-cell office:value-type="string" office:string-value="Protein crops (including seeds)"/>
          <table:table-cell/>
          <table:table-cell office:value-type="string" office:string-value="Protéagineux (y.c. semences)"/>
          <table:table-cell table:number-columns-repeated="16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42"/>
        </table:table-row>
        <table:table-row>
          <table:table-cell/>
          <table:table-cell office:value-type="string" office:string-value="02300"/>
          <table:table-cell office:value-type="string" office:string-value="Rohtabak"/>
          <table:table-cell/>
          <table:table-cell office:value-type="string" office:string-value="Raw tobacco"/>
          <table:table-cell/>
          <table:table-cell office:value-type="string" office:string-value="Tabac brut"/>
          <table:table-cell table:number-columns-repeated="16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42"/>
        </table:table-row>
        <table:table-row>
          <table:table-cell/>
          <table:table-cell office:value-type="string" office:string-value="02400"/>
          <table:table-cell office:value-type="string" office:string-value="Zuckerrüben"/>
          <table:table-cell/>
          <table:table-cell office:value-type="string" office:string-value="Sugar beet"/>
          <table:table-cell/>
          <table:table-cell office:value-type="string" office:string-value="Betteraves sucrières"/>
          <table:table-cell table:number-columns-repeated="16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42"/>
        </table:table-row>
        <table:table-row>
          <table:table-cell/>
          <table:table-cell office:value-type="string" office:string-value="02900"/>
          <table:table-cell office:value-type="string" office:string-value="Sonstige Handelsgewächse"/>
          <table:table-cell/>
          <table:table-cell office:value-type="string" office:string-value="Other industrial crops"/>
          <table:table-cell/>
          <table:table-cell office:value-type="string" office:string-value="Autres plantes industrielles"/>
          <table:table-cell table:number-columns-repeated="16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42"/>
        </table:table-row>
        <table:table-row>
          <table:table-cell/>
          <table:table-cell office:value-type="string" office:string-value="02910"/>
          <table:table-cell office:value-type="string" office:string-value="Textilpflanzen"/>
          <table:table-cell/>
          <table:table-cell office:value-type="string" office:string-value="Fibre plants"/>
          <table:table-cell/>
          <table:table-cell office:value-type="string" office:string-value="Plantes textiles"/>
          <table:table-cell table:number-columns-repeated="16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42"/>
        </table:table-row>
        <table:table-row>
          <table:table-cell/>
          <table:table-cell office:value-type="string" office:string-value="02920"/>
          <table:table-cell office:value-type="string" office:string-value="Hopfen"/>
          <table:table-cell/>
          <table:table-cell office:value-type="string" office:string-value="Hops"/>
          <table:table-cell/>
          <table:table-cell office:value-type="string" office:string-value="Houblon"/>
          <table:table-cell table:number-columns-repeated="16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42"/>
        </table:table-row>
        <table:table-row>
          <table:table-cell/>
          <table:table-cell office:value-type="string" office:string-value="02930"/>
          <table:table-cell office:value-type="string" office:string-value="Sonstige Handelsgewächse"/>
          <table:table-cell/>
          <table:table-cell office:value-type="string" office:string-value="Other industrial crops: others"/>
          <table:table-cell/>
          <table:table-cell office:value-type="string" office:string-value="Autres plantes industrielles: autres"/>
          <table:table-cell table:number-columns-repeated="16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42"/>
        </table:table-row>
        <table:table-row>
          <table:table-cell/>
          <table:table-cell office:value-type="string" office:string-value="03000"/>
          <table:table-cell office:value-type="string" office:string-value="FUTTERPFLANZEN"/>
          <table:table-cell/>
          <table:table-cell office:value-type="string" office:string-value="FORAGE PLANTS"/>
          <table:table-cell/>
          <table:table-cell office:value-type="string" office:string-value="PLANTES FOURRAGÈRES"/>
          <table:table-cell table:number-columns-repeated="16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42"/>
        </table:table-row>
        <table:table-row>
          <table:table-cell/>
          <table:table-cell office:value-type="string" office:string-value="03100"/>
          <table:table-cell office:value-type="string" office:string-value="Futtermais"/>
          <table:table-cell/>
          <table:table-cell office:value-type="string" office:string-value="Fodder maize"/>
          <table:table-cell/>
          <table:table-cell office:value-type="string" office:string-value="Maïs fourrage"/>
          <table:table-cell table:number-columns-repeated="16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42"/>
        </table:table-row>
        <table:table-row>
          <table:table-cell/>
          <table:table-cell office:value-type="string" office:string-value="03200"/>
          <table:table-cell office:value-type="string" office:string-value="Futterhackfrüchte (einschließlich Futterrüben)"/>
          <table:table-cell/>
          <table:table-cell office:value-type="string" office:string-value="Fodder root crops (including forage beet)"/>
          <table:table-cell/>
          <table:table-cell office:value-type="string" office:string-value="Plantes sarclées fourragères (y compris betteraves fourragères)"/>
          <table:table-cell table:number-columns-repeated="16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42"/>
        </table:table-row>
        <table:table-row>
          <table:table-cell/>
          <table:table-cell office:value-type="string" office:string-value="03900"/>
          <table:table-cell office:value-type="string" office:string-value="Sonstige Futterpflanzen"/>
          <table:table-cell/>
          <table:table-cell office:value-type="string" office:string-value="Other forage plants"/>
          <table:table-cell/>
          <table:table-cell office:value-type="string" office:string-value="Autres plantes fourragères"/>
          <table:table-cell table:number-columns-repeated="16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42"/>
        </table:table-row>
        <table:table-row>
          <table:table-cell/>
          <table:table-cell office:value-type="string" office:string-value="04000"/>
          <table:table-cell office:value-type="string" office:string-value="ERZEUGNISSE DES GEMÜSE- UND GARTENBAUS"/>
          <table:table-cell/>
          <table:table-cell office:value-type="string" office:string-value="VEGETABLES AND HORTICULTURAL PRODUCTS"/>
          <table:table-cell/>
          <table:table-cell office:value-type="string" office:string-value="PRODUITS MARAÎCHERS ET HORTICOLES"/>
          <table:table-cell table:number-columns-repeated="16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.3299154170112324"/>
          <table:table-cell office:value-type="float" office:value="0.56365214723787749"/>
          <table:table-cell office:value-type="float" office:value="1.144598897964066"/>
          <table:table-cell office:value-type="float" office:value="0.79940264340639122"/>
          <table:table-cell office:value-type="float" office:value="0.68312647562779927"/>
          <table:table-cell office:value-type="float" office:value="0.8720757343972394"/>
          <table:table-cell office:value-type="float" office:value="0.74600145902119386"/>
          <table:table-cell office:value-type="float" office:value="0.73300136309938513"/>
          <table:table-cell office:value-type="float" office:value="0.74399999999999999"/>
          <table:table-cell office:value-type="float" office:value="0.89600000000000013"/>
          <table:table-cell office:value-type="float" office:value="0.79"/>
          <table:table-cell office:value-type="float" office:value="0.79"/>
          <table:table-cell table:number-columns-repeated="16342"/>
        </table:table-row>
        <table:table-row>
          <table:table-cell/>
          <table:table-cell office:value-type="string" office:string-value="04100"/>
          <table:table-cell office:value-type="string" office:string-value="Frischgemüse"/>
          <table:table-cell/>
          <table:table-cell office:value-type="string" office:string-value="Fresh vegetables"/>
          <table:table-cell/>
          <table:table-cell office:value-type="string" office:string-value="Légumes frais"/>
          <table:table-cell table:number-columns-repeated="16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.80303481755485018"/>
          <table:table-cell office:value-type="float" office:value="0.22390500207117581"/>
          <table:table-cell office:value-type="float" office:value="0.78123296730449199"/>
          <table:table-cell office:value-type="float" office:value="0.50870983917501811"/>
          <table:table-cell office:value-type="float" office:value="0.31976047033858279"/>
          <table:table-cell office:value-type="float" office:value="0.53051168942537585"/>
          <table:table-cell office:value-type="float" office:value="0.45700000000000007"/>
          <table:table-cell office:value-type="float" office:value="0.46299999999999997"/>
          <table:table-cell office:value-type="float" office:value="0.41"/>
          <table:table-cell office:value-type="float" office:value="0.53200000000000014"/>
          <table:table-cell office:value-type="float" office:value="0.46199999999999997"/>
          <table:table-cell office:value-type="float" office:value="0.46199999999999997"/>
          <table:table-cell table:number-columns-repeated="16342"/>
        </table:table-row>
        <table:table-row>
          <table:table-cell/>
          <table:table-cell office:value-type="string" office:string-value="04110"/>
          <table:table-cell office:value-type="string" office:string-value="Blumenkohl"/>
          <table:table-cell/>
          <table:table-cell office:value-type="string" office:string-value="Cauliflower"/>
          <table:table-cell/>
          <table:table-cell office:value-type="string" office:string-value="Choux-fleurs"/>
          <table:table-cell table:number-columns-repeated="16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.6437984521531163E-2"/>
          <table:table-cell office:value-type="float" office:value="7.5268679910606012E-3"/>
          <table:table-cell office:value-type="float" office:value="2.4360733053312447E-2"/>
          <table:table-cell office:value-type="float" office:value="1.8830589357515009E-2"/>
          <table:table-cell office:value-type="float" office:value="1.0774882269549254E-2"/>
          <table:table-cell office:value-type="float" office:value="1.4354619023705814E-2"/>
          <table:table-cell office:value-type="float" office:value="1.2743442189156642E-2"/>
          <table:table-cell office:value-type="float" office:value="1.2871689068924351E-2"/>
          <table:table-cell office:value-type="float" office:value="1.0716102419972496E-2"/>
          <table:table-cell office:value-type="float" office:value="1.4212600985090211E-2"/>
          <table:table-cell office:value-type="float" office:value="9.8306858958735997E-3"/>
          <table:table-cell office:value-type="float" office:value="7.7432411869729455E-3"/>
          <table:table-cell table:number-columns-repeated="16342"/>
        </table:table-row>
        <table:table-row>
          <table:table-cell/>
          <table:table-cell office:value-type="string" office:string-value="04120"/>
          <table:table-cell office:value-type="string" office:string-value="Tomaten"/>
          <table:table-cell/>
          <table:table-cell office:value-type="string" office:string-value="Tomatoes"/>
          <table:table-cell/>
          <table:table-cell office:value-type="string" office:string-value="Tomates"/>
          <table:table-cell table:number-columns-repeated="16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.7294875793434138E-2"/>
          <table:table-cell office:value-type="float" office:value="5.5728865245705554E-3"/>
          <table:table-cell office:value-type="float" office:value="1.6165909753277186E-2"/>
          <table:table-cell office:value-type="float" office:value="1.0965145539112556E-2"/>
          <table:table-cell office:value-type="float" office:value="6.624347822834659E-3"/>
          <table:table-cell office:value-type="float" office:value="1.3457573277897376E-2"/>
          <table:table-cell office:value-type="float" office:value="1.157890536956987E-2"/>
          <table:table-cell office:value-type="float" office:value="1.3062754643912624E-2"/>
          <table:table-cell office:value-type="float" office:value="1.1543002464078099E-2"/>
          <table:table-cell office:value-type="float" office:value="1.5077608668474511E-2"/>
          <table:table-cell office:value-type="float" office:value="1.2342256681408896E-2"/>
          <table:table-cell office:value-type="float" office:value="8.7906900460499315E-3"/>
          <table:table-cell table:number-columns-repeated="16342"/>
        </table:table-row>
        <table:table-row>
          <table:table-cell/>
          <table:table-cell office:value-type="string" office:string-value="04190"/>
          <table:table-cell office:value-type="string" office:string-value="Sonstiges Frischgemüse"/>
          <table:table-cell/>
          <table:table-cell office:value-type="string" office:string-value="Other fresh vegetables"/>
          <table:table-cell/>
          <table:table-cell office:value-type="string" office:string-value="Autres légumes frais"/>
          <table:table-cell table:number-columns-repeated="16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.7493019572398848"/>
          <table:table-cell office:value-type="float" office:value="0.21080524755554458"/>
          <table:table-cell office:value-type="float" office:value="0.74070632449790219"/>
          <table:table-cell office:value-type="float" office:value="0.47891410427839048"/>
          <table:table-cell office:value-type="float" office:value="0.30236124024619887"/>
          <table:table-cell office:value-type="float" office:value="0.5026994971237726"/>
          <table:table-cell office:value-type="float" office:value="0.43267765244127354"/>
          <table:table-cell office:value-type="float" office:value="0.43706555628716304"/>
          <table:table-cell office:value-type="float" office:value="0.38774089511594945"/>
          <table:table-cell office:value-type="float" office:value="0.50270979034643537"/>
          <table:table-cell office:value-type="float" office:value="0.43982705742271749"/>
          <table:table-cell office:value-type="float" office:value="0.44546606876697703"/>
          <table:table-cell table:number-columns-repeated="16342"/>
        </table:table-row>
        <table:table-row>
          <table:table-cell/>
          <table:table-cell office:value-type="string" office:string-value="04200"/>
          <table:table-cell office:value-type="string" office:string-value="Pflanzen und Blumen"/>
          <table:table-cell/>
          <table:table-cell office:value-type="string" office:string-value="Plants and flowers"/>
          <table:table-cell/>
          <table:table-cell office:value-type="string" office:string-value="Plantes et fleurs"/>
          <table:table-cell table:number-columns-repeated="16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.52688059945638233"/>
          <table:table-cell office:value-type="float" office:value="0.33974714516670168"/>
          <table:table-cell office:value-type="float" office:value="0.36336593065957412"/>
          <table:table-cell office:value-type="float" office:value="0.29069280423137317"/>
          <table:table-cell office:value-type="float" office:value="0.36336600528921648"/>
          <table:table-cell office:value-type="float" office:value="0.34156404497186349"/>
          <table:table-cell office:value-type="float" office:value="0.28900145902119373"/>
          <table:table-cell office:value-type="float" office:value="0.27000136309938516"/>
          <table:table-cell office:value-type="float" office:value="0.33400000000000007"/>
          <table:table-cell office:value-type="float" office:value="0.36400000000000005"/>
          <table:table-cell office:value-type="float" office:value="0.32800000000000001"/>
          <table:table-cell office:value-type="float" office:value="0.32800000000000001"/>
          <table:table-cell table:number-columns-repeated="16342"/>
        </table:table-row>
        <table:table-row>
          <table:table-cell/>
          <table:table-cell office:value-type="string" office:string-value="04210"/>
          <table:table-cell office:value-type="string" office:string-value="Baumschulerzeugnisse"/>
          <table:table-cell/>
          <table:table-cell office:value-type="string" office:string-value="Nursery plants"/>
          <table:table-cell/>
          <table:table-cell office:value-type="string" office:string-value="Plants de pépinières"/>
          <table:table-cell table:number-columns-repeated="16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.36913462152257748"/>
          <table:table-cell office:value-type="float" office:value="0.23802818698179998"/>
          <table:table-cell office:value-type="float" office:value="0.25457560105005345"/>
          <table:table-cell office:value-type="float" office:value="0.21211671022768686"/>
          <table:table-cell office:value-type="float" office:value="0.26514588778460862"/>
          <table:table-cell office:value-type="float" office:value="0.2492371345175321"/>
          <table:table-cell office:value-type="float" office:value="0.21088254626965136"/>
          <table:table-cell office:value-type="float" office:value="0.19701829582285771"/>
          <table:table-cell office:value-type="float" office:value="0.24620275002118613"/>
          <table:table-cell office:value-type="float" office:value="0.26939851404891502"/>
          <table:table-cell office:value-type="float" office:value="0.24275470496715421"/>
          <table:table-cell office:value-type="float" office:value="0.24275470496715421"/>
          <table:table-cell table:number-columns-repeated="16342"/>
        </table:table-row>
        <table:table-row>
          <table:table-cell/>
          <table:table-cell office:value-type="string" office:string-value="04220"/>
          <table:table-cell office:value-type="string" office:string-value="Blumen und Zierpflanzen (einschl. Weihnachtsbäume)"/>
          <table:table-cell/>
          <table:table-cell office:value-type="string" office:string-value="Ornamental plants and flowers (including Christmas trees)"/>
          <table:table-cell/>
          <table:table-cell office:value-type="string" office:string-value="Fleurs et plantes ornementales (y compris arbres de Noël)"/>
          <table:table-cell table:number-columns-repeated="16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.1577459779338049"/>
          <table:table-cell office:value-type="float" office:value="0.10171895818490176"/>
          <table:table-cell office:value-type="float" office:value="0.10879032960952063"/>
          <table:table-cell office:value-type="float" office:value="7.8576094003686314E-2"/>
          <table:table-cell office:value-type="float" office:value="9.8220117504607907E-2"/>
          <table:table-cell office:value-type="float" office:value="9.2326910454331446E-2"/>
          <table:table-cell office:value-type="float" office:value="7.8118912751542327E-2"/>
          <table:table-cell office:value-type="float" office:value="7.2983067276527439E-2"/>
          <table:table-cell office:value-type="float" office:value="8.7797249978813927E-2"/>
          <table:table-cell office:value-type="float" office:value="9.4601485951085043E-2"/>
          <table:table-cell office:value-type="float" office:value="8.5245295032845891E-2"/>
          <table:table-cell office:value-type="float" office:value="8.5245295032845891E-2"/>
          <table:table-cell table:number-columns-repeated="16342"/>
        </table:table-row>
        <table:table-row>
          <table:table-cell/>
          <table:table-cell office:value-type="string" office:string-value="04230"/>
          <table:table-cell office:value-type="string" office:string-value="Anpflanzungen"/>
          <table:table-cell/>
          <table:table-cell office:value-type="string" office:string-value="Plantations"/>
          <table:table-cell/>
          <table:table-cell office:value-type="string" office:string-value="Plantations"/>
          <table:table-cell table:number-columns-repeated="16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42"/>
        </table:table-row>
        <table:table-row>
          <table:table-cell/>
          <table:table-cell office:value-type="string" office:string-value="05000"/>
          <table:table-cell office:value-type="string" office:string-value="KARTOFFELN (einschl. Pflanzkartoffeln)"/>
          <table:table-cell/>
          <table:table-cell office:value-type="string" office:string-value="POTATOES (including seeds)"/>
          <table:table-cell/>
          <table:table-cell office:value-type="string" office:string-value="POMMES DE TERRE (y.c. semences)"/>
          <table:table-cell table:number-columns-repeated="16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.47237342209108824"/>
          <table:table-cell office:value-type="float" office:value="5.385057011838406E-2"/>
          <table:table-cell office:value-type="float" office:value="0.40696787134001433"/>
          <table:table-cell office:value-type="float" office:value="0.29069133667143887"/>
          <table:table-cell office:value-type="float" office:value="0.32702775375536869"/>
          <table:table-cell office:value-type="float" office:value="0.31976047033858268"/>
          <table:table-cell office:value-type="float" office:value="0.29299999999999998"/>
          <table:table-cell office:value-type="float" office:value="0.30499999999999999"/>
          <table:table-cell office:value-type="float" office:value="0.24200000000000005"/>
          <table:table-cell office:value-type="float" office:value="0.29199999999999987"/>
          <table:table-cell office:value-type="float" office:value="0.27300000000000002"/>
          <table:table-cell office:value-type="float" office:value="0.27300000000000002"/>
          <table:table-cell table:number-columns-repeated="16342"/>
        </table:table-row>
        <table:table-row>
          <table:table-cell/>
          <table:table-cell office:value-type="string" office:string-value="06000"/>
          <table:table-cell office:value-type="string" office:string-value="OBST"/>
          <table:table-cell/>
          <table:table-cell office:value-type="string" office:string-value="FRUITS"/>
          <table:table-cell/>
          <table:table-cell office:value-type="string" office:string-value="FRUITS"/>
          <table:table-cell table:number-columns-repeated="16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.80303481755484973"/>
          <table:table-cell office:value-type="float" office:value="0.22390500207117578"/>
          <table:table-cell office:value-type="float" office:value="0.78123296730449177"/>
          <table:table-cell office:value-type="float" office:value="0.72672834167859712"/>
          <table:table-cell office:value-type="float" office:value="0.66859007434430928"/>
          <table:table-cell office:value-type="float" office:value="0.71219377484502533"/>
          <table:table-cell office:value-type="float" office:value="0.67200000000000004"/>
          <table:table-cell office:value-type="float" office:value="0.66500000000000004"/>
          <table:table-cell office:value-type="float" office:value="0.77"/>
          <table:table-cell office:value-type="float" office:value="0.96700000000000019"/>
          <table:table-cell office:value-type="float" office:value="0.94899999999999984"/>
          <table:table-cell office:value-type="float" office:value="0.94899999999999995"/>
          <table:table-cell table:number-columns-repeated="16342"/>
        </table:table-row>
        <table:table-row>
          <table:table-cell/>
          <table:table-cell office:value-type="string" office:string-value="06100"/>
          <table:table-cell office:value-type="string" office:string-value="Frischobst"/>
          <table:table-cell/>
          <table:table-cell office:value-type="string" office:string-value="Fresh fruit"/>
          <table:table-cell/>
          <table:table-cell office:value-type="string" office:string-value="Fruits frais"/>
          <table:table-cell table:number-columns-repeated="16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.80303481755484973"/>
          <table:table-cell office:value-type="float" office:value="0.22390500207117578"/>
          <table:table-cell office:value-type="float" office:value="0.78123296730449177"/>
          <table:table-cell office:value-type="float" office:value="0.72672834167859712"/>
          <table:table-cell office:value-type="float" office:value="0.66859007434430928"/>
          <table:table-cell office:value-type="float" office:value="0.71219377484502533"/>
          <table:table-cell office:value-type="float" office:value="0.67200000000000004"/>
          <table:table-cell office:value-type="float" office:value="0.66500000000000004"/>
          <table:table-cell office:value-type="float" office:value="0.77"/>
          <table:table-cell office:value-type="float" office:value="0.96700000000000019"/>
          <table:table-cell office:value-type="float" office:value="0.94899999999999984"/>
          <table:table-cell office:value-type="float" office:value="0.94899999999999995"/>
          <table:table-cell table:number-columns-repeated="16342"/>
        </table:table-row>
        <table:table-row>
          <table:table-cell/>
          <table:table-cell office:value-type="string" office:string-value="06110"/>
          <table:table-cell office:value-type="string" office:string-value="Tafeläpfel"/>
          <table:table-cell/>
          <table:table-cell office:value-type="string" office:string-value="Dessert apples"/>
          <table:table-cell/>
          <table:table-cell office:value-type="string" office:string-value="Pommes de table"/>
          <table:table-cell table:number-columns-repeated="16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.5685914116125812"/>
          <table:table-cell office:value-type="float" office:value="0.16049134763843018"/>
          <table:table-cell office:value-type="float" office:value="0.54142612408171187"/>
          <table:table-cell office:value-type="float" office:value="0.5036522084481041"/>
          <table:table-cell office:value-type="float" office:value="0.43960976559345283"/>
          <table:table-cell office:value-type="float" office:value="0.46797483321924505"/>
          <table:table-cell office:value-type="float" office:value="0.44311568111079297"/>
          <table:table-cell office:value-type="float" office:value="0.44729514726086672"/>
          <table:table-cell office:value-type="float" office:value="0.50956320325293303"/>
          <table:table-cell office:value-type="float" office:value="0.63992549970760326"/>
          <table:table-cell office:value-type="float" office:value="0.62800909284456052"/>
          <table:table-cell office:value-type="float" office:value="0.62940626442170888"/>
          <table:table-cell table:number-columns-repeated="16342"/>
        </table:table-row>
        <table:table-row>
          <table:table-cell/>
          <table:table-cell office:value-type="string" office:string-value="06120"/>
          <table:table-cell office:value-type="string" office:string-value="Tafelbirnen"/>
          <table:table-cell/>
          <table:table-cell office:value-type="string" office:string-value="Dessert pears"/>
          <table:table-cell/>
          <table:table-cell office:value-type="string" office:string-value="Poires de table"/>
          <table:table-cell table:number-columns-repeated="16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3.3234866576014606E-2"/>
          <table:table-cell office:value-type="float" office:value="1.0261380589425762E-2"/>
          <table:table-cell office:value-type="float" office:value="3.766837242144349E-2"/>
          <table:table-cell office:value-type="float" office:value="3.5040346438552084E-2"/>
          <table:table-cell office:value-type="float" office:value="3.0584753180433018E-2"/>
          <table:table-cell office:value-type="float" office:value="3.2487898271802755E-2"/>
          <table:table-cell office:value-type="float" office:value="3.0412804514937119E-2"/>
          <table:table-cell office:value-type="float" office:value="3.1445380891383219E-2"/>
          <table:table-cell office:value-type="float" office:value="3.5786457010797953E-2"/>
          <table:table-cell office:value-type="float" office:value="4.3456391788727941E-2"/>
          <table:table-cell office:value-type="float" office:value="4.2826714882812596E-2"/>
          <table:table-cell office:value-type="float" office:value="4.3047413816188485E-2"/>
          <table:table-cell table:number-columns-repeated="16342"/>
        </table:table-row>
        <table:table-row>
          <table:table-cell/>
          <table:table-cell office:value-type="string" office:string-value="06130"/>
          <table:table-cell office:value-type="string" office:string-value="Pfirsiche"/>
          <table:table-cell/>
          <table:table-cell office:value-type="string" office:string-value="Peaches"/>
          <table:table-cell/>
          <table:table-cell office:value-type="string" office:string-value="Pêches"/>
          <table:table-cell table:number-columns-repeated="16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4.7100368236708601E-2"/>
          <table:table-cell office:value-type="float" office:value="1.1827149834678738E-2"/>
          <table:table-cell office:value-type="float" office:value="3.3946918760529791E-2"/>
          <table:table-cell office:value-type="float" office:value="3.1578529079562601E-2"/>
          <table:table-cell office:value-type="float" office:value="2.7563126962607105E-2"/>
          <table:table-cell office:value-type="float" office:value="2.9210243176600301E-2"/>
          <table:table-cell office:value-type="float" office:value="2.729258582267071E-2"/>
          <table:table-cell office:value-type="float" office:value="1.9195387092267983E-2"/>
          <table:table-cell office:value-type="float" office:value="2.1783461031589884E-2"/>
          <table:table-cell office:value-type="float" office:value="2.64436456108515E-2"/>
          <table:table-cell office:value-type="float" office:value="2.4681039650295365E-2"/>
          <table:table-cell office:value-type="float" office:value="2.1436624028829603E-2"/>
          <table:table-cell table:number-columns-repeated="16342"/>
        </table:table-row>
        <table:table-row>
          <table:table-cell/>
          <table:table-cell office:value-type="string" office:string-value="06190"/>
          <table:table-cell office:value-type="string" office:string-value="Sonstiges Frischobst"/>
          <table:table-cell/>
          <table:table-cell office:value-type="string" office:string-value="Other fresh fruit"/>
          <table:table-cell/>
          <table:table-cell office:value-type="string" office:string-value="Autres fruits frais"/>
          <table:table-cell table:number-columns-repeated="16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.15410817112954547"/>
          <table:table-cell office:value-type="float" office:value="4.1325124008641086E-2"/>
          <table:table-cell office:value-type="float" office:value="0.16819155204080669"/>
          <table:table-cell office:value-type="float" office:value="0.15645725771237834"/>
          <table:table-cell office:value-type="float" office:value="0.17083242860781625"/>
          <table:table-cell office:value-type="float" office:value="0.18252080017737723"/>
          <table:table-cell office:value-type="float" office:value="0.17117892855159919"/>
          <table:table-cell office:value-type="float" office:value="0.16706408475548229"/>
          <table:table-cell office:value-type="float" office:value="0.20286687870467934"/>
          <table:table-cell office:value-type="float" office:value="0.25717446289281759"/>
          <table:table-cell office:value-type="float" office:value="0.2534831526223314"/>
          <table:table-cell office:value-type="float" office:value="0.25510969773327313"/>
          <table:table-cell table:number-columns-repeated="16342"/>
        </table:table-row>
        <table:table-row>
          <table:table-cell/>
          <table:table-cell office:value-type="string" office:string-value="06200"/>
          <table:table-cell office:value-type="string" office:string-value="Zitrusfrüchte"/>
          <table:table-cell/>
          <table:table-cell office:value-type="string" office:string-value="Citrus fruits"/>
          <table:table-cell/>
          <table:table-cell office:value-type="string" office:string-value="Agrumes"/>
          <table:table-cell table:number-columns-repeated="16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table:number-columns-repeated="16342"/>
        </table:table-row>
        <table:table-row>
          <table:table-cell/>
          <table:table-cell office:value-type="string" office:string-value="06210"/>
          <table:table-cell office:value-type="string" office:string-value="Süßorangen"/>
          <table:table-cell/>
          <table:table-cell office:value-type="string" office:string-value="Sweet oranges"/>
          <table:table-cell/>
          <table:table-cell office:value-type="string" office:string-value="Oranges douces"/>
          <table:table-cell table:number-columns-repeated="16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table:number-columns-repeated="16342"/>
        </table:table-row>
        <table:table-row>
          <table:table-cell/>
          <table:table-cell office:value-type="string" office:string-value="06220"/>
          <table:table-cell office:value-type="string" office:string-value="Mandarinen"/>
          <table:table-cell/>
          <table:table-cell office:value-type="string" office:string-value="Mandarins"/>
          <table:table-cell/>
          <table:table-cell office:value-type="string" office:string-value="Mandarines"/>
          <table:table-cell table:number-columns-repeated="16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table:number-columns-repeated="16342"/>
        </table:table-row>
        <table:table-row>
          <table:table-cell/>
          <table:table-cell office:value-type="string" office:string-value="06230"/>
          <table:table-cell office:value-type="string" office:string-value="Zitronen"/>
          <table:table-cell/>
          <table:table-cell office:value-type="string" office:string-value="Lemons"/>
          <table:table-cell/>
          <table:table-cell office:value-type="string" office:string-value="Citrons"/>
          <table:table-cell table:number-columns-repeated="16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table:number-columns-repeated="16342"/>
        </table:table-row>
        <table:table-row>
          <table:table-cell/>
          <table:table-cell office:value-type="string" office:string-value="06290"/>
          <table:table-cell office:value-type="string" office:string-value="Sonstige Zitrusfrüchte"/>
          <table:table-cell/>
          <table:table-cell office:value-type="string" office:string-value="Other citrus fruits"/>
          <table:table-cell/>
          <table:table-cell office:value-type="string" office:string-value="Autres agrumes"/>
          <table:table-cell table:number-columns-repeated="16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table:number-columns-repeated="16342"/>
        </table:table-row>
        <table:table-row>
          <table:table-cell/>
          <table:table-cell office:value-type="string" office:string-value="06300"/>
          <table:table-cell office:value-type="string" office:string-value="Tropische Früchte"/>
          <table:table-cell/>
          <table:table-cell office:value-type="string" office:string-value="Tropical fruit"/>
          <table:table-cell/>
          <table:table-cell office:value-type="string" office:string-value="Fruits tropicaux"/>
          <table:table-cell table:number-columns-repeated="16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table:number-columns-repeated="16342"/>
        </table:table-row>
        <table:table-row>
          <table:table-cell/>
          <table:table-cell office:value-type="string" office:string-value="06400"/>
          <table:table-cell office:value-type="string" office:string-value="Weintrauben"/>
          <table:table-cell/>
          <table:table-cell office:value-type="string" office:string-value="Grapes"/>
          <table:table-cell/>
          <table:table-cell office:value-type="string" office:string-value="Raisins"/>
          <table:table-cell table:number-columns-repeated="16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table:number-columns-repeated="16342"/>
        </table:table-row>
        <table:table-row>
          <table:table-cell/>
          <table:table-cell office:value-type="string" office:string-value="06410"/>
          <table:table-cell office:value-type="string" office:string-value="Tafeltrauben"/>
          <table:table-cell/>
          <table:table-cell office:value-type="string" office:string-value="Dessert grapes"/>
          <table:table-cell/>
          <table:table-cell office:value-type="string" office:string-value="Raisins de table"/>
          <table:table-cell table:number-columns-repeated="16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table:number-columns-repeated="16342"/>
        </table:table-row>
        <table:table-row>
          <table:table-cell/>
          <table:table-cell office:value-type="string" office:string-value="06490"/>
          <table:table-cell office:value-type="string" office:string-value="Sonstige Trauben"/>
          <table:table-cell/>
          <table:table-cell office:value-type="string" office:string-value="Other grapes"/>
          <table:table-cell/>
          <table:table-cell office:value-type="string" office:string-value="Autres raisins"/>
          <table:table-cell table:number-columns-repeated="16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table:number-columns-repeated="16342"/>
        </table:table-row>
        <table:table-row>
          <table:table-cell/>
          <table:table-cell office:value-type="string" office:string-value="06500"/>
          <table:table-cell office:value-type="string" office:string-value="Oliven"/>
          <table:table-cell/>
          <table:table-cell office:value-type="string" office:string-value="Olives"/>
          <table:table-cell/>
          <table:table-cell office:value-type="string" office:string-value="Olives"/>
          <table:table-cell table:number-columns-repeated="16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table:number-columns-repeated="16342"/>
        </table:table-row>
        <table:table-row>
          <table:table-cell/>
          <table:table-cell office:value-type="string" office:string-value="06510"/>
          <table:table-cell office:value-type="string" office:string-value="Tafeloliven"/>
          <table:table-cell/>
          <table:table-cell office:value-type="string" office:string-value="Table olives"/>
          <table:table-cell/>
          <table:table-cell office:value-type="string" office:string-value="Olives de table"/>
          <table:table-cell table:number-columns-repeated="16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table:number-columns-repeated="16342"/>
        </table:table-row>
        <table:table-row>
          <table:table-cell/>
          <table:table-cell office:value-type="string" office:string-value="06590"/>
          <table:table-cell office:value-type="string" office:string-value="Sonstige Oliven"/>
          <table:table-cell/>
          <table:table-cell office:value-type="string" office:string-value="Other olives"/>
          <table:table-cell/>
          <table:table-cell office:value-type="string" office:string-value="Autres olives"/>
          <table:table-cell table:number-columns-repeated="16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table:number-columns-repeated="16342"/>
        </table:table-row>
        <table:table-row>
          <table:table-cell/>
          <table:table-cell office:value-type="string" office:string-value="07000"/>
          <table:table-cell office:value-type="string" office:string-value="WEIN"/>
          <table:table-cell/>
          <table:table-cell office:value-type="string" office:string-value="WINE"/>
          <table:table-cell/>
          <table:table-cell office:value-type="string" office:string-value="VINS"/>
          <table:table-cell table:number-columns-repeated="16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3.2695441503856517"/>
          <table:table-cell office:value-type="float" office:value="2.9779147256963872"/>
          <table:table-cell office:value-type="float" office:value="3.270277537553687"/>
          <table:table-cell office:value-type="float" office:value="3.270277537553687"/>
          <table:table-cell office:value-type="float" office:value="2.9723189174654614"/>
          <table:table-cell office:value-type="float" office:value="2.9723189174654623"/>
          <table:table-cell office:value-type="float" office:value="2.9723189174654618"/>
          <table:table-cell office:value-type="float" office:value="2.7140000000000009"/>
          <table:table-cell office:value-type="float" office:value="3.3939999999999997"/>
          <table:table-cell office:value-type="float" office:value="3.7110000000000012"/>
          <table:table-cell office:value-type="float" office:value="3.3480000000000003"/>
          <table:table-cell office:value-type="float" office:value="3.347999999999999"/>
          <table:table-cell table:number-columns-repeated="16342"/>
        </table:table-row>
        <table:table-row>
          <table:table-cell/>
          <table:table-cell office:value-type="string" office:string-value="07100"/>
          <table:table-cell office:value-type="string" office:string-value="Tafelwein"/>
          <table:table-cell/>
          <table:table-cell office:value-type="string" office:string-value="Table wine"/>
          <table:table-cell/>
          <table:table-cell office:value-type="string" office:string-value="Vin de table"/>
          <table:table-cell table:number-columns-repeated="16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table:number-columns-repeated="16342"/>
        </table:table-row>
        <table:table-row>
          <table:table-cell/>
          <table:table-cell office:value-type="string" office:string-value="07200"/>
          <table:table-cell office:value-type="string" office:string-value="Qualitätswein"/>
          <table:table-cell/>
          <table:table-cell office:value-type="string" office:string-value="Quality wine"/>
          <table:table-cell/>
          <table:table-cell office:value-type="string" office:string-value="Vin de qualité"/>
          <table:table-cell table:number-columns-repeated="16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table:number-columns-repeated="16342"/>
        </table:table-row>
        <table:table-row>
          <table:table-cell/>
          <table:table-cell office:value-type="string" office:string-value="08000"/>
          <table:table-cell office:value-type="string" office:string-value="OLIVENÖL"/>
          <table:table-cell/>
          <table:table-cell office:value-type="string" office:string-value="OLIVE OIL"/>
          <table:table-cell/>
          <table:table-cell office:value-type="string" office:string-value="HUILE D'OLIVE "/>
          <table:table-cell table:number-columns-repeated="16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table:number-columns-repeated="16342"/>
        </table:table-row>
        <table:table-row>
          <table:table-cell/>
          <table:table-cell office:value-type="string" office:string-value="09000"/>
          <table:table-cell office:value-type="string" office:string-value="SONSTIGE PFLANZLICHE ERZEUGNISSE"/>
          <table:table-cell/>
          <table:table-cell office:value-type="string" office:string-value="OTHER CROP PRODUCTS"/>
          <table:table-cell/>
          <table:table-cell office:value-type="string" office:string-value="AUTRES PRODUITS VÉGÉTAUX"/>
          <table:table-cell table:number-columns-repeated="16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42"/>
        </table:table-row>
        <table:table-row>
          <table:table-cell/>
          <table:table-cell office:value-type="string" office:string-value="09100"/>
          <table:table-cell office:value-type="string" office:string-value="Korb- und Flechtmaterialien"/>
          <table:table-cell/>
          <table:table-cell office:value-type="string" office:string-value="Vegetable materials used primarily for plaiting"/>
          <table:table-cell/>
          <table:table-cell office:value-type="string" office:string-value="Matières à tresser"/>
          <table:table-cell table:number-columns-repeated="16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42"/>
        </table:table-row>
        <table:table-row>
          <table:table-cell/>
          <table:table-cell office:value-type="string" office:string-value="09200"/>
          <table:table-cell office:value-type="string" office:string-value="Sämereien"/>
          <table:table-cell/>
          <table:table-cell office:value-type="string" office:string-value="Seeds"/>
          <table:table-cell/>
          <table:table-cell office:value-type="string" office:string-value="Semences"/>
          <table:table-cell table:number-columns-repeated="16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42"/>
        </table:table-row>
        <table:table-row>
          <table:table-cell/>
          <table:table-cell office:value-type="string" office:string-value="09900"/>
          <table:table-cell office:value-type="string" office:string-value="Sonstige pflanzliche Erzeugnisse: sonstige"/>
          <table:table-cell/>
          <table:table-cell office:value-type="string" office:string-value="Other crop products: others"/>
          <table:table-cell/>
          <table:table-cell office:value-type="string" office:string-value="Autres produits végétaux: autres"/>
          <table:table-cell table:number-columns-repeated="16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42"/>
        </table:table-row>
        <table:table-row>
          <table:table-cell/>
          <table:table-cell office:value-type="string" office:string-value="10000"/>
          <table:table-cell office:value-type="string" office:string-value="PFLANZLICHE ERZEUGUNG (01 BIS 09)"/>
          <table:table-cell/>
          <table:table-cell office:value-type="string" office:string-value="CROP OUTPUT (01 TO 09)"/>
          <table:table-cell/>
          <table:table-cell office:value-type="string" office:string-value="PRODUCTION VÉGÉTALE (01 À 09)"/>
          <table:table-cell table:number-columns-repeated="16"/>
          <table:table-cell office:value-type="float" office:value="70.863280597079992"/>
          <table:table-cell office:value-type="float" office:value="51.692186943598607"/>
          <table:table-cell office:value-type="float" office:value="34.025420957391916"/>
          <table:table-cell office:value-type="float" office:value="33.792867888054765"/>
          <table:table-cell office:value-type="float" office:value="28.749373196805305"/>
          <table:table-cell office:value-type="float" office:value="26.98342332652631"/>
          <table:table-cell office:value-type="float" office:value="0"/>
          <table:table-cell office:value-type="float" office:value="5.8748678070428229"/>
          <table:table-cell office:value-type="float" office:value="3.8193224451238246"/>
          <table:table-cell office:value-type="float" office:value="5.6030772741622581"/>
          <table:table-cell office:value-type="float" office:value="5.087099859310114"/>
          <table:table-cell office:value-type="float" office:value="4.6510632211929392"/>
          <table:table-cell office:value-type="float" office:value="4.8763488970463085"/>
          <table:table-cell office:value-type="float" office:value="4.6833203764866553"/>
          <table:table-cell office:value-type="float" office:value="4.4170013630993861"/>
          <table:table-cell office:value-type="float" office:value="5.15"/>
          <table:table-cell office:value-type="float" office:value="5.8660000000000005"/>
          <table:table-cell office:value-type="float" office:value="5.36"/>
          <table:table-cell office:value-type="float" office:value="5.36"/>
          <table:table-cell table:number-columns-repeated="16342"/>
        </table:table-row>
        <table:table-row>
          <table:table-cell/>
          <table:table-cell office:value-type="string" office:string-value="11000"/>
          <table:table-cell office:value-type="string" office:string-value="TIERE"/>
          <table:table-cell/>
          <table:table-cell office:value-type="string" office:string-value="ANIMALS"/>
          <table:table-cell/>
          <table:table-cell office:value-type="string" office:string-value="ANIMAUX"/>
          <table:table-cell table:number-columns-repeated="16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5.7585953794612026"/>
          <table:table-cell office:value-type="float" office:value="5.654600553766997"/>
          <table:table-cell office:value-type="float" office:value="5.305116894253759"/>
          <table:table-cell office:value-type="float" office:value="5.0725638249166103"/>
          <table:table-cell office:value-type="float" office:value="5.0652965414998228"/>
          <table:table-cell office:value-type="float" office:value="5.2687804771698286"/>
          <table:table-cell office:value-type="float" office:value="5.1910000000000007"/>
          <table:table-cell office:value-type="float" office:value="4.899"/>
          <table:table-cell office:value-type="float" office:value="3.590000000000801"/>
          <table:table-cell office:value-type="float" office:value="4.3170000320070319"/>
          <table:table-cell office:value-type="float" office:value="4.7739999991721866"/>
          <table:table-cell office:value-type="float" office:value="4.7159186511955768"/>
          <table:table-cell table:number-columns-repeated="16342"/>
        </table:table-row>
        <table:table-row>
          <table:table-cell/>
          <table:table-cell office:value-type="string" office:string-value="11100"/>
          <table:table-cell office:value-type="string" office:string-value="Rinder"/>
          <table:table-cell/>
          <table:table-cell office:value-type="string" office:string-value="Cattle"/>
          <table:table-cell/>
          <table:table-cell office:value-type="string" office:string-value="Bovins"/>
          <table:table-cell table:number-columns-repeated="16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.0878905256426088"/>
          <table:table-cell office:value-type="float" office:value="1.9970494829327852"/>
          <table:table-cell office:value-type="float" office:value="1.744148020028633"/>
          <table:table-cell office:value-type="float" office:value="1.5624659346089842"/>
          <table:table-cell office:value-type="float" office:value="1.7514153034454187"/>
          <table:table-cell office:value-type="float" office:value="1.7368807366118471"/>
          <table:table-cell office:value-type="float" office:value="1.7350000000000001"/>
          <table:table-cell office:value-type="float" office:value="1.4440000000000004"/>
          <table:table-cell office:value-type="float" office:value="1.0730000000008011"/>
          <table:table-cell office:value-type="float" office:value="1.3829999993439792"/>
          <table:table-cell office:value-type="float" office:value="1.530999999172187"/>
          <table:table-cell office:value-type="float" office:value="1.4729186511955767"/>
          <table:table-cell table:number-columns-repeated="16342"/>
        </table:table-row>
        <table:table-row>
          <table:table-cell/>
          <table:table-cell office:value-type="string" office:string-value="11200"/>
          <table:table-cell office:value-type="string" office:string-value="Schweine"/>
          <table:table-cell/>
          <table:table-cell office:value-type="string" office:string-value="Pigs"/>
          <table:table-cell/>
          <table:table-cell office:value-type="string" office:string-value="Porcins"/>
          <table:table-cell table:number-columns-repeated="16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3.3429503717215465"/>
          <table:table-cell office:value-type="float" office:value="3.2579958285793191"/>
          <table:table-cell office:value-type="float" office:value="3.1976047033858275"/>
          <table:table-cell office:value-type="float" office:value="3.1249318692179688"/>
          <table:table-cell office:value-type="float" office:value="2.9941207677158208"/>
          <table:table-cell office:value-type="float" office:value="3.0958627355508237"/>
          <table:table-cell office:value-type="float" office:value="3.0019999999999998"/>
          <table:table-cell office:value-type="float" office:value="2.9910000000000005"/>
          <table:table-cell office:value-type="float" office:value="2.09"/>
          <table:table-cell office:value-type="float" office:value="2.2170000326630519"/>
          <table:table-cell office:value-type="float" office:value="2.746"/>
          <table:table-cell office:value-type="float" office:value="2.746"/>
          <table:table-cell table:number-columns-repeated="16342"/>
        </table:table-row>
        <table:table-row>
          <table:table-cell/>
          <table:table-cell office:value-type="string" office:string-value="11300"/>
          <table:table-cell office:value-type="string" office:string-value="Einhufer"/>
          <table:table-cell/>
          <table:table-cell office:value-type="string" office:string-value="Equines"/>
          <table:table-cell/>
          <table:table-cell office:value-type="string" office:string-value="Equidés"/>
          <table:table-cell table:number-columns-repeated="16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42"/>
        </table:table-row>
        <table:table-row>
          <table:table-cell/>
          <table:table-cell office:value-type="string" office:string-value="11400"/>
          <table:table-cell office:value-type="string" office:string-value="Schafe und Ziegen"/>
          <table:table-cell/>
          <table:table-cell office:value-type="string" office:string-value="Sheep and goats"/>
          <table:table-cell/>
          <table:table-cell office:value-type="string" office:string-value="Ovins et caprins"/>
          <table:table-cell table:number-columns-repeated="16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.2528578592036511E-2"/>
          <table:table-cell office:value-type="float" office:value="1.4171202662732646E-2"/>
          <table:table-cell office:value-type="float" office:value="2.1801850250357913E-2"/>
          <table:table-cell office:value-type="float" office:value="2.1801850250357909E-2"/>
          <table:table-cell office:value-type="float" office:value="2.9069133667143882E-2"/>
          <table:table-cell office:value-type="float" office:value="2.9069133667143886E-2"/>
          <table:table-cell office:value-type="float" office:value="3.2999999999999995E-2"/>
          <table:table-cell office:value-type="float" office:value="3.4000000000000002E-2"/>
          <table:table-cell office:value-type="float" office:value="2.1000000000000001E-2"/>
          <table:table-cell office:value-type="float" office:value="1.9E-2"/>
          <table:table-cell office:value-type="float" office:value="5.0999999999999997E-2"/>
          <table:table-cell office:value-type="float" office:value="5.0999999999999997E-2"/>
          <table:table-cell table:number-columns-repeated="16342"/>
        </table:table-row>
        <table:table-row>
          <table:table-cell/>
          <table:table-cell office:value-type="string" office:string-value="11500"/>
          <table:table-cell office:value-type="string" office:string-value="Geflügel"/>
          <table:table-cell/>
          <table:table-cell office:value-type="string" office:string-value="Poultry"/>
          <table:table-cell/>
          <table:table-cell office:value-type="string" office:string-value="Volailles"/>
          <table:table-cell table:number-columns-repeated="16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.30522590350501083"/>
          <table:table-cell office:value-type="float" office:value="0.38538403959216"/>
          <table:table-cell office:value-type="float" office:value="0.3415623205889407"/>
          <table:table-cell office:value-type="float" office:value="0.36336417083929856"/>
          <table:table-cell office:value-type="float" office:value="0.29069133667143876"/>
          <table:table-cell office:value-type="float" office:value="0.40696787134001433"/>
          <table:table-cell office:value-type="float" office:value="0.42100000000000004"/>
          <table:table-cell office:value-type="float" office:value="0.43"/>
          <table:table-cell office:value-type="float" office:value="0.40600000000000003"/>
          <table:table-cell office:value-type="float" office:value="0.69799999999999995"/>
          <table:table-cell office:value-type="float" office:value="0.44600000000000012"/>
          <table:table-cell office:value-type="float" office:value="0.44599999999999995"/>
          <table:table-cell table:number-columns-repeated="16342"/>
        </table:table-row>
        <table:table-row>
          <table:table-cell/>
          <table:table-cell office:value-type="string" office:string-value="11900"/>
          <table:table-cell office:value-type="string" office:string-value="Sonstige Tiere"/>
          <table:table-cell/>
          <table:table-cell office:value-type="string" office:string-value="Other animals"/>
          <table:table-cell/>
          <table:table-cell office:value-type="string" office:string-value="Autres animaux"/>
          <table:table-cell table:number-columns-repeated="16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42"/>
        </table:table-row>
        <table:table-row>
          <table:table-cell/>
          <table:table-cell office:value-type="string" office:string-value="12000"/>
          <table:table-cell office:value-type="string" office:string-value="TIERISCHE ERZEUGNISSE"/>
          <table:table-cell/>
          <table:table-cell office:value-type="string" office:string-value="ANIMAL PRODUCTS"/>
          <table:table-cell/>
          <table:table-cell office:value-type="string" office:string-value="PRODUITS ANIMAUX"/>
          <table:table-cell table:number-columns-repeated="16"/>
          <table:table-cell office:value-type="float" office:value="65.987078770084949"/>
          <table:table-cell office:value-type="float" office:value="68.090666627907822"/>
          <table:table-cell office:value-type="float" office:value="52.364556005319642"/>
          <table:table-cell office:value-type="float" office:value="53.76997594529189"/>
          <table:table-cell office:value-type="float" office:value="34.236143107345036"/>
          <table:table-cell office:value-type="float" office:value="40.059519051183472"/>
          <table:table-cell office:value-type="float" office:value="97.926934732527627"/>
          <table:table-cell office:value-type="float" office:value="7.6306475876252717"/>
          <table:table-cell office:value-type="float" office:value="7.3105964259500142"/>
          <table:table-cell office:value-type="float" office:value="20.175432221681213"/>
          <table:table-cell office:value-type="float" office:value="45.856558359919482"/>
          <table:table-cell office:value-type="float" office:value="14.716248918991591"/>
          <table:table-cell office:value-type="float" office:value="44.272290575060147"/>
          <table:table-cell office:value-type="float" office:value="42.804000000000009"/>
          <table:table-cell office:value-type="float" office:value="43.565999999999988"/>
          <table:table-cell office:value-type="float" office:value="39.173000000000002"/>
          <table:table-cell office:value-type="float" office:value="20.135000000000002"/>
          <table:table-cell office:value-type="float" office:value="30.961000000000002"/>
          <table:table-cell office:value-type="float" office:value="29.79644084269249"/>
          <table:table-cell table:number-columns-repeated="16342"/>
        </table:table-row>
        <table:table-row>
          <table:table-cell/>
          <table:table-cell office:value-type="string" office:string-value="12100"/>
          <table:table-cell office:value-type="string" office:string-value="Milch"/>
          <table:table-cell/>
          <table:table-cell office:value-type="string" office:string-value="Milk"/>
          <table:table-cell/>
          <table:table-cell office:value-type="string" office:string-value="Lait"/>
          <table:table-cell table:number-columns-repeated="16"/>
          <table:table-cell office:value-type="float" office:value="65.987078770084949"/>
          <table:table-cell office:value-type="float" office:value="68.090666627907822"/>
          <table:table-cell office:value-type="float" office:value="52.364556005319642"/>
          <table:table-cell office:value-type="float" office:value="53.76997594529189"/>
          <table:table-cell office:value-type="float" office:value="34.236143107345036"/>
          <table:table-cell office:value-type="float" office:value="40.059519051183472"/>
          <table:table-cell office:value-type="float" office:value="97.926934732527627"/>
          <table:table-cell office:value-type="float" office:value="6.9329883796138176"/>
          <table:table-cell office:value-type="float" office:value="6.8447635589340345"/>
          <table:table-cell office:value-type="float" office:value="19.599863375071763"/>
          <table:table-cell office:value-type="float" office:value="45.275175686576603"/>
          <table:table-cell office:value-type="float" office:value="14.214806363233359"/>
          <table:table-cell office:value-type="float" office:value="43.814451719802626"/>
          <table:table-cell office:value-type="float" office:value="42.305"/>
          <table:table-cell office:value-type="float" office:value="43.145000000000003"/>
          <table:table-cell office:value-type="float" office:value="38.744999999999997"/>
          <table:table-cell office:value-type="float" office:value="19.500999999999998"/>
          <table:table-cell office:value-type="float" office:value="30.278000000000002"/>
          <table:table-cell office:value-type="float" office:value="29.113440842692494"/>
          <table:table-cell table:number-columns-repeated="16342"/>
        </table:table-row>
        <table:table-row>
          <table:table-cell/>
          <table:table-cell office:value-type="string" office:string-value="12200"/>
          <table:table-cell office:value-type="string" office:string-value="Eier"/>
          <table:table-cell/>
          <table:table-cell office:value-type="string" office:string-value="Eggs"/>
          <table:table-cell/>
          <table:table-cell office:value-type="string" office:string-value="Oeufs"/>
          <table:table-cell table:number-columns-repeated="16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.69765920801145331"/>
          <table:table-cell office:value-type="float" office:value="0.46583286701598076"/>
          <table:table-cell office:value-type="float" office:value="0.57556884660944885"/>
          <table:table-cell office:value-type="float" office:value="0.58138267334287774"/>
          <table:table-cell office:value-type="float" office:value="0.50144255575823216"/>
          <table:table-cell office:value-type="float" office:value="0.45783885525751616"/>
          <table:table-cell office:value-type="float" office:value="0.499"/>
          <table:table-cell office:value-type="float" office:value="0.42100000000000004"/>
          <table:table-cell office:value-type="float" office:value="0.42799999999999994"/>
          <table:table-cell office:value-type="float" office:value="0.63400000000000001"/>
          <table:table-cell office:value-type="float" office:value="0.68299999999999994"/>
          <table:table-cell office:value-type="float" office:value="0.68300000000000005"/>
          <table:table-cell table:number-columns-repeated="16342"/>
        </table:table-row>
        <table:table-row>
          <table:table-cell/>
          <table:table-cell office:value-type="string" office:string-value="12900"/>
          <table:table-cell office:value-type="string" office:string-value="Sonstige tierische Erzeugnisse"/>
          <table:table-cell/>
          <table:table-cell office:value-type="string" office:string-value="Other animal products"/>
          <table:table-cell/>
          <table:table-cell office:value-type="string" office:string-value="Autres produits animaux"/>
          <table:table-cell table:number-columns-repeated="16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42"/>
        </table:table-row>
        <table:table-row>
          <table:table-cell/>
          <table:table-cell office:value-type="string" office:string-value="12910"/>
          <table:table-cell office:value-type="string" office:string-value="Rohwolle"/>
          <table:table-cell/>
          <table:table-cell office:value-type="string" office:string-value="Raw wool"/>
          <table:table-cell/>
          <table:table-cell office:value-type="string" office:string-value="Laine brute"/>
          <table:table-cell table:number-columns-repeated="16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42"/>
        </table:table-row>
        <table:table-row>
          <table:table-cell/>
          <table:table-cell office:value-type="string" office:string-value="12920"/>
          <table:table-cell office:value-type="string" office:string-value="Seidenraupenkokons"/>
          <table:table-cell/>
          <table:table-cell office:value-type="string" office:string-value="Silkworm cocoons"/>
          <table:table-cell/>
          <table:table-cell office:value-type="string" office:string-value="Cocons de vers à soie"/>
          <table:table-cell table:number-columns-repeated="16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table:number-columns-repeated="16342"/>
        </table:table-row>
        <table:table-row>
          <table:table-cell/>
          <table:table-cell office:value-type="string" office:string-value="12930"/>
          <table:table-cell office:value-type="string" office:string-value="Sonstige tierische Erzeugnisse: sonstige"/>
          <table:table-cell/>
          <table:table-cell office:value-type="string" office:string-value="Other animal products: others"/>
          <table:table-cell/>
          <table:table-cell office:value-type="string" office:string-value="Autres produits animaux: autres"/>
          <table:table-cell table:number-columns-repeated="16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42"/>
        </table:table-row>
        <table:table-row>
          <table:table-cell/>
          <table:table-cell office:value-type="string" office:string-value="13000"/>
          <table:table-cell office:value-type="string" office:string-value="TIERISCHE ERZEUGUNG (11+12)"/>
          <table:table-cell/>
          <table:table-cell office:value-type="string" office:string-value="ANIMAL OUTPUT (11+12)"/>
          <table:table-cell/>
          <table:table-cell office:value-type="string" office:string-value="PRODUCTION ANIMALE (11+12)"/>
          <table:table-cell table:number-columns-repeated="16"/>
          <table:table-cell office:value-type="float" office:value="65.987078770084949"/>
          <table:table-cell office:value-type="float" office:value="68.090666627907822"/>
          <table:table-cell office:value-type="float" office:value="52.364556005319642"/>
          <table:table-cell office:value-type="float" office:value="53.76997594529189"/>
          <table:table-cell office:value-type="float" office:value="34.236143107345036"/>
          <table:table-cell office:value-type="float" office:value="40.059519051183472"/>
          <table:table-cell office:value-type="float" office:value="97.926934732527627"/>
          <table:table-cell office:value-type="float" office:value="13.389242967086471"/>
          <table:table-cell office:value-type="float" office:value="12.965196979717012"/>
          <table:table-cell office:value-type="float" office:value="25.48054911593497"/>
          <table:table-cell office:value-type="float" office:value="50.929122184836082"/>
          <table:table-cell office:value-type="float" office:value="19.781545460491412"/>
          <table:table-cell office:value-type="float" office:value="49.541071052229981"/>
          <table:table-cell office:value-type="float" office:value="47.994999999999997"/>
          <table:table-cell office:value-type="float" office:value="48.465000000000003"/>
          <table:table-cell office:value-type="float" office:value="42.763000000000801"/>
          <table:table-cell office:value-type="float" office:value="24.452000032007028"/>
          <table:table-cell office:value-type="float" office:value="35.734999999172189"/>
          <table:table-cell office:value-type="float" office:value="34.512359493888063"/>
          <table:table-cell table:number-columns-repeated="16342"/>
        </table:table-row>
        <table:table-row>
          <table:table-cell/>
          <table:table-cell office:value-type="string" office:string-value="14000"/>
          <table:table-cell office:value-type="string" office:string-value="ERZEUGUNG LANDWIRTSCHAFTLICHER GÜTER (10+13)"/>
          <table:table-cell/>
          <table:table-cell office:value-type="string" office:string-value="AGRICULTURAL GOODS OUTPUT (10+13)"/>
          <table:table-cell/>
          <table:table-cell office:value-type="string" office:string-value="PRODUCTION DE BIENS AGRICOLES (10+13)"/>
          <table:table-cell table:number-columns-repeated="16"/>
          <table:table-cell office:value-type="float" office:value="136.85035936716491"/>
          <table:table-cell office:value-type="float" office:value="119.78285357150645"/>
          <table:table-cell office:value-type="float" office:value="86.389976962711543"/>
          <table:table-cell office:value-type="float" office:value="87.562843833346662"/>
          <table:table-cell office:value-type="float" office:value="62.985516304150345"/>
          <table:table-cell office:value-type="float" office:value="67.042942377709764"/>
          <table:table-cell office:value-type="float" office:value="97.926934732527627"/>
          <table:table-cell office:value-type="float" office:value="19.2641107741293"/>
          <table:table-cell office:value-type="float" office:value="16.784519424840838"/>
          <table:table-cell office:value-type="float" office:value="31.08362639009723"/>
          <table:table-cell office:value-type="float" office:value="56.016222044146204"/>
          <table:table-cell office:value-type="float" office:value="24.432608681684354"/>
          <table:table-cell office:value-type="float" office:value="54.417419949276287"/>
          <table:table-cell office:value-type="float" office:value="52.678320376486674"/>
          <table:table-cell office:value-type="float" office:value="52.882001363099384"/>
          <table:table-cell office:value-type="float" office:value="47.9130000000008"/>
          <table:table-cell office:value-type="float" office:value="30.318000032007028"/>
          <table:table-cell office:value-type="float" office:value="41.094999999172188"/>
          <table:table-cell office:value-type="float" office:value="39.872359493888062"/>
          <table:table-cell table:number-columns-repeated="16342"/>
        </table:table-row>
        <table:table-row>
          <table:table-cell/>
          <table:table-cell office:value-type="string" office:string-value="15000"/>
          <table:table-cell office:value-type="string" office:string-value="ERZEUGUNG LANDWIRTSCHAFTLICHER DIENSTLEISTUNGEN"/>
          <table:table-cell/>
          <table:table-cell office:value-type="string" office:string-value="AGRICULTURAL SERVICES OUTPUT"/>
          <table:table-cell/>
          <table:table-cell office:value-type="string" office:string-value="PRODUCTION DE SERVICES AGRICOLES"/>
          <table:table-cell table:number-columns-repeated="16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42"/>
        </table:table-row>
        <table:table-row>
          <table:table-cell/>
          <table:table-cell office:value-type="string" office:string-value="15100"/>
          <table:table-cell office:value-type="string" office:string-value="LANDWIRTSCHAFTLICHE DIENSTLEISTUNGEN"/>
          <table:table-cell/>
          <table:table-cell office:value-type="string" office:string-value="AGRICULTURAL SERVICES"/>
          <table:table-cell/>
          <table:table-cell office:value-type="string" office:string-value="SERVICES AGRICOLES"/>
          <table:table-cell table:number-columns-repeated="16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42"/>
        </table:table-row>
        <table:table-row>
          <table:table-cell/>
          <table:table-cell office:value-type="string" office:string-value="15200"/>
          <table:table-cell office:value-type="string" office:string-value="VERPACHTUNG VON MILCHQUOTEN"/>
          <table:table-cell/>
          <table:table-cell office:value-type="string" office:string-value="RENTING OF MILK QUOTA"/>
          <table:table-cell/>
          <table:table-cell office:value-type="string" office:string-value="LOCATION DE QUOTAS LAITIERS"/>
          <table:table-cell table:number-columns-repeated="16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42"/>
        </table:table-row>
        <table:table-row>
          <table:table-cell/>
          <table:table-cell office:value-type="string" office:string-value="16000"/>
          <table:table-cell office:value-type="string" office:string-value="LANDWIRTSCHAFTLICHE ERZEUGUNG (14+15)"/>
          <table:table-cell/>
          <table:table-cell office:value-type="string" office:string-value="AGRICULTURAL OUTPUT (14+15)"/>
          <table:table-cell/>
          <table:table-cell office:value-type="string" office:string-value="PRODUCTION AGRICOLE (14+15)"/>
          <table:table-cell table:number-columns-repeated="16"/>
          <table:table-cell office:value-type="float" office:value="136.85035936716491"/>
          <table:table-cell office:value-type="float" office:value="119.78285357150645"/>
          <table:table-cell office:value-type="float" office:value="86.389976962711543"/>
          <table:table-cell office:value-type="float" office:value="87.562843833346662"/>
          <table:table-cell office:value-type="float" office:value="62.985516304150345"/>
          <table:table-cell office:value-type="float" office:value="67.042942377709764"/>
          <table:table-cell office:value-type="float" office:value="97.926934732527627"/>
          <table:table-cell office:value-type="float" office:value="19.2641107741293"/>
          <table:table-cell office:value-type="float" office:value="16.784519424840838"/>
          <table:table-cell office:value-type="float" office:value="31.08362639009723"/>
          <table:table-cell office:value-type="float" office:value="56.016222044146204"/>
          <table:table-cell office:value-type="float" office:value="24.432608681684354"/>
          <table:table-cell office:value-type="float" office:value="54.417419949276287"/>
          <table:table-cell office:value-type="float" office:value="52.678320376486674"/>
          <table:table-cell office:value-type="float" office:value="52.882001363099384"/>
          <table:table-cell office:value-type="float" office:value="47.9130000000008"/>
          <table:table-cell office:value-type="float" office:value="30.318000032007028"/>
          <table:table-cell office:value-type="float" office:value="41.094999999172188"/>
          <table:table-cell office:value-type="float" office:value="39.872359493888062"/>
          <table:table-cell table:number-columns-repeated="16342"/>
        </table:table-row>
        <table:table-row>
          <table:table-cell/>
          <table:table-cell office:value-type="string" office:string-value="17000"/>
          <table:table-cell office:value-type="string" office:string-value="NICHTLANDWIRTSCHAFTLICHE NEBENTÄTIGKEITEN (NICHT TRENNBAR)"/>
          <table:table-cell/>
          <table:table-cell office:value-type="string" office:string-value="SECONDARY ACTIVITIES (INSEPARABLE)"/>
          <table:table-cell/>
          <table:table-cell office:value-type="string" office:string-value="ACTIVITÉS SECONDAIRES NON AGRICOLES (NON SÉPARABLES)"/>
          <table:table-cell table:number-columns-repeated="16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42"/>
        </table:table-row>
        <table:table-row>
          <table:table-cell/>
          <table:table-cell office:value-type="string" office:string-value="17100"/>
          <table:table-cell office:value-type="string" office:string-value="VERARBEITUNG LANDWIRTSCHAFTLICHER ERZEUGNISSE"/>
          <table:table-cell/>
          <table:table-cell office:value-type="string" office:string-value="TRANSFORMATION OF AGRICULTURAL PRODUCTS"/>
          <table:table-cell/>
          <table:table-cell office:value-type="string" office:string-value="TRANSFORMATION DE PRODUITS AGRICOLES"/>
          <table:table-cell table:number-columns-repeated="16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table:number-columns-repeated="16342"/>
        </table:table-row>
        <table:table-row>
          <table:table-cell/>
          <table:table-cell office:value-type="string" office:string-value="17110"/>
          <table:table-cell office:value-type="string" office:string-value="- Getreide"/>
          <table:table-cell/>
          <table:table-cell office:value-type="string" office:string-value="- cereals"/>
          <table:table-cell/>
          <table:table-cell office:value-type="string" office:string-value="- de céréales"/>
          <table:table-cell table:number-columns-repeated="16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table:number-columns-repeated="16342"/>
        </table:table-row>
        <table:table-row>
          <table:table-cell/>
          <table:table-cell office:value-type="string" office:string-value="17120"/>
          <table:table-cell office:value-type="string" office:string-value="- Gemüse"/>
          <table:table-cell/>
          <table:table-cell office:value-type="string" office:string-value="- vegetables"/>
          <table:table-cell/>
          <table:table-cell office:value-type="string" office:string-value="- de légumes"/>
          <table:table-cell table:number-columns-repeated="16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table:number-columns-repeated="16342"/>
        </table:table-row>
        <table:table-row>
          <table:table-cell/>
          <table:table-cell office:value-type="string" office:string-value="17130"/>
          <table:table-cell office:value-type="string" office:string-value="- Obst"/>
          <table:table-cell/>
          <table:table-cell office:value-type="string" office:string-value="- fruits"/>
          <table:table-cell/>
          <table:table-cell office:value-type="string" office:string-value="- de fruits"/>
          <table:table-cell table:number-columns-repeated="16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table:number-columns-repeated="16342"/>
        </table:table-row>
        <table:table-row>
          <table:table-cell/>
          <table:table-cell office:value-type="string" office:string-value="17140"/>
          <table:table-cell office:value-type="string" office:string-value="- Wein"/>
          <table:table-cell/>
          <table:table-cell office:value-type="string" office:string-value="- wine"/>
          <table:table-cell/>
          <table:table-cell office:value-type="string" office:string-value="- de vin"/>
          <table:table-cell table:number-columns-repeated="16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table:number-columns-repeated="16342"/>
        </table:table-row>
        <table:table-row>
          <table:table-cell/>
          <table:table-cell office:value-type="string" office:string-value="17150"/>
          <table:table-cell office:value-type="string" office:string-value="- Tiere"/>
          <table:table-cell/>
          <table:table-cell office:value-type="string" office:string-value="- animals"/>
          <table:table-cell/>
          <table:table-cell office:value-type="string" office:string-value="- d'animaux"/>
          <table:table-cell table:number-columns-repeated="16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table:number-columns-repeated="16342"/>
        </table:table-row>
        <table:table-row>
          <table:table-cell/>
          <table:table-cell office:value-type="string" office:string-value="17160"/>
          <table:table-cell office:value-type="string" office:string-value="- Tierische Erzeugnisse"/>
          <table:table-cell/>
          <table:table-cell office:value-type="string" office:string-value="- animal products"/>
          <table:table-cell/>
          <table:table-cell office:value-type="string" office:string-value="- de produits animaux"/>
          <table:table-cell table:number-columns-repeated="16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table:number-columns-repeated="16342"/>
        </table:table-row>
        <table:table-row>
          <table:table-cell/>
          <table:table-cell office:value-type="string" office:string-value="17161"/>
          <table:table-cell office:value-type="string" office:string-value="- Milch"/>
          <table:table-cell/>
          <table:table-cell office:value-type="string" office:string-value="- milk"/>
          <table:table-cell/>
          <table:table-cell office:value-type="string" office:string-value="- de lait"/>
          <table:table-cell table:number-columns-repeated="16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table:number-columns-repeated="16342"/>
        </table:table-row>
        <table:table-row>
          <table:table-cell/>
          <table:table-cell office:value-type="string" office:string-value="17162"/>
          <table:table-cell office:value-type="string" office:string-value="- Sonstige tierische Erzeugnisse"/>
          <table:table-cell/>
          <table:table-cell office:value-type="string" office:string-value="- other animal products"/>
          <table:table-cell/>
          <table:table-cell office:value-type="string" office:string-value="- d’autres produits animaux"/>
          <table:table-cell table:number-columns-repeated="16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table:number-columns-repeated="16342"/>
        </table:table-row>
        <table:table-row>
          <table:table-cell/>
          <table:table-cell office:value-type="string" office:string-value="17190"/>
          <table:table-cell office:value-type="string" office:string-value="- Sonstige"/>
          <table:table-cell/>
          <table:table-cell office:value-type="string" office:string-value="- other"/>
          <table:table-cell/>
          <table:table-cell office:value-type="string" office:string-value="- autres"/>
          <table:table-cell table:number-columns-repeated="16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table:number-columns-repeated="16342"/>
        </table:table-row>
        <table:table-row>
          <table:table-cell/>
          <table:table-cell office:value-type="string" office:string-value="17900"/>
          <table:table-cell office:value-type="string" office:string-value="SONSTIGE NICHT TRENNBARE NEBENTÄTIGKEITEN (WAREN UND DIENSTLEISTUNGEN)"/>
          <table:table-cell/>
          <table:table-cell office:value-type="string" office:string-value="OTHER NON-SEPARABLE SECONDARY ACTIVITIES (GOODS AND SERVICES)"/>
          <table:table-cell/>
          <table:table-cell office:value-type="string" office:string-value="AUTRES ACTIVITÉS SECONDAIRES NON SÉPARABLES (BIENS ET SERVICES)"/>
          <table:table-cell table:number-columns-repeated="16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42"/>
        </table:table-row>
        <table:table-row>
          <table:table-cell/>
          <table:table-cell office:value-type="string" office:string-value="18000"/>
          <table:table-cell office:value-type="string" office:string-value="ERZEUGUNG DES LANDWIRTSCHAFTLICHEN WIRTSCHAFTSBEREICHS (16+17)"/>
          <table:table-cell/>
          <table:table-cell office:value-type="string" office:string-value="OUTPUT OF THE AGRICULTURAL ‘INDUSTRY’ (16+17)"/>
          <table:table-cell/>
          <table:table-cell office:value-type="string" office:string-value="PRODUCTION DE LA BRANCHE AGRICOLE (16+17)"/>
          <table:table-cell table:number-columns-repeated="16"/>
          <table:table-cell office:value-type="float" office:value="136.85035936716491"/>
          <table:table-cell office:value-type="float" office:value="119.78285357150645"/>
          <table:table-cell office:value-type="float" office:value="86.389976962711543"/>
          <table:table-cell office:value-type="float" office:value="87.562843833346662"/>
          <table:table-cell office:value-type="float" office:value="62.985516304150345"/>
          <table:table-cell office:value-type="float" office:value="67.042942377709764"/>
          <table:table-cell office:value-type="float" office:value="97.926934732527627"/>
          <table:table-cell office:value-type="float" office:value="19.2641107741293"/>
          <table:table-cell office:value-type="float" office:value="16.784519424840838"/>
          <table:table-cell office:value-type="float" office:value="31.08362639009723"/>
          <table:table-cell office:value-type="float" office:value="56.016222044146204"/>
          <table:table-cell office:value-type="float" office:value="24.432608681684354"/>
          <table:table-cell office:value-type="float" office:value="54.417419949276287"/>
          <table:table-cell office:value-type="float" office:value="52.678320376486674"/>
          <table:table-cell office:value-type="float" office:value="52.882001363099384"/>
          <table:table-cell office:value-type="float" office:value="47.9130000000008"/>
          <table:table-cell office:value-type="float" office:value="30.318000032007028"/>
          <table:table-cell office:value-type="float" office:value="41.094999999172188"/>
          <table:table-cell office:value-type="float" office:value="39.872359493888062"/>
          <table:table-cell table:number-columns-repeated="16342"/>
        </table:table-row>
        <table:table-row>
          <table:table-cell/>
          <table:table-cell office:value-type="string" office:string-value="19000"/>
          <table:table-cell office:value-type="string" office:string-value="VORLEISTUNGEN INSGESAMT"/>
          <table:table-cell/>
          <table:table-cell office:value-type="string" office:string-value="TOTAL INTERMEDIATE CONSUMPTION"/>
          <table:table-cell/>
          <table:table-cell office:value-type="string" office:string-value="CONSOMMATIONS INTERMÉDIAIRES"/>
          <table:table-cell table:number-columns-repeated="16"/>
          <table:table-cell office:value-type="float" office:value="72.709170584943649"/>
          <table:table-cell office:value-type="float" office:value="85.440579057142656"/>
          <table:table-cell office:value-type="float" office:value="81.972050027979023"/>
          <table:table-cell office:value-type="float" office:value="100.5428660712339"/>
          <table:table-cell office:value-type="float" office:value="72.563824916607928"/>
          <table:table-cell office:value-type="float" office:value="88.87887618729242"/>
          <table:table-cell office:value-type="float" office:value="72.536209239624128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42"/>
        </table:table-row>
        <table:table-row>
          <table:table-cell/>
          <table:table-cell office:value-type="string" office:string-value="19010"/>
          <table:table-cell office:value-type="string" office:string-value="SAAT- UND PFLANZGUT"/>
          <table:table-cell/>
          <table:table-cell office:value-type="string" office:string-value="SEEDS AND PLANTING STOCK"/>
          <table:table-cell/>
          <table:table-cell office:value-type="string" office:string-value="SEMENCES ET PLANTS"/>
          <table:table-cell table:number-columns-repeated="16"/>
          <table:table-cell office:value-type="float" office:value="8.2483666780520757"/>
          <table:table-cell office:value-type="float" office:value="9.9634455644135649"/>
          <table:table-cell office:value-type="float" office:value="6.0173106690987828"/>
          <table:table-cell office:value-type="float" office:value="4.9780891404983914"/>
          <table:table-cell office:value-type="float" office:value="5.0507619746662513"/>
          <table:table-cell office:value-type="float" office:value="3.851660210896565"/>
          <table:table-cell office:value-type="float" office:value="7.267283416785969E-2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42"/>
        </table:table-row>
        <table:table-row>
          <table:table-cell/>
          <table:table-cell office:value-type="string" office:string-value="19011"/>
          <table:table-cell office:value-type="string" office:string-value="- bei landwirtschaftlichen Einheiten gekauftes Saat- und Pflanzgut"/>
          <table:table-cell/>
          <table:table-cell office:value-type="string" office:string-value="- seeds and planting stock supplied by other agricultural holdings"/>
          <table:table-cell/>
          <table:table-cell office:value-type="string" office:string-value="- semences et plants achetés à d'autres unités agricoles"/>
          <table:table-cell table:number-columns-repeated="16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table:number-columns-repeated="16342"/>
        </table:table-row>
        <table:table-row>
          <table:table-cell/>
          <table:table-cell office:value-type="string" office:string-value="19012"/>
          <table:table-cell office:value-type="string" office:string-value="- außerhalb des Wirtschaftsbereichs gekauftes Saat- und Pflanzgut"/>
          <table:table-cell/>
          <table:table-cell office:value-type="string" office:string-value="- seeds and planting stock purchased from outside the agricultural ‘industry’"/>
          <table:table-cell/>
          <table:table-cell office:value-type="string" office:string-value="- semences et plants achetés en dehors de la branche"/>
          <table:table-cell table:number-columns-repeated="16"/>
          <table:table-cell office:value-type="float" office:value="8.2483666780520757"/>
          <table:table-cell office:value-type="float" office:value="9.9634455644135649"/>
          <table:table-cell office:value-type="float" office:value="6.0173106690987828"/>
          <table:table-cell office:value-type="float" office:value="4.9780891404983914"/>
          <table:table-cell office:value-type="float" office:value="5.0507619746662513"/>
          <table:table-cell office:value-type="float" office:value="3.851660210896565"/>
          <table:table-cell office:value-type="float" office:value="7.267283416785969E-2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42"/>
        </table:table-row>
        <table:table-row>
          <table:table-cell/>
          <table:table-cell office:value-type="string" office:string-value="19020"/>
          <table:table-cell office:value-type="string" office:string-value="ENERGIE; SCHMIERSTOFFE"/>
          <table:table-cell/>
          <table:table-cell office:value-type="string" office:string-value="ENERGY; LUBRICANTS"/>
          <table:table-cell/>
          <table:table-cell office:value-type="string" office:string-value="ÉNERGIE, LUBRIFIANTS"/>
          <table:table-cell table:number-columns-repeated="16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42"/>
        </table:table-row>
        <table:table-row>
          <table:table-cell/>
          <table:table-cell office:value-type="string" office:string-value="19021"/>
          <table:table-cell office:value-type="string" office:string-value="- Strom"/>
          <table:table-cell/>
          <table:table-cell office:value-type="string" office:string-value="- electricity"/>
          <table:table-cell/>
          <table:table-cell office:value-type="string" office:string-value="- électricité"/>
          <table:table-cell table:number-columns-repeated="16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42"/>
        </table:table-row>
        <table:table-row>
          <table:table-cell/>
          <table:table-cell office:value-type="string" office:string-value="19022"/>
          <table:table-cell office:value-type="string" office:string-value="- Gas"/>
          <table:table-cell/>
          <table:table-cell office:value-type="string" office:string-value="- gas"/>
          <table:table-cell/>
          <table:table-cell office:value-type="string" office:string-value="- gaz"/>
          <table:table-cell table:number-columns-repeated="16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42"/>
        </table:table-row>
        <table:table-row>
          <table:table-cell/>
          <table:table-cell office:value-type="string" office:string-value="19023"/>
          <table:table-cell office:value-type="string" office:string-value="- Sonstige Brenn- und Treibstoffe"/>
          <table:table-cell/>
          <table:table-cell office:value-type="string" office:string-value="- other fuels and propellants"/>
          <table:table-cell/>
          <table:table-cell office:value-type="string" office:string-value="- autres combustibles et carburants"/>
          <table:table-cell table:number-columns-repeated="16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42"/>
        </table:table-row>
        <table:table-row>
          <table:table-cell/>
          <table:table-cell office:value-type="string" office:string-value="19029"/>
          <table:table-cell office:value-type="string" office:string-value="- Sonstige"/>
          <table:table-cell/>
          <table:table-cell office:value-type="string" office:string-value="- other"/>
          <table:table-cell/>
          <table:table-cell office:value-type="string" office:string-value="- autres"/>
          <table:table-cell table:number-columns-repeated="16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42"/>
        </table:table-row>
        <table:table-row>
          <table:table-cell/>
          <table:table-cell office:value-type="string" office:string-value="19030"/>
          <table:table-cell office:value-type="string" office:string-value="DÜNGE- UND BODENVERBESSERUNGSMITTEL"/>
          <table:table-cell/>
          <table:table-cell office:value-type="string" office:string-value="FERTILISERS AND SOIL IMPROVERS"/>
          <table:table-cell/>
          <table:table-cell office:value-type="string" office:string-value="ENGRAIS ET AMENDEMENTS"/>
          <table:table-cell table:number-columns-repeated="16"/>
          <table:table-cell office:value-type="float" office:value="64.460803906891584"/>
          <table:table-cell office:value-type="float" office:value="75.477133492729081"/>
          <table:table-cell office:value-type="float" office:value="75.954739358880246"/>
          <table:table-cell office:value-type="float" office:value="95.564776930735519"/>
          <table:table-cell office:value-type="float" office:value="67.513062941941669"/>
          <table:table-cell office:value-type="float" office:value="85.027215976395865"/>
          <table:table-cell office:value-type="float" office:value="72.463536405456267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42"/>
        </table:table-row>
        <table:table-row>
          <table:table-cell/>
          <table:table-cell office:value-type="string" office:string-value="19031"/>
          <table:table-cell office:value-type="string" office:string-value="- bei landwirtschaftlichen Einheiten gekaufter Dünger"/>
          <table:table-cell/>
          <table:table-cell office:value-type="string" office:string-value="- fertilisers supplied by other agricultural holdings"/>
          <table:table-cell/>
          <table:table-cell office:value-type="string" office:string-value="- engrais achetés à d'autres unités agricoles"/>
          <table:table-cell table:number-columns-repeated="16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42"/>
        </table:table-row>
        <table:table-row>
          <table:table-cell/>
          <table:table-cell office:value-type="string" office:string-value="19032"/>
          <table:table-cell office:value-type="string" office:string-value="- außerhalb des Wirtschaftsbereichs gekaufter Dünger"/>
          <table:table-cell/>
          <table:table-cell office:value-type="string" office:string-value="- fertilisers purchased from outside the agricultural ‘industry’"/>
          <table:table-cell/>
          <table:table-cell office:value-type="string" office:string-value="- engrais achetés hors de la branche"/>
          <table:table-cell table:number-columns-repeated="16"/>
          <table:table-cell office:value-type="float" office:value="64.460803906891584"/>
          <table:table-cell office:value-type="float" office:value="75.477133492729081"/>
          <table:table-cell office:value-type="float" office:value="75.954739358880246"/>
          <table:table-cell office:value-type="float" office:value="95.564776930735519"/>
          <table:table-cell office:value-type="float" office:value="67.513062941941669"/>
          <table:table-cell office:value-type="float" office:value="85.027215976395865"/>
          <table:table-cell office:value-type="float" office:value="72.463536405456267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42"/>
        </table:table-row>
        <table:table-row>
          <table:table-cell/>
          <table:table-cell office:value-type="string" office:string-value="19040"/>
          <table:table-cell office:value-type="string" office:string-value="PFLANZENBEHANDLUNGS- UND SCHÄDLINGSBEKÄMPFUNGSMITTEL"/>
          <table:table-cell/>
          <table:table-cell office:value-type="string" office:string-value="PLANT PROTECTION PRODUCTS, HERBICIDES, INSECTICIDES AND PESTICIDES"/>
          <table:table-cell/>
          <table:table-cell office:value-type="string" office:string-value="PRODUITS DE PROTECTION DES CULTURES ET ANTIPARASITAIRES"/>
          <table:table-cell table:number-columns-repeated="16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42"/>
        </table:table-row>
        <table:table-row>
          <table:table-cell/>
          <table:table-cell office:value-type="string" office:string-value="19050"/>
          <table:table-cell office:value-type="string" office:string-value="TIERARZT UND MEDIKAMENTE"/>
          <table:table-cell/>
          <table:table-cell office:value-type="string" office:string-value="VETERINARY EXPENSES"/>
          <table:table-cell/>
          <table:table-cell office:value-type="string" office:string-value="DÉPENSES VÉTÉRINAIRES"/>
          <table:table-cell table:number-columns-repeated="16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42"/>
        </table:table-row>
        <table:table-row>
          <table:table-cell/>
          <table:table-cell office:value-type="string" office:string-value="19060"/>
          <table:table-cell office:value-type="string" office:string-value="FUTTERMITTEL"/>
          <table:table-cell/>
          <table:table-cell office:value-type="string" office:string-value="FEEDINGSTUFFS"/>
          <table:table-cell/>
          <table:table-cell office:value-type="string" office:string-value="ALIMENTS POUR ANIMAUX"/>
          <table:table-cell table:number-columns-repeated="16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42"/>
        </table:table-row>
        <table:table-row>
          <table:table-cell/>
          <table:table-cell office:value-type="string" office:string-value="19061"/>
          <table:table-cell office:value-type="string" office:string-value="- bei landwirtschaftlichen Einheiten gekaufte Futtermittel"/>
          <table:table-cell/>
          <table:table-cell office:value-type="string" office:string-value="- feedingstuffs supplied by other agricultural holdings"/>
          <table:table-cell/>
          <table:table-cell office:value-type="string" office:string-value="- aliments pour animaux achetés à d'autres unités agricoles"/>
          <table:table-cell table:number-columns-repeated="16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42"/>
        </table:table-row>
        <table:table-row>
          <table:table-cell/>
          <table:table-cell office:value-type="string" office:string-value="19062"/>
          <table:table-cell office:value-type="string" office:string-value="- außerhalb des Wirtschaftsbereichs gekaufte Futtermittel"/>
          <table:table-cell/>
          <table:table-cell office:value-type="string" office:string-value="- feedingstuffs purchased from outside the agricultural ‘industry’"/>
          <table:table-cell/>
          <table:table-cell office:value-type="string" office:string-value="- aliments pour animaux achetés hors de la branche agricole"/>
          <table:table-cell table:number-columns-repeated="16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42"/>
        </table:table-row>
        <table:table-row>
          <table:table-cell/>
          <table:table-cell office:value-type="string" office:string-value="19063"/>
          <table:table-cell office:value-type="string" office:string-value="- innerbetrieblich erzeugte und verbrauchte Futtermittel"/>
          <table:table-cell/>
          <table:table-cell office:value-type="string" office:string-value="- feedingstuffs produced and consumed by the same holding"/>
          <table:table-cell/>
          <table:table-cell office:value-type="string" office:string-value="- aliments pour animaux produits et consommés au sein de l'exploitation"/>
          <table:table-cell table:number-columns-repeated="16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42"/>
        </table:table-row>
        <table:table-row>
          <table:table-cell/>
          <table:table-cell office:value-type="string" office:string-value="19070"/>
          <table:table-cell office:value-type="string" office:string-value="INSTANDHALTUNG VON MASCHINEN UND GERÄTEN"/>
          <table:table-cell/>
          <table:table-cell office:value-type="string" office:string-value="MAINTENANCE OF MATERIALS"/>
          <table:table-cell/>
          <table:table-cell office:value-type="string" office:string-value="ENTRETIEN DU MATÉRIEL"/>
          <table:table-cell table:number-columns-repeated="16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42"/>
        </table:table-row>
        <table:table-row>
          <table:table-cell/>
          <table:table-cell office:value-type="string" office:string-value="19080"/>
          <table:table-cell office:value-type="string" office:string-value="INSTANDHALTUNG VON BAULICHEN ANLAGEN"/>
          <table:table-cell/>
          <table:table-cell office:value-type="string" office:string-value="MAINTENANCE OF BUILDINGS"/>
          <table:table-cell/>
          <table:table-cell office:value-type="string" office:string-value="ENTRETIEN DES BÂTIMENTS"/>
          <table:table-cell table:number-columns-repeated="16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42"/>
        </table:table-row>
        <table:table-row>
          <table:table-cell/>
          <table:table-cell office:value-type="string" office:string-value="19090"/>
          <table:table-cell office:value-type="string" office:string-value="LANDWIRTSCHAFTLICHE DIENSTLEISTUNGEN"/>
          <table:table-cell/>
          <table:table-cell office:value-type="string" office:string-value="AGRICULTURAL SERVICES"/>
          <table:table-cell/>
          <table:table-cell office:value-type="string" office:string-value="SERVICES AGRICOLES"/>
          <table:table-cell table:number-columns-repeated="16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42"/>
        </table:table-row>
        <table:table-row>
          <table:table-cell/>
          <table:table-cell office:value-type="string" office:string-value="19095"/>
          <table:table-cell office:value-type="string" office:string-value="UNTERSTELLTE BANKGEBÜHR (FISIM)"/>
          <table:table-cell table:number-columns-repeated="2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42"/>
        </table:table-row>
        <table:table-row>
          <table:table-cell/>
          <table:table-cell office:value-type="string" office:string-value="19900"/>
          <table:table-cell office:value-type="string" office:string-value="ANDERE GÜTER UND DIENSTLEISTUNGEN"/>
          <table:table-cell/>
          <table:table-cell office:value-type="string" office:string-value="OTHER GOODS AND SERVICES"/>
          <table:table-cell/>
          <table:table-cell office:value-type="string" office:string-value="AUTRES BIENS ET SERVICES"/>
          <table:table-cell table:number-columns-repeated="16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42"/>
        </table:table-row>
        <table:table-row>
          <table:table-cell/>
          <table:table-cell office:value-type="string" office:string-value="20000"/>
          <table:table-cell table:number-columns-repeated="16382"/>
        </table:table-row>
        <table:table-row table:number-rows-repeated="1048444">
          <table:table-cell table:number-columns-repeated="16382"/>
        </table:table-row>
      </table:table>
      <table:table table:name="'file://DatenR/R/PROJEKTE/LFGR/LGR/Current/LGR_DieKleine_Stand30.01.07.xls'#Opt1-EAA_basic_prices9" table:style-name="ta3">
        <table:table-source xlink:href="file://DatenR/R/PROJEKTE/LFGR/LGR/Current/LGR_DieKleine_Stand30.01.07.xls" table:table-name="Opt1-EAA_basic_prices9" table:mode="copy-results-only"/>
        <table:table-column/>
        <table:table-row table:number-rows-repeated="11">
          <table:table-cell table:number-columns-repeated="16384"/>
        </table:table-row>
        <table:table-row>
          <table:table-cell/>
          <table:table-cell office:value-type="string" office:string-value="01000"/>
          <table:table-cell office:value-type="string" office:string-value="GETREIDE (einschl. Saatgut)"/>
          <table:table-cell/>
          <table:table-cell office:value-type="string" office:string-value="CEREALS (including seeds)"/>
          <table:table-cell/>
          <table:table-cell office:value-type="string" office:string-value="CEREALES (y.c. semences)"/>
          <table:table-cell table:number-columns-repeated="16"/>
          <table:table-cell office:value-type="float" office:value="1132.1159796428353"/>
          <table:table-cell office:value-type="float" office:value="1059.3774839967616"/>
          <table:table-cell office:value-type="float" office:value="1135.5389377495715"/>
          <table:table-cell office:value-type="float" office:value="1048.6750483976775"/>
          <table:table-cell office:value-type="float" office:value="871.66179416752584"/>
          <table:table-cell office:value-type="float" office:value="844.71535584883907"/>
          <table:table-cell office:value-type="float" office:value="893.69962596983896"/>
          <table:table-cell office:value-type="float" office:value="952.92391963020907"/>
          <table:table-cell office:value-type="float" office:value="882.12102771047353"/>
          <table:table-cell office:value-type="float" office:value="841.2724648885785"/>
          <table:table-cell office:value-type="float" office:value="756.54646840440353"/>
          <table:table-cell office:value-type="float" office:value="718.46938750646359"/>
          <table:table-cell office:value-type="float" office:value="724.33270982706824"/>
          <table:table-cell office:value-type="float" office:value="758.0278649771783"/>
          <table:table-cell office:value-type="float" office:value="723.53776964050394"/>
          <table:table-cell office:value-type="float" office:value="729.81164276764503"/>
          <table:table-cell office:value-type="float" office:value="723.93671288936616"/>
          <table:table-cell office:value-type="float" office:value="401.62868916243906"/>
          <table:table-cell office:value-type="float" office:value="462.21626766501453"/>
          <table:table-cell table:number-columns-repeated="16342"/>
        </table:table-row>
        <table:table-row>
          <table:table-cell/>
          <table:table-cell office:value-type="string" office:string-value="01100"/>
          <table:table-cell office:value-type="string" office:string-value="Weizen und Spelz"/>
          <table:table-cell/>
          <table:table-cell office:value-type="string" office:string-value="Wheat and spelt"/>
          <table:table-cell/>
          <table:table-cell office:value-type="string" office:string-value="Blé et épeautre"/>
          <table:table-cell table:number-columns-repeated="16"/>
          <table:table-cell office:value-type="float" office:value="365.16068802897877"/>
          <table:table-cell office:value-type="float" office:value="318.00619880083963"/>
          <table:table-cell office:value-type="float" office:value="338.41952513379692"/>
          <table:table-cell office:value-type="float" office:value="315.7309342527173"/>
          <table:table-cell office:value-type="float" office:value="294.3772105053983"/>
          <table:table-cell office:value-type="float" office:value="233.21402528660221"/>
          <table:table-cell office:value-type="float" office:value="310.28830208760405"/>
          <table:table-cell office:value-type="float" office:value="312.57414694052926"/>
          <table:table-cell office:value-type="float" office:value="265.84571853710474"/>
          <table:table-cell office:value-type="float" office:value="256.35470569577757"/>
          <table:table-cell office:value-type="float" office:value="239.42884349827634"/>
          <table:table-cell office:value-type="float" office:value="229.98867050485319"/>
          <table:table-cell office:value-type="float" office:value="236.18716692743803"/>
          <table:table-cell office:value-type="float" office:value="255.00825460815949"/>
          <table:table-cell office:value-type="float" office:value="238.23371684292576"/>
          <table:table-cell office:value-type="float" office:value="211.67798448326403"/>
          <table:table-cell office:value-type="float" office:value="243.39651519379737"/>
          <table:table-cell office:value-type="float" office:value="110.38736337766372"/>
          <table:table-cell office:value-type="float" office:value="142.09324851647975"/>
          <table:table-cell table:number-columns-repeated="16342"/>
        </table:table-row>
        <table:table-row>
          <table:table-cell/>
          <table:table-cell office:value-type="string" office:string-value="01110"/>
          <table:table-cell office:value-type="string" office:string-value="Weichweizen und Spelz"/>
          <table:table-cell/>
          <table:table-cell office:value-type="string" office:string-value="Soft wheat and spelt"/>
          <table:table-cell/>
          <table:table-cell office:value-type="string" office:string-value="Blé tendre et épeautre"/>
          <table:table-cell table:number-columns-repeated="16"/>
          <table:table-cell office:value-type="float" office:value="344.65572405081832"/>
          <table:table-cell office:value-type="float" office:value="295.97932012006953"/>
          <table:table-cell office:value-type="float" office:value="312.55085157554947"/>
          <table:table-cell office:value-type="float" office:value="297.22927935247776"/>
          <table:table-cell office:value-type="float" office:value="277.49768906000531"/>
          <table:table-cell office:value-type="float" office:value="221.46244415809326"/>
          <table:table-cell office:value-type="float" office:value="297.50918533213735"/>
          <table:table-cell office:value-type="float" office:value="300.55639947466398"/>
          <table:table-cell office:value-type="float" office:value="254.06168775421295"/>
          <table:table-cell office:value-type="float" office:value="243.9987445141731"/>
          <table:table-cell office:value-type="float" office:value="222.92510125985996"/>
          <table:table-cell office:value-type="float" office:value="210.51577193039583"/>
          <table:table-cell office:value-type="float" office:value="223.65815060004022"/>
          <table:table-cell office:value-type="float" office:value="242.63591019320219"/>
          <table:table-cell office:value-type="float" office:value="225.1112542554169"/>
          <table:table-cell office:value-type="float" office:value="197.66104435432584"/>
          <table:table-cell office:value-type="float" office:value="228.03694446139622"/>
          <table:table-cell office:value-type="float" office:value="103.17197951594446"/>
          <table:table-cell office:value-type="float" office:value="132.26662297163776"/>
          <table:table-cell table:number-columns-repeated="16342"/>
        </table:table-row>
        <table:table-row>
          <table:table-cell/>
          <table:table-cell office:value-type="string" office:string-value="01120"/>
          <table:table-cell office:value-type="string" office:string-value="Hartweizen"/>
          <table:table-cell/>
          <table:table-cell office:value-type="string" office:string-value="Durum wheat"/>
          <table:table-cell/>
          <table:table-cell office:value-type="string" office:string-value="Blé dur"/>
          <table:table-cell table:number-columns-repeated="16"/>
          <table:table-cell office:value-type="float" office:value="20.504963978160426"/>
          <table:table-cell office:value-type="float" office:value="22.026878680770043"/>
          <table:table-cell office:value-type="float" office:value="25.868673558247512"/>
          <table:table-cell office:value-type="float" office:value="18.501654900239583"/>
          <table:table-cell office:value-type="float" office:value="16.879521445392967"/>
          <table:table-cell office:value-type="float" office:value="11.751581128508905"/>
          <table:table-cell office:value-type="float" office:value="12.779116755466751"/>
          <table:table-cell office:value-type="float" office:value="12.017747465865298"/>
          <table:table-cell office:value-type="float" office:value="11.784030782891852"/>
          <table:table-cell office:value-type="float" office:value="12.355961181604528"/>
          <table:table-cell office:value-type="float" office:value="16.503742238416361"/>
          <table:table-cell office:value-type="float" office:value="19.472898574457375"/>
          <table:table-cell office:value-type="float" office:value="12.529016327397784"/>
          <table:table-cell office:value-type="float" office:value="12.372344414957331"/>
          <table:table-cell office:value-type="float" office:value="13.122462587508894"/>
          <table:table-cell office:value-type="float" office:value="14.016940128938177"/>
          <table:table-cell office:value-type="float" office:value="15.359570732401176"/>
          <table:table-cell office:value-type="float" office:value="7.2153838617192507"/>
          <table:table-cell office:value-type="float" office:value="9.8266255448420097"/>
          <table:table-cell table:number-columns-repeated="16342"/>
        </table:table-row>
        <table:table-row>
          <table:table-cell/>
          <table:table-cell office:value-type="string" office:string-value="01200"/>
          <table:table-cell office:value-type="string" office:string-value="Roggen und Wintermenggetreide"/>
          <table:table-cell/>
          <table:table-cell office:value-type="string" office:string-value="Rye and meslin"/>
          <table:table-cell/>
          <table:table-cell office:value-type="string" office:string-value="Seigle et méteil"/>
          <table:table-cell table:number-columns-repeated="16"/>
          <table:table-cell office:value-type="float" office:value="75.156324305338316"/>
          <table:table-cell office:value-type="float" office:value="82.730475416589158"/>
          <table:table-cell office:value-type="float" office:value="89.350584783770145"/>
          <table:table-cell office:value-type="float" office:value="76.632988559057011"/>
          <table:table-cell office:value-type="float" office:value="58.106433392873072"/>
          <table:table-cell office:value-type="float" office:value="62.367019617739125"/>
          <table:table-cell office:value-type="float" office:value="71.509589752927852"/>
          <table:table-cell office:value-type="float" office:value="63.124313939403805"/>
          <table:table-cell office:value-type="float" office:value="37.231219467572899"/>
          <table:table-cell office:value-type="float" office:value="40.938592428733365"/>
          <table:table-cell office:value-type="float" office:value="41.607820664054664"/>
          <table:table-cell office:value-type="float" office:value="37.104249492406346"/>
          <table:table-cell office:value-type="float" office:value="34.489706045195035"/>
          <table:table-cell office:value-type="float" office:value="37.779775720452747"/>
          <table:table-cell office:value-type="float" office:value="31.446638331248561"/>
          <table:table-cell office:value-type="float" office:value="27.198162229301342"/>
          <table:table-cell office:value-type="float" office:value="32.969140768281001"/>
          <table:table-cell office:value-type="float" office:value="12.166425664618707"/>
          <table:table-cell office:value-type="float" office:value="9.7584521489079492"/>
          <table:table-cell table:number-columns-repeated="16342"/>
        </table:table-row>
        <table:table-row>
          <table:table-cell/>
          <table:table-cell office:value-type="string" office:string-value="01300"/>
          <table:table-cell office:value-type="string" office:string-value="Gerste"/>
          <table:table-cell/>
          <table:table-cell office:value-type="string" office:string-value="Barley"/>
          <table:table-cell/>
          <table:table-cell office:value-type="string" office:string-value="Orge"/>
          <table:table-cell table:number-columns-repeated="16"/>
          <table:table-cell office:value-type="float" office:value="282.66350047473782"/>
          <table:table-cell office:value-type="float" office:value="297.22573176971594"/>
          <table:table-cell office:value-type="float" office:value="320.68186990240531"/>
          <table:table-cell office:value-type="float" office:value="294.77752691629456"/>
          <table:table-cell office:value-type="float" office:value="264.71655915689001"/>
          <table:table-cell office:value-type="float" office:value="211.96837577020366"/>
          <table:table-cell office:value-type="float" office:value="225.31937006386477"/>
          <table:table-cell office:value-type="float" office:value="208.62604950071284"/>
          <table:table-cell office:value-type="float" office:value="225.92272466170527"/>
          <table:table-cell office:value-type="float" office:value="228.92158533748426"/>
          <table:table-cell office:value-type="float" office:value="200.5287870923041"/>
          <table:table-cell office:value-type="float" office:value="180.5626443450557"/>
          <table:table-cell office:value-type="float" office:value="150.35207839146167"/>
          <table:table-cell office:value-type="float" office:value="169.35329473740134"/>
          <table:table-cell office:value-type="float" office:value="143.6112937247739"/>
          <table:table-cell office:value-type="float" office:value="149.72323672223621"/>
          <table:table-cell office:value-type="float" office:value="148.34889218945122"/>
          <table:table-cell office:value-type="float" office:value="72.569307164145755"/>
          <table:table-cell office:value-type="float" office:value="81.442350960300132"/>
          <table:table-cell table:number-columns-repeated="16342"/>
        </table:table-row>
        <table:table-row>
          <table:table-cell/>
          <table:table-cell office:value-type="string" office:string-value="01400"/>
          <table:table-cell office:value-type="string" office:string-value="Hafer und Sommermenggetreide"/>
          <table:table-cell/>
          <table:table-cell office:value-type="string" office:string-value="Oats and summer cereal mixtures"/>
          <table:table-cell/>
          <table:table-cell office:value-type="string" office:string-value="Avoine et mélange de céréales d'été"/>
          <table:table-cell table:number-columns-repeated="16"/>
          <table:table-cell office:value-type="float" office:value="68.683689037757958"/>
          <table:table-cell office:value-type="float" office:value="64.575453534767149"/>
          <table:table-cell office:value-type="float" office:value="63.774873822377202"/>
          <table:table-cell office:value-type="float" office:value="56.846337278075531"/>
          <table:table-cell office:value-type="float" office:value="43.529958395362669"/>
          <table:table-cell office:value-type="float" office:value="44.713770378209276"/>
          <table:table-cell office:value-type="float" office:value="39.874684052585643"/>
          <table:table-cell office:value-type="float" office:value="38.610360868634274"/>
          <table:table-cell office:value-type="float" office:value="40.992405306807932"/>
          <table:table-cell office:value-type="float" office:value="40.750001730289725"/>
          <table:table-cell office:value-type="float" office:value="31.825463887307222"/>
          <table:table-cell office:value-type="float" office:value="29.286189158307177"/>
          <table:table-cell office:value-type="float" office:value="26.227810596225957"/>
          <table:table-cell office:value-type="float" office:value="28.869620500630941"/>
          <table:table-cell office:value-type="float" office:value="27.221663690038234"/>
          <table:table-cell office:value-type="float" office:value="27.457000885438429"/>
          <table:table-cell office:value-type="float" office:value="25.219570495984403"/>
          <table:table-cell office:value-type="float" office:value="10.082298346962695"/>
          <table:table-cell office:value-type="float" office:value="14.910401019176852"/>
          <table:table-cell table:number-columns-repeated="16342"/>
        </table:table-row>
        <table:table-row>
          <table:table-cell/>
          <table:table-cell office:value-type="string" office:string-value="01500"/>
          <table:table-cell office:value-type="string" office:string-value="Körnermais"/>
          <table:table-cell/>
          <table:table-cell office:value-type="string" office:string-value="Grain maize"/>
          <table:table-cell/>
          <table:table-cell office:value-type="string" office:string-value="Maïs (grains)"/>
          <table:table-cell table:number-columns-repeated="16"/>
          <table:table-cell office:value-type="float" office:value="339.58423752838013"/>
          <table:table-cell office:value-type="float" office:value="295.8584170750313"/>
          <table:table-cell office:value-type="float" office:value="322.28702374716238"/>
          <table:table-cell office:value-type="float" office:value="303.73350647062693"/>
          <table:table-cell office:value-type="float" office:value="210.07962039325648"/>
          <table:table-cell office:value-type="float" office:value="291.56541618798911"/>
          <table:table-cell office:value-type="float" office:value="245.26906823751256"/>
          <table:table-cell office:value-type="float" office:value="312.57196762151762"/>
          <table:table-cell office:value-type="float" office:value="296.4784983531863"/>
          <table:table-cell office:value-type="float" office:value="255.57184980325289"/>
          <table:table-cell office:value-type="float" office:value="223.64971325068333"/>
          <table:table-cell office:value-type="float" office:value="223.09606544275567"/>
          <table:table-cell office:value-type="float" office:value="254.1791419992974"/>
          <table:table-cell office:value-type="float" office:value="240.82185838644972"/>
          <table:table-cell office:value-type="float" office:value="253.29573422072474"/>
          <table:table-cell office:value-type="float" office:value="278.61617771159342"/>
          <table:table-cell office:value-type="float" office:value="233.72675490023337"/>
          <table:table-cell office:value-type="float" office:value="173.68342755339472"/>
          <table:table-cell office:value-type="float" office:value="195.49272297399324"/>
          <table:table-cell table:number-columns-repeated="16342"/>
        </table:table-row>
        <table:table-row>
          <table:table-cell/>
          <table:table-cell office:value-type="string" office:string-value="01600"/>
          <table:table-cell office:value-type="string" office:string-value="Reis"/>
          <table:table-cell/>
          <table:table-cell office:value-type="string" office:string-value="Rice"/>
          <table:table-cell/>
          <table:table-cell office:value-type="string" office:string-value="Riz"/>
          <table:table-cell table:number-columns-repeated="16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table:number-columns-repeated="16342"/>
        </table:table-row>
        <table:table-row>
          <table:table-cell/>
          <table:table-cell office:value-type="string" office:string-value="01900"/>
          <table:table-cell office:value-type="string" office:string-value="Sonstiges Getreide"/>
          <table:table-cell/>
          <table:table-cell office:value-type="string" office:string-value="Other cereals"/>
          <table:table-cell/>
          <table:table-cell office:value-type="string" office:string-value="Autres céréales"/>
          <table:table-cell table:number-columns-repeated="16"/>
          <table:table-cell office:value-type="float" office:value="0.86754026764234304"/>
          <table:table-cell office:value-type="float" office:value="0.98120739981871674"/>
          <table:table-cell office:value-type="float" office:value="1.0250603600593258"/>
          <table:table-cell office:value-type="float" office:value="0.95375492090614256"/>
          <table:table-cell office:value-type="float" office:value="0.85201232374520974"/>
          <table:table-cell office:value-type="float" office:value="0.88674860809560252"/>
          <table:table-cell office:value-type="float" office:value="1.4386117753441656"/>
          <table:table-cell office:value-type="float" office:value="17.417080759411121"/>
          <table:table-cell office:value-type="float" office:value="15.650461384096609"/>
          <table:table-cell office:value-type="float" office:value="18.735729893040595"/>
          <table:table-cell office:value-type="float" office:value="19.505840011778076"/>
          <table:table-cell office:value-type="float" office:value="18.431568563085342"/>
          <table:table-cell office:value-type="float" office:value="22.896805867449977"/>
          <table:table-cell office:value-type="float" office:value="26.195061024084129"/>
          <table:table-cell office:value-type="float" office:value="29.728722830792833"/>
          <table:table-cell office:value-type="float" office:value="35.139080735811561"/>
          <table:table-cell office:value-type="float" office:value="40.275839341618791"/>
          <table:table-cell office:value-type="float" office:value="22.739867055653473"/>
          <table:table-cell office:value-type="float" office:value="18.519092046156608"/>
          <table:table-cell table:number-columns-repeated="16342"/>
        </table:table-row>
        <table:table-row>
          <table:table-cell/>
          <table:table-cell office:value-type="string" office:string-value="02000"/>
          <table:table-cell office:value-type="string" office:string-value="HANDELSGEWÄCHSE"/>
          <table:table-cell/>
          <table:table-cell office:value-type="string" office:string-value="INDUSTRIAL CROPS"/>
          <table:table-cell/>
          <table:table-cell office:value-type="string" office:string-value="PLANTES INDUSTRIELLES"/>
          <table:table-cell table:number-columns-repeated="16"/>
          <table:table-cell office:value-type="float" office:value="258.28681714026993"/>
          <table:table-cell office:value-type="float" office:value="296.20368412376871"/>
          <table:table-cell office:value-type="float" office:value="292.72298868416397"/>
          <table:table-cell office:value-type="float" office:value="322.1664979452857"/>
          <table:table-cell office:value-type="float" office:value="377.16841432456386"/>
          <table:table-cell office:value-type="float" office:value="396.22953953661255"/>
          <table:table-cell office:value-type="float" office:value="398.82322366498619"/>
          <table:table-cell office:value-type="float" office:value="319.28583363468732"/>
          <table:table-cell office:value-type="float" office:value="296.67868462575376"/>
          <table:table-cell office:value-type="float" office:value="306.0352855475299"/>
          <table:table-cell office:value-type="float" office:value="298.14684141156869"/>
          <table:table-cell office:value-type="float" office:value="281.29722340512359"/>
          <table:table-cell office:value-type="float" office:value="247.37510776671596"/>
          <table:table-cell office:value-type="float" office:value="261.05300554864777"/>
          <table:table-cell office:value-type="float" office:value="250.94950491744765"/>
          <table:table-cell office:value-type="float" office:value="253.31039733713808"/>
          <table:table-cell office:value-type="float" office:value="251.78480822700075"/>
          <table:table-cell office:value-type="float" office:value="205.9668965679613"/>
          <table:table-cell office:value-type="float" office:value="186.13746117823086"/>
          <table:table-cell table:number-columns-repeated="16342"/>
        </table:table-row>
        <table:table-row>
          <table:table-cell/>
          <table:table-cell office:value-type="string" office:string-value="02100"/>
          <table:table-cell office:value-type="string" office:string-value="Ölsaaten und Ölfrüchte (einschl. Saatgut)"/>
          <table:table-cell/>
          <table:table-cell office:value-type="string" office:string-value="Oil seeds and oleaginous fruits (including seeds)"/>
          <table:table-cell/>
          <table:table-cell office:value-type="string" office:string-value="Oléagineux (y.c. semences)"/>
          <table:table-cell table:number-columns-repeated="16"/>
          <table:table-cell office:value-type="float" office:value="85.835774270659215"/>
          <table:table-cell office:value-type="float" office:value="93.448439500311522"/>
          <table:table-cell office:value-type="float" office:value="98.907517145645869"/>
          <table:table-cell office:value-type="float" office:value="133.21204060509788"/>
          <table:table-cell office:value-type="float" office:value="189.86874410169105"/>
          <table:table-cell office:value-type="float" office:value="198.26886986129904"/>
          <table:table-cell office:value-type="float" office:value="222.59095614195795"/>
          <table:table-cell office:value-type="float" office:value="160.45826727133729"/>
          <table:table-cell office:value-type="float" office:value="121.53802811795207"/>
          <table:table-cell office:value-type="float" office:value="116.45899080342443"/>
          <table:table-cell office:value-type="float" office:value="116.08923165776793"/>
          <table:table-cell office:value-type="float" office:value="110.41301546429406"/>
          <table:table-cell office:value-type="float" office:value="86.643342775668373"/>
          <table:table-cell office:value-type="float" office:value="99.883079663781004"/>
          <table:table-cell office:value-type="float" office:value="94.845577917406388"/>
          <table:table-cell office:value-type="float" office:value="92.651427134608653"/>
          <table:table-cell office:value-type="float" office:value="88.060310537002891"/>
          <table:table-cell office:value-type="float" office:value="67.113698346333408"/>
          <table:table-cell office:value-type="float" office:value="84.717168150175979"/>
          <table:table-cell table:number-columns-repeated="16342"/>
        </table:table-row>
        <table:table-row>
          <table:table-cell/>
          <table:table-cell office:value-type="string" office:string-value="02110"/>
          <table:table-cell office:value-type="string" office:string-value="Raps und Rübsensamen"/>
          <table:table-cell/>
          <table:table-cell office:value-type="string" office:string-value="Rape and turnip rape seed"/>
          <table:table-cell/>
          <table:table-cell office:value-type="string" office:string-value="Graines de colza et de navette"/>
          <table:table-cell table:number-columns-repeated="16"/>
          <table:table-cell office:value-type="float" office:value="41.136866106902815"/>
          <table:table-cell office:value-type="float" office:value="42.675541986389959"/>
          <table:table-cell office:value-type="float" office:value="45.390789404907302"/>
          <table:table-cell office:value-type="float" office:value="58.929848146042936"/>
          <table:table-cell office:value-type="float" office:value="65.709817785574259"/>
          <table:table-cell office:value-type="float" office:value="69.510112165493041"/>
          <table:table-cell office:value-type="float" office:value="104.93101733559585"/>
          <table:table-cell office:value-type="float" office:value="98.448359132626067"/>
          <table:table-cell office:value-type="float" office:value="61.838277542696737"/>
          <table:table-cell office:value-type="float" office:value="52.674713663973115"/>
          <table:table-cell office:value-type="float" office:value="50.691567988190002"/>
          <table:table-cell office:value-type="float" office:value="52.063079738791345"/>
          <table:table-cell office:value-type="float" office:value="37.100026638514713"/>
          <table:table-cell office:value-type="float" office:value="45.577123400060188"/>
          <table:table-cell office:value-type="float" office:value="37.784862131576055"/>
          <table:table-cell office:value-type="float" office:value="29.839526223199091"/>
          <table:table-cell office:value-type="float" office:value="34.198272462431753"/>
          <table:table-cell office:value-type="float" office:value="18.39930514601846"/>
          <table:table-cell office:value-type="float" office:value="29.043162947148339"/>
          <table:table-cell table:number-columns-repeated="16342"/>
        </table:table-row>
        <table:table-row>
          <table:table-cell/>
          <table:table-cell office:value-type="string" office:string-value="02120"/>
          <table:table-cell office:value-type="string" office:string-value="Sonnenblumenkerne"/>
          <table:table-cell/>
          <table:table-cell office:value-type="string" office:string-value="Sunflower"/>
          <table:table-cell/>
          <table:table-cell office:value-type="string" office:string-value="Graines de tournesol"/>
          <table:table-cell table:number-columns-repeated="16"/>
          <table:table-cell office:value-type="float" office:value="28.124883668052295"/>
          <table:table-cell office:value-type="float" office:value="32.075062744998291"/>
          <table:table-cell office:value-type="float" office:value="29.431012709116082"/>
          <table:table-cell office:value-type="float" office:value="36.025043263409955"/>
          <table:table-cell office:value-type="float" office:value="42.368719018780709"/>
          <table:table-cell office:value-type="float" office:value="50.714775197815079"/>
          <table:table-cell office:value-type="float" office:value="45.435991694530635"/>
          <table:table-cell office:value-type="float" office:value="27.25991241437184"/>
          <table:table-cell office:value-type="float" office:value="18.475239507250876"/>
          <table:table-cell office:value-type="float" office:value="20.495318960096046"/>
          <table:table-cell office:value-type="float" office:value="22.179337816290897"/>
          <table:table-cell office:value-type="float" office:value="20.609271785748991"/>
          <table:table-cell office:value-type="float" office:value="16.992517510265333"/>
          <table:table-cell office:value-type="float" office:value="18.000132639803311"/>
          <table:table-cell office:value-type="float" office:value="18.609426285938675"/>
          <table:table-cell office:value-type="float" office:value="21.4146262320549"/>
          <table:table-cell office:value-type="float" office:value="22.553328806637332"/>
          <table:table-cell office:value-type="float" office:value="13.780961004752228"/>
          <table:table-cell office:value-type="float" office:value="13.812665962642827"/>
          <table:table-cell table:number-columns-repeated="16342"/>
        </table:table-row>
        <table:table-row>
          <table:table-cell/>
          <table:table-cell office:value-type="string" office:string-value="02130"/>
          <table:table-cell office:value-type="string" office:string-value="Sojabohnen"/>
          <table:table-cell/>
          <table:table-cell office:value-type="string" office:string-value="Soya"/>
          <table:table-cell/>
          <table:table-cell office:value-type="string" office:string-value="Fèves de soja"/>
          <table:table-cell table:number-columns-repeated="16"/>
          <table:table-cell office:value-type="float" office:value="6.8337938315282587"/>
          <table:table-cell office:value-type="float" office:value="7.671557217060192"/>
          <table:table-cell office:value-type="float" office:value="10.327764088502121"/>
          <table:table-cell office:value-type="float" office:value="22.132792792025526"/>
          <table:table-cell office:value-type="float" office:value="65.773525157525086"/>
          <table:table-cell office:value-type="float" office:value="69.724377418183721"/>
          <table:table-cell office:value-type="float" office:value="60.911418995176284"/>
          <table:table-cell office:value-type="float" office:value="14.140234931806306"/>
          <table:table-cell office:value-type="float" office:value="13.325820928189213"/>
          <table:table-cell office:value-type="float" office:value="17.391600216631524"/>
          <table:table-cell office:value-type="float" office:value="18.752262343369267"/>
          <table:table-cell office:value-type="float" office:value="16.073971204870936"/>
          <table:table-cell office:value-type="float" office:value="12.321795768332116"/>
          <table:table-cell office:value-type="float" office:value="12.750261721317338"/>
          <table:table-cell office:value-type="float" office:value="11.366785903837631"/>
          <table:table-cell office:value-type="float" office:value="12.773655496583347"/>
          <table:table-cell office:value-type="float" office:value="14.475968343266707"/>
          <table:table-cell office:value-type="float" office:value="11.221694120421445"/>
          <table:table-cell office:value-type="float" office:value="11.377723688096905"/>
          <table:table-cell table:number-columns-repeated="16342"/>
        </table:table-row>
        <table:table-row>
          <table:table-cell/>
          <table:table-cell office:value-type="string" office:string-value="02190"/>
          <table:table-cell office:value-type="string" office:string-value="Sonstige Ölsaaten und -früchte"/>
          <table:table-cell/>
          <table:table-cell office:value-type="string" office:string-value="Other oleaginous products"/>
          <table:table-cell/>
          <table:table-cell office:value-type="string" office:string-value="Autres graines et fruits oléagineux"/>
          <table:table-cell table:number-columns-repeated="16"/>
          <table:table-cell office:value-type="float" office:value="9.740230664175856"/>
          <table:table-cell office:value-type="float" office:value="11.026277551863071"/>
          <table:table-cell office:value-type="float" office:value="13.757950943120361"/>
          <table:table-cell office:value-type="float" office:value="16.124356403619494"/>
          <table:table-cell office:value-type="float" office:value="16.016682139811014"/>
          <table:table-cell office:value-type="float" office:value="8.3196050798071521"/>
          <table:table-cell office:value-type="float" office:value="11.312528116655164"/>
          <table:table-cell office:value-type="float" office:value="20.609760792533098"/>
          <table:table-cell office:value-type="float" office:value="27.898690139815255"/>
          <table:table-cell office:value-type="float" office:value="25.897357962723746"/>
          <table:table-cell office:value-type="float" office:value="24.46606350991777"/>
          <table:table-cell office:value-type="float" office:value="21.666692734882794"/>
          <table:table-cell office:value-type="float" office:value="20.229002858556189"/>
          <table:table-cell office:value-type="float" office:value="23.555561902600175"/>
          <table:table-cell office:value-type="float" office:value="27.084503596054024"/>
          <table:table-cell office:value-type="float" office:value="28.623619182771328"/>
          <table:table-cell office:value-type="float" office:value="16.832740924667124"/>
          <table:table-cell office:value-type="float" office:value="23.711738075141266"/>
          <table:table-cell office:value-type="float" office:value="30.483615552287894"/>
          <table:table-cell table:number-columns-repeated="16342"/>
        </table:table-row>
        <table:table-row>
          <table:table-cell/>
          <table:table-cell office:value-type="string" office:string-value="02200"/>
          <table:table-cell office:value-type="string" office:string-value="Eiweißpflanzen (einschl. Saatgut)"/>
          <table:table-cell/>
          <table:table-cell office:value-type="string" office:string-value="Protein crops (including seeds)"/>
          <table:table-cell/>
          <table:table-cell office:value-type="string" office:string-value="Protéagineux (y.c. semences)"/>
          <table:table-cell table:number-columns-repeated="16"/>
          <table:table-cell office:value-type="float" office:value="61.801529672681539"/>
          <table:table-cell office:value-type="float" office:value="63.873667511246111"/>
          <table:table-cell office:value-type="float" office:value="54.586646471289221"/>
          <table:table-cell office:value-type="float" office:value="49.563940651517939"/>
          <table:table-cell office:value-type="float" office:value="51.751304457525087"/>
          <table:table-cell office:value-type="float" office:value="46.499044254438509"/>
          <table:table-cell office:value-type="float" office:value="41.835015378416657"/>
          <table:table-cell office:value-type="float" office:value="22.247191895566001"/>
          <table:table-cell office:value-type="float" office:value="28.625715476865334"/>
          <table:table-cell office:value-type="float" office:value="42.956849403356713"/>
          <table:table-cell office:value-type="float" office:value="41.33693321430723"/>
          <table:table-cell office:value-type="float" office:value="32.437223017716363"/>
          <table:table-cell office:value-type="float" office:value="25.784960338328528"/>
          <table:table-cell office:value-type="float" office:value="28.022986565422944"/>
          <table:table-cell office:value-type="float" office:value="26.645953189700293"/>
          <table:table-cell office:value-type="float" office:value="30.440262687092243"/>
          <table:table-cell office:value-type="float" office:value="27.963773430006146"/>
          <table:table-cell office:value-type="float" office:value="10.148338744908873"/>
          <table:table-cell office:value-type="float" office:value="10.787970126526172"/>
          <table:table-cell table:number-columns-repeated="16342"/>
        </table:table-row>
        <table:table-row>
          <table:table-cell/>
          <table:table-cell office:value-type="string" office:string-value="02300"/>
          <table:table-cell office:value-type="string" office:string-value="Rohtabak"/>
          <table:table-cell/>
          <table:table-cell office:value-type="string" office:string-value="Raw tobacco"/>
          <table:table-cell/>
          <table:table-cell office:value-type="string" office:string-value="Tabac brut"/>
          <table:table-cell table:number-columns-repeated="16"/>
          <table:table-cell office:value-type="float" office:value="1.6498957144829689"/>
          <table:table-cell office:value-type="float" office:value="1.8518607879188678"/>
          <table:table-cell office:value-type="float" office:value="1.8609056008953291"/>
          <table:table-cell office:value-type="float" office:value="1.6168833528338773"/>
          <table:table-cell office:value-type="float" office:value="1.5940931520388362"/>
          <table:table-cell office:value-type="float" office:value="2.0748028749373195"/>
          <table:table-cell office:value-type="float" office:value="1.9318932000029068"/>
          <table:table-cell office:value-type="float" office:value="0.83710832124197743"/>
          <table:table-cell office:value-type="float" office:value="0.82879564311406329"/>
          <table:table-cell office:value-type="float" office:value="0.92064330451663978"/>
          <table:table-cell office:value-type="float" office:value="0.9464850019649701"/>
          <table:table-cell office:value-type="float" office:value="1.0160891113667934"/>
          <table:table-cell office:value-type="float" office:value="1.3756335104397774"/>
          <table:table-cell office:value-type="float" office:value="1.2237552742309397"/>
          <table:table-cell office:value-type="float" office:value="1.4122824946000001"/>
          <table:table-cell office:value-type="float" office:value="1.9240212410714286"/>
          <table:table-cell office:value-type="float" office:value="1.6024800000000001"/>
          <table:table-cell office:value-type="float" office:value="1.0924110178571429"/>
          <table:table-cell office:value-type="float" office:value="0"/>
          <table:table-cell table:number-columns-repeated="16342"/>
        </table:table-row>
        <table:table-row>
          <table:table-cell/>
          <table:table-cell office:value-type="string" office:string-value="02400"/>
          <table:table-cell office:value-type="string" office:string-value="Zuckerrüben"/>
          <table:table-cell/>
          <table:table-cell office:value-type="string" office:string-value="Sugar beet"/>
          <table:table-cell/>
          <table:table-cell office:value-type="string" office:string-value="Betteraves sucrières"/>
          <table:table-cell table:number-columns-repeated="16"/>
          <table:table-cell office:value-type="float" office:value="106.27922974063065"/>
          <table:table-cell office:value-type="float" office:value="133.39639135047929"/>
          <table:table-cell office:value-type="float" office:value="133.27129841590119"/>
          <table:table-cell office:value-type="float" office:value="133.41034312117003"/>
          <table:table-cell office:value-type="float" office:value="129.73227764081196"/>
          <table:table-cell office:value-type="float" office:value="143.80234473278807"/>
          <table:table-cell office:value-type="float" office:value="126.07537622686387"/>
          <table:table-cell office:value-type="float" office:value="129.14547829284666"/>
          <table:table-cell office:value-type="float" office:value="139.39509649215654"/>
          <table:table-cell office:value-type="float" office:value="141.49921649990424"/>
          <table:table-cell office:value-type="float" office:value="136.29597667302704"/>
          <table:table-cell office:value-type="float" office:value="134.51065779037475"/>
          <table:table-cell office:value-type="float" office:value="131.31009718313601"/>
          <table:table-cell office:value-type="float" office:value="129.54035867468892"/>
          <table:table-cell office:value-type="float" office:value="126.08798172597137"/>
          <table:table-cell office:value-type="float" office:value="125.81023666532136"/>
          <table:table-cell office:value-type="float" office:value="132.26869801774126"/>
          <table:table-cell office:value-type="float" office:value="125.71139424128188"/>
          <table:table-cell office:value-type="float" office:value="88.729429000000025"/>
          <table:table-cell table:number-columns-repeated="16342"/>
        </table:table-row>
        <table:table-row>
          <table:table-cell/>
          <table:table-cell office:value-type="string" office:string-value="02900"/>
          <table:table-cell office:value-type="string" office:string-value="Sonstige Handelsgewächse"/>
          <table:table-cell/>
          <table:table-cell office:value-type="string" office:string-value="Other industrial crops"/>
          <table:table-cell/>
          <table:table-cell office:value-type="string" office:string-value="Autres plantes industrielles"/>
          <table:table-cell table:number-columns-repeated="16"/>
          <table:table-cell office:value-type="float" office:value="2.7203877418155678"/>
          <table:table-cell office:value-type="float" office:value="3.6333249738129134"/>
          <table:table-cell office:value-type="float" office:value="4.0966210504324652"/>
          <table:table-cell office:value-type="float" office:value="4.3632902146659749"/>
          <table:table-cell office:value-type="float" office:value="4.2219949724969768"/>
          <table:table-cell office:value-type="float" office:value="5.5844778131496176"/>
          <table:table-cell office:value-type="float" office:value="6.3899827177448261"/>
          <table:table-cell office:value-type="float" office:value="6.5977878536953813"/>
          <table:table-cell office:value-type="float" office:value="6.2910488956657353"/>
          <table:table-cell office:value-type="float" office:value="4.1995855363280006"/>
          <table:table-cell office:value-type="float" office:value="3.4782148645015001"/>
          <table:table-cell office:value-type="float" office:value="2.9202380213715942"/>
          <table:table-cell office:value-type="float" office:value="2.2610739591433324"/>
          <table:table-cell office:value-type="float" office:value="2.382825370523971"/>
          <table:table-cell office:value-type="float" office:value="1.9577095897695369"/>
          <table:table-cell office:value-type="float" office:value="2.4844496090444053"/>
          <table:table-cell office:value-type="float" office:value="1.8895462422504057"/>
          <table:table-cell office:value-type="float" office:value="1.9010542175799752"/>
          <table:table-cell office:value-type="float" office:value="1.9028939015286621"/>
          <table:table-cell table:number-columns-repeated="16342"/>
        </table:table-row>
        <table:table-row>
          <table:table-cell/>
          <table:table-cell office:value-type="string" office:string-value="02910"/>
          <table:table-cell office:value-type="string" office:string-value="Textilpflanzen"/>
          <table:table-cell/>
          <table:table-cell office:value-type="string" office:string-value="Fibre plants"/>
          <table:table-cell/>
          <table:table-cell office:value-type="string" office:string-value="Plantes textiles"/>
          <table:table-cell table:number-columns-repeated="16"/>
          <table:table-cell office:value-type="float" office:value="0.22051709946038592"/>
          <table:table-cell office:value-type="float" office:value="0.57841483377236214"/>
          <table:table-cell office:value-type="float" office:value="0.4561015068905358"/>
          <table:table-cell office:value-type="float" office:value="0.878366194114097"/>
          <table:table-cell office:value-type="float" office:value="1.1113709308699771"/>
          <table:table-cell office:value-type="float" office:value="1.1278823900847126"/>
          <table:table-cell office:value-type="float" office:value="1.4491253236473138"/>
          <table:table-cell office:value-type="float" office:value="1.9362746599423382"/>
          <table:table-cell office:value-type="float" office:value="1.9456196449205319"/>
          <table:table-cell office:value-type="float" office:value="1.6251896292620214"/>
          <table:table-cell office:value-type="float" office:value="1.4684897858331574"/>
          <table:table-cell office:value-type="float" office:value="1.4675486726306837"/>
          <table:table-cell office:value-type="float" office:value="0.77824051801196181"/>
          <table:table-cell office:value-type="float" office:value="0.73921548898069078"/>
          <table:table-cell office:value-type="float" office:value="0.54318178719953703"/>
          <table:table-cell office:value-type="float" office:value="0.2861663724959484"/>
          <table:table-cell office:value-type="float" office:value="0.30145966550000003"/>
          <table:table-cell office:value-type="float" office:value="0.13519755022147695"/>
          <table:table-cell office:value-type="float" office:value="0.18169694961363433"/>
          <table:table-cell table:number-columns-repeated="16342"/>
        </table:table-row>
        <table:table-row>
          <table:table-cell/>
          <table:table-cell office:value-type="string" office:string-value="02920"/>
          <table:table-cell office:value-type="string" office:string-value="Hopfen"/>
          <table:table-cell/>
          <table:table-cell office:value-type="string" office:string-value="Hops"/>
          <table:table-cell/>
          <table:table-cell office:value-type="string" office:string-value="Houblon"/>
          <table:table-cell table:number-columns-repeated="16"/>
          <table:table-cell office:value-type="float" office:value="1.3879762795869275"/>
          <table:table-cell office:value-type="float" office:value="1.3907022375965639"/>
          <table:table-cell office:value-type="float" office:value="1.4021962511718493"/>
          <table:table-cell office:value-type="float" office:value="1.4718865141021633"/>
          <table:table-cell office:value-type="float" office:value="1.5699599572683736"/>
          <table:table-cell office:value-type="float" office:value="1.9203135106065998"/>
          <table:table-cell office:value-type="float" office:value="1.714183557044541"/>
          <table:table-cell office:value-type="float" office:value="2.0271229551681285"/>
          <table:table-cell office:value-type="float" office:value="2.1034723166667315"/>
          <table:table-cell office:value-type="float" office:value="2.1558003822591076"/>
          <table:table-cell office:value-type="float" office:value="1.848391386815694"/>
          <table:table-cell office:value-type="float" office:value="1.4526893487409107"/>
          <table:table-cell office:value-type="float" office:value="1.4828334411313706"/>
          <table:table-cell office:value-type="float" office:value="1.64360988154328"/>
          <table:table-cell office:value-type="float" office:value="1.4145278025699999"/>
          <table:table-cell office:value-type="float" office:value="1.4383096000000002"/>
          <table:table-cell office:value-type="float" office:value="1.3469230444148748"/>
          <table:table-cell office:value-type="float" office:value="1.4054160052884703"/>
          <table:table-cell office:value-type="float" office:value="1.3607562898449999"/>
          <table:table-cell table:number-columns-repeated="16342"/>
        </table:table-row>
        <table:table-row>
          <table:table-cell/>
          <table:table-cell office:value-type="string" office:string-value="02930"/>
          <table:table-cell office:value-type="string" office:string-value="Sonstige Handelsgewächse"/>
          <table:table-cell/>
          <table:table-cell office:value-type="string" office:string-value="Other industrial crops: others"/>
          <table:table-cell/>
          <table:table-cell office:value-type="string" office:string-value="Autres plantes industrielles: autres"/>
          <table:table-cell table:number-columns-repeated="16"/>
          <table:table-cell office:value-type="float" office:value="1.1118943627682538"/>
          <table:table-cell office:value-type="float" office:value="1.6642079024439878"/>
          <table:table-cell office:value-type="float" office:value="2.2383232923700791"/>
          <table:table-cell office:value-type="float" office:value="2.0130375064497144"/>
          <table:table-cell office:value-type="float" office:value="1.5406640843586259"/>
          <table:table-cell office:value-type="float" office:value="2.5362819124583043"/>
          <table:table-cell office:value-type="float" office:value="3.2266738370529717"/>
          <table:table-cell office:value-type="float" office:value="2.6343902385849143"/>
          <table:table-cell office:value-type="float" office:value="2.241956934078472"/>
          <table:table-cell office:value-type="float" office:value="0.41859552480687195"/>
          <table:table-cell office:value-type="float" office:value="0.16133369185264845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.75997363654845618"/>
          <table:table-cell office:value-type="float" office:value="0.2411635323355312"/>
          <table:table-cell office:value-type="float" office:value="0.36044066207002806"/>
          <table:table-cell office:value-type="float" office:value="0.36044066207002806"/>
          <table:table-cell table:number-columns-repeated="16342"/>
        </table:table-row>
        <table:table-row>
          <table:table-cell/>
          <table:table-cell office:value-type="string" office:string-value="03000"/>
          <table:table-cell office:value-type="string" office:string-value="FUTTERPFLANZEN"/>
          <table:table-cell/>
          <table:table-cell office:value-type="string" office:string-value="FORAGE PLANTS"/>
          <table:table-cell/>
          <table:table-cell office:value-type="string" office:string-value="PLANTES FOURRAGÈRES"/>
          <table:table-cell table:number-columns-repeated="16"/>
          <table:table-cell office:value-type="float" office:value="662.49860658032514"/>
          <table:table-cell office:value-type="float" office:value="665.89073731733595"/>
          <table:table-cell office:value-type="float" office:value="595.49603654090504"/>
          <table:table-cell office:value-type="float" office:value="616.43107692812464"/>
          <table:table-cell office:value-type="float" office:value="501.21844870256649"/>
          <table:table-cell office:value-type="float" office:value="559.39851689957641"/>
          <table:table-cell office:value-type="float" office:value="540.33730552738916"/>
          <table:table-cell office:value-type="float" office:value="506.10445207202088"/>
          <table:table-cell office:value-type="float" office:value="493.57132743543417"/>
          <table:table-cell office:value-type="float" office:value="532.81389788763613"/>
          <table:table-cell office:value-type="float" office:value="510.42061704331996"/>
          <table:table-cell office:value-type="float" office:value="534.59389766848312"/>
          <table:table-cell office:value-type="float" office:value="471.73265902574258"/>
          <table:table-cell office:value-type="float" office:value="501.7107762055719"/>
          <table:table-cell office:value-type="float" office:value="476.26014923932274"/>
          <table:table-cell office:value-type="float" office:value="439.90045482383834"/>
          <table:table-cell office:value-type="float" office:value="497.04772546190679"/>
          <table:table-cell office:value-type="float" office:value="543.63012039894227"/>
          <table:table-cell office:value-type="float" office:value="541.95750257056909"/>
          <table:table-cell table:number-columns-repeated="16342"/>
        </table:table-row>
        <table:table-row>
          <table:table-cell/>
          <table:table-cell office:value-type="string" office:string-value="03100"/>
          <table:table-cell office:value-type="string" office:string-value="Futtermais"/>
          <table:table-cell/>
          <table:table-cell office:value-type="string" office:string-value="Fodder maize"/>
          <table:table-cell/>
          <table:table-cell office:value-type="string" office:string-value="Maïs fourrage"/>
          <table:table-cell table:number-columns-repeated="16"/>
          <table:table-cell office:value-type="float" office:value="106.04874722618659"/>
          <table:table-cell office:value-type="float" office:value="103.15887037580171"/>
          <table:table-cell office:value-type="float" office:value="83.763096445957032"/>
          <table:table-cell office:value-type="float" office:value="85.685830132978268"/>
          <table:table-cell office:value-type="float" office:value="72.917282537985699"/>
          <table:table-cell office:value-type="float" office:value="86.852829479148539"/>
          <table:table-cell office:value-type="float" office:value="80.733645496614969"/>
          <table:table-cell office:value-type="float" office:value="80.727211457402376"/>
          <table:table-cell office:value-type="float" office:value="91.720547892572156"/>
          <table:table-cell office:value-type="float" office:value="92.173611669733191"/>
          <table:table-cell office:value-type="float" office:value="89.791287892215735"/>
          <table:table-cell office:value-type="float" office:value="85.858887108962847"/>
          <table:table-cell office:value-type="float" office:value="82.469813332448666"/>
          <table:table-cell office:value-type="float" office:value="76.652381523620789"/>
          <table:table-cell office:value-type="float" office:value="77.797322368224854"/>
          <table:table-cell office:value-type="float" office:value="82.960464619794877"/>
          <table:table-cell office:value-type="float" office:value="84.740073053139398"/>
          <table:table-cell office:value-type="float" office:value="68.466424346380307"/>
          <table:table-cell office:value-type="float" office:value="68.721099124025429"/>
          <table:table-cell table:number-columns-repeated="16342"/>
        </table:table-row>
        <table:table-row>
          <table:table-cell/>
          <table:table-cell office:value-type="string" office:string-value="03200"/>
          <table:table-cell office:value-type="string" office:string-value="Futterhackfrüchte (einschließlich Futterrüben)"/>
          <table:table-cell/>
          <table:table-cell office:value-type="string" office:string-value="Fodder root crops (including forage beet)"/>
          <table:table-cell/>
          <table:table-cell office:value-type="string" office:string-value="Plantes sarclées fourragères (y compris betteraves fourragères)"/>
          <table:table-cell table:number-columns-repeated="16"/>
          <table:table-cell office:value-type="float" office:value="6.1996600363171561"/>
          <table:table-cell office:value-type="float" office:value="5.6908791124571403"/>
          <table:table-cell office:value-type="float" office:value="4.1552517801055515"/>
          <table:table-cell office:value-type="float" office:value="4.3322430356357362"/>
          <table:table-cell office:value-type="float" office:value="3.0705123279906319"/>
          <table:table-cell office:value-type="float" office:value="3.2868237975470982"/>
          <table:table-cell office:value-type="float" office:value="2.4323271304141247"/>
          <table:table-cell office:value-type="float" office:value="1.8463498870899986"/>
          <table:table-cell office:value-type="float" office:value="1.3328755841079043"/>
          <table:table-cell office:value-type="float" office:value="1.295043832079793"/>
          <table:table-cell office:value-type="float" office:value="1.5636154834851095"/>
          <table:table-cell office:value-type="float" office:value="1.5220876849617238"/>
          <table:table-cell office:value-type="float" office:value="1.054313308728652"/>
          <table:table-cell office:value-type="float" office:value="1.0190987138287981"/>
          <table:table-cell office:value-type="float" office:value="0.93588366794529887"/>
          <table:table-cell office:value-type="float" office:value="0.80096010451780209"/>
          <table:table-cell office:value-type="float" office:value="0.72704461436833567"/>
          <table:table-cell office:value-type="float" office:value="0.40184875834606543"/>
          <table:table-cell office:value-type="float" office:value="0.5970425789763637"/>
          <table:table-cell table:number-columns-repeated="16342"/>
        </table:table-row>
        <table:table-row>
          <table:table-cell/>
          <table:table-cell office:value-type="string" office:string-value="03900"/>
          <table:table-cell office:value-type="string" office:string-value="Sonstige Futterpflanzen"/>
          <table:table-cell/>
          <table:table-cell office:value-type="string" office:string-value="Other forage plants"/>
          <table:table-cell/>
          <table:table-cell office:value-type="string" office:string-value="Autres plantes fourragères"/>
          <table:table-cell table:number-columns-repeated="16"/>
          <table:table-cell office:value-type="float" office:value="550.25019931782128"/>
          <table:table-cell office:value-type="float" office:value="557.04098782907715"/>
          <table:table-cell office:value-type="float" office:value="507.57768831484236"/>
          <table:table-cell office:value-type="float" office:value="526.41300375951062"/>
          <table:table-cell office:value-type="float" office:value="425.23065383659019"/>
          <table:table-cell office:value-type="float" office:value="469.25886362288071"/>
          <table:table-cell office:value-type="float" office:value="457.17133290036008"/>
          <table:table-cell office:value-type="float" office:value="423.53089072752852"/>
          <table:table-cell office:value-type="float" office:value="400.51790395875412"/>
          <table:table-cell office:value-type="float" office:value="439.34524238582327"/>
          <table:table-cell office:value-type="float" office:value="419.06571366761909"/>
          <table:table-cell office:value-type="float" office:value="447.21292287455844"/>
          <table:table-cell office:value-type="float" office:value="388.20853238456527"/>
          <table:table-cell office:value-type="float" office:value="424.0392959681223"/>
          <table:table-cell office:value-type="float" office:value="397.5269432031526"/>
          <table:table-cell office:value-type="float" office:value="356.13903009952571"/>
          <table:table-cell office:value-type="float" office:value="411.58060779439916"/>
          <table:table-cell office:value-type="float" office:value="474.7618472942159"/>
          <table:table-cell office:value-type="float" office:value="472.63936086756729"/>
          <table:table-cell table:number-columns-repeated="16342"/>
        </table:table-row>
        <table:table-row>
          <table:table-cell/>
          <table:table-cell office:value-type="string" office:string-value="04000"/>
          <table:table-cell office:value-type="string" office:string-value="ERZEUGNISSE DES GEMÜSE- UND GARTENBAUS"/>
          <table:table-cell/>
          <table:table-cell office:value-type="string" office:string-value="VEGETABLES AND HORTICULTURAL PRODUCTS"/>
          <table:table-cell/>
          <table:table-cell office:value-type="string" office:string-value="PRODUITS MARAÎCHERS ET HORTICOLES"/>
          <table:table-cell table:number-columns-repeated="16"/>
          <table:table-cell office:value-type="float" office:value="301.51301245848185"/>
          <table:table-cell office:value-type="float" office:value="318.19086454786498"/>
          <table:table-cell office:value-type="float" office:value="325.42962003104185"/>
          <table:table-cell office:value-type="float" office:value="348.06661516401596"/>
          <table:table-cell office:value-type="float" office:value="385.57259342357492"/>
          <table:table-cell office:value-type="float" office:value="391.9327978053899"/>
          <table:table-cell office:value-type="float" office:value="402.02363998456462"/>
          <table:table-cell office:value-type="float" office:value="366.49439220818385"/>
          <table:table-cell office:value-type="float" office:value="354.87074502026763"/>
          <table:table-cell office:value-type="float" office:value="363.31523369095328"/>
          <table:table-cell office:value-type="float" office:value="366.40928324076742"/>
          <table:table-cell office:value-type="float" office:value="372.2611638420359"/>
          <table:table-cell office:value-type="float" office:value="388.81113219568095"/>
          <table:table-cell office:value-type="float" office:value="410.86585713230647"/>
          <table:table-cell office:value-type="float" office:value="424.84423627360911"/>
          <table:table-cell office:value-type="float" office:value="401.85074714084067"/>
          <table:table-cell office:value-type="float" office:value="404.37716377556023"/>
          <table:table-cell office:value-type="float" office:value="373.60143330487278"/>
          <table:table-cell office:value-type="float" office:value="407.31356826049131"/>
          <table:table-cell table:number-columns-repeated="16342"/>
        </table:table-row>
        <table:table-row>
          <table:table-cell/>
          <table:table-cell office:value-type="string" office:string-value="04100"/>
          <table:table-cell office:value-type="string" office:string-value="Frischgemüse"/>
          <table:table-cell/>
          <table:table-cell office:value-type="string" office:string-value="Fresh vegetables"/>
          <table:table-cell/>
          <table:table-cell office:value-type="string" office:string-value="Légumes frais"/>
          <table:table-cell table:number-columns-repeated="16"/>
          <table:table-cell office:value-type="float" office:value="110.0875046804794"/>
          <table:table-cell office:value-type="float" office:value="127.65457902827228"/>
          <table:table-cell office:value-type="float" office:value="133.1596691063508"/>
          <table:table-cell office:value-type="float" office:value="150.98473867310398"/>
          <table:table-cell office:value-type="float" office:value="139.90238405348967"/>
          <table:table-cell office:value-type="float" office:value="140.17637565291523"/>
          <table:table-cell office:value-type="float" office:value="150.9607273490501"/>
          <table:table-cell office:value-type="float" office:value="140.32377343588567"/>
          <table:table-cell office:value-type="float" office:value="132.39992479089142"/>
          <table:table-cell office:value-type="float" office:value="127.31720144259558"/>
          <table:table-cell office:value-type="float" office:value="126.62886300278885"/>
          <table:table-cell office:value-type="float" office:value="133.3444171241772"/>
          <table:table-cell office:value-type="float" office:value="138.54368087109228"/>
          <table:table-cell office:value-type="float" office:value="168.42938717570991"/>
          <table:table-cell office:value-type="float" office:value="182.02893325355021"/>
          <table:table-cell office:value-type="float" office:value="170.94516647325173"/>
          <table:table-cell office:value-type="float" office:value="166.52761857992027"/>
          <table:table-cell office:value-type="float" office:value="147.20568023268541"/>
          <table:table-cell office:value-type="float" office:value="190.2005672066806"/>
          <table:table-cell table:number-columns-repeated="16342"/>
        </table:table-row>
        <table:table-row>
          <table:table-cell/>
          <table:table-cell office:value-type="string" office:string-value="04110"/>
          <table:table-cell office:value-type="string" office:string-value="Blumenkohl"/>
          <table:table-cell/>
          <table:table-cell office:value-type="string" office:string-value="Cauliflower"/>
          <table:table-cell/>
          <table:table-cell office:value-type="string" office:string-value="Choux-fleurs"/>
          <table:table-cell table:number-columns-repeated="16"/>
          <table:table-cell office:value-type="float" office:value="1.0119220291850446"/>
          <table:table-cell office:value-type="float" office:value="2.0196338896508035"/>
          <table:table-cell office:value-type="float" office:value="1.7646501190387602"/>
          <table:table-cell office:value-type="float" office:value="1.6310495922840382"/>
          <table:table-cell office:value-type="float" office:value="3.4853981763461572"/>
          <table:table-cell office:value-type="float" office:value="3.4186353943153769"/>
          <table:table-cell office:value-type="float" office:value="3.3704050935274825"/>
          <table:table-cell office:value-type="float" office:value="2.4116137763259657"/>
          <table:table-cell office:value-type="float" office:value="2.1313295543606401"/>
          <table:table-cell office:value-type="float" office:value="3.2124744957724793"/>
          <table:table-cell office:value-type="float" office:value="1.4206563284181954"/>
          <table:table-cell office:value-type="float" office:value="1.7351449990728267"/>
          <table:table-cell office:value-type="float" office:value="2.1694191035874177"/>
          <table:table-cell office:value-type="float" office:value="2.1245787335312927"/>
          <table:table-cell office:value-type="float" office:value="2.8305076973883643"/>
          <table:table-cell office:value-type="float" office:value="1.9978133769844058"/>
          <table:table-cell office:value-type="float" office:value="1.9535695781007649"/>
          <table:table-cell office:value-type="float" office:value="1.3545809022779705"/>
          <table:table-cell office:value-type="float" office:value="1.7013036898253902"/>
          <table:table-cell table:number-columns-repeated="16342"/>
        </table:table-row>
        <table:table-row>
          <table:table-cell/>
          <table:table-cell office:value-type="string" office:string-value="04120"/>
          <table:table-cell office:value-type="string" office:string-value="Tomaten"/>
          <table:table-cell/>
          <table:table-cell office:value-type="string" office:string-value="Tomatoes"/>
          <table:table-cell/>
          <table:table-cell office:value-type="string" office:string-value="Tomates"/>
          <table:table-cell table:number-columns-repeated="16"/>
          <table:table-cell office:value-type="float" office:value="9.9328291998636029"/>
          <table:table-cell office:value-type="float" office:value="7.3957874246175717"/>
          <table:table-cell office:value-type="float" office:value="8.947224422488592"/>
          <table:table-cell office:value-type="float" office:value="7.0540739067518103"/>
          <table:table-cell office:value-type="float" office:value="4.0961931997837624"/>
          <table:table-cell office:value-type="float" office:value="4.5501676040937173"/>
          <table:table-cell office:value-type="float" office:value="8.3067202843907975"/>
          <table:table-cell office:value-type="float" office:value="7.4362573650198058"/>
          <table:table-cell office:value-type="float" office:value="8.6306539085946419"/>
          <table:table-cell office:value-type="float" office:value="7.9351827096071439"/>
          <table:table-cell office:value-type="float" office:value="7.7125133807222728"/>
          <table:table-cell office:value-type="float" office:value="9.1074408284421491"/>
          <table:table-cell office:value-type="float" office:value="13.547962116577622"/>
          <table:table-cell office:value-type="float" office:value="14.062503980242004"/>
          <table:table-cell office:value-type="float" office:value="19.35462600025058"/>
          <table:table-cell office:value-type="float" office:value="25.914580606031553"/>
          <table:table-cell office:value-type="float" office:value="20.445330527271523"/>
          <table:table-cell office:value-type="float" office:value="21.472612966800668"/>
          <table:table-cell office:value-type="float" office:value="28.171578953719884"/>
          <table:table-cell table:number-columns-repeated="16342"/>
        </table:table-row>
        <table:table-row>
          <table:table-cell/>
          <table:table-cell office:value-type="string" office:string-value="04190"/>
          <table:table-cell office:value-type="string" office:string-value="Sonstiges Frischgemüse"/>
          <table:table-cell/>
          <table:table-cell office:value-type="string" office:string-value="Other fresh vegetables"/>
          <table:table-cell/>
          <table:table-cell office:value-type="string" office:string-value="Autres légumes frais"/>
          <table:table-cell table:number-columns-repeated="16"/>
          <table:table-cell office:value-type="float" office:value="99.142753451430764"/>
          <table:table-cell office:value-type="float" office:value="118.23915771400391"/>
          <table:table-cell office:value-type="float" office:value="122.44779456482343"/>
          <table:table-cell office:value-type="float" office:value="142.29961517406815"/>
          <table:table-cell office:value-type="float" office:value="132.32079267735978"/>
          <table:table-cell office:value-type="float" office:value="132.20757265450612"/>
          <table:table-cell office:value-type="float" office:value="139.28360197113179"/>
          <table:table-cell office:value-type="float" office:value="130.47590229453988"/>
          <table:table-cell office:value-type="float" office:value="121.63794132793615"/>
          <table:table-cell office:value-type="float" office:value="116.16954423721594"/>
          <table:table-cell office:value-type="float" office:value="117.49569329364836"/>
          <table:table-cell office:value-type="float" office:value="122.50183129666219"/>
          <table:table-cell office:value-type="float" office:value="122.82629965092721"/>
          <table:table-cell office:value-type="float" office:value="152.24230446193661"/>
          <table:table-cell office:value-type="float" office:value="159.84379955591126"/>
          <table:table-cell office:value-type="float" office:value="143.0327724902358"/>
          <table:table-cell office:value-type="float" office:value="144.12871847454798"/>
          <table:table-cell office:value-type="float" office:value="124.37848636360678"/>
          <table:table-cell office:value-type="float" office:value="160.32768456313531"/>
          <table:table-cell table:number-columns-repeated="16342"/>
        </table:table-row>
        <table:table-row>
          <table:table-cell/>
          <table:table-cell office:value-type="string" office:string-value="04200"/>
          <table:table-cell office:value-type="string" office:string-value="Pflanzen und Blumen"/>
          <table:table-cell/>
          <table:table-cell office:value-type="string" office:string-value="Plants and flowers"/>
          <table:table-cell/>
          <table:table-cell office:value-type="string" office:string-value="Plantes et fleurs"/>
          <table:table-cell table:number-columns-repeated="16"/>
          <table:table-cell office:value-type="float" office:value="191.42550777800244"/>
          <table:table-cell office:value-type="float" office:value="190.5362855195927"/>
          <table:table-cell office:value-type="float" office:value="192.26995092469105"/>
          <table:table-cell office:value-type="float" office:value="197.08187649091198"/>
          <table:table-cell office:value-type="float" office:value="245.67020937008525"/>
          <table:table-cell office:value-type="float" office:value="251.75642215247467"/>
          <table:table-cell office:value-type="float" office:value="251.06291263551455"/>
          <table:table-cell office:value-type="float" office:value="226.17061877229816"/>
          <table:table-cell office:value-type="float" office:value="222.47082022937622"/>
          <table:table-cell office:value-type="float" office:value="235.99803224835773"/>
          <table:table-cell office:value-type="float" office:value="239.7804202379786"/>
          <table:table-cell office:value-type="float" office:value="238.9167467178587"/>
          <table:table-cell office:value-type="float" office:value="250.26745132458868"/>
          <table:table-cell office:value-type="float" office:value="242.43646995659657"/>
          <table:table-cell office:value-type="float" office:value="242.81530302005893"/>
          <table:table-cell office:value-type="float" office:value="230.90558066758894"/>
          <table:table-cell office:value-type="float" office:value="237.84954519563993"/>
          <table:table-cell office:value-type="float" office:value="226.39575307218735"/>
          <table:table-cell office:value-type="float" office:value="217.11300105381071"/>
          <table:table-cell table:number-columns-repeated="16342"/>
        </table:table-row>
        <table:table-row>
          <table:table-cell/>
          <table:table-cell office:value-type="string" office:string-value="04210"/>
          <table:table-cell office:value-type="string" office:string-value="Baumschulerzeugnisse"/>
          <table:table-cell/>
          <table:table-cell office:value-type="string" office:string-value="Nursery plants"/>
          <table:table-cell/>
          <table:table-cell office:value-type="string" office:string-value="Plants de pépinières"/>
          <table:table-cell table:number-columns-repeated="16"/>
          <table:table-cell office:value-type="float" office:value="67.222371605270254"/>
          <table:table-cell office:value-type="float" office:value="68.457809786123832"/>
          <table:table-cell office:value-type="float" office:value="71.87343299201325"/>
          <table:table-cell office:value-type="float" office:value="74.34430935372049"/>
          <table:table-cell office:value-type="float" office:value="94.402011584049774"/>
          <table:table-cell office:value-type="float" office:value="94.474684418217635"/>
          <table:table-cell office:value-type="float" office:value="94.474684418217606"/>
          <table:table-cell office:value-type="float" office:value="82.477896329837492"/>
          <table:table-cell office:value-type="float" office:value="79.702089397663883"/>
          <table:table-cell office:value-type="float" office:value="77.505356958559801"/>
          <table:table-cell office:value-type="float" office:value="71.214230819929938"/>
          <table:table-cell office:value-type="float" office:value="71.593137367055661"/>
          <table:table-cell office:value-type="float" office:value="75.116518022039287"/>
          <table:table-cell office:value-type="float" office:value="77.022868309128768"/>
          <table:table-cell office:value-type="float" office:value="61.749740921824554"/>
          <table:table-cell office:value-type="float" office:value="60.700479319318184"/>
          <table:table-cell office:value-type="float" office:value="58.106748962951094"/>
          <table:table-cell office:value-type="float" office:value="50.416090672532853"/>
          <table:table-cell office:value-type="float" office:value="40.816558336532843"/>
          <table:table-cell table:number-columns-repeated="16342"/>
        </table:table-row>
        <table:table-row>
          <table:table-cell/>
          <table:table-cell office:value-type="string" office:string-value="04220"/>
          <table:table-cell office:value-type="string" office:string-value="Blumen und Zierpflanzen (einschl. Weihnachtsbäume)"/>
          <table:table-cell/>
          <table:table-cell office:value-type="string" office:string-value="Ornamental plants and flowers (including Christmas trees)"/>
          <table:table-cell/>
          <table:table-cell office:value-type="string" office:string-value="Fleurs et plantes ornementales (y compris arbres de Noël)"/>
          <table:table-cell table:number-columns-repeated="16"/>
          <table:table-cell office:value-type="float" office:value="86.771363996424469"/>
          <table:table-cell office:value-type="float" office:value="90.259660036481776"/>
          <table:table-cell office:value-type="float" office:value="93.311919071531847"/>
          <table:table-cell office:value-type="float" office:value="97.163579282428429"/>
          <table:table-cell office:value-type="float" office:value="123.25312674869006"/>
          <table:table-cell office:value-type="float" office:value="129.8702983511815"/>
          <table:table-cell office:value-type="float" office:value="131.30083656467656"/>
          <table:table-cell office:value-type="float" office:value="119.97003520387288"/>
          <table:table-cell office:value-type="float" office:value="120.0544406407718"/>
          <table:table-cell office:value-type="float" office:value="137.11482801990948"/>
          <table:table-cell office:value-type="float" office:value="146.62361718124009"/>
          <table:table-cell office:value-type="float" office:value="144.8267762916731"/>
          <table:table-cell office:value-type="float" office:value="145.78189568276053"/>
          <table:table-cell office:value-type="float" office:value="136.46461412906569"/>
          <table:table-cell office:value-type="float" office:value="145.50783373932154"/>
          <table:table-cell office:value-type="float" office:value="141.20455582402565"/>
          <table:table-cell office:value-type="float" office:value="143.08160389224417"/>
          <table:table-cell office:value-type="float" office:value="146.40507815796929"/>
          <table:table-cell office:value-type="float" office:value="150.92940973683028"/>
          <table:table-cell table:number-columns-repeated="16342"/>
        </table:table-row>
        <table:table-row>
          <table:table-cell/>
          <table:table-cell office:value-type="string" office:string-value="04230"/>
          <table:table-cell office:value-type="string" office:string-value="Anpflanzungen"/>
          <table:table-cell/>
          <table:table-cell office:value-type="string" office:string-value="Plantations"/>
          <table:table-cell/>
          <table:table-cell office:value-type="string" office:string-value="Plantations"/>
          <table:table-cell table:number-columns-repeated="16"/>
          <table:table-cell office:value-type="float" office:value="37.43177217630771"/>
          <table:table-cell office:value-type="float" office:value="31.81881569698707"/>
          <table:table-cell office:value-type="float" office:value="27.084598861145945"/>
          <table:table-cell office:value-type="float" office:value="25.573987854763072"/>
          <table:table-cell office:value-type="float" office:value="28.015071037345415"/>
          <table:table-cell office:value-type="float" office:value="27.411439383075528"/>
          <table:table-cell office:value-type="float" office:value="25.287391652620432"/>
          <table:table-cell office:value-type="float" office:value="23.722687238587817"/>
          <table:table-cell office:value-type="float" office:value="22.714290190940535"/>
          <table:table-cell office:value-type="float" office:value="21.377847269888417"/>
          <table:table-cell office:value-type="float" office:value="21.942572236808527"/>
          <table:table-cell office:value-type="float" office:value="22.496833059129973"/>
          <table:table-cell office:value-type="float" office:value="29.369037619788823"/>
          <table:table-cell office:value-type="float" office:value="28.948987518402092"/>
          <table:table-cell office:value-type="float" office:value="35.557728358912897"/>
          <table:table-cell office:value-type="float" office:value="29.000545524245112"/>
          <table:table-cell office:value-type="float" office:value="36.6611923404447"/>
          <table:table-cell office:value-type="float" office:value="29.574584241685216"/>
          <table:table-cell office:value-type="float" office:value="25.367032980447604"/>
          <table:table-cell table:number-columns-repeated="16342"/>
        </table:table-row>
        <table:table-row>
          <table:table-cell/>
          <table:table-cell office:value-type="string" office:string-value="05000"/>
          <table:table-cell office:value-type="string" office:string-value="KARTOFFELN (einschl. Pflanzkartoffeln)"/>
          <table:table-cell/>
          <table:table-cell office:value-type="string" office:string-value="POTATOES (including seeds)"/>
          <table:table-cell/>
          <table:table-cell office:value-type="string" office:string-value="POMMES DE TERRE (y.c. semences)"/>
          <table:table-cell table:number-columns-repeated="16"/>
          <table:table-cell office:value-type="float" office:value="93.000128369028403"/>
          <table:table-cell office:value-type="float" office:value="78.947418458514392"/>
          <table:table-cell office:value-type="float" office:value="111.64781560552241"/>
          <table:table-cell office:value-type="float" office:value="101.24921567189236"/>
          <table:table-cell office:value-type="float" office:value="77.059908335059887"/>
          <table:table-cell office:value-type="float" office:value="81.069049836487125"/>
          <table:table-cell office:value-type="float" office:value="71.34295320109014"/>
          <table:table-cell office:value-type="float" office:value="74.159004486825694"/>
          <table:table-cell office:value-type="float" office:value="62.042953791614245"/>
          <table:table-cell office:value-type="float" office:value="54.671854104547421"/>
          <table:table-cell office:value-type="float" office:value="52.482496520013207"/>
          <table:table-cell office:value-type="float" office:value="54.7855912104013"/>
          <table:table-cell office:value-type="float" office:value="57.152755317808868"/>
          <table:table-cell office:value-type="float" office:value="51.76766737445903"/>
          <table:table-cell office:value-type="float" office:value="46.072638455615952"/>
          <table:table-cell office:value-type="float" office:value="62.195045329733929"/>
          <table:table-cell office:value-type="float" office:value="56.245641971499033"/>
          <table:table-cell office:value-type="float" office:value="49.419900155058684"/>
          <table:table-cell office:value-type="float" office:value="70.172952606127154"/>
          <table:table-cell table:number-columns-repeated="16342"/>
        </table:table-row>
        <table:table-row>
          <table:table-cell/>
          <table:table-cell office:value-type="string" office:string-value="06000"/>
          <table:table-cell office:value-type="string" office:string-value="OBST"/>
          <table:table-cell/>
          <table:table-cell office:value-type="string" office:string-value="FRUITS"/>
          <table:table-cell/>
          <table:table-cell office:value-type="string" office:string-value="FRUITS"/>
          <table:table-cell table:number-columns-repeated="16"/>
          <table:table-cell office:value-type="float" office:value="219.92970927575016"/>
          <table:table-cell office:value-type="float" office:value="241.17669434617227"/>
          <table:table-cell office:value-type="float" office:value="270.132464497976"/>
          <table:table-cell office:value-type="float" office:value="307.63616985075384"/>
          <table:table-cell office:value-type="float" office:value="250.23827744192738"/>
          <table:table-cell office:value-type="float" office:value="250.78315085623257"/>
          <table:table-cell office:value-type="float" office:value="225.02501877176238"/>
          <table:table-cell office:value-type="float" office:value="255.3241056022033"/>
          <table:table-cell office:value-type="float" office:value="229.33133473117124"/>
          <table:table-cell office:value-type="float" office:value="235.85242052574793"/>
          <table:table-cell office:value-type="float" office:value="215.88136825198305"/>
          <table:table-cell office:value-type="float" office:value="237.32088047792141"/>
          <table:table-cell office:value-type="float" office:value="250.55035026400708"/>
          <table:table-cell office:value-type="float" office:value="249.27059426172363"/>
          <table:table-cell office:value-type="float" office:value="257.80186775097599"/>
          <table:table-cell office:value-type="float" office:value="318.31486174814324"/>
          <table:table-cell office:value-type="float" office:value="301.73287762545556"/>
          <table:table-cell office:value-type="float" office:value="290.03288813112414"/>
          <table:table-cell office:value-type="float" office:value="288.48776273397561"/>
          <table:table-cell table:number-columns-repeated="16342"/>
        </table:table-row>
        <table:table-row>
          <table:table-cell/>
          <table:table-cell office:value-type="string" office:string-value="06100"/>
          <table:table-cell office:value-type="string" office:string-value="Frischobst"/>
          <table:table-cell/>
          <table:table-cell office:value-type="string" office:string-value="Fresh fruit"/>
          <table:table-cell/>
          <table:table-cell office:value-type="string" office:string-value="Fruits frais"/>
          <table:table-cell table:number-columns-repeated="16"/>
          <table:table-cell office:value-type="float" office:value="219.92970927575016"/>
          <table:table-cell office:value-type="float" office:value="241.17669434617227"/>
          <table:table-cell office:value-type="float" office:value="270.132464497976"/>
          <table:table-cell office:value-type="float" office:value="307.63616985075384"/>
          <table:table-cell office:value-type="float" office:value="250.23827744192738"/>
          <table:table-cell office:value-type="float" office:value="250.78315085623257"/>
          <table:table-cell office:value-type="float" office:value="225.02501877176238"/>
          <table:table-cell office:value-type="float" office:value="255.3241056022033"/>
          <table:table-cell office:value-type="float" office:value="229.33133473117124"/>
          <table:table-cell office:value-type="float" office:value="235.85242052574793"/>
          <table:table-cell office:value-type="float" office:value="215.88136825198305"/>
          <table:table-cell office:value-type="float" office:value="237.32088047792141"/>
          <table:table-cell office:value-type="float" office:value="250.55035026400708"/>
          <table:table-cell office:value-type="float" office:value="249.27059426172363"/>
          <table:table-cell office:value-type="float" office:value="257.80186775097599"/>
          <table:table-cell office:value-type="float" office:value="318.31486174814324"/>
          <table:table-cell office:value-type="float" office:value="301.73287762545556"/>
          <table:table-cell office:value-type="float" office:value="290.03288813112414"/>
          <table:table-cell office:value-type="float" office:value="288.48776273397561"/>
          <table:table-cell table:number-columns-repeated="16342"/>
        </table:table-row>
        <table:table-row>
          <table:table-cell/>
          <table:table-cell office:value-type="string" office:string-value="06110"/>
          <table:table-cell office:value-type="string" office:string-value="Tafeläpfel"/>
          <table:table-cell/>
          <table:table-cell office:value-type="string" office:string-value="Dessert apples"/>
          <table:table-cell/>
          <table:table-cell office:value-type="string" office:string-value="Pommes de table"/>
          <table:table-cell table:number-columns-repeated="16"/>
          <table:table-cell office:value-type="float" office:value="77.797822960610858"/>
          <table:table-cell office:value-type="float" office:value="83.250285769536362"/>
          <table:table-cell office:value-type="float" office:value="113.78121305584568"/>
          <table:table-cell office:value-type="float" office:value="143.88890745457672"/>
          <table:table-cell office:value-type="float" office:value="90.508327330801478"/>
          <table:table-cell office:value-type="float" office:value="88.131086326678428"/>
          <table:table-cell office:value-type="float" office:value="70.196171207960845"/>
          <table:table-cell office:value-type="float" office:value="92.259583586149773"/>
          <table:table-cell office:value-type="float" office:value="80.77616490202017"/>
          <table:table-cell office:value-type="float" office:value="81.099062527183364"/>
          <table:table-cell office:value-type="float" office:value="55.422521760200006"/>
          <table:table-cell office:value-type="float" office:value="71.331812107899736"/>
          <table:table-cell office:value-type="float" office:value="61.475476341177149"/>
          <table:table-cell office:value-type="float" office:value="73.126916000568073"/>
          <table:table-cell office:value-type="float" office:value="83.014780694362116"/>
          <table:table-cell office:value-type="float" office:value="92.32739193739522"/>
          <table:table-cell office:value-type="float" office:value="80.594951963315893"/>
          <table:table-cell office:value-type="float" office:value="77.019333276521266"/>
          <table:table-cell office:value-type="float" office:value="70.760170029667194"/>
          <table:table-cell table:number-columns-repeated="16342"/>
        </table:table-row>
        <table:table-row>
          <table:table-cell/>
          <table:table-cell office:value-type="string" office:string-value="06120"/>
          <table:table-cell office:value-type="string" office:string-value="Tafelbirnen"/>
          <table:table-cell/>
          <table:table-cell office:value-type="string" office:string-value="Dessert pears"/>
          <table:table-cell/>
          <table:table-cell office:value-type="string" office:string-value="Poires de table"/>
          <table:table-cell table:number-columns-repeated="16"/>
          <table:table-cell office:value-type="float" office:value="22.634014011781183"/>
          <table:table-cell office:value-type="float" office:value="24.445909551024961"/>
          <table:table-cell office:value-type="float" office:value="24.130218436640167"/>
          <table:table-cell office:value-type="float" office:value="27.14642730463353"/>
          <table:table-cell office:value-type="float" office:value="22.535484467583139"/>
          <table:table-cell office:value-type="float" office:value="19.593139208662922"/>
          <table:table-cell office:value-type="float" office:value="21.416746670577524"/>
          <table:table-cell office:value-type="float" office:value="16.221033824175439"/>
          <table:table-cell office:value-type="float" office:value="13.46945107056079"/>
          <table:table-cell office:value-type="float" office:value="16.394293590240068"/>
          <table:table-cell office:value-type="float" office:value="16.712255995632987"/>
          <table:table-cell office:value-type="float" office:value="17.257104626511648"/>
          <table:table-cell office:value-type="float" office:value="15.103628460872262"/>
          <table:table-cell office:value-type="float" office:value="15.943273151175754"/>
          <table:table-cell office:value-type="float" office:value="20.720695256226769"/>
          <table:table-cell office:value-type="float" office:value="26.010293504955126"/>
          <table:table-cell office:value-type="float" office:value="21.287280286353131"/>
          <table:table-cell office:value-type="float" office:value="19.012404061777204"/>
          <table:table-cell office:value-type="float" office:value="29.641379916691594"/>
          <table:table-cell table:number-columns-repeated="16342"/>
        </table:table-row>
        <table:table-row>
          <table:table-cell/>
          <table:table-cell office:value-type="string" office:string-value="06130"/>
          <table:table-cell office:value-type="string" office:string-value="Pfirsiche"/>
          <table:table-cell/>
          <table:table-cell office:value-type="string" office:string-value="Peaches"/>
          <table:table-cell/>
          <table:table-cell office:value-type="string" office:string-value="Pêches"/>
          <table:table-cell table:number-columns-repeated="16"/>
          <table:table-cell office:value-type="float" office:value="5.0594924892625883"/>
          <table:table-cell office:value-type="float" office:value="6.2755542542367779"/>
          <table:table-cell office:value-type="float" office:value="7.9710404905335501"/>
          <table:table-cell office:value-type="float" office:value="7.9082955179580683"/>
          <table:table-cell office:value-type="float" office:value="7.6545479508646892"/>
          <table:table-cell office:value-type="float" office:value="7.7607323039564422"/>
          <table:table-cell office:value-type="float" office:value="7.2654711807838446"/>
          <table:table-cell office:value-type="float" office:value="6.2545365439128666"/>
          <table:table-cell office:value-type="float" office:value="3.8477610411195378"/>
          <table:table-cell office:value-type="float" office:value="5.2281695671781243"/>
          <table:table-cell office:value-type="float" office:value="5.9841719979818553"/>
          <table:table-cell office:value-type="float" office:value="4.9071684770720223"/>
          <table:table-cell office:value-type="float" office:value="5.6043322963516591"/>
          <table:table-cell office:value-type="float" office:value="3.9107351660037502"/>
          <table:table-cell office:value-type="float" office:value="4.3500982913680195"/>
          <table:table-cell office:value-type="float" office:value="6.2346582514541549"/>
          <table:table-cell office:value-type="float" office:value="6.0409340579603672"/>
          <table:table-cell office:value-type="float" office:value="7.645686606204273"/>
          <table:table-cell office:value-type="float" office:value="9.0085049684124208"/>
          <table:table-cell table:number-columns-repeated="16342"/>
        </table:table-row>
        <table:table-row>
          <table:table-cell/>
          <table:table-cell office:value-type="string" office:string-value="06190"/>
          <table:table-cell office:value-type="string" office:string-value="Sonstiges Frischobst"/>
          <table:table-cell/>
          <table:table-cell office:value-type="string" office:string-value="Other fresh fruit"/>
          <table:table-cell/>
          <table:table-cell office:value-type="string" office:string-value="Autres fruits frais"/>
          <table:table-cell table:number-columns-repeated="16"/>
          <table:table-cell office:value-type="float" office:value="114.43837981409555"/>
          <table:table-cell office:value-type="float" office:value="127.20494477137416"/>
          <table:table-cell office:value-type="float" office:value="124.24999251495662"/>
          <table:table-cell office:value-type="float" office:value="128.69253957358552"/>
          <table:table-cell office:value-type="float" office:value="129.5399176926781"/>
          <table:table-cell office:value-type="float" office:value="135.29819301693476"/>
          <table:table-cell office:value-type="float" office:value="126.14662971244016"/>
          <table:table-cell office:value-type="float" office:value="140.58895164796522"/>
          <table:table-cell office:value-type="float" office:value="131.23795771747075"/>
          <table:table-cell office:value-type="float" office:value="133.13089484114641"/>
          <table:table-cell office:value-type="float" office:value="137.76241849816822"/>
          <table:table-cell office:value-type="float" office:value="143.82479526643795"/>
          <table:table-cell office:value-type="float" office:value="168.36691316560601"/>
          <table:table-cell office:value-type="float" office:value="156.28966994397609"/>
          <table:table-cell office:value-type="float" office:value="149.7162935090191"/>
          <table:table-cell office:value-type="float" office:value="193.74251805433872"/>
          <table:table-cell office:value-type="float" office:value="193.80971131782616"/>
          <table:table-cell office:value-type="float" office:value="186.35546418662142"/>
          <table:table-cell office:value-type="float" office:value="179.07770781920442"/>
          <table:table-cell table:number-columns-repeated="16342"/>
        </table:table-row>
        <table:table-row>
          <table:table-cell/>
          <table:table-cell office:value-type="string" office:string-value="06200"/>
          <table:table-cell office:value-type="string" office:string-value="Zitrusfrüchte"/>
          <table:table-cell/>
          <table:table-cell office:value-type="string" office:string-value="Citrus fruits"/>
          <table:table-cell/>
          <table:table-cell office:value-type="string" office:string-value="Agrumes"/>
          <table:table-cell table:number-columns-repeated="16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table:number-columns-repeated="16342"/>
        </table:table-row>
        <table:table-row>
          <table:table-cell/>
          <table:table-cell office:value-type="string" office:string-value="06210"/>
          <table:table-cell office:value-type="string" office:string-value="Süßorangen"/>
          <table:table-cell/>
          <table:table-cell office:value-type="string" office:string-value="Sweet oranges"/>
          <table:table-cell/>
          <table:table-cell office:value-type="string" office:string-value="Oranges douces"/>
          <table:table-cell table:number-columns-repeated="16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table:number-columns-repeated="16342"/>
        </table:table-row>
        <table:table-row>
          <table:table-cell/>
          <table:table-cell office:value-type="string" office:string-value="06220"/>
          <table:table-cell office:value-type="string" office:string-value="Mandarinen"/>
          <table:table-cell/>
          <table:table-cell office:value-type="string" office:string-value="Mandarins"/>
          <table:table-cell/>
          <table:table-cell office:value-type="string" office:string-value="Mandarines"/>
          <table:table-cell table:number-columns-repeated="16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table:number-columns-repeated="16342"/>
        </table:table-row>
        <table:table-row>
          <table:table-cell/>
          <table:table-cell office:value-type="string" office:string-value="06230"/>
          <table:table-cell office:value-type="string" office:string-value="Zitronen"/>
          <table:table-cell/>
          <table:table-cell office:value-type="string" office:string-value="Lemons"/>
          <table:table-cell/>
          <table:table-cell office:value-type="string" office:string-value="Citrons"/>
          <table:table-cell table:number-columns-repeated="16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table:number-columns-repeated="16342"/>
        </table:table-row>
        <table:table-row>
          <table:table-cell/>
          <table:table-cell office:value-type="string" office:string-value="06290"/>
          <table:table-cell office:value-type="string" office:string-value="Sonstige Zitrusfrüchte"/>
          <table:table-cell/>
          <table:table-cell office:value-type="string" office:string-value="Other citrus fruits"/>
          <table:table-cell/>
          <table:table-cell office:value-type="string" office:string-value="Autres agrumes"/>
          <table:table-cell table:number-columns-repeated="16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table:number-columns-repeated="16342"/>
        </table:table-row>
        <table:table-row>
          <table:table-cell/>
          <table:table-cell office:value-type="string" office:string-value="06300"/>
          <table:table-cell office:value-type="string" office:string-value="Tropische Früchte"/>
          <table:table-cell/>
          <table:table-cell office:value-type="string" office:string-value="Tropical fruit"/>
          <table:table-cell/>
          <table:table-cell office:value-type="string" office:string-value="Fruits tropicaux"/>
          <table:table-cell table:number-columns-repeated="16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table:number-columns-repeated="16342"/>
        </table:table-row>
        <table:table-row>
          <table:table-cell/>
          <table:table-cell office:value-type="string" office:string-value="06400"/>
          <table:table-cell office:value-type="string" office:string-value="Weintrauben"/>
          <table:table-cell/>
          <table:table-cell office:value-type="string" office:string-value="Grapes"/>
          <table:table-cell/>
          <table:table-cell office:value-type="string" office:string-value="Raisins"/>
          <table:table-cell table:number-columns-repeated="16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table:number-columns-repeated="16342"/>
        </table:table-row>
        <table:table-row>
          <table:table-cell/>
          <table:table-cell office:value-type="string" office:string-value="06410"/>
          <table:table-cell office:value-type="string" office:string-value="Tafeltrauben"/>
          <table:table-cell/>
          <table:table-cell office:value-type="string" office:string-value="Dessert grapes"/>
          <table:table-cell/>
          <table:table-cell office:value-type="string" office:string-value="Raisins de table"/>
          <table:table-cell table:number-columns-repeated="16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table:number-columns-repeated="16342"/>
        </table:table-row>
        <table:table-row>
          <table:table-cell/>
          <table:table-cell office:value-type="string" office:string-value="06490"/>
          <table:table-cell office:value-type="string" office:string-value="Sonstige Trauben"/>
          <table:table-cell/>
          <table:table-cell office:value-type="string" office:string-value="Other grapes"/>
          <table:table-cell/>
          <table:table-cell office:value-type="string" office:string-value="Autres raisins"/>
          <table:table-cell table:number-columns-repeated="16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table:number-columns-repeated="16342"/>
        </table:table-row>
        <table:table-row>
          <table:table-cell/>
          <table:table-cell office:value-type="string" office:string-value="06500"/>
          <table:table-cell office:value-type="string" office:string-value="Oliven"/>
          <table:table-cell/>
          <table:table-cell office:value-type="string" office:string-value="Olives"/>
          <table:table-cell/>
          <table:table-cell office:value-type="string" office:string-value="Olives"/>
          <table:table-cell table:number-columns-repeated="16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table:number-columns-repeated="16342"/>
        </table:table-row>
        <table:table-row>
          <table:table-cell/>
          <table:table-cell office:value-type="string" office:string-value="06510"/>
          <table:table-cell office:value-type="string" office:string-value="Tafeloliven"/>
          <table:table-cell/>
          <table:table-cell office:value-type="string" office:string-value="Table olives"/>
          <table:table-cell/>
          <table:table-cell office:value-type="string" office:string-value="Olives de table"/>
          <table:table-cell table:number-columns-repeated="16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table:number-columns-repeated="16342"/>
        </table:table-row>
        <table:table-row>
          <table:table-cell/>
          <table:table-cell office:value-type="string" office:string-value="06590"/>
          <table:table-cell office:value-type="string" office:string-value="Sonstige Oliven"/>
          <table:table-cell/>
          <table:table-cell office:value-type="string" office:string-value="Other olives"/>
          <table:table-cell/>
          <table:table-cell office:value-type="string" office:string-value="Autres olives"/>
          <table:table-cell table:number-columns-repeated="16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table:number-columns-repeated="16342"/>
        </table:table-row>
        <table:table-row>
          <table:table-cell/>
          <table:table-cell office:value-type="string" office:string-value="07000"/>
          <table:table-cell office:value-type="string" office:string-value="WEIN"/>
          <table:table-cell/>
          <table:table-cell office:value-type="string" office:string-value="WINE"/>
          <table:table-cell/>
          <table:table-cell office:value-type="string" office:string-value="VINS"/>
          <table:table-cell table:number-columns-repeated="16"/>
          <table:table-cell office:value-type="float" office:value="345.41743651512814"/>
          <table:table-cell office:value-type="float" office:value="257.09857206695244"/>
          <table:table-cell office:value-type="float" office:value="309.93918565131156"/>
          <table:table-cell office:value-type="float" office:value="298.70271424682653"/>
          <table:table-cell office:value-type="float" office:value="263.074814927793"/>
          <table:table-cell office:value-type="float" office:value="216.98293954600487"/>
          <table:table-cell office:value-type="float" office:value="325.12252258187891"/>
          <table:table-cell office:value-type="float" office:value="285.35005463763787"/>
          <table:table-cell office:value-type="float" office:value="291.59121722442546"/>
          <table:table-cell office:value-type="float" office:value="269.27928828951735"/>
          <table:table-cell office:value-type="float" office:value="378.53640406141903"/>
          <table:table-cell office:value-type="float" office:value="396.11792817123376"/>
          <table:table-cell office:value-type="float" office:value="351.93580695912948"/>
          <table:table-cell office:value-type="float" office:value="390.99448489564702"/>
          <table:table-cell office:value-type="float" office:value="408.85707963905105"/>
          <table:table-cell office:value-type="float" office:value="431.41938444635508"/>
          <table:table-cell office:value-type="float" office:value="477.55195635346945"/>
          <table:table-cell office:value-type="float" office:value="437.71181425041357"/>
          <table:table-cell office:value-type="float" office:value="451.87473625199095"/>
          <table:table-cell table:number-columns-repeated="16342"/>
        </table:table-row>
        <table:table-row>
          <table:table-cell/>
          <table:table-cell office:value-type="string" office:string-value="07100"/>
          <table:table-cell office:value-type="string" office:string-value="Tafelwein"/>
          <table:table-cell/>
          <table:table-cell office:value-type="string" office:string-value="Table wine"/>
          <table:table-cell/>
          <table:table-cell office:value-type="string" office:string-value="Vin de table"/>
          <table:table-cell table:number-columns-repeated="16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table:number-columns-repeated="16342"/>
        </table:table-row>
        <table:table-row>
          <table:table-cell/>
          <table:table-cell office:value-type="string" office:string-value="07200"/>
          <table:table-cell office:value-type="string" office:string-value="Qualitätswein"/>
          <table:table-cell/>
          <table:table-cell office:value-type="string" office:string-value="Quality wine"/>
          <table:table-cell/>
          <table:table-cell office:value-type="string" office:string-value="Vin de qualité"/>
          <table:table-cell table:number-columns-repeated="16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table:number-columns-repeated="16342"/>
        </table:table-row>
        <table:table-row>
          <table:table-cell/>
          <table:table-cell office:value-type="string" office:string-value="08000"/>
          <table:table-cell office:value-type="string" office:string-value="OLIVENÖL"/>
          <table:table-cell/>
          <table:table-cell office:value-type="string" office:string-value="OLIVE OIL"/>
          <table:table-cell/>
          <table:table-cell office:value-type="string" office:string-value="HUILE D'OLIVE "/>
          <table:table-cell table:number-columns-repeated="16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table:number-columns-repeated="16342"/>
        </table:table-row>
        <table:table-row>
          <table:table-cell/>
          <table:table-cell office:value-type="string" office:string-value="09000"/>
          <table:table-cell office:value-type="string" office:string-value="SONSTIGE PFLANZLICHE ERZEUGNISSE"/>
          <table:table-cell/>
          <table:table-cell office:value-type="string" office:string-value="OTHER CROP PRODUCTS"/>
          <table:table-cell/>
          <table:table-cell office:value-type="string" office:string-value="AUTRES PRODUITS VÉGÉTAUX"/>
          <table:table-cell table:number-columns-repeated="16"/>
          <table:table-cell office:value-type="float" office:value="2.2994420595147398"/>
          <table:table-cell office:value-type="float" office:value="2.2589660214915477"/>
          <table:table-cell office:value-type="float" office:value="3.2733169798979032"/>
          <table:table-cell office:value-type="float" office:value="3.8363430733247905"/>
          <table:table-cell office:value-type="float" office:value="2.8587171670010787"/>
          <table:table-cell office:value-type="float" office:value="2.1025441045582083"/>
          <table:table-cell office:value-type="float" office:value="1.5430504553671716"/>
          <table:table-cell office:value-type="float" office:value="2.0898750899326322"/>
          <table:table-cell office:value-type="float" office:value="2.4358874733835743"/>
          <table:table-cell office:value-type="float" office:value="2.0862788832407282"/>
          <table:table-cell office:value-type="float" office:value="2.2675702755097911"/>
          <table:table-cell office:value-type="float" office:value="2.6268058835926542"/>
          <table:table-cell office:value-type="float" office:value="2.2803090005305111"/>
          <table:table-cell office:value-type="float" office:value="2.2501652578557785"/>
          <table:table-cell office:value-type="float" office:value="2.8321374660466967"/>
          <table:table-cell office:value-type="float" office:value="3.7026550207108939"/>
          <table:table-cell office:value-type="float" office:value="2.477294437851433"/>
          <table:table-cell office:value-type="float" office:value="2.3179355957938386"/>
          <table:table-cell office:value-type="float" office:value="2.3179355957938386"/>
          <table:table-cell table:number-columns-repeated="16342"/>
        </table:table-row>
        <table:table-row>
          <table:table-cell/>
          <table:table-cell office:value-type="string" office:string-value="09100"/>
          <table:table-cell office:value-type="string" office:string-value="Korb- und Flechtmaterialien"/>
          <table:table-cell/>
          <table:table-cell office:value-type="string" office:string-value="Vegetable materials used primarily for plaiting"/>
          <table:table-cell/>
          <table:table-cell office:value-type="string" office:string-value="Matières à tresser"/>
          <table:table-cell table:number-columns-repeated="16"/>
          <table:table-cell office:value-type="float" office:value="0.74213498252218335"/>
          <table:table-cell office:value-type="float" office:value="0.76306475876252688"/>
          <table:table-cell office:value-type="float" office:value="1.3081110150214748"/>
          <table:table-cell office:value-type="float" office:value="1.7424038720086041"/>
          <table:table-cell office:value-type="float" office:value="1.1419809161137475"/>
          <table:table-cell office:value-type="float" office:value="1.0164022586716859"/>
          <table:table-cell office:value-type="float" office:value="0.98108326126610601"/>
          <table:table-cell office:value-type="float" office:value="1.4520032266738367"/>
          <table:table-cell office:value-type="float" office:value="2.0321504618358612"/>
          <table:table-cell office:value-type="float" office:value="1.5631926629506625"/>
          <table:table-cell office:value-type="float" office:value="1.636446879791865"/>
          <table:table-cell office:value-type="float" office:value="2.0203047898665001"/>
          <table:table-cell office:value-type="float" office:value="1.6351387687768433"/>
          <table:table-cell office:value-type="float" office:value="1.3081110150214748"/>
          <table:table-cell office:value-type="float" office:value="1.8313554210300647"/>
          <table:table-cell office:value-type="float" office:value="2.1976265052360775"/>
          <table:table-cell office:value-type="float" office:value="1.2717745979375448"/>
          <table:table-cell office:value-type="float" office:value="1.2717745979375448"/>
          <table:table-cell office:value-type="float" office:value="1.2717745979375448"/>
          <table:table-cell table:number-columns-repeated="16342"/>
        </table:table-row>
        <table:table-row>
          <table:table-cell/>
          <table:table-cell office:value-type="string" office:string-value="09200"/>
          <table:table-cell office:value-type="string" office:string-value="Sämereien"/>
          <table:table-cell/>
          <table:table-cell office:value-type="string" office:string-value="Seeds"/>
          <table:table-cell/>
          <table:table-cell office:value-type="string" office:string-value="Semences"/>
          <table:table-cell table:number-columns-repeated="16"/>
          <table:table-cell office:value-type="float" office:value="1.5573070769925561"/>
          <table:table-cell office:value-type="float" office:value="1.4959012627290209"/>
          <table:table-cell office:value-type="float" office:value="1.9652059648764282"/>
          <table:table-cell office:value-type="float" office:value="2.0939392013161866"/>
          <table:table-cell office:value-type="float" office:value="1.7167362508873316"/>
          <table:table-cell office:value-type="float" office:value="1.0861418458865222"/>
          <table:table-cell office:value-type="float" office:value="0.56196719410106566"/>
          <table:table-cell office:value-type="float" office:value="0.63787186325879508"/>
          <table:table-cell office:value-type="float" office:value="0.40373701154771335"/>
          <table:table-cell office:value-type="float" office:value="0.52308622029006557"/>
          <table:table-cell office:value-type="float" office:value="0.63112339571792619"/>
          <table:table-cell office:value-type="float" office:value="0.60650109372615413"/>
          <table:table-cell office:value-type="float" office:value="0.64517023175366817"/>
          <table:table-cell office:value-type="float" office:value="0.9420542428343035"/>
          <table:table-cell office:value-type="float" office:value="1.000782045016632"/>
          <table:table-cell office:value-type="float" office:value="1.5050285154748166"/>
          <table:table-cell office:value-type="float" office:value="1.2055198399138873"/>
          <table:table-cell office:value-type="float" office:value="1.0461609978562938"/>
          <table:table-cell office:value-type="float" office:value="1.0461609978562938"/>
          <table:table-cell table:number-columns-repeated="16342"/>
        </table:table-row>
        <table:table-row>
          <table:table-cell/>
          <table:table-cell office:value-type="string" office:string-value="09900"/>
          <table:table-cell office:value-type="string" office:string-value="Sonstige pflanzliche Erzeugnisse: sonstige"/>
          <table:table-cell/>
          <table:table-cell office:value-type="string" office:string-value="Other crop products: others"/>
          <table:table-cell/>
          <table:table-cell office:value-type="string" office:string-value="Autres produits végétaux: autres"/>
          <table:table-cell table:number-columns-repeated="16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42"/>
        </table:table-row>
        <table:table-row>
          <table:table-cell/>
          <table:table-cell office:value-type="string" office:string-value="10000"/>
          <table:table-cell office:value-type="string" office:string-value="PFLANZLICHE ERZEUGUNG (01 BIS 09)"/>
          <table:table-cell/>
          <table:table-cell office:value-type="string" office:string-value="CROP OUTPUT (01 TO 09)"/>
          <table:table-cell/>
          <table:table-cell office:value-type="string" office:string-value="PRODUCTION VÉGÉTALE (01 À 09)"/>
          <table:table-cell table:number-columns-repeated="16"/>
          <table:table-cell office:value-type="float" office:value="3015.0611320413332"/>
          <table:table-cell office:value-type="float" office:value="2919.1444208788621"/>
          <table:table-cell office:value-type="float" office:value="3044.1803657403893"/>
          <table:table-cell office:value-type="float" office:value="3046.763681277901"/>
          <table:table-cell office:value-type="float" office:value="2728.8529684900132"/>
          <table:table-cell office:value-type="float" office:value="2743.2138944337012"/>
          <table:table-cell office:value-type="float" office:value="2857.9173401568778"/>
          <table:table-cell office:value-type="float" office:value="2761.7316373617005"/>
          <table:table-cell office:value-type="float" office:value="2612.6431780125231"/>
          <table:table-cell office:value-type="float" office:value="2605.3267238177514"/>
          <table:table-cell office:value-type="float" office:value="2580.6910492089851"/>
          <table:table-cell office:value-type="float" office:value="2597.4728781652548"/>
          <table:table-cell office:value-type="float" office:value="2494.1708303566834"/>
          <table:table-cell office:value-type="float" office:value="2625.9404156533897"/>
          <table:table-cell office:value-type="float" office:value="2591.1553833825733"/>
          <table:table-cell office:value-type="float" office:value="2640.5051886144051"/>
          <table:table-cell office:value-type="float" office:value="2715.1541807421099"/>
          <table:table-cell office:value-type="float" office:value="2304.3096775666054"/>
          <table:table-cell office:value-type="float" office:value="2410.4781868621935"/>
          <table:table-cell table:number-columns-repeated="16342"/>
        </table:table-row>
        <table:table-row>
          <table:table-cell/>
          <table:table-cell office:value-type="string" office:string-value="11000"/>
          <table:table-cell office:value-type="string" office:string-value="TIERE"/>
          <table:table-cell/>
          <table:table-cell office:value-type="string" office:string-value="ANIMALS"/>
          <table:table-cell/>
          <table:table-cell office:value-type="string" office:string-value="ANIMAUX"/>
          <table:table-cell table:number-columns-repeated="16"/>
          <table:table-cell office:value-type="float" office:value="1893.1783197285445"/>
          <table:table-cell office:value-type="float" office:value="2020.3877011529496"/>
          <table:table-cell office:value-type="float" office:value="2094.3366384927631"/>
          <table:table-cell office:value-type="float" office:value="2133.2940129842764"/>
          <table:table-cell office:value-type="float" office:value="2122.3615053673161"/>
          <table:table-cell office:value-type="float" office:value="2040.7407130603574"/>
          <table:table-cell office:value-type="float" office:value="2027.3576517368967"/>
          <table:table-cell office:value-type="float" office:value="1687.5989097848517"/>
          <table:table-cell office:value-type="float" office:value="1751.4892386771598"/>
          <table:table-cell office:value-type="float" office:value="1710.2242799860908"/>
          <table:table-cell office:value-type="float" office:value="1522.0247033470614"/>
          <table:table-cell office:value-type="float" office:value="1416.6133209207258"/>
          <table:table-cell office:value-type="float" office:value="1601.722984564022"/>
          <table:table-cell office:value-type="float" office:value="1681.575732365565"/>
          <table:table-cell office:value-type="float" office:value="1555.486062906285"/>
          <table:table-cell office:value-type="float" office:value="1571.8515143510515"/>
          <table:table-cell office:value-type="float" office:value="1622.5626315700883"/>
          <table:table-cell office:value-type="float" office:value="1612.1190508086768"/>
          <table:table-cell office:value-type="float" office:value="1673.5086069686095"/>
          <table:table-cell table:number-columns-repeated="16342"/>
        </table:table-row>
        <table:table-row>
          <table:table-cell/>
          <table:table-cell office:value-type="string" office:string-value="11100"/>
          <table:table-cell office:value-type="string" office:string-value="Rinder"/>
          <table:table-cell/>
          <table:table-cell office:value-type="string" office:string-value="Cattle"/>
          <table:table-cell/>
          <table:table-cell office:value-type="string" office:string-value="Bovins"/>
          <table:table-cell table:number-columns-repeated="16"/>
          <table:table-cell office:value-type="float" office:value="902.90256165023675"/>
          <table:table-cell office:value-type="float" office:value="988.81704226997681"/>
          <table:table-cell office:value-type="float" office:value="1024.1494341008986"/>
          <table:table-cell office:value-type="float" office:value="1015.6260594525411"/>
          <table:table-cell office:value-type="float" office:value="956.63315346012723"/>
          <table:table-cell office:value-type="float" office:value="940.18119943650538"/>
          <table:table-cell office:value-type="float" office:value="941.80902330917161"/>
          <table:table-cell office:value-type="float" office:value="786.02661467978987"/>
          <table:table-cell office:value-type="float" office:value="809.16567218823468"/>
          <table:table-cell office:value-type="float" office:value="708.24490114479022"/>
          <table:table-cell office:value-type="float" office:value="699.23663690712465"/>
          <table:table-cell office:value-type="float" office:value="698.10744679952347"/>
          <table:table-cell office:value-type="float" office:value="753.35094769121031"/>
          <table:table-cell office:value-type="float" office:value="694.1896139823034"/>
          <table:table-cell office:value-type="float" office:value="743.4985637505506"/>
          <table:table-cell office:value-type="float" office:value="789.29912364951713"/>
          <table:table-cell office:value-type="float" office:value="785.68786124631674"/>
          <table:table-cell office:value-type="float" office:value="763.77509926832033"/>
          <table:table-cell office:value-type="float" office:value="811.05233217141745"/>
          <table:table-cell table:number-columns-repeated="16342"/>
        </table:table-row>
        <table:table-row>
          <table:table-cell/>
          <table:table-cell office:value-type="string" office:string-value="11200"/>
          <table:table-cell office:value-type="string" office:string-value="Schweine"/>
          <table:table-cell/>
          <table:table-cell office:value-type="string" office:string-value="Pigs"/>
          <table:table-cell/>
          <table:table-cell office:value-type="string" office:string-value="Porcins"/>
          <table:table-cell table:number-columns-repeated="16"/>
          <table:table-cell office:value-type="float" office:value="804.99915150439392"/>
          <table:table-cell office:value-type="float" office:value="841.13848775623671"/>
          <table:table-cell office:value-type="float" office:value="879.93825078156556"/>
          <table:table-cell office:value-type="float" office:value="918.50387979844686"/>
          <table:table-cell office:value-type="float" office:value="952.2712615969308"/>
          <table:table-cell office:value-type="float" office:value="879.61573367940696"/>
          <table:table-cell office:value-type="float" office:value="865.27760630122452"/>
          <table:table-cell office:value-type="float" office:value="734.82281599910948"/>
          <table:table-cell office:value-type="float" office:value="773.75385256572258"/>
          <table:table-cell office:value-type="float" office:value="834.1901718134593"/>
          <table:table-cell office:value-type="float" office:value="657.41546199550044"/>
          <table:table-cell office:value-type="float" office:value="558.67916051151497"/>
          <table:table-cell office:value-type="float" office:value="681.65399969533871"/>
          <table:table-cell office:value-type="float" office:value="807.61027935500465"/>
          <table:table-cell office:value-type="float" office:value="640.09129536743285"/>
          <table:table-cell office:value-type="float" office:value="610.410006804933"/>
          <table:table-cell office:value-type="float" office:value="658.83722911616951"/>
          <table:table-cell office:value-type="float" office:value="678.80088875754802"/>
          <table:table-cell office:value-type="float" office:value="696.44665620879766"/>
          <table:table-cell table:number-columns-repeated="16342"/>
        </table:table-row>
        <table:table-row>
          <table:table-cell/>
          <table:table-cell office:value-type="string" office:string-value="11300"/>
          <table:table-cell office:value-type="string" office:string-value="Einhufer"/>
          <table:table-cell/>
          <table:table-cell office:value-type="string" office:string-value="Equines"/>
          <table:table-cell/>
          <table:table-cell office:value-type="string" office:string-value="Equidés"/>
          <table:table-cell table:number-columns-repeated="16"/>
          <table:table-cell office:value-type="float" office:value="1.5169950475282952"/>
          <table:table-cell office:value-type="float" office:value="1.2344146354768422"/>
          <table:table-cell office:value-type="float" office:value="7.8815417077142458E-2"/>
          <table:table-cell office:value-type="float" office:value="-2.9162541993569269E-3"/>
          <table:table-cell office:value-type="float" office:value="2.6579594807055975"/>
          <table:table-cell office:value-type="float" office:value="1.6974798993930462"/>
          <table:table-cell office:value-type="float" office:value="1.9553413186291309"/>
          <table:table-cell office:value-type="float" office:value="2.9204536227297826"/>
          <table:table-cell office:value-type="float" office:value="2.4369463439230912"/>
          <table:table-cell office:value-type="float" office:value="2.2922938492035696"/>
          <table:table-cell office:value-type="float" office:value="2.071952918988655"/>
          <table:table-cell office:value-type="float" office:value="3.6201060888759367"/>
          <table:table-cell office:value-type="float" office:value="3.5695713934634163"/>
          <table:table-cell office:value-type="float" office:value="4.8209746948717997"/>
          <table:table-cell office:value-type="float" office:value="4.3978314749994443"/>
          <table:table-cell office:value-type="float" office:value="3.0262076967790907"/>
          <table:table-cell office:value-type="float" office:value="1.6484833499161071"/>
          <table:table-cell office:value-type="float" office:value="2.1758129735446383"/>
          <table:table-cell office:value-type="float" office:value="2.1046965873257761"/>
          <table:table-cell table:number-columns-repeated="16342"/>
        </table:table-row>
        <table:table-row>
          <table:table-cell/>
          <table:table-cell office:value-type="string" office:string-value="11400"/>
          <table:table-cell office:value-type="string" office:string-value="Schafe und Ziegen"/>
          <table:table-cell/>
          <table:table-cell office:value-type="string" office:string-value="Sheep and goats"/>
          <table:table-cell/>
          <table:table-cell office:value-type="string" office:string-value="Ovins et caprins"/>
          <table:table-cell table:number-columns-repeated="16"/>
          <table:table-cell office:value-type="float" office:value="16.524908353634448"/>
          <table:table-cell office:value-type="float" office:value="22.242347573289802"/>
          <table:table-cell office:value-type="float" office:value="22.846447020805712"/>
          <table:table-cell office:value-type="float" office:value="24.939010489199653"/>
          <table:table-cell office:value-type="float" office:value="24.038745100881734"/>
          <table:table-cell office:value-type="float" office:value="26.722593316902021"/>
          <table:table-cell office:value-type="float" office:value="29.510878049970188"/>
          <table:table-cell office:value-type="float" office:value="30.629933292722345"/>
          <table:table-cell office:value-type="float" office:value="29.493859312523643"/>
          <table:table-cell office:value-type="float" office:value="28.671385057342068"/>
          <table:table-cell office:value-type="float" office:value="27.429935676790162"/>
          <table:table-cell office:value-type="float" office:value="26.691796607881415"/>
          <table:table-cell office:value-type="float" office:value="30.083675706098191"/>
          <table:table-cell office:value-type="float" office:value="27.207227822752586"/>
          <table:table-cell office:value-type="float" office:value="27.338928155221481"/>
          <table:table-cell office:value-type="float" office:value="29.756004363147131"/>
          <table:table-cell office:value-type="float" office:value="28.583190675076157"/>
          <table:table-cell office:value-type="float" office:value="23.045943408613358"/>
          <table:table-cell office:value-type="float" office:value="24.611292113716377"/>
          <table:table-cell table:number-columns-repeated="16342"/>
        </table:table-row>
        <table:table-row>
          <table:table-cell/>
          <table:table-cell office:value-type="string" office:string-value="11500"/>
          <table:table-cell office:value-type="string" office:string-value="Geflügel"/>
          <table:table-cell/>
          <table:table-cell office:value-type="string" office:string-value="Poultry"/>
          <table:table-cell/>
          <table:table-cell office:value-type="string" office:string-value="Volailles"/>
          <table:table-cell table:number-columns-repeated="16"/>
          <table:table-cell office:value-type="float" office:value="142.38497500330698"/>
          <table:table-cell office:value-type="float" office:value="141.09360524435746"/>
          <table:table-cell office:value-type="float" office:value="145.21333715468208"/>
          <table:table-cell office:value-type="float" office:value="155.20454213857886"/>
          <table:table-cell office:value-type="float" office:value="166.04353551962134"/>
          <table:table-cell office:value-type="float" office:value="171.38131982752836"/>
          <table:table-cell office:value-type="float" office:value="169.63787976122202"/>
          <table:table-cell office:value-type="float" office:value="110.1509866569085"/>
          <table:table-cell office:value-type="float" office:value="112.57873696486747"/>
          <table:table-cell office:value-type="float" office:value="116.96575044329485"/>
          <table:table-cell office:value-type="float" office:value="116.68841141088458"/>
          <table:table-cell office:value-type="float" office:value="109.1217752348788"/>
          <table:table-cell office:value-type="float" office:value="109.23914214817823"/>
          <table:table-cell office:value-type="float" office:value="117.99813606930627"/>
          <table:table-cell office:value-type="float" office:value="118.25398926997163"/>
          <table:table-cell office:value-type="float" office:value="121.82902981583739"/>
          <table:table-cell office:value-type="float" office:value="125.38217236926788"/>
          <table:table-cell office:value-type="float" office:value="124.05891039914354"/>
          <table:table-cell office:value-type="float" office:value="118.1035365504012"/>
          <table:table-cell table:number-columns-repeated="16342"/>
        </table:table-row>
        <table:table-row>
          <table:table-cell/>
          <table:table-cell office:value-type="string" office:string-value="11900"/>
          <table:table-cell office:value-type="string" office:string-value="Sonstige Tiere"/>
          <table:table-cell/>
          <table:table-cell office:value-type="string" office:string-value="Other animals"/>
          <table:table-cell/>
          <table:table-cell office:value-type="string" office:string-value="Autres animaux"/>
          <table:table-cell table:number-columns-repeated="16"/>
          <table:table-cell office:value-type="float" office:value="24.849728169443974"/>
          <table:table-cell office:value-type="float" office:value="25.861803673611767"/>
          <table:table-cell office:value-type="float" office:value="22.110354017733947"/>
          <table:table-cell office:value-type="float" office:value="19.023437359709295"/>
          <table:table-cell office:value-type="float" office:value="20.71685020904922"/>
          <table:table-cell office:value-type="float" office:value="21.142386900621503"/>
          <table:table-cell office:value-type="float" office:value="19.166922996679435"/>
          <table:table-cell office:value-type="float" office:value="23.048105533591528"/>
          <table:table-cell office:value-type="float" office:value="24.060171301888172"/>
          <table:table-cell office:value-type="float" office:value="19.859777678000611"/>
          <table:table-cell office:value-type="float" office:value="19.182304437772974"/>
          <table:table-cell office:value-type="float" office:value="20.393035678051042"/>
          <table:table-cell office:value-type="float" office:value="23.825647929733261"/>
          <table:table-cell office:value-type="float" office:value="29.749500441326148"/>
          <table:table-cell office:value-type="float" office:value="21.90545488810891"/>
          <table:table-cell office:value-type="float" office:value="17.531142020837745"/>
          <table:table-cell office:value-type="float" office:value="22.423694813341861"/>
          <table:table-cell office:value-type="float" office:value="20.262396001506804"/>
          <table:table-cell office:value-type="float" office:value="21.190093336950795"/>
          <table:table-cell table:number-columns-repeated="16342"/>
        </table:table-row>
        <table:table-row>
          <table:table-cell/>
          <table:table-cell office:value-type="string" office:string-value="12000"/>
          <table:table-cell office:value-type="string" office:string-value="TIERISCHE ERZEUGNISSE"/>
          <table:table-cell/>
          <table:table-cell office:value-type="string" office:string-value="ANIMAL PRODUCTS"/>
          <table:table-cell/>
          <table:table-cell office:value-type="string" office:string-value="PRODUITS ANIMAUX"/>
          <table:table-cell table:number-columns-repeated="16"/>
          <table:table-cell office:value-type="float" office:value="1076.7614367626527"/>
          <table:table-cell office:value-type="float" office:value="1083.8627513806507"/>
          <table:table-cell office:value-type="float" office:value="1136.2887965398013"/>
          <table:table-cell office:value-type="float" office:value="1168.8349219431282"/>
          <table:table-cell office:value-type="float" office:value="1204.319254017242"/>
          <table:table-cell office:value-type="float" office:value="1244.4360072279742"/>
          <table:table-cell office:value-type="float" office:value="1246.2109821311251"/>
          <table:table-cell office:value-type="float" office:value="1028.9345825697794"/>
          <table:table-cell office:value-type="float" office:value="1017.5203505335389"/>
          <table:table-cell office:value-type="float" office:value="1000.6917002167179"/>
          <table:table-cell office:value-type="float" office:value="958.59372343950156"/>
          <table:table-cell office:value-type="float" office:value="977.92869238509411"/>
          <table:table-cell office:value-type="float" office:value="987.3137945748806"/>
          <table:table-cell office:value-type="float" office:value="1102.435314950859"/>
          <table:table-cell office:value-type="float" office:value="1056.3187634666469"/>
          <table:table-cell office:value-type="float" office:value="1002.9823680693702"/>
          <table:table-cell office:value-type="float" office:value="1035.0051425331828"/>
          <table:table-cell office:value-type="float" office:value="1051.3766855988652"/>
          <table:table-cell office:value-type="float" office:value="1107.1339830727013"/>
          <table:table-cell table:number-columns-repeated="16342"/>
        </table:table-row>
        <table:table-row>
          <table:table-cell/>
          <table:table-cell office:value-type="string" office:string-value="12100"/>
          <table:table-cell office:value-type="string" office:string-value="Milch"/>
          <table:table-cell/>
          <table:table-cell office:value-type="string" office:string-value="Milk"/>
          <table:table-cell/>
          <table:table-cell office:value-type="string" office:string-value="Lait"/>
          <table:table-cell table:number-columns-repeated="16"/>
          <table:table-cell office:value-type="float" office:value="884.75955654849361"/>
          <table:table-cell office:value-type="float" office:value="891.76485986644855"/>
          <table:table-cell office:value-type="float" office:value="961.04116002591854"/>
          <table:table-cell office:value-type="float" office:value="989.20076157527637"/>
          <table:table-cell office:value-type="float" office:value="1011.0760155565624"/>
          <table:table-cell office:value-type="float" office:value="1031.2263477646247"/>
          <table:table-cell office:value-type="float" office:value="1041.8961772519633"/>
          <table:table-cell office:value-type="float" office:value="852.82594129972915"/>
          <table:table-cell office:value-type="float" office:value="836.38585703638569"/>
          <table:table-cell office:value-type="float" office:value="829.77443341351557"/>
          <table:table-cell office:value-type="float" office:value="783.95236572603801"/>
          <table:table-cell office:value-type="float" office:value="812.21247825265448"/>
          <table:table-cell office:value-type="float" office:value="808.70185454602915"/>
          <table:table-cell office:value-type="float" office:value="937.12816414352778"/>
          <table:table-cell office:value-type="float" office:value="884.68575404970522"/>
          <table:table-cell office:value-type="float" office:value="827.7816865817872"/>
          <table:table-cell office:value-type="float" office:value="857.95199165162796"/>
          <table:table-cell office:value-type="float" office:value="875.99731088049055"/>
          <table:table-cell office:value-type="float" office:value="931.39477488302475"/>
          <table:table-cell table:number-columns-repeated="16342"/>
        </table:table-row>
        <table:table-row>
          <table:table-cell/>
          <table:table-cell office:value-type="string" office:string-value="12200"/>
          <table:table-cell office:value-type="string" office:string-value="Eier"/>
          <table:table-cell/>
          <table:table-cell office:value-type="string" office:string-value="Eggs"/>
          <table:table-cell/>
          <table:table-cell office:value-type="string" office:string-value="Oeufs"/>
          <table:table-cell table:number-columns-repeated="16"/>
          <table:table-cell office:value-type="float" office:value="168.552543172089"/>
          <table:table-cell office:value-type="float" office:value="164.9940383324039"/>
          <table:table-cell office:value-type="float" office:value="157.67762980893369"/>
          <table:table-cell office:value-type="float" office:value="160.26380656068923"/>
          <table:table-cell office:value-type="float" office:value="156.71766198220107"/>
          <table:table-cell office:value-type="float" office:value="158.81205883062677"/>
          <table:table-cell office:value-type="float" office:value="155.75338174062227"/>
          <table:table-cell office:value-type="float" office:value="133.39249306780877"/>
          <table:table-cell office:value-type="float" office:value="144.35018492600088"/>
          <table:table-cell office:value-type="float" office:value="144.6467717840811"/>
          <table:table-cell office:value-type="float" office:value="138.14770270000975"/>
          <table:table-cell office:value-type="float" office:value="120.85750059794046"/>
          <table:table-cell office:value-type="float" office:value="122.70137702968564"/>
          <table:table-cell office:value-type="float" office:value="123.03100608421414"/>
          <table:table-cell office:value-type="float" office:value="128.73012408121355"/>
          <table:table-cell office:value-type="float" office:value="134.32876842837902"/>
          <table:table-cell office:value-type="float" office:value="138.3605495654844"/>
          <table:table-cell office:value-type="float" office:value="139.59644548186344"/>
          <table:table-cell office:value-type="float" office:value="139.82827918967672"/>
          <table:table-cell table:number-columns-repeated="16342"/>
        </table:table-row>
        <table:table-row>
          <table:table-cell/>
          <table:table-cell office:value-type="string" office:string-value="12900"/>
          <table:table-cell office:value-type="string" office:string-value="Sonstige tierische Erzeugnisse"/>
          <table:table-cell/>
          <table:table-cell office:value-type="string" office:string-value="Other animal products"/>
          <table:table-cell/>
          <table:table-cell office:value-type="string" office:string-value="Autres produits animaux"/>
          <table:table-cell table:number-columns-repeated="16"/>
          <table:table-cell office:value-type="float" office:value="23.449337042070301"/>
          <table:table-cell office:value-type="float" office:value="27.103853181798357"/>
          <table:table-cell office:value-type="float" office:value="17.570006704949236"/>
          <table:table-cell office:value-type="float" office:value="19.370353807162619"/>
          <table:table-cell office:value-type="float" office:value="36.525576478478349"/>
          <table:table-cell office:value-type="float" office:value="54.397600632723027"/>
          <table:table-cell office:value-type="float" office:value="48.561423138539197"/>
          <table:table-cell office:value-type="float" office:value="42.716148202241442"/>
          <table:table-cell office:value-type="float" office:value="36.784308571152437"/>
          <table:table-cell office:value-type="float" office:value="26.27049501912126"/>
          <table:table-cell office:value-type="float" office:value="36.493655013453839"/>
          <table:table-cell office:value-type="float" office:value="44.858713534499266"/>
          <table:table-cell office:value-type="float" office:value="55.910562999165883"/>
          <table:table-cell office:value-type="float" office:value="42.27614472311712"/>
          <table:table-cell office:value-type="float" office:value="42.902885335727944"/>
          <table:table-cell office:value-type="float" office:value="40.871913059204054"/>
          <table:table-cell office:value-type="float" office:value="38.692601316070565"/>
          <table:table-cell office:value-type="float" office:value="35.782929236511244"/>
          <table:table-cell office:value-type="float" office:value="35.910929000000031"/>
          <table:table-cell table:number-columns-repeated="16342"/>
        </table:table-row>
        <table:table-row>
          <table:table-cell/>
          <table:table-cell office:value-type="string" office:string-value="12910"/>
          <table:table-cell office:value-type="string" office:string-value="Rohwolle"/>
          <table:table-cell/>
          <table:table-cell office:value-type="string" office:string-value="Raw wool"/>
          <table:table-cell/>
          <table:table-cell office:value-type="string" office:string-value="Laine brute"/>
          <table:table-cell table:number-columns-repeated="16"/>
          <table:table-cell office:value-type="float" office:value="0.92075845003379275"/>
          <table:table-cell office:value-type="float" office:value="0.94163288136886558"/>
          <table:table-cell office:value-type="float" office:value="0.7099088198173974"/>
          <table:table-cell office:value-type="float" office:value="0.72977148408828008"/>
          <table:table-cell office:value-type="float" office:value="0.77054298543636124"/>
          <table:table-cell office:value-type="float" office:value="0.76505039316003276"/>
          <table:table-cell office:value-type="float" office:value="0.88804514781654353"/>
          <table:table-cell office:value-type="float" office:value="0.85659391146995523"/>
          <table:table-cell office:value-type="float" office:value="0.8839298670813881"/>
          <table:table-cell office:value-type="float" office:value="0.8640731670094437"/>
          <table:table-cell office:value-type="float" office:value="0.59327630938278964"/>
          <table:table-cell office:value-type="float" office:value="0.57479706111058615"/>
          <table:table-cell office:value-type="float" office:value="0.49752665273034125"/>
          <table:table-cell office:value-type="float" office:value="0.41659043234564008"/>
          <table:table-cell office:value-type="float" office:value="0.34288396243692065"/>
          <table:table-cell office:value-type="float" office:value="0.29691420361322357"/>
          <table:table-cell office:value-type="float" office:value="0.39759999999999995"/>
          <table:table-cell office:value-type="float" office:value="0.38092899999999991"/>
          <table:table-cell office:value-type="float" office:value="0.38092899999999996"/>
          <table:table-cell table:number-columns-repeated="16342"/>
        </table:table-row>
        <table:table-row>
          <table:table-cell/>
          <table:table-cell office:value-type="string" office:string-value="12920"/>
          <table:table-cell office:value-type="string" office:string-value="Seidenraupenkokons"/>
          <table:table-cell/>
          <table:table-cell office:value-type="string" office:string-value="Silkworm cocoons"/>
          <table:table-cell/>
          <table:table-cell office:value-type="string" office:string-value="Cocons de vers à soie"/>
          <table:table-cell table:number-columns-repeated="16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office:value-type="string" office:string-value="nd"/>
          <table:table-cell table:number-columns-repeated="16342"/>
        </table:table-row>
        <table:table-row>
          <table:table-cell/>
          <table:table-cell office:value-type="string" office:string-value="12930"/>
          <table:table-cell office:value-type="string" office:string-value="Sonstige tierische Erzeugnisse: sonstige"/>
          <table:table-cell/>
          <table:table-cell office:value-type="string" office:string-value="Other animal products: others"/>
          <table:table-cell/>
          <table:table-cell office:value-type="string" office:string-value="Autres produits animaux: autres"/>
          <table:table-cell table:number-columns-repeated="16"/>
          <table:table-cell office:value-type="float" office:value="22.528578592036514"/>
          <table:table-cell office:value-type="float" office:value="26.162220300429489"/>
          <table:table-cell office:value-type="float" office:value="16.860097885131836"/>
          <table:table-cell office:value-type="float" office:value="18.640582323074341"/>
          <table:table-cell office:value-type="float" office:value="35.755033493041992"/>
          <table:table-cell office:value-type="float" office:value="53.632550239562981"/>
          <table:table-cell office:value-type="float" office:value="47.673377990722642"/>
          <table:table-cell office:value-type="float" office:value="41.859554290771491"/>
          <table:table-cell office:value-type="float" office:value="35.900378704071052"/>
          <table:table-cell office:value-type="float" office:value="25.406421852111816"/>
          <table:table-cell office:value-type="float" office:value="35.900378704071045"/>
          <table:table-cell office:value-type="float" office:value="44.283916473388665"/>
          <table:table-cell office:value-type="float" office:value="55.413036346435533"/>
          <table:table-cell office:value-type="float" office:value="41.859554290771477"/>
          <table:table-cell office:value-type="float" office:value="42.560001373291023"/>
          <table:table-cell office:value-type="float" office:value="40.57499885559082"/>
          <table:table-cell office:value-type="float" office:value="38.295001316070561"/>
          <table:table-cell office:value-type="float" office:value="35.402000236511242"/>
          <table:table-cell office:value-type="float" office:value="35.53"/>
          <table:table-cell table:number-columns-repeated="16342"/>
        </table:table-row>
        <table:table-row>
          <table:table-cell/>
          <table:table-cell office:value-type="string" office:string-value="13000"/>
          <table:table-cell office:value-type="string" office:string-value="TIERISCHE ERZEUGUNG (11+12)"/>
          <table:table-cell/>
          <table:table-cell office:value-type="string" office:string-value="ANIMAL OUTPUT (11+12)"/>
          <table:table-cell/>
          <table:table-cell office:value-type="string" office:string-value="PRODUCTION ANIMALE (11+12)"/>
          <table:table-cell table:number-columns-repeated="16"/>
          <table:table-cell office:value-type="float" office:value="2969.9397564911974"/>
          <table:table-cell office:value-type="float" office:value="3104.2504525336003"/>
          <table:table-cell office:value-type="float" office:value="3230.6254350325639"/>
          <table:table-cell office:value-type="float" office:value="3302.1289349274043"/>
          <table:table-cell office:value-type="float" office:value="3326.6807593845574"/>
          <table:table-cell office:value-type="float" office:value="3285.1767202883316"/>
          <table:table-cell office:value-type="float" office:value="3273.5686338680225"/>
          <table:table-cell office:value-type="float" office:value="2716.5334923546307"/>
          <table:table-cell office:value-type="float" office:value="2769.0095892106979"/>
          <table:table-cell office:value-type="float" office:value="2710.915980202808"/>
          <table:table-cell office:value-type="float" office:value="2480.6184267865628"/>
          <table:table-cell office:value-type="float" office:value="2394.5420133058201"/>
          <table:table-cell office:value-type="float" office:value="2589.0367791389026"/>
          <table:table-cell office:value-type="float" office:value="2784.0110473164236"/>
          <table:table-cell office:value-type="float" office:value="2611.8048263729315"/>
          <table:table-cell office:value-type="float" office:value="2574.833882420422"/>
          <table:table-cell office:value-type="float" office:value="2657.5677741032709"/>
          <table:table-cell office:value-type="float" office:value="2663.4957364075417"/>
          <table:table-cell office:value-type="float" office:value="2780.642590041311"/>
          <table:table-cell table:number-columns-repeated="16342"/>
        </table:table-row>
        <table:table-row>
          <table:table-cell/>
          <table:table-cell office:value-type="string" office:string-value="14000"/>
          <table:table-cell office:value-type="string" office:string-value="ERZEUGUNG LANDWIRTSCHAFTLICHER GÜTER (10+13)"/>
          <table:table-cell/>
          <table:table-cell office:value-type="string" office:string-value="AGRICULTURAL GOODS OUTPUT (10+13)"/>
          <table:table-cell/>
          <table:table-cell office:value-type="string" office:string-value="PRODUCTION DE BIENS AGRICOLES (10+13)"/>
          <table:table-cell table:number-columns-repeated="16"/>
          <table:table-cell office:value-type="float" office:value="5985.0008885325306"/>
          <table:table-cell office:value-type="float" office:value="6023.3948734124624"/>
          <table:table-cell office:value-type="float" office:value="6274.8058007729542"/>
          <table:table-cell office:value-type="float" office:value="6348.8926162053067"/>
          <table:table-cell office:value-type="float" office:value="6055.5337278745701"/>
          <table:table-cell office:value-type="float" office:value="6028.3906147220314"/>
          <table:table-cell office:value-type="float" office:value="6131.4859740249003"/>
          <table:table-cell office:value-type="float" office:value="5478.2651297163311"/>
          <table:table-cell office:value-type="float" office:value="5381.6527672232223"/>
          <table:table-cell office:value-type="float" office:value="5316.2427040205594"/>
          <table:table-cell office:value-type="float" office:value="5061.3094759955466"/>
          <table:table-cell office:value-type="float" office:value="4992.0148914710762"/>
          <table:table-cell office:value-type="float" office:value="5083.2076094955864"/>
          <table:table-cell office:value-type="float" office:value="5409.9514629698142"/>
          <table:table-cell office:value-type="float" office:value="5202.9602097555053"/>
          <table:table-cell office:value-type="float" office:value="5215.3390710348267"/>
          <table:table-cell office:value-type="float" office:value="5372.7219548453804"/>
          <table:table-cell office:value-type="float" office:value="4967.8054139741471"/>
          <table:table-cell office:value-type="float" office:value="5191.1207769035054"/>
          <table:table-cell table:number-columns-repeated="16342"/>
        </table:table-row>
        <table:table-row>
          <table:table-cell/>
          <table:table-cell office:value-type="string" office:string-value="15000"/>
          <table:table-cell office:value-type="string" office:string-value="ERZEUGUNG LANDWIRTSCHAFTLICHER DIENSTLEISTUNGEN"/>
          <table:table-cell/>
          <table:table-cell office:value-type="string" office:string-value="AGRICULTURAL SERVICES OUTPUT"/>
          <table:table-cell/>
          <table:table-cell office:value-type="string" office:string-value="PRODUCTION DE SERVICES AGRICOLES"/>
          <table:table-cell table:number-columns-repeated="16"/>
          <table:table-cell office:value-type="float" office:value="118.87500281778338"/>
          <table:table-cell office:value-type="float" office:value="118.87500281778337"/>
          <table:table-cell office:value-type="float" office:value="118.87500281778337"/>
          <table:table-cell office:value-type="float" office:value="118.87500281778335"/>
          <table:table-cell office:value-type="float" office:value="119.49793020329062"/>
          <table:table-cell office:value-type="float" office:value="119.22265484819587"/>
          <table:table-cell office:value-type="float" office:value="123.19006354190645"/>
          <table:table-cell office:value-type="float" office:value="132.65866875628348"/>
          <table:table-cell office:value-type="float" office:value="134.62864077614955"/>
          <table:table-cell office:value-type="float" office:value="149.23431902124725"/>
          <table:table-cell office:value-type="float" office:value="146.08888510982263"/>
          <table:table-cell office:value-type="float" office:value="147.30451593434586"/>
          <table:table-cell office:value-type="float" office:value="140.24623187757405"/>
          <table:table-cell office:value-type="float" office:value="134.11914924816034"/>
          <table:table-cell office:value-type="float" office:value="147.80058231498464"/>
          <table:table-cell office:value-type="float" office:value="146.25205549740727"/>
          <table:table-cell office:value-type="float" office:value="162.63731099422517"/>
          <table:table-cell office:value-type="float" office:value="177.08131585711087"/>
          <table:table-cell office:value-type="float" office:value="188.4715380181137"/>
          <table:table-cell table:number-columns-repeated="16342"/>
        </table:table-row>
        <table:table-row>
          <table:table-cell/>
          <table:table-cell office:value-type="string" office:string-value="15100"/>
          <table:table-cell office:value-type="string" office:string-value="LANDWIRTSCHAFTLICHE DIENSTLEISTUNGEN"/>
          <table:table-cell/>
          <table:table-cell office:value-type="string" office:string-value="AGRICULTURAL SERVICES"/>
          <table:table-cell/>
          <table:table-cell office:value-type="string" office:string-value="SERVICES AGRICOLES"/>
          <table:table-cell table:number-columns-repeated="16"/>
          <table:table-cell office:value-type="float" office:value="118.87500281778338"/>
          <table:table-cell office:value-type="float" office:value="118.87500281778337"/>
          <table:table-cell office:value-type="float" office:value="118.87500281778337"/>
          <table:table-cell office:value-type="float" office:value="118.87500281778335"/>
          <table:table-cell office:value-type="float" office:value="118.0025412946186"/>
          <table:table-cell office:value-type="float" office:value="117.64668455685049"/>
          <table:table-cell office:value-type="float" office:value="121.21892163366319"/>
          <table:table-cell office:value-type="float" office:value="130.58873233047885"/>
          <table:table-cell office:value-type="float" office:value="132.34243435623142"/>
          <table:table-cell office:value-type="float" office:value="142.45500469177213"/>
          <table:table-cell office:value-type="float" office:value="139.55804435780411"/>
          <table:table-cell office:value-type="float" office:value="145.77605892396093"/>
          <table:table-cell office:value-type="float" office:value="138.36568595924376"/>
          <table:table-cell office:value-type="float" office:value="131.64566430290492"/>
          <table:table-cell office:value-type="float" office:value="145.27649615753461"/>
          <table:table-cell office:value-type="float" office:value="143.86433884740725"/>
          <table:table-cell office:value-type="float" office:value="160.2711953942252"/>
          <table:table-cell office:value-type="float" office:value="174.81899585711085"/>
          <table:table-cell office:value-type="float" office:value="186.20921801811369"/>
          <table:table-cell table:number-columns-repeated="16342"/>
        </table:table-row>
        <table:table-row>
          <table:table-cell/>
          <table:table-cell office:value-type="string" office:string-value="15200"/>
          <table:table-cell office:value-type="string" office:string-value="VERPACHTUNG VON MILCHQUOTEN"/>
          <table:table-cell/>
          <table:table-cell office:value-type="string" office:string-value="RENTING OF MILK QUOTA"/>
          <table:table-cell/>
          <table:table-cell office:value-type="string" office:string-value="LOCATION DE QUOTAS LAITIERS"/>
          <table:table-cell table:number-columns-repeated="16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.4953889086720493"/>
          <table:table-cell office:value-type="float" office:value="1.5759702913453921"/>
          <table:table-cell office:value-type="float" office:value="1.9711419082432793"/>
          <table:table-cell office:value-type="float" office:value="2.0699364258046695"/>
          <table:table-cell office:value-type="float" office:value="2.28620641991817"/>
          <table:table-cell office:value-type="float" office:value="6.779314329475076"/>
          <table:table-cell office:value-type="float" office:value="6.5308407520184879"/>
          <table:table-cell office:value-type="float" office:value="1.5284570103849477"/>
          <table:table-cell office:value-type="float" office:value="1.8805459183302689"/>
          <table:table-cell office:value-type="float" office:value="2.4734849452554748"/>
          <table:table-cell office:value-type="float" office:value="2.5240861574500002"/>
          <table:table-cell office:value-type="float" office:value="2.3877166500000002"/>
          <table:table-cell office:value-type="float" office:value="2.3661156000000001"/>
          <table:table-cell office:value-type="float" office:value="2.2623199999999999"/>
          <table:table-cell office:value-type="float" office:value="2.2623199999999994"/>
          <table:table-cell table:number-columns-repeated="16342"/>
        </table:table-row>
        <table:table-row>
          <table:table-cell/>
          <table:table-cell office:value-type="string" office:string-value="16000"/>
          <table:table-cell office:value-type="string" office:string-value="LANDWIRTSCHAFTLICHE ERZEUGUNG (14+15)"/>
          <table:table-cell/>
          <table:table-cell office:value-type="string" office:string-value="AGRICULTURAL OUTPUT (14+15)"/>
          <table:table-cell/>
          <table:table-cell office:value-type="string" office:string-value="PRODUCTION AGRICOLE (14+15)"/>
          <table:table-cell table:number-columns-repeated="16"/>
          <table:table-cell office:value-type="float" office:value="6103.8758913503143"/>
          <table:table-cell office:value-type="float" office:value="6142.2698762302462"/>
          <table:table-cell office:value-type="float" office:value="6393.6808035907379"/>
          <table:table-cell office:value-type="float" office:value="6467.7676190230904"/>
          <table:table-cell office:value-type="float" office:value="6175.0316580778608"/>
          <table:table-cell office:value-type="float" office:value="6147.6132695702272"/>
          <table:table-cell office:value-type="float" office:value="6254.6760375668064"/>
          <table:table-cell office:value-type="float" office:value="5610.9237984726142"/>
          <table:table-cell office:value-type="float" office:value="5516.2814079993723"/>
          <table:table-cell office:value-type="float" office:value="5465.4770230418062"/>
          <table:table-cell office:value-type="float" office:value="5207.3983611053691"/>
          <table:table-cell office:value-type="float" office:value="5139.3194074054218"/>
          <table:table-cell office:value-type="float" office:value="5223.4538413731607"/>
          <table:table-cell office:value-type="float" office:value="5544.0706122179745"/>
          <table:table-cell office:value-type="float" office:value="5350.7607920704895"/>
          <table:table-cell office:value-type="float" office:value="5361.5911265322338"/>
          <table:table-cell office:value-type="float" office:value="5535.3592658396055"/>
          <table:table-cell office:value-type="float" office:value="5144.886729831258"/>
          <table:table-cell office:value-type="float" office:value="5379.5923149216187"/>
          <table:table-cell table:number-columns-repeated="16342"/>
        </table:table-row>
        <table:table-row>
          <table:table-cell/>
          <table:table-cell office:value-type="string" office:string-value="17000"/>
          <table:table-cell office:value-type="string" office:string-value="NICHTLANDWIRTSCHAFTLICHE NEBENTÄTIGKEITEN (NICHT TRENNBAR)"/>
          <table:table-cell/>
          <table:table-cell office:value-type="string" office:string-value="SECONDARY ACTIVITIES (INSEPARABLE)"/>
          <table:table-cell/>
          <table:table-cell office:value-type="string" office:string-value="ACTIVITÉS SECONDAIRES NON AGRICOLES (NON SÉPARABLES)"/>
          <table:table-cell table:number-columns-repeated="16"/>
          <table:table-cell office:value-type="float" office:value="238.17351365885918"/>
          <table:table-cell office:value-type="float" office:value="238.17351365885918"/>
          <table:table-cell office:value-type="float" office:value="238.17351365885918"/>
          <table:table-cell office:value-type="float" office:value="238.17351365885918"/>
          <table:table-cell office:value-type="float" office:value="247.05071837096574"/>
          <table:table-cell office:value-type="float" office:value="270.2825519792446"/>
          <table:table-cell office:value-type="float" office:value="297.38164516368863"/>
          <table:table-cell office:value-type="float" office:value="314.71690297449879"/>
          <table:table-cell office:value-type="float" office:value="324.23711692332387"/>
          <table:table-cell office:value-type="float" office:value="337.84147147954593"/>
          <table:table-cell office:value-type="float" office:value="344.26575001998492"/>
          <table:table-cell office:value-type="float" office:value="374.30869966497835"/>
          <table:table-cell office:value-type="float" office:value="374.87554777148739"/>
          <table:table-cell office:value-type="float" office:value="378.07320000000004"/>
          <table:table-cell office:value-type="float" office:value="401.98980000000017"/>
          <table:table-cell office:value-type="float" office:value="383.06686146035707"/>
          <table:table-cell office:value-type="float" office:value="366.63817480814521"/>
          <table:table-cell office:value-type="float" office:value="337.71542185619421"/>
          <table:table-cell office:value-type="float" office:value="329.65570491335296"/>
          <table:table-cell table:number-columns-repeated="16342"/>
        </table:table-row>
        <table:table-row>
          <table:table-cell/>
          <table:table-cell office:value-type="string" office:string-value="17100"/>
          <table:table-cell office:value-type="string" office:string-value="VERARBEITUNG LANDWIRTSCHAFTLICHER ERZEUGNISSE"/>
          <table:table-cell/>
          <table:table-cell office:value-type="string" office:string-value="TRANSFORMATION OF AGRICULTURAL PRODUCTS"/>
          <table:table-cell/>
          <table:table-cell office:value-type="string" office:string-value="TRANSFORMATION DE PRODUITS AGRICOLES"/>
          <table:table-cell table:number-columns-repeated="16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table:number-columns-repeated="16342"/>
        </table:table-row>
        <table:table-row>
          <table:table-cell/>
          <table:table-cell office:value-type="string" office:string-value="17110"/>
          <table:table-cell office:value-type="string" office:string-value="- Getreide"/>
          <table:table-cell/>
          <table:table-cell office:value-type="string" office:string-value="- cereals"/>
          <table:table-cell/>
          <table:table-cell office:value-type="string" office:string-value="- de céréales"/>
          <table:table-cell table:number-columns-repeated="16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table:number-columns-repeated="16342"/>
        </table:table-row>
        <table:table-row>
          <table:table-cell/>
          <table:table-cell office:value-type="string" office:string-value="17120"/>
          <table:table-cell office:value-type="string" office:string-value="- Gemüse"/>
          <table:table-cell/>
          <table:table-cell office:value-type="string" office:string-value="- vegetables"/>
          <table:table-cell/>
          <table:table-cell office:value-type="string" office:string-value="- de légumes"/>
          <table:table-cell table:number-columns-repeated="16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table:number-columns-repeated="16342"/>
        </table:table-row>
        <table:table-row>
          <table:table-cell/>
          <table:table-cell office:value-type="string" office:string-value="17130"/>
          <table:table-cell office:value-type="string" office:string-value="- Obst"/>
          <table:table-cell/>
          <table:table-cell office:value-type="string" office:string-value="- fruits"/>
          <table:table-cell/>
          <table:table-cell office:value-type="string" office:string-value="- de fruits"/>
          <table:table-cell table:number-columns-repeated="16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table:number-columns-repeated="16342"/>
        </table:table-row>
        <table:table-row>
          <table:table-cell/>
          <table:table-cell office:value-type="string" office:string-value="17140"/>
          <table:table-cell office:value-type="string" office:string-value="- Wein"/>
          <table:table-cell/>
          <table:table-cell office:value-type="string" office:string-value="- wine"/>
          <table:table-cell/>
          <table:table-cell office:value-type="string" office:string-value="- de vin"/>
          <table:table-cell table:number-columns-repeated="16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table:number-columns-repeated="16342"/>
        </table:table-row>
        <table:table-row>
          <table:table-cell/>
          <table:table-cell office:value-type="string" office:string-value="17150"/>
          <table:table-cell office:value-type="string" office:string-value="- Tiere"/>
          <table:table-cell/>
          <table:table-cell office:value-type="string" office:string-value="- animals"/>
          <table:table-cell/>
          <table:table-cell office:value-type="string" office:string-value="- d'animaux"/>
          <table:table-cell table:number-columns-repeated="16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table:number-columns-repeated="16342"/>
        </table:table-row>
        <table:table-row>
          <table:table-cell/>
          <table:table-cell office:value-type="string" office:string-value="17160"/>
          <table:table-cell office:value-type="string" office:string-value="- Tierische Erzeugnisse"/>
          <table:table-cell/>
          <table:table-cell office:value-type="string" office:string-value="- animal products"/>
          <table:table-cell/>
          <table:table-cell office:value-type="string" office:string-value="- de produits animaux"/>
          <table:table-cell table:number-columns-repeated="16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table:number-columns-repeated="16342"/>
        </table:table-row>
        <table:table-row>
          <table:table-cell/>
          <table:table-cell office:value-type="string" office:string-value="17161"/>
          <table:table-cell office:value-type="string" office:string-value="- Milch"/>
          <table:table-cell/>
          <table:table-cell office:value-type="string" office:string-value="- milk"/>
          <table:table-cell/>
          <table:table-cell office:value-type="string" office:string-value="- de lait"/>
          <table:table-cell table:number-columns-repeated="16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table:number-columns-repeated="16342"/>
        </table:table-row>
        <table:table-row>
          <table:table-cell/>
          <table:table-cell office:value-type="string" office:string-value="17162"/>
          <table:table-cell office:value-type="string" office:string-value="- Sonstige tierische Erzeugnisse"/>
          <table:table-cell/>
          <table:table-cell office:value-type="string" office:string-value="- other animal products"/>
          <table:table-cell/>
          <table:table-cell office:value-type="string" office:string-value="- d’autres produits animaux"/>
          <table:table-cell table:number-columns-repeated="16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table:number-columns-repeated="16342"/>
        </table:table-row>
        <table:table-row>
          <table:table-cell/>
          <table:table-cell office:value-type="string" office:string-value="17190"/>
          <table:table-cell office:value-type="string" office:string-value="- Sonstige"/>
          <table:table-cell/>
          <table:table-cell office:value-type="string" office:string-value="- other"/>
          <table:table-cell/>
          <table:table-cell office:value-type="string" office:string-value="- autres"/>
          <table:table-cell table:number-columns-repeated="16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table:number-columns-repeated="16342"/>
        </table:table-row>
        <table:table-row>
          <table:table-cell/>
          <table:table-cell office:value-type="string" office:string-value="17900"/>
          <table:table-cell office:value-type="string" office:string-value="SONSTIGE NICHT TRENNBARE NEBENTÄTIGKEITEN (WAREN UND DIENSTLEISTUNGEN)"/>
          <table:table-cell/>
          <table:table-cell office:value-type="string" office:string-value="OTHER NON-SEPARABLE SECONDARY ACTIVITIES (GOODS AND SERVICES)"/>
          <table:table-cell/>
          <table:table-cell office:value-type="string" office:string-value="AUTRES ACTIVITÉS SECONDAIRES NON SÉPARABLES (BIENS ET SERVICES)"/>
          <table:table-cell table:number-columns-repeated="16"/>
          <table:table-cell office:value-type="float" office:value="238.17351365885918"/>
          <table:table-cell office:value-type="float" office:value="238.17351365885918"/>
          <table:table-cell office:value-type="float" office:value="238.17351365885918"/>
          <table:table-cell office:value-type="float" office:value="238.17351365885918"/>
          <table:table-cell office:value-type="float" office:value="247.05071837096574"/>
          <table:table-cell office:value-type="float" office:value="270.2825519792446"/>
          <table:table-cell office:value-type="float" office:value="297.38164516368863"/>
          <table:table-cell office:value-type="float" office:value="314.71690297449879"/>
          <table:table-cell office:value-type="float" office:value="324.23711692332387"/>
          <table:table-cell office:value-type="float" office:value="337.84147147954593"/>
          <table:table-cell office:value-type="float" office:value="344.26575001998492"/>
          <table:table-cell office:value-type="float" office:value="374.30869966497835"/>
          <table:table-cell office:value-type="float" office:value="374.87554777148739"/>
          <table:table-cell office:value-type="float" office:value="378.07320000000004"/>
          <table:table-cell office:value-type="float" office:value="401.98980000000017"/>
          <table:table-cell office:value-type="float" office:value="383.06686146035707"/>
          <table:table-cell office:value-type="float" office:value="366.63817480814521"/>
          <table:table-cell office:value-type="float" office:value="337.71542185619421"/>
          <table:table-cell office:value-type="float" office:value="329.65570491335296"/>
          <table:table-cell table:number-columns-repeated="16342"/>
        </table:table-row>
        <table:table-row>
          <table:table-cell/>
          <table:table-cell office:value-type="string" office:string-value="18000"/>
          <table:table-cell office:value-type="string" office:string-value="ERZEUGUNG DES LANDWIRTSCHAFTLICHEN WIRTSCHAFTSBEREICHS (16+17)"/>
          <table:table-cell/>
          <table:table-cell office:value-type="string" office:string-value="OUTPUT OF THE AGRICULTURAL ‘INDUSTRY’ (16+17)"/>
          <table:table-cell/>
          <table:table-cell office:value-type="string" office:string-value="PRODUCTION DE LA BRANCHE AGRICOLE (16+17)"/>
          <table:table-cell table:number-columns-repeated="16"/>
          <table:table-cell office:value-type="float" office:value="6342.049405009172"/>
          <table:table-cell office:value-type="float" office:value="6380.4433898891048"/>
          <table:table-cell office:value-type="float" office:value="6631.8543172495965"/>
          <table:table-cell office:value-type="float" office:value="6705.9411326819481"/>
          <table:table-cell office:value-type="float" office:value="6422.0823764488268"/>
          <table:table-cell office:value-type="float" office:value="6417.8958215494731"/>
          <table:table-cell office:value-type="float" office:value="6552.0576827304958"/>
          <table:table-cell office:value-type="float" office:value="5925.6407014471133"/>
          <table:table-cell office:value-type="float" office:value="5840.5185249226952"/>
          <table:table-cell office:value-type="float" office:value="5803.3184945213525"/>
          <table:table-cell office:value-type="float" office:value="5551.6641111253548"/>
          <table:table-cell office:value-type="float" office:value="5513.6281070703999"/>
          <table:table-cell office:value-type="float" office:value="5598.3293891446474"/>
          <table:table-cell office:value-type="float" office:value="5922.1438122179734"/>
          <table:table-cell office:value-type="float" office:value="5752.7505920704889"/>
          <table:table-cell office:value-type="float" office:value="5744.6579879925903"/>
          <table:table-cell office:value-type="float" office:value="5901.9974406477504"/>
          <table:table-cell office:value-type="float" office:value="5482.6021516874525"/>
          <table:table-cell office:value-type="float" office:value="5709.2480198349713"/>
          <table:table-cell table:number-columns-repeated="16342"/>
        </table:table-row>
        <table:table-row>
          <table:table-cell/>
          <table:table-cell office:value-type="string" office:string-value="19000"/>
          <table:table-cell office:value-type="string" office:string-value="VORLEISTUNGEN INSGESAMT"/>
          <table:table-cell/>
          <table:table-cell office:value-type="string" office:string-value="TOTAL INTERMEDIATE CONSUMPTION"/>
          <table:table-cell/>
          <table:table-cell office:value-type="string" office:string-value="CONSOMMATIONS INTERMÉDIAIRES"/>
          <table:table-cell table:number-columns-repeated="16"/>
          <table:table-cell office:value-type="float" office:value="3186.8259090688243"/>
          <table:table-cell office:value-type="float" office:value="3172.7753060767391"/>
          <table:table-cell office:value-type="float" office:value="3103.8273691161226"/>
          <table:table-cell office:value-type="float" office:value="3136.7151444797864"/>
          <table:table-cell office:value-type="float" office:value="3066.6602733236227"/>
          <table:table-cell office:value-type="float" office:value="3161.7607933929603"/>
          <table:table-cell office:value-type="float" office:value="3132.6242380793119"/>
          <table:table-cell office:value-type="float" office:value="2868.3541321974449"/>
          <table:table-cell office:value-type="float" office:value="3000.2077410633324"/>
          <table:table-cell office:value-type="float" office:value="3043.2779548935332"/>
          <table:table-cell office:value-type="float" office:value="2956.1939703987819"/>
          <table:table-cell office:value-type="float" office:value="2968.6754067827537"/>
          <table:table-cell office:value-type="float" office:value="2950.6405939102428"/>
          <table:table-cell office:value-type="float" office:value="3110.0473884407797"/>
          <table:table-cell office:value-type="float" office:value="3081.0002685285604"/>
          <table:table-cell office:value-type="float" office:value="3048.8391111984779"/>
          <table:table-cell office:value-type="float" office:value="3121.0827691088975"/>
          <table:table-cell office:value-type="float" office:value="3111.7768540679658"/>
          <table:table-cell office:value-type="float" office:value="3212.2260348690384"/>
          <table:table-cell table:number-columns-repeated="16342"/>
        </table:table-row>
        <table:table-row>
          <table:table-cell/>
          <table:table-cell office:value-type="string" office:string-value="19010"/>
          <table:table-cell office:value-type="string" office:string-value="SAAT- UND PFLANZGUT"/>
          <table:table-cell/>
          <table:table-cell office:value-type="string" office:string-value="SEEDS AND PLANTING STOCK"/>
          <table:table-cell/>
          <table:table-cell office:value-type="string" office:string-value="SEMENCES ET PLANTS"/>
          <table:table-cell table:number-columns-repeated="16"/>
          <table:table-cell office:value-type="float" office:value="156.41727179577666"/>
          <table:table-cell office:value-type="float" office:value="152.91212284797209"/>
          <table:table-cell office:value-type="float" office:value="159.63362500808745"/>
          <table:table-cell office:value-type="float" office:value="151.85686358582305"/>
          <table:table-cell office:value-type="float" office:value="161.86732847394316"/>
          <table:table-cell office:value-type="float" office:value="168.100259442018"/>
          <table:table-cell office:value-type="float" office:value="165.07823230598163"/>
          <table:table-cell office:value-type="float" office:value="134.48020755361432"/>
          <table:table-cell office:value-type="float" office:value="136.79934303757963"/>
          <table:table-cell office:value-type="float" office:value="145.86891274172794"/>
          <table:table-cell office:value-type="float" office:value="137.55514051292482"/>
          <table:table-cell office:value-type="float" office:value="139.06673546361637"/>
          <table:table-cell office:value-type="float" office:value="135.63059999999996"/>
          <table:table-cell office:value-type="float" office:value="140.63579999999996"/>
          <table:table-cell office:value-type="float" office:value="145.04760000000007"/>
          <table:table-cell office:value-type="float" office:value="143.22784562940495"/>
          <table:table-cell office:value-type="float" office:value="135.17199528767864"/>
          <table:table-cell office:value-type="float" office:value="128.6668356908589"/>
          <table:table-cell office:value-type="float" office:value="128.1616064461042"/>
          <table:table-cell table:number-columns-repeated="16342"/>
        </table:table-row>
        <table:table-row>
          <table:table-cell/>
          <table:table-cell office:value-type="string" office:string-value="19011"/>
          <table:table-cell office:value-type="string" office:string-value="- bei landwirtschaftlichen Einheiten gekauftes Saat- und Pflanzgut"/>
          <table:table-cell/>
          <table:table-cell office:value-type="string" office:string-value="- seeds and planting stock supplied by other agricultural holdings"/>
          <table:table-cell/>
          <table:table-cell office:value-type="string" office:string-value="- semences et plants achetés à d'autres unités agricoles"/>
          <table:table-cell table:number-columns-repeated="16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table:number-columns-repeated="16342"/>
        </table:table-row>
        <table:table-row>
          <table:table-cell/>
          <table:table-cell office:value-type="string" office:string-value="19012"/>
          <table:table-cell office:value-type="string" office:string-value="- außerhalb des Wirtschaftsbereichs gekauftes Saat- und Pflanzgut"/>
          <table:table-cell/>
          <table:table-cell office:value-type="string" office:string-value="- seeds and planting stock purchased from outside the agricultural ‘industry’"/>
          <table:table-cell/>
          <table:table-cell office:value-type="string" office:string-value="- semences et plants achetés en dehors de la branche"/>
          <table:table-cell table:number-columns-repeated="16"/>
          <table:table-cell office:value-type="float" office:value="156.41727179577666"/>
          <table:table-cell office:value-type="float" office:value="152.91212284797209"/>
          <table:table-cell office:value-type="float" office:value="159.63362500808745"/>
          <table:table-cell office:value-type="float" office:value="151.85686358582305"/>
          <table:table-cell office:value-type="float" office:value="161.86732847394316"/>
          <table:table-cell office:value-type="float" office:value="168.100259442018"/>
          <table:table-cell office:value-type="float" office:value="165.07823230598163"/>
          <table:table-cell office:value-type="float" office:value="134.48020755361432"/>
          <table:table-cell office:value-type="float" office:value="136.79934303757963"/>
          <table:table-cell office:value-type="float" office:value="145.86891274172794"/>
          <table:table-cell office:value-type="float" office:value="137.55514051292482"/>
          <table:table-cell office:value-type="float" office:value="139.06673546361637"/>
          <table:table-cell office:value-type="float" office:value="135.63059999999996"/>
          <table:table-cell office:value-type="float" office:value="140.63579999999996"/>
          <table:table-cell office:value-type="float" office:value="145.04760000000007"/>
          <table:table-cell office:value-type="float" office:value="143.22784562940495"/>
          <table:table-cell office:value-type="float" office:value="135.17199528767864"/>
          <table:table-cell office:value-type="float" office:value="128.6668356908589"/>
          <table:table-cell office:value-type="float" office:value="128.1616064461042"/>
          <table:table-cell table:number-columns-repeated="16342"/>
        </table:table-row>
        <table:table-row>
          <table:table-cell/>
          <table:table-cell office:value-type="string" office:string-value="19020"/>
          <table:table-cell office:value-type="string" office:string-value="ENERGIE; SCHMIERSTOFFE"/>
          <table:table-cell/>
          <table:table-cell office:value-type="string" office:string-value="ENERGY; LUBRICANTS"/>
          <table:table-cell/>
          <table:table-cell office:value-type="string" office:string-value="ÉNERGIE, LUBRIFIANTS"/>
          <table:table-cell table:number-columns-repeated="16"/>
          <table:table-cell office:value-type="float" office:value="171.89596122540925"/>
          <table:table-cell office:value-type="float" office:value="168.91637502452699"/>
          <table:table-cell office:value-type="float" office:value="182.91279016670188"/>
          <table:table-cell office:value-type="float" office:value="189.30619245219941"/>
          <table:table-cell office:value-type="float" office:value="252.20249558512526"/>
          <table:table-cell office:value-type="float" office:value="247.98965138841444"/>
          <table:table-cell office:value-type="float" office:value="242.85865860482699"/>
          <table:table-cell office:value-type="float" office:value="244.58805403951951"/>
          <table:table-cell office:value-type="float" office:value="272.62487009730853"/>
          <table:table-cell office:value-type="float" office:value="291.8395674512908"/>
          <table:table-cell office:value-type="float" office:value="273.70042804299334"/>
          <table:table-cell office:value-type="float" office:value="275.70619826602626"/>
          <table:table-cell office:value-type="float" office:value="299.16786194051014"/>
          <table:table-cell office:value-type="float" office:value="308.43951627217427"/>
          <table:table-cell office:value-type="float" office:value="297.11959999999999"/>
          <table:table-cell office:value-type="float" office:value="297.39777480534406"/>
          <table:table-cell office:value-type="float" office:value="324.79636731326713"/>
          <table:table-cell office:value-type="float" office:value="324.87314118999484"/>
          <table:table-cell office:value-type="float" office:value="355.03460497931866"/>
          <table:table-cell table:number-columns-repeated="16342"/>
        </table:table-row>
        <table:table-row>
          <table:table-cell/>
          <table:table-cell office:value-type="string" office:string-value="19021"/>
          <table:table-cell office:value-type="string" office:string-value="- Strom"/>
          <table:table-cell/>
          <table:table-cell office:value-type="string" office:string-value="- electricity"/>
          <table:table-cell/>
          <table:table-cell office:value-type="string" office:string-value="- électricité"/>
          <table:table-cell table:number-columns-repeated="16"/>
          <table:table-cell office:value-type="float" office:value="68.15137420782689"/>
          <table:table-cell office:value-type="float" office:value="66.970061437513891"/>
          <table:table-cell office:value-type="float" office:value="69.387960029559707"/>
          <table:table-cell office:value-type="float" office:value="73.638372109846372"/>
          <table:table-cell office:value-type="float" office:value="81.103200272790616"/>
          <table:table-cell office:value-type="float" office:value="80.400103115840423"/>
          <table:table-cell office:value-type="float" office:value="80.255016492974377"/>
          <table:table-cell office:value-type="float" office:value="82.406011038404358"/>
          <table:table-cell office:value-type="float" office:value="88.135301173215993"/>
          <table:table-cell office:value-type="float" office:value="92.689517793059693"/>
          <table:table-cell office:value-type="float" office:value="92.056458401058322"/>
          <table:table-cell office:value-type="float" office:value="91.433177996386306"/>
          <table:table-cell office:value-type="float" office:value="87.409592156904381"/>
          <table:table-cell office:value-type="float" office:value="88.793928647042975"/>
          <table:table-cell office:value-type="float" office:value="88.833040090600207"/>
          <table:table-cell office:value-type="float" office:value="90.115168609065037"/>
          <table:table-cell office:value-type="float" office:value="92.411303226856845"/>
          <table:table-cell office:value-type="float" office:value="92.436119840036042"/>
          <table:table-cell office:value-type="float" office:value="96.595745232837658"/>
          <table:table-cell table:number-columns-repeated="16342"/>
        </table:table-row>
        <table:table-row>
          <table:table-cell/>
          <table:table-cell office:value-type="string" office:string-value="19022"/>
          <table:table-cell office:value-type="string" office:string-value="- Gas"/>
          <table:table-cell/>
          <table:table-cell office:value-type="string" office:string-value="- gas"/>
          <table:table-cell/>
          <table:table-cell office:value-type="string" office:string-value="- gaz"/>
          <table:table-cell table:number-columns-repeated="16"/>
          <table:table-cell office:value-type="float" office:value="4.0457804443914123"/>
          <table:table-cell office:value-type="float" office:value="3.9756522604714868"/>
          <table:table-cell office:value-type="float" office:value="4.9225818305360409"/>
          <table:table-cell office:value-type="float" office:value="4.8629113657445737"/>
          <table:table-cell office:value-type="float" office:value="3.9128736973714791"/>
          <table:table-cell office:value-type="float" office:value="5.8960075618283003"/>
          <table:table-cell office:value-type="float" office:value="5.4084902419178391"/>
          <table:table-cell office:value-type="float" office:value="5.9612859049058455"/>
          <table:table-cell office:value-type="float" office:value="8.3938382069729496"/>
          <table:table-cell office:value-type="float" office:value="9.3572275105374665"/>
          <table:table-cell office:value-type="float" office:value="8.8176684292201504"/>
          <table:table-cell office:value-type="float" office:value="9.3191508342470595"/>
          <table:table-cell office:value-type="float" office:value="11.328631716818412"/>
          <table:table-cell office:value-type="float" office:value="11.635568045476548"/>
          <table:table-cell office:value-type="float" office:value="11.176234751658303"/>
          <table:table-cell office:value-type="float" office:value="7.4607910392571144"/>
          <table:table-cell office:value-type="float" office:value="8.2242120193360666"/>
          <table:table-cell office:value-type="float" office:value="8.4622045349539476"/>
          <table:table-cell office:value-type="float" office:value="9.0545588524007226"/>
          <table:table-cell table:number-columns-repeated="16342"/>
        </table:table-row>
        <table:table-row>
          <table:table-cell/>
          <table:table-cell office:value-type="string" office:string-value="19023"/>
          <table:table-cell office:value-type="string" office:string-value="- Sonstige Brenn- und Treibstoffe"/>
          <table:table-cell/>
          <table:table-cell office:value-type="string" office:string-value="- other fuels and propellants"/>
          <table:table-cell/>
          <table:table-cell office:value-type="string" office:string-value="- autres combustibles et carburants"/>
          <table:table-cell table:number-columns-repeated="16"/>
          <table:table-cell office:value-type="float" office:value="99.698806573190978"/>
          <table:table-cell office:value-type="float" office:value="97.970661326541631"/>
          <table:table-cell office:value-type="float" office:value="108.60224830660611"/>
          <table:table-cell office:value-type="float" office:value="110.80490897660846"/>
          <table:table-cell office:value-type="float" office:value="167.18642161496314"/>
          <table:table-cell office:value-type="float" office:value="161.69354071074571"/>
          <table:table-cell office:value-type="float" office:value="157.19515186993482"/>
          <table:table-cell office:value-type="float" office:value="156.22075709620927"/>
          <table:table-cell office:value-type="float" office:value="176.09573071711961"/>
          <table:table-cell office:value-type="float" office:value="189.79282214769367"/>
          <table:table-cell office:value-type="float" office:value="172.82630121271487"/>
          <table:table-cell office:value-type="float" office:value="174.95386943539296"/>
          <table:table-cell office:value-type="float" office:value="200.42963806678731"/>
          <table:table-cell office:value-type="float" office:value="208.01001957965474"/>
          <table:table-cell office:value-type="float" office:value="197.11032515774147"/>
          <table:table-cell office:value-type="float" office:value="199.82181515702183"/>
          <table:table-cell office:value-type="float" office:value="224.16085206707416"/>
          <table:table-cell office:value-type="float" office:value="223.97481681500483"/>
          <table:table-cell office:value-type="float" office:value="249.38430089408024"/>
          <table:table-cell table:number-columns-repeated="16342"/>
        </table:table-row>
        <table:table-row>
          <table:table-cell/>
          <table:table-cell office:value-type="string" office:string-value="19029"/>
          <table:table-cell office:value-type="string" office:string-value="- Sonstige"/>
          <table:table-cell/>
          <table:table-cell office:value-type="string" office:string-value="- other"/>
          <table:table-cell/>
          <table:table-cell office:value-type="string" office:string-value="- autres"/>
          <table:table-cell table:number-columns-repeated="16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42"/>
        </table:table-row>
        <table:table-row>
          <table:table-cell/>
          <table:table-cell office:value-type="string" office:string-value="19030"/>
          <table:table-cell office:value-type="string" office:string-value="DÜNGE- UND BODENVERBESSERUNGSMITTEL"/>
          <table:table-cell/>
          <table:table-cell office:value-type="string" office:string-value="FERTILISERS AND SOIL IMPROVERS"/>
          <table:table-cell/>
          <table:table-cell office:value-type="string" office:string-value="ENGRAIS ET AMENDEMENTS"/>
          <table:table-cell table:number-columns-repeated="16"/>
          <table:table-cell office:value-type="float" office:value="170.75587892626297"/>
          <table:table-cell office:value-type="float" office:value="200.1570110771159"/>
          <table:table-cell office:value-type="float" office:value="187.67964920466187"/>
          <table:table-cell office:value-type="float" office:value="176.31263141919888"/>
          <table:table-cell office:value-type="float" office:value="185.91940941319362"/>
          <table:table-cell office:value-type="float" office:value="160.68745884477767"/>
          <table:table-cell office:value-type="float" office:value="162.56940536177748"/>
          <table:table-cell office:value-type="float" office:value="136.59653322827032"/>
          <table:table-cell office:value-type="float" office:value="137.46133381087969"/>
          <table:table-cell office:value-type="float" office:value="148.01749117064733"/>
          <table:table-cell office:value-type="float" office:value="129.72793140699781"/>
          <table:table-cell office:value-type="float" office:value="122.37796988989382"/>
          <table:table-cell office:value-type="float" office:value="112.76061788605296"/>
          <table:table-cell office:value-type="float" office:value="129.16819683301796"/>
          <table:table-cell office:value-type="float" office:value="122.68010657697508"/>
          <table:table-cell office:value-type="float" office:value="118.83649444174266"/>
          <table:table-cell office:value-type="float" office:value="118.49875454154264"/>
          <table:table-cell office:value-type="float" office:value="123.31141523282332"/>
          <table:table-cell office:value-type="float" office:value="127.87393759643777"/>
          <table:table-cell table:number-columns-repeated="16342"/>
        </table:table-row>
        <table:table-row>
          <table:table-cell/>
          <table:table-cell office:value-type="string" office:string-value="19031"/>
          <table:table-cell office:value-type="string" office:string-value="- bei landwirtschaftlichen Einheiten gekaufter Dünger"/>
          <table:table-cell/>
          <table:table-cell office:value-type="string" office:string-value="- fertilisers supplied by other agricultural holdings"/>
          <table:table-cell/>
          <table:table-cell office:value-type="string" office:string-value="- engrais achetés à d'autres unités agricoles"/>
          <table:table-cell table:number-columns-repeated="16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42"/>
        </table:table-row>
        <table:table-row>
          <table:table-cell/>
          <table:table-cell office:value-type="string" office:string-value="19032"/>
          <table:table-cell office:value-type="string" office:string-value="- außerhalb des Wirtschaftsbereichs gekaufter Dünger"/>
          <table:table-cell/>
          <table:table-cell office:value-type="string" office:string-value="- fertilisers purchased from outside the agricultural ‘industry’"/>
          <table:table-cell/>
          <table:table-cell office:value-type="string" office:string-value="- engrais achetés hors de la branche"/>
          <table:table-cell table:number-columns-repeated="16"/>
          <table:table-cell office:value-type="float" office:value="170.75587892626297"/>
          <table:table-cell office:value-type="float" office:value="200.1570110771159"/>
          <table:table-cell office:value-type="float" office:value="187.67964920466187"/>
          <table:table-cell office:value-type="float" office:value="176.31263141919888"/>
          <table:table-cell office:value-type="float" office:value="185.91940941319362"/>
          <table:table-cell office:value-type="float" office:value="160.68745884477767"/>
          <table:table-cell office:value-type="float" office:value="162.56940536177748"/>
          <table:table-cell office:value-type="float" office:value="136.59653322827032"/>
          <table:table-cell office:value-type="float" office:value="137.46133381087969"/>
          <table:table-cell office:value-type="float" office:value="148.01749117064733"/>
          <table:table-cell office:value-type="float" office:value="129.72793140699781"/>
          <table:table-cell office:value-type="float" office:value="122.37796988989382"/>
          <table:table-cell office:value-type="float" office:value="112.76061788605296"/>
          <table:table-cell office:value-type="float" office:value="129.16819683301796"/>
          <table:table-cell office:value-type="float" office:value="122.68010657697508"/>
          <table:table-cell office:value-type="float" office:value="118.83649444174266"/>
          <table:table-cell office:value-type="float" office:value="118.49875454154264"/>
          <table:table-cell office:value-type="float" office:value="123.31141523282332"/>
          <table:table-cell office:value-type="float" office:value="127.87393759643777"/>
          <table:table-cell table:number-columns-repeated="16342"/>
        </table:table-row>
        <table:table-row>
          <table:table-cell/>
          <table:table-cell office:value-type="string" office:string-value="19040"/>
          <table:table-cell office:value-type="string" office:string-value="PFLANZENBEHANDLUNGS- UND SCHÄDLINGSBEKÄMPFUNGSMITTEL"/>
          <table:table-cell/>
          <table:table-cell office:value-type="string" office:string-value="PLANT PROTECTION PRODUCTS, HERBICIDES, INSECTICIDES AND PESTICIDES"/>
          <table:table-cell/>
          <table:table-cell office:value-type="string" office:string-value="PRODUITS DE PROTECTION DES CULTURES ET ANTIPARASITAIRES"/>
          <table:table-cell table:number-columns-repeated="16"/>
          <table:table-cell office:value-type="float" office:value="80.058475071220542"/>
          <table:table-cell office:value-type="float" office:value="87.588376009596175"/>
          <table:table-cell office:value-type="float" office:value="90.429848061813402"/>
          <table:table-cell office:value-type="float" office:value="87.894539986476119"/>
          <table:table-cell office:value-type="float" office:value="92.783898446115131"/>
          <table:table-cell office:value-type="float" office:value="96.794892154677584"/>
          <table:table-cell office:value-type="float" office:value="93.466468754314747"/>
          <table:table-cell office:value-type="float" office:value="86.375820294615494"/>
          <table:table-cell office:value-type="float" office:value="83.350115913170484"/>
          <table:table-cell office:value-type="float" office:value="90.702433813216246"/>
          <table:table-cell office:value-type="float" office:value="90.672430833630074"/>
          <table:table-cell office:value-type="float" office:value="92.731855410129086"/>
          <table:table-cell office:value-type="float" office:value="98.137155439924953"/>
          <table:table-cell office:value-type="float" office:value="94.178350035973097"/>
          <table:table-cell office:value-type="float" office:value="87.204499999999896"/>
          <table:table-cell office:value-type="float" office:value="92.104650000000021"/>
          <table:table-cell office:value-type="float" office:value="86.207450000000108"/>
          <table:table-cell office:value-type="float" office:value="85.373105826735056"/>
          <table:table-cell office:value-type="float" office:value="86.995194837443009"/>
          <table:table-cell table:number-columns-repeated="16342"/>
        </table:table-row>
        <table:table-row>
          <table:table-cell/>
          <table:table-cell office:value-type="string" office:string-value="19050"/>
          <table:table-cell office:value-type="string" office:string-value="TIERARZT UND MEDIKAMENTE"/>
          <table:table-cell/>
          <table:table-cell office:value-type="string" office:string-value="VETERINARY EXPENSES"/>
          <table:table-cell/>
          <table:table-cell office:value-type="string" office:string-value="DÉPENSES VÉTÉRINAIRES"/>
          <table:table-cell table:number-columns-repeated="16"/>
          <table:table-cell office:value-type="float" office:value="56.380908036951148"/>
          <table:table-cell office:value-type="float" office:value="62.077186632753936"/>
          <table:table-cell office:value-type="float" office:value="62.082664886873481"/>
          <table:table-cell office:value-type="float" office:value="69.936027953656847"/>
          <table:table-cell office:value-type="float" office:value="72.575123348134454"/>
          <table:table-cell office:value-type="float" office:value="74.937699276799378"/>
          <table:table-cell office:value-type="float" office:value="76.442980979085107"/>
          <table:table-cell office:value-type="float" office:value="74.90304074071895"/>
          <table:table-cell office:value-type="float" office:value="75.758302301304411"/>
          <table:table-cell office:value-type="float" office:value="79.143741802331348"/>
          <table:table-cell office:value-type="float" office:value="84.486554396800898"/>
          <table:table-cell office:value-type="float" office:value="83.385203780738408"/>
          <table:table-cell office:value-type="float" office:value="81.654070570489552"/>
          <table:table-cell office:value-type="float" office:value="83.063334578263877"/>
          <table:table-cell office:value-type="float" office:value="87.123335769684616"/>
          <table:table-cell office:value-type="float" office:value="86.353850597887401"/>
          <table:table-cell office:value-type="float" office:value="90.322284826552746"/>
          <table:table-cell office:value-type="float" office:value="92.155977436676039"/>
          <table:table-cell office:value-type="float" office:value="94.920656759776321"/>
          <table:table-cell table:number-columns-repeated="16342"/>
        </table:table-row>
        <table:table-row>
          <table:table-cell/>
          <table:table-cell office:value-type="string" office:string-value="19060"/>
          <table:table-cell office:value-type="string" office:string-value="FUTTERMITTEL"/>
          <table:table-cell/>
          <table:table-cell office:value-type="string" office:string-value="FEEDINGSTUFFS"/>
          <table:table-cell/>
          <table:table-cell office:value-type="string" office:string-value="ALIMENTS POUR ANIMAUX"/>
          <table:table-cell table:number-columns-repeated="16"/>
          <table:table-cell office:value-type="float" office:value="1631.1013359036267"/>
          <table:table-cell office:value-type="float" office:value="1596.1733539497445"/>
          <table:table-cell office:value-type="float" office:value="1520.4232746548232"/>
          <table:table-cell office:value-type="float" office:value="1514.6517126899839"/>
          <table:table-cell office:value-type="float" office:value="1330.2018641176001"/>
          <table:table-cell office:value-type="float" office:value="1387.2323828069739"/>
          <table:table-cell office:value-type="float" office:value="1339.3942743292935"/>
          <table:table-cell office:value-type="float" office:value="1105.0533047113217"/>
          <table:table-cell office:value-type="float" office:value="1191.7105016221867"/>
          <table:table-cell office:value-type="float" office:value="1191.8905771153454"/>
          <table:table-cell office:value-type="float" office:value="1107.8694456058738"/>
          <table:table-cell office:value-type="float" office:value="1109.3625162559224"/>
          <table:table-cell office:value-type="float" office:value="1087.3920706247309"/>
          <table:table-cell office:value-type="float" office:value="1121.3418868059998"/>
          <table:table-cell office:value-type="float" office:value="1079.1959575457299"/>
          <table:table-cell office:value-type="float" office:value="1084.5956967498635"/>
          <table:table-cell office:value-type="float" office:value="1119.8194479434464"/>
          <table:table-cell office:value-type="float" office:value="1149.0656469494629"/>
          <table:table-cell office:value-type="float" office:value="1204.9372778416969"/>
          <table:table-cell table:number-columns-repeated="16342"/>
        </table:table-row>
        <table:table-row>
          <table:table-cell/>
          <table:table-cell office:value-type="string" office:string-value="19061"/>
          <table:table-cell office:value-type="string" office:string-value="- bei landwirtschaftlichen Einheiten gekaufte Futtermittel"/>
          <table:table-cell/>
          <table:table-cell office:value-type="string" office:string-value="- feedingstuffs supplied by other agricultural holdings"/>
          <table:table-cell/>
          <table:table-cell office:value-type="string" office:string-value="- aliments pour animaux achetés à d'autres unités agricoles"/>
          <table:table-cell table:number-columns-repeated="16"/>
          <table:table-cell office:value-type="float" office:value="80.922196488604158"/>
          <table:table-cell office:value-type="float" office:value="67.676084682368398"/>
          <table:table-cell office:value-type="float" office:value="77.284882250818413"/>
          <table:table-cell office:value-type="float" office:value="70.997907536258978"/>
          <table:table-cell office:value-type="float" office:value="71.448890815054881"/>
          <table:table-cell office:value-type="float" office:value="61.207032597200296"/>
          <table:table-cell office:value-type="float" office:value="78.417203316275973"/>
          <table:table-cell office:value-type="float" office:value="34.242529740827415"/>
          <table:table-cell office:value-type="float" office:value="26.979250541268559"/>
          <table:table-cell office:value-type="float" office:value="18.967640104973388"/>
          <table:table-cell office:value-type="float" office:value="15.664546370022922"/>
          <table:table-cell office:value-type="float" office:value="15.69623095995702"/>
          <table:table-cell office:value-type="float" office:value="17.799321331022082"/>
          <table:table-cell office:value-type="float" office:value="19.739242421578343"/>
          <table:table-cell office:value-type="float" office:value="18.079215271402429"/>
          <table:table-cell office:value-type="float" office:value="13.211171771760442"/>
          <table:table-cell office:value-type="float" office:value="5.2865682500998536"/>
          <table:table-cell office:value-type="float" office:value="4.8886144626842665"/>
          <table:table-cell office:value-type="float" office:value="5.367897470342748"/>
          <table:table-cell table:number-columns-repeated="16342"/>
        </table:table-row>
        <table:table-row>
          <table:table-cell/>
          <table:table-cell office:value-type="string" office:string-value="19062"/>
          <table:table-cell office:value-type="string" office:string-value="- außerhalb des Wirtschaftsbereichs gekaufte Futtermittel"/>
          <table:table-cell/>
          <table:table-cell office:value-type="string" office:string-value="- feedingstuffs purchased from outside the agricultural ‘industry’"/>
          <table:table-cell/>
          <table:table-cell office:value-type="string" office:string-value="- aliments pour animaux achetés hors de la branche agricole"/>
          <table:table-cell table:number-columns-repeated="16"/>
          <table:table-cell office:value-type="float" office:value="434.38006438813102"/>
          <table:table-cell office:value-type="float" office:value="411.11022288758249"/>
          <table:table-cell office:value-type="float" office:value="387.46248264936082"/>
          <table:table-cell office:value-type="float" office:value="393.61787170337857"/>
          <table:table-cell office:value-type="float" office:value="392.06994033560306"/>
          <table:table-cell office:value-type="float" office:value="406.3428849661708"/>
          <table:table-cell office:value-type="float" office:value="395.31841602290643"/>
          <table:table-cell office:value-type="float" office:value="346.64941898069077"/>
          <table:table-cell office:value-type="float" office:value="374.26509596447755"/>
          <table:table-cell office:value-type="float" office:value="399.7005879232288"/>
          <table:table-cell office:value-type="float" office:value="359.73052913090572"/>
          <table:table-cell office:value-type="float" office:value="345.34130796566916"/>
          <table:table-cell office:value-type="float" office:value="389.89597004131934"/>
          <table:table-cell office:value-type="float" office:value="395.3702306551578"/>
          <table:table-cell office:value-type="float" office:value="390.89486900642629"/>
          <table:table-cell office:value-type="float" office:value="425.16531283245774"/>
          <table:table-cell office:value-type="float" office:value="439.05507043814868"/>
          <table:table-cell office:value-type="float" office:value="408.78339981414314"/>
          <table:table-cell office:value-type="float" office:value="437.39823780113312"/>
          <table:table-cell table:number-columns-repeated="16342"/>
        </table:table-row>
        <table:table-row>
          <table:table-cell/>
          <table:table-cell office:value-type="string" office:string-value="19063"/>
          <table:table-cell office:value-type="string" office:string-value="- innerbetrieblich erzeugte und verbrauchte Futtermittel"/>
          <table:table-cell/>
          <table:table-cell office:value-type="string" office:string-value="- feedingstuffs produced and consumed by the same holding"/>
          <table:table-cell/>
          <table:table-cell office:value-type="string" office:string-value="- aliments pour animaux produits et consommés au sein de l'exploitation"/>
          <table:table-cell table:number-columns-repeated="16"/>
          <table:table-cell office:value-type="float" office:value="1115.7990750268916"/>
          <table:table-cell office:value-type="float" office:value="1117.3870463797937"/>
          <table:table-cell office:value-type="float" office:value="1055.6759097546442"/>
          <table:table-cell office:value-type="float" office:value="1050.0359334503466"/>
          <table:table-cell office:value-type="float" office:value="866.68303296694228"/>
          <table:table-cell office:value-type="float" office:value="919.68246524360256"/>
          <table:table-cell office:value-type="float" office:value="865.6586549901109"/>
          <table:table-cell office:value-type="float" office:value="724.16135598980361"/>
          <table:table-cell office:value-type="float" office:value="790.46615511644018"/>
          <table:table-cell office:value-type="float" office:value="773.22234908714302"/>
          <table:table-cell office:value-type="float" office:value="732.47437010494514"/>
          <table:table-cell office:value-type="float" office:value="748.32497733029641"/>
          <table:table-cell office:value-type="float" office:value="679.69677925238943"/>
          <table:table-cell office:value-type="float" office:value="706.2324137292635"/>
          <table:table-cell office:value-type="float" office:value="670.2218732679014"/>
          <table:table-cell office:value-type="float" office:value="646.2192121456452"/>
          <table:table-cell office:value-type="float" office:value="675.47780925519817"/>
          <table:table-cell office:value-type="float" office:value="735.39363267263536"/>
          <table:table-cell office:value-type="float" office:value="762.17114257022092"/>
          <table:table-cell table:number-columns-repeated="16342"/>
        </table:table-row>
        <table:table-row>
          <table:table-cell/>
          <table:table-cell office:value-type="string" office:string-value="19070"/>
          <table:table-cell office:value-type="string" office:string-value="INSTANDHALTUNG VON MASCHINEN UND GERÄTEN"/>
          <table:table-cell/>
          <table:table-cell office:value-type="string" office:string-value="MAINTENANCE OF MATERIALS"/>
          <table:table-cell/>
          <table:table-cell office:value-type="string" office:string-value="ENTRETIEN DU MATÉRIEL"/>
          <table:table-cell table:number-columns-repeated="16"/>
          <table:table-cell office:value-type="float" office:value="218.47670007583147"/>
          <table:table-cell office:value-type="float" office:value="224.84767151635563"/>
          <table:table-cell office:value-type="float" office:value="233.85131398192217"/>
          <table:table-cell office:value-type="float" office:value="220.63239900292871"/>
          <table:table-cell office:value-type="float" office:value="222.01245612377633"/>
          <table:table-cell office:value-type="float" office:value="225.38382157365749"/>
          <table:table-cell office:value-type="float" office:value="222.59202197626487"/>
          <table:table-cell office:value-type="float" office:value="212.10235241964205"/>
          <table:table-cell office:value-type="float" office:value="226.88458827205804"/>
          <table:table-cell office:value-type="float" office:value="227.59678204690309"/>
          <table:table-cell office:value-type="float" office:value="219.35568265226772"/>
          <table:table-cell office:value-type="float" office:value="209.50124633910605"/>
          <table:table-cell office:value-type="float" office:value="202.99195445302789"/>
          <table:table-cell office:value-type="float" office:value="209.43250012136377"/>
          <table:table-cell office:value-type="float" office:value="220.8126"/>
          <table:table-cell office:value-type="float" office:value="217.07283592139635"/>
          <table:table-cell office:value-type="float" office:value="227.80084778661023"/>
          <table:table-cell office:value-type="float" office:value="220.76187043443659"/>
          <table:table-cell office:value-type="float" office:value="211.93139561705917"/>
          <table:table-cell table:number-columns-repeated="16342"/>
        </table:table-row>
        <table:table-row>
          <table:table-cell/>
          <table:table-cell office:value-type="string" office:string-value="19080"/>
          <table:table-cell office:value-type="string" office:string-value="INSTANDHALTUNG VON BAULICHEN ANLAGEN"/>
          <table:table-cell/>
          <table:table-cell office:value-type="string" office:string-value="MAINTENANCE OF BUILDINGS"/>
          <table:table-cell/>
          <table:table-cell office:value-type="string" office:string-value="ENTRETIEN DES BÂTIMENTS"/>
          <table:table-cell table:number-columns-repeated="16"/>
          <table:table-cell office:value-type="float" office:value="45.783885525751607"/>
          <table:table-cell office:value-type="float" office:value="44.984484349905159"/>
          <table:table-cell office:value-type="float" office:value="50.870983917501796"/>
          <table:table-cell office:value-type="float" office:value="54.504625625894775"/>
          <table:table-cell office:value-type="float" office:value="56.248773645923414"/>
          <table:table-cell office:value-type="float" office:value="54.649971294230497"/>
          <table:table-cell office:value-type="float" office:value="51.089002420005407"/>
          <table:table-cell office:value-type="float" office:value="55.834102454161631"/>
          <table:table-cell office:value-type="float" office:value="58.167336467954826"/>
          <table:table-cell office:value-type="float" office:value="60.144037557320715"/>
          <table:table-cell office:value-type="float" office:value="57.862110564449857"/>
          <table:table-cell office:value-type="float" office:value="53.327325712375483"/>
          <table:table-cell office:value-type="float" office:value="55.630324814139222"/>
          <table:table-cell office:value-type="float" office:value="55.02057914580346"/>
          <table:table-cell office:value-type="float" office:value="66.043400000000005"/>
          <table:table-cell office:value-type="float" office:value="56.292765705715645"/>
          <table:table-cell office:value-type="float" office:value="51.197579513899413"/>
          <table:table-cell office:value-type="float" office:value="48.544122110806839"/>
          <table:table-cell office:value-type="float" office:value="49.903357529909428"/>
          <table:table-cell table:number-columns-repeated="16342"/>
        </table:table-row>
        <table:table-row>
          <table:table-cell/>
          <table:table-cell office:value-type="string" office:string-value="19090"/>
          <table:table-cell office:value-type="string" office:string-value="LANDWIRTSCHAFTLICHE DIENSTLEISTUNGEN"/>
          <table:table-cell/>
          <table:table-cell office:value-type="string" office:string-value="AGRICULTURAL SERVICES"/>
          <table:table-cell/>
          <table:table-cell office:value-type="string" office:string-value="SERVICES AGRICOLES"/>
          <table:table-cell table:number-columns-repeated="16"/>
          <table:table-cell office:value-type="float" office:value="141.43617916106479"/>
          <table:table-cell office:value-type="float" office:value="136.40805184189296"/>
          <table:table-cell office:value-type="float" office:value="124.49462037528252"/>
          <table:table-cell office:value-type="float" office:value="142.93555851689277"/>
          <table:table-cell office:value-type="float" office:value="143.87441569297184"/>
          <table:table-cell office:value-type="float" office:value="162.58653285175464"/>
          <table:table-cell office:value-type="float" office:value="167.95359829509539"/>
          <table:table-cell office:value-type="float" office:value="169.09573219043187"/>
          <table:table-cell office:value-type="float" office:value="177.50972374221507"/>
          <table:table-cell office:value-type="float" office:value="191.44149158811942"/>
          <table:table-cell office:value-type="float" office:value="200.98722246753334"/>
          <table:table-cell office:value-type="float" office:value="204.23286872669917"/>
          <table:table-cell office:value-type="float" office:value="197.17144391183325"/>
          <table:table-cell office:value-type="float" office:value="212.36692588824371"/>
          <table:table-cell office:value-type="float" office:value="213.6494587970563"/>
          <table:table-cell office:value-type="float" office:value="214.1337017790166"/>
          <table:table-cell office:value-type="float" office:value="229.58740729437267"/>
          <table:table-cell office:value-type="float" office:value="228.48621084648371"/>
          <table:table-cell office:value-type="float" office:value="242.19538349727273"/>
          <table:table-cell table:number-columns-repeated="16342"/>
        </table:table-row>
        <table:table-row>
          <table:table-cell/>
          <table:table-cell office:value-type="string" office:string-value="19095"/>
          <table:table-cell office:value-type="string" office:string-value="UNTERSTELLTE BANKGEBÜHR (FISIM)"/>
          <table:table-cell table:number-columns-repeated="20"/>
          <table:table-cell office:value-type="float" office:value="125.99590638928444"/>
          <table:table-cell office:value-type="float" office:value="126.12372144094311"/>
          <table:table-cell office:value-type="float" office:value="100.77893759343587"/>
          <table:table-cell office:value-type="float" office:value="90.81847868088397"/>
          <table:table-cell office:value-type="float" office:value="64.760421417157559"/>
          <table:table-cell office:value-type="float" office:value="79.790314965819562"/>
          <table:table-cell office:value-type="float" office:value="61.439891059481475"/>
          <table:table-cell office:value-type="float" office:value="88.823565170934657"/>
          <table:table-cell office:value-type="float" office:value="59.078433178793979"/>
          <table:table-cell office:value-type="float" office:value="42.608424592124635"/>
          <table:table-cell office:value-type="float" office:value="75.307982998623643"/>
          <table:table-cell office:value-type="float" office:value="78.044305000106704"/>
          <table:table-cell office:value-type="float" office:value="107.92858596833075"/>
          <table:table-cell office:value-type="float" office:value="106.50659177694376"/>
          <table:table-cell office:value-type="float" office:value="100.60041705231886"/>
          <table:table-cell office:value-type="float" office:value="85.379074495866945"/>
          <table:table-cell office:value-type="float" office:value="82.035683455651778"/>
          <table:table-cell office:value-type="float" office:value="74.369070098466054"/>
          <table:table-cell office:value-type="float" office:value="74.369070098466054"/>
          <table:table-cell table:number-columns-repeated="16342"/>
        </table:table-row>
        <table:table-row>
          <table:table-cell/>
          <table:table-cell office:value-type="string" office:string-value="19900"/>
          <table:table-cell office:value-type="string" office:string-value="ANDERE GÜTER UND DIENSTLEISTUNGEN"/>
          <table:table-cell/>
          <table:table-cell office:value-type="string" office:string-value="OTHER GOODS AND SERVICES"/>
          <table:table-cell/>
          <table:table-cell office:value-type="string" office:string-value="AUTRES BIENS ET SERVICES"/>
          <table:table-cell table:number-columns-repeated="16"/>
          <table:table-cell office:value-type="float" office:value="388.52340695764417"/>
          <table:table-cell office:value-type="float" office:value="372.58695138593276"/>
          <table:table-cell office:value-type="float" office:value="390.66966126501865"/>
          <table:table-cell office:value-type="float" office:value="437.86611456584819"/>
          <table:table-cell office:value-type="float" office:value="484.21408705968179"/>
          <table:table-cell office:value-type="float" office:value="503.60780879383708"/>
          <table:table-cell office:value-type="float" office:value="549.73970399318591"/>
          <table:table-cell office:value-type="float" office:value="560.50141939421451"/>
          <table:table-cell office:value-type="float" office:value="580.86319261988149"/>
          <table:table-cell office:value-type="float" office:value="574.02449501450678"/>
          <table:table-cell office:value-type="float" office:value="578.66904091668653"/>
          <table:table-cell office:value-type="float" office:value="600.93918193814011"/>
          <table:table-cell office:value-type="float" office:value="572.17590830120298"/>
          <table:table-cell office:value-type="float" office:value="649.89370698299615"/>
          <table:table-cell office:value-type="float" office:value="661.52329278679576"/>
          <table:table-cell office:value-type="float" office:value="653.44442107223949"/>
          <table:table-cell office:value-type="float" office:value="655.64495114587555"/>
          <table:table-cell office:value-type="float" office:value="636.16945825122104"/>
          <table:table-cell office:value-type="float" office:value="635.90354966555435"/>
          <table:table-cell table:number-columns-repeated="16342"/>
        </table:table-row>
        <table:table-row>
          <table:table-cell/>
          <table:table-cell office:value-type="string" office:string-value="20000"/>
          <table:table-cell office:value-type="string" office:string-value="BRUTTOWERTSCHÖPFUNG ZU HERSTELLUNGSPREISEN (18-19)"/>
          <table:table-cell/>
          <table:table-cell office:value-type="string" office:string-value="GROSS VALUE ADDED AT BASIC PRICES (18-19)"/>
          <table:table-cell/>
          <table:table-cell office:value-type="string" office:string-value="VALEUR AJOUTÉE BRUTE AUX PRIX DE BASE (18-19)"/>
          <table:table-cell table:number-columns-repeated="16"/>
          <table:table-cell office:value-type="float" office:value="3155.223495940349"/>
          <table:table-cell office:value-type="float" office:value="3207.6680838123648"/>
          <table:table-cell office:value-type="float" office:value="3528.0269481334753"/>
          <table:table-cell office:value-type="float" office:value="3569.2259882021617"/>
          <table:table-cell office:value-type="float" office:value="3355.4221031252041"/>
          <table:table-cell office:value-type="float" office:value="3256.1350281565133"/>
          <table:table-cell office:value-type="float" office:value="3419.4334446511821"/>
          <table:table-cell office:value-type="float" office:value="3057.2865692496694"/>
          <table:table-cell office:value-type="float" office:value="2840.3107838593628"/>
          <table:table-cell office:value-type="float" office:value="2760.0405396278193"/>
          <table:table-cell office:value-type="float" office:value="2595.4701407265734"/>
          <table:table-cell office:value-type="float" office:value="2544.9527002876453"/>
          <table:table-cell office:value-type="float" office:value="2647.6887952344046"/>
          <table:table-cell office:value-type="float" office:value="2812.0964237771946"/>
          <table:table-cell office:value-type="float" office:value="2671.750323541929"/>
          <table:table-cell office:value-type="float" office:value="2695.8188767941137"/>
          <table:table-cell office:value-type="float" office:value="2780.9146715388538"/>
          <table:table-cell office:value-type="float" office:value="2370.8252976194876"/>
          <table:table-cell office:value-type="float" office:value="2497.0219849659325"/>
          <table:table-cell table:number-columns-repeated="16342"/>
        </table:table-row>
        <table:table-row>
          <table:table-cell/>
          <table:table-cell office:value-type="string" office:string-value="21000"/>
          <table:table-cell office:value-type="string" office:string-value="ABSCHREIBUNGEN"/>
          <table:table-cell/>
          <table:table-cell office:value-type="string" office:string-value="FIXED CAPITAL CONSUMPTION"/>
          <table:table-cell/>
          <table:table-cell office:value-type="string" office:string-value="CONSOMMATION DE CAPITAL FIXE"/>
          <table:table-cell table:number-columns-repeated="16"/>
          <table:table-cell office:value-type="float" office:value="1099.8757723452352"/>
          <table:table-cell office:value-type="float" office:value="1110.2544321008661"/>
          <table:table-cell office:value-type="float" office:value="1161.0495584234536"/>
          <table:table-cell office:value-type="float" office:value="1219.7522151964415"/>
          <table:table-cell office:value-type="float" office:value="1272.9746799203749"/>
          <table:table-cell office:value-type="float" office:value="1303.3309377087419"/>
          <table:table-cell office:value-type="float" office:value="1303.016734493378"/>
          <table:table-cell office:value-type="float" office:value="1302.3992603784473"/>
          <table:table-cell office:value-type="float" office:value="1305.2016270370359"/>
          <table:table-cell office:value-type="float" office:value="1327.6361057678275"/>
          <table:table-cell office:value-type="float" office:value="1346.8552860088914"/>
          <table:table-cell office:value-type="float" office:value="1339.029183036668"/>
          <table:table-cell office:value-type="float" office:value="1356.2032089642664"/>
          <table:table-cell office:value-type="float" office:value="1368.7808036019321"/>
          <table:table-cell office:value-type="float" office:value="1379.180412078631"/>
          <table:table-cell office:value-type="float" office:value="1382.5986646903227"/>
          <table:table-cell office:value-type="float" office:value="1408.5349979626299"/>
          <table:table-cell office:value-type="float" office:value="1452.6048841233826"/>
          <table:table-cell office:value-type="float" office:value="1470.3750943747839"/>
          <table:table-cell table:number-columns-repeated="16342"/>
        </table:table-row>
        <table:table-row>
          <table:table-cell/>
          <table:table-cell office:value-type="string" office:string-value="21100"/>
          <table:table-cell office:value-type="string" office:string-value="AUSRÜSTUNGSGÜTER"/>
          <table:table-cell/>
          <table:table-cell office:value-type="string" office:string-value="EQUIPMENT"/>
          <table:table-cell/>
          <table:table-cell office:value-type="string" office:string-value="BIENS D'EQUIPEMENT"/>
          <table:table-cell table:number-columns-repeated="16"/>
          <table:table-cell office:value-type="float" office:value="669.80673878381845"/>
          <table:table-cell office:value-type="float" office:value="669.94975453704444"/>
          <table:table-cell office:value-type="float" office:value="699.62248905536171"/>
          <table:table-cell office:value-type="float" office:value="733.70763400945123"/>
          <table:table-cell office:value-type="float" office:value="758.72910854900658"/>
          <table:table-cell office:value-type="float" office:value="771.82844896119479"/>
          <table:table-cell office:value-type="float" office:value="750.48165965343765"/>
          <table:table-cell office:value-type="float" office:value="745.10373590343227"/>
          <table:table-cell office:value-type="float" office:value="741.12068617049079"/>
          <table:table-cell office:value-type="float" office:value="755.89313484314494"/>
          <table:table-cell office:value-type="float" office:value="767.03276941607771"/>
          <table:table-cell office:value-type="float" office:value="762.73781309016397"/>
          <table:table-cell office:value-type="float" office:value="771.43634978238549"/>
          <table:table-cell office:value-type="float" office:value="774.58717706286052"/>
          <table:table-cell office:value-type="float" office:value="780.65158373847351"/>
          <table:table-cell office:value-type="float" office:value="779.07466949667844"/>
          <table:table-cell office:value-type="float" office:value="783.21849502815348"/>
          <table:table-cell office:value-type="float" office:value="811.52047685840694"/>
          <table:table-cell office:value-type="float" office:value="816.26787934353831"/>
          <table:table-cell table:number-columns-repeated="16342"/>
        </table:table-row>
        <table:table-row>
          <table:table-cell/>
          <table:table-cell office:value-type="string" office:string-value="21200"/>
          <table:table-cell office:value-type="string" office:string-value="BAUTEN"/>
          <table:table-cell/>
          <table:table-cell office:value-type="string" office:string-value="BUILDINGS"/>
          <table:table-cell/>
          <table:table-cell office:value-type="string" office:string-value="CONSTRUCTIONS"/>
          <table:table-cell table:number-columns-repeated="16"/>
          <table:table-cell office:value-type="float" office:value="358.15523230860856"/>
          <table:table-cell office:value-type="float" office:value="366.53967573975649"/>
          <table:table-cell office:value-type="float" office:value="385.72479023799679"/>
          <table:table-cell office:value-type="float" office:value="407.81968323651688"/>
          <table:table-cell office:value-type="float" office:value="432.82004068535394"/>
          <table:table-cell office:value-type="float" office:value="451.00094458171816"/>
          <table:table-cell office:value-type="float" office:value="463.76917831435895"/>
          <table:table-cell office:value-type="float" office:value="473.32875367385788"/>
          <table:table-cell office:value-type="float" office:value="477.79258204479993"/>
          <table:table-cell office:value-type="float" office:value="485.91717460135749"/>
          <table:table-cell office:value-type="float" office:value="491.58640389600077"/>
          <table:table-cell office:value-type="float" office:value="487.97210419953848"/>
          <table:table-cell office:value-type="float" office:value="496.43977547918507"/>
          <table:table-cell office:value-type="float" office:value="504.44425854787863"/>
          <table:table-cell office:value-type="float" office:value="508.35424211618727"/>
          <table:table-cell office:value-type="float" office:value="512.61019045698492"/>
          <table:table-cell office:value-type="float" office:value="532.36099474370133"/>
          <table:table-cell office:value-type="float" office:value="547.71113521410075"/>
          <table:table-cell office:value-type="float" office:value="560.3190900569839"/>
          <table:table-cell table:number-columns-repeated="16342"/>
        </table:table-row>
        <table:table-row>
          <table:table-cell/>
          <table:table-cell office:value-type="string" office:string-value="21300"/>
          <table:table-cell office:value-type="string" office:string-value="ANPFLANZUNGEN"/>
          <table:table-cell/>
          <table:table-cell office:value-type="string" office:string-value="PLANTATIONS"/>
          <table:table-cell/>
          <table:table-cell office:value-type="string" office:string-value="PLANTATIONS"/>
          <table:table-cell table:number-columns-repeated="16"/>
          <table:table-cell office:value-type="float" office:value="25.978013212127102"/>
          <table:table-cell office:value-type="float" office:value="27.078733445287359"/>
          <table:table-cell office:value-type="float" office:value="28.297789378948604"/>
          <table:table-cell office:value-type="float" office:value="29.910704846407583"/>
          <table:table-cell office:value-type="float" office:value="31.284716817539532"/>
          <table:table-cell office:value-type="float" office:value="32.119530966150677"/>
          <table:table-cell office:value-type="float" office:value="32.520089399289787"/>
          <table:table-cell office:value-type="float" office:value="31.978755446097857"/>
          <table:table-cell office:value-type="float" office:value="32.601461492971346"/>
          <table:table-cell office:value-type="float" office:value="32.423914979815486"/>
          <table:table-cell office:value-type="float" office:value="31.852443294435894"/>
          <table:table-cell office:value-type="float" office:value="31.545731235047541"/>
          <table:table-cell office:value-type="float" office:value="31.738789065554201"/>
          <table:table-cell office:value-type="float" office:value="31.948792451741667"/>
          <table:table-cell office:value-type="float" office:value="32.076808965695463"/>
          <table:table-cell office:value-type="float" office:value="32.543070792751841"/>
          <table:table-cell office:value-type="float" office:value="33.307188092876039"/>
          <table:table-cell office:value-type="float" office:value="33.936389472919338"/>
          <table:table-cell office:value-type="float" office:value="34.167603734581753"/>
          <table:table-cell table:number-columns-repeated="16342"/>
        </table:table-row>
        <table:table-row>
          <table:table-cell/>
          <table:table-cell office:value-type="string" office:string-value="21900"/>
          <table:table-cell office:value-type="string" office:string-value="SONSTIGE"/>
          <table:table-cell/>
          <table:table-cell office:value-type="string" office:string-value="OTHERS"/>
          <table:table-cell/>
          <table:table-cell office:value-type="string" office:string-value="AUTRES"/>
          <table:table-cell table:number-columns-repeated="16"/>
          <table:table-cell office:value-type="float" office:value="45.935788040680762"/>
          <table:table-cell office:value-type="float" office:value="46.686268378777768"/>
          <table:table-cell office:value-type="float" office:value="47.404489751146215"/>
          <table:table-cell office:value-type="float" office:value="48.314193104065758"/>
          <table:table-cell office:value-type="float" office:value="50.140813868475078"/>
          <table:table-cell office:value-type="float" office:value="48.382013199677992"/>
          <table:table-cell office:value-type="float" office:value="56.24580712629129"/>
          <table:table-cell office:value-type="float" office:value="51.988015355059275"/>
          <table:table-cell office:value-type="float" office:value="53.686897328773931"/>
          <table:table-cell office:value-type="float" office:value="53.40188134350965"/>
          <table:table-cell office:value-type="float" office:value="56.38366940237686"/>
          <table:table-cell office:value-type="float" office:value="56.773534511917873"/>
          <table:table-cell office:value-type="float" office:value="56.588294637141423"/>
          <table:table-cell office:value-type="float" office:value="57.800575539451344"/>
          <table:table-cell office:value-type="float" office:value="58.097777258274363"/>
          <table:table-cell office:value-type="float" office:value="58.370733943907425"/>
          <table:table-cell office:value-type="float" office:value="59.64832009789874"/>
          <table:table-cell office:value-type="float" office:value="59.436882577955487"/>
          <table:table-cell office:value-type="float" office:value="59.620521239679654"/>
          <table:table-cell table:number-columns-repeated="16342"/>
        </table:table-row>
        <table:table-row>
          <table:table-cell/>
          <table:table-cell office:value-type="string" office:string-value="22000"/>
          <table:table-cell office:value-type="string" office:string-value="NETTOWERTSCHÖPFUNG ZU HERSTELLUNGSPREISEN (20-21)"/>
          <table:table-cell/>
          <table:table-cell office:value-type="string" office:string-value="NET VALUE ADDED AT BASIC PRICES (20-21)"/>
          <table:table-cell/>
          <table:table-cell office:value-type="string" office:string-value="VALEUR AJOUTÉE NETTE AUX PRIX DE BASE (20-21)"/>
          <table:table-cell table:number-columns-repeated="16"/>
          <table:table-cell office:value-type="float" office:value="2055.3477235951141"/>
          <table:table-cell office:value-type="float" office:value="2097.4136517114994"/>
          <table:table-cell office:value-type="float" office:value="2366.9773897100222"/>
          <table:table-cell office:value-type="float" office:value="2349.4737730057209"/>
          <table:table-cell office:value-type="float" office:value="2082.4474232048292"/>
          <table:table-cell office:value-type="float" office:value="1952.8040904477716"/>
          <table:table-cell office:value-type="float" office:value="2116.4167101578041"/>
          <table:table-cell office:value-type="float" office:value="1754.8873088712219"/>
          <table:table-cell office:value-type="float" office:value="1535.1091568223267"/>
          <table:table-cell office:value-type="float" office:value="1432.4044338599913"/>
          <table:table-cell office:value-type="float" office:value="1248.6148547176829"/>
          <table:table-cell office:value-type="float" office:value="1205.923517250978"/>
          <table:table-cell office:value-type="float" office:value="1291.4855862701381"/>
          <table:table-cell office:value-type="float" office:value="1443.3156201752622"/>
          <table:table-cell office:value-type="float" office:value="1292.5699114632982"/>
          <table:table-cell office:value-type="float" office:value="1313.2202121037906"/>
          <table:table-cell office:value-type="float" office:value="1372.3796735762239"/>
          <table:table-cell office:value-type="float" office:value="918.2204134961047"/>
          <table:table-cell office:value-type="float" office:value="1026.6468905911486"/>
          <table:table-cell table:number-columns-repeated="16342"/>
        </table:table-row>
        <table:table-row>
          <table:table-cell/>
          <table:table-cell office:value-type="string" office:string-value="23000"/>
          <table:table-cell office:value-type="string" office:string-value="ARBEITNEHMERENTGELT"/>
          <table:table-cell/>
          <table:table-cell office:value-type="string" office:string-value="COMPENSATION OF EMPLOYEES"/>
          <table:table-cell/>
          <table:table-cell office:value-type="string" office:string-value="RÉMUNÉRATION DE SALARIÉS"/>
          <table:table-cell table:number-columns-repeated="16"/>
          <table:table-cell office:value-type="float" office:value="220.72200000000001"/>
          <table:table-cell office:value-type="float" office:value="223.86500000000001"/>
          <table:table-cell office:value-type="float" office:value="231.524"/>
          <table:table-cell office:value-type="float" office:value="246.07299999999998"/>
          <table:table-cell office:value-type="float" office:value="265.98700000000002"/>
          <table:table-cell office:value-type="float" office:value="276.05799999999999"/>
          <table:table-cell office:value-type="float" office:value="284.35800000000006"/>
          <table:table-cell office:value-type="float" office:value="293.21100000000001"/>
          <table:table-cell office:value-type="float" office:value="306.24900000000008"/>
          <table:table-cell office:value-type="float" office:value="320.0630000000001"/>
          <table:table-cell office:value-type="float" office:value="328.39900000000006"/>
          <table:table-cell office:value-type="float" office:value="342.76499999999999"/>
          <table:table-cell office:value-type="float" office:value="369.85699999999986"/>
          <table:table-cell office:value-type="float" office:value="372.32299999999998"/>
          <table:table-cell office:value-type="float" office:value="382.67200000000003"/>
          <table:table-cell office:value-type="float" office:value="394.31100000000015"/>
          <table:table-cell office:value-type="float" office:value="408.14699999999993"/>
          <table:table-cell office:value-type="float" office:value="418.80900000000003"/>
          <table:table-cell office:value-type="float" office:value="429.11150972540048"/>
          <table:table-cell table:number-columns-repeated="16342"/>
        </table:table-row>
        <table:table-row>
          <table:table-cell/>
          <table:table-cell office:value-type="string" office:string-value="24000"/>
          <table:table-cell office:value-type="string" office:string-value="SONSTIGE PRODUKTIONSABGABEN"/>
          <table:table-cell/>
          <table:table-cell office:value-type="string" office:string-value="OTHER TAXES ON PRODUCTION"/>
          <table:table-cell/>
          <table:table-cell office:value-type="string" office:string-value="AUTRES IMPÔTS SUR LA PRODUCTION"/>
          <table:table-cell table:number-columns-repeated="16"/>
          <table:table-cell office:value-type="float" office:value="28.012481929899781"/>
          <table:table-cell office:value-type="float" office:value="28.036481929899789"/>
          <table:table-cell office:value-type="float" office:value="44.667448029387465"/>
          <table:table-cell office:value-type="float" office:value="32.934113175944297"/>
          <table:table-cell office:value-type="float" office:value="42.120111594111762"/>
          <table:table-cell office:value-type="float" office:value="56.266048875173425"/>
          <table:table-cell office:value-type="float" office:value="55.196944301895897"/>
          <table:table-cell office:value-type="float" office:value="122.45954097401965"/>
          <table:table-cell office:value-type="float" office:value="147.93470779366643"/>
          <table:table-cell office:value-type="float" office:value="185.63129879421692"/>
          <table:table-cell office:value-type="float" office:value="154.38080837990194"/>
          <table:table-cell office:value-type="float" office:value="142.08755536181329"/>
          <table:table-cell office:value-type="float" office:value="103.0198209619779"/>
          <table:table-cell office:value-type="float" office:value="87.419968968918312"/>
          <table:table-cell office:value-type="float" office:value="100.55681495475004"/>
          <table:table-cell office:value-type="float" office:value="101.51727879507949"/>
          <table:table-cell office:value-type="float" office:value="103.39386826558957"/>
          <table:table-cell office:value-type="float" office:value="118.05804635554085"/>
          <table:table-cell office:value-type="float" office:value="118.0099768602458"/>
          <table:table-cell table:number-columns-repeated="16342"/>
        </table:table-row>
        <table:table-row>
          <table:table-cell/>
          <table:table-cell office:value-type="string" office:string-value="25000"/>
          <table:table-cell office:value-type="string" office:string-value="SONSTIGE SUBVENTIONEN"/>
          <table:table-cell/>
          <table:table-cell office:value-type="string" office:string-value="OTHER SUBSIDIES ON PRODUCTION"/>
          <table:table-cell/>
          <table:table-cell office:value-type="string" office:string-value="AUTRES SUBVENTIONS SUR LA PRODUCTION"/>
          <table:table-cell table:number-columns-repeated="16"/>
          <table:table-cell office:value-type="float" office:value="153.62756464153145"/>
          <table:table-cell office:value-type="float" office:value="158.82417046390512"/>
          <table:table-cell office:value-type="float" office:value="185.42379163244985"/>
          <table:table-cell office:value-type="float" office:value="255.75968547197374"/>
          <table:table-cell office:value-type="float" office:value="398.1903010835519"/>
          <table:table-cell office:value-type="float" office:value="384.4545831122868"/>
          <table:table-cell office:value-type="float" office:value="438.73730834356797"/>
          <table:table-cell office:value-type="float" office:value="1004.0221280786031"/>
          <table:table-cell office:value-type="float" office:value="999.26574116552672"/>
          <table:table-cell office:value-type="float" office:value="908.03125310494715"/>
          <table:table-cell office:value-type="float" office:value="930.65091809190221"/>
          <table:table-cell office:value-type="float" office:value="947.79045917530857"/>
          <table:table-cell office:value-type="float" office:value="958.86495643241369"/>
          <table:table-cell office:value-type="float" office:value="1115.7301825658005"/>
          <table:table-cell office:value-type="float" office:value="1153.5201001352734"/>
          <table:table-cell office:value-type="float" office:value="1151.5296013158584"/>
          <table:table-cell office:value-type="float" office:value="1146.1112449100001"/>
          <table:table-cell office:value-type="float" office:value="1553.4462486"/>
          <table:table-cell office:value-type="float" office:value="1567.5258315799997"/>
          <table:table-cell table:number-columns-repeated="16342"/>
        </table:table-row>
        <table:table-row>
          <table:table-cell/>
          <table:table-cell office:value-type="string" office:string-value="26000"/>
          <table:table-cell office:value-type="string" office:string-value="FAKTOREINKOMMEN (22-24+25)"/>
          <table:table-cell/>
          <table:table-cell office:value-type="string" office:string-value="FACTOR INCOME (22-24+25)"/>
          <table:table-cell/>
          <table:table-cell office:value-type="string" office:string-value="REVENU DES FACTEURS (22-24+25)"/>
          <table:table-cell table:number-columns-repeated="16"/>
          <table:table-cell office:value-type="float" office:value="2180.9628063067462"/>
          <table:table-cell office:value-type="float" office:value="2228.201340245505"/>
          <table:table-cell office:value-type="float" office:value="2507.7337333130836"/>
          <table:table-cell office:value-type="float" office:value="2572.2993453017498"/>
          <table:table-cell office:value-type="float" office:value="2438.5176126942692"/>
          <table:table-cell office:value-type="float" office:value="2280.992624684885"/>
          <table:table-cell office:value-type="float" office:value="2499.9570741994762"/>
          <table:table-cell office:value-type="float" office:value="2636.4498959758052"/>
          <table:table-cell office:value-type="float" office:value="2386.4401901941878"/>
          <table:table-cell office:value-type="float" office:value="2154.8043881707213"/>
          <table:table-cell office:value-type="float" office:value="2024.8849644296831"/>
          <table:table-cell office:value-type="float" office:value="2011.6264210644736"/>
          <table:table-cell office:value-type="float" office:value="2147.3307217405732"/>
          <table:table-cell office:value-type="float" office:value="2471.6258337721442"/>
          <table:table-cell office:value-type="float" office:value="2345.5331966438212"/>
          <table:table-cell office:value-type="float" office:value="2363.2325346245698"/>
          <table:table-cell office:value-type="float" office:value="2415.0970502206346"/>
          <table:table-cell office:value-type="float" office:value="2353.6086157405639"/>
          <table:table-cell office:value-type="float" office:value="2476.1627453109027"/>
          <table:table-cell table:number-columns-repeated="16342"/>
        </table:table-row>
        <table:table-row>
          <table:table-cell/>
          <table:table-cell office:value-type="string" office:string-value="27000"/>
          <table:table-cell office:value-type="string" office:string-value="NETTOBETRIEBSÜBERSCHUß / SELBSTÄNDIGENEINKOMMEN (22-23-24+25)"/>
          <table:table-cell/>
          <table:table-cell office:value-type="string" office:string-value="OPERATING SURPLUS / MIXED INCOME (22-23-24+25)"/>
          <table:table-cell/>
          <table:table-cell office:value-type="string" office:string-value="EXCÉDENT NET D'EXPLOITATION / REVENU MIXTE (22-23-24+25)"/>
          <table:table-cell table:number-columns-repeated="16"/>
          <table:table-cell office:value-type="float" office:value="1960.2408063067462"/>
          <table:table-cell office:value-type="float" office:value="2004.336340245505"/>
          <table:table-cell office:value-type="float" office:value="2276.2097333130837"/>
          <table:table-cell office:value-type="float" office:value="2326.2263453017504"/>
          <table:table-cell office:value-type="float" office:value="2172.5306126942692"/>
          <table:table-cell office:value-type="float" office:value="2004.934624684885"/>
          <table:table-cell office:value-type="float" office:value="2215.5990741994765"/>
          <table:table-cell office:value-type="float" office:value="2343.2388959758055"/>
          <table:table-cell office:value-type="float" office:value="2080.1911901941876"/>
          <table:table-cell office:value-type="float" office:value="1834.7413881707214"/>
          <table:table-cell office:value-type="float" office:value="1696.485964429683"/>
          <table:table-cell office:value-type="float" office:value="1668.8614210644737"/>
          <table:table-cell office:value-type="float" office:value="1777.4737217405736"/>
          <table:table-cell office:value-type="float" office:value="2099.3028337721444"/>
          <table:table-cell office:value-type="float" office:value="1962.8611966438218"/>
          <table:table-cell office:value-type="float" office:value="1968.9215346245694"/>
          <table:table-cell office:value-type="float" office:value="2006.9500502206345"/>
          <table:table-cell office:value-type="float" office:value="1934.7996157405637"/>
          <table:table-cell office:value-type="float" office:value="2047.0512355855021"/>
          <table:table-cell table:number-columns-repeated="16342"/>
        </table:table-row>
        <table:table-row>
          <table:table-cell/>
          <table:table-cell office:value-type="string" office:string-value="28000"/>
          <table:table-cell office:value-type="string" office:string-value="GEZAHLTE PACHTEN"/>
          <table:table-cell/>
          <table:table-cell office:value-type="string" office:string-value="RENTS AND OTHER REAL ESTATE RENTAL CHARGES TO BE PAID"/>
          <table:table-cell/>
          <table:table-cell office:value-type="string" office:string-value="FERMAGES"/>
          <table:table-cell table:number-columns-repeated="16"/>
          <table:table-cell office:value-type="float" office:value="88.415837478123919"/>
          <table:table-cell office:value-type="float" office:value="88.397551909388667"/>
          <table:table-cell office:value-type="float" office:value="92.967226147207725"/>
          <table:table-cell office:value-type="float" office:value="97.563712178420815"/>
          <table:table-cell office:value-type="float" office:value="96.977378644109777"/>
          <table:table-cell office:value-type="float" office:value="109.10163518565096"/>
          <table:table-cell office:value-type="float" office:value="113.59010185139942"/>
          <table:table-cell office:value-type="float" office:value="109.72719912943425"/>
          <table:table-cell office:value-type="float" office:value="126.92463565852951"/>
          <table:table-cell office:value-type="float" office:value="125.86774691139189"/>
          <table:table-cell office:value-type="float" office:value="129.77514930431278"/>
          <table:table-cell office:value-type="float" office:value="135.50760929495578"/>
          <table:table-cell office:value-type="float" office:value="132.8867393565904"/>
          <table:table-cell office:value-type="float" office:value="139.67902065694472"/>
          <table:table-cell office:value-type="float" office:value="148.94003514772123"/>
          <table:table-cell office:value-type="float" office:value="153.67736363233118"/>
          <table:table-cell office:value-type="float" office:value="155.82310925258304"/>
          <table:table-cell office:value-type="float" office:value="158.81474165641828"/>
          <table:table-cell office:value-type="float" office:value="158.81474165641828"/>
          <table:table-cell table:number-columns-repeated="16342"/>
        </table:table-row>
        <table:table-row>
          <table:table-cell/>
          <table:table-cell office:value-type="string" office:string-value="29000"/>
          <table:table-cell office:value-type="string" office:string-value="GEZAHLTE ZINSEN"/>
          <table:table-cell/>
          <table:table-cell office:value-type="string" office:string-value="INTEREST PAID"/>
          <table:table-cell/>
          <table:table-cell office:value-type="string" office:string-value="INTÉRÊTS À PAYER"/>
          <table:table-cell table:number-columns-repeated="16"/>
          <table:table-cell office:value-type="float" office:value="105.80831674508384"/>
          <table:table-cell office:value-type="float" office:value="105.70125365601879"/>
          <table:table-cell office:value-type="float" office:value="138.80860228384776"/>
          <table:table-cell office:value-type="float" office:value="165.656493618204"/>
          <table:table-cell office:value-type="float" office:value="184.57166626054891"/>
          <table:table-cell office:value-type="float" office:value="164.03488066204724"/>
          <table:table-cell office:value-type="float" office:value="150.25461834941035"/>
          <table:table-cell office:value-type="float" office:value="158.32010433425617"/>
          <table:table-cell office:value-type="float" office:value="143.71521048301753"/>
          <table:table-cell office:value-type="float" office:value="131.87315573924855"/>
          <table:table-cell office:value-type="float" office:value="111.56953706662657"/>
          <table:table-cell office:value-type="float" office:value="102.33512609665169"/>
          <table:table-cell office:value-type="float" office:value="101.11430604382066"/>
          <table:table-cell office:value-type="float" office:value="100.52735397663142"/>
          <table:table-cell office:value-type="float" office:value="98.656327515727284"/>
          <table:table-cell office:value-type="float" office:value="79.638761187109935"/>
          <table:table-cell office:value-type="float" office:value="76.903871305766884"/>
          <table:table-cell office:value-type="float" office:value="80.037629360255082"/>
          <table:table-cell office:value-type="float" office:value="80.037629360255082"/>
          <table:table-cell table:number-columns-repeated="16342"/>
        </table:table-row>
        <table:table-row>
          <table:table-cell/>
          <table:table-cell office:value-type="string" office:string-value="30000"/>
          <table:table-cell office:value-type="string" office:string-value="EMPFANGENE ZINSEN"/>
          <table:table-cell/>
          <table:table-cell office:value-type="string" office:string-value="INTEREST RECEIVED"/>
          <table:table-cell/>
          <table:table-cell office:value-type="string" office:string-value="INTÉRÊTS À RECEVOIR "/>
          <table:table-cell table:number-columns-repeated="16"/>
          <table:table-cell office:value-type="float" office:value="117.93010963645628"/>
          <table:table-cell office:value-type="float" office:value="117.95086159904992"/>
          <table:table-cell office:value-type="float" office:value="148.58048906317876"/>
          <table:table-cell office:value-type="float" office:value="174.46022501322557"/>
          <table:table-cell office:value-type="float" office:value="190.87296474967312"/>
          <table:table-cell office:value-type="float" office:value="171.79861320328817"/>
          <table:table-cell office:value-type="float" office:value="156.23282362097902"/>
          <table:table-cell office:value-type="float" office:value="166.96278739224419"/>
          <table:table-cell office:value-type="float" office:value="149.46364191046854"/>
          <table:table-cell office:value-type="float" office:value="136.01902748669787"/>
          <table:table-cell office:value-type="float" office:value="118.89713112954126"/>
          <table:table-cell office:value-type="float" office:value="109.92896891638993"/>
          <table:table-cell office:value-type="float" office:value="111.61593992471713"/>
          <table:table-cell office:value-type="float" office:value="110.89062541865476"/>
          <table:table-cell office:value-type="float" office:value="108.44491817195011"/>
          <table:table-cell office:value-type="float" office:value="87.946289479090581"/>
          <table:table-cell office:value-type="float" office:value="81.18179882914437"/>
          <table:table-cell office:value-type="float" office:value="77.229720457222413"/>
          <table:table-cell office:value-type="float" office:value="77.229720457222413"/>
          <table:table-cell table:number-columns-repeated="16342"/>
        </table:table-row>
        <table:table-row>
          <table:table-cell/>
          <table:table-cell office:value-type="string" office:string-value="31000"/>
          <table:table-cell office:value-type="string" office:string-value="NETTOUNTERNEHMENSGEWINN (27-28-29+30)"/>
          <table:table-cell/>
          <table:table-cell office:value-type="string" office:string-value="ENTREPRENEURIAL INCOME (27-28-29+30)"/>
          <table:table-cell/>
          <table:table-cell office:value-type="string" office:string-value="REVENU NET D'ENTREPRISE (27-28-29+30)"/>
          <table:table-cell table:number-columns-repeated="16"/>
          <table:table-cell office:value-type="float" office:value="1883.9467617199946"/>
          <table:table-cell office:value-type="float" office:value="1928.1883962791471"/>
          <table:table-cell office:value-type="float" office:value="2193.0143939452064"/>
          <table:table-cell office:value-type="float" office:value="2237.4663645183509"/>
          <table:table-cell office:value-type="float" office:value="2081.8545325392834"/>
          <table:table-cell office:value-type="float" office:value="1903.5967220404748"/>
          <table:table-cell office:value-type="float" office:value="2107.987177619646"/>
          <table:table-cell office:value-type="float" office:value="2242.1543799043593"/>
          <table:table-cell office:value-type="float" office:value="1959.014985963109"/>
          <table:table-cell office:value-type="float" office:value="1713.0195130067787"/>
          <table:table-cell office:value-type="float" office:value="1574.038409188285"/>
          <table:table-cell office:value-type="float" office:value="1540.9476545892558"/>
          <table:table-cell office:value-type="float" office:value="1655.0886162648801"/>
          <table:table-cell office:value-type="float" office:value="1969.9870845572232"/>
          <table:table-cell office:value-type="float" office:value="1823.7097521523233"/>
          <table:table-cell office:value-type="float" office:value="1823.551699284219"/>
          <table:table-cell office:value-type="float" office:value="1855.4048684914287"/>
          <table:table-cell office:value-type="float" office:value="1773.1769651811128"/>
          <table:table-cell office:value-type="float" office:value="1885.4285850260512"/>
          <table:table-cell table:number-columns-repeated="16342"/>
        </table:table-row>
        <table:table-row>
          <table:table-cell/>
          <table:table-cell office:value-type="string" office:string-value="32000"/>
          <table:table-cell office:value-type="string" office:string-value="BRUTTOANLAGEINVESTITIONEN IN LANDWIRTSCHAFTLICHE GÜTER"/>
          <table:table-cell table:number-columns-repeated="20"/>
          <table:table-cell office:value-type="float" office:value="132.99215754651448"/>
          <table:table-cell office:value-type="float" office:value="141.22904456374565"/>
          <table:table-cell office:value-type="float" office:value="136.81516611878263"/>
          <table:table-cell office:value-type="float" office:value="132.5427687869599"/>
          <table:table-cell office:value-type="float" office:value="138.47699805772143"/>
          <table:table-cell office:value-type="float" office:value="162.18819355945649"/>
          <table:table-cell office:value-type="float" office:value="155.28804524375531"/>
          <table:table-cell office:value-type="float" office:value="147.34486507592604"/>
          <table:table-cell office:value-type="float" office:value="126.35593849038129"/>
          <table:table-cell office:value-type="float" office:value="96.219747623695852"/>
          <table:table-cell office:value-type="float" office:value="121.02381998833154"/>
          <table:table-cell office:value-type="float" office:value="106.0029650857209"/>
          <table:table-cell office:value-type="float" office:value="130.82807662593737"/>
          <table:table-cell office:value-type="float" office:value="114.09791180206855"/>
          <table:table-cell office:value-type="float" office:value="107.50699824461573"/>
          <table:table-cell office:value-type="float" office:value="92.895933898280063"/>
          <table:table-cell office:value-type="float" office:value="121.45552843391783"/>
          <table:table-cell office:value-type="float" office:value="146.32507878634738"/>
          <table:table-cell office:value-type="float" office:value="146.42174999746385"/>
          <table:table-cell table:number-columns-repeated="16342"/>
        </table:table-row>
        <table:table-row>
          <table:table-cell/>
          <table:table-cell office:value-type="string" office:string-value="32100"/>
          <table:table-cell office:value-type="string" office:string-value="BAI IN ANPFLANZUNGEN"/>
          <table:table-cell table:number-columns-repeated="20"/>
          <table:table-cell office:value-type="float" office:value="37.43177217630771"/>
          <table:table-cell office:value-type="float" office:value="31.81881569698707"/>
          <table:table-cell office:value-type="float" office:value="27.084598861145945"/>
          <table:table-cell office:value-type="float" office:value="25.573987854763072"/>
          <table:table-cell office:value-type="float" office:value="28.015071037345415"/>
          <table:table-cell office:value-type="float" office:value="27.411439383075528"/>
          <table:table-cell office:value-type="float" office:value="25.287391652620432"/>
          <table:table-cell office:value-type="float" office:value="23.722687238587817"/>
          <table:table-cell office:value-type="float" office:value="22.714290190940535"/>
          <table:table-cell office:value-type="float" office:value="21.377847269888417"/>
          <table:table-cell office:value-type="float" office:value="21.942572236808527"/>
          <table:table-cell office:value-type="float" office:value="22.496833059129973"/>
          <table:table-cell office:value-type="float" office:value="29.369037619788823"/>
          <table:table-cell office:value-type="float" office:value="28.948987518402092"/>
          <table:table-cell office:value-type="float" office:value="35.557728358912897"/>
          <table:table-cell office:value-type="float" office:value="29.000545524245112"/>
          <table:table-cell office:value-type="float" office:value="36.6611923404447"/>
          <table:table-cell office:value-type="float" office:value="29.574584241685216"/>
          <table:table-cell office:value-type="float" office:value="25.367032980447604"/>
          <table:table-cell table:number-columns-repeated="16342"/>
        </table:table-row>
        <table:table-row>
          <table:table-cell/>
          <table:table-cell office:value-type="string" office:string-value="32200"/>
          <table:table-cell office:value-type="string" office:string-value="BAI IN TIERE"/>
          <table:table-cell table:number-columns-repeated="20"/>
          <table:table-cell office:value-type="float" office:value="95.560385370206774"/>
          <table:table-cell office:value-type="float" office:value="109.41022886675859"/>
          <table:table-cell office:value-type="float" office:value="109.73056725763669"/>
          <table:table-cell office:value-type="float" office:value="106.96878093219685"/>
          <table:table-cell office:value-type="float" office:value="110.46192702037607"/>
          <table:table-cell office:value-type="float" office:value="134.77675417638093"/>
          <table:table-cell office:value-type="float" office:value="130.00065359113489"/>
          <table:table-cell office:value-type="float" office:value="123.62217783733821"/>
          <table:table-cell office:value-type="float" office:value="103.64164829944073"/>
          <table:table-cell office:value-type="float" office:value="74.841900353807446"/>
          <table:table-cell office:value-type="float" office:value="99.081247751523009"/>
          <table:table-cell office:value-type="float" office:value="83.506132026590933"/>
          <table:table-cell office:value-type="float" office:value="101.45903900614854"/>
          <table:table-cell office:value-type="float" office:value="85.14892428366646"/>
          <table:table-cell office:value-type="float" office:value="71.949269885702833"/>
          <table:table-cell office:value-type="float" office:value="63.895388374034958"/>
          <table:table-cell office:value-type="float" office:value="84.794336093473163"/>
          <table:table-cell office:value-type="float" office:value="116.75049454466216"/>
          <table:table-cell office:value-type="float" office:value="121.05471701701626"/>
          <table:table-cell table:number-columns-repeated="16342"/>
        </table:table-row>
        <table:table-row>
          <table:table-cell/>
          <table:table-cell office:value-type="string" office:string-value="33000"/>
          <table:table-cell office:value-type="string" office:string-value="BRUTTOANLAGEINVESTITIONEN IN NICHTLANDWIRTSCHAFTLICHE GÜTER"/>
          <table:table-cell table:number-columns-repeated="20"/>
          <table:table-cell office:value-type="float" office:value="1078.1719257024815"/>
          <table:table-cell office:value-type="float" office:value="1111.1183293356166"/>
          <table:table-cell office:value-type="float" office:value="1328.5538860257529"/>
          <table:table-cell office:value-type="float" office:value="1322.9335716721534"/>
          <table:table-cell office:value-type="float" office:value="1253.2692722961087"/>
          <table:table-cell office:value-type="float" office:value="1244.870034348844"/>
          <table:table-cell office:value-type="float" office:value="1243.2431090088851"/>
          <table:table-cell office:value-type="float" office:value="1172.8013047170841"/>
          <table:table-cell office:value-type="float" office:value="1335.8888108014485"/>
          <table:table-cell office:value-type="float" office:value="1595.4221126119401"/>
          <table:table-cell office:value-type="float" office:value="1423.334774122648"/>
          <table:table-cell office:value-type="float" office:value="1392.3003005190583"/>
          <table:table-cell office:value-type="float" office:value="1367.1768582230363"/>
          <table:table-cell office:value-type="float" office:value="1341.0659696621215"/>
          <table:table-cell office:value-type="float" office:value="1379.5732348554411"/>
          <table:table-cell office:value-type="float" office:value="1388.8619558388204"/>
          <table:table-cell office:value-type="float" office:value="1374.3051036372667"/>
          <table:table-cell office:value-type="float" office:value="1434.2944295112891"/>
          <table:table-cell office:value-type="float" office:value="1510.0347380647145"/>
          <table:table-cell table:number-columns-repeated="16342"/>
        </table:table-row>
        <table:table-row>
          <table:table-cell/>
          <table:table-cell office:value-type="string" office:string-value="33100"/>
          <table:table-cell office:value-type="string" office:string-value="BAI IN MASCHINEN, GERÄTE UND FAHRZEUGE"/>
          <table:table-cell table:number-columns-repeated="20"/>
          <table:table-cell office:value-type="float" office:value="680.61679173905145"/>
          <table:table-cell office:value-type="float" office:value="695.90530303515959"/>
          <table:table-cell office:value-type="float" office:value="748.17213819781659"/>
          <table:table-cell office:value-type="float" office:value="758.79884794671523"/>
          <table:table-cell office:value-type="float" office:value="682.36588526829053"/>
          <table:table-cell office:value-type="float" office:value="642.75730284665588"/>
          <table:table-cell office:value-type="float" office:value="636.95449551421655"/>
          <table:table-cell office:value-type="float" office:value="627.4380540733049"/>
          <table:table-cell office:value-type="float" office:value="749.98266254631801"/>
          <table:table-cell office:value-type="float" office:value="808.23281984794983"/>
          <table:table-cell office:value-type="float" office:value="742.32318622950311"/>
          <table:table-cell office:value-type="float" office:value="722.1052086995868"/>
          <table:table-cell office:value-type="float" office:value="744.98426413304026"/>
          <table:table-cell office:value-type="float" office:value="733.41000049940112"/>
          <table:table-cell office:value-type="float" office:value="719.81551467197289"/>
          <table:table-cell office:value-type="float" office:value="735.38696007224723"/>
          <table:table-cell office:value-type="float" office:value="757.80492006672341"/>
          <table:table-cell office:value-type="float" office:value="741.80520511929899"/>
          <table:table-cell office:value-type="float" office:value="805.26897996715229"/>
          <table:table-cell table:number-columns-repeated="16342"/>
        </table:table-row>
        <table:table-row>
          <table:table-cell/>
          <table:table-cell office:value-type="string" office:string-value="33110"/>
          <table:table-cell office:value-type="string" office:string-value="BAI IN MASCHINEN UND SONSTIGE AUSRÜSTUNGSGÜTER"/>
          <table:table-cell table:number-columns-repeated="20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float" office:value="300.91273408181058"/>
          <table:table-cell office:value-type="float" office:value="342.45842466444145"/>
          <table:table-cell office:value-type="float" office:value="371.92693772911753"/>
          <table:table-cell office:value-type="float" office:value="365.56633833410763"/>
          <table:table-cell office:value-type="float" office:value="366.95981416935098"/>
          <table:table-cell office:value-type="float" office:value="404.71470647107094"/>
          <table:table-cell office:value-type="float" office:value="397.11808459457103"/>
          <table:table-cell office:value-type="float" office:value="394.37256003812604"/>
          <table:table-cell office:value-type="float" office:value="400.36332379716418"/>
          <table:table-cell office:value-type="float" office:value="413.40885232289452"/>
          <table:table-cell office:value-type="float" office:value="401.4547941026438"/>
          <table:table-cell office:value-type="float" office:value="428.29030896686015"/>
          <table:table-cell table:number-columns-repeated="16342"/>
        </table:table-row>
        <table:table-row>
          <table:table-cell/>
          <table:table-cell office:value-type="string" office:string-value="33120"/>
          <table:table-cell office:value-type="string" office:string-value="BAI IN FAHRZEUGE"/>
          <table:table-cell table:number-columns-repeated="20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float" office:value="326.52531999149437"/>
          <table:table-cell office:value-type="float" office:value="407.52423788187662"/>
          <table:table-cell office:value-type="float" office:value="436.3058821188323"/>
          <table:table-cell office:value-type="float" office:value="376.75684789539542"/>
          <table:table-cell office:value-type="float" office:value="355.14539453023582"/>
          <table:table-cell office:value-type="float" office:value="340.26955766196949"/>
          <table:table-cell office:value-type="float" office:value="336.2919159048302"/>
          <table:table-cell office:value-type="float" office:value="325.44295463384685"/>
          <table:table-cell office:value-type="float" office:value="335.02363627508299"/>
          <table:table-cell office:value-type="float" office:value="344.39606774382895"/>
          <table:table-cell office:value-type="float" office:value="340.35041101665507"/>
          <table:table-cell office:value-type="float" office:value="376.97867100029214"/>
          <table:table-cell table:number-columns-repeated="16342"/>
        </table:table-row>
        <table:table-row>
          <table:table-cell/>
          <table:table-cell office:value-type="string" office:string-value="33200"/>
          <table:table-cell office:value-type="string" office:string-value="BAI IN GEBÄUDE"/>
          <table:table-cell table:number-columns-repeated="20"/>
          <table:table-cell office:value-type="float" office:value="350.09896065279878"/>
          <table:table-cell office:value-type="float" office:value="367.53447056690516"/>
          <table:table-cell office:value-type="float" office:value="530.94319258790915"/>
          <table:table-cell office:value-type="float" office:value="514.66561740118982"/>
          <table:table-cell office:value-type="float" office:value="521.13923053881149"/>
          <table:table-cell office:value-type="float" office:value="554.10914675133313"/>
          <table:table-cell office:value-type="float" office:value="550.70288125585557"/>
          <table:table-cell office:value-type="float" office:value="494.91305781449358"/>
          <table:table-cell office:value-type="float" office:value="531.67965328243599"/>
          <table:table-cell office:value-type="float" office:value="734.20144710646821"/>
          <table:table-cell office:value-type="float" office:value="625.67146061719575"/>
          <table:table-cell office:value-type="float" office:value="612.94699208431052"/>
          <table:table-cell office:value-type="float" office:value="565.79862602610388"/>
          <table:table-cell office:value-type="float" office:value="551.26061199322828"/>
          <table:table-cell office:value-type="float" office:value="603.12636904659882"/>
          <table:table-cell office:value-type="float" office:value="595.89785872140374"/>
          <table:table-cell office:value-type="float" office:value="558.14712440789913"/>
          <table:table-cell office:value-type="float" office:value="635.52386577177219"/>
          <table:table-cell office:value-type="float" office:value="647.61676081561973"/>
          <table:table-cell table:number-columns-repeated="16342"/>
        </table:table-row>
        <table:table-row>
          <table:table-cell/>
          <table:table-cell office:value-type="string" office:string-value="33210"/>
          <table:table-cell office:value-type="string" office:string-value="BAI IN WIRTSCHAFTSGEBÄUDE"/>
          <table:table-cell table:number-columns-repeated="20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table:number-columns-repeated="16342"/>
        </table:table-row>
        <table:table-row>
          <table:table-cell/>
          <table:table-cell office:value-type="string" office:string-value="33220"/>
          <table:table-cell office:value-type="string" office:string-value="BAI IN ANDERE BAUTEN UND BAULICHE EINRICHTUNGEN (OHNE BODENVERBESSERUNGEN)"/>
          <table:table-cell table:number-columns-repeated="20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table:number-columns-repeated="16342"/>
        </table:table-row>
        <table:table-row>
          <table:table-cell/>
          <table:table-cell office:value-type="string" office:string-value="33900"/>
          <table:table-cell office:value-type="string" office:string-value="SONSTIGE BAI"/>
          <table:table-cell table:number-columns-repeated="20"/>
          <table:table-cell office:value-type="float" office:value="47.456173310631165"/>
          <table:table-cell office:value-type="float" office:value="47.678555733551704"/>
          <table:table-cell office:value-type="float" office:value="49.438555240027519"/>
          <table:table-cell office:value-type="float" office:value="49.469106324248692"/>
          <table:table-cell office:value-type="float" office:value="49.764156489006275"/>
          <table:table-cell office:value-type="float" office:value="48.003584750855119"/>
          <table:table-cell office:value-type="float" office:value="55.58573223881271"/>
          <table:table-cell office:value-type="float" office:value="50.450192829285868"/>
          <table:table-cell office:value-type="float" office:value="54.226494972694582"/>
          <table:table-cell office:value-type="float" office:value="52.987845657522008"/>
          <table:table-cell office:value-type="float" office:value="55.340127275949229"/>
          <table:table-cell office:value-type="float" office:value="57.248099735161198"/>
          <table:table-cell office:value-type="float" office:value="56.393968063892245"/>
          <table:table-cell office:value-type="float" office:value="56.395357169491668"/>
          <table:table-cell office:value-type="float" office:value="56.631351136869341"/>
          <table:table-cell office:value-type="float" office:value="57.577137045169394"/>
          <table:table-cell office:value-type="float" office:value="58.353059162644143"/>
          <table:table-cell office:value-type="float" office:value="56.965358620218097"/>
          <table:table-cell office:value-type="float" office:value="57.148997281942265"/>
          <table:table-cell table:number-columns-repeated="16342"/>
        </table:table-row>
        <table:table-row>
          <table:table-cell/>
          <table:table-cell office:value-type="string" office:string-value="33910"/>
          <table:table-cell office:value-type="string" office:string-value="BAI IN IMMATERIELLE ANLAGEGÜTER (SOFTWARE USW.)"/>
          <table:table-cell table:number-columns-repeated="20"/>
          <table:table-cell office:value-type="float" office:value="11.269609624119974"/>
          <table:table-cell office:value-type="float" office:value="11.564664881208362"/>
          <table:table-cell office:value-type="float" office:value="13.599135459055256"/>
          <table:table-cell office:value-type="float" office:value="13.702359377444289"/>
          <table:table-cell office:value-type="float" office:value="12.659872756691698"/>
          <table:table-cell office:value-type="float" office:value="12.69267554791268"/>
          <table:table-cell office:value-type="float" office:value="12.596984697177282"/>
          <table:table-cell office:value-type="float" office:value="11.859355161179209"/>
          <table:table-cell office:value-type="float" office:value="14.176061193743561"/>
          <table:table-cell office:value-type="float" office:value="13.817188041045616"/>
          <table:table-cell office:value-type="float" office:value="13.752818412490864"/>
          <table:table-cell office:value-type="float" office:value="15.815080888859221"/>
          <table:table-cell office:value-type="float" office:value="15.808985290149058"/>
          <table:table-cell office:value-type="float" office:value="14.985258217042611"/>
          <table:table-cell office:value-type="float" office:value="14.925194238456466"/>
          <table:table-cell office:value-type="float" office:value="15.331495039376822"/>
          <table:table-cell office:value-type="float" office:value="14.834830277875865"/>
          <table:table-cell office:value-type="float" office:value="13.971602815028245"/>
          <table:table-cell office:value-type="float" office:value="13.971602815028248"/>
          <table:table-cell table:number-columns-repeated="16342"/>
        </table:table-row>
        <table:table-row>
          <table:table-cell/>
          <table:table-cell office:value-type="string" office:string-value="33920"/>
          <table:table-cell office:value-type="string" office:string-value="WERTERHÖHUNG NICHTPRODUZIERTER ANLAGEGÜTER"/>
          <table:table-cell table:number-columns-repeated="20"/>
          <table:table-cell office:value-type="float" office:value="36.186563686511185"/>
          <table:table-cell office:value-type="float" office:value="36.113890852343339"/>
          <table:table-cell office:value-type="float" office:value="35.839419780972264"/>
          <table:table-cell office:value-type="float" office:value="35.766746946804403"/>
          <table:table-cell office:value-type="float" office:value="37.104283732314578"/>
          <table:table-cell office:value-type="float" office:value="35.310909202942447"/>
          <table:table-cell office:value-type="float" office:value="42.988747541635426"/>
          <table:table-cell office:value-type="float" office:value="38.590837668106666"/>
          <table:table-cell office:value-type="float" office:value="40.050433778951032"/>
          <table:table-cell office:value-type="float" office:value="39.170657616476383"/>
          <table:table-cell office:value-type="float" office:value="41.587308863458368"/>
          <table:table-cell office:value-type="float" office:value="41.433018846301991"/>
          <table:table-cell office:value-type="float" office:value="40.584982773743192"/>
          <table:table-cell office:value-type="float" office:value="41.410098952449047"/>
          <table:table-cell office:value-type="float" office:value="41.706156898412878"/>
          <table:table-cell office:value-type="float" office:value="42.245642005792568"/>
          <table:table-cell office:value-type="float" office:value="43.518228884768263"/>
          <table:table-cell office:value-type="float" office:value="42.993755805189849"/>
          <table:table-cell office:value-type="float" office:value="43.177394466914016"/>
          <table:table-cell table:number-columns-repeated="16342"/>
        </table:table-row>
        <table:table-row>
          <table:table-cell/>
          <table:table-cell office:value-type="string" office:string-value="33921"/>
          <table:table-cell office:value-type="string" office:string-value="BAI IN GRÖßERE BODENVERBESSERUNGEN"/>
          <table:table-cell table:number-columns-repeated="20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office:value-type="string" office:string-value="na"/>
          <table:table-cell table:number-columns-repeated="16342"/>
        </table:table-row>
        <table:table-row>
          <table:table-cell/>
          <table:table-cell office:value-type="string" office:string-value="33922"/>
          <table:table-cell office:value-type="string" office:string-value="KOSTEN DER EIGENTUMSÜBERTRAGUNG VON GRUND UND BODEN UND VON PRODUKTIONSRECHTEN"/>
          <table:table-cell table:number-columns-repeated="20"/>
          <table:table-cell office:value-type="float" office:value="36.186563686511185"/>
          <table:table-cell office:value-type="float" office:value="36.113890852343339"/>
          <table:table-cell office:value-type="float" office:value="35.839419780972264"/>
          <table:table-cell office:value-type="float" office:value="35.766746946804403"/>
          <table:table-cell office:value-type="float" office:value="37.104283732314578"/>
          <table:table-cell office:value-type="float" office:value="35.310909202942447"/>
          <table:table-cell office:value-type="float" office:value="42.988747541635426"/>
          <table:table-cell office:value-type="float" office:value="38.590837668106666"/>
          <table:table-cell office:value-type="float" office:value="40.050433778951032"/>
          <table:table-cell office:value-type="float" office:value="39.170657616476383"/>
          <table:table-cell office:value-type="float" office:value="41.587308863458368"/>
          <table:table-cell office:value-type="float" office:value="41.433018846301991"/>
          <table:table-cell office:value-type="float" office:value="40.584982773743192"/>
          <table:table-cell office:value-type="float" office:value="41.410098952449047"/>
          <table:table-cell office:value-type="float" office:value="41.706156898412878"/>
          <table:table-cell office:value-type="float" office:value="42.245642005792568"/>
          <table:table-cell office:value-type="float" office:value="43.518228884768263"/>
          <table:table-cell office:value-type="float" office:value="42.993755805189849"/>
          <table:table-cell office:value-type="float" office:value="43.177394466914016"/>
          <table:table-cell table:number-columns-repeated="16342"/>
        </table:table-row>
        <table:table-row>
          <table:table-cell/>
          <table:table-cell office:value-type="string" office:string-value="34000"/>
          <table:table-cell office:value-type="string" office:string-value="BRUTTOANLAGEINVESTITIONEN (OHNE ABZIEHBARE MWST.) (32+33)"/>
          <table:table-cell table:number-columns-repeated="20"/>
          <table:table-cell office:value-type="float" office:value="1211.1640832489961"/>
          <table:table-cell office:value-type="float" office:value="1252.3473738993625"/>
          <table:table-cell office:value-type="float" office:value="1465.3690521445355"/>
          <table:table-cell office:value-type="float" office:value="1455.4763404591135"/>
          <table:table-cell office:value-type="float" office:value="1391.7462703538299"/>
          <table:table-cell office:value-type="float" office:value="1407.0582279083005"/>
          <table:table-cell office:value-type="float" office:value="1398.5311542526399"/>
          <table:table-cell office:value-type="float" office:value="1320.1461697930104"/>
          <table:table-cell office:value-type="float" office:value="1462.24474929183"/>
          <table:table-cell office:value-type="float" office:value="1691.6418602356357"/>
          <table:table-cell office:value-type="float" office:value="1544.3585941109795"/>
          <table:table-cell office:value-type="float" office:value="1498.3032656047794"/>
          <table:table-cell office:value-type="float" office:value="1498.0049348489736"/>
          <table:table-cell office:value-type="float" office:value="1455.1638814641897"/>
          <table:table-cell office:value-type="float" office:value="1487.0802331000573"/>
          <table:table-cell office:value-type="float" office:value="1481.7578897371004"/>
          <table:table-cell office:value-type="float" office:value="1495.7606320711845"/>
          <table:table-cell office:value-type="float" office:value="1580.6195082976367"/>
          <table:table-cell office:value-type="float" office:value="1656.4564880621786"/>
          <table:table-cell table:number-columns-repeated="16342"/>
        </table:table-row>
        <table:table-row>
          <table:table-cell/>
          <table:table-cell office:value-type="string" office:string-value="35000"/>
          <table:table-cell office:value-type="string" office:string-value="NETTOANLAGEINVESTITIONEN (OHNE ABZIEHBARE MWST.) (34-21)"/>
          <table:table-cell table:number-columns-repeated="20"/>
          <table:table-cell office:value-type="float" office:value="111.28831090376121"/>
          <table:table-cell office:value-type="float" office:value="142.0929417984961"/>
          <table:table-cell office:value-type="float" office:value="304.31949372108227"/>
          <table:table-cell office:value-type="float" office:value="235.72412526267209"/>
          <table:table-cell office:value-type="float" office:value="118.77159043345482"/>
          <table:table-cell office:value-type="float" office:value="103.72729019955899"/>
          <table:table-cell office:value-type="float" office:value="95.514419759262353"/>
          <table:table-cell office:value-type="float" office:value="17.746909414563216"/>
          <table:table-cell office:value-type="float" office:value="157.04312225479424"/>
          <table:table-cell office:value-type="float" office:value="364.00575446780823"/>
          <table:table-cell office:value-type="float" office:value="197.50330810208828"/>
          <table:table-cell office:value-type="float" office:value="159.27408256811154"/>
          <table:table-cell office:value-type="float" office:value="141.80172588470737"/>
          <table:table-cell office:value-type="float" office:value="86.383077862257622"/>
          <table:table-cell office:value-type="float" office:value="107.89982102142619"/>
          <table:table-cell office:value-type="float" office:value="99.159225046777621"/>
          <table:table-cell office:value-type="float" office:value="87.2256341085548"/>
          <table:table-cell office:value-type="float" office:value="128.0146241742541"/>
          <table:table-cell office:value-type="float" office:value="186.08139368739438"/>
          <table:table-cell table:number-columns-repeated="16342"/>
        </table:table-row>
        <table:table-row>
          <table:table-cell/>
          <table:table-cell office:value-type="string" office:string-value="36000"/>
          <table:table-cell office:value-type="string" office:string-value="BESTANDSVERÄNDERUNGEN"/>
          <table:table-cell table:number-columns-repeated="20"/>
          <table:table-cell office:value-type="float" office:value="0"/>
          <table:table-cell office:value-type="float" office:value="-6.0484315676033074E-2"/>
          <table:table-cell office:value-type="float" office:value="61.751744798879159"/>
          <table:table-cell office:value-type="float" office:value="-19.215633760968505"/>
          <table:table-cell office:value-type="float" office:value="-124.97145712611351"/>
          <table:table-cell office:value-type="float" office:value="-157.31165569196341"/>
          <table:table-cell office:value-type="float" office:value="-14.543651517865355"/>
          <table:table-cell office:value-type="float" office:value="0.68687822540921406"/>
          <table:table-cell office:value-type="float" office:value="-24.779460429929273"/>
          <table:table-cell office:value-type="float" office:value="-65.450786955922538"/>
          <table:table-cell office:value-type="float" office:value="54.246291333149742"/>
          <table:table-cell office:value-type="float" office:value="3.2076745854460662"/>
          <table:table-cell office:value-type="float" office:value="-90.104914297811646"/>
          <table:table-cell office:value-type="float" office:value="29.367060038620679"/>
          <table:table-cell office:value-type="float" office:value="-9.626850312927445"/>
          <table:table-cell office:value-type="float" office:value="14.224892308290592"/>
          <table:table-cell office:value-type="float" office:value="-23.854406560409718"/>
          <table:table-cell office:value-type="float" office:value="-58.483751872657571"/>
          <table:table-cell office:value-type="float" office:value="-41.575187258410132"/>
          <table:table-cell table:number-columns-repeated="16342"/>
        </table:table-row>
        <table:table-row>
          <table:table-cell/>
          <table:table-cell office:value-type="string" office:string-value="37000"/>
          <table:table-cell office:value-type="string" office:string-value="VERMÖGENSTRANSFERS"/>
          <table:table-cell table:number-columns-repeated="20"/>
          <table:table-cell office:value-type="float" office:value="134.19075165512379"/>
          <table:table-cell office:value-type="float" office:value="153.28368640218599"/>
          <table:table-cell office:value-type="float" office:value="151.53841122649942"/>
          <table:table-cell office:value-type="float" office:value="169.30481166835025"/>
          <table:table-cell office:value-type="float" office:value="158.16657340319611"/>
          <table:table-cell office:value-type="float" office:value="169.40287639077638"/>
          <table:table-cell office:value-type="float" office:value="177.63352906550003"/>
          <table:table-cell office:value-type="float" office:value="177.44279955056436"/>
          <table:table-cell office:value-type="float" office:value="269.1719909967079"/>
          <table:table-cell office:value-type="float" office:value="264.7186998829967"/>
          <table:table-cell office:value-type="float" office:value="302.57439961338059"/>
          <table:table-cell office:value-type="float" office:value="271.1831180555655"/>
          <table:table-cell office:value-type="float" office:value="355.15609747089769"/>
          <table:table-cell office:value-type="float" office:value="260.4506978446438"/>
          <table:table-cell office:value-type="float" office:value="240.55379793020003"/>
          <table:table-cell office:value-type="float" office:value="217.61023365484473"/>
          <table:table-cell office:value-type="float" office:value="225.35688932892458"/>
          <table:table-cell office:value-type="float" office:value="230.21838963000005"/>
          <table:table-cell office:value-type="float" office:value="252.56436278877152"/>
          <table:table-cell table:number-columns-repeated="16342"/>
        </table:table-row>
        <table:table-row>
          <table:table-cell/>
          <table:table-cell office:value-type="string" office:string-value="37100"/>
          <table:table-cell office:value-type="string" office:string-value="INVESTITIONSZUSCHÜSSE"/>
          <table:table-cell table:number-columns-repeated="20"/>
          <table:table-cell office:value-type="float" office:value="134.19075165512379"/>
          <table:table-cell office:value-type="float" office:value="153.28368640218599"/>
          <table:table-cell office:value-type="float" office:value="151.53841122649942"/>
          <table:table-cell office:value-type="float" office:value="169.30481166835025"/>
          <table:table-cell office:value-type="float" office:value="158.16657340319611"/>
          <table:table-cell office:value-type="float" office:value="169.40287639077638"/>
          <table:table-cell office:value-type="float" office:value="177.63352906550003"/>
          <table:table-cell office:value-type="float" office:value="171.41111615703369"/>
          <table:table-cell office:value-type="float" office:value="260.25813374068878"/>
          <table:table-cell office:value-type="float" office:value="258.59360377317353"/>
          <table:table-cell office:value-type="float" office:value="298.2445565867024"/>
          <table:table-cell office:value-type="float" office:value="270.06424600553754"/>
          <table:table-cell office:value-type="float" office:value="355.15609747089769"/>
          <table:table-cell office:value-type="float" office:value="248.45069784464383"/>
          <table:table-cell office:value-type="float" office:value="229.02379793020003"/>
          <table:table-cell office:value-type="float" office:value="209.71428288484472"/>
          <table:table-cell office:value-type="float" office:value="217.46093855892454"/>
          <table:table-cell office:value-type="float" office:value="223.01212546000002"/>
          <table:table-cell office:value-type="float" office:value="245.9807057887715"/>
          <table:table-cell table:number-columns-repeated="16342"/>
        </table:table-row>
        <table:table-row>
          <table:table-cell/>
          <table:table-cell office:value-type="string" office:string-value="37200"/>
          <table:table-cell office:value-type="string" office:string-value="SONSTIGE VERMÖGENSTRANSFERS"/>
          <table:table-cell table:number-columns-repeated="2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6.031683393530658"/>
          <table:table-cell office:value-type="float" office:value="8.9138572560191207"/>
          <table:table-cell office:value-type="float" office:value="6.1250961098231897"/>
          <table:table-cell office:value-type="float" office:value="4.3298430266782004"/>
          <table:table-cell office:value-type="float" office:value="1.1188720500279803"/>
          <table:table-cell office:value-type="float" office:value="0"/>
          <table:table-cell office:value-type="float" office:value="12"/>
          <table:table-cell office:value-type="float" office:value="11.53"/>
          <table:table-cell office:value-type="float" office:value="7.8959507700000007"/>
          <table:table-cell office:value-type="float" office:value="7.8959507700000007"/>
          <table:table-cell office:value-type="float" office:value="7.2062641699999999"/>
          <table:table-cell office:value-type="float" office:value="6.5836569999999996"/>
          <table:table-cell table:number-columns-repeated="16342"/>
        </table:table-row>
        <table:table-row>
          <table:table-cell/>
          <table:table-cell office:value-type="float" office:value="38000"/>
          <table:table-cell office:value-type="string" office:string-value="Arbeitseinsatz insg. (JAE)"/>
          <table:table-cell table:number-columns-repeated="20"/>
          <table:table-cell office:value-type="float" office:value="245870.14979401923"/>
          <table:table-cell office:value-type="float" office:value="235890.52574520512"/>
          <table:table-cell office:value-type="float" office:value="231627.99149042877"/>
          <table:table-cell office:value-type="float" office:value="230267.52950589376"/>
          <table:table-cell office:value-type="float" office:value="219930.07414569298"/>
          <table:table-cell office:value-type="float" office:value="211988.4533918188"/>
          <table:table-cell office:value-type="float" office:value="202995.15198679295"/>
          <table:table-cell office:value-type="float" office:value="198140.5757307522"/>
          <table:table-cell office:value-type="float" office:value="189401.80240952948"/>
          <table:table-cell office:value-type="float" office:value="184989.55452599793"/>
          <table:table-cell office:value-type="float" office:value="180053.89315540864"/>
          <table:table-cell office:value-type="float" office:value="178446.93529027799"/>
          <table:table-cell office:value-type="float" office:value="175570.23873932418"/>
          <table:table-cell office:value-type="float" office:value="173648.61965760746"/>
          <table:table-cell office:value-type="float" office:value="171979.2263496643"/>
          <table:table-cell office:value-type="float" office:value="170062.62057400044"/>
          <table:table-cell office:value-type="float" office:value="168060.46400015586"/>
          <table:table-cell office:value-type="float" office:value="164500.17422680114"/>
          <table:table-cell office:value-type="float" office:value="160955.87713320157"/>
          <table:table-cell table:number-columns-repeated="16342"/>
        </table:table-row>
        <table:table-row>
          <table:table-cell/>
          <table:table-cell office:value-type="float" office:value="38100"/>
          <table:table-cell office:value-type="string" office:string-value="Nicht entlohnter Arbeitseinsatz (JAE)"/>
          <table:table-cell table:number-columns-repeated="20"/>
          <table:table-cell office:value-type="float" office:value="225851.14979401923"/>
          <table:table-cell office:value-type="float" office:value="216221.52574520514"/>
          <table:table-cell office:value-type="float" office:value="211855.9914904288"/>
          <table:table-cell office:value-type="float" office:value="210063.52950589373"/>
          <table:table-cell office:value-type="float" office:value="199212.07414569301"/>
          <table:table-cell office:value-type="float" office:value="191635.45339181882"/>
          <table:table-cell office:value-type="float" office:value="182838.15198679295"/>
          <table:table-cell office:value-type="float" office:value="178061.57573075217"/>
          <table:table-cell office:value-type="float" office:value="169051.80240952951"/>
          <table:table-cell office:value-type="float" office:value="164251.55452599798"/>
          <table:table-cell office:value-type="float" office:value="159422.89315540864"/>
          <table:table-cell office:value-type="float" office:value="156954.93529027799"/>
          <table:table-cell office:value-type="float" office:value="154061.23873932418"/>
          <table:table-cell office:value-type="float" office:value="151824.61965760746"/>
          <table:table-cell office:value-type="float" office:value="149635.22634966433"/>
          <table:table-cell office:value-type="float" office:value="147290.62057400044"/>
          <table:table-cell office:value-type="float" office:value="144943.46400015586"/>
          <table:table-cell office:value-type="float" office:value="140972.17422680111"/>
          <table:table-cell office:value-type="float" office:value="136977.65225295111"/>
          <table:table-cell table:number-columns-repeated="16342"/>
        </table:table-row>
        <table:table-row>
          <table:table-cell/>
          <table:table-cell office:value-type="float" office:value="38200"/>
          <table:table-cell office:value-type="string" office:string-value="Entlohnter Arbeitseinsatz (JAE)"/>
          <table:table-cell table:number-columns-repeated="20"/>
          <table:table-cell office:value-type="float" office:value="20019"/>
          <table:table-cell office:value-type="float" office:value="19669"/>
          <table:table-cell office:value-type="float" office:value="19772"/>
          <table:table-cell office:value-type="float" office:value="20204"/>
          <table:table-cell office:value-type="float" office:value="20718"/>
          <table:table-cell office:value-type="float" office:value="20353"/>
          <table:table-cell office:value-type="float" office:value="20157"/>
          <table:table-cell office:value-type="float" office:value="20079"/>
          <table:table-cell office:value-type="float" office:value="20350"/>
          <table:table-cell office:value-type="float" office:value="20738"/>
          <table:table-cell office:value-type="float" office:value="20631"/>
          <table:table-cell office:value-type="float" office:value="21492"/>
          <table:table-cell office:value-type="float" office:value="21509"/>
          <table:table-cell office:value-type="float" office:value="21824"/>
          <table:table-cell office:value-type="float" office:value="22344"/>
          <table:table-cell office:value-type="float" office:value="22772"/>
          <table:table-cell office:value-type="float" office:value="23117"/>
          <table:table-cell office:value-type="float" office:value="23528"/>
          <table:table-cell office:value-type="float" office:value="23978.224880250484"/>
          <table:table-cell table:number-columns-repeated="16342"/>
        </table:table-row>
        <table:table-row>
          <table:table-cell/>
          <table:table-cell office:value-type="string" office:string-value="BIP_PI_VJ_100_BX"/>
          <table:table-cell office:value-type="string" office:string-value="Impliziter Preisindex des BIP"/>
          <table:table-cell table:number-columns-repeated="20"/>
          <table:table-cell office:value-type="float" office:value="101.56182693168209"/>
          <table:table-cell office:value-type="float" office:value="103.19903234521794"/>
          <table:table-cell office:value-type="float" office:value="103.03749576644523"/>
          <table:table-cell office:value-type="float" office:value="103.79747967623373"/>
          <table:table-cell office:value-type="float" office:value="103.61213195538221"/>
          <table:table-cell office:value-type="float" office:value="102.74497253864024"/>
          <table:table-cell office:value-type="float" office:value="102.67615708417917"/>
          <table:table-cell office:value-type="float" office:value="101.94929652303593"/>
          <table:table-cell office:value-type="float" office:value="100.97100618808584"/>
          <table:table-cell office:value-type="float" office:value="99.958614219001333"/>
          <table:table-cell office:value-type="float" office:value="100.33947013457616"/>
          <table:table-cell office:value-type="float" office:value="100.62952011311019"/>
          <table:table-cell office:value-type="float" office:value="101.76731143164119"/>
          <table:table-cell office:value-type="float" office:value="101.7613546870036"/>
          <table:table-cell office:value-type="float" office:value="101.43008933696247"/>
          <table:table-cell office:value-type="float" office:value="101.34270932512604"/>
          <table:table-cell office:value-type="float" office:value="101.74762351150197"/>
          <table:table-cell office:value-type="float" office:value="101.85569551842005"/>
          <table:table-cell office:value-type="float" office:value="101.25771238728048"/>
          <table:table-cell table:number-columns-repeated="16342"/>
        </table:table-row>
        <table:table-row table:number-rows-repeated="1048404">
          <table:table-cell table:number-columns-repeated="16342"/>
        </table:table-row>
      </table:table>
      <table:table table:name="'file://DatenR/R/PROJEKTE/LFGR/LGR/Current/LGR_DieKleine_Stand30.01.07.xls'#Opt1-EAA_producer_prices_n_19" table:style-name="ta3">
        <table:table-source xlink:href="file://DatenR/R/PROJEKTE/LFGR/LGR/Current/LGR_DieKleine_Stand30.01.07.xls" table:table-name="Opt1-EAA_producer_prices_n_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Opt1-EAA_subsidies_n_19" table:style-name="ta3">
        <table:table-source xlink:href="file://DatenR/R/PROJEKTE/LFGR/LGR/Current/LGR_DieKleine_Stand30.01.07.xls" table:table-name="Opt1-EAA_subsidies_n_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Opt1-EAA_taxes_n_19" table:style-name="ta3">
        <table:table-source xlink:href="file://DatenR/R/PROJEKTE/LFGR/LGR/Current/LGR_DieKleine_Stand30.01.07.xls" table:table-name="Opt1-EAA_taxes_n_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Opt1-EAA_basic_prices_n_19" table:style-name="ta3">
        <table:table-source xlink:href="file://DatenR/R/PROJEKTE/LFGR/LGR/Current/LGR_DieKleine_Stand30.01.07.xls" table:table-name="Opt1-EAA_basic_prices_n_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daten_xls_LBG_NC9" table:style-name="ta3">
        <table:table-source xlink:href="file://DatenR/R/PROJEKTE/LFGR/LGR/Current/LGR_DieKleine_Stand30.01.07.xls" table:table-name="daten_xls_LBG_NC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vgl_HPv_aktuell_zu_letztem_Mal9" table:style-name="ta3">
        <table:table-source xlink:href="file://DatenR/R/PROJEKTE/LFGR/LGR/Current/LGR_DieKleine_Stand30.01.07.xls" table:table-name="vgl_HPv_aktuell_zu_letztem_Mal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vgl_HPn_1v_aktuell_zu_vorherig9" table:style-name="ta3">
        <table:table-source xlink:href="file://DatenR/R/PROJEKTE/LFGR/LGR/Current/LGR_DieKleine_Stand30.01.07.xls" table:table-name="vgl_HPn_1v_aktuell_zu_vorherig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GB2003_Opt1-EAA_basic_prices9" table:style-name="ta3">
        <table:table-source xlink:href="file://DatenR/R/PROJEKTE/LFGR/LGR/Current/LGR_DieKleine_Stand30.01.07.xls" table:table-name="GB2003_Opt1-EAA_basic_prices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GB2003_Opt1-EAA_basic_n_19" table:style-name="ta3">
        <table:table-source xlink:href="file://DatenR/R/PROJEKTE/LFGR/LGR/Current/LGR_DieKleine_Stand30.01.07.xls" table:table-name="GB2003_Opt1-EAA_basic_n_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1vs2003_Opt1-EAA_basic_prices9" table:style-name="ta3">
        <table:table-source xlink:href="file://DatenR/R/PROJEKTE/LFGR/LGR/Current/LGR_DieKleine_Stand30.01.07.xls" table:table-name="1vs2003_Opt1-EAA_basic_prices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1vs2003_Opt1-EAA_basic_n_19" table:style-name="ta3">
        <table:table-source xlink:href="file://DatenR/R/PROJEKTE/LFGR/LGR/Current/LGR_DieKleine_Stand30.01.07.xls" table:table-name="1vs2003_Opt1-EAA_basic_n_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Opt1-EAFish_17q7" table:style-name="ta3">
        <table:table-source xlink:href="file://DatenR/R/PROJEKTE/LFGR/LGR/Current/LGR_DieKleine_Stand30.01.07.xls" table:table-name="Opt1-EAFish_17q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OPT1-EAFish_basic_prices_n_17" table:style-name="ta3">
        <table:table-source xlink:href="file://DatenR/R/PROJEKTE/LFGR/LGR/Current/LGR_DieKleine_Stand30.01.07.xls" table:table-name="OPT1-EAFish_basic_prices_n_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OPT1-EAFish_subsidies_n_17" table:style-name="ta3">
        <table:table-source xlink:href="file://DatenR/R/PROJEKTE/LFGR/LGR/Current/LGR_DieKleine_Stand30.01.07.xls" table:table-name="OPT1-EAFish_subsidies_n_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OPT1-EAFish_taxes_n_17" table:style-name="ta3">
        <table:table-source xlink:href="file://DatenR/R/PROJEKTE/LFGR/LGR/Current/LGR_DieKleine_Stand30.01.07.xls" table:table-name="OPT1-EAFish_taxes_n_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OPT1-EAFish_producer_prices_n_8" table:style-name="ta3">
        <table:table-source xlink:href="file://DatenR/R/PROJEKTE/LFGR/LGR/Current/LGR_DieKleine_Stand30.01.07.xls" table:table-name="OPT1-EAFish_producer_prices_n_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OPT1-EAFish_basic_prices7" table:style-name="ta3">
        <table:table-source xlink:href="file://DatenR/R/PROJEKTE/LFGR/LGR/Current/LGR_DieKleine_Stand30.01.07.xls" table:table-name="OPT1-EAFish_basic_prices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OPT1-EAFish_subsidies7" table:style-name="ta3">
        <table:table-source xlink:href="file://DatenR/R/PROJEKTE/LFGR/LGR/Current/LGR_DieKleine_Stand30.01.07.xls" table:table-name="OPT1-EAFish_subsidies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OPT1-EAFish_taxes7" table:style-name="ta3">
        <table:table-source xlink:href="file://DatenR/R/PROJEKTE/LFGR/LGR/Current/LGR_DieKleine_Stand30.01.07.xls" table:table-name="OPT1-EAFish_taxes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OPT1-EAFish_producer_prices7" table:style-name="ta3">
        <table:table-source xlink:href="file://DatenR/R/PROJEKTE/LFGR/LGR/Current/LGR_DieKleine_Stand30.01.07.xls" table:table-name="OPT1-EAFish_producer_prices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Opt1-EAF_17q7" table:style-name="ta3">
        <table:table-source xlink:href="file://DatenR/R/PROJEKTE/LFGR/LGR/Current/LGR_DieKleine_Stand30.01.07.xls" table:table-name="Opt1-EAF_17q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OPT1-EAF_basic_prices_n_17" table:style-name="ta3">
        <table:table-source xlink:href="file://DatenR/R/PROJEKTE/LFGR/LGR/Current/LGR_DieKleine_Stand30.01.07.xls" table:table-name="OPT1-EAF_basic_prices_n_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OPT1-EAF_subsidies_n_17" table:style-name="ta3">
        <table:table-source xlink:href="file://DatenR/R/PROJEKTE/LFGR/LGR/Current/LGR_DieKleine_Stand30.01.07.xls" table:table-name="OPT1-EAF_subsidies_n_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OPT1-EAF_taxes_n_17" table:style-name="ta3">
        <table:table-source xlink:href="file://DatenR/R/PROJEKTE/LFGR/LGR/Current/LGR_DieKleine_Stand30.01.07.xls" table:table-name="OPT1-EAF_taxes_n_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OPT1-EAF_producer_prices_n_17" table:style-name="ta3">
        <table:table-source xlink:href="file://DatenR/R/PROJEKTE/LFGR/LGR/Current/LGR_DieKleine_Stand30.01.07.xls" table:table-name="OPT1-EAF_producer_prices_n_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OPT1-EAF_basic_prices7" table:style-name="ta3">
        <table:table-source xlink:href="file://DatenR/R/PROJEKTE/LFGR/LGR/Current/LGR_DieKleine_Stand30.01.07.xls" table:table-name="OPT1-EAF_basic_prices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OPT1-EAF_subsidies7" table:style-name="ta3">
        <table:table-source xlink:href="file://DatenR/R/PROJEKTE/LFGR/LGR/Current/LGR_DieKleine_Stand30.01.07.xls" table:table-name="OPT1-EAF_subsidies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OPT1-EAF_taxes7" table:style-name="ta3">
        <table:table-source xlink:href="file://DatenR/R/PROJEKTE/LFGR/LGR/Current/LGR_DieKleine_Stand30.01.07.xls" table:table-name="OPT1-EAF_taxes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OPT1-EAF_producer_prices7" table:style-name="ta3">
        <table:table-source xlink:href="file://DatenR/R/PROJEKTE/LFGR/LGR/Current/LGR_DieKleine_Stand30.01.07.xls" table:table-name="OPT1-EAF_producer_prices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OPT1&amp;2-EAF_bridge_table_n_17" table:style-name="ta3">
        <table:table-source xlink:href="file://DatenR/R/PROJEKTE/LFGR/LGR/Current/LGR_DieKleine_Stand30.01.07.xls" table:table-name="OPT1&amp;2-EAF_bridge_table_n_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OPT2-EAF_n_1_orig7" table:style-name="ta3">
        <table:table-source xlink:href="file://DatenR/R/PROJEKTE/LFGR/LGR/Current/LGR_DieKleine_Stand30.01.07.xls" table:table-name="OPT2-EAF_n_1_orig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OPT1&amp;2-EAF97_bridge_table7" table:style-name="ta3">
        <table:table-source xlink:href="file://DatenR/R/PROJEKTE/LFGR/LGR/Current/LGR_DieKleine_Stand30.01.07.xls" table:table-name="OPT1&amp;2-EAF97_bridge_table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Opt1-EAA_17q7" table:style-name="ta3">
        <table:table-source xlink:href="file://DatenR/R/PROJEKTE/LFGR/LGR/Current/LGR_DieKleine_Stand30.01.07.xls" table:table-name="Opt1-EAA_17q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VI_t_t-17" table:style-name="ta3">
        <table:table-source xlink:href="file://DatenR/R/PROJEKTE/LFGR/LGR/Current/LGR_DieKleine_Stand30.01.07.xls" table:table-name="VI_t_t-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PI_t_t-17" table:style-name="ta3">
        <table:table-source xlink:href="file://DatenR/R/PROJEKTE/LFGR/LGR/Current/LGR_DieKleine_Stand30.01.07.xls" table:table-name="PI_t_t-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BspBeitrIndA_Obst-SonstProd7" table:style-name="ta3">
        <table:table-source xlink:href="file://DatenR/R/PROJEKTE/LFGR/LGR/Current/LGR_DieKleine_Stand30.01.07.xls" table:table-name="BspBeitrIndA_Obst-SonstProd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GB_Tab1_17" table:style-name="ta3">
        <table:table-source xlink:href="file://DatenR/R/PROJEKTE/LFGR/LGR/Current/LGR_DieKleine_Stand30.01.07.xls" table:table-name="GB_Tab1_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GB_Tab1_27" table:style-name="ta3">
        <table:table-source xlink:href="file://DatenR/R/PROJEKTE/LFGR/LGR/Current/LGR_DieKleine_Stand30.01.07.xls" table:table-name="GB_Tab1_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GB_Tab1_37" table:style-name="ta3">
        <table:table-source xlink:href="file://DatenR/R/PROJEKTE/LFGR/LGR/Current/LGR_DieKleine_Stand30.01.07.xls" table:table-name="GB_Tab1_3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GB_Tab1_67" table:style-name="ta3">
        <table:table-source xlink:href="file://DatenR/R/PROJEKTE/LFGR/LGR/Current/LGR_DieKleine_Stand30.01.07.xls" table:table-name="GB_Tab1_6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NOPT1-EAA97_curr_prices7" table:style-name="ta3">
        <table:table-source xlink:href="file://DatenR/R/PROJEKTE/LFGR/LGR/Current/LGR_DieKleine_Stand30.01.07.xls" table:table-name="NOPT1-EAA97_curr_prices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NOPT1-EAA97_n-1_prices7" table:style-name="ta3">
        <table:table-source xlink:href="file://DatenR/R/PROJEKTE/LFGR/LGR/Current/LGR_DieKleine_Stand30.01.07.xls" table:table-name="NOPT1-EAA97_n-1_prices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Opt1-EAA_producer_prices7" table:style-name="ta3">
        <table:table-source xlink:href="file://DatenR/R/PROJEKTE/LFGR/LGR/Current/LGR_DieKleine_Stand30.01.07.xls" table:table-name="Opt1-EAA_producer_prices7" table:mode="copy-results-only"/>
        <table:table-column/>
        <table:table-row table:number-rows-repeated="11">
          <table:table-cell table:number-columns-repeated="16384"/>
        </table:table-row>
        <table:table-row>
          <table:table-cell/>
          <table:table-cell office:value-type="string" office:string-value="01000"/>
          <table:table-cell table:number-columns-repeated="16382"/>
        </table:table-row>
        <table:table-row table:number-rows-repeated="1048564">
          <table:table-cell table:number-columns-repeated="16382"/>
        </table:table-row>
      </table:table>
      <table:table table:name="'file://DatenR/R/PROJEKTE/LFGR/LGR/Current/LGR_DieKleine_Stand30.01.07.xls'#Opt1-EAA_subsidies7" table:style-name="ta3">
        <table:table-source xlink:href="file://DatenR/R/PROJEKTE/LFGR/LGR/Current/LGR_DieKleine_Stand30.01.07.xls" table:table-name="Opt1-EAA_subsidies7" table:mode="copy-results-only"/>
        <table:table-column/>
        <table:table-row table:number-rows-repeated="11">
          <table:table-cell table:number-columns-repeated="16384"/>
        </table:table-row>
        <table:table-row>
          <table:table-cell/>
          <table:table-cell office:value-type="string" office:string-value="01000"/>
          <table:table-cell table:number-columns-repeated="16382"/>
        </table:table-row>
        <table:table-row table:number-rows-repeated="1048564">
          <table:table-cell table:number-columns-repeated="16382"/>
        </table:table-row>
      </table:table>
      <table:table table:name="'file://DatenR/R/PROJEKTE/LFGR/LGR/Current/LGR_DieKleine_Stand30.01.07.xls'#Opt1-EAA_taxes7" table:style-name="ta3">
        <table:table-source xlink:href="file://DatenR/R/PROJEKTE/LFGR/LGR/Current/LGR_DieKleine_Stand30.01.07.xls" table:table-name="Opt1-EAA_taxes7" table:mode="copy-results-only"/>
        <table:table-column/>
        <table:table-row table:number-rows-repeated="11">
          <table:table-cell table:number-columns-repeated="16384"/>
        </table:table-row>
        <table:table-row>
          <table:table-cell/>
          <table:table-cell office:value-type="string" office:string-value="01000"/>
          <table:table-cell table:number-columns-repeated="16382"/>
        </table:table-row>
        <table:table-row table:number-rows-repeated="1048564">
          <table:table-cell table:number-columns-repeated="16382"/>
        </table:table-row>
      </table:table>
      <table:table table:name="'file://DatenR/R/PROJEKTE/LFGR/LGR/Current/LGR_DieKleine_Stand30.01.07.xls'#Opt1-EAA_basic_prices7" table:style-name="ta3">
        <table:table-source xlink:href="file://DatenR/R/PROJEKTE/LFGR/LGR/Current/LGR_DieKleine_Stand30.01.07.xls" table:table-name="Opt1-EAA_basic_prices7" table:mode="copy-results-only"/>
        <table:table-column/>
        <table:table-row table:number-rows-repeated="11">
          <table:table-cell table:number-columns-repeated="16384"/>
        </table:table-row>
        <table:table-row>
          <table:table-cell/>
          <table:table-cell office:value-type="string" office:string-value="01000"/>
          <table:table-cell table:number-columns-repeated="16382"/>
        </table:table-row>
        <table:table-row table:number-rows-repeated="1048564">
          <table:table-cell table:number-columns-repeated="16382"/>
        </table:table-row>
      </table:table>
      <table:table table:name="'file://DatenR/R/PROJEKTE/LFGR/LGR/Current/LGR_DieKleine_Stand30.01.07.xls'#Opt1-EAA_producer_prices_n_17" table:style-name="ta3">
        <table:table-source xlink:href="file://DatenR/R/PROJEKTE/LFGR/LGR/Current/LGR_DieKleine_Stand30.01.07.xls" table:table-name="Opt1-EAA_producer_prices_n_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Opt1-EAA_subsidies_n_17" table:style-name="ta3">
        <table:table-source xlink:href="file://DatenR/R/PROJEKTE/LFGR/LGR/Current/LGR_DieKleine_Stand30.01.07.xls" table:table-name="Opt1-EAA_subsidies_n_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Opt1-EAA_taxes_n_17" table:style-name="ta3">
        <table:table-source xlink:href="file://DatenR/R/PROJEKTE/LFGR/LGR/Current/LGR_DieKleine_Stand30.01.07.xls" table:table-name="Opt1-EAA_taxes_n_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Opt1-EAA_basic_prices_n_17" table:style-name="ta3">
        <table:table-source xlink:href="file://DatenR/R/PROJEKTE/LFGR/LGR/Current/LGR_DieKleine_Stand30.01.07.xls" table:table-name="Opt1-EAA_basic_prices_n_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daten_xls_LBG_NC7" table:style-name="ta3">
        <table:table-source xlink:href="file://DatenR/R/PROJEKTE/LFGR/LGR/Current/LGR_DieKleine_Stand30.01.07.xls" table:table-name="daten_xls_LBG_NC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vgl_HPv_aktuell_zu_letztem_Mal7" table:style-name="ta3">
        <table:table-source xlink:href="file://DatenR/R/PROJEKTE/LFGR/LGR/Current/LGR_DieKleine_Stand30.01.07.xls" table:table-name="vgl_HPv_aktuell_zu_letztem_Mal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vgl_HPn_1v_aktuell_zu_vorherig7" table:style-name="ta3">
        <table:table-source xlink:href="file://DatenR/R/PROJEKTE/LFGR/LGR/Current/LGR_DieKleine_Stand30.01.07.xls" table:table-name="vgl_HPn_1v_aktuell_zu_vorherig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GB2003_Opt1-EAA_basic_prices7" table:style-name="ta3">
        <table:table-source xlink:href="file://DatenR/R/PROJEKTE/LFGR/LGR/Current/LGR_DieKleine_Stand30.01.07.xls" table:table-name="GB2003_Opt1-EAA_basic_prices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GB2003_Opt1-EAA_basic_n_17" table:style-name="ta3">
        <table:table-source xlink:href="file://DatenR/R/PROJEKTE/LFGR/LGR/Current/LGR_DieKleine_Stand30.01.07.xls" table:table-name="GB2003_Opt1-EAA_basic_n_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1vs2003_Opt1-EAA_basic_prices7" table:style-name="ta3">
        <table:table-source xlink:href="file://DatenR/R/PROJEKTE/LFGR/LGR/Current/LGR_DieKleine_Stand30.01.07.xls" table:table-name="1vs2003_Opt1-EAA_basic_prices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1vs2003_Opt1-EAA_basic_n_17" table:style-name="ta3">
        <table:table-source xlink:href="file://DatenR/R/PROJEKTE/LFGR/LGR/Current/LGR_DieKleine_Stand30.01.07.xls" table:table-name="1vs2003_Opt1-EAA_basic_n_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Opt1-EAFish_17q6" table:style-name="ta3">
        <table:table-source xlink:href="file://DatenR/R/PROJEKTE/LFGR/LGR/Current/LGR_DieKleine_Stand30.01.07.xls" table:table-name="Opt1-EAFish_17q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OPT1-EAFish_basic_prices_n_16" table:style-name="ta3">
        <table:table-source xlink:href="file://DatenR/R/PROJEKTE/LFGR/LGR/Current/LGR_DieKleine_Stand30.01.07.xls" table:table-name="OPT1-EAFish_basic_prices_n_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OPT1-EAFish_subsidies_n_16" table:style-name="ta3">
        <table:table-source xlink:href="file://DatenR/R/PROJEKTE/LFGR/LGR/Current/LGR_DieKleine_Stand30.01.07.xls" table:table-name="OPT1-EAFish_subsidies_n_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OPT1-EAFish_taxes_n_16" table:style-name="ta3">
        <table:table-source xlink:href="file://DatenR/R/PROJEKTE/LFGR/LGR/Current/LGR_DieKleine_Stand30.01.07.xls" table:table-name="OPT1-EAFish_taxes_n_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OPT1-EAFish_producer_prices_n_7" table:style-name="ta3">
        <table:table-source xlink:href="file://DatenR/R/PROJEKTE/LFGR/LGR/Current/LGR_DieKleine_Stand30.01.07.xls" table:table-name="OPT1-EAFish_producer_prices_n_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OPT1-EAFish_basic_prices6" table:style-name="ta3">
        <table:table-source xlink:href="file://DatenR/R/PROJEKTE/LFGR/LGR/Current/LGR_DieKleine_Stand30.01.07.xls" table:table-name="OPT1-EAFish_basic_prices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OPT1-EAFish_subsidies6" table:style-name="ta3">
        <table:table-source xlink:href="file://DatenR/R/PROJEKTE/LFGR/LGR/Current/LGR_DieKleine_Stand30.01.07.xls" table:table-name="OPT1-EAFish_subsidies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OPT1-EAFish_taxes6" table:style-name="ta3">
        <table:table-source xlink:href="file://DatenR/R/PROJEKTE/LFGR/LGR/Current/LGR_DieKleine_Stand30.01.07.xls" table:table-name="OPT1-EAFish_taxes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OPT1-EAFish_producer_prices6" table:style-name="ta3">
        <table:table-source xlink:href="file://DatenR/R/PROJEKTE/LFGR/LGR/Current/LGR_DieKleine_Stand30.01.07.xls" table:table-name="OPT1-EAFish_producer_prices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Opt1-EAF_17q6" table:style-name="ta3">
        <table:table-source xlink:href="file://DatenR/R/PROJEKTE/LFGR/LGR/Current/LGR_DieKleine_Stand30.01.07.xls" table:table-name="Opt1-EAF_17q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OPT1-EAF_basic_prices_n_16" table:style-name="ta3">
        <table:table-source xlink:href="file://DatenR/R/PROJEKTE/LFGR/LGR/Current/LGR_DieKleine_Stand30.01.07.xls" table:table-name="OPT1-EAF_basic_prices_n_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OPT1-EAF_subsidies_n_16" table:style-name="ta3">
        <table:table-source xlink:href="file://DatenR/R/PROJEKTE/LFGR/LGR/Current/LGR_DieKleine_Stand30.01.07.xls" table:table-name="OPT1-EAF_subsidies_n_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OPT1-EAF_taxes_n_16" table:style-name="ta3">
        <table:table-source xlink:href="file://DatenR/R/PROJEKTE/LFGR/LGR/Current/LGR_DieKleine_Stand30.01.07.xls" table:table-name="OPT1-EAF_taxes_n_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OPT1-EAF_producer_prices_n_16" table:style-name="ta3">
        <table:table-source xlink:href="file://DatenR/R/PROJEKTE/LFGR/LGR/Current/LGR_DieKleine_Stand30.01.07.xls" table:table-name="OPT1-EAF_producer_prices_n_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OPT1-EAF_basic_prices6" table:style-name="ta3">
        <table:table-source xlink:href="file://DatenR/R/PROJEKTE/LFGR/LGR/Current/LGR_DieKleine_Stand30.01.07.xls" table:table-name="OPT1-EAF_basic_prices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OPT1-EAF_subsidies6" table:style-name="ta3">
        <table:table-source xlink:href="file://DatenR/R/PROJEKTE/LFGR/LGR/Current/LGR_DieKleine_Stand30.01.07.xls" table:table-name="OPT1-EAF_subsidies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OPT1-EAF_taxes6" table:style-name="ta3">
        <table:table-source xlink:href="file://DatenR/R/PROJEKTE/LFGR/LGR/Current/LGR_DieKleine_Stand30.01.07.xls" table:table-name="OPT1-EAF_taxes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OPT1-EAF_producer_prices6" table:style-name="ta3">
        <table:table-source xlink:href="file://DatenR/R/PROJEKTE/LFGR/LGR/Current/LGR_DieKleine_Stand30.01.07.xls" table:table-name="OPT1-EAF_producer_prices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OPT1&amp;2-EAF_bridge_table_n_16" table:style-name="ta3">
        <table:table-source xlink:href="file://DatenR/R/PROJEKTE/LFGR/LGR/Current/LGR_DieKleine_Stand30.01.07.xls" table:table-name="OPT1&amp;2-EAF_bridge_table_n_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OPT2-EAF_n_1_orig6" table:style-name="ta3">
        <table:table-source xlink:href="file://DatenR/R/PROJEKTE/LFGR/LGR/Current/LGR_DieKleine_Stand30.01.07.xls" table:table-name="OPT2-EAF_n_1_orig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OPT1&amp;2-EAF97_bridge_table6" table:style-name="ta3">
        <table:table-source xlink:href="file://DatenR/R/PROJEKTE/LFGR/LGR/Current/LGR_DieKleine_Stand30.01.07.xls" table:table-name="OPT1&amp;2-EAF97_bridge_table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Opt1-EAA_17q6" table:style-name="ta3">
        <table:table-source xlink:href="file://DatenR/R/PROJEKTE/LFGR/LGR/Current/LGR_DieKleine_Stand30.01.07.xls" table:table-name="Opt1-EAA_17q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VI_t_t-16" table:style-name="ta3">
        <table:table-source xlink:href="file://DatenR/R/PROJEKTE/LFGR/LGR/Current/LGR_DieKleine_Stand30.01.07.xls" table:table-name="VI_t_t-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PI_t_t-16" table:style-name="ta3">
        <table:table-source xlink:href="file://DatenR/R/PROJEKTE/LFGR/LGR/Current/LGR_DieKleine_Stand30.01.07.xls" table:table-name="PI_t_t-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BspBeitrIndA_Obst-SonstProd6" table:style-name="ta3">
        <table:table-source xlink:href="file://DatenR/R/PROJEKTE/LFGR/LGR/Current/LGR_DieKleine_Stand30.01.07.xls" table:table-name="BspBeitrIndA_Obst-SonstProd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GB_Tab1_16" table:style-name="ta3">
        <table:table-source xlink:href="file://DatenR/R/PROJEKTE/LFGR/LGR/Current/LGR_DieKleine_Stand30.01.07.xls" table:table-name="GB_Tab1_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GB_Tab1_26" table:style-name="ta3">
        <table:table-source xlink:href="file://DatenR/R/PROJEKTE/LFGR/LGR/Current/LGR_DieKleine_Stand30.01.07.xls" table:table-name="GB_Tab1_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GB_Tab1_36" table:style-name="ta3">
        <table:table-source xlink:href="file://DatenR/R/PROJEKTE/LFGR/LGR/Current/LGR_DieKleine_Stand30.01.07.xls" table:table-name="GB_Tab1_3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GB_Tab1_66" table:style-name="ta3">
        <table:table-source xlink:href="file://DatenR/R/PROJEKTE/LFGR/LGR/Current/LGR_DieKleine_Stand30.01.07.xls" table:table-name="GB_Tab1_6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NOPT1-EAA97_curr_prices6" table:style-name="ta3">
        <table:table-source xlink:href="file://DatenR/R/PROJEKTE/LFGR/LGR/Current/LGR_DieKleine_Stand30.01.07.xls" table:table-name="NOPT1-EAA97_curr_prices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NOPT1-EAA97_n-1_prices6" table:style-name="ta3">
        <table:table-source xlink:href="file://DatenR/R/PROJEKTE/LFGR/LGR/Current/LGR_DieKleine_Stand30.01.07.xls" table:table-name="NOPT1-EAA97_n-1_prices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Opt1-EAA_producer_prices6" table:style-name="ta3">
        <table:table-source xlink:href="file://DatenR/R/PROJEKTE/LFGR/LGR/Current/LGR_DieKleine_Stand30.01.07.xls" table:table-name="Opt1-EAA_producer_prices6" table:mode="copy-results-only"/>
        <table:table-column/>
        <table:table-row table:number-rows-repeated="11">
          <table:table-cell table:number-columns-repeated="16384"/>
        </table:table-row>
        <table:table-row>
          <table:table-cell/>
          <table:table-cell office:value-type="string" office:string-value="01000"/>
          <table:table-cell table:number-columns-repeated="16382"/>
        </table:table-row>
        <table:table-row table:number-rows-repeated="1048564">
          <table:table-cell table:number-columns-repeated="16382"/>
        </table:table-row>
      </table:table>
      <table:table table:name="'file://DatenR/R/PROJEKTE/LFGR/LGR/Current/LGR_DieKleine_Stand30.01.07.xls'#Opt1-EAA_subsidies6" table:style-name="ta3">
        <table:table-source xlink:href="file://DatenR/R/PROJEKTE/LFGR/LGR/Current/LGR_DieKleine_Stand30.01.07.xls" table:table-name="Opt1-EAA_subsidies6" table:mode="copy-results-only"/>
        <table:table-column/>
        <table:table-row table:number-rows-repeated="11">
          <table:table-cell table:number-columns-repeated="16384"/>
        </table:table-row>
        <table:table-row>
          <table:table-cell/>
          <table:table-cell office:value-type="string" office:string-value="01000"/>
          <table:table-cell table:number-columns-repeated="16382"/>
        </table:table-row>
        <table:table-row table:number-rows-repeated="1048564">
          <table:table-cell table:number-columns-repeated="16382"/>
        </table:table-row>
      </table:table>
      <table:table table:name="'file://DatenR/R/PROJEKTE/LFGR/LGR/Current/LGR_DieKleine_Stand30.01.07.xls'#Opt1-EAA_taxes6" table:style-name="ta3">
        <table:table-source xlink:href="file://DatenR/R/PROJEKTE/LFGR/LGR/Current/LGR_DieKleine_Stand30.01.07.xls" table:table-name="Opt1-EAA_taxes6" table:mode="copy-results-only"/>
        <table:table-column/>
        <table:table-row table:number-rows-repeated="11">
          <table:table-cell table:number-columns-repeated="16384"/>
        </table:table-row>
        <table:table-row>
          <table:table-cell/>
          <table:table-cell office:value-type="string" office:string-value="01000"/>
          <table:table-cell table:number-columns-repeated="16382"/>
        </table:table-row>
        <table:table-row table:number-rows-repeated="1048564">
          <table:table-cell table:number-columns-repeated="16382"/>
        </table:table-row>
      </table:table>
      <table:table table:name="'file://DatenR/R/PROJEKTE/LFGR/LGR/Current/LGR_DieKleine_Stand30.01.07.xls'#Opt1-EAA_basic_prices6" table:style-name="ta3">
        <table:table-source xlink:href="file://DatenR/R/PROJEKTE/LFGR/LGR/Current/LGR_DieKleine_Stand30.01.07.xls" table:table-name="Opt1-EAA_basic_prices6" table:mode="copy-results-only"/>
        <table:table-column/>
        <table:table-row table:number-rows-repeated="11">
          <table:table-cell table:number-columns-repeated="16384"/>
        </table:table-row>
        <table:table-row>
          <table:table-cell/>
          <table:table-cell office:value-type="string" office:string-value="01000"/>
          <table:table-cell table:number-columns-repeated="16382"/>
        </table:table-row>
        <table:table-row table:number-rows-repeated="1048564">
          <table:table-cell table:number-columns-repeated="16382"/>
        </table:table-row>
      </table:table>
      <table:table table:name="'file://DatenR/R/PROJEKTE/LFGR/LGR/Current/LGR_DieKleine_Stand30.01.07.xls'#Opt1-EAA_producer_prices_n_16" table:style-name="ta3">
        <table:table-source xlink:href="file://DatenR/R/PROJEKTE/LFGR/LGR/Current/LGR_DieKleine_Stand30.01.07.xls" table:table-name="Opt1-EAA_producer_prices_n_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Opt1-EAA_subsidies_n_16" table:style-name="ta3">
        <table:table-source xlink:href="file://DatenR/R/PROJEKTE/LFGR/LGR/Current/LGR_DieKleine_Stand30.01.07.xls" table:table-name="Opt1-EAA_subsidies_n_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Opt1-EAA_taxes_n_16" table:style-name="ta3">
        <table:table-source xlink:href="file://DatenR/R/PROJEKTE/LFGR/LGR/Current/LGR_DieKleine_Stand30.01.07.xls" table:table-name="Opt1-EAA_taxes_n_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Opt1-EAA_basic_prices_n_16" table:style-name="ta3">
        <table:table-source xlink:href="file://DatenR/R/PROJEKTE/LFGR/LGR/Current/LGR_DieKleine_Stand30.01.07.xls" table:table-name="Opt1-EAA_basic_prices_n_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daten_xls_LBG_NC6" table:style-name="ta3">
        <table:table-source xlink:href="file://DatenR/R/PROJEKTE/LFGR/LGR/Current/LGR_DieKleine_Stand30.01.07.xls" table:table-name="daten_xls_LBG_NC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vgl_HPv_aktuell_zu_letztem_Mal6" table:style-name="ta3">
        <table:table-source xlink:href="file://DatenR/R/PROJEKTE/LFGR/LGR/Current/LGR_DieKleine_Stand30.01.07.xls" table:table-name="vgl_HPv_aktuell_zu_letztem_Mal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vgl_HPn_1v_aktuell_zu_vorherig6" table:style-name="ta3">
        <table:table-source xlink:href="file://DatenR/R/PROJEKTE/LFGR/LGR/Current/LGR_DieKleine_Stand30.01.07.xls" table:table-name="vgl_HPn_1v_aktuell_zu_vorherig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GB2003_Opt1-EAA_basic_prices6" table:style-name="ta3">
        <table:table-source xlink:href="file://DatenR/R/PROJEKTE/LFGR/LGR/Current/LGR_DieKleine_Stand30.01.07.xls" table:table-name="GB2003_Opt1-EAA_basic_prices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GB2003_Opt1-EAA_basic_n_16" table:style-name="ta3">
        <table:table-source xlink:href="file://DatenR/R/PROJEKTE/LFGR/LGR/Current/LGR_DieKleine_Stand30.01.07.xls" table:table-name="GB2003_Opt1-EAA_basic_n_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1vs2003_Opt1-EAA_basic_prices6" table:style-name="ta3">
        <table:table-source xlink:href="file://DatenR/R/PROJEKTE/LFGR/LGR/Current/LGR_DieKleine_Stand30.01.07.xls" table:table-name="1vs2003_Opt1-EAA_basic_prices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1vs2003_Opt1-EAA_basic_n_16" table:style-name="ta3">
        <table:table-source xlink:href="file://DatenR/R/PROJEKTE/LFGR/LGR/Current/LGR_DieKleine_Stand30.01.07.xls" table:table-name="1vs2003_Opt1-EAA_basic_n_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Opt1-EAFish_17q8" table:style-name="ta3">
        <table:table-source xlink:href="file://DatenR/R/PROJEKTE/LFGR/LGR/Current/LGR_DieKleine_Stand30.01.07.xls" table:table-name="Opt1-EAFish_17q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OPT1-EAFish_basic_prices_n_18" table:style-name="ta3">
        <table:table-source xlink:href="file://DatenR/R/PROJEKTE/LFGR/LGR/Current/LGR_DieKleine_Stand30.01.07.xls" table:table-name="OPT1-EAFish_basic_prices_n_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OPT1-EAFish_subsidies_n_18" table:style-name="ta3">
        <table:table-source xlink:href="file://DatenR/R/PROJEKTE/LFGR/LGR/Current/LGR_DieKleine_Stand30.01.07.xls" table:table-name="OPT1-EAFish_subsidies_n_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OPT1-EAFish_taxes_n_18" table:style-name="ta3">
        <table:table-source xlink:href="file://DatenR/R/PROJEKTE/LFGR/LGR/Current/LGR_DieKleine_Stand30.01.07.xls" table:table-name="OPT1-EAFish_taxes_n_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OPT1-EAFish_producer_prices_n_9" table:style-name="ta3">
        <table:table-source xlink:href="file://DatenR/R/PROJEKTE/LFGR/LGR/Current/LGR_DieKleine_Stand30.01.07.xls" table:table-name="OPT1-EAFish_producer_prices_n_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OPT1-EAFish_basic_prices8" table:style-name="ta3">
        <table:table-source xlink:href="file://DatenR/R/PROJEKTE/LFGR/LGR/Current/LGR_DieKleine_Stand30.01.07.xls" table:table-name="OPT1-EAFish_basic_prices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OPT1-EAFish_subsidies8" table:style-name="ta3">
        <table:table-source xlink:href="file://DatenR/R/PROJEKTE/LFGR/LGR/Current/LGR_DieKleine_Stand30.01.07.xls" table:table-name="OPT1-EAFish_subsidies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OPT1-EAFish_taxes8" table:style-name="ta3">
        <table:table-source xlink:href="file://DatenR/R/PROJEKTE/LFGR/LGR/Current/LGR_DieKleine_Stand30.01.07.xls" table:table-name="OPT1-EAFish_taxes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OPT1-EAFish_producer_prices8" table:style-name="ta3">
        <table:table-source xlink:href="file://DatenR/R/PROJEKTE/LFGR/LGR/Current/LGR_DieKleine_Stand30.01.07.xls" table:table-name="OPT1-EAFish_producer_prices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Opt1-EAF_17q8" table:style-name="ta3">
        <table:table-source xlink:href="file://DatenR/R/PROJEKTE/LFGR/LGR/Current/LGR_DieKleine_Stand30.01.07.xls" table:table-name="Opt1-EAF_17q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OPT1-EAF_basic_prices_n_18" table:style-name="ta3">
        <table:table-source xlink:href="file://DatenR/R/PROJEKTE/LFGR/LGR/Current/LGR_DieKleine_Stand30.01.07.xls" table:table-name="OPT1-EAF_basic_prices_n_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OPT1-EAF_subsidies_n_18" table:style-name="ta3">
        <table:table-source xlink:href="file://DatenR/R/PROJEKTE/LFGR/LGR/Current/LGR_DieKleine_Stand30.01.07.xls" table:table-name="OPT1-EAF_subsidies_n_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OPT1-EAF_taxes_n_18" table:style-name="ta3">
        <table:table-source xlink:href="file://DatenR/R/PROJEKTE/LFGR/LGR/Current/LGR_DieKleine_Stand30.01.07.xls" table:table-name="OPT1-EAF_taxes_n_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OPT1-EAF_producer_prices_n_18" table:style-name="ta3">
        <table:table-source xlink:href="file://DatenR/R/PROJEKTE/LFGR/LGR/Current/LGR_DieKleine_Stand30.01.07.xls" table:table-name="OPT1-EAF_producer_prices_n_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OPT1-EAF_basic_prices8" table:style-name="ta3">
        <table:table-source xlink:href="file://DatenR/R/PROJEKTE/LFGR/LGR/Current/LGR_DieKleine_Stand30.01.07.xls" table:table-name="OPT1-EAF_basic_prices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OPT1-EAF_subsidies8" table:style-name="ta3">
        <table:table-source xlink:href="file://DatenR/R/PROJEKTE/LFGR/LGR/Current/LGR_DieKleine_Stand30.01.07.xls" table:table-name="OPT1-EAF_subsidies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OPT1-EAF_taxes8" table:style-name="ta3">
        <table:table-source xlink:href="file://DatenR/R/PROJEKTE/LFGR/LGR/Current/LGR_DieKleine_Stand30.01.07.xls" table:table-name="OPT1-EAF_taxes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OPT1-EAF_producer_prices8" table:style-name="ta3">
        <table:table-source xlink:href="file://DatenR/R/PROJEKTE/LFGR/LGR/Current/LGR_DieKleine_Stand30.01.07.xls" table:table-name="OPT1-EAF_producer_prices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OPT1&amp;2-EAF_bridge_table_n_18" table:style-name="ta3">
        <table:table-source xlink:href="file://DatenR/R/PROJEKTE/LFGR/LGR/Current/LGR_DieKleine_Stand30.01.07.xls" table:table-name="OPT1&amp;2-EAF_bridge_table_n_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OPT2-EAF_n_1_orig8" table:style-name="ta3">
        <table:table-source xlink:href="file://DatenR/R/PROJEKTE/LFGR/LGR/Current/LGR_DieKleine_Stand30.01.07.xls" table:table-name="OPT2-EAF_n_1_orig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OPT1&amp;2-EAF97_bridge_table8" table:style-name="ta3">
        <table:table-source xlink:href="file://DatenR/R/PROJEKTE/LFGR/LGR/Current/LGR_DieKleine_Stand30.01.07.xls" table:table-name="OPT1&amp;2-EAF97_bridge_table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Opt1-EAA_17q8" table:style-name="ta3">
        <table:table-source xlink:href="file://DatenR/R/PROJEKTE/LFGR/LGR/Current/LGR_DieKleine_Stand30.01.07.xls" table:table-name="Opt1-EAA_17q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VI_t_t-18" table:style-name="ta3">
        <table:table-source xlink:href="file://DatenR/R/PROJEKTE/LFGR/LGR/Current/LGR_DieKleine_Stand30.01.07.xls" table:table-name="VI_t_t-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PI_t_t-18" table:style-name="ta3">
        <table:table-source xlink:href="file://DatenR/R/PROJEKTE/LFGR/LGR/Current/LGR_DieKleine_Stand30.01.07.xls" table:table-name="PI_t_t-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BspBeitrIndA_Obst-SonstProd8" table:style-name="ta3">
        <table:table-source xlink:href="file://DatenR/R/PROJEKTE/LFGR/LGR/Current/LGR_DieKleine_Stand30.01.07.xls" table:table-name="BspBeitrIndA_Obst-SonstProd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GB_Tab1_18" table:style-name="ta3">
        <table:table-source xlink:href="file://DatenR/R/PROJEKTE/LFGR/LGR/Current/LGR_DieKleine_Stand30.01.07.xls" table:table-name="GB_Tab1_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GB_Tab1_28" table:style-name="ta3">
        <table:table-source xlink:href="file://DatenR/R/PROJEKTE/LFGR/LGR/Current/LGR_DieKleine_Stand30.01.07.xls" table:table-name="GB_Tab1_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GB_Tab1_38" table:style-name="ta3">
        <table:table-source xlink:href="file://DatenR/R/PROJEKTE/LFGR/LGR/Current/LGR_DieKleine_Stand30.01.07.xls" table:table-name="GB_Tab1_3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GB_Tab1_68" table:style-name="ta3">
        <table:table-source xlink:href="file://DatenR/R/PROJEKTE/LFGR/LGR/Current/LGR_DieKleine_Stand30.01.07.xls" table:table-name="GB_Tab1_6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NOPT1-EAA97_curr_prices8" table:style-name="ta3">
        <table:table-source xlink:href="file://DatenR/R/PROJEKTE/LFGR/LGR/Current/LGR_DieKleine_Stand30.01.07.xls" table:table-name="NOPT1-EAA97_curr_prices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NOPT1-EAA97_n-1_prices8" table:style-name="ta3">
        <table:table-source xlink:href="file://DatenR/R/PROJEKTE/LFGR/LGR/Current/LGR_DieKleine_Stand30.01.07.xls" table:table-name="NOPT1-EAA97_n-1_prices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Opt1-EAA_producer_prices8" table:style-name="ta3">
        <table:table-source xlink:href="file://DatenR/R/PROJEKTE/LFGR/LGR/Current/LGR_DieKleine_Stand30.01.07.xls" table:table-name="Opt1-EAA_producer_prices8" table:mode="copy-results-only"/>
        <table:table-column/>
        <table:table-row table:number-rows-repeated="11">
          <table:table-cell table:number-columns-repeated="16384"/>
        </table:table-row>
        <table:table-row>
          <table:table-cell/>
          <table:table-cell office:value-type="string" office:string-value="01000"/>
          <table:table-cell table:number-columns-repeated="16382"/>
        </table:table-row>
        <table:table-row table:number-rows-repeated="1048564">
          <table:table-cell table:number-columns-repeated="16382"/>
        </table:table-row>
      </table:table>
      <table:table table:name="'file://DatenR/R/PROJEKTE/LFGR/LGR/Current/LGR_DieKleine_Stand30.01.07.xls'#Opt1-EAA_subsidies8" table:style-name="ta3">
        <table:table-source xlink:href="file://DatenR/R/PROJEKTE/LFGR/LGR/Current/LGR_DieKleine_Stand30.01.07.xls" table:table-name="Opt1-EAA_subsidies8" table:mode="copy-results-only"/>
        <table:table-column/>
        <table:table-row table:number-rows-repeated="11">
          <table:table-cell table:number-columns-repeated="16384"/>
        </table:table-row>
        <table:table-row>
          <table:table-cell/>
          <table:table-cell office:value-type="string" office:string-value="01000"/>
          <table:table-cell table:number-columns-repeated="16382"/>
        </table:table-row>
        <table:table-row table:number-rows-repeated="1048564">
          <table:table-cell table:number-columns-repeated="16382"/>
        </table:table-row>
      </table:table>
      <table:table table:name="'file://DatenR/R/PROJEKTE/LFGR/LGR/Current/LGR_DieKleine_Stand30.01.07.xls'#Opt1-EAA_taxes8" table:style-name="ta3">
        <table:table-source xlink:href="file://DatenR/R/PROJEKTE/LFGR/LGR/Current/LGR_DieKleine_Stand30.01.07.xls" table:table-name="Opt1-EAA_taxes8" table:mode="copy-results-only"/>
        <table:table-column/>
        <table:table-row table:number-rows-repeated="11">
          <table:table-cell table:number-columns-repeated="16384"/>
        </table:table-row>
        <table:table-row>
          <table:table-cell/>
          <table:table-cell office:value-type="string" office:string-value="01000"/>
          <table:table-cell table:number-columns-repeated="16382"/>
        </table:table-row>
        <table:table-row table:number-rows-repeated="1048564">
          <table:table-cell table:number-columns-repeated="16382"/>
        </table:table-row>
      </table:table>
      <table:table table:name="'file://DatenR/R/PROJEKTE/LFGR/LGR/Current/LGR_DieKleine_Stand30.01.07.xls'#Opt1-EAA_basic_prices8" table:style-name="ta3">
        <table:table-source xlink:href="file://DatenR/R/PROJEKTE/LFGR/LGR/Current/LGR_DieKleine_Stand30.01.07.xls" table:table-name="Opt1-EAA_basic_prices8" table:mode="copy-results-only"/>
        <table:table-column/>
        <table:table-row table:number-rows-repeated="11">
          <table:table-cell table:number-columns-repeated="16384"/>
        </table:table-row>
        <table:table-row>
          <table:table-cell/>
          <table:table-cell office:value-type="string" office:string-value="01000"/>
          <table:table-cell table:number-columns-repeated="16382"/>
        </table:table-row>
        <table:table-row table:number-rows-repeated="1048564">
          <table:table-cell table:number-columns-repeated="16382"/>
        </table:table-row>
      </table:table>
      <table:table table:name="'file://DatenR/R/PROJEKTE/LFGR/LGR/Current/LGR_DieKleine_Stand30.01.07.xls'#Opt1-EAA_producer_prices_n_18" table:style-name="ta3">
        <table:table-source xlink:href="file://DatenR/R/PROJEKTE/LFGR/LGR/Current/LGR_DieKleine_Stand30.01.07.xls" table:table-name="Opt1-EAA_producer_prices_n_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Opt1-EAA_subsidies_n_18" table:style-name="ta3">
        <table:table-source xlink:href="file://DatenR/R/PROJEKTE/LFGR/LGR/Current/LGR_DieKleine_Stand30.01.07.xls" table:table-name="Opt1-EAA_subsidies_n_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Opt1-EAA_taxes_n_18" table:style-name="ta3">
        <table:table-source xlink:href="file://DatenR/R/PROJEKTE/LFGR/LGR/Current/LGR_DieKleine_Stand30.01.07.xls" table:table-name="Opt1-EAA_taxes_n_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Opt1-EAA_basic_prices_n_18" table:style-name="ta3">
        <table:table-source xlink:href="file://DatenR/R/PROJEKTE/LFGR/LGR/Current/LGR_DieKleine_Stand30.01.07.xls" table:table-name="Opt1-EAA_basic_prices_n_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daten_xls_LBG_NC8" table:style-name="ta3">
        <table:table-source xlink:href="file://DatenR/R/PROJEKTE/LFGR/LGR/Current/LGR_DieKleine_Stand30.01.07.xls" table:table-name="daten_xls_LBG_NC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vgl_HPv_aktuell_zu_letztem_Mal8" table:style-name="ta3">
        <table:table-source xlink:href="file://DatenR/R/PROJEKTE/LFGR/LGR/Current/LGR_DieKleine_Stand30.01.07.xls" table:table-name="vgl_HPv_aktuell_zu_letztem_Mal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vgl_HPn_1v_aktuell_zu_vorherig8" table:style-name="ta3">
        <table:table-source xlink:href="file://DatenR/R/PROJEKTE/LFGR/LGR/Current/LGR_DieKleine_Stand30.01.07.xls" table:table-name="vgl_HPn_1v_aktuell_zu_vorherig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GB2003_Opt1-EAA_basic_prices8" table:style-name="ta3">
        <table:table-source xlink:href="file://DatenR/R/PROJEKTE/LFGR/LGR/Current/LGR_DieKleine_Stand30.01.07.xls" table:table-name="GB2003_Opt1-EAA_basic_prices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GB2003_Opt1-EAA_basic_n_18" table:style-name="ta3">
        <table:table-source xlink:href="file://DatenR/R/PROJEKTE/LFGR/LGR/Current/LGR_DieKleine_Stand30.01.07.xls" table:table-name="GB2003_Opt1-EAA_basic_n_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1vs2003_Opt1-EAA_basic_prices8" table:style-name="ta3">
        <table:table-source xlink:href="file://DatenR/R/PROJEKTE/LFGR/LGR/Current/LGR_DieKleine_Stand30.01.07.xls" table:table-name="1vs2003_Opt1-EAA_basic_prices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atenR/R/PROJEKTE/LFGR/LGR/Current/LGR_DieKleine_Stand30.01.07.xls'#1vs2003_Opt1-EAA_basic_n_18" table:style-name="ta3">
        <table:table-source xlink:href="file://DatenR/R/PROJEKTE/LFGR/LGR/Current/LGR_DieKleine_Stand30.01.07.xls" table:table-name="1vs2003_Opt1-EAA_basic_n_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P:/PROJEKTE/LW_GR/PUBLIKATIONEN/INTERNET/Tabellen&amp;Grafiken_verknuepft/LGR/WD/WD_T05_LGR.xlsx'#Anmerkung" table:style-name="ta3">
        <table:table-source xlink:href="file:///P:/PROJEKTE/LW_GR/PUBLIKATIONEN/INTERNET/Tabellen&amp;Grafiken_verknuepft/LGR/WD/WD_T05_LGR.xlsx" table:table-name="Anmerkung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P:/PROJEKTE/LW_GR/PUBLIKATIONEN/INTERNET/Tabellen&amp;Grafiken_verknuepft/LGR/WD/WD_T05_LGR.xlsx'#Einstellungen" table:style-name="ta3">
        <table:table-source xlink:href="file:///P:/PROJEKTE/LW_GR/PUBLIKATIONEN/INTERNET/Tabellen&amp;Grafiken_verknuepft/LGR/WD/WD_T05_LGR.xlsx" table:table-name="Einstellunge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P:/PROJEKTE/LW_GR/PUBLIKATIONEN/INTERNET/Tabellen&amp;Grafiken_verknuepft/LGR/WD/WD_T05_LGR.xlsx'#Tabelle1" table:style-name="ta3">
        <table:table-source xlink:href="file:///P:/PROJEKTE/LW_GR/PUBLIKATIONEN/INTERNET/Tabellen&amp;Grafiken_verknuepft/LGR/WD/WD_T05_LGR.xlsx" table:table-name="Tabelle1" table:mode="copy-results-only"/>
        <table:table-column/>
        <table:table-row table:number-rows-repeated="7">
          <table:table-cell table:number-columns-repeated="16384"/>
        </table:table-row>
        <table:table-row>
          <table:table-cell table:number-columns-repeated="20"/>
          <table:table-cell office:value-type="float" office:value="2106.868095605314"/>
          <table:table-cell table:number-columns-repeated="16363"/>
        </table:table-row>
        <table:table-row table:number-rows-repeated="1048568">
          <table:table-cell table:number-columns-repeated="16363"/>
        </table:table-row>
      </table:table>
      <table:table table:name="'file:///P:/PROJEKTE/LW_GR/PUBLIKATIONEN/INTERNET/Tabellen&amp;Grafiken_verknuepft/LGR/WD/WD_T05_LGR.xlsx'#Tabelle2" table:style-name="ta3">
        <table:table-source xlink:href="file:///P:/PROJEKTE/LW_GR/PUBLIKATIONEN/INTERNET/Tabellen&amp;Grafiken_verknuepft/LGR/WD/WD_T05_LGR.xlsx" table:table-name="Tabelle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P:/PROJEKTE/LW_GR/PUBLIKATIONEN/INTERNET/Tabellen&amp;Grafiken_verknuepft/LGR/WD/WD_T05_LGR.xlsx'#table1" table:style-name="ta3">
        <table:table-source xlink:href="file:///P:/PROJEKTE/LW_GR/PUBLIKATIONEN/INTERNET/Tabellen&amp;Grafiken_verknuepft/LGR/WD/WD_T05_LGR.xlsx" table:table-name="table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P:/PROJEKTE/LW_GR/PUBLIKATIONEN/INTERNET/Tabellen&amp;Grafiken_verknuepft/LGR/WD/WD_T05_LGR.xlsx'#table2" table:style-name="ta3">
        <table:table-source xlink:href="file:///P:/PROJEKTE/LW_GR/PUBLIKATIONEN/INTERNET/Tabellen&amp;Grafiken_verknuepft/LGR/WD/WD_T05_LGR.xlsx" table:table-name="table2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range table:name="_f408d64f_STF_Dekoration_1_CN1" table:cell-range-address="2022.$K$2:2022.$K$29" table:base-cell-address="2022.$A$1"/>
        <table:named-expression table:name="_f408d64f_STF_Dekoration_1_CN102" table:expression="of:=['file:///P:/PROJEKTE/LW_GR/PUBLIKATIONEN/INTERNET/Tabellen%26Grafiken_verknuepft/LGR/WD/WD_T05_LGR.xlsx'#Tabelle1.#REF!]" table:base-cell-address="2022.$A$1"/>
        <table:named-expression table:name="_f408d64f_STF_Dekoration_1_CN105" table:expression="of:=['file:///P:/PROJEKTE/LW_GR/PUBLIKATIONEN/INTERNET/Tabellen%26Grafiken_verknuepft/LGR/WD/WD_T05_LGR.xlsx'#Tabelle1.#REF!]" table:base-cell-address="2022.$A$1"/>
        <table:named-expression table:name="_f408d64f_STF_Dekoration_1_CN106" table:expression="of:=['file:///P:/PROJEKTE/LW_GR/PUBLIKATIONEN/INTERNET/Tabellen%26Grafiken_verknuepft/LGR/WD/WD_T05_LGR.xlsx'#Tabelle1.#REF!]" table:base-cell-address="2022.$A$1"/>
        <table:named-expression table:name="_f408d64f_STF_Dekoration_1_CN107" table:expression="of:=['file:///P:/PROJEKTE/LW_GR/PUBLIKATIONEN/INTERNET/Tabellen%26Grafiken_verknuepft/LGR/WD/WD_T05_LGR.xlsx'#Tabelle1.#REF!]" table:base-cell-address="2022.$A$1"/>
        <table:named-expression table:name="_f408d64f_STF_Dekoration_1_CN108" table:expression="of:=['file:///P:/PROJEKTE/LW_GR/PUBLIKATIONEN/INTERNET/Tabellen%26Grafiken_verknuepft/LGR/WD/WD_T05_LGR.xlsx'#Tabelle1.#REF!]" table:base-cell-address="2022.$A$1"/>
        <table:named-expression table:name="_f408d64f_STF_Dekoration_1_CN110" table:expression="of:=['file:///P:/PROJEKTE/LW_GR/PUBLIKATIONEN/INTERNET/Tabellen%26Grafiken_verknuepft/LGR/WD/WD_T05_LGR.xlsx'#Tabelle1.#REF!]" table:base-cell-address="2022.$A$1"/>
        <table:named-expression table:name="_f408d64f_STF_Dekoration_1_CN113" table:expression="of:=['file:///P:/PROJEKTE/LW_GR/PUBLIKATIONEN/INTERNET/Tabellen%26Grafiken_verknuepft/LGR/WD/WD_T05_LGR.xlsx'#Tabelle1.#REF!]" table:base-cell-address="2022.$A$1"/>
        <table:named-expression table:name="_f408d64f_STF_Dekoration_1_CN114" table:expression="of:=['file:///P:/PROJEKTE/LW_GR/PUBLIKATIONEN/INTERNET/Tabellen%26Grafiken_verknuepft/LGR/WD/WD_T05_LGR.xlsx'#Tabelle1.#REF!]" table:base-cell-address="2022.$A$1"/>
        <table:named-expression table:name="_f408d64f_STF_Dekoration_1_CN115" table:expression="of:=['file:///P:/PROJEKTE/LW_GR/PUBLIKATIONEN/INTERNET/Tabellen%26Grafiken_verknuepft/LGR/WD/WD_T05_LGR.xlsx'#Tabelle1.#REF!]" table:base-cell-address="2022.$A$1"/>
        <table:named-expression table:name="_f408d64f_STF_Dekoration_1_CN117" table:expression="of:=['file:///P:/PROJEKTE/LW_GR/PUBLIKATIONEN/INTERNET/Tabellen%26Grafiken_verknuepft/LGR/WD/WD_T05_LGR.xlsx'#Tabelle1.#REF!]~['file:///P:/PROJEKTE/LW_GR/PUBLIKATIONEN/INTERNET/Tabellen%26Grafiken_verknuepft/LGR/WD/WD_T05_LGR.xlsx'#Tabelle1.$U$8]" table:base-cell-address="2022.$A$1"/>
        <table:named-range table:name="_f408d64f_STF_Dekoration_1_CN2" table:cell-range-address="2022.$A$16:2022.$K$16" table:base-cell-address="2022.$A$1"/>
        <table:named-range table:name="_f408d64f_STF_Dekoration_1_CN3" table:cell-range-address="2022.$A$24:2022.$K$29" table:base-cell-address="2022.$A$1"/>
        <table:named-expression table:name="_f408d64f_STF_Dekoration_1_CN95" table:expression="of:=['file:///P:/PROJEKTE/LW_GR/PUBLIKATIONEN/INTERNET/Tabellen%26Grafiken_verknuepft/LGR/WD/WD_T05_LGR.xlsx'#Tabelle1.#REF!]" table:base-cell-address="2022.$A$1"/>
        <table:named-expression table:name="_f408d64f_STF_Dekoration_1_CN96" table:expression="of:=['file:///P:/PROJEKTE/LW_GR/PUBLIKATIONEN/INTERNET/Tabellen%26Grafiken_verknuepft/LGR/WD/WD_T05_LGR.xlsx'#Tabelle1.#REF!]" table:base-cell-address="2022.$A$1"/>
        <table:named-expression table:name="_f408d64f_STF_Dekoration_4_CN1" table:expression="of:=['2022'.#REF!]" table:base-cell-address="2022.$A$1"/>
        <table:named-expression table:name="_f408d64f_STF_Dekoration_4_CN2" table:expression="of:=['2022'.#REF!]" table:base-cell-address="2022.$A$1"/>
        <table:named-range table:name="_f408d64f_STF_Fuss_1_CN1" table:cell-range-address="2022.$A$30:2022.$K$30" table:base-cell-address="2022.$A$1"/>
        <table:named-range table:name="_f408d64f_STF_Fuss_1_CN2" table:cell-range-address="2022.$A$30:2022.$K$30" table:base-cell-address="2022.$A$1"/>
        <table:named-range table:name="_f408d64f_STF_Gesamtsumme_1_CN1" table:cell-range-address="2022.$A$29:2022.$K$29" table:base-cell-address="2022.$A$1"/>
        <table:named-range table:name="_f408d64f_STF_Gesamtsumme_1_CN2" table:cell-range-address="2022.$A$29:2022.$K$29" table:base-cell-address="2022.$A$1"/>
        <table:named-range table:name="_f408d64f_STF_Koerper_1_CN1" table:cell-range-address="2022.$B$2:2022.$K$29" table:base-cell-address="2022.$A$1"/>
        <table:named-range table:name="_f408d64f_STF_Tabellenkopf_1_CN1" table:cell-range-address="2022.$B$1:2022.$K$1" table:base-cell-address="2022.$A$1"/>
        <table:named-range table:name="_f408d64f_STF_Tabellenkopf_1_CN2" table:cell-range-address="2022.$A$1:2022.$K$1" table:base-cell-address="2022.$A$1"/>
        <table:named-expression table:name="_f408d64f_STF_Titel_1_CN1" table:expression="of:=['2022'.#REF!]" table:base-cell-address="2022.$A$1"/>
        <table:named-range table:name="_f408d64f_STF_Vorspalte_1_CN1" table:cell-range-address="2022.$A$1:2022.$A$29" table:base-cell-address="2022.$A$1"/>
        <table:named-range table:name="_f408d64f_STF_Vorspalte_1_CN2" table:cell-range-address="2022.$A$1" table:base-cell-address="2022.$A$1"/>
        <table:named-range table:name="_f408d64f_STF_Vorspalte_1_CN3" table:cell-range-address="2022.$A$1" table:base-cell-address="2022.$A$1"/>
        <table:named-range table:name="_f408d64f_STF_Zwischensumme_1_CN1" table:cell-range-address="2022.$A$25:2022.$K$25" table:base-cell-address="2022.$A$1"/>
        <table:named-range table:name="_f408d64f_STF_Zwischensumme_1_CN2" table:cell-range-address="2022.$A$27:2022.$K$27" table:base-cell-address="2022.$A$1"/>
        <table:named-expression table:name="_f408d64f_STF_Zwischensumme_1_CN3" table:expression="of:=['2022'.$A$16:.$K$16]~['2022'.$A$24:.$K$25]~['2022'.$A$27:.$K$27]" table:base-cell-address="2022.$A$1"/>
        <table:named-range table:name="EAAAtBasicPrices" table:cell-range-address="'file://DatenR/R/PROJEKTE/LFGR/LGR/Current/LGR_DieKleine_Stand30.01.07.xls'#Opt1-EAA_basic_prices9.$B$12:Opt1-EAA_basic_prices9.$AP$1000" table:base-cell-address="2022.$A$1"/>
        <table:named-range table:name="EAAAtProducerPrices" table:cell-range-address="'file://DatenR/R/PROJEKTE/LFGR/LGR/Current/LGR_DieKleine_Stand30.01.07.xls'#Opt1-EAA_producer_prices9.$B$12:Opt1-EAA_producer_prices9.$AP$1000" table:base-cell-address="2022.$A$1"/>
        <table:named-range table:name="EAASubsidies" table:cell-range-address="'file://DatenR/R/PROJEKTE/LFGR/LGR/Current/LGR_DieKleine_Stand30.01.07.xls'#Opt1-EAA_subsidies9.$B$12:Opt1-EAA_subsidies9.$AP$1000" table:base-cell-address="2022.$A$1"/>
        <table:named-range table:name="EAATaxes" table:cell-range-address="'file://DatenR/R/PROJEKTE/LFGR/LGR/Current/LGR_DieKleine_Stand30.01.07.xls'#Opt1-EAA_taxes9.$B$12:Opt1-EAA_taxes9.$AP$1000" table:base-cell-address="2022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number:number-style style:name="N36">
      <number:number number:decimal-places="1" number:min-decimal-places="1" number:min-integer-digits="1" number:grouping="true"/>
    </number:number-style>
    <number:number-style style:name="N37">
      <number:number number:decimal-places="1" number:min-decimal-places="1" number:min-integer-digits="1"/>
    </number:number-style>
    <number:text-style style:name="N38">
      <number:text>    </number:text>
      <number:text-content/>
    </number:text-style>
    <style:style style:name="cf1" style:family="table-cell" style:data-style-name="N0">
      <style:table-cell-properties fo:background-color="#FFCC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Standard_32_2" style:display-name="Standard 2" style:family="table-cell" style:data-style-name="N0">
      <style:table-cell-properties style:vertical-align="automatic" fo:background-color="transparen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196850393700787in" fo:margin-bottom="0.196850393700787in" fo:margin-left="0.275590551181102in" fo:margin-right="0.275590551181102in" style:print-orientation="landscape" style:print-page-order="ttb" style:first-page-number="continue" style:scale-to="83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.196850393700787in" fo:margin-left="0in" fo:margin-right="0in" fo:margin-top="0in"/>
      </style:footer-style>
    </style:page-layout>
    <style:page-layout style:name="pm2">
      <style:page-layout-properties fo:margin-top="0.196850393700787in" fo:margin-bottom="0.196850393700787in" fo:margin-left="0.275590551181102in" fo:margin-right="0.275590551181102in" style:print-orientation="landscape" style:print-page-order="ttb" style:first-page-number="continue" style:scale-to="78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.19685039370078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328</meta:generator>
    <meta:initial-creator>christi$</meta:initial-creator>
    <dc:creator>Markus Koppensteiner</dc:creator>
    <meta:creation-date>2010-07-13T13:07:45Z</meta:creation-date>
    <dc:date>2024-04-14T18:44:01Z</dc:date>
    <meta:print-date>2022-05-03T10:44:07Z</meta:print-date>
    <meta:editing-duration>PT0S</meta:editing-duration>
  </office:meta>
</office:document-meta>
</file>